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automatic-styles>
    <style:style style:name="Wshort" style:family="table-column" style:display-name="Wshort">
      <style:table-column-properties style:column-width="1.3cm"/>
    </style:style>
    <style:style style:name="Wmid" style:family="table-column" style:display-name="Wmid">
      <style:table-column-properties style:column-width="3cm"/>
    </style:style>
    <style:style style:name="Wwide" style:family="table-column" style:display-name="Wwide">
      <style:table-column-properties style:column-width="12cm"/>
    </style:style>
    <style:style style:name="titlecell" style:family="table-cell" style:display-name="titlecell">
      <style:table-cell-properties style:text-align-source="fix" style:vertical-align="middle"/>
      <style:paragraph-properties fo:text-align="center"/>
      <style:text-properties fo:font-weight="bold" style:font-weight-asian="bold" style:font-weight-complex="bold" fo:font-size="18pt" style:font-size-asian="18pt" style:font-size-complex="18pt"/>
    </style:style>
    <style:style style:name="Theadcell" style:family="table-cell" style:display-name="Theadcell">
      <style:table-cell-properties style:text-align-source="fix" style:vertical-align="middle"/>
      <style:paragraph-properties fo:text-align="center"/>
      <style:text-properties fo:font-weight="bold" style:font-weight-asian="bold" style:font-weight-complex="bold" fo:font-size="14pt" style:font-size-asian="14pt" style:font-size-complex="14pt"/>
    </style:style>
    <style:style style:name="Tcell" style:family="table-cell" style:display-name="Tcell">
      <style:table-cell-properties style:text-align-source="fix" style:vertical-align="middle" fo:wrap-option="wrap"/>
      <style:paragraph-properties fo:text-align="center"/>
      <style:text-properties fo:font-size="12pt"/>
    </style:style>
    <style:style style:name="Twordcell" style:family="table-cell" style:display-name="Twordcell">
      <style:table-cell-properties style:text-align-source="fix" style:vertical-align="middle" fo:wrap-option="wrap"/>
      <style:paragraph-properties fo:text-align="center"/>
      <style:text-properties fo:font-weight="bold" fo:font-size="12pt"/>
    </style:style>
    <style:style style:name="Tdefcell" style:family="table-cell" style:display-name="Tdefcell">
      <style:table-cell-properties style:text-align-source="fix" style:vertical-align="middle" fo:padding="0.15cm" fo:wrap-option="wrap"/>
      <style:paragraph-properties fo:text-align="left"/>
      <style:text-properties fo:font-size="12pt"/>
    </style:style>
  </office:automatic-styles>
  <office:body>
    <office:spreadsheet>
      <table:table table:name="Word frequency and definitions">
        <table:table-column table:number-columns-repeated="1" table:style-name="Wshort" table:default-cell-style-name="Tcell"/>
        <table:table-column table:number-columns-repeated="1" table:style-name="Wmid" table:default-cell-style-name="Twordcell"/>
        <table:table-column table:number-columns-repeated="1" table:style-name="Wwide" table:default-cell-style-name="Tdefcell"/>
        <table:table-row>
          <table:table-cell table:style-name="titlecell" table:number-columns-spanned="3">
            <text:p>Daniel Defoe - Robinson Crusoe</text:p>
          </table:table-cell>
        </table:table-row>
        <table:table-row>
          <table:table-cell table:style-name="Theadcell">
            <text:p>Freq</text:p>
          </table:table-cell>
          <table:table-cell table:style-name="Theadcell">
            <text:p>Word</text:p>
          </table:table-cell>
          <table:table-cell table:style-name="Theadcell">
            <text:p>Definition</text:p>
          </table:table-cell>
        </table:table-row>
        <table:table-row>
          <table:table-cell>
            <text:p>5900</text:p>
          </table:table-cell>
          <table:table-cell>
            <text:p>the</text:p>
          </table:table-cell>
          <table:table-cell>
            <text:p>[ði:, ði; ðә, ð]
art. 那</text:p>
          </table:table-cell>
        </table:table-row>
        <table:table-row>
          <table:table-cell>
            <text:p>4815</text:p>
          </table:table-cell>
          <table:table-cell>
            <text:p>and</text:p>
          </table:table-cell>
          <table:table-cell>
            <text:p>[ænd; әnd, nd]
[连接并列的名词、代词或数词]同, 和, 与, 如： Father and I went to Xinhua bookstore yesterday. 父亲和我昨天到新华书店去过。</text:p>
          </table:table-cell>
        </table:table-row>
        <table:table-row>
          <table:table-cell>
            <text:p>4310</text:p>
          </table:table-cell>
          <table:table-cell>
            <text:p>to</text:p>
          </table:table-cell>
          <table:table-cell>
            <text:p>[tu:; tә, tu]
prep. 向, 往, 给...,于...,直到...为止, 在...之前, 比, 对, [表示程度、范围] 到, 达
[域] Tonga , 汤加</text:p>
          </table:table-cell>
        </table:table-row>
        <table:table-row>
          <table:table-cell>
            <text:p>3532</text:p>
          </table:table-cell>
          <table:table-cell>
            <text:p>of</text:p>
          </table:table-cell>
          <table:table-cell>
            <text:p>[ɔv, әv, v, f]
prep. ...的, 由...制成的, 离, 关于, 对于</text:p>
          </table:table-cell>
        </table:table-row>
        <table:table-row>
          <table:table-cell>
            <text:p>2144</text:p>
          </table:table-cell>
          <table:table-cell>
            <text:p>my</text:p>
          </table:table-cell>
          <table:table-cell>
            <text:p>[mai; mi]
pron. 我的
int. &lt;口&gt;嗳呀!啊呀!
[域] Malaysia , 马来西亚</text:p>
          </table:table-cell>
        </table:table-row>
        <table:table-row>
          <table:table-cell>
            <text:p>2009</text:p>
          </table:table-cell>
          <table:table-cell>
            <text:p>was</text:p>
          </table:table-cell>
          <table:table-cell>
            <text:p>[wɔz; wәz]
vbl. be的过去式</text:p>
          </table:table-cell>
        </table:table-row>
        <table:table-row>
          <table:table-cell>
            <text:p>1939</text:p>
          </table:table-cell>
          <table:table-cell>
            <text:p>in</text:p>
          </table:table-cell>
          <table:table-cell>
            <text:p>[in]
prep. 在...之内(上), 在...期间, 从事于, 符合, 穿着
adv. 进入, 朝里, 在家, 已到达(来临)
adj. 在里面的, 执政的
n. 执政者, 入口
[域] India , 印度</text:p>
          </table:table-cell>
        </table:table-row>
        <table:table-row>
          <table:table-cell>
            <text:p>1885</text:p>
          </table:table-cell>
          <table:table-cell>
            <text:p>that</text:p>
          </table:table-cell>
          <table:table-cell>
            <text:p>[ðæt]
adj. 那, 那个
pron. 那, 那个
conj. 引导从句</text:p>
          </table:table-cell>
        </table:table-row>
        <table:table-row>
          <table:table-cell>
            <text:p>1844</text:p>
          </table:table-cell>
          <table:table-cell>
            <text:p>it</text:p>
          </table:table-cell>
          <table:table-cell>
            <text:p>[it]
pron. 它
[域] Italy , 意大利</text:p>
          </table:table-cell>
        </table:table-row>
        <table:table-row>
          <table:table-cell>
            <text:p>1567</text:p>
          </table:table-cell>
          <table:table-cell>
            <text:p>as</text:p>
          </table:table-cell>
          <table:table-cell>
            <text:p>[æs]
adv. 同样地, 被看作, 象
prep. 当做
conj. 与...一样, 当...之时, 象, 因为
[域] American Samoa, 东萨摩亚
abbr. [军] Air to Surface, 空对地</text:p>
          </table:table-cell>
        </table:table-row>
        <table:table-row>
          <table:table-cell>
            <text:p>1524</text:p>
          </table:table-cell>
          <table:table-cell>
            <text:p>had</text:p>
          </table:table-cell>
          <table:table-cell>
            <text:p>[hæd, hәd, әd]
vbl. have 的过去式和过去分词
conj. 有</text:p>
          </table:table-cell>
        </table:table-row>
        <table:table-row>
          <table:table-cell>
            <text:p>1318</text:p>
          </table:table-cell>
          <table:table-cell>
            <text:p>for</text:p>
          </table:table-cell>
          <table:table-cell>
            <text:p>[fɔ:; fә]
prep. (表示目的)为了, 因为, 至于, 对于, 适合于
conj. 因为</text:p>
          </table:table-cell>
        </table:table-row>
        <table:table-row>
          <table:table-cell>
            <text:p>1253</text:p>
          </table:table-cell>
          <table:table-cell>
            <text:p>me</text:p>
          </table:table-cell>
          <table:table-cell>
            <text:p>[mi:ˏmi]
pron. 我</text:p>
          </table:table-cell>
        </table:table-row>
        <table:table-row>
          <table:table-cell>
            <text:p>1109</text:p>
          </table:table-cell>
          <table:table-cell>
            <text:p>but</text:p>
          </table:table-cell>
          <table:table-cell>
            <text:p>[bәt, bʌt]
prep. 除...以外
conj. 而是, 但是
adv. 几乎, 仅仅</text:p>
          </table:table-cell>
        </table:table-row>
        <table:table-row>
          <table:table-cell>
            <text:p>1076</text:p>
          </table:table-cell>
          <table:table-cell>
            <text:p>with</text:p>
          </table:table-cell>
          <table:table-cell>
            <text:p>[wið]
prep. 有, 以, 用, 同...,由于, 和...一致, 赞成, 关于, 就</text:p>
          </table:table-cell>
        </table:table-row>
        <table:table-row>
          <table:table-cell>
            <text:p>979</text:p>
          </table:table-cell>
          <table:table-cell>
            <text:p>not</text:p>
          </table:table-cell>
          <table:table-cell>
            <text:p>[nɔt]
adv. 不</text:p>
          </table:table-cell>
        </table:table-row>
        <table:table-row>
          <table:table-cell>
            <text:p>900</text:p>
          </table:table-cell>
          <table:table-cell>
            <text:p>which</text:p>
          </table:table-cell>
          <table:table-cell>
            <text:p>[(h)witʃ]
pron. 哪个, 哪几个, ...的, ...那个
adj. 哪个</text:p>
          </table:table-cell>
        </table:table-row>
        <table:table-row>
          <table:table-cell>
            <text:p>889</text:p>
          </table:table-cell>
          <table:table-cell>
            <text:p>he</text:p>
          </table:table-cell>
          <table:table-cell>
            <text:p>[hi:; i:, hi, i]
pron. 他
n. 男, 雄
abbr. [军] High Explosive, 高爆炸药</text:p>
          </table:table-cell>
        </table:table-row>
        <table:table-row>
          <table:table-cell>
            <text:p>872</text:p>
          </table:table-cell>
          <table:table-cell>
            <text:p>them</text:p>
          </table:table-cell>
          <table:table-cell>
            <text:p>[θem]
pron. [they 的宾格] 他们, 她们, 它们</text:p>
          </table:table-cell>
        </table:table-row>
        <table:table-row>
          <table:table-cell>
            <text:p>853</text:p>
          </table:table-cell>
          <table:table-cell>
            <text:p>so</text:p>
          </table:table-cell>
          <table:table-cell>
            <text:p>[sәu; sә]
conj. 因而, 所以, 那么, 这样看来
adv. [表示程度] 如此, 那么, 非常, 很, [表示方式] 这样, 那样, 如此, 因此
[域] Somalia , 索马里</text:p>
          </table:table-cell>
        </table:table-row>
        <table:table-row>
          <table:table-cell>
            <text:p>838</text:p>
          </table:table-cell>
          <table:table-cell>
            <text:p>this</text:p>
          </table:table-cell>
          <table:table-cell>
            <text:p>[ðis]
adj. 这, 这个, 今, 本
pron. 这, 这个</text:p>
          </table:table-cell>
        </table:table-row>
        <table:table-row>
          <table:table-cell>
            <text:p>775</text:p>
          </table:table-cell>
          <table:table-cell>
            <text:p>they</text:p>
          </table:table-cell>
          <table:table-cell>
            <text:p>[ðei; ðe]
pron. 他们, 它们</text:p>
          </table:table-cell>
        </table:table-row>
        <table:table-row>
          <table:table-cell>
            <text:p>763</text:p>
          </table:table-cell>
          <table:table-cell>
            <text:p>or</text:p>
          </table:table-cell>
          <table:table-cell>
            <text:p>[ɔ:,ә]
conj. 或, 或者, 还是
abbr. [军] Operational Requirement, 作战需求
abbr. [军] Operations Research, 运筹学研究</text:p>
          </table:table-cell>
        </table:table-row>
        <table:table-row>
          <table:table-cell>
            <text:p>762</text:p>
          </table:table-cell>
          <table:table-cell>
            <text:p>all</text:p>
          </table:table-cell>
          <table:table-cell>
            <text:p>[ɔ:l]
adj. 全部的, 所有的, 整个的
adv. 完全, 更加, 越发
pron. 全部</text:p>
          </table:table-cell>
        </table:table-row>
        <table:table-row>
          <table:table-cell>
            <text:p>701</text:p>
          </table:table-cell>
          <table:table-cell>
            <text:p>at</text:p>
          </table:table-cell>
          <table:table-cell>
            <text:p>[æt, әt]
prep. 在, 于, 向, 对准, 在...方面
[域] Austria , 奥地利</text:p>
          </table:table-cell>
        </table:table-row>
        <table:table-row>
          <table:table-cell>
            <text:p>665</text:p>
          </table:table-cell>
          <table:table-cell>
            <text:p>him</text:p>
          </table:table-cell>
          <table:table-cell>
            <text:p>[him, im, әm]
pron. 他</text:p>
          </table:table-cell>
        </table:table-row>
        <table:table-row>
          <table:table-cell>
            <text:p>661</text:p>
          </table:table-cell>
          <table:table-cell>
            <text:p>be</text:p>
          </table:table-cell>
          <table:table-cell>
            <text:p>[bi:; bi]
prep. 是, 在, 存在
[域] Belgium , 比利时
abbr. [军] Base Ejection, 弹底喷射</text:p>
          </table:table-cell>
        </table:table-row>
        <table:table-row>
          <table:table-cell>
            <text:p>593</text:p>
          </table:table-cell>
          <table:table-cell>
            <text:p>on</text:p>
          </table:table-cell>
          <table:table-cell>
            <text:p>[ɔn]
prep. 在...之上, 依附于, 临近, 靠近, 向, 在...时候, 关于, 涉及
adv. 在上, 向前, 行动中, 作用中</text:p>
          </table:table-cell>
        </table:table-row>
        <table:table-row>
          <table:table-cell>
            <text:p>582</text:p>
          </table:table-cell>
          <table:table-cell>
            <text:p>were</text:p>
          </table:table-cell>
          <table:table-cell>
            <text:p>[wә:, wә]
vbl. be的过去式</text:p>
          </table:table-cell>
        </table:table-row>
        <table:table-row>
          <table:table-cell>
            <text:p>578</text:p>
          </table:table-cell>
          <table:table-cell>
            <text:p>we</text:p>
          </table:table-cell>
          <table:table-cell>
            <text:p>[wi:; wi]
pron. 我们</text:p>
          </table:table-cell>
        </table:table-row>
        <table:table-row>
          <table:table-cell>
            <text:p>575</text:p>
          </table:table-cell>
          <table:table-cell>
            <text:p>by</text:p>
          </table:table-cell>
          <table:table-cell>
            <text:p>[bai]
prep. 在附近, 在旁边, 经, 由, 依据, 按照, 通过, 用
adv. 通过, 经过, 附近
[域] Belarus, 白俄罗斯</text:p>
          </table:table-cell>
        </table:table-row>
        <table:table-row>
          <table:table-cell>
            <text:p>560</text:p>
          </table:table-cell>
          <table:table-cell>
            <text:p>could</text:p>
          </table:table-cell>
          <table:table-cell>
            <text:p>[kud]
vbl. can 的过去式</text:p>
          </table:table-cell>
        </table:table-row>
        <table:table-row>
          <table:table-cell>
            <text:p>556</text:p>
          </table:table-cell>
          <table:table-cell>
            <text:p>upon</text:p>
          </table:table-cell>
          <table:table-cell>
            <text:p>[ә'pɔn]
prep. 在...之上</text:p>
          </table:table-cell>
        </table:table-row>
        <table:table-row>
          <table:table-cell>
            <text:p>481</text:p>
          </table:table-cell>
          <table:table-cell>
            <text:p>have</text:p>
          </table:table-cell>
          <table:table-cell>
            <text:p>[hæv]
vt. 有, 持有, 拿, 从事(某事)
aux. 已经</text:p>
          </table:table-cell>
        </table:table-row>
        <table:table-row>
          <table:table-cell>
            <text:p>477</text:p>
          </table:table-cell>
          <table:table-cell>
            <text:p>would</text:p>
          </table:table-cell>
          <table:table-cell>
            <text:p>[wud, wәd, әd, d]
v. aux.will的过去式, 将, 愿意</text:p>
          </table:table-cell>
        </table:table-row>
        <table:table-row>
          <table:table-cell>
            <text:p>466</text:p>
          </table:table-cell>
          <table:table-cell>
            <text:p>his</text:p>
          </table:table-cell>
          <table:table-cell>
            <text:p>[hiz;iz]
pron. 他的</text:p>
          </table:table-cell>
        </table:table-row>
        <table:table-row>
          <table:table-cell>
            <text:p>461</text:p>
          </table:table-cell>
          <table:table-cell>
            <text:p>very</text:p>
          </table:table-cell>
          <table:table-cell>
            <text:p>['veri]
adv. 很, 甚, 及其, 非常, 完全
adj. 真正的, 真实的, 恰好的, 绝对的, 十足的, 特别的</text:p>
          </table:table-cell>
        </table:table-row>
        <table:table-row>
          <table:table-cell>
            <text:p>459</text:p>
          </table:table-cell>
          <table:table-cell>
            <text:p>no</text:p>
          </table:table-cell>
          <table:table-cell>
            <text:p>[nәu]
n. 否定, 投反对票者
adj. 没有, 不许, 反对
adv. 不, 并不, 毫不
[域] Norway , 挪威</text:p>
          </table:table-cell>
        </table:table-row>
        <table:table-row>
          <table:table-cell>
            <text:p>444</text:p>
          </table:table-cell>
          <table:table-cell>
            <text:p>from</text:p>
          </table:table-cell>
          <table:table-cell>
            <text:p>[frɔm, frәm, frm]
prep. 从, 今后, 来自, 由于</text:p>
          </table:table-cell>
        </table:table-row>
        <table:table-row>
          <table:table-cell>
            <text:p>438</text:p>
          </table:table-cell>
          <table:table-cell>
            <text:p>when</text:p>
          </table:table-cell>
          <table:table-cell>
            <text:p>[(h)wen]
conj. 就在那个时候, 在...的时候
adv. 什么时候, ...的时候
pron. 什么时侯, 那时</text:p>
          </table:table-cell>
        </table:table-row>
        <table:table-row>
          <table:table-cell>
            <text:p>429</text:p>
          </table:table-cell>
          <table:table-cell>
            <text:p>if</text:p>
          </table:table-cell>
          <table:table-cell>
            <text:p>[if]
conj. (表条件)如果, (表假设)要是, 是否, 即使
n. 条件, 设想</text:p>
          </table:table-cell>
        </table:table-row>
        <table:table-row>
          <table:table-cell>
            <text:p>422</text:p>
          </table:table-cell>
          <table:table-cell>
            <text:p>out</text:p>
          </table:table-cell>
          <table:table-cell>
            <text:p>[aut]
adj. 外面的, 下台的, 出局的
adv. 在外, 出声地, 显露出来地, 明显地, 从头至尾地
n. 外面, 外出, 外观
vt. 赶出, 击倒, 使退场
vi. 外出, 暴露
prep. 通过</text:p>
          </table:table-cell>
        </table:table-row>
        <table:table-row>
          <table:table-cell>
            <text:p>416</text:p>
          </table:table-cell>
          <table:table-cell>
            <text:p>one</text:p>
          </table:table-cell>
          <table:table-cell>
            <text:p>[wʌn]
pron. 一个人, 任何人, 一方
num. 一, 一个
adj. 一方的, 某一, 同样的</text:p>
          </table:table-cell>
        </table:table-row>
        <table:table-row>
          <table:table-cell>
            <text:p>395</text:p>
          </table:table-cell>
          <table:table-cell>
            <text:p>up</text:p>
          </table:table-cell>
          <table:table-cell>
            <text:p>[ʌp]
adv. 向上, 到(较高的地方,北方), 起来, 起床
prep. 向上, 在上, 沿
adj. 向上的, 上行的</text:p>
          </table:table-cell>
        </table:table-row>
        <table:table-row>
          <table:table-cell>
            <text:p>381</text:p>
          </table:table-cell>
          <table:table-cell>
            <text:p>some</text:p>
          </table:table-cell>
          <table:table-cell>
            <text:p>[sʌm, sәm, sm]
adj. 一些, 少许, 若干, 有些, 大约, 相当的
pron. 一些, 若干, 有些, 某些</text:p>
          </table:table-cell>
        </table:table-row>
        <table:table-row>
          <table:table-cell>
            <text:p>378</text:p>
          </table:table-cell>
          <table:table-cell>
            <text:p>what</text:p>
          </table:table-cell>
          <table:table-cell>
            <text:p>[(h)wɔt]
pron. 什么
int. 怎么, 多么
adj. 什么
adv. 到什么程度, 在哪一方面
n. 本质, 实质, 要素</text:p>
          </table:table-cell>
        </table:table-row>
        <table:table-row>
          <table:table-cell>
            <text:p>352</text:p>
          </table:table-cell>
          <table:table-cell>
            <text:p>there</text:p>
          </table:table-cell>
          <table:table-cell>
            <text:p>[ðєә, ðә]
adv. 在那里</text:p>
          </table:table-cell>
        </table:table-row>
        <table:table-row>
          <table:table-cell>
            <text:p>351</text:p>
          </table:table-cell>
          <table:table-cell>
            <text:p>two</text:p>
          </table:table-cell>
          <table:table-cell>
            <text:p>[tu:]
num. 二, 两个</text:p>
          </table:table-cell>
        </table:table-row>
        <table:table-row>
          <table:table-cell>
            <text:p>346</text:p>
          </table:table-cell>
          <table:table-cell>
            <text:p>great</text:p>
          </table:table-cell>
          <table:table-cell>
            <text:p>[greit]
adj. 伟大的, 大的, 强烈的, 非常的, 主要的, 大写的, 重大的, 崇高的
adv. 顺利地, 得意地
n. 全部, 大人物, 大师</text:p>
          </table:table-cell>
        </table:table-row>
        <table:table-row>
          <table:table-cell>
            <text:p>346</text:p>
          </table:table-cell>
          <table:table-cell>
            <text:p>into</text:p>
          </table:table-cell>
          <table:table-cell>
            <text:p>['intu, 'intә]
prep. 到...里, 进入到...之内, 成为...状况, 深入...之中</text:p>
          </table:table-cell>
        </table:table-row>
        <table:table-row>
          <table:table-cell>
            <text:p>346</text:p>
          </table:table-cell>
          <table:table-cell>
            <text:p>their</text:p>
          </table:table-cell>
          <table:table-cell>
            <text:p>[ðєә, ðәr]
pron. 他们的, 她们的, 它们的</text:p>
          </table:table-cell>
        </table:table-row>
        <table:table-row>
          <table:table-cell>
            <text:p>343</text:p>
          </table:table-cell>
          <table:table-cell>
            <text:p>made</text:p>
          </table:table-cell>
          <table:table-cell>
            <text:p>[meid]
adj. 已制成的, 人工制造的, 成功的, 虚构的
vbl. make的过去式和过去分词</text:p>
          </table:table-cell>
        </table:table-row>
        <table:table-row>
          <table:table-cell>
            <text:p>341</text:p>
          </table:table-cell>
          <table:table-cell>
            <text:p>more</text:p>
          </table:table-cell>
          <table:table-cell>
            <text:p>[mɔ:(r)]
adj. 更多的
n. 更多
adv. 更, 更多, 更加, 超过, 多, 大大高于
num. 更多</text:p>
          </table:table-cell>
        </table:table-row>
        <table:table-row>
          <table:table-cell>
            <text:p>318</text:p>
          </table:table-cell>
          <table:table-cell>
            <text:p>been</text:p>
          </table:table-cell>
          <table:table-cell>
            <text:p>[bi:n]
vbl. (be)的过去分词, 到过, 去过, 是, 有, 来过又走了</text:p>
          </table:table-cell>
        </table:table-row>
        <table:table-row>
          <table:table-cell>
            <text:p>308</text:p>
          </table:table-cell>
          <table:table-cell>
            <text:p>any</text:p>
          </table:table-cell>
          <table:table-cell>
            <text:p>['eni]
adj. 任何的, 任何一种, 所有的
pron. 无论那一个, 任何</text:p>
          </table:table-cell>
        </table:table-row>
        <table:table-row>
          <table:table-cell>
            <text:p>302</text:p>
          </table:table-cell>
          <table:table-cell>
            <text:p>might</text:p>
          </table:table-cell>
          <table:table-cell>
            <text:p>[mait]
v. (past tense, past participle of may
see may)
n. 力量, 威力, 权力, 能, 可能
aux. 可以</text:p>
          </table:table-cell>
        </table:table-row>
        <table:table-row>
          <table:table-cell>
            <text:p>298</text:p>
          </table:table-cell>
          <table:table-cell>
            <text:p>now</text:p>
          </table:table-cell>
          <table:table-cell>
            <text:p>[nau]
adv. 现在, 目前, 此刻, 立刻, 马上
n. 现在, 如今
conj. 既然</text:p>
          </table:table-cell>
        </table:table-row>
        <table:table-row>
          <table:table-cell>
            <text:p>296</text:p>
          </table:table-cell>
          <table:table-cell>
            <text:p>being</text:p>
          </table:table-cell>
          <table:table-cell>
            <text:p>*['bi:iŋ]
n. 存在, 性质, 生命, 人, 生物, be的现在分词
相关词组:
  come into being
  for the time being
  in being</text:p>
          </table:table-cell>
        </table:table-row>
        <table:table-row>
          <table:table-cell>
            <text:p>291</text:p>
          </table:table-cell>
          <table:table-cell>
            <text:p>myself</text:p>
          </table:table-cell>
          <table:table-cell>
            <text:p>[mai'self]
pron. 我自己, 我亲自, 我本人</text:p>
          </table:table-cell>
        </table:table-row>
        <table:table-row>
          <table:table-cell>
            <text:p>290</text:p>
          </table:table-cell>
          <table:table-cell>
            <text:p>found</text:p>
          </table:table-cell>
          <table:table-cell>
            <text:p>[faund]
v. 建立, 创立, 创办, 使有根据, 铸造, 熔制</text:p>
          </table:table-cell>
        </table:table-row>
        <table:table-row>
          <table:table-cell>
            <text:p>287</text:p>
          </table:table-cell>
          <table:table-cell>
            <text:p>should</text:p>
          </table:table-cell>
          <table:table-cell>
            <text:p>[ʃud, ʃәd, ʃd]
v. aux.应该, 将要</text:p>
          </table:table-cell>
        </table:table-row>
        <table:table-row>
          <table:table-cell>
            <text:p>285</text:p>
          </table:table-cell>
          <table:table-cell>
            <text:p>about</text:p>
          </table:table-cell>
          <table:table-cell>
            <text:p>['әbaut]
adv. 附近, 大约, 转向, 左右, 周围
prep. 在附近, 关于, 在...周围, 忙于</text:p>
          </table:table-cell>
        </table:table-row>
        <table:table-row>
          <table:table-cell>
            <text:p>281</text:p>
          </table:table-cell>
          <table:table-cell>
            <text:p>came</text:p>
          </table:table-cell>
          <table:table-cell>
            <text:p>[keim]
vbl. come的过去式</text:p>
          </table:table-cell>
        </table:table-row>
        <table:table-row>
          <table:table-cell>
            <text:p>277</text:p>
          </table:table-cell>
          <table:table-cell>
            <text:p>time</text:p>
          </table:table-cell>
          <table:table-cell>
            <text:p>[taim]
n. 时间, 时侯, 时机, 节拍, 期限, 次数, 时期, 比赛限时
vt. 安排...的时间, 记录...的时间, 计时, 定时
vi. 打拍子, (...)合拍
adj. 时间的, 记时的, 定时的, 定期的, 分期的
n. DOS命令：显示并允许改变系统时间</text:p>
          </table:table-cell>
        </table:table-row>
        <table:table-row>
          <table:table-cell>
            <text:p>273</text:p>
          </table:table-cell>
          <table:table-cell>
            <text:p>much</text:p>
          </table:table-cell>
          <table:table-cell>
            <text:p>[mʌtʃ]
adj. 许多的, 大量的
adv. 非常, 很, ...多, 更加, 非常, 得多, 多达, 多得多
n. 许多, 大量
num. 许多</text:p>
          </table:table-cell>
        </table:table-row>
        <table:table-row>
          <table:table-cell>
            <text:p>269</text:p>
          </table:table-cell>
          <table:table-cell>
            <text:p>little</text:p>
          </table:table-cell>
          <table:table-cell>
            <text:p>['litl]
n. 少许, 一会儿, 短时间
adj. 很少的, 矮小的, 短暂的, 琐碎的
adv. 很少, 稍微, 完全不</text:p>
          </table:table-cell>
        </table:table-row>
        <table:table-row>
          <table:table-cell>
            <text:p>268</text:p>
          </table:table-cell>
          <table:table-cell>
            <text:p>first</text:p>
          </table:table-cell>
          <table:table-cell>
            <text:p>[fә:st]
adv. 首先, 最初, 第一(列举条目等用), 优先
adj. 第一的
num. 第一(个)
n. 开始, 第一, (比赛)冠军</text:p>
          </table:table-cell>
        </table:table-row>
        <table:table-row>
          <table:table-cell>
            <text:p>264</text:p>
          </table:table-cell>
          <table:table-cell>
            <text:p>shore</text:p>
          </table:table-cell>
          <table:table-cell>
            <text:p>[ʃɔ:, ʃɔә]
n. 岸, 海滨, 支撑柱
vt. 支撑, 支持</text:p>
          </table:table-cell>
        </table:table-row>
        <table:table-row>
          <table:table-cell>
            <text:p>261</text:p>
          </table:table-cell>
          <table:table-cell>
            <text:p>did</text:p>
          </table:table-cell>
          <table:table-cell>
            <text:p>[did]
vbl. do的过去式</text:p>
          </table:table-cell>
        </table:table-row>
        <table:table-row>
          <table:table-cell>
            <text:p>249</text:p>
          </table:table-cell>
          <table:table-cell>
            <text:p>ship</text:p>
          </table:table-cell>
          <table:table-cell>
            <text:p>[ʃip]
n. 船, 海船, 舰
v. 装上船, 航运, 载运, 在船上工作</text:p>
          </table:table-cell>
        </table:table-row>
        <table:table-row>
          <table:table-cell>
            <text:p>246</text:p>
          </table:table-cell>
          <table:table-cell>
            <text:p>before</text:p>
          </table:table-cell>
          <table:table-cell>
            <text:p>[bi'fɔ:]
adv. 在前, 以前
prep. 在...之前
conj. 在...之前, 与其...宁可</text:p>
          </table:table-cell>
        </table:table-row>
        <table:table-row>
          <table:table-cell>
            <text:p>243</text:p>
          </table:table-cell>
          <table:table-cell>
            <text:p>other</text:p>
          </table:table-cell>
          <table:table-cell>
            <text:p>['ʌðә]
adj. 其他的, 另外的, 从前的
pron. 其他的, 他人, 另外一个
adv. 另外地, 不同地</text:p>
          </table:table-cell>
        </table:table-row>
        <table:table-row>
          <table:table-cell>
            <text:p>243</text:p>
          </table:table-cell>
          <table:table-cell>
            <text:p>than</text:p>
          </table:table-cell>
          <table:table-cell>
            <text:p>[ðæn; ðәn, ðn]
conj. 比
prep. 与...相比较</text:p>
          </table:table-cell>
        </table:table-row>
        <table:table-row>
          <table:table-cell>
            <text:p>242</text:p>
          </table:table-cell>
          <table:table-cell>
            <text:p>our</text:p>
          </table:table-cell>
          <table:table-cell>
            <text:p>['auә]
pron. 我们的</text:p>
          </table:table-cell>
        </table:table-row>
        <table:table-row>
          <table:table-cell>
            <text:p>239</text:p>
          </table:table-cell>
          <table:table-cell>
            <text:p>after</text:p>
          </table:table-cell>
          <table:table-cell>
            <text:p>['ɑ:ftә]
adv. prep.conj.在...之后, 在...后面, 模仿, 与...一致, 以...命名, 后来的, 后面的</text:p>
          </table:table-cell>
        </table:table-row>
        <table:table-row>
          <table:table-cell>
            <text:p>239</text:p>
          </table:table-cell>
          <table:table-cell>
            <text:p>boat</text:p>
          </table:table-cell>
          <table:table-cell>
            <text:p>[bәut]
n. 小船, 艇
v. 划船</text:p>
          </table:table-cell>
        </table:table-row>
        <table:table-row>
          <table:table-cell>
            <text:p>231</text:p>
          </table:table-cell>
          <table:table-cell>
            <text:p>then</text:p>
          </table:table-cell>
          <table:table-cell>
            <text:p>[ðen]
adv. 当时, 在那时, 那么, 因而, 然后, 于是</text:p>
          </table:table-cell>
        </table:table-row>
        <table:table-row>
          <table:table-cell>
            <text:p>228</text:p>
          </table:table-cell>
          <table:table-cell>
            <text:p>go</text:p>
          </table:table-cell>
          <table:table-cell>
            <text:p>[gәu]
vi. 离去, 走, 进行, 变成, 趋于, 达到, 求助于, 诉诸
vt. 以...打赌, 忍受, 出产
n. 去, 进行</text:p>
          </table:table-cell>
        </table:table-row>
        <table:table-row>
          <table:table-cell>
            <text:p>224</text:p>
          </table:table-cell>
          <table:table-cell>
            <text:p>an</text:p>
          </table:table-cell>
          <table:table-cell>
            <text:p>[æn; әn]
art. 一（在元音字母前代替不定代词a）
[域] Netherlands Antilles , 荷兰属地</text:p>
          </table:table-cell>
        </table:table-row>
        <table:table-row>
          <table:table-cell>
            <text:p>224</text:p>
          </table:table-cell>
          <table:table-cell>
            <text:p>make</text:p>
          </table:table-cell>
          <table:table-cell>
            <text:p>[meik]
vt. 制造, 安排, 使成为, 认为, 产生, 获得, 进行, 构成
vi. 开始, 前进, 增大, 被制造, 被处理
n. 制造, 构造, 性情</text:p>
          </table:table-cell>
        </table:table-row>
        <table:table-row>
          <table:table-cell>
            <text:p>223</text:p>
          </table:table-cell>
          <table:table-cell>
            <text:p>where</text:p>
          </table:table-cell>
          <table:table-cell>
            <text:p>[(h)wєә]
adv. 什么地方, 在哪里, ...的(地方)</text:p>
          </table:table-cell>
        </table:table-row>
        <table:table-row>
          <table:table-cell>
            <text:p>222</text:p>
          </table:table-cell>
          <table:table-cell>
            <text:p>how</text:p>
          </table:table-cell>
          <table:table-cell>
            <text:p>[hau]
adv. （指范围, 程度, 数量, 价值）多少, 多么
n. 方式（或方法）</text:p>
          </table:table-cell>
        </table:table-row>
        <table:table-row>
          <table:table-cell>
            <text:p>220</text:p>
          </table:table-cell>
          <table:table-cell>
            <text:p>such</text:p>
          </table:table-cell>
          <table:table-cell>
            <text:p>[sʌtʃ, sәtʃ]
adj. 这样的, 这种, 某一
pron. 这样的人(们)或物</text:p>
          </table:table-cell>
        </table:table-row>
        <table:table-row>
          <table:table-cell>
            <text:p>217</text:p>
          </table:table-cell>
          <table:table-cell>
            <text:p>you</text:p>
          </table:table-cell>
          <table:table-cell>
            <text:p>[ju:, ju]
pron. 你, 你们</text:p>
          </table:table-cell>
        </table:table-row>
        <table:table-row>
          <table:table-cell>
            <text:p>216</text:p>
          </table:table-cell>
          <table:table-cell>
            <text:p>these</text:p>
          </table:table-cell>
          <table:table-cell>
            <text:p>[ði:z]
adj. pron.这些</text:p>
          </table:table-cell>
        </table:table-row>
        <table:table-row>
          <table:table-cell>
            <text:p>212</text:p>
          </table:table-cell>
          <table:table-cell>
            <text:p>again</text:p>
          </table:table-cell>
          <table:table-cell>
            <text:p>[ә'gein]
adv. 又, 再次, 此外, 再一次</text:p>
          </table:table-cell>
        </table:table-row>
        <table:table-row>
          <table:table-cell>
            <text:p>212</text:p>
          </table:table-cell>
          <table:table-cell>
            <text:p>went</text:p>
          </table:table-cell>
          <table:table-cell>
            <text:p>vbl. go的过去式</text:p>
          </table:table-cell>
        </table:table-row>
        <table:table-row>
          <table:table-cell>
            <text:p>209</text:p>
          </table:table-cell>
          <table:table-cell>
            <text:p>way</text:p>
          </table:table-cell>
          <table:table-cell>
            <text:p>[wei]
n. 路, 路线, 路途, 习惯, 行业, 规模, 道路, 情形
adj. 中途, 途中的
adv. 远远地, 大大地, 非常</text:p>
          </table:table-cell>
        </table:table-row>
        <table:table-row>
          <table:table-cell>
            <text:p>206</text:p>
          </table:table-cell>
          <table:table-cell>
            <text:p>us</text:p>
          </table:table-cell>
          <table:table-cell>
            <text:p>[ʌs; әs]
pron. &lt;用作宾语&gt;我们
[域] United States , 美国</text:p>
          </table:table-cell>
        </table:table-row>
        <table:table-row>
          <table:table-cell>
            <text:p>204</text:p>
          </table:table-cell>
          <table:table-cell>
            <text:p>well</text:p>
          </table:table-cell>
          <table:table-cell>
            <text:p>[wel]
adj. 健康的, 良好的, 适当的
adv. 好, 满意地, 充分地, 彻底地, 有理地, 适当地, 夸奖地
n. 井
vi. 涌出</text:p>
          </table:table-cell>
        </table:table-row>
        <table:table-row>
          <table:table-cell>
            <text:p>202</text:p>
          </table:table-cell>
          <table:table-cell>
            <text:p>three</text:p>
          </table:table-cell>
          <table:table-cell>
            <text:p>[θri:]
num. 三</text:p>
          </table:table-cell>
        </table:table-row>
        <table:table-row>
          <table:table-cell>
            <text:p>201</text:p>
          </table:table-cell>
          <table:table-cell>
            <text:p>come</text:p>
          </table:table-cell>
          <table:table-cell>
            <text:p>[kʌm]
vi. 来, 来临, 到达, 出现, 来(自), 出生(于), 开始
int. 嗨!
vbl. 来, 到达, 合计为</text:p>
          </table:table-cell>
        </table:table-row>
        <table:table-row>
          <table:table-cell>
            <text:p>199</text:p>
          </table:table-cell>
          <table:table-cell>
            <text:p>place</text:p>
          </table:table-cell>
          <table:table-cell>
            <text:p>[pleis]
n. 地方, 地点, 位置, 职位, 处境, 住所, 地位
vt. 放置, 寄予, 任命
vi. 名次列前</text:p>
          </table:table-cell>
        </table:table-row>
        <table:table-row>
          <table:table-cell>
            <text:p>198</text:p>
          </table:table-cell>
          <table:table-cell>
            <text:p>is</text:p>
          </table:table-cell>
          <table:table-cell>
            <text:p>[iz;z;s]
prep. 是
[域] Iceland , 冰岛
abbr. [军] Internal Security, 治安</text:p>
          </table:table-cell>
        </table:table-row>
        <table:table-row>
          <table:table-cell>
            <text:p>197</text:p>
          </table:table-cell>
          <table:table-cell>
            <text:p>though</text:p>
          </table:table-cell>
          <table:table-cell>
            <text:p>[ðәu; ðә]
adv. 虽然, 可是
conj. 虽然, 尽管</text:p>
          </table:table-cell>
        </table:table-row>
        <table:table-row>
          <table:table-cell>
            <text:p>195</text:p>
          </table:table-cell>
          <table:table-cell>
            <text:p>down</text:p>
          </table:table-cell>
          <table:table-cell>
            <text:p>[daun]
adj. 向下的
adv. 向下, 在下面, 下去, 降下
prep. 往下, 沿着
n. 绒毛, 软毛, 开阔的高地</text:p>
          </table:table-cell>
        </table:table-row>
        <table:table-row>
          <table:table-cell>
            <text:p>188</text:p>
          </table:table-cell>
          <table:table-cell>
            <text:p>friday</text:p>
          </table:table-cell>
          <table:table-cell>
            <text:p>~= Friday
['fraidi]
n. 星期五</text:p>
          </table:table-cell>
        </table:table-row>
        <table:table-row>
          <table:table-cell>
            <text:p>188</text:p>
          </table:table-cell>
          <table:table-cell>
            <text:p>who</text:p>
          </table:table-cell>
          <table:table-cell>
            <text:p>[hu:]
pron. 谁, 那...的(人)</text:p>
          </table:table-cell>
        </table:table-row>
        <table:table-row>
          <table:table-cell>
            <text:p>185</text:p>
          </table:table-cell>
          <table:table-cell>
            <text:p>island</text:p>
          </table:table-cell>
          <table:table-cell>
            <text:p>['ailәnd]
n. 岛, 岛屿, 岛状物(孤立状态的物), 安全岛
vt. 使成岛状, 孤立</text:p>
          </table:table-cell>
        </table:table-row>
        <table:table-row>
          <table:table-cell>
            <text:p>182</text:p>
          </table:table-cell>
          <table:table-cell>
            <text:p>good</text:p>
          </table:table-cell>
          <table:table-cell>
            <text:p>[gud]
n. 好, 好事, 慷慨的行为, 好处, 利益
adj. 优良的, 上等的, 虔诚的, 愉快的, 慈善的, 好心的, 有益的</text:p>
          </table:table-cell>
        </table:table-row>
        <table:table-row>
          <table:table-cell>
            <text:p>181</text:p>
          </table:table-cell>
          <table:table-cell>
            <text:p>began</text:p>
          </table:table-cell>
          <table:table-cell>
            <text:p>[bi'gæn]
vbl. begin的过去式</text:p>
          </table:table-cell>
        </table:table-row>
        <table:table-row>
          <table:table-cell>
            <text:p>175</text:p>
          </table:table-cell>
          <table:table-cell>
            <text:p>do</text:p>
          </table:table-cell>
          <table:table-cell>
            <text:p>[dәu]
v. 做, 实行, 尽力, 给予, 可用, 制作, 算出, 解答
[域] Dominican Republic , 多米尼加共和国</text:p>
          </table:table-cell>
        </table:table-row>
        <table:table-row>
          <table:table-cell>
            <text:p>174</text:p>
          </table:table-cell>
          <table:table-cell>
            <text:p>day</text:p>
          </table:table-cell>
          <table:table-cell>
            <text:p>[dei]
n. 天, 白天, 日子, 白昼, 黎明, 工作日, 节日, 重要日子</text:p>
          </table:table-cell>
        </table:table-row>
        <table:table-row>
          <table:table-cell>
            <text:p>171</text:p>
          </table:table-cell>
          <table:table-cell>
            <text:p>said</text:p>
          </table:table-cell>
          <table:table-cell>
            <text:p>[sed]
vbl. say的过去式和过去分词
adj. 上述的</text:p>
          </table:table-cell>
        </table:table-row>
        <table:table-row>
          <table:table-cell>
            <text:p>171</text:p>
          </table:table-cell>
          <table:table-cell>
            <text:p>see</text:p>
          </table:table-cell>
          <table:table-cell>
            <text:p>[si:]
v. 看, 看见, 了解, 领会, 注意, 留心, 经历, 阅历</text:p>
          </table:table-cell>
        </table:table-row>
        <table:table-row>
          <table:table-cell>
            <text:p>170</text:p>
          </table:table-cell>
          <table:table-cell>
            <text:p>sea</text:p>
          </table:table-cell>
          <table:table-cell>
            <text:p>[si:]
n. 海洋, 大浪, 大量, 许多</text:p>
          </table:table-cell>
        </table:table-row>
        <table:table-row>
          <table:table-cell>
            <text:p>166</text:p>
          </table:table-cell>
          <table:table-cell>
            <text:p>things</text:p>
          </table:table-cell>
          <table:table-cell>
            <text:p>n. 所有物, 财产, 用具, 用品, 局面, 形势, 情况
【法】 物
相关词组:
  one of those things
  other things being equal
  as things are
  and things
  see things
  among other things
  make things warm for sb
  of all things</text:p>
          </table:table-cell>
        </table:table-row>
        <table:table-row>
          <table:table-cell>
            <text:p>165</text:p>
          </table:table-cell>
          <table:table-cell>
            <text:p>over</text:p>
          </table:table-cell>
          <table:table-cell>
            <text:p>['әuvә]
adv. 结束, 越过, 从头到尾
prep. 在...之上, 越过
adj. 上面的
vt. 额外的东西, 越过
n. 额外的东西</text:p>
          </table:table-cell>
        </table:table-row>
        <table:table-row>
          <table:table-cell>
            <text:p>165</text:p>
          </table:table-cell>
          <table:table-cell>
            <text:p>thought</text:p>
          </table:table-cell>
          <table:table-cell>
            <text:p>[θɔ:t]
n. 思考, 想法, 思想, 思潮, 关心, 关怀, 挂念
vbl. think的过去式和过去分词</text:p>
          </table:table-cell>
        </table:table-row>
        <table:table-row>
          <table:table-cell>
            <text:p>163</text:p>
          </table:table-cell>
          <table:table-cell>
            <text:p>her</text:p>
          </table:table-cell>
          <table:table-cell>
            <text:p>[hә:; ә:ˏhә, ә]
pron. 她的, 她</text:p>
          </table:table-cell>
        </table:table-row>
        <table:table-row>
          <table:table-cell>
            <text:p>163</text:p>
          </table:table-cell>
          <table:table-cell>
            <text:p>like</text:p>
          </table:table-cell>
          <table:table-cell>
            <text:p>[laik]
n. 爱好, 同样的人(或物)
adj. 相似的, 同样的
vt. 喜欢, 希望, 愿意
vi. 喜欢, 希望
prep. 象, 如同
adv. 可能</text:p>
          </table:table-cell>
        </table:table-row>
        <table:table-row>
          <table:table-cell>
            <text:p>161</text:p>
          </table:table-cell>
          <table:table-cell>
            <text:p>indeed</text:p>
          </table:table-cell>
          <table:table-cell>
            <text:p>[in'di:d]
adv. 真正地, (加强语气)确实, (表示让步)当然, 甚至, 真的吗?</text:p>
          </table:table-cell>
        </table:table-row>
        <table:table-row>
          <table:table-cell>
            <text:p>159</text:p>
          </table:table-cell>
          <table:table-cell>
            <text:p>god</text:p>
          </table:table-cell>
          <table:table-cell>
            <text:p>[gɔd]
(godded
godding)神化, 把...崇拜为神
上帝</text:p>
          </table:table-cell>
        </table:table-row>
        <table:table-row>
          <table:table-cell>
            <text:p>156</text:p>
          </table:table-cell>
          <table:table-cell>
            <text:p>man</text:p>
          </table:table-cell>
          <table:table-cell>
            <text:p>[mæn]
n. 男人, 人类, 人, 丈夫, 雇工
vt. 为...配备人手, 操纵, 在...就位, 使振奋</text:p>
          </table:table-cell>
        </table:table-row>
        <table:table-row>
          <table:table-cell>
            <text:p>153</text:p>
          </table:table-cell>
          <table:table-cell>
            <text:p>having</text:p>
          </table:table-cell>
          <table:table-cell>
            <text:p>['hæviŋ]
n. 所有, 持有</text:p>
          </table:table-cell>
        </table:table-row>
        <table:table-row>
          <table:table-cell>
            <text:p>153</text:p>
          </table:table-cell>
          <table:table-cell>
            <text:p>men</text:p>
          </table:table-cell>
          <table:table-cell>
            <text:p>[men]
n. man 的复数</text:p>
          </table:table-cell>
        </table:table-row>
        <table:table-row>
          <table:table-cell>
            <text:p>152</text:p>
          </table:table-cell>
          <table:table-cell>
            <text:p>saw</text:p>
          </table:table-cell>
          <table:table-cell>
            <text:p>[sɔ:]
n. 锯
v. 锯
vbl. see的过去式</text:p>
          </table:table-cell>
        </table:table-row>
        <table:table-row>
          <table:table-cell>
            <text:p>148</text:p>
          </table:table-cell>
          <table:table-cell>
            <text:p>away</text:p>
          </table:table-cell>
          <table:table-cell>
            <text:p>[ә'wei]
adv. 在远处, 到远处, 离去</text:p>
          </table:table-cell>
        </table:table-row>
        <table:table-row>
          <table:table-cell>
            <text:p>147</text:p>
          </table:table-cell>
          <table:table-cell>
            <text:p>nothing</text:p>
          </table:table-cell>
          <table:table-cell>
            <text:p>['nʌθiŋ]
n. 无, 不关紧要之事, [数]零
adv. 毫不, 决不
int. 什么也没有, 无</text:p>
          </table:table-cell>
        </table:table-row>
        <table:table-row>
          <table:table-cell>
            <text:p>147</text:p>
          </table:table-cell>
          <table:table-cell>
            <text:p>took</text:p>
          </table:table-cell>
          <table:table-cell>
            <text:p>[tuk]
vbl. take的过去式
v.拿, 拿走, 取, 抓, 占领, 获得, 接受, 感受</text:p>
          </table:table-cell>
        </table:table-row>
        <table:table-row>
          <table:table-cell>
            <text:p>147</text:p>
          </table:table-cell>
          <table:table-cell>
            <text:p>yet</text:p>
          </table:table-cell>
          <table:table-cell>
            <text:p>[jet]
adv. 仍, 至今, 益发, 更
conj. 然而, 但是</text:p>
          </table:table-cell>
        </table:table-row>
        <table:table-row>
          <table:table-cell>
            <text:p>145</text:p>
          </table:table-cell>
          <table:table-cell>
            <text:p>life</text:p>
          </table:table-cell>
          <table:table-cell>
            <text:p>[laif]
n. 生命, 生活, 一生, 寿命, 生命力, 传记</text:p>
          </table:table-cell>
        </table:table-row>
        <table:table-row>
          <table:table-cell>
            <text:p>145</text:p>
          </table:table-cell>
          <table:table-cell>
            <text:p>water</text:p>
          </table:table-cell>
          <table:table-cell>
            <text:p>['wɔ:tә]
n. 水, 雨水, 海水, 水位, 水面, 流体
vt. 喷淋, 供以水, 注入水, 使湿
vi. 流泪, 加水
adj. 水的, 水上的, 水生的, 含水的</text:p>
          </table:table-cell>
        </table:table-row>
        <table:table-row>
          <table:table-cell>
            <text:p>143</text:p>
          </table:table-cell>
          <table:table-cell>
            <text:p>say</text:p>
          </table:table-cell>
          <table:table-cell>
            <text:p>[sei]
v. 说, 讲, 背诵, 念, 表示, 比方说, 假定
n. 话语, 想说的意见, 发言权</text:p>
          </table:table-cell>
        </table:table-row>
        <table:table-row>
          <table:table-cell>
            <text:p>138</text:p>
          </table:table-cell>
          <table:table-cell>
            <text:p>never</text:p>
          </table:table-cell>
          <table:table-cell>
            <text:p>['nevә]
adv. 决不, 从未</text:p>
          </table:table-cell>
        </table:table-row>
        <table:table-row>
          <table:table-cell>
            <text:p>136</text:p>
          </table:table-cell>
          <table:table-cell>
            <text:p>off</text:p>
          </table:table-cell>
          <table:table-cell>
            <text:p>[ɔ:f, ɔf]
adj. 远的, 空闲的, 不工作的
adv. 离开, 在远方, 离去, 分离, 中断, 完成
prep. 从...离开, 脱离</text:p>
          </table:table-cell>
        </table:table-row>
        <table:table-row>
          <table:table-cell>
            <text:p>132</text:p>
          </table:table-cell>
          <table:table-cell>
            <text:p>knew</text:p>
          </table:table-cell>
          <table:table-cell>
            <text:p>[nju:]
vbl. know的过去式</text:p>
          </table:table-cell>
        </table:table-row>
        <table:table-row>
          <table:table-cell>
            <text:p>132</text:p>
          </table:table-cell>
          <table:table-cell>
            <text:p>part</text:p>
          </table:table-cell>
          <table:table-cell>
            <text:p>[pɑ:t]
n. 部分, 局部, 零件, 角色
vt. 分开, 分离, 分配
vi. 分开, 断裂, 分手
adv. 部分地, 有几分
adj. 部分的, 局部的</text:p>
          </table:table-cell>
        </table:table-row>
        <table:table-row>
          <table:table-cell>
            <text:p>128</text:p>
          </table:table-cell>
          <table:table-cell>
            <text:p>many</text:p>
          </table:table-cell>
          <table:table-cell>
            <text:p>['meni]
n. 多数, 群众
adj. 许多的
pron. 许多人, 许多</text:p>
          </table:table-cell>
        </table:table-row>
        <table:table-row>
          <table:table-cell>
            <text:p>127</text:p>
          </table:table-cell>
          <table:table-cell>
            <text:p>however</text:p>
          </table:table-cell>
          <table:table-cell>
            <text:p>[hau'evә]
adv. 无论如何, 可是, 仍然, 究竟
conj. 不管用何种方法, 然而, 可是</text:p>
          </table:table-cell>
        </table:table-row>
        <table:table-row>
          <table:table-cell>
            <text:p>126</text:p>
          </table:table-cell>
          <table:table-cell>
            <text:p>without</text:p>
          </table:table-cell>
          <table:table-cell>
            <text:p>[wið'aut]
prep. 没有, 不, (表条件)如果没有, 要没有
adv. 在外, 在屋外</text:p>
          </table:table-cell>
        </table:table-row>
        <table:table-row>
          <table:table-cell>
            <text:p>124</text:p>
          </table:table-cell>
          <table:table-cell>
            <text:p>only</text:p>
          </table:table-cell>
          <table:table-cell>
            <text:p>['әunli]
adj. 唯一的, 单独的, 最好的, 最合适的
adv. 仅仅, 只不过
conj. 但是, 可是</text:p>
          </table:table-cell>
        </table:table-row>
        <table:table-row>
          <table:table-cell>
            <text:p>123</text:p>
          </table:table-cell>
          <table:table-cell>
            <text:p>till</text:p>
          </table:table-cell>
          <table:table-cell>
            <text:p>[til]
prep. 直到, 在...以前, 迄
conj. 在...以前, 直到...为止
vt. 耕种
n. (商店)铁柜, 放钱的抽屉, 备用现金, 冰渍</text:p>
          </table:table-cell>
        </table:table-row>
        <table:table-row>
          <table:table-cell>
            <text:p>121</text:p>
          </table:table-cell>
          <table:table-cell>
            <text:p>side</text:p>
          </table:table-cell>
          <table:table-cell>
            <text:p>[said]
n. 边, 旁边, 面, 侧面, 胁, 一方, (一个)方面, 摆架子
adj. 旁边的, 侧面的, 副的, 枝节的
vi. 站在同一边</text:p>
          </table:table-cell>
        </table:table-row>
        <table:table-row>
          <table:table-cell>
            <text:p>120</text:p>
          </table:table-cell>
          <table:table-cell>
            <text:p>brought</text:p>
          </table:table-cell>
          <table:table-cell>
            <text:p>[brɔ:t]
vbl. 带来, 使得</text:p>
          </table:table-cell>
        </table:table-row>
        <table:table-row>
          <table:table-cell>
            <text:p>120</text:p>
          </table:table-cell>
          <table:table-cell>
            <text:p>told</text:p>
          </table:table-cell>
          <table:table-cell>
            <text:p>[tәuld]
vbl. tell的过去式和过去分词</text:p>
          </table:table-cell>
        </table:table-row>
        <table:table-row>
          <table:table-cell>
            <text:p>119</text:p>
          </table:table-cell>
          <table:table-cell>
            <text:p>another</text:p>
          </table:table-cell>
          <table:table-cell>
            <text:p>[ә'nʌðә]
adj. 另外的, 又一, 不同的
prep. 另一个, 另一个人, 同类的东西</text:p>
          </table:table-cell>
        </table:table-row>
        <table:table-row>
          <table:table-cell>
            <text:p>119</text:p>
          </table:table-cell>
          <table:table-cell>
            <text:p>own</text:p>
          </table:table-cell>
          <table:table-cell>
            <text:p>[әun]
adj. 自己的, 特有的, (不用所有格)嫡亲的, 同胞的
vt. 拥有, 自认, 承认
vi. 承认</text:p>
          </table:table-cell>
        </table:table-row>
        <table:table-row>
          <table:table-cell>
            <text:p>118</text:p>
          </table:table-cell>
          <table:table-cell>
            <text:p>lay</text:p>
          </table:table-cell>
          <table:table-cell>
            <text:p>[lei]
vt. 放置, 铺设, 产(卵)提出, 平息, 布置
vi. 下蛋, 打赌
n. 位置, 层面, 形势, 短叙事诗
adj. 世俗的, 外行的
vbl. lie的过去式</text:p>
          </table:table-cell>
        </table:table-row>
        <table:table-row>
          <table:table-cell>
            <text:p>117</text:p>
          </table:table-cell>
          <table:table-cell>
            <text:p>too</text:p>
          </table:table-cell>
          <table:table-cell>
            <text:p>[tu:]
adv. 也, 太过份</text:p>
          </table:table-cell>
        </table:table-row>
        <table:table-row>
          <table:table-cell>
            <text:p>115</text:p>
          </table:table-cell>
          <table:table-cell>
            <text:p>take</text:p>
          </table:table-cell>
          <table:table-cell>
            <text:p>[teik]
v. 拿, 拿走, 取, 抓, 占领, 获得, 接受, 感受
n. 捕获量</text:p>
          </table:table-cell>
        </table:table-row>
        <table:table-row>
          <table:table-cell>
            <text:p>113</text:p>
          </table:table-cell>
          <table:table-cell>
            <text:p>near</text:p>
          </table:table-cell>
          <table:table-cell>
            <text:p>[niә]
adj. 亲近的, 亲密的, 近, (车, 马等)左侧的, 吝啬的
adv. (时间, 空间方面)近, 不远
prep. 在...近旁, 近...
v. 接近, 走近</text:p>
          </table:table-cell>
        </table:table-row>
        <table:table-row>
          <table:table-cell>
            <text:p>111</text:p>
          </table:table-cell>
          <table:table-cell>
            <text:p>also</text:p>
          </table:table-cell>
          <table:table-cell>
            <text:p>['ɔ:lsәu]
adv. 也, 同样</text:p>
          </table:table-cell>
        </table:table-row>
        <table:table-row>
          <table:table-cell>
            <text:p>111</text:p>
          </table:table-cell>
          <table:table-cell>
            <text:p>captain</text:p>
          </table:table-cell>
          <table:table-cell>
            <text:p>['kæptin]
n. 队长, 首领, 船长, 机长, (空军, 海军)上校, (陆军)上尉
v. 指挥, 统帅</text:p>
          </table:table-cell>
        </table:table-row>
        <table:table-row>
          <table:table-cell>
            <text:p>111</text:p>
          </table:table-cell>
          <table:table-cell>
            <text:p>thoughts</text:p>
          </table:table-cell>
          <table:table-cell>
            <text:p>~= thought
[θɔ:t]
n. 思考, 想法, 思想, 思潮, 关心, 关怀, 挂念
vbl. think的过去式和过去分词</text:p>
          </table:table-cell>
        </table:table-row>
        <table:table-row>
          <table:table-cell>
            <text:p>107</text:p>
          </table:table-cell>
          <table:table-cell>
            <text:p>next</text:p>
          </table:table-cell>
          <table:table-cell>
            <text:p>[nekst]
n. adj.下次的, 其次的, 与...连接, 下一个
adv. 下一次, 其次</text:p>
          </table:table-cell>
        </table:table-row>
        <table:table-row>
          <table:table-cell>
            <text:p>106</text:p>
          </table:table-cell>
          <table:table-cell>
            <text:p>while</text:p>
          </table:table-cell>
          <table:table-cell>
            <text:p>[(h)wail]
n. 一会儿, 时间
conj. 当...的时候, 虽然
vt. 消磨
prep. &lt;古&gt;&lt;方&gt;直到</text:p>
          </table:table-cell>
        </table:table-row>
        <table:table-row>
          <table:table-cell>
            <text:p>106</text:p>
          </table:table-cell>
          <table:table-cell>
            <text:p>work</text:p>
          </table:table-cell>
          <table:table-cell>
            <text:p>[wә:k]
n. 工作, 劳动, 操作, 职业, [物]功, 手工, 作品, 机件
v. (使)工作, (使)运转, 起作用, 造成, 产生, 经营, (使)渐渐移动, 煅制</text:p>
          </table:table-cell>
        </table:table-row>
        <table:table-row>
          <table:table-cell>
            <text:p>104</text:p>
          </table:table-cell>
          <table:table-cell>
            <text:p>just</text:p>
          </table:table-cell>
          <table:table-cell>
            <text:p>[dʒʌst]
adj. 正义的, 公正的, 正确的, 应得的, 有充分根据的
adv. 正好, 仅仅, 刚才, 只是, 不过</text:p>
          </table:table-cell>
        </table:table-row>
        <table:table-row>
          <table:table-cell>
            <text:p>102</text:p>
          </table:table-cell>
          <table:table-cell>
            <text:p>get</text:p>
          </table:table-cell>
          <table:table-cell>
            <text:p>[get]
vt. 获得, 变成, 收获, 使得, 挣得, 受到(惩罚,打击等), 染上, 抓住
vi. 到达, 成为, 变得
n. 生殖, 幼兽</text:p>
          </table:table-cell>
        </table:table-row>
        <table:table-row>
          <table:table-cell>
            <text:p>102</text:p>
          </table:table-cell>
          <table:table-cell>
            <text:p>set</text:p>
          </table:table-cell>
          <table:table-cell>
            <text:p>[set]
v. 放, 置, 移动到, 使(人或事物处于某种状态), 提出, 树立, 规定, 调整
n. 一套, 一副, 一批, 接受机, 装置, 趋势, 布景
adj. 固定的, 规定的, 坚决的, 固执的, 事先做好的</text:p>
          </table:table-cell>
        </table:table-row>
        <table:table-row>
          <table:table-cell>
            <text:p>101</text:p>
          </table:table-cell>
          <table:table-cell>
            <text:p>here</text:p>
          </table:table-cell>
          <table:table-cell>
            <text:p>[hiә]
adv. 在这里, 此时, 这时, [宗]在尘世间
n. 这里</text:p>
          </table:table-cell>
        </table:table-row>
        <table:table-row>
          <table:table-cell>
            <text:p>100</text:p>
          </table:table-cell>
          <table:table-cell>
            <text:p>gave</text:p>
          </table:table-cell>
          <table:table-cell>
            <text:p>[geiv]
vbl. give的过去式</text:p>
          </table:table-cell>
        </table:table-row>
        <table:table-row>
          <table:table-cell>
            <text:p>100</text:p>
          </table:table-cell>
          <table:table-cell>
            <text:p>resolved</text:p>
          </table:table-cell>
          <table:table-cell>
            <text:p>[ri'zɔlvd]
adj. 下定决心的, 断然的</text:p>
          </table:table-cell>
        </table:table-row>
        <table:table-row>
          <table:table-cell>
            <text:p>99</text:p>
          </table:table-cell>
          <table:table-cell>
            <text:p>are</text:p>
          </table:table-cell>
          <table:table-cell>
            <text:p>[ɑ:, ә]
prep. 是, 在, 公亩</text:p>
          </table:table-cell>
        </table:table-row>
        <table:table-row>
          <table:table-cell>
            <text:p>99</text:p>
          </table:table-cell>
          <table:table-cell>
            <text:p>enough</text:p>
          </table:table-cell>
          <table:table-cell>
            <text:p>[i'nʌf]
adj. 足够的, 充足的, 只够做...的
n. 充足, 足够, 很多
adv. 足够地, 充分地
int. 够了!</text:p>
          </table:table-cell>
        </table:table-row>
        <table:table-row>
          <table:table-cell>
            <text:p>99</text:p>
          </table:table-cell>
          <table:table-cell>
            <text:p>mind</text:p>
          </table:table-cell>
          <table:table-cell>
            <text:p>[maind]
n. 头脑, 智力, 精神, 意见, 情绪
vi. 介意, 照顾, 留心
vt. 注意, 留意, 专心于, 照看, 介意</text:p>
          </table:table-cell>
        </table:table-row>
        <table:table-row>
          <table:table-cell>
            <text:p>98</text:p>
          </table:table-cell>
          <table:table-cell>
            <text:p>most</text:p>
          </table:table-cell>
          <table:table-cell>
            <text:p>[mәust]
adj. 最多的, 多数的, 大部分的
adv. 最, 最多, 很, 十分, 最, 最大的, 其中大多数, 极其
n. 大多数, 大部分</text:p>
          </table:table-cell>
        </table:table-row>
        <table:table-row>
          <table:table-cell>
            <text:p>98</text:p>
          </table:table-cell>
          <table:table-cell>
            <text:p>same</text:p>
          </table:table-cell>
          <table:table-cell>
            <text:p>[seim]
adj. 同一的, 相同的, 无变化的, 上述的, 所谓
pron. 同样的事物
adv. 同样地</text:p>
          </table:table-cell>
        </table:table-row>
        <table:table-row>
          <table:table-cell>
            <text:p>96</text:p>
          </table:table-cell>
          <table:table-cell>
            <text:p>left</text:p>
          </table:table-cell>
          <table:table-cell>
            <text:p>[left]
adj. 左边的, 左倾的, 左侧的, 左派的, 左翼的
adv. 在左面
n. 左, 左边, 左派
vbl. leave的过去式和过去分词</text:p>
          </table:table-cell>
        </table:table-row>
        <table:table-row>
          <table:table-cell>
            <text:p>95</text:p>
          </table:table-cell>
          <table:table-cell>
            <text:p>done</text:p>
          </table:table-cell>
          <table:table-cell>
            <text:p>[dʌn]
adj. 妥当的, 合乎礼仪的, 完成了, 做好了的, 注定要完蛋的
vbl. 做(do的过去分词)</text:p>
          </table:table-cell>
        </table:table-row>
        <table:table-row>
          <table:table-cell>
            <text:p>95</text:p>
          </table:table-cell>
          <table:table-cell>
            <text:p>every</text:p>
          </table:table-cell>
          <table:table-cell>
            <text:p>['evri]
adj. 每一的, 每个的, 全部的, 每隔...的</text:p>
          </table:table-cell>
        </table:table-row>
        <table:table-row>
          <table:table-cell>
            <text:p>95</text:p>
          </table:table-cell>
          <table:table-cell>
            <text:p>must</text:p>
          </table:table-cell>
          <table:table-cell>
            <text:p>[mʌst; mәst]
aux. 必须, 应当, 很可能, 一定, 必须, 肯定, 可以</text:p>
          </table:table-cell>
        </table:table-row>
        <table:table-row>
          <table:table-cell>
            <text:p>95</text:p>
          </table:table-cell>
          <table:table-cell>
            <text:p>put</text:p>
          </table:table-cell>
          <table:table-cell>
            <text:p>[pʌt]
vt. 放, 摆, 安置, 表达, 迫使, 移动, 提出, 赋予
vi. 出发, 航行, 发芽, 击
n. 掷, 投击, 笨蛋, 怪人
vbl. put的过去式和过去分词
adj. 固定不动的</text:p>
          </table:table-cell>
        </table:table-row>
        <table:table-row>
          <table:table-cell>
            <text:p>94</text:p>
          </table:table-cell>
          <table:table-cell>
            <text:p>got</text:p>
          </table:table-cell>
          <table:table-cell>
            <text:p>[gɔt]
vbl. get 的过去式</text:p>
          </table:table-cell>
        </table:table-row>
        <table:table-row>
          <table:table-cell>
            <text:p>94</text:p>
          </table:table-cell>
          <table:table-cell>
            <text:p>those</text:p>
          </table:table-cell>
          <table:table-cell>
            <text:p>[ðәuz]
adj. pron.那些</text:p>
          </table:table-cell>
        </table:table-row>
        <table:table-row>
          <table:table-cell>
            <text:p>93</text:p>
          </table:table-cell>
          <table:table-cell>
            <text:p>long</text:p>
          </table:table-cell>
          <table:table-cell>
            <text:p>[lɔŋ]
adj. 长的, 长期的, 做多头的, 高的
vi. 渴望, 热望
adv. 长期地, 始终
n. 长时间, (市场上)做多头的人, [语音]长音节</text:p>
          </table:table-cell>
        </table:table-row>
        <table:table-row>
          <table:table-cell>
            <text:p>91</text:p>
          </table:table-cell>
          <table:table-cell>
            <text:p>last</text:p>
          </table:table-cell>
          <table:table-cell>
            <text:p>[lɑ:st]
adj. 最后的, 临终的, 末尾的, 最近的, 结论性的
vi. 持续, 支持, 维持
vt. 使维持, 楦
adv. 最后, 后来
n. 最后, 末尾, 临终, 鞋楦头</text:p>
          </table:table-cell>
        </table:table-row>
        <table:table-row>
          <table:table-cell>
            <text:p>91</text:p>
          </table:table-cell>
          <table:table-cell>
            <text:p>may</text:p>
          </table:table-cell>
          <table:table-cell>
            <text:p>[mei, me]
aux. 可能, 也许, 可以, 祝, 愿
n. (May) 五月, 能, 可能</text:p>
          </table:table-cell>
        </table:table-row>
        <table:table-row>
          <table:table-cell>
            <text:p>90</text:p>
          </table:table-cell>
          <table:table-cell>
            <text:p>back</text:p>
          </table:table-cell>
          <table:table-cell>
            <text:p>[bæk]
adj. 后面的, 在后面, 早过去的, 前(欠)的钱
adv. 向后地
n. 背部, 后面
v. 后退, 支持</text:p>
          </table:table-cell>
        </table:table-row>
        <table:table-row>
          <table:table-cell>
            <text:p>90</text:p>
          </table:table-cell>
          <table:table-cell>
            <text:p>ground</text:p>
          </table:table-cell>
          <table:table-cell>
            <text:p>[graund]
n. 地面, 土地, 战场, 场所, 范围
adj. 土地的, 地面上的
vt. 把...放在地上, 使搁浅, 打基础
vi. 具有基础, 着陆, 搁浅
vbl. grind的过去式</text:p>
          </table:table-cell>
        </table:table-row>
        <table:table-row>
          <table:table-cell>
            <text:p>88</text:p>
          </table:table-cell>
          <table:table-cell>
            <text:p>night</text:p>
          </table:table-cell>
          <table:table-cell>
            <text:p>[nait]
n. 夜, 夜晚, 黑暗, 死亡</text:p>
          </table:table-cell>
        </table:table-row>
        <table:table-row>
          <table:table-cell>
            <text:p>86</text:p>
          </table:table-cell>
          <table:table-cell>
            <text:p>hands</text:p>
          </table:table-cell>
          <table:table-cell>
            <text:p>n. 拥有, 所有
【计】 动手
相关词组:
  wash one's hands of
  off sb's hands
  play into the hands of sb
  have one's hands full
  lay hands on
  on sb's hands
  sit on one's hands
  Hands off...
  strengthen sb's hands
  with clean hands
  hold hands
  be in the hands
  get sth off one's hands
  throw up one's hands
  change hands
  hands down
  have one's hands free
  wash one's hands</text:p>
          </table:table-cell>
        </table:table-row>
        <table:table-row>
          <table:table-cell>
            <text:p>85</text:p>
          </table:table-cell>
          <table:table-cell>
            <text:p>will</text:p>
          </table:table-cell>
          <table:table-cell>
            <text:p>[wil, wәl, әl, l]
n. 意志, 决心, 意向, 遗嘱
v. aux.将, 愿意, 必须</text:p>
          </table:table-cell>
        </table:table-row>
        <table:table-row>
          <table:table-cell>
            <text:p>84</text:p>
          </table:table-cell>
          <table:table-cell>
            <text:p>killed</text:p>
          </table:table-cell>
          <table:table-cell>
            <text:p>['kild]
adj. 被杀死的, 断开的</text:p>
          </table:table-cell>
        </table:table-row>
        <table:table-row>
          <table:table-cell>
            <text:p>84</text:p>
          </table:table-cell>
          <table:table-cell>
            <text:p>pieces</text:p>
          </table:table-cell>
          <table:table-cell>
            <text:p>~= piece
[pi:s]
n. 块, 件, 片, 篇, 张, 条, 硬币
vt. 接合, 修补, 凑合</text:p>
          </table:table-cell>
        </table:table-row>
        <table:table-row>
          <table:table-cell>
            <text:p>83</text:p>
          </table:table-cell>
          <table:table-cell>
            <text:p>condition</text:p>
          </table:table-cell>
          <table:table-cell>
            <text:p>[kәn'diʃәn]
n. 条件, 情形, 环境, 社会地位
vt. 以...为条件, 使达到要求的情况</text:p>
          </table:table-cell>
        </table:table-row>
        <table:table-row>
          <table:table-cell>
            <text:p>81</text:p>
          </table:table-cell>
          <table:table-cell>
            <text:p>above</text:p>
          </table:table-cell>
          <table:table-cell>
            <text:p>[ә'bʌv]
adj. 上面的, 上述的, 上文的
adv. 在上面
prep. 在...上方, 过于, 超出</text:p>
          </table:table-cell>
        </table:table-row>
        <table:table-row>
          <table:table-cell>
            <text:p>81</text:p>
          </table:table-cell>
          <table:table-cell>
            <text:p>going</text:p>
          </table:table-cell>
          <table:table-cell>
            <text:p>['gәuiŋ]
n. 去, 离去, 地面(或道路)的状况, 工作情况, [复]行为
adj. 进行中的, 流行的, 现存的</text:p>
          </table:table-cell>
        </table:table-row>
        <table:table-row>
          <table:table-cell>
            <text:p>81</text:p>
          </table:table-cell>
          <table:table-cell>
            <text:p>know</text:p>
          </table:table-cell>
          <table:table-cell>
            <text:p>[nәu]
v. 知道, 了解, 认识, 熟悉, 认出, 分辨, 确信</text:p>
          </table:table-cell>
        </table:table-row>
        <table:table-row>
          <table:table-cell>
            <text:p>81</text:p>
          </table:table-cell>
          <table:table-cell>
            <text:p>soon</text:p>
          </table:table-cell>
          <table:table-cell>
            <text:p>[su:n]
adv. 立刻, 不久, 快, 早, 宁愿</text:p>
          </table:table-cell>
        </table:table-row>
        <table:table-row>
          <table:table-cell>
            <text:p>81</text:p>
          </table:table-cell>
          <table:table-cell>
            <text:p>still</text:p>
          </table:table-cell>
          <table:table-cell>
            <text:p>[stil]
n. 寂静, 剧照, 照片
adj. 静止的, 静寂的
adv. 还, 仍, 更, 还要, 尽管如此, 依然
静止画面,静态图片</text:p>
          </table:table-cell>
        </table:table-row>
        <table:table-row>
          <table:table-cell>
            <text:p>80</text:p>
          </table:table-cell>
          <table:table-cell>
            <text:p>called</text:p>
          </table:table-cell>
          <table:table-cell>
            <text:p>~= call
[kɔ:l]
n. 喊声, 叫声, 命令, 号召, 访问, 叫牌, 通话, 必要
v. 呼叫, 召集, 称呼, 认为, 命名, 打电话</text:p>
          </table:table-cell>
        </table:table-row>
        <table:table-row>
          <table:table-cell>
            <text:p>80</text:p>
          </table:table-cell>
          <table:table-cell>
            <text:p>even</text:p>
          </table:table-cell>
          <table:table-cell>
            <text:p>['i:vәn]
adj. 平的, 平滑的, 偶数的, 一致的, 平静的, 恰好的, 平均的, 连贯的
adv. [加强语气]甚至(...也), 连...都, 即使, 恰好, 正当
vt. 使平坦, 使相等
vi. 变平, 相等
n. 偶数, 偶校验</text:p>
          </table:table-cell>
        </table:table-row>
        <table:table-row>
          <table:table-cell>
            <text:p>80</text:p>
          </table:table-cell>
          <table:table-cell>
            <text:p>let</text:p>
          </table:table-cell>
          <table:table-cell>
            <text:p>[let]
vt. 假设, 出租, 允许, 排放, 让...进入(或通过), 妨碍
vi. 出租, (工程等)被承包
n. 出租屋, 障碍</text:p>
          </table:table-cell>
        </table:table-row>
        <table:table-row>
          <table:table-cell>
            <text:p>79</text:p>
          </table:table-cell>
          <table:table-cell>
            <text:p>eat</text:p>
          </table:table-cell>
          <table:table-cell>
            <text:p>[i:t]
v. 吃, 腐蚀</text:p>
          </table:table-cell>
        </table:table-row>
        <table:table-row>
          <table:table-cell>
            <text:p>79</text:p>
          </table:table-cell>
          <table:table-cell>
            <text:p>father</text:p>
          </table:table-cell>
          <table:table-cell>
            <text:p>['fɑ:ðә]
n. 父亲, 岳父, 公(丈夫的父亲), 祖先, 前辈, 长辈, 神父, 创始者
vt. 当...的父亲, 保护, 创立, 治理, 发明, 培养</text:p>
          </table:table-cell>
        </table:table-row>
        <table:table-row>
          <table:table-cell>
            <text:p>79</text:p>
          </table:table-cell>
          <table:table-cell>
            <text:p>head</text:p>
          </table:table-cell>
          <table:table-cell>
            <text:p>[hed]
n. 头, 头脑, 领袖, (队伍, 名单等)最前的部分, 人, 顶点
vt. 作为...的首领, 朝向, 前进, 用头顶
vi. 成头状物, 出发
adj. 头的, 主要的</text:p>
          </table:table-cell>
        </table:table-row>
        <table:table-row>
          <table:table-cell>
            <text:p>79</text:p>
          </table:table-cell>
          <table:table-cell>
            <text:p>home</text:p>
          </table:table-cell>
          <table:table-cell>
            <text:p>[hәum]
n. 家, 住宅, 家乡, 本国, 产地, 避难所
adj. 家庭的, 国内的, 有效的
adv. 在家, 回家, 深入地, 在本国</text:p>
          </table:table-cell>
        </table:table-row>
        <table:table-row>
          <table:table-cell>
            <text:p>78</text:p>
          </table:table-cell>
          <table:table-cell>
            <text:p>world</text:p>
          </table:table-cell>
          <table:table-cell>
            <text:p>[wә:ld]
n. 世界, ...界, 世事, 世故, 社会
adj. 世界的</text:p>
          </table:table-cell>
        </table:table-row>
        <table:table-row>
          <table:table-cell>
            <text:p>77</text:p>
          </table:table-cell>
          <table:table-cell>
            <text:p>country</text:p>
          </table:table-cell>
          <table:table-cell>
            <text:p>['kʌntri]
n. 国家, 国土, [总称]国民, 乡村, 故乡
adj. 乡下的, 乡村的, [方]祖国的, 故乡的</text:p>
          </table:table-cell>
        </table:table-row>
        <table:table-row>
          <table:table-cell>
            <text:p>77</text:p>
          </table:table-cell>
          <table:table-cell>
            <text:p>fire</text:p>
          </table:table-cell>
          <table:table-cell>
            <text:p>['faiә]
n. 火, 炉火, 火灾, 失火, 闪光, 炮火, 热情, 激情
vt. 点燃, 烧制, 使发光, 给(炉子等)加燃料, 放枪, 激动, &lt;口&gt;解雇
vi. 开枪, 射击, 着火, 烧火, 激动</text:p>
          </table:table-cell>
        </table:table-row>
        <table:table-row>
          <table:table-cell>
            <text:p>77</text:p>
          </table:table-cell>
          <table:table-cell>
            <text:p>give</text:p>
          </table:table-cell>
          <table:table-cell>
            <text:p>[giv]
n. 弹性, 可弯性
vt. 给, 授予, 供给, 献出, 让步, 引起, 发表, 捐助
vi. 捐赠, 让步</text:p>
          </table:table-cell>
        </table:table-row>
        <table:table-row>
          <table:table-cell>
            <text:p>77</text:p>
          </table:table-cell>
          <table:table-cell>
            <text:p>nor</text:p>
          </table:table-cell>
          <table:table-cell>
            <text:p>[nɔ:]
conj. 也不</text:p>
          </table:table-cell>
        </table:table-row>
        <table:table-row>
          <table:table-cell>
            <text:p>77</text:p>
          </table:table-cell>
          <table:table-cell>
            <text:p>thus</text:p>
          </table:table-cell>
          <table:table-cell>
            <text:p>[ðʌs]
adv. 因而, 从而, 这样, 如此</text:p>
          </table:table-cell>
        </table:table-row>
        <table:table-row>
          <table:table-cell>
            <text:p>76</text:p>
          </table:table-cell>
          <table:table-cell>
            <text:p>days</text:p>
          </table:table-cell>
          <table:table-cell>
            <text:p>n. 天, 时期
adv. 每天, 在白天</text:p>
          </table:table-cell>
        </table:table-row>
        <table:table-row>
          <table:table-cell>
            <text:p>76</text:p>
          </table:table-cell>
          <table:table-cell>
            <text:p>gun</text:p>
          </table:table-cell>
          <table:table-cell>
            <text:p>[gʌn]
n. 炮, 枪, &lt;美&gt;手枪, 油门
vi. 用枪射击, 用枪打猎, 加大油门快速前进
vt. 向...开枪, 开大(引擎、汽车)的油门</text:p>
          </table:table-cell>
        </table:table-row>
        <table:table-row>
          <table:table-cell>
            <text:p>76</text:p>
          </table:table-cell>
          <table:table-cell>
            <text:p>kind</text:p>
          </table:table-cell>
          <table:table-cell>
            <text:p>[kaind]
n. 种类, 性质
adj. 仁慈的, 和蔼的, 亲切的, 友爱的</text:p>
          </table:table-cell>
        </table:table-row>
        <table:table-row>
          <table:table-cell>
            <text:p>75</text:p>
          </table:table-cell>
          <table:table-cell>
            <text:p>least</text:p>
          </table:table-cell>
          <table:table-cell>
            <text:p>[li:st]
adj. 最小的, 最少的
adv. 最少, 最小</text:p>
          </table:table-cell>
        </table:table-row>
        <table:table-row>
          <table:table-cell>
            <text:p>75</text:p>
          </table:table-cell>
          <table:table-cell>
            <text:p>making</text:p>
          </table:table-cell>
          <table:table-cell>
            <text:p>['meikiŋ]
n. 制造, 发展, 素质</text:p>
          </table:table-cell>
        </table:table-row>
        <table:table-row>
          <table:table-cell>
            <text:p>75</text:p>
          </table:table-cell>
          <table:table-cell>
            <text:p>thing</text:p>
          </table:table-cell>
          <table:table-cell>
            <text:p>[θiŋ]
n. 东西, 物, 所有物, 用品, 事, 事情, 事件,事态</text:p>
          </table:table-cell>
        </table:table-row>
        <table:table-row>
          <table:table-cell>
            <text:p>74</text:p>
          </table:table-cell>
          <table:table-cell>
            <text:p>think</text:p>
          </table:table-cell>
          <table:table-cell>
            <text:p>[θiŋk]
v. 想, 思索, 认为
vt. 认为, 以为, 预料</text:p>
          </table:table-cell>
        </table:table-row>
        <table:table-row>
          <table:table-cell>
            <text:p>73</text:p>
          </table:table-cell>
          <table:table-cell>
            <text:p>hand</text:p>
          </table:table-cell>
          <table:table-cell>
            <text:p>[hænd]
n. 手, 掌管, 协助, 支配, 插手, 指针, 雇员, 手艺
vt. 支持, 搀扶, 交给</text:p>
          </table:table-cell>
        </table:table-row>
        <table:table-row>
          <table:table-cell>
            <text:p>73</text:p>
          </table:table-cell>
          <table:table-cell>
            <text:p>rest</text:p>
          </table:table-cell>
          <table:table-cell>
            <text:p>[rest]
n. 休息, 静止, 支持物, 台, 架, [音]休止符, 其余, 其他
vi. 休息, 睡眠, 静止, 依靠, 搁在, 保持(状态), 取决于
vt. 使休息, 使静止, 睡眠, 依靠, 搁在</text:p>
          </table:table-cell>
        </table:table-row>
        <table:table-row>
          <table:table-cell>
            <text:p>73</text:p>
          </table:table-cell>
          <table:table-cell>
            <text:p>says</text:p>
          </table:table-cell>
          <table:table-cell>
            <text:p>~= say
[sei]
v. 说, 讲, 背诵, 念, 表示, 比方说, 假定
n. 话语, 想说的意见, 发言权</text:p>
          </table:table-cell>
        </table:table-row>
        <table:table-row>
          <table:table-cell>
            <text:p>72</text:p>
          </table:table-cell>
          <table:table-cell>
            <text:p>carried</text:p>
          </table:table-cell>
          <table:table-cell>
            <text:p>['kærid]
被携带的, 被运载的</text:p>
          </table:table-cell>
        </table:table-row>
        <table:table-row>
          <table:table-cell>
            <text:p>72</text:p>
          </table:table-cell>
          <table:table-cell>
            <text:p>cut</text:p>
          </table:table-cell>
          <table:table-cell>
            <text:p>[kʌt]
v. 切(割、削), (直线等)相交, 剪, 截, 刺穿, 刺痛, 删节, 开辟
n. (刀、剑、鞭等的)切削, 削减, 删节, 伤口, 切口</text:p>
          </table:table-cell>
        </table:table-row>
        <table:table-row>
          <table:table-cell>
            <text:p>72</text:p>
          </table:table-cell>
          <table:table-cell>
            <text:p>large</text:p>
          </table:table-cell>
          <table:table-cell>
            <text:p>[lɑ:dʒ]
adj. 大的, 巨大的, 宽大的, 夸大的
adv. 大大地, 夸大地, 顺风地
n. 大</text:p>
          </table:table-cell>
        </table:table-row>
        <table:table-row>
          <table:table-cell>
            <text:p>72</text:p>
          </table:table-cell>
          <table:table-cell>
            <text:p>piece</text:p>
          </table:table-cell>
          <table:table-cell>
            <text:p>[pi:s]
n. 块, 件, 片, 篇, 张, 条, 硬币
vt. 接合, 修补, 凑合</text:p>
          </table:table-cell>
        </table:table-row>
        <table:table-row>
          <table:table-cell>
            <text:p>71</text:p>
          </table:table-cell>
          <table:table-cell>
            <text:p>board</text:p>
          </table:table-cell>
          <table:table-cell>
            <text:p>[bɔ:d]
n. 木板, (供特殊用途的)木板, 甲板, 膳食费用, 会议桌, 部
vt. 用板盖上, 包饭, 提供膳食, 上(船、飞机等)board and board
(船与船)并行</text:p>
          </table:table-cell>
        </table:table-row>
        <table:table-row>
          <table:table-cell>
            <text:p>71</text:p>
          </table:table-cell>
          <table:table-cell>
            <text:p>years</text:p>
          </table:table-cell>
          <table:table-cell>
            <text:p>~= year
[jә:, jiә]
n. 年, 年龄, 年岁</text:p>
          </table:table-cell>
        </table:table-row>
        <table:table-row>
          <table:table-cell>
            <text:p>70</text:p>
          </table:table-cell>
          <table:table-cell>
            <text:p>half</text:p>
          </table:table-cell>
          <table:table-cell>
            <text:p>[hɑ:f]
n. 一半, 半时, (球赛)半场, 半学年
adj. 一半的, 不完全的, 半途的
adv. 一半地, 部分地, 相当的</text:p>
          </table:table-cell>
        </table:table-row>
        <table:table-row>
          <table:table-cell>
            <text:p>69</text:p>
          </table:table-cell>
          <table:table-cell>
            <text:p>bring</text:p>
          </table:table-cell>
          <table:table-cell>
            <text:p>[briŋ]
vt. 拿来, 带来, 产生, 引起, 提出(诉讼)
vi. 停下</text:p>
          </table:table-cell>
        </table:table-row>
        <table:table-row>
          <table:table-cell>
            <text:p>67</text:p>
          </table:table-cell>
          <table:table-cell>
            <text:p>account</text:p>
          </table:table-cell>
          <table:table-cell>
            <text:p>[ә'kaunt]
n. 计算, 帐目, 说明, 估计, 理由
vi. 说明, 总计有, 认为, 得分
vt. 认为</text:p>
          </table:table-cell>
        </table:table-row>
        <table:table-row>
          <table:table-cell>
            <text:p>67</text:p>
          </table:table-cell>
          <table:table-cell>
            <text:p>land</text:p>
          </table:table-cell>
          <table:table-cell>
            <text:p>[lænd]
n. 陆地, (书面语)国家、国土, 地带, [复数]地产, 田产
vi. 靠岸, 登陆, 登岸, 到达
vt. 使上岸, 使登陆, 使到达, 使处于</text:p>
          </table:table-cell>
        </table:table-row>
        <table:table-row>
          <table:table-cell>
            <text:p>67</text:p>
          </table:table-cell>
          <table:table-cell>
            <text:p>under</text:p>
          </table:table-cell>
          <table:table-cell>
            <text:p>['ʌndә]
prep. 在...之下, 在...之内, 在...领导下, 低于, 假借
adv. 在下</text:p>
          </table:table-cell>
        </table:table-row>
        <table:table-row>
          <table:table-cell>
            <text:p>67</text:p>
          </table:table-cell>
          <table:table-cell>
            <text:p>viz</text:p>
          </table:table-cell>
          <table:table-cell>
            <text:p>/vɪz; vɪz/
abbr 缩写 = (often read out as namely 通常读作namely) that is to say; in other words (Latin videlicet) 即, 就是（源自拉丁文videlicet）
*these three persons, viz landlord, lessee and tenant... 上述三人, 即房东、承租人、房客....

NOTE ON USAGE 用法
*The abbreviations viz, ie and eg are mostly used in formal or technical English. * viz、ie、eg这三个缩略词多用于较郑重的或科技的文体中. In speech and when reading a written text aloud we usually say namely, that is (to say) and for example respectively 在讲话或读文稿时, 这三个词分别读作namely、that is (to say)、for example. *Viz (or namely) is used to expand or specify what has already been said *viz（或namely）用以补充或具体说明前面已经提到的事物
*There are three major advantagesof the design, viz/namely cheapness, simplicity and availability. 这种设计有三大优点, 即价廉、简便、实用.
* I want to talk today about a major threat facing our society, namely AIDS. 我今天要讲的是我们社会面临的一大危害, 就是艾滋病. We use ie (or that is) to explain an unclear statement or word by rephrasing it *ie（或that is）的用法是通过重新措辞来解释一个不清楚的说法或词语
*He admitted being `economical with the truth' (ie lying). 他承认他｀简化了事实真相＇（即说了谎）. In this dictionary we often use ie and eg after examples to give further explanation of the meaning of those examples. 在本词典中, 常在示例後用 ie 和 eg 进一步解释示例的含义.</text:p>
          </table:table-cell>
        </table:table-row>
        <table:table-row>
          <table:table-cell>
            <text:p>66</text:p>
          </table:table-cell>
          <table:table-cell>
            <text:p>ever</text:p>
          </table:table-cell>
          <table:table-cell>
            <text:p>['evә]
adv. 曾经, 永远, 不断地, 在任何时候, 究竟</text:p>
          </table:table-cell>
        </table:table-row>
        <table:table-row>
          <table:table-cell>
            <text:p>66</text:p>
          </table:table-cell>
          <table:table-cell>
            <text:p>kept</text:p>
          </table:table-cell>
          <table:table-cell>
            <text:p>[kept]
vbl. keep的过去式和过去分词
adj. 受人资助控制的</text:p>
          </table:table-cell>
        </table:table-row>
        <table:table-row>
          <table:table-cell>
            <text:p>66</text:p>
          </table:table-cell>
          <table:table-cell>
            <text:p>run</text:p>
          </table:table-cell>
          <table:table-cell>
            <text:p>[rʌn]
n. 跑, 赛跑, 奔跑, 运转, 趋向
vi. 跑, 奔, 逃跑, 竞选, 跑步, 蔓延, 进行, 行驶
vt. 使跑, 参赛, 追究, 使流, 管理, 运行, 开动
adj. 熔化的, 融化的, 浇铸的
vbl. run的过去式和过去分词</text:p>
          </table:table-cell>
        </table:table-row>
        <table:table-row>
          <table:table-cell>
            <text:p>66</text:p>
          </table:table-cell>
          <table:table-cell>
            <text:p>savages</text:p>
          </table:table-cell>
          <table:table-cell>
            <text:p>~= savage
['sævidʒ]
adj. 野蛮的, 未开化的, 凶猛的, 残忍的
vt. 用暴力对付
n. 原始的人, 粗鲁的人</text:p>
          </table:table-cell>
        </table:table-row>
        <table:table-row>
          <table:table-cell>
            <text:p>66</text:p>
          </table:table-cell>
          <table:table-cell>
            <text:p>several</text:p>
          </table:table-cell>
          <table:table-cell>
            <text:p>['sevәrәl]
adj. 几个, 个别的, 单独的
pron. 几个</text:p>
          </table:table-cell>
        </table:table-row>
        <table:table-row>
          <table:table-cell>
            <text:p>66</text:p>
          </table:table-cell>
          <table:table-cell>
            <text:p>towards</text:p>
          </table:table-cell>
          <table:table-cell>
            <text:p>[tә'wɔ:dz]
prep. 向, 朝, 对面, 接近, 对, 有助于</text:p>
          </table:table-cell>
        </table:table-row>
        <table:table-row>
          <table:table-cell>
            <text:p>65</text:p>
          </table:table-cell>
          <table:table-cell>
            <text:p>almost</text:p>
          </table:table-cell>
          <table:table-cell>
            <text:p>['ɔ:lmәust]
adv. 几乎, 差不多</text:p>
          </table:table-cell>
        </table:table-row>
        <table:table-row>
          <table:table-cell>
            <text:p>64</text:p>
          </table:table-cell>
          <table:table-cell>
            <text:p>old</text:p>
          </table:table-cell>
          <table:table-cell>
            <text:p>[әuld]
adj. 年老的, 老的, ...岁的, 陈旧的, 古老的</text:p>
          </table:table-cell>
        </table:table-row>
        <table:table-row>
          <table:table-cell>
            <text:p>64</text:p>
          </table:table-cell>
          <table:table-cell>
            <text:p>poor</text:p>
          </table:table-cell>
          <table:table-cell>
            <text:p>[puә]
adj. 贫穷的, 可怜的, 乏味的, 卑鄙的</text:p>
          </table:table-cell>
        </table:table-row>
        <table:table-row>
          <table:table-cell>
            <text:p>64</text:p>
          </table:table-cell>
          <table:table-cell>
            <text:p>year</text:p>
          </table:table-cell>
          <table:table-cell>
            <text:p>[jә:, jiә]
n. 年, 年龄, 年岁</text:p>
          </table:table-cell>
        </table:table-row>
        <table:table-row>
          <table:table-cell>
            <text:p>63</text:p>
          </table:table-cell>
          <table:table-cell>
            <text:p>find</text:p>
          </table:table-cell>
          <table:table-cell>
            <text:p>[faind]
vt. 找到, 发现, 感到, 查明, 得到, 认为, 见到...的存在
vi. 裁决
n. 发现
[计] 在文件中查找指定的字符串</text:p>
          </table:table-cell>
        </table:table-row>
        <table:table-row>
          <table:table-cell>
            <text:p>63</text:p>
          </table:table-cell>
          <table:table-cell>
            <text:p>word</text:p>
          </table:table-cell>
          <table:table-cell>
            <text:p>[wә:d]
n. 字, 词, 话, 消息, 诺言, 命令
vt. 为...措辞</text:p>
          </table:table-cell>
        </table:table-row>
        <table:table-row>
          <table:table-cell>
            <text:p>62</text:p>
          </table:table-cell>
          <table:table-cell>
            <text:p>cave</text:p>
          </table:table-cell>
          <table:table-cell>
            <text:p>[keiv]
n. 洞穴, 窑洞
vi. 凹陷, 投降
vt. 挖洞, 使凹陷</text:p>
          </table:table-cell>
        </table:table-row>
        <table:table-row>
          <table:table-cell>
            <text:p>62</text:p>
          </table:table-cell>
          <table:table-cell>
            <text:p>corn</text:p>
          </table:table-cell>
          <table:table-cell>
            <text:p>[kɔ:n]
n. &lt;美&gt;玉米, &lt;英&gt;谷物, 五谷, [医]鸡眼
vt. 腌(肉等)</text:p>
          </table:table-cell>
        </table:table-row>
        <table:table-row>
          <table:table-cell>
            <text:p>62</text:p>
          </table:table-cell>
          <table:table-cell>
            <text:p>she</text:p>
          </table:table-cell>
          <table:table-cell>
            <text:p>[ʃi:, ʃi]
pron. [主格]她</text:p>
          </table:table-cell>
        </table:table-row>
        <table:table-row>
          <table:table-cell>
            <text:p>62</text:p>
          </table:table-cell>
          <table:table-cell>
            <text:p>taken</text:p>
          </table:table-cell>
          <table:table-cell>
            <text:p>['teikәn]
vbl. take的过去分词</text:p>
          </table:table-cell>
        </table:table-row>
        <table:table-row>
          <table:table-cell>
            <text:p>61</text:p>
          </table:table-cell>
          <table:table-cell>
            <text:p>always</text:p>
          </table:table-cell>
          <table:table-cell>
            <text:p>['ɔ:lwәz, 'ɔ:lweiz]
adv. 总是, 永远, 始终</text:p>
          </table:table-cell>
        </table:table-row>
        <table:table-row>
          <table:table-cell>
            <text:p>61</text:p>
          </table:table-cell>
          <table:table-cell>
            <text:p>call</text:p>
          </table:table-cell>
          <table:table-cell>
            <text:p>[kɔ:l]
n. 喊声, 叫声, 命令, 号召, 访问, 叫牌, 通话, 必要
v. 呼叫, 召集, 称呼, 认为, 命名, 打电话</text:p>
          </table:table-cell>
        </table:table-row>
        <table:table-row>
          <table:table-cell>
            <text:p>61</text:p>
          </table:table-cell>
          <table:table-cell>
            <text:p>manner</text:p>
          </table:table-cell>
          <table:table-cell>
            <text:p>['mænә]
n. 礼貌, 风格, 方式, 样式, 习惯</text:p>
          </table:table-cell>
        </table:table-row>
        <table:table-row>
          <table:table-cell>
            <text:p>61</text:p>
          </table:table-cell>
          <table:table-cell>
            <text:p>tree</text:p>
          </table:table-cell>
          <table:table-cell>
            <text:p>[tri:]
n. 树, 木料, 树状物
vt. 赶上树
n. [计] 显示驱动器的子目录结构
vi. 爬上树, 逃上树</text:p>
          </table:table-cell>
        </table:table-row>
        <table:table-row>
          <table:table-cell>
            <text:p>59</text:p>
          </table:table-cell>
          <table:table-cell>
            <text:p>look</text:p>
          </table:table-cell>
          <table:table-cell>
            <text:p>[luk]
n. 看, 注视, 脸色, 面容, 外表
vi. 看, 注意, 朝着, 好象, 显得
vt. 打量, 注视, 用眼神(或脸色)表示, 期待</text:p>
          </table:table-cell>
        </table:table-row>
        <table:table-row>
          <table:table-cell>
            <text:p>59</text:p>
          </table:table-cell>
          <table:table-cell>
            <text:p>shot</text:p>
          </table:table-cell>
          <table:table-cell>
            <text:p>[ʃɔt]
n. 开枪, 射击, 子弹, 炮弹</text:p>
          </table:table-cell>
        </table:table-row>
        <table:table-row>
          <table:table-cell>
            <text:p>59</text:p>
          </table:table-cell>
          <table:table-cell>
            <text:p>use</text:p>
          </table:table-cell>
          <table:table-cell>
            <text:p>[ju:s]
vt. 使用, 利用, 耗费
n. 使用, 利用, 用途, 效用, 使用价值</text:p>
          </table:table-cell>
        </table:table-row>
        <table:table-row>
          <table:table-cell>
            <text:p>59</text:p>
          </table:table-cell>
          <table:table-cell>
            <text:p>voyage</text:p>
          </table:table-cell>
          <table:table-cell>
            <text:p>['vɔiidʒ]
n. 航程, 航空, 航海记, 旅行记
vi. 航海, 航行
vt. 渡过, 飞过</text:p>
          </table:table-cell>
        </table:table-row>
        <table:table-row>
          <table:table-cell>
            <text:p>59</text:p>
          </table:table-cell>
          <table:table-cell>
            <text:p>wind</text:p>
          </table:table-cell>
          <table:table-cell>
            <text:p>[waind]
n. 风
v. 绕, 缠, 上发条, 旋紧</text:p>
          </table:table-cell>
        </table:table-row>
        <table:table-row>
          <table:table-cell>
            <text:p>59</text:p>
          </table:table-cell>
          <table:table-cell>
            <text:p>within</text:p>
          </table:table-cell>
          <table:table-cell>
            <text:p>[wið'in]
n. 内部, 里头
adv. 在内部, 在内心里
prep. 在...之内, 不越出
adj. 里面的, 内部的</text:p>
          </table:table-cell>
        </table:table-row>
        <table:table-row>
          <table:table-cell>
            <text:p>58</text:p>
          </table:table-cell>
          <table:table-cell>
            <text:p>afterwards</text:p>
          </table:table-cell>
          <table:table-cell>
            <text:p>['ɑ:ftәwәdz]
adv. 然后, 后来地</text:p>
          </table:table-cell>
        </table:table-row>
        <table:table-row>
          <table:table-cell>
            <text:p>58</text:p>
          </table:table-cell>
          <table:table-cell>
            <text:p>perhaps</text:p>
          </table:table-cell>
          <table:table-cell>
            <text:p>[pә'hæps]
adv. 或许, 多半</text:p>
          </table:table-cell>
        </table:table-row>
        <table:table-row>
          <table:table-cell>
            <text:p>57</text:p>
          </table:table-cell>
          <table:table-cell>
            <text:p>end</text:p>
          </table:table-cell>
          <table:table-cell>
            <text:p>[end]
n. 末端, 尽头, 结束, 目标, 限度, 梢, 末端, 死亡
v. 结束, 终结, 终止</text:p>
          </table:table-cell>
        </table:table-row>
        <table:table-row>
          <table:table-cell>
            <text:p>57</text:p>
          </table:table-cell>
          <table:table-cell>
            <text:p>gone</text:p>
          </table:table-cell>
          <table:table-cell>
            <text:p>[gɔn, gɔ:n]
adj. 离去的, 死去的, 深重的, 入迷的, 用光的
vbl. go的过去分词</text:p>
          </table:table-cell>
        </table:table-row>
        <table:table-row>
          <table:table-cell>
            <text:p>57</text:p>
          </table:table-cell>
          <table:table-cell>
            <text:p>whole</text:p>
          </table:table-cell>
          <table:table-cell>
            <text:p>[hәul]
n. 全部, 全体, 整体, 完全之体系
adj. 所有的, 完整的, 完全的, 纯粹的, 未损伤的, 未打破的
adv. 完全, 整个</text:p>
          </table:table-cell>
        </table:table-row>
        <table:table-row>
          <table:table-cell>
            <text:p>56</text:p>
          </table:table-cell>
          <table:table-cell>
            <text:p>among</text:p>
          </table:table-cell>
          <table:table-cell>
            <text:p>[ә'mʌŋ]
prep. 在...之中, ...之一</text:p>
          </table:table-cell>
        </table:table-row>
        <table:table-row>
          <table:table-cell>
            <text:p>56</text:p>
          </table:table-cell>
          <table:table-cell>
            <text:p>creature</text:p>
          </table:table-cell>
          <table:table-cell>
            <text:p>['kri:tʃә]
n. 人, 动物, 傀儡, 创造物</text:p>
          </table:table-cell>
        </table:table-row>
        <table:table-row>
          <table:table-cell>
            <text:p>56</text:p>
          </table:table-cell>
          <table:table-cell>
            <text:p>farther</text:p>
          </table:table-cell>
          <table:table-cell>
            <text:p>['fɑ:ðә]
adj. 更远的, 进一步的
adv. 更远地, 再往前地, 此外, far 的比较级</text:p>
          </table:table-cell>
        </table:table-row>
        <table:table-row>
          <table:table-cell>
            <text:p>56</text:p>
          </table:table-cell>
          <table:table-cell>
            <text:p>five</text:p>
          </table:table-cell>
          <table:table-cell>
            <text:p>[faiv]
num. 五, 五个(人或物)
n. 五个一组, &lt;口&gt;五厘息金的证券</text:p>
          </table:table-cell>
        </table:table-row>
        <table:table-row>
          <table:table-cell>
            <text:p>56</text:p>
          </table:table-cell>
          <table:table-cell>
            <text:p>looked</text:p>
          </table:table-cell>
          <table:table-cell>
            <text:p>~= look
[luk]
n. 看, 注视, 脸色, 面容, 外表
vi. 看, 注意, 朝着, 好象, 显得
vt. 打量, 注视, 用眼神(或脸色)表示, 期待</text:p>
          </table:table-cell>
        </table:table-row>
        <table:table-row>
          <table:table-cell>
            <text:p>56</text:p>
          </table:table-cell>
          <table:table-cell>
            <text:p>possible</text:p>
          </table:table-cell>
          <table:table-cell>
            <text:p>['pɔsәbl]
adj. 可能的, 可能存在或发生的</text:p>
          </table:table-cell>
        </table:table-row>
        <table:table-row>
          <table:table-cell>
            <text:p>55</text:p>
          </table:table-cell>
          <table:table-cell>
            <text:p>anything</text:p>
          </table:table-cell>
          <table:table-cell>
            <text:p>['eniθiŋ]
pron. 任何事</text:p>
          </table:table-cell>
        </table:table-row>
        <table:table-row>
          <table:table-cell>
            <text:p>55</text:p>
          </table:table-cell>
          <table:table-cell>
            <text:p>full</text:p>
          </table:table-cell>
          <table:table-cell>
            <text:p>[ful]
n. 全部, 完整
adj. 充满的, 完全的, 丰富的, 完美的, 详尽的, 丰满的
adv. 完全地, 整整, 十分
vt. 把衣服缝得宽大</text:p>
          </table:table-cell>
        </table:table-row>
        <table:table-row>
          <table:table-cell>
            <text:p>55</text:p>
          </table:table-cell>
          <table:table-cell>
            <text:p>immediately</text:p>
          </table:table-cell>
          <table:table-cell>
            <text:p>[i'mi:djәtli]
adv. 立即, 马上, 直接地</text:p>
          </table:table-cell>
        </table:table-row>
        <table:table-row>
          <table:table-cell>
            <text:p>55</text:p>
          </table:table-cell>
          <table:table-cell>
            <text:p>kill</text:p>
          </table:table-cell>
          <table:table-cell>
            <text:p>[kil]
v. 杀死, 毁掉, 杀伤</text:p>
          </table:table-cell>
        </table:table-row>
        <table:table-row>
          <table:table-cell>
            <text:p>54</text:p>
          </table:table-cell>
          <table:table-cell>
            <text:p>able</text:p>
          </table:table-cell>
          <table:table-cell>
            <text:p>['eibl]
adj. 能...的, 有才能的, 能干的, 能够的</text:p>
          </table:table-cell>
        </table:table-row>
        <table:table-row>
          <table:table-cell>
            <text:p>54</text:p>
          </table:table-cell>
          <table:table-cell>
            <text:p>bear</text:p>
          </table:table-cell>
          <table:table-cell>
            <text:p>[bєә]
n. 熊
v. 负担, 忍受, 带给, 具有, 挤, 向</text:p>
          </table:table-cell>
        </table:table-row>
        <table:table-row>
          <table:table-cell>
            <text:p>54</text:p>
          </table:table-cell>
          <table:table-cell>
            <text:p>both</text:p>
          </table:table-cell>
          <table:table-cell>
            <text:p>[bәuθ]
adj. 两者, 双方的
pron. 双方, 两者</text:p>
          </table:table-cell>
        </table:table-row>
        <table:table-row>
          <table:table-cell>
            <text:p>54</text:p>
          </table:table-cell>
          <table:table-cell>
            <text:p>creatures</text:p>
          </table:table-cell>
          <table:table-cell>
            <text:p>~= creature
['kri:tʃә]
n. 人, 动物, 傀儡, 创造物</text:p>
          </table:table-cell>
        </table:table-row>
        <table:table-row>
          <table:table-cell>
            <text:p>54</text:p>
          </table:table-cell>
          <table:table-cell>
            <text:p>far</text:p>
          </table:table-cell>
          <table:table-cell>
            <text:p>[fɑ:]
adj. (常用于书面语)远的, 久远的, 遥远的
adv. (表示空间或时间上的距离)远, 很远, 遥远地, 久远地, 甚远地, 很, 很晚地
n. 远处, 远方</text:p>
          </table:table-cell>
        </table:table-row>
        <table:table-row>
          <table:table-cell>
            <text:p>54</text:p>
          </table:table-cell>
          <table:table-cell>
            <text:p>foot</text:p>
          </table:table-cell>
          <table:table-cell>
            <text:p>[fut]
n. 足, 底部, 英尺, 音步(英诗), 步调, 步兵, 末尾
vt. 走在...上, 支付, 给...换底, 结算
vi. 步行, 跳舞, 总计</text:p>
          </table:table-cell>
        </table:table-row>
        <table:table-row>
          <table:table-cell>
            <text:p>54</text:p>
          </table:table-cell>
          <table:table-cell>
            <text:p>providence</text:p>
          </table:table-cell>
          <table:table-cell>
            <text:p>['prɔvidәns]
n. 深谋远虑, 天意, 上帝, 神的眷顾</text:p>
          </table:table-cell>
        </table:table-row>
        <table:table-row>
          <table:table-cell>
            <text:p>54</text:p>
          </table:table-cell>
          <table:table-cell>
            <text:p>whether</text:p>
          </table:table-cell>
          <table:table-cell>
            <text:p>['(h)weðә]
conj. 是否, 不管, 无论</text:p>
          </table:table-cell>
        </table:table-row>
        <table:table-row>
          <table:table-cell>
            <text:p>54</text:p>
          </table:table-cell>
          <table:table-cell>
            <text:p>wood</text:p>
          </table:table-cell>
          <table:table-cell>
            <text:p>[wud]
n. 木头, 木材, 树木</text:p>
          </table:table-cell>
        </table:table-row>
        <table:table-row>
          <table:table-cell>
            <text:p>53</text:p>
          </table:table-cell>
          <table:table-cell>
            <text:p>bread</text:p>
          </table:table-cell>
          <table:table-cell>
            <text:p>[bred]
n. 面包, 生计</text:p>
          </table:table-cell>
        </table:table-row>
        <table:table-row>
          <table:table-cell>
            <text:p>53</text:p>
          </table:table-cell>
          <table:table-cell>
            <text:p>keep</text:p>
          </table:table-cell>
          <table:table-cell>
            <text:p>[ki:p]
n. 保持, 保养, 生计, 监狱, [史]要塞
vt. 保持, 保存, 遵守, 经营, 看守, 拘留, 维持, 记(日记,帐等)
vi. 保持, 继续不断</text:p>
          </table:table-cell>
        </table:table-row>
        <table:table-row>
          <table:table-cell>
            <text:p>53</text:p>
          </table:table-cell>
          <table:table-cell>
            <text:p>morning</text:p>
          </table:table-cell>
          <table:table-cell>
            <text:p>['mɔ:niŋ]
n. 早晨, 上午</text:p>
          </table:table-cell>
        </table:table-row>
        <table:table-row>
          <table:table-cell>
            <text:p>53</text:p>
          </table:table-cell>
          <table:table-cell>
            <text:p>people</text:p>
          </table:table-cell>
          <table:table-cell>
            <text:p>['pi:pl]
n. 人, 人们, 民族, 人类, 公民
vt. 使住（满）人</text:p>
          </table:table-cell>
        </table:table-row>
        <table:table-row>
          <table:table-cell>
            <text:p>53</text:p>
          </table:table-cell>
          <table:table-cell>
            <text:p>powder</text:p>
          </table:table-cell>
          <table:table-cell>
            <text:p>['paudә]
n. 粉, 粉末, 火药, 尘土
vt. 搽粉于, 撒粉, 使成粉末
vi. 搽粉, 变成粉末</text:p>
          </table:table-cell>
        </table:table-row>
        <table:table-row>
          <table:table-cell>
            <text:p>53</text:p>
          </table:table-cell>
          <table:table-cell>
            <text:p>quite</text:p>
          </table:table-cell>
          <table:table-cell>
            <text:p>[kwait]
adv. 相当, 完全, 十分, 彻底</text:p>
          </table:table-cell>
        </table:table-row>
        <table:table-row>
          <table:table-cell>
            <text:p>52</text:p>
          </table:table-cell>
          <table:table-cell>
            <text:p>labor</text:p>
          </table:table-cell>
          <table:table-cell>
            <text:p>['leibә]
n. 劳动, 努力, 工作, 劳工, 分娩, 阵痛
vi. 劳动, 努力争取(for), 苦干
vt. 详细分析, 麻烦</text:p>
          </table:table-cell>
        </table:table-row>
        <table:table-row>
          <table:table-cell>
            <text:p>52</text:p>
          </table:table-cell>
          <table:table-cell>
            <text:p>something</text:p>
          </table:table-cell>
          <table:table-cell>
            <text:p>['sʌmθiŋ]
pron. 某事, 某物
adj. 有点象, 大约</text:p>
          </table:table-cell>
        </table:table-row>
        <table:table-row>
          <table:table-cell>
            <text:p>51</text:p>
          </table:table-cell>
          <table:table-cell>
            <text:p>help</text:p>
          </table:table-cell>
          <table:table-cell>
            <text:p>[help]
n. 帮忙, 补救办法, 助手, 治疗, &lt;美&gt;佣工
vt. 帮助, 助长, 接济, 治疗, 款待
vi. 有用, 救命, 招待
[计] 显示命令格式的简短概述</text:p>
          </table:table-cell>
        </table:table-row>
        <table:table-row>
          <table:table-cell>
            <text:p>51</text:p>
          </table:table-cell>
          <table:table-cell>
            <text:p>laid</text:p>
          </table:table-cell>
          <table:table-cell>
            <text:p>[leid]
vbl. lay的过去式和过去分词</text:p>
          </table:table-cell>
        </table:table-row>
        <table:table-row>
          <table:table-cell>
            <text:p>51</text:p>
          </table:table-cell>
          <table:table-cell>
            <text:p>less</text:p>
          </table:table-cell>
          <table:table-cell>
            <text:p>[les]
n. 较少, 较小
adj. 少的, 小的
adv. 较少地, 更小地, 不及
prep. 减去</text:p>
          </table:table-cell>
        </table:table-row>
        <table:table-row>
          <table:table-cell>
            <text:p>51</text:p>
          </table:table-cell>
          <table:table-cell>
            <text:p>lived</text:p>
          </table:table-cell>
          <table:table-cell>
            <text:p>adj. 有...之生命的</text:p>
          </table:table-cell>
        </table:table-row>
        <table:table-row>
          <table:table-cell>
            <text:p>51</text:p>
          </table:table-cell>
          <table:table-cell>
            <text:p>observed</text:p>
          </table:table-cell>
          <table:table-cell>
            <text:p>~= observe
[әb'zә:v]
vt. 观察, 观测, 遵守, 评述, 说</text:p>
          </table:table-cell>
        </table:table-row>
        <table:table-row>
          <table:table-cell>
            <text:p>50</text:p>
          </table:table-cell>
          <table:table-cell>
            <text:p>either</text:p>
          </table:table-cell>
          <table:table-cell>
            <text:p>['aiðә(r)]
adj. 任一的, (两方中的)每一方的
pron. 任一, 随便任一个
conj. 或者, 也</text:p>
          </table:table-cell>
        </table:table-row>
        <table:table-row>
          <table:table-cell>
            <text:p>50</text:p>
          </table:table-cell>
          <table:table-cell>
            <text:p>himself</text:p>
          </table:table-cell>
          <table:table-cell>
            <text:p>[him'self]
pron. 他自己, 他亲自</text:p>
          </table:table-cell>
        </table:table-row>
        <table:table-row>
          <table:table-cell>
            <text:p>50</text:p>
          </table:table-cell>
          <table:table-cell>
            <text:p>its</text:p>
          </table:table-cell>
          <table:table-cell>
            <text:p>[its]
pron. 它的</text:p>
          </table:table-cell>
        </table:table-row>
        <table:table-row>
          <table:table-cell>
            <text:p>50</text:p>
          </table:table-cell>
          <table:table-cell>
            <text:p>often</text:p>
          </table:table-cell>
          <table:table-cell>
            <text:p>['ɔ(:)fn, 'ɔ:ftәn]
adv. 常常, 经常</text:p>
          </table:table-cell>
        </table:table-row>
        <table:table-row>
          <table:table-cell>
            <text:p>50</text:p>
          </table:table-cell>
          <table:table-cell>
            <text:p>rather</text:p>
          </table:table-cell>
          <table:table-cell>
            <text:p>['rɑ:ðә]
adv. 宁愿, 宁可, 更正确, 更合适, 有点, 相当</text:p>
          </table:table-cell>
        </table:table-row>
        <table:table-row>
          <table:table-cell>
            <text:p>50</text:p>
          </table:table-cell>
          <table:table-cell>
            <text:p>seen</text:p>
          </table:table-cell>
          <table:table-cell>
            <text:p>[si:n]
vbl. see的过去分词</text:p>
          </table:table-cell>
        </table:table-row>
        <table:table-row>
          <table:table-cell>
            <text:p>50</text:p>
          </table:table-cell>
          <table:table-cell>
            <text:p>want</text:p>
          </table:table-cell>
          <table:table-cell>
            <text:p>[wɔnt]
vt. 想要, 希望, 需要, 短缺, 缺少
n. 需要, 短缺</text:p>
          </table:table-cell>
        </table:table-row>
        <table:table-row>
          <table:table-cell>
            <text:p>50</text:p>
          </table:table-cell>
          <table:table-cell>
            <text:p>wild</text:p>
          </table:table-cell>
          <table:table-cell>
            <text:p>[waild]
adj. 野性的, 野生的, 野蛮的, 狂热的, 疯狂的</text:p>
          </table:table-cell>
        </table:table-row>
        <table:table-row>
          <table:table-cell>
            <text:p>49</text:p>
          </table:table-cell>
          <table:table-cell>
            <text:p>against</text:p>
          </table:table-cell>
          <table:table-cell>
            <text:p>[ә'genst, ә'geinst]
prep. 相反, 反对, 逆着, 靠着, 倚着</text:p>
          </table:table-cell>
        </table:table-row>
        <table:table-row>
          <table:table-cell>
            <text:p>49</text:p>
          </table:table-cell>
          <table:table-cell>
            <text:p>hard</text:p>
          </table:table-cell>
          <table:table-cell>
            <text:p>[hɑ:d]
adj. 硬的, 坚固的, (问题, 工作等)困难的, 艰苦的, 猛烈的, 确实的
adv. 努力地, 辛苦地, 坚硬地, 牢固地, 接近地, 猛烈地</text:p>
          </table:table-cell>
        </table:table-row>
        <table:table-row>
          <table:table-cell>
            <text:p>49</text:p>
          </table:table-cell>
          <table:table-cell>
            <text:p>hill</text:p>
          </table:table-cell>
          <table:table-cell>
            <text:p>[hil]
n. 小山, 丘陵, 斜坡, 山岗</text:p>
          </table:table-cell>
        </table:table-row>
        <table:table-row>
          <table:table-cell>
            <text:p>49</text:p>
          </table:table-cell>
          <table:table-cell>
            <text:p>master</text:p>
          </table:table-cell>
          <table:table-cell>
            <text:p>['mɑ:stә]
n. 主人, 雇主, (男)教师, 熟练技工, 师傅, 大师, 硕士, &lt;称呼&gt;少爷
adj. 主人的, 熟练的, 高明的, 主要的
vt. 征服, 控制, 精通</text:p>
          </table:table-cell>
        </table:table-row>
        <table:table-row>
          <table:table-cell>
            <text:p>49</text:p>
          </table:table-cell>
          <table:table-cell>
            <text:p>neither</text:p>
          </table:table-cell>
          <table:table-cell>
            <text:p>['naiðә, 'ni:ðә]
adj. pron.两者都不
conj. 既不...又不, 也不</text:p>
          </table:table-cell>
        </table:table-row>
        <table:table-row>
          <table:table-cell>
            <text:p>49</text:p>
          </table:table-cell>
          <table:table-cell>
            <text:p>new</text:p>
          </table:table-cell>
          <table:table-cell>
            <text:p>[nju:]
adj. 新的, 初见的, 更新的
adv. 新近</text:p>
          </table:table-cell>
        </table:table-row>
        <table:table-row>
          <table:table-cell>
            <text:p>49</text:p>
          </table:table-cell>
          <table:table-cell>
            <text:p>tide</text:p>
          </table:table-cell>
          <table:table-cell>
            <text:p>[taid]
n. 潮, 潮汐, 潮流, 趋势</text:p>
          </table:table-cell>
        </table:table-row>
        <table:table-row>
          <table:table-cell>
            <text:p>49</text:p>
          </table:table-cell>
          <table:table-cell>
            <text:p>wanted</text:p>
          </table:table-cell>
          <table:table-cell>
            <text:p>['wɔntid]
adj. wanted by the police 被通缉的</text:p>
          </table:table-cell>
        </table:table-row>
        <table:table-row>
          <table:table-cell>
            <text:p>48</text:p>
          </table:table-cell>
          <table:table-cell>
            <text:p>danger</text:p>
          </table:table-cell>
          <table:table-cell>
            <text:p>['deindʒә]
n. 危险, 危险物, 威胁</text:p>
          </table:table-cell>
        </table:table-row>
        <table:table-row>
          <table:table-cell>
            <text:p>48</text:p>
          </table:table-cell>
          <table:table-cell>
            <text:p>everything</text:p>
          </table:table-cell>
          <table:table-cell>
            <text:p>['evriθiŋ]
pron. 每件事物, 万事</text:p>
          </table:table-cell>
        </table:table-row>
        <table:table-row>
          <table:table-cell>
            <text:p>48</text:p>
          </table:table-cell>
          <table:table-cell>
            <text:p>fit</text:p>
          </table:table-cell>
          <table:table-cell>
            <text:p>[fit]
n. 突然发作, 适合, 痉挛, 一阵
adj. 合适的, 恰当的, 健康的, ,准备好的
vt. 适合, 安装, 使合身, 使适应, 使合格
vi. 适合, 符合</text:p>
          </table:table-cell>
        </table:table-row>
        <table:table-row>
          <table:table-cell>
            <text:p>48</text:p>
          </table:table-cell>
          <table:table-cell>
            <text:p>once</text:p>
          </table:table-cell>
          <table:table-cell>
            <text:p>[wʌns]
n. adv.一次, 从前, 曾经
conj. 一旦</text:p>
          </table:table-cell>
        </table:table-row>
        <table:table-row>
          <table:table-cell>
            <text:p>47</text:p>
          </table:table-cell>
          <table:table-cell>
            <text:p>asked</text:p>
          </table:table-cell>
          <table:table-cell>
            <text:p>~= ask
[ɑ:sk]
vi. 询问, 问, 要求
vt. 问, 要求, 需要, 邀请</text:p>
          </table:table-cell>
        </table:table-row>
        <table:table-row>
          <table:table-cell>
            <text:p>47</text:p>
          </table:table-cell>
          <table:table-cell>
            <text:p>believe</text:p>
          </table:table-cell>
          <table:table-cell>
            <text:p>[bi'li:v]
v. 有坚定的宗教信仰的, 相信, 信任, 认为, 想</text:p>
          </table:table-cell>
        </table:table-row>
        <table:table-row>
          <table:table-cell>
            <text:p>47</text:p>
          </table:table-cell>
          <table:table-cell>
            <text:p>fell</text:p>
          </table:table-cell>
          <table:table-cell>
            <text:p>[fel]
vbl. fall 的过去式
vt. 击倒, 打倒(疾病等), 致于...死地, 砍伐
n. 一季所伐的木材, 兽皮, 羊毛
adj. 凶猛的, 可怕的</text:p>
          </table:table-cell>
        </table:table-row>
        <table:table-row>
          <table:table-cell>
            <text:p>47</text:p>
          </table:table-cell>
          <table:table-cell>
            <text:p>four</text:p>
          </table:table-cell>
          <table:table-cell>
            <text:p>[fɔ:]
num. 四, 四个, 第四(卷,章,叶等)</text:p>
          </table:table-cell>
        </table:table-row>
        <table:table-row>
          <table:table-cell>
            <text:p>47</text:p>
          </table:table-cell>
          <table:table-cell>
            <text:p>occasion</text:p>
          </table:table-cell>
          <table:table-cell>
            <text:p>[ә'keiʒәn]
n. 场合, 时机, 机会</text:p>
          </table:table-cell>
        </table:table-row>
        <table:table-row>
          <table:table-cell>
            <text:p>47</text:p>
          </table:table-cell>
          <table:table-cell>
            <text:p>tell</text:p>
          </table:table-cell>
          <table:table-cell>
            <text:p>[tel]
vt. 告诉, 说, 吩咐, 断定, 知道
vi. 讲述, 泄密, 告发, 表明, 作证
n. &lt;方&gt;讲的事, 传闻</text:p>
          </table:table-cell>
        </table:table-row>
        <table:table-row>
          <table:table-cell>
            <text:p>46</text:p>
          </table:table-cell>
          <table:table-cell>
            <text:p>distance</text:p>
          </table:table-cell>
          <table:table-cell>
            <text:p>['distәns]
n. 距离, 远离, 一长段时间, 远方, 远景, 遥远, (时间的)间隔, (时日的)经过</text:p>
          </table:table-cell>
        </table:table-row>
        <table:table-row>
          <table:table-cell>
            <text:p>46</text:p>
          </table:table-cell>
          <table:table-cell>
            <text:p>especially</text:p>
          </table:table-cell>
          <table:table-cell>
            <text:p>[is'peʃәli]
adv. 特别, 尤其</text:p>
          </table:table-cell>
        </table:table-row>
        <table:table-row>
          <table:table-cell>
            <text:p>46</text:p>
          </table:table-cell>
          <table:table-cell>
            <text:p>heard</text:p>
          </table:table-cell>
          <table:table-cell>
            <text:p>[hә:d]
vbl. hear的过去式和过去分词</text:p>
          </table:table-cell>
        </table:table-row>
        <table:table-row>
          <table:table-cell>
            <text:p>46</text:p>
          </table:table-cell>
          <table:table-cell>
            <text:p>seeing</text:p>
          </table:table-cell>
          <table:table-cell>
            <text:p>['si:iŋ]
n. 视觉, 视力, 观看, 看见</text:p>
          </table:table-cell>
        </table:table-row>
        <table:table-row>
          <table:table-cell>
            <text:p>46</text:p>
          </table:table-cell>
          <table:table-cell>
            <text:p>wall</text:p>
          </table:table-cell>
          <table:table-cell>
            <text:p>[wɔ:l]
n. 墙壁, 围墙, 似墙之物
adj. 墙壁的
vt. 围以墙</text:p>
          </table:table-cell>
        </table:table-row>
        <table:table-row>
          <table:table-cell>
            <text:p>46</text:p>
          </table:table-cell>
          <table:table-cell>
            <text:p>whom</text:p>
          </table:table-cell>
          <table:table-cell>
            <text:p>[hu:m, hum]
pron. 谁</text:p>
          </table:table-cell>
        </table:table-row>
        <table:table-row>
          <table:table-cell>
            <text:p>45</text:p>
          </table:table-cell>
          <table:table-cell>
            <text:p>coming</text:p>
          </table:table-cell>
          <table:table-cell>
            <text:p>['kʌmiŋ]
n. 来达
adj. 就要来的, 将来的, 大有前途的</text:p>
          </table:table-cell>
        </table:table-row>
        <table:table-row>
          <table:table-cell>
            <text:p>45</text:p>
          </table:table-cell>
          <table:table-cell>
            <text:p>deliverance</text:p>
          </table:table-cell>
          <table:table-cell>
            <text:p>[di'livәrәns]
n. 释放, 意见, 判决</text:p>
          </table:table-cell>
        </table:table-row>
        <table:table-row>
          <table:table-cell>
            <text:p>45</text:p>
          </table:table-cell>
          <table:table-cell>
            <text:p>feet</text:p>
          </table:table-cell>
          <table:table-cell>
            <text:p>[fi:t]
n. 脚,(foot的复数), 英尺, 韵脚</text:p>
          </table:table-cell>
        </table:table-row>
        <table:table-row>
          <table:table-cell>
            <text:p>45</text:p>
          </table:table-cell>
          <table:table-cell>
            <text:p>present</text:p>
          </table:table-cell>
          <table:table-cell>
            <text:p>[pri'zent]
n. 赠品, 礼物, 现在, 瞄准
adj. 现在的, 出席的, 当面的
vt. 介绍, 引见, 给, 赠送, 上演, 提出, 呈现
vi. 举枪瞄准</text:p>
          </table:table-cell>
        </table:table-row>
        <table:table-row>
          <table:table-cell>
            <text:p>45</text:p>
          </table:table-cell>
          <table:table-cell>
            <text:p>reason</text:p>
          </table:table-cell>
          <table:table-cell>
            <text:p>['ri:zn]
n. 理由, 原因, 动机, 理智, 前提
vt. 说服, 推论, 辩论
vi. 推论, 劝说, 思考</text:p>
          </table:table-cell>
        </table:table-row>
        <table:table-row>
          <table:table-cell>
            <text:p>45</text:p>
          </table:table-cell>
          <table:table-cell>
            <text:p>sure</text:p>
          </table:table-cell>
          <table:table-cell>
            <text:p>[ʃuә]
adj. 对....有把握, 确信某事, 稳当的, 可靠的
adv. 的确, 当然</text:p>
          </table:table-cell>
        </table:table-row>
        <table:table-row>
          <table:table-cell>
            <text:p>44</text:p>
          </table:table-cell>
          <table:table-cell>
            <text:p>carry</text:p>
          </table:table-cell>
          <table:table-cell>
            <text:p>['kæri]
n. 进位, 射程, 运载
vt. 携带, 运送, 支持, 支撑, 传送, 意味
vi. 被携带, 能达到</text:p>
          </table:table-cell>
        </table:table-row>
        <table:table-row>
          <table:table-cell>
            <text:p>44</text:p>
          </table:table-cell>
          <table:table-cell>
            <text:p>strong</text:p>
          </table:table-cell>
          <table:table-cell>
            <text:p>[strɔŋ]
adj. 强, 强壮的, 坚固的, 浓的, 强烈的, 强大的, 强的, 强硬的</text:p>
          </table:table-cell>
        </table:table-row>
        <table:table-row>
          <table:table-cell>
            <text:p>44</text:p>
          </table:table-cell>
          <table:table-cell>
            <text:p>th</text:p>
          </table:table-cell>
          <table:table-cell>
            <text:p>[域] Thailand , 泰国</text:p>
          </table:table-cell>
        </table:table-row>
        <table:table-row>
          <table:table-cell>
            <text:p>43</text:p>
          </table:table-cell>
          <table:table-cell>
            <text:p>because</text:p>
          </table:table-cell>
          <table:table-cell>
            <text:p>[bi'kɔz, bә'kɔz, bi'kәz]
conj. adv.因为</text:p>
          </table:table-cell>
        </table:table-row>
        <table:table-row>
          <table:table-cell>
            <text:p>43</text:p>
          </table:table-cell>
          <table:table-cell>
            <text:p>close</text:p>
          </table:table-cell>
          <table:table-cell>
            <text:p>[klәuz]
v. 关, 关闭, 结束, 停止, 使靠近, 靠拢, 会合, 包围
n. 结束
adj. 近的, 紧密的, 精密的, 齐根的, 封闭的, 亲密的, 闷气的
adv. 接近, 紧密地</text:p>
          </table:table-cell>
        </table:table-row>
        <table:table-row>
          <table:table-cell>
            <text:p>43</text:p>
          </table:table-cell>
          <table:table-cell>
            <text:p>given</text:p>
          </table:table-cell>
          <table:table-cell>
            <text:p>['givn]
adj. 赠予的, 沉溺的, 特定的, 假设的
vbl. give的过去分词</text:p>
          </table:table-cell>
        </table:table-row>
        <table:table-row>
          <table:table-cell>
            <text:p>43</text:p>
          </table:table-cell>
          <table:table-cell>
            <text:p>order</text:p>
          </table:table-cell>
          <table:table-cell>
            <text:p>['ɔ:dә]
n. 次序, 顺序, 正常(工作)状态, 秩序, 会议规则, 命令, 定购, 定单
vt. 命令, 定购, 定制</text:p>
          </table:table-cell>
        </table:table-row>
        <table:table-row>
          <table:table-cell>
            <text:p>43</text:p>
          </table:table-cell>
          <table:table-cell>
            <text:p>presently</text:p>
          </table:table-cell>
          <table:table-cell>
            <text:p>['prezәntli]
adv. 目前, 不久</text:p>
          </table:table-cell>
        </table:table-row>
        <table:table-row>
          <table:table-cell>
            <text:p>43</text:p>
          </table:table-cell>
          <table:table-cell>
            <text:p>sight</text:p>
          </table:table-cell>
          <table:table-cell>
            <text:p>[sait]
n. 视力, 视觉, 见, 瞥见, 视域, 眼界</text:p>
          </table:table-cell>
        </table:table-row>
        <table:table-row>
          <table:table-cell>
            <text:p>43</text:p>
          </table:table-cell>
          <table:table-cell>
            <text:p>twenty</text:p>
          </table:table-cell>
          <table:table-cell>
            <text:p>['twenti]
num. 二十, 二十个</text:p>
          </table:table-cell>
        </table:table-row>
        <table:table-row>
          <table:table-cell>
            <text:p>43</text:p>
          </table:table-cell>
          <table:table-cell>
            <text:p>used</text:p>
          </table:table-cell>
          <table:table-cell>
            <text:p>[ju:st]
adj. 习惯的, 旧的, 用旧了的</text:p>
          </table:table-cell>
        </table:table-row>
        <table:table-row>
          <table:table-cell>
            <text:p>42</text:p>
          </table:table-cell>
          <table:table-cell>
            <text:p>better</text:p>
          </table:table-cell>
          <table:table-cell>
            <text:p>['betә]
adj. 较好的
adv. 更好的, 更多的, 更佳的</text:p>
          </table:table-cell>
        </table:table-row>
        <table:table-row>
          <table:table-cell>
            <text:p>42</text:p>
          </table:table-cell>
          <table:table-cell>
            <text:p>case</text:p>
          </table:table-cell>
          <table:table-cell>
            <text:p>[keis]
n. 事, 病例, 案例, 情形, 场合, 讼案, 容器, (语法)格</text:p>
          </table:table-cell>
        </table:table-row>
        <table:table-row>
          <table:table-cell>
            <text:p>42</text:p>
          </table:table-cell>
          <table:table-cell>
            <text:p>england</text:p>
          </table:table-cell>
          <table:table-cell>
            <text:p>~= England
['inglәnd]
n. 英格兰(英国的主要部分), 英格兰和威尔士, 英国</text:p>
          </table:table-cell>
        </table:table-row>
        <table:table-row>
          <table:table-cell>
            <text:p>42</text:p>
          </table:table-cell>
          <table:table-cell>
            <text:p>food</text:p>
          </table:table-cell>
          <table:table-cell>
            <text:p>[fu:d]
n. 食物, 养料</text:p>
          </table:table-cell>
        </table:table-row>
        <table:table-row>
          <table:table-cell>
            <text:p>41</text:p>
          </table:table-cell>
          <table:table-cell>
            <text:p>coast</text:p>
          </table:table-cell>
          <table:table-cell>
            <text:p>[kәust]
n. 海岸, 滑坡
v. 沿海岸而行</text:p>
          </table:table-cell>
        </table:table-row>
        <table:table-row>
          <table:table-cell>
            <text:p>41</text:p>
          </table:table-cell>
          <table:table-cell>
            <text:p>fear</text:p>
          </table:table-cell>
          <table:table-cell>
            <text:p>[fiә]
n. 恐怖, 害怕, 担心, 敬畏
v. 害怕, 畏惧, 为...担心, 敬畏(神等)</text:p>
          </table:table-cell>
        </table:table-row>
        <table:table-row>
          <table:table-cell>
            <text:p>41</text:p>
          </table:table-cell>
          <table:table-cell>
            <text:p>leave</text:p>
          </table:table-cell>
          <table:table-cell>
            <text:p>[li:v]
n. 许可, 同意, 请假, 休假
vt. 离开, 动身, 剩下, 遗忘, 委托, 遗弃
vi. 出发, 离开, 生叶, 动身</text:p>
          </table:table-cell>
        </table:table-row>
        <table:table-row>
          <table:table-cell>
            <text:p>41</text:p>
          </table:table-cell>
          <table:table-cell>
            <text:p>lost</text:p>
          </table:table-cell>
          <table:table-cell>
            <text:p>[lɔst]
adj. 失去的, 丧失的, 错过的, 迷惑的, 不为人知的
vbl. lose的过去式和过去分词</text:p>
          </table:table-cell>
        </table:table-row>
        <table:table-row>
          <table:table-cell>
            <text:p>41</text:p>
          </table:table-cell>
          <table:table-cell>
            <text:p>ran</text:p>
          </table:table-cell>
          <table:table-cell>
            <text:p>[ræn]
vbl. run的过去式</text:p>
          </table:table-cell>
        </table:table-row>
        <table:table-row>
          <table:table-cell>
            <text:p>41</text:p>
          </table:table-cell>
          <table:table-cell>
            <text:p>saved</text:p>
          </table:table-cell>
          <table:table-cell>
            <text:p>~= sav
[sæv]
n. &lt;澳口&gt; = saveloy</text:p>
          </table:table-cell>
        </table:table-row>
        <table:table-row>
          <table:table-cell>
            <text:p>41</text:p>
          </table:table-cell>
          <table:table-cell>
            <text:p>sent</text:p>
          </table:table-cell>
          <table:table-cell>
            <text:p>[sent]
vbl. send的过去式和过去分词</text:p>
          </table:table-cell>
        </table:table-row>
        <table:table-row>
          <table:table-cell>
            <text:p>41</text:p>
          </table:table-cell>
          <table:table-cell>
            <text:p>sun</text:p>
          </table:table-cell>
          <table:table-cell>
            <text:p>[sʌn]
n. 太阳, 阳光, 恒星
vt. 晒
n. (Sun) 星期天(=Sunday)
美国Sun公司，主要生产SUN系列工作站和网络产品, 是JAVA语言的创始者</text:p>
          </table:table-cell>
        </table:table-row>
        <table:table-row>
          <table:table-cell>
            <text:p>41</text:p>
          </table:table-cell>
          <table:table-cell>
            <text:p>through</text:p>
          </table:table-cell>
          <table:table-cell>
            <text:p>[θru:]
prep. 穿过, 通过, 从开始到结束, 经由, 以
adv. 从头到尾, 自始至终, 直达地, 彻底, 完全
adj. 直达的, 直通的</text:p>
          </table:table-cell>
        </table:table-row>
        <table:table-row>
          <table:table-cell>
            <text:p>40</text:p>
          </table:table-cell>
          <table:table-cell>
            <text:p>business</text:p>
          </table:table-cell>
          <table:table-cell>
            <text:p>['biznis]
n. 商业, 买卖, 交易, 生意, 事情, 事物, 营业, 商行</text:p>
          </table:table-cell>
        </table:table-row>
        <table:table-row>
          <table:table-cell>
            <text:p>40</text:p>
          </table:table-cell>
          <table:table-cell>
            <text:p>means</text:p>
          </table:table-cell>
          <table:table-cell>
            <text:p>[mi:nz]
n. 手段, 方法
v. 意味, 想要</text:p>
          </table:table-cell>
        </table:table-row>
        <table:table-row>
          <table:table-cell>
            <text:p>40</text:p>
          </table:table-cell>
          <table:table-cell>
            <text:p>sail</text:p>
          </table:table-cell>
          <table:table-cell>
            <text:p>[seil]
v. 航行(于)
vi. 启航, 开船
n. 帆, 篷, 航行</text:p>
          </table:table-cell>
        </table:table-row>
        <table:table-row>
          <table:table-cell>
            <text:p>40</text:p>
          </table:table-cell>
          <table:table-cell>
            <text:p>surprised</text:p>
          </table:table-cell>
          <table:table-cell>
            <text:p>adj. 感到惊讶的</text:p>
          </table:table-cell>
        </table:table-row>
        <table:table-row>
          <table:table-cell>
            <text:p>40</text:p>
          </table:table-cell>
          <table:table-cell>
            <text:p>your</text:p>
          </table:table-cell>
          <table:table-cell>
            <text:p>[jɔ:, juә]
pron. 你的, 你们的</text:p>
          </table:table-cell>
        </table:table-row>
        <table:table-row>
          <table:table-cell>
            <text:p>39</text:p>
          </table:table-cell>
          <table:table-cell>
            <text:p>arms</text:p>
          </table:table-cell>
          <table:table-cell>
            <text:p>[ɑ:mz]
n. 武器, 兵种</text:p>
          </table:table-cell>
        </table:table-row>
        <table:table-row>
          <table:table-cell>
            <text:p>39</text:p>
          </table:table-cell>
          <table:table-cell>
            <text:p>between</text:p>
          </table:table-cell>
          <table:table-cell>
            <text:p>[bi'twi:n]
prep. 在...之间, 连接...,由...协力合作</text:p>
          </table:table-cell>
        </table:table-row>
        <table:table-row>
          <table:table-cell>
            <text:p>39</text:p>
          </table:table-cell>
          <table:table-cell>
            <text:p>easy</text:p>
          </table:table-cell>
          <table:table-cell>
            <text:p>['i:zi]
adj. 容易的, 安逸的, 舒适的, 宽裕的, 小康的, 从容的, 宽容的, 流畅的
adv. 不费力的, 轻松, 悠闲, 慢慢地
n. 短暂的休息</text:p>
          </table:table-cell>
        </table:table-row>
        <table:table-row>
          <table:table-cell>
            <text:p>39</text:p>
          </table:table-cell>
          <table:table-cell>
            <text:p>nature</text:p>
          </table:table-cell>
          <table:table-cell>
            <text:p>['neitʃә]
n. 自然, 自然界, 大自然, 自然状态, 本性, 天性, 种类</text:p>
          </table:table-cell>
        </table:table-row>
        <table:table-row>
          <table:table-cell>
            <text:p>39</text:p>
          </table:table-cell>
          <table:table-cell>
            <text:p>small</text:p>
          </table:table-cell>
          <table:table-cell>
            <text:p>[smɔ:l]
adj. 小的, 少的</text:p>
          </table:table-cell>
        </table:table-row>
        <table:table-row>
          <table:table-cell>
            <text:p>39</text:p>
          </table:table-cell>
          <table:table-cell>
            <text:p>times</text:p>
          </table:table-cell>
          <table:table-cell>
            <text:p>n. 时期, 次</text:p>
          </table:table-cell>
        </table:table-row>
        <table:table-row>
          <table:table-cell>
            <text:p>38</text:p>
          </table:table-cell>
          <table:table-cell>
            <text:p>dry</text:p>
          </table:table-cell>
          <table:table-cell>
            <text:p>[drai]
adj. 干的, 干燥的, 口渴的
vt. (使)干燥, (使)变干
v. 干燥</text:p>
          </table:table-cell>
        </table:table-row>
        <table:table-row>
          <table:table-cell>
            <text:p>38</text:p>
          </table:table-cell>
          <table:table-cell>
            <text:p>except</text:p>
          </table:table-cell>
          <table:table-cell>
            <text:p>[ik'sept]
vt. 除, 把...除外, 反对, 不计
vi. 反对
prep. 除了...之外, 若不是, 除非
conj. 只是, 要不是</text:p>
          </table:table-cell>
        </table:table-row>
        <table:table-row>
          <table:table-cell>
            <text:p>38</text:p>
          </table:table-cell>
          <table:table-cell>
            <text:p>savage</text:p>
          </table:table-cell>
          <table:table-cell>
            <text:p>['sævidʒ]
adj. 野蛮的, 未开化的, 凶猛的, 残忍的
vt. 用暴力对付
n. 原始的人, 粗鲁的人</text:p>
          </table:table-cell>
        </table:table-row>
        <table:table-row>
          <table:table-cell>
            <text:p>38</text:p>
          </table:table-cell>
          <table:table-cell>
            <text:p>shall</text:p>
          </table:table-cell>
          <table:table-cell>
            <text:p>[ʃæl, ʃәl, ʃl]
v. aux.将, 会</text:p>
          </table:table-cell>
        </table:table-row>
        <table:table-row>
          <table:table-cell>
            <text:p>38</text:p>
          </table:table-cell>
          <table:table-cell>
            <text:p>sometimes</text:p>
          </table:table-cell>
          <table:table-cell>
            <text:p>['sʌmtaimz]
adv. 不时, 有时</text:p>
          </table:table-cell>
        </table:table-row>
        <table:table-row>
          <table:table-cell>
            <text:p>38</text:p>
          </table:table-cell>
          <table:table-cell>
            <text:p>together</text:p>
          </table:table-cell>
          <table:table-cell>
            <text:p>[tә'geðә]
adv. 共同, 一起, 合起来, 集拢地</text:p>
          </table:table-cell>
        </table:table-row>
        <table:table-row>
          <table:table-cell>
            <text:p>38</text:p>
          </table:table-cell>
          <table:table-cell>
            <text:p>why</text:p>
          </table:table-cell>
          <table:table-cell>
            <text:p>[(h)wai]
adv. 为什么, ...的(理由)
int. (表吃惊, 满意等)哎呀!什么?</text:p>
          </table:table-cell>
        </table:table-row>
        <table:table-row>
          <table:table-cell>
            <text:p>37</text:p>
          </table:table-cell>
          <table:table-cell>
            <text:p>can</text:p>
          </table:table-cell>
          <table:table-cell>
            <text:p>[kæn, kәn]
vt. 装进罐中, 把食品装罐
n. 罐头, 铁罐
conj. 能, 可以</text:p>
          </table:table-cell>
        </table:table-row>
        <table:table-row>
          <table:table-cell>
            <text:p>37</text:p>
          </table:table-cell>
          <table:table-cell>
            <text:p>deal</text:p>
          </table:table-cell>
          <table:table-cell>
            <text:p>[di:l]
n. 交易, (政治上的)密约, 待遇, 份量, &lt;口&gt;买卖
vi. 处理, 应付, 做生意
vt. 分配, 分给(out), 发牌, 给予</text:p>
          </table:table-cell>
        </table:table-row>
        <table:table-row>
          <table:table-cell>
            <text:p>37</text:p>
          </table:table-cell>
          <table:table-cell>
            <text:p>six</text:p>
          </table:table-cell>
          <table:table-cell>
            <text:p>[siks]
num. 六, 六个</text:p>
          </table:table-cell>
        </table:table-row>
        <table:table-row>
          <table:table-cell>
            <text:p>36</text:p>
          </table:table-cell>
          <table:table-cell>
            <text:p>abroad</text:p>
          </table:table-cell>
          <table:table-cell>
            <text:p>[ә'brɔ:d]
adv. 往国外, 到处, 海外, 广泛, 差得远, 心里没有谱</text:p>
          </table:table-cell>
        </table:table-row>
        <table:table-row>
          <table:table-cell>
            <text:p>36</text:p>
          </table:table-cell>
          <table:table-cell>
            <text:p>hold</text:p>
          </table:table-cell>
          <table:table-cell>
            <text:p>[hәuld]
n. 把握, 把持力, 柄, 控制, 监禁, 掌握, 货舱
vt. 拿着, 保存, 支持, 占据, 持有, 拥有
vi. 支持, 保持, 有效
n. 控制, 保留</text:p>
          </table:table-cell>
        </table:table-row>
        <table:table-row>
          <table:table-cell>
            <text:p>36</text:p>
          </table:table-cell>
          <table:table-cell>
            <text:p>none</text:p>
          </table:table-cell>
          <table:table-cell>
            <text:p>[nʌn]
adv. 决不, 毫不
pron. 一个也没有, 毫无</text:p>
          </table:table-cell>
        </table:table-row>
        <table:table-row>
          <table:table-cell>
            <text:p>36</text:p>
          </table:table-cell>
          <table:table-cell>
            <text:p>particularly</text:p>
          </table:table-cell>
          <table:table-cell>
            <text:p>[pә'tikjulәli]
adv. 独特地, 显著地</text:p>
          </table:table-cell>
        </table:table-row>
        <table:table-row>
          <table:table-cell>
            <text:p>36</text:p>
          </table:table-cell>
          <table:table-cell>
            <text:p>seemed</text:p>
          </table:table-cell>
          <table:table-cell>
            <text:p>~= seem
[si:m]
vi. 象是, 似乎</text:p>
          </table:table-cell>
        </table:table-row>
        <table:table-row>
          <table:table-cell>
            <text:p>36</text:p>
          </table:table-cell>
          <table:table-cell>
            <text:p>tent</text:p>
          </table:table-cell>
          <table:table-cell>
            <text:p>[tent]
n. 帐篷</text:p>
          </table:table-cell>
        </table:table-row>
        <table:table-row>
          <table:table-cell>
            <text:p>36</text:p>
          </table:table-cell>
          <table:table-cell>
            <text:p>trees</text:p>
          </table:table-cell>
          <table:table-cell>
            <text:p>~= tree
[tri:]
n. 树, 木料, 树状物
vt. 赶上树
n. [计] 显示驱动器的子目录结构
vi. 爬上树, 逃上树</text:p>
          </table:table-cell>
        </table:table-row>
        <table:table-row>
          <table:table-cell>
            <text:p>36</text:p>
          </table:table-cell>
          <table:table-cell>
            <text:p>young</text:p>
          </table:table-cell>
          <table:table-cell>
            <text:p>[jʌŋ]
adj. 年轻的, 年纪小的, 没有经验的, 尚早的, 初期的
n. (动物的)崽, 仔</text:p>
          </table:table-cell>
        </table:table-row>
        <table:table-row>
          <table:table-cell>
            <text:p>35</text:p>
          </table:table-cell>
          <table:table-cell>
            <text:p>besides</text:p>
          </table:table-cell>
          <table:table-cell>
            <text:p>[bi'saidz]
adv. 此外
prep. 除...之外</text:p>
          </table:table-cell>
        </table:table-row>
        <table:table-row>
          <table:table-cell>
            <text:p>35</text:p>
          </table:table-cell>
          <table:table-cell>
            <text:p>flesh</text:p>
          </table:table-cell>
          <table:table-cell>
            <text:p>[fleʃ]
n. 肉, (供食用的)兽肉, 肉体, 肉欲, 果肉, 蔬菜的嫩部, 亲属, 人体
vt. 以肉喂(猎犬等), 使肥, 赋以血肉
vi. 长胖</text:p>
          </table:table-cell>
        </table:table-row>
        <table:table-row>
          <table:table-cell>
            <text:p>35</text:p>
          </table:table-cell>
          <table:table-cell>
            <text:p>heart</text:p>
          </table:table-cell>
          <table:table-cell>
            <text:p>[hɑ:t]
n. 心, 心脏, 中心, 心地, 心情, 精神, 宝贝儿, 感情
vt. 把...放在中心</text:p>
          </table:table-cell>
        </table:table-row>
        <table:table-row>
          <table:table-cell>
            <text:p>35</text:p>
          </table:table-cell>
          <table:table-cell>
            <text:p>rock</text:p>
          </table:table-cell>
          <table:table-cell>
            <text:p>[rɔk]
n. 岩石, 暗礁, 石头, 摇动
vt. 摇摆, 使动摇
vi. 摇, 摇动</text:p>
          </table:table-cell>
        </table:table-row>
        <table:table-row>
          <table:table-cell>
            <text:p>35</text:p>
          </table:table-cell>
          <table:table-cell>
            <text:p>safe</text:p>
          </table:table-cell>
          <table:table-cell>
            <text:p>[seif]
n. 保险箱, 饭橱, 菜橱, 冷藏室
adj. 免受攻击的, 安全的, 可靠的, 有把握的</text:p>
          </table:table-cell>
        </table:table-row>
        <table:table-row>
          <table:table-cell>
            <text:p>35</text:p>
          </table:table-cell>
          <table:table-cell>
            <text:p>top</text:p>
          </table:table-cell>
          <table:table-cell>
            <text:p>[tɔp]
n. 顶部, 顶端, 极点, 顶蓬, 陀螺, (常用复数)根菜植物的叶子, 上部, 盖子
adj. 最高的, 顶上的, 头等的
vt. 盖, 戴, 高耸, 达到顶端, 截去(植物)顶端, 高过, 超越
vi. 结束, 完成, 胜过</text:p>
          </table:table-cell>
        </table:table-row>
        <table:table-row>
          <table:table-cell>
            <text:p>35</text:p>
          </table:table-cell>
          <table:table-cell>
            <text:p>wreck</text:p>
          </table:table-cell>
          <table:table-cell>
            <text:p>[rek]
n. 失事船(或飞机), 残骸, (船, 飞机的)失事
vt. 破坏, 拆毁</text:p>
          </table:table-cell>
        </table:table-row>
        <table:table-row>
          <table:table-cell>
            <text:p>34</text:p>
          </table:table-cell>
          <table:table-cell>
            <text:p>appeared</text:p>
          </table:table-cell>
          <table:table-cell>
            <text:p>(vbl.Appear) 出现,出席,发表</text:p>
          </table:table-cell>
        </table:table-row>
        <table:table-row>
          <table:table-cell>
            <text:p>34</text:p>
          </table:table-cell>
          <table:table-cell>
            <text:p>brazils</text:p>
          </table:table-cell>
          <table:table-cell>
            <text:p>~~~= brazilein
[brә'ziliin]
n. [化]氧化巴西木素(一种鲜红色染料)</text:p>
          </table:table-cell>
        </table:table-row>
        <table:table-row>
          <table:table-cell>
            <text:p>34</text:p>
          </table:table-cell>
          <table:table-cell>
            <text:p>cast</text:p>
          </table:table-cell>
          <table:table-cell>
            <text:p>[kɑ:st]
n. 投掷, 铸件, 脱落物, 一瞥, 演员表
v. 投, 抛, 投射, 浇铸, 计算, 派(角色)</text:p>
          </table:table-cell>
        </table:table-row>
        <table:table-row>
          <table:table-cell>
            <text:p>34</text:p>
          </table:table-cell>
          <table:table-cell>
            <text:p>course</text:p>
          </table:table-cell>
          <table:table-cell>
            <text:p>[kɔ:s]
n. 过程, 经过, 进程, 方针, 路线, 跑道, 课程, 一道菜
v. 追猎, 急行, 运行, 流动
学业</text:p>
          </table:table-cell>
        </table:table-row>
        <table:table-row>
          <table:table-cell>
            <text:p>34</text:p>
          </table:table-cell>
          <table:table-cell>
            <text:p>current</text:p>
          </table:table-cell>
          <table:table-cell>
            <text:p>['kʌrәnt]
adj. 当前的, 通用的, 流通的, 现在的, 草写的, 最近的
n. 涌流, 趋势, 电流, 水流, 气流</text:p>
          </table:table-cell>
        </table:table-row>
        <table:table-row>
          <table:table-cell>
            <text:p>34</text:p>
          </table:table-cell>
          <table:table-cell>
            <text:p>escape</text:p>
          </table:table-cell>
          <table:table-cell>
            <text:p>[is'keip]
n. 逃, 逃亡, 溢出设备, 出口, 逃跑, [植]野生
vi. 逃脱, 避开, 溜走
vt. 逃避, 避免, 被忘掉</text:p>
          </table:table-cell>
        </table:table-row>
        <table:table-row>
          <table:table-cell>
            <text:p>34</text:p>
          </table:table-cell>
          <table:table-cell>
            <text:p>purpose</text:p>
          </table:table-cell>
          <table:table-cell>
            <text:p>['pә:pәs]
n. 目的, 意图, 用途, 效果, 决心, 意志
vt. 打算, 企图, 决心</text:p>
          </table:table-cell>
        </table:table-row>
        <table:table-row>
          <table:table-cell>
            <text:p>34</text:p>
          </table:table-cell>
          <table:table-cell>
            <text:p>sat</text:p>
          </table:table-cell>
          <table:table-cell>
            <text:p>[sæt]
vbl. sit的过去式
n. (Sat) 星期六(=Saturday)</text:p>
          </table:table-cell>
        </table:table-row>
        <table:table-row>
          <table:table-cell>
            <text:p>34</text:p>
          </table:table-cell>
          <table:table-cell>
            <text:p>spent</text:p>
          </table:table-cell>
          <table:table-cell>
            <text:p>[spent]
adj. 用尽的, 精疲力尽的, 失去效能的</text:p>
          </table:table-cell>
        </table:table-row>
        <table:table-row>
          <table:table-cell>
            <text:p>34</text:p>
          </table:table-cell>
          <table:table-cell>
            <text:p>stood</text:p>
          </table:table-cell>
          <table:table-cell>
            <text:p>[stud]
vbl. stand的过去式和过去分词</text:p>
          </table:table-cell>
        </table:table-row>
        <table:table-row>
          <table:table-cell>
            <text:p>34</text:p>
          </table:table-cell>
          <table:table-cell>
            <text:p>storm</text:p>
          </table:table-cell>
          <table:table-cell>
            <text:p>[stɔ:m]
n. 暴风雨, 暴风雪
v. 狂怒咆哮
abbr. [军] Sensor,Tank,Off-Route Mine, 路外反坦克雷传感器</text:p>
          </table:table-cell>
        </table:table-row>
        <table:table-row>
          <table:table-cell>
            <text:p>33</text:p>
          </table:table-cell>
          <table:table-cell>
            <text:p>behind</text:p>
          </table:table-cell>
          <table:table-cell>
            <text:p>[bi'haind]
adv. 在后地
prep. 在...之后</text:p>
          </table:table-cell>
        </table:table-row>
        <table:table-row>
          <table:table-cell>
            <text:p>33</text:p>
          </table:table-cell>
          <table:table-cell>
            <text:p>dreadful</text:p>
          </table:table-cell>
          <table:table-cell>
            <text:p>['dredful]
adj. 可怕的, &lt;口&gt;讨厌的</text:p>
          </table:table-cell>
        </table:table-row>
        <table:table-row>
          <table:table-cell>
            <text:p>33</text:p>
          </table:table-cell>
          <table:table-cell>
            <text:p>english</text:p>
          </table:table-cell>
          <table:table-cell>
            <text:p>~= English
['iŋgliʃ]
adj. 英文的, 英国人的, 英格兰的
n. 英国人, 英语</text:p>
          </table:table-cell>
        </table:table-row>
        <table:table-row>
          <table:table-cell>
            <text:p>33</text:p>
          </table:table-cell>
          <table:table-cell>
            <text:p>few</text:p>
          </table:table-cell>
          <table:table-cell>
            <text:p>[fju:]
adj. 很少的, 不多的, 少数的
n. [表示否定]很少数, 几乎没有</text:p>
          </table:table-cell>
        </table:table-row>
        <table:table-row>
          <table:table-cell>
            <text:p>33</text:p>
          </table:table-cell>
          <table:table-cell>
            <text:p>habitation</text:p>
          </table:table-cell>
          <table:table-cell>
            <text:p>[ˏhæbi'teiʃәn]
n. 居住, 生活环境, 住所</text:p>
          </table:table-cell>
        </table:table-row>
        <table:table-row>
          <table:table-cell>
            <text:p>33</text:p>
          </table:table-cell>
          <table:table-cell>
            <text:p>miserable</text:p>
          </table:table-cell>
          <table:table-cell>
            <text:p>['mizәrәbl]
adj. 痛苦的, 悲惨的, 可怜</text:p>
          </table:table-cell>
        </table:table-row>
        <table:table-row>
          <table:table-cell>
            <text:p>33</text:p>
          </table:table-cell>
          <table:table-cell>
            <text:p>ready</text:p>
          </table:table-cell>
          <table:table-cell>
            <text:p>['redi]
adj. 有准备的, 准备完毕的, 甘心的, 情愿的, 现成的, 迅速的</text:p>
          </table:table-cell>
        </table:table-row>
        <table:table-row>
          <table:table-cell>
            <text:p>33</text:p>
          </table:table-cell>
          <table:table-cell>
            <text:p>really</text:p>
          </table:table-cell>
          <table:table-cell>
            <text:p>['riәli]
adv. 真正地, 实在地, (表语气)真的吗?</text:p>
          </table:table-cell>
        </table:table-row>
        <table:table-row>
          <table:table-cell>
            <text:p>33</text:p>
          </table:table-cell>
          <table:table-cell>
            <text:p>return</text:p>
          </table:table-cell>
          <table:table-cell>
            <text:p>[ri'tә:n]
n. 回来, 返回, 来回票, 利润, 回答
adj. 返回的, 回程的, 报答的, 反向的, 重现的
vi. 回返, 归还
vt. 归还, 回报, 报告, 获得, 回答, 返回</text:p>
          </table:table-cell>
        </table:table-row>
        <table:table-row>
          <table:table-cell>
            <text:p>33</text:p>
          </table:table-cell>
          <table:table-cell>
            <text:p>season</text:p>
          </table:table-cell>
          <table:table-cell>
            <text:p>['si:zn]
n. 季, 季节
v. (使)适应, (使)适用, 调味</text:p>
          </table:table-cell>
        </table:table-row>
        <table:table-row>
          <table:table-cell>
            <text:p>33</text:p>
          </table:table-cell>
          <table:table-cell>
            <text:p>seems</text:p>
          </table:table-cell>
          <table:table-cell>
            <text:p>~= seem
[si:m]
vi. 象是, 似乎</text:p>
          </table:table-cell>
        </table:table-row>
        <table:table-row>
          <table:table-cell>
            <text:p>33</text:p>
          </table:table-cell>
          <table:table-cell>
            <text:p>short</text:p>
          </table:table-cell>
          <table:table-cell>
            <text:p>[ʃɔ:t]
n. 简略, 短路, 短裤
adj. 短的, 矮的, 不足的, 不够的, (智力等)弱的, 浅薄的, 松脆的, 简短
adv. 突然, 缺乏, 不足</text:p>
          </table:table-cell>
        </table:table-row>
        <table:table-row>
          <table:table-cell>
            <text:p>33</text:p>
          </table:table-cell>
          <table:table-cell>
            <text:p>speak</text:p>
          </table:table-cell>
          <table:table-cell>
            <text:p>[spi:k]
v. 说话, 谈话, 说明事实, 表示意见, 发言, 演讲, 操(某种语言)</text:p>
          </table:table-cell>
        </table:table-row>
        <table:table-row>
          <table:table-cell>
            <text:p>32</text:p>
          </table:table-cell>
          <table:table-cell>
            <text:p>fired</text:p>
          </table:table-cell>
          <table:table-cell>
            <text:p>~= fir
[fә:]
n. [植]冷杉, 枞树, 杉木
abbr. [军] Far-Infra-Red, 远红外</text:p>
          </table:table-cell>
        </table:table-row>
        <table:table-row>
          <table:table-cell>
            <text:p>32</text:p>
          </table:table-cell>
          <table:table-cell>
            <text:p>hours</text:p>
          </table:table-cell>
          <table:table-cell>
            <text:p>~= hour
['auә]
n. 小时, 钟头, ...点钟, 课时, (一段)时间</text:p>
          </table:table-cell>
        </table:table-row>
        <table:table-row>
          <table:table-cell>
            <text:p>32</text:p>
          </table:table-cell>
          <table:table-cell>
            <text:p>length</text:p>
          </table:table-cell>
          <table:table-cell>
            <text:p>[l eŋθ]
n. 长度, 长, 时间的长短, [语]音长</text:p>
          </table:table-cell>
        </table:table-row>
        <table:table-row>
          <table:table-cell>
            <text:p>32</text:p>
          </table:table-cell>
          <table:table-cell>
            <text:p>plantation</text:p>
          </table:table-cell>
          <table:table-cell>
            <text:p>[plæn'teiʃәn]
n. 耕地, 种植园, 大农场, 森林, 人造林, 殖民</text:p>
          </table:table-cell>
        </table:table-row>
        <table:table-row>
          <table:table-cell>
            <text:p>32</text:p>
          </table:table-cell>
          <table:table-cell>
            <text:p>round</text:p>
          </table:table-cell>
          <table:table-cell>
            <text:p>[raund]
n. 圆, 圆形物, 巡回, 轮唱, [体]一轮
adj. 圆的, 球形的, 丰满的, 大概的, 十足的, 完全的, 率直的, 肥胖的
prep. 围着, 附近, 绕过, 在...周围
vt. 弄圆, 使成圆形, 绕行, 完成, 围捕, 四舍五入
vi. 变圆, 发胖, 环行, 拐弯, 进展
adv. 围绕着, 循环地, 在周围, 迂回地, 朝反方向, 挨个</text:p>
          </table:table-cell>
        </table:table-row>
        <table:table-row>
          <table:table-cell>
            <text:p>32</text:p>
          </table:table-cell>
          <table:table-cell>
            <text:p>stand</text:p>
          </table:table-cell>
          <table:table-cell>
            <text:p>[stænd]
n. 停止, 抵抗的状态, 立场, 立足点, 看台, 架子, 台
v. 站, 立, 站起, (使)竖立, (使)位于, 维持不变, 持久, 经受</text:p>
          </table:table-cell>
        </table:table-row>
        <table:table-row>
          <table:table-cell>
            <text:p>32</text:p>
          </table:table-cell>
          <table:table-cell>
            <text:p>woods</text:p>
          </table:table-cell>
          <table:table-cell>
            <text:p>[wudz]
n. 森林</text:p>
          </table:table-cell>
        </table:table-row>
        <table:table-row>
          <table:table-cell>
            <text:p>32</text:p>
          </table:table-cell>
          <table:table-cell>
            <text:p>xury</text:p>
          </table:table-cell>
          <table:table-cell>
            <text:p>~~~= luxury
['lʌkʃәri]
n. 奢侈, 华贵</text:p>
          </table:table-cell>
        </table:table-row>
        <table:table-row>
          <table:table-cell>
            <text:p>31</text:p>
          </table:table-cell>
          <table:table-cell>
            <text:p>dead</text:p>
          </table:table-cell>
          <table:table-cell>
            <text:p>[ded]
adj. 死的, 无感觉的, 呆板的, 不流动的, (语言、习惯)废弃了的, 熄灭的
n. 死者
adv. 完全地, 绝对的, 突然的</text:p>
          </table:table-cell>
        </table:table-row>
        <table:table-row>
          <table:table-cell>
            <text:p>31</text:p>
          </table:table-cell>
          <table:table-cell>
            <text:p>hear</text:p>
          </table:table-cell>
          <table:table-cell>
            <text:p>[hiә]
vt. 听到, 听说, 听取, 审理, 允许
vi. 听见, 听到</text:p>
          </table:table-cell>
        </table:table-row>
        <table:table-row>
          <table:table-cell>
            <text:p>31</text:p>
          </table:table-cell>
          <table:table-cell>
            <text:p>high</text:p>
          </table:table-cell>
          <table:table-cell>
            <text:p>[hai]
n. 高度, 高处
adj. 高的, 高原的, 高等的, 高音的, 傲慢的, 高尚的, 昂贵的, 严重的
adv. 高度地, 奢侈地, 高价地</text:p>
          </table:table-cell>
        </table:table-row>
        <table:table-row>
          <table:table-cell>
            <text:p>31</text:p>
          </table:table-cell>
          <table:table-cell>
            <text:p>human</text:p>
          </table:table-cell>
          <table:table-cell>
            <text:p>['hju:mәn]
n. 人, 人类
adj. 人的, 人类的, 人性的, 有同情心的</text:p>
          </table:table-cell>
        </table:table-row>
        <table:table-row>
          <table:table-cell>
            <text:p>31</text:p>
          </table:table-cell>
          <table:table-cell>
            <text:p>perfectly</text:p>
          </table:table-cell>
          <table:table-cell>
            <text:p>['pә:fiktli]
adj. 极佳地, 完美的
adv. 很, 完全, 完美地</text:p>
          </table:table-cell>
        </table:table-row>
        <table:table-row>
          <table:table-cell>
            <text:p>31</text:p>
          </table:table-cell>
          <table:table-cell>
            <text:p>rain</text:p>
          </table:table-cell>
          <table:table-cell>
            <text:p>[rein]
n. 雨, 下雨, 雨天
vi. 下雨
vt. 使大量落下, 大量地给</text:p>
          </table:table-cell>
        </table:table-row>
        <table:table-row>
          <table:table-cell>
            <text:p>31</text:p>
          </table:table-cell>
          <table:table-cell>
            <text:p>true</text:p>
          </table:table-cell>
          <table:table-cell>
            <text:p>[tru:]
adj. 真实的, 真正的, 忠实的, 忠诚的, 正确的</text:p>
          </table:table-cell>
        </table:table-row>
        <table:table-row>
          <table:table-cell>
            <text:p>30</text:p>
          </table:table-cell>
          <table:table-cell>
            <text:p>along</text:p>
          </table:table-cell>
          <table:table-cell>
            <text:p>[ә'lɔŋ]
adv. 往前, 向前
prep. 顺着, 沿着</text:p>
          </table:table-cell>
        </table:table-row>
        <table:table-row>
          <table:table-cell>
            <text:p>30</text:p>
          </table:table-cell>
          <table:table-cell>
            <text:p>am</text:p>
          </table:table-cell>
          <table:table-cell>
            <text:p>[æm,әm]
prep. 是, 在
n. A.M.上午, 午前
[域] Armenia , 亚美尼亚
abbr. [军] Amplitude Modulation, 调幅</text:p>
          </table:table-cell>
        </table:table-row>
        <table:table-row>
          <table:table-cell>
            <text:p>30</text:p>
          </table:table-cell>
          <table:table-cell>
            <text:p>best</text:p>
          </table:table-cell>
          <table:table-cell>
            <text:p>[best]
adj. 最好的
adv. 最好地, 最, 极
n. 最佳状态或作品, 最好的东西</text:p>
          </table:table-cell>
        </table:table-row>
        <table:table-row>
          <table:table-cell>
            <text:p>30</text:p>
          </table:table-cell>
          <table:table-cell>
            <text:p>delivered</text:p>
          </table:table-cell>
          <table:table-cell>
            <text:p>[di'livәd]
在...交货的, 包括运费在内的</text:p>
          </table:table-cell>
        </table:table-row>
        <table:table-row>
          <table:table-cell>
            <text:p>30</text:p>
          </table:table-cell>
          <table:table-cell>
            <text:p>difficulty</text:p>
          </table:table-cell>
          <table:table-cell>
            <text:p>['difikәlti]
n. 困难, 难点</text:p>
          </table:table-cell>
        </table:table-row>
        <table:table-row>
          <table:table-cell>
            <text:p>30</text:p>
          </table:table-cell>
          <table:table-cell>
            <text:p>driven</text:p>
          </table:table-cell>
          <table:table-cell>
            <text:p>['drivn]
adj. 受到驱策的
vbl. drive的过去分词</text:p>
          </table:table-cell>
        </table:table-row>
        <table:table-row>
          <table:table-cell>
            <text:p>30</text:p>
          </table:table-cell>
          <table:table-cell>
            <text:p>earth</text:p>
          </table:table-cell>
          <table:table-cell>
            <text:p>[ә:θ]
n. 地球, 陆地, 泥土, 洞穴, 地球上的人类, 尘世, [电]接地
vt. 埋入土中, 把...赶入洞内, 把...接地
vi. 躲入洞内</text:p>
          </table:table-cell>
        </table:table-row>
        <table:table-row>
          <table:table-cell>
            <text:p>30</text:p>
          </table:table-cell>
          <table:table-cell>
            <text:p>fresh</text:p>
          </table:table-cell>
          <table:table-cell>
            <text:p>[freʃ]
adj. 新鲜的, 无经验的, 生的, 冒失的, 鲜艳的
adv. 最新地, 刚刚
n. 开始, 泛滥</text:p>
          </table:table-cell>
        </table:table-row>
        <table:table-row>
          <table:table-cell>
            <text:p>30</text:p>
          </table:table-cell>
          <table:table-cell>
            <text:p>frighted</text:p>
          </table:table-cell>
          <table:table-cell>
            <text:p>~= fright
[frait]
n. 惊骇, 吃惊</text:p>
          </table:table-cell>
        </table:table-row>
        <table:table-row>
          <table:table-cell>
            <text:p>30</text:p>
          </table:table-cell>
          <table:table-cell>
            <text:p>goats</text:p>
          </table:table-cell>
          <table:table-cell>
            <text:p>~= goat
[gәut]
n. 山羊, &lt;俚&gt;色鬼, &lt;美俚&gt;替罪羊</text:p>
          </table:table-cell>
        </table:table-row>
        <table:table-row>
          <table:table-cell>
            <text:p>30</text:p>
          </table:table-cell>
          <table:table-cell>
            <text:p>itself</text:p>
          </table:table-cell>
          <table:table-cell>
            <text:p>[it'self]
pron. 它本身, 它自己</text:p>
          </table:table-cell>
        </table:table-row>
        <table:table-row>
          <table:table-cell>
            <text:p>30</text:p>
          </table:table-cell>
          <table:table-cell>
            <text:p>understand</text:p>
          </table:table-cell>
          <table:table-cell>
            <text:p>[ˏʌndә'stænd]
v. 懂, 了解, 听说, 推定, 以为, 省略</text:p>
          </table:table-cell>
        </table:table-row>
        <table:table-row>
          <table:table-cell>
            <text:p>30</text:p>
          </table:table-cell>
          <table:table-cell>
            <text:p>view</text:p>
          </table:table-cell>
          <table:table-cell>
            <text:p>[vju:]
n. 景色, 风景, 观点, 见解, 观察, 观看, 意见, 认为
vt. 观察, 观看</text:p>
          </table:table-cell>
        </table:table-row>
        <table:table-row>
          <table:table-cell>
            <text:p>30</text:p>
          </table:table-cell>
          <table:table-cell>
            <text:p>weather</text:p>
          </table:table-cell>
          <table:table-cell>
            <text:p>['weðә]
n. 天气, 气候, 气象, 处境
adj. 迎风的, 露天的
vt. 使受风吹雨打, 侵蚀, 使风化, 经受住
vi. 风化, 受侵蚀, 经受风雨</text:p>
          </table:table-cell>
        </table:table-row>
        <table:table-row>
          <table:table-cell>
            <text:p>29</text:p>
          </table:table-cell>
          <table:table-cell>
            <text:p>canoe</text:p>
          </table:table-cell>
          <table:table-cell>
            <text:p>[kә'nu:]
n. 独木舟, 轻舟</text:p>
          </table:table-cell>
        </table:table-row>
        <table:table-row>
          <table:table-cell>
            <text:p>29</text:p>
          </table:table-cell>
          <table:table-cell>
            <text:p>care</text:p>
          </table:table-cell>
          <table:table-cell>
            <text:p>[kєә]
n. 注意, 照料, 烦恼, 忧虑, 由...转交
vi. 关心, 顾虑, 照顾, 喜爱
vt. 在意</text:p>
          </table:table-cell>
        </table:table-row>
        <table:table-row>
          <table:table-cell>
            <text:p>29</text:p>
          </table:table-cell>
          <table:table-cell>
            <text:p>consider</text:p>
          </table:table-cell>
          <table:table-cell>
            <text:p>[kәn'sidә]
vt. 考虑, 照顾, 认为</text:p>
          </table:table-cell>
        </table:table-row>
        <table:table-row>
          <table:table-cell>
            <text:p>29</text:p>
          </table:table-cell>
          <table:table-cell>
            <text:p>eyes</text:p>
          </table:table-cell>
          <table:table-cell>
            <text:p>~= eye
[ai]
n. 眼睛, 视力, 眼光, 观点, 见解, 眼状物, 风吹来的方向, [气]风眼
vt. 看, 注视, 在...上打眼</text:p>
          </table:table-cell>
        </table:table-row>
        <table:table-row>
          <table:table-cell>
            <text:p>29</text:p>
          </table:table-cell>
          <table:table-cell>
            <text:p>hundred</text:p>
          </table:table-cell>
          <table:table-cell>
            <text:p>['hʌndrәd, '-drid]
n. 一百个(人或物)一组, 许多
num. 百, 百个
adj. 许多的</text:p>
          </table:table-cell>
        </table:table-row>
        <table:table-row>
          <table:table-cell>
            <text:p>29</text:p>
          </table:table-cell>
          <table:table-cell>
            <text:p>mere</text:p>
          </table:table-cell>
          <table:table-cell>
            <text:p>[miә]
adj. 仅仅的, 起码的, 纯粹的</text:p>
          </table:table-cell>
        </table:table-row>
        <table:table-row>
          <table:table-cell>
            <text:p>29</text:p>
          </table:table-cell>
          <table:table-cell>
            <text:p>months</text:p>
          </table:table-cell>
          <table:table-cell>
            <text:p>~= month
[mʌnθ]
n. 月</text:p>
          </table:table-cell>
        </table:table-row>
        <table:table-row>
          <table:table-cell>
            <text:p>29</text:p>
          </table:table-cell>
          <table:table-cell>
            <text:p>prisoners</text:p>
          </table:table-cell>
          <table:table-cell>
            <text:p>~= prisoner
['priznә]
adj. 囚犯的
n. 战俘</text:p>
          </table:table-cell>
        </table:table-row>
        <table:table-row>
          <table:table-cell>
            <text:p>29</text:p>
          </table:table-cell>
          <table:table-cell>
            <text:p>proper</text:p>
          </table:table-cell>
          <table:table-cell>
            <text:p>['prɔpә]
adj. 适当的, 正确的, 固有的, 特有的, 有礼貌的, 正当的, 严格意义上的, 彻底的</text:p>
          </table:table-cell>
        </table:table-row>
        <table:table-row>
          <table:table-cell>
            <text:p>29</text:p>
          </table:table-cell>
          <table:table-cell>
            <text:p>sand</text:p>
          </table:table-cell>
          <table:table-cell>
            <text:p>[sænd]
n. 沙, 沙子,沙滩, 沙地
v. 撒沙子</text:p>
          </table:table-cell>
        </table:table-row>
        <table:table-row>
          <table:table-cell>
            <text:p>29</text:p>
          </table:table-cell>
          <table:table-cell>
            <text:p>second</text:p>
          </table:table-cell>
          <table:table-cell>
            <text:p>['sekәnd]
n. 秒, 片刻, 第二者, 第二人, 助手, 次货, 二等品
adj. 另一个, 又一个
num. 第二
vt. 赞成, 支持</text:p>
          </table:table-cell>
        </table:table-row>
        <table:table-row>
          <table:table-cell>
            <text:p>29</text:p>
          </table:table-cell>
          <table:table-cell>
            <text:p>venture</text:p>
          </table:table-cell>
          <table:table-cell>
            <text:p>['ventʃә]
n. 冒险, 投机, 风险
v. 冒险, 冒昧, 斗胆, 胆敢(谦语)</text:p>
          </table:table-cell>
        </table:table-row>
        <table:table-row>
          <table:table-cell>
            <text:p>29</text:p>
          </table:table-cell>
          <table:table-cell>
            <text:p>words</text:p>
          </table:table-cell>
          <table:table-cell>
            <text:p>~= word
[wә:d]
n. 字, 词, 话, 消息, 诺言, 命令
vt. 为...措辞</text:p>
          </table:table-cell>
        </table:table-row>
        <table:table-row>
          <table:table-cell>
            <text:p>28</text:p>
          </table:table-cell>
          <table:table-cell>
            <text:p>clothes</text:p>
          </table:table-cell>
          <table:table-cell>
            <text:p>[klәuðz]
n. 衣服, [总称]被褥, 各种衣服, &lt;美俚&gt;家丑</text:p>
          </table:table-cell>
        </table:table-row>
        <table:table-row>
          <table:table-cell>
            <text:p>28</text:p>
          </table:table-cell>
          <table:table-cell>
            <text:p>filled</text:p>
          </table:table-cell>
          <table:table-cell>
            <text:p>[fild]
满的, 填满的
充气的, 加载的</text:p>
          </table:table-cell>
        </table:table-row>
        <table:table-row>
          <table:table-cell>
            <text:p>28</text:p>
          </table:table-cell>
          <table:table-cell>
            <text:p>happened</text:p>
          </table:table-cell>
          <table:table-cell>
            <text:p>~= happen
['hæpәn]
vi. 发生, 碰巧, 偶然
v. 发生, 恰巧, 偶然发现</text:p>
          </table:table-cell>
        </table:table-row>
        <table:table-row>
          <table:table-cell>
            <text:p>28</text:p>
          </table:table-cell>
          <table:table-cell>
            <text:p>has</text:p>
          </table:table-cell>
          <table:table-cell>
            <text:p>[hæz; hәz, әz, z]
vbl. have 的第三人称单数现在式</text:p>
          </table:table-cell>
        </table:table-row>
        <table:table-row>
          <table:table-cell>
            <text:p>28</text:p>
          </table:table-cell>
          <table:table-cell>
            <text:p>heaven</text:p>
          </table:table-cell>
          <table:table-cell>
            <text:p>['hevәn]
n. 天, 天空, 天堂</text:p>
          </table:table-cell>
        </table:table-row>
        <table:table-row>
          <table:table-cell>
            <text:p>28</text:p>
          </table:table-cell>
          <table:table-cell>
            <text:p>house</text:p>
          </table:table-cell>
          <table:table-cell>
            <text:p>[haus]
n. 房子, 住宅, 库房, 机构, 家庭, 家族, 议院, 剧场
vt. 给...房子住, 收藏, 覆盖
vi. 住, 躲藏(up)</text:p>
          </table:table-cell>
        </table:table-row>
        <table:table-row>
          <table:table-cell>
            <text:p>28</text:p>
          </table:table-cell>
          <table:table-cell>
            <text:p>impossible</text:p>
          </table:table-cell>
          <table:table-cell>
            <text:p>[im'pɔsәbl]
adj. 不可能的, 不会发生的, 难以忍受的</text:p>
          </table:table-cell>
        </table:table-row>
        <table:table-row>
          <table:table-cell>
            <text:p>28</text:p>
          </table:table-cell>
          <table:table-cell>
            <text:p>mean</text:p>
          </table:table-cell>
          <table:table-cell>
            <text:p>[mi:n, min]
adj. 低劣的, 卑鄙的, 普通的, 吝啬的, 简陋的, 平均的, 惭愧的, 不舒服的
vt. 意谓, 想要, 预定
vi. 用意, 有意义
n. 平均数, 中间, 中庸</text:p>
          </table:table-cell>
        </table:table-row>
        <table:table-row>
          <table:table-cell>
            <text:p>28</text:p>
          </table:table-cell>
          <table:table-cell>
            <text:p>open</text:p>
          </table:table-cell>
          <table:table-cell>
            <text:p>['әupәn]
n. 公开, 户外, 空旷
adj. 开着的, 敞开的, (车等)无篷的, 开阔的, 营业着的, 公开的, 坦率的, 未决定的
vt. 打开, 公开, 开放
vi. 展开, 开始, 展现</text:p>
          </table:table-cell>
        </table:table-row>
        <table:table-row>
          <table:table-cell>
            <text:p>28</text:p>
          </table:table-cell>
          <table:table-cell>
            <text:p>ordered</text:p>
          </table:table-cell>
          <table:table-cell>
            <text:p>adj. 安排好的；整齐的；规则的</text:p>
          </table:table-cell>
        </table:table-row>
        <table:table-row>
          <table:table-cell>
            <text:p>28</text:p>
          </table:table-cell>
          <table:table-cell>
            <text:p>shoot</text:p>
          </table:table-cell>
          <table:table-cell>
            <text:p>[ʃu:t]
n. 射击, 发射, 摄影, 急流
vt. 射击, 投射, 伸出, 拍摄, 用完, 挥出, 给...注射, 使爆炸
vi. 射出, 射击, 发出, 发芽, 射门, 拍电影</text:p>
          </table:table-cell>
        </table:table-row>
        <table:table-row>
          <table:table-cell>
            <text:p>28</text:p>
          </table:table-cell>
          <table:table-cell>
            <text:p>supply</text:p>
          </table:table-cell>
          <table:table-cell>
            <text:p>[sә'plai]
n. 补给, 供给, 供应品
vt. 补给, 供给, 提供, 补充, 代理
vi. 替代他人职务</text:p>
          </table:table-cell>
        </table:table-row>
        <table:table-row>
          <table:table-cell>
            <text:p>28</text:p>
          </table:table-cell>
          <table:table-cell>
            <text:p>therefore</text:p>
          </table:table-cell>
          <table:table-cell>
            <text:p>['ðєәfɔ:]
adv. 因此, 所以</text:p>
          </table:table-cell>
        </table:table-row>
        <table:table-row>
          <table:table-cell>
            <text:p>28</text:p>
          </table:table-cell>
          <table:table-cell>
            <text:p>tools</text:p>
          </table:table-cell>
          <table:table-cell>
            <text:p>~= tool
[tu:l]
n. 工具, 用具, 爪牙, 走狗, 手段
vt. 用工具加工, 使用设备
vi. 使用工具</text:p>
          </table:table-cell>
        </table:table-row>
        <table:table-row>
          <table:table-cell>
            <text:p>27</text:p>
          </table:table-cell>
          <table:table-cell>
            <text:p>accordingly</text:p>
          </table:table-cell>
          <table:table-cell>
            <text:p>[ә'kɔ:diŋli]
adv. 因此, 从而</text:p>
          </table:table-cell>
        </table:table-row>
        <table:table-row>
          <table:table-cell>
            <text:p>27</text:p>
          </table:table-cell>
          <table:table-cell>
            <text:p>certainly</text:p>
          </table:table-cell>
          <table:table-cell>
            <text:p>['sә:tәnli]
adv. 的确, (口语)当然, 行</text:p>
          </table:table-cell>
        </table:table-row>
        <table:table-row>
          <table:table-cell>
            <text:p>27</text:p>
          </table:table-cell>
          <table:table-cell>
            <text:p>circumstances</text:p>
          </table:table-cell>
          <table:table-cell>
            <text:p>【法】 事件, 事项, 详细情节</text:p>
          </table:table-cell>
        </table:table-row>
        <table:table-row>
          <table:table-cell>
            <text:p>27</text:p>
          </table:table-cell>
          <table:table-cell>
            <text:p>design</text:p>
          </table:table-cell>
          <table:table-cell>
            <text:p>[di'zain]
n. 设计, 图案, 花样, 企图, 图谋, (小说等的)构思, 纲要
v. 设计, 计划, 谋划, 构思</text:p>
          </table:table-cell>
        </table:table-row>
        <table:table-row>
          <table:table-cell>
            <text:p>27</text:p>
          </table:table-cell>
          <table:table-cell>
            <text:p>eight</text:p>
          </table:table-cell>
          <table:table-cell>
            <text:p>[eit]
adj. 八的
num. 八, 八个, 第八
n. 八字形</text:p>
          </table:table-cell>
        </table:table-row>
        <table:table-row>
          <table:table-cell>
            <text:p>27</text:p>
          </table:table-cell>
          <table:table-cell>
            <text:p>entirely</text:p>
          </table:table-cell>
          <table:table-cell>
            <text:p>[in'taiәli]
adv. 完全地, 全然地, 一概地</text:p>
          </table:table-cell>
        </table:table-row>
        <table:table-row>
          <table:table-cell>
            <text:p>27</text:p>
          </table:table-cell>
          <table:table-cell>
            <text:p>fall</text:p>
          </table:table-cell>
          <table:table-cell>
            <text:p>[fɔ:l]
n. 秋天, 落下, 瀑布, 降低, 落差, 采伐量, 堕落, 下降
vi. 倒下, 落下, 来临, 失守, 变成, 垮台, 下跌, 阵亡
vt. &lt;美&gt;&lt;英方&gt;击倒, 砍倒(树木)
adj. 秋天的</text:p>
          </table:table-cell>
        </table:table-row>
        <table:table-row>
          <table:table-cell>
            <text:p>27</text:p>
          </table:table-cell>
          <table:table-cell>
            <text:p>guide</text:p>
          </table:table-cell>
          <table:table-cell>
            <text:p>[gaid]
n. 领路人, 导游者, 向导, 引导者, 指南
vt. 指导, 支配, 管理, 带领, 操纵
vi. 任向导</text:p>
          </table:table-cell>
        </table:table-row>
        <table:table-row>
          <table:table-cell>
            <text:p>27</text:p>
          </table:table-cell>
          <table:table-cell>
            <text:p>knowledge</text:p>
          </table:table-cell>
          <table:table-cell>
            <text:p>['nɔlidʒ]
n. 知识, 学问, 认识, 知道, &lt;古&gt;学科</text:p>
          </table:table-cell>
        </table:table-row>
        <table:table-row>
          <table:table-cell>
            <text:p>27</text:p>
          </table:table-cell>
          <table:table-cell>
            <text:p>looking</text:p>
          </table:table-cell>
          <table:table-cell>
            <text:p>['lukiŋ]
adj. 有...样子的, 有...相貌的</text:p>
          </table:table-cell>
        </table:table-row>
        <table:table-row>
          <table:table-cell>
            <text:p>27</text:p>
          </table:table-cell>
          <table:table-cell>
            <text:p>middle</text:p>
          </table:table-cell>
          <table:table-cell>
            <text:p>['midl]
n. 中间, 当中
adj. 中间的, 中部的</text:p>
          </table:table-cell>
        </table:table-row>
        <table:table-row>
          <table:table-cell>
            <text:p>27</text:p>
          </table:table-cell>
          <table:table-cell>
            <text:p>money</text:p>
          </table:table-cell>
          <table:table-cell>
            <text:p>['mʌni]
n. 货币, 钱, 金钱</text:p>
          </table:table-cell>
        </table:table-row>
        <table:table-row>
          <table:table-cell>
            <text:p>27</text:p>
          </table:table-cell>
          <table:table-cell>
            <text:p>nay</text:p>
          </table:table-cell>
          <table:table-cell>
            <text:p>[nei]
adv. &lt;书&gt;不仅如此, 而且
n. 拒绝, 反对, 投反对票
adv. &lt;古&gt;否, 不</text:p>
          </table:table-cell>
        </table:table-row>
        <table:table-row>
          <table:table-cell>
            <text:p>27</text:p>
          </table:table-cell>
          <table:table-cell>
            <text:p>nearer</text:p>
          </table:table-cell>
          <table:table-cell>
            <text:p>~= near
[niә]
adj. 亲近的, 亲密的, 近, (车, 马等)左侧的, 吝啬的
adv. (时间, 空间方面)近, 不远
prep. 在...近旁, 近...
v. 接近, 走近</text:p>
          </table:table-cell>
        </table:table-row>
        <table:table-row>
          <table:table-cell>
            <text:p>27</text:p>
          </table:table-cell>
          <table:table-cell>
            <text:p>noise</text:p>
          </table:table-cell>
          <table:table-cell>
            <text:p>[nɔiz]
n. 喧闹声, 噪声, 噪音</text:p>
          </table:table-cell>
        </table:table-row>
        <table:table-row>
          <table:table-cell>
            <text:p>27</text:p>
          </table:table-cell>
          <table:table-cell>
            <text:p>pleased</text:p>
          </table:table-cell>
          <table:table-cell>
            <text:p>[pli:zd]
adj. 高兴的, 满足的</text:p>
          </table:table-cell>
        </table:table-row>
        <table:table-row>
          <table:table-cell>
            <text:p>27</text:p>
          </table:table-cell>
          <table:table-cell>
            <text:p>pretty</text:p>
          </table:table-cell>
          <table:table-cell>
            <text:p>['priti]
adj. 漂亮的, 可爱的, 优美的, 机灵的, 恰当的</text:p>
          </table:table-cell>
        </table:table-row>
        <table:table-row>
          <table:table-cell>
            <text:p>27</text:p>
          </table:table-cell>
          <table:table-cell>
            <text:p>themselves</text:p>
          </table:table-cell>
          <table:table-cell>
            <text:p>[ðәm'selvz]
pron. 他们自己, 她们自己, 它们自己, 他们亲自, 她们亲自, 它们亲自</text:p>
          </table:table-cell>
        </table:table-row>
        <table:table-row>
          <table:table-cell>
            <text:p>26</text:p>
          </table:table-cell>
          <table:table-cell>
            <text:p>apprehensions</text:p>
          </table:table-cell>
          <table:table-cell>
            <text:p>~= apprehension
[ˏæpri'henʃәn]
n. 理解, 忧惧, 拘捕</text:p>
          </table:table-cell>
        </table:table-row>
        <table:table-row>
          <table:table-cell>
            <text:p>26</text:p>
          </table:table-cell>
          <table:table-cell>
            <text:p>cargo</text:p>
          </table:table-cell>
          <table:table-cell>
            <text:p>['kɑ:gәu]
n. 船货, (车、船、飞机等运输的)货物</text:p>
          </table:table-cell>
        </table:table-row>
        <table:table-row>
          <table:table-cell>
            <text:p>26</text:p>
          </table:table-cell>
          <table:table-cell>
            <text:p>continued</text:p>
          </table:table-cell>
          <table:table-cell>
            <text:p>[kәn'tinju:d]
adj. 继续的, 延续的</text:p>
          </table:table-cell>
        </table:table-row>
        <table:table-row>
          <table:table-cell>
            <text:p>26</text:p>
          </table:table-cell>
          <table:table-cell>
            <text:p>directly</text:p>
          </table:table-cell>
          <table:table-cell>
            <text:p>[di'rektli, dai'rektli]
adv. 直接地, 立即</text:p>
          </table:table-cell>
        </table:table-row>
        <table:table-row>
          <table:table-cell>
            <text:p>26</text:p>
          </table:table-cell>
          <table:table-cell>
            <text:p>fast</text:p>
          </table:table-cell>
          <table:table-cell>
            <text:p>[fɑ:st]
adj. 紧的, 牢的, 忠实的, 快速的, 耐久的, 紧的
adv. 牢固地, 很快地, 紧紧地, 彻底地
n. 禁食, 绝食, 斋戒
vi. 绝食, 斋戒</text:p>
          </table:table-cell>
        </table:table-row>
        <table:table-row>
          <table:table-cell>
            <text:p>26</text:p>
          </table:table-cell>
          <table:table-cell>
            <text:p>fellow</text:p>
          </table:table-cell>
          <table:table-cell>
            <text:p>['felәu]
n. 人, 家伙, 伙伴, 学会特别会员, 朋友, 同事
adj. 同伴的, 同事的, 同道的</text:p>
          </table:table-cell>
        </table:table-row>
        <table:table-row>
          <table:table-cell>
            <text:p>26</text:p>
          </table:table-cell>
          <table:table-cell>
            <text:p>lie</text:p>
          </table:table-cell>
          <table:table-cell>
            <text:p>[lai]
vi. 躺, 平放, 展现, 展开, 位于
v. 说谎, 躺
n. 谎话, 谎言</text:p>
          </table:table-cell>
        </table:table-row>
        <table:table-row>
          <table:table-cell>
            <text:p>26</text:p>
          </table:table-cell>
          <table:table-cell>
            <text:p>living</text:p>
          </table:table-cell>
          <table:table-cell>
            <text:p>['liviŋ]
n. 生活, 生计, 生存空间, 居住面积
adj. 活的, 起作用的, 逼真的, 现存的</text:p>
          </table:table-cell>
        </table:table-row>
        <table:table-row>
          <table:table-cell>
            <text:p>26</text:p>
          </table:table-cell>
          <table:table-cell>
            <text:p>low</text:p>
          </table:table-cell>
          <table:table-cell>
            <text:p>[lәu]
n. 低, 低价, 牛叫声
adj. 低的, 浅的, 消沉的, 微弱的, 粗俗的, 卑贱的, 体质弱的
adv. 低下地, 谦卑地, 低声地, 低价地
vi. 牛叫</text:p>
          </table:table-cell>
        </table:table-row>
        <table:table-row>
          <table:table-cell>
            <text:p>26</text:p>
          </table:table-cell>
          <table:table-cell>
            <text:p>moment</text:p>
          </table:table-cell>
          <table:table-cell>
            <text:p>['mәumәnt]
adj. 片刻的, 瞬间的, 力矩的
n. 瞬间</text:p>
          </table:table-cell>
        </table:table-row>
        <table:table-row>
          <table:table-cell>
            <text:p>26</text:p>
          </table:table-cell>
          <table:table-cell>
            <text:p>necessary</text:p>
          </table:table-cell>
          <table:table-cell>
            <text:p>['nesisәri]
n. 必需品
adj. 必要的, 必需的, 必然的</text:p>
          </table:table-cell>
        </table:table-row>
        <table:table-row>
          <table:table-cell>
            <text:p>26</text:p>
          </table:table-cell>
          <table:table-cell>
            <text:p>obliged</text:p>
          </table:table-cell>
          <table:table-cell>
            <text:p>adj 
1 [pred 作表语] ~ (to sb) (for sth/doing sth) grateful (to sb) for performing some service 受恩惠而感激（某人）
*I'm much obliged to you for helping us. 非常感激你帮助了我们. 
2 (idm 习语) much o`bliged thank you 多谢
*`Much obliged,' he said as I opened the door for him. 我给他开门时他说了一声｀多谢＇.</text:p>
          </table:table-cell>
        </table:table-row>
        <table:table-row>
          <table:table-cell>
            <text:p>26</text:p>
          </table:table-cell>
          <table:table-cell>
            <text:p>running</text:p>
          </table:table-cell>
          <table:table-cell>
            <text:p>['rʌniŋ]
n. 奔跑, 赛跑, 转动, 运转
adj. 奔跑的, 赛跑的, 流动的, 不断的, 连续的, 连接的</text:p>
          </table:table-cell>
        </table:table-row>
        <table:table-row>
          <table:table-cell>
            <text:p>26</text:p>
          </table:table-cell>
          <table:table-cell>
            <text:p>soul</text:p>
          </table:table-cell>
          <table:table-cell>
            <text:p>[sәul]
n. 灵魂, 心灵, 精神, 精力</text:p>
          </table:table-cell>
        </table:table-row>
        <table:table-row>
          <table:table-cell>
            <text:p>26</text:p>
          </table:table-cell>
          <table:table-cell>
            <text:p>thick</text:p>
          </table:table-cell>
          <table:table-cell>
            <text:p>[θik]
adj. 厚的, 粗的, 稠的, 浓的
n. 最拥挤部份, 活动最多部份, 事物的粗大浓密部份</text:p>
          </table:table-cell>
        </table:table-row>
        <table:table-row>
          <table:table-cell>
            <text:p>25</text:p>
          </table:table-cell>
          <table:table-cell>
            <text:p>canoes</text:p>
          </table:table-cell>
          <table:table-cell>
            <text:p>~= canoe
[kә'nu:]
n. 独木舟, 轻舟</text:p>
          </table:table-cell>
        </table:table-row>
        <table:table-row>
          <table:table-cell>
            <text:p>25</text:p>
          </table:table-cell>
          <table:table-cell>
            <text:p>death</text:p>
          </table:table-cell>
          <table:table-cell>
            <text:p>[deθ]
n. 死, 死亡, 致死的原因, 毁灭, 屠杀</text:p>
          </table:table-cell>
        </table:table-row>
        <table:table-row>
          <table:table-cell>
            <text:p>25</text:p>
          </table:table-cell>
          <table:table-cell>
            <text:p>grew</text:p>
          </table:table-cell>
          <table:table-cell>
            <text:p>[gru:]
vbl. grow的过去式</text:p>
          </table:table-cell>
        </table:table-row>
        <table:table-row>
          <table:table-cell>
            <text:p>25</text:p>
          </table:table-cell>
          <table:table-cell>
            <text:p>live</text:p>
          </table:table-cell>
          <table:table-cell>
            <text:p>[liv]
adj. 活的, 生动的, 精力充沛的, 实况转播的, 点燃的
vi. 活着, 生活, 居住, 流在人们记忆中
vt. 过着, 度过, 经历
adv. 以实况地</text:p>
          </table:table-cell>
        </table:table-row>
        <table:table-row>
          <table:table-cell>
            <text:p>25</text:p>
          </table:table-cell>
          <table:table-cell>
            <text:p>particular</text:p>
          </table:table-cell>
          <table:table-cell>
            <text:p>[pә'tikjulә]
n. 细节, 详细
adj. 特殊的, 特别的, 独特的, 详细的, 精确的, 挑剔</text:p>
          </table:table-cell>
        </table:table-row>
        <table:table-row>
          <table:table-cell>
            <text:p>25</text:p>
          </table:table-cell>
          <table:table-cell>
            <text:p>raft</text:p>
          </table:table-cell>
          <table:table-cell>
            <text:p>[rɑ:ft]
n. 筏, 救生艇, 橡皮船, 大量
vi. 乘筏
vt. 筏运, 制成筏</text:p>
          </table:table-cell>
        </table:table-row>
        <table:table-row>
          <table:table-cell>
            <text:p>25</text:p>
          </table:table-cell>
          <table:table-cell>
            <text:p>surprise</text:p>
          </table:table-cell>
          <table:table-cell>
            <text:p>[sә'praiz]
n. 惊奇, 诧异, 惊人之事, 奇袭
vt. 使惊奇, 奇袭
adj. 令人惊讶的</text:p>
          </table:table-cell>
        </table:table-row>
        <table:table-row>
          <table:table-cell>
            <text:p>25</text:p>
          </table:table-cell>
          <table:table-cell>
            <text:p>thither</text:p>
          </table:table-cell>
          <table:table-cell>
            <text:p>['ðiðә]
adv. 到那边, 向那方
adj. 在那边的, 对岸的, 那边的</text:p>
          </table:table-cell>
        </table:table-row>
        <table:table-row>
          <table:table-cell>
            <text:p>25</text:p>
          </table:table-cell>
          <table:table-cell>
            <text:p>tobacco</text:p>
          </table:table-cell>
          <table:table-cell>
            <text:p>[tә'bækәu]
n. 烟草, 烟草制品, 抽烟</text:p>
          </table:table-cell>
        </table:table-row>
        <table:table-row>
          <table:table-cell>
            <text:p>25</text:p>
          </table:table-cell>
          <table:table-cell>
            <text:p>whence</text:p>
          </table:table-cell>
          <table:table-cell>
            <text:p>[(h)wens]
n. 来处, 根源
adv. 从何处, 从哪里
conj. 拒此
pron. 何处</text:p>
          </table:table-cell>
        </table:table-row>
        <table:table-row>
          <table:table-cell>
            <text:p>25</text:p>
          </table:table-cell>
          <table:table-cell>
            <text:p>yes</text:p>
          </table:table-cell>
          <table:table-cell>
            <text:p>[jes]
adv. n.是</text:p>
          </table:table-cell>
        </table:table-row>
        <table:table-row>
          <table:table-cell>
            <text:p>24</text:p>
          </table:table-cell>
          <table:table-cell>
            <text:p>boy</text:p>
          </table:table-cell>
          <table:table-cell>
            <text:p>[bɔi]
n. 男孩, 儿子, 孩子气的人, 男仆</text:p>
          </table:table-cell>
        </table:table-row>
        <table:table-row>
          <table:table-cell>
            <text:p>24</text:p>
          </table:table-cell>
          <table:table-cell>
            <text:p>cannot</text:p>
          </table:table-cell>
          <table:table-cell>
            <text:p>['kænɔt, 'kænәt]
conj. 不能</text:p>
          </table:table-cell>
        </table:table-row>
        <table:table-row>
          <table:table-cell>
            <text:p>24</text:p>
          </table:table-cell>
          <table:table-cell>
            <text:p>castle</text:p>
          </table:table-cell>
          <table:table-cell>
            <text:p>['kɑ:sl]
n. 城堡</text:p>
          </table:table-cell>
        </table:table-row>
        <table:table-row>
          <table:table-cell>
            <text:p>24</text:p>
          </table:table-cell>
          <table:table-cell>
            <text:p>comfort</text:p>
          </table:table-cell>
          <table:table-cell>
            <text:p>['kʌmfәt]
n. 安慰, 舒适, 安慰者
vt. 安慰, 使(痛苦等)缓和</text:p>
          </table:table-cell>
        </table:table-row>
        <table:table-row>
          <table:table-cell>
            <text:p>24</text:p>
          </table:table-cell>
          <table:table-cell>
            <text:p>creek</text:p>
          </table:table-cell>
          <table:table-cell>
            <text:p>[kri:k]
n. 小溪, 小河, &lt;主英&gt;小港, 小湾</text:p>
          </table:table-cell>
        </table:table-row>
        <table:table-row>
          <table:table-cell>
            <text:p>24</text:p>
          </table:table-cell>
          <table:table-cell>
            <text:p>distress</text:p>
          </table:table-cell>
          <table:table-cell>
            <text:p>[dis'tres]
n. 悲痛, 穷困, 不幸, 危难, 忧伤
v. 使悲痛, 使穷困, 使忧伤</text:p>
          </table:table-cell>
        </table:table-row>
        <table:table-row>
          <table:table-cell>
            <text:p>24</text:p>
          </table:table-cell>
          <table:table-cell>
            <text:p>easily</text:p>
          </table:table-cell>
          <table:table-cell>
            <text:p>['i:zili]
adv. 容易地, 不费力地</text:p>
          </table:table-cell>
        </table:table-row>
        <table:table-row>
          <table:table-cell>
            <text:p>24</text:p>
          </table:table-cell>
          <table:table-cell>
            <text:p>forward</text:p>
          </table:table-cell>
          <table:table-cell>
            <text:p>['fɔ:wәd]
adj. 早的, 迅速的, 前进的
vt. 转寄, 促进, 运送
adv. 向前地, 向将来
n. [体](足球等)前锋</text:p>
          </table:table-cell>
        </table:table-row>
        <table:table-row>
          <table:table-cell>
            <text:p>24</text:p>
          </table:table-cell>
          <table:table-cell>
            <text:p>gotten</text:p>
          </table:table-cell>
          <table:table-cell>
            <text:p>['gɔtn]
vbl. get的过去分词</text:p>
          </table:table-cell>
        </table:table-row>
        <table:table-row>
          <table:table-cell>
            <text:p>24</text:p>
          </table:table-cell>
          <table:table-cell>
            <text:p>heavy</text:p>
          </table:table-cell>
          <table:table-cell>
            <text:p>['hi:vi]
adj. 重的, 繁重的, 巨大的, 沉重的, 阴沉的
adv. 沉重地, 笨重地, 大量地
n. 重物, 严肃角色</text:p>
          </table:table-cell>
        </table:table-row>
        <table:table-row>
          <table:table-cell>
            <text:p>24</text:p>
          </table:table-cell>
          <table:table-cell>
            <text:p>lives</text:p>
          </table:table-cell>
          <table:table-cell>
            <text:p>n. life的复数</text:p>
          </table:table-cell>
        </table:table-row>
        <table:table-row>
          <table:table-cell>
            <text:p>24</text:p>
          </table:table-cell>
          <table:table-cell>
            <text:p>power</text:p>
          </table:table-cell>
          <table:table-cell>
            <text:p>['pauә]
n. 能力, 力量, 动力, 权力, [数]幂, [物]功率
vt. 使...有力量, 供以动力, 激励</text:p>
          </table:table-cell>
        </table:table-row>
        <table:table-row>
          <table:table-cell>
            <text:p>24</text:p>
          </table:table-cell>
          <table:table-cell>
            <text:p>quantity</text:p>
          </table:table-cell>
          <table:table-cell>
            <text:p>['kwɔntiti]
n. 量, 数量</text:p>
          </table:table-cell>
        </table:table-row>
        <table:table-row>
          <table:table-cell>
            <text:p>24</text:p>
          </table:table-cell>
          <table:table-cell>
            <text:p>sleep</text:p>
          </table:table-cell>
          <table:table-cell>
            <text:p>[sli:p]
vi. 睡, 睡觉
n. 睡眠</text:p>
          </table:table-cell>
        </table:table-row>
        <table:table-row>
          <table:table-cell>
            <text:p>24</text:p>
          </table:table-cell>
          <table:table-cell>
            <text:p>spaniard</text:p>
          </table:table-cell>
          <table:table-cell>
            <text:p>~= Spaniard
['spænjәd]
n. 西班牙人</text:p>
          </table:table-cell>
        </table:table-row>
        <table:table-row>
          <table:table-cell>
            <text:p>24</text:p>
          </table:table-cell>
          <table:table-cell>
            <text:p>tame</text:p>
          </table:table-cell>
          <table:table-cell>
            <text:p>[teim]
adj. (指动物)驯服的、柔顺的, (指人)没精打彩的、顺从的, 被开垦的, 沉闷的, 乏味的, 平淡的
vt. 驯养, 驯服, 制服, 使变得平淡
vi. 变得驯服</text:p>
          </table:table-cell>
        </table:table-row>
        <table:table-row>
          <table:table-cell>
            <text:p>24</text:p>
          </table:table-cell>
          <table:table-cell>
            <text:p>terrible</text:p>
          </table:table-cell>
          <table:table-cell>
            <text:p>['terәbl]
adj. 很糟的, 极坏的, 可怕的, 骇人的</text:p>
          </table:table-cell>
        </table:table-row>
        <table:table-row>
          <table:table-cell>
            <text:p>24</text:p>
          </table:table-cell>
          <table:table-cell>
            <text:p>worked</text:p>
          </table:table-cell>
          <table:table-cell>
            <text:p>[wә:kt]
处理过的, 作装饰用的</text:p>
          </table:table-cell>
        </table:table-row>
        <table:table-row>
          <table:table-cell>
            <text:p>23</text:p>
          </table:table-cell>
          <table:table-cell>
            <text:p>broke</text:p>
          </table:table-cell>
          <table:table-cell>
            <text:p>[brәuk]
adj. 一文不名的
vbl. break的过去式</text:p>
          </table:table-cell>
        </table:table-row>
        <table:table-row>
          <table:table-cell>
            <text:p>23</text:p>
          </table:table-cell>
          <table:table-cell>
            <text:p>chests</text:p>
          </table:table-cell>
          <table:table-cell>
            <text:p>~= chest
[tʃest]
n. 胸腔, 胸膛, 箱, 柜</text:p>
          </table:table-cell>
        </table:table-row>
        <table:table-row>
          <table:table-cell>
            <text:p>23</text:p>
          </table:table-cell>
          <table:table-cell>
            <text:p>devoured</text:p>
          </table:table-cell>
          <table:table-cell>
            <text:p>~= devour
[di'vauә]
vt. (尤指动物)吞吃, 狼吞虎咽, 挥霍, (火灾等)毁灭, 破坏, 吞没, 贪看, 贪听</text:p>
          </table:table-cell>
        </table:table-row>
        <table:table-row>
          <table:table-cell>
            <text:p>23</text:p>
          </table:table-cell>
          <table:table-cell>
            <text:p>expected</text:p>
          </table:table-cell>
          <table:table-cell>
            <text:p>adj [usu attrib 通常作定语] that is expected 预料的; 预期的; 期望的
*expected objections to the plan 预料到的对该计划的反对意见.</text:p>
          </table:table-cell>
        </table:table-row>
        <table:table-row>
          <table:table-cell>
            <text:p>23</text:p>
          </table:table-cell>
          <table:table-cell>
            <text:p>goods</text:p>
          </table:table-cell>
          <table:table-cell>
            <text:p>[gudz]
n. 货物, &lt;美俚&gt;工具</text:p>
          </table:table-cell>
        </table:table-row>
        <table:table-row>
          <table:table-cell>
            <text:p>23</text:p>
          </table:table-cell>
          <table:table-cell>
            <text:p>hope</text:p>
          </table:table-cell>
          <table:table-cell>
            <text:p>[hәup]
n. 希望, 信心
v. 希望, 盼望, 期待, 信赖</text:p>
          </table:table-cell>
        </table:table-row>
        <table:table-row>
          <table:table-cell>
            <text:p>23</text:p>
          </table:table-cell>
          <table:table-cell>
            <text:p>hour</text:p>
          </table:table-cell>
          <table:table-cell>
            <text:p>['auә]
n. 小时, 钟头, ...点钟, 课时, (一段)时间</text:p>
          </table:table-cell>
        </table:table-row>
        <table:table-row>
          <table:table-cell>
            <text:p>23</text:p>
          </table:table-cell>
          <table:table-cell>
            <text:p>landed</text:p>
          </table:table-cell>
          <table:table-cell>
            <text:p>['lændid]
adj. 拥有土地的, 有田地的</text:p>
          </table:table-cell>
        </table:table-row>
        <table:table-row>
          <table:table-cell>
            <text:p>23</text:p>
          </table:table-cell>
          <table:table-cell>
            <text:p>light</text:p>
          </table:table-cell>
          <table:table-cell>
            <text:p>[lait]
n. 光, 日光, 发光体, 灯
adj. 轻的, 发光的, 明亮的, 浅的vt.点燃, 照亮
adv. 轻地
vi. 点着, 变亮</text:p>
          </table:table-cell>
        </table:table-row>
        <table:table-row>
          <table:table-cell>
            <text:p>23</text:p>
          </table:table-cell>
          <table:table-cell>
            <text:p>mouth</text:p>
          </table:table-cell>
          <table:table-cell>
            <text:p>[mauθ]
n. 口, 嘴</text:p>
          </table:table-cell>
        </table:table-row>
        <table:table-row>
          <table:table-cell>
            <text:p>23</text:p>
          </table:table-cell>
          <table:table-cell>
            <text:p>occurred</text:p>
          </table:table-cell>
          <table:table-cell>
            <text:p>~~~= cooccurrence
['kәuә'kʌrәns]
同现</text:p>
          </table:table-cell>
        </table:table-row>
        <table:table-row>
          <table:table-cell>
            <text:p>23</text:p>
          </table:table-cell>
          <table:table-cell>
            <text:p>perceived</text:p>
          </table:table-cell>
          <table:table-cell>
            <text:p>~= perceive
[pә'si:v]
vt. 察觉
v. 感知, 感到, 认识到</text:p>
          </table:table-cell>
        </table:table-row>
        <table:table-row>
          <table:table-cell>
            <text:p>23</text:p>
          </table:table-cell>
          <table:table-cell>
            <text:p>secret</text:p>
          </table:table-cell>
          <table:table-cell>
            <text:p>['si:krit]
n. 秘密, 秘诀, 奥秘
adj. 秘密的, 隐秘的, 幽静的、</text:p>
          </table:table-cell>
        </table:table-row>
        <table:table-row>
          <table:table-cell>
            <text:p>23</text:p>
          </table:table-cell>
          <table:table-cell>
            <text:p>sense</text:p>
          </table:table-cell>
          <table:table-cell>
            <text:p>[sens]
n. 官能, 感觉, 判断力, 见识, ...感, 意义, 理性
vt. 感到, 理解, 认识</text:p>
          </table:table-cell>
        </table:table-row>
        <table:table-row>
          <table:table-cell>
            <text:p>23</text:p>
          </table:table-cell>
          <table:table-cell>
            <text:p>spirits</text:p>
          </table:table-cell>
          <table:table-cell>
            <text:p>n. 情绪, 兴致, 心情, 烈酒, 酒精
相关词组:
  keep up one's spirits
  lose one's spirits
  out of spirits
  in high spirits
  in poor spirits
  in royal spirits
  in spirits
  be down in spirits</text:p>
          </table:table-cell>
        </table:table-row>
        <table:table-row>
          <table:table-cell>
            <text:p>23</text:p>
          </table:table-cell>
          <table:table-cell>
            <text:p>spoke</text:p>
          </table:table-cell>
          <table:table-cell>
            <text:p>[spәuk]
n. 轮辐, 扶梯棍, 刹车
v. 装辐于, 刹车</text:p>
          </table:table-cell>
        </table:table-row>
        <table:table-row>
          <table:table-cell>
            <text:p>23</text:p>
          </table:table-cell>
          <table:table-cell>
            <text:p>stay</text:p>
          </table:table-cell>
          <table:table-cell>
            <text:p>[stei]
n. 逗留, 延缓, 中止, 支柱
v. 在, 暂住, 坚持, 止住, 抑制, 延缓, 停(下)</text:p>
          </table:table-cell>
        </table:table-row>
        <table:table-row>
          <table:table-cell>
            <text:p>23</text:p>
          </table:table-cell>
          <table:table-cell>
            <text:p>thousand</text:p>
          </table:table-cell>
          <table:table-cell>
            <text:p>['θauzәnd]
num. 一千, 一千个
n. 许多, 无数</text:p>
          </table:table-cell>
        </table:table-row>
        <table:table-row>
          <table:table-cell>
            <text:p>23</text:p>
          </table:table-cell>
          <table:table-cell>
            <text:p>turned</text:p>
          </table:table-cell>
          <table:table-cell>
            <text:p>~= turn
[tә:n]
n. 转动, 旋转, 转变方向, 轮流, 时机, (一)回, 倾向, 癖性
v. (使)转动, 翻转, 扭转, (使)变质, 超过(年龄,数量等), 车(成)</text:p>
          </table:table-cell>
        </table:table-row>
        <table:table-row>
          <table:table-cell>
            <text:p>23</text:p>
          </table:table-cell>
          <table:table-cell>
            <text:p>willing</text:p>
          </table:table-cell>
          <table:table-cell>
            <text:p>['wiliŋ]
adj. 乐意的, 自愿的, 心甘情愿的, 反应迅速的</text:p>
          </table:table-cell>
        </table:table-row>
        <table:table-row>
          <table:table-cell>
            <text:p>22</text:p>
          </table:table-cell>
          <table:table-cell>
            <text:p>door</text:p>
          </table:table-cell>
          <table:table-cell>
            <text:p>[dɔ:, dɔә]
n. 门, 通道, 家, 户</text:p>
          </table:table-cell>
        </table:table-row>
        <table:table-row>
          <table:table-cell>
            <text:p>22</text:p>
          </table:table-cell>
          <table:table-cell>
            <text:p>goat</text:p>
          </table:table-cell>
          <table:table-cell>
            <text:p>[gәut]
n. 山羊, &lt;俚&gt;色鬼, &lt;美俚&gt;替罪羊</text:p>
          </table:table-cell>
        </table:table-row>
        <table:table-row>
          <table:table-cell>
            <text:p>22</text:p>
          </table:table-cell>
          <table:table-cell>
            <text:p>observe</text:p>
          </table:table-cell>
          <table:table-cell>
            <text:p>[әb'zә:v]
vt. 观察, 观测, 遵守, 评述, 说</text:p>
          </table:table-cell>
        </table:table-row>
        <table:table-row>
          <table:table-cell>
            <text:p>22</text:p>
          </table:table-cell>
          <table:table-cell>
            <text:p>plain</text:p>
          </table:table-cell>
          <table:table-cell>
            <text:p>[plein]
n. 平原, 草原
adj. 简单的, 明白的, 平常的, 清晰的, 普通的, 朴素的
adv. 清楚地
n. [计] 无格式</text:p>
          </table:table-cell>
        </table:table-row>
        <table:table-row>
          <table:table-cell>
            <text:p>22</text:p>
          </table:table-cell>
          <table:table-cell>
            <text:p>quarter</text:p>
          </table:table-cell>
          <table:table-cell>
            <text:p>['kwɔ:tә]
n. 四分之一,方向, 地区, 方面, 季, 季度, 一刻钟
num. 四分之一, 刻</text:p>
          </table:table-cell>
        </table:table-row>
        <table:table-row>
          <table:table-cell>
            <text:p>22</text:p>
          </table:table-cell>
          <table:table-cell>
            <text:p>rice</text:p>
          </table:table-cell>
          <table:table-cell>
            <text:p>[rais]
n. 稻, 米</text:p>
          </table:table-cell>
        </table:table-row>
        <table:table-row>
          <table:table-cell>
            <text:p>22</text:p>
          </table:table-cell>
          <table:table-cell>
            <text:p>rocks</text:p>
          </table:table-cell>
          <table:table-cell>
            <text:p>~= rock
[rɔk]
n. 岩石, 暗礁, 石头, 摇动
vt. 摇摆, 使动摇
vi. 摇, 摇动</text:p>
          </table:table-cell>
        </table:table-row>
        <table:table-row>
          <table:table-cell>
            <text:p>22</text:p>
          </table:table-cell>
          <table:table-cell>
            <text:p>room</text:p>
          </table:table-cell>
          <table:table-cell>
            <text:p>[ru:m, rum]
n. 房间, 屋子, 寓所, 场所, 地位, 空间, 机会, 余地</text:p>
          </table:table-cell>
        </table:table-row>
        <table:table-row>
          <table:table-cell>
            <text:p>22</text:p>
          </table:table-cell>
          <table:table-cell>
            <text:p>scarce</text:p>
          </table:table-cell>
          <table:table-cell>
            <text:p>[skєәs]
adj. 缺乏的, 不足的, 稀有的, 不充足的</text:p>
          </table:table-cell>
        </table:table-row>
        <table:table-row>
          <table:table-cell>
            <text:p>22</text:p>
          </table:table-cell>
          <table:table-cell>
            <text:p>state</text:p>
          </table:table-cell>
          <table:table-cell>
            <text:p>[steit]
n. 情形, 状态, 国家, 政府, 州
adj. 国家的, 国有的, 国营的, 州的, 正式的, 典礼用的
vt. 声明, 陈述, 规定</text:p>
          </table:table-cell>
        </table:table-row>
        <table:table-row>
          <table:table-cell>
            <text:p>22</text:p>
          </table:table-cell>
          <table:table-cell>
            <text:p>thankful</text:p>
          </table:table-cell>
          <table:table-cell>
            <text:p>['θæŋkfәl]
adj. 感谢的, 感激的</text:p>
          </table:table-cell>
        </table:table-row>
        <table:table-row>
          <table:table-cell>
            <text:p>22</text:p>
          </table:table-cell>
          <table:table-cell>
            <text:p>wolves</text:p>
          </table:table-cell>
          <table:table-cell>
            <text:p>n. 贪婪者, 色狼
wolf的复数</text:p>
          </table:table-cell>
        </table:table-row>
        <table:table-row>
          <table:table-cell>
            <text:p>22</text:p>
          </table:table-cell>
          <table:table-cell>
            <text:p>worse</text:p>
          </table:table-cell>
          <table:table-cell>
            <text:p>[wә:s]
n. (人或事)较坏者, 更坏的事, 更恶劣的事, 败北
adj. 更坏的, 更恶劣的
adv. 更坏地, 更恶劣地</text:p>
          </table:table-cell>
        </table:table-row>
        <table:table-row>
          <table:table-cell>
            <text:p>21</text:p>
          </table:table-cell>
          <table:table-cell>
            <text:p>alive</text:p>
          </table:table-cell>
          <table:table-cell>
            <text:p>[ә'laiv]
adj. 活着的, 活泼的</text:p>
          </table:table-cell>
        </table:table-row>
        <table:table-row>
          <table:table-cell>
            <text:p>21</text:p>
          </table:table-cell>
          <table:table-cell>
            <text:p>anchor</text:p>
          </table:table-cell>
          <table:table-cell>
            <text:p>['æŋkә]
n. 锚
v. 抛锚, 锚定</text:p>
          </table:table-cell>
        </table:table-row>
        <table:table-row>
          <table:table-cell>
            <text:p>21</text:p>
          </table:table-cell>
          <table:table-cell>
            <text:p>barley</text:p>
          </table:table-cell>
          <table:table-cell>
            <text:p>['bɑ:li]
n. 大麦</text:p>
          </table:table-cell>
        </table:table-row>
        <table:table-row>
          <table:table-cell>
            <text:p>21</text:p>
          </table:table-cell>
          <table:table-cell>
            <text:p>big</text:p>
          </table:table-cell>
          <table:table-cell>
            <text:p>[big]
adj. 大的, 重要的, 量大的, 重要的
adv. 夸大地, 顺利</text:p>
          </table:table-cell>
        </table:table-row>
        <table:table-row>
          <table:table-cell>
            <text:p>21</text:p>
          </table:table-cell>
          <table:table-cell>
            <text:p>desire</text:p>
          </table:table-cell>
          <table:table-cell>
            <text:p>[di'zaiә]
vt. 想望, 期望, 希望, 请求(官方丈礼)
n. 愿望, 心愿, 要求
v. 要求</text:p>
          </table:table-cell>
        </table:table-row>
        <table:table-row>
          <table:table-cell>
            <text:p>21</text:p>
          </table:table-cell>
          <table:table-cell>
            <text:p>drowned</text:p>
          </table:table-cell>
          <table:table-cell>
            <text:p>~= drown
[draun]
v. 溺死, 淹死
vt. 淹没</text:p>
          </table:table-cell>
        </table:table-row>
        <table:table-row>
          <table:table-cell>
            <text:p>21</text:p>
          </table:table-cell>
          <table:table-cell>
            <text:p>during</text:p>
          </table:table-cell>
          <table:table-cell>
            <text:p>['djuәriŋ]
prep. 在...的期间, 在...的时候</text:p>
          </table:table-cell>
        </table:table-row>
        <table:table-row>
          <table:table-cell>
            <text:p>21</text:p>
          </table:table-cell>
          <table:table-cell>
            <text:p>each</text:p>
          </table:table-cell>
          <table:table-cell>
            <text:p>[i:tʃ]
adj. 各自的, 每个的, 每一
pron. 各, 各自, 每个
adv. 每个</text:p>
          </table:table-cell>
        </table:table-row>
        <table:table-row>
          <table:table-cell>
            <text:p>21</text:p>
          </table:table-cell>
          <table:table-cell>
            <text:p>expect</text:p>
          </table:table-cell>
          <table:table-cell>
            <text:p>[iks'pekt]
vt. 期待, 预期, 盼望, 指望, &lt;口&gt;(料)想, 认为</text:p>
          </table:table-cell>
        </table:table-row>
        <table:table-row>
          <table:table-cell>
            <text:p>21</text:p>
          </table:table-cell>
          <table:table-cell>
            <text:p>finished</text:p>
          </table:table-cell>
          <table:table-cell>
            <text:p>['finiʃt]
adj. 完成的, 完结的, 完美的, 精巧的</text:p>
          </table:table-cell>
        </table:table-row>
        <table:table-row>
          <table:table-cell>
            <text:p>21</text:p>
          </table:table-cell>
          <table:table-cell>
            <text:p>governor</text:p>
          </table:table-cell>
          <table:table-cell>
            <text:p>['gʌvәnә]
n. 统治者, 管理者, 地方长官, 主管人员</text:p>
          </table:table-cell>
        </table:table-row>
        <table:table-row>
          <table:table-cell>
            <text:p>21</text:p>
          </table:table-cell>
          <table:table-cell>
            <text:p>hopes</text:p>
          </table:table-cell>
          <table:table-cell>
            <text:p>n. 希望
v. 希望</text:p>
          </table:table-cell>
        </table:table-row>
        <table:table-row>
          <table:table-cell>
            <text:p>21</text:p>
          </table:table-cell>
          <table:table-cell>
            <text:p>loaded</text:p>
          </table:table-cell>
          <table:table-cell>
            <text:p>['lәudid]
adj. 装满东西(或人)的, 装填子弹的,(相机)装好胶卷的,(餐桌)摆满食品的</text:p>
          </table:table-cell>
        </table:table-row>
        <table:table-row>
          <table:table-cell>
            <text:p>21</text:p>
          </table:table-cell>
          <table:table-cell>
            <text:p>mate</text:p>
          </table:table-cell>
          <table:table-cell>
            <text:p>[meit]
n. 配偶, 对手, 助手
vt. 使配对, 使一致, 结伴
vi. 成配偶, 紧密配合</text:p>
          </table:table-cell>
        </table:table-row>
        <table:table-row>
          <table:table-cell>
            <text:p>21</text:p>
          </table:table-cell>
          <table:table-cell>
            <text:p>mile</text:p>
          </table:table-cell>
          <table:table-cell>
            <text:p>[mail]
n. 英里, 较大的距离</text:p>
          </table:table-cell>
        </table:table-row>
        <table:table-row>
          <table:table-cell>
            <text:p>21</text:p>
          </table:table-cell>
          <table:table-cell>
            <text:p>name</text:p>
          </table:table-cell>
          <table:table-cell>
            <text:p>[neim]
n. 名字, 名称, 姓名, 名誉
vt. 命名, 提名, 叫出, 指定
adj. 姓名的, 据以取名的</text:p>
          </table:table-cell>
        </table:table-row>
        <table:table-row>
          <table:table-cell>
            <text:p>21</text:p>
          </table:table-cell>
          <table:table-cell>
            <text:p>nation</text:p>
          </table:table-cell>
          <table:table-cell>
            <text:p>['neiʃәn]
n. 国家, 民族</text:p>
          </table:table-cell>
        </table:table-row>
        <table:table-row>
          <table:table-cell>
            <text:p>21</text:p>
          </table:table-cell>
          <table:table-cell>
            <text:p>negroes</text:p>
          </table:table-cell>
          <table:table-cell>
            <text:p>~= negro
*['ni:grәu]
n. 黑人
a. 黑人的</text:p>
          </table:table-cell>
        </table:table-row>
        <table:table-row>
          <table:table-cell>
            <text:p>21</text:p>
          </table:table-cell>
          <table:table-cell>
            <text:p>ought</text:p>
          </table:table-cell>
          <table:table-cell>
            <text:p>[ɔ:t]
aux. (～ to [verb] ) 应当, 应该</text:p>
          </table:table-cell>
        </table:table-row>
        <table:table-row>
          <table:table-cell>
            <text:p>21</text:p>
          </table:table-cell>
          <table:table-cell>
            <text:p>pounds</text:p>
          </table:table-cell>
          <table:table-cell>
            <text:p>~= pound
[paund]
n. 磅, 英镑, 重击, 鱼塘, 兽栏, 拘留所
vt. 强烈打击, 捣烂, 监禁, 关入栏
vi. 连续重击, 连续敲打, 苦干</text:p>
          </table:table-cell>
        </table:table-row>
        <table:table-row>
          <table:table-cell>
            <text:p>21</text:p>
          </table:table-cell>
          <table:table-cell>
            <text:p>provisions</text:p>
          </table:table-cell>
          <table:table-cell>
            <text:p>n. 存粮, 给养, 口粮, 食物, 粮食
【经】 食品, 粮食</text:p>
          </table:table-cell>
        </table:table-row>
        <table:table-row>
          <table:table-cell>
            <text:p>21</text:p>
          </table:table-cell>
          <table:table-cell>
            <text:p>right</text:p>
          </table:table-cell>
          <table:table-cell>
            <text:p>[rait]
n. 正义, 公正, 正确, 权利, 右边, 右派
adj. 正当的, 正确的, 对的, 合适的, 恰当的, 健康的, 健全的, 正面的
adv. 正当地, 正确地, 一直地, 直接地, 完全地, 彻底地, 在右边</text:p>
          </table:table-cell>
        </table:table-row>
        <table:table-row>
          <table:table-cell>
            <text:p>21</text:p>
          </table:table-cell>
          <table:table-cell>
            <text:p>send</text:p>
          </table:table-cell>
          <table:table-cell>
            <text:p>[send]
vt. 送, 寄, 发送, 派遣, 打发</text:p>
          </table:table-cell>
        </table:table-row>
        <table:table-row>
          <table:table-cell>
            <text:p>21</text:p>
          </table:table-cell>
          <table:table-cell>
            <text:p>showed</text:p>
          </table:table-cell>
          <table:table-cell>
            <text:p>show的过去式和过去分词</text:p>
          </table:table-cell>
        </table:table-row>
        <table:table-row>
          <table:table-cell>
            <text:p>21</text:p>
          </table:table-cell>
          <table:table-cell>
            <text:p>signs</text:p>
          </table:table-cell>
          <table:table-cell>
            <text:p>~= sign
[sain]
n. 标记, 符号, 记号, 征兆, 迹象, 征候
v. 签名(于), 署名(于)～, 签署</text:p>
          </table:table-cell>
        </table:table-row>
        <table:table-row>
          <table:table-cell>
            <text:p>21</text:p>
          </table:table-cell>
          <table:table-cell>
            <text:p>sooner</text:p>
          </table:table-cell>
          <table:table-cell>
            <text:p>['su:nә]
[美](在政府开放西部前)抢先取得占有权的人, 用不正当手段先下手的人</text:p>
          </table:table-cell>
        </table:table-row>
        <table:table-row>
          <table:table-cell>
            <text:p>21</text:p>
          </table:table-cell>
          <table:table-cell>
            <text:p>stir</text:p>
          </table:table-cell>
          <table:table-cell>
            <text:p>[stә:]
n. 轰动, 搅动, 监牢
vt. 动, 移动, 摇动, 激起, 搅和, 惹起
vi. 走动, 传播, 流行</text:p>
          </table:table-cell>
        </table:table-row>
        <table:table-row>
          <table:table-cell>
            <text:p>21</text:p>
          </table:table-cell>
          <table:table-cell>
            <text:p>stock</text:p>
          </table:table-cell>
          <table:table-cell>
            <text:p>[stɔk]
n. 树干, 库存, 股票, 股份, 托盘, 祖先, 血统, 原料
adj. 股票的, 普通的, 常备的, 存货的, 繁殖用的
vt. 装把手于, 进货, 备有, 放牧
vi. 出新芽, 采购</text:p>
          </table:table-cell>
        </table:table-row>
        <table:table-row>
          <table:table-cell>
            <text:p>21</text:p>
          </table:table-cell>
          <table:table-cell>
            <text:p>story</text:p>
          </table:table-cell>
          <table:table-cell>
            <text:p>['stɔ:ri]
n. 故事, 小说, 传说, 事迹, 经历, 假话, 谎话</text:p>
          </table:table-cell>
        </table:table-row>
        <table:table-row>
          <table:table-cell>
            <text:p>21</text:p>
          </table:table-cell>
          <table:table-cell>
            <text:p>strange</text:p>
          </table:table-cell>
          <table:table-cell>
            <text:p>[streindʒ]
adj. 陌生的, 生疏的, 前所未知的, 奇怪的, 奇异的, 不惯的</text:p>
          </table:table-cell>
        </table:table-row>
        <table:table-row>
          <table:table-cell>
            <text:p>21</text:p>
          </table:table-cell>
          <table:table-cell>
            <text:p>suppose</text:p>
          </table:table-cell>
          <table:table-cell>
            <text:p>[sә'pәuz]
vt. 推想, 假设, 猜想
vi. 料想
conj. 假使...结果会怎样</text:p>
          </table:table-cell>
        </table:table-row>
        <table:table-row>
          <table:table-cell>
            <text:p>21</text:p>
          </table:table-cell>
          <table:table-cell>
            <text:p>supposed</text:p>
          </table:table-cell>
          <table:table-cell>
            <text:p>[sә'pәuzd]
adj. 假定的, 假像的</text:p>
          </table:table-cell>
        </table:table-row>
        <table:table-row>
          <table:table-cell>
            <text:p>20</text:p>
          </table:table-cell>
          <table:table-cell>
            <text:p>answer</text:p>
          </table:table-cell>
          <table:table-cell>
            <text:p>['ɑ:nsә]
n. 答案, 回答, 答辩, 抗辩
v. 回答说, 答复说, 符合, 反响, 响应</text:p>
          </table:table-cell>
        </table:table-row>
        <table:table-row>
          <table:table-cell>
            <text:p>20</text:p>
          </table:table-cell>
          <table:table-cell>
            <text:p>beasts</text:p>
          </table:table-cell>
          <table:table-cell>
            <text:p>~= beast
[bi:st]
n. 兽, 畜牲, 人面兽心的人</text:p>
          </table:table-cell>
        </table:table-row>
        <table:table-row>
          <table:table-cell>
            <text:p>20</text:p>
          </table:table-cell>
          <table:table-cell>
            <text:p>blew</text:p>
          </table:table-cell>
          <table:table-cell>
            <text:p>[blu:]
vbl. blow的过去式和过去分词</text:p>
          </table:table-cell>
        </table:table-row>
        <table:table-row>
          <table:table-cell>
            <text:p>20</text:p>
          </table:table-cell>
          <table:table-cell>
            <text:p>body</text:p>
          </table:table-cell>
          <table:table-cell>
            <text:p>['bɔdi]
n. 身体, 肉体, 人, 尸体, 主要部分, 团体, 大量
vt. 赋以形体</text:p>
          </table:table-cell>
        </table:table-row>
        <table:table-row>
          <table:table-cell>
            <text:p>20</text:p>
          </table:table-cell>
          <table:table-cell>
            <text:p>clear</text:p>
          </table:table-cell>
          <table:table-cell>
            <text:p>[kliә]
adj. 清楚的, 清晰的, 清澈的, 光亮的, 空旷的, 有条理的
adv. 清楚地, 完全地
v. 扫除, 清除, 晴, 跳过, 净得</text:p>
          </table:table-cell>
        </table:table-row>
        <table:table-row>
          <table:table-cell>
            <text:p>20</text:p>
          </table:table-cell>
          <table:table-cell>
            <text:p>covered</text:p>
          </table:table-cell>
          <table:table-cell>
            <text:p>['kʌvәd]
adj. 隐蔽着的, 掩藏着的, 有屋顶的</text:p>
          </table:table-cell>
        </table:table-row>
        <table:table-row>
          <table:table-cell>
            <text:p>20</text:p>
          </table:table-cell>
          <table:table-cell>
            <text:p>discourse</text:p>
          </table:table-cell>
          <table:table-cell>
            <text:p>[dis'kɔ:s, 'diskɔ:s]
n. 演讲, 论述, 论文, 讲道, 谈话, 谈论
vi. 谈论, 演说</text:p>
          </table:table-cell>
        </table:table-row>
        <table:table-row>
          <table:table-cell>
            <text:p>20</text:p>
          </table:table-cell>
          <table:table-cell>
            <text:p>discovered</text:p>
          </table:table-cell>
          <table:table-cell>
            <text:p>~= discover
[dis'kʌvә]
vt. 发现, 发觉
v. 发现</text:p>
          </table:table-cell>
        </table:table-row>
        <table:table-row>
          <table:table-cell>
            <text:p>20</text:p>
          </table:table-cell>
          <table:table-cell>
            <text:p>dog</text:p>
          </table:table-cell>
          <table:table-cell>
            <text:p>[dɔg]
n. 狗, 犬, 类似犬的动物, 卑鄙的人, 小人, 坏蛋
vt. 跟踪, 尾随</text:p>
          </table:table-cell>
        </table:table-row>
        <table:table-row>
          <table:table-cell>
            <text:p>20</text:p>
          </table:table-cell>
          <table:table-cell>
            <text:p>doubt</text:p>
          </table:table-cell>
          <table:table-cell>
            <text:p>[daut]
n. 怀疑, 疑惑, 疑问
v. 怀疑, 不信, 拿不准, &lt;古&gt;恐怕</text:p>
          </table:table-cell>
        </table:table-row>
        <table:table-row>
          <table:table-cell>
            <text:p>20</text:p>
          </table:table-cell>
          <table:table-cell>
            <text:p>grapes</text:p>
          </table:table-cell>
          <table:table-cell>
            <text:p>【医】 马体葡萄疮, 牛结核</text:p>
          </table:table-cell>
        </table:table-row>
        <table:table-row>
          <table:table-cell>
            <text:p>20</text:p>
          </table:table-cell>
          <table:table-cell>
            <text:p>happy</text:p>
          </table:table-cell>
          <table:table-cell>
            <text:p>['hæpi]
adj. 快乐的, 幸福的, 陶醉于...的, 恰当的</text:p>
          </table:table-cell>
        </table:table-row>
        <table:table-row>
          <table:table-cell>
            <text:p>20</text:p>
          </table:table-cell>
          <table:table-cell>
            <text:p>held</text:p>
          </table:table-cell>
          <table:table-cell>
            <text:p>[held]
vbl. hold的过去式和过去分词</text:p>
          </table:table-cell>
        </table:table-row>
        <table:table-row>
          <table:table-cell>
            <text:p>20</text:p>
          </table:table-cell>
          <table:table-cell>
            <text:p>ladder</text:p>
          </table:table-cell>
          <table:table-cell>
            <text:p>['lædә]
n. 梯子, 阶梯
vi. 袜子抽丝, 装设梯子</text:p>
          </table:table-cell>
        </table:table-row>
        <table:table-row>
          <table:table-cell>
            <text:p>20</text:p>
          </table:table-cell>
          <table:table-cell>
            <text:p>lisbon</text:p>
          </table:table-cell>
          <table:table-cell>
            <text:p>~= Lisbon
['lizbәn]
n. 里斯本（葡萄牙首都）</text:p>
          </table:table-cell>
        </table:table-row>
        <table:table-row>
          <table:table-cell>
            <text:p>20</text:p>
          </table:table-cell>
          <table:table-cell>
            <text:p>mentioned</text:p>
          </table:table-cell>
          <table:table-cell>
            <text:p>~= mention
['menʃәn]
vt. 提及, 说起
n. 提及, 说起
v. 论及, 提及</text:p>
          </table:table-cell>
        </table:table-row>
        <table:table-row>
          <table:table-cell>
            <text:p>20</text:p>
          </table:table-cell>
          <table:table-cell>
            <text:p>miles</text:p>
          </table:table-cell>
          <table:table-cell>
            <text:p>~= mile
[mail]
n. 英里, 较大的距离</text:p>
          </table:table-cell>
        </table:table-row>
        <table:table-row>
          <table:table-cell>
            <text:p>20</text:p>
          </table:table-cell>
          <table:table-cell>
            <text:p>number</text:p>
          </table:table-cell>
          <table:table-cell>
            <text:p>['nʌmbә]
n. 数, 数字, 数量, 号码, 算术, 诗, 韵律
v. 遍号码, 共计..., 计入, 计算, 算入</text:p>
          </table:table-cell>
        </table:table-row>
        <table:table-row>
          <table:table-cell>
            <text:p>20</text:p>
          </table:table-cell>
          <table:table-cell>
            <text:p>point</text:p>
          </table:table-cell>
          <table:table-cell>
            <text:p>[pɔint]
n. 点, 尖端, 分数, 要点, 分数
vt. 弄尖, 指向, 指出, 瞄准, 加标点于
vi. 指, 指向, 表明</text:p>
          </table:table-cell>
        </table:table-row>
        <table:table-row>
          <table:table-cell>
            <text:p>20</text:p>
          </table:table-cell>
          <table:table-cell>
            <text:p>reach</text:p>
          </table:table-cell>
          <table:table-cell>
            <text:p>[ri:tʃ]
n. 延伸, 区域, 河段, 范围, (车子前后轴的)联接杆, 横风行驶
vt. 到达, 达到, 伸出, 影响
vi. 达到, 延伸, 伸出手, 传开</text:p>
          </table:table-cell>
        </table:table-row>
        <table:table-row>
          <table:table-cell>
            <text:p>20</text:p>
          </table:table-cell>
          <table:table-cell>
            <text:p>river</text:p>
          </table:table-cell>
          <table:table-cell>
            <text:p>['rivә]
n. 河, 江</text:p>
          </table:table-cell>
        </table:table-row>
        <table:table-row>
          <table:table-cell>
            <text:p>20</text:p>
          </table:table-cell>
          <table:table-cell>
            <text:p>seamen</text:p>
          </table:table-cell>
          <table:table-cell>
            <text:p>水兵, 海员, 水手</text:p>
          </table:table-cell>
        </table:table-row>
        <table:table-row>
          <table:table-cell>
            <text:p>20</text:p>
          </table:table-cell>
          <table:table-cell>
            <text:p>stakes</text:p>
          </table:table-cell>
          <table:table-cell>
            <text:p>~= stake
[steik]
n. 树桩</text:p>
          </table:table-cell>
        </table:table-row>
        <table:table-row>
          <table:table-cell>
            <text:p>20</text:p>
          </table:table-cell>
          <table:table-cell>
            <text:p>strength</text:p>
          </table:table-cell>
          <table:table-cell>
            <text:p>[streŋθ]
n. 力, 力量, 力气, 实力, 兵力, 浓度</text:p>
          </table:table-cell>
        </table:table-row>
        <table:table-row>
          <table:table-cell>
            <text:p>20</text:p>
          </table:table-cell>
          <table:table-cell>
            <text:p>sudden</text:p>
          </table:table-cell>
          <table:table-cell>
            <text:p>['sʌdn]
adj. 突然的, 意外的</text:p>
          </table:table-cell>
        </table:table-row>
        <table:table-row>
          <table:table-cell>
            <text:p>20</text:p>
          </table:table-cell>
          <table:table-cell>
            <text:p>sufficient</text:p>
          </table:table-cell>
          <table:table-cell>
            <text:p>[sә'fiʃәnt]
adj. 充分的, 足够的</text:p>
          </table:table-cell>
        </table:table-row>
        <table:table-row>
          <table:table-cell>
            <text:p>20</text:p>
          </table:table-cell>
          <table:table-cell>
            <text:p>thou</text:p>
          </table:table-cell>
          <table:table-cell>
            <text:p>[θau]
pro. 你</text:p>
          </table:table-cell>
        </table:table-row>
        <table:table-row>
          <table:table-cell>
            <text:p>20</text:p>
          </table:table-cell>
          <table:table-cell>
            <text:p>twelve</text:p>
          </table:table-cell>
          <table:table-cell>
            <text:p>[twelv]
num. 十二</text:p>
          </table:table-cell>
        </table:table-row>
        <table:table-row>
          <table:table-cell>
            <text:p>20</text:p>
          </table:table-cell>
          <table:table-cell>
            <text:p>understood</text:p>
          </table:table-cell>
          <table:table-cell>
            <text:p>[ˏʌndә'stud]
vbl. understand的过去式和过去分词</text:p>
          </table:table-cell>
        </table:table-row>
        <table:table-row>
          <table:table-cell>
            <text:p>20</text:p>
          </table:table-cell>
          <table:table-cell>
            <text:p>whose</text:p>
          </table:table-cell>
          <table:table-cell>
            <text:p>[hu:z]
pron. 谁的, 那(些)人的</text:p>
          </table:table-cell>
        </table:table-row>
        <table:table-row>
          <table:table-cell>
            <text:p>20</text:p>
          </table:table-cell>
          <table:table-cell>
            <text:p>wounded</text:p>
          </table:table-cell>
          <table:table-cell>
            <text:p>a. 受伤的
【法】 受伤者; 受伤的, 受了损害的</text:p>
          </table:table-cell>
        </table:table-row>
        <table:table-row>
          <table:table-cell>
            <text:p>19</text:p>
          </table:table-cell>
          <table:table-cell>
            <text:p>beyond</text:p>
          </table:table-cell>
          <table:table-cell>
            <text:p>[bi'jɔnd]
prep. 在(到)...较远的一边, 超过, 那一边
adv. 在远处
n. 远处</text:p>
          </table:table-cell>
        </table:table-row>
        <table:table-row>
          <table:table-cell>
            <text:p>19</text:p>
          </table:table-cell>
          <table:table-cell>
            <text:p>broken</text:p>
          </table:table-cell>
          <table:table-cell>
            <text:p>['brәukәn]
adj. 坏掉的, 患病的, 被制服的, 断掉的
vbl. break的过去分词</text:p>
          </table:table-cell>
        </table:table-row>
        <table:table-row>
          <table:table-cell>
            <text:p>19</text:p>
          </table:table-cell>
          <table:table-cell>
            <text:p>considered</text:p>
          </table:table-cell>
          <table:table-cell>
            <text:p>[kәn'sidәd]
adj. 考虑过的, 被尊重的</text:p>
          </table:table-cell>
        </table:table-row>
        <table:table-row>
          <table:table-cell>
            <text:p>19</text:p>
          </table:table-cell>
          <table:table-cell>
            <text:p>deliver</text:p>
          </table:table-cell>
          <table:table-cell>
            <text:p>[di'livә]
vt. 递送, 陈述, 释放, 发表(一篇演说等), 交付, 引渡, 瞄准, 给予(打击)</text:p>
          </table:table-cell>
        </table:table-row>
        <table:table-row>
          <table:table-cell>
            <text:p>19</text:p>
          </table:table-cell>
          <table:table-cell>
            <text:p>devil</text:p>
          </table:table-cell>
          <table:table-cell>
            <text:p>['devl]
n. 魔鬼, 恶棍</text:p>
          </table:table-cell>
        </table:table-row>
        <table:table-row>
          <table:table-cell>
            <text:p>19</text:p>
          </table:table-cell>
          <table:table-cell>
            <text:p>die</text:p>
          </table:table-cell>
          <table:table-cell>
            <text:p>[dai]
vi. 死亡, 消逝, 平息, 渴望, 漠然, 熄灭
vt. 死
n. 骰子, 钢型, 硬模, 冲模</text:p>
          </table:table-cell>
        </table:table-row>
        <table:table-row>
          <table:table-cell>
            <text:p>19</text:p>
          </table:table-cell>
          <table:table-cell>
            <text:p>east</text:p>
          </table:table-cell>
          <table:table-cell>
            <text:p>[i:st]
n. 东方, 东, 东部地区
adj. 东方的, 从向东来的
adv. 在东方, 向东方, 朝东方</text:p>
          </table:table-cell>
        </table:table-row>
        <table:table-row>
          <table:table-cell>
            <text:p>19</text:p>
          </table:table-cell>
          <table:table-cell>
            <text:p>face</text:p>
          </table:table-cell>
          <table:table-cell>
            <text:p>[feis]
n. 脸, 面容, 表情, 威信, 正面, 地形, 外观
vt. 面对, 面向, 面临, 承认, 抹盖
vi. 朝, 向</text:p>
          </table:table-cell>
        </table:table-row>
        <table:table-row>
          <table:table-cell>
            <text:p>19</text:p>
          </table:table-cell>
          <table:table-cell>
            <text:p>honest</text:p>
          </table:table-cell>
          <table:table-cell>
            <text:p>['ɔnist]
adj. 诚实的, 正直的</text:p>
          </table:table-cell>
        </table:table-row>
        <table:table-row>
          <table:table-cell>
            <text:p>19</text:p>
          </table:table-cell>
          <table:table-cell>
            <text:p>learned</text:p>
          </table:table-cell>
          <table:table-cell>
            <text:p>['lә:nid]
adj. 有学问的, 学术上的</text:p>
          </table:table-cell>
        </table:table-row>
        <table:table-row>
          <table:table-cell>
            <text:p>19</text:p>
          </table:table-cell>
          <table:table-cell>
            <text:p>main</text:p>
          </table:table-cell>
          <table:table-cell>
            <text:p>[mein]
n. 主要部分, 体力, 力量, 大陆, 要点, 干线
adj. 主要的, 重要的, 全力的
n. [计] 主群组</text:p>
          </table:table-cell>
        </table:table-row>
        <table:table-row>
          <table:table-cell>
            <text:p>19</text:p>
          </table:table-cell>
          <table:table-cell>
            <text:p>mine</text:p>
          </table:table-cell>
          <table:table-cell>
            <text:p>[main]
n. 矿, 矿山, 矿井, 源泉, 宝库, 地雷, 水雷
vt. 挖掘, 开采, 在...布雷, 破坏
vi. 开矿, 埋设地雷
pron. 我的</text:p>
          </table:table-cell>
        </table:table-row>
        <table:table-row>
          <table:table-cell>
            <text:p>19</text:p>
          </table:table-cell>
          <table:table-cell>
            <text:p>mountains</text:p>
          </table:table-cell>
          <table:table-cell>
            <text:p>~= mountain
['mauntin]
n. 山, 山脉</text:p>
          </table:table-cell>
        </table:table-row>
        <table:table-row>
          <table:table-cell>
            <text:p>19</text:p>
          </table:table-cell>
          <table:table-cell>
            <text:p>others</text:p>
          </table:table-cell>
          <table:table-cell>
            <text:p>和some对比使用时, 是“有些”的意思而不是做“其他”讲。</text:p>
          </table:table-cell>
        </table:table-row>
        <table:table-row>
          <table:table-cell>
            <text:p>19</text:p>
          </table:table-cell>
          <table:table-cell>
            <text:p>pass</text:p>
          </table:table-cell>
          <table:table-cell>
            <text:p>[pɑ:s]
n. 经过, 关口, 途径, 护照, 通行证, 入场券, 传球, 及格
vt. 通过, 审查通过, 忽略, 传递
vi. 经过, 变化, 流通, 宣判, 被忽略, 终止, 传递, 不叫牌</text:p>
          </table:table-cell>
        </table:table-row>
        <table:table-row>
          <table:table-cell>
            <text:p>19</text:p>
          </table:table-cell>
          <table:table-cell>
            <text:p>plainly</text:p>
          </table:table-cell>
          <table:table-cell>
            <text:p>['pleinli]
adv. 平坦地, 明白地</text:p>
          </table:table-cell>
        </table:table-row>
        <table:table-row>
          <table:table-cell>
            <text:p>19</text:p>
          </table:table-cell>
          <table:table-cell>
            <text:p>pray</text:p>
          </table:table-cell>
          <table:table-cell>
            <text:p>[prei]
v. 祈祷, 恳求, 请</text:p>
          </table:table-cell>
        </table:table-row>
        <table:table-row>
          <table:table-cell>
            <text:p>19</text:p>
          </table:table-cell>
          <table:table-cell>
            <text:p>rum</text:p>
          </table:table-cell>
          <table:table-cell>
            <text:p>[rʌm]
n. 浪姆酒(用甘蔗或糖蜜等酿制的一种甜酒)
adj. 古怪的, 奇特的</text:p>
          </table:table-cell>
        </table:table-row>
        <table:table-row>
          <table:table-cell>
            <text:p>19</text:p>
          </table:table-cell>
          <table:table-cell>
            <text:p>secured</text:p>
          </table:table-cell>
          <table:table-cell>
            <text:p>~= secure
[si'kjuә]
adj. 安全的, 可靠的, 放心的, 无虑的
v. 保护</text:p>
          </table:table-cell>
        </table:table-row>
        <table:table-row>
          <table:table-cell>
            <text:p>19</text:p>
          </table:table-cell>
          <table:table-cell>
            <text:p>setting</text:p>
          </table:table-cell>
          <table:table-cell>
            <text:p>['setiŋ]
n. 安置, 安装, (太阳)落山, (固定东西的)框架, 底座</text:p>
          </table:table-cell>
        </table:table-row>
        <table:table-row>
          <table:table-cell>
            <text:p>19</text:p>
          </table:table-cell>
          <table:table-cell>
            <text:p>seven</text:p>
          </table:table-cell>
          <table:table-cell>
            <text:p>['sevәn]
num. 七, 七个</text:p>
          </table:table-cell>
        </table:table-row>
        <table:table-row>
          <table:table-cell>
            <text:p>19</text:p>
          </table:table-cell>
          <table:table-cell>
            <text:p>taking</text:p>
          </table:table-cell>
          <table:table-cell>
            <text:p>['teikiŋ]
n. (用复数)营业收入, 取得, 捕获
adj. 吸引人的, 迷人的, 可爱的, 会传染的</text:p>
          </table:table-cell>
        </table:table-row>
        <table:table-row>
          <table:table-cell>
            <text:p>19</text:p>
          </table:table-cell>
          <table:table-cell>
            <text:p>ways</text:p>
          </table:table-cell>
          <table:table-cell>
            <text:p>~= way
[wei]
n. 路, 路线, 路途, 习惯, 行业, 规模, 道路, 情形
adj. 中途, 途中的
adv. 远远地, 大大地, 非常</text:p>
          </table:table-cell>
        </table:table-row>
        <table:table-row>
          <table:table-cell>
            <text:p>18</text:p>
          </table:table-cell>
          <table:table-cell>
            <text:p>advantage</text:p>
          </table:table-cell>
          <table:table-cell>
            <text:p>[әd'vɑ:ntidʒ]
n. 优势, 有利条件, 利益</text:p>
          </table:table-cell>
        </table:table-row>
        <table:table-row>
          <table:table-cell>
            <text:p>18</text:p>
          </table:table-cell>
          <table:table-cell>
            <text:p>bade</text:p>
          </table:table-cell>
          <table:table-cell>
            <text:p>vbl. bid的过去式</text:p>
          </table:table-cell>
        </table:table-row>
        <table:table-row>
          <table:table-cell>
            <text:p>18</text:p>
          </table:table-cell>
          <table:table-cell>
            <text:p>beginning</text:p>
          </table:table-cell>
          <table:table-cell>
            <text:p>[bi'giniŋ]
n. 开始</text:p>
          </table:table-cell>
        </table:table-row>
        <table:table-row>
          <table:table-cell>
            <text:p>18</text:p>
          </table:table-cell>
          <table:table-cell>
            <text:p>bound</text:p>
          </table:table-cell>
          <table:table-cell>
            <text:p>[baund]
n. 跃进, 跳, 范围, 限度
adj. 正要启程的, 开往...去的, 被束缚的, 装订的
v. 跳跃, 限制</text:p>
          </table:table-cell>
        </table:table-row>
        <table:table-row>
          <table:table-cell>
            <text:p>18</text:p>
          </table:table-cell>
          <table:table-cell>
            <text:p>cabin</text:p>
          </table:table-cell>
          <table:table-cell>
            <text:p>['kæbin]
n. 小屋, 船舱</text:p>
          </table:table-cell>
        </table:table-row>
        <table:table-row>
          <table:table-cell>
            <text:p>18</text:p>
          </table:table-cell>
          <table:table-cell>
            <text:p>calm</text:p>
          </table:table-cell>
          <table:table-cell>
            <text:p>[kɑ:m]
adj. (天气、海洋等)静的, 平静的, 镇静的, 沉着的
v. (使)平静, (使)镇定, 平息</text:p>
          </table:table-cell>
        </table:table-row>
        <table:table-row>
          <table:table-cell>
            <text:p>18</text:p>
          </table:table-cell>
          <table:table-cell>
            <text:p>certain</text:p>
          </table:table-cell>
          <table:table-cell>
            <text:p>['sә:tәn]
adj. 确定的, 某一个, 无疑的, 必然的, 可靠的
pron. 某几个, 某些</text:p>
          </table:table-cell>
        </table:table-row>
        <table:table-row>
          <table:table-cell>
            <text:p>18</text:p>
          </table:table-cell>
          <table:table-cell>
            <text:p>company</text:p>
          </table:table-cell>
          <table:table-cell>
            <text:p>['kʌmpәni]
n. 公司, 陪伴, (一)群, (一)队, (一)伙, 连, 连队</text:p>
          </table:table-cell>
        </table:table-row>
        <table:table-row>
          <table:table-cell>
            <text:p>18</text:p>
          </table:table-cell>
          <table:table-cell>
            <text:p>concluded</text:p>
          </table:table-cell>
          <table:table-cell>
            <text:p>~= conclude
[kәn'klu:d]
v. 结束, 终止, 决定, 作出结论
vt. 推断, 断定, 缔结, 议定</text:p>
          </table:table-cell>
        </table:table-row>
        <table:table-row>
          <table:table-cell>
            <text:p>18</text:p>
          </table:table-cell>
          <table:table-cell>
            <text:p>degree</text:p>
          </table:table-cell>
          <table:table-cell>
            <text:p>[di'gri:]
n. 度数, 度, 程度, [律](罪行的)轻重, 学位, 地位, 身份, [数]次数</text:p>
          </table:table-cell>
        </table:table-row>
        <table:table-row>
          <table:table-cell>
            <text:p>18</text:p>
          </table:table-cell>
          <table:table-cell>
            <text:p>evil</text:p>
          </table:table-cell>
          <table:table-cell>
            <text:p>['i:vl]
adj. 邪恶的, 带来麻烦的, 不幸的, 有害的, 诽谤的
n. 邪恶, 不幸, 罪恶</text:p>
          </table:table-cell>
        </table:table-row>
        <table:table-row>
          <table:table-cell>
            <text:p>18</text:p>
          </table:table-cell>
          <table:table-cell>
            <text:p>felt</text:p>
          </table:table-cell>
          <table:table-cell>
            <text:p>[felt]
n. 毡, 毡制品, (造纸用的)毛布
vt. 把...制成毡, 使粘结
vi. 粘结
vbl. feel的过去式和过去分词</text:p>
          </table:table-cell>
        </table:table-row>
        <table:table-row>
          <table:table-cell>
            <text:p>18</text:p>
          </table:table-cell>
          <table:table-cell>
            <text:p>fence</text:p>
          </table:table-cell>
          <table:table-cell>
            <text:p>[fens]
n. 栅栏, 围墙, 剑术
vt. 用篱笆围住, 练习剑术, 防护
vi. 击剑, 围以栅栏, 跳过栅栏, 搪塞</text:p>
          </table:table-cell>
        </table:table-row>
        <table:table-row>
          <table:table-cell>
            <text:p>18</text:p>
          </table:table-cell>
          <table:table-cell>
            <text:p>glad</text:p>
          </table:table-cell>
          <table:table-cell>
            <text:p>[glæd]
adj. 高兴的, 乐意的, 感到高兴的</text:p>
          </table:table-cell>
        </table:table-row>
        <table:table-row>
          <table:table-cell>
            <text:p>18</text:p>
          </table:table-cell>
          <table:table-cell>
            <text:p>guns</text:p>
          </table:table-cell>
          <table:table-cell>
            <text:p>~= gun
[gʌn]
n. 炮, 枪, &lt;美&gt;手枪, 油门
vi. 用枪射击, 用枪打猎, 加大油门快速前进
vt. 向...开枪, 开大(引擎、汽车)的油门</text:p>
          </table:table-cell>
        </table:table-row>
        <table:table-row>
          <table:table-cell>
            <text:p>18</text:p>
          </table:table-cell>
          <table:table-cell>
            <text:p>hardly</text:p>
          </table:table-cell>
          <table:table-cell>
            <text:p>['hɑ:dli]
adv. 刚刚, 几乎不, 仅, 严厉的, 艰辛的</text:p>
          </table:table-cell>
        </table:table-row>
        <table:table-row>
          <table:table-cell>
            <text:p>18</text:p>
          </table:table-cell>
          <table:table-cell>
            <text:p>heat</text:p>
          </table:table-cell>
          <table:table-cell>
            <text:p>[hi:t]
n. 热, 热度, 热烈, 高潮, 压力
vi. 加热, 激昂, 发热, 发怒
vt. 把...加热, 使激动
abbr. [军] High Explosive-Anti-Tank, 破甲弹</text:p>
          </table:table-cell>
        </table:table-row>
        <table:table-row>
          <table:table-cell>
            <text:p>18</text:p>
          </table:table-cell>
          <table:table-cell>
            <text:p>ill</text:p>
          </table:table-cell>
          <table:table-cell>
            <text:p>[il]
adj. 有病的, 坏的, 恶意的, 生病</text:p>
          </table:table-cell>
        </table:table-row>
        <table:table-row>
          <table:table-cell>
            <text:p>18</text:p>
          </table:table-cell>
          <table:table-cell>
            <text:p>lord</text:p>
          </table:table-cell>
          <table:table-cell>
            <text:p>[lɔ:d]
n. 封建领主, 地主, 统治者, [宗]上帝
vi. 称王称霸, 作威作福
vt. 使成贵族</text:p>
          </table:table-cell>
        </table:table-row>
        <table:table-row>
          <table:table-cell>
            <text:p>18</text:p>
          </table:table-cell>
          <table:table-cell>
            <text:p>month</text:p>
          </table:table-cell>
          <table:table-cell>
            <text:p>[mʌnθ]
n. 月</text:p>
          </table:table-cell>
        </table:table-row>
        <table:table-row>
          <table:table-cell>
            <text:p>18</text:p>
          </table:table-cell>
          <table:table-cell>
            <text:p>north</text:p>
          </table:table-cell>
          <table:table-cell>
            <text:p>[nɔ:θ]
n. 北, 北方, 北部
adj. 北, 北方的
adv. 在北方, 向北方</text:p>
          </table:table-cell>
        </table:table-row>
        <table:table-row>
          <table:table-cell>
            <text:p>18</text:p>
          </table:table-cell>
          <table:table-cell>
            <text:p>november</text:p>
          </table:table-cell>
          <table:table-cell>
            <text:p>~= November
[nәu'vembә]
n. 十一月(略作Nov)</text:p>
          </table:table-cell>
        </table:table-row>
        <table:table-row>
          <table:table-cell>
            <text:p>18</text:p>
          </table:table-cell>
          <table:table-cell>
            <text:p>prepared</text:p>
          </table:table-cell>
          <table:table-cell>
            <text:p>[pri'pєәd]
adj. 准备好的, 精制的</text:p>
          </table:table-cell>
        </table:table-row>
        <table:table-row>
          <table:table-cell>
            <text:p>18</text:p>
          </table:table-cell>
          <table:table-cell>
            <text:p>recovered</text:p>
          </table:table-cell>
          <table:table-cell>
            <text:p>~= recover
[ri'kʌvә]
vt. 重新获得, 恢复, 使改过
vi. 痊愈, 复原, 胜诉
n. DOS命令：从含有损坏磁盘扇区的磁盘上恢复文件</text:p>
          </table:table-cell>
        </table:table-row>
        <table:table-row>
          <table:table-cell>
            <text:p>18</text:p>
          </table:table-cell>
          <table:table-cell>
            <text:p>secure</text:p>
          </table:table-cell>
          <table:table-cell>
            <text:p>[si'kjuә]
adj. 安全的, 可靠的, 放心的, 无虑的
v. 保护</text:p>
          </table:table-cell>
        </table:table-row>
        <table:table-row>
          <table:table-cell>
            <text:p>18</text:p>
          </table:table-cell>
          <table:table-cell>
            <text:p>sword</text:p>
          </table:table-cell>
          <table:table-cell>
            <text:p>[sɔ:d]
n. 剑</text:p>
          </table:table-cell>
        </table:table-row>
        <table:table-row>
          <table:table-cell>
            <text:p>18</text:p>
          </table:table-cell>
          <table:table-cell>
            <text:p>turn</text:p>
          </table:table-cell>
          <table:table-cell>
            <text:p>[tә:n]
n. 转动, 旋转, 转变方向, 轮流, 时机, (一)回, 倾向, 癖性
v. (使)转动, 翻转, 扭转, (使)变质, 超过(年龄,数量等), 车(成)</text:p>
          </table:table-cell>
        </table:table-row>
        <table:table-row>
          <table:table-cell>
            <text:p>18</text:p>
          </table:table-cell>
          <table:table-cell>
            <text:p>wretches</text:p>
          </table:table-cell>
          <table:table-cell>
            <text:p>~= wretch
[retʃ]
n. 不幸的人</text:p>
          </table:table-cell>
        </table:table-row>
        <table:table-row>
          <table:table-cell>
            <text:p>17</text:p>
          </table:table-cell>
          <table:table-cell>
            <text:p>common</text:p>
          </table:table-cell>
          <table:table-cell>
            <text:p>['kɔmәn]
adj. 共同的, 公共的, 公有的, 普通的, 庸俗的, 伪劣的
n. [复][总]平民, 公有, 普通, 共通</text:p>
          </table:table-cell>
        </table:table-row>
        <table:table-row>
          <table:table-cell>
            <text:p>17</text:p>
          </table:table-cell>
          <table:table-cell>
            <text:p>cried</text:p>
          </table:table-cell>
          <table:table-cell>
            <text:p>vbl. cry 的过去式及过去分词</text:p>
          </table:table-cell>
        </table:table-row>
        <table:table-row>
          <table:table-cell>
            <text:p>17</text:p>
          </table:table-cell>
          <table:table-cell>
            <text:p>dark</text:p>
          </table:table-cell>
          <table:table-cell>
            <text:p>[dɑ:k]
n. 黑暗, 夜, 黄昏, 暗色, 无知, 模糊
adj. 黑暗的, 暗的, (头发、皮肤等)黑色的, 隐秘的, 无知的, 隐晦的, 模糊的</text:p>
          </table:table-cell>
        </table:table-row>
        <table:table-row>
          <table:table-cell>
            <text:p>17</text:p>
          </table:table-cell>
          <table:table-cell>
            <text:p>describe</text:p>
          </table:table-cell>
          <table:table-cell>
            <text:p>[dis'kraib]
vt. 描写, 记述, 形容, 形容
v. 描述</text:p>
          </table:table-cell>
        </table:table-row>
        <table:table-row>
          <table:table-cell>
            <text:p>17</text:p>
          </table:table-cell>
          <table:table-cell>
            <text:p>duty</text:p>
          </table:table-cell>
          <table:table-cell>
            <text:p>['dju:ti]
n. 义务, 责任, 职责, 职务, 税</text:p>
          </table:table-cell>
        </table:table-row>
        <table:table-row>
          <table:table-cell>
            <text:p>17</text:p>
          </table:table-cell>
          <table:table-cell>
            <text:p>else</text:p>
          </table:table-cell>
          <table:table-cell>
            <text:p>[els]
adj. 别的, 其他的
adv. 另外, 其他</text:p>
          </table:table-cell>
        </table:table-row>
        <table:table-row>
          <table:table-cell>
            <text:p>17</text:p>
          </table:table-cell>
          <table:table-cell>
            <text:p>followed</text:p>
          </table:table-cell>
          <table:table-cell>
            <text:p>~= follow
['fɔlәu]
vt. 跟随, 追随, 沿...而行, 理解, 遵循, 从事, 追求, 注视
vi. 跟随, 接着
n. 跟随, 追随</text:p>
          </table:table-cell>
        </table:table-row>
        <table:table-row>
          <table:table-cell>
            <text:p>17</text:p>
          </table:table-cell>
          <table:table-cell>
            <text:p>friend</text:p>
          </table:table-cell>
          <table:table-cell>
            <text:p>[frend]
n. 朋友, 赞助者, 助手</text:p>
          </table:table-cell>
        </table:table-row>
        <table:table-row>
          <table:table-cell>
            <text:p>17</text:p>
          </table:table-cell>
          <table:table-cell>
            <text:p>fright</text:p>
          </table:table-cell>
          <table:table-cell>
            <text:p>[frait]
n. 惊骇, 吃惊</text:p>
          </table:table-cell>
        </table:table-row>
        <table:table-row>
          <table:table-cell>
            <text:p>17</text:p>
          </table:table-cell>
          <table:table-cell>
            <text:p>getting</text:p>
          </table:table-cell>
          <table:table-cell>
            <text:p>['getiŋ]
获得(物)
利益</text:p>
          </table:table-cell>
        </table:table-row>
        <table:table-row>
          <table:table-cell>
            <text:p>17</text:p>
          </table:table-cell>
          <table:table-cell>
            <text:p>inside</text:p>
          </table:table-cell>
          <table:table-cell>
            <text:p>['in'said]
n. 里面, 内部, 内脏, 内情
adj. 内部的, 秘密的, 于室内工作的
adv. 在里面
prep. 在...之内</text:p>
          </table:table-cell>
        </table:table-row>
        <table:table-row>
          <table:table-cell>
            <text:p>17</text:p>
          </table:table-cell>
          <table:table-cell>
            <text:p>june</text:p>
          </table:table-cell>
          <table:table-cell>
            <text:p>~= June
[dʒu:n]
n. 六月(略作Jun)</text:p>
          </table:table-cell>
        </table:table-row>
        <table:table-row>
          <table:table-cell>
            <text:p>17</text:p>
          </table:table-cell>
          <table:table-cell>
            <text:p>kid</text:p>
          </table:table-cell>
          <table:table-cell>
            <text:p>[kid]
n. 哄骗, 取笑, 开玩笑, 小孩, 小山羊
v. 哄骗, 取笑, 开玩笑, 欺骗</text:p>
          </table:table-cell>
        </table:table-row>
        <table:table-row>
          <table:table-cell>
            <text:p>17</text:p>
          </table:table-cell>
          <table:table-cell>
            <text:p>liberty</text:p>
          </table:table-cell>
          <table:table-cell>
            <text:p>['libәti]
n. 自由, 特权, 随意, 冒失, 冒昧, 失礼</text:p>
          </table:table-cell>
        </table:table-row>
        <table:table-row>
          <table:table-cell>
            <text:p>17</text:p>
          </table:table-cell>
          <table:table-cell>
            <text:p>lying</text:p>
          </table:table-cell>
          <table:table-cell>
            <text:p>['laiiŋ]
n. 说谎
adj. 躺着的, 说谎的</text:p>
          </table:table-cell>
        </table:table-row>
        <table:table-row>
          <table:table-cell>
            <text:p>17</text:p>
          </table:table-cell>
          <table:table-cell>
            <text:p>need</text:p>
          </table:table-cell>
          <table:table-cell>
            <text:p>[ni:d]
n. 需要, 必需, 必需品, 要求, 贫困
vt. 需要
modal v.必要, 必须</text:p>
          </table:table-cell>
        </table:table-row>
        <table:table-row>
          <table:table-cell>
            <text:p>17</text:p>
          </table:table-cell>
          <table:table-cell>
            <text:p>outside</text:p>
          </table:table-cell>
          <table:table-cell>
            <text:p>['aut'said]
n. 外面, 外表, 外界
adj. 外面的, 外表的, 外界的
adv. 在外面, 外表, 出界
prep. 在...外</text:p>
          </table:table-cell>
        </table:table-row>
        <table:table-row>
          <table:table-cell>
            <text:p>17</text:p>
          </table:table-cell>
          <table:table-cell>
            <text:p>pair</text:p>
          </table:table-cell>
          <table:table-cell>
            <text:p>[pєә]
n. 一对, 一双</text:p>
          </table:table-cell>
        </table:table-row>
        <table:table-row>
          <table:table-cell>
            <text:p>17</text:p>
          </table:table-cell>
          <table:table-cell>
            <text:p>religion</text:p>
          </table:table-cell>
          <table:table-cell>
            <text:p>[ri'lidʒәn]
n. 宗教, 信仰</text:p>
          </table:table-cell>
        </table:table-row>
        <table:table-row>
          <table:table-cell>
            <text:p>17</text:p>
          </table:table-cell>
          <table:table-cell>
            <text:p>seed</text:p>
          </table:table-cell>
          <table:table-cell>
            <text:p>[si:d]
n. 种子, 萌芽, 原由, 根据, 子孙, 精液
vt. 播种, 结实, 成熟, 去...籽
vi. 结实, 播种</text:p>
          </table:table-cell>
        </table:table-row>
        <table:table-row>
          <table:table-cell>
            <text:p>17</text:p>
          </table:table-cell>
          <table:table-cell>
            <text:p>since</text:p>
          </table:table-cell>
          <table:table-cell>
            <text:p>[sins]
adv. 以后, 后来, 以前
prep. 自从, 自...以来
conj. 自...以后, 自...以来, 因为, 既然</text:p>
          </table:table-cell>
        </table:table-row>
        <table:table-row>
          <table:table-cell>
            <text:p>17</text:p>
          </table:table-cell>
          <table:table-cell>
            <text:p>slept</text:p>
          </table:table-cell>
          <table:table-cell>
            <text:p>[slept]
vbl. sleep的过去式和过去分词</text:p>
          </table:table-cell>
        </table:table-row>
        <table:table-row>
          <table:table-cell>
            <text:p>17</text:p>
          </table:table-cell>
          <table:table-cell>
            <text:p>third</text:p>
          </table:table-cell>
          <table:table-cell>
            <text:p>[θә:d]
num. 第三, 三分之一</text:p>
          </table:table-cell>
        </table:table-row>
        <table:table-row>
          <table:table-cell>
            <text:p>17</text:p>
          </table:table-cell>
          <table:table-cell>
            <text:p>usual</text:p>
          </table:table-cell>
          <table:table-cell>
            <text:p>['ju:ʒuәl]
adj. 平常的, 通常的, 惯例的</text:p>
          </table:table-cell>
        </table:table-row>
        <table:table-row>
          <table:table-cell>
            <text:p>17</text:p>
          </table:table-cell>
          <table:table-cell>
            <text:p>yards</text:p>
          </table:table-cell>
          <table:table-cell>
            <text:p>~= yard
[jɑ:d]
n. 院子, 码</text:p>
          </table:table-cell>
        </table:table-row>
        <table:table-row>
          <table:table-cell>
            <text:p>16</text:p>
          </table:table-cell>
          <table:table-cell>
            <text:p>bid</text:p>
          </table:table-cell>
          <table:table-cell>
            <text:p>[bid]
vt. 出价, 投标, 祝愿, 命令, 吩咐
n. 出价, 投标
v. 支付</text:p>
          </table:table-cell>
        </table:table-row>
        <table:table-row>
          <table:table-cell>
            <text:p>16</text:p>
          </table:table-cell>
          <table:table-cell>
            <text:p>blood</text:p>
          </table:table-cell>
          <table:table-cell>
            <text:p>[blʌd]
n. 血, 血液, 血统
v. 使(某人)先取得经验</text:p>
          </table:table-cell>
        </table:table-row>
        <table:table-row>
          <table:table-cell>
            <text:p>16</text:p>
          </table:table-cell>
          <table:table-cell>
            <text:p>cause</text:p>
          </table:table-cell>
          <table:table-cell>
            <text:p>[kɔ:z]
n. 原因, 导致某事发生的人或事, 动机, 理由, 根据, 目标, 理想, 事业
vt. 引起, 惹起, 使(发生), 促成</text:p>
          </table:table-cell>
        </table:table-row>
        <table:table-row>
          <table:table-cell>
            <text:p>16</text:p>
          </table:table-cell>
          <table:table-cell>
            <text:p>cost</text:p>
          </table:table-cell>
          <table:table-cell>
            <text:p>[kɔst]
n. 成本, 价钱, 代价
vt. 价值为, (使)花费(金钱,时间,劳力等), 使失去(生命,健康等), 令人付出
vi. 花费</text:p>
          </table:table-cell>
        </table:table-row>
        <table:table-row>
          <table:table-cell>
            <text:p>16</text:p>
          </table:table-cell>
          <table:table-cell>
            <text:p>crop</text:p>
          </table:table-cell>
          <table:table-cell>
            <text:p>[krɔp]
n. 农作物, 产量, 平头, 短发
vt. 收割, 修剪, 种植
vi. 收获</text:p>
          </table:table-cell>
        </table:table-row>
        <table:table-row>
          <table:table-cell>
            <text:p>16</text:p>
          </table:table-cell>
          <table:table-cell>
            <text:p>directed</text:p>
          </table:table-cell>
          <table:table-cell>
            <text:p>[di'rektid, 'dai-]
有指导的
有管理的
定向的
被控制的</text:p>
          </table:table-cell>
        </table:table-row>
        <table:table-row>
          <table:table-cell>
            <text:p>16</text:p>
          </table:table-cell>
          <table:table-cell>
            <text:p>entered</text:p>
          </table:table-cell>
          <table:table-cell>
            <text:p>~= enter
['entә]
vt. 进入, 加入, 参加, 登录, 开始
vi. 进去, [戏]登场, 参加
n. 输入, [计]回车</text:p>
          </table:table-cell>
        </table:table-row>
        <table:table-row>
          <table:table-cell>
            <text:p>16</text:p>
          </table:table-cell>
          <table:table-cell>
            <text:p>evening</text:p>
          </table:table-cell>
          <table:table-cell>
            <text:p>['i:vniŋ]
n. 傍晚, 晚间, 后期, (联欢性的)晚会</text:p>
          </table:table-cell>
        </table:table-row>
        <table:table-row>
          <table:table-cell>
            <text:p>16</text:p>
          </table:table-cell>
          <table:table-cell>
            <text:p>fair</text:p>
          </table:table-cell>
          <table:table-cell>
            <text:p>[fєә]
adj. 美丽的, 女性的, (肤色)白皙的, (头发)金黄的, 干净的, 公平的, (天气)晴朗的
adv. 公平地, 公正地, 直接地, 清楚地
n. 美好的事物, 美人, 展览会, 市集
vi. 转晴</text:p>
          </table:table-cell>
        </table:table-row>
        <table:table-row>
          <table:table-cell>
            <text:p>16</text:p>
          </table:table-cell>
          <table:table-cell>
            <text:p>fallen</text:p>
          </table:table-cell>
          <table:table-cell>
            <text:p>['fɔ:lәn]
adj. 倒下的, 伐倒的, 伏地的, 堕落的, 落下来的, 陷落的
vbl. fall 的过去分词</text:p>
          </table:table-cell>
        </table:table-row>
        <table:table-row>
          <table:table-cell>
            <text:p>16</text:p>
          </table:table-cell>
          <table:table-cell>
            <text:p>fight</text:p>
          </table:table-cell>
          <table:table-cell>
            <text:p>[fait]
n. 打架, 战斗, 斗志
vi. 打仗, 搏斗, 对抗, 打架
vt. 与...打仗, 指挥战斗, 反对...提案</text:p>
          </table:table-cell>
        </table:table-row>
        <table:table-row>
          <table:table-cell>
            <text:p>16</text:p>
          </table:table-cell>
          <table:table-cell>
            <text:p>former</text:p>
          </table:table-cell>
          <table:table-cell>
            <text:p>['fɔ:mә]
adj. 从前的, 以前的
n. 形成者, 创造者, 模型, 样板</text:p>
          </table:table-cell>
        </table:table-row>
        <table:table-row>
          <table:table-cell>
            <text:p>16</text:p>
          </table:table-cell>
          <table:table-cell>
            <text:p>frequently</text:p>
          </table:table-cell>
          <table:table-cell>
            <text:p>['fri:kwәntli]
adv. 常常, 频繁地
n. 经常地</text:p>
          </table:table-cell>
        </table:table-row>
        <table:table-row>
          <table:table-cell>
            <text:p>16</text:p>
          </table:table-cell>
          <table:table-cell>
            <text:p>hedge</text:p>
          </table:table-cell>
          <table:table-cell>
            <text:p>[hedʒ]
n. 树篱, 障碍物
v. 用树篱围住, 避免作正面答复</text:p>
          </table:table-cell>
        </table:table-row>
        <table:table-row>
          <table:table-cell>
            <text:p>16</text:p>
          </table:table-cell>
          <table:table-cell>
            <text:p>horror</text:p>
          </table:table-cell>
          <table:table-cell>
            <text:p>['hɔrә]
n. 惊骇, 恐怖, 惨事, 极端厌恶</text:p>
          </table:table-cell>
        </table:table-row>
        <table:table-row>
          <table:table-cell>
            <text:p>16</text:p>
          </table:table-cell>
          <table:table-cell>
            <text:p>hurt</text:p>
          </table:table-cell>
          <table:table-cell>
            <text:p>[hә:t]
v. 刺痛, 伤害, (使)痛心, (使)伤感情, 危害, 损害, 受伤
n. 伤痛, 伤害</text:p>
          </table:table-cell>
        </table:table-row>
        <table:table-row>
          <table:table-cell>
            <text:p>16</text:p>
          </table:table-cell>
          <table:table-cell>
            <text:p>journey</text:p>
          </table:table-cell>
          <table:table-cell>
            <text:p>['dʒә:ni]
n. 旅行, 旅程
v. 旅行</text:p>
          </table:table-cell>
        </table:table-row>
        <table:table-row>
          <table:table-cell>
            <text:p>16</text:p>
          </table:table-cell>
          <table:table-cell>
            <text:p>joy</text:p>
          </table:table-cell>
          <table:table-cell>
            <text:p>[dʒɔi]
n. 欢乐, 喜悦, 快乐, 乐事, 乐趣
v. 高兴</text:p>
          </table:table-cell>
        </table:table-row>
        <table:table-row>
          <table:table-cell>
            <text:p>16</text:p>
          </table:table-cell>
          <table:table-cell>
            <text:p>knowing</text:p>
          </table:table-cell>
          <table:table-cell>
            <text:p>['nәuiŋ]
adj. 会意的, 心照不宣的, 聪颖的, 精明的, &lt;贬&gt;世故的, 狡猾的</text:p>
          </table:table-cell>
        </table:table-row>
        <table:table-row>
          <table:table-cell>
            <text:p>16</text:p>
          </table:table-cell>
          <table:table-cell>
            <text:p>leaving</text:p>
          </table:table-cell>
          <table:table-cell>
            <text:p>['li:viŋ]
n. 离开</text:p>
          </table:table-cell>
        </table:table-row>
        <table:table-row>
          <table:table-cell>
            <text:p>16</text:p>
          </table:table-cell>
          <table:table-cell>
            <text:p>led</text:p>
          </table:table-cell>
          <table:table-cell>
            <text:p>[led]
vbl. lead的过去式和过去分词
abbr. [军] Low Emitting Diode, 发光二极管</text:p>
          </table:table-cell>
        </table:table-row>
        <table:table-row>
          <table:table-cell>
            <text:p>16</text:p>
          </table:table-cell>
          <table:table-cell>
            <text:p>meat</text:p>
          </table:table-cell>
          <table:table-cell>
            <text:p>[mi: t]
n. (食用)肉, 肉类</text:p>
          </table:table-cell>
        </table:table-row>
        <table:table-row>
          <table:table-cell>
            <text:p>16</text:p>
          </table:table-cell>
          <table:table-cell>
            <text:p>moidores</text:p>
          </table:table-cell>
          <table:table-cell>
            <text:p>~= moidore
['mɔidɔ:(r)]
n. 从前的葡萄牙金币</text:p>
          </table:table-cell>
        </table:table-row>
        <table:table-row>
          <table:table-cell>
            <text:p>16</text:p>
          </table:table-cell>
          <table:table-cell>
            <text:p>muskets</text:p>
          </table:table-cell>
          <table:table-cell>
            <text:p>~= musket
['mʌskit]
n. 步枪</text:p>
          </table:table-cell>
        </table:table-row>
        <table:table-row>
          <table:table-cell>
            <text:p>16</text:p>
          </table:table-cell>
          <table:table-cell>
            <text:p>offered</text:p>
          </table:table-cell>
          <table:table-cell>
            <text:p>~= offer
['ɔfә]
n. 出价, 提议, 意图
vt. 提供, 出价, 贡献, 使出现, 企图, 演出
vi. (机会、时机等)出现, 献祭, 提议</text:p>
          </table:table-cell>
        </table:table-row>
        <table:table-row>
          <table:table-cell>
            <text:p>16</text:p>
          </table:table-cell>
          <table:table-cell>
            <text:p>past</text:p>
          </table:table-cell>
          <table:table-cell>
            <text:p>[pɑ:st]
n. 过去, 往时
adj. 过去的, 结束的
prep. 越过, 晚于
vbl. pass的过去分词</text:p>
          </table:table-cell>
        </table:table-row>
        <table:table-row>
          <table:table-cell>
            <text:p>16</text:p>
          </table:table-cell>
          <table:table-cell>
            <text:p>perceive</text:p>
          </table:table-cell>
          <table:table-cell>
            <text:p>[pә'si:v]
vt. 察觉
v. 感知, 感到, 认识到</text:p>
          </table:table-cell>
        </table:table-row>
        <table:table-row>
          <table:table-cell>
            <text:p>16</text:p>
          </table:table-cell>
          <table:table-cell>
            <text:p>ships</text:p>
          </table:table-cell>
          <table:table-cell>
            <text:p>~= ship
[ʃip]
n. 船, 海船, 舰
v. 装上船, 航运, 载运, 在船上工作</text:p>
          </table:table-cell>
        </table:table-row>
        <table:table-row>
          <table:table-cell>
            <text:p>16</text:p>
          </table:table-cell>
          <table:table-cell>
            <text:p>sit</text:p>
          </table:table-cell>
          <table:table-cell>
            <text:p>[sit]
v. (使)就座, (使)坐</text:p>
          </table:table-cell>
        </table:table-row>
        <table:table-row>
          <table:table-cell>
            <text:p>16</text:p>
          </table:table-cell>
          <table:table-cell>
            <text:p>snow</text:p>
          </table:table-cell>
          <table:table-cell>
            <text:p>[snәu]
n. 雪
vi. 下雪</text:p>
          </table:table-cell>
        </table:table-row>
        <table:table-row>
          <table:table-cell>
            <text:p>16</text:p>
          </table:table-cell>
          <table:table-cell>
            <text:p>spanish</text:p>
          </table:table-cell>
          <table:table-cell>
            <text:p>~= Spanish
['spæniʃ]
adj. 西班牙的, 西班牙人的, 西班牙语的
n. 西班牙人, 西班牙语</text:p>
          </table:table-cell>
        </table:table-row>
        <table:table-row>
          <table:table-cell>
            <text:p>16</text:p>
          </table:table-cell>
          <table:table-cell>
            <text:p>spare</text:p>
          </table:table-cell>
          <table:table-cell>
            <text:p>[spєә]
adj. 多余的, 剩下的, 高而瘦的人的, 少量的, 贫乏的, 备用的
v. 节约, 节省, 不伤害, 宽恕, 分让, 提供给某人</text:p>
          </table:table-cell>
        </table:table-row>
        <table:table-row>
          <table:table-cell>
            <text:p>16</text:p>
          </table:table-cell>
          <table:table-cell>
            <text:p>standing</text:p>
          </table:table-cell>
          <table:table-cell>
            <text:p>['stændiŋ]
adj. 直立的, 停滞的, 固定的, 常备的, 标准的, 常设的
n. 站立, 身分, 名望, 持续
v. 站</text:p>
          </table:table-cell>
        </table:table-row>
        <table:table-row>
          <table:table-cell>
            <text:p>16</text:p>
          </table:table-cell>
          <table:table-cell>
            <text:p>swam</text:p>
          </table:table-cell>
          <table:table-cell>
            <text:p>[swæm]
vbl. swim的过去式</text:p>
          </table:table-cell>
        </table:table-row>
        <table:table-row>
          <table:table-cell>
            <text:p>16</text:p>
          </table:table-cell>
          <table:table-cell>
            <text:p>table</text:p>
          </table:table-cell>
          <table:table-cell>
            <text:p>['teibl]
n. 桌子, 餐桌, 工作台, 平地层, 石板, 表格
adj. 桌子的, 台子的
vt. 搁置, 嵌合, 制表</text:p>
          </table:table-cell>
        </table:table-row>
        <table:table-row>
          <table:table-cell>
            <text:p>16</text:p>
          </table:table-cell>
          <table:table-cell>
            <text:p>violence</text:p>
          </table:table-cell>
          <table:table-cell>
            <text:p>['vaiәlәns]
n. 猛烈, 强烈, 暴力, 暴虐, 暴行, 强暴</text:p>
          </table:table-cell>
        </table:table-row>
        <table:table-row>
          <table:table-cell>
            <text:p>15</text:p>
          </table:table-cell>
          <table:table-cell>
            <text:p>added</text:p>
          </table:table-cell>
          <table:table-cell>
            <text:p>['ædid]
adj. 更多的, 附加的, 额外的</text:p>
          </table:table-cell>
        </table:table-row>
        <table:table-row>
          <table:table-cell>
            <text:p>15</text:p>
          </table:table-cell>
          <table:table-cell>
            <text:p>answered</text:p>
          </table:table-cell>
          <table:table-cell>
            <text:p>~= answer
['ɑ:nsә]
n. 答案, 回答, 答辩, 抗辩
v. 回答说, 答复说, 符合, 反响, 响应</text:p>
          </table:table-cell>
        </table:table-row>
        <table:table-row>
          <table:table-cell>
            <text:p>15</text:p>
          </table:table-cell>
          <table:table-cell>
            <text:p>bottom</text:p>
          </table:table-cell>
          <table:table-cell>
            <text:p>['bɔtәm]
n. 底, 底部, 尽头, 末端
adj. 底部的
vt. 装底, 查明真相, 测量深浅
vi. 到达底部, 建立基础</text:p>
          </table:table-cell>
        </table:table-row>
        <table:table-row>
          <table:table-cell>
            <text:p>15</text:p>
          </table:table-cell>
          <table:table-cell>
            <text:p>considering</text:p>
          </table:table-cell>
          <table:table-cell>
            <text:p>[kәn'sidәriŋ]
vbl. 考虑,顾及,认为
prep. 鉴于,考虑到,顾及</text:p>
          </table:table-cell>
        </table:table-row>
        <table:table-row>
          <table:table-cell>
            <text:p>15</text:p>
          </table:table-cell>
          <table:table-cell>
            <text:p>daily</text:p>
          </table:table-cell>
          <table:table-cell>
            <text:p>['deili]
adj. 每日的, 日常的
adv. 每日, 日常地, 天天
n. 日报, &lt;美口&gt;朝来夜去的女佣</text:p>
          </table:table-cell>
        </table:table-row>
        <table:table-row>
          <table:table-cell>
            <text:p>15</text:p>
          </table:table-cell>
          <table:table-cell>
            <text:p>december</text:p>
          </table:table-cell>
          <table:table-cell>
            <text:p>~= December
[di'sembә]
n. 十二月(略作Dec)</text:p>
          </table:table-cell>
        </table:table-row>
        <table:table-row>
          <table:table-cell>
            <text:p>15</text:p>
          </table:table-cell>
          <table:table-cell>
            <text:p>deep</text:p>
          </table:table-cell>
          <table:table-cell>
            <text:p>[di:p]
adj. 深的, 纵深的, 远离中心的, 深奥的, 难懂的, (指人)诡计多端的, 低沉的(声音)
adv. 深入地, 迟
n. 深渊, 深处</text:p>
          </table:table-cell>
        </table:table-row>
        <table:table-row>
          <table:table-cell>
            <text:p>15</text:p>
          </table:table-cell>
          <table:table-cell>
            <text:p>doing</text:p>
          </table:table-cell>
          <table:table-cell>
            <text:p>['du(:)iŋ]
n. 做, 干, 行为, [复]活动, 所作所为</text:p>
          </table:table-cell>
        </table:table-row>
        <table:table-row>
          <table:table-cell>
            <text:p>15</text:p>
          </table:table-cell>
          <table:table-cell>
            <text:p>exceeding</text:p>
          </table:table-cell>
          <table:table-cell>
            <text:p>[ik'si:diŋ]
adj. 非常的, 极度的, 胜过的, 过度的</text:p>
          </table:table-cell>
        </table:table-row>
        <table:table-row>
          <table:table-cell>
            <text:p>15</text:p>
          </table:table-cell>
          <table:table-cell>
            <text:p>experience</text:p>
          </table:table-cell>
          <table:table-cell>
            <text:p>[iks'piәriәns]
n. vt.经验, 体验, 经历, 阅历</text:p>
          </table:table-cell>
        </table:table-row>
        <table:table-row>
          <table:table-cell>
            <text:p>15</text:p>
          </table:table-cell>
          <table:table-cell>
            <text:p>hot</text:p>
          </table:table-cell>
          <table:table-cell>
            <text:p>[hɔt]
adj. 热的, 热情的, 辣的, 激动的, 紧迫的, 节奏强的
adv. 热, 热切的, 紧迫地</text:p>
          </table:table-cell>
        </table:table-row>
        <table:table-row>
          <table:table-cell>
            <text:p>15</text:p>
          </table:table-cell>
          <table:table-cell>
            <text:p>hung</text:p>
          </table:table-cell>
          <table:table-cell>
            <text:p>[hʌŋ]
vbl. hang的过去式和过去分词</text:p>
          </table:table-cell>
        </table:table-row>
        <table:table-row>
          <table:table-cell>
            <text:p>15</text:p>
          </table:table-cell>
          <table:table-cell>
            <text:p>iron</text:p>
          </table:table-cell>
          <table:table-cell>
            <text:p>['aiәn]
n. 铁, 熨斗, 坚强, 烙铁, 镣铐
vt. 烫平, 熨, 用铁装备
vi. 烫衣服</text:p>
          </table:table-cell>
        </table:table-row>
        <table:table-row>
          <table:table-cell>
            <text:p>15</text:p>
          </table:table-cell>
          <table:table-cell>
            <text:p>leagues</text:p>
          </table:table-cell>
          <table:table-cell>
            <text:p>~= league
[li:g]
n. 同盟, 联盟, 盟约, 联合会, 社团
v. 组联盟, (使)加盟</text:p>
          </table:table-cell>
        </table:table-row>
        <table:table-row>
          <table:table-cell>
            <text:p>15</text:p>
          </table:table-cell>
          <table:table-cell>
            <text:p>meantime</text:p>
          </table:table-cell>
          <table:table-cell>
            <text:p>['mi:n'taim]
n. 其间, 其时
adv. 其间</text:p>
          </table:table-cell>
        </table:table-row>
        <table:table-row>
          <table:table-cell>
            <text:p>15</text:p>
          </table:table-cell>
          <table:table-cell>
            <text:p>mercy</text:p>
          </table:table-cell>
          <table:table-cell>
            <text:p>['mә:si]
n. 仁慈, 宽恕, 怜悯</text:p>
          </table:table-cell>
        </table:table-row>
        <table:table-row>
          <table:table-cell>
            <text:p>15</text:p>
          </table:table-cell>
          <table:table-cell>
            <text:p>mother</text:p>
          </table:table-cell>
          <table:table-cell>
            <text:p>['mʌðә]
n. 母亲, 妈妈</text:p>
          </table:table-cell>
        </table:table-row>
        <table:table-row>
          <table:table-cell>
            <text:p>15</text:p>
          </table:table-cell>
          <table:table-cell>
            <text:p>naked</text:p>
          </table:table-cell>
          <table:table-cell>
            <text:p>['neikid]
adj. 裸体的, 无遮盖的, 无装饰的, 无保护的, [律]无证据的, 未证实的</text:p>
          </table:table-cell>
        </table:table-row>
        <table:table-row>
          <table:table-cell>
            <text:p>15</text:p>
          </table:table-cell>
          <table:table-cell>
            <text:p>observation</text:p>
          </table:table-cell>
          <table:table-cell>
            <text:p>[ˏәbzә:'veiʃәn]
n. 观察, 观测, 观察资料(或报告)</text:p>
          </table:table-cell>
        </table:table-row>
        <table:table-row>
          <table:table-cell>
            <text:p>15</text:p>
          </table:table-cell>
          <table:table-cell>
            <text:p>otherwise</text:p>
          </table:table-cell>
          <table:table-cell>
            <text:p>['ʌðәwaiz]
adv. 另外, 否则, 不同地, 别的方式
adj. 另外的, 其他方面的</text:p>
          </table:table-cell>
        </table:table-row>
        <table:table-row>
          <table:table-cell>
            <text:p>15</text:p>
          </table:table-cell>
          <table:table-cell>
            <text:p>pains</text:p>
          </table:table-cell>
          <table:table-cell>
            <text:p>n. 麻烦, 辛苦
相关词组:
  at the pains
  go to great pains
  spare no pains
  take pains
  at pains</text:p>
          </table:table-cell>
        </table:table-row>
        <table:table-row>
          <table:table-cell>
            <text:p>15</text:p>
          </table:table-cell>
          <table:table-cell>
            <text:p>pistol</text:p>
          </table:table-cell>
          <table:table-cell>
            <text:p>['pistl]
n. 手枪</text:p>
          </table:table-cell>
        </table:table-row>
        <table:table-row>
          <table:table-cell>
            <text:p>15</text:p>
          </table:table-cell>
          <table:table-cell>
            <text:p>pot</text:p>
          </table:table-cell>
          <table:table-cell>
            <text:p>[pɔt]
n. 罐, 壶
v. 罐装</text:p>
          </table:table-cell>
        </table:table-row>
        <table:table-row>
          <table:table-cell>
            <text:p>15</text:p>
          </table:table-cell>
          <table:table-cell>
            <text:p>provided</text:p>
          </table:table-cell>
          <table:table-cell>
            <text:p>[prә:'vaidid]
conj. 倘若</text:p>
          </table:table-cell>
        </table:table-row>
        <table:table-row>
          <table:table-cell>
            <text:p>15</text:p>
          </table:table-cell>
          <table:table-cell>
            <text:p>reflections</text:p>
          </table:table-cell>
          <table:table-cell>
            <text:p>~= reflection
[ri'flekʃәn]
n. 反射, 映象, 倒影, 反省, 沉思, 反映</text:p>
          </table:table-cell>
        </table:table-row>
        <table:table-row>
          <table:table-cell>
            <text:p>15</text:p>
          </table:table-cell>
          <table:table-cell>
            <text:p>skin</text:p>
          </table:table-cell>
          <table:table-cell>
            <text:p>[skin]
n. 皮, 皮肤, 兽皮, 皮毛, 外皮, 外壳
v. 长皮</text:p>
          </table:table-cell>
        </table:table-row>
        <table:table-row>
          <table:table-cell>
            <text:p>15</text:p>
          </table:table-cell>
          <table:table-cell>
            <text:p>spaniards</text:p>
          </table:table-cell>
          <table:table-cell>
            <text:p>~~~= Spaniard
['spænjәd]
n. 西班牙人</text:p>
          </table:table-cell>
        </table:table-row>
        <table:table-row>
          <table:table-cell>
            <text:p>15</text:p>
          </table:table-cell>
          <table:table-cell>
            <text:p>spread</text:p>
          </table:table-cell>
          <table:table-cell>
            <text:p>[spred]
n. 伸展, 展开, 传播, 蔓延, 酒席, 宴会, 桌布
v. 伸展, 展开, 铺, 涂, 敷, 摆, 传播, 散布</text:p>
          </table:table-cell>
        </table:table-row>
        <table:table-row>
          <table:table-cell>
            <text:p>15</text:p>
          </table:table-cell>
          <table:table-cell>
            <text:p>station</text:p>
          </table:table-cell>
          <table:table-cell>
            <text:p>['steiʃәn]
n. 位置, 岗位, 地位, 身份, ...局, ...站
vt. 驻扎, 配置</text:p>
          </table:table-cell>
        </table:table-row>
        <table:table-row>
          <table:table-cell>
            <text:p>15</text:p>
          </table:table-cell>
          <table:table-cell>
            <text:p>tears</text:p>
          </table:table-cell>
          <table:table-cell>
            <text:p>~= tear
[tiә]
n. 破处, 破缝, 泪滴, 眼泪, 扯, 飞奔, 激怒
vi. 流泪, 撕破, 猛冲, 飞奔, 被撕破
vt. 扯, 撕, 撕破, 戳破, 拉掉, 折磨, 使分裂, 撕掉</text:p>
          </table:table-cell>
        </table:table-row>
        <table:table-row>
          <table:table-cell>
            <text:p>15</text:p>
          </table:table-cell>
          <table:table-cell>
            <text:p>twice</text:p>
          </table:table-cell>
          <table:table-cell>
            <text:p>[twais]
adv. 两次, 两倍</text:p>
          </table:table-cell>
        </table:table-row>
        <table:table-row>
          <table:table-cell>
            <text:p>15</text:p>
          </table:table-cell>
          <table:table-cell>
            <text:p>unless</text:p>
          </table:table-cell>
          <table:table-cell>
            <text:p>[әn'les, ʌn'les]
conj. 如果不, 除非</text:p>
          </table:table-cell>
        </table:table-row>
        <table:table-row>
          <table:table-cell>
            <text:p>15</text:p>
          </table:table-cell>
          <table:table-cell>
            <text:p>vessel</text:p>
          </table:table-cell>
          <table:table-cell>
            <text:p>['vesl]
n. 船, 容器, 器皿, 脉管, 导管</text:p>
          </table:table-cell>
        </table:table-row>
        <table:table-row>
          <table:table-cell>
            <text:p>15</text:p>
          </table:table-cell>
          <table:table-cell>
            <text:p>violent</text:p>
          </table:table-cell>
          <table:table-cell>
            <text:p>['vaiәlәnt]
adj. 猛烈的, 激烈的, 暴力引起的, 强暴的</text:p>
          </table:table-cell>
        </table:table-row>
        <table:table-row>
          <table:table-cell>
            <text:p>15</text:p>
          </table:table-cell>
          <table:table-cell>
            <text:p>worth</text:p>
          </table:table-cell>
          <table:table-cell>
            <text:p>[wә:θ]
prep. 相当...价值
n. 价值, 财产
adj. 值钱的, 值的看中的</text:p>
          </table:table-cell>
        </table:table-row>
        <table:table-row>
          <table:table-cell>
            <text:p>14</text:p>
          </table:table-cell>
          <table:table-cell>
            <text:p>ammunition</text:p>
          </table:table-cell>
          <table:table-cell>
            <text:p>[ˏæmju'niʃәn]
n. 军火, 弹药</text:p>
          </table:table-cell>
        </table:table-row>
        <table:table-row>
          <table:table-cell>
            <text:p>14</text:p>
          </table:table-cell>
          <table:table-cell>
            <text:p>became</text:p>
          </table:table-cell>
          <table:table-cell>
            <text:p>[bi'keim]
vbl. 变得</text:p>
          </table:table-cell>
        </table:table-row>
        <table:table-row>
          <table:table-cell>
            <text:p>14</text:p>
          </table:table-cell>
          <table:table-cell>
            <text:p>bed</text:p>
          </table:table-cell>
          <table:table-cell>
            <text:p>[bed]
n. 床, 基础, 路基, 河底, 海底, 一堆, 一层
vt. 安置, 嵌入, 使睡, 栽种
vi. 上床, 分层</text:p>
          </table:table-cell>
        </table:table-row>
        <table:table-row>
          <table:table-cell>
            <text:p>14</text:p>
          </table:table-cell>
          <table:table-cell>
            <text:p>believed</text:p>
          </table:table-cell>
          <table:table-cell>
            <text:p>~= believe
[bi'li:v]
v. 有坚定的宗教信仰的, 相信, 信任, 认为, 想</text:p>
          </table:table-cell>
        </table:table-row>
        <table:table-row>
          <table:table-cell>
            <text:p>14</text:p>
          </table:table-cell>
          <table:table-cell>
            <text:p>bottles</text:p>
          </table:table-cell>
          <table:table-cell>
            <text:p>~= bottle
['bɔtl]
n. 瓶子
vt. 用瓶装</text:p>
          </table:table-cell>
        </table:table-row>
        <table:table-row>
          <table:table-cell>
            <text:p>14</text:p>
          </table:table-cell>
          <table:table-cell>
            <text:p>bower</text:p>
          </table:table-cell>
          <table:table-cell>
            <text:p>['bauә(r)]
n. 凉亭</text:p>
          </table:table-cell>
        </table:table-row>
        <table:table-row>
          <table:table-cell>
            <text:p>14</text:p>
          </table:table-cell>
          <table:table-cell>
            <text:p>circle</text:p>
          </table:table-cell>
          <table:table-cell>
            <text:p>['sә:kl]
n. 圆周, 圆形物, 派系, 循环
v. 围, 环绕
盘旋</text:p>
          </table:table-cell>
        </table:table-row>
        <table:table-row>
          <table:table-cell>
            <text:p>14</text:p>
          </table:table-cell>
          <table:table-cell>
            <text:p>crusoe</text:p>
          </table:table-cell>
          <table:table-cell>
            <text:p>n. 漂流到无人岛的人, 孤独的人</text:p>
          </table:table-cell>
        </table:table-row>
        <table:table-row>
          <table:table-cell>
            <text:p>14</text:p>
          </table:table-cell>
          <table:table-cell>
            <text:p>direct</text:p>
          </table:table-cell>
          <table:table-cell>
            <text:p>[di'rekt, dai'rekt]
adj. 径直的, 直接的, 直系的, 直率的, [天]由西向东运行的, 顺行的
adv. 直接地
vt. 指引, 指示, 指挥, 命令, 导演
vi. 指导, 指挥</text:p>
          </table:table-cell>
        </table:table-row>
        <table:table-row>
          <table:table-cell>
            <text:p>14</text:p>
          </table:table-cell>
          <table:table-cell>
            <text:p>double</text:p>
          </table:table-cell>
          <table:table-cell>
            <text:p>['dʌbl]
n. 两倍, [计] 双精度型
adj. 两倍的, 双重的
vt. 使加倍
vi. 加倍, 快步走, 加倍努力</text:p>
          </table:table-cell>
        </table:table-row>
        <table:table-row>
          <table:table-cell>
            <text:p>14</text:p>
          </table:table-cell>
          <table:table-cell>
            <text:p>drive</text:p>
          </table:table-cell>
          <table:table-cell>
            <text:p>[draiv]
n. 驾车, 驱动器, 快车道, 推进力, 驱使, 动力, 干劲, 击球
vt. 开车, 驱赶, 推动、发动(机器等), 驾驶(马车,汽车等)
vi. 开车, 猛击, 飞跑
n. [计]驱动器</text:p>
          </table:table-cell>
        </table:table-row>
        <table:table-row>
          <table:table-cell>
            <text:p>14</text:p>
          </table:table-cell>
          <table:table-cell>
            <text:p>effects</text:p>
          </table:table-cell>
          <table:table-cell>
            <text:p>n. 动产, (家庭)财物</text:p>
          </table:table-cell>
        </table:table-row>
        <table:table-row>
          <table:table-cell>
            <text:p>14</text:p>
          </table:table-cell>
          <table:table-cell>
            <text:p>effectually</text:p>
          </table:table-cell>
          <table:table-cell>
            <text:p>[i'fektʃuәli]
adj. 有效地,有法律效力地,全然</text:p>
          </table:table-cell>
        </table:table-row>
        <table:table-row>
          <table:table-cell>
            <text:p>14</text:p>
          </table:table-cell>
          <table:table-cell>
            <text:p>employed</text:p>
          </table:table-cell>
          <table:table-cell>
            <text:p>~= employ
[im'plɔi]
vt. 雇用, 用, 使用
v. 使用
n. 雇用</text:p>
          </table:table-cell>
        </table:table-row>
        <table:table-row>
          <table:table-cell>
            <text:p>14</text:p>
          </table:table-cell>
          <table:table-cell>
            <text:p>enemies</text:p>
          </table:table-cell>
          <table:table-cell>
            <text:p>~= enemy
['enimi]
n. 敌人, 仇敌, [集合名词]敌军, [喻]大敌
adj. 敌人的, 敌方的</text:p>
          </table:table-cell>
        </table:table-row>
        <table:table-row>
          <table:table-cell>
            <text:p>14</text:p>
          </table:table-cell>
          <table:table-cell>
            <text:p>express</text:p>
          </table:table-cell>
          <table:table-cell>
            <text:p>[iks'pres]
adj. 急速的, 特殊的, 明确的
n. 快车, 快递, 专使
vt. 表达, 表示
adv. 乘快车, 以快递方式</text:p>
          </table:table-cell>
        </table:table-row>
        <table:table-row>
          <table:table-cell>
            <text:p>14</text:p>
          </table:table-cell>
          <table:table-cell>
            <text:p>flat</text:p>
          </table:table-cell>
          <table:table-cell>
            <text:p>[flæt]
adj. 平坦的, 扁平的, 单调的, 倒下的, 浅的, 干脆的, 无聊的, 无力的
adv. 平直地, 仰卧地, 恰恰, 正好, 断然地
n. 平面, 平地, 一层, 公寓
v. (使)变平, (使)降半音</text:p>
          </table:table-cell>
        </table:table-row>
        <table:table-row>
          <table:table-cell>
            <text:p>14</text:p>
          </table:table-cell>
          <table:table-cell>
            <text:p>greater</text:p>
          </table:table-cell>
          <table:table-cell>
            <text:p>【计】 大的</text:p>
          </table:table-cell>
        </table:table-row>
        <table:table-row>
          <table:table-cell>
            <text:p>14</text:p>
          </table:table-cell>
          <table:table-cell>
            <text:p>greatest</text:p>
          </table:table-cell>
          <table:table-cell>
            <text:p>['greitist]
adj. 最好的,最伟大的</text:p>
          </table:table-cell>
        </table:table-row>
        <table:table-row>
          <table:table-cell>
            <text:p>14</text:p>
          </table:table-cell>
          <table:table-cell>
            <text:p>hatchet</text:p>
          </table:table-cell>
          <table:table-cell>
            <text:p>['hætʃit]
n. 短柄斧</text:p>
          </table:table-cell>
        </table:table-row>
        <table:table-row>
          <table:table-cell>
            <text:p>14</text:p>
          </table:table-cell>
          <table:table-cell>
            <text:p>hollow</text:p>
          </table:table-cell>
          <table:table-cell>
            <text:p>['hɔlәu]
n. 洞, 窟窿, 山谷
adj. 空的, 虚伪的, 空腹的, 凹的
adv. &lt;口&gt;彻底vi.形成空洞
vt. 挖空, 弄凹</text:p>
          </table:table-cell>
        </table:table-row>
        <table:table-row>
          <table:table-cell>
            <text:p>14</text:p>
          </table:table-cell>
          <table:table-cell>
            <text:p>horse</text:p>
          </table:table-cell>
          <table:table-cell>
            <text:p>[hɔ:s]
n. 马, [总称]骑兵, 脚架, 马力
vi. 骑马, 作弄人
vt. 使骑马, 系马于</text:p>
          </table:table-cell>
        </table:table-row>
        <table:table-row>
          <table:table-cell>
            <text:p>14</text:p>
          </table:table-cell>
          <table:table-cell>
            <text:p>imagined</text:p>
          </table:table-cell>
          <table:table-cell>
            <text:p>~= imagine
[i'mædʒin]
vt. 想象, 设想</text:p>
          </table:table-cell>
        </table:table-row>
        <table:table-row>
          <table:table-cell>
            <text:p>14</text:p>
          </table:table-cell>
          <table:table-cell>
            <text:p>inclination</text:p>
          </table:table-cell>
          <table:table-cell>
            <text:p>[ˏinkli'neiʃәn]
n. 倾斜, 弯曲, 倾度, 倾向, 爱好</text:p>
          </table:table-cell>
        </table:table-row>
        <table:table-row>
          <table:table-cell>
            <text:p>14</text:p>
          </table:table-cell>
          <table:table-cell>
            <text:p>keeping</text:p>
          </table:table-cell>
          <table:table-cell>
            <text:p>['ki:piŋ]
n. 保守, 看守, 遵守, 饲养</text:p>
          </table:table-cell>
        </table:table-row>
        <table:table-row>
          <table:table-cell>
            <text:p>14</text:p>
          </table:table-cell>
          <table:table-cell>
            <text:p>known</text:p>
          </table:table-cell>
          <table:table-cell>
            <text:p>[nәun]
adj. 知名的, 大家知道的
vbl. know的过去分词</text:p>
          </table:table-cell>
        </table:table-row>
        <table:table-row>
          <table:table-cell>
            <text:p>14</text:p>
          </table:table-cell>
          <table:table-cell>
            <text:p>laying</text:p>
          </table:table-cell>
          <table:table-cell>
            <text:p>['leiiŋ]
n. 产卵数, 瞄准</text:p>
          </table:table-cell>
        </table:table-row>
        <table:table-row>
          <table:table-cell>
            <text:p>14</text:p>
          </table:table-cell>
          <table:table-cell>
            <text:p>loss</text:p>
          </table:table-cell>
          <table:table-cell>
            <text:p>[lɔs]
n. 损失, 遗失, 失败, 输, 浪费, 错过, [军]伤亡, 降低</text:p>
          </table:table-cell>
        </table:table-row>
        <table:table-row>
          <table:table-cell>
            <text:p>14</text:p>
          </table:table-cell>
          <table:table-cell>
            <text:p>mankind</text:p>
          </table:table-cell>
          <table:table-cell>
            <text:p>[mæn'kaind]
n. 人类, 男性, 男子</text:p>
          </table:table-cell>
        </table:table-row>
        <table:table-row>
          <table:table-cell>
            <text:p>14</text:p>
          </table:table-cell>
          <table:table-cell>
            <text:p>mans</text:p>
          </table:table-cell>
          <table:table-cell>
            <text:p>~= man
[mæn]
n. 男人, 人类, 人, 丈夫, 雇工
vt. 为...配备人手, 操纵, 在...就位, 使振奋</text:p>
          </table:table-cell>
        </table:table-row>
        <table:table-row>
          <table:table-cell>
            <text:p>14</text:p>
          </table:table-cell>
          <table:table-cell>
            <text:p>met</text:p>
          </table:table-cell>
          <table:table-cell>
            <text:p>[met]
vbl. meet的过去式和过去分词</text:p>
          </table:table-cell>
        </table:table-row>
        <table:table-row>
          <table:table-cell>
            <text:p>14</text:p>
          </table:table-cell>
          <table:table-cell>
            <text:p>notice</text:p>
          </table:table-cell>
          <table:table-cell>
            <text:p>['nәutis]
n. 通知, 布告, 注意
v. 注意到</text:p>
          </table:table-cell>
        </table:table-row>
        <table:table-row>
          <table:table-cell>
            <text:p>14</text:p>
          </table:table-cell>
          <table:table-cell>
            <text:p>notion</text:p>
          </table:table-cell>
          <table:table-cell>
            <text:p>['nәuʃәn]
n. 概念, 观念, 想法, 意见, 打算, 主张, (复数)&lt;美语&gt;小饰物</text:p>
          </table:table-cell>
        </table:table-row>
        <table:table-row>
          <table:table-cell>
            <text:p>14</text:p>
          </table:table-cell>
          <table:table-cell>
            <text:p>offer</text:p>
          </table:table-cell>
          <table:table-cell>
            <text:p>['ɔfә]
n. 出价, 提议, 意图
vt. 提供, 出价, 贡献, 使出现, 企图, 演出
vi. (机会、时机等)出现, 献祭, 提议</text:p>
          </table:table-cell>
        </table:table-row>
        <table:table-row>
          <table:table-cell>
            <text:p>14</text:p>
          </table:table-cell>
          <table:table-cell>
            <text:p>pleasant</text:p>
          </table:table-cell>
          <table:table-cell>
            <text:p>['plezәnt]
adj. 令人愉快的, 舒适的</text:p>
          </table:table-cell>
        </table:table-row>
        <table:table-row>
          <table:table-cell>
            <text:p>14</text:p>
          </table:table-cell>
          <table:table-cell>
            <text:p>posture</text:p>
          </table:table-cell>
          <table:table-cell>
            <text:p>['pɔstʃә]
n. (身体的)姿势, 体态, 状态, 情况, 心境, 态度
v. 令取某种姿势, 摆姿势, 作出姿态</text:p>
          </table:table-cell>
        </table:table-row>
        <table:table-row>
          <table:table-cell>
            <text:p>14</text:p>
          </table:table-cell>
          <table:table-cell>
            <text:p>print</text:p>
          </table:table-cell>
          <table:table-cell>
            <text:p>[print]
n. 版, 印刷物, 印迹, 印章, 印刷业, 照片
v. 印刷, 出版, 印于, 用印刷体写
[计]打印</text:p>
          </table:table-cell>
        </table:table-row>
        <table:table-row>
          <table:table-cell>
            <text:p>14</text:p>
          </table:table-cell>
          <table:table-cell>
            <text:p>received</text:p>
          </table:table-cell>
          <table:table-cell>
            <text:p>[ri'si:vd]
adj. 被一般承认的, 被认为标准的</text:p>
          </table:table-cell>
        </table:table-row>
        <table:table-row>
          <table:table-cell>
            <text:p>14</text:p>
          </table:table-cell>
          <table:table-cell>
            <text:p>satisfied</text:p>
          </table:table-cell>
          <table:table-cell>
            <text:p>['sætisfaid]
adj. 感到满意的</text:p>
          </table:table-cell>
        </table:table-row>
        <table:table-row>
          <table:table-cell>
            <text:p>14</text:p>
          </table:table-cell>
          <table:table-cell>
            <text:p>save</text:p>
          </table:table-cell>
          <table:table-cell>
            <text:p>[seiv]
vt. 解救, 保存, 保全, 保留, 节省, 储蓄
vi. 挽救, 节省, 救球
prep. 除...之外
n. 救球</text:p>
          </table:table-cell>
        </table:table-row>
        <table:table-row>
          <table:table-cell>
            <text:p>14</text:p>
          </table:table-cell>
          <table:table-cell>
            <text:p>settled</text:p>
          </table:table-cell>
          <table:table-cell>
            <text:p>['setld]
adj. 固定的</text:p>
          </table:table-cell>
        </table:table-row>
        <table:table-row>
          <table:table-cell>
            <text:p>14</text:p>
          </table:table-cell>
          <table:table-cell>
            <text:p>son</text:p>
          </table:table-cell>
          <table:table-cell>
            <text:p>[sʌn]
n. 儿子, 女婿, (长者对年轻男子的称呼)孩子</text:p>
          </table:table-cell>
        </table:table-row>
        <table:table-row>
          <table:table-cell>
            <text:p>14</text:p>
          </table:table-cell>
          <table:table-cell>
            <text:p>stopped</text:p>
          </table:table-cell>
          <table:table-cell>
            <text:p>v. 停止,停下来
vbl. 停止,停下来</text:p>
          </table:table-cell>
        </table:table-row>
        <table:table-row>
          <table:table-cell>
            <text:p>14</text:p>
          </table:table-cell>
          <table:table-cell>
            <text:p>thankfulness</text:p>
          </table:table-cell>
          <table:table-cell>
            <text:p>n. 感谢, 感激</text:p>
          </table:table-cell>
        </table:table-row>
        <table:table-row>
          <table:table-cell>
            <text:p>14</text:p>
          </table:table-cell>
          <table:table-cell>
            <text:p>thanks</text:p>
          </table:table-cell>
          <table:table-cell>
            <text:p>n. 感谢, 谢意, 谢忱
interj. 谢谢, 谢谢你
相关词组:
  get small thanks for it
  no thanks to
  thanks to</text:p>
          </table:table-cell>
        </table:table-row>
        <table:table-row>
          <table:table-cell>
            <text:p>14</text:p>
          </table:table-cell>
          <table:table-cell>
            <text:p>useful</text:p>
          </table:table-cell>
          <table:table-cell>
            <text:p>['ju:sful]
adj. 有用的, 有益的, 有帮手的</text:p>
          </table:table-cell>
        </table:table-row>
        <table:table-row>
          <table:table-cell>
            <text:p>14</text:p>
          </table:table-cell>
          <table:table-cell>
            <text:p>walked</text:p>
          </table:table-cell>
          <table:table-cell>
            <text:p>~= walk
[wɔ:k]
vi. 步, 行, 走
n. 步行, 散步, 步, 行道</text:p>
          </table:table-cell>
        </table:table-row>
        <table:table-row>
          <table:table-cell>
            <text:p>14</text:p>
          </table:table-cell>
          <table:table-cell>
            <text:p>weeks</text:p>
          </table:table-cell>
          <table:table-cell>
            <text:p>~= week
[wi:k]
n. 星期, 周</text:p>
          </table:table-cell>
        </table:table-row>
        <table:table-row>
          <table:table-cell>
            <text:p>14</text:p>
          </table:table-cell>
          <table:table-cell>
            <text:p>wet</text:p>
          </table:table-cell>
          <table:table-cell>
            <text:p>[wet]
adj. 湿的, 潮湿的, 有雨的, 多雨的
vt. 弄湿</text:p>
          </table:table-cell>
        </table:table-row>
        <table:table-row>
          <table:table-cell>
            <text:p>14</text:p>
          </table:table-cell>
          <table:table-cell>
            <text:p>wholly</text:p>
          </table:table-cell>
          <table:table-cell>
            <text:p>['hәuli]
adv. 整个, 统统, 全部, 专门地</text:p>
          </table:table-cell>
        </table:table-row>
        <table:table-row>
          <table:table-cell>
            <text:p>13</text:p>
          </table:table-cell>
          <table:table-cell>
            <text:p>advice</text:p>
          </table:table-cell>
          <table:table-cell>
            <text:p>[әd'vais]
n. 忠告, 建议, [商]通知</text:p>
          </table:table-cell>
        </table:table-row>
        <table:table-row>
          <table:table-cell>
            <text:p>13</text:p>
          </table:table-cell>
          <table:table-cell>
            <text:p>alone</text:p>
          </table:table-cell>
          <table:table-cell>
            <text:p>[ә'lәun]
adj. 单独的, 独一无二的, 孤独的, 独自的
adv. 独自地</text:p>
          </table:table-cell>
        </table:table-row>
        <table:table-row>
          <table:table-cell>
            <text:p>13</text:p>
          </table:table-cell>
          <table:table-cell>
            <text:p>already</text:p>
          </table:table-cell>
          <table:table-cell>
            <text:p>[ɔ:l'redi]
adv. 已经</text:p>
          </table:table-cell>
        </table:table-row>
        <table:table-row>
          <table:table-cell>
            <text:p>13</text:p>
          </table:table-cell>
          <table:table-cell>
            <text:p>amazed</text:p>
          </table:table-cell>
          <table:table-cell>
            <text:p>[ә'meizd]
adj. 吃惊的, 惊奇的</text:p>
          </table:table-cell>
        </table:table-row>
        <table:table-row>
          <table:table-cell>
            <text:p>13</text:p>
          </table:table-cell>
          <table:table-cell>
            <text:p>bag</text:p>
          </table:table-cell>
          <table:table-cell>
            <text:p>[bæg]
n. 袋子, 猎获物</text:p>
          </table:table-cell>
        </table:table-row>
        <table:table-row>
          <table:table-cell>
            <text:p>13</text:p>
          </table:table-cell>
          <table:table-cell>
            <text:p>basket</text:p>
          </table:table-cell>
          <table:table-cell>
            <text:p>[bɑ:skit]
n. 篮, 一篮</text:p>
          </table:table-cell>
        </table:table-row>
        <table:table-row>
          <table:table-cell>
            <text:p>13</text:p>
          </table:table-cell>
          <table:table-cell>
            <text:p>break</text:p>
          </table:table-cell>
          <table:table-cell>
            <text:p>[breik]
n. 休息, 暂停, 破裂, 突变
v. 打破, 违犯, 折断, 削弱, 超过, 突变</text:p>
          </table:table-cell>
        </table:table-row>
        <table:table-row>
          <table:table-cell>
            <text:p>13</text:p>
          </table:table-cell>
          <table:table-cell>
            <text:p>broad</text:p>
          </table:table-cell>
          <table:table-cell>
            <text:p>[brɔ:d]
adj. 宽的, 阔的, 广泛的, 明朗的, 露骨的, 显著的, 主要的
adv. 宽阔地
n. 宽阔部分</text:p>
          </table:table-cell>
        </table:table-row>
        <table:table-row>
          <table:table-cell>
            <text:p>13</text:p>
          </table:table-cell>
          <table:table-cell>
            <text:p>contrary</text:p>
          </table:table-cell>
          <table:table-cell>
            <text:p>['kɔntrәri]
adj. 相反的, 逆的, &lt;口语&gt;执拗
n. 反面
adv. 相反地</text:p>
          </table:table-cell>
        </table:table-row>
        <table:table-row>
          <table:table-cell>
            <text:p>13</text:p>
          </table:table-cell>
          <table:table-cell>
            <text:p>desired</text:p>
          </table:table-cell>
          <table:table-cell>
            <text:p>adj. 渴望的, 想得到的</text:p>
          </table:table-cell>
        </table:table-row>
        <table:table-row>
          <table:table-cell>
            <text:p>13</text:p>
          </table:table-cell>
          <table:table-cell>
            <text:p>destruction</text:p>
          </table:table-cell>
          <table:table-cell>
            <text:p>[dis'trʌkʃәn]
n. 破坏, 毁灭</text:p>
          </table:table-cell>
        </table:table-row>
        <table:table-row>
          <table:table-cell>
            <text:p>13</text:p>
          </table:table-cell>
          <table:table-cell>
            <text:p>drew</text:p>
          </table:table-cell>
          <table:table-cell>
            <text:p>[dru:]
vbl. draw的过去式</text:p>
          </table:table-cell>
        </table:table-row>
        <table:table-row>
          <table:table-cell>
            <text:p>13</text:p>
          </table:table-cell>
          <table:table-cell>
            <text:p>durst</text:p>
          </table:table-cell>
          <table:table-cell>
            <text:p>[dә:st]
vbl. dare的过去分词</text:p>
          </table:table-cell>
        </table:table-row>
        <table:table-row>
          <table:table-cell>
            <text:p>13</text:p>
          </table:table-cell>
          <table:table-cell>
            <text:p>enclosure</text:p>
          </table:table-cell>
          <table:table-cell>
            <text:p>[in'klәuʒә]
n. 围住, 围栏, 四周有篱笆或围墙的场地</text:p>
          </table:table-cell>
        </table:table-row>
        <table:table-row>
          <table:table-cell>
            <text:p>13</text:p>
          </table:table-cell>
          <table:table-cell>
            <text:p>fine</text:p>
          </table:table-cell>
          <table:table-cell>
            <text:p>[fain]
adj. 美好的, 优良的, 杰出的, 精美的, 杰出的, 细, 纤细, 纯粹
n. 罚款, 罚金, 晴天, 精细
vt. 罚款, 精炼, 澄清
vi. 变清, 变细
adv. &lt;口&gt;很好, 妙, [常用于构成复合词]细微地, 精巧地</text:p>
          </table:table-cell>
        </table:table-row>
        <table:table-row>
          <table:table-cell>
            <text:p>13</text:p>
          </table:table-cell>
          <table:table-cell>
            <text:p>fish</text:p>
          </table:table-cell>
          <table:table-cell>
            <text:p>[fiʃ]
n. 鱼, 鱼肉, 鱼类, 接合板
vt. 钓, 钓鱼, 查出, 用接合板连接
vi. 捕鱼, 钓鱼, 用钩捞取, 间接探听, 拉摸索寻找</text:p>
          </table:table-cell>
        </table:table-row>
        <table:table-row>
          <table:table-cell>
            <text:p>13</text:p>
          </table:table-cell>
          <table:table-cell>
            <text:p>flock</text:p>
          </table:table-cell>
          <table:table-cell>
            <text:p>[flɔk]
n. 羊群, (禽、畜等的)群, 大量, 众多
v. 聚结</text:p>
          </table:table-cell>
        </table:table-row>
        <table:table-row>
          <table:table-cell>
            <text:p>13</text:p>
          </table:table-cell>
          <table:table-cell>
            <text:p>green</text:p>
          </table:table-cell>
          <table:table-cell>
            <text:p>[gri:n]
n. 绿色, 绿色颜料, 绿色物品
adj. 绿色的, 未成熟的, 新鲜的, 精力旺盛的, 无经验的, 青春的</text:p>
          </table:table-cell>
        </table:table-row>
        <table:table-row>
          <table:table-cell>
            <text:p>13</text:p>
          </table:table-cell>
          <table:table-cell>
            <text:p>grow</text:p>
          </table:table-cell>
          <table:table-cell>
            <text:p>[grәu]
vi. 生长, 成长, 渐渐变得, 增长, 增高
vt. 种植, 栽培, 培育</text:p>
          </table:table-cell>
        </table:table-row>
        <table:table-row>
          <table:table-cell>
            <text:p>13</text:p>
          </table:table-cell>
          <table:table-cell>
            <text:p>happen</text:p>
          </table:table-cell>
          <table:table-cell>
            <text:p>['hæpәn]
vi. 发生, 碰巧, 偶然
v. 发生, 恰巧, 偶然发现</text:p>
          </table:table-cell>
        </table:table-row>
        <table:table-row>
          <table:table-cell>
            <text:p>13</text:p>
          </table:table-cell>
          <table:table-cell>
            <text:p>imagine</text:p>
          </table:table-cell>
          <table:table-cell>
            <text:p>[i'mædʒin]
vt. 想象, 设想</text:p>
          </table:table-cell>
        </table:table-row>
        <table:table-row>
          <table:table-cell>
            <text:p>13</text:p>
          </table:table-cell>
          <table:table-cell>
            <text:p>ink</text:p>
          </table:table-cell>
          <table:table-cell>
            <text:p>[iŋk]
n. 墨水</text:p>
          </table:table-cell>
        </table:table-row>
        <table:table-row>
          <table:table-cell>
            <text:p>13</text:p>
          </table:table-cell>
          <table:table-cell>
            <text:p>islands</text:p>
          </table:table-cell>
          <table:table-cell>
            <text:p>~= island
['ailәnd]
n. 岛, 岛屿, 岛状物(孤立状态的物), 安全岛
vt. 使成岛状, 孤立</text:p>
          </table:table-cell>
        </table:table-row>
        <table:table-row>
          <table:table-cell>
            <text:p>13</text:p>
          </table:table-cell>
          <table:table-cell>
            <text:p>jumped</text:p>
          </table:table-cell>
          <table:table-cell>
            <text:p>~= jump
[dʒʌmp]
n. 跳跃, 上涨, 惊跳
vt. 跳跃, 跃过, 突升, 使跳跃
vi. 跳跃, 暴涨</text:p>
          </table:table-cell>
        </table:table-row>
        <table:table-row>
          <table:table-cell>
            <text:p>13</text:p>
          </table:table-cell>
          <table:table-cell>
            <text:p>knocked</text:p>
          </table:table-cell>
          <table:table-cell>
            <text:p>~= knock
[nɔk]
v. 敲, 敲打, 敲击, (使)碰撞
n. 敲, 击, 敲打</text:p>
          </table:table-cell>
        </table:table-row>
        <table:table-row>
          <table:table-cell>
            <text:p>13</text:p>
          </table:table-cell>
          <table:table-cell>
            <text:p>meant</text:p>
          </table:table-cell>
          <table:table-cell>
            <text:p>[ment]
vbl. mean的过去式和过去分词</text:p>
          </table:table-cell>
        </table:table-row>
        <table:table-row>
          <table:table-cell>
            <text:p>13</text:p>
          </table:table-cell>
          <table:table-cell>
            <text:p>ourselves</text:p>
          </table:table-cell>
          <table:table-cell>
            <text:p>[ˏauә'selvz]
pron. 我们自己</text:p>
          </table:table-cell>
        </table:table-row>
        <table:table-row>
          <table:table-cell>
            <text:p>13</text:p>
          </table:table-cell>
          <table:table-cell>
            <text:p>pistols</text:p>
          </table:table-cell>
          <table:table-cell>
            <text:p>~= pistol
['pistl]
n. 手枪</text:p>
          </table:table-cell>
        </table:table-row>
        <table:table-row>
          <table:table-cell>
            <text:p>13</text:p>
          </table:table-cell>
          <table:table-cell>
            <text:p>planted</text:p>
          </table:table-cell>
          <table:table-cell>
            <text:p>~= plant
[plɑ:nt]
n. 植物, 庄稼, 工厂, 车间, 设备
vt. 种植, 栽培, 培养, 安置
vi. 种植</text:p>
          </table:table-cell>
        </table:table-row>
        <table:table-row>
          <table:table-cell>
            <text:p>13</text:p>
          </table:table-cell>
          <table:table-cell>
            <text:p>pleasure</text:p>
          </table:table-cell>
          <table:table-cell>
            <text:p>['pleʒә]
n. 愉快, 快乐, 乐事, 乐趣, 意志, 愿望</text:p>
          </table:table-cell>
        </table:table-row>
        <table:table-row>
          <table:table-cell>
            <text:p>13</text:p>
          </table:table-cell>
          <table:table-cell>
            <text:p>preserve</text:p>
          </table:table-cell>
          <table:table-cell>
            <text:p>[pri'zә:v]
vt. 保护, 保持, 保存, 保藏
vi. 做蜜饯, 禁猎
n. 蜜饯, 果酱, 禁猎地, 禁区, 防护物</text:p>
          </table:table-cell>
        </table:table-row>
        <table:table-row>
          <table:table-cell>
            <text:p>13</text:p>
          </table:table-cell>
          <table:table-cell>
            <text:p>prospect</text:p>
          </table:table-cell>
          <table:table-cell>
            <text:p>['prɔspekt]
n. 景色, 前景, 前途, 期望
vi. 寻找, 勘探</text:p>
          </table:table-cell>
        </table:table-row>
        <table:table-row>
          <table:table-cell>
            <text:p>13</text:p>
          </table:table-cell>
          <table:table-cell>
            <text:p>rainy</text:p>
          </table:table-cell>
          <table:table-cell>
            <text:p>['reini]
adj. 下雨的, 多雨的</text:p>
          </table:table-cell>
        </table:table-row>
        <table:table-row>
          <table:table-cell>
            <text:p>13</text:p>
          </table:table-cell>
          <table:table-cell>
            <text:p>raised</text:p>
          </table:table-cell>
          <table:table-cell>
            <text:p>[reizd]
adj. 凸起的, 浮雕的, 有凸起花纹的, 发酵的</text:p>
          </table:table-cell>
        </table:table-row>
        <table:table-row>
          <table:table-cell>
            <text:p>13</text:p>
          </table:table-cell>
          <table:table-cell>
            <text:p>raisins</text:p>
          </table:table-cell>
          <table:table-cell>
            <text:p>~= raisin
['reizn]
n. 葡萄干</text:p>
          </table:table-cell>
        </table:table-row>
        <table:table-row>
          <table:table-cell>
            <text:p>13</text:p>
          </table:table-cell>
          <table:table-cell>
            <text:p>retreat</text:p>
          </table:table-cell>
          <table:table-cell>
            <text:p>[ri'tri:t]
vi. 撤退, 退却
n. 撤退, 退却</text:p>
          </table:table-cell>
        </table:table-row>
        <table:table-row>
          <table:table-cell>
            <text:p>13</text:p>
          </table:table-cell>
          <table:table-cell>
            <text:p>returned</text:p>
          </table:table-cell>
          <table:table-cell>
            <text:p>[ri'tә:nd]
adj. 被送回的, 归来的</text:p>
          </table:table-cell>
        </table:table-row>
        <table:table-row>
          <table:table-cell>
            <text:p>13</text:p>
          </table:table-cell>
          <table:table-cell>
            <text:p>rising</text:p>
          </table:table-cell>
          <table:table-cell>
            <text:p>['raiziŋ]
adj. 上升的, 上涨的, 增加的, 有前途的
n. 上升, 起立, 起义</text:p>
          </table:table-cell>
        </table:table-row>
        <table:table-row>
          <table:table-cell>
            <text:p>13</text:p>
          </table:table-cell>
          <table:table-cell>
            <text:p>solitary</text:p>
          </table:table-cell>
          <table:table-cell>
            <text:p>['sɔlitәri]
adj. 孤独的</text:p>
          </table:table-cell>
        </table:table-row>
        <table:table-row>
          <table:table-cell>
            <text:p>13</text:p>
          </table:table-cell>
          <table:table-cell>
            <text:p>stayed</text:p>
          </table:table-cell>
          <table:table-cell>
            <text:p>~= stay
[stei]
n. 逗留, 延缓, 中止, 支柱
v. 在, 暂住, 坚持, 止住, 抑制, 延缓, 停(下)</text:p>
          </table:table-cell>
        </table:table-row>
        <table:table-row>
          <table:table-cell>
            <text:p>13</text:p>
          </table:table-cell>
          <table:table-cell>
            <text:p>utmost</text:p>
          </table:table-cell>
          <table:table-cell>
            <text:p>['ʌtmәust]
n. 极限, 最大可能, 极力
adj. 极度的, 最远的</text:p>
          </table:table-cell>
        </table:table-row>
        <table:table-row>
          <table:table-cell>
            <text:p>13</text:p>
          </table:table-cell>
          <table:table-cell>
            <text:p>voice</text:p>
          </table:table-cell>
          <table:table-cell>
            <text:p>[vɔis]
n. 声音, 嗓音, 发音能力, 意见, 发言权, [语法]语态
vt. 表达, 吐露</text:p>
          </table:table-cell>
        </table:table-row>
        <table:table-row>
          <table:table-cell>
            <text:p>13</text:p>
          </table:table-cell>
          <table:table-cell>
            <text:p>whatever</text:p>
          </table:table-cell>
          <table:table-cell>
            <text:p>[wɔt'evә, hw-]
pron. 凡是...,无论什么
adj. 无论怎样的, 无论哪一种的, 什么也</text:p>
          </table:table-cell>
        </table:table-row>
        <table:table-row>
          <table:table-cell>
            <text:p>12</text:p>
          </table:table-cell>
          <table:table-cell>
            <text:p>abate</text:p>
          </table:table-cell>
          <table:table-cell>
            <text:p>[ә'beit]
vt. 使(数量、程度等)减少, 减轻, 除去, 缓和, 打折扣
vi. (数量、程度等)减少, 减轻, 失效, 缓和, (法令等)被废除</text:p>
          </table:table-cell>
        </table:table-row>
        <table:table-row>
          <table:table-cell>
            <text:p>12</text:p>
          </table:table-cell>
          <table:table-cell>
            <text:p>abundance</text:p>
          </table:table-cell>
          <table:table-cell>
            <text:p>[ә'bʌndәns]
n. 丰富, 充裕, 丰富充裕</text:p>
          </table:table-cell>
        </table:table-row>
        <table:table-row>
          <table:table-cell>
            <text:p>12</text:p>
          </table:table-cell>
          <table:table-cell>
            <text:p>affliction</text:p>
          </table:table-cell>
          <table:table-cell>
            <text:p>[ә'flikʃәn]
n. 痛苦, 苦恼</text:p>
          </table:table-cell>
        </table:table-row>
        <table:table-row>
          <table:table-cell>
            <text:p>12</text:p>
          </table:table-cell>
          <table:table-cell>
            <text:p>africa</text:p>
          </table:table-cell>
          <table:table-cell>
            <text:p>~= Africa
['æfrikә]
n. 非洲</text:p>
          </table:table-cell>
        </table:table-row>
        <table:table-row>
          <table:table-cell>
            <text:p>12</text:p>
          </table:table-cell>
          <table:table-cell>
            <text:p>attempt</text:p>
          </table:table-cell>
          <table:table-cell>
            <text:p>[ә'tempt]
n. 努力, 尝试, 企图
vt. 尝试, 企图</text:p>
          </table:table-cell>
        </table:table-row>
        <table:table-row>
          <table:table-cell>
            <text:p>12</text:p>
          </table:table-cell>
          <table:table-cell>
            <text:p>blow</text:p>
          </table:table-cell>
          <table:table-cell>
            <text:p>[blәu]
n. 殴打, 突然的打击
v. 风吹, 吹气于, 叫, 喘气</text:p>
          </table:table-cell>
        </table:table-row>
        <table:table-row>
          <table:table-cell>
            <text:p>12</text:p>
          </table:table-cell>
          <table:table-cell>
            <text:p>boards</text:p>
          </table:table-cell>
          <table:table-cell>
            <text:p>~= board
[bɔ:d]
n. 木板, (供特殊用途的)木板, 甲板, 膳食费用, 会议桌, 部
vt. 用板盖上, 包饭, 提供膳食, 上(船、飞机等)board and board
(船与船)并行</text:p>
          </table:table-cell>
        </table:table-row>
        <table:table-row>
          <table:table-cell>
            <text:p>12</text:p>
          </table:table-cell>
          <table:table-cell>
            <text:p>bringing</text:p>
          </table:table-cell>
          <table:table-cell>
            <text:p>~= bring
[briŋ]
vt. 拿来, 带来, 产生, 引起, 提出(诉讼)
vi. 停下</text:p>
          </table:table-cell>
        </table:table-row>
        <table:table-row>
          <table:table-cell>
            <text:p>12</text:p>
          </table:table-cell>
          <table:table-cell>
            <text:p>cold</text:p>
          </table:table-cell>
          <table:table-cell>
            <text:p>[kәuld]
n. 寒冷, [物]零下温度, 伤风, 感冒
adj. 寒冷的, 使人战栗的, 冷淡的, 不热情的, 失去知觉的</text:p>
          </table:table-cell>
        </table:table-row>
        <table:table-row>
          <table:table-cell>
            <text:p>12</text:p>
          </table:table-cell>
          <table:table-cell>
            <text:p>cover</text:p>
          </table:table-cell>
          <table:table-cell>
            <text:p>['kʌvә]
n. 盖子, 封面, 藉口
vt. 覆盖, 铺, 掩饰, 保护, 掩护, 包括, 包含, 适用
vi. 覆盖, 涂, 代替</text:p>
          </table:table-cell>
        </table:table-row>
        <table:table-row>
          <table:table-cell>
            <text:p>12</text:p>
          </table:table-cell>
          <table:table-cell>
            <text:p>cured</text:p>
          </table:table-cell>
          <table:table-cell>
            <text:p>['kjuәd]
治愈的</text:p>
          </table:table-cell>
        </table:table-row>
        <table:table-row>
          <table:table-cell>
            <text:p>12</text:p>
          </table:table-cell>
          <table:table-cell>
            <text:p>degrees</text:p>
          </table:table-cell>
          <table:table-cell>
            <text:p>~= degree
[di'gri:]
n. 度数, 度, 程度, [律](罪行的)轻重, 学位, 地位, 身份, [数]次数</text:p>
          </table:table-cell>
        </table:table-row>
        <table:table-row>
          <table:table-cell>
            <text:p>12</text:p>
          </table:table-cell>
          <table:table-cell>
            <text:p>dig</text:p>
          </table:table-cell>
          <table:table-cell>
            <text:p>[dig]
v. 掘, 挖, 钻研, 搜集</text:p>
          </table:table-cell>
        </table:table-row>
        <table:table-row>
          <table:table-cell>
            <text:p>12</text:p>
          </table:table-cell>
          <table:table-cell>
            <text:p>discovery</text:p>
          </table:table-cell>
          <table:table-cell>
            <text:p>[dis'kʌvәri]
n. 发现, 发明的东西</text:p>
          </table:table-cell>
        </table:table-row>
        <table:table-row>
          <table:table-cell>
            <text:p>12</text:p>
          </table:table-cell>
          <table:table-cell>
            <text:p>draw</text:p>
          </table:table-cell>
          <table:table-cell>
            <text:p>[drɔ:]
v. 拉, 曳, 牵, 画, 绘制, 拖曳
vt. 汲取, 领取, 提取, 引起, 吸引
vi. 向...移动, 挨近
n. 平局, 和局, 拖曳</text:p>
          </table:table-cell>
        </table:table-row>
        <table:table-row>
          <table:table-cell>
            <text:p>12</text:p>
          </table:table-cell>
          <table:table-cell>
            <text:p>dream</text:p>
          </table:table-cell>
          <table:table-cell>
            <text:p>[dri:m]
v. 做梦, 梦见, 梦想, 想到
n. 梦, 梦想</text:p>
          </table:table-cell>
        </table:table-row>
        <table:table-row>
          <table:table-cell>
            <text:p>12</text:p>
          </table:table-cell>
          <table:table-cell>
            <text:p>early</text:p>
          </table:table-cell>
          <table:table-cell>
            <text:p>['ә:li]
adj. 早的, 早熟的, 及早的, 早先的, 早期的
adv. 早, 在初期</text:p>
          </table:table-cell>
        </table:table-row>
        <table:table-row>
          <table:table-cell>
            <text:p>12</text:p>
          </table:table-cell>
          <table:table-cell>
            <text:p>earnestly</text:p>
          </table:table-cell>
          <table:table-cell>
            <text:p>adv. 认真地, 诚挚地</text:p>
          </table:table-cell>
        </table:table-row>
        <table:table-row>
          <table:table-cell>
            <text:p>12</text:p>
          </table:table-cell>
          <table:table-cell>
            <text:p>earthen</text:p>
          </table:table-cell>
          <table:table-cell>
            <text:p>['ә:θәn]
adj. 土制的, 陶制的</text:p>
          </table:table-cell>
        </table:table-row>
        <table:table-row>
          <table:table-cell>
            <text:p>12</text:p>
          </table:table-cell>
          <table:table-cell>
            <text:p>eaten</text:p>
          </table:table-cell>
          <table:table-cell>
            <text:p>['i:tn]
vbl. eat的过去分词</text:p>
          </table:table-cell>
        </table:table-row>
        <table:table-row>
          <table:table-cell>
            <text:p>12</text:p>
          </table:table-cell>
          <table:table-cell>
            <text:p>eddy</text:p>
          </table:table-cell>
          <table:table-cell>
            <text:p>['edi]
n. 旋转, 漩涡
v. (使)起漩涡</text:p>
          </table:table-cell>
        </table:table-row>
        <table:table-row>
          <table:table-cell>
            <text:p>12</text:p>
          </table:table-cell>
          <table:table-cell>
            <text:p>entertained</text:p>
          </table:table-cell>
          <table:table-cell>
            <text:p>~= entertain
[ˏentә'tein]
vt. 娱乐, 招待, 接受, 怀抱
vi. 款待</text:p>
          </table:table-cell>
        </table:table-row>
        <table:table-row>
          <table:table-cell>
            <text:p>12</text:p>
          </table:table-cell>
          <table:table-cell>
            <text:p>faithful</text:p>
          </table:table-cell>
          <table:table-cell>
            <text:p>['feiθful]
adj. 守信的, 忠实的, 详确的, 可靠的
n. 信徒</text:p>
          </table:table-cell>
        </table:table-row>
        <table:table-row>
          <table:table-cell>
            <text:p>12</text:p>
          </table:table-cell>
          <table:table-cell>
            <text:p>fellows</text:p>
          </table:table-cell>
          <table:table-cell>
            <text:p>~= fellow
['felәu]
n. 人, 家伙, 伙伴, 学会特别会员, 朋友, 同事
adj. 同伴的, 同事的, 同道的</text:p>
          </table:table-cell>
        </table:table-row>
        <table:table-row>
          <table:table-cell>
            <text:p>12</text:p>
          </table:table-cell>
          <table:table-cell>
            <text:p>fetch</text:p>
          </table:table-cell>
          <table:table-cell>
            <text:p>[fetʃ]
vt. 接来, 取来, 带来, 售得, 引出, 吸引, 到达, 演绎出
vi. 取物, 绕道而行n.取得, 拿, 诡计, 魂</text:p>
          </table:table-cell>
        </table:table-row>
        <table:table-row>
          <table:table-cell>
            <text:p>12</text:p>
          </table:table-cell>
          <table:table-cell>
            <text:p>finding</text:p>
          </table:table-cell>
          <table:table-cell>
            <text:p>['faindiŋ]
n. 发现, 发现物, 决定, [律]裁决</text:p>
          </table:table-cell>
        </table:table-row>
        <table:table-row>
          <table:table-cell>
            <text:p>12</text:p>
          </table:table-cell>
          <table:table-cell>
            <text:p>forced</text:p>
          </table:table-cell>
          <table:table-cell>
            <text:p>[fɔ:st]
adj. 被迫的, 强迫的, 动用武力的</text:p>
          </table:table-cell>
        </table:table-row>
        <table:table-row>
          <table:table-cell>
            <text:p>12</text:p>
          </table:table-cell>
          <table:table-cell>
            <text:p>fortification</text:p>
          </table:table-cell>
          <table:table-cell>
            <text:p>[ˏfɔ:tifi'keiʃәn]
n. 防御工事, 要塞, 筑城术</text:p>
          </table:table-cell>
        </table:table-row>
        <table:table-row>
          <table:table-cell>
            <text:p>12</text:p>
          </table:table-cell>
          <table:table-cell>
            <text:p>fowls</text:p>
          </table:table-cell>
          <table:table-cell>
            <text:p>~= fowl
[faul]
n. 家禽, 禽, 禽肉
v. 捕野禽</text:p>
          </table:table-cell>
        </table:table-row>
        <table:table-row>
          <table:table-cell>
            <text:p>12</text:p>
          </table:table-cell>
          <table:table-cell>
            <text:p>frightful</text:p>
          </table:table-cell>
          <table:table-cell>
            <text:p>['fraitful]
adj. 可怕的, 非常的</text:p>
          </table:table-cell>
        </table:table-row>
        <table:table-row>
          <table:table-cell>
            <text:p>12</text:p>
          </table:table-cell>
          <table:table-cell>
            <text:p>giving</text:p>
          </table:table-cell>
          <table:table-cell>
            <text:p>['giviŋ]
n. 礼物, 给予物</text:p>
          </table:table-cell>
        </table:table-row>
        <table:table-row>
          <table:table-cell>
            <text:p>12</text:p>
          </table:table-cell>
          <table:table-cell>
            <text:p>gold</text:p>
          </table:table-cell>
          <table:table-cell>
            <text:p>[gәuld]
n. 黄金, 金币
adj. 金的, 金制的</text:p>
          </table:table-cell>
        </table:table-row>
        <table:table-row>
          <table:table-cell>
            <text:p>12</text:p>
          </table:table-cell>
          <table:table-cell>
            <text:p>grown</text:p>
          </table:table-cell>
          <table:table-cell>
            <text:p>[grәun]
adj. 长大的, 成年的, 长满某物的
vbl. grow的过去分词</text:p>
          </table:table-cell>
        </table:table-row>
        <table:table-row>
          <table:table-cell>
            <text:p>12</text:p>
          </table:table-cell>
          <table:table-cell>
            <text:p>handsome</text:p>
          </table:table-cell>
          <table:table-cell>
            <text:p>['hænsәm]
adj. 英俊的, 大方的, 慷慨的, 美观的, 堂皇的</text:p>
          </table:table-cell>
        </table:table-row>
        <table:table-row>
          <table:table-cell>
            <text:p>12</text:p>
          </table:table-cell>
          <table:table-cell>
            <text:p>heartily</text:p>
          </table:table-cell>
          <table:table-cell>
            <text:p>['hɑ:tili]
adv. 热忱地</text:p>
          </table:table-cell>
        </table:table-row>
        <table:table-row>
          <table:table-cell>
            <text:p>12</text:p>
          </table:table-cell>
          <table:table-cell>
            <text:p>instead</text:p>
          </table:table-cell>
          <table:table-cell>
            <text:p>[in'sted]
adv. 代替, 改为, 抵作, 更换</text:p>
          </table:table-cell>
        </table:table-row>
        <table:table-row>
          <table:table-cell>
            <text:p>12</text:p>
          </table:table-cell>
          <table:table-cell>
            <text:p>journal</text:p>
          </table:table-cell>
          <table:table-cell>
            <text:p>['dʒә:nl]
n. 定期刊物, 杂志, 航海日记, 分类账</text:p>
          </table:table-cell>
        </table:table-row>
        <table:table-row>
          <table:table-cell>
            <text:p>12</text:p>
          </table:table-cell>
          <table:table-cell>
            <text:p>league</text:p>
          </table:table-cell>
          <table:table-cell>
            <text:p>[li:g]
n. 同盟, 联盟, 盟约, 联合会, 社团
v. 组联盟, (使)加盟</text:p>
          </table:table-cell>
        </table:table-row>
        <table:table-row>
          <table:table-cell>
            <text:p>12</text:p>
          </table:table-cell>
          <table:table-cell>
            <text:p>lifted</text:p>
          </table:table-cell>
          <table:table-cell>
            <text:p>~= lift
[lift]
n. 举起, 电梯, 起重机, 搭车
vt. 升高, 提高, 举起, 空运
vi. 升起, (指雾等)消散, 耸立</text:p>
          </table:table-cell>
        </table:table-row>
        <table:table-row>
          <table:table-cell>
            <text:p>12</text:p>
          </table:table-cell>
          <table:table-cell>
            <text:p>london</text:p>
          </table:table-cell>
          <table:table-cell>
            <text:p>~= London
['lʌndәn]
n. 伦敦</text:p>
          </table:table-cell>
        </table:table-row>
        <table:table-row>
          <table:table-cell>
            <text:p>12</text:p>
          </table:table-cell>
          <table:table-cell>
            <text:p>longer</text:p>
          </table:table-cell>
          <table:table-cell>
            <text:p>adj. 比较久的
adv. 比较久</text:p>
          </table:table-cell>
        </table:table-row>
        <table:table-row>
          <table:table-cell>
            <text:p>12</text:p>
          </table:table-cell>
          <table:table-cell>
            <text:p>lose</text:p>
          </table:table-cell>
          <table:table-cell>
            <text:p>[lu:z]
vt. 遗失, 浪费, 错过, 输去, 使失去, 使迷路, 使沉溺于
vi. 受损失, 失败</text:p>
          </table:table-cell>
        </table:table-row>
        <table:table-row>
          <table:table-cell>
            <text:p>12</text:p>
          </table:table-cell>
          <table:table-cell>
            <text:p>mark</text:p>
          </table:table-cell>
          <table:table-cell>
            <text:p>[mɑ:k]
n. 标志, 分数, 痕迹, 记号
vt. 做标记于, 打分数, 标志
vi. 作记号</text:p>
          </table:table-cell>
        </table:table-row>
        <table:table-row>
          <table:table-cell>
            <text:p>12</text:p>
          </table:table-cell>
          <table:table-cell>
            <text:p>meet</text:p>
          </table:table-cell>
          <table:table-cell>
            <text:p>[mi:t]
n. 会, 集会
adj. 适宜的, 合适的
vt. 遇见, (迎)接, 与(某人目光)相遇, (赴约)和...会面, (经介绍)与...相识, 对付
vi. 相遇, 接触</text:p>
          </table:table-cell>
        </table:table-row>
        <table:table-row>
          <table:table-cell>
            <text:p>12</text:p>
          </table:table-cell>
          <table:table-cell>
            <text:p>misery</text:p>
          </table:table-cell>
          <table:table-cell>
            <text:p>['mizәri]
n. 痛苦, 苦恼, 悲惨, 不幸, 穷困</text:p>
          </table:table-cell>
        </table:table-row>
        <table:table-row>
          <table:table-cell>
            <text:p>12</text:p>
          </table:table-cell>
          <table:table-cell>
            <text:p>necessity</text:p>
          </table:table-cell>
          <table:table-cell>
            <text:p>[ni'sesiti]
n. 必要性, 需要,必需品</text:p>
          </table:table-cell>
        </table:table-row>
        <table:table-row>
          <table:table-cell>
            <text:p>12</text:p>
          </table:table-cell>
          <table:table-cell>
            <text:p>occasions</text:p>
          </table:table-cell>
          <table:table-cell>
            <text:p>~= occasion
[ә'keiʒәn]
n. 场合, 时机, 机会</text:p>
          </table:table-cell>
        </table:table-row>
        <table:table-row>
          <table:table-cell>
            <text:p>12</text:p>
          </table:table-cell>
          <table:table-cell>
            <text:p>october</text:p>
          </table:table-cell>
          <table:table-cell>
            <text:p>~= October
[ɔk'tәubә]
n. 十月(略作Oct)</text:p>
          </table:table-cell>
        </table:table-row>
        <table:table-row>
          <table:table-cell>
            <text:p>12</text:p>
          </table:table-cell>
          <table:table-cell>
            <text:p>passed</text:p>
          </table:table-cell>
          <table:table-cell>
            <text:p>[pɑ:st]
已经通过的, 已被传递的</text:p>
          </table:table-cell>
        </table:table-row>
        <table:table-row>
          <table:table-cell>
            <text:p>12</text:p>
          </table:table-cell>
          <table:table-cell>
            <text:p>patron</text:p>
          </table:table-cell>
          <table:table-cell>
            <text:p>['peitrәn, 'pæ-]
n. (对某人, 某种目标, 艺术等)赞助人, 资助人</text:p>
          </table:table-cell>
        </table:table-row>
        <table:table-row>
          <table:table-cell>
            <text:p>12</text:p>
          </table:table-cell>
          <table:table-cell>
            <text:p>pointing</text:p>
          </table:table-cell>
          <table:table-cell>
            <text:p>['pɔintiŋ]
n. 弄尖, 指示</text:p>
          </table:table-cell>
        </table:table-row>
        <table:table-row>
          <table:table-cell>
            <text:p>12</text:p>
          </table:table-cell>
          <table:table-cell>
            <text:p>portuguese</text:p>
          </table:table-cell>
          <table:table-cell>
            <text:p>~= Portuguese
[ˏpɔ:tju'gi:z]
adj. 葡萄牙的, 葡萄牙人的, 葡萄牙语的
n. 葡萄牙人, 葡萄牙语</text:p>
          </table:table-cell>
        </table:table-row>
        <table:table-row>
          <table:table-cell>
            <text:p>12</text:p>
          </table:table-cell>
          <table:table-cell>
            <text:p>pots</text:p>
          </table:table-cell>
          <table:table-cell>
            <text:p>~= pot
[pɔt]
n. 罐, 壶
v. 罐装</text:p>
          </table:table-cell>
        </table:table-row>
        <table:table-row>
          <table:table-cell>
            <text:p>12</text:p>
          </table:table-cell>
          <table:table-cell>
            <text:p>presented</text:p>
          </table:table-cell>
          <table:table-cell>
            <text:p>~= present
[pri'zent]
n. 赠品, 礼物, 现在, 瞄准
adj. 现在的, 出席的, 当面的
vt. 介绍, 引见, 给, 赠送, 上演, 提出, 呈现
vi. 举枪瞄准</text:p>
          </table:table-cell>
        </table:table-row>
        <table:table-row>
          <table:table-cell>
            <text:p>12</text:p>
          </table:table-cell>
          <table:table-cell>
            <text:p>proved</text:p>
          </table:table-cell>
          <table:table-cell>
            <text:p>被证实的</text:p>
          </table:table-cell>
        </table:table-row>
        <table:table-row>
          <table:table-cell>
            <text:p>12</text:p>
          </table:table-cell>
          <table:table-cell>
            <text:p>putting</text:p>
          </table:table-cell>
          <table:table-cell>
            <text:p>['putiŋ]
n. (高尔夫球)打球入洞
投掷</text:p>
          </table:table-cell>
        </table:table-row>
        <table:table-row>
          <table:table-cell>
            <text:p>12</text:p>
          </table:table-cell>
          <table:table-cell>
            <text:p>question</text:p>
          </table:table-cell>
          <table:table-cell>
            <text:p>['kwestʃәn]
n. 问题, 疑问, 询问
v. 询问, 审问, 怀疑</text:p>
          </table:table-cell>
        </table:table-row>
        <table:table-row>
          <table:table-cell>
            <text:p>12</text:p>
          </table:table-cell>
          <table:table-cell>
            <text:p>reflection</text:p>
          </table:table-cell>
          <table:table-cell>
            <text:p>[ri'flekʃәn]
n. 反射, 映象, 倒影, 反省, 沉思, 反映</text:p>
          </table:table-cell>
        </table:table-row>
        <table:table-row>
          <table:table-cell>
            <text:p>12</text:p>
          </table:table-cell>
          <table:table-cell>
            <text:p>relief</text:p>
          </table:table-cell>
          <table:table-cell>
            <text:p>[ri'li:f]
n. (痛苦等的)减轻, (债务等的)免除, 救济, 调剂, 安慰, 浮雕, 地貌</text:p>
          </table:table-cell>
        </table:table-row>
        <table:table-row>
          <table:table-cell>
            <text:p>12</text:p>
          </table:table-cell>
          <table:table-cell>
            <text:p>remove</text:p>
          </table:table-cell>
          <table:table-cell>
            <text:p>[ri'mu:v]
vt. 移动, 开除, 移交
vi. 迁移, 搬家
n. 移动, 距离, 班级, 升级</text:p>
          </table:table-cell>
        </table:table-row>
        <table:table-row>
          <table:table-cell>
            <text:p>12</text:p>
          </table:table-cell>
          <table:table-cell>
            <text:p>sails</text:p>
          </table:table-cell>
          <table:table-cell>
            <text:p>~= sail
[seil]
v. 航行(于)
vi. 启航, 开船
n. 帆, 篷, 航行</text:p>
          </table:table-cell>
        </table:table-row>
        <table:table-row>
          <table:table-cell>
            <text:p>12</text:p>
          </table:table-cell>
          <table:table-cell>
            <text:p>show</text:p>
          </table:table-cell>
          <table:table-cell>
            <text:p>[ʃәu]
n. 表示, 展览, 炫耀, 外观, 假装
v. 出示, 指示, 引导, 说明, 显示, 展出, 放映</text:p>
          </table:table-cell>
        </table:table-row>
        <table:table-row>
          <table:table-cell>
            <text:p>12</text:p>
          </table:table-cell>
          <table:table-cell>
            <text:p>sowed</text:p>
          </table:table-cell>
          <table:table-cell>
            <text:p>sow的过去式和过去分词</text:p>
          </table:table-cell>
        </table:table-row>
        <table:table-row>
          <table:table-cell>
            <text:p>12</text:p>
          </table:table-cell>
          <table:table-cell>
            <text:p>spoiled</text:p>
          </table:table-cell>
          <table:table-cell>
            <text:p>spoil的过去式和过去分词
【经】 损坏的</text:p>
          </table:table-cell>
        </table:table-row>
        <table:table-row>
          <table:table-cell>
            <text:p>12</text:p>
          </table:table-cell>
          <table:table-cell>
            <text:p>stepped</text:p>
          </table:table-cell>
          <table:table-cell>
            <text:p>[stept]
vbl. 踏,行走</text:p>
          </table:table-cell>
        </table:table-row>
        <table:table-row>
          <table:table-cell>
            <text:p>12</text:p>
          </table:table-cell>
          <table:table-cell>
            <text:p>try</text:p>
          </table:table-cell>
          <table:table-cell>
            <text:p>[trai]
n. 尝试
v. 试, 试图, 努力, 试验, 磨难, 考验, 审问</text:p>
          </table:table-cell>
        </table:table-row>
        <table:table-row>
          <table:table-cell>
            <text:p>12</text:p>
          </table:table-cell>
          <table:table-cell>
            <text:p>value</text:p>
          </table:table-cell>
          <table:table-cell>
            <text:p>['vælju:, -ju]
n. 价值, 估价, 评价, 价格, [数]值, 确切涵义
vt. 估价, 评价, 重视</text:p>
          </table:table-cell>
        </table:table-row>
        <table:table-row>
          <table:table-cell>
            <text:p>12</text:p>
          </table:table-cell>
          <table:table-cell>
            <text:p>vast</text:p>
          </table:table-cell>
          <table:table-cell>
            <text:p>[vɑ:st]
adj. 巨大的, 辽阔的, 大量的, 巨额的</text:p>
          </table:table-cell>
        </table:table-row>
        <table:table-row>
          <table:table-cell>
            <text:p>12</text:p>
          </table:table-cell>
          <table:table-cell>
            <text:p>wait</text:p>
          </table:table-cell>
          <table:table-cell>
            <text:p>[weit]
v. (～ for)等待, 等候
n. 等待, 等待时间</text:p>
          </table:table-cell>
        </table:table-row>
        <table:table-row>
          <table:table-cell>
            <text:p>12</text:p>
          </table:table-cell>
          <table:table-cell>
            <text:p>weight</text:p>
          </table:table-cell>
          <table:table-cell>
            <text:p>[weit]
n. 重力, 重量, 分量, 砝码, 重要(性), 势力, 负担, 重累</text:p>
          </table:table-cell>
        </table:table-row>
        <table:table-row>
          <table:table-cell>
            <text:p>12</text:p>
          </table:table-cell>
          <table:table-cell>
            <text:p>west</text:p>
          </table:table-cell>
          <table:table-cell>
            <text:p>[west]
n. 西方, 西部
adj. 西的, 西方的
adv. 向西方</text:p>
          </table:table-cell>
        </table:table-row>
        <table:table-row>
          <table:table-cell>
            <text:p>12</text:p>
          </table:table-cell>
          <table:table-cell>
            <text:p>whereas</text:p>
          </table:table-cell>
          <table:table-cell>
            <text:p>[(h)wєәr'æz]
conj. 然而, 反之, 鉴于, 尽管, 但是</text:p>
          </table:table-cell>
        </table:table-row>
        <table:table-row>
          <table:table-cell>
            <text:p>12</text:p>
          </table:table-cell>
          <table:table-cell>
            <text:p>whither</text:p>
          </table:table-cell>
          <table:table-cell>
            <text:p>[(h)wiðә]
adv. 到哪里, 什么目的
cinj. 无论到哪里
n. 去处, 目的地</text:p>
          </table:table-cell>
        </table:table-row>
        <table:table-row>
          <table:table-cell>
            <text:p>11</text:p>
          </table:table-cell>
          <table:table-cell>
            <text:p>afraid</text:p>
          </table:table-cell>
          <table:table-cell>
            <text:p>[ә'freid]
adj. 害怕, 担心</text:p>
          </table:table-cell>
        </table:table-row>
        <table:table-row>
          <table:table-cell>
            <text:p>11</text:p>
          </table:table-cell>
          <table:table-cell>
            <text:p>appearance</text:p>
          </table:table-cell>
          <table:table-cell>
            <text:p>[ә'piәrәns]
n. 出现, 露面, 外貌, 外观</text:p>
          </table:table-cell>
        </table:table-row>
        <table:table-row>
          <table:table-cell>
            <text:p>11</text:p>
          </table:table-cell>
          <table:table-cell>
            <text:p>become</text:p>
          </table:table-cell>
          <table:table-cell>
            <text:p>[bi'kʌm]
vi. 变成, 成为, 变得
vt. 适合, 相称</text:p>
          </table:table-cell>
        </table:table-row>
        <table:table-row>
          <table:table-cell>
            <text:p>11</text:p>
          </table:table-cell>
          <table:table-cell>
            <text:p>bottle</text:p>
          </table:table-cell>
          <table:table-cell>
            <text:p>['bɔtl]
n. 瓶子
vt. 用瓶装</text:p>
          </table:table-cell>
        </table:table-row>
        <table:table-row>
          <table:table-cell>
            <text:p>11</text:p>
          </table:table-cell>
          <table:table-cell>
            <text:p>brazil</text:p>
          </table:table-cell>
          <table:table-cell>
            <text:p>~= Brazil
[brә'zil]
n. 巴西</text:p>
          </table:table-cell>
        </table:table-row>
        <table:table-row>
          <table:table-cell>
            <text:p>11</text:p>
          </table:table-cell>
          <table:table-cell>
            <text:p>cats</text:p>
          </table:table-cell>
          <table:table-cell>
            <text:p>~= cat
[kæt]
n. 猫</text:p>
          </table:table-cell>
        </table:table-row>
        <table:table-row>
          <table:table-cell>
            <text:p>11</text:p>
          </table:table-cell>
          <table:table-cell>
            <text:p>caused</text:p>
          </table:table-cell>
          <table:table-cell>
            <text:p>~= cause
[kɔ:z]
n. 原因, 导致某事发生的人或事, 动机, 理由, 根据, 目标, 理想, 事业
vt. 引起, 惹起, 使(发生), 促成</text:p>
          </table:table-cell>
        </table:table-row>
        <table:table-row>
          <table:table-cell>
            <text:p>11</text:p>
          </table:table-cell>
          <table:table-cell>
            <text:p>chest</text:p>
          </table:table-cell>
          <table:table-cell>
            <text:p>[tʃest]
n. 胸腔, 胸膛, 箱, 柜</text:p>
          </table:table-cell>
        </table:table-row>
        <table:table-row>
          <table:table-cell>
            <text:p>11</text:p>
          </table:table-cell>
          <table:table-cell>
            <text:p>christian</text:p>
          </table:table-cell>
          <table:table-cell>
            <text:p>~= Christian
['kristjәn]
n. 基督徒, 信徒
adj. 基督教的, 信基督教的</text:p>
          </table:table-cell>
        </table:table-row>
        <table:table-row>
          <table:table-cell>
            <text:p>11</text:p>
          </table:table-cell>
          <table:table-cell>
            <text:p>conscience</text:p>
          </table:table-cell>
          <table:table-cell>
            <text:p>['kɔnʃәns]
n. 良心, 道德心</text:p>
          </table:table-cell>
        </table:table-row>
        <table:table-row>
          <table:table-cell>
            <text:p>11</text:p>
          </table:table-cell>
          <table:table-cell>
            <text:p>convinced</text:p>
          </table:table-cell>
          <table:table-cell>
            <text:p>[kәn'vinst]
adj. 确信的, 深信的</text:p>
          </table:table-cell>
        </table:table-row>
        <table:table-row>
          <table:table-cell>
            <text:p>11</text:p>
          </table:table-cell>
          <table:table-cell>
            <text:p>cutting</text:p>
          </table:table-cell>
          <table:table-cell>
            <text:p>['kʌtiŋ]
n. 切断, 开凿, 切下</text:p>
          </table:table-cell>
        </table:table-row>
        <table:table-row>
          <table:table-cell>
            <text:p>11</text:p>
          </table:table-cell>
          <table:table-cell>
            <text:p>defence</text:p>
          </table:table-cell>
          <table:table-cell>
            <text:p>[di'fens]
n. 防卫, 防卫设备
n. [律](被告的)答辩、辩护</text:p>
          </table:table-cell>
        </table:table-row>
        <table:table-row>
          <table:table-cell>
            <text:p>11</text:p>
          </table:table-cell>
          <table:table-cell>
            <text:p>desolate</text:p>
          </table:table-cell>
          <table:table-cell>
            <text:p>['desәlit]
adj. 荒凉的, 无人烟的</text:p>
          </table:table-cell>
        </table:table-row>
        <table:table-row>
          <table:table-cell>
            <text:p>11</text:p>
          </table:table-cell>
          <table:table-cell>
            <text:p>destroyed</text:p>
          </table:table-cell>
          <table:table-cell>
            <text:p>~= destroy
[dis'trɔi]
vt. 破坏, 毁坏, 消灭
v. 消灭, 摧毁</text:p>
          </table:table-cell>
        </table:table-row>
        <table:table-row>
          <table:table-cell>
            <text:p>11</text:p>
          </table:table-cell>
          <table:table-cell>
            <text:p>devour</text:p>
          </table:table-cell>
          <table:table-cell>
            <text:p>[di'vauә]
vt. (尤指动物)吞吃, 狼吞虎咽, 挥霍, (火灾等)毁灭, 破坏, 吞没, 贪看, 贪听</text:p>
          </table:table-cell>
        </table:table-row>
        <table:table-row>
          <table:table-cell>
            <text:p>11</text:p>
          </table:table-cell>
          <table:table-cell>
            <text:p>dried</text:p>
          </table:table-cell>
          <table:table-cell>
            <text:p>[draid]
干燥的, 干缩的</text:p>
          </table:table-cell>
        </table:table-row>
        <table:table-row>
          <table:table-cell>
            <text:p>11</text:p>
          </table:table-cell>
          <table:table-cell>
            <text:p>eleven</text:p>
          </table:table-cell>
          <table:table-cell>
            <text:p>[i'levәn]
n. 十一</text:p>
          </table:table-cell>
        </table:table-row>
        <table:table-row>
          <table:table-cell>
            <text:p>11</text:p>
          </table:table-cell>
          <table:table-cell>
            <text:p>entrance</text:p>
          </table:table-cell>
          <table:table-cell>
            <text:p>[in'trɑ:ns]
n. 入口, 门口, 进入</text:p>
          </table:table-cell>
        </table:table-row>
        <table:table-row>
          <table:table-cell>
            <text:p>11</text:p>
          </table:table-cell>
          <table:table-cell>
            <text:p>escaped</text:p>
          </table:table-cell>
          <table:table-cell>
            <text:p>~= escape
[is'keip]
n. 逃, 逃亡, 溢出设备, 出口, 逃跑, [植]野生
vi. 逃脱, 避开, 溜走
vt. 逃避, 避免, 被忘掉</text:p>
          </table:table-cell>
        </table:table-row>
        <table:table-row>
          <table:table-cell>
            <text:p>11</text:p>
          </table:table-cell>
          <table:table-cell>
            <text:p>european</text:p>
          </table:table-cell>
          <table:table-cell>
            <text:p>~= European
[ˏjuәrә'pi(:)әn]
adj. 欧洲的, 欧洲人的
n. 欧洲人</text:p>
          </table:table-cell>
        </table:table-row>
        <table:table-row>
          <table:table-cell>
            <text:p>11</text:p>
          </table:table-cell>
          <table:table-cell>
            <text:p>family</text:p>
          </table:table-cell>
          <table:table-cell>
            <text:p>['fæmili]
n. 家庭, 家族, 家属, 亲属, 子女, 僚属
adj. 家庭的, 家族的</text:p>
          </table:table-cell>
        </table:table-row>
        <table:table-row>
          <table:table-cell>
            <text:p>11</text:p>
          </table:table-cell>
          <table:table-cell>
            <text:p>fate</text:p>
          </table:table-cell>
          <table:table-cell>
            <text:p>[feit]
n. 天数, 命运, 运气
vt. 注定, 送命</text:p>
          </table:table-cell>
        </table:table-row>
        <table:table-row>
          <table:table-cell>
            <text:p>11</text:p>
          </table:table-cell>
          <table:table-cell>
            <text:p>feed</text:p>
          </table:table-cell>
          <table:table-cell>
            <text:p>[fi:d]
n. 饲养, 饲料, (动物或婴儿的)一餐
vt. 喂养, 饲养, 放牧, 靠...为生
vi. 吃东西, 流入</text:p>
          </table:table-cell>
        </table:table-row>
        <table:table-row>
          <table:table-cell>
            <text:p>11</text:p>
          </table:table-cell>
          <table:table-cell>
            <text:p>force</text:p>
          </table:table-cell>
          <table:table-cell>
            <text:p>[fɔ:s]
n. 力量, 武力, 精力, 魄力, 势力, 暴力, [复]军队, 影响力
vt. 强制, 强加, (用武力)夺取, 促使, 推动, 施加压力</text:p>
          </table:table-cell>
        </table:table-row>
        <table:table-row>
          <table:table-cell>
            <text:p>11</text:p>
          </table:table-cell>
          <table:table-cell>
            <text:p>formed</text:p>
          </table:table-cell>
          <table:table-cell>
            <text:p>成形的
成形加工的</text:p>
          </table:table-cell>
        </table:table-row>
        <table:table-row>
          <table:table-cell>
            <text:p>11</text:p>
          </table:table-cell>
          <table:table-cell>
            <text:p>fully</text:p>
          </table:table-cell>
          <table:table-cell>
            <text:p>['fuli]
adv. 充分地, 完全地, 足足, 至少</text:p>
          </table:table-cell>
        </table:table-row>
        <table:table-row>
          <table:table-cell>
            <text:p>11</text:p>
          </table:table-cell>
          <table:table-cell>
            <text:p>generally</text:p>
          </table:table-cell>
          <table:table-cell>
            <text:p>['dʒenәrәli]
adv. 一般, 通常, 一般地</text:p>
          </table:table-cell>
        </table:table-row>
        <table:table-row>
          <table:table-cell>
            <text:p>11</text:p>
          </table:table-cell>
          <table:table-cell>
            <text:p>glass</text:p>
          </table:table-cell>
          <table:table-cell>
            <text:p>[glɑ:s]
n. 玻璃, 玻璃制品, 玻璃杯, 镜子, 眼镜, 望远镜, 气压计, 晴雨表
vt. 装玻璃于, 反映
vi. 成玻璃状</text:p>
          </table:table-cell>
        </table:table-row>
        <table:table-row>
          <table:table-cell>
            <text:p>11</text:p>
          </table:table-cell>
          <table:table-cell>
            <text:p>hazard</text:p>
          </table:table-cell>
          <table:table-cell>
            <text:p>['hæzәd]
n. 冒险, 危险, 冒险的事
vt. 冒...的危险, 赌运气, 使遭危险</text:p>
          </table:table-cell>
        </table:table-row>
        <table:table-row>
          <table:table-cell>
            <text:p>11</text:p>
          </table:table-cell>
          <table:table-cell>
            <text:p>impression</text:p>
          </table:table-cell>
          <table:table-cell>
            <text:p>[im'preʃәn]
n. 印象, 感想, 盖印, 压痕</text:p>
          </table:table-cell>
        </table:table-row>
        <table:table-row>
          <table:table-cell>
            <text:p>11</text:p>
          </table:table-cell>
          <table:table-cell>
            <text:p>increased</text:p>
          </table:table-cell>
          <table:table-cell>
            <text:p>[in'kri:st]
adj. 增加的, 增强的</text:p>
          </table:table-cell>
        </table:table-row>
        <table:table-row>
          <table:table-cell>
            <text:p>11</text:p>
          </table:table-cell>
          <table:table-cell>
            <text:p>infinite</text:p>
          </table:table-cell>
          <table:table-cell>
            <text:p>['infinit]
n. 无限的东西(如空间、时间), [数]无穷大
adj. 无穷的, 无限的, 无数的, 极大的</text:p>
          </table:table-cell>
        </table:table-row>
        <table:table-row>
          <table:table-cell>
            <text:p>11</text:p>
          </table:table-cell>
          <table:table-cell>
            <text:p>inhabited</text:p>
          </table:table-cell>
          <table:table-cell>
            <text:p>[in'hæbitid]
adj. 有人居住的</text:p>
          </table:table-cell>
        </table:table-row>
        <table:table-row>
          <table:table-cell>
            <text:p>11</text:p>
          </table:table-cell>
          <table:table-cell>
            <text:p>judge</text:p>
          </table:table-cell>
          <table:table-cell>
            <text:p>[dʒʌdʒ]
n. 法官, 审判员, 裁判员, 鉴赏家, 鉴定人, (J-)最高的审判者
vt. 审理, 鉴定, 判断, 判决, 断定, 认为
vi. 下判断, 作评价</text:p>
          </table:table-cell>
        </table:table-row>
        <table:table-row>
          <table:table-cell>
            <text:p>11</text:p>
          </table:table-cell>
          <table:table-cell>
            <text:p>latitude</text:p>
          </table:table-cell>
          <table:table-cell>
            <text:p>['lætitju:d]
n. 纬度, 范围, (用复数)地区, 行动或言论的自由(范围)</text:p>
          </table:table-cell>
        </table:table-row>
        <table:table-row>
          <table:table-cell>
            <text:p>11</text:p>
          </table:table-cell>
          <table:table-cell>
            <text:p>laugh</text:p>
          </table:table-cell>
          <table:table-cell>
            <text:p>[lɑ:f]
vi. 笑, 讥笑
n. 笑, 笑声</text:p>
          </table:table-cell>
        </table:table-row>
        <table:table-row>
          <table:table-cell>
            <text:p>11</text:p>
          </table:table-cell>
          <table:table-cell>
            <text:p>lest</text:p>
          </table:table-cell>
          <table:table-cell>
            <text:p>[lest]
conj. 唯恐, 以免, 免得, (用于fear, be afraid之后, 等于that)</text:p>
          </table:table-cell>
        </table:table-row>
        <table:table-row>
          <table:table-cell>
            <text:p>11</text:p>
          </table:table-cell>
          <table:table-cell>
            <text:p>load</text:p>
          </table:table-cell>
          <table:table-cell>
            <text:p>[lәud]
n. 负荷, 重担, 装载量, 工作量, 负载, 加载
vt. 装载, 装填, 使担负
vi. 装货, 装弹药，装料</text:p>
          </table:table-cell>
        </table:table-row>
        <table:table-row>
          <table:table-cell>
            <text:p>11</text:p>
          </table:table-cell>
          <table:table-cell>
            <text:p>matter</text:p>
          </table:table-cell>
          <table:table-cell>
            <text:p>['mætә]
n. 事件, 问题, 物质, 内容, 实质, 原因, (印刷或书写的)文件, (文章或讲话等的)素材
vi. 有关系, 要紧</text:p>
          </table:table-cell>
        </table:table-row>
        <table:table-row>
          <table:table-cell>
            <text:p>11</text:p>
          </table:table-cell>
          <table:table-cell>
            <text:p>measures</text:p>
          </table:table-cell>
          <table:table-cell>
            <text:p>~= measure
['meʒә]
n. 尺寸, 量度器, 量度标准, 方法, 测量, 措施
vt. 测量, 测度, 估量, 分派, 权衡, 调节
vi. 量</text:p>
          </table:table-cell>
        </table:table-row>
        <table:table-row>
          <table:table-cell>
            <text:p>11</text:p>
          </table:table-cell>
          <table:table-cell>
            <text:p>mighty</text:p>
          </table:table-cell>
          <table:table-cell>
            <text:p>['maiti]
n. 有势力的人
adj. 有势力的, 强大的, 有力的
adv. 很, 极, 非常</text:p>
          </table:table-cell>
        </table:table-row>
        <table:table-row>
          <table:table-cell>
            <text:p>11</text:p>
          </table:table-cell>
          <table:table-cell>
            <text:p>necessaries</text:p>
          </table:table-cell>
          <table:table-cell>
            <text:p>n. 必需品</text:p>
          </table:table-cell>
        </table:table-row>
        <table:table-row>
          <table:table-cell>
            <text:p>11</text:p>
          </table:table-cell>
          <table:table-cell>
            <text:p>pale</text:p>
          </table:table-cell>
          <table:table-cell>
            <text:p>[peil]
n. 栅栏, 界线, 范围, (围篱用的)尖板条
adj. 苍白的, 暗淡的, 无力的
vi. 变苍白, 失色
vt. 使变苍白, 使失色, 用栅栏围</text:p>
          </table:table-cell>
        </table:table-row>
        <table:table-row>
          <table:table-cell>
            <text:p>11</text:p>
          </table:table-cell>
          <table:table-cell>
            <text:p>partner</text:p>
          </table:table-cell>
          <table:table-cell>
            <text:p>['pɑ:tnә]
n. 合伙人, 股东, 舞伴, 伴侣
vt. 与...合伙, 组成一对
vi. 做伙伴, 当助手</text:p>
          </table:table-cell>
        </table:table-row>
        <table:table-row>
          <table:table-cell>
            <text:p>11</text:p>
          </table:table-cell>
          <table:table-cell>
            <text:p>parts</text:p>
          </table:table-cell>
          <table:table-cell>
            <text:p>~= part
[pɑ:t]
n. 部分, 局部, 零件, 角色
vt. 分开, 分离, 分配
vi. 分开, 断裂, 分手
adv. 部分地, 有几分
adj. 部分的, 局部的</text:p>
          </table:table-cell>
        </table:table-row>
        <table:table-row>
          <table:table-cell>
            <text:p>11</text:p>
          </table:table-cell>
          <table:table-cell>
            <text:p>piles</text:p>
          </table:table-cell>
          <table:table-cell>
            <text:p>n. [医]痔, 痔疮</text:p>
          </table:table-cell>
        </table:table-row>
        <table:table-row>
          <table:table-cell>
            <text:p>11</text:p>
          </table:table-cell>
          <table:table-cell>
            <text:p>possession</text:p>
          </table:table-cell>
          <table:table-cell>
            <text:p>[pә'zeʃәn]
n. 拥有, 占有, 所有, 着迷, 领土, 领地, 财产(常用复数), 自制</text:p>
          </table:table-cell>
        </table:table-row>
        <table:table-row>
          <table:table-cell>
            <text:p>11</text:p>
          </table:table-cell>
          <table:table-cell>
            <text:p>preserved</text:p>
          </table:table-cell>
          <table:table-cell>
            <text:p>a. 喝醉的
【计】 保留的</text:p>
          </table:table-cell>
        </table:table-row>
        <table:table-row>
          <table:table-cell>
            <text:p>11</text:p>
          </table:table-cell>
          <table:table-cell>
            <text:p>quickly</text:p>
          </table:table-cell>
          <table:table-cell>
            <text:p>['kwikli]
adv. 很快地</text:p>
          </table:table-cell>
        </table:table-row>
        <table:table-row>
          <table:table-cell>
            <text:p>11</text:p>
          </table:table-cell>
          <table:table-cell>
            <text:p>rains</text:p>
          </table:table-cell>
          <table:table-cell>
            <text:p>n. 雨季</text:p>
          </table:table-cell>
        </table:table-row>
        <table:table-row>
          <table:table-cell>
            <text:p>11</text:p>
          </table:table-cell>
          <table:table-cell>
            <text:p>reading</text:p>
          </table:table-cell>
          <table:table-cell>
            <text:p>['ri:diŋ]
n. 阅读, 知识, 读物, 表演, 对法律条文的解释
adj. 阅读的</text:p>
          </table:table-cell>
        </table:table-row>
        <table:table-row>
          <table:table-cell>
            <text:p>11</text:p>
          </table:table-cell>
          <table:table-cell>
            <text:p>religious</text:p>
          </table:table-cell>
          <table:table-cell>
            <text:p>[ri'lidʒәs]
adj. 信奉宗教的, 虔诚的, 宗教上的, 修道的, 严谨的
n. 僧侣, 尼姑, 修道士</text:p>
          </table:table-cell>
        </table:table-row>
        <table:table-row>
          <table:table-cell>
            <text:p>11</text:p>
          </table:table-cell>
          <table:table-cell>
            <text:p>remember</text:p>
          </table:table-cell>
          <table:table-cell>
            <text:p>[ri'membә]
vt. 回忆起, 铭记, 纪念
vi. 记得</text:p>
          </table:table-cell>
        </table:table-row>
        <table:table-row>
          <table:table-cell>
            <text:p>11</text:p>
          </table:table-cell>
          <table:table-cell>
            <text:p>robin</text:p>
          </table:table-cell>
          <table:table-cell>
            <text:p>['rɔbin]
n. [鸟]知更鸟</text:p>
          </table:table-cell>
        </table:table-row>
        <table:table-row>
          <table:table-cell>
            <text:p>11</text:p>
          </table:table-cell>
          <table:table-cell>
            <text:p>sallee</text:p>
          </table:table-cell>
          <table:table-cell>
            <text:p>['sæli]
n. &lt;澳&gt;金合欢属植物[土著语]</text:p>
          </table:table-cell>
        </table:table-row>
        <table:table-row>
          <table:table-cell>
            <text:p>11</text:p>
          </table:table-cell>
          <table:table-cell>
            <text:p>seldom</text:p>
          </table:table-cell>
          <table:table-cell>
            <text:p>['seldәm]
adv. 很少, 不常</text:p>
          </table:table-cell>
        </table:table-row>
        <table:table-row>
          <table:table-cell>
            <text:p>11</text:p>
          </table:table-cell>
          <table:table-cell>
            <text:p>september</text:p>
          </table:table-cell>
          <table:table-cell>
            <text:p>~= September
[sәp'tembә]
n. 九月(略作Sep)</text:p>
          </table:table-cell>
        </table:table-row>
        <table:table-row>
          <table:table-cell>
            <text:p>11</text:p>
          </table:table-cell>
          <table:table-cell>
            <text:p>servant</text:p>
          </table:table-cell>
          <table:table-cell>
            <text:p>['sә:vәnt]
n. 仆人</text:p>
          </table:table-cell>
        </table:table-row>
        <table:table-row>
          <table:table-cell>
            <text:p>11</text:p>
          </table:table-cell>
          <table:table-cell>
            <text:p>shape</text:p>
          </table:table-cell>
          <table:table-cell>
            <text:p>[ʃeip]
n. 外形, 形状, 形态, (尤指女子的)体形, 身段, 形式
vt. 制作, 定形, 使成形, 塑造, 使符合
vi. 成形, 形成, 成长</text:p>
          </table:table-cell>
        </table:table-row>
        <table:table-row>
          <table:table-cell>
            <text:p>11</text:p>
          </table:table-cell>
          <table:table-cell>
            <text:p>smooth</text:p>
          </table:table-cell>
          <table:table-cell>
            <text:p>[smu:ð]
adj. 平滑的, 平坦的, 平稳的, 无毛的, 流畅的, 圆滑的, 安祥的
vt. 使光滑, 烫平, 使优雅, 消除
vi. 变平滑, 变平静
n. 一块平地, 平滑部分</text:p>
          </table:table-cell>
        </table:table-row>
        <table:table-row>
          <table:table-cell>
            <text:p>11</text:p>
          </table:table-cell>
          <table:table-cell>
            <text:p>society</text:p>
          </table:table-cell>
          <table:table-cell>
            <text:p>[sә'saiәti]
n. 社会, ...会, ...社, 友伴, 交际, 社交界, 上流社会</text:p>
          </table:table-cell>
        </table:table-row>
        <table:table-row>
          <table:table-cell>
            <text:p>11</text:p>
          </table:table-cell>
          <table:table-cell>
            <text:p>south</text:p>
          </table:table-cell>
          <table:table-cell>
            <text:p>[sauθ]
n. 南部, 南
adj. 南的, 南方的
adv. 在南方, 向南方</text:p>
          </table:table-cell>
        </table:table-row>
        <table:table-row>
          <table:table-cell>
            <text:p>11</text:p>
          </table:table-cell>
          <table:table-cell>
            <text:p>sow</text:p>
          </table:table-cell>
          <table:table-cell>
            <text:p>[sau]
n. 大母猪
vt. 播种, 散布, 使密布
vi. 播种</text:p>
          </table:table-cell>
        </table:table-row>
        <table:table-row>
          <table:table-cell>
            <text:p>11</text:p>
          </table:table-cell>
          <table:table-cell>
            <text:p>stern</text:p>
          </table:table-cell>
          <table:table-cell>
            <text:p>[stә:n]
adj. 严厉的, 苛刻的
n. 船尾</text:p>
          </table:table-cell>
        </table:table-row>
        <table:table-row>
          <table:table-cell>
            <text:p>11</text:p>
          </table:table-cell>
          <table:table-cell>
            <text:p>stone</text:p>
          </table:table-cell>
          <table:table-cell>
            <text:p>[stәun]
n. 石, 石头, 宝石</text:p>
          </table:table-cell>
        </table:table-row>
        <table:table-row>
          <table:table-cell>
            <text:p>11</text:p>
          </table:table-cell>
          <table:table-cell>
            <text:p>store</text:p>
          </table:table-cell>
          <table:table-cell>
            <text:p>[stɔ:, stɔә]
vt. 贮藏, 贮备, 存储
n. 商店, 店铺, 贮藏, 贮备</text:p>
          </table:table-cell>
        </table:table-row>
        <table:table-row>
          <table:table-cell>
            <text:p>11</text:p>
          </table:table-cell>
          <table:table-cell>
            <text:p>surrounded</text:p>
          </table:table-cell>
          <table:table-cell>
            <text:p>adj. （后面与by, with连用）被…环绕着的</text:p>
          </table:table-cell>
        </table:table-row>
        <table:table-row>
          <table:table-cell>
            <text:p>11</text:p>
          </table:table-cell>
          <table:table-cell>
            <text:p>swim</text:p>
          </table:table-cell>
          <table:table-cell>
            <text:p>[swim]
n. 游泳, 漂浮, 潮流, 眼花
adj. 游泳时穿戴的vi.游泳, 游, 漂浮, 旋转, 覆盖, 充溢, 眩晕, 浸
vt. 游过, 使浮起
adj. 游泳时穿戴的</text:p>
          </table:table-cell>
        </table:table-row>
        <table:table-row>
          <table:table-cell>
            <text:p>11</text:p>
          </table:table-cell>
          <table:table-cell>
            <text:p>talk</text:p>
          </table:table-cell>
          <table:table-cell>
            <text:p>[tɔ:k]
v. 谈话, 讲, 谈论, 议论, 说服某人做某事
n. 谈话, 会谈, 讲演, 讲话</text:p>
          </table:table-cell>
        </table:table-row>
        <table:table-row>
          <table:table-cell>
            <text:p>11</text:p>
          </table:table-cell>
          <table:table-cell>
            <text:p>ten</text:p>
          </table:table-cell>
          <table:table-cell>
            <text:p>[ten]
num. 十, 十个</text:p>
          </table:table-cell>
        </table:table-row>
        <table:table-row>
          <table:table-cell>
            <text:p>11</text:p>
          </table:table-cell>
          <table:table-cell>
            <text:p>terror</text:p>
          </table:table-cell>
          <table:table-cell>
            <text:p>['terә]
n. 恐怖, 可怕的人, 恐怖时期, 恐怖行动</text:p>
          </table:table-cell>
        </table:table-row>
        <table:table-row>
          <table:table-cell>
            <text:p>11</text:p>
          </table:table-cell>
          <table:table-cell>
            <text:p>tied</text:p>
          </table:table-cell>
          <table:table-cell>
            <text:p>[taid]
v. 系,打结,约束
vbl. 系,打结,约束</text:p>
          </table:table-cell>
        </table:table-row>
        <table:table-row>
          <table:table-cell>
            <text:p>11</text:p>
          </table:table-cell>
          <table:table-cell>
            <text:p>timber</text:p>
          </table:table-cell>
          <table:table-cell>
            <text:p>['timbә]
n. 木材, 木料</text:p>
          </table:table-cell>
        </table:table-row>
        <table:table-row>
          <table:table-cell>
            <text:p>11</text:p>
          </table:table-cell>
          <table:table-cell>
            <text:p>trouble</text:p>
          </table:table-cell>
          <table:table-cell>
            <text:p>['trʌbl]
n. 烦恼, 麻烦, 动乱, 纠纷, 疾病, 故障, 问题
vt. (使)烦恼, 麻烦, 打扰, 麻烦自己, 费神, 费心</text:p>
          </table:table-cell>
        </table:table-row>
        <table:table-row>
          <table:table-cell>
            <text:p>11</text:p>
          </table:table-cell>
          <table:table-cell>
            <text:p>wicked</text:p>
          </table:table-cell>
          <table:table-cell>
            <text:p>['wikid]
adj. 坏的, 邪恶的, 缺德的, 不道德的, 恶劣的, 刻毒的, 淘气的</text:p>
          </table:table-cell>
        </table:table-row>
        <table:table-row>
          <table:table-cell>
            <text:p>10</text:p>
          </table:table-cell>
          <table:table-cell>
            <text:p>abated</text:p>
          </table:table-cell>
          <table:table-cell>
            <text:p>~= abate
[ә'beit]
vt. 使(数量、程度等)减少, 减轻, 除去, 缓和, 打折扣
vi. (数量、程度等)减少, 减轻, 失效, 缓和, (法令等)被废除</text:p>
          </table:table-cell>
        </table:table-row>
        <table:table-row>
          <table:table-cell>
            <text:p>10</text:p>
          </table:table-cell>
          <table:table-cell>
            <text:p>affection</text:p>
          </table:table-cell>
          <table:table-cell>
            <text:p>[ә'fekʃәn]
n. 友爱, 爱情, 影响, 疾病, 倾向</text:p>
          </table:table-cell>
        </table:table-row>
        <table:table-row>
          <table:table-cell>
            <text:p>10</text:p>
          </table:table-cell>
          <table:table-cell>
            <text:p>agreeable</text:p>
          </table:table-cell>
          <table:table-cell>
            <text:p>[ә'griәbl]
adj. 使人愉快的, 惬意的, 适合的</text:p>
          </table:table-cell>
        </table:table-row>
        <table:table-row>
          <table:table-cell>
            <text:p>10</text:p>
          </table:table-cell>
          <table:table-cell>
            <text:p>aloud</text:p>
          </table:table-cell>
          <table:table-cell>
            <text:p>[ә'laud]
adv. 大声地</text:p>
          </table:table-cell>
        </table:table-row>
        <table:table-row>
          <table:table-cell>
            <text:p>10</text:p>
          </table:table-cell>
          <table:table-cell>
            <text:p>america</text:p>
          </table:table-cell>
          <table:table-cell>
            <text:p>~= America
[ә'merikә]
n. &lt;美&gt;美国, 美洲(包括北美和南美洲)</text:p>
          </table:table-cell>
        </table:table-row>
        <table:table-row>
          <table:table-cell>
            <text:p>10</text:p>
          </table:table-cell>
          <table:table-cell>
            <text:p>april</text:p>
          </table:table-cell>
          <table:table-cell>
            <text:p>~= April
['eiprәl]
n. 四月(略作Apr)</text:p>
          </table:table-cell>
        </table:table-row>
        <table:table-row>
          <table:table-cell>
            <text:p>10</text:p>
          </table:table-cell>
          <table:table-cell>
            <text:p>ask</text:p>
          </table:table-cell>
          <table:table-cell>
            <text:p>[ɑ:sk]
vi. 询问, 问, 要求
vt. 问, 要求, 需要, 邀请</text:p>
          </table:table-cell>
        </table:table-row>
        <table:table-row>
          <table:table-cell>
            <text:p>10</text:p>
          </table:table-cell>
          <table:table-cell>
            <text:p>assist</text:p>
          </table:table-cell>
          <table:table-cell>
            <text:p>[ә'sist]
v. 援助, 帮助</text:p>
          </table:table-cell>
        </table:table-row>
        <table:table-row>
          <table:table-cell>
            <text:p>10</text:p>
          </table:table-cell>
          <table:table-cell>
            <text:p>attack</text:p>
          </table:table-cell>
          <table:table-cell>
            <text:p>[ә'tæk]
n. 进攻, 攻击, (用语言)抨击, 批评, 疾病发作, 侵袭
vt. 攻击, 抨击, 动手处理(某事)
vi. 攻击</text:p>
          </table:table-cell>
        </table:table-row>
        <table:table-row>
          <table:table-cell>
            <text:p>10</text:p>
          </table:table-cell>
          <table:table-cell>
            <text:p>attended</text:p>
          </table:table-cell>
          <table:table-cell>
            <text:p>从事</text:p>
          </table:table-cell>
        </table:table-row>
        <table:table-row>
          <table:table-cell>
            <text:p>10</text:p>
          </table:table-cell>
          <table:table-cell>
            <text:p>bullets</text:p>
          </table:table-cell>
          <table:table-cell>
            <text:p>~= bullet
['bulit]
n. 子弹</text:p>
          </table:table-cell>
        </table:table-row>
        <table:table-row>
          <table:table-cell>
            <text:p>10</text:p>
          </table:table-cell>
          <table:table-cell>
            <text:p>charge</text:p>
          </table:table-cell>
          <table:table-cell>
            <text:p>[tʃɑ:dʒ]
n. 负荷, 电荷, 费用, 主管, 掌管, 充电, 充气, 装料
v. 装满, 控诉, 责令, 告诫, 指示, 加罪于, 冲锋, 收费</text:p>
          </table:table-cell>
        </table:table-row>
        <table:table-row>
          <table:table-cell>
            <text:p>10</text:p>
          </table:table-cell>
          <table:table-cell>
            <text:p>concern</text:p>
          </table:table-cell>
          <table:table-cell>
            <text:p>[kәn'sә:n]
vt. 涉及, 关系到
n. (利害)关系, 关心, 关注, 关注, 所关心的是</text:p>
          </table:table-cell>
        </table:table-row>
        <table:table-row>
          <table:table-cell>
            <text:p>10</text:p>
          </table:table-cell>
          <table:table-cell>
            <text:p>constant</text:p>
          </table:table-cell>
          <table:table-cell>
            <text:p>['kɔnstәnt]
n. [数、物]常数, 恒量
adj. 不变的, 持续的, 坚决的</text:p>
          </table:table-cell>
        </table:table-row>
        <table:table-row>
          <table:table-cell>
            <text:p>10</text:p>
          </table:table-cell>
          <table:table-cell>
            <text:p>de</text:p>
          </table:table-cell>
          <table:table-cell>
            <text:p>[di:]
[域] Germany , 德国</text:p>
          </table:table-cell>
        </table:table-row>
        <table:table-row>
          <table:table-cell>
            <text:p>10</text:p>
          </table:table-cell>
          <table:table-cell>
            <text:p>does</text:p>
          </table:table-cell>
          <table:table-cell>
            <text:p>[dʌz; dәz]
v. 做,有用,工作
conj. 是,做,要</text:p>
          </table:table-cell>
        </table:table-row>
        <table:table-row>
          <table:table-cell>
            <text:p>10</text:p>
          </table:table-cell>
          <table:table-cell>
            <text:p>dozen</text:p>
          </table:table-cell>
          <table:table-cell>
            <text:p>['dʌzn]
n. 一打, 十二个</text:p>
          </table:table-cell>
        </table:table-row>
        <table:table-row>
          <table:table-cell>
            <text:p>10</text:p>
          </table:table-cell>
          <table:table-cell>
            <text:p>drink</text:p>
          </table:table-cell>
          <table:table-cell>
            <text:p>[driŋk]
n. 饮料, 酒, 酗酒, 一口(或一些)饮料
v. 喝, 喝酒, (植物、土壤等的)吸水, 举杯庆贺</text:p>
          </table:table-cell>
        </table:table-row>
        <table:table-row>
          <table:table-cell>
            <text:p>10</text:p>
          </table:table-cell>
          <table:table-cell>
            <text:p>driving</text:p>
          </table:table-cell>
          <table:table-cell>
            <text:p>['draiviŋ]
n. 操纵, 驾驶
adj. 推进的, 强劲的, 精力旺盛的</text:p>
          </table:table-cell>
        </table:table-row>
        <table:table-row>
          <table:table-cell>
            <text:p>10</text:p>
          </table:table-cell>
          <table:table-cell>
            <text:p>due</text:p>
          </table:table-cell>
          <table:table-cell>
            <text:p>[dju:]
n. 应得物、权力, [复]应付款
adj. 应得的, 应付的, 正当的, 预期的, (车、船预定)应到的</text:p>
          </table:table-cell>
        </table:table-row>
        <table:table-row>
          <table:table-cell>
            <text:p>10</text:p>
          </table:table-cell>
          <table:table-cell>
            <text:p>eager</text:p>
          </table:table-cell>
          <table:table-cell>
            <text:p>['i:gә]
adj. 热心于, 渴望着</text:p>
          </table:table-cell>
        </table:table-row>
        <table:table-row>
          <table:table-cell>
            <text:p>10</text:p>
          </table:table-cell>
          <table:table-cell>
            <text:p>effect</text:p>
          </table:table-cell>
          <table:table-cell>
            <text:p>[i'fekt]
n. 结果, 效果, 作用, 影响, (在视听方面给人流下的)印象
vt. 招致, 实现, 达到(目的等)</text:p>
          </table:table-cell>
        </table:table-row>
        <table:table-row>
          <table:table-cell>
            <text:p>10</text:p>
          </table:table-cell>
          <table:table-cell>
            <text:p>enemy</text:p>
          </table:table-cell>
          <table:table-cell>
            <text:p>['enimi]
n. 敌人, 仇敌, [集合名词]敌军, [喻]大敌
adj. 敌人的, 敌方的</text:p>
          </table:table-cell>
        </table:table-row>
        <table:table-row>
          <table:table-cell>
            <text:p>10</text:p>
          </table:table-cell>
          <table:table-cell>
            <text:p>exceedingly</text:p>
          </table:table-cell>
          <table:table-cell>
            <text:p>[ik'si:diŋli]
adv. 非常地, 极度地</text:p>
          </table:table-cell>
        </table:table-row>
        <table:table-row>
          <table:table-cell>
            <text:p>10</text:p>
          </table:table-cell>
          <table:table-cell>
            <text:p>excellent</text:p>
          </table:table-cell>
          <table:table-cell>
            <text:p>['eksәlәnt]
adj. 卓越的, 极好的</text:p>
          </table:table-cell>
        </table:table-row>
        <table:table-row>
          <table:table-cell>
            <text:p>10</text:p>
          </table:table-cell>
          <table:table-cell>
            <text:p>falling</text:p>
          </table:table-cell>
          <table:table-cell>
            <text:p>['fɔ:liŋ]
n. 落下, 坠落, 下降, 陷落, 凹落, (岩石等的)崩塌
adj. 落下的, 下降的</text:p>
          </table:table-cell>
        </table:table-row>
        <table:table-row>
          <table:table-cell>
            <text:p>10</text:p>
          </table:table-cell>
          <table:table-cell>
            <text:p>flood</text:p>
          </table:table-cell>
          <table:table-cell>
            <text:p>[flʌd]
n. 洪水, 水灾, (因雨)涨潮, [诗]水
vt. 淹没, 使泛滥, 注满, 充满
vi. 被水淹, 溢出, 涌进, 喷出, 涌出</text:p>
          </table:table-cell>
        </table:table-row>
        <table:table-row>
          <table:table-cell>
            <text:p>10</text:p>
          </table:table-cell>
          <table:table-cell>
            <text:p>fly</text:p>
          </table:table-cell>
          <table:table-cell>
            <text:p>[flai]
n. 苍蝇, 两翼昆虫, 飞行
vi. 飞翔, 飘扬, 溃逃
vt. 飞越, 使飘扬, 逃脱
adj. 机敏的, 敏捷的</text:p>
          </table:table-cell>
        </table:table-row>
        <table:table-row>
          <table:table-cell>
            <text:p>10</text:p>
          </table:table-cell>
          <table:table-cell>
            <text:p>formerly</text:p>
          </table:table-cell>
          <table:table-cell>
            <text:p>['fɔ:mәli]
adv. 从前, 以前, 原来</text:p>
          </table:table-cell>
        </table:table-row>
        <table:table-row>
          <table:table-cell>
            <text:p>10</text:p>
          </table:table-cell>
          <table:table-cell>
            <text:p>free</text:p>
          </table:table-cell>
          <table:table-cell>
            <text:p>[fri:]
adj. 自由的, 大方的, 免费的, 免税的, 丰富的, 空闲的
vt. 释放, 使自由
adv. 自由地, 免费</text:p>
          </table:table-cell>
        </table:table-row>
        <table:table-row>
          <table:table-cell>
            <text:p>10</text:p>
          </table:table-cell>
          <table:table-cell>
            <text:p>greatly</text:p>
          </table:table-cell>
          <table:table-cell>
            <text:p>['greitli]
adv. 很, 非常</text:p>
          </table:table-cell>
        </table:table-row>
        <table:table-row>
          <table:table-cell>
            <text:p>10</text:p>
          </table:table-cell>
          <table:table-cell>
            <text:p>guinea</text:p>
          </table:table-cell>
          <table:table-cell>
            <text:p>['gini]
n. 几尼（英国的旧金币，值一镑一先令）</text:p>
          </table:table-cell>
        </table:table-row>
        <table:table-row>
          <table:table-cell>
            <text:p>10</text:p>
          </table:table-cell>
          <table:table-cell>
            <text:p>hallooed</text:p>
          </table:table-cell>
          <table:table-cell>
            <text:p>~= halloo
[hә'lu:]
int. 一种喊声
n. 狩猎时招呼猎犬的喊声
v. 高呼, 喊叫着追赶, 高声招呼喊叫</text:p>
          </table:table-cell>
        </table:table-row>
        <table:table-row>
          <table:table-cell>
            <text:p>10</text:p>
          </table:table-cell>
          <table:table-cell>
            <text:p>hang</text:p>
          </table:table-cell>
          <table:table-cell>
            <text:p>[hæŋ]
n. 悬挂的方式, （动作的）暂停, 中止
vt. 悬挂, 附着, 装饰, 绞死, 踌躇, 使悬而未决, 垂下
vi. 悬着, 垂下, 被绞死, 悬而不决</text:p>
          </table:table-cell>
        </table:table-row>
        <table:table-row>
          <table:table-cell>
            <text:p>10</text:p>
          </table:table-cell>
          <table:table-cell>
            <text:p>hat</text:p>
          </table:table-cell>
          <table:table-cell>
            <text:p>[hæt]
n. 帽子
vt. 戴帽子</text:p>
          </table:table-cell>
        </table:table-row>
        <table:table-row>
          <table:table-cell>
            <text:p>10</text:p>
          </table:table-cell>
          <table:table-cell>
            <text:p>hole</text:p>
          </table:table-cell>
          <table:table-cell>
            <text:p>[hәul]
n. 洞, 孔, 突破口
v. 凿洞</text:p>
          </table:table-cell>
        </table:table-row>
        <table:table-row>
          <table:table-cell>
            <text:p>10</text:p>
          </table:table-cell>
          <table:table-cell>
            <text:p>horses</text:p>
          </table:table-cell>
          <table:table-cell>
            <text:p>~= horse
[hɔ:s]
n. 马, [总称]骑兵, 脚架, 马力
vi. 骑马, 作弄人
vt. 使骑马, 系马于</text:p>
          </table:table-cell>
        </table:table-row>
        <table:table-row>
          <table:table-cell>
            <text:p>10</text:p>
          </table:table-cell>
          <table:table-cell>
            <text:p>jars</text:p>
          </table:table-cell>
          <table:table-cell>
            <text:p>~= jar
[dʒɑ:]
n. 震动, 刺耳声, 震惊, 争吵, 罐, 广口瓶
vi. 震惊, 冲突, 发刺耳声, 不一致
vt. 震动, 刺激</text:p>
          </table:table-cell>
        </table:table-row>
        <table:table-row>
          <table:table-cell>
            <text:p>10</text:p>
          </table:table-cell>
          <table:table-cell>
            <text:p>justice</text:p>
          </table:table-cell>
          <table:table-cell>
            <text:p>['dʒʌstis]
n. 正义, 正当, 公平, 正确, 司法, 审判, 欣赏</text:p>
          </table:table-cell>
        </table:table-row>
        <table:table-row>
          <table:table-cell>
            <text:p>10</text:p>
          </table:table-cell>
          <table:table-cell>
            <text:p>kids</text:p>
          </table:table-cell>
          <table:table-cell>
            <text:p>~= kid
[kid]
n. 哄骗, 取笑, 开玩笑, 小孩, 小山羊
v. 哄骗, 取笑, 开玩笑, 欺骗</text:p>
          </table:table-cell>
        </table:table-row>
        <table:table-row>
          <table:table-cell>
            <text:p>10</text:p>
          </table:table-cell>
          <table:table-cell>
            <text:p>king</text:p>
          </table:table-cell>
          <table:table-cell>
            <text:p>[kiŋ]
n. 国王, 君主, (部落的)首领, 纸牌中的K
vt. 立...为王
vi. 做国王, 统治</text:p>
          </table:table-cell>
        </table:table-row>
        <table:table-row>
          <table:table-cell>
            <text:p>10</text:p>
          </table:table-cell>
          <table:table-cell>
            <text:p>late</text:p>
          </table:table-cell>
          <table:table-cell>
            <text:p>[leit]
adj. 迟的, 晚(期)的, 已故的, 新近的
adv. 晚, 迟, 最近, 在晚期</text:p>
          </table:table-cell>
        </table:table-row>
        <table:table-row>
          <table:table-cell>
            <text:p>10</text:p>
          </table:table-cell>
          <table:table-cell>
            <text:p>line</text:p>
          </table:table-cell>
          <table:table-cell>
            <text:p>[lain]
n. 绳, 索, 线路, 航线, 诗句
vt. 排成一行, 顺...排列, 划线于, 使有线条, 使起皱纹
vi. 排队</text:p>
          </table:table-cell>
        </table:table-row>
        <table:table-row>
          <table:table-cell>
            <text:p>10</text:p>
          </table:table-cell>
          <table:table-cell>
            <text:p>loose</text:p>
          </table:table-cell>
          <table:table-cell>
            <text:p>[lu:s]
n. 解放, 放任, 放纵
adj. 宽松的, 不精确的, 不牢固的, 散漫的, 自由的
vt. 释放, 放枪, 开船
vi. 变松, 开火
adv. 松散地</text:p>
          </table:table-cell>
        </table:table-row>
        <table:table-row>
          <table:table-cell>
            <text:p>10</text:p>
          </table:table-cell>
          <table:table-cell>
            <text:p>loth</text:p>
          </table:table-cell>
          <table:table-cell>
            <text:p>[lәuθ]
(=loath) adj.憎恶的, 勉强的</text:p>
          </table:table-cell>
        </table:table-row>
        <table:table-row>
          <table:table-cell>
            <text:p>10</text:p>
          </table:table-cell>
          <table:table-cell>
            <text:p>mainland</text:p>
          </table:table-cell>
          <table:table-cell>
            <text:p>['meinlәnd,-lænd]
n. 大陆</text:p>
          </table:table-cell>
        </table:table-row>
        <table:table-row>
          <table:table-cell>
            <text:p>10</text:p>
          </table:table-cell>
          <table:table-cell>
            <text:p>mast</text:p>
          </table:table-cell>
          <table:table-cell>
            <text:p>[mɑ:st]
n. 桅, 桅杆, 柱, 旗杆, 天线竿
vt. 装桅杆于</text:p>
          </table:table-cell>
        </table:table-row>
        <table:table-row>
          <table:table-cell>
            <text:p>10</text:p>
          </table:table-cell>
          <table:table-cell>
            <text:p>method</text:p>
          </table:table-cell>
          <table:table-cell>
            <text:p>['meθәd]
n. 方法</text:p>
          </table:table-cell>
        </table:table-row>
        <table:table-row>
          <table:table-cell>
            <text:p>10</text:p>
          </table:table-cell>
          <table:table-cell>
            <text:p>milk</text:p>
          </table:table-cell>
          <table:table-cell>
            <text:p>[milk]
n. 乳, 牛奶
v. 挤(奶)</text:p>
          </table:table-cell>
        </table:table-row>
        <table:table-row>
          <table:table-cell>
            <text:p>10</text:p>
          </table:table-cell>
          <table:table-cell>
            <text:p>ordinary</text:p>
          </table:table-cell>
          <table:table-cell>
            <text:p>['ɔ:dinәri]
adj. 平常的, 普通的, 平凡的
n. [律] 推事, &lt;英&gt;[宗]罪犯的忏悔牧师</text:p>
          </table:table-cell>
        </table:table-row>
        <table:table-row>
          <table:table-cell>
            <text:p>10</text:p>
          </table:table-cell>
          <table:table-cell>
            <text:p>patience</text:p>
          </table:table-cell>
          <table:table-cell>
            <text:p>['peiʃәns]
n. 耐性, 忍耐</text:p>
          </table:table-cell>
        </table:table-row>
        <table:table-row>
          <table:table-cell>
            <text:p>10</text:p>
          </table:table-cell>
          <table:table-cell>
            <text:p>places</text:p>
          </table:table-cell>
          <table:table-cell>
            <text:p>~= place
[pleis]
n. 地方, 地点, 位置, 职位, 处境, 住所, 地位
vt. 放置, 寄予, 任命
vi. 名次列前</text:p>
          </table:table-cell>
        </table:table-row>
        <table:table-row>
          <table:table-cell>
            <text:p>10</text:p>
          </table:table-cell>
          <table:table-cell>
            <text:p>pocket</text:p>
          </table:table-cell>
          <table:table-cell>
            <text:p>['pɔkit]
n. 衣袋, 口袋, 钱, 财
vt. 装...在口袋里, 隐藏(感情), 据为己有, 击...入袋
adj. 袖珍的, 小型的</text:p>
          </table:table-cell>
        </table:table-row>
        <table:table-row>
          <table:table-cell>
            <text:p>10</text:p>
          </table:table-cell>
          <table:table-cell>
            <text:p>possibly</text:p>
          </table:table-cell>
          <table:table-cell>
            <text:p>['pɔsәbli]
adv. 可能地, 或者</text:p>
          </table:table-cell>
        </table:table-row>
        <table:table-row>
          <table:table-cell>
            <text:p>10</text:p>
          </table:table-cell>
          <table:table-cell>
            <text:p>promised</text:p>
          </table:table-cell>
          <table:table-cell>
            <text:p>~= promise
['prɔmis]
vt. 允诺, 答应
n. 允诺, 答应, 许诺</text:p>
          </table:table-cell>
        </table:table-row>
        <table:table-row>
          <table:table-cell>
            <text:p>10</text:p>
          </table:table-cell>
          <table:table-cell>
            <text:p>provision</text:p>
          </table:table-cell>
          <table:table-cell>
            <text:p>[prә'viʒәn]
n. 供应, (一批)供应品, 预备, 防备, 规定</text:p>
          </table:table-cell>
        </table:table-row>
        <table:table-row>
          <table:table-cell>
            <text:p>10</text:p>
          </table:table-cell>
          <table:table-cell>
            <text:p>read</text:p>
          </table:table-cell>
          <table:table-cell>
            <text:p>[ri:d]
v. 读, 阅读, 理解, 学习
adj. 有学问的
n. 读取
vbl. read的过去式和过去分词</text:p>
          </table:table-cell>
        </table:table-row>
        <table:table-row>
          <table:table-cell>
            <text:p>10</text:p>
          </table:table-cell>
          <table:table-cell>
            <text:p>recover</text:p>
          </table:table-cell>
          <table:table-cell>
            <text:p>[ri'kʌvә]
vt. 重新获得, 恢复, 使改过
vi. 痊愈, 复原, 胜诉
n. DOS命令：从含有损坏磁盘扇区的磁盘上恢复文件</text:p>
          </table:table-cell>
        </table:table-row>
        <table:table-row>
          <table:table-cell>
            <text:p>10</text:p>
          </table:table-cell>
          <table:table-cell>
            <text:p>repentance</text:p>
          </table:table-cell>
          <table:table-cell>
            <text:p>[ri'pentәns]
n. 后悔, 悔改</text:p>
          </table:table-cell>
        </table:table-row>
        <table:table-row>
          <table:table-cell>
            <text:p>10</text:p>
          </table:table-cell>
          <table:table-cell>
            <text:p>resolution</text:p>
          </table:table-cell>
          <table:table-cell>
            <text:p>[ˏrezә'lju:ʃәn]
n. 坚定, 决心, 决定, 决议</text:p>
          </table:table-cell>
        </table:table-row>
        <table:table-row>
          <table:table-cell>
            <text:p>10</text:p>
          </table:table-cell>
          <table:table-cell>
            <text:p>rose</text:p>
          </table:table-cell>
          <table:table-cell>
            <text:p>[rәuz]
n. 蔷薇属, 玫瑰, 玫瑰红 
vbl. rise的过去式</text:p>
          </table:table-cell>
        </table:table-row>
        <table:table-row>
          <table:table-cell>
            <text:p>10</text:p>
          </table:table-cell>
          <table:table-cell>
            <text:p>salt</text:p>
          </table:table-cell>
          <table:table-cell>
            <text:p>[sɔ:lt]
n. 食盐, 风趣, 刺激
adj. 含盐的, 咸的, 风趣的, 辛辣的
vt. 加盐于, 用盐腌</text:p>
          </table:table-cell>
        </table:table-row>
        <table:table-row>
          <table:table-cell>
            <text:p>10</text:p>
          </table:table-cell>
          <table:table-cell>
            <text:p>search</text:p>
          </table:table-cell>
          <table:table-cell>
            <text:p>[sә:tʃ]
n. 搜寻, 查究
v. 搜索, 搜寻, 探求, 调查</text:p>
          </table:table-cell>
        </table:table-row>
        <table:table-row>
          <table:table-cell>
            <text:p>10</text:p>
          </table:table-cell>
          <table:table-cell>
            <text:p>seriously</text:p>
          </table:table-cell>
          <table:table-cell>
            <text:p>['siәriәsli]
adv. 认真地, 真诚地</text:p>
          </table:table-cell>
        </table:table-row>
        <table:table-row>
          <table:table-cell>
            <text:p>10</text:p>
          </table:table-cell>
          <table:table-cell>
            <text:p>served</text:p>
          </table:table-cell>
          <table:table-cell>
            <text:p>~= serve
[sә:v]
v. 当仆人, 服务, 服役, 供职, 招待, 侍候, 供应, 适合
n. 发球</text:p>
          </table:table-cell>
        </table:table-row>
        <table:table-row>
          <table:table-cell>
            <text:p>10</text:p>
          </table:table-cell>
          <table:table-cell>
            <text:p>sides</text:p>
          </table:table-cell>
          <table:table-cell>
            <text:p>[saidz]
侧</text:p>
          </table:table-cell>
        </table:table-row>
        <table:table-row>
          <table:table-cell>
            <text:p>10</text:p>
          </table:table-cell>
          <table:table-cell>
            <text:p>st</text:p>
          </table:table-cell>
          <table:table-cell>
            <text:p>[域] Sao Tome [域] Sao Tome &amp; Principe , 圣多美和普林西比</text:p>
          </table:table-cell>
        </table:table-row>
        <table:table-row>
          <table:table-cell>
            <text:p>10</text:p>
          </table:table-cell>
          <table:table-cell>
            <text:p>sugar</text:p>
          </table:table-cell>
          <table:table-cell>
            <text:p>['ʃugә]
n. 糖, 食糖</text:p>
          </table:table-cell>
        </table:table-row>
        <table:table-row>
          <table:table-cell>
            <text:p>10</text:p>
          </table:table-cell>
          <table:table-cell>
            <text:p>sunk</text:p>
          </table:table-cell>
          <table:table-cell>
            <text:p>[sʌŋk]
vbl. sink的过去分词和过去式
adj. 凹陷的</text:p>
          </table:table-cell>
        </table:table-row>
        <table:table-row>
          <table:table-cell>
            <text:p>10</text:p>
          </table:table-cell>
          <table:table-cell>
            <text:p>temper</text:p>
          </table:table-cell>
          <table:table-cell>
            <text:p>['tempә]
n. (钢等)韧度, 回火, 性情, 脾气, 情绪, 心情, 调剂, 趋向
v. (冶金)回火、锻炼, 调和, 调节</text:p>
          </table:table-cell>
        </table:table-row>
        <table:table-row>
          <table:table-cell>
            <text:p>10</text:p>
          </table:table-cell>
          <table:table-cell>
            <text:p>thee</text:p>
          </table:table-cell>
          <table:table-cell>
            <text:p>[ði:; ði]
pron. &lt;古&gt;(thou的宾格)你</text:p>
          </table:table-cell>
        </table:table-row>
        <table:table-row>
          <table:table-cell>
            <text:p>10</text:p>
          </table:table-cell>
          <table:table-cell>
            <text:p>trade</text:p>
          </table:table-cell>
          <table:table-cell>
            <text:p>[treid]
n. 贸易, 商业, 交易, 生意, 职业, 行业, [气]信风, 顾客
vi. 交易, 买卖, 经商, 对换, 购物
vt. 用...进行交换</text:p>
          </table:table-cell>
        </table:table-row>
        <table:table-row>
          <table:table-cell>
            <text:p>10</text:p>
          </table:table-cell>
          <table:table-cell>
            <text:p>trustees</text:p>
          </table:table-cell>
          <table:table-cell>
            <text:p>~= trustee
[trʌs'ti:]
n. 托管人, 保管人, 理事</text:p>
          </table:table-cell>
        </table:table-row>
        <table:table-row>
          <table:table-cell>
            <text:p>10</text:p>
          </table:table-cell>
          <table:table-cell>
            <text:p>turtle</text:p>
          </table:table-cell>
          <table:table-cell>
            <text:p>['tә:tl]
n. 海龟</text:p>
          </table:table-cell>
        </table:table-row>
        <table:table-row>
          <table:table-cell>
            <text:p>10</text:p>
          </table:table-cell>
          <table:table-cell>
            <text:p>walk</text:p>
          </table:table-cell>
          <table:table-cell>
            <text:p>[wɔ:k]
vi. 步, 行, 走
n. 步行, 散步, 步, 行道</text:p>
          </table:table-cell>
        </table:table-row>
        <table:table-row>
          <table:table-cell>
            <text:p>10</text:p>
          </table:table-cell>
          <table:table-cell>
            <text:p>weak</text:p>
          </table:table-cell>
          <table:table-cell>
            <text:p>[wi:k]
adj. 不牢固的, 弱的, 虚弱的, 软弱的, 淡的, 疲软的, 无力的, 不耐用的</text:p>
          </table:table-cell>
        </table:table-row>
        <table:table-row>
          <table:table-cell>
            <text:p>10</text:p>
          </table:table-cell>
          <table:table-cell>
            <text:p>wear</text:p>
          </table:table-cell>
          <table:table-cell>
            <text:p>[wiә]
vt. 穿, 戴
v. (～ out) 磨损, 用旧, (～ out) 穿着</text:p>
          </table:table-cell>
        </table:table-row>
        <table:table-row>
          <table:table-cell>
            <text:p>10</text:p>
          </table:table-cell>
          <table:table-cell>
            <text:p>week</text:p>
          </table:table-cell>
          <table:table-cell>
            <text:p>[wi:k]
n. 星期, 周</text:p>
          </table:table-cell>
        </table:table-row>
        <table:table-row>
          <table:table-cell>
            <text:p>10</text:p>
          </table:table-cell>
          <table:table-cell>
            <text:p>white</text:p>
          </table:table-cell>
          <table:table-cell>
            <text:p>[(h)wait]
n. 白色, 蛋白, 白种人
adj. 白(色)的, 白种人的</text:p>
          </table:table-cell>
        </table:table-row>
        <table:table-row>
          <table:table-cell>
            <text:p>10</text:p>
          </table:table-cell>
          <table:table-cell>
            <text:p>works</text:p>
          </table:table-cell>
          <table:table-cell>
            <text:p>n. 工程, 工厂, 工事, 活动部件, 机件, 著作, 作品, 善行, 德行
【机】 工厂, 工场
相关词组:
  give sb the works
  get the works
  shoot the works</text:p>
          </table:table-cell>
        </table:table-row>
        <table:table-row>
          <table:table-cell>
            <text:p>10</text:p>
          </table:table-cell>
          <table:table-cell>
            <text:p>worst</text:p>
          </table:table-cell>
          <table:table-cell>
            <text:p>[wә:st]
adj. 最坏的, 最差的
adv. 最坏, 最差</text:p>
          </table:table-cell>
        </table:table-row>
        <table:table-row>
          <table:table-cell>
            <text:p>10</text:p>
          </table:table-cell>
          <table:table-cell>
            <text:p>yield</text:p>
          </table:table-cell>
          <table:table-cell>
            <text:p>[ji:ld]
v. 出产, 生长, 生产
vi. (～ to)屈服, 屈从
n. 产量, 收益</text:p>
          </table:table-cell>
        </table:table-row>
        <table:table-row>
          <table:table-cell>
            <text:p>9</text:p>
          </table:table-cell>
          <table:table-cell>
            <text:p>absolutely</text:p>
          </table:table-cell>
          <table:table-cell>
            <text:p>['æbsәlu:tli]
adv. 完全地, 绝对地</text:p>
          </table:table-cell>
        </table:table-row>
        <table:table-row>
          <table:table-cell>
            <text:p>9</text:p>
          </table:table-cell>
          <table:table-cell>
            <text:p>agreed</text:p>
          </table:table-cell>
          <table:table-cell>
            <text:p>[ә'gri:d]
adj. 已经过协议的, 同意的</text:p>
          </table:table-cell>
        </table:table-row>
        <table:table-row>
          <table:table-cell>
            <text:p>9</text:p>
          </table:table-cell>
          <table:table-cell>
            <text:p>appear</text:p>
          </table:table-cell>
          <table:table-cell>
            <text:p>[ә'piә]
vi. 出现, 看来, 似乎, 公开露面, 出版, 发表</text:p>
          </table:table-cell>
        </table:table-row>
        <table:table-row>
          <table:table-cell>
            <text:p>9</text:p>
          </table:table-cell>
          <table:table-cell>
            <text:p>asleep</text:p>
          </table:table-cell>
          <table:table-cell>
            <text:p>[ә'sli:p]
adj. 睡着的, 睡熟的</text:p>
          </table:table-cell>
        </table:table-row>
        <table:table-row>
          <table:table-cell>
            <text:p>9</text:p>
          </table:table-cell>
          <table:table-cell>
            <text:p>attempted</text:p>
          </table:table-cell>
          <table:table-cell>
            <text:p>~= attempt
[ә'tempt]
n. 努力, 尝试, 企图
vt. 尝试, 企图</text:p>
          </table:table-cell>
        </table:table-row>
        <table:table-row>
          <table:table-cell>
            <text:p>9</text:p>
          </table:table-cell>
          <table:table-cell>
            <text:p>barbarous</text:p>
          </table:table-cell>
          <table:table-cell>
            <text:p>['bɑ:bәrәs]
adj. 野蛮的, 残暴的, 粗野的, (声音)刺耳的, 沙哑的</text:p>
          </table:table-cell>
        </table:table-row>
        <table:table-row>
          <table:table-cell>
            <text:p>9</text:p>
          </table:table-cell>
          <table:table-cell>
            <text:p>barrel</text:p>
          </table:table-cell>
          <table:table-cell>
            <text:p>['bærәl]
n. 桶
vt. 装入桶内</text:p>
          </table:table-cell>
        </table:table-row>
        <table:table-row>
          <table:table-cell>
            <text:p>9</text:p>
          </table:table-cell>
          <table:table-cell>
            <text:p>baskets</text:p>
          </table:table-cell>
          <table:table-cell>
            <text:p>~= basket
[bɑ:skit]
n. 篮, 一篮</text:p>
          </table:table-cell>
        </table:table-row>
        <table:table-row>
          <table:table-cell>
            <text:p>9</text:p>
          </table:table-cell>
          <table:table-cell>
            <text:p>beckoned</text:p>
          </table:table-cell>
          <table:table-cell>
            <text:p>~= beckon
['bekәn]
v. 招手, 召唤</text:p>
          </table:table-cell>
        </table:table-row>
        <table:table-row>
          <table:table-cell>
            <text:p>9</text:p>
          </table:table-cell>
          <table:table-cell>
            <text:p>begged</text:p>
          </table:table-cell>
          <table:table-cell>
            <text:p>~~~= badger-legged
adj. 两腿长短不一的</text:p>
          </table:table-cell>
        </table:table-row>
        <table:table-row>
          <table:table-cell>
            <text:p>9</text:p>
          </table:table-cell>
          <table:table-cell>
            <text:p>belonged</text:p>
          </table:table-cell>
          <table:table-cell>
            <text:p>~= belong
[bi'lɔŋ]
vi. 属于, 住</text:p>
          </table:table-cell>
        </table:table-row>
        <table:table-row>
          <table:table-cell>
            <text:p>9</text:p>
          </table:table-cell>
          <table:table-cell>
            <text:p>blessing</text:p>
          </table:table-cell>
          <table:table-cell>
            <text:p>['blesiŋ]
n. 祝福</text:p>
          </table:table-cell>
        </table:table-row>
        <table:table-row>
          <table:table-cell>
            <text:p>9</text:p>
          </table:table-cell>
          <table:table-cell>
            <text:p>blowing</text:p>
          </table:table-cell>
          <table:table-cell>
            <text:p>['blәuiŋ]
吹风, 排泄, 鼓风</text:p>
          </table:table-cell>
        </table:table-row>
        <table:table-row>
          <table:table-cell>
            <text:p>9</text:p>
          </table:table-cell>
          <table:table-cell>
            <text:p>born</text:p>
          </table:table-cell>
          <table:table-cell>
            <text:p>[bɔ:n]
adj. 天生的, 原本, 天生就...的
vbl. 出生</text:p>
          </table:table-cell>
        </table:table-row>
        <table:table-row>
          <table:table-cell>
            <text:p>9</text:p>
          </table:table-cell>
          <table:table-cell>
            <text:p>breach</text:p>
          </table:table-cell>
          <table:table-cell>
            <text:p>[bri:tʃ]
n. 违背, 破坏, 破裂, 裂口
vt. 打破, 突破</text:p>
          </table:table-cell>
        </table:table-row>
        <table:table-row>
          <table:table-cell>
            <text:p>9</text:p>
          </table:table-cell>
          <table:table-cell>
            <text:p>breath</text:p>
          </table:table-cell>
          <table:table-cell>
            <text:p>[breθ]
n. 呼吸, 气息, 气味, 空气, 微风, 暂停, 瞬间</text:p>
          </table:table-cell>
        </table:table-row>
        <table:table-row>
          <table:table-cell>
            <text:p>9</text:p>
          </table:table-cell>
          <table:table-cell>
            <text:p>buried</text:p>
          </table:table-cell>
          <table:table-cell>
            <text:p>~= bury
['beri]
vt. 埋葬, 掩埋, 隐藏</text:p>
          </table:table-cell>
        </table:table-row>
        <table:table-row>
          <table:table-cell>
            <text:p>9</text:p>
          </table:table-cell>
          <table:table-cell>
            <text:p>calling</text:p>
          </table:table-cell>
          <table:table-cell>
            <text:p>['kɔ:liŋ]
n. 职业, 行业, 邀请, 点名, 召集</text:p>
          </table:table-cell>
        </table:table-row>
        <table:table-row>
          <table:table-cell>
            <text:p>9</text:p>
          </table:table-cell>
          <table:table-cell>
            <text:p>cannibals</text:p>
          </table:table-cell>
          <table:table-cell>
            <text:p>~= cannibal
['kænibәl]
n. 食人者, 吃同类的动物</text:p>
          </table:table-cell>
        </table:table-row>
        <table:table-row>
          <table:table-cell>
            <text:p>9</text:p>
          </table:table-cell>
          <table:table-cell>
            <text:p>carpenter</text:p>
          </table:table-cell>
          <table:table-cell>
            <text:p>['kɑ:pintә]
n. 木匠</text:p>
          </table:table-cell>
        </table:table-row>
        <table:table-row>
          <table:table-cell>
            <text:p>9</text:p>
          </table:table-cell>
          <table:table-cell>
            <text:p>comes</text:p>
          </table:table-cell>
          <table:table-cell>
            <text:p>['kɔmiz]
[天]伴星；[动]伴引血管</text:p>
          </table:table-cell>
        </table:table-row>
        <table:table-row>
          <table:table-cell>
            <text:p>9</text:p>
          </table:table-cell>
          <table:table-cell>
            <text:p>compass</text:p>
          </table:table-cell>
          <table:table-cell>
            <text:p>['kʌmpәs]
n. 罗盘, 指南针,圆规
v. 包围</text:p>
          </table:table-cell>
        </table:table-row>
        <table:table-row>
          <table:table-cell>
            <text:p>9</text:p>
          </table:table-cell>
          <table:table-cell>
            <text:p>composed</text:p>
          </table:table-cell>
          <table:table-cell>
            <text:p>[kәm'pәuzd]
adj. 镇静的, 沉着的</text:p>
          </table:table-cell>
        </table:table-row>
        <table:table-row>
          <table:table-cell>
            <text:p>9</text:p>
          </table:table-cell>
          <table:table-cell>
            <text:p>comrades</text:p>
          </table:table-cell>
          <table:table-cell>
            <text:p>~= comrade
['kɔmrid]
n. 朋友, 同志, 伙伴</text:p>
          </table:table-cell>
        </table:table-row>
        <table:table-row>
          <table:table-cell>
            <text:p>9</text:p>
          </table:table-cell>
          <table:table-cell>
            <text:p>consequently</text:p>
          </table:table-cell>
          <table:table-cell>
            <text:p>['kɔnsikwәntli]
adv. 从而, 因此</text:p>
          </table:table-cell>
        </table:table-row>
        <table:table-row>
          <table:table-cell>
            <text:p>9</text:p>
          </table:table-cell>
          <table:table-cell>
            <text:p>courage</text:p>
          </table:table-cell>
          <table:table-cell>
            <text:p>['kʌridʒ]
n. 勇气, 精神</text:p>
          </table:table-cell>
        </table:table-row>
        <table:table-row>
          <table:table-cell>
            <text:p>9</text:p>
          </table:table-cell>
          <table:table-cell>
            <text:p>desires</text:p>
          </table:table-cell>
          <table:table-cell>
            <text:p>~= desire
[di'zaiә]
vt. 想望, 期望, 希望, 请求(官方丈礼)
n. 愿望, 心愿, 要求
v. 要求</text:p>
          </table:table-cell>
        </table:table-row>
        <table:table-row>
          <table:table-cell>
            <text:p>9</text:p>
          </table:table-cell>
          <table:table-cell>
            <text:p>despair</text:p>
          </table:table-cell>
          <table:table-cell>
            <text:p>[dis'pєә]
n. 绝望, 失望, 令人失望的人(事物)
vi. 绝望</text:p>
          </table:table-cell>
        </table:table-row>
        <table:table-row>
          <table:table-cell>
            <text:p>9</text:p>
          </table:table-cell>
          <table:table-cell>
            <text:p>died</text:p>
          </table:table-cell>
          <table:table-cell>
            <text:p>v. 死亡,消逝
vbl. 死亡,消逝</text:p>
          </table:table-cell>
        </table:table-row>
        <table:table-row>
          <table:table-cell>
            <text:p>9</text:p>
          </table:table-cell>
          <table:table-cell>
            <text:p>discover</text:p>
          </table:table-cell>
          <table:table-cell>
            <text:p>[dis'kʌvә]
vt. 发现, 发觉
v. 发现</text:p>
          </table:table-cell>
        </table:table-row>
        <table:table-row>
          <table:table-cell>
            <text:p>9</text:p>
          </table:table-cell>
          <table:table-cell>
            <text:p>dismal</text:p>
          </table:table-cell>
          <table:table-cell>
            <text:p>['dizmәl]
adj. 阴沉的, 凄凉的, 暗的
vt. 使人消沉
n. 低落的情绪, 沼泽</text:p>
          </table:table-cell>
        </table:table-row>
        <table:table-row>
          <table:table-cell>
            <text:p>9</text:p>
          </table:table-cell>
          <table:table-cell>
            <text:p>divided</text:p>
          </table:table-cell>
          <table:table-cell>
            <text:p>[di'vaidid]
adj. 分开的</text:p>
          </table:table-cell>
        </table:table-row>
        <table:table-row>
          <table:table-cell>
            <text:p>9</text:p>
          </table:table-cell>
          <table:table-cell>
            <text:p>drank</text:p>
          </table:table-cell>
          <table:table-cell>
            <text:p>[dræŋk]
vbl. drink的过去式</text:p>
          </table:table-cell>
        </table:table-row>
        <table:table-row>
          <table:table-cell>
            <text:p>9</text:p>
          </table:table-cell>
          <table:table-cell>
            <text:p>dug</text:p>
          </table:table-cell>
          <table:table-cell>
            <text:p>[dʌg]
vbl. dig的过去式和过去分词</text:p>
          </table:table-cell>
        </table:table-row>
        <table:table-row>
          <table:table-cell>
            <text:p>9</text:p>
          </table:table-cell>
          <table:table-cell>
            <text:p>employment</text:p>
          </table:table-cell>
          <table:table-cell>
            <text:p>[im'plɔimәnt]
n. 雇用, 使用, 利用, 工作, 职业</text:p>
          </table:table-cell>
        </table:table-row>
        <table:table-row>
          <table:table-cell>
            <text:p>9</text:p>
          </table:table-cell>
          <table:table-cell>
            <text:p>encouraged</text:p>
          </table:table-cell>
          <table:table-cell>
            <text:p>被鼓励的</text:p>
          </table:table-cell>
        </table:table-row>
        <table:table-row>
          <table:table-cell>
            <text:p>9</text:p>
          </table:table-cell>
          <table:table-cell>
            <text:p>estate</text:p>
          </table:table-cell>
          <table:table-cell>
            <text:p>[i'steit]
n. 状态, 不动产, 时期, 阶层, 财产</text:p>
          </table:table-cell>
        </table:table-row>
        <table:table-row>
          <table:table-cell>
            <text:p>9</text:p>
          </table:table-cell>
          <table:table-cell>
            <text:p>etc</text:p>
          </table:table-cell>
          <table:table-cell>
            <text:p>adv. &lt;拉&gt;及其他, 等等</text:p>
          </table:table-cell>
        </table:table-row>
        <table:table-row>
          <table:table-cell>
            <text:p>9</text:p>
          </table:table-cell>
          <table:table-cell>
            <text:p>expecting</text:p>
          </table:table-cell>
          <table:table-cell>
            <text:p>~= expect
[iks'pekt]
vt. 期待, 预期, 盼望, 指望, &lt;口&gt;(料)想, 认为</text:p>
          </table:table-cell>
        </table:table-row>
        <table:table-row>
          <table:table-cell>
            <text:p>9</text:p>
          </table:table-cell>
          <table:table-cell>
            <text:p>fancied</text:p>
          </table:table-cell>
          <table:table-cell>
            <text:p>['fænsid]
adj. 空想的, 虚构的, 被特别爱好的</text:p>
          </table:table-cell>
        </table:table-row>
        <table:table-row>
          <table:table-cell>
            <text:p>9</text:p>
          </table:table-cell>
          <table:table-cell>
            <text:p>feast</text:p>
          </table:table-cell>
          <table:table-cell>
            <text:p>[fi:st]
n. 节日, 盛宴, 筵席, 宴会, 酒席
vt. 盛宴, 款待, 享乐, 请客
vi. 参加宴会, 享受</text:p>
          </table:table-cell>
        </table:table-row>
        <table:table-row>
          <table:table-cell>
            <text:p>9</text:p>
          </table:table-cell>
          <table:table-cell>
            <text:p>fifty</text:p>
          </table:table-cell>
          <table:table-cell>
            <text:p>['fifti]
adj. 五十</text:p>
          </table:table-cell>
        </table:table-row>
        <table:table-row>
          <table:table-cell>
            <text:p>9</text:p>
          </table:table-cell>
          <table:table-cell>
            <text:p>fled</text:p>
          </table:table-cell>
          <table:table-cell>
            <text:p>[fled]
vbl. flee的过去式及过去分词</text:p>
          </table:table-cell>
        </table:table-row>
        <table:table-row>
          <table:table-cell>
            <text:p>9</text:p>
          </table:table-cell>
          <table:table-cell>
            <text:p>follow</text:p>
          </table:table-cell>
          <table:table-cell>
            <text:p>['fɔlәu]
vt. 跟随, 追随, 沿...而行, 理解, 遵循, 从事, 追求, 注视
vi. 跟随, 接着
n. 跟随, 追随</text:p>
          </table:table-cell>
        </table:table-row>
        <table:table-row>
          <table:table-cell>
            <text:p>9</text:p>
          </table:table-cell>
          <table:table-cell>
            <text:p>forget</text:p>
          </table:table-cell>
          <table:table-cell>
            <text:p>[fә'get]
vt. 忘记, 忽略
vi. 忘记, 忘形, 忘乎所以</text:p>
          </table:table-cell>
        </table:table-row>
        <table:table-row>
          <table:table-cell>
            <text:p>9</text:p>
          </table:table-cell>
          <table:table-cell>
            <text:p>forty</text:p>
          </table:table-cell>
          <table:table-cell>
            <text:p>['fɔ:ti]
num. 四十, 40
n. 四十岁</text:p>
          </table:table-cell>
        </table:table-row>
        <table:table-row>
          <table:table-cell>
            <text:p>9</text:p>
          </table:table-cell>
          <table:table-cell>
            <text:p>furnish</text:p>
          </table:table-cell>
          <table:table-cell>
            <text:p>['fә:niʃ]
vt. 供应, 提供, 装备, 布置
v. 供给</text:p>
          </table:table-cell>
        </table:table-row>
        <table:table-row>
          <table:table-cell>
            <text:p>9</text:p>
          </table:table-cell>
          <table:table-cell>
            <text:p>furnished</text:p>
          </table:table-cell>
          <table:table-cell>
            <text:p>~= furnish
['fә:niʃ]
vt. 供应, 提供, 装备, 布置
v. 供给</text:p>
          </table:table-cell>
        </table:table-row>
        <table:table-row>
          <table:table-cell>
            <text:p>9</text:p>
          </table:table-cell>
          <table:table-cell>
            <text:p>general</text:p>
          </table:table-cell>
          <table:table-cell>
            <text:p>['dʒenәrәl]
n. 普通, 将军, 概要
adj. 一般的, 普通的, 综合的, 概括的, 全面的, 大体的 
n. 常规</text:p>
          </table:table-cell>
        </table:table-row>
        <table:table-row>
          <table:table-cell>
            <text:p>9</text:p>
          </table:table-cell>
          <table:table-cell>
            <text:p>grove</text:p>
          </table:table-cell>
          <table:table-cell>
            <text:p>[grәuv]
n. 小树林</text:p>
          </table:table-cell>
        </table:table-row>
        <table:table-row>
          <table:table-cell>
            <text:p>9</text:p>
          </table:table-cell>
          <table:table-cell>
            <text:p>growing</text:p>
          </table:table-cell>
          <table:table-cell>
            <text:p>['grәuiŋ]
adj. 成长的</text:p>
          </table:table-cell>
        </table:table-row>
        <table:table-row>
          <table:table-cell>
            <text:p>9</text:p>
          </table:table-cell>
          <table:table-cell>
            <text:p>handful</text:p>
          </table:table-cell>
          <table:table-cell>
            <text:p>['hændful]
n. 一把, 少数</text:p>
          </table:table-cell>
        </table:table-row>
        <table:table-row>
          <table:table-cell>
            <text:p>9</text:p>
          </table:table-cell>
          <table:table-cell>
            <text:p>harvest</text:p>
          </table:table-cell>
          <table:table-cell>
            <text:p>['hɑ:vist]
n. 收获, 收成, 结果, 成果
v. 收获, 收割</text:p>
          </table:table-cell>
        </table:table-row>
        <table:table-row>
          <table:table-cell>
            <text:p>9</text:p>
          </table:table-cell>
          <table:table-cell>
            <text:p>heap</text:p>
          </table:table-cell>
          <table:table-cell>
            <text:p>[hi:p]
n. 堆, 大量, 许多
vt. 堆, 堆起
v. 堆积</text:p>
          </table:table-cell>
        </table:table-row>
        <table:table-row>
          <table:table-cell>
            <text:p>9</text:p>
          </table:table-cell>
          <table:table-cell>
            <text:p>hoped</text:p>
          </table:table-cell>
          <table:table-cell>
            <text:p>~= hop
[hɔp]
v. 单脚跳, (鸟, 蛙等)跳跃
n. 蛇麻草</text:p>
          </table:table-cell>
        </table:table-row>
        <table:table-row>
          <table:table-cell>
            <text:p>9</text:p>
          </table:table-cell>
          <table:table-cell>
            <text:p>hunger</text:p>
          </table:table-cell>
          <table:table-cell>
            <text:p>['hʌŋgә]
n. 饥饿, 欲望, 渴望
v. 饥饿</text:p>
          </table:table-cell>
        </table:table-row>
        <table:table-row>
          <table:table-cell>
            <text:p>9</text:p>
          </table:table-cell>
          <table:table-cell>
            <text:p>hurried</text:p>
          </table:table-cell>
          <table:table-cell>
            <text:p>['hʌrid]
v. 催促
adj. 匆忙的</text:p>
          </table:table-cell>
        </table:table-row>
        <table:table-row>
          <table:table-cell>
            <text:p>9</text:p>
          </table:table-cell>
          <table:table-cell>
            <text:p>increase</text:p>
          </table:table-cell>
          <table:table-cell>
            <text:p>[in'kri:s]
n. 增加, 增大, 增长
vt. 增加, 加大
vi. 增加, 繁殖</text:p>
          </table:table-cell>
        </table:table-row>
        <table:table-row>
          <table:table-cell>
            <text:p>9</text:p>
          </table:table-cell>
          <table:table-cell>
            <text:p>increasing</text:p>
          </table:table-cell>
          <table:table-cell>
            <text:p>[in'kri:siŋ]
vbl. 渐增的,越来越多的</text:p>
          </table:table-cell>
        </table:table-row>
        <table:table-row>
          <table:table-cell>
            <text:p>9</text:p>
          </table:table-cell>
          <table:table-cell>
            <text:p>jesus</text:p>
          </table:table-cell>
          <table:table-cell>
            <text:p>~= Jesus
['dʒi:zәs]
n. 耶稣(基督教信奉的救世主)</text:p>
          </table:table-cell>
        </table:table-row>
        <table:table-row>
          <table:table-cell>
            <text:p>9</text:p>
          </table:table-cell>
          <table:table-cell>
            <text:p>lead</text:p>
          </table:table-cell>
          <table:table-cell>
            <text:p>[li:d]
vt. 领导, 引导, 致使
vi. 领导, (道路等)通向, 导致, 用水砣测深
n. 领导, 领先, 导线, 铅, (自船上测海水深度的)铅陲, 石墨, 铅笔芯</text:p>
          </table:table-cell>
        </table:table-row>
        <table:table-row>
          <table:table-cell>
            <text:p>9</text:p>
          </table:table-cell>
          <table:table-cell>
            <text:p>linen</text:p>
          </table:table-cell>
          <table:table-cell>
            <text:p>['linin]
n. 亚麻布, 亚麻制品, 亚麻纤维制成的优质纸
adj. 亚麻布制的, 亚麻的</text:p>
          </table:table-cell>
        </table:table-row>
        <table:table-row>
          <table:table-cell>
            <text:p>9</text:p>
          </table:table-cell>
          <table:table-cell>
            <text:p>ll</text:p>
          </table:table-cell>
          <table:table-cell>
            <text:p>pl of l 2.</text:p>
          </table:table-cell>
        </table:table-row>
        <table:table-row>
          <table:table-cell>
            <text:p>9</text:p>
          </table:table-cell>
          <table:table-cell>
            <text:p>lot</text:p>
          </table:table-cell>
          <table:table-cell>
            <text:p>[lɔt]
n. 签, 抽签, 一堆, 许多, 命运, 一块地, 份额
vt. 划分
vi. 抽签, 抓阄</text:p>
          </table:table-cell>
        </table:table-row>
        <table:table-row>
          <table:table-cell>
            <text:p>9</text:p>
          </table:table-cell>
          <table:table-cell>
            <text:p>loud</text:p>
          </table:table-cell>
          <table:table-cell>
            <text:p>[laud]
adj. 高声的, 不断的, 喧吵的
adv. 高声地, 大声地</text:p>
          </table:table-cell>
        </table:table-row>
        <table:table-row>
          <table:table-cell>
            <text:p>9</text:p>
          </table:table-cell>
          <table:table-cell>
            <text:p>merchant</text:p>
          </table:table-cell>
          <table:table-cell>
            <text:p>['mә:tʃәnt]
n. 商人, 批发商, 贸易商, 店主
adj. 商业的, 商人的</text:p>
          </table:table-cell>
        </table:table-row>
        <table:table-row>
          <table:table-cell>
            <text:p>9</text:p>
          </table:table-cell>
          <table:table-cell>
            <text:p>minutes</text:p>
          </table:table-cell>
          <table:table-cell>
            <text:p>n. 会议记录
【法】 备忘录, 会议记录, 审判记录</text:p>
          </table:table-cell>
        </table:table-row>
        <table:table-row>
          <table:table-cell>
            <text:p>9</text:p>
          </table:table-cell>
          <table:table-cell>
            <text:p>moors</text:p>
          </table:table-cell>
          <table:table-cell>
            <text:p>~= moor
[muә]
n. 沼地, 荒野
v. 停泊, 固定, 系住</text:p>
          </table:table-cell>
        </table:table-row>
        <table:table-row>
          <table:table-cell>
            <text:p>9</text:p>
          </table:table-cell>
          <table:table-cell>
            <text:p>motion</text:p>
          </table:table-cell>
          <table:table-cell>
            <text:p>['mәuʃәn]
n. 运动, 动作
v. 运动</text:p>
          </table:table-cell>
        </table:table-row>
        <table:table-row>
          <table:table-cell>
            <text:p>9</text:p>
          </table:table-cell>
          <table:table-cell>
            <text:p>nobody</text:p>
          </table:table-cell>
          <table:table-cell>
            <text:p>['nәubәdi]
pron. 谁也不, 无人, 任何人, 没有任何人</text:p>
          </table:table-cell>
        </table:table-row>
        <table:table-row>
          <table:table-cell>
            <text:p>9</text:p>
          </table:table-cell>
          <table:table-cell>
            <text:p>parrot</text:p>
          </table:table-cell>
          <table:table-cell>
            <text:p>['pærәt]
n. 鹦鹉, 学舌者, 机械模仿别人的人
vt. 学舌</text:p>
          </table:table-cell>
        </table:table-row>
        <table:table-row>
          <table:table-cell>
            <text:p>9</text:p>
          </table:table-cell>
          <table:table-cell>
            <text:p>partly</text:p>
          </table:table-cell>
          <table:table-cell>
            <text:p>['pɑ:tli]
adv. 部分, 几分</text:p>
          </table:table-cell>
        </table:table-row>
        <table:table-row>
          <table:table-cell>
            <text:p>9</text:p>
          </table:table-cell>
          <table:table-cell>
            <text:p>passage</text:p>
          </table:table-cell>
          <table:table-cell>
            <text:p>['pæsidʒ]
n. 通过, 经过, 通道, 通路, (一)段, (一)节</text:p>
          </table:table-cell>
        </table:table-row>
        <table:table-row>
          <table:table-cell>
            <text:p>9</text:p>
          </table:table-cell>
          <table:table-cell>
            <text:p>perish</text:p>
          </table:table-cell>
          <table:table-cell>
            <text:p>['periʃ]
vi. 毁灭, 死亡, 腐烂, 枯萎
vt. 毁坏, 使麻木</text:p>
          </table:table-cell>
        </table:table-row>
        <table:table-row>
          <table:table-cell>
            <text:p>9</text:p>
          </table:table-cell>
          <table:table-cell>
            <text:p>person</text:p>
          </table:table-cell>
          <table:table-cell>
            <text:p>['pә:sn]
n. 人, 身体, 容貌, [语法]人称</text:p>
          </table:table-cell>
        </table:table-row>
        <table:table-row>
          <table:table-cell>
            <text:p>9</text:p>
          </table:table-cell>
          <table:table-cell>
            <text:p>placed</text:p>
          </table:table-cell>
          <table:table-cell>
            <text:p>['pleist]
v. 放置
vbl. 放置</text:p>
          </table:table-cell>
        </table:table-row>
        <table:table-row>
          <table:table-cell>
            <text:p>9</text:p>
          </table:table-cell>
          <table:table-cell>
            <text:p>possibility</text:p>
          </table:table-cell>
          <table:table-cell>
            <text:p>[ˏpɔsi'biliti]
n. 可能性, 可能发生的事物</text:p>
          </table:table-cell>
        </table:table-row>
        <table:table-row>
          <table:table-cell>
            <text:p>9</text:p>
          </table:table-cell>
          <table:table-cell>
            <text:p>post</text:p>
          </table:table-cell>
          <table:table-cell>
            <text:p>[pәust]
n. 柱, 邮件, 岗位, 职位, 邮政
vt. 张贴, 揭示, 邮递, 布置
vi. 快速旅行
adv. 加速地
abbr. [军] Passive Optical Seeker Technique, 被动光学自导的导弹技术</text:p>
          </table:table-cell>
        </table:table-row>
        <table:table-row>
          <table:table-cell>
            <text:p>9</text:p>
          </table:table-cell>
          <table:table-cell>
            <text:p>preparing</text:p>
          </table:table-cell>
          <table:table-cell>
            <text:p>[pri'pєәriŋ]
准备的, 预备的</text:p>
          </table:table-cell>
        </table:table-row>
        <table:table-row>
          <table:table-cell>
            <text:p>9</text:p>
          </table:table-cell>
          <table:table-cell>
            <text:p>prevent</text:p>
          </table:table-cell>
          <table:table-cell>
            <text:p>[pri'vent]
v. 防止, 预防</text:p>
          </table:table-cell>
        </table:table-row>
        <table:table-row>
          <table:table-cell>
            <text:p>9</text:p>
          </table:table-cell>
          <table:table-cell>
            <text:p>prey</text:p>
          </table:table-cell>
          <table:table-cell>
            <text:p>[prei]
n. 被掠食者, 牺牲者, 掠食
vi. 捕食, 掠夺, 折磨</text:p>
          </table:table-cell>
        </table:table-row>
        <table:table-row>
          <table:table-cell>
            <text:p>9</text:p>
          </table:table-cell>
          <table:table-cell>
            <text:p>pursued</text:p>
          </table:table-cell>
          <table:table-cell>
            <text:p>~= pursue
[pә'sju:]
vt. 追赶, 追踪, 追击, 继续, 从事</text:p>
          </table:table-cell>
        </table:table-row>
        <table:table-row>
          <table:table-cell>
            <text:p>9</text:p>
          </table:table-cell>
          <table:table-cell>
            <text:p>quiet</text:p>
          </table:table-cell>
          <table:table-cell>
            <text:p>['kwaiәt]
adj. 静止的, 宁静的, 从容的
n. 安静, 闲适
vi. 平静下来
vt. 使平静, 使安心, 减轻(疑虑、恐惧等)</text:p>
          </table:table-cell>
        </table:table-row>
        <table:table-row>
          <table:table-cell>
            <text:p>9</text:p>
          </table:table-cell>
          <table:table-cell>
            <text:p>required</text:p>
          </table:table-cell>
          <table:table-cell>
            <text:p>[ri'kwaiәd]
adj. 必需的</text:p>
          </table:table-cell>
        </table:table-row>
        <table:table-row>
          <table:table-cell>
            <text:p>9</text:p>
          </table:table-cell>
          <table:table-cell>
            <text:p>resist</text:p>
          </table:table-cell>
          <table:table-cell>
            <text:p>[ri'zist]
vt. 抵抗, 反抗, 抗, 忍得住</text:p>
          </table:table-cell>
        </table:table-row>
        <table:table-row>
          <table:table-cell>
            <text:p>9</text:p>
          </table:table-cell>
          <table:table-cell>
            <text:p>rich</text:p>
          </table:table-cell>
          <table:table-cell>
            <text:p>[ritʃ]
adj. 富的, 有钱的, 富有的, 富饶的, 肥沃的, 充足的, 丰富的</text:p>
          </table:table-cell>
        </table:table-row>
        <table:table-row>
          <table:table-cell>
            <text:p>9</text:p>
          </table:table-cell>
          <table:table-cell>
            <text:p>road</text:p>
          </table:table-cell>
          <table:table-cell>
            <text:p>[rәud]
n. 路, 道路, 公路, 大道</text:p>
          </table:table-cell>
        </table:table-row>
        <table:table-row>
          <table:table-cell>
            <text:p>9</text:p>
          </table:table-cell>
          <table:table-cell>
            <text:p>row</text:p>
          </table:table-cell>
          <table:table-cell>
            <text:p>[rau]
n. 排, 行
v. 划(船)</text:p>
          </table:table-cell>
        </table:table-row>
        <table:table-row>
          <table:table-cell>
            <text:p>9</text:p>
          </table:table-cell>
          <table:table-cell>
            <text:p>ruin</text:p>
          </table:table-cell>
          <table:table-cell>
            <text:p>[ruin; 'ru:in]
v. (使)破产, (使)堕落, 毁灭
n. 毁灭, 崩溃, 废墟, 遗迹</text:p>
          </table:table-cell>
        </table:table-row>
        <table:table-row>
          <table:table-cell>
            <text:p>9</text:p>
          </table:table-cell>
          <table:table-cell>
            <text:p>sad</text:p>
          </table:table-cell>
          <table:table-cell>
            <text:p>[sæd]
adj. 忧愁的, 悲哀的</text:p>
          </table:table-cell>
        </table:table-row>
        <table:table-row>
          <table:table-cell>
            <text:p>9</text:p>
          </table:table-cell>
          <table:table-cell>
            <text:p>satisfaction</text:p>
          </table:table-cell>
          <table:table-cell>
            <text:p>[ˏsætis'fækʃәn]
n. 满意, 满足, 令人满意的事物</text:p>
          </table:table-cell>
        </table:table-row>
        <table:table-row>
          <table:table-cell>
            <text:p>9</text:p>
          </table:table-cell>
          <table:table-cell>
            <text:p>saving</text:p>
          </table:table-cell>
          <table:table-cell>
            <text:p>['seiviŋ]
n. 存款, 挽救, 救助, 节约
adj. 搭救的, 挽救的, 节约的, 节俭的, 保留的, 补偿的
prep. 除...之外, 考虑到</text:p>
          </table:table-cell>
        </table:table-row>
        <table:table-row>
          <table:table-cell>
            <text:p>9</text:p>
          </table:table-cell>
          <table:table-cell>
            <text:p>serious</text:p>
          </table:table-cell>
          <table:table-cell>
            <text:p>['siәriәs]
adj. 严肃的, 认真的, 严重的</text:p>
          </table:table-cell>
        </table:table-row>
        <table:table-row>
          <table:table-cell>
            <text:p>9</text:p>
          </table:table-cell>
          <table:table-cell>
            <text:p>serve</text:p>
          </table:table-cell>
          <table:table-cell>
            <text:p>[sә:v]
v. 当仆人, 服务, 服役, 供职, 招待, 侍候, 供应, 适合
n. 发球</text:p>
          </table:table-cell>
        </table:table-row>
        <table:table-row>
          <table:table-cell>
            <text:p>9</text:p>
          </table:table-cell>
          <table:table-cell>
            <text:p>shelter</text:p>
          </table:table-cell>
          <table:table-cell>
            <text:p>['ʃeltә]
n. 掩蔽处, 身避处, 掩蔽, 保护, 庇护所, 掩体
v. 掩蔽, 躲避</text:p>
          </table:table-cell>
        </table:table-row>
        <table:table-row>
          <table:table-cell>
            <text:p>9</text:p>
          </table:table-cell>
          <table:table-cell>
            <text:p>sick</text:p>
          </table:table-cell>
          <table:table-cell>
            <text:p>[sik]
n. 病人
adj. 不舒服, 有病的, 恶心的, 厌恶的, 渴望的, 病态的
vt. 呕吐, 追击, 使狗去咬</text:p>
          </table:table-cell>
        </table:table-row>
        <table:table-row>
          <table:table-cell>
            <text:p>9</text:p>
          </table:table-cell>
          <table:table-cell>
            <text:p>signal</text:p>
          </table:table-cell>
          <table:table-cell>
            <text:p>['signl]
n. 信号
adj. 信号的
v. 发信号, 用信号通知</text:p>
          </table:table-cell>
        </table:table-row>
        <table:table-row>
          <table:table-cell>
            <text:p>9</text:p>
          </table:table-cell>
          <table:table-cell>
            <text:p>sitting</text:p>
          </table:table-cell>
          <table:table-cell>
            <text:p>['sitiŋ]
n. 入席, 就座, 开会, 孵卵
adj. 坐着的, 就座的, 在任期中的, 孵卵中的, 易击中的</text:p>
          </table:table-cell>
        </table:table-row>
        <table:table-row>
          <table:table-cell>
            <text:p>9</text:p>
          </table:table-cell>
          <table:table-cell>
            <text:p>smoke</text:p>
          </table:table-cell>
          <table:table-cell>
            <text:p>[smәuk]
n. 烟, 烟尘, 烟幕
v. 抽烟, 吸烟
vi. 冒烟</text:p>
          </table:table-cell>
        </table:table-row>
        <table:table-row>
          <table:table-cell>
            <text:p>9</text:p>
          </table:table-cell>
          <table:table-cell>
            <text:p>spirit</text:p>
          </table:table-cell>
          <table:table-cell>
            <text:p>['spirit]
n. 精神, 灵魂, 幽灵, 妖精, 勇气, 火力, 热情, 情绪
vt. 诱拐, 鼓励, 鼓舞</text:p>
          </table:table-cell>
        </table:table-row>
        <table:table-row>
          <table:table-cell>
            <text:p>9</text:p>
          </table:table-cell>
          <table:table-cell>
            <text:p>started</text:p>
          </table:table-cell>
          <table:table-cell>
            <text:p>~= start
[stɑ:t]
n. 动身, 出发点, 开始, 惊起, 惊跳, 赛跑的先跑权, 优先地位
v. 出发, 起程, 开始, 着手, 惊动, 惊起, 起动, 发动</text:p>
          </table:table-cell>
        </table:table-row>
        <table:table-row>
          <table:table-cell>
            <text:p>9</text:p>
          </table:table-cell>
          <table:table-cell>
            <text:p>stick</text:p>
          </table:table-cell>
          <table:table-cell>
            <text:p>[stik]
n. 棍, 棒, 手杖
v. 粘住, 粘贴
vt. 刺, 戳</text:p>
          </table:table-cell>
        </table:table-row>
        <table:table-row>
          <table:table-cell>
            <text:p>9</text:p>
          </table:table-cell>
          <table:table-cell>
            <text:p>subject</text:p>
          </table:table-cell>
          <table:table-cell>
            <text:p>['sʌbdʒikt]
n. 题目, 主题, 科目, 学科, 国民, [语法]主语
adj. 受他国统治的, 未独立的, 受制于...的, 受...影响的, 以...为条件的
vt. 使屈从于...,使隶属</text:p>
          </table:table-cell>
        </table:table-row>
        <table:table-row>
          <table:table-cell>
            <text:p>9</text:p>
          </table:table-cell>
          <table:table-cell>
            <text:p>surprising</text:p>
          </table:table-cell>
          <table:table-cell>
            <text:p>[sә'praiziŋ]
adj. 令人惊讶的</text:p>
          </table:table-cell>
        </table:table-row>
        <table:table-row>
          <table:table-cell>
            <text:p>9</text:p>
          </table:table-cell>
          <table:table-cell>
            <text:p>terrified</text:p>
          </table:table-cell>
          <table:table-cell>
            <text:p>['terifaid]
adj. 恐惧的, 受惊吓的</text:p>
          </table:table-cell>
        </table:table-row>
        <table:table-row>
          <table:table-cell>
            <text:p>9</text:p>
          </table:table-cell>
          <table:table-cell>
            <text:p>thereabouts</text:p>
          </table:table-cell>
          <table:table-cell>
            <text:p>['ðєәrәbauts]
adv. 在那附近, 大约</text:p>
          </table:table-cell>
        </table:table-row>
        <table:table-row>
          <table:table-cell>
            <text:p>9</text:p>
          </table:table-cell>
          <table:table-cell>
            <text:p>thinking</text:p>
          </table:table-cell>
          <table:table-cell>
            <text:p>['θiŋkiŋ]
n. 思想</text:p>
          </table:table-cell>
        </table:table-row>
        <table:table-row>
          <table:table-cell>
            <text:p>9</text:p>
          </table:table-cell>
          <table:table-cell>
            <text:p>thirty</text:p>
          </table:table-cell>
          <table:table-cell>
            <text:p>['θә:ti]
num. 三十</text:p>
          </table:table-cell>
        </table:table-row>
        <table:table-row>
          <table:table-cell>
            <text:p>9</text:p>
          </table:table-cell>
          <table:table-cell>
            <text:p>threw</text:p>
          </table:table-cell>
          <table:table-cell>
            <text:p>[θru:]
vbl. throw的过去式</text:p>
          </table:table-cell>
        </table:table-row>
        <table:table-row>
          <table:table-cell>
            <text:p>9</text:p>
          </table:table-cell>
          <table:table-cell>
            <text:p>throw</text:p>
          </table:table-cell>
          <table:table-cell>
            <text:p>[θrәu]
n. 投, 掷
v. 扔, 抛, (指马)把骑者摔在地上, 使苦恼, 惊忧, 投掷</text:p>
          </table:table-cell>
        </table:table-row>
        <table:table-row>
          <table:table-cell>
            <text:p>9</text:p>
          </table:table-cell>
          <table:table-cell>
            <text:p>travelled</text:p>
          </table:table-cell>
          <table:table-cell>
            <text:p>v. 旅行
vbl. 旅行</text:p>
          </table:table-cell>
        </table:table-row>
        <table:table-row>
          <table:table-cell>
            <text:p>9</text:p>
          </table:table-cell>
          <table:table-cell>
            <text:p>volley</text:p>
          </table:table-cell>
          <table:table-cell>
            <text:p>['vɔli]
n. (箭, 子弹, 枪, 炮等)群射, 齐发, (质问, 咒骂等的)迸发, 网球
vt. 群射, 齐发, 截击
vi. 进行群射, 齐鸣</text:p>
          </table:table-cell>
        </table:table-row>
        <table:table-row>
          <table:table-cell>
            <text:p>9</text:p>
          </table:table-cell>
          <table:table-cell>
            <text:p>watch</text:p>
          </table:table-cell>
          <table:table-cell>
            <text:p>[wɔtʃ]
n. 注视, 注意, 手表, 看守, 守护, 监视, 值班人
vt. 看, 注视, 照顾, 监视, 警戒, 守护, 看守
vi. 观看, 注视, 守侯
adj. 手表的, 挂表的</text:p>
          </table:table-cell>
        </table:table-row>
        <table:table-row>
          <table:table-cell>
            <text:p>9</text:p>
          </table:table-cell>
          <table:table-cell>
            <text:p>weary</text:p>
          </table:table-cell>
          <table:table-cell>
            <text:p>['wiәri]
adj. 疲倦的, 厌倦的, 令人厌烦的, 疲劳
v. 疲倦, 厌倦, 厌烦</text:p>
          </table:table-cell>
        </table:table-row>
        <table:table-row>
          <table:table-cell>
            <text:p>9</text:p>
          </table:table-cell>
          <table:table-cell>
            <text:p>winds</text:p>
          </table:table-cell>
          <table:table-cell>
            <text:p>~= wind
[waind]
n. 风
v. 绕, 缠, 上发条, 旋紧</text:p>
          </table:table-cell>
        </table:table-row>
        <table:table-row>
          <table:table-cell>
            <text:p>9</text:p>
          </table:table-cell>
          <table:table-cell>
            <text:p>wish</text:p>
          </table:table-cell>
          <table:table-cell>
            <text:p>[wiʃ]
n. 愿望, 心愿, 请求, 所愿望的事物, 祝愿
v. 希望, 想要, 但愿, 祝贺</text:p>
          </table:table-cell>
        </table:table-row>
        <table:table-row>
          <table:table-cell>
            <text:p>9</text:p>
          </table:table-cell>
          <table:table-cell>
            <text:p>wooden</text:p>
          </table:table-cell>
          <table:table-cell>
            <text:p>['wudn]
adj. 木制的</text:p>
          </table:table-cell>
        </table:table-row>
        <table:table-row>
          <table:table-cell>
            <text:p>8</text:p>
          </table:table-cell>
          <table:table-cell>
            <text:p>adventures</text:p>
          </table:table-cell>
          <table:table-cell>
            <text:p>~= adventure
[әd'ventʃә]
n. 冒险, 冒险的经历
v. 冒险</text:p>
          </table:table-cell>
        </table:table-row>
        <table:table-row>
          <table:table-cell>
            <text:p>8</text:p>
          </table:table-cell>
          <table:table-cell>
            <text:p>affairs</text:p>
          </table:table-cell>
          <table:table-cell>
            <text:p>~= affair
[ә'fєә]
n. 事务, 事件, 私事, 恋爱事件, (尤指关系不长久的)风流韵事</text:p>
          </table:table-cell>
        </table:table-row>
        <table:table-row>
          <table:table-cell>
            <text:p>8</text:p>
          </table:table-cell>
          <table:table-cell>
            <text:p>angry</text:p>
          </table:table-cell>
          <table:table-cell>
            <text:p>['æŋgri]
adj. 生气的, 愤怒的, 狂暴的(风雨等)</text:p>
          </table:table-cell>
        </table:table-row>
        <table:table-row>
          <table:table-cell>
            <text:p>8</text:p>
          </table:table-cell>
          <table:table-cell>
            <text:p>anywhere</text:p>
          </table:table-cell>
          <table:table-cell>
            <text:p>['eniwєә]
adv. 无论何处</text:p>
          </table:table-cell>
        </table:table-row>
        <table:table-row>
          <table:table-cell>
            <text:p>8</text:p>
          </table:table-cell>
          <table:table-cell>
            <text:p>arm</text:p>
          </table:table-cell>
          <table:table-cell>
            <text:p>[ɑ:m]
n. 臂, 臂状物, 衣袖, 海湾, 武器
vt. 供给, 提供, 武装, 装备
vi. 武装起来</text:p>
          </table:table-cell>
        </table:table-row>
        <table:table-row>
          <table:table-cell>
            <text:p>8</text:p>
          </table:table-cell>
          <table:table-cell>
            <text:p>armed</text:p>
          </table:table-cell>
          <table:table-cell>
            <text:p>[ɑ:md]
adj. 有扶手的, 武装的, (动物)有防卫器官的</text:p>
          </table:table-cell>
        </table:table-row>
        <table:table-row>
          <table:table-cell>
            <text:p>8</text:p>
          </table:table-cell>
          <table:table-cell>
            <text:p>arrived</text:p>
          </table:table-cell>
          <table:table-cell>
            <text:p>~= arrive
[ә'raiv]
vi. 到达, 抵达</text:p>
          </table:table-cell>
        </table:table-row>
        <table:table-row>
          <table:table-cell>
            <text:p>8</text:p>
          </table:table-cell>
          <table:table-cell>
            <text:p>art</text:p>
          </table:table-cell>
          <table:table-cell>
            <text:p>[ɑ:t]
n. 艺术, 艺术品, 技术, 巧妙, 美术</text:p>
          </table:table-cell>
        </table:table-row>
        <table:table-row>
          <table:table-cell>
            <text:p>8</text:p>
          </table:table-cell>
          <table:table-cell>
            <text:p>ashore</text:p>
          </table:table-cell>
          <table:table-cell>
            <text:p>[ә'ʃɔ:]
adv. 向岸地, 在岸上地</text:p>
          </table:table-cell>
        </table:table-row>
        <table:table-row>
          <table:table-cell>
            <text:p>8</text:p>
          </table:table-cell>
          <table:table-cell>
            <text:p>aside</text:p>
          </table:table-cell>
          <table:table-cell>
            <text:p>[ә'said]
adv. 在旁边, 到旁边</text:p>
          </table:table-cell>
        </table:table-row>
        <table:table-row>
          <table:table-cell>
            <text:p>8</text:p>
          </table:table-cell>
          <table:table-cell>
            <text:p>august</text:p>
          </table:table-cell>
          <table:table-cell>
            <text:p>[ɔ:'gʌst]
adj. 令人敬畏的, 威严的
n. 八月(略作Aug)</text:p>
          </table:table-cell>
        </table:table-row>
        <table:table-row>
          <table:table-cell>
            <text:p>8</text:p>
          </table:table-cell>
          <table:table-cell>
            <text:p>battle</text:p>
          </table:table-cell>
          <table:table-cell>
            <text:p>['bætl]
n. 战役(指大规模会战), 战争
vi. 作战, 战斗, 搏斗, 斗争</text:p>
          </table:table-cell>
        </table:table-row>
        <table:table-row>
          <table:table-cell>
            <text:p>8</text:p>
          </table:table-cell>
          <table:table-cell>
            <text:p>beast</text:p>
          </table:table-cell>
          <table:table-cell>
            <text:p>[bi:st]
n. 兽, 畜牲, 人面兽心的人</text:p>
          </table:table-cell>
        </table:table-row>
        <table:table-row>
          <table:table-cell>
            <text:p>8</text:p>
          </table:table-cell>
          <table:table-cell>
            <text:p>belt</text:p>
          </table:table-cell>
          <table:table-cell>
            <text:p>[belt]
n. 带子, 地带</text:p>
          </table:table-cell>
        </table:table-row>
        <table:table-row>
          <table:table-cell>
            <text:p>8</text:p>
          </table:table-cell>
          <table:table-cell>
            <text:p>bit</text:p>
          </table:table-cell>
          <table:table-cell>
            <text:p>*[bit]
n. 少量, 马嚼子, 辅币
vt. 给马上嚼子, 控制
bite的过去式和过去分词
【计】 比特, 二进制数位, 机内测试
【化】 刀片; 刀头; 比特; 位; 二进制位
【医】 钻头
【经】 位, 存储信息容量单位, 钻
相关词组:
  to give sb a bit of one's mind
  quite a bit
  every bit as
  bit by bit
  a bit of...
  a bit of a...
  to do one's bit
  every bit</text:p>
          </table:table-cell>
        </table:table-row>
        <table:table-row>
          <table:table-cell>
            <text:p>8</text:p>
          </table:table-cell>
          <table:table-cell>
            <text:p>bloody</text:p>
          </table:table-cell>
          <table:table-cell>
            <text:p>['blʌdi]
adj. 血腥的, 嗜杀的, 有血的, &lt;英鄙&gt;该死的, 非常的</text:p>
          </table:table-cell>
        </table:table-row>
        <table:table-row>
          <table:table-cell>
            <text:p>8</text:p>
          </table:table-cell>
          <table:table-cell>
            <text:p>bodies</text:p>
          </table:table-cell>
          <table:table-cell>
            <text:p>~= body
['bɔdi]
n. 身体, 肉体, 人, 尸体, 主要部分, 团体, 大量
vt. 赋以形体</text:p>
          </table:table-cell>
        </table:table-row>
        <table:table-row>
          <table:table-cell>
            <text:p>8</text:p>
          </table:table-cell>
          <table:table-cell>
            <text:p>broth</text:p>
          </table:table-cell>
          <table:table-cell>
            <text:p>[brɔ(:)θ]
n. 肉汤</text:p>
          </table:table-cell>
        </table:table-row>
        <table:table-row>
          <table:table-cell>
            <text:p>8</text:p>
          </table:table-cell>
          <table:table-cell>
            <text:p>burn</text:p>
          </table:table-cell>
          <table:table-cell>
            <text:p>[bә:n]
v. 烧, 烧焦, 点(灯), 使感觉烧热
n. 烧伤, 灼伤</text:p>
          </table:table-cell>
        </table:table-row>
        <table:table-row>
          <table:table-cell>
            <text:p>8</text:p>
          </table:table-cell>
          <table:table-cell>
            <text:p>bushels</text:p>
          </table:table-cell>
          <table:table-cell>
            <text:p>~= bushel
['buʃl]
n. 蒲式耳(容量等于八加仑)
v. 修补</text:p>
          </table:table-cell>
        </table:table-row>
        <table:table-row>
          <table:table-cell>
            <text:p>8</text:p>
          </table:table-cell>
          <table:table-cell>
            <text:p>cap</text:p>
          </table:table-cell>
          <table:table-cell>
            <text:p>[kæp]
n. 帽子, 军帽, (瓶)帽, (笔)帽
vt. 戴帽子, 盖在...顶上</text:p>
          </table:table-cell>
        </table:table-row>
        <table:table-row>
          <table:table-cell>
            <text:p>8</text:p>
          </table:table-cell>
          <table:table-cell>
            <text:p>catch</text:p>
          </table:table-cell>
          <table:table-cell>
            <text:p>[kætʃ]
n. 捕捉, 捕获物, (窗)钩
v. 捕获, 赶上(车船等), 发觉, 感染（疾病）
vi. 抓住，燃着</text:p>
          </table:table-cell>
        </table:table-row>
        <table:table-row>
          <table:table-cell>
            <text:p>8</text:p>
          </table:table-cell>
          <table:table-cell>
            <text:p>christ</text:p>
          </table:table-cell>
          <table:table-cell>
            <text:p>~= Christ
[kraist]
n. [基督教]救世主(特指耶稣基督)</text:p>
          </table:table-cell>
        </table:table-row>
        <table:table-row>
          <table:table-cell>
            <text:p>8</text:p>
          </table:table-cell>
          <table:table-cell>
            <text:p>climate</text:p>
          </table:table-cell>
          <table:table-cell>
            <text:p>['klaimit]
n. 气候, 风土, 思潮</text:p>
          </table:table-cell>
        </table:table-row>
        <table:table-row>
          <table:table-cell>
            <text:p>8</text:p>
          </table:table-cell>
          <table:table-cell>
            <text:p>complete</text:p>
          </table:table-cell>
          <table:table-cell>
            <text:p>[kәm'pli:t]
adj. 全部的, 完全的, 完成的
vt. 完成, 使完善</text:p>
          </table:table-cell>
        </table:table-row>
        <table:table-row>
          <table:table-cell>
            <text:p>8</text:p>
          </table:table-cell>
          <table:table-cell>
            <text:p>consequence</text:p>
          </table:table-cell>
          <table:table-cell>
            <text:p>['kɔnsikwәns]
n. 结果, [逻]推理, 推论, 因果关系, 重要的地位</text:p>
          </table:table-cell>
        </table:table-row>
        <table:table-row>
          <table:table-cell>
            <text:p>8</text:p>
          </table:table-cell>
          <table:table-cell>
            <text:p>consideration</text:p>
          </table:table-cell>
          <table:table-cell>
            <text:p>[kәnsidә'reiʃәn]
n. 体谅, 考虑, 需要考虑的事项, 报酬</text:p>
          </table:table-cell>
        </table:table-row>
        <table:table-row>
          <table:table-cell>
            <text:p>8</text:p>
          </table:table-cell>
          <table:table-cell>
            <text:p>contented</text:p>
          </table:table-cell>
          <table:table-cell>
            <text:p>[kәn'tentid]
adj. 满足的, 心安的</text:p>
          </table:table-cell>
        </table:table-row>
        <table:table-row>
          <table:table-cell>
            <text:p>8</text:p>
          </table:table-cell>
          <table:table-cell>
            <text:p>continually</text:p>
          </table:table-cell>
          <table:table-cell>
            <text:p>[kәn'tinjuәli]
adv. 不断地, 频繁地</text:p>
          </table:table-cell>
        </table:table-row>
        <table:table-row>
          <table:table-cell>
            <text:p>8</text:p>
          </table:table-cell>
          <table:table-cell>
            <text:p>countrymen</text:p>
          </table:table-cell>
          <table:table-cell>
            <text:p>n. 同胞,同国人,同乡,乡下人,农民</text:p>
          </table:table-cell>
        </table:table-row>
        <table:table-row>
          <table:table-cell>
            <text:p>8</text:p>
          </table:table-cell>
          <table:table-cell>
            <text:p>crew</text:p>
          </table:table-cell>
          <table:table-cell>
            <text:p>[kru:]
n. 全体人员, (工作)队
vbl. crow的过去式</text:p>
          </table:table-cell>
        </table:table-row>
        <table:table-row>
          <table:table-cell>
            <text:p>8</text:p>
          </table:table-cell>
          <table:table-cell>
            <text:p>currents</text:p>
          </table:table-cell>
          <table:table-cell>
            <text:p>~= current
['kʌrәnt]
adj. 当前的, 通用的, 流通的, 现在的, 草写的, 最近的
n. 涌流, 趋势, 电流, 水流, 气流</text:p>
          </table:table-cell>
        </table:table-row>
        <table:table-row>
          <table:table-cell>
            <text:p>8</text:p>
          </table:table-cell>
          <table:table-cell>
            <text:p>dangers</text:p>
          </table:table-cell>
          <table:table-cell>
            <text:p>~= danger
['deindʒә]
n. 危险, 危险物, 威胁</text:p>
          </table:table-cell>
        </table:table-row>
        <table:table-row>
          <table:table-cell>
            <text:p>8</text:p>
          </table:table-cell>
          <table:table-cell>
            <text:p>desperate</text:p>
          </table:table-cell>
          <table:table-cell>
            <text:p>['despәrit]
adj. 不顾一切的, 拚死的, 令人绝望的</text:p>
          </table:table-cell>
        </table:table-row>
        <table:table-row>
          <table:table-cell>
            <text:p>8</text:p>
          </table:table-cell>
          <table:table-cell>
            <text:p>destroy</text:p>
          </table:table-cell>
          <table:table-cell>
            <text:p>[dis'trɔi]
vt. 破坏, 毁坏, 消灭
v. 消灭, 摧毁</text:p>
          </table:table-cell>
        </table:table-row>
        <table:table-row>
          <table:table-cell>
            <text:p>8</text:p>
          </table:table-cell>
          <table:table-cell>
            <text:p>different</text:p>
          </table:table-cell>
          <table:table-cell>
            <text:p>['difrәnt]
adj. 不同的</text:p>
          </table:table-cell>
        </table:table-row>
        <table:table-row>
          <table:table-cell>
            <text:p>8</text:p>
          </table:table-cell>
          <table:table-cell>
            <text:p>dram</text:p>
          </table:table-cell>
          <table:table-cell>
            <text:p>[dræm]
n. 打兰, 一杯, 微量
abbr. [计] (大写)动态随机存取存储器</text:p>
          </table:table-cell>
        </table:table-row>
        <table:table-row>
          <table:table-cell>
            <text:p>8</text:p>
          </table:table-cell>
          <table:table-cell>
            <text:p>ears</text:p>
          </table:table-cell>
          <table:table-cell>
            <text:p>~= ear
[iә]
n. 耳朵, 倾听, 听觉, 听力, 穗
vi. 抽穗</text:p>
          </table:table-cell>
        </table:table-row>
        <table:table-row>
          <table:table-cell>
            <text:p>8</text:p>
          </table:table-cell>
          <table:table-cell>
            <text:p>earthquake</text:p>
          </table:table-cell>
          <table:table-cell>
            <text:p>['ә:θkweik]
n. 地震, [喻]在震荡, 在变动</text:p>
          </table:table-cell>
        </table:table-row>
        <table:table-row>
          <table:table-cell>
            <text:p>8</text:p>
          </table:table-cell>
          <table:table-cell>
            <text:p>ed</text:p>
          </table:table-cell>
          <table:table-cell>
            <text:p>abbr 缩写 = 
1 edited (by); edition; editor. 
2 educated
*Peter Jeffries, b 1932, ed Tonbridge Sch彼得·杰弗里斯, 生于1932年, 曾就读于汤布里奇学校.</text:p>
          </table:table-cell>
        </table:table-row>
        <table:table-row>
          <table:table-cell>
            <text:p>8</text:p>
          </table:table-cell>
          <table:table-cell>
            <text:p>edge</text:p>
          </table:table-cell>
          <table:table-cell>
            <text:p>[edʒ]
n. 刀口, 利刃, 锋, 优势, 边缘, 优势, 尖锐
vt. 使锋利, 挤进, 镶边, 开刃
vi. 缓缓移动, 侧着移动</text:p>
          </table:table-cell>
        </table:table-row>
        <table:table-row>
          <table:table-cell>
            <text:p>8</text:p>
          </table:table-cell>
          <table:table-cell>
            <text:p>expectation</text:p>
          </table:table-cell>
          <table:table-cell>
            <text:p>[ˏekspek'teiʃәn]
n. 期待, 预料, 指望, 展望, [数]期望(值)</text:p>
          </table:table-cell>
        </table:table-row>
        <table:table-row>
          <table:table-cell>
            <text:p>8</text:p>
          </table:table-cell>
          <table:table-cell>
            <text:p>fain</text:p>
          </table:table-cell>
          <table:table-cell>
            <text:p>[fein]
adj. [只做表语] 乐意, 不得不, 只得...
adv.欣然, 乐意地</text:p>
          </table:table-cell>
        </table:table-row>
        <table:table-row>
          <table:table-cell>
            <text:p>8</text:p>
          </table:table-cell>
          <table:table-cell>
            <text:p>fancy</text:p>
          </table:table-cell>
          <table:table-cell>
            <text:p>['fænsi]
adj. 奇特的, 异样的
vt. 想象, 设想, 认为, 爱好, 自负
n. 爱好, 迷恋, 想象力</text:p>
          </table:table-cell>
        </table:table-row>
        <table:table-row>
          <table:table-cell>
            <text:p>8</text:p>
          </table:table-cell>
          <table:table-cell>
            <text:p>fetched</text:p>
          </table:table-cell>
          <table:table-cell>
            <text:p>~= fetch
[fetʃ]
vt. 接来, 取来, 带来, 售得, 引出, 吸引, 到达, 演绎出
vi. 取物, 绕道而行n.取得, 拿, 诡计, 魂</text:p>
          </table:table-cell>
        </table:table-row>
        <table:table-row>
          <table:table-cell>
            <text:p>8</text:p>
          </table:table-cell>
          <table:table-cell>
            <text:p>figure</text:p>
          </table:table-cell>
          <table:table-cell>
            <text:p>['figә]
n. 外形, 轮廓, 体形, 图形, 画像, 数字, 形状, 身份
vt. 描绘, 塑造, 表示, 象征, 演算, 认为
vi. 出现, 考虑, 出名, 扮演角色</text:p>
          </table:table-cell>
        </table:table-row>
        <table:table-row>
          <table:table-cell>
            <text:p>8</text:p>
          </table:table-cell>
          <table:table-cell>
            <text:p>fixed</text:p>
          </table:table-cell>
          <table:table-cell>
            <text:p>[fikst]
adj. 固定的, 确定的, 准备好的, 固执的, 不易发挥的, &lt;美口&gt;(在经济上)处境...的</text:p>
          </table:table-cell>
        </table:table-row>
        <table:table-row>
          <table:table-cell>
            <text:p>8</text:p>
          </table:table-cell>
          <table:table-cell>
            <text:p>form</text:p>
          </table:table-cell>
          <table:table-cell>
            <text:p>[fɔ:m]
n. 形状, 形态, 外形, 表格, 形式
v. 形成, 构成, 排列, (使)组成</text:p>
          </table:table-cell>
        </table:table-row>
        <table:table-row>
          <table:table-cell>
            <text:p>8</text:p>
          </table:table-cell>
          <table:table-cell>
            <text:p>fury</text:p>
          </table:table-cell>
          <table:table-cell>
            <text:p>['fjuәri]
n. 狂怒, 狂暴, 激烈, 狂怒的人</text:p>
          </table:table-cell>
        </table:table-row>
        <table:table-row>
          <table:table-cell>
            <text:p>8</text:p>
          </table:table-cell>
          <table:table-cell>
            <text:p>grave</text:p>
          </table:table-cell>
          <table:table-cell>
            <text:p>[greiv]
n. 墓穴, 坟墓
adj. 严重的, (颜色)黯淡的, (声音)低沉的
v. 雕刻, 铭记</text:p>
          </table:table-cell>
        </table:table-row>
        <table:table-row>
          <table:table-cell>
            <text:p>8</text:p>
          </table:table-cell>
          <table:table-cell>
            <text:p>hanged</text:p>
          </table:table-cell>
          <table:table-cell>
            <text:p>hang的过去式和过去分词
相关词组:
  I'll be hanged if...</text:p>
          </table:table-cell>
        </table:table-row>
        <table:table-row>
          <table:table-cell>
            <text:p>8</text:p>
          </table:table-cell>
          <table:table-cell>
            <text:p>harbor</text:p>
          </table:table-cell>
          <table:table-cell>
            <text:p>['hɑ:bә]
n. 海港</text:p>
          </table:table-cell>
        </table:table-row>
        <table:table-row>
          <table:table-cell>
            <text:p>8</text:p>
          </table:table-cell>
          <table:table-cell>
            <text:p>higher</text:p>
          </table:table-cell>
          <table:table-cell>
            <text:p>['haiә]
adj. 更高的</text:p>
          </table:table-cell>
        </table:table-row>
        <table:table-row>
          <table:table-cell>
            <text:p>8</text:p>
          </table:table-cell>
          <table:table-cell>
            <text:p>hither</text:p>
          </table:table-cell>
          <table:table-cell>
            <text:p>['hiðә]
adv. 这里</text:p>
          </table:table-cell>
        </table:table-row>
        <table:table-row>
          <table:table-cell>
            <text:p>8</text:p>
          </table:table-cell>
          <table:table-cell>
            <text:p>hull</text:p>
          </table:table-cell>
          <table:table-cell>
            <text:p>[hʌl]
n. (果实等的)外壳, 船体, Hull赫尔</text:p>
          </table:table-cell>
        </table:table-row>
        <table:table-row>
          <table:table-cell>
            <text:p>8</text:p>
          </table:table-cell>
          <table:table-cell>
            <text:p>imaginable</text:p>
          </table:table-cell>
          <table:table-cell>
            <text:p>[i'mædʒinәbl]
adj. 可想象的, 可能的</text:p>
          </table:table-cell>
        </table:table-row>
        <table:table-row>
          <table:table-cell>
            <text:p>8</text:p>
          </table:table-cell>
          <table:table-cell>
            <text:p>imagination</text:p>
          </table:table-cell>
          <table:table-cell>
            <text:p>[iˏmædʒi'neiʃәn]
n. 想象, 空想, 想象的事物, 想象力, 听觉</text:p>
          </table:table-cell>
        </table:table-row>
        <table:table-row>
          <table:table-cell>
            <text:p>8</text:p>
          </table:table-cell>
          <table:table-cell>
            <text:p>inches</text:p>
          </table:table-cell>
          <table:table-cell>
            <text:p>~= inch
[intʃ]
n. 英寸(=1/12英尺)</text:p>
          </table:table-cell>
        </table:table-row>
        <table:table-row>
          <table:table-cell>
            <text:p>8</text:p>
          </table:table-cell>
          <table:table-cell>
            <text:p>intended</text:p>
          </table:table-cell>
          <table:table-cell>
            <text:p>[in'tendid]
adj. 有意的, 故意的, 已经订婚的
n
已经订婚者</text:p>
          </table:table-cell>
        </table:table-row>
        <table:table-row>
          <table:table-cell>
            <text:p>8</text:p>
          </table:table-cell>
          <table:table-cell>
            <text:p>july</text:p>
          </table:table-cell>
          <table:table-cell>
            <text:p>~= July
[dʒu(:)'lai]
n. 七月(略作Jul)</text:p>
          </table:table-cell>
        </table:table-row>
        <table:table-row>
          <table:table-cell>
            <text:p>8</text:p>
          </table:table-cell>
          <table:table-cell>
            <text:p>leisure</text:p>
          </table:table-cell>
          <table:table-cell>
            <text:p>['leʒә; 'li:ʒә]
n. 空闲, 闲暇, 悠闲, 安逸</text:p>
          </table:table-cell>
        </table:table-row>
        <table:table-row>
          <table:table-cell>
            <text:p>8</text:p>
          </table:table-cell>
          <table:table-cell>
            <text:p>lightning</text:p>
          </table:table-cell>
          <table:table-cell>
            <text:p>['laitniŋ]
n. 闪电
(“闪电”) 英国第一种超音速喷气式战斗机，英60年代的主力机种。</text:p>
          </table:table-cell>
        </table:table-row>
        <table:table-row>
          <table:table-cell>
            <text:p>8</text:p>
          </table:table-cell>
          <table:table-cell>
            <text:p>love</text:p>
          </table:table-cell>
          <table:table-cell>
            <text:p>[lʌv]
n. 爱, 热爱, 爱情, 爱好, 性爱, 情人, 零
vt. 爱, 热爱, 爱好, 爱慕
vi. 爱</text:p>
          </table:table-cell>
        </table:table-row>
        <table:table-row>
          <table:table-cell>
            <text:p>8</text:p>
          </table:table-cell>
          <table:table-cell>
            <text:p>manage</text:p>
          </table:table-cell>
          <table:table-cell>
            <text:p>['mænidʒ]
vi. 处理, 应付过去
vt. 管理, 控制, 操纵, 维持, 运用, 搞成, 设法, 达成</text:p>
          </table:table-cell>
        </table:table-row>
        <table:table-row>
          <table:table-cell>
            <text:p>8</text:p>
          </table:table-cell>
          <table:table-cell>
            <text:p>merchants</text:p>
          </table:table-cell>
          <table:table-cell>
            <text:p>~= merchant
['mә:tʃәnt]
n. 商人, 批发商, 贸易商, 店主
adj. 商业的, 商人的</text:p>
          </table:table-cell>
        </table:table-row>
        <table:table-row>
          <table:table-cell>
            <text:p>8</text:p>
          </table:table-cell>
          <table:table-cell>
            <text:p>miseries</text:p>
          </table:table-cell>
          <table:table-cell>
            <text:p>~= misery
['mizәri]
n. 痛苦, 苦恼, 悲惨, 不幸, 穷困</text:p>
          </table:table-cell>
        </table:table-row>
        <table:table-row>
          <table:table-cell>
            <text:p>8</text:p>
          </table:table-cell>
          <table:table-cell>
            <text:p>misfortunes</text:p>
          </table:table-cell>
          <table:table-cell>
            <text:p>~= misfortune
[mis'fɔ:tʃәn]
n. 不幸, 灾祸</text:p>
          </table:table-cell>
        </table:table-row>
        <table:table-row>
          <table:table-cell>
            <text:p>8</text:p>
          </table:table-cell>
          <table:table-cell>
            <text:p>monstrous</text:p>
          </table:table-cell>
          <table:table-cell>
            <text:p>['mɔnstrәs]
adj. 巨大的, 畸形的, 怪异的, 恐怖的, 凶暴的
adj. &lt;口&gt;难以置信的, 荒谬的</text:p>
          </table:table-cell>
        </table:table-row>
        <table:table-row>
          <table:table-cell>
            <text:p>8</text:p>
          </table:table-cell>
          <table:table-cell>
            <text:p>musing</text:p>
          </table:table-cell>
          <table:table-cell>
            <text:p>['mju:ziŋ]
adj. 沉思的, 冥想的</text:p>
          </table:table-cell>
        </table:table-row>
        <table:table-row>
          <table:table-cell>
            <text:p>8</text:p>
          </table:table-cell>
          <table:table-cell>
            <text:p>nations</text:p>
          </table:table-cell>
          <table:table-cell>
            <text:p>~= nation
['neiʃәn]
n. 国家, 民族</text:p>
          </table:table-cell>
        </table:table-row>
        <table:table-row>
          <table:table-cell>
            <text:p>8</text:p>
          </table:table-cell>
          <table:table-cell>
            <text:p>needs</text:p>
          </table:table-cell>
          <table:table-cell>
            <text:p>[ni:dz]
[现与 must 前后连用]必须, 一定, 务必</text:p>
          </table:table-cell>
        </table:table-row>
        <table:table-row>
          <table:table-cell>
            <text:p>8</text:p>
          </table:table-cell>
          <table:table-cell>
            <text:p>notions</text:p>
          </table:table-cell>
          <table:table-cell>
            <text:p>~= notion
['nәuʃәn]
n. 概念, 观念, 想法, 意见, 打算, 主张, (复数)&lt;美语&gt;小饰物</text:p>
          </table:table-cell>
        </table:table-row>
        <table:table-row>
          <table:table-cell>
            <text:p>8</text:p>
          </table:table-cell>
          <table:table-cell>
            <text:p>orders</text:p>
          </table:table-cell>
          <table:table-cell>
            <text:p>n. 牧师职, 神职
相关词组:
  give orders for sth to be done
  take orders
  under the orders of</text:p>
          </table:table-cell>
        </table:table-row>
        <table:table-row>
          <table:table-cell>
            <text:p>8</text:p>
          </table:table-cell>
          <table:table-cell>
            <text:p>perfect</text:p>
          </table:table-cell>
          <table:table-cell>
            <text:p>['pә:fikt]
n. 完成式
adj. 完美的, 全然的, 理想的, 正确的, 熟练的, 精通的完成式的
vt. 使完美, 修改, 使熟练</text:p>
          </table:table-cell>
        </table:table-row>
        <table:table-row>
          <table:table-cell>
            <text:p>8</text:p>
          </table:table-cell>
          <table:table-cell>
            <text:p>poll</text:p>
          </table:table-cell>
          <table:table-cell>
            <text:p>[pәul]
n. 选举之投票, 民意测验
v. 投票, 获得选票, 选举中获得</text:p>
          </table:table-cell>
        </table:table-row>
        <table:table-row>
          <table:table-cell>
            <text:p>8</text:p>
          </table:table-cell>
          <table:table-cell>
            <text:p>posts</text:p>
          </table:table-cell>
          <table:table-cell>
            <text:p>~= post
[pәust]
n. 柱, 邮件, 岗位, 职位, 邮政
vt. 张贴, 揭示, 邮递, 布置
vi. 快速旅行
adv. 加速地
abbr. [军] Passive Optical Seeker Technique, 被动光学自导的导弹技术</text:p>
          </table:table-cell>
        </table:table-row>
        <table:table-row>
          <table:table-cell>
            <text:p>8</text:p>
          </table:table-cell>
          <table:table-cell>
            <text:p>prayed</text:p>
          </table:table-cell>
          <table:table-cell>
            <text:p>~= pray
[prei]
v. 祈祷, 恳求, 请</text:p>
          </table:table-cell>
        </table:table-row>
        <table:table-row>
          <table:table-cell>
            <text:p>8</text:p>
          </table:table-cell>
          <table:table-cell>
            <text:p>presence</text:p>
          </table:table-cell>
          <table:table-cell>
            <text:p>['prezns]
n. 出席, 到场, 存在</text:p>
          </table:table-cell>
        </table:table-row>
        <table:table-row>
          <table:table-cell>
            <text:p>8</text:p>
          </table:table-cell>
          <table:table-cell>
            <text:p>produce</text:p>
          </table:table-cell>
          <table:table-cell>
            <text:p>[prә'dju:s]
n. 产物, 农产品
vt. 提出, 出示, 生产, 制造, 结(果实), 引起, 招致, 创作</text:p>
          </table:table-cell>
        </table:table-row>
        <table:table-row>
          <table:table-cell>
            <text:p>8</text:p>
          </table:table-cell>
          <table:table-cell>
            <text:p>proposal</text:p>
          </table:table-cell>
          <table:table-cell>
            <text:p>[prә'pәuzәl]
n. 提议, 建议</text:p>
          </table:table-cell>
        </table:table-row>
        <table:table-row>
          <table:table-cell>
            <text:p>8</text:p>
          </table:table-cell>
          <table:table-cell>
            <text:p>pulling</text:p>
          </table:table-cell>
          <table:table-cell>
            <text:p>['puliŋ]
拉, 牵引, 拔, 拖</text:p>
          </table:table-cell>
        </table:table-row>
        <table:table-row>
          <table:table-cell>
            <text:p>8</text:p>
          </table:table-cell>
          <table:table-cell>
            <text:p>rained</text:p>
          </table:table-cell>
          <table:table-cell>
            <text:p>~= rain
[rein]
n. 雨, 下雨, 雨天
vi. 下雨
vt. 使大量落下, 大量地给</text:p>
          </table:table-cell>
        </table:table-row>
        <table:table-row>
          <table:table-cell>
            <text:p>8</text:p>
          </table:table-cell>
          <table:table-cell>
            <text:p>ravenous</text:p>
          </table:table-cell>
          <table:table-cell>
            <text:p>['rævinәs]
adj. 贪婪的, 渴望的, 狼吞虎咽的</text:p>
          </table:table-cell>
        </table:table-row>
        <table:table-row>
          <table:table-cell>
            <text:p>8</text:p>
          </table:table-cell>
          <table:table-cell>
            <text:p>remained</text:p>
          </table:table-cell>
          <table:table-cell>
            <text:p>~= remain
[ri'mein]
vi. 保持, 逗留, 剩余, 残存</text:p>
          </table:table-cell>
        </table:table-row>
        <table:table-row>
          <table:table-cell>
            <text:p>8</text:p>
          </table:table-cell>
          <table:table-cell>
            <text:p>remedy</text:p>
          </table:table-cell>
          <table:table-cell>
            <text:p>['remidi]
n. 药物, 治疗法, 补救, 赔偿
vt. 治疗, 补救, 矫正, 修缮, 修补</text:p>
          </table:table-cell>
        </table:table-row>
        <table:table-row>
          <table:table-cell>
            <text:p>8</text:p>
          </table:table-cell>
          <table:table-cell>
            <text:p>remote</text:p>
          </table:table-cell>
          <table:table-cell>
            <text:p>[ri'mәut]
adj. 遥远的, 偏僻的, 细微的</text:p>
          </table:table-cell>
        </table:table-row>
        <table:table-row>
          <table:table-cell>
            <text:p>8</text:p>
          </table:table-cell>
          <table:table-cell>
            <text:p>retired</text:p>
          </table:table-cell>
          <table:table-cell>
            <text:p>[ri'taiәd]
adj. 退役的
v. 退休</text:p>
          </table:table-cell>
        </table:table-row>
        <table:table-row>
          <table:table-cell>
            <text:p>8</text:p>
          </table:table-cell>
          <table:table-cell>
            <text:p>robinson</text:p>
          </table:table-cell>
          <table:table-cell>
            <text:p>~= Robinson
['rɔbinsn]
[美俚]爱独立[自]工作[生活]的人
独自干大事</text:p>
          </table:table-cell>
        </table:table-row>
        <table:table-row>
          <table:table-cell>
            <text:p>8</text:p>
          </table:table-cell>
          <table:table-cell>
            <text:p>sailed</text:p>
          </table:table-cell>
          <table:table-cell>
            <text:p>~= sail
[seil]
v. 航行(于)
vi. 启航, 开船
n. 帆, 篷, 航行</text:p>
          </table:table-cell>
        </table:table-row>
        <table:table-row>
          <table:table-cell>
            <text:p>8</text:p>
          </table:table-cell>
          <table:table-cell>
            <text:p>sailor</text:p>
          </table:table-cell>
          <table:table-cell>
            <text:p>['seilә]
n. 海员, 水手, 不大会晕船的人, 船员</text:p>
          </table:table-cell>
        </table:table-row>
        <table:table-row>
          <table:table-cell>
            <text:p>8</text:p>
          </table:table-cell>
          <table:table-cell>
            <text:p>sensible</text:p>
          </table:table-cell>
          <table:table-cell>
            <text:p>['sensәbl]
adj. 有感觉的, 明智的, 有判断力的</text:p>
          </table:table-cell>
        </table:table-row>
        <table:table-row>
          <table:table-cell>
            <text:p>8</text:p>
          </table:table-cell>
          <table:table-cell>
            <text:p>settle</text:p>
          </table:table-cell>
          <table:table-cell>
            <text:p>['setl]
n. 有背的长凳
vt. 安放, 使定居, 安排, 解决, 决定, 整理, 支付, 使平静
vi. 安家, 定居, 停留, 下陷, 沉淀, 决定, 澄清</text:p>
          </table:table-cell>
        </table:table-row>
        <table:table-row>
          <table:table-cell>
            <text:p>8</text:p>
          </table:table-cell>
          <table:table-cell>
            <text:p>shade</text:p>
          </table:table-cell>
          <table:table-cell>
            <text:p>[ʃeid]
n. 荫, 阴暗, 荫凉处, 图案阴影, 黑暗, 颜色深浅, 遮光物, 帘
vi. 渐变
vt. 遮蔽, 使阴暗, 使渐变, 微减</text:p>
          </table:table-cell>
        </table:table-row>
        <table:table-row>
          <table:table-cell>
            <text:p>8</text:p>
          </table:table-cell>
          <table:table-cell>
            <text:p>shook</text:p>
          </table:table-cell>
          <table:table-cell>
            <text:p>[ʃuk]
vbl. shake的过去式</text:p>
          </table:table-cell>
        </table:table-row>
        <table:table-row>
          <table:table-cell>
            <text:p>8</text:p>
          </table:table-cell>
          <table:table-cell>
            <text:p>shovel</text:p>
          </table:table-cell>
          <table:table-cell>
            <text:p>['ʃʌvl]
n. 铲, 铁铲
v. 铲</text:p>
          </table:table-cell>
        </table:table-row>
        <table:table-row>
          <table:table-cell>
            <text:p>8</text:p>
          </table:table-cell>
          <table:table-cell>
            <text:p>sink</text:p>
          </table:table-cell>
          <table:table-cell>
            <text:p>[siŋk]
vi. 沉下, (使)下沉
n. 水槽, 水池
接收器</text:p>
          </table:table-cell>
        </table:table-row>
        <table:table-row>
          <table:table-cell>
            <text:p>8</text:p>
          </table:table-cell>
          <table:table-cell>
            <text:p>sir</text:p>
          </table:table-cell>
          <table:table-cell>
            <text:p>[sә:, sә]
n. 先生, 阁下</text:p>
          </table:table-cell>
        </table:table-row>
        <table:table-row>
          <table:table-cell>
            <text:p>8</text:p>
          </table:table-cell>
          <table:table-cell>
            <text:p>slave</text:p>
          </table:table-cell>
          <table:table-cell>
            <text:p>[sleiv]
n. 奴隶
v. 辛勤努力</text:p>
          </table:table-cell>
        </table:table-row>
        <table:table-row>
          <table:table-cell>
            <text:p>8</text:p>
          </table:table-cell>
          <table:table-cell>
            <text:p>smith</text:p>
          </table:table-cell>
          <table:table-cell>
            <text:p>[smiθ]
n. 铁匠, 金属品工匠</text:p>
          </table:table-cell>
        </table:table-row>
        <table:table-row>
          <table:table-cell>
            <text:p>8</text:p>
          </table:table-cell>
          <table:table-cell>
            <text:p>spain</text:p>
          </table:table-cell>
          <table:table-cell>
            <text:p>~= Spain
[spein]
n. 西班牙(欧洲南部国家)</text:p>
          </table:table-cell>
        </table:table-row>
        <table:table-row>
          <table:table-cell>
            <text:p>8</text:p>
          </table:table-cell>
          <table:table-cell>
            <text:p>spot</text:p>
          </table:table-cell>
          <table:table-cell>
            <text:p>[spɔt]
n. 班点, 污点, 地点, 场所, 现场
v. 沾污, 弄脏, 侦察
vt. 认出, 发现</text:p>
          </table:table-cell>
        </table:table-row>
        <table:table-row>
          <table:table-cell>
            <text:p>8</text:p>
          </table:table-cell>
          <table:table-cell>
            <text:p>square</text:p>
          </table:table-cell>
          <table:table-cell>
            <text:p>[skwєә]
n. 正方形, 广场, 平方, 直角尺
adj. 正方形的, 四方的, 直角的, 正直的, 公平的, 结清的, 平方的, 彻底的
adv. 成直角地, 正直地, 公平地, 坚定地
v. 使成方形, 弄平, 使直, 与...一致, 符合, 自乘, 结算</text:p>
          </table:table-cell>
        </table:table-row>
        <table:table-row>
          <table:table-cell>
            <text:p>8</text:p>
          </table:table-cell>
          <table:table-cell>
            <text:p>stop</text:p>
          </table:table-cell>
          <table:table-cell>
            <text:p>[stɔp]
n. 停止, 车站, 逗留, 障碍, 风琴的音栓, 填塞
vi. 停止, 被塞住
vt. 塞住, 堵塞, 阻止, 击落, 断绝, 终止, 难倒</text:p>
          </table:table-cell>
        </table:table-row>
        <table:table-row>
          <table:table-cell>
            <text:p>8</text:p>
          </table:table-cell>
          <table:table-cell>
            <text:p>struck</text:p>
          </table:table-cell>
          <table:table-cell>
            <text:p>[strʌk]
adj. 受罢工影响的
vbl. strike的过去式和过去分词</text:p>
          </table:table-cell>
        </table:table-row>
        <table:table-row>
          <table:table-cell>
            <text:p>8</text:p>
          </table:table-cell>
          <table:table-cell>
            <text:p>taught</text:p>
          </table:table-cell>
          <table:table-cell>
            <text:p>[tɔ:t]
vbl. teach的过去式和过去分词</text:p>
          </table:table-cell>
        </table:table-row>
        <table:table-row>
          <table:table-cell>
            <text:p>8</text:p>
          </table:table-cell>
          <table:table-cell>
            <text:p>tried</text:p>
          </table:table-cell>
          <table:table-cell>
            <text:p>[traid]
adj. 经过试验的, 可靠的</text:p>
          </table:table-cell>
        </table:table-row>
        <table:table-row>
          <table:table-cell>
            <text:p>8</text:p>
          </table:table-cell>
          <table:table-cell>
            <text:p>uneasy</text:p>
          </table:table-cell>
          <table:table-cell>
            <text:p>[ʌn'i:zi]
adj. 心神不安的, 不自在的, 不稳定的, 不舒服的
adv. 心神不安地, 不自在地, 不稳定地</text:p>
          </table:table-cell>
        </table:table-row>
        <table:table-row>
          <table:table-cell>
            <text:p>8</text:p>
          </table:table-cell>
          <table:table-cell>
            <text:p>upper</text:p>
          </table:table-cell>
          <table:table-cell>
            <text:p>['ʌpә]
adj. 上面的, 上部的</text:p>
          </table:table-cell>
        </table:table-row>
        <table:table-row>
          <table:table-cell>
            <text:p>8</text:p>
          </table:table-cell>
          <table:table-cell>
            <text:p>upright</text:p>
          </table:table-cell>
          <table:table-cell>
            <text:p>['ʌp'rait]
adj. 垂直的, 竖式的, 正直的, 诚实的, 合乎正道的
adv. 笔直, 竖立着
n. 垂直, 竖立</text:p>
          </table:table-cell>
        </table:table-row>
        <table:table-row>
          <table:table-cell>
            <text:p>8</text:p>
          </table:table-cell>
          <table:table-cell>
            <text:p>venturing</text:p>
          </table:table-cell>
          <table:table-cell>
            <text:p>~= venture
['ventʃә]
n. 冒险, 投机, 风险
v. 冒险, 冒昧, 斗胆, 胆敢(谦语)</text:p>
          </table:table-cell>
        </table:table-row>
        <table:table-row>
          <table:table-cell>
            <text:p>8</text:p>
          </table:table-cell>
          <table:table-cell>
            <text:p>vessels</text:p>
          </table:table-cell>
          <table:table-cell>
            <text:p>~= vessel
['vesl]
n. 船, 容器, 器皿, 脉管, 导管</text:p>
          </table:table-cell>
        </table:table-row>
        <table:table-row>
          <table:table-cell>
            <text:p>8</text:p>
          </table:table-cell>
          <table:table-cell>
            <text:p>wave</text:p>
          </table:table-cell>
          <table:table-cell>
            <text:p>[weiv]
n. 波, 波浪, (挥手)示意, 致意
vi. (挥手)示意, 致意, 波动, 飘动, 摇动</text:p>
          </table:table-cell>
        </table:table-row>
        <table:table-row>
          <table:table-cell>
            <text:p>8</text:p>
          </table:table-cell>
          <table:table-cell>
            <text:p>waves</text:p>
          </table:table-cell>
          <table:table-cell>
            <text:p>~= wave
[weiv]
n. 波, 波浪, (挥手)示意, 致意
vi. (挥手)示意, 致意, 波动, 飘动, 摇动</text:p>
          </table:table-cell>
        </table:table-row>
        <table:table-row>
          <table:table-cell>
            <text:p>8</text:p>
          </table:table-cell>
          <table:table-cell>
            <text:p>widow</text:p>
          </table:table-cell>
          <table:table-cell>
            <text:p>['widәu]
n. 寡妇
v. 使成寡妇(或鳏夫)</text:p>
          </table:table-cell>
        </table:table-row>
        <table:table-row>
          <table:table-cell>
            <text:p>8</text:p>
          </table:table-cell>
          <table:table-cell>
            <text:p>wise</text:p>
          </table:table-cell>
          <table:table-cell>
            <text:p>[waiz]
adj. 英明的, 明智的, 慎虑的, 聪明的, 博学的, 明白的, 贤明的, 狡猾的
vi. 知道
vt. 告诉, 劝导
n. 方法, 方式</text:p>
          </table:table-cell>
        </table:table-row>
        <table:table-row>
          <table:table-cell>
            <text:p>8</text:p>
          </table:table-cell>
          <table:table-cell>
            <text:p>women</text:p>
          </table:table-cell>
          <table:table-cell>
            <text:p>['wimin]
n. 女人</text:p>
          </table:table-cell>
        </table:table-row>
        <table:table-row>
          <table:table-cell>
            <text:p>8</text:p>
          </table:table-cell>
          <table:table-cell>
            <text:p>wore</text:p>
          </table:table-cell>
          <table:table-cell>
            <text:p>vbl. wear的过去式</text:p>
          </table:table-cell>
        </table:table-row>
        <table:table-row>
          <table:table-cell>
            <text:p>8</text:p>
          </table:table-cell>
          <table:table-cell>
            <text:p>wretch</text:p>
          </table:table-cell>
          <table:table-cell>
            <text:p>[retʃ]
n. 不幸的人</text:p>
          </table:table-cell>
        </table:table-row>
        <table:table-row>
          <table:table-cell>
            <text:p>7</text:p>
          </table:table-cell>
          <table:table-cell>
            <text:p>across</text:p>
          </table:table-cell>
          <table:table-cell>
            <text:p>[ә'krɔs]
adv. 横过, 交叉地, 在对面
prep. 越过, 交叉, 在...的那边, 在...对面那边</text:p>
          </table:table-cell>
        </table:table-row>
        <table:table-row>
          <table:table-cell>
            <text:p>7</text:p>
          </table:table-cell>
          <table:table-cell>
            <text:p>act</text:p>
          </table:table-cell>
          <table:table-cell>
            <text:p>[ækt]
n. 幕, 法案, 法令, 动作, 举动, 节目, (戏剧的)幕
vi. 行动, 产生...的效果, 担当, 表演, 假装, 表现, 见效
vt. 扮演, 装作</text:p>
          </table:table-cell>
        </table:table-row>
        <table:table-row>
          <table:table-cell>
            <text:p>7</text:p>
          </table:table-cell>
          <table:table-cell>
            <text:p>alas</text:p>
          </table:table-cell>
          <table:table-cell>
            <text:p>[ә'lɑ:s]
int. 唉</text:p>
          </table:table-cell>
        </table:table-row>
        <table:table-row>
          <table:table-cell>
            <text:p>7</text:p>
          </table:table-cell>
          <table:table-cell>
            <text:p>ancient</text:p>
          </table:table-cell>
          <table:table-cell>
            <text:p>['einʃәnt]
adj. 远古的, 旧的</text:p>
          </table:table-cell>
        </table:table-row>
        <table:table-row>
          <table:table-cell>
            <text:p>7</text:p>
          </table:table-cell>
          <table:table-cell>
            <text:p>anxious</text:p>
          </table:table-cell>
          <table:table-cell>
            <text:p>['æŋkʃәs]
adj. 观念的, 担忧的, 渴望的, 盼望的</text:p>
          </table:table-cell>
        </table:table-row>
        <table:table-row>
          <table:table-cell>
            <text:p>7</text:p>
          </table:table-cell>
          <table:table-cell>
            <text:p>assistance</text:p>
          </table:table-cell>
          <table:table-cell>
            <text:p>[ә'sistәns]
n. 协助, 援助, 补助, &lt;英&gt;国家补助</text:p>
          </table:table-cell>
        </table:table-row>
        <table:table-row>
          <table:table-cell>
            <text:p>7</text:p>
          </table:table-cell>
          <table:table-cell>
            <text:p>assisted</text:p>
          </table:table-cell>
          <table:table-cell>
            <text:p>~= assist
[ә'sist]
v. 援助, 帮助</text:p>
          </table:table-cell>
        </table:table-row>
        <table:table-row>
          <table:table-cell>
            <text:p>7</text:p>
          </table:table-cell>
          <table:table-cell>
            <text:p>astonished</text:p>
          </table:table-cell>
          <table:table-cell>
            <text:p>惊讶的</text:p>
          </table:table-cell>
        </table:table-row>
        <table:table-row>
          <table:table-cell>
            <text:p>7</text:p>
          </table:table-cell>
          <table:table-cell>
            <text:p>axe</text:p>
          </table:table-cell>
          <table:table-cell>
            <text:p>n. 斧, (经费的)大削减</text:p>
          </table:table-cell>
        </table:table-row>
        <table:table-row>
          <table:table-cell>
            <text:p>7</text:p>
          </table:table-cell>
          <table:table-cell>
            <text:p>bay</text:p>
          </table:table-cell>
          <table:table-cell>
            <text:p>[bei]
n. 海湾, 狗吠声, 绝路
vt. 吠, 使走投无路
vi. 吠</text:p>
          </table:table-cell>
        </table:table-row>
        <table:table-row>
          <table:table-cell>
            <text:p>7</text:p>
          </table:table-cell>
          <table:table-cell>
            <text:p>bearded</text:p>
          </table:table-cell>
          <table:table-cell>
            <text:p>adj. 有须的, 有胡子的, 有芒的</text:p>
          </table:table-cell>
        </table:table-row>
        <table:table-row>
          <table:table-cell>
            <text:p>7</text:p>
          </table:table-cell>
          <table:table-cell>
            <text:p>belonging</text:p>
          </table:table-cell>
          <table:table-cell>
            <text:p>[bi'lɔŋiŋ]
[常用复]附属品, 附件
属性</text:p>
          </table:table-cell>
        </table:table-row>
        <table:table-row>
          <table:table-cell>
            <text:p>7</text:p>
          </table:table-cell>
          <table:table-cell>
            <text:p>blessed</text:p>
          </table:table-cell>
          <table:table-cell>
            <text:p>['blesid]
adj. 受祝福的</text:p>
          </table:table-cell>
        </table:table-row>
        <table:table-row>
          <table:table-cell>
            <text:p>7</text:p>
          </table:table-cell>
          <table:table-cell>
            <text:p>boats</text:p>
          </table:table-cell>
          <table:table-cell>
            <text:p>~= boat
[bәut]
n. 小船, 艇
v. 划船</text:p>
          </table:table-cell>
        </table:table-row>
        <table:table-row>
          <table:table-cell>
            <text:p>7</text:p>
          </table:table-cell>
          <table:table-cell>
            <text:p>boatswain</text:p>
          </table:table-cell>
          <table:table-cell>
            <text:p>['bәutswein]
n. 水手长</text:p>
          </table:table-cell>
        </table:table-row>
        <table:table-row>
          <table:table-cell>
            <text:p>7</text:p>
          </table:table-cell>
          <table:table-cell>
            <text:p>bought</text:p>
          </table:table-cell>
          <table:table-cell>
            <text:p>[bɔ:t]
vbl. buy的过去式和过去分词
adj. 买来的</text:p>
          </table:table-cell>
        </table:table-row>
        <table:table-row>
          <table:table-cell>
            <text:p>7</text:p>
          </table:table-cell>
          <table:table-cell>
            <text:p>build</text:p>
          </table:table-cell>
          <table:table-cell>
            <text:p>[bild]
v. 建造, 建筑
n. 构造, 体格, 体形</text:p>
          </table:table-cell>
        </table:table-row>
        <table:table-row>
          <table:table-cell>
            <text:p>7</text:p>
          </table:table-cell>
          <table:table-cell>
            <text:p>built</text:p>
          </table:table-cell>
          <table:table-cell>
            <text:p>[bilt]
vbl. build的过去式和过去分词</text:p>
          </table:table-cell>
        </table:table-row>
        <table:table-row>
          <table:table-cell>
            <text:p>7</text:p>
          </table:table-cell>
          <table:table-cell>
            <text:p>burnt</text:p>
          </table:table-cell>
          <table:table-cell>
            <text:p>[bә:nt]
vbl. 燃烧</text:p>
          </table:table-cell>
        </table:table-row>
        <table:table-row>
          <table:table-cell>
            <text:p>7</text:p>
          </table:table-cell>
          <table:table-cell>
            <text:p>cables</text:p>
          </table:table-cell>
          <table:table-cell>
            <text:p>~= cable
['keibl]
n. 电缆, 海底电报, 缆, 索
v. 打(海底)电报</text:p>
          </table:table-cell>
        </table:table-row>
        <table:table-row>
          <table:table-cell>
            <text:p>7</text:p>
          </table:table-cell>
          <table:table-cell>
            <text:p>calls</text:p>
          </table:table-cell>
          <table:table-cell>
            <text:p>n. 调用</text:p>
          </table:table-cell>
        </table:table-row>
        <table:table-row>
          <table:table-cell>
            <text:p>7</text:p>
          </table:table-cell>
          <table:table-cell>
            <text:p>candles</text:p>
          </table:table-cell>
          <table:table-cell>
            <text:p>~= candle
['kændl]
n. 蜡烛
vt. 对着光检查</text:p>
          </table:table-cell>
        </table:table-row>
        <table:table-row>
          <table:table-cell>
            <text:p>7</text:p>
          </table:table-cell>
          <table:table-cell>
            <text:p>cape</text:p>
          </table:table-cell>
          <table:table-cell>
            <text:p>[keip]
n. 海角, 岬</text:p>
          </table:table-cell>
        </table:table-row>
        <table:table-row>
          <table:table-cell>
            <text:p>7</text:p>
          </table:table-cell>
          <table:table-cell>
            <text:p>carrying</text:p>
          </table:table-cell>
          <table:table-cell>
            <text:p>['kæriiŋ]
adj. 运送的, 运输的</text:p>
          </table:table-cell>
        </table:table-row>
        <table:table-row>
          <table:table-cell>
            <text:p>7</text:p>
          </table:table-cell>
          <table:table-cell>
            <text:p>children</text:p>
          </table:table-cell>
          <table:table-cell>
            <text:p>['tʃildrәn]
n. 孩子, 孩子们</text:p>
          </table:table-cell>
        </table:table-row>
        <table:table-row>
          <table:table-cell>
            <text:p>7</text:p>
          </table:table-cell>
          <table:table-cell>
            <text:p>clock</text:p>
          </table:table-cell>
          <table:table-cell>
            <text:p>[klɔk]
n. 时钟</text:p>
          </table:table-cell>
        </table:table-row>
        <table:table-row>
          <table:table-cell>
            <text:p>7</text:p>
          </table:table-cell>
          <table:table-cell>
            <text:p>color</text:p>
          </table:table-cell>
          <table:table-cell>
            <text:p>['kʌlә]
n. &lt;美&gt;(=colour)颜色, 色彩, 脸色, 风格, 外貌
vt. 给...涂颜色, 改变...的颜色, 粉饰, 脸红, 歪曲
vi. 获得颜色, 变色</text:p>
          </table:table-cell>
        </table:table-row>
        <table:table-row>
          <table:table-cell>
            <text:p>7</text:p>
          </table:table-cell>
          <table:table-cell>
            <text:p>comforted</text:p>
          </table:table-cell>
          <table:table-cell>
            <text:p>~= comfort
['kʌmfәt]
n. 安慰, 舒适, 安慰者
vt. 安慰, 使(痛苦等)缓和</text:p>
          </table:table-cell>
        </table:table-row>
        <table:table-row>
          <table:table-cell>
            <text:p>7</text:p>
          </table:table-cell>
          <table:table-cell>
            <text:p>concerned</text:p>
          </table:table-cell>
          <table:table-cell>
            <text:p>[kәn'sә:nd]
adj. 关心的, 有关的</text:p>
          </table:table-cell>
        </table:table-row>
        <table:table-row>
          <table:table-cell>
            <text:p>7</text:p>
          </table:table-cell>
          <table:table-cell>
            <text:p>conditions</text:p>
          </table:table-cell>
          <table:table-cell>
            <text:p>n. 形势, 情况, 环境</text:p>
          </table:table-cell>
        </table:table-row>
        <table:table-row>
          <table:table-cell>
            <text:p>7</text:p>
          </table:table-cell>
          <table:table-cell>
            <text:p>confess</text:p>
          </table:table-cell>
          <table:table-cell>
            <text:p>[kәn'fes]
v. 承认, 坦白, 忏悔</text:p>
          </table:table-cell>
        </table:table-row>
        <table:table-row>
          <table:table-cell>
            <text:p>7</text:p>
          </table:table-cell>
          <table:table-cell>
            <text:p>confused</text:p>
          </table:table-cell>
          <table:table-cell>
            <text:p>[kәn'fju:zd]
adj. 困惑的, 烦恼的</text:p>
          </table:table-cell>
        </table:table-row>
        <table:table-row>
          <table:table-cell>
            <text:p>7</text:p>
          </table:table-cell>
          <table:table-cell>
            <text:p>confusion</text:p>
          </table:table-cell>
          <table:table-cell>
            <text:p>[kәn'fju:ʒәn]
n. 混乱, 混淆</text:p>
          </table:table-cell>
        </table:table-row>
        <table:table-row>
          <table:table-cell>
            <text:p>7</text:p>
          </table:table-cell>
          <table:table-cell>
            <text:p>contrived</text:p>
          </table:table-cell>
          <table:table-cell>
            <text:p>[kәn'traivd]
adj. 人为的, 做作的</text:p>
          </table:table-cell>
        </table:table-row>
        <table:table-row>
          <table:table-cell>
            <text:p>7</text:p>
          </table:table-cell>
          <table:table-cell>
            <text:p>convenient</text:p>
          </table:table-cell>
          <table:table-cell>
            <text:p>[kәn'vi:njәnt]
adj. 便利的, 方便的</text:p>
          </table:table-cell>
        </table:table-row>
        <table:table-row>
          <table:table-cell>
            <text:p>7</text:p>
          </table:table-cell>
          <table:table-cell>
            <text:p>corner</text:p>
          </table:table-cell>
          <table:table-cell>
            <text:p>['kɔ:nә]
n. 角落, (街道)拐角处, (遥远的)地区, 偏僻处, 困境, 绝路
vt. 迫至一隅, 垄断, 使陷入绝境, 把...难住
vi. 相交成角, 囤积(in)</text:p>
          </table:table-cell>
        </table:table-row>
        <table:table-row>
          <table:table-cell>
            <text:p>7</text:p>
          </table:table-cell>
          <table:table-cell>
            <text:p>countenance</text:p>
          </table:table-cell>
          <table:table-cell>
            <text:p>['kauntinәns]
n. 面容, 脸色, 支持
vt. 支持, 赞助</text:p>
          </table:table-cell>
        </table:table-row>
        <table:table-row>
          <table:table-cell>
            <text:p>7</text:p>
          </table:table-cell>
          <table:table-cell>
            <text:p>depend</text:p>
          </table:table-cell>
          <table:table-cell>
            <text:p>[di'pend]
vi. 依靠, 依赖</text:p>
          </table:table-cell>
        </table:table-row>
        <table:table-row>
          <table:table-cell>
            <text:p>7</text:p>
          </table:table-cell>
          <table:table-cell>
            <text:p>direction</text:p>
          </table:table-cell>
          <table:table-cell>
            <text:p>[di'rekʃәn, dai'rekʃәn]
n. 方向, 指导, 趋势, (常用复数)指示, 用法, 说明(书), 收件人地址</text:p>
          </table:table-cell>
        </table:table-row>
        <table:table-row>
          <table:table-cell>
            <text:p>7</text:p>
          </table:table-cell>
          <table:table-cell>
            <text:p>distemper</text:p>
          </table:table-cell>
          <table:table-cell>
            <text:p>[dis'tempә]
n. 大瘟热, 不高兴, 病异状
vt. 用胶画颜料画, 使发狂</text:p>
          </table:table-cell>
        </table:table-row>
        <table:table-row>
          <table:table-cell>
            <text:p>7</text:p>
          </table:table-cell>
          <table:table-cell>
            <text:p>doors</text:p>
          </table:table-cell>
          <table:table-cell>
            <text:p>~= door
[dɔ:, dɔә]
n. 门, 通道, 家, 户</text:p>
          </table:table-cell>
        </table:table-row>
        <table:table-row>
          <table:table-cell>
            <text:p>7</text:p>
          </table:table-cell>
          <table:table-cell>
            <text:p>dwelling</text:p>
          </table:table-cell>
          <table:table-cell>
            <text:p>['dweliŋ]
n. 住处</text:p>
          </table:table-cell>
        </table:table-row>
        <table:table-row>
          <table:table-cell>
            <text:p>7</text:p>
          </table:table-cell>
          <table:table-cell>
            <text:p>easier</text:p>
          </table:table-cell>
          <table:table-cell>
            <text:p>~~~= brasier
['breizjә(r)]
n. 火盆, 黄铜匠</text:p>
          </table:table-cell>
        </table:table-row>
        <table:table-row>
          <table:table-cell>
            <text:p>7</text:p>
          </table:table-cell>
          <table:table-cell>
            <text:p>englishman</text:p>
          </table:table-cell>
          <table:table-cell>
            <text:p>~= Englishman
['iŋgliʃmәn]
n. 英吉利人, 英国人</text:p>
          </table:table-cell>
        </table:table-row>
        <table:table-row>
          <table:table-cell>
            <text:p>7</text:p>
          </table:table-cell>
          <table:table-cell>
            <text:p>exactly</text:p>
          </table:table-cell>
          <table:table-cell>
            <text:p>[ig'zæktli]
adv. 正确地, 严密地</text:p>
          </table:table-cell>
        </table:table-row>
        <table:table-row>
          <table:table-cell>
            <text:p>7</text:p>
          </table:table-cell>
          <table:table-cell>
            <text:p>excessive</text:p>
          </table:table-cell>
          <table:table-cell>
            <text:p>[ik'sesiv]
adj. 过多的, 过分的, 额外</text:p>
          </table:table-cell>
        </table:table-row>
        <table:table-row>
          <table:table-cell>
            <text:p>7</text:p>
          </table:table-cell>
          <table:table-cell>
            <text:p>extraordinary</text:p>
          </table:table-cell>
          <table:table-cell>
            <text:p>[iks'trɔ:dnri, iks'trɔ:dinәri]
adj. 非常的, 特别的, 非凡的, 特派的</text:p>
          </table:table-cell>
        </table:table-row>
        <table:table-row>
          <table:table-cell>
            <text:p>7</text:p>
          </table:table-cell>
          <table:table-cell>
            <text:p>failed</text:p>
          </table:table-cell>
          <table:table-cell>
            <text:p>adj. 失败了的，不成功的</text:p>
          </table:table-cell>
        </table:table-row>
        <table:table-row>
          <table:table-cell>
            <text:p>7</text:p>
          </table:table-cell>
          <table:table-cell>
            <text:p>fastened</text:p>
          </table:table-cell>
          <table:table-cell>
            <text:p>~= fasten
['fɑ:sn]
vt. 扎牢, 扣住, 闩住, 拴紧, 使固定, 系, 集中于, 强加于
vi. 扣紧, 抓住</text:p>
          </table:table-cell>
        </table:table-row>
        <table:table-row>
          <table:table-cell>
            <text:p>7</text:p>
          </table:table-cell>
          <table:table-cell>
            <text:p>fenced</text:p>
          </table:table-cell>
          <table:table-cell>
            <text:p>~= fence
[fens]
n. 栅栏, 围墙, 剑术
vt. 用篱笆围住, 练习剑术, 防护
vi. 击剑, 围以栅栏, 跳过栅栏, 搪塞</text:p>
          </table:table-cell>
        </table:table-row>
        <table:table-row>
          <table:table-cell>
            <text:p>7</text:p>
          </table:table-cell>
          <table:table-cell>
            <text:p>fifteen</text:p>
          </table:table-cell>
          <table:table-cell>
            <text:p>['fif'ti:n]
adj. 十五</text:p>
          </table:table-cell>
        </table:table-row>
        <table:table-row>
          <table:table-cell>
            <text:p>7</text:p>
          </table:table-cell>
          <table:table-cell>
            <text:p>fitted</text:p>
          </table:table-cell>
          <table:table-cell>
            <text:p>['fitid]
adj. 合身的, 按实物尺寸做的</text:p>
          </table:table-cell>
        </table:table-row>
        <table:table-row>
          <table:table-cell>
            <text:p>7</text:p>
          </table:table-cell>
          <table:table-cell>
            <text:p>fleet</text:p>
          </table:table-cell>
          <table:table-cell>
            <text:p>[fli:t]
n. 舰队(尤指有固定活动地区的舰队), 港湾, 小河
adj. 快速的, 敏捷的, 浅的
adv. 浅
vt. 消磨
vi. 疾驰, 飞逝, 掠过</text:p>
          </table:table-cell>
        </table:table-row>
        <table:table-row>
          <table:table-cell>
            <text:p>7</text:p>
          </table:table-cell>
          <table:table-cell>
            <text:p>flew</text:p>
          </table:table-cell>
          <table:table-cell>
            <text:p>[flu:]
vbl. fly的过去式</text:p>
          </table:table-cell>
        </table:table-row>
        <table:table-row>
          <table:table-cell>
            <text:p>7</text:p>
          </table:table-cell>
          <table:table-cell>
            <text:p>fortune</text:p>
          </table:table-cell>
          <table:table-cell>
            <text:p>['fɔ:tʃәn]
n. 财富, 运气, 大量财产, 好运, 命运
vt. &lt;古&gt;偶然发生
vt. 给...以大宗财富</text:p>
          </table:table-cell>
        </table:table-row>
        <table:table-row>
          <table:table-cell>
            <text:p>7</text:p>
          </table:table-cell>
          <table:table-cell>
            <text:p>fowling</text:p>
          </table:table-cell>
          <table:table-cell>
            <text:p>['fauliθ]
n. 捕鸟, 打鸟</text:p>
          </table:table-cell>
        </table:table-row>
        <table:table-row>
          <table:table-cell>
            <text:p>7</text:p>
          </table:table-cell>
          <table:table-cell>
            <text:p>frequent</text:p>
          </table:table-cell>
          <table:table-cell>
            <text:p>['fri:kwәnt]
adj. 时常发生的, 频繁的</text:p>
          </table:table-cell>
        </table:table-row>
        <table:table-row>
          <table:table-cell>
            <text:p>7</text:p>
          </table:table-cell>
          <table:table-cell>
            <text:p>friends</text:p>
          </table:table-cell>
          <table:table-cell>
            <text:p>~= friend
[frend]
n. 朋友, 赞助者, 助手</text:p>
          </table:table-cell>
        </table:table-row>
        <table:table-row>
          <table:table-cell>
            <text:p>7</text:p>
          </table:table-cell>
          <table:table-cell>
            <text:p>furious</text:p>
          </table:table-cell>
          <table:table-cell>
            <text:p>['fjuәriәs]
adj. 狂怒的, 狂暴的, 激烈的, 热烈兴奋的, 极为激烈</text:p>
          </table:table-cell>
        </table:table-row>
        <table:table-row>
          <table:table-cell>
            <text:p>7</text:p>
          </table:table-cell>
          <table:table-cell>
            <text:p>gathered</text:p>
          </table:table-cell>
          <table:table-cell>
            <text:p>~= gather
['gæðә]
n. 集合, 聚集
vi. 集合, 聚集, 渐增, 蹙眉, 化脓
vt. 使聚集, 搜集, 积聚, 推断</text:p>
          </table:table-cell>
        </table:table-row>
        <table:table-row>
          <table:table-cell>
            <text:p>7</text:p>
          </table:table-cell>
          <table:table-cell>
            <text:p>goodness</text:p>
          </table:table-cell>
          <table:table-cell>
            <text:p>['gudnis]
n. 仁慈, 善良</text:p>
          </table:table-cell>
        </table:table-row>
        <table:table-row>
          <table:table-cell>
            <text:p>7</text:p>
          </table:table-cell>
          <table:table-cell>
            <text:p>government</text:p>
          </table:table-cell>
          <table:table-cell>
            <text:p>['gʌvәnmәnt]
n. 政府, &lt;英&gt;内阁, 政治, 政体</text:p>
          </table:table-cell>
        </table:table-row>
        <table:table-row>
          <table:table-cell>
            <text:p>7</text:p>
          </table:table-cell>
          <table:table-cell>
            <text:p>gratitude</text:p>
          </table:table-cell>
          <table:table-cell>
            <text:p>['grætitju:d]
n. 感谢的心情</text:p>
          </table:table-cell>
        </table:table-row>
        <table:table-row>
          <table:table-cell>
            <text:p>7</text:p>
          </table:table-cell>
          <table:table-cell>
            <text:p>guess</text:p>
          </table:table-cell>
          <table:table-cell>
            <text:p>[ges]
vt. 猜测, 推测, 猜中, 猜对, 想, 认为
vi. 猜, 推测
n. 猜测, 推测</text:p>
          </table:table-cell>
        </table:table-row>
        <table:table-row>
          <table:table-cell>
            <text:p>7</text:p>
          </table:table-cell>
          <table:table-cell>
            <text:p>hanging</text:p>
          </table:table-cell>
          <table:table-cell>
            <text:p>['hæŋiŋ]
n. 绞死, 绞刑, 悬挂, (通常用复数)帘子、幔帐</text:p>
          </table:table-cell>
        </table:table-row>
        <table:table-row>
          <table:table-cell>
            <text:p>7</text:p>
          </table:table-cell>
          <table:table-cell>
            <text:p>happily</text:p>
          </table:table-cell>
          <table:table-cell>
            <text:p>['hæpili]
adv. 幸福地, 愉快地, 恰当地, 幸亏</text:p>
          </table:table-cell>
        </table:table-row>
        <table:table-row>
          <table:table-cell>
            <text:p>7</text:p>
          </table:table-cell>
          <table:table-cell>
            <text:p>hatchets</text:p>
          </table:table-cell>
          <table:table-cell>
            <text:p>~= hatchet
['hætʃit]
n. 短柄斧</text:p>
          </table:table-cell>
        </table:table-row>
        <table:table-row>
          <table:table-cell>
            <text:p>7</text:p>
          </table:table-cell>
          <table:table-cell>
            <text:p>heads</text:p>
          </table:table-cell>
          <table:table-cell>
            <text:p>adj. 正面朝上的</text:p>
          </table:table-cell>
        </table:table-row>
        <table:table-row>
          <table:table-cell>
            <text:p>7</text:p>
          </table:table-cell>
          <table:table-cell>
            <text:p>health</text:p>
          </table:table-cell>
          <table:table-cell>
            <text:p>[helθ]
n. 健康, 健康状态, 兴旺, 为健康干杯</text:p>
          </table:table-cell>
        </table:table-row>
        <table:table-row>
          <table:table-cell>
            <text:p>7</text:p>
          </table:table-cell>
          <table:table-cell>
            <text:p>hereafter</text:p>
          </table:table-cell>
          <table:table-cell>
            <text:p>[hiәr'ɑ:ftә]
adv. 今后, 从此以后</text:p>
          </table:table-cell>
        </table:table-row>
        <table:table-row>
          <table:table-cell>
            <text:p>7</text:p>
          </table:table-cell>
          <table:table-cell>
            <text:p>highest</text:p>
          </table:table-cell>
          <table:table-cell>
            <text:p>['haiist]
[high 的最高级]最高的</text:p>
          </table:table-cell>
        </table:table-row>
        <table:table-row>
          <table:table-cell>
            <text:p>7</text:p>
          </table:table-cell>
          <table:table-cell>
            <text:p>holding</text:p>
          </table:table-cell>
          <table:table-cell>
            <text:p>['hәuldiŋ]
n. 把握, 支持, 持有, 所有物, 财产</text:p>
          </table:table-cell>
        </table:table-row>
        <table:table-row>
          <table:table-cell>
            <text:p>7</text:p>
          </table:table-cell>
          <table:table-cell>
            <text:p>horrid</text:p>
          </table:table-cell>
          <table:table-cell>
            <text:p>['hɔrid]
adj. 恐怖的, 令人讨厌的, 可怕的</text:p>
          </table:table-cell>
        </table:table-row>
        <table:table-row>
          <table:table-cell>
            <text:p>7</text:p>
          </table:table-cell>
          <table:table-cell>
            <text:p>indians</text:p>
          </table:table-cell>
          <table:table-cell>
            <text:p>~~~= Amerindian
[ˏæmә'rindjәn]
n. 美国印地安人或爱斯基摩人</text:p>
          </table:table-cell>
        </table:table-row>
        <table:table-row>
          <table:table-cell>
            <text:p>7</text:p>
          </table:table-cell>
          <table:table-cell>
            <text:p>infinitely</text:p>
          </table:table-cell>
          <table:table-cell>
            <text:p>['infinitli]
adv. 无限地, 无穷地</text:p>
          </table:table-cell>
        </table:table-row>
        <table:table-row>
          <table:table-cell>
            <text:p>7</text:p>
          </table:table-cell>
          <table:table-cell>
            <text:p>inquired</text:p>
          </table:table-cell>
          <table:table-cell>
            <text:p>~= inquire
[in'kwaiә]
v. 询问, 问明, 查究</text:p>
          </table:table-cell>
        </table:table-row>
        <table:table-row>
          <table:table-cell>
            <text:p>7</text:p>
          </table:table-cell>
          <table:table-cell>
            <text:p>judgment</text:p>
          </table:table-cell>
          <table:table-cell>
            <text:p>['dʒʌdʒmәnt]
n. 判断</text:p>
          </table:table-cell>
        </table:table-row>
        <table:table-row>
          <table:table-cell>
            <text:p>7</text:p>
          </table:table-cell>
          <table:table-cell>
            <text:p>knees</text:p>
          </table:table-cell>
          <table:table-cell>
            <text:p>~= knee
[ni:]
n. 膝, 膝盖</text:p>
          </table:table-cell>
        </table:table-row>
        <table:table-row>
          <table:table-cell>
            <text:p>7</text:p>
          </table:table-cell>
          <table:table-cell>
            <text:p>knife</text:p>
          </table:table-cell>
          <table:table-cell>
            <text:p>[naif]
n. 刀, 餐刀</text:p>
          </table:table-cell>
        </table:table-row>
        <table:table-row>
          <table:table-cell>
            <text:p>7</text:p>
          </table:table-cell>
          <table:table-cell>
            <text:p>landing</text:p>
          </table:table-cell>
          <table:table-cell>
            <text:p>['lændiŋ]
n. 登陆, 着陆, 码头, 楼梯平台, 降落</text:p>
          </table:table-cell>
        </table:table-row>
        <table:table-row>
          <table:table-cell>
            <text:p>7</text:p>
          </table:table-cell>
          <table:table-cell>
            <text:p>letters</text:p>
          </table:table-cell>
          <table:table-cell>
            <text:p>~= letter
['letә]
n. 文字, 字母, 信函, 字面意义, 铅字, 证书, 文学, 学问
vt. 用字母标明, 在...上刻(或题)字
vi. 写印刷体字母</text:p>
          </table:table-cell>
        </table:table-row>
        <table:table-row>
          <table:table-cell>
            <text:p>7</text:p>
          </table:table-cell>
          <table:table-cell>
            <text:p>limbs</text:p>
          </table:table-cell>
          <table:table-cell>
            <text:p>~= limb
[lim]
n. 肢, 翼, 分支</text:p>
          </table:table-cell>
        </table:table-row>
        <table:table-row>
          <table:table-cell>
            <text:p>7</text:p>
          </table:table-cell>
          <table:table-cell>
            <text:p>march</text:p>
          </table:table-cell>
          <table:table-cell>
            <text:p>[mɑ:tʃ]
n. 行军, 步伐, 进行曲
vi. 进军, 前进
vt. 使行军, 使行进
n. (March)三月(略作Mar)</text:p>
          </table:table-cell>
        </table:table-row>
        <table:table-row>
          <table:table-cell>
            <text:p>7</text:p>
          </table:table-cell>
          <table:table-cell>
            <text:p>meal</text:p>
          </table:table-cell>
          <table:table-cell>
            <text:p>[mi:l]
n. 一餐, 一顿饭, 膳食, (谷类的)粗粉
vi. 进餐</text:p>
          </table:table-cell>
        </table:table-row>
        <table:table-row>
          <table:table-cell>
            <text:p>7</text:p>
          </table:table-cell>
          <table:table-cell>
            <text:p>meddle</text:p>
          </table:table-cell>
          <table:table-cell>
            <text:p>['medl]
v. 管闲事</text:p>
          </table:table-cell>
        </table:table-row>
        <table:table-row>
          <table:table-cell>
            <text:p>7</text:p>
          </table:table-cell>
          <table:table-cell>
            <text:p>moor</text:p>
          </table:table-cell>
          <table:table-cell>
            <text:p>[muә]
n. 沼地, 荒野
v. 停泊, 固定, 系住</text:p>
          </table:table-cell>
        </table:table-row>
        <table:table-row>
          <table:table-cell>
            <text:p>7</text:p>
          </table:table-cell>
          <table:table-cell>
            <text:p>move</text:p>
          </table:table-cell>
          <table:table-cell>
            <text:p>[mu:v]
n. 移动, 迁居, 步骤
vt. 移动, 感动, 鼓动
vi. 移动, 离开, 运行, 迁移, 搬家</text:p>
          </table:table-cell>
        </table:table-row>
        <table:table-row>
          <table:table-cell>
            <text:p>7</text:p>
          </table:table-cell>
          <table:table-cell>
            <text:p>moved</text:p>
          </table:table-cell>
          <table:table-cell>
            <text:p>~= move
[mu:v]
n. 移动, 迁居, 步骤
vt. 移动, 感动, 鼓动
vi. 移动, 离开, 运行, 迁移, 搬家</text:p>
          </table:table-cell>
        </table:table-row>
        <table:table-row>
          <table:table-cell>
            <text:p>7</text:p>
          </table:table-cell>
          <table:table-cell>
            <text:p>murder</text:p>
          </table:table-cell>
          <table:table-cell>
            <text:p>['mә:dә]
n. 谋杀, 凶杀
vt. 谋杀, 凶杀
v. 谋杀</text:p>
          </table:table-cell>
        </table:table-row>
        <table:table-row>
          <table:table-cell>
            <text:p>7</text:p>
          </table:table-cell>
          <table:table-cell>
            <text:p>musket</text:p>
          </table:table-cell>
          <table:table-cell>
            <text:p>['mʌskit]
n. 步枪</text:p>
          </table:table-cell>
        </table:table-row>
        <table:table-row>
          <table:table-cell>
            <text:p>7</text:p>
          </table:table-cell>
          <table:table-cell>
            <text:p>note</text:p>
          </table:table-cell>
          <table:table-cell>
            <text:p>[nәut]
n. 笔记, 短信, (外交)照会, 注解, 注释, 票据, 纸币, 音符
vt. 注意, 记录, 笔记</text:p>
          </table:table-cell>
        </table:table-row>
        <table:table-row>
          <table:table-cell>
            <text:p>7</text:p>
          </table:table-cell>
          <table:table-cell>
            <text:p>ocean</text:p>
          </table:table-cell>
          <table:table-cell>
            <text:p>['әuʃәn]
n. 大海, 海洋, 许多, 广阔</text:p>
          </table:table-cell>
        </table:table-row>
        <table:table-row>
          <table:table-cell>
            <text:p>7</text:p>
          </table:table-cell>
          <table:table-cell>
            <text:p>persuaded</text:p>
          </table:table-cell>
          <table:table-cell>
            <text:p>~= persuade
[pә'sweid]
v. 说服, 劝说, (使)相信, 劝某人做(不做)某事</text:p>
          </table:table-cell>
        </table:table-row>
        <table:table-row>
          <table:table-cell>
            <text:p>7</text:p>
          </table:table-cell>
          <table:table-cell>
            <text:p>pitched</text:p>
          </table:table-cell>
          <table:table-cell>
            <text:p>adj (of a roof) sloping from a ridge; not flat （指屋顶）倾斜的, 坡的. pitched `battle battle fought with troops arranged in prepared positions and using all available resources 对阵战
*(fig 比喻) Conservationists fought a pitched battle with developers over the future of the site. 主张保护自然环境的人同地产开发公司就该地前途进行了针锋相对的论战. Cf 参看 skirmish.</text:p>
          </table:table-cell>
        </table:table-row>
        <table:table-row>
          <table:table-cell>
            <text:p>7</text:p>
          </table:table-cell>
          <table:table-cell>
            <text:p>planting</text:p>
          </table:table-cell>
          <table:table-cell>
            <text:p>['plɑ:ntiŋ]
n. 种植, 栽培, 装备</text:p>
          </table:table-cell>
        </table:table-row>
        <table:table-row>
          <table:table-cell>
            <text:p>7</text:p>
          </table:table-cell>
          <table:table-cell>
            <text:p>please</text:p>
          </table:table-cell>
          <table:table-cell>
            <text:p>[pli:z]
adj. 满足的
vt. 请
v. 使喜欢, 中...的意, 使满足, 取悦</text:p>
          </table:table-cell>
        </table:table-row>
        <table:table-row>
          <table:table-cell>
            <text:p>7</text:p>
          </table:table-cell>
          <table:table-cell>
            <text:p>port</text:p>
          </table:table-cell>
          <table:table-cell>
            <text:p>[pɔ:t]
n. 港口, 舱门, 左舷, 避风港, 枪眼
vt. 左转舵, 持(枪)
vi. 转舵左
n. 端口</text:p>
          </table:table-cell>
        </table:table-row>
        <table:table-row>
          <table:table-cell>
            <text:p>7</text:p>
          </table:table-cell>
          <table:table-cell>
            <text:p>portugal</text:p>
          </table:table-cell>
          <table:table-cell>
            <text:p>~= Portugal
['pɔ:tjugәl]
n. 葡萄牙(欧洲西南部国家)</text:p>
          </table:table-cell>
        </table:table-row>
        <table:table-row>
          <table:table-cell>
            <text:p>7</text:p>
          </table:table-cell>
          <table:table-cell>
            <text:p>praying</text:p>
          </table:table-cell>
          <table:table-cell>
            <text:p>~= pray
[prei]
v. 祈祷, 恳求, 请</text:p>
          </table:table-cell>
        </table:table-row>
        <table:table-row>
          <table:table-cell>
            <text:p>7</text:p>
          </table:table-cell>
          <table:table-cell>
            <text:p>probable</text:p>
          </table:table-cell>
          <table:table-cell>
            <text:p>['prɔbәbl]
adj. 很可能的, 大概的</text:p>
          </table:table-cell>
        </table:table-row>
        <table:table-row>
          <table:table-cell>
            <text:p>7</text:p>
          </table:table-cell>
          <table:table-cell>
            <text:p>prodigious</text:p>
          </table:table-cell>
          <table:table-cell>
            <text:p>[prә'didʒәs]
adj. 巨大的</text:p>
          </table:table-cell>
        </table:table-row>
        <table:table-row>
          <table:table-cell>
            <text:p>7</text:p>
          </table:table-cell>
          <table:table-cell>
            <text:p>proposed</text:p>
          </table:table-cell>
          <table:table-cell>
            <text:p>被提议的</text:p>
          </table:table-cell>
        </table:table-row>
        <table:table-row>
          <table:table-cell>
            <text:p>7</text:p>
          </table:table-cell>
          <table:table-cell>
            <text:p>provide</text:p>
          </table:table-cell>
          <table:table-cell>
            <text:p>[prә'vaid]
v. 供应, 供给, 准备, 预防, 规定</text:p>
          </table:table-cell>
        </table:table-row>
        <table:table-row>
          <table:table-cell>
            <text:p>7</text:p>
          </table:table-cell>
          <table:table-cell>
            <text:p>pulled</text:p>
          </table:table-cell>
          <table:table-cell>
            <text:p>扯[摘]下来的</text:p>
          </table:table-cell>
        </table:table-row>
        <table:table-row>
          <table:table-cell>
            <text:p>7</text:p>
          </table:table-cell>
          <table:table-cell>
            <text:p>pursue</text:p>
          </table:table-cell>
          <table:table-cell>
            <text:p>[pә'sju:]
vt. 追赶, 追踪, 追击, 继续, 从事</text:p>
          </table:table-cell>
        </table:table-row>
        <table:table-row>
          <table:table-cell>
            <text:p>7</text:p>
          </table:table-cell>
          <table:table-cell>
            <text:p>raise</text:p>
          </table:table-cell>
          <table:table-cell>
            <text:p>[reiz]
n. 上升, 高地, 提出
vt. 升起, 唤起, 提高, 使出现, 解除, 饲养, 筹集, 使复活</text:p>
          </table:table-cell>
        </table:table-row>
        <table:table-row>
          <table:table-cell>
            <text:p>7</text:p>
          </table:table-cell>
          <table:table-cell>
            <text:p>rate</text:p>
          </table:table-cell>
          <table:table-cell>
            <text:p>[reit]
n. 比率, 速度, 等级, 价格, 费用
vt. 估价, 认为, 鉴定等级, 责骂
vi. 被评价, 责骂</text:p>
          </table:table-cell>
        </table:table-row>
        <table:table-row>
          <table:table-cell>
            <text:p>7</text:p>
          </table:table-cell>
          <table:table-cell>
            <text:p>rational</text:p>
          </table:table-cell>
          <table:table-cell>
            <text:p>['ræʃәnl]
adj. 理性的, 合理的, 推理的
n. [数]有理数</text:p>
          </table:table-cell>
        </table:table-row>
        <table:table-row>
          <table:table-cell>
            <text:p>7</text:p>
          </table:table-cell>
          <table:table-cell>
            <text:p>reached</text:p>
          </table:table-cell>
          <table:table-cell>
            <text:p>~= reach
[ri:tʃ]
n. 延伸, 区域, 河段, 范围, (车子前后轴的)联接杆, 横风行驶
vt. 到达, 达到, 伸出, 影响
vi. 达到, 延伸, 伸出手, 传开</text:p>
          </table:table-cell>
        </table:table-row>
        <table:table-row>
          <table:table-cell>
            <text:p>7</text:p>
          </table:table-cell>
          <table:table-cell>
            <text:p>receive</text:p>
          </table:table-cell>
          <table:table-cell>
            <text:p>[ri'si:v]
vt. 收到, 接到, 接收, 遭到, 受到, 接待, 接见</text:p>
          </table:table-cell>
        </table:table-row>
        <table:table-row>
          <table:table-cell>
            <text:p>7</text:p>
          </table:table-cell>
          <table:table-cell>
            <text:p>reckoning</text:p>
          </table:table-cell>
          <table:table-cell>
            <text:p>['rekәniŋ]
n. 计算, 帐单, 算帐, 结帐, 清算, 估计</text:p>
          </table:table-cell>
        </table:table-row>
        <table:table-row>
          <table:table-cell>
            <text:p>7</text:p>
          </table:table-cell>
          <table:table-cell>
            <text:p>reduced</text:p>
          </table:table-cell>
          <table:table-cell>
            <text:p>[ri'dju:st]
adj. 减少的, 简化的</text:p>
          </table:table-cell>
        </table:table-row>
        <table:table-row>
          <table:table-cell>
            <text:p>7</text:p>
          </table:table-cell>
          <table:table-cell>
            <text:p>refreshed</text:p>
          </table:table-cell>
          <table:table-cell>
            <text:p>~= refresh
[ri'freʃ]
v. (使)精神振作, (使)精力恢复, 更新</text:p>
          </table:table-cell>
        </table:table-row>
        <table:table-row>
          <table:table-cell>
            <text:p>7</text:p>
          </table:table-cell>
          <table:table-cell>
            <text:p>removed</text:p>
          </table:table-cell>
          <table:table-cell>
            <text:p>[ri'mu:vd]
adj. 离开的, 远离...的, 与...无关的</text:p>
          </table:table-cell>
        </table:table-row>
        <table:table-row>
          <table:table-cell>
            <text:p>7</text:p>
          </table:table-cell>
          <table:table-cell>
            <text:p>resolutions</text:p>
          </table:table-cell>
          <table:table-cell>
            <text:p>~= resolution
[ˏrezә'lju:ʃәn]
n. 坚定, 决心, 决定, 决议</text:p>
          </table:table-cell>
        </table:table-row>
        <table:table-row>
          <table:table-cell>
            <text:p>7</text:p>
          </table:table-cell>
          <table:table-cell>
            <text:p>rise</text:p>
          </table:table-cell>
          <table:table-cell>
            <text:p>[raiz]
n. 上升, 增加, 上涨, 高地, 小山, 发生, 出现
vi. 升起, 起身, 发源, 起义, 高耸, 增长, 上升, 复活
vt. 使飞起</text:p>
          </table:table-cell>
        </table:table-row>
        <table:table-row>
          <table:table-cell>
            <text:p>7</text:p>
          </table:table-cell>
          <table:table-cell>
            <text:p>roads</text:p>
          </table:table-cell>
          <table:table-cell>
            <text:p>~= road
[rәud]
n. 路, 道路, 公路, 大道</text:p>
          </table:table-cell>
        </table:table-row>
        <table:table-row>
          <table:table-cell>
            <text:p>7</text:p>
          </table:table-cell>
          <table:table-cell>
            <text:p>safety</text:p>
          </table:table-cell>
          <table:table-cell>
            <text:p>['seifti]
n. 安全, 保险, 安全设备, 保险装置</text:p>
          </table:table-cell>
        </table:table-row>
        <table:table-row>
          <table:table-cell>
            <text:p>7</text:p>
          </table:table-cell>
          <table:table-cell>
            <text:p>scripture</text:p>
          </table:table-cell>
          <table:table-cell>
            <text:p>['skriptʃә]
n. 手稿, 文件, [Scripture] 基督教(圣经), 经文</text:p>
          </table:table-cell>
        </table:table-row>
        <table:table-row>
          <table:table-cell>
            <text:p>7</text:p>
          </table:table-cell>
          <table:table-cell>
            <text:p>seaside</text:p>
          </table:table-cell>
          <table:table-cell>
            <text:p>['si:said]
n. 海滨(胜地), 滨海城镇, 海边
adj. 海边的, 海滨的</text:p>
          </table:table-cell>
        </table:table-row>
        <table:table-row>
          <table:table-cell>
            <text:p>7</text:p>
          </table:table-cell>
          <table:table-cell>
            <text:p>security</text:p>
          </table:table-cell>
          <table:table-cell>
            <text:p>[si'kjuәriti]
n. 安全</text:p>
          </table:table-cell>
        </table:table-row>
        <table:table-row>
          <table:table-cell>
            <text:p>7</text:p>
          </table:table-cell>
          <table:table-cell>
            <text:p>seek</text:p>
          </table:table-cell>
          <table:table-cell>
            <text:p>[si:k]
v. 寻找, 探索, 寻求</text:p>
          </table:table-cell>
        </table:table-row>
        <table:table-row>
          <table:table-cell>
            <text:p>7</text:p>
          </table:table-cell>
          <table:table-cell>
            <text:p>shoes</text:p>
          </table:table-cell>
          <table:table-cell>
            <text:p>n. 鞋子</text:p>
          </table:table-cell>
        </table:table-row>
        <table:table-row>
          <table:table-cell>
            <text:p>7</text:p>
          </table:table-cell>
          <table:table-cell>
            <text:p>signals</text:p>
          </table:table-cell>
          <table:table-cell>
            <text:p>~= signal
['signl]
n. 信号
adj. 信号的
v. 发信号, 用信号通知</text:p>
          </table:table-cell>
        </table:table-row>
        <table:table-row>
          <table:table-cell>
            <text:p>7</text:p>
          </table:table-cell>
          <table:table-cell>
            <text:p>singled</text:p>
          </table:table-cell>
          <table:table-cell>
            <text:p>~= single
['siŋgl]
adj. 单一的, 单身的, 单纯的, 孤独的, 专一的, 个别的
n. 一个, 单打, 单精度型
vt. 选出
vi. [棒]作一垒打</text:p>
          </table:table-cell>
        </table:table-row>
        <table:table-row>
          <table:table-cell>
            <text:p>7</text:p>
          </table:table-cell>
          <table:table-cell>
            <text:p>sixteen</text:p>
          </table:table-cell>
          <table:table-cell>
            <text:p>['siks'ti:n]
num. 十六</text:p>
          </table:table-cell>
        </table:table-row>
        <table:table-row>
          <table:table-cell>
            <text:p>7</text:p>
          </table:table-cell>
          <table:table-cell>
            <text:p>smiled</text:p>
          </table:table-cell>
          <table:table-cell>
            <text:p>~= smile
[smail]
vi. (～ at) 微笑
n. 微笑</text:p>
          </table:table-cell>
        </table:table-row>
        <table:table-row>
          <table:table-cell>
            <text:p>7</text:p>
          </table:table-cell>
          <table:table-cell>
            <text:p>sorts</text:p>
          </table:table-cell>
          <table:table-cell>
            <text:p>~= sort
[sɔ:t]
n. 种类, 类别
v. 分类, 拣选</text:p>
          </table:table-cell>
        </table:table-row>
        <table:table-row>
          <table:table-cell>
            <text:p>7</text:p>
          </table:table-cell>
          <table:table-cell>
            <text:p>sound</text:p>
          </table:table-cell>
          <table:table-cell>
            <text:p>[saund]
n. 声音, 语音, 噪音, 吵闹, 海峡, 听力范围, 探条
adj. 健全的, 可靠的, 合理的, 有效彻底的, 健康的
adv. 彻底地, 充分地
vi. 发出声音, 回响, 测深, 听起来
vt. 使发声, 宣告, 听诊, 测...深, 试探</text:p>
          </table:table-cell>
        </table:table-row>
        <table:table-row>
          <table:table-cell>
            <text:p>7</text:p>
          </table:table-cell>
          <table:table-cell>
            <text:p>spade</text:p>
          </table:table-cell>
          <table:table-cell>
            <text:p>[speid]
n. 铲, 铁锹
v. 铲</text:p>
          </table:table-cell>
        </table:table-row>
        <table:table-row>
          <table:table-cell>
            <text:p>7</text:p>
          </table:table-cell>
          <table:table-cell>
            <text:p>spared</text:p>
          </table:table-cell>
          <table:table-cell>
            <text:p>~= spar
[spɑ:]
n. 晶石, 园材(如桅,桁等), 争论, 争吵</text:p>
          </table:table-cell>
        </table:table-row>
        <table:table-row>
          <table:table-cell>
            <text:p>7</text:p>
          </table:table-cell>
          <table:table-cell>
            <text:p>speed</text:p>
          </table:table-cell>
          <table:table-cell>
            <text:p>[spi:d]
n. 迅速, 速度, 速率
v. 加快, 速飞, 飞跑</text:p>
          </table:table-cell>
        </table:table-row>
        <table:table-row>
          <table:table-cell>
            <text:p>7</text:p>
          </table:table-cell>
          <table:table-cell>
            <text:p>step</text:p>
          </table:table-cell>
          <table:table-cell>
            <text:p>[step]
n. 脚步, 步幅, 步调, 步伐, 步骤, 措施, 梯级, 台阶
v. 走, 举步, 移步, 踏
产品数据转换规范</text:p>
          </table:table-cell>
        </table:table-row>
        <table:table-row>
          <table:table-cell>
            <text:p>7</text:p>
          </table:table-cell>
          <table:table-cell>
            <text:p>stomach</text:p>
          </table:table-cell>
          <table:table-cell>
            <text:p>['stʌmәk]
n. 胃, 胃口, 胃部
v. 容忍</text:p>
          </table:table-cell>
        </table:table-row>
        <table:table-row>
          <table:table-cell>
            <text:p>7</text:p>
          </table:table-cell>
          <table:table-cell>
            <text:p>stream</text:p>
          </table:table-cell>
          <table:table-cell>
            <text:p>[stri:m]
n. 溪, 川, 流, 一股, 一串, 河流
v. 流, 涌, 流注</text:p>
          </table:table-cell>
        </table:table-row>
        <table:table-row>
          <table:table-cell>
            <text:p>7</text:p>
          </table:table-cell>
          <table:table-cell>
            <text:p>success</text:p>
          </table:table-cell>
          <table:table-cell>
            <text:p>[sәk'ses]
n. 成功, 成就, 胜利, 发迹, 兴旺</text:p>
          </table:table-cell>
        </table:table-row>
        <table:table-row>
          <table:table-cell>
            <text:p>7</text:p>
          </table:table-cell>
          <table:table-cell>
            <text:p>suffered</text:p>
          </table:table-cell>
          <table:table-cell>
            <text:p>~= suffer
['sʌfә]
vt. 遭受, 经历, 忍受
vi. 受痛苦, 受损害</text:p>
          </table:table-cell>
        </table:table-row>
        <table:table-row>
          <table:table-cell>
            <text:p>7</text:p>
          </table:table-cell>
          <table:table-cell>
            <text:p>support</text:p>
          </table:table-cell>
          <table:table-cell>
            <text:p>[sә'pɔ:t]
vt. 支撑, 扶持, 支持, 支援, 拥护, 维持, 赡养, 忍受
n. 支撑, 支持, 支援, 维持, 赡养, 支持者, 支柱</text:p>
          </table:table-cell>
        </table:table-row>
        <table:table-row>
          <table:table-cell>
            <text:p>7</text:p>
          </table:table-cell>
          <table:table-cell>
            <text:p>swift</text:p>
          </table:table-cell>
          <table:table-cell>
            <text:p>[swift]
n. [鸟]雨燕, (梳棉机等的)大滚筒
adj. 迅速的, 快的, 敏捷的, 立刻的
adv. 迅速地, 敏捷地</text:p>
          </table:table-cell>
        </table:table-row>
        <table:table-row>
          <table:table-cell>
            <text:p>7</text:p>
          </table:table-cell>
          <table:table-cell>
            <text:p>talking</text:p>
          </table:table-cell>
          <table:table-cell>
            <text:p>['tɔ:kiŋ]
adj. 说话的, 表情丰富的
n. 谈论</text:p>
          </table:table-cell>
        </table:table-row>
        <table:table-row>
          <table:table-cell>
            <text:p>7</text:p>
          </table:table-cell>
          <table:table-cell>
            <text:p>terribly</text:p>
          </table:table-cell>
          <table:table-cell>
            <text:p>['teribli]
adv. 可怕地, 十分, 极</text:p>
          </table:table-cell>
        </table:table-row>
        <table:table-row>
          <table:table-cell>
            <text:p>7</text:p>
          </table:table-cell>
          <table:table-cell>
            <text:p>thrown</text:p>
          </table:table-cell>
          <table:table-cell>
            <text:p>[θrәun]
vbl. throw的过去分词</text:p>
          </table:table-cell>
        </table:table-row>
        <table:table-row>
          <table:table-cell>
            <text:p>7</text:p>
          </table:table-cell>
          <table:table-cell>
            <text:p>tired</text:p>
          </table:table-cell>
          <table:table-cell>
            <text:p>['taiәd]
adj. 疲劳的, 累的, 疲倦的</text:p>
          </table:table-cell>
        </table:table-row>
        <table:table-row>
          <table:table-cell>
            <text:p>7</text:p>
          </table:table-cell>
          <table:table-cell>
            <text:p>travel</text:p>
          </table:table-cell>
          <table:table-cell>
            <text:p>['trævl]
v. 旅行, 传播
vi. 行进, 传播
n. 旅行</text:p>
          </table:table-cell>
        </table:table-row>
        <table:table-row>
          <table:table-cell>
            <text:p>7</text:p>
          </table:table-cell>
          <table:table-cell>
            <text:p>turning</text:p>
          </table:table-cell>
          <table:table-cell>
            <text:p>['tә:niŋ]
n. 旋转, 转向, 转弯处</text:p>
          </table:table-cell>
        </table:table-row>
        <table:table-row>
          <table:table-cell>
            <text:p>7</text:p>
          </table:table-cell>
          <table:table-cell>
            <text:p>ugly</text:p>
          </table:table-cell>
          <table:table-cell>
            <text:p>['ʌgli]
adj. 丑陋的, 难看的</text:p>
          </table:table-cell>
        </table:table-row>
        <table:table-row>
          <table:table-cell>
            <text:p>7</text:p>
          </table:table-cell>
          <table:table-cell>
            <text:p>undone</text:p>
          </table:table-cell>
          <table:table-cell>
            <text:p>['ʌn'dʌn]
adj. 未完成的, 破灭的
vbl. undo的过去分词</text:p>
          </table:table-cell>
        </table:table-row>
        <table:table-row>
          <table:table-cell>
            <text:p>7</text:p>
          </table:table-cell>
          <table:table-cell>
            <text:p>usually</text:p>
          </table:table-cell>
          <table:table-cell>
            <text:p>['ju:ʒuәli]
adv. 通常, 大抵</text:p>
          </table:table-cell>
        </table:table-row>
        <table:table-row>
          <table:table-cell>
            <text:p>7</text:p>
          </table:table-cell>
          <table:table-cell>
            <text:p>vain</text:p>
          </table:table-cell>
          <table:table-cell>
            <text:p>[vein]
adj. 徒然的, 无益的, 虚荣的, 空虚的, 自负的, 愚蠢的</text:p>
          </table:table-cell>
        </table:table-row>
        <table:table-row>
          <table:table-cell>
            <text:p>7</text:p>
          </table:table-cell>
          <table:table-cell>
            <text:p>verily</text:p>
          </table:table-cell>
          <table:table-cell>
            <text:p>['verili]
adv. 实在, 真正地, 肯定地, 忠实地</text:p>
          </table:table-cell>
        </table:table-row>
        <table:table-row>
          <table:table-cell>
            <text:p>7</text:p>
          </table:table-cell>
          <table:table-cell>
            <text:p>waited</text:p>
          </table:table-cell>
          <table:table-cell>
            <text:p>~= wait
[weit]
v. (～ for)等待, 等候
n. 等待, 等待时间</text:p>
          </table:table-cell>
        </table:table-row>
        <table:table-row>
          <table:table-cell>
            <text:p>7</text:p>
          </table:table-cell>
          <table:table-cell>
            <text:p>waked</text:p>
          </table:table-cell>
          <table:table-cell>
            <text:p>wake的过去式和过去分词</text:p>
          </table:table-cell>
        </table:table-row>
        <table:table-row>
          <table:table-cell>
            <text:p>7</text:p>
          </table:table-cell>
          <table:table-cell>
            <text:p>walking</text:p>
          </table:table-cell>
          <table:table-cell>
            <text:p>['wɔ:kiŋ]
v. 步行
adj. 步行的</text:p>
          </table:table-cell>
        </table:table-row>
        <table:table-row>
          <table:table-cell>
            <text:p>7</text:p>
          </table:table-cell>
          <table:table-cell>
            <text:p>wanting</text:p>
          </table:table-cell>
          <table:table-cell>
            <text:p>['wɔntiŋ]
adj. 欠缺的, 没有的, 不够格的
prep. 缺, 无</text:p>
          </table:table-cell>
        </table:table-row>
        <table:table-row>
          <table:table-cell>
            <text:p>7</text:p>
          </table:table-cell>
          <table:table-cell>
            <text:p>wealth</text:p>
          </table:table-cell>
          <table:table-cell>
            <text:p>[welθ]
n. 财富, 财产, 大量</text:p>
          </table:table-cell>
        </table:table-row>
        <table:table-row>
          <table:table-cell>
            <text:p>7</text:p>
          </table:table-cell>
          <table:table-cell>
            <text:p>whenever</text:p>
          </table:table-cell>
          <table:table-cell>
            <text:p>[(h)wen'evә]
conj. 无论何时, 随时
n. 只要</text:p>
          </table:table-cell>
        </table:table-row>
        <table:table-row>
          <table:table-cell>
            <text:p>7</text:p>
          </table:table-cell>
          <table:table-cell>
            <text:p>wickedness</text:p>
          </table:table-cell>
          <table:table-cell>
            <text:p>['wikidnis]
n. 邪恶, 不道德</text:p>
          </table:table-cell>
        </table:table-row>
        <table:table-row>
          <table:table-cell>
            <text:p>7</text:p>
          </table:table-cell>
          <table:table-cell>
            <text:p>wilderness</text:p>
          </table:table-cell>
          <table:table-cell>
            <text:p>['wildәnis]
n. 荒野, 茫茫一片, 大量, 荒地</text:p>
          </table:table-cell>
        </table:table-row>
        <table:table-row>
          <table:table-cell>
            <text:p>7</text:p>
          </table:table-cell>
          <table:table-cell>
            <text:p>winter</text:p>
          </table:table-cell>
          <table:table-cell>
            <text:p>['wintә]
n. 冬, 冬季, 萧条期, 衰退期
adj. 冬天的
vt. 对...进行冬天保护
vi. 过冬</text:p>
          </table:table-cell>
        </table:table-row>
        <table:table-row>
          <table:table-cell>
            <text:p>7</text:p>
          </table:table-cell>
          <table:table-cell>
            <text:p>wished</text:p>
          </table:table-cell>
          <table:table-cell>
            <text:p>~= wish
[wiʃ]
n. 愿望, 心愿, 请求, 所愿望的事物, 祝愿
v. 希望, 想要, 但愿, 祝贺</text:p>
          </table:table-cell>
        </table:table-row>
        <table:table-row>
          <table:table-cell>
            <text:p>7</text:p>
          </table:table-cell>
          <table:table-cell>
            <text:p>wonderfully</text:p>
          </table:table-cell>
          <table:table-cell>
            <text:p>adv. 惊人地, 极佳地</text:p>
          </table:table-cell>
        </table:table-row>
        <table:table-row>
          <table:table-cell>
            <text:p>7</text:p>
          </table:table-cell>
          <table:table-cell>
            <text:p>working</text:p>
          </table:table-cell>
          <table:table-cell>
            <text:p>['wә:kiŋ]
n. 工作, 工作方式, 劳动
adj. 工作的, 劳动的, 经营的, 抽搐的, 施工用的, 运转的</text:p>
          </table:table-cell>
        </table:table-row>
        <table:table-row>
          <table:table-cell>
            <text:p>6</text:p>
          </table:table-cell>
          <table:table-cell>
            <text:p>abhorrence</text:p>
          </table:table-cell>
          <table:table-cell>
            <text:p>[әb'hɔrәns]
n. 痛恨, 憎恶</text:p>
          </table:table-cell>
        </table:table-row>
        <table:table-row>
          <table:table-cell>
            <text:p>6</text:p>
          </table:table-cell>
          <table:table-cell>
            <text:p>accident</text:p>
          </table:table-cell>
          <table:table-cell>
            <text:p>['æksidәnt]
n. 意外事件, 事故</text:p>
          </table:table-cell>
        </table:table-row>
        <table:table-row>
          <table:table-cell>
            <text:p>6</text:p>
          </table:table-cell>
          <table:table-cell>
            <text:p>according</text:p>
          </table:table-cell>
          <table:table-cell>
            <text:p>[ә'kɔ:diŋ]
adv. 依照</text:p>
          </table:table-cell>
        </table:table-row>
        <table:table-row>
          <table:table-cell>
            <text:p>6</text:p>
          </table:table-cell>
          <table:table-cell>
            <text:p>acknowledge</text:p>
          </table:table-cell>
          <table:table-cell>
            <text:p>[әk'nɔlidʒ]
vt. 承认, 答谢, 报偿</text:p>
          </table:table-cell>
        </table:table-row>
        <table:table-row>
          <table:table-cell>
            <text:p>6</text:p>
          </table:table-cell>
          <table:table-cell>
            <text:p>acquaintance</text:p>
          </table:table-cell>
          <table:table-cell>
            <text:p>[ә'kweintәns]
n. 相识, 熟人</text:p>
          </table:table-cell>
        </table:table-row>
        <table:table-row>
          <table:table-cell>
            <text:p>6</text:p>
          </table:table-cell>
          <table:table-cell>
            <text:p>acquainted</text:p>
          </table:table-cell>
          <table:table-cell>
            <text:p>adj. 有知识的, 知晓的</text:p>
          </table:table-cell>
        </table:table-row>
        <table:table-row>
          <table:table-cell>
            <text:p>6</text:p>
          </table:table-cell>
          <table:table-cell>
            <text:p>acted</text:p>
          </table:table-cell>
          <table:table-cell>
            <text:p>~= act
[ækt]
n. 幕, 法案, 法令, 动作, 举动, 节目, (戏剧的)幕
vi. 行动, 产生...的效果, 担当, 表演, 假装, 表现, 见效
vt. 扮演, 装作</text:p>
          </table:table-cell>
        </table:table-row>
        <table:table-row>
          <table:table-cell>
            <text:p>6</text:p>
          </table:table-cell>
          <table:table-cell>
            <text:p>adventure</text:p>
          </table:table-cell>
          <table:table-cell>
            <text:p>[әd'ventʃә]
n. 冒险, 冒险的经历
v. 冒险</text:p>
          </table:table-cell>
        </table:table-row>
        <table:table-row>
          <table:table-cell>
            <text:p>6</text:p>
          </table:table-cell>
          <table:table-cell>
            <text:p>affair</text:p>
          </table:table-cell>
          <table:table-cell>
            <text:p>[ә'fєә]
n. 事务, 事件, 私事, 恋爱事件, (尤指关系不长久的)风流韵事</text:p>
          </table:table-cell>
        </table:table-row>
        <table:table-row>
          <table:table-cell>
            <text:p>6</text:p>
          </table:table-cell>
          <table:table-cell>
            <text:p>affections</text:p>
          </table:table-cell>
          <table:table-cell>
            <text:p>~= affection
[ә'fekʃәn]
n. 友爱, 爱情, 影响, 疾病, 倾向</text:p>
          </table:table-cell>
        </table:table-row>
        <table:table-row>
          <table:table-cell>
            <text:p>6</text:p>
          </table:table-cell>
          <table:table-cell>
            <text:p>afflicting</text:p>
          </table:table-cell>
          <table:table-cell>
            <text:p>痛苦的</text:p>
          </table:table-cell>
        </table:table-row>
        <table:table-row>
          <table:table-cell>
            <text:p>6</text:p>
          </table:table-cell>
          <table:table-cell>
            <text:p>afternoon</text:p>
          </table:table-cell>
          <table:table-cell>
            <text:p>['ɑ:ftә'nu:n]
n. 午后, 下午
adv. 下午的, 晚期</text:p>
          </table:table-cell>
        </table:table-row>
        <table:table-row>
          <table:table-cell>
            <text:p>6</text:p>
          </table:table-cell>
          <table:table-cell>
            <text:p>aground</text:p>
          </table:table-cell>
          <table:table-cell>
            <text:p>[ә'graund]
adv. 搁浅地, 地面上</text:p>
          </table:table-cell>
        </table:table-row>
        <table:table-row>
          <table:table-cell>
            <text:p>6</text:p>
          </table:table-cell>
          <table:table-cell>
            <text:p>aim</text:p>
          </table:table-cell>
          <table:table-cell>
            <text:p>[eim]
n. 目标, 目的, 瞄准
v. 对...瞄准, 打算</text:p>
          </table:table-cell>
        </table:table-row>
        <table:table-row>
          <table:table-cell>
            <text:p>6</text:p>
          </table:table-cell>
          <table:table-cell>
            <text:p>apart</text:p>
          </table:table-cell>
          <table:table-cell>
            <text:p>[ә'pɑ:t]
adv. 分离, 分成零件, 分别地, 分离着
adj. 分开的</text:p>
          </table:table-cell>
        </table:table-row>
        <table:table-row>
          <table:table-cell>
            <text:p>6</text:p>
          </table:table-cell>
          <table:table-cell>
            <text:p>application</text:p>
          </table:table-cell>
          <table:table-cell>
            <text:p>[ˏæpli'keiʃәn]
n. 请求, 申请, 申请表, 应用, 运用, 施用, 敷用
应用,应用程序,应用软件</text:p>
          </table:table-cell>
        </table:table-row>
        <table:table-row>
          <table:table-cell>
            <text:p>6</text:p>
          </table:table-cell>
          <table:table-cell>
            <text:p>applied</text:p>
          </table:table-cell>
          <table:table-cell>
            <text:p>[ә'plaid]
adj. 应用的, 实用的</text:p>
          </table:table-cell>
        </table:table-row>
        <table:table-row>
          <table:table-cell>
            <text:p>6</text:p>
          </table:table-cell>
          <table:table-cell>
            <text:p>army</text:p>
          </table:table-cell>
          <table:table-cell>
            <text:p>['ɑ:mi]
n. 陆军, 军队, 大群, 大军</text:p>
          </table:table-cell>
        </table:table-row>
        <table:table-row>
          <table:table-cell>
            <text:p>6</text:p>
          </table:table-cell>
          <table:table-cell>
            <text:p>assured</text:p>
          </table:table-cell>
          <table:table-cell>
            <text:p>[ә'ʃuәd]
adj. 确实的, 确定的</text:p>
          </table:table-cell>
        </table:table-row>
        <table:table-row>
          <table:table-cell>
            <text:p>6</text:p>
          </table:table-cell>
          <table:table-cell>
            <text:p>atkins</text:p>
          </table:table-cell>
          <table:table-cell>
            <text:p>~= Atkins
['ætkinz]
n. 英国士兵, 任何组织的基层人员</text:p>
          </table:table-cell>
        </table:table-row>
        <table:table-row>
          <table:table-cell>
            <text:p>6</text:p>
          </table:table-cell>
          <table:table-cell>
            <text:p>attacked</text:p>
          </table:table-cell>
          <table:table-cell>
            <text:p>~= attack
[ә'tæk]
n. 进攻, 攻击, (用语言)抨击, 批评, 疾病发作, 侵袭
vt. 攻击, 抨击, 动手处理(某事)
vi. 攻击</text:p>
          </table:table-cell>
        </table:table-row>
        <table:table-row>
          <table:table-cell>
            <text:p>6</text:p>
          </table:table-cell>
          <table:table-cell>
            <text:p>awake</text:p>
          </table:table-cell>
          <table:table-cell>
            <text:p>[ә'weik]
vi. 醒, 觉醒, 领会, 觉悟
vt. 唤醒
adj. 警觉的, 醒的</text:p>
          </table:table-cell>
        </table:table-row>
        <table:table-row>
          <table:table-cell>
            <text:p>6</text:p>
          </table:table-cell>
          <table:table-cell>
            <text:p>ay</text:p>
          </table:table-cell>
          <table:table-cell>
            <text:p>[ei]
唉! 呜呼!(表示：“惊愕、悔恨、痛苦”等)</text:p>
          </table:table-cell>
        </table:table-row>
        <table:table-row>
          <table:table-cell>
            <text:p>6</text:p>
          </table:table-cell>
          <table:table-cell>
            <text:p>bad</text:p>
          </table:table-cell>
          <table:table-cell>
            <text:p>[bæd]
adj. 劣质的, 有害的, 坏的, 不利的, 不健康的, 严重的</text:p>
          </table:table-cell>
        </table:table-row>
        <table:table-row>
          <table:table-cell>
            <text:p>6</text:p>
          </table:table-cell>
          <table:table-cell>
            <text:p>beach</text:p>
          </table:table-cell>
          <table:table-cell>
            <text:p>[bi:tʃ]
n. 海滩</text:p>
          </table:table-cell>
        </table:table-row>
        <table:table-row>
          <table:table-cell>
            <text:p>6</text:p>
          </table:table-cell>
          <table:table-cell>
            <text:p>beat</text:p>
          </table:table-cell>
          <table:table-cell>
            <text:p>[bi:t]
n. 敲打, 拍子, 巡逻区域
v. 打, 打败</text:p>
          </table:table-cell>
        </table:table-row>
        <table:table-row>
          <table:table-cell>
            <text:p>6</text:p>
          </table:table-cell>
          <table:table-cell>
            <text:p>begun</text:p>
          </table:table-cell>
          <table:table-cell>
            <text:p>[bi'gʌn]
vbl. begin的过去分词</text:p>
          </table:table-cell>
        </table:table-row>
        <table:table-row>
          <table:table-cell>
            <text:p>6</text:p>
          </table:table-cell>
          <table:table-cell>
            <text:p>believing</text:p>
          </table:table-cell>
          <table:table-cell>
            <text:p>[bi'li:viŋ]
adj. 有信仰的</text:p>
          </table:table-cell>
        </table:table-row>
        <table:table-row>
          <table:table-cell>
            <text:p>6</text:p>
          </table:table-cell>
          <table:table-cell>
            <text:p>bible</text:p>
          </table:table-cell>
          <table:table-cell>
            <text:p>*['baibl]
n. 圣经</text:p>
          </table:table-cell>
        </table:table-row>
        <table:table-row>
          <table:table-cell>
            <text:p>6</text:p>
          </table:table-cell>
          <table:table-cell>
            <text:p>bird</text:p>
          </table:table-cell>
          <table:table-cell>
            <text:p>[bә:d]
n. 鸟, &lt;俚&gt;人
vi. 在野外观察或鉴别鸟类</text:p>
          </table:table-cell>
        </table:table-row>
        <table:table-row>
          <table:table-cell>
            <text:p>6</text:p>
          </table:table-cell>
          <table:table-cell>
            <text:p>black</text:p>
          </table:table-cell>
          <table:table-cell>
            <text:p>[blæk]
n. 黑色, 黑颜料, 黑人
adj. 黑色的, 弄脏了的, 忧郁的
vt. (使)变黑, 涂黑</text:p>
          </table:table-cell>
        </table:table-row>
        <table:table-row>
          <table:table-cell>
            <text:p>6</text:p>
          </table:table-cell>
          <table:table-cell>
            <text:p>bones</text:p>
          </table:table-cell>
          <table:table-cell>
            <text:p>n. 骨骼, 尸体</text:p>
          </table:table-cell>
        </table:table-row>
        <table:table-row>
          <table:table-cell>
            <text:p>6</text:p>
          </table:table-cell>
          <table:table-cell>
            <text:p>book</text:p>
          </table:table-cell>
          <table:table-cell>
            <text:p>[buk]
n. 书, 书籍, 卷, 篇, 帐簿, 名册, 工作簿
v. 登记, 预订, 控告</text:p>
          </table:table-cell>
        </table:table-row>
        <table:table-row>
          <table:table-cell>
            <text:p>6</text:p>
          </table:table-cell>
          <table:table-cell>
            <text:p>bough</text:p>
          </table:table-cell>
          <table:table-cell>
            <text:p>[bau]
n. 大树枝, 主枝</text:p>
          </table:table-cell>
        </table:table-row>
        <table:table-row>
          <table:table-cell>
            <text:p>6</text:p>
          </table:table-cell>
          <table:table-cell>
            <text:p>building</text:p>
          </table:table-cell>
          <table:table-cell>
            <text:p>['bildiŋ]
n. 建筑物, 营造物(如房屋,大楼,工厂,船等)</text:p>
          </table:table-cell>
        </table:table-row>
        <table:table-row>
          <table:table-cell>
            <text:p>6</text:p>
          </table:table-cell>
          <table:table-cell>
            <text:p>canvas</text:p>
          </table:table-cell>
          <table:table-cell>
            <text:p>['kænvәs]
v. 彻底讨论探究
n. 帆布</text:p>
          </table:table-cell>
        </table:table-row>
        <table:table-row>
          <table:table-cell>
            <text:p>6</text:p>
          </table:table-cell>
          <table:table-cell>
            <text:p>cases</text:p>
          </table:table-cell>
          <table:table-cell>
            <text:p>n. 案例</text:p>
          </table:table-cell>
        </table:table-row>
        <table:table-row>
          <table:table-cell>
            <text:p>6</text:p>
          </table:table-cell>
          <table:table-cell>
            <text:p>casks</text:p>
          </table:table-cell>
          <table:table-cell>
            <text:p>~= cask
[kɑ:sk]
n. 桶, 木桶
vt. 装入桶中</text:p>
          </table:table-cell>
        </table:table-row>
        <table:table-row>
          <table:table-cell>
            <text:p>6</text:p>
          </table:table-cell>
          <table:table-cell>
            <text:p>caught</text:p>
          </table:table-cell>
          <table:table-cell>
            <text:p>[kɔ:t]
vbl. catch的过去式和过去分词</text:p>
          </table:table-cell>
        </table:table-row>
        <table:table-row>
          <table:table-cell>
            <text:p>6</text:p>
          </table:table-cell>
          <table:table-cell>
            <text:p>caution</text:p>
          </table:table-cell>
          <table:table-cell>
            <text:p>['kɔ:ʃәn]
n. 小心, 谨慎, 警告
vt. 警告</text:p>
          </table:table-cell>
        </table:table-row>
        <table:table-row>
          <table:table-cell>
            <text:p>6</text:p>
          </table:table-cell>
          <table:table-cell>
            <text:p>centre</text:p>
          </table:table-cell>
          <table:table-cell>
            <text:p>['sentә]
n. 中心, 中央, 中心区
v. 集中</text:p>
          </table:table-cell>
        </table:table-row>
        <table:table-row>
          <table:table-cell>
            <text:p>6</text:p>
          </table:table-cell>
          <table:table-cell>
            <text:p>cheerful</text:p>
          </table:table-cell>
          <table:table-cell>
            <text:p>['tʃiәful]
adj. 愉快的, 高兴的</text:p>
          </table:table-cell>
        </table:table-row>
        <table:table-row>
          <table:table-cell>
            <text:p>6</text:p>
          </table:table-cell>
          <table:table-cell>
            <text:p>clay</text:p>
          </table:table-cell>
          <table:table-cell>
            <text:p>[klei]
n. 粘土, 泥土, 肉体, 人体, 似黏土的东西, 陶土制的烟斗</text:p>
          </table:table-cell>
        </table:table-row>
        <table:table-row>
          <table:table-cell>
            <text:p>6</text:p>
          </table:table-cell>
          <table:table-cell>
            <text:p>cleared</text:p>
          </table:table-cell>
          <table:table-cell>
            <text:p>vbl. 清除的</text:p>
          </table:table-cell>
        </table:table-row>
        <table:table-row>
          <table:table-cell>
            <text:p>6</text:p>
          </table:table-cell>
          <table:table-cell>
            <text:p>comfortable</text:p>
          </table:table-cell>
          <table:table-cell>
            <text:p>['kʌmfәtәbl]
adj. 舒适的</text:p>
          </table:table-cell>
        </table:table-row>
        <table:table-row>
          <table:table-cell>
            <text:p>6</text:p>
          </table:table-cell>
          <table:table-cell>
            <text:p>comfortably</text:p>
          </table:table-cell>
          <table:table-cell>
            <text:p>['kʌmfәtәbli]
adv. 安乐地, 舒适地, 充裕地</text:p>
          </table:table-cell>
        </table:table-row>
        <table:table-row>
          <table:table-cell>
            <text:p>6</text:p>
          </table:table-cell>
          <table:table-cell>
            <text:p>comforts</text:p>
          </table:table-cell>
          <table:table-cell>
            <text:p>~= comfort
['kʌmfәt]
n. 安慰, 舒适, 安慰者
vt. 安慰, 使(痛苦等)缓和</text:p>
          </table:table-cell>
        </table:table-row>
        <table:table-row>
          <table:table-cell>
            <text:p>6</text:p>
          </table:table-cell>
          <table:table-cell>
            <text:p>companion</text:p>
          </table:table-cell>
          <table:table-cell>
            <text:p>[kәm'pænjәn]
n. 同伴, 共事者</text:p>
          </table:table-cell>
        </table:table-row>
        <table:table-row>
          <table:table-cell>
            <text:p>6</text:p>
          </table:table-cell>
          <table:table-cell>
            <text:p>concealed</text:p>
          </table:table-cell>
          <table:table-cell>
            <text:p>~= conceal
[kәn'si:l]
vt. 隐藏, 隐蔽, 隐瞒
v. 隐蔽</text:p>
          </table:table-cell>
        </table:table-row>
        <table:table-row>
          <table:table-cell>
            <text:p>6</text:p>
          </table:table-cell>
          <table:table-cell>
            <text:p>consent</text:p>
          </table:table-cell>
          <table:table-cell>
            <text:p>[kәn'sent]
vi. 同意, 赞成, 答应
n. 同意, 赞成, 允诺</text:p>
          </table:table-cell>
        </table:table-row>
        <table:table-row>
          <table:table-cell>
            <text:p>6</text:p>
          </table:table-cell>
          <table:table-cell>
            <text:p>consequences</text:p>
          </table:table-cell>
          <table:table-cell>
            <text:p>~= consequence
['kɔnsikwәns]
n. 结果, [逻]推理, 推论, 因果关系, 重要的地位</text:p>
          </table:table-cell>
        </table:table-row>
        <table:table-row>
          <table:table-cell>
            <text:p>6</text:p>
          </table:table-cell>
          <table:table-cell>
            <text:p>considerably</text:p>
          </table:table-cell>
          <table:table-cell>
            <text:p>[kәn'sidәrәbәli]
adv. 相当地</text:p>
          </table:table-cell>
        </table:table-row>
        <table:table-row>
          <table:table-cell>
            <text:p>6</text:p>
          </table:table-cell>
          <table:table-cell>
            <text:p>constantly</text:p>
          </table:table-cell>
          <table:table-cell>
            <text:p>['kɔnstәntli]
adv. 不变地, 经常地, 坚持不懈地</text:p>
          </table:table-cell>
        </table:table-row>
        <table:table-row>
          <table:table-cell>
            <text:p>6</text:p>
          </table:table-cell>
          <table:table-cell>
            <text:p>content</text:p>
          </table:table-cell>
          <table:table-cell>
            <text:p>[kәn'tent]
n. 内容, 容量, 目录, 满足
adj. 满足的, 满意的, 愿意
vt. 使满足</text:p>
          </table:table-cell>
        </table:table-row>
        <table:table-row>
          <table:table-cell>
            <text:p>6</text:p>
          </table:table-cell>
          <table:table-cell>
            <text:p>continent</text:p>
          </table:table-cell>
          <table:table-cell>
            <text:p>['kɔntinәnt]
n. 大陆, 陆地</text:p>
          </table:table-cell>
        </table:table-row>
        <table:table-row>
          <table:table-cell>
            <text:p>6</text:p>
          </table:table-cell>
          <table:table-cell>
            <text:p>contrivance</text:p>
          </table:table-cell>
          <table:table-cell>
            <text:p>[kәn'traivәns]
n. 发明, 发明才能, 想出的办法, 发明物</text:p>
          </table:table-cell>
        </table:table-row>
        <table:table-row>
          <table:table-cell>
            <text:p>6</text:p>
          </table:table-cell>
          <table:table-cell>
            <text:p>conversation</text:p>
          </table:table-cell>
          <table:table-cell>
            <text:p>[ˏkɔnvә'seiʃәn]
n. 会话, 交谈</text:p>
          </table:table-cell>
        </table:table-row>
        <table:table-row>
          <table:table-cell>
            <text:p>6</text:p>
          </table:table-cell>
          <table:table-cell>
            <text:p>crow</text:p>
          </table:table-cell>
          <table:table-cell>
            <text:p>[krәu]
n. 乌鸦, 似乌鸦的鸟, 撬棍
vi. 啼叫, 报晓, (婴孩)格格地笑</text:p>
          </table:table-cell>
        </table:table-row>
        <table:table-row>
          <table:table-cell>
            <text:p>6</text:p>
          </table:table-cell>
          <table:table-cell>
            <text:p>defend</text:p>
          </table:table-cell>
          <table:table-cell>
            <text:p>[di'fend]
vt. 防护, 辩护, 防卫, [律]作...的辩护律师</text:p>
          </table:table-cell>
        </table:table-row>
        <table:table-row>
          <table:table-cell>
            <text:p>6</text:p>
          </table:table-cell>
          <table:table-cell>
            <text:p>described</text:p>
          </table:table-cell>
          <table:table-cell>
            <text:p>~= describe
[dis'kraib]
vt. 描写, 记述, 形容, 形容
v. 描述</text:p>
          </table:table-cell>
        </table:table-row>
        <table:table-row>
          <table:table-cell>
            <text:p>6</text:p>
          </table:table-cell>
          <table:table-cell>
            <text:p>discharged</text:p>
          </table:table-cell>
          <table:table-cell>
            <text:p>[dis'tʃɑ:dʒd]
放电的
泻出的</text:p>
          </table:table-cell>
        </table:table-row>
        <table:table-row>
          <table:table-cell>
            <text:p>6</text:p>
          </table:table-cell>
          <table:table-cell>
            <text:p>dispose</text:p>
          </table:table-cell>
          <table:table-cell>
            <text:p>[dis'pәuz]
v. 处理, 处置, 部署
vt. 布置, 安排, 除去, 使愿意</text:p>
          </table:table-cell>
        </table:table-row>
        <table:table-row>
          <table:table-cell>
            <text:p>6</text:p>
          </table:table-cell>
          <table:table-cell>
            <text:p>disposition</text:p>
          </table:table-cell>
          <table:table-cell>
            <text:p>[dispә'ziʃәn]
n. 部署</text:p>
          </table:table-cell>
        </table:table-row>
        <table:table-row>
          <table:table-cell>
            <text:p>6</text:p>
          </table:table-cell>
          <table:table-cell>
            <text:p>drawers</text:p>
          </table:table-cell>
          <table:table-cell>
            <text:p>/drɔːz; drɔrz/
n [pl] (dated 旧) knickers or underpants 内裤
*a pair of drawers 一条内裤.</text:p>
          </table:table-cell>
        </table:table-row>
        <table:table-row>
          <table:table-cell>
            <text:p>6</text:p>
          </table:table-cell>
          <table:table-cell>
            <text:p>dreadfully</text:p>
          </table:table-cell>
          <table:table-cell>
            <text:p>['dredfuli]
adv. 可怕地, 庄严地</text:p>
          </table:table-cell>
        </table:table-row>
        <table:table-row>
          <table:table-cell>
            <text:p>6</text:p>
          </table:table-cell>
          <table:table-cell>
            <text:p>dreamed</text:p>
          </table:table-cell>
          <table:table-cell>
            <text:p>dream的过去式和过去分词</text:p>
          </table:table-cell>
        </table:table-row>
        <table:table-row>
          <table:table-cell>
            <text:p>6</text:p>
          </table:table-cell>
          <table:table-cell>
            <text:p>dress</text:p>
          </table:table-cell>
          <table:table-cell>
            <text:p>[dres]
n. 女服, 童装, 服装, 衣服
v. (给...)穿衣</text:p>
          </table:table-cell>
        </table:table-row>
        <table:table-row>
          <table:table-cell>
            <text:p>6</text:p>
          </table:table-cell>
          <table:table-cell>
            <text:p>dropped</text:p>
          </table:table-cell>
          <table:table-cell>
            <text:p>[drɔpt]
adj. [英橄]抛踢球得分的</text:p>
          </table:table-cell>
        </table:table-row>
        <table:table-row>
          <table:table-cell>
            <text:p>6</text:p>
          </table:table-cell>
          <table:table-cell>
            <text:p>earnest</text:p>
          </table:table-cell>
          <table:table-cell>
            <text:p>['ә:nist]
adj. 认真的, 热心的, 重要的n.真挚, 定金, 认真, 热心</text:p>
          </table:table-cell>
        </table:table-row>
        <table:table-row>
          <table:table-cell>
            <text:p>6</text:p>
          </table:table-cell>
          <table:table-cell>
            <text:p>eating</text:p>
          </table:table-cell>
          <table:table-cell>
            <text:p>['i:tiŋ]
n. 吃, 食物
adj. 食用的, 可生食的</text:p>
          </table:table-cell>
        </table:table-row>
        <table:table-row>
          <table:table-cell>
            <text:p>6</text:p>
          </table:table-cell>
          <table:table-cell>
            <text:p>ebbed</text:p>
          </table:table-cell>
          <table:table-cell>
            <text:p>~= ebb
[eb]
n. 退, 弱, 退潮, 衰落
vi. 潮退, 衰退</text:p>
          </table:table-cell>
        </table:table-row>
        <table:table-row>
          <table:table-cell>
            <text:p>6</text:p>
          </table:table-cell>
          <table:table-cell>
            <text:p>eggs</text:p>
          </table:table-cell>
          <table:table-cell>
            <text:p>~= egg
[eg]
n. 蛋, 鸡蛋, 卵
v. 怂恿, 怂恿</text:p>
          </table:table-cell>
        </table:table-row>
        <table:table-row>
          <table:table-cell>
            <text:p>6</text:p>
          </table:table-cell>
          <table:table-cell>
            <text:p>eighteen</text:p>
          </table:table-cell>
          <table:table-cell>
            <text:p>['ei'ti:n]
adj. 十八的, 十八个的</text:p>
          </table:table-cell>
        </table:table-row>
        <table:table-row>
          <table:table-cell>
            <text:p>6</text:p>
          </table:table-cell>
          <table:table-cell>
            <text:p>endeavored</text:p>
          </table:table-cell>
          <table:table-cell>
            <text:p>~= endeavor
[in'devә]
n. 努力, 尽力
vi. 尽力, 努力</text:p>
          </table:table-cell>
        </table:table-row>
        <table:table-row>
          <table:table-cell>
            <text:p>6</text:p>
          </table:table-cell>
          <table:table-cell>
            <text:p>enjoy</text:p>
          </table:table-cell>
          <table:table-cell>
            <text:p>[in'dʒɔi]
vt. 享受...的乐趣, 欣赏, 喜爱
v. 满意</text:p>
          </table:table-cell>
        </table:table-row>
        <table:table-row>
          <table:table-cell>
            <text:p>6</text:p>
          </table:table-cell>
          <table:table-cell>
            <text:p>enjoyed</text:p>
          </table:table-cell>
          <table:table-cell>
            <text:p>~= enjoy
[in'dʒɔi]
vt. 享受...的乐趣, 欣赏, 喜爱
v. 满意</text:p>
          </table:table-cell>
        </table:table-row>
        <table:table-row>
          <table:table-cell>
            <text:p>6</text:p>
          </table:table-cell>
          <table:table-cell>
            <text:p>enter</text:p>
          </table:table-cell>
          <table:table-cell>
            <text:p>['entә]
vt. 进入, 加入, 参加, 登录, 开始
vi. 进去, [戏]登场, 参加
n. 输入, [计]回车</text:p>
          </table:table-cell>
        </table:table-row>
        <table:table-row>
          <table:table-cell>
            <text:p>6</text:p>
          </table:table-cell>
          <table:table-cell>
            <text:p>equinox</text:p>
          </table:table-cell>
          <table:table-cell>
            <text:p>['i:kwinɔks]
n. 昼夜平分点, 春分或秋分</text:p>
          </table:table-cell>
        </table:table-row>
        <table:table-row>
          <table:table-cell>
            <text:p>6</text:p>
          </table:table-cell>
          <table:table-cell>
            <text:p>example</text:p>
          </table:table-cell>
          <table:table-cell>
            <text:p>[ig'zɑ:mpl, ig'zæm-]
n. 例子, 实例, 例题, 范例, 榜样, 鉴戒, 实例</text:p>
          </table:table-cell>
        </table:table-row>
        <table:table-row>
          <table:table-cell>
            <text:p>6</text:p>
          </table:table-cell>
          <table:table-cell>
            <text:p>execution</text:p>
          </table:table-cell>
          <table:table-cell>
            <text:p>[ˏeksi'kju:ʃәn]
n. 实行, 完成, 执行, 死刑, 制作, (武器等的)破坏效果, 杀伤力</text:p>
          </table:table-cell>
        </table:table-row>
        <table:table-row>
          <table:table-cell>
            <text:p>6</text:p>
          </table:table-cell>
          <table:table-cell>
            <text:p>expedition</text:p>
          </table:table-cell>
          <table:table-cell>
            <text:p>[ˏekspi'diʃәn]
n. 远征, 探险队, 迅速, 派遣</text:p>
          </table:table-cell>
        </table:table-row>
        <table:table-row>
          <table:table-cell>
            <text:p>6</text:p>
          </table:table-cell>
          <table:table-cell>
            <text:p>fairly</text:p>
          </table:table-cell>
          <table:table-cell>
            <text:p>['fєәli]
adv. 公正地, 正当的, 公平对待某人, 公平地, 相当地, 还算, 清楚地</text:p>
          </table:table-cell>
        </table:table-row>
        <table:table-row>
          <table:table-cell>
            <text:p>6</text:p>
          </table:table-cell>
          <table:table-cell>
            <text:p>fatigued</text:p>
          </table:table-cell>
          <table:table-cell>
            <text:p>adj. 疲乏的</text:p>
          </table:table-cell>
        </table:table-row>
        <table:table-row>
          <table:table-cell>
            <text:p>6</text:p>
          </table:table-cell>
          <table:table-cell>
            <text:p>fed</text:p>
          </table:table-cell>
          <table:table-cell>
            <text:p>[fed]
[美俚]联邦调查局人员
联邦政府工作人员
反馈的</text:p>
          </table:table-cell>
        </table:table-row>
        <table:table-row>
          <table:table-cell>
            <text:p>6</text:p>
          </table:table-cell>
          <table:table-cell>
            <text:p>firing</text:p>
          </table:table-cell>
          <table:table-cell>
            <text:p>['faiәriŋ]
n. 开火, 生火, 烧窑, 烘烤</text:p>
          </table:table-cell>
        </table:table-row>
        <table:table-row>
          <table:table-cell>
            <text:p>6</text:p>
          </table:table-cell>
          <table:table-cell>
            <text:p>firm</text:p>
          </table:table-cell>
          <table:table-cell>
            <text:p>[fә:m]
n. 公司, (合伙)商号
adj. 结实的, 坚硬的, 坚定的, 坚固的, 牢固的, 稳固的, 严格的
vt. 使牢固, 使坚定
vi. 变稳固, 变坚实
adv. 稳固地, 坚定地</text:p>
          </table:table-cell>
        </table:table-row>
        <table:table-row>
          <table:table-cell>
            <text:p>6</text:p>
          </table:table-cell>
          <table:table-cell>
            <text:p>flow</text:p>
          </table:table-cell>
          <table:table-cell>
            <text:p>[flәu]
n. 流程, 流动, (河水)泛滥, 洋溢
vi. 流动, 涌流, 川流不息, 飘扬
vt. 溢过, 淹没</text:p>
          </table:table-cell>
        </table:table-row>
        <table:table-row>
          <table:table-cell>
            <text:p>6</text:p>
          </table:table-cell>
          <table:table-cell>
            <text:p>following</text:p>
          </table:table-cell>
          <table:table-cell>
            <text:p>['fɔlәuiŋ]
n. 下列各项, 部下, 党羽
adj. 下列的, 其次的
prep. 在...之后</text:p>
          </table:table-cell>
        </table:table-row>
        <table:table-row>
          <table:table-cell>
            <text:p>6</text:p>
          </table:table-cell>
          <table:table-cell>
            <text:p>follows</text:p>
          </table:table-cell>
          <table:table-cell>
            <text:p>~= follow
['fɔlәu]
vt. 跟随, 追随, 沿...而行, 理解, 遵循, 从事, 追求, 注视
vi. 跟随, 接着
n. 跟随, 追随</text:p>
          </table:table-cell>
        </table:table-row>
        <table:table-row>
          <table:table-cell>
            <text:p>6</text:p>
          </table:table-cell>
          <table:table-cell>
            <text:p>foolish</text:p>
          </table:table-cell>
          <table:table-cell>
            <text:p>['fu:liʃ]
adj. 愚蠢的, 傻的, 笨的, 卤莽的, 可爱的</text:p>
          </table:table-cell>
        </table:table-row>
        <table:table-row>
          <table:table-cell>
            <text:p>6</text:p>
          </table:table-cell>
          <table:table-cell>
            <text:p>forecastle</text:p>
          </table:table-cell>
          <table:table-cell>
            <text:p>['fәuksl]
n. 前甲板, 船头的船楼, 前甲板下面的水手舱</text:p>
          </table:table-cell>
        </table:table-row>
        <table:table-row>
          <table:table-cell>
            <text:p>6</text:p>
          </table:table-cell>
          <table:table-cell>
            <text:p>foresaw</text:p>
          </table:table-cell>
          <table:table-cell>
            <text:p>vbl. foresee的过去式</text:p>
          </table:table-cell>
        </table:table-row>
        <table:table-row>
          <table:table-cell>
            <text:p>6</text:p>
          </table:table-cell>
          <table:table-cell>
            <text:p>forgot</text:p>
          </table:table-cell>
          <table:table-cell>
            <text:p>[fә'gɔt]
vbl. forget的过去式</text:p>
          </table:table-cell>
        </table:table-row>
        <table:table-row>
          <table:table-cell>
            <text:p>6</text:p>
          </table:table-cell>
          <table:table-cell>
            <text:p>french</text:p>
          </table:table-cell>
          <table:table-cell>
            <text:p>[frentʃ]
做法国菜
(煎炸前)将肉排表面浅割或将荚菜豆切成纵条</text:p>
          </table:table-cell>
        </table:table-row>
        <table:table-row>
          <table:table-cell>
            <text:p>6</text:p>
          </table:table-cell>
          <table:table-cell>
            <text:p>future</text:p>
          </table:table-cell>
          <table:table-cell>
            <text:p>['fju:tʃә]
n. 未来, 将来, 前途, 远景
adj. 未来的, 将来的</text:p>
          </table:table-cell>
        </table:table-row>
        <table:table-row>
          <table:table-cell>
            <text:p>6</text:p>
          </table:table-cell>
          <table:table-cell>
            <text:p>gale</text:p>
          </table:table-cell>
          <table:table-cell>
            <text:p>[geil]
n. 大风, (突发的)一阵</text:p>
          </table:table-cell>
        </table:table-row>
        <table:table-row>
          <table:table-cell>
            <text:p>6</text:p>
          </table:table-cell>
          <table:table-cell>
            <text:p>gestures</text:p>
          </table:table-cell>
          <table:table-cell>
            <text:p>~= gesture
['dʒestʃә]
n. 姿态, 手势, 表示
v. 作手势, 以手势表示</text:p>
          </table:table-cell>
        </table:table-row>
        <table:table-row>
          <table:table-cell>
            <text:p>6</text:p>
          </table:table-cell>
          <table:table-cell>
            <text:p>glasses</text:p>
          </table:table-cell>
          <table:table-cell>
            <text:p>n. 眼镜</text:p>
          </table:table-cell>
        </table:table-row>
        <table:table-row>
          <table:table-cell>
            <text:p>6</text:p>
          </table:table-cell>
          <table:table-cell>
            <text:p>grain</text:p>
          </table:table-cell>
          <table:table-cell>
            <text:p>[grein]
n. 谷物, 谷类, 谷粒, 细粒, 颗粒, 粮食</text:p>
          </table:table-cell>
        </table:table-row>
        <table:table-row>
          <table:table-cell>
            <text:p>6</text:p>
          </table:table-cell>
          <table:table-cell>
            <text:p>gulf</text:p>
          </table:table-cell>
          <table:table-cell>
            <text:p>[gʌlf]
n. 海湾, 深渊, 漩涡, 隔阂
vt. 吞没, 使深深卷入</text:p>
          </table:table-cell>
        </table:table-row>
        <table:table-row>
          <table:table-cell>
            <text:p>6</text:p>
          </table:table-cell>
          <table:table-cell>
            <text:p>gunner</text:p>
          </table:table-cell>
          <table:table-cell>
            <text:p>['gʌnә]
n. 炮手, 炮长, 带枪猎人, 管理军械(库)的准尉</text:p>
          </table:table-cell>
        </table:table-row>
        <table:table-row>
          <table:table-cell>
            <text:p>6</text:p>
          </table:table-cell>
          <table:table-cell>
            <text:p>gunpowder</text:p>
          </table:table-cell>
          <table:table-cell>
            <text:p>['gʌnpaudә(r)]
n. 黑色火药, 有烟火药</text:p>
          </table:table-cell>
        </table:table-row>
        <table:table-row>
          <table:table-cell>
            <text:p>6</text:p>
          </table:table-cell>
          <table:table-cell>
            <text:p>hair</text:p>
          </table:table-cell>
          <table:table-cell>
            <text:p>[hєә]
n. 头发, 毛发, 毛状物, 绒毛, 些微</text:p>
          </table:table-cell>
        </table:table-row>
        <table:table-row>
          <table:table-cell>
            <text:p>6</text:p>
          </table:table-cell>
          <table:table-cell>
            <text:p>hardened</text:p>
          </table:table-cell>
          <table:table-cell>
            <text:p>['hɑ:dәnd]
adj. 变硬的, 坚毅的</text:p>
          </table:table-cell>
        </table:table-row>
        <table:table-row>
          <table:table-cell>
            <text:p>6</text:p>
          </table:table-cell>
          <table:table-cell>
            <text:p>hastily</text:p>
          </table:table-cell>
          <table:table-cell>
            <text:p>['heistili]
adv. 急速地, 轻率地, 慌忙地, 草率地</text:p>
          </table:table-cell>
        </table:table-row>
        <table:table-row>
          <table:table-cell>
            <text:p>6</text:p>
          </table:table-cell>
          <table:table-cell>
            <text:p>hauled</text:p>
          </table:table-cell>
          <table:table-cell>
            <text:p>~= haul
[hɔ:l]
n. 用力拖拉, 拖, 拉, 捕获物, 努力得到的结果, (尤指)一网捕获的鱼量, 拖运距离
vi. 拖, 拉, 改变方向, 改变主意
vt. 拖拉, 拖运</text:p>
          </table:table-cell>
        </table:table-row>
        <table:table-row>
          <table:table-cell>
            <text:p>6</text:p>
          </table:table-cell>
          <table:table-cell>
            <text:p>hills</text:p>
          </table:table-cell>
          <table:table-cell>
            <text:p>~= hill
[hil]
n. 小山, 丘陵, 斜坡, 山岗</text:p>
          </table:table-cell>
        </table:table-row>
        <table:table-row>
          <table:table-cell>
            <text:p>6</text:p>
          </table:table-cell>
          <table:table-cell>
            <text:p>history</text:p>
          </table:table-cell>
          <table:table-cell>
            <text:p>['histәri]
n. 历史, 历史学, 过去的事(的记载), 来历, 历史记录</text:p>
          </table:table-cell>
        </table:table-row>
        <table:table-row>
          <table:table-cell>
            <text:p>6</text:p>
          </table:table-cell>
          <table:table-cell>
            <text:p>hit</text:p>
          </table:table-cell>
          <table:table-cell>
            <text:p>[hit]
n. 打击, 打, 碰撞, 讽刺, (演出等)成功
vt. 打, 打击, 碰撞, 击中, 袭击, 偶然发现, 伤...的感情, 找到
vi. 打, 打中, 打击, 碰撞, 偶然碰上</text:p>
          </table:table-cell>
        </table:table-row>
        <table:table-row>
          <table:table-cell>
            <text:p>6</text:p>
          </table:table-cell>
          <table:table-cell>
            <text:p>impatient</text:p>
          </table:table-cell>
          <table:table-cell>
            <text:p>[im'peiʃәnt]
adj. 不耐烦的, 急躁的, 不耐心的</text:p>
          </table:table-cell>
        </table:table-row>
        <table:table-row>
          <table:table-cell>
            <text:p>6</text:p>
          </table:table-cell>
          <table:table-cell>
            <text:p>inexpressible</text:p>
          </table:table-cell>
          <table:table-cell>
            <text:p>[ˏiniks'presәbl]
adj. 难以形容的</text:p>
          </table:table-cell>
        </table:table-row>
        <table:table-row>
          <table:table-cell>
            <text:p>6</text:p>
          </table:table-cell>
          <table:table-cell>
            <text:p>inhuman</text:p>
          </table:table-cell>
          <table:table-cell>
            <text:p>[in'hju:mәn]
adj. 野蛮的</text:p>
          </table:table-cell>
        </table:table-row>
        <table:table-row>
          <table:table-cell>
            <text:p>6</text:p>
          </table:table-cell>
          <table:table-cell>
            <text:p>innocent</text:p>
          </table:table-cell>
          <table:table-cell>
            <text:p>['inәsnt]
adj. (～ of) 清白的, 无罪的, 天真的, 无知的</text:p>
          </table:table-cell>
        </table:table-row>
        <table:table-row>
          <table:table-cell>
            <text:p>6</text:p>
          </table:table-cell>
          <table:table-cell>
            <text:p>inquiry</text:p>
          </table:table-cell>
          <table:table-cell>
            <text:p>[in'kwaiәri]
n. 质询, 调查</text:p>
          </table:table-cell>
        </table:table-row>
        <table:table-row>
          <table:table-cell>
            <text:p>6</text:p>
          </table:table-cell>
          <table:table-cell>
            <text:p>invention</text:p>
          </table:table-cell>
          <table:table-cell>
            <text:p>[in'venʃәn]
n. 发明, 创造</text:p>
          </table:table-cell>
        </table:table-row>
        <table:table-row>
          <table:table-cell>
            <text:p>6</text:p>
          </table:table-cell>
          <table:table-cell>
            <text:p>january</text:p>
          </table:table-cell>
          <table:table-cell>
            <text:p>~= January
['dʒænjuәri]
n. 一月(略作Jan)</text:p>
          </table:table-cell>
        </table:table-row>
        <table:table-row>
          <table:table-cell>
            <text:p>6</text:p>
          </table:table-cell>
          <table:table-cell>
            <text:p>larger</text:p>
          </table:table-cell>
          <table:table-cell>
            <text:p>adj. 大的,多量的</text:p>
          </table:table-cell>
        </table:table-row>
        <table:table-row>
          <table:table-cell>
            <text:p>6</text:p>
          </table:table-cell>
          <table:table-cell>
            <text:p>latter</text:p>
          </table:table-cell>
          <table:table-cell>
            <text:p>['lætә]
adj. 后面的, (两者中)后者的, 较后的, 近来的</text:p>
          </table:table-cell>
        </table:table-row>
        <table:table-row>
          <table:table-cell>
            <text:p>6</text:p>
          </table:table-cell>
          <table:table-cell>
            <text:p>launch</text:p>
          </table:table-cell>
          <table:table-cell>
            <text:p>[lɔ:ntʃ, lɑ:ntʃ]
n. 下水, 汽艇, 发射, 发行, 投放市场
vt. 使(船)下水, 掷(标枪等), 发射(导弹、火箭等), 开办, 发动, 发起
vi. 起飞, 下水, 投入, 开始</text:p>
          </table:table-cell>
        </table:table-row>
        <table:table-row>
          <table:table-cell>
            <text:p>6</text:p>
          </table:table-cell>
          <table:table-cell>
            <text:p>learn</text:p>
          </table:table-cell>
          <table:table-cell>
            <text:p>[lә:n]
vi. 学习, 听到, 获悉
vt. 学习, 学会, 认识到</text:p>
          </table:table-cell>
        </table:table-row>
        <table:table-row>
          <table:table-cell>
            <text:p>6</text:p>
          </table:table-cell>
          <table:table-cell>
            <text:p>letter</text:p>
          </table:table-cell>
          <table:table-cell>
            <text:p>['letә]
n. 文字, 字母, 信函, 字面意义, 铅字, 证书, 文学, 学问
vt. 用字母标明, 在...上刻(或题)字
vi. 写印刷体字母</text:p>
          </table:table-cell>
        </table:table-row>
        <table:table-row>
          <table:table-cell>
            <text:p>6</text:p>
          </table:table-cell>
          <table:table-cell>
            <text:p>lower</text:p>
          </table:table-cell>
          <table:table-cell>
            <text:p>['lәuә]
adj. 较低的, 下级的, 下等的, 下游的
vi. 降低, 跌落, 减弱
vt. 放下, 降下, 减弱, 贬低</text:p>
          </table:table-cell>
        </table:table-row>
        <table:table-row>
          <table:table-cell>
            <text:p>6</text:p>
          </table:table-cell>
          <table:table-cell>
            <text:p>magazine</text:p>
          </table:table-cell>
          <table:table-cell>
            <text:p>[ˏmægә'zi:n]
n. 杂志, 期刊, 军火库, 弹药库, (枪、炮的)弹仓, 胶卷盒</text:p>
          </table:table-cell>
        </table:table-row>
        <table:table-row>
          <table:table-cell>
            <text:p>6</text:p>
          </table:table-cell>
          <table:table-cell>
            <text:p>measure</text:p>
          </table:table-cell>
          <table:table-cell>
            <text:p>['meʒә]
n. 尺寸, 量度器, 量度标准, 方法, 测量, 措施
vt. 测量, 测度, 估量, 分派, 权衡, 调节
vi. 量</text:p>
          </table:table-cell>
        </table:table-row>
        <table:table-row>
          <table:table-cell>
            <text:p>6</text:p>
          </table:table-cell>
          <table:table-cell>
            <text:p>misfortune</text:p>
          </table:table-cell>
          <table:table-cell>
            <text:p>[mis'fɔ:tʃәn]
n. 不幸, 灾祸</text:p>
          </table:table-cell>
        </table:table-row>
        <table:table-row>
          <table:table-cell>
            <text:p>6</text:p>
          </table:table-cell>
          <table:table-cell>
            <text:p>natural</text:p>
          </table:table-cell>
          <table:table-cell>
            <text:p>['nætʃәrәl]
adj. 自然的, 自然界的, 关于自然界的, 天生的, 天赋的, 普通的, 正常的, 简单自然的
本位号</text:p>
          </table:table-cell>
        </table:table-row>
        <table:table-row>
          <table:table-cell>
            <text:p>6</text:p>
          </table:table-cell>
          <table:table-cell>
            <text:p>necessarily</text:p>
          </table:table-cell>
          <table:table-cell>
            <text:p>['nesisәrili; nesi'serili]
adv. 必要地</text:p>
          </table:table-cell>
        </table:table-row>
        <table:table-row>
          <table:table-cell>
            <text:p>6</text:p>
          </table:table-cell>
          <table:table-cell>
            <text:p>oar</text:p>
          </table:table-cell>
          <table:table-cell>
            <text:p>[ɔ:, ɔә]
n. 桨, 橹</text:p>
          </table:table-cell>
        </table:table-row>
        <table:table-row>
          <table:table-cell>
            <text:p>6</text:p>
          </table:table-cell>
          <table:table-cell>
            <text:p>ones</text:p>
          </table:table-cell>
          <table:table-cell>
            <text:p>~= one
[wʌn]
pron. 一个人, 任何人, 一方
num. 一, 一个
adj. 一方的, 某一, 同样的</text:p>
          </table:table-cell>
        </table:table-row>
        <table:table-row>
          <table:table-cell>
            <text:p>6</text:p>
          </table:table-cell>
          <table:table-cell>
            <text:p>opened</text:p>
          </table:table-cell>
          <table:table-cell>
            <text:p>~= open
['әupәn]
n. 公开, 户外, 空旷
adj. 开着的, 敞开的, (车等)无篷的, 开阔的, 营业着的, 公开的, 坦率的, 未决定的
vt. 打开, 公开, 开放
vi. 展开, 开始, 展现</text:p>
          </table:table-cell>
        </table:table-row>
        <table:table-row>
          <table:table-cell>
            <text:p>6</text:p>
          </table:table-cell>
          <table:table-cell>
            <text:p>opening</text:p>
          </table:table-cell>
          <table:table-cell>
            <text:p>['әupniŋ]
n. 开, 开放, 开始, 口子, 穴, 通路, 空缺, 机会
adj. 开始的, 开幕的</text:p>
          </table:table-cell>
        </table:table-row>
        <table:table-row>
          <table:table-cell>
            <text:p>6</text:p>
          </table:table-cell>
          <table:table-cell>
            <text:p>parcel</text:p>
          </table:table-cell>
          <table:table-cell>
            <text:p>['pɑ:sl]
n. 小包, 包裹
vt. 打包, 捆扎</text:p>
          </table:table-cell>
        </table:table-row>
        <table:table-row>
          <table:table-cell>
            <text:p>6</text:p>
          </table:table-cell>
          <table:table-cell>
            <text:p>particulars</text:p>
          </table:table-cell>
          <table:table-cell>
            <text:p>n. 细节, 详细情况, 详情
【经】 细节, 摘要</text:p>
          </table:table-cell>
        </table:table-row>
        <table:table-row>
          <table:table-cell>
            <text:p>6</text:p>
          </table:table-cell>
          <table:table-cell>
            <text:p>pensive</text:p>
          </table:table-cell>
          <table:table-cell>
            <text:p>['pensiv]
adj. 沉思的</text:p>
          </table:table-cell>
        </table:table-row>
        <table:table-row>
          <table:table-cell>
            <text:p>6</text:p>
          </table:table-cell>
          <table:table-cell>
            <text:p>performed</text:p>
          </table:table-cell>
          <table:table-cell>
            <text:p>~= perform
[pә'fɔ:m]
vt. 履行, 执行, 表演, 演出
v. 完成任务</text:p>
          </table:table-cell>
        </table:table-row>
        <table:table-row>
          <table:table-cell>
            <text:p>6</text:p>
          </table:table-cell>
          <table:table-cell>
            <text:p>periagua</text:p>
          </table:table-cell>
          <table:table-cell>
            <text:p>~~~= anti-imperialism
[ˏæntiim'piәriәhzәm]
n. 反对帝国主义</text:p>
          </table:table-cell>
        </table:table-row>
        <table:table-row>
          <table:table-cell>
            <text:p>6</text:p>
          </table:table-cell>
          <table:table-cell>
            <text:p>plank</text:p>
          </table:table-cell>
          <table:table-cell>
            <text:p>[plæŋk]
n. 厚木板, 支架, (政党的)政纲条款
vt. 铺板, 立刻付款
vi. 睡在板上</text:p>
          </table:table-cell>
        </table:table-row>
        <table:table-row>
          <table:table-cell>
            <text:p>6</text:p>
          </table:table-cell>
          <table:table-cell>
            <text:p>pointed</text:p>
          </table:table-cell>
          <table:table-cell>
            <text:p>['pɔintid]
adj. 尖角的, 敏锐的, 锐利的, 率直的, 突出的</text:p>
          </table:table-cell>
        </table:table-row>
        <table:table-row>
          <table:table-cell>
            <text:p>6</text:p>
          </table:table-cell>
          <table:table-cell>
            <text:p>practice</text:p>
          </table:table-cell>
          <table:table-cell>
            <text:p>['præktis]
n. 实行, 实践, 实际, 惯例, 习惯, 练习, 实习, 开业</text:p>
          </table:table-cell>
        </table:table-row>
        <table:table-row>
          <table:table-cell>
            <text:p>6</text:p>
          </table:table-cell>
          <table:table-cell>
            <text:p>prisoner</text:p>
          </table:table-cell>
          <table:table-cell>
            <text:p>['priznә]
adj. 囚犯的
n. 战俘</text:p>
          </table:table-cell>
        </table:table-row>
        <table:table-row>
          <table:table-cell>
            <text:p>6</text:p>
          </table:table-cell>
          <table:table-cell>
            <text:p>procuration</text:p>
          </table:table-cell>
          <table:table-cell>
            <text:p>[ˏprɔkjuә'reiʃәn]
n. 获得</text:p>
          </table:table-cell>
        </table:table-row>
        <table:table-row>
          <table:table-cell>
            <text:p>6</text:p>
          </table:table-cell>
          <table:table-cell>
            <text:p>rafts</text:p>
          </table:table-cell>
          <table:table-cell>
            <text:p>~= raft
[rɑ:ft]
n. 筏, 救生艇, 橡皮船, 大量
vi. 乘筏
vt. 筏运, 制成筏</text:p>
          </table:table-cell>
        </table:table-row>
        <table:table-row>
          <table:table-cell>
            <text:p>6</text:p>
          </table:table-cell>
          <table:table-cell>
            <text:p>readily</text:p>
          </table:table-cell>
          <table:table-cell>
            <text:p>['redili]
adv. 乐意地, 欣然, 容易地</text:p>
          </table:table-cell>
        </table:table-row>
        <table:table-row>
          <table:table-cell>
            <text:p>6</text:p>
          </table:table-cell>
          <table:table-cell>
            <text:p>reckoned</text:p>
          </table:table-cell>
          <table:table-cell>
            <text:p>~= reckon
['rekәn]
vt. 计算, 总计, 估计, 猜想
vi. 数, 计算, 估计, 依赖, 料想</text:p>
          </table:table-cell>
        </table:table-row>
        <table:table-row>
          <table:table-cell>
            <text:p>6</text:p>
          </table:table-cell>
          <table:table-cell>
            <text:p>recovering</text:p>
          </table:table-cell>
          <table:table-cell>
            <text:p>~= recover
[ri'kʌvә]
vt. 重新获得, 恢复, 使改过
vi. 痊愈, 复原, 胜诉
n. DOS命令：从含有损坏磁盘扇区的磁盘上恢复文件</text:p>
          </table:table-cell>
        </table:table-row>
        <table:table-row>
          <table:table-cell>
            <text:p>6</text:p>
          </table:table-cell>
          <table:table-cell>
            <text:p>reflect</text:p>
          </table:table-cell>
          <table:table-cell>
            <text:p>[ri'flekt]
v. 反射, 反映, 表现, 反省, 细想</text:p>
          </table:table-cell>
        </table:table-row>
        <table:table-row>
          <table:table-cell>
            <text:p>6</text:p>
          </table:table-cell>
          <table:table-cell>
            <text:p>reflected</text:p>
          </table:table-cell>
          <table:table-cell>
            <text:p>[ri'flektid]
adj. 反射的,得自他人的</text:p>
          </table:table-cell>
        </table:table-row>
        <table:table-row>
          <table:table-cell>
            <text:p>6</text:p>
          </table:table-cell>
          <table:table-cell>
            <text:p>relieve</text:p>
          </table:table-cell>
          <table:table-cell>
            <text:p>[ri'li:v]
vt. 减轻, 解除, 援救, 救济, 换班</text:p>
          </table:table-cell>
        </table:table-row>
        <table:table-row>
          <table:table-cell>
            <text:p>6</text:p>
          </table:table-cell>
          <table:table-cell>
            <text:p>remainder</text:p>
          </table:table-cell>
          <table:table-cell>
            <text:p>[ri'meindә]
n. 残余, 剩余物, 其他的人, [数]余数
v. 廉价出售
adj. 剩余的, 出售剩书的</text:p>
          </table:table-cell>
        </table:table-row>
        <table:table-row>
          <table:table-cell>
            <text:p>6</text:p>
          </table:table-cell>
          <table:table-cell>
            <text:p>remarkable</text:p>
          </table:table-cell>
          <table:table-cell>
            <text:p>[ri'mɑ:kәbl]
adj. 不平常的, 非凡的, 值得注意的, 显著的</text:p>
          </table:table-cell>
        </table:table-row>
        <table:table-row>
          <table:table-cell>
            <text:p>6</text:p>
          </table:table-cell>
          <table:table-cell>
            <text:p>remembrance</text:p>
          </table:table-cell>
          <table:table-cell>
            <text:p>[ri'membrәns]
n. 回想, 记忆, 问候, 纪念品, 记忆力</text:p>
          </table:table-cell>
        </table:table-row>
        <table:table-row>
          <table:table-cell>
            <text:p>6</text:p>
          </table:table-cell>
          <table:table-cell>
            <text:p>repent</text:p>
          </table:table-cell>
          <table:table-cell>
            <text:p>[ri'pent]
v. 后悔, 悔改, 忏悔, 悔悟</text:p>
          </table:table-cell>
        </table:table-row>
        <table:table-row>
          <table:table-cell>
            <text:p>6</text:p>
          </table:table-cell>
          <table:table-cell>
            <text:p>rid</text:p>
          </table:table-cell>
          <table:table-cell>
            <text:p>[rid]
vt. 使摆脱, 使去掉</text:p>
          </table:table-cell>
        </table:table-row>
        <table:table-row>
          <table:table-cell>
            <text:p>6</text:p>
          </table:table-cell>
          <table:table-cell>
            <text:p>roll</text:p>
          </table:table-cell>
          <table:table-cell>
            <text:p>[rәul]
adj. 滚动, 滚转, (使)摇摆, (使)摇晃, 卷起, 卷拢
vt. 辗, 轧
n. (一)卷, 卷形物, 摇晃, 摆动, 名单</text:p>
          </table:table-cell>
        </table:table-row>
        <table:table-row>
          <table:table-cell>
            <text:p>6</text:p>
          </table:table-cell>
          <table:table-cell>
            <text:p>roof</text:p>
          </table:table-cell>
          <table:table-cell>
            <text:p>[ru:f]
n. 屋顶, 房顶, 顶</text:p>
          </table:table-cell>
        </table:table-row>
        <table:table-row>
          <table:table-cell>
            <text:p>6</text:p>
          </table:table-cell>
          <table:table-cell>
            <text:p>rows</text:p>
          </table:table-cell>
          <table:table-cell>
            <text:p>~= row
[rau]
n. 排, 行
v. 划(船)</text:p>
          </table:table-cell>
        </table:table-row>
        <table:table-row>
          <table:table-cell>
            <text:p>6</text:p>
          </table:table-cell>
          <table:table-cell>
            <text:p>rudder</text:p>
          </table:table-cell>
          <table:table-cell>
            <text:p>['rʌdә]
n. 舵, 方向舵</text:p>
          </table:table-cell>
        </table:table-row>
        <table:table-row>
          <table:table-cell>
            <text:p>6</text:p>
          </table:table-cell>
          <table:table-cell>
            <text:p>saviour</text:p>
          </table:table-cell>
          <table:table-cell>
            <text:p>['seivjә]
n. [亦作savior] 救星, [The Saviour] 救世主, 耶稣基督</text:p>
          </table:table-cell>
        </table:table-row>
        <table:table-row>
          <table:table-cell>
            <text:p>6</text:p>
          </table:table-cell>
          <table:table-cell>
            <text:p>searching</text:p>
          </table:table-cell>
          <table:table-cell>
            <text:p>['sә:tʃiŋ]
adj. 透彻的
v. 搜索</text:p>
          </table:table-cell>
        </table:table-row>
        <table:table-row>
          <table:table-cell>
            <text:p>6</text:p>
          </table:table-cell>
          <table:table-cell>
            <text:p>sensibly</text:p>
          </table:table-cell>
          <table:table-cell>
            <text:p>['sensәbli]
adv. 明显地, 敏感地, 聪明地</text:p>
          </table:table-cell>
        </table:table-row>
        <table:table-row>
          <table:table-cell>
            <text:p>6</text:p>
          </table:table-cell>
          <table:table-cell>
            <text:p>she-goat</text:p>
          </table:table-cell>
          <table:table-cell>
            <text:p>she goat</text:p>
          </table:table-cell>
        </table:table-row>
        <table:table-row>
          <table:table-cell>
            <text:p>6</text:p>
          </table:table-cell>
          <table:table-cell>
            <text:p>shift</text:p>
          </table:table-cell>
          <table:table-cell>
            <text:p>[ʃift]
n. 移动, 轮班, 移位, 变化, 办法, 手段
vt. 替换, 转移, 改变, 移转, 推卸, 变速
vi. 转换, 移动, 转变, 推托, 变速</text:p>
          </table:table-cell>
        </table:table-row>
        <table:table-row>
          <table:table-cell>
            <text:p>6</text:p>
          </table:table-cell>
          <table:table-cell>
            <text:p>shirt</text:p>
          </table:table-cell>
          <table:table-cell>
            <text:p>[ʃә:t]
n. 衬衫, 衬衣</text:p>
          </table:table-cell>
        </table:table-row>
        <table:table-row>
          <table:table-cell>
            <text:p>6</text:p>
          </table:table-cell>
          <table:table-cell>
            <text:p>shoulder</text:p>
          </table:table-cell>
          <table:table-cell>
            <text:p>['ʃәuldә]
n. 肩, 肩部, 侧翼
vt. 肩负, 承当</text:p>
          </table:table-cell>
        </table:table-row>
        <table:table-row>
          <table:table-cell>
            <text:p>6</text:p>
          </table:table-cell>
          <table:table-cell>
            <text:p>sin</text:p>
          </table:table-cell>
          <table:table-cell>
            <text:p>[sin]
n. [俗] 违背习俗, 不合情理之事, 过失, 罪过, [数学] 正弦函数</text:p>
          </table:table-cell>
        </table:table-row>
        <table:table-row>
          <table:table-cell>
            <text:p>6</text:p>
          </table:table-cell>
          <table:table-cell>
            <text:p>sins</text:p>
          </table:table-cell>
          <table:table-cell>
            <text:p>~= sin
[sin]
n. [俗] 违背习俗, 不合情理之事, 过失, 罪过, [数学] 正弦函数</text:p>
          </table:table-cell>
        </table:table-row>
        <table:table-row>
          <table:table-cell>
            <text:p>6</text:p>
          </table:table-cell>
          <table:table-cell>
            <text:p>skins</text:p>
          </table:table-cell>
          <table:table-cell>
            <text:p>~= skin
[skin]
n. 皮, 皮肤, 兽皮, 皮毛, 外皮, 外壳
v. 长皮</text:p>
          </table:table-cell>
        </table:table-row>
        <table:table-row>
          <table:table-cell>
            <text:p>6</text:p>
          </table:table-cell>
          <table:table-cell>
            <text:p>slaves</text:p>
          </table:table-cell>
          <table:table-cell>
            <text:p>~= slave
[sleiv]
n. 奴隶
v. 辛勤努力</text:p>
          </table:table-cell>
        </table:table-row>
        <table:table-row>
          <table:table-cell>
            <text:p>6</text:p>
          </table:table-cell>
          <table:table-cell>
            <text:p>smaller</text:p>
          </table:table-cell>
          <table:table-cell>
            <text:p>~= small
[smɔ:l]
adj. 小的, 少的</text:p>
          </table:table-cell>
        </table:table-row>
        <table:table-row>
          <table:table-cell>
            <text:p>6</text:p>
          </table:table-cell>
          <table:table-cell>
            <text:p>softly</text:p>
          </table:table-cell>
          <table:table-cell>
            <text:p>['sɔftli]
adv. 柔软地, 温柔地</text:p>
          </table:table-cell>
        </table:table-row>
        <table:table-row>
          <table:table-cell>
            <text:p>6</text:p>
          </table:table-cell>
          <table:table-cell>
            <text:p>sorry</text:p>
          </table:table-cell>
          <table:table-cell>
            <text:p>['sɔri]
adj. 遗憾的, 对不起的, 可怜的, 抱歉的</text:p>
          </table:table-cell>
        </table:table-row>
        <table:table-row>
          <table:table-cell>
            <text:p>6</text:p>
          </table:table-cell>
          <table:table-cell>
            <text:p>stark</text:p>
          </table:table-cell>
          <table:table-cell>
            <text:p>[stɑ:k]
adj. 刻板的, 十足的, 赤裸的, 荒凉的
adv. 完全地</text:p>
          </table:table-cell>
        </table:table-row>
        <table:table-row>
          <table:table-cell>
            <text:p>6</text:p>
          </table:table-cell>
          <table:table-cell>
            <text:p>start</text:p>
          </table:table-cell>
          <table:table-cell>
            <text:p>[stɑ:t]
n. 动身, 出发点, 开始, 惊起, 惊跳, 赛跑的先跑权, 优先地位
v. 出发, 起程, 开始, 着手, 惊动, 惊起, 起动, 发动</text:p>
          </table:table-cell>
        </table:table-row>
        <table:table-row>
          <table:table-cell>
            <text:p>6</text:p>
          </table:table-cell>
          <table:table-cell>
            <text:p>starved</text:p>
          </table:table-cell>
          <table:table-cell>
            <text:p>~= starve
[stɑ:v]
vt. 使饿死
vi. 饿得要死</text:p>
          </table:table-cell>
        </table:table-row>
        <table:table-row>
          <table:table-cell>
            <text:p>6</text:p>
          </table:table-cell>
          <table:table-cell>
            <text:p>steered</text:p>
          </table:table-cell>
          <table:table-cell>
            <text:p>~= steer
[stiә]
v. 驾驶, 掌舵</text:p>
          </table:table-cell>
        </table:table-row>
        <table:table-row>
          <table:table-cell>
            <text:p>6</text:p>
          </table:table-cell>
          <table:table-cell>
            <text:p>storms</text:p>
          </table:table-cell>
          <table:table-cell>
            <text:p>~= storm
[stɔ:m]
n. 暴风雨, 暴风雪
v. 狂怒咆哮
abbr. [军] Sensor,Tank,Off-Route Mine, 路外反坦克雷传感器</text:p>
          </table:table-cell>
        </table:table-row>
        <table:table-row>
          <table:table-cell>
            <text:p>6</text:p>
          </table:table-cell>
          <table:table-cell>
            <text:p>subjects</text:p>
          </table:table-cell>
          <table:table-cell>
            <text:p>~= subject
['sʌbdʒikt]
n. 题目, 主题, 科目, 学科, 国民, [语法]主语
adj. 受他国统治的, 未独立的, 受制于...的, 受...影响的, 以...为条件的
vt. 使屈从于...,使隶属</text:p>
          </table:table-cell>
        </table:table-row>
        <table:table-row>
          <table:table-cell>
            <text:p>6</text:p>
          </table:table-cell>
          <table:table-cell>
            <text:p>swear</text:p>
          </table:table-cell>
          <table:table-cell>
            <text:p>[swєә]
vi. 诅咒
v. 宣誓, 发誓</text:p>
          </table:table-cell>
        </table:table-row>
        <table:table-row>
          <table:table-cell>
            <text:p>6</text:p>
          </table:table-cell>
          <table:table-cell>
            <text:p>swiftness</text:p>
          </table:table-cell>
          <table:table-cell>
            <text:p>n. 迅速, 快</text:p>
          </table:table-cell>
        </table:table-row>
        <table:table-row>
          <table:table-cell>
            <text:p>6</text:p>
          </table:table-cell>
          <table:table-cell>
            <text:p>swimming</text:p>
          </table:table-cell>
          <table:table-cell>
            <text:p>['swimiŋ]
n. 游水, 目眩
adj. 游泳(者)的, 游泳(者)用的, 会游泳的</text:p>
          </table:table-cell>
        </table:table-row>
        <table:table-row>
          <table:table-cell>
            <text:p>6</text:p>
          </table:table-cell>
          <table:table-cell>
            <text:p>swords</text:p>
          </table:table-cell>
          <table:table-cell>
            <text:p>~= sword
[sɔ:d]
n. 剑</text:p>
          </table:table-cell>
        </table:table-row>
        <table:table-row>
          <table:table-cell>
            <text:p>6</text:p>
          </table:table-cell>
          <table:table-cell>
            <text:p>takes</text:p>
          </table:table-cell>
          <table:table-cell>
            <text:p>~= take
[teik]
v. 拿, 拿走, 取, 抓, 占领, 获得, 接受, 感受
n. 捕获量</text:p>
          </table:table-cell>
        </table:table-row>
        <table:table-row>
          <table:table-cell>
            <text:p>6</text:p>
          </table:table-cell>
          <table:table-cell>
            <text:p>talked</text:p>
          </table:table-cell>
          <table:table-cell>
            <text:p>~= talk
[tɔ:k]
v. 谈话, 讲, 谈论, 议论, 说服某人做某事
n. 谈话, 会谈, 讲演, 讲话</text:p>
          </table:table-cell>
        </table:table-row>
        <table:table-row>
          <table:table-cell>
            <text:p>6</text:p>
          </table:table-cell>
          <table:table-cell>
            <text:p>teach</text:p>
          </table:table-cell>
          <table:table-cell>
            <text:p>[ti:tʃ]
v. 讲授, 教授</text:p>
          </table:table-cell>
        </table:table-row>
        <table:table-row>
          <table:table-cell>
            <text:p>6</text:p>
          </table:table-cell>
          <table:table-cell>
            <text:p>telling</text:p>
          </table:table-cell>
          <table:table-cell>
            <text:p>['teliŋ]
adj. 有效的, 明显的, 生动的</text:p>
          </table:table-cell>
        </table:table-row>
        <table:table-row>
          <table:table-cell>
            <text:p>6</text:p>
          </table:table-cell>
          <table:table-cell>
            <text:p>thence</text:p>
          </table:table-cell>
          <table:table-cell>
            <text:p>[ðens]
adv. 从此, 从那时起</text:p>
          </table:table-cell>
        </table:table-row>
        <table:table-row>
          <table:table-cell>
            <text:p>6</text:p>
          </table:table-cell>
          <table:table-cell>
            <text:p>thrust</text:p>
          </table:table-cell>
          <table:table-cell>
            <text:p>[θrʌst]
n. 插, 戳, 刺, 推力, 猛推, 口头攻击
vt. 力推, 冲, 插入, 挤进, 刺, 戳, 强加, 延伸
vi. 插入, 刺, 戳, 延伸, 强行推进</text:p>
          </table:table-cell>
        </table:table-row>
        <table:table-row>
          <table:table-cell>
            <text:p>6</text:p>
          </table:table-cell>
          <table:table-cell>
            <text:p>tortoise</text:p>
          </table:table-cell>
          <table:table-cell>
            <text:p>['tɔ:tәs]
n. 龟, 迟缓的人</text:p>
          </table:table-cell>
        </table:table-row>
        <table:table-row>
          <table:table-cell>
            <text:p>6</text:p>
          </table:table-cell>
          <table:table-cell>
            <text:p>tossed</text:p>
          </table:table-cell>
          <table:table-cell>
            <text:p>~= toss
[tɔs]
v. 投, 掷</text:p>
          </table:table-cell>
        </table:table-row>
        <table:table-row>
          <table:table-cell>
            <text:p>6</text:p>
          </table:table-cell>
          <table:table-cell>
            <text:p>touched</text:p>
          </table:table-cell>
          <table:table-cell>
            <text:p>[tʌtʃt]
adj. 被感动的</text:p>
          </table:table-cell>
        </table:table-row>
        <table:table-row>
          <table:table-cell>
            <text:p>6</text:p>
          </table:table-cell>
          <table:table-cell>
            <text:p>toward</text:p>
          </table:table-cell>
          <table:table-cell>
            <text:p>[tә'wɔ:d]
prep. 向, 对于, 为了
adj. 有希望的, 有利的, 逼近的, 温顺的</text:p>
          </table:table-cell>
        </table:table-row>
        <table:table-row>
          <table:table-cell>
            <text:p>6</text:p>
          </table:table-cell>
          <table:table-cell>
            <text:p>trust</text:p>
          </table:table-cell>
          <table:table-cell>
            <text:p>[trʌst]
vt. 信任, 信赖, 盼望, 希望, 赊卖, 热望, 切望
n. (～ in) 信任, 信赖</text:p>
          </table:table-cell>
        </table:table-row>
        <table:table-row>
          <table:table-cell>
            <text:p>6</text:p>
          </table:table-cell>
          <table:table-cell>
            <text:p>umbrella</text:p>
          </table:table-cell>
          <table:table-cell>
            <text:p>[ʌm'brelә]
n. 伞, 雨伞, 庇护</text:p>
          </table:table-cell>
        </table:table-row>
        <table:table-row>
          <table:table-cell>
            <text:p>6</text:p>
          </table:table-cell>
          <table:table-cell>
            <text:p>undertake</text:p>
          </table:table-cell>
          <table:table-cell>
            <text:p>[ˏʌndә'teik]
vt. 承担, 担任, 许诺, 保证
v. 采取</text:p>
          </table:table-cell>
        </table:table-row>
        <table:table-row>
          <table:table-cell>
            <text:p>6</text:p>
          </table:table-cell>
          <table:table-cell>
            <text:p>usage</text:p>
          </table:table-cell>
          <table:table-cell>
            <text:p>['ju:zidʒ]
n. 使用, 用法</text:p>
          </table:table-cell>
        </table:table-row>
        <table:table-row>
          <table:table-cell>
            <text:p>6</text:p>
          </table:table-cell>
          <table:table-cell>
            <text:p>ventured</text:p>
          </table:table-cell>
          <table:table-cell>
            <text:p>~= venture
['ventʃә]
n. 冒险, 投机, 风险
v. 冒险, 冒昧, 斗胆, 胆敢(谦语)</text:p>
          </table:table-cell>
        </table:table-row>
        <table:table-row>
          <table:table-cell>
            <text:p>6</text:p>
          </table:table-cell>
          <table:table-cell>
            <text:p>waistcoat</text:p>
          </table:table-cell>
          <table:table-cell>
            <text:p>['weistkәut]
n. &lt;英&gt;背心, 马甲</text:p>
          </table:table-cell>
        </table:table-row>
        <table:table-row>
          <table:table-cell>
            <text:p>6</text:p>
          </table:table-cell>
          <table:table-cell>
            <text:p>weapon</text:p>
          </table:table-cell>
          <table:table-cell>
            <text:p>['wepәn]
n. 武器</text:p>
          </table:table-cell>
        </table:table-row>
        <table:table-row>
          <table:table-cell>
            <text:p>6</text:p>
          </table:table-cell>
          <table:table-cell>
            <text:p>weapons</text:p>
          </table:table-cell>
          <table:table-cell>
            <text:p>~= weapon
['wepәn]
n. 武器</text:p>
          </table:table-cell>
        </table:table-row>
        <table:table-row>
          <table:table-cell>
            <text:p>6</text:p>
          </table:table-cell>
          <table:table-cell>
            <text:p>westward</text:p>
          </table:table-cell>
          <table:table-cell>
            <text:p>['westwәd]
n. 西方, 西部, 向西旅行
adj. 西方的, 向西的
adv. 向西</text:p>
          </table:table-cell>
        </table:table-row>
        <table:table-row>
          <table:table-cell>
            <text:p>6</text:p>
          </table:table-cell>
          <table:table-cell>
            <text:p>wheel</text:p>
          </table:table-cell>
          <table:table-cell>
            <text:p>[wi:l, hw-]
n. 轮, 车轮, 轮子</text:p>
          </table:table-cell>
        </table:table-row>
        <table:table-row>
          <table:table-cell>
            <text:p>6</text:p>
          </table:table-cell>
          <table:table-cell>
            <text:p>wolf</text:p>
          </table:table-cell>
          <table:table-cell>
            <text:p>[wulf]
n. 狼, 残忍贪婪之人, 极度的穷困
vt. 狼吞虎咽, 大吃
vi. 猎狼</text:p>
          </table:table-cell>
        </table:table-row>
        <table:table-row>
          <table:table-cell>
            <text:p>6</text:p>
          </table:table-cell>
          <table:table-cell>
            <text:p>wonder</text:p>
          </table:table-cell>
          <table:table-cell>
            <text:p>['wʌndә]
n. 奇迹, 惊奇, 惊愕
vt. 对...感到惊讶, 惊奇, 想知道
vi. 惊讶, 怀疑
adj. 非凡的, 奇妙的</text:p>
          </table:table-cell>
        </table:table-row>
        <table:table-row>
          <table:table-cell>
            <text:p>6</text:p>
          </table:table-cell>
          <table:table-cell>
            <text:p>wonderful</text:p>
          </table:table-cell>
          <table:table-cell>
            <text:p>['wʌndәful]
adj. 令人惊奇的, 奇妙的, 极好的, 令人愉快的</text:p>
          </table:table-cell>
        </table:table-row>
        <table:table-row>
          <table:table-cell>
            <text:p>6</text:p>
          </table:table-cell>
          <table:table-cell>
            <text:p>wrong</text:p>
          </table:table-cell>
          <table:table-cell>
            <text:p>[rɔŋ]
adj. 错误的, 不正当的, 道德不好的, 失常的
adv. 错误地
n. 坏事, 错误, 不公正</text:p>
          </table:table-cell>
        </table:table-row>
        <table:table-row>
          <table:table-cell>
            <text:p>6</text:p>
          </table:table-cell>
          <table:table-cell>
            <text:p>yarmouth</text:p>
          </table:table-cell>
          <table:table-cell>
            <text:p>~= Yarmouth
['jɑ:mәθ]
雅茅斯(加拿大城市)</text:p>
          </table:table-cell>
        </table:table-row>
        <table:table-row>
          <table:table-cell>
            <text:p>6</text:p>
          </table:table-cell>
          <table:table-cell>
            <text:p>yielded</text:p>
          </table:table-cell>
          <table:table-cell>
            <text:p>~= yield
[ji:ld]
v. 出产, 生长, 生产
vi. (～ to)屈服, 屈从
n. 产量, 收益</text:p>
          </table:table-cell>
        </table:table-row>
        <table:table-row>
          <table:table-cell>
            <text:p>5</text:p>
          </table:table-cell>
          <table:table-cell>
            <text:p>absence</text:p>
          </table:table-cell>
          <table:table-cell>
            <text:p>['æbsәns]
n. 不在, 缺席, 缺乏, 没有</text:p>
          </table:table-cell>
        </table:table-row>
        <table:table-row>
          <table:table-cell>
            <text:p>5</text:p>
          </table:table-cell>
          <table:table-cell>
            <text:p>acknowledged</text:p>
          </table:table-cell>
          <table:table-cell>
            <text:p>[әk'nɔlidʒid]
adj. 公认的</text:p>
          </table:table-cell>
        </table:table-row>
        <table:table-row>
          <table:table-cell>
            <text:p>5</text:p>
          </table:table-cell>
          <table:table-cell>
            <text:p>action</text:p>
          </table:table-cell>
          <table:table-cell>
            <text:p>['ækʃәn]
n. 动作, 作用, 战斗, 行动, 举动, 行为, (戏剧或书中)的情节, (某一地区、领域或团体中)最能产生效果、最有趣、最有刺激性的活动
vt. 对...起诉</text:p>
          </table:table-cell>
        </table:table-row>
        <table:table-row>
          <table:table-cell>
            <text:p>5</text:p>
          </table:table-cell>
          <table:table-cell>
            <text:p>add</text:p>
          </table:table-cell>
          <table:table-cell>
            <text:p>[æd]
vt. 增加, 添加, 计算...总和, 补充说, 又说
vi. 加, 加起来, 增添, 做加法</text:p>
          </table:table-cell>
        </table:table-row>
        <table:table-row>
          <table:table-cell>
            <text:p>5</text:p>
          </table:table-cell>
          <table:table-cell>
            <text:p>afterward</text:p>
          </table:table-cell>
          <table:table-cell>
            <text:p>['ɑ:ftәwәd]
adv. 然后, 后来</text:p>
          </table:table-cell>
        </table:table-row>
        <table:table-row>
          <table:table-cell>
            <text:p>5</text:p>
          </table:table-cell>
          <table:table-cell>
            <text:p>ague</text:p>
          </table:table-cell>
          <table:table-cell>
            <text:p>['eigju:]
n. 疟疾, 冷颤, 发冷</text:p>
          </table:table-cell>
        </table:table-row>
        <table:table-row>
          <table:table-cell>
            <text:p>5</text:p>
          </table:table-cell>
          <table:table-cell>
            <text:p>air</text:p>
          </table:table-cell>
          <table:table-cell>
            <text:p>[єә]
n. 空气, 样子, 天空, 空中, 曲调
vt. 晾干, 使通风, 宣扬, 夸耀, 显示</text:p>
          </table:table-cell>
        </table:table-row>
        <table:table-row>
          <table:table-cell>
            <text:p>5</text:p>
          </table:table-cell>
          <table:table-cell>
            <text:p>altered</text:p>
          </table:table-cell>
          <table:table-cell>
            <text:p>~= alter
['ɔ:ltә]
v. 改变</text:p>
          </table:table-cell>
        </table:table-row>
        <table:table-row>
          <table:table-cell>
            <text:p>5</text:p>
          </table:table-cell>
          <table:table-cell>
            <text:p>apartment</text:p>
          </table:table-cell>
          <table:table-cell>
            <text:p>[ә'pɑ:tmәnt]
n. &lt;美&gt;公寓住宅, 单元住宅, 房间</text:p>
          </table:table-cell>
        </table:table-row>
        <table:table-row>
          <table:table-cell>
            <text:p>5</text:p>
          </table:table-cell>
          <table:table-cell>
            <text:p>apply</text:p>
          </table:table-cell>
          <table:table-cell>
            <text:p>[ә'plai]
vt. 申请, 应用
vi. 申请, 适用</text:p>
          </table:table-cell>
        </table:table-row>
        <table:table-row>
          <table:table-cell>
            <text:p>5</text:p>
          </table:table-cell>
          <table:table-cell>
            <text:p>appointed</text:p>
          </table:table-cell>
          <table:table-cell>
            <text:p>[ә'pɔintid]
adj. 指定的, 约定的</text:p>
          </table:table-cell>
        </table:table-row>
        <table:table-row>
          <table:table-cell>
            <text:p>5</text:p>
          </table:table-cell>
          <table:table-cell>
            <text:p>apprehensive</text:p>
          </table:table-cell>
          <table:table-cell>
            <text:p>[ˏæpri'hensiv]
adj. 有理解力的</text:p>
          </table:table-cell>
        </table:table-row>
        <table:table-row>
          <table:table-cell>
            <text:p>5</text:p>
          </table:table-cell>
          <table:table-cell>
            <text:p>ashamed</text:p>
          </table:table-cell>
          <table:table-cell>
            <text:p>[ә'ʃeimd]
adj. 惭愧的, 羞耻的</text:p>
          </table:table-cell>
        </table:table-row>
        <table:table-row>
          <table:table-cell>
            <text:p>5</text:p>
          </table:table-cell>
          <table:table-cell>
            <text:p>astonishment</text:p>
          </table:table-cell>
          <table:table-cell>
            <text:p>[әs'tɔniʃmәnt]
n. 惊讶</text:p>
          </table:table-cell>
        </table:table-row>
        <table:table-row>
          <table:table-cell>
            <text:p>5</text:p>
          </table:table-cell>
          <table:table-cell>
            <text:p>aught</text:p>
          </table:table-cell>
          <table:table-cell>
            <text:p>[ɔ:t]
n. 任何事物, 零</text:p>
          </table:table-cell>
        </table:table-row>
        <table:table-row>
          <table:table-cell>
            <text:p>5</text:p>
          </table:table-cell>
          <table:table-cell>
            <text:p>authority</text:p>
          </table:table-cell>
          <table:table-cell>
            <text:p>[ɔ:'θɔriti]
n. 权威, 威信, 权威人士, 权力, 职权, 典据, 著作权威</text:p>
          </table:table-cell>
        </table:table-row>
        <table:table-row>
          <table:table-cell>
            <text:p>5</text:p>
          </table:table-cell>
          <table:table-cell>
            <text:p>barrels</text:p>
          </table:table-cell>
          <table:table-cell>
            <text:p>~= barrel
['bærәl]
n. 桶
vt. 装入桶内</text:p>
          </table:table-cell>
        </table:table-row>
        <table:table-row>
          <table:table-cell>
            <text:p>5</text:p>
          </table:table-cell>
          <table:table-cell>
            <text:p>befallen</text:p>
          </table:table-cell>
          <table:table-cell>
            <text:p>v. 发生,降临,落到</text:p>
          </table:table-cell>
        </table:table-row>
        <table:table-row>
          <table:table-cell>
            <text:p>5</text:p>
          </table:table-cell>
          <table:table-cell>
            <text:p>benamuckee</text:p>
          </table:table-cell>
          <table:table-cell>
            <text:p>~~~= amuck
[ә'mʌk]
adv. 疯狂地</text:p>
          </table:table-cell>
        </table:table-row>
        <table:table-row>
          <table:table-cell>
            <text:p>5</text:p>
          </table:table-cell>
          <table:table-cell>
            <text:p>bigger</text:p>
          </table:table-cell>
          <table:table-cell>
            <text:p>adj. 大的,长大的</text:p>
          </table:table-cell>
        </table:table-row>
        <table:table-row>
          <table:table-cell>
            <text:p>5</text:p>
          </table:table-cell>
          <table:table-cell>
            <text:p>biggest</text:p>
          </table:table-cell>
          <table:table-cell>
            <text:p>adj. 大的,长大的</text:p>
          </table:table-cell>
        </table:table-row>
        <table:table-row>
          <table:table-cell>
            <text:p>5</text:p>
          </table:table-cell>
          <table:table-cell>
            <text:p>biscuit</text:p>
          </table:table-cell>
          <table:table-cell>
            <text:p>['biskit]
n. 饼干, 小点心</text:p>
          </table:table-cell>
        </table:table-row>
        <table:table-row>
          <table:table-cell>
            <text:p>5</text:p>
          </table:table-cell>
          <table:table-cell>
            <text:p>bless</text:p>
          </table:table-cell>
          <table:table-cell>
            <text:p>[bles]
vt. 祝福, 保佑, &lt;口&gt;哎呀!我的天哪!</text:p>
          </table:table-cell>
        </table:table-row>
        <table:table-row>
          <table:table-cell>
            <text:p>5</text:p>
          </table:table-cell>
          <table:table-cell>
            <text:p>books</text:p>
          </table:table-cell>
          <table:table-cell>
            <text:p>~= book
[buk]
n. 书, 书籍, 卷, 篇, 帐簿, 名册, 工作簿
v. 登记, 预订, 控告</text:p>
          </table:table-cell>
        </table:table-row>
        <table:table-row>
          <table:table-cell>
            <text:p>5</text:p>
          </table:table-cell>
          <table:table-cell>
            <text:p>boughs</text:p>
          </table:table-cell>
          <table:table-cell>
            <text:p>~= bough
[bau]
n. 大树枝, 主枝</text:p>
          </table:table-cell>
        </table:table-row>
        <table:table-row>
          <table:table-cell>
            <text:p>5</text:p>
          </table:table-cell>
          <table:table-cell>
            <text:p>branches</text:p>
          </table:table-cell>
          <table:table-cell>
            <text:p>~= branch
[brɑ:ntʃ]
n. 枝, 分枝, 分部, 分店, (学科)分科, 部门, 支流, 支脉
v. 出现分歧</text:p>
          </table:table-cell>
        </table:table-row>
        <table:table-row>
          <table:table-cell>
            <text:p>5</text:p>
          </table:table-cell>
          <table:table-cell>
            <text:p>bred</text:p>
          </table:table-cell>
          <table:table-cell>
            <text:p>[bred]
vbl. breed的过去式和过去分词</text:p>
          </table:table-cell>
        </table:table-row>
        <table:table-row>
          <table:table-cell>
            <text:p>5</text:p>
          </table:table-cell>
          <table:table-cell>
            <text:p>breed</text:p>
          </table:table-cell>
          <table:table-cell>
            <text:p>[bri:d]
v. (使)繁殖, 教养, 抚养
n. 品种, 种类</text:p>
          </table:table-cell>
        </table:table-row>
        <table:table-row>
          <table:table-cell>
            <text:p>5</text:p>
          </table:table-cell>
          <table:table-cell>
            <text:p>brook</text:p>
          </table:table-cell>
          <table:table-cell>
            <text:p>[bruk]
n. 小溪
vt. 容忍</text:p>
          </table:table-cell>
        </table:table-row>
        <table:table-row>
          <table:table-cell>
            <text:p>5</text:p>
          </table:table-cell>
          <table:table-cell>
            <text:p>burning</text:p>
          </table:table-cell>
          <table:table-cell>
            <text:p>['bә:niŋ]
adj. 燃烧的, 强烈的, 极严重的
v. 燃烧</text:p>
          </table:table-cell>
        </table:table-row>
        <table:table-row>
          <table:table-cell>
            <text:p>5</text:p>
          </table:table-cell>
          <table:table-cell>
            <text:p>burst</text:p>
          </table:table-cell>
          <table:table-cell>
            <text:p>[bә:st]
v. 爆裂, 炸破, 急于, 爆发
n. 突然破裂, 爆发, 脉冲</text:p>
          </table:table-cell>
        </table:table-row>
        <table:table-row>
          <table:table-cell>
            <text:p>5</text:p>
          </table:table-cell>
          <table:table-cell>
            <text:p>cable</text:p>
          </table:table-cell>
          <table:table-cell>
            <text:p>['keibl]
n. 电缆, 海底电报, 缆, 索
v. 打(海底)电报</text:p>
          </table:table-cell>
        </table:table-row>
        <table:table-row>
          <table:table-cell>
            <text:p>5</text:p>
          </table:table-cell>
          <table:table-cell>
            <text:p>carefully</text:p>
          </table:table-cell>
          <table:table-cell>
            <text:p>['keәfuli]
adv. 小心地, 谨慎地</text:p>
          </table:table-cell>
        </table:table-row>
        <table:table-row>
          <table:table-cell>
            <text:p>5</text:p>
          </table:table-cell>
          <table:table-cell>
            <text:p>chair</text:p>
          </table:table-cell>
          <table:table-cell>
            <text:p>[tʃєә]
n. 椅子, 教授职位, 主席位, 讲座
vt. 使入座, 使就任要职</text:p>
          </table:table-cell>
        </table:table-row>
        <table:table-row>
          <table:table-cell>
            <text:p>5</text:p>
          </table:table-cell>
          <table:table-cell>
            <text:p>changed</text:p>
          </table:table-cell>
          <table:table-cell>
            <text:p>~= chang
[tʃɑ:ŋ, tʃæŋ]
n. 青稞酒(亦作chong)</text:p>
          </table:table-cell>
        </table:table-row>
        <table:table-row>
          <table:table-cell>
            <text:p>5</text:p>
          </table:table-cell>
          <table:table-cell>
            <text:p>chase</text:p>
          </table:table-cell>
          <table:table-cell>
            <text:p>[tʃeis]
n. 追赶, 追击
vt. 追赶, 追逐, 雕镂</text:p>
          </table:table-cell>
        </table:table-row>
        <table:table-row>
          <table:table-cell>
            <text:p>5</text:p>
          </table:table-cell>
          <table:table-cell>
            <text:p>cheerfully</text:p>
          </table:table-cell>
          <table:table-cell>
            <text:p>adv. 高高兴兴地</text:p>
          </table:table-cell>
        </table:table-row>
        <table:table-row>
          <table:table-cell>
            <text:p>5</text:p>
          </table:table-cell>
          <table:table-cell>
            <text:p>cheese</text:p>
          </table:table-cell>
          <table:table-cell>
            <text:p>[tʃi:z]
n. 干酪, &lt;俚&gt;头等的人或事物</text:p>
          </table:table-cell>
        </table:table-row>
        <table:table-row>
          <table:table-cell>
            <text:p>5</text:p>
          </table:table-cell>
          <table:table-cell>
            <text:p>circumstance</text:p>
          </table:table-cell>
          <table:table-cell>
            <text:p>['sә:kәmstәns]
n. 环境, 详情, 境况</text:p>
          </table:table-cell>
        </table:table-row>
        <table:table-row>
          <table:table-cell>
            <text:p>5</text:p>
          </table:table-cell>
          <table:table-cell>
            <text:p>claws</text:p>
          </table:table-cell>
          <table:table-cell>
            <text:p>~= claw
[klɔ:]
n. 爪, 脚爪
v. 抓</text:p>
          </table:table-cell>
        </table:table-row>
        <table:table-row>
          <table:table-cell>
            <text:p>5</text:p>
          </table:table-cell>
          <table:table-cell>
            <text:p>coat</text:p>
          </table:table-cell>
          <table:table-cell>
            <text:p>[kәut]
n. 外套, (动物的)皮毛, (植物的)表皮, (漆等的)层, 涂层
vt. 涂上, 包上</text:p>
          </table:table-cell>
        </table:table-row>
        <table:table-row>
          <table:table-cell>
            <text:p>5</text:p>
          </table:table-cell>
          <table:table-cell>
            <text:p>command</text:p>
          </table:table-cell>
          <table:table-cell>
            <text:p>[kә'mɑ:nd]
n. 命令, 掌握, 司令部
v. 命令, 指挥, 克制, 支配, 博得, 俯临</text:p>
          </table:table-cell>
        </table:table-row>
        <table:table-row>
          <table:table-cell>
            <text:p>5</text:p>
          </table:table-cell>
          <table:table-cell>
            <text:p>commander</text:p>
          </table:table-cell>
          <table:table-cell>
            <text:p>[kә'mɑ:ndә]
n. 司令官, 指挥官</text:p>
          </table:table-cell>
        </table:table-row>
        <table:table-row>
          <table:table-cell>
            <text:p>5</text:p>
          </table:table-cell>
          <table:table-cell>
            <text:p>commit</text:p>
          </table:table-cell>
          <table:table-cell>
            <text:p>[kә'mit]
vt. 犯(错误), 干(坏事), 把...交托给, 提交, 答应负责</text:p>
          </table:table-cell>
        </table:table-row>
        <table:table-row>
          <table:table-cell>
            <text:p>5</text:p>
          </table:table-cell>
          <table:table-cell>
            <text:p>committed</text:p>
          </table:table-cell>
          <table:table-cell>
            <text:p>adj. 效忠的；忠于…的</text:p>
          </table:table-cell>
        </table:table-row>
        <table:table-row>
          <table:table-cell>
            <text:p>5</text:p>
          </table:table-cell>
          <table:table-cell>
            <text:p>considerable</text:p>
          </table:table-cell>
          <table:table-cell>
            <text:p>[kәn'sidәrәbl]
adj. 相当大(或多)的, 值得考虑的, 相当可观的</text:p>
          </table:table-cell>
        </table:table-row>
        <table:table-row>
          <table:table-cell>
            <text:p>5</text:p>
          </table:table-cell>
          <table:table-cell>
            <text:p>contrivances</text:p>
          </table:table-cell>
          <table:table-cell>
            <text:p>~= contrivance
[kәn'traivәns]
n. 发明, 发明才能, 想出的办法, 发明物</text:p>
          </table:table-cell>
        </table:table-row>
        <table:table-row>
          <table:table-cell>
            <text:p>5</text:p>
          </table:table-cell>
          <table:table-cell>
            <text:p>cordial</text:p>
          </table:table-cell>
          <table:table-cell>
            <text:p>['kɔ:diәl; 'kɔ:dʒәl]
n. 兴奋剂, 兴奋性饮料
adj. 热忱的, 诚恳的, 兴奋的</text:p>
          </table:table-cell>
        </table:table-row>
        <table:table-row>
          <table:table-cell>
            <text:p>5</text:p>
          </table:table-cell>
          <table:table-cell>
            <text:p>counsel</text:p>
          </table:table-cell>
          <table:table-cell>
            <text:p>['kaunsәl]
n. 讨论, 商议, 辩护律师
vt. 劝告, 忠告</text:p>
          </table:table-cell>
        </table:table-row>
        <table:table-row>
          <table:table-cell>
            <text:p>5</text:p>
          </table:table-cell>
          <table:table-cell>
            <text:p>cross</text:p>
          </table:table-cell>
          <table:table-cell>
            <text:p>[krɔs]
n. 十字, 交叉, 十字架, 十字形物
adj. 交叉的, 相反的, 乖戾的
v. 使交叉, 横过, 勾划, 错过, 反对, 杂交</text:p>
          </table:table-cell>
        </table:table-row>
        <table:table-row>
          <table:table-cell>
            <text:p>5</text:p>
          </table:table-cell>
          <table:table-cell>
            <text:p>description</text:p>
          </table:table-cell>
          <table:table-cell>
            <text:p>[dis'kripʃәn]
n. 描写, 记述, 形容, 种类, 描述</text:p>
          </table:table-cell>
        </table:table-row>
        <table:table-row>
          <table:table-cell>
            <text:p>5</text:p>
          </table:table-cell>
          <table:table-cell>
            <text:p>designs</text:p>
          </table:table-cell>
          <table:table-cell>
            <text:p>n. 阴谋, 诡计</text:p>
          </table:table-cell>
        </table:table-row>
        <table:table-row>
          <table:table-cell>
            <text:p>5</text:p>
          </table:table-cell>
          <table:table-cell>
            <text:p>diameter</text:p>
          </table:table-cell>
          <table:table-cell>
            <text:p>[dai'æmitә]
n. 直径</text:p>
          </table:table-cell>
        </table:table-row>
        <table:table-row>
          <table:table-cell>
            <text:p>5</text:p>
          </table:table-cell>
          <table:table-cell>
            <text:p>difficult</text:p>
          </table:table-cell>
          <table:table-cell>
            <text:p>['difikәlt]
adj. 困难的, 艰难的, (人)难相处的</text:p>
          </table:table-cell>
        </table:table-row>
        <table:table-row>
          <table:table-cell>
            <text:p>5</text:p>
          </table:table-cell>
          <table:table-cell>
            <text:p>digging</text:p>
          </table:table-cell>
          <table:table-cell>
            <text:p>['digiŋ]
n. 挖掘</text:p>
          </table:table-cell>
        </table:table-row>
        <table:table-row>
          <table:table-cell>
            <text:p>5</text:p>
          </table:table-cell>
          <table:table-cell>
            <text:p>directions</text:p>
          </table:table-cell>
          <table:table-cell>
            <text:p>~= direction
[di'rekʃәn, dai'rekʃәn]
n. 方向, 指导, 趋势, (常用复数)指示, 用法, 说明(书), 收件人地址</text:p>
          </table:table-cell>
        </table:table-row>
        <table:table-row>
          <table:table-cell>
            <text:p>5</text:p>
          </table:table-cell>
          <table:table-cell>
            <text:p>disaster</text:p>
          </table:table-cell>
          <table:table-cell>
            <text:p>[di'zɑ:stә]
n. 灾难, 天灾, 灾祸</text:p>
          </table:table-cell>
        </table:table-row>
        <table:table-row>
          <table:table-cell>
            <text:p>5</text:p>
          </table:table-cell>
          <table:table-cell>
            <text:p>discoveries</text:p>
          </table:table-cell>
          <table:table-cell>
            <text:p>~= discovery
[dis'kʌvәri]
n. 发现, 发明的东西</text:p>
          </table:table-cell>
        </table:table-row>
        <table:table-row>
          <table:table-cell>
            <text:p>5</text:p>
          </table:table-cell>
          <table:table-cell>
            <text:p>disposed</text:p>
          </table:table-cell>
          <table:table-cell>
            <text:p>[di'spәuzd]
adj. 有某种健康状态的, 有...倾向的</text:p>
          </table:table-cell>
        </table:table-row>
        <table:table-row>
          <table:table-cell>
            <text:p>5</text:p>
          </table:table-cell>
          <table:table-cell>
            <text:p>diversion</text:p>
          </table:table-cell>
          <table:table-cell>
            <text:p>[dai'vә:ʃәn]
n. 转移, 转换, 牵制, 解闷, 娱乐</text:p>
          </table:table-cell>
        </table:table-row>
        <table:table-row>
          <table:table-cell>
            <text:p>5</text:p>
          </table:table-cell>
          <table:table-cell>
            <text:p>divine</text:p>
          </table:table-cell>
          <table:table-cell>
            <text:p>[di'vain]
adj. 神的, 神圣的, 非凡的, 超人的, 非常可爱的
n. 牧师</text:p>
          </table:table-cell>
        </table:table-row>
        <table:table-row>
          <table:table-cell>
            <text:p>5</text:p>
          </table:table-cell>
          <table:table-cell>
            <text:p>doubting</text:p>
          </table:table-cell>
          <table:table-cell>
            <text:p>adj. 有疑心的, 不相信的</text:p>
          </table:table-cell>
        </table:table-row>
        <table:table-row>
          <table:table-cell>
            <text:p>5</text:p>
          </table:table-cell>
          <table:table-cell>
            <text:p>dull</text:p>
          </table:table-cell>
          <table:table-cell>
            <text:p>[dʌl]
adj. 感觉或理解迟钝的, 无趣的, 呆滞的, 阴暗的
vt. 使迟钝, 使阴暗, 缓和
vi. 变迟钝, 减少</text:p>
          </table:table-cell>
        </table:table-row>
        <table:table-row>
          <table:table-cell>
            <text:p>5</text:p>
          </table:table-cell>
          <table:table-cell>
            <text:p>dying</text:p>
          </table:table-cell>
          <table:table-cell>
            <text:p>['daiiŋ]
adj. 垂死的</text:p>
          </table:table-cell>
        </table:table-row>
        <table:table-row>
          <table:table-cell>
            <text:p>5</text:p>
          </table:table-cell>
          <table:table-cell>
            <text:p>ear</text:p>
          </table:table-cell>
          <table:table-cell>
            <text:p>[iә]
n. 耳朵, 倾听, 听觉, 听力, 穗
vi. 抽穗</text:p>
          </table:table-cell>
        </table:table-row>
        <table:table-row>
          <table:table-cell>
            <text:p>5</text:p>
          </table:table-cell>
          <table:table-cell>
            <text:p>ease</text:p>
          </table:table-cell>
          <table:table-cell>
            <text:p>[i:z]
n. 安逸, 安心, 不费力, 悠闲
vt. 使悠闲, 使安心, 减轻, 放松
vi. 减弱, 减轻, 放松, 灵活地移动</text:p>
          </table:table-cell>
        </table:table-row>
        <table:table-row>
          <table:table-cell>
            <text:p>5</text:p>
          </table:table-cell>
          <table:table-cell>
            <text:p>ebb</text:p>
          </table:table-cell>
          <table:table-cell>
            <text:p>[eb]
n. 退, 弱, 退潮, 衰落
vi. 潮退, 衰退</text:p>
          </table:table-cell>
        </table:table-row>
        <table:table-row>
          <table:table-cell>
            <text:p>5</text:p>
          </table:table-cell>
          <table:table-cell>
            <text:p>enclosed</text:p>
          </table:table-cell>
          <table:table-cell>
            <text:p>adj. 被附上的</text:p>
          </table:table-cell>
        </table:table-row>
        <table:table-row>
          <table:table-cell>
            <text:p>5</text:p>
          </table:table-cell>
          <table:table-cell>
            <text:p>encouragement</text:p>
          </table:table-cell>
          <table:table-cell>
            <text:p>[in'kʌridʒmәnt]
n. 鼓励, 奖励</text:p>
          </table:table-cell>
        </table:table-row>
        <table:table-row>
          <table:table-cell>
            <text:p>5</text:p>
          </table:table-cell>
          <table:table-cell>
            <text:p>engaged</text:p>
          </table:table-cell>
          <table:table-cell>
            <text:p>[in'geidʒd]
adj. 忙碌的, 使用中的</text:p>
          </table:table-cell>
        </table:table-row>
        <table:table-row>
          <table:table-cell>
            <text:p>5</text:p>
          </table:table-cell>
          <table:table-cell>
            <text:p>europe</text:p>
          </table:table-cell>
          <table:table-cell>
            <text:p>~= Europe
['juәrәp]
n. 欧洲</text:p>
          </table:table-cell>
        </table:table-row>
        <table:table-row>
          <table:table-cell>
            <text:p>5</text:p>
          </table:table-cell>
          <table:table-cell>
            <text:p>exhausted</text:p>
          </table:table-cell>
          <table:table-cell>
            <text:p>[ig'zɔ:stid]
adj. 耗尽的, 疲惫的</text:p>
          </table:table-cell>
        </table:table-row>
        <table:table-row>
          <table:table-cell>
            <text:p>5</text:p>
          </table:table-cell>
          <table:table-cell>
            <text:p>fail</text:p>
          </table:table-cell>
          <table:table-cell>
            <text:p>[feil]
vi. 失败, 不及格, 忘记
vt. 使失望, 舍弃, 辜负, 不及格
n. 不及格, 不及格者</text:p>
          </table:table-cell>
        </table:table-row>
        <table:table-row>
          <table:table-cell>
            <text:p>5</text:p>
          </table:table-cell>
          <table:table-cell>
            <text:p>favor</text:p>
          </table:table-cell>
          <table:table-cell>
            <text:p>['feivә]
n. 好感, 宠爱, 关切, 欢心, 好意, 喜爱
vt. 支持, 赞成, 照顾, 促成, 象, 喜欢, 证实, 赐予</text:p>
          </table:table-cell>
        </table:table-row>
        <table:table-row>
          <table:table-cell>
            <text:p>5</text:p>
          </table:table-cell>
          <table:table-cell>
            <text:p>feeding</text:p>
          </table:table-cell>
          <table:table-cell>
            <text:p>['fi:diŋ]
n. 给食, 喂, 饲养, 吃, 输送
adj. 给食的, 饲用的, 逐渐强烈的, 供给饲料的, 摄取食物的</text:p>
          </table:table-cell>
        </table:table-row>
        <table:table-row>
          <table:table-cell>
            <text:p>5</text:p>
          </table:table-cell>
          <table:table-cell>
            <text:p>feel</text:p>
          </table:table-cell>
          <table:table-cell>
            <text:p>[fi:l]
vt. 摸, 触, 试探, 感觉, 觉得, 触摸, 以为
vi. 有知觉, (人)有某种感觉, 摸索, 同情
n. 感觉, 觉得, 触摸</text:p>
          </table:table-cell>
        </table:table-row>
        <table:table-row>
          <table:table-cell>
            <text:p>5</text:p>
          </table:table-cell>
          <table:table-cell>
            <text:p>fire-arms</text:p>
          </table:table-cell>
          <table:table-cell>
            <text:p>fire arms</text:p>
          </table:table-cell>
        </table:table-row>
        <table:table-row>
          <table:table-cell>
            <text:p>5</text:p>
          </table:table-cell>
          <table:table-cell>
            <text:p>folly</text:p>
          </table:table-cell>
          <table:table-cell>
            <text:p>['fɔli]
n. 愚蠢, 荒唐事, 轻松歌舞剧, 讽刺剧, 傻念头, 傻话, 耗费巨大而又无益的事, &lt;古&gt;放荡</text:p>
          </table:table-cell>
        </table:table-row>
        <table:table-row>
          <table:table-cell>
            <text:p>5</text:p>
          </table:table-cell>
          <table:table-cell>
            <text:p>forsake</text:p>
          </table:table-cell>
          <table:table-cell>
            <text:p>[fә'seik]
vt. 放弃, 抛弃</text:p>
          </table:table-cell>
        </table:table-row>
        <table:table-row>
          <table:table-cell>
            <text:p>5</text:p>
          </table:table-cell>
          <table:table-cell>
            <text:p>foundation</text:p>
          </table:table-cell>
          <table:table-cell>
            <text:p>[faun'deiʃәn]
n. 基础, 根本, 建立, 创立, 地基, 基金, 基金会</text:p>
          </table:table-cell>
        </table:table-row>
        <table:table-row>
          <table:table-cell>
            <text:p>5</text:p>
          </table:table-cell>
          <table:table-cell>
            <text:p>fourteen</text:p>
          </table:table-cell>
          <table:table-cell>
            <text:p>['fɔ:'ti:n]
num. 十四</text:p>
          </table:table-cell>
        </table:table-row>
        <table:table-row>
          <table:table-cell>
            <text:p>5</text:p>
          </table:table-cell>
          <table:table-cell>
            <text:p>fowl</text:p>
          </table:table-cell>
          <table:table-cell>
            <text:p>[faul]
n. 家禽, 禽, 禽肉
v. 捕野禽</text:p>
          </table:table-cell>
        </table:table-row>
        <table:table-row>
          <table:table-cell>
            <text:p>5</text:p>
          </table:table-cell>
          <table:table-cell>
            <text:p>fowling-pieces</text:p>
          </table:table-cell>
          <table:table-cell>
            <text:p>fowling pieces</text:p>
          </table:table-cell>
        </table:table-row>
        <table:table-row>
          <table:table-cell>
            <text:p>5</text:p>
          </table:table-cell>
          <table:table-cell>
            <text:p>freely</text:p>
          </table:table-cell>
          <table:table-cell>
            <text:p>['fri:li]
adv. 自由地, 直率地</text:p>
          </table:table-cell>
        </table:table-row>
        <table:table-row>
          <table:table-cell>
            <text:p>5</text:p>
          </table:table-cell>
          <table:table-cell>
            <text:p>frightened</text:p>
          </table:table-cell>
          <table:table-cell>
            <text:p>['frait(ә)nd]
adj. 受惊的, 受恐吓的</text:p>
          </table:table-cell>
        </table:table-row>
        <table:table-row>
          <table:table-cell>
            <text:p>5</text:p>
          </table:table-cell>
          <table:table-cell>
            <text:p>fruitless</text:p>
          </table:table-cell>
          <table:table-cell>
            <text:p>['fru:tlis]
adj. 不结果实的</text:p>
          </table:table-cell>
        </table:table-row>
        <table:table-row>
          <table:table-cell>
            <text:p>5</text:p>
          </table:table-cell>
          <table:table-cell>
            <text:p>further</text:p>
          </table:table-cell>
          <table:table-cell>
            <text:p>['fә:ðә]
adj. 更远的, 更多的, 深一层的
vt. 促进, 增进, 助长
adv. 更进一步地, 更远地, 此外</text:p>
          </table:table-cell>
        </table:table-row>
        <table:table-row>
          <table:table-cell>
            <text:p>5</text:p>
          </table:table-cell>
          <table:table-cell>
            <text:p>gentlemen</text:p>
          </table:table-cell>
          <table:table-cell>
            <text:p>['dʒentlmәn]
gentleman的复数</text:p>
          </table:table-cell>
        </table:table-row>
        <table:table-row>
          <table:table-cell>
            <text:p>5</text:p>
          </table:table-cell>
          <table:table-cell>
            <text:p>grief</text:p>
          </table:table-cell>
          <table:table-cell>
            <text:p>[gri:f]
n. 悲痛, 伤心事, 不幸, 忧伤</text:p>
          </table:table-cell>
        </table:table-row>
        <table:table-row>
          <table:table-cell>
            <text:p>5</text:p>
          </table:table-cell>
          <table:table-cell>
            <text:p>grind</text:p>
          </table:table-cell>
          <table:table-cell>
            <text:p>[graind]
v. 磨(碎), 碾(碎), 折磨</text:p>
          </table:table-cell>
        </table:table-row>
        <table:table-row>
          <table:table-cell>
            <text:p>5</text:p>
          </table:table-cell>
          <table:table-cell>
            <text:p>guard</text:p>
          </table:table-cell>
          <table:table-cell>
            <text:p>[gɑ:d]
n. 守卫, 警戒, 护卫队, 防护装置
vt. 保卫, 看守, 当心
vi. 防止, 警惕, 警卫</text:p>
          </table:table-cell>
        </table:table-row>
        <table:table-row>
          <table:table-cell>
            <text:p>5</text:p>
          </table:table-cell>
          <table:table-cell>
            <text:p>harder</text:p>
          </table:table-cell>
          <table:table-cell>
            <text:p>~= hard
[hɑ:d]
adj. 硬的, 坚固的, (问题, 工作等)困难的, 艰苦的, 猛烈的, 确实的
adv. 努力地, 辛苦地, 坚硬地, 牢固地, 接近地, 猛烈地</text:p>
          </table:table-cell>
        </table:table-row>
        <table:table-row>
          <table:table-cell>
            <text:p>5</text:p>
          </table:table-cell>
          <table:table-cell>
            <text:p>harm</text:p>
          </table:table-cell>
          <table:table-cell>
            <text:p>[hɑ:m]
vt. 伤害, 损害
n. 伤害, 损害</text:p>
          </table:table-cell>
        </table:table-row>
        <table:table-row>
          <table:table-cell>
            <text:p>5</text:p>
          </table:table-cell>
          <table:table-cell>
            <text:p>heels</text:p>
          </table:table-cell>
          <table:table-cell>
            <text:p>【化】 残余料; 下脚料
【医】 跖沟状角皮病</text:p>
          </table:table-cell>
        </table:table-row>
        <table:table-row>
          <table:table-cell>
            <text:p>5</text:p>
          </table:table-cell>
          <table:table-cell>
            <text:p>height</text:p>
          </table:table-cell>
          <table:table-cell>
            <text:p>[hait]
n. 高度, 海拔, 高地(常用复数), 顶点</text:p>
          </table:table-cell>
        </table:table-row>
        <table:table-row>
          <table:table-cell>
            <text:p>5</text:p>
          </table:table-cell>
          <table:table-cell>
            <text:p>hide</text:p>
          </table:table-cell>
          <table:table-cell>
            <text:p>[haid]
n. 兽皮, 皮革
v. 剥...的皮, 痛打, 隐藏, 掩藏, 隐瞒, 掩饰</text:p>
          </table:table-cell>
        </table:table-row>
        <table:table-row>
          <table:table-cell>
            <text:p>5</text:p>
          </table:table-cell>
          <table:table-cell>
            <text:p>holes</text:p>
          </table:table-cell>
          <table:table-cell>
            <text:p>~= hole
[hәul]
n. 洞, 孔, 突破口
v. 凿洞</text:p>
          </table:table-cell>
        </table:table-row>
        <table:table-row>
          <table:table-cell>
            <text:p>5</text:p>
          </table:table-cell>
          <table:table-cell>
            <text:p>honesty</text:p>
          </table:table-cell>
          <table:table-cell>
            <text:p>['ɔnisti]
n. 诚实, 正直</text:p>
          </table:table-cell>
        </table:table-row>
        <table:table-row>
          <table:table-cell>
            <text:p>5</text:p>
          </table:table-cell>
          <table:table-cell>
            <text:p>hostages</text:p>
          </table:table-cell>
          <table:table-cell>
            <text:p>~= hostage
['hɔstidʒ]
n. 人质, 抵押品</text:p>
          </table:table-cell>
        </table:table-row>
        <table:table-row>
          <table:table-cell>
            <text:p>5</text:p>
          </table:table-cell>
          <table:table-cell>
            <text:p>howling</text:p>
          </table:table-cell>
          <table:table-cell>
            <text:p>['hauliŋ]
adj. 嚎叫</text:p>
          </table:table-cell>
        </table:table-row>
        <table:table-row>
          <table:table-cell>
            <text:p>5</text:p>
          </table:table-cell>
          <table:table-cell>
            <text:p>hundredweight</text:p>
          </table:table-cell>
          <table:table-cell>
            <text:p>['hʌndrәdweit]
n. 重量单位, 英 担, 半公担</text:p>
          </table:table-cell>
        </table:table-row>
        <table:table-row>
          <table:table-cell>
            <text:p>5</text:p>
          </table:table-cell>
          <table:table-cell>
            <text:p>hunting</text:p>
          </table:table-cell>
          <table:table-cell>
            <text:p>['hʌntiŋ]
n. 打猎, 搜索, 追逐</text:p>
          </table:table-cell>
        </table:table-row>
        <table:table-row>
          <table:table-cell>
            <text:p>5</text:p>
          </table:table-cell>
          <table:table-cell>
            <text:p>ignorant</text:p>
          </table:table-cell>
          <table:table-cell>
            <text:p>['ignәrәnt]
adj. 无知的</text:p>
          </table:table-cell>
        </table:table-row>
        <table:table-row>
          <table:table-cell>
            <text:p>5</text:p>
          </table:table-cell>
          <table:table-cell>
            <text:p>improvement</text:p>
          </table:table-cell>
          <table:table-cell>
            <text:p>[im'pru:vmәnt]
n. 改进, 进步</text:p>
          </table:table-cell>
        </table:table-row>
        <table:table-row>
          <table:table-cell>
            <text:p>5</text:p>
          </table:table-cell>
          <table:table-cell>
            <text:p>inclined</text:p>
          </table:table-cell>
          <table:table-cell>
            <text:p>[in'klaind]
倾向...的</text:p>
          </table:table-cell>
        </table:table-row>
        <table:table-row>
          <table:table-cell>
            <text:p>5</text:p>
          </table:table-cell>
          <table:table-cell>
            <text:p>instant</text:p>
          </table:table-cell>
          <table:table-cell>
            <text:p>['instәnt]
adj. 立即的, 直接的, 紧迫的, 刻不容缓的, (食品)速溶的, 方便的, 即时的</text:p>
          </table:table-cell>
        </table:table-row>
        <table:table-row>
          <table:table-cell>
            <text:p>5</text:p>
          </table:table-cell>
          <table:table-cell>
            <text:p>instruction</text:p>
          </table:table-cell>
          <table:table-cell>
            <text:p>[in'strʌkʃәn]
n. 指示, 用法说明(书), 教育, 指导, 指令</text:p>
          </table:table-cell>
        </table:table-row>
        <table:table-row>
          <table:table-cell>
            <text:p>5</text:p>
          </table:table-cell>
          <table:table-cell>
            <text:p>interest</text:p>
          </table:table-cell>
          <table:table-cell>
            <text:p>['intrist]
n. 兴趣, 关心, 重要性, 影响, 利息,利益, 利害
vt. 使发生兴趣, 引起...的注意</text:p>
          </table:table-cell>
        </table:table-row>
        <table:table-row>
          <table:table-cell>
            <text:p>5</text:p>
          </table:table-cell>
          <table:table-cell>
            <text:p>interval</text:p>
          </table:table-cell>
          <table:table-cell>
            <text:p>['intәvәl]
n. 间隔, 距离, 幕间休息
n. 时间间隔</text:p>
          </table:table-cell>
        </table:table-row>
        <table:table-row>
          <table:table-cell>
            <text:p>5</text:p>
          </table:table-cell>
          <table:table-cell>
            <text:p>joined</text:p>
          </table:table-cell>
          <table:table-cell>
            <text:p>~= join
[dʒɔin]
vi. 参加, 结合, 加入
vt. 连接, 结合, 参加, 加入
n. 连接, 结合, 接合点
[计] 用子目录名取代驱动器符</text:p>
          </table:table-cell>
        </table:table-row>
        <table:table-row>
          <table:table-cell>
            <text:p>5</text:p>
          </table:table-cell>
          <table:table-cell>
            <text:p>killing</text:p>
          </table:table-cell>
          <table:table-cell>
            <text:p>['kiliŋ]
n. 杀害, 猎护品, 赚得的一笔大钱
adj. 致死的, 使人疲乏的
v. 杀害</text:p>
          </table:table-cell>
        </table:table-row>
        <table:table-row>
          <table:table-cell>
            <text:p>5</text:p>
          </table:table-cell>
          <table:table-cell>
            <text:p>kneeled</text:p>
          </table:table-cell>
          <table:table-cell>
            <text:p>kneel过去式和过去分词</text:p>
          </table:table-cell>
        </table:table-row>
        <table:table-row>
          <table:table-cell>
            <text:p>5</text:p>
          </table:table-cell>
          <table:table-cell>
            <text:p>ladders</text:p>
          </table:table-cell>
          <table:table-cell>
            <text:p>~= ladder
['lædә]
n. 梯子, 阶梯
vi. 袜子抽丝, 装设梯子</text:p>
          </table:table-cell>
        </table:table-row>
        <table:table-row>
          <table:table-cell>
            <text:p>5</text:p>
          </table:table-cell>
          <table:table-cell>
            <text:p>lain</text:p>
          </table:table-cell>
          <table:table-cell>
            <text:p>[lein]
vbl. lie的过去分词</text:p>
          </table:table-cell>
        </table:table-row>
        <table:table-row>
          <table:table-cell>
            <text:p>5</text:p>
          </table:table-cell>
          <table:table-cell>
            <text:p>language</text:p>
          </table:table-cell>
          <table:table-cell>
            <text:p>['læŋgwidʒ]
n. 语言, 语言文学, 术语, 语言表达能力, (运用语言的)方式、能力、风格, [自]（机器）代码</text:p>
          </table:table-cell>
        </table:table-row>
        <table:table-row>
          <table:table-cell>
            <text:p>5</text:p>
          </table:table-cell>
          <table:table-cell>
            <text:p>leg</text:p>
          </table:table-cell>
          <table:table-cell>
            <text:p>[leg]
n. 腿, 胫, 旅程的一段
vi. 走, 跑</text:p>
          </table:table-cell>
        </table:table-row>
        <table:table-row>
          <table:table-cell>
            <text:p>5</text:p>
          </table:table-cell>
          <table:table-cell>
            <text:p>lift</text:p>
          </table:table-cell>
          <table:table-cell>
            <text:p>[lift]
n. 举起, 电梯, 起重机, 搭车
vt. 升高, 提高, 举起, 空运
vi. 升起, (指雾等)消散, 耸立</text:p>
          </table:table-cell>
        </table:table-row>
        <table:table-row>
          <table:table-cell>
            <text:p>5</text:p>
          </table:table-cell>
          <table:table-cell>
            <text:p>likely</text:p>
          </table:table-cell>
          <table:table-cell>
            <text:p>['laikli]
adj. 很可能的, 合适的, 可靠的, 有希望的
adv. 或许, 很可能</text:p>
          </table:table-cell>
        </table:table-row>
        <table:table-row>
          <table:table-cell>
            <text:p>5</text:p>
          </table:table-cell>
          <table:table-cell>
            <text:p>likewise</text:p>
          </table:table-cell>
          <table:table-cell>
            <text:p>['laikˏwaiz]
adv. 同样地, 照样地, 又, 也
n. 同样地</text:p>
          </table:table-cell>
        </table:table-row>
        <table:table-row>
          <table:table-cell>
            <text:p>5</text:p>
          </table:table-cell>
          <table:table-cell>
            <text:p>limes</text:p>
          </table:table-cell>
          <table:table-cell>
            <text:p>['laimi:z]
古罗马边境的城墙</text:p>
          </table:table-cell>
        </table:table-row>
        <table:table-row>
          <table:table-cell>
            <text:p>5</text:p>
          </table:table-cell>
          <table:table-cell>
            <text:p>longboat</text:p>
          </table:table-cell>
          <table:table-cell>
            <text:p>['lɔŋbәut]
n. （旧时） 帆船附载的大艇</text:p>
          </table:table-cell>
        </table:table-row>
        <table:table-row>
          <table:table-cell>
            <text:p>5</text:p>
          </table:table-cell>
          <table:table-cell>
            <text:p>managed</text:p>
          </table:table-cell>
          <table:table-cell>
            <text:p>~= manage
['mænidʒ]
vi. 处理, 应付过去
vt. 管理, 控制, 操纵, 维持, 运用, 搞成, 设法, 达成</text:p>
          </table:table-cell>
        </table:table-row>
        <table:table-row>
          <table:table-cell>
            <text:p>5</text:p>
          </table:table-cell>
          <table:table-cell>
            <text:p>marched</text:p>
          </table:table-cell>
          <table:table-cell>
            <text:p>~= march
[mɑ:tʃ]
n. 行军, 步伐, 进行曲
vi. 进军, 前进
vt. 使行军, 使行进
n. (March)三月(略作Mar)</text:p>
          </table:table-cell>
        </table:table-row>
        <table:table-row>
          <table:table-cell>
            <text:p>5</text:p>
          </table:table-cell>
          <table:table-cell>
            <text:p>marked</text:p>
          </table:table-cell>
          <table:table-cell>
            <text:p>[mɑ:kt]
adj. 有记号的, 显著的</text:p>
          </table:table-cell>
        </table:table-row>
        <table:table-row>
          <table:table-cell>
            <text:p>5</text:p>
          </table:table-cell>
          <table:table-cell>
            <text:p>mastered</text:p>
          </table:table-cell>
          <table:table-cell>
            <text:p>~= master
['mɑ:stә]
n. 主人, 雇主, (男)教师, 熟练技工, 师傅, 大师, 硕士, &lt;称呼&gt;少爷
adj. 主人的, 熟练的, 高明的, 主要的
vt. 征服, 控制, 精通</text:p>
          </table:table-cell>
        </table:table-row>
        <table:table-row>
          <table:table-cell>
            <text:p>5</text:p>
          </table:table-cell>
          <table:table-cell>
            <text:p>meaning</text:p>
          </table:table-cell>
          <table:table-cell>
            <text:p>['mi:niŋ]
n. 意义, 含意, 意图, [逻]内涵
adj. 意味深长的</text:p>
          </table:table-cell>
        </table:table-row>
        <table:table-row>
          <table:table-cell>
            <text:p>5</text:p>
          </table:table-cell>
          <table:table-cell>
            <text:p>melancholy</text:p>
          </table:table-cell>
          <table:table-cell>
            <text:p>['melәnkәli]
n. 忧郁
adj. 忧郁</text:p>
          </table:table-cell>
        </table:table-row>
        <table:table-row>
          <table:table-cell>
            <text:p>5</text:p>
          </table:table-cell>
          <table:table-cell>
            <text:p>murdered</text:p>
          </table:table-cell>
          <table:table-cell>
            <text:p>~= murder
['mә:dә]
n. 谋杀, 凶杀
vt. 谋杀, 凶杀
v. 谋杀</text:p>
          </table:table-cell>
        </table:table-row>
        <table:table-row>
          <table:table-cell>
            <text:p>5</text:p>
          </table:table-cell>
          <table:table-cell>
            <text:p>murderers</text:p>
          </table:table-cell>
          <table:table-cell>
            <text:p>~= murderer
['mә:dәrә(r)]
n. 杀人犯, 凶手</text:p>
          </table:table-cell>
        </table:table-row>
        <table:table-row>
          <table:table-cell>
            <text:p>5</text:p>
          </table:table-cell>
          <table:table-cell>
            <text:p>mutiny</text:p>
          </table:table-cell>
          <table:table-cell>
            <text:p>['mju:tini]
n. 兵变, 反抗
v. 叛变, 造反, 兵变</text:p>
          </table:table-cell>
        </table:table-row>
        <table:table-row>
          <table:table-cell>
            <text:p>5</text:p>
          </table:table-cell>
          <table:table-cell>
            <text:p>names</text:p>
          </table:table-cell>
          <table:table-cell>
            <text:p>~= name
[neim]
n. 名字, 名称, 姓名, 名誉
vt. 命名, 提名, 叫出, 指定
adj. 姓名的, 据以取名的</text:p>
          </table:table-cell>
        </table:table-row>
        <table:table-row>
          <table:table-cell>
            <text:p>5</text:p>
          </table:table-cell>
          <table:table-cell>
            <text:p>national</text:p>
          </table:table-cell>
          <table:table-cell>
            <text:p>['næʃәnәl]
adj. 国家的, 国立[有]的, 民族的</text:p>
          </table:table-cell>
        </table:table-row>
        <table:table-row>
          <table:table-cell>
            <text:p>5</text:p>
          </table:table-cell>
          <table:table-cell>
            <text:p>ne</text:p>
          </table:table-cell>
          <table:table-cell>
            <text:p>[ne]
adj. 旧姓的, 原名的
[域] Niger , 尼日尔</text:p>
          </table:table-cell>
        </table:table-row>
        <table:table-row>
          <table:table-cell>
            <text:p>5</text:p>
          </table:table-cell>
          <table:table-cell>
            <text:p>northward</text:p>
          </table:table-cell>
          <table:table-cell>
            <text:p>['nɔ:θwәd]
adv. 向北
adj. 向北的</text:p>
          </table:table-cell>
        </table:table-row>
        <table:table-row>
          <table:table-cell>
            <text:p>5</text:p>
          </table:table-cell>
          <table:table-cell>
            <text:p>oars</text:p>
          </table:table-cell>
          <table:table-cell>
            <text:p>~= oar
[ɔ:, ɔә]
n. 桨, 橹</text:p>
          </table:table-cell>
        </table:table-row>
        <table:table-row>
          <table:table-cell>
            <text:p>5</text:p>
          </table:table-cell>
          <table:table-cell>
            <text:p>observing</text:p>
          </table:table-cell>
          <table:table-cell>
            <text:p>[әb'zә:viŋ]
adj. 注意的, 留心的</text:p>
          </table:table-cell>
        </table:table-row>
        <table:table-row>
          <table:table-cell>
            <text:p>5</text:p>
          </table:table-cell>
          <table:table-cell>
            <text:p>opinion</text:p>
          </table:table-cell>
          <table:table-cell>
            <text:p>[ә'pinjәn]
n. 意见, 看法, 主张, 判断, 评价</text:p>
          </table:table-cell>
        </table:table-row>
        <table:table-row>
          <table:table-cell>
            <text:p>5</text:p>
          </table:table-cell>
          <table:table-cell>
            <text:p>original</text:p>
          </table:table-cell>
          <table:table-cell>
            <text:p>[ә'ridʒәnәl]
adj. 最初的, 原始的, 独创的, 新颖的
n. 原物, 原作</text:p>
          </table:table-cell>
        </table:table-row>
        <table:table-row>
          <table:table-cell>
            <text:p>5</text:p>
          </table:table-cell>
          <table:table-cell>
            <text:p>pain</text:p>
          </table:table-cell>
          <table:table-cell>
            <text:p>[pein]
n. 痛苦, 疼, 痛, 劳苦, 努力
vt. 使痛苦</text:p>
          </table:table-cell>
        </table:table-row>
        <table:table-row>
          <table:table-cell>
            <text:p>5</text:p>
          </table:table-cell>
          <table:table-cell>
            <text:p>pampeluna</text:p>
          </table:table-cell>
          <table:table-cell>
            <text:p>~~~= ampelite
['æmpәˏlait]
黄铁炭质页岩, 硫铁黑土</text:p>
          </table:table-cell>
        </table:table-row>
        <table:table-row>
          <table:table-cell>
            <text:p>5</text:p>
          </table:table-cell>
          <table:table-cell>
            <text:p>passions</text:p>
          </table:table-cell>
          <table:table-cell>
            <text:p>~= passion
['pæʃәn]
n. 激情, 热情</text:p>
          </table:table-cell>
        </table:table-row>
        <table:table-row>
          <table:table-cell>
            <text:p>5</text:p>
          </table:table-cell>
          <table:table-cell>
            <text:p>peace</text:p>
          </table:table-cell>
          <table:table-cell>
            <text:p>[pi:s]
n. 和平, 和睦, 安宁, 静寂
vi. 安静下来</text:p>
          </table:table-cell>
        </table:table-row>
        <table:table-row>
          <table:table-cell>
            <text:p>5</text:p>
          </table:table-cell>
          <table:table-cell>
            <text:p>perishing</text:p>
          </table:table-cell>
          <table:table-cell>
            <text:p>['periʃiŋ]
adj. 严厉的, 讨厌的</text:p>
          </table:table-cell>
        </table:table-row>
        <table:table-row>
          <table:table-cell>
            <text:p>5</text:p>
          </table:table-cell>
          <table:table-cell>
            <text:p>persuade</text:p>
          </table:table-cell>
          <table:table-cell>
            <text:p>[pә'sweid]
v. 说服, 劝说, (使)相信, 劝某人做(不做)某事</text:p>
          </table:table-cell>
        </table:table-row>
        <table:table-row>
          <table:table-cell>
            <text:p>5</text:p>
          </table:table-cell>
          <table:table-cell>
            <text:p>pigeons</text:p>
          </table:table-cell>
          <table:table-cell>
            <text:p>~= pigeon
['pidʒin]
n. 鸽子</text:p>
          </table:table-cell>
        </table:table-row>
        <table:table-row>
          <table:table-cell>
            <text:p>5</text:p>
          </table:table-cell>
          <table:table-cell>
            <text:p>pinioned</text:p>
          </table:table-cell>
          <table:table-cell>
            <text:p>有翅膀的
被捆住的</text:p>
          </table:table-cell>
        </table:table-row>
        <table:table-row>
          <table:table-cell>
            <text:p>5</text:p>
          </table:table-cell>
          <table:table-cell>
            <text:p>pitch</text:p>
          </table:table-cell>
          <table:table-cell>
            <text:p>[pitʃ]
n. 程度, 斜度, 树脂, 投掷, 定调, (船只)前后颠簸, 倾斜, 沥青
vt. 投, 掷, 向前倾跌, 定位于, 用沥青涂, 扎营
vi. 搭帐篷, 投掷, 坠落, 倾斜</text:p>
          </table:table-cell>
        </table:table-row>
        <table:table-row>
          <table:table-cell>
            <text:p>5</text:p>
          </table:table-cell>
          <table:table-cell>
            <text:p>pity</text:p>
          </table:table-cell>
          <table:table-cell>
            <text:p>['piti]
v. (觉得)可怜
n. 憾事, 怜悯, 同情</text:p>
          </table:table-cell>
        </table:table-row>
        <table:table-row>
          <table:table-cell>
            <text:p>5</text:p>
          </table:table-cell>
          <table:table-cell>
            <text:p>planks</text:p>
          </table:table-cell>
          <table:table-cell>
            <text:p>~= plank
[plæŋk]
n. 厚木板, 支架, (政党的)政纲条款
vt. 铺板, 立刻付款
vi. 睡在板上</text:p>
          </table:table-cell>
        </table:table-row>
        <table:table-row>
          <table:table-cell>
            <text:p>5</text:p>
          </table:table-cell>
          <table:table-cell>
            <text:p>plantations</text:p>
          </table:table-cell>
          <table:table-cell>
            <text:p>~= plantation
[plæn'teiʃәn]
n. 耕地, 种植园, 大农场, 森林, 人造林, 殖民</text:p>
          </table:table-cell>
        </table:table-row>
        <table:table-row>
          <table:table-cell>
            <text:p>5</text:p>
          </table:table-cell>
          <table:table-cell>
            <text:p>pleasanter</text:p>
          </table:table-cell>
          <table:table-cell>
            <text:p>~= pleasant
['plezәnt]
adj. 令人愉快的, 舒适的</text:p>
          </table:table-cell>
        </table:table-row>
        <table:table-row>
          <table:table-cell>
            <text:p>5</text:p>
          </table:table-cell>
          <table:table-cell>
            <text:p>plenty</text:p>
          </table:table-cell>
          <table:table-cell>
            <text:p>['plenti]
n. 丰富, 大量</text:p>
          </table:table-cell>
        </table:table-row>
        <table:table-row>
          <table:table-cell>
            <text:p>5</text:p>
          </table:table-cell>
          <table:table-cell>
            <text:p>poles</text:p>
          </table:table-cell>
          <table:table-cell>
            <text:p>~= pole
[pәul]
n. 棒, 柱, 杆, 竿, 极, 磁极, 电极
vt. 用竿支撑, 用棒推
vi. 撑篙</text:p>
          </table:table-cell>
        </table:table-row>
        <table:table-row>
          <table:table-cell>
            <text:p>5</text:p>
          </table:table-cell>
          <table:table-cell>
            <text:p>position</text:p>
          </table:table-cell>
          <table:table-cell>
            <text:p>[pә'ziʃәn]
n. 位置, 职位, 立场, 形势, 阵地
vt. 安置, 决定...的位置</text:p>
          </table:table-cell>
        </table:table-row>
        <table:table-row>
          <table:table-cell>
            <text:p>5</text:p>
          </table:table-cell>
          <table:table-cell>
            <text:p>pound</text:p>
          </table:table-cell>
          <table:table-cell>
            <text:p>[paund]
n. 磅, 英镑, 重击, 鱼塘, 兽栏, 拘留所
vt. 强烈打击, 捣烂, 监禁, 关入栏
vi. 连续重击, 连续敲打, 苦干</text:p>
          </table:table-cell>
        </table:table-row>
        <table:table-row>
          <table:table-cell>
            <text:p>5</text:p>
          </table:table-cell>
          <table:table-cell>
            <text:p>preservation</text:p>
          </table:table-cell>
          <table:table-cell>
            <text:p>[ˏprezә(:)'veiʃәn]
n. 保存</text:p>
          </table:table-cell>
        </table:table-row>
        <table:table-row>
          <table:table-cell>
            <text:p>5</text:p>
          </table:table-cell>
          <table:table-cell>
            <text:p>prevailed</text:p>
          </table:table-cell>
          <table:table-cell>
            <text:p>~= prevail
[pri'veil]
vi. 流行, 盛行, 获胜, 成功</text:p>
          </table:table-cell>
        </table:table-row>
        <table:table-row>
          <table:table-cell>
            <text:p>5</text:p>
          </table:table-cell>
          <table:table-cell>
            <text:p>principal</text:p>
          </table:table-cell>
          <table:table-cell>
            <text:p>['prinsәp(ә)l, -sip-]
n. 负责人, 首长, 校长, 主犯, 本金
adj. 主要的, 首要的</text:p>
          </table:table-cell>
        </table:table-row>
        <table:table-row>
          <table:table-cell>
            <text:p>5</text:p>
          </table:table-cell>
          <table:table-cell>
            <text:p>principles</text:p>
          </table:table-cell>
          <table:table-cell>
            <text:p>n. 原则, 原理, 道义, 节操</text:p>
          </table:table-cell>
        </table:table-row>
        <table:table-row>
          <table:table-cell>
            <text:p>5</text:p>
          </table:table-cell>
          <table:table-cell>
            <text:p>promise</text:p>
          </table:table-cell>
          <table:table-cell>
            <text:p>['prɔmis]
vt. 允诺, 答应
n. 允诺, 答应, 许诺</text:p>
          </table:table-cell>
        </table:table-row>
        <table:table-row>
          <table:table-cell>
            <text:p>5</text:p>
          </table:table-cell>
          <table:table-cell>
            <text:p>providing</text:p>
          </table:table-cell>
          <table:table-cell>
            <text:p>conj. 倘若</text:p>
          </table:table-cell>
        </table:table-row>
        <table:table-row>
          <table:table-cell>
            <text:p>5</text:p>
          </table:table-cell>
          <table:table-cell>
            <text:p>pull</text:p>
          </table:table-cell>
          <table:table-cell>
            <text:p>[pul]
v. 拉, 拖, 拔
n. 拉, 拖, 拉力, 牵引力</text:p>
          </table:table-cell>
        </table:table-row>
        <table:table-row>
          <table:table-cell>
            <text:p>5</text:p>
          </table:table-cell>
          <table:table-cell>
            <text:p>reasonable</text:p>
          </table:table-cell>
          <table:table-cell>
            <text:p>['ri:znәbl]
adj. 合理的, 有道理的, 通情达理的, 讲道理的</text:p>
          </table:table-cell>
        </table:table-row>
        <table:table-row>
          <table:table-cell>
            <text:p>5</text:p>
          </table:table-cell>
          <table:table-cell>
            <text:p>reasons</text:p>
          </table:table-cell>
          <table:table-cell>
            <text:p>~= reason
['ri:zn]
n. 理由, 原因, 动机, 理智, 前提
vt. 说服, 推论, 辩论
vi. 推论, 劝说, 思考</text:p>
          </table:table-cell>
        </table:table-row>
        <table:table-row>
          <table:table-cell>
            <text:p>5</text:p>
          </table:table-cell>
          <table:table-cell>
            <text:p>redemption</text:p>
          </table:table-cell>
          <table:table-cell>
            <text:p>[ri'dempʃәn]
n. 赎回, 偿还, 拯救, 履行</text:p>
          </table:table-cell>
        </table:table-row>
        <table:table-row>
          <table:table-cell>
            <text:p>5</text:p>
          </table:table-cell>
          <table:table-cell>
            <text:p>refreshing</text:p>
          </table:table-cell>
          <table:table-cell>
            <text:p>[ri'freʃiŋ]
adj. 提神的, 凉爽的, 使人喜欢的</text:p>
          </table:table-cell>
        </table:table-row>
        <table:table-row>
          <table:table-cell>
            <text:p>5</text:p>
          </table:table-cell>
          <table:table-cell>
            <text:p>relations</text:p>
          </table:table-cell>
          <table:table-cell>
            <text:p>n. 交往, 关系, 事务
相关词组:
  break off all relations with sb</text:p>
          </table:table-cell>
        </table:table-row>
        <table:table-row>
          <table:table-cell>
            <text:p>5</text:p>
          </table:table-cell>
          <table:table-cell>
            <text:p>removing</text:p>
          </table:table-cell>
          <table:table-cell>
            <text:p>[ri'mu:viŋ]
消除, 排除, 除去</text:p>
          </table:table-cell>
        </table:table-row>
        <table:table-row>
          <table:table-cell>
            <text:p>5</text:p>
          </table:table-cell>
          <table:table-cell>
            <text:p>renewed</text:p>
          </table:table-cell>
          <table:table-cell>
            <text:p>[ri'nju:d]
adj. 更新的, 重建的, 复兴的, 重申的</text:p>
          </table:table-cell>
        </table:table-row>
        <table:table-row>
          <table:table-cell>
            <text:p>5</text:p>
          </table:table-cell>
          <table:table-cell>
            <text:p>repair</text:p>
          </table:table-cell>
          <table:table-cell>
            <text:p>[ri'pєә]
n. 修理, 修补
vt. 修理, 修补, 补救, 纠正</text:p>
          </table:table-cell>
        </table:table-row>
        <table:table-row>
          <table:table-cell>
            <text:p>5</text:p>
          </table:table-cell>
          <table:table-cell>
            <text:p>residence</text:p>
          </table:table-cell>
          <table:table-cell>
            <text:p>['rezidәns]
n. 居住, 住处</text:p>
          </table:table-cell>
        </table:table-row>
        <table:table-row>
          <table:table-cell>
            <text:p>5</text:p>
          </table:table-cell>
          <table:table-cell>
            <text:p>resolve</text:p>
          </table:table-cell>
          <table:table-cell>
            <text:p>[ri'zɔlv]
n. 决心
v. 决心, 决定, 决心要, (使)分解, 溶解, 解决
vt. 解决</text:p>
          </table:table-cell>
        </table:table-row>
        <table:table-row>
          <table:table-cell>
            <text:p>5</text:p>
          </table:table-cell>
          <table:table-cell>
            <text:p>restored</text:p>
          </table:table-cell>
          <table:table-cell>
            <text:p>~= restore
[ris'tɔ:]
vt. 恢复, 使回复, 归还, 交还, 修复, 重建</text:p>
          </table:table-cell>
        </table:table-row>
        <table:table-row>
          <table:table-cell>
            <text:p>5</text:p>
          </table:table-cell>
          <table:table-cell>
            <text:p>returning</text:p>
          </table:table-cell>
          <table:table-cell>
            <text:p>~= return
[ri'tә:n]
n. 回来, 返回, 来回票, 利润, 回答
adj. 返回的, 回程的, 报答的, 反向的, 重现的
vi. 回返, 归还
vt. 归还, 回报, 报告, 获得, 回答, 返回</text:p>
          </table:table-cell>
        </table:table-row>
        <table:table-row>
          <table:table-cell>
            <text:p>5</text:p>
          </table:table-cell>
          <table:table-cell>
            <text:p>returns</text:p>
          </table:table-cell>
          <table:table-cell>
            <text:p>~= return
[ri'tә:n]
n. 回来, 返回, 来回票, 利润, 回答
adj. 返回的, 回程的, 报答的, 反向的, 重现的
vi. 回返, 归还
vt. 归还, 回报, 报告, 获得, 回答, 返回</text:p>
          </table:table-cell>
        </table:table-row>
        <table:table-row>
          <table:table-cell>
            <text:p>5</text:p>
          </table:table-cell>
          <table:table-cell>
            <text:p>rope</text:p>
          </table:table-cell>
          <table:table-cell>
            <text:p>[rәup]
n. 绳, 索, 绳索
v. 围起</text:p>
          </table:table-cell>
        </table:table-row>
        <table:table-row>
          <table:table-cell>
            <text:p>5</text:p>
          </table:table-cell>
          <table:table-cell>
            <text:p>rowing</text:p>
          </table:table-cell>
          <table:table-cell>
            <text:p>['rәuiŋ]
n. 划船</text:p>
          </table:table-cell>
        </table:table-row>
        <table:table-row>
          <table:table-cell>
            <text:p>5</text:p>
          </table:table-cell>
          <table:table-cell>
            <text:p>rushed</text:p>
          </table:table-cell>
          <table:table-cell>
            <text:p>adj. 匆忙的, 贸然的</text:p>
          </table:table-cell>
        </table:table-row>
        <table:table-row>
          <table:table-cell>
            <text:p>5</text:p>
          </table:table-cell>
          <table:table-cell>
            <text:p>sake</text:p>
          </table:table-cell>
          <table:table-cell>
            <text:p>[seik]
n. 为了...之好处, 出于对...的兴趣, 缘故, 理由, 日本米酒</text:p>
          </table:table-cell>
        </table:table-row>
        <table:table-row>
          <table:table-cell>
            <text:p>5</text:p>
          </table:table-cell>
          <table:table-cell>
            <text:p>seafaring</text:p>
          </table:table-cell>
          <table:table-cell>
            <text:p>['si:feәriŋ]
n. 航海事业, 水手工作
adj. 航海事业的, 水手工作的</text:p>
          </table:table-cell>
        </table:table-row>
        <table:table-row>
          <table:table-cell>
            <text:p>5</text:p>
          </table:table-cell>
          <table:table-cell>
            <text:p>secondly</text:p>
          </table:table-cell>
          <table:table-cell>
            <text:p>adv. 第二, 其次</text:p>
          </table:table-cell>
        </table:table-row>
        <table:table-row>
          <table:table-cell>
            <text:p>5</text:p>
          </table:table-cell>
          <table:table-cell>
            <text:p>servants</text:p>
          </table:table-cell>
          <table:table-cell>
            <text:p>~= servant
['sә:vәnt]
n. 仆人</text:p>
          </table:table-cell>
        </table:table-row>
        <table:table-row>
          <table:table-cell>
            <text:p>5</text:p>
          </table:table-cell>
          <table:table-cell>
            <text:p>service</text:p>
          </table:table-cell>
          <table:table-cell>
            <text:p>['sә:vis]
n. 服务, 服务性工作, 服役, 仪式
vt. 保养, 维修
adj. (军队)服现役的, 服务性的, 仆人的, 耐用的</text:p>
          </table:table-cell>
        </table:table-row>
        <table:table-row>
          <table:table-cell>
            <text:p>5</text:p>
          </table:table-cell>
          <table:table-cell>
            <text:p>sets</text:p>
          </table:table-cell>
          <table:table-cell>
            <text:p>~= set
[set]
v. 放, 置, 移动到, 使(人或事物处于某种状态), 提出, 树立, 规定, 调整
n. 一套, 一副, 一批, 接受机, 装置, 趋势, 布景
adj. 固定的, 规定的, 坚决的, 固执的, 事先做好的</text:p>
          </table:table-cell>
        </table:table-row>
        <table:table-row>
          <table:table-cell>
            <text:p>5</text:p>
          </table:table-cell>
          <table:table-cell>
            <text:p>settlement</text:p>
          </table:table-cell>
          <table:table-cell>
            <text:p>['setlmәnt]
n. 沉降, 解决, 结算, 殖民, 殖民地</text:p>
          </table:table-cell>
        </table:table-row>
        <table:table-row>
          <table:table-cell>
            <text:p>5</text:p>
          </table:table-cell>
          <table:table-cell>
            <text:p>seventeen</text:p>
          </table:table-cell>
          <table:table-cell>
            <text:p>['sevәn'ti:n]
num. 十七
n. 十七个</text:p>
          </table:table-cell>
        </table:table-row>
        <table:table-row>
          <table:table-cell>
            <text:p>5</text:p>
          </table:table-cell>
          <table:table-cell>
            <text:p>shadow</text:p>
          </table:table-cell>
          <table:table-cell>
            <text:p>['ʃædәu]
n. 阴影, 影子, 影像, 预兆, 庇护, 隐蔽处, 阴暗, 少许
vt. 遮蔽, 使朦胧, 预示, 尾随
vi. 渐变, 变阴暗</text:p>
          </table:table-cell>
        </table:table-row>
        <table:table-row>
          <table:table-cell>
            <text:p>5</text:p>
          </table:table-cell>
          <table:table-cell>
            <text:p>shaking</text:p>
          </table:table-cell>
          <table:table-cell>
            <text:p>['ʃeikiŋ]
n. 摇动, 挥动</text:p>
          </table:table-cell>
        </table:table-row>
        <table:table-row>
          <table:table-cell>
            <text:p>5</text:p>
          </table:table-cell>
          <table:table-cell>
            <text:p>share</text:p>
          </table:table-cell>
          <table:table-cell>
            <text:p>[ʃєә]
n. 共享, 参与, 一份, 部分, 份额, 参股
vt. 分享, 均分, 共有, 分配
vi. 分享
[计] 使DOS支持文件共享和锁定</text:p>
          </table:table-cell>
        </table:table-row>
        <table:table-row>
          <table:table-cell>
            <text:p>5</text:p>
          </table:table-cell>
          <table:table-cell>
            <text:p>shipped</text:p>
          </table:table-cell>
          <table:table-cell>
            <text:p>~~~= short-shipped
a. 已报出口但未装船的, 退关的</text:p>
          </table:table-cell>
        </table:table-row>
        <table:table-row>
          <table:table-cell>
            <text:p>5</text:p>
          </table:table-cell>
          <table:table-cell>
            <text:p>sign</text:p>
          </table:table-cell>
          <table:table-cell>
            <text:p>[sain]
n. 标记, 符号, 记号, 征兆, 迹象, 征候
v. 签名(于), 署名(于)～, 签署</text:p>
          </table:table-cell>
        </table:table-row>
        <table:table-row>
          <table:table-cell>
            <text:p>5</text:p>
          </table:table-cell>
          <table:table-cell>
            <text:p>sincere</text:p>
          </table:table-cell>
          <table:table-cell>
            <text:p>[sin'siә]
adj. 诚挚的, 真实的, 真诚的</text:p>
          </table:table-cell>
        </table:table-row>
        <table:table-row>
          <table:table-cell>
            <text:p>5</text:p>
          </table:table-cell>
          <table:table-cell>
            <text:p>sincerely</text:p>
          </table:table-cell>
          <table:table-cell>
            <text:p>[sin'siәli]
adv. 真诚地</text:p>
          </table:table-cell>
        </table:table-row>
        <table:table-row>
          <table:table-cell>
            <text:p>5</text:p>
          </table:table-cell>
          <table:table-cell>
            <text:p>single</text:p>
          </table:table-cell>
          <table:table-cell>
            <text:p>['siŋgl]
adj. 单一的, 单身的, 单纯的, 孤独的, 专一的, 个别的
n. 一个, 单打, 单精度型
vt. 选出
vi. [棒]作一垒打</text:p>
          </table:table-cell>
        </table:table-row>
        <table:table-row>
          <table:table-cell>
            <text:p>5</text:p>
          </table:table-cell>
          <table:table-cell>
            <text:p>slavery</text:p>
          </table:table-cell>
          <table:table-cell>
            <text:p>['sleivәri]
n. 奴隶身分, 奴隶制度, 苦役, 束缚</text:p>
          </table:table-cell>
        </table:table-row>
        <table:table-row>
          <table:table-cell>
            <text:p>5</text:p>
          </table:table-cell>
          <table:table-cell>
            <text:p>sort</text:p>
          </table:table-cell>
          <table:table-cell>
            <text:p>[sɔ:t]
n. 种类, 类别
v. 分类, 拣选</text:p>
          </table:table-cell>
        </table:table-row>
        <table:table-row>
          <table:table-cell>
            <text:p>5</text:p>
          </table:table-cell>
          <table:table-cell>
            <text:p>southward</text:p>
          </table:table-cell>
          <table:table-cell>
            <text:p>['sauθwәd]
adv. 向南
adj. 向南的</text:p>
          </table:table-cell>
        </table:table-row>
        <table:table-row>
          <table:table-cell>
            <text:p>5</text:p>
          </table:table-cell>
          <table:table-cell>
            <text:p>sparingly</text:p>
          </table:table-cell>
          <table:table-cell>
            <text:p>adv. 节俭地, 保守地</text:p>
          </table:table-cell>
        </table:table-row>
        <table:table-row>
          <table:table-cell>
            <text:p>5</text:p>
          </table:table-cell>
          <table:table-cell>
            <text:p>spied</text:p>
          </table:table-cell>
          <table:table-cell>
            <text:p>pt, pp of spy.</text:p>
          </table:table-cell>
        </table:table-row>
        <table:table-row>
          <table:table-cell>
            <text:p>5</text:p>
          </table:table-cell>
          <table:table-cell>
            <text:p>stalks</text:p>
          </table:table-cell>
          <table:table-cell>
            <text:p>~= stalk
[stɔ:k]
n. 茎, 柄, 梗, 秆</text:p>
          </table:table-cell>
        </table:table-row>
        <table:table-row>
          <table:table-cell>
            <text:p>5</text:p>
          </table:table-cell>
          <table:table-cell>
            <text:p>steer</text:p>
          </table:table-cell>
          <table:table-cell>
            <text:p>[stiә]
v. 驾驶, 掌舵</text:p>
          </table:table-cell>
        </table:table-row>
        <table:table-row>
          <table:table-cell>
            <text:p>5</text:p>
          </table:table-cell>
          <table:table-cell>
            <text:p>sterling</text:p>
          </table:table-cell>
          <table:table-cell>
            <text:p>['stә:liŋ]
n. 英国货币, 标准纯银
adj. 英币的, 纯银制的, 纯正的</text:p>
          </table:table-cell>
        </table:table-row>
        <table:table-row>
          <table:table-cell>
            <text:p>5</text:p>
          </table:table-cell>
          <table:table-cell>
            <text:p>steward</text:p>
          </table:table-cell>
          <table:table-cell>
            <text:p>['stjuәd]
n. (轮船, 飞机等)乘务员, 干事</text:p>
          </table:table-cell>
        </table:table-row>
        <table:table-row>
          <table:table-cell>
            <text:p>5</text:p>
          </table:table-cell>
          <table:table-cell>
            <text:p>stores</text:p>
          </table:table-cell>
          <table:table-cell>
            <text:p>n. (英)百货商店
a. 贮藏的, 用作贮藏处的, 贮存的
【化】 备用品; 库房; 库房设施
【经】 库存物资, 存料, 库存的料</text:p>
          </table:table-cell>
        </table:table-row>
        <table:table-row>
          <table:table-cell>
            <text:p>5</text:p>
          </table:table-cell>
          <table:table-cell>
            <text:p>stowed</text:p>
          </table:table-cell>
          <table:table-cell>
            <text:p>~= stow
[stәu]
v. 装载</text:p>
          </table:table-cell>
        </table:table-row>
        <table:table-row>
          <table:table-cell>
            <text:p>5</text:p>
          </table:table-cell>
          <table:table-cell>
            <text:p>straggling</text:p>
          </table:table-cell>
          <table:table-cell>
            <text:p>['strægliŋ]
adj. 脱离队伍的, 落后的</text:p>
          </table:table-cell>
        </table:table-row>
        <table:table-row>
          <table:table-cell>
            <text:p>5</text:p>
          </table:table-cell>
          <table:table-cell>
            <text:p>strangely</text:p>
          </table:table-cell>
          <table:table-cell>
            <text:p>adv. 奇怪地</text:p>
          </table:table-cell>
        </table:table-row>
        <table:table-row>
          <table:table-cell>
            <text:p>5</text:p>
          </table:table-cell>
          <table:table-cell>
            <text:p>string</text:p>
          </table:table-cell>
          <table:table-cell>
            <text:p>[striŋ]
n. 线, 细绳, 一串, 一行
v. 排成一列</text:p>
          </table:table-cell>
        </table:table-row>
        <table:table-row>
          <table:table-cell>
            <text:p>5</text:p>
          </table:table-cell>
          <table:table-cell>
            <text:p>stronger</text:p>
          </table:table-cell>
          <table:table-cell>
            <text:p>adj. 更强壮的</text:p>
          </table:table-cell>
        </table:table-row>
        <table:table-row>
          <table:table-cell>
            <text:p>5</text:p>
          </table:table-cell>
          <table:table-cell>
            <text:p>stuff</text:p>
          </table:table-cell>
          <table:table-cell>
            <text:p>[stʌf]
n. 原料, 材料, 素材资料
vt. 塞满, 填满, 填充</text:p>
          </table:table-cell>
        </table:table-row>
        <table:table-row>
          <table:table-cell>
            <text:p>5</text:p>
          </table:table-cell>
          <table:table-cell>
            <text:p>sufficiently</text:p>
          </table:table-cell>
          <table:table-cell>
            <text:p>[sә'fiʃәntli]
adv. 十分地, 充分地</text:p>
          </table:table-cell>
        </table:table-row>
        <table:table-row>
          <table:table-cell>
            <text:p>5</text:p>
          </table:table-cell>
          <table:table-cell>
            <text:p>swallowed</text:p>
          </table:table-cell>
          <table:table-cell>
            <text:p>~= swallow
['swɔlәu]
n. [鸟]燕子, 吞咽, 喉
vt. 咽, 淹没, 吞没, 取消, 忍受, 轻信, 压制, 耗尽
vi. 吞下, 咽下</text:p>
          </table:table-cell>
        </table:table-row>
        <table:table-row>
          <table:table-cell>
            <text:p>5</text:p>
          </table:table-cell>
          <table:table-cell>
            <text:p>taste</text:p>
          </table:table-cell>
          <table:table-cell>
            <text:p>[teist]
v. 品尝, 辨味, (of)有 ...味道, 领略
vt. 体验, 感到
n. 味道, 味觉</text:p>
          </table:table-cell>
        </table:table-row>
        <table:table-row>
          <table:table-cell>
            <text:p>5</text:p>
          </table:table-cell>
          <table:table-cell>
            <text:p>teeth</text:p>
          </table:table-cell>
          <table:table-cell>
            <text:p>[ti:θ]
n. 牙齿</text:p>
          </table:table-cell>
        </table:table-row>
        <table:table-row>
          <table:table-cell>
            <text:p>5</text:p>
          </table:table-cell>
          <table:table-cell>
            <text:p>thunder</text:p>
          </table:table-cell>
          <table:table-cell>
            <text:p>['θʌndә]
n. 雷, 雷声, 轰隆声
vi. 打雷, 雷鸣</text:p>
          </table:table-cell>
        </table:table-row>
        <table:table-row>
          <table:table-cell>
            <text:p>5</text:p>
          </table:table-cell>
          <table:table-cell>
            <text:p>tom</text:p>
          </table:table-cell>
          <table:table-cell>
            <text:p>[tɔm]
n. 雄动物, 雄猫</text:p>
          </table:table-cell>
        </table:table-row>
        <table:table-row>
          <table:table-cell>
            <text:p>5</text:p>
          </table:table-cell>
          <table:table-cell>
            <text:p>truly</text:p>
          </table:table-cell>
          <table:table-cell>
            <text:p>['tru:li]
adv. 真实地, 不假</text:p>
          </table:table-cell>
        </table:table-row>
        <table:table-row>
          <table:table-cell>
            <text:p>5</text:p>
          </table:table-cell>
          <table:table-cell>
            <text:p>tying</text:p>
          </table:table-cell>
          <table:table-cell>
            <text:p>['taiiŋ]
vbl. tie的现在分词</text:p>
          </table:table-cell>
        </table:table-row>
        <table:table-row>
          <table:table-cell>
            <text:p>5</text:p>
          </table:table-cell>
          <table:table-cell>
            <text:p>uneasiness</text:p>
          </table:table-cell>
          <table:table-cell>
            <text:p>n. 不安</text:p>
          </table:table-cell>
        </table:table-row>
        <table:table-row>
          <table:table-cell>
            <text:p>5</text:p>
          </table:table-cell>
          <table:table-cell>
            <text:p>unfortunate</text:p>
          </table:table-cell>
          <table:table-cell>
            <text:p>[ʌn'fɔ:tʃәnit]
adj. 不幸的, 不合宜的, 不吉利的, 使人遗憾的
n. 不幸的人</text:p>
          </table:table-cell>
        </table:table-row>
        <table:table-row>
          <table:table-cell>
            <text:p>5</text:p>
          </table:table-cell>
          <table:table-cell>
            <text:p>unhappy</text:p>
          </table:table-cell>
          <table:table-cell>
            <text:p>[ʌn'hæpi]
adj. 不幸的, 不快乐的, 不适当的</text:p>
          </table:table-cell>
        </table:table-row>
        <table:table-row>
          <table:table-cell>
            <text:p>5</text:p>
          </table:table-cell>
          <table:table-cell>
            <text:p>uninhabited</text:p>
          </table:table-cell>
          <table:table-cell>
            <text:p>['ʌnin'hæbitid]
adj. 无人居住的,杳无人迹的</text:p>
          </table:table-cell>
        </table:table-row>
        <table:table-row>
          <table:table-cell>
            <text:p>5</text:p>
          </table:table-cell>
          <table:table-cell>
            <text:p>useless</text:p>
          </table:table-cell>
          <table:table-cell>
            <text:p>['ju:slis]
adj. 无用的, 无效的, 无益的, 无价值的</text:p>
          </table:table-cell>
        </table:table-row>
        <table:table-row>
          <table:table-cell>
            <text:p>5</text:p>
          </table:table-cell>
          <table:table-cell>
            <text:p>views</text:p>
          </table:table-cell>
          <table:table-cell>
            <text:p>~= view
[vju:]
n. 景色, 风景, 观点, 见解, 观察, 观看, 意见, 认为
vt. 观察, 观看</text:p>
          </table:table-cell>
        </table:table-row>
        <table:table-row>
          <table:table-cell>
            <text:p>5</text:p>
          </table:table-cell>
          <table:table-cell>
            <text:p>visit</text:p>
          </table:table-cell>
          <table:table-cell>
            <text:p>['vizit]
n. 拜访, 访问, 游览, 参观, (作客)逗留, 视察, 调查
vt. 拜访, 访问, 参观, 视察, 降临
vi. 访问, 参观, 闲谈</text:p>
          </table:table-cell>
        </table:table-row>
        <table:table-row>
          <table:table-cell>
            <text:p>5</text:p>
          </table:table-cell>
          <table:table-cell>
            <text:p>voyages</text:p>
          </table:table-cell>
          <table:table-cell>
            <text:p>~= voyage
['vɔiidʒ]
n. 航程, 航空, 航海记, 旅行记
vi. 航海, 航行
vt. 渡过, 飞过</text:p>
          </table:table-cell>
        </table:table-row>
        <table:table-row>
          <table:table-cell>
            <text:p>5</text:p>
          </table:table-cell>
          <table:table-cell>
            <text:p>waking</text:p>
          </table:table-cell>
          <table:table-cell>
            <text:p>adj. 醒着的, He spends all</text:p>
          </table:table-cell>
        </table:table-row>
        <table:table-row>
          <table:table-cell>
            <text:p>5</text:p>
          </table:table-cell>
          <table:table-cell>
            <text:p>wandering</text:p>
          </table:table-cell>
          <table:table-cell>
            <text:p>['wɔndәriŋ]
adj. 漫游的, 徘徊的, 流浪的, 蜿蜒的
n. 漫游, 离题, 神志恍惚</text:p>
          </table:table-cell>
        </table:table-row>
        <table:table-row>
          <table:table-cell>
            <text:p>5</text:p>
          </table:table-cell>
          <table:table-cell>
            <text:p>war</text:p>
          </table:table-cell>
          <table:table-cell>
            <text:p>[wɔ:]
n. 战争
vi. 作战, 打仗</text:p>
          </table:table-cell>
        </table:table-row>
        <table:table-row>
          <table:table-cell>
            <text:p>5</text:p>
          </table:table-cell>
          <table:table-cell>
            <text:p>warm</text:p>
          </table:table-cell>
          <table:table-cell>
            <text:p>[wɔ:m]
adj. 暖和的, 暖的, 温暖的, 色情的, 激烈的, 热烈的, 多情的, 兴奋的
adv. (常用以构成复合词)暖和地
vt. 使温暖, 弄热, 使兴奋, 使热烈
vi. 变暖和, 变温暖, 激动, 同情, 爱好
n. 暖, 保暖物</text:p>
          </table:table-cell>
        </table:table-row>
        <table:table-row>
          <table:table-cell>
            <text:p>5</text:p>
          </table:table-cell>
          <table:table-cell>
            <text:p>waters</text:p>
          </table:table-cell>
          <table:table-cell>
            <text:p>n. 大片的水, 领海, 近海, 海域, 江水, 湖水, 河水, 矿泉水
【医】 羊水(俗名)</text:p>
          </table:table-cell>
        </table:table-row>
        <table:table-row>
          <table:table-cell>
            <text:p>5</text:p>
          </table:table-cell>
          <table:table-cell>
            <text:p>welcome</text:p>
          </table:table-cell>
          <table:table-cell>
            <text:p>['welkәm]
n. 欢迎
vt. 欢迎
int. 欢迎
adj. 受欢迎的</text:p>
          </table:table-cell>
        </table:table-row>
        <table:table-row>
          <table:table-cell>
            <text:p>5</text:p>
          </table:table-cell>
          <table:table-cell>
            <text:p>wholesome</text:p>
          </table:table-cell>
          <table:table-cell>
            <text:p>['hәulsәm]
adj. 卫生的, 有益的, 健康的, 有益健康的</text:p>
          </table:table-cell>
        </table:table-row>
        <table:table-row>
          <table:table-cell>
            <text:p>5</text:p>
          </table:table-cell>
          <table:table-cell>
            <text:p>wicker</text:p>
          </table:table-cell>
          <table:table-cell>
            <text:p>['wikә]
n. 柳条
adj. 柳条制的</text:p>
          </table:table-cell>
        </table:table-row>
        <table:table-row>
          <table:table-cell>
            <text:p>5</text:p>
          </table:table-cell>
          <table:table-cell>
            <text:p>worn</text:p>
          </table:table-cell>
          <table:table-cell>
            <text:p>[wɔ:n]
adj. 用旧的, 疲倦的
vbl. wear的过去分词</text:p>
          </table:table-cell>
        </table:table-row>
        <table:table-row>
          <table:table-cell>
            <text:p>5</text:p>
          </table:table-cell>
          <table:table-cell>
            <text:p>writing</text:p>
          </table:table-cell>
          <table:table-cell>
            <text:p>['raitiŋ]
n. 笔迹, 作品, 著述</text:p>
          </table:table-cell>
        </table:table-row>
        <table:table-row>
          <table:table-cell>
            <text:p>5</text:p>
          </table:table-cell>
          <table:table-cell>
            <text:p>wrote</text:p>
          </table:table-cell>
          <table:table-cell>
            <text:p>[rәut]
vbl. write的过去式</text:p>
          </table:table-cell>
        </table:table-row>
        <table:table-row>
          <table:table-cell>
            <text:p>5</text:p>
          </table:table-cell>
          <table:table-cell>
            <text:p>ye</text:p>
          </table:table-cell>
          <table:table-cell>
            <text:p>[ji:]
[域] Yemen , 也门</text:p>
          </table:table-cell>
        </table:table-row>
        <table:table-row>
          <table:table-cell>
            <text:p>4</text:p>
          </table:table-cell>
          <table:table-cell>
            <text:p>a-fishing</text:p>
          </table:table-cell>
          <table:table-cell>
            <text:p>a fishing</text:p>
          </table:table-cell>
        </table:table-row>
        <table:table-row>
          <table:table-cell>
            <text:p>4</text:p>
          </table:table-cell>
          <table:table-cell>
            <text:p>abandoned</text:p>
          </table:table-cell>
          <table:table-cell>
            <text:p>[ә'bændәnd]
adj. 被抛弃的, 自甘堕落的, 没有约束的, 放荡的</text:p>
          </table:table-cell>
        </table:table-row>
        <table:table-row>
          <table:table-cell>
            <text:p>4</text:p>
          </table:table-cell>
          <table:table-cell>
            <text:p>accept</text:p>
          </table:table-cell>
          <table:table-cell>
            <text:p>[әk'sept]
vt. 接受, 认可, 承担, 承兑
vi. 同意, 承认</text:p>
          </table:table-cell>
        </table:table-row>
        <table:table-row>
          <table:table-cell>
            <text:p>4</text:p>
          </table:table-cell>
          <table:table-cell>
            <text:p>accepted</text:p>
          </table:table-cell>
          <table:table-cell>
            <text:p>[әk'septid]
adj. 一般承认的, 公认的</text:p>
          </table:table-cell>
        </table:table-row>
        <table:table-row>
          <table:table-cell>
            <text:p>4</text:p>
          </table:table-cell>
          <table:table-cell>
            <text:p>age</text:p>
          </table:table-cell>
          <table:table-cell>
            <text:p>[eidʒ]
n. 年龄, 成年, 使用年限, 同时期的人, 时代
v. 变老, 上年纪, 成熟</text:p>
          </table:table-cell>
        </table:table-row>
        <table:table-row>
          <table:table-cell>
            <text:p>4</text:p>
          </table:table-cell>
          <table:table-cell>
            <text:p>ago</text:p>
          </table:table-cell>
          <table:table-cell>
            <text:p>[ә'gәu]
adv. 以前的, 以往的</text:p>
          </table:table-cell>
        </table:table-row>
        <table:table-row>
          <table:table-cell>
            <text:p>4</text:p>
          </table:table-cell>
          <table:table-cell>
            <text:p>allowed</text:p>
          </table:table-cell>
          <table:table-cell>
            <text:p>~= allow
[ә'lau]
vt. 允许, 承认</text:p>
          </table:table-cell>
        </table:table-row>
        <table:table-row>
          <table:table-cell>
            <text:p>4</text:p>
          </table:table-cell>
          <table:table-cell>
            <text:p>altogether</text:p>
          </table:table-cell>
          <table:table-cell>
            <text:p>[ˏɔ:ltә'geðә]
adv. 完全地, 总而言之</text:p>
          </table:table-cell>
        </table:table-row>
        <table:table-row>
          <table:table-cell>
            <text:p>4</text:p>
          </table:table-cell>
          <table:table-cell>
            <text:p>anniversary</text:p>
          </table:table-cell>
          <table:table-cell>
            <text:p>[ˏæni'vә:sәri]
n. 周年纪念</text:p>
          </table:table-cell>
        </table:table-row>
        <table:table-row>
          <table:table-cell>
            <text:p>4</text:p>
          </table:table-cell>
          <table:table-cell>
            <text:p>apprehension</text:p>
          </table:table-cell>
          <table:table-cell>
            <text:p>[ˏæpri'henʃәn]
n. 理解, 忧惧, 拘捕</text:p>
          </table:table-cell>
        </table:table-row>
        <table:table-row>
          <table:table-cell>
            <text:p>4</text:p>
          </table:table-cell>
          <table:table-cell>
            <text:p>approach</text:p>
          </table:table-cell>
          <table:table-cell>
            <text:p>[ә'prәutʃ]
n. 接近, 逼近, 走进, 方法, 步骤, 途径, 通路
vt. 接近, 动手处理
vi. 靠近</text:p>
          </table:table-cell>
        </table:table-row>
        <table:table-row>
          <table:table-cell>
            <text:p>4</text:p>
          </table:table-cell>
          <table:table-cell>
            <text:p>arguments</text:p>
          </table:table-cell>
          <table:table-cell>
            <text:p>~= argument
['ɑ:gjumәnt]
n. 争论, 辩论, 论据, 论点, ～ (for,against), 意见</text:p>
          </table:table-cell>
        </table:table-row>
        <table:table-row>
          <table:table-cell>
            <text:p>4</text:p>
          </table:table-cell>
          <table:table-cell>
            <text:p>avoid</text:p>
          </table:table-cell>
          <table:table-cell>
            <text:p>[ә'vɔid]
vt. 避免, 消除</text:p>
          </table:table-cell>
        </table:table-row>
        <table:table-row>
          <table:table-cell>
            <text:p>4</text:p>
          </table:table-cell>
          <table:table-cell>
            <text:p>awkward</text:p>
          </table:table-cell>
          <table:table-cell>
            <text:p>['ɔ:kwәd]
adj. 难使用的, 笨拙的</text:p>
          </table:table-cell>
        </table:table-row>
        <table:table-row>
          <table:table-cell>
            <text:p>4</text:p>
          </table:table-cell>
          <table:table-cell>
            <text:p>bags</text:p>
          </table:table-cell>
          <table:table-cell>
            <text:p>n. 许多
相关词组:
  bags of...</text:p>
          </table:table-cell>
        </table:table-row>
        <table:table-row>
          <table:table-cell>
            <text:p>4</text:p>
          </table:table-cell>
          <table:table-cell>
            <text:p>bake</text:p>
          </table:table-cell>
          <table:table-cell>
            <text:p>[beik]
v. 烘焙, 烤, 烧硬</text:p>
          </table:table-cell>
        </table:table-row>
        <table:table-row>
          <table:table-cell>
            <text:p>4</text:p>
          </table:table-cell>
          <table:table-cell>
            <text:p>baked</text:p>
          </table:table-cell>
          <table:table-cell>
            <text:p>~= bake
[beik]
v. 烘焙, 烤, 烧硬</text:p>
          </table:table-cell>
        </table:table-row>
        <table:table-row>
          <table:table-cell>
            <text:p>4</text:p>
          </table:table-cell>
          <table:table-cell>
            <text:p>bank</text:p>
          </table:table-cell>
          <table:table-cell>
            <text:p>[bæŋk]
n. 银行, 堤, 岸, 沙洲, 浅滩, 一堆(土), (云)层, 储藏所(库)
vt. 存(款)于银行, 储蓄, (车或飞机)倾斜转弯</text:p>
          </table:table-cell>
        </table:table-row>
        <table:table-row>
          <table:table-cell>
            <text:p>4</text:p>
          </table:table-cell>
          <table:table-cell>
            <text:p>beaten</text:p>
          </table:table-cell>
          <table:table-cell>
            <text:p>['bi:tn]
n. 挫败
adj. 打败了的</text:p>
          </table:table-cell>
        </table:table-row>
        <table:table-row>
          <table:table-cell>
            <text:p>4</text:p>
          </table:table-cell>
          <table:table-cell>
            <text:p>beforehand</text:p>
          </table:table-cell>
          <table:table-cell>
            <text:p>[bi'fɔ:hænd]
adv. 预先</text:p>
          </table:table-cell>
        </table:table-row>
        <table:table-row>
          <table:table-cell>
            <text:p>4</text:p>
          </table:table-cell>
          <table:table-cell>
            <text:p>begin</text:p>
          </table:table-cell>
          <table:table-cell>
            <text:p>[bi'gin]
v. 开始, 首先</text:p>
          </table:table-cell>
        </table:table-row>
        <table:table-row>
          <table:table-cell>
            <text:p>4</text:p>
          </table:table-cell>
          <table:table-cell>
            <text:p>behavior</text:p>
          </table:table-cell>
          <table:table-cell>
            <text:p>[bi'heivjә]
n. 举止, 行为</text:p>
          </table:table-cell>
        </table:table-row>
        <table:table-row>
          <table:table-cell>
            <text:p>4</text:p>
          </table:table-cell>
          <table:table-cell>
            <text:p>belief</text:p>
          </table:table-cell>
          <table:table-cell>
            <text:p>[bi'li:f]
n. 信任, 信心, 信仰</text:p>
          </table:table-cell>
        </table:table-row>
        <table:table-row>
          <table:table-cell>
            <text:p>4</text:p>
          </table:table-cell>
          <table:table-cell>
            <text:p>benefactor</text:p>
          </table:table-cell>
          <table:table-cell>
            <text:p>['benifæktә]
n. 恩人, 捐助者, 赠送者, 赞助人</text:p>
          </table:table-cell>
        </table:table-row>
        <table:table-row>
          <table:table-cell>
            <text:p>4</text:p>
          </table:table-cell>
          <table:table-cell>
            <text:p>bestowed</text:p>
          </table:table-cell>
          <table:table-cell>
            <text:p>~= bestow
[bi'stәu]
vt. 给予, 安放</text:p>
          </table:table-cell>
        </table:table-row>
        <table:table-row>
          <table:table-cell>
            <text:p>4</text:p>
          </table:table-cell>
          <table:table-cell>
            <text:p>blown</text:p>
          </table:table-cell>
          <table:table-cell>
            <text:p>['blәun]
vbl. blow的过去分词
adj. 吹制的, 喘气的, 开花的</text:p>
          </table:table-cell>
        </table:table-row>
        <table:table-row>
          <table:table-cell>
            <text:p>4</text:p>
          </table:table-cell>
          <table:table-cell>
            <text:p>bold</text:p>
          </table:table-cell>
          <table:table-cell>
            <text:p>[bәuld]
adj. 大胆的
n. 粗体</text:p>
          </table:table-cell>
        </table:table-row>
        <table:table-row>
          <table:table-cell>
            <text:p>4</text:p>
          </table:table-cell>
          <table:table-cell>
            <text:p>bow</text:p>
          </table:table-cell>
          <table:table-cell>
            <text:p>[bau]
n. 弓, 乐弓, 弓形, 鞠躬, 船首
v. 鞠躬, 弯腰</text:p>
          </table:table-cell>
        </table:table-row>
        <table:table-row>
          <table:table-cell>
            <text:p>4</text:p>
          </table:table-cell>
          <table:table-cell>
            <text:p>box</text:p>
          </table:table-cell>
          <table:table-cell>
            <text:p>[bɔks]
n. 盒子, 箱, 包厢, 岗亭, 一拳
v. 装...入盒中, 打耳光, 拳击</text:p>
          </table:table-cell>
        </table:table-row>
        <table:table-row>
          <table:table-cell>
            <text:p>4</text:p>
          </table:table-cell>
          <table:table-cell>
            <text:p>breaking</text:p>
          </table:table-cell>
          <table:table-cell>
            <text:p>['breikiŋ]
n. 破坏, 阻断</text:p>
          </table:table-cell>
        </table:table-row>
        <table:table-row>
          <table:table-cell>
            <text:p>4</text:p>
          </table:table-cell>
          <table:table-cell>
            <text:p>breast</text:p>
          </table:table-cell>
          <table:table-cell>
            <text:p>[brest]
n. 胸部, 乳房, 胸怀, 心情
vt. 以胸对着, 对付</text:p>
          </table:table-cell>
        </table:table-row>
        <table:table-row>
          <table:table-cell>
            <text:p>4</text:p>
          </table:table-cell>
          <table:table-cell>
            <text:p>bright</text:p>
          </table:table-cell>
          <table:table-cell>
            <text:p>[brait]
adj. 明亮的, 辉煌的, 欢快的, 聪明的, 伶俐的</text:p>
          </table:table-cell>
        </table:table-row>
        <table:table-row>
          <table:table-cell>
            <text:p>4</text:p>
          </table:table-cell>
          <table:table-cell>
            <text:p>brother</text:p>
          </table:table-cell>
          <table:table-cell>
            <text:p>['brʌðә]
n. 兄弟</text:p>
          </table:table-cell>
        </table:table-row>
        <table:table-row>
          <table:table-cell>
            <text:p>4</text:p>
          </table:table-cell>
          <table:table-cell>
            <text:p>bullet</text:p>
          </table:table-cell>
          <table:table-cell>
            <text:p>['bulit]
n. 子弹</text:p>
          </table:table-cell>
        </table:table-row>
        <table:table-row>
          <table:table-cell>
            <text:p>4</text:p>
          </table:table-cell>
          <table:table-cell>
            <text:p>bunch</text:p>
          </table:table-cell>
          <table:table-cell>
            <text:p>[bʌntʃ]
n. 串, 束v.捆成一束</text:p>
          </table:table-cell>
        </table:table-row>
        <table:table-row>
          <table:table-cell>
            <text:p>4</text:p>
          </table:table-cell>
          <table:table-cell>
            <text:p>bury</text:p>
          </table:table-cell>
          <table:table-cell>
            <text:p>['beri]
vt. 埋葬, 掩埋, 隐藏</text:p>
          </table:table-cell>
        </table:table-row>
        <table:table-row>
          <table:table-cell>
            <text:p>4</text:p>
          </table:table-cell>
          <table:table-cell>
            <text:p>butter</text:p>
          </table:table-cell>
          <table:table-cell>
            <text:p>['bʌtә]
n. 黄油, 牛油
vt. 涂黄油于...上</text:p>
          </table:table-cell>
        </table:table-row>
        <table:table-row>
          <table:table-cell>
            <text:p>4</text:p>
          </table:table-cell>
          <table:table-cell>
            <text:p>buy</text:p>
          </table:table-cell>
          <table:table-cell>
            <text:p>[bai]
v. 买
n. 购买, 买卖</text:p>
          </table:table-cell>
        </table:table-row>
        <table:table-row>
          <table:table-cell>
            <text:p>4</text:p>
          </table:table-cell>
          <table:table-cell>
            <text:p>cake</text:p>
          </table:table-cell>
          <table:table-cell>
            <text:p>[keik]
n. 蛋糕, 饼, 块</text:p>
          </table:table-cell>
        </table:table-row>
        <table:table-row>
          <table:table-cell>
            <text:p>4</text:p>
          </table:table-cell>
          <table:table-cell>
            <text:p>cakes</text:p>
          </table:table-cell>
          <table:table-cell>
            <text:p>~= cake
[keik]
n. 蛋糕, 饼, 块</text:p>
          </table:table-cell>
        </table:table-row>
        <table:table-row>
          <table:table-cell>
            <text:p>4</text:p>
          </table:table-cell>
          <table:table-cell>
            <text:p>cannibal</text:p>
          </table:table-cell>
          <table:table-cell>
            <text:p>['kænibәl]
n. 食人者, 吃同类的动物</text:p>
          </table:table-cell>
        </table:table-row>
        <table:table-row>
          <table:table-cell>
            <text:p>4</text:p>
          </table:table-cell>
          <table:table-cell>
            <text:p>capable</text:p>
          </table:table-cell>
          <table:table-cell>
            <text:p>['keipәbl]
adj. 有能力的, 能干的, 有可能的, 可以...的</text:p>
          </table:table-cell>
        </table:table-row>
        <table:table-row>
          <table:table-cell>
            <text:p>4</text:p>
          </table:table-cell>
          <table:table-cell>
            <text:p>captivity</text:p>
          </table:table-cell>
          <table:table-cell>
            <text:p>[kæp'tiviti]
n. 囚禁, 被关</text:p>
          </table:table-cell>
        </table:table-row>
        <table:table-row>
          <table:table-cell>
            <text:p>4</text:p>
          </table:table-cell>
          <table:table-cell>
            <text:p>cared</text:p>
          </table:table-cell>
          <table:table-cell>
            <text:p>~= car
[kɑ:]
n. 汽车, 小汽车, 车辆, 客车, [铁]车厢</text:p>
          </table:table-cell>
        </table:table-row>
        <table:table-row>
          <table:table-cell>
            <text:p>4</text:p>
          </table:table-cell>
          <table:table-cell>
            <text:p>careful</text:p>
          </table:table-cell>
          <table:table-cell>
            <text:p>['kєәful]
adj. 小心的, 仔细的</text:p>
          </table:table-cell>
        </table:table-row>
        <table:table-row>
          <table:table-cell>
            <text:p>4</text:p>
          </table:table-cell>
          <table:table-cell>
            <text:p>cask</text:p>
          </table:table-cell>
          <table:table-cell>
            <text:p>[kɑ:sk]
n. 桶, 木桶
vt. 装入桶中</text:p>
          </table:table-cell>
        </table:table-row>
        <table:table-row>
          <table:table-cell>
            <text:p>4</text:p>
          </table:table-cell>
          <table:table-cell>
            <text:p>catched</text:p>
          </table:table-cell>
          <table:table-cell>
            <text:p>~= catch
[kætʃ]
n. 捕捉, 捕获物, (窗)钩
v. 捕获, 赶上(车船等), 发觉, 感染（疾病）
vi. 抓住，燃着</text:p>
          </table:table-cell>
        </table:table-row>
        <table:table-row>
          <table:table-cell>
            <text:p>4</text:p>
          </table:table-cell>
          <table:table-cell>
            <text:p>cattle</text:p>
          </table:table-cell>
          <table:table-cell>
            <text:p>['kætl]
n. 牛, 家养牲畜</text:p>
          </table:table-cell>
        </table:table-row>
        <table:table-row>
          <table:table-cell>
            <text:p>4</text:p>
          </table:table-cell>
          <table:table-cell>
            <text:p>cautious</text:p>
          </table:table-cell>
          <table:table-cell>
            <text:p>['kɔ:ʃәs]
adj. 谨慎的, 小心的</text:p>
          </table:table-cell>
        </table:table-row>
        <table:table-row>
          <table:table-cell>
            <text:p>4</text:p>
          </table:table-cell>
          <table:table-cell>
            <text:p>chains</text:p>
          </table:table-cell>
          <table:table-cell>
            <text:p>~= chain
[tʃein]
n. 链(条),镣铐, 一连串, 一系列
vt. 用链条拴住</text:p>
          </table:table-cell>
        </table:table-row>
        <table:table-row>
          <table:table-cell>
            <text:p>4</text:p>
          </table:table-cell>
          <table:table-cell>
            <text:p>child</text:p>
          </table:table-cell>
          <table:table-cell>
            <text:p>[tʃaild]
n. 孩子, 儿女, 子孙, (头脑、空想等的)产物, 弟子, 追随者</text:p>
          </table:table-cell>
        </table:table-row>
        <table:table-row>
          <table:table-cell>
            <text:p>4</text:p>
          </table:table-cell>
          <table:table-cell>
            <text:p>chill</text:p>
          </table:table-cell>
          <table:table-cell>
            <text:p>[tʃil]
n. 寒意, 寒战, 寒心
adj. 寒冷的, 扫兴的
v. 使冷, 变冷, 冷藏</text:p>
          </table:table-cell>
        </table:table-row>
        <table:table-row>
          <table:table-cell>
            <text:p>4</text:p>
          </table:table-cell>
          <table:table-cell>
            <text:p>claim</text:p>
          </table:table-cell>
          <table:table-cell>
            <text:p>[kleim]
n. (根据权利提出)要求, 要求权, 主张, 要求而得到的东西
vt. (根据权利)要求, 认领, 声称, 主张, 需要</text:p>
          </table:table-cell>
        </table:table-row>
        <table:table-row>
          <table:table-cell>
            <text:p>4</text:p>
          </table:table-cell>
          <table:table-cell>
            <text:p>clothed</text:p>
          </table:table-cell>
          <table:table-cell>
            <text:p>clothe的过去式和过去分词</text:p>
          </table:table-cell>
        </table:table-row>
        <table:table-row>
          <table:table-cell>
            <text:p>4</text:p>
          </table:table-cell>
          <table:table-cell>
            <text:p>cloud</text:p>
          </table:table-cell>
          <table:table-cell>
            <text:p>[klaud]
n. 云, 烟云, 天空, 污点
vt. 以云遮敝, 玷污, 使黯然
vi. 乌云密布, 阴沉</text:p>
          </table:table-cell>
        </table:table-row>
        <table:table-row>
          <table:table-cell>
            <text:p>4</text:p>
          </table:table-cell>
          <table:table-cell>
            <text:p>commanded</text:p>
          </table:table-cell>
          <table:table-cell>
            <text:p>~= command
[kә'mɑ:nd]
n. 命令, 掌握, 司令部
v. 命令, 指挥, 克制, 支配, 博得, 俯临</text:p>
          </table:table-cell>
        </table:table-row>
        <table:table-row>
          <table:table-cell>
            <text:p>4</text:p>
          </table:table-cell>
          <table:table-cell>
            <text:p>companions</text:p>
          </table:table-cell>
          <table:table-cell>
            <text:p>~= companion
[kәm'pænjәn]
n. 同伴, 共事者</text:p>
          </table:table-cell>
        </table:table-row>
        <table:table-row>
          <table:table-cell>
            <text:p>4</text:p>
          </table:table-cell>
          <table:table-cell>
            <text:p>compared</text:p>
          </table:table-cell>
          <table:table-cell>
            <text:p>~= compare
[kәm'pєә]
v. 比较, 相比, 比喻  n.比较</text:p>
          </table:table-cell>
        </table:table-row>
        <table:table-row>
          <table:table-cell>
            <text:p>4</text:p>
          </table:table-cell>
          <table:table-cell>
            <text:p>complain</text:p>
          </table:table-cell>
          <table:table-cell>
            <text:p>[kәm'plein]
v. 抱怨, 悲叹, 控诉</text:p>
          </table:table-cell>
        </table:table-row>
        <table:table-row>
          <table:table-cell>
            <text:p>4</text:p>
          </table:table-cell>
          <table:table-cell>
            <text:p>completely</text:p>
          </table:table-cell>
          <table:table-cell>
            <text:p>[kәm'pli:tli]
adv. 十分, 完全地</text:p>
          </table:table-cell>
        </table:table-row>
        <table:table-row>
          <table:table-cell>
            <text:p>4</text:p>
          </table:table-cell>
          <table:table-cell>
            <text:p>compose</text:p>
          </table:table-cell>
          <table:table-cell>
            <text:p>[kәm'pәuz]
v. 组成, 写作, 排字, (使)安定, 调解</text:p>
          </table:table-cell>
        </table:table-row>
        <table:table-row>
          <table:table-cell>
            <text:p>4</text:p>
          </table:table-cell>
          <table:table-cell>
            <text:p>conclusion</text:p>
          </table:table-cell>
          <table:table-cell>
            <text:p>[kәn'klu:ʒәn]
n. 结束, 缔结, 结论</text:p>
          </table:table-cell>
        </table:table-row>
        <table:table-row>
          <table:table-cell>
            <text:p>4</text:p>
          </table:table-cell>
          <table:table-cell>
            <text:p>condemned</text:p>
          </table:table-cell>
          <table:table-cell>
            <text:p>[kәn'demd]
adj. 被责难的, 被宣告有罪的</text:p>
          </table:table-cell>
        </table:table-row>
        <table:table-row>
          <table:table-cell>
            <text:p>4</text:p>
          </table:table-cell>
          <table:table-cell>
            <text:p>conduct</text:p>
          </table:table-cell>
          <table:table-cell>
            <text:p>['kɔndʌkt, -dәkt]
n. 行为, 操行
v. 引导, 管理, 为人, 传导</text:p>
          </table:table-cell>
        </table:table-row>
        <table:table-row>
          <table:table-cell>
            <text:p>4</text:p>
          </table:table-cell>
          <table:table-cell>
            <text:p>confounded</text:p>
          </table:table-cell>
          <table:table-cell>
            <text:p>[kәn'faundid]
adj. 糊涂的, 困惑的, 讨厌的(轻微的诅咒用语)</text:p>
          </table:table-cell>
        </table:table-row>
        <table:table-row>
          <table:table-cell>
            <text:p>4</text:p>
          </table:table-cell>
          <table:table-cell>
            <text:p>consternation</text:p>
          </table:table-cell>
          <table:table-cell>
            <text:p>[ˏkɔnstә(:)'neiʃәn]
n. 惊愕, 恐怖, 惊惶失措</text:p>
          </table:table-cell>
        </table:table-row>
        <table:table-row>
          <table:table-cell>
            <text:p>4</text:p>
          </table:table-cell>
          <table:table-cell>
            <text:p>continuing</text:p>
          </table:table-cell>
          <table:table-cell>
            <text:p>[kәn'tinjuiŋ]
继续的， 连续的， 持续的</text:p>
          </table:table-cell>
        </table:table-row>
        <table:table-row>
          <table:table-cell>
            <text:p>4</text:p>
          </table:table-cell>
          <table:table-cell>
            <text:p>contriving</text:p>
          </table:table-cell>
          <table:table-cell>
            <text:p>~= contrive
[kәn'traiv]
v. 发明, 设计, 图谋</text:p>
          </table:table-cell>
        </table:table-row>
        <table:table-row>
          <table:table-cell>
            <text:p>4</text:p>
          </table:table-cell>
          <table:table-cell>
            <text:p>converse</text:p>
          </table:table-cell>
          <table:table-cell>
            <text:p>[kәn'vә:s]
n. 相反的事物, 倒, 逆行
adj. 相反的, 颠倒的
vi. 谈话, 交谈, 认识</text:p>
          </table:table-cell>
        </table:table-row>
        <table:table-row>
          <table:table-cell>
            <text:p>4</text:p>
          </table:table-cell>
          <table:table-cell>
            <text:p>cooking</text:p>
          </table:table-cell>
          <table:table-cell>
            <text:p>['kukiŋ]
n. 烹饪</text:p>
          </table:table-cell>
        </table:table-row>
        <table:table-row>
          <table:table-cell>
            <text:p>4</text:p>
          </table:table-cell>
          <table:table-cell>
            <text:p>countries</text:p>
          </table:table-cell>
          <table:table-cell>
            <text:p>~= country
['kʌntri]
n. 国家, 国土, [总称]国民, 乡村, 故乡
adj. 乡下的, 乡村的, [方]祖国的, 故乡的</text:p>
          </table:table-cell>
        </table:table-row>
        <table:table-row>
          <table:table-cell>
            <text:p>4</text:p>
          </table:table-cell>
          <table:table-cell>
            <text:p>country-house</text:p>
          </table:table-cell>
          <table:table-cell>
            <text:p>n large house in the country surrounded by an estate, typically owned by a rich person 乡间宅第（富人的大宅, 周围为其产业）.</text:p>
          </table:table-cell>
        </table:table-row>
        <table:table-row>
          <table:table-cell>
            <text:p>4</text:p>
          </table:table-cell>
          <table:table-cell>
            <text:p>cove</text:p>
          </table:table-cell>
          <table:table-cell>
            <text:p>[kәuv]
n. 山凹, 小湾, &lt;美&gt;小峡谷, (延至树林的)狭长开阔地, [建]穹窿, 拱
v. (使)内凹, (使)成拱形</text:p>
          </table:table-cell>
        </table:table-row>
        <table:table-row>
          <table:table-cell>
            <text:p>4</text:p>
          </table:table-cell>
          <table:table-cell>
            <text:p>covering</text:p>
          </table:table-cell>
          <table:table-cell>
            <text:p>['kʌvәriŋ]
n. 遮盖物</text:p>
          </table:table-cell>
        </table:table-row>
        <table:table-row>
          <table:table-cell>
            <text:p>4</text:p>
          </table:table-cell>
          <table:table-cell>
            <text:p>crying</text:p>
          </table:table-cell>
          <table:table-cell>
            <text:p>['kraiiŋ]
adj. 叫喊的, 显著的, 嚎哭的</text:p>
          </table:table-cell>
        </table:table-row>
        <table:table-row>
          <table:table-cell>
            <text:p>4</text:p>
          </table:table-cell>
          <table:table-cell>
            <text:p>cure</text:p>
          </table:table-cell>
          <table:table-cell>
            <text:p>[kjuә]
v. 治愈, 治疗
n. 治愈, 痊愈</text:p>
          </table:table-cell>
        </table:table-row>
        <table:table-row>
          <table:table-cell>
            <text:p>4</text:p>
          </table:table-cell>
          <table:table-cell>
            <text:p>curing</text:p>
          </table:table-cell>
          <table:table-cell>
            <text:p>['kjuәriŋ]
食物加工法</text:p>
          </table:table-cell>
        </table:table-row>
        <table:table-row>
          <table:table-cell>
            <text:p>4</text:p>
          </table:table-cell>
          <table:table-cell>
            <text:p>custom</text:p>
          </table:table-cell>
          <table:table-cell>
            <text:p>['kʌstәm]
n. 习惯, 风俗, &lt;动词单用&gt;海关, (封建制度下)定期服劳役, 缴纳租税, 自定义, &lt;偶用作&gt;关税
v. 定制, 承接定做活的</text:p>
          </table:table-cell>
        </table:table-row>
        <table:table-row>
          <table:table-cell>
            <text:p>4</text:p>
          </table:table-cell>
          <table:table-cell>
            <text:p>customs</text:p>
          </table:table-cell>
          <table:table-cell>
            <text:p>n. 进口税, 海关</text:p>
          </table:table-cell>
        </table:table-row>
        <table:table-row>
          <table:table-cell>
            <text:p>4</text:p>
          </table:table-cell>
          <table:table-cell>
            <text:p>dangerous</text:p>
          </table:table-cell>
          <table:table-cell>
            <text:p>['deindʒrәs]
adj. 危险的</text:p>
          </table:table-cell>
        </table:table-row>
        <table:table-row>
          <table:table-cell>
            <text:p>4</text:p>
          </table:table-cell>
          <table:table-cell>
            <text:p>dear</text:p>
          </table:table-cell>
          <table:table-cell>
            <text:p>[diә]
adj. 昂贵的, 亲爱的
int. [表示惊讶, 怜悯等], Oh, ～!</text:p>
          </table:table-cell>
        </table:table-row>
        <table:table-row>
          <table:table-cell>
            <text:p>4</text:p>
          </table:table-cell>
          <table:table-cell>
            <text:p>deck</text:p>
          </table:table-cell>
          <table:table-cell>
            <text:p>[dek]
n. 甲板, 舰板, 覆盖物, 一副(纸牌)
vt. 装饰, 修饰, 打扮, 装甲板</text:p>
          </table:table-cell>
        </table:table-row>
        <table:table-row>
          <table:table-cell>
            <text:p>4</text:p>
          </table:table-cell>
          <table:table-cell>
            <text:p>decks</text:p>
          </table:table-cell>
          <table:table-cell>
            <text:p>~= deck
[dek]
n. 甲板, 舰板, 覆盖物, 一副(纸牌)
vt. 装饰, 修饰, 打扮, 装甲板</text:p>
          </table:table-cell>
        </table:table-row>
        <table:table-row>
          <table:table-cell>
            <text:p>4</text:p>
          </table:table-cell>
          <table:table-cell>
            <text:p>delighted</text:p>
          </table:table-cell>
          <table:table-cell>
            <text:p>[di'laitid]
adj. 欣喜的, 快乐的</text:p>
          </table:table-cell>
        </table:table-row>
        <table:table-row>
          <table:table-cell>
            <text:p>4</text:p>
          </table:table-cell>
          <table:table-cell>
            <text:p>depended</text:p>
          </table:table-cell>
          <table:table-cell>
            <text:p>~= depend
[di'pend]
vi. 依靠, 依赖</text:p>
          </table:table-cell>
        </table:table-row>
        <table:table-row>
          <table:table-cell>
            <text:p>4</text:p>
          </table:table-cell>
          <table:table-cell>
            <text:p>descended</text:p>
          </table:table-cell>
          <table:table-cell>
            <text:p>adj. 从一个祖先传下来的</text:p>
          </table:table-cell>
        </table:table-row>
        <table:table-row>
          <table:table-cell>
            <text:p>4</text:p>
          </table:table-cell>
          <table:table-cell>
            <text:p>desert</text:p>
          </table:table-cell>
          <table:table-cell>
            <text:p>[di'zә:t]
n. 沙漠, 应得的赏罚, 功过
adj. 沙漠的, 不毛的, 荒凉的
vt. 放弃, 遗弃, 逃跑
vi. 逃掉, 逃亡, 开小差</text:p>
          </table:table-cell>
        </table:table-row>
        <table:table-row>
          <table:table-cell>
            <text:p>4</text:p>
          </table:table-cell>
          <table:table-cell>
            <text:p>designed</text:p>
          </table:table-cell>
          <table:table-cell>
            <text:p>[di'zaind]
adj. 有计划的, 原意的</text:p>
          </table:table-cell>
        </table:table-row>
        <table:table-row>
          <table:table-cell>
            <text:p>4</text:p>
          </table:table-cell>
          <table:table-cell>
            <text:p>destitute</text:p>
          </table:table-cell>
          <table:table-cell>
            <text:p>['destitju:t]
adj. 困穷的, 缺乏的</text:p>
          </table:table-cell>
        </table:table-row>
        <table:table-row>
          <table:table-cell>
            <text:p>4</text:p>
          </table:table-cell>
          <table:table-cell>
            <text:p>dictates</text:p>
          </table:table-cell>
          <table:table-cell>
            <text:p>~= dictate
[dik'teit]
v. 口述, 口授, 使听写, 指令, 指示, 命令, 规定
n. 指示(指理智,变心)</text:p>
          </table:table-cell>
        </table:table-row>
        <table:table-row>
          <table:table-cell>
            <text:p>4</text:p>
          </table:table-cell>
          <table:table-cell>
            <text:p>discomposure</text:p>
          </table:table-cell>
          <table:table-cell>
            <text:p>n. 心乱, 狼狈, 不安</text:p>
          </table:table-cell>
        </table:table-row>
        <table:table-row>
          <table:table-cell>
            <text:p>4</text:p>
          </table:table-cell>
          <table:table-cell>
            <text:p>discouraging</text:p>
          </table:table-cell>
          <table:table-cell>
            <text:p>[dis'kʌridʒiŋ]
adj. 令人气馁的</text:p>
          </table:table-cell>
        </table:table-row>
        <table:table-row>
          <table:table-cell>
            <text:p>4</text:p>
          </table:table-cell>
          <table:table-cell>
            <text:p>dispositions</text:p>
          </table:table-cell>
          <table:table-cell>
            <text:p>~= disposition
[dispә'ziʃәn]
n. 部署</text:p>
          </table:table-cell>
        </table:table-row>
        <table:table-row>
          <table:table-cell>
            <text:p>4</text:p>
          </table:table-cell>
          <table:table-cell>
            <text:p>distinguish</text:p>
          </table:table-cell>
          <table:table-cell>
            <text:p>[dis'tiŋgwiʃ]
v. 区别, 辨别</text:p>
          </table:table-cell>
        </table:table-row>
        <table:table-row>
          <table:table-cell>
            <text:p>4</text:p>
          </table:table-cell>
          <table:table-cell>
            <text:p>diverted</text:p>
          </table:table-cell>
          <table:table-cell>
            <text:p>~= divert
[di'vә:t]
v. 转移, 转向, 使高兴</text:p>
          </table:table-cell>
        </table:table-row>
        <table:table-row>
          <table:table-cell>
            <text:p>4</text:p>
          </table:table-cell>
          <table:table-cell>
            <text:p>dock</text:p>
          </table:table-cell>
          <table:table-cell>
            <text:p>[dɔk]
n. &lt;美&gt; 码头, 船坞, 被告席, 尾巴的骨肉部分
vt. 靠码头, 引入坞, 剪短
vi. 入船坞</text:p>
          </table:table-cell>
        </table:table-row>
        <table:table-row>
          <table:table-cell>
            <text:p>4</text:p>
          </table:table-cell>
          <table:table-cell>
            <text:p>dominions</text:p>
          </table:table-cell>
          <table:table-cell>
            <text:p>~= dominion
[dә'minjәn]
n. 主权, 领土, 统治权, 支配, 控制</text:p>
          </table:table-cell>
        </table:table-row>
        <table:table-row>
          <table:table-cell>
            <text:p>4</text:p>
          </table:table-cell>
          <table:table-cell>
            <text:p>dragged</text:p>
          </table:table-cell>
          <table:table-cell>
            <text:p>牵引的</text:p>
          </table:table-cell>
        </table:table-row>
        <table:table-row>
          <table:table-cell>
            <text:p>4</text:p>
          </table:table-cell>
          <table:table-cell>
            <text:p>drop</text:p>
          </table:table-cell>
          <table:table-cell>
            <text:p>[drɔp]
v. 滴下, 落下, (使声音等)变弱, (使价格等)下降, 使跌倒, 使结束, 不再讨论, 停止与(某人)交往
n. 落下, 下降, 滴, 滴剂, 点滴, 微量, 下跌</text:p>
          </table:table-cell>
        </table:table-row>
        <table:table-row>
          <table:table-cell>
            <text:p>4</text:p>
          </table:table-cell>
          <table:table-cell>
            <text:p>earthenware</text:p>
          </table:table-cell>
          <table:table-cell>
            <text:p>['ә:θәnwєә]
n. 土器, 陶器</text:p>
          </table:table-cell>
        </table:table-row>
        <table:table-row>
          <table:table-cell>
            <text:p>4</text:p>
          </table:table-cell>
          <table:table-cell>
            <text:p>ecstasy</text:p>
          </table:table-cell>
          <table:table-cell>
            <text:p>['ekstәsi]
n. 入迷</text:p>
          </table:table-cell>
        </table:table-row>
        <table:table-row>
          <table:table-cell>
            <text:p>4</text:p>
          </table:table-cell>
          <table:table-cell>
            <text:p>embers</text:p>
          </table:table-cell>
          <table:table-cell>
            <text:p>~= ember
['embә]
n. 灰烬, 余烬</text:p>
          </table:table-cell>
        </table:table-row>
        <table:table-row>
          <table:table-cell>
            <text:p>4</text:p>
          </table:table-cell>
          <table:table-cell>
            <text:p>embraced</text:p>
          </table:table-cell>
          <table:table-cell>
            <text:p>~= embrace
[im'breis]
vt. 拥抱, 互相拥抱, 包含, 收买, 信奉
vi. 拥抱
n. 拥抱</text:p>
          </table:table-cell>
        </table:table-row>
        <table:table-row>
          <table:table-cell>
            <text:p>4</text:p>
          </table:table-cell>
          <table:table-cell>
            <text:p>emperor</text:p>
          </table:table-cell>
          <table:table-cell>
            <text:p>['empәrә]
n. 皇帝, 君主</text:p>
          </table:table-cell>
        </table:table-row>
        <table:table-row>
          <table:table-cell>
            <text:p>4</text:p>
          </table:table-cell>
          <table:table-cell>
            <text:p>empty</text:p>
          </table:table-cell>
          <table:table-cell>
            <text:p>['empti]
adj. 空的, 空洞的, 空虚的
vt. 使成为空的, 倒空
v. 倒空
adj. 空的,空闲的
v. 腾空, 腾出来</text:p>
          </table:table-cell>
        </table:table-row>
        <table:table-row>
          <table:table-cell>
            <text:p>4</text:p>
          </table:table-cell>
          <table:table-cell>
            <text:p>enclose</text:p>
          </table:table-cell>
          <table:table-cell>
            <text:p>[in'klәuz]
vt. 放入封套, 装入, 围绕</text:p>
          </table:table-cell>
        </table:table-row>
        <table:table-row>
          <table:table-cell>
            <text:p>4</text:p>
          </table:table-cell>
          <table:table-cell>
            <text:p>endeavor</text:p>
          </table:table-cell>
          <table:table-cell>
            <text:p>[in'devә]
n. 努力, 尽力
vi. 尽力, 努力</text:p>
          </table:table-cell>
        </table:table-row>
        <table:table-row>
          <table:table-cell>
            <text:p>4</text:p>
          </table:table-cell>
          <table:table-cell>
            <text:p>entering</text:p>
          </table:table-cell>
          <table:table-cell>
            <text:p>插入, 输入, 记入</text:p>
          </table:table-cell>
        </table:table-row>
        <table:table-row>
          <table:table-cell>
            <text:p>4</text:p>
          </table:table-cell>
          <table:table-cell>
            <text:p>enterprise</text:p>
          </table:table-cell>
          <table:table-cell>
            <text:p>['entәpraiz]
n. 企业, 事业, 计划, 事业心, 进取心, 干事业</text:p>
          </table:table-cell>
        </table:table-row>
        <table:table-row>
          <table:table-cell>
            <text:p>4</text:p>
          </table:table-cell>
          <table:table-cell>
            <text:p>equal</text:p>
          </table:table-cell>
          <table:table-cell>
            <text:p>['i:kwәl]
adj. 相等的, 均等的, 胜任的, 平静的, 合适的, 不相上下的
n. 相等的事物(或数量), 对手, 匹敌, 同辈
vt. 等于, 比得上</text:p>
          </table:table-cell>
        </table:table-row>
        <table:table-row>
          <table:table-cell>
            <text:p>4</text:p>
          </table:table-cell>
          <table:table-cell>
            <text:p>equally</text:p>
          </table:table-cell>
          <table:table-cell>
            <text:p>['i:kwәli]
adv. 相等地, 平等地, 公平地</text:p>
          </table:table-cell>
        </table:table-row>
        <table:table-row>
          <table:table-cell>
            <text:p>4</text:p>
          </table:table-cell>
          <table:table-cell>
            <text:p>esteemed</text:p>
          </table:table-cell>
          <table:table-cell>
            <text:p>~= esteem
[is'ti:m]
vt. 把...看作, 尊敬, 尊重, 认为
n. 尊敬, 尊重</text:p>
          </table:table-cell>
        </table:table-row>
        <table:table-row>
          <table:table-cell>
            <text:p>4</text:p>
          </table:table-cell>
          <table:table-cell>
            <text:p>evidently</text:p>
          </table:table-cell>
          <table:table-cell>
            <text:p>['evidәntli]
adv. 明显地, 显然</text:p>
          </table:table-cell>
        </table:table-row>
        <table:table-row>
          <table:table-cell>
            <text:p>4</text:p>
          </table:table-cell>
          <table:table-cell>
            <text:p>exact</text:p>
          </table:table-cell>
          <table:table-cell>
            <text:p>[ig'zækt]
adj. 精确的, 准确的, 原样的, 精密的, 严格
vt. 强求, 急需, 要求</text:p>
          </table:table-cell>
        </table:table-row>
        <table:table-row>
          <table:table-cell>
            <text:p>4</text:p>
          </table:table-cell>
          <table:table-cell>
            <text:p>exchange</text:p>
          </table:table-cell>
          <table:table-cell>
            <text:p>[iks'tʃeindʒ]
vt. 交换, 调换, 兑换, 交流, 交易
n. 交换, 调换, 兑换, 交流, 交易</text:p>
          </table:table-cell>
        </table:table-row>
        <table:table-row>
          <table:table-cell>
            <text:p>4</text:p>
          </table:table-cell>
          <table:table-cell>
            <text:p>experiment</text:p>
          </table:table-cell>
          <table:table-cell>
            <text:p>[iks'perimәnt]
n. 实验, 试验
vi. 进行实验, 做试验</text:p>
          </table:table-cell>
        </table:table-row>
        <table:table-row>
          <table:table-cell>
            <text:p>4</text:p>
          </table:table-cell>
          <table:table-cell>
            <text:p>exposed</text:p>
          </table:table-cell>
          <table:table-cell>
            <text:p>[iks'pәuzd]
adj. 暴露的, 暴露于风雨中的, 无掩蔽的</text:p>
          </table:table-cell>
        </table:table-row>
        <table:table-row>
          <table:table-cell>
            <text:p>4</text:p>
          </table:table-cell>
          <table:table-cell>
            <text:p>eye</text:p>
          </table:table-cell>
          <table:table-cell>
            <text:p>[ai]
n. 眼睛, 视力, 眼光, 观点, 见解, 眼状物, 风吹来的方向, [气]风眼
vt. 看, 注视, 在...上打眼</text:p>
          </table:table-cell>
        </table:table-row>
        <table:table-row>
          <table:table-cell>
            <text:p>4</text:p>
          </table:table-cell>
          <table:table-cell>
            <text:p>faint</text:p>
          </table:table-cell>
          <table:table-cell>
            <text:p>[feint]
n. 昏晕, 昏倒
adj. 虚落地, 衰弱的, 软弱的, 无力的, 微弱的, 暗淡的, 模糊的
vi. 昏晕, 昏倒, 变得微弱, 变得没气力</text:p>
          </table:table-cell>
        </table:table-row>
        <table:table-row>
          <table:table-cell>
            <text:p>4</text:p>
          </table:table-cell>
          <table:table-cell>
            <text:p>faith</text:p>
          </table:table-cell>
          <table:table-cell>
            <text:p>[feiθ]
n. 信任, 信念, 宗教信仰, 忠实, 保证, 诺言, 约定</text:p>
          </table:table-cell>
        </table:table-row>
        <table:table-row>
          <table:table-cell>
            <text:p>4</text:p>
          </table:table-cell>
          <table:table-cell>
            <text:p>falls</text:p>
          </table:table-cell>
          <table:table-cell>
            <text:p>~= fall
[fɔ:l]
n. 秋天, 落下, 瀑布, 降低, 落差, 采伐量, 堕落, 下降
vi. 倒下, 落下, 来临, 失守, 变成, 垮台, 下跌, 阵亡
vt. &lt;美&gt;&lt;英方&gt;击倒, 砍倒(树木)
adj. 秋天的</text:p>
          </table:table-cell>
        </table:table-row>
        <table:table-row>
          <table:table-cell>
            <text:p>4</text:p>
          </table:table-cell>
          <table:table-cell>
            <text:p>familiar</text:p>
          </table:table-cell>
          <table:table-cell>
            <text:p>[fә'miljә]
adj. 熟悉的, 常见的, 听惯的, 亲近的, 随便的
n. 密友, 熟客, 常客</text:p>
          </table:table-cell>
        </table:table-row>
        <table:table-row>
          <table:table-cell>
            <text:p>4</text:p>
          </table:table-cell>
          <table:table-cell>
            <text:p>faster</text:p>
          </table:table-cell>
          <table:table-cell>
            <text:p>adj. 更快的, adv.更快地</text:p>
          </table:table-cell>
        </table:table-row>
        <table:table-row>
          <table:table-cell>
            <text:p>4</text:p>
          </table:table-cell>
          <table:table-cell>
            <text:p>fierce</text:p>
          </table:table-cell>
          <table:table-cell>
            <text:p>[fiәs]
adj. 凶猛的, 猛烈的, 热烈的, 暴躁的&lt;美&gt;极讨厌的, 难受的, &lt;英方&gt;精力旺盛的</text:p>
          </table:table-cell>
        </table:table-row>
        <table:table-row>
          <table:table-cell>
            <text:p>4</text:p>
          </table:table-cell>
          <table:table-cell>
            <text:p>fir</text:p>
          </table:table-cell>
          <table:table-cell>
            <text:p>[fә:]
n. [植]冷杉, 枞树, 杉木
abbr. [军] Far-Infra-Red, 远红外</text:p>
          </table:table-cell>
        </table:table-row>
        <table:table-row>
          <table:table-cell>
            <text:p>4</text:p>
          </table:table-cell>
          <table:table-cell>
            <text:p>fix</text:p>
          </table:table-cell>
          <table:table-cell>
            <text:p>[fiks]
vt. 使固定, 装置, 修理, 准备, 安装, 凝视, 整理, 牢记
vi. 固定, 注视, 决定, 选定, 确定
n. 困境, 方位, 贿赂</text:p>
          </table:table-cell>
        </table:table-row>
        <table:table-row>
          <table:table-cell>
            <text:p>4</text:p>
          </table:table-cell>
          <table:table-cell>
            <text:p>flags</text:p>
          </table:table-cell>
          <table:table-cell>
            <text:p>~= flag
[flæg]
n. 旗, 标记
v. 标记</text:p>
          </table:table-cell>
        </table:table-row>
        <table:table-row>
          <table:table-cell>
            <text:p>4</text:p>
          </table:table-cell>
          <table:table-cell>
            <text:p>float</text:p>
          </table:table-cell>
          <table:table-cell>
            <text:p>[flәut]
n. 漂流物, 浮舟, 漂浮, 浮萍, 彩车
vi. 浮动, 飘浮, 散播, 摇摆, 漂浮, 动摇(计划等)付诸实行
vt. 使漂浮, 容纳, 淹没, 发行, 实行, 用水注满</text:p>
          </table:table-cell>
        </table:table-row>
        <table:table-row>
          <table:table-cell>
            <text:p>4</text:p>
          </table:table-cell>
          <table:table-cell>
            <text:p>floated</text:p>
          </table:table-cell>
          <table:table-cell>
            <text:p>~= float
[flәut]
n. 漂流物, 浮舟, 漂浮, 浮萍, 彩车
vi. 浮动, 飘浮, 散播, 摇摆, 漂浮, 动摇(计划等)付诸实行
vt. 使漂浮, 容纳, 淹没, 发行, 实行, 用水注满</text:p>
          </table:table-cell>
        </table:table-row>
        <table:table-row>
          <table:table-cell>
            <text:p>4</text:p>
          </table:table-cell>
          <table:table-cell>
            <text:p>fool</text:p>
          </table:table-cell>
          <table:table-cell>
            <text:p>[fu:l]
n. 愚人, 白痴, 莽汉, 受骗者, 奶油拌水果
vt. 愚弄, 欺骗, 浪费
vi. 干傻事, 开玩笑, 游荡
adj. 傻的</text:p>
          </table:table-cell>
        </table:table-row>
        <table:table-row>
          <table:table-cell>
            <text:p>4</text:p>
          </table:table-cell>
          <table:table-cell>
            <text:p>footsteps</text:p>
          </table:table-cell>
          <table:table-cell>
            <text:p>~= footstep
['futstep]
n. 脚步, 脚步声, 一步跨出去的距离</text:p>
          </table:table-cell>
        </table:table-row>
        <table:table-row>
          <table:table-cell>
            <text:p>4</text:p>
          </table:table-cell>
          <table:table-cell>
            <text:p>foremost</text:p>
          </table:table-cell>
          <table:table-cell>
            <text:p>['fɔ:mәust]
adj. (位置或时间)最先的, 最初的, 最重要的
adv. 首要地, 首先</text:p>
          </table:table-cell>
        </table:table-row>
        <table:table-row>
          <table:table-cell>
            <text:p>4</text:p>
          </table:table-cell>
          <table:table-cell>
            <text:p>fortnight</text:p>
          </table:table-cell>
          <table:table-cell>
            <text:p>['fɔ:tnait]
n. 两星期</text:p>
          </table:table-cell>
        </table:table-row>
        <table:table-row>
          <table:table-cell>
            <text:p>4</text:p>
          </table:table-cell>
          <table:table-cell>
            <text:p>founder</text:p>
          </table:table-cell>
          <table:table-cell>
            <text:p>['faundә]
n. 铸工, 翻沙工, 创始人, 奠基人
vt. 使沉没, 使摔倒, 弄跛, 浸水, 破坏
vi. 沉没, 摔到, 变跛, 倒塌, 失败
方正集团, 中国最著名的电子照排系统的生产商</text:p>
          </table:table-cell>
        </table:table-row>
        <table:table-row>
          <table:table-cell>
            <text:p>4</text:p>
          </table:table-cell>
          <table:table-cell>
            <text:p>friendly</text:p>
          </table:table-cell>
          <table:table-cell>
            <text:p>['frendli]
adj. 友好的, 友谊的</text:p>
          </table:table-cell>
        </table:table-row>
        <table:table-row>
          <table:table-cell>
            <text:p>4</text:p>
          </table:table-cell>
          <table:table-cell>
            <text:p>fruitful</text:p>
          </table:table-cell>
          <table:table-cell>
            <text:p>['fru:tful]
adj. 果实结得多的, 多产的, 富有成效的</text:p>
          </table:table-cell>
        </table:table-row>
        <table:table-row>
          <table:table-cell>
            <text:p>4</text:p>
          </table:table-cell>
          <table:table-cell>
            <text:p>gentleman</text:p>
          </table:table-cell>
          <table:table-cell>
            <text:p>['dʒentlmәn]
n. 阁下, 先生, 有身分的人, 绅士,男厕所, 男盥洗室</text:p>
          </table:table-cell>
        </table:table-row>
        <table:table-row>
          <table:table-cell>
            <text:p>4</text:p>
          </table:table-cell>
          <table:table-cell>
            <text:p>gives</text:p>
          </table:table-cell>
          <table:table-cell>
            <text:p>~= give
[giv]
n. 弹性, 可弯性
vt. 给, 授予, 供给, 献出, 让步, 引起, 发表, 捐助
vi. 捐赠, 让步</text:p>
          </table:table-cell>
        </table:table-row>
        <table:table-row>
          <table:table-cell>
            <text:p>4</text:p>
          </table:table-cell>
          <table:table-cell>
            <text:p>goat-skin</text:p>
          </table:table-cell>
          <table:table-cell>
            <text:p>goat skin</text:p>
          </table:table-cell>
        </table:table-row>
        <table:table-row>
          <table:table-cell>
            <text:p>4</text:p>
          </table:table-cell>
          <table:table-cell>
            <text:p>grace</text:p>
          </table:table-cell>
          <table:table-cell>
            <text:p>[greis]
n. 优美, 雅致, 优雅</text:p>
          </table:table-cell>
        </table:table-row>
        <table:table-row>
          <table:table-cell>
            <text:p>4</text:p>
          </table:table-cell>
          <table:table-cell>
            <text:p>grindstone</text:p>
          </table:table-cell>
          <table:table-cell>
            <text:p>['graindstәun]
n. 旋转磨石, 旋转研磨机</text:p>
          </table:table-cell>
        </table:table-row>
        <table:table-row>
          <table:table-cell>
            <text:p>4</text:p>
          </table:table-cell>
          <table:table-cell>
            <text:p>guests</text:p>
          </table:table-cell>
          <table:table-cell>
            <text:p>~= guest
[gest]
n. 客人, 来宾, 旅客
vt. 招待, 款待
vi. 作客, 寄宿</text:p>
          </table:table-cell>
        </table:table-row>
        <table:table-row>
          <table:table-cell>
            <text:p>4</text:p>
          </table:table-cell>
          <table:table-cell>
            <text:p>guided</text:p>
          </table:table-cell>
          <table:table-cell>
            <text:p>adj [usu attrib 通常作定语] accompanied or led by a guide 有指导的; 有向导的
*a guided tour/visit 有向导指引的观光[访问]. ,guided `missile rocket (for use in war) which can be guided to its destination while in flight by electronic devices 导弹.</text:p>
          </table:table-cell>
        </table:table-row>
        <table:table-row>
          <table:table-cell>
            <text:p>4</text:p>
          </table:table-cell>
          <table:table-cell>
            <text:p>ha</text:p>
          </table:table-cell>
          <table:table-cell>
            <text:p>[hɑ:]
int. 嘿!, 哈!</text:p>
          </table:table-cell>
        </table:table-row>
        <table:table-row>
          <table:table-cell>
            <text:p>4</text:p>
          </table:table-cell>
          <table:table-cell>
            <text:p>hammock</text:p>
          </table:table-cell>
          <table:table-cell>
            <text:p>['hæmәk]
n. 吊床</text:p>
          </table:table-cell>
        </table:table-row>
        <table:table-row>
          <table:table-cell>
            <text:p>4</text:p>
          </table:table-cell>
          <table:table-cell>
            <text:p>happiness</text:p>
          </table:table-cell>
          <table:table-cell>
            <text:p>['hæpinis]
n. 幸福, 快乐</text:p>
          </table:table-cell>
        </table:table-row>
        <table:table-row>
          <table:table-cell>
            <text:p>4</text:p>
          </table:table-cell>
          <table:table-cell>
            <text:p>hardness</text:p>
          </table:table-cell>
          <table:table-cell>
            <text:p>['hɑ:dnis]
n. 硬, 硬度, 艰难, 难度</text:p>
          </table:table-cell>
        </table:table-row>
        <table:table-row>
          <table:table-cell>
            <text:p>4</text:p>
          </table:table-cell>
          <table:table-cell>
            <text:p>hare</text:p>
          </table:table-cell>
          <table:table-cell>
            <text:p>[hєә]
n. 野兔</text:p>
          </table:table-cell>
        </table:table-row>
        <table:table-row>
          <table:table-cell>
            <text:p>4</text:p>
          </table:table-cell>
          <table:table-cell>
            <text:p>haste</text:p>
          </table:table-cell>
          <table:table-cell>
            <text:p>[heist]
n. 匆忙, 急忙</text:p>
          </table:table-cell>
        </table:table-row>
        <table:table-row>
          <table:table-cell>
            <text:p>4</text:p>
          </table:table-cell>
          <table:table-cell>
            <text:p>hastened</text:p>
          </table:table-cell>
          <table:table-cell>
            <text:p>~= hasten
['heisn]
v. 催促, 赶紧, 促进, 加速</text:p>
          </table:table-cell>
        </table:table-row>
        <table:table-row>
          <table:table-cell>
            <text:p>4</text:p>
          </table:table-cell>
          <table:table-cell>
            <text:p>hazards</text:p>
          </table:table-cell>
          <table:table-cell>
            <text:p>~= hazard
['hæzәd]
n. 冒险, 危险, 冒险的事
vt. 冒...的危险, 赌运气, 使遭危险</text:p>
          </table:table-cell>
        </table:table-row>
        <table:table-row>
          <table:table-cell>
            <text:p>4</text:p>
          </table:table-cell>
          <table:table-cell>
            <text:p>hazy</text:p>
          </table:table-cell>
          <table:table-cell>
            <text:p>['heizi]
adj. 朦胧的, 烟雾弥漫的, 模糊的</text:p>
          </table:table-cell>
        </table:table-row>
        <table:table-row>
          <table:table-cell>
            <text:p>4</text:p>
          </table:table-cell>
          <table:table-cell>
            <text:p>hearing</text:p>
          </table:table-cell>
          <table:table-cell>
            <text:p>['hiәriŋ]
n. 听力, 听觉, 听取意见, 听讼
v. 倾听</text:p>
          </table:table-cell>
        </table:table-row>
        <table:table-row>
          <table:table-cell>
            <text:p>4</text:p>
          </table:table-cell>
          <table:table-cell>
            <text:p>hearty</text:p>
          </table:table-cell>
          <table:table-cell>
            <text:p>['hɑ:ti]
adj. 衷心的, 亲切的, 精神饱满的, 丰盛的, 强烈的</text:p>
          </table:table-cell>
        </table:table-row>
        <table:table-row>
          <table:table-cell>
            <text:p>4</text:p>
          </table:table-cell>
          <table:table-cell>
            <text:p>heats</text:p>
          </table:table-cell>
          <table:table-cell>
            <text:p>~= heat
[hi:t]
n. 热, 热度, 热烈, 高潮, 压力
vi. 加热, 激昂, 发热, 发怒
vt. 把...加热, 使激动
abbr. [军] High Explosive-Anti-Tank, 破甲弹</text:p>
          </table:table-cell>
        </table:table-row>
        <table:table-row>
          <table:table-cell>
            <text:p>4</text:p>
          </table:table-cell>
          <table:table-cell>
            <text:p>hellish</text:p>
          </table:table-cell>
          <table:table-cell>
            <text:p>['heliʃ]
adj. 地狱般的</text:p>
          </table:table-cell>
        </table:table-row>
        <table:table-row>
          <table:table-cell>
            <text:p>4</text:p>
          </table:table-cell>
          <table:table-cell>
            <text:p>hinted</text:p>
          </table:table-cell>
          <table:table-cell>
            <text:p>~= hint
[hint]
n. 暗示, 提示, 线索</text:p>
          </table:table-cell>
        </table:table-row>
        <table:table-row>
          <table:table-cell>
            <text:p>4</text:p>
          </table:table-cell>
          <table:table-cell>
            <text:p>household</text:p>
          </table:table-cell>
          <table:table-cell>
            <text:p>['haushәuld]
n. 一家人, 家庭, 家族, 王室
adj. 家庭的, 家族的, 家属的, 普通的, 平常的</text:p>
          </table:table-cell>
        </table:table-row>
        <table:table-row>
          <table:table-cell>
            <text:p>4</text:p>
          </table:table-cell>
          <table:table-cell>
            <text:p>humanity</text:p>
          </table:table-cell>
          <table:table-cell>
            <text:p>[hju(:)'mæniti]
n. 人性, 人类, 博爱, 仁慈</text:p>
          </table:table-cell>
        </table:table-row>
        <table:table-row>
          <table:table-cell>
            <text:p>4</text:p>
          </table:table-cell>
          <table:table-cell>
            <text:p>humble</text:p>
          </table:table-cell>
          <table:table-cell>
            <text:p>['hʌmbl]
adj. 卑下的, 微贱的, 谦逊的, 粗陋的
vt. 使...卑下, 挫, 贬抑</text:p>
          </table:table-cell>
        </table:table-row>
        <table:table-row>
          <table:table-cell>
            <text:p>4</text:p>
          </table:table-cell>
          <table:table-cell>
            <text:p>hungry</text:p>
          </table:table-cell>
          <table:table-cell>
            <text:p>['hʌŋgri]
adj. 饥饿的, 渴望的, 荒年的, 不毛的</text:p>
          </table:table-cell>
        </table:table-row>
        <table:table-row>
          <table:table-cell>
            <text:p>4</text:p>
          </table:table-cell>
          <table:table-cell>
            <text:p>hunt</text:p>
          </table:table-cell>
          <table:table-cell>
            <text:p>[hʌnt]
v. 打猎, 猎取, 搜索, 搜寻, 猎获
n. 打猎, 猎取, 搜索, 搜寻, 狩猎</text:p>
          </table:table-cell>
        </table:table-row>
        <table:table-row>
          <table:table-cell>
            <text:p>4</text:p>
          </table:table-cell>
          <table:table-cell>
            <text:p>hurry</text:p>
          </table:table-cell>
          <table:table-cell>
            <text:p>['hʌri]
v. (使)赶紧, (使)匆忙, 加速
n. 匆忙, 仓促</text:p>
          </table:table-cell>
        </table:table-row>
        <table:table-row>
          <table:table-cell>
            <text:p>4</text:p>
          </table:table-cell>
          <table:table-cell>
            <text:p>improved</text:p>
          </table:table-cell>
          <table:table-cell>
            <text:p>adj. 改良的</text:p>
          </table:table-cell>
        </table:table-row>
        <table:table-row>
          <table:table-cell>
            <text:p>4</text:p>
          </table:table-cell>
          <table:table-cell>
            <text:p>inevitably</text:p>
          </table:table-cell>
          <table:table-cell>
            <text:p>adv. 不可避免</text:p>
          </table:table-cell>
        </table:table-row>
        <table:table-row>
          <table:table-cell>
            <text:p>4</text:p>
          </table:table-cell>
          <table:table-cell>
            <text:p>inhabitants</text:p>
          </table:table-cell>
          <table:table-cell>
            <text:p>~= inhabitant
[in'hæbitәnt]
n. 居民, 居住者</text:p>
          </table:table-cell>
        </table:table-row>
        <table:table-row>
          <table:table-cell>
            <text:p>4</text:p>
          </table:table-cell>
          <table:table-cell>
            <text:p>inhabiting</text:p>
          </table:table-cell>
          <table:table-cell>
            <text:p>~= inhabit
[in'hæbit]
vt. 居住于, 存在于, 占据, 栖息</text:p>
          </table:table-cell>
        </table:table-row>
        <table:table-row>
          <table:table-cell>
            <text:p>4</text:p>
          </table:table-cell>
          <table:table-cell>
            <text:p>innumerable</text:p>
          </table:table-cell>
          <table:table-cell>
            <text:p>[i'nju:mәrәbl]
adj. 无数的, 数不清的</text:p>
          </table:table-cell>
        </table:table-row>
        <table:table-row>
          <table:table-cell>
            <text:p>4</text:p>
          </table:table-cell>
          <table:table-cell>
            <text:p>instrument</text:p>
          </table:table-cell>
          <table:table-cell>
            <text:p>['instrumәnt]
n. 工具, 手段, 器械, 器具, 手段</text:p>
          </table:table-cell>
        </table:table-row>
        <table:table-row>
          <table:table-cell>
            <text:p>4</text:p>
          </table:table-cell>
          <table:table-cell>
            <text:p>invisible</text:p>
          </table:table-cell>
          <table:table-cell>
            <text:p>[in'vizәbl]
adj. 看不见的, 无形的</text:p>
          </table:table-cell>
        </table:table-row>
        <table:table-row>
          <table:table-cell>
            <text:p>4</text:p>
          </table:table-cell>
          <table:table-cell>
            <text:p>join</text:p>
          </table:table-cell>
          <table:table-cell>
            <text:p>[dʒɔin]
vi. 参加, 结合, 加入
vt. 连接, 结合, 参加, 加入
n. 连接, 结合, 接合点
[计] 用子目录名取代驱动器符</text:p>
          </table:table-cell>
        </table:table-row>
        <table:table-row>
          <table:table-cell>
            <text:p>4</text:p>
          </table:table-cell>
          <table:table-cell>
            <text:p>judgments</text:p>
          </table:table-cell>
          <table:table-cell>
            <text:p>~= judgment
['dʒʌdʒmәnt]
n. 判断</text:p>
          </table:table-cell>
        </table:table-row>
        <table:table-row>
          <table:table-cell>
            <text:p>4</text:p>
          </table:table-cell>
          <table:table-cell>
            <text:p>kindness</text:p>
          </table:table-cell>
          <table:table-cell>
            <text:p>['kaindnis]
n. 仁慈, 亲切, 好意, 善意</text:p>
          </table:table-cell>
        </table:table-row>
        <table:table-row>
          <table:table-cell>
            <text:p>4</text:p>
          </table:table-cell>
          <table:table-cell>
            <text:p>kinds</text:p>
          </table:table-cell>
          <table:table-cell>
            <text:p>~= kind
[kaind]
n. 种类, 性质
adj. 仁慈的, 和蔼的, 亲切的, 友爱的</text:p>
          </table:table-cell>
        </table:table-row>
        <table:table-row>
          <table:table-cell>
            <text:p>4</text:p>
          </table:table-cell>
          <table:table-cell>
            <text:p>knives</text:p>
          </table:table-cell>
          <table:table-cell>
            <text:p>[naivz]
n. 刀子</text:p>
          </table:table-cell>
        </table:table-row>
        <table:table-row>
          <table:table-cell>
            <text:p>4</text:p>
          </table:table-cell>
          <table:table-cell>
            <text:p>knows</text:p>
          </table:table-cell>
          <table:table-cell>
            <text:p>~= know
[nәu]
v. 知道, 了解, 认识, 熟悉, 认出, 分辨, 确信</text:p>
          </table:table-cell>
        </table:table-row>
        <table:table-row>
          <table:table-cell>
            <text:p>4</text:p>
          </table:table-cell>
          <table:table-cell>
            <text:p>lamp</text:p>
          </table:table-cell>
          <table:table-cell>
            <text:p>[læmp]
n. 灯
vt. 照亮</text:p>
          </table:table-cell>
        </table:table-row>
        <table:table-row>
          <table:table-cell>
            <text:p>4</text:p>
          </table:table-cell>
          <table:table-cell>
            <text:p>lasted</text:p>
          </table:table-cell>
          <table:table-cell>
            <text:p>~= last
[lɑ:st]
adj. 最后的, 临终的, 末尾的, 最近的, 结论性的
vi. 持续, 支持, 维持
vt. 使维持, 楦
adv. 最后, 后来
n. 最后, 末尾, 临终, 鞋楦头</text:p>
          </table:table-cell>
        </table:table-row>
        <table:table-row>
          <table:table-cell>
            <text:p>4</text:p>
          </table:table-cell>
          <table:table-cell>
            <text:p>laughed</text:p>
          </table:table-cell>
          <table:table-cell>
            <text:p>~= laugh
[lɑ:f]
vi. 笑, 讥笑
n. 笑, 笑声</text:p>
          </table:table-cell>
        </table:table-row>
        <table:table-row>
          <table:table-cell>
            <text:p>4</text:p>
          </table:table-cell>
          <table:table-cell>
            <text:p>laughing</text:p>
          </table:table-cell>
          <table:table-cell>
            <text:p>['lɑ:fiŋ]
adj. 带笑的, 可笑的
n. 笑</text:p>
          </table:table-cell>
        </table:table-row>
        <table:table-row>
          <table:table-cell>
            <text:p>4</text:p>
          </table:table-cell>
          <table:table-cell>
            <text:p>launched</text:p>
          </table:table-cell>
          <table:table-cell>
            <text:p>~= launch
[lɔ:ntʃ, lɑ:ntʃ]
n. 下水, 汽艇, 发射, 发行, 投放市场
vt. 使(船)下水, 掷(标枪等), 发射(导弹、火箭等), 开办, 发动, 发起
vi. 起飞, 下水, 投入, 开始</text:p>
          </table:table-cell>
        </table:table-row>
        <table:table-row>
          <table:table-cell>
            <text:p>4</text:p>
          </table:table-cell>
          <table:table-cell>
            <text:p>law</text:p>
          </table:table-cell>
          <table:table-cell>
            <text:p>[lɔ:]
n. 法律, 诉讼, 法学, 法治, 司法界, 规律
v. 对...起诉, 控告
abbr. [军] Light Anti-Tank Weapon, 轻型反坦克武器</text:p>
          </table:table-cell>
        </table:table-row>
        <table:table-row>
          <table:table-cell>
            <text:p>4</text:p>
          </table:table-cell>
          <table:table-cell>
            <text:p>leaning</text:p>
          </table:table-cell>
          <table:table-cell>
            <text:p>['li:niŋ]
n. 倾斜, 倾向, 爱好
v. 清洁,清洗</text:p>
          </table:table-cell>
        </table:table-row>
        <table:table-row>
          <table:table-cell>
            <text:p>4</text:p>
          </table:table-cell>
          <table:table-cell>
            <text:p>leisurely</text:p>
          </table:table-cell>
          <table:table-cell>
            <text:p>['leʒәli; 'li:ʒәli]
adv. 从容不迫</text:p>
          </table:table-cell>
        </table:table-row>
        <table:table-row>
          <table:table-cell>
            <text:p>4</text:p>
          </table:table-cell>
          <table:table-cell>
            <text:p>lemons</text:p>
          </table:table-cell>
          <table:table-cell>
            <text:p>~= lemon
['lemәn]
n. 柠檬
adj. 柠檬色的</text:p>
          </table:table-cell>
        </table:table-row>
        <table:table-row>
          <table:table-cell>
            <text:p>4</text:p>
          </table:table-cell>
          <table:table-cell>
            <text:p>liked</text:p>
          </table:table-cell>
          <table:table-cell>
            <text:p>v. 喜欢
vbl. 喜欢</text:p>
          </table:table-cell>
        </table:table-row>
        <table:table-row>
          <table:table-cell>
            <text:p>4</text:p>
          </table:table-cell>
          <table:table-cell>
            <text:p>limb</text:p>
          </table:table-cell>
          <table:table-cell>
            <text:p>[lim]
n. 肢, 翼, 分支</text:p>
          </table:table-cell>
        </table:table-row>
        <table:table-row>
          <table:table-cell>
            <text:p>4</text:p>
          </table:table-cell>
          <table:table-cell>
            <text:p>lion</text:p>
          </table:table-cell>
          <table:table-cell>
            <text:p>['laiәn]
n. 狮子, (剽悍的人)社交场合的名流</text:p>
          </table:table-cell>
        </table:table-row>
        <table:table-row>
          <table:table-cell>
            <text:p>4</text:p>
          </table:table-cell>
          <table:table-cell>
            <text:p>lions</text:p>
          </table:table-cell>
          <table:table-cell>
            <text:p>~= lion
['laiәn]
n. 狮子, (剽悍的人)社交场合的名流</text:p>
          </table:table-cell>
        </table:table-row>
        <table:table-row>
          <table:table-cell>
            <text:p>4</text:p>
          </table:table-cell>
          <table:table-cell>
            <text:p>liquor</text:p>
          </table:table-cell>
          <table:table-cell>
            <text:p>['likә]
n. 液体, 汁，酒精饮料, [药]溶液
vt. 浸水
vi. 喝酒</text:p>
          </table:table-cell>
        </table:table-row>
        <table:table-row>
          <table:table-cell>
            <text:p>4</text:p>
          </table:table-cell>
          <table:table-cell>
            <text:p>listened</text:p>
          </table:table-cell>
          <table:table-cell>
            <text:p>~= listen
['lisn]
vi. 听, 听从
v. 听, 收听</text:p>
          </table:table-cell>
        </table:table-row>
        <table:table-row>
          <table:table-cell>
            <text:p>4</text:p>
          </table:table-cell>
          <table:table-cell>
            <text:p>loaden</text:p>
          </table:table-cell>
          <table:table-cell>
            <text:p>~~~= aialoadenectomy
【医】 涎腺切除术</text:p>
          </table:table-cell>
        </table:table-row>
        <table:table-row>
          <table:table-cell>
            <text:p>4</text:p>
          </table:table-cell>
          <table:table-cell>
            <text:p>loading</text:p>
          </table:table-cell>
          <table:table-cell>
            <text:p>['lәudiŋ]
n. 装载, 装填</text:p>
          </table:table-cell>
        </table:table-row>
        <table:table-row>
          <table:table-cell>
            <text:p>4</text:p>
          </table:table-cell>
          <table:table-cell>
            <text:p>loaves</text:p>
          </table:table-cell>
          <table:table-cell>
            <text:p>[lәuvz]
n. 大块烤过的食物, 块</text:p>
          </table:table-cell>
        </table:table-row>
        <table:table-row>
          <table:table-cell>
            <text:p>4</text:p>
          </table:table-cell>
          <table:table-cell>
            <text:p>lodge</text:p>
          </table:table-cell>
          <table:table-cell>
            <text:p>[lɔdʒ]
n. 门房, （猎人住的）山林小屋, （游览区的）旅馆, （地方社团的）集会处
vi. 临时住宿, 寄宿（某人家）
vt. 容纳, 寄存, 把...射入, 存放, (向有关当局)提出(声明)</text:p>
          </table:table-cell>
        </table:table-row>
        <table:table-row>
          <table:table-cell>
            <text:p>4</text:p>
          </table:table-cell>
          <table:table-cell>
            <text:p>lump</text:p>
          </table:table-cell>
          <table:table-cell>
            <text:p>[lʌmp]
n. 块（尤指小块）, 肿块, 笨人
vt. 使成块状, 混在一起, 忍耐, 笨重地移动
vi. 结块</text:p>
          </table:table-cell>
        </table:table-row>
        <table:table-row>
          <table:table-cell>
            <text:p>4</text:p>
          </table:table-cell>
          <table:table-cell>
            <text:p>madrid</text:p>
          </table:table-cell>
          <table:table-cell>
            <text:p>~= Madrid
[mә'drid]
n. 马德里(西班牙首都)</text:p>
          </table:table-cell>
        </table:table-row>
        <table:table-row>
          <table:table-cell>
            <text:p>4</text:p>
          </table:table-cell>
          <table:table-cell>
            <text:p>maker</text:p>
          </table:table-cell>
          <table:table-cell>
            <text:p>['meikә]
n. 制造者, 上帝, [律]发期票的人</text:p>
          </table:table-cell>
        </table:table-row>
        <table:table-row>
          <table:table-cell>
            <text:p>4</text:p>
          </table:table-cell>
          <table:table-cell>
            <text:p>mechanic</text:p>
          </table:table-cell>
          <table:table-cell>
            <text:p>[mi'kænik]
n. 技工, 机修工, 机械士</text:p>
          </table:table-cell>
        </table:table-row>
        <table:table-row>
          <table:table-cell>
            <text:p>4</text:p>
          </table:table-cell>
          <table:table-cell>
            <text:p>merciless</text:p>
          </table:table-cell>
          <table:table-cell>
            <text:p>['mә:silis]
adj. 无慈悲心的, 残忍的</text:p>
          </table:table-cell>
        </table:table-row>
        <table:table-row>
          <table:table-cell>
            <text:p>4</text:p>
          </table:table-cell>
          <table:table-cell>
            <text:p>merry</text:p>
          </table:table-cell>
          <table:table-cell>
            <text:p>['meri]
adj. 欢乐的, 愉快的</text:p>
          </table:table-cell>
        </table:table-row>
        <table:table-row>
          <table:table-cell>
            <text:p>4</text:p>
          </table:table-cell>
          <table:table-cell>
            <text:p>minute</text:p>
          </table:table-cell>
          <table:table-cell>
            <text:p>[mai'nju:t]
n. 分, 分钟, 片刻, 一瞬间, 备忘录, 笔记
vt. 记录, 摘录, 测定时间
adj. 微小的, 详细的, 仔细而准确的</text:p>
          </table:table-cell>
        </table:table-row>
        <table:table-row>
          <table:table-cell>
            <text:p>4</text:p>
          </table:table-cell>
          <table:table-cell>
            <text:p>mixed</text:p>
          </table:table-cell>
          <table:table-cell>
            <text:p>[mikst]
v. 混合
adj. 混合的</text:p>
          </table:table-cell>
        </table:table-row>
        <table:table-row>
          <table:table-cell>
            <text:p>4</text:p>
          </table:table-cell>
          <table:table-cell>
            <text:p>monastery</text:p>
          </table:table-cell>
          <table:table-cell>
            <text:p>['mɔnәstri]
n. 修道院, 僧侣</text:p>
          </table:table-cell>
        </table:table-row>
        <table:table-row>
          <table:table-cell>
            <text:p>4</text:p>
          </table:table-cell>
          <table:table-cell>
            <text:p>moon</text:p>
          </table:table-cell>
          <table:table-cell>
            <text:p>[mu:n]
n. 月球, 月亮, 卫星</text:p>
          </table:table-cell>
        </table:table-row>
        <table:table-row>
          <table:table-cell>
            <text:p>4</text:p>
          </table:table-cell>
          <table:table-cell>
            <text:p>mounted</text:p>
          </table:table-cell>
          <table:table-cell>
            <text:p>['mauntid]
adj. 安在马上的, 裱好的</text:p>
          </table:table-cell>
        </table:table-row>
        <table:table-row>
          <table:table-cell>
            <text:p>4</text:p>
          </table:table-cell>
          <table:table-cell>
            <text:p>naturally</text:p>
          </table:table-cell>
          <table:table-cell>
            <text:p>['nætʃәrәli]
adv. 自然地</text:p>
          </table:table-cell>
        </table:table-row>
        <table:table-row>
          <table:table-cell>
            <text:p>4</text:p>
          </table:table-cell>
          <table:table-cell>
            <text:p>navigation</text:p>
          </table:table-cell>
          <table:table-cell>
            <text:p>[ˏnævi'geiʃәn]
n. 航海, 航空, 导航, 领航, 航行</text:p>
          </table:table-cell>
        </table:table-row>
        <table:table-row>
          <table:table-cell>
            <text:p>4</text:p>
          </table:table-cell>
          <table:table-cell>
            <text:p>needed</text:p>
          </table:table-cell>
          <table:table-cell>
            <text:p>~= need
[ni:d]
n. 需要, 必需, 必需品, 要求, 贫困
vt. 需要
modal v.必要, 必须</text:p>
          </table:table-cell>
        </table:table-row>
        <table:table-row>
          <table:table-cell>
            <text:p>4</text:p>
          </table:table-cell>
          <table:table-cell>
            <text:p>neighbor</text:p>
          </table:table-cell>
          <table:table-cell>
            <text:p>['neibә]
n. &lt;美&gt; 邻居, 邻国</text:p>
          </table:table-cell>
        </table:table-row>
        <table:table-row>
          <table:table-cell>
            <text:p>4</text:p>
          </table:table-cell>
          <table:table-cell>
            <text:p>nine</text:p>
          </table:table-cell>
          <table:table-cell>
            <text:p>[nain]
num. 九, 九个</text:p>
          </table:table-cell>
        </table:table-row>
        <table:table-row>
          <table:table-cell>
            <text:p>4</text:p>
          </table:table-cell>
          <table:table-cell>
            <text:p>noon</text:p>
          </table:table-cell>
          <table:table-cell>
            <text:p>[nu:n]
n. 中午</text:p>
          </table:table-cell>
        </table:table-row>
        <table:table-row>
          <table:table-cell>
            <text:p>4</text:p>
          </table:table-cell>
          <table:table-cell>
            <text:p>north-west</text:p>
          </table:table-cell>
          <table:table-cell>
            <text:p>(sometimes, esp nautical, nor-west / 9nR:5west; nRr`wZst/ 有时作nor-west, 尤于航海用语中) n [sing], adj, adv (abbr 缩写 NW) (region, direction, etc) midway between north and west （地区、方向等）西北. </text:p>
          </table:table-cell>
        </table:table-row>
        <table:table-row>
          <table:table-cell>
            <text:p>4</text:p>
          </table:table-cell>
          <table:table-cell>
            <text:p>northern</text:p>
          </table:table-cell>
          <table:table-cell>
            <text:p>['nɔ:ðәn]
adj. 北方的, 北部的</text:p>
          </table:table-cell>
        </table:table-row>
        <table:table-row>
          <table:table-cell>
            <text:p>4</text:p>
          </table:table-cell>
          <table:table-cell>
            <text:p>nose</text:p>
          </table:table-cell>
          <table:table-cell>
            <text:p>[nәuz]
n. 鼻, (飞机、船等的)前端
v. 侦察出</text:p>
          </table:table-cell>
        </table:table-row>
        <table:table-row>
          <table:table-cell>
            <text:p>4</text:p>
          </table:table-cell>
          <table:table-cell>
            <text:p>notwithstanding</text:p>
          </table:table-cell>
          <table:table-cell>
            <text:p>[ˏnɔtwiθ'stændiŋ]
prep. 虽然, 尽管
adv. 尽管, 还是
conj. 虽然, 尽管</text:p>
          </table:table-cell>
        </table:table-row>
        <table:table-row>
          <table:table-cell>
            <text:p>4</text:p>
          </table:table-cell>
          <table:table-cell>
            <text:p>object</text:p>
          </table:table-cell>
          <table:table-cell>
            <text:p>['ɔbdʒikt]
n. 物体, 目标, 宾语, 对象
vi. 反对, 拒绝, 抗议
vt. 提出...来反对</text:p>
          </table:table-cell>
        </table:table-row>
        <table:table-row>
          <table:table-cell>
            <text:p>4</text:p>
          </table:table-cell>
          <table:table-cell>
            <text:p>occasioned</text:p>
          </table:table-cell>
          <table:table-cell>
            <text:p>~= occasion
[ә'keiʒәn]
n. 场合, 时机, 机会</text:p>
          </table:table-cell>
        </table:table-row>
        <table:table-row>
          <table:table-cell>
            <text:p>4</text:p>
          </table:table-cell>
          <table:table-cell>
            <text:p>oh</text:p>
          </table:table-cell>
          <table:table-cell>
            <text:p>[әu]
int. [表示惊讶、害怕等] 哦, 哎哟</text:p>
          </table:table-cell>
        </table:table-row>
        <table:table-row>
          <table:table-cell>
            <text:p>4</text:p>
          </table:table-cell>
          <table:table-cell>
            <text:p>omit</text:p>
          </table:table-cell>
          <table:table-cell>
            <text:p>[әu'mit]
vt. 省略, 疏忽, 遗漏</text:p>
          </table:table-cell>
        </table:table-row>
        <table:table-row>
          <table:table-cell>
            <text:p>4</text:p>
          </table:table-cell>
          <table:table-cell>
            <text:p>overboard</text:p>
          </table:table-cell>
          <table:table-cell>
            <text:p>['әuvәbɔ:d]
adv. 自船上落下, 在船外</text:p>
          </table:table-cell>
        </table:table-row>
        <table:table-row>
          <table:table-cell>
            <text:p>4</text:p>
          </table:table-cell>
          <table:table-cell>
            <text:p>overset</text:p>
          </table:table-cell>
          <table:table-cell>
            <text:p>['әuvә'set]
vt. 打翻, 颠覆, 推翻, 为...排版过密
vi. 打翻, 排版过密</text:p>
          </table:table-cell>
        </table:table-row>
        <table:table-row>
          <table:table-cell>
            <text:p>4</text:p>
          </table:table-cell>
          <table:table-cell>
            <text:p>pace</text:p>
          </table:table-cell>
          <table:table-cell>
            <text:p>[peis]
n. (一)步, 速度, 步调, 步法, 步态
vi. 踱步, 缓慢的走
vt. 用步测, 踱步于, (马)溜花蹄</text:p>
          </table:table-cell>
        </table:table-row>
        <table:table-row>
          <table:table-cell>
            <text:p>4</text:p>
          </table:table-cell>
          <table:table-cell>
            <text:p>paddle</text:p>
          </table:table-cell>
          <table:table-cell>
            <text:p>['pædl]
n. 短桨, 划桨, 明轮翼
vi. 划桨, 戏水, 涉水
vt. 用桨划, 搅, 拌</text:p>
          </table:table-cell>
        </table:table-row>
        <table:table-row>
          <table:table-cell>
            <text:p>4</text:p>
          </table:table-cell>
          <table:table-cell>
            <text:p>paper</text:p>
          </table:table-cell>
          <table:table-cell>
            <text:p>['peipә]
n. 纸, 报纸, 文件, 证件, 论文, 考卷
vt. 用纸糊(墙壁等), 用纸包装
adj. 纸的, 象纸的, 纸上的</text:p>
          </table:table-cell>
        </table:table-row>
        <table:table-row>
          <table:table-cell>
            <text:p>4</text:p>
          </table:table-cell>
          <table:table-cell>
            <text:p>parcels</text:p>
          </table:table-cell>
          <table:table-cell>
            <text:p>~= parcel
['pɑ:sl]
n. 小包, 包裹
vt. 打包, 捆扎</text:p>
          </table:table-cell>
        </table:table-row>
        <table:table-row>
          <table:table-cell>
            <text:p>4</text:p>
          </table:table-cell>
          <table:table-cell>
            <text:p>parents</text:p>
          </table:table-cell>
          <table:table-cell>
            <text:p>~= parent
['pєәrәnt]
n. 双亲, 父亲(或母亲)</text:p>
          </table:table-cell>
        </table:table-row>
        <table:table-row>
          <table:table-cell>
            <text:p>4</text:p>
          </table:table-cell>
          <table:table-cell>
            <text:p>parted</text:p>
          </table:table-cell>
          <table:table-cell>
            <text:p>['pɑ:tid]
adj. 分开的</text:p>
          </table:table-cell>
        </table:table-row>
        <table:table-row>
          <table:table-cell>
            <text:p>4</text:p>
          </table:table-cell>
          <table:table-cell>
            <text:p>passion</text:p>
          </table:table-cell>
          <table:table-cell>
            <text:p>['pæʃәn]
n. 激情, 热情</text:p>
          </table:table-cell>
        </table:table-row>
        <table:table-row>
          <table:table-cell>
            <text:p>4</text:p>
          </table:table-cell>
          <table:table-cell>
            <text:p>pay</text:p>
          </table:table-cell>
          <table:table-cell>
            <text:p>[pei]
n. 薪水, 工资
v. 支付, 交纳, 给予, 有利, 值得, 合算</text:p>
          </table:table-cell>
        </table:table-row>
        <table:table-row>
          <table:table-cell>
            <text:p>4</text:p>
          </table:table-cell>
          <table:table-cell>
            <text:p>pen</text:p>
          </table:table-cell>
          <table:table-cell>
            <text:p>[pen]
n. 钢笔, 围栏, 围圈, 作家
vt. 写, 关入栏中</text:p>
          </table:table-cell>
        </table:table-row>
        <table:table-row>
          <table:table-cell>
            <text:p>4</text:p>
          </table:table-cell>
          <table:table-cell>
            <text:p>perfection</text:p>
          </table:table-cell>
          <table:table-cell>
            <text:p>[pә'fekʃәn]
n. 尽善尽美, 完美, 完成</text:p>
          </table:table-cell>
        </table:table-row>
        <table:table-row>
          <table:table-cell>
            <text:p>4</text:p>
          </table:table-cell>
          <table:table-cell>
            <text:p>performance</text:p>
          </table:table-cell>
          <table:table-cell>
            <text:p>[pә'fɔ:mәns]
n. 履行, 执行, 成绩, 性能, 表演, 演奏</text:p>
          </table:table-cell>
        </table:table-row>
        <table:table-row>
          <table:table-cell>
            <text:p>4</text:p>
          </table:table-cell>
          <table:table-cell>
            <text:p>perished</text:p>
          </table:table-cell>
          <table:table-cell>
            <text:p>adj [pred 作表语] (esp Brit) in extreme discomfort through cold, etc （因寒冷等）极不适, 极难受
*We were perished with cold and hunger. 我们饥寒交迫.
* The children were perished when they arrived home. 孩子们到家时难受已极.</text:p>
          </table:table-cell>
        </table:table-row>
        <table:table-row>
          <table:table-cell>
            <text:p>4</text:p>
          </table:table-cell>
          <table:table-cell>
            <text:p>perplexed</text:p>
          </table:table-cell>
          <table:table-cell>
            <text:p>[pә'plekst]
adj. 困惑的, 不知所措的</text:p>
          </table:table-cell>
        </table:table-row>
        <table:table-row>
          <table:table-cell>
            <text:p>4</text:p>
          </table:table-cell>
          <table:table-cell>
            <text:p>persons</text:p>
          </table:table-cell>
          <table:table-cell>
            <text:p>~= person
['pә:sn]
n. 人, 身体, 容貌, [语法]人称</text:p>
          </table:table-cell>
        </table:table-row>
        <table:table-row>
          <table:table-cell>
            <text:p>4</text:p>
          </table:table-cell>
          <table:table-cell>
            <text:p>placing</text:p>
          </table:table-cell>
          <table:table-cell>
            <text:p>['pleisiŋ]
n. (未经许可)出售</text:p>
          </table:table-cell>
        </table:table-row>
        <table:table-row>
          <table:table-cell>
            <text:p>4</text:p>
          </table:table-cell>
          <table:table-cell>
            <text:p>planters</text:p>
          </table:table-cell>
          <table:table-cell>
            <text:p>~= planter
['plɑ:ntә]
n. 种植者, 耕作者, 种植园主, 殖民者</text:p>
          </table:table-cell>
        </table:table-row>
        <table:table-row>
          <table:table-cell>
            <text:p>4</text:p>
          </table:table-cell>
          <table:table-cell>
            <text:p>plants</text:p>
          </table:table-cell>
          <table:table-cell>
            <text:p>~= plant
[plɑ:nt]
n. 植物, 庄稼, 工厂, 车间, 设备
vt. 种植, 栽培, 培养, 安置
vi. 种植</text:p>
          </table:table-cell>
        </table:table-row>
        <table:table-row>
          <table:table-cell>
            <text:p>4</text:p>
          </table:table-cell>
          <table:table-cell>
            <text:p>pleasantly</text:p>
          </table:table-cell>
          <table:table-cell>
            <text:p>adv
*smile pleasantly 亲切地微笑
* We were pleasantly surprised at the profit we made. 我们获得了利润而惊喜交加. </text:p>
          </table:table-cell>
        </table:table-row>
        <table:table-row>
          <table:table-cell>
            <text:p>4</text:p>
          </table:table-cell>
          <table:table-cell>
            <text:p>plentifully</text:p>
          </table:table-cell>
          <table:table-cell>
            <text:p>/-fəlɪ; -flɪ/
adv
*The visitors were plentifully supplied with food and drink. 给来宾准备了丰富的食物和饮料.</text:p>
          </table:table-cell>
        </table:table-row>
        <table:table-row>
          <table:table-cell>
            <text:p>4</text:p>
          </table:table-cell>
          <table:table-cell>
            <text:p>pouch</text:p>
          </table:table-cell>
          <table:table-cell>
            <text:p>[pautʃ]
n. 小袋, 烟草袋, 钱袋, 育儿袋
vt. 把...装入袋中, 使成袋状
vi. 成袋状</text:p>
          </table:table-cell>
        </table:table-row>
        <table:table-row>
          <table:table-cell>
            <text:p>4</text:p>
          </table:table-cell>
          <table:table-cell>
            <text:p>powers</text:p>
          </table:table-cell>
          <table:table-cell>
            <text:p>~= power
['pauә]
n. 能力, 力量, 动力, 权力, [数]幂, [物]功率
vt. 使...有力量, 供以动力, 激励</text:p>
          </table:table-cell>
        </table:table-row>
        <table:table-row>
          <table:table-cell>
            <text:p>4</text:p>
          </table:table-cell>
          <table:table-cell>
            <text:p>prayer</text:p>
          </table:table-cell>
          <table:table-cell>
            <text:p>[prєә]
n. 祈祷</text:p>
          </table:table-cell>
        </table:table-row>
        <table:table-row>
          <table:table-cell>
            <text:p>4</text:p>
          </table:table-cell>
          <table:table-cell>
            <text:p>prayers</text:p>
          </table:table-cell>
          <table:table-cell>
            <text:p>~= prayer
[prєә]
n. 祈祷</text:p>
          </table:table-cell>
        </table:table-row>
        <table:table-row>
          <table:table-cell>
            <text:p>4</text:p>
          </table:table-cell>
          <table:table-cell>
            <text:p>prepare</text:p>
          </table:table-cell>
          <table:table-cell>
            <text:p>[pri'pєә]
v. 准备, 预备, 有能力而且愿意</text:p>
          </table:table-cell>
        </table:table-row>
        <table:table-row>
          <table:table-cell>
            <text:p>4</text:p>
          </table:table-cell>
          <table:table-cell>
            <text:p>pressed</text:p>
          </table:table-cell>
          <table:table-cell>
            <text:p>[prest]
加压的, 压制的, 模[冲, 挤]压的</text:p>
          </table:table-cell>
        </table:table-row>
        <table:table-row>
          <table:table-cell>
            <text:p>4</text:p>
          </table:table-cell>
          <table:table-cell>
            <text:p>pretend</text:p>
          </table:table-cell>
          <table:table-cell>
            <text:p>[pri'tend]
vt. 假装, 装扮, (作为藉口或理由)伪称</text:p>
          </table:table-cell>
        </table:table-row>
        <table:table-row>
          <table:table-cell>
            <text:p>4</text:p>
          </table:table-cell>
          <table:table-cell>
            <text:p>prince</text:p>
          </table:table-cell>
          <table:table-cell>
            <text:p>[prins]
n. 王子</text:p>
          </table:table-cell>
        </table:table-row>
        <table:table-row>
          <table:table-cell>
            <text:p>4</text:p>
          </table:table-cell>
          <table:table-cell>
            <text:p>private</text:p>
          </table:table-cell>
          <table:table-cell>
            <text:p>['praivit]
adj. 私人的, 私有的, 私营的, 秘密的
n. 士兵</text:p>
          </table:table-cell>
        </table:table-row>
        <table:table-row>
          <table:table-cell>
            <text:p>4</text:p>
          </table:table-cell>
          <table:table-cell>
            <text:p>produced</text:p>
          </table:table-cell>
          <table:table-cell>
            <text:p>[prә'dju:st]
(叶子等)畸形伸长的, 引长的</text:p>
          </table:table-cell>
        </table:table-row>
        <table:table-row>
          <table:table-cell>
            <text:p>4</text:p>
          </table:table-cell>
          <table:table-cell>
            <text:p>profits</text:p>
          </table:table-cell>
          <table:table-cell>
            <text:p>~= profit
['prɔfit]
n. 利润, 益处, 得益
vi. 得益, 利用
vt. 有益于, 有利于</text:p>
          </table:table-cell>
        </table:table-row>
        <table:table-row>
          <table:table-cell>
            <text:p>4</text:p>
          </table:table-cell>
          <table:table-cell>
            <text:p>prompted</text:p>
          </table:table-cell>
          <table:table-cell>
            <text:p>~= prompt
[prɔmpt]
n. 提示, 付款期限
vt. 提示, 鼓动, 促使, (给演员)提白
adj. 敏捷的, 迅速的, 即时的
adv. 准时地
n. DOS命令：改变DOS系统提示符的风格</text:p>
          </table:table-cell>
        </table:table-row>
        <table:table-row>
          <table:table-cell>
            <text:p>4</text:p>
          </table:table-cell>
          <table:table-cell>
            <text:p>providences</text:p>
          </table:table-cell>
          <table:table-cell>
            <text:p>~= providence
['prɔvidәns]
n. 深谋远虑, 天意, 上帝, 神的眷顾</text:p>
          </table:table-cell>
        </table:table-row>
        <table:table-row>
          <table:table-cell>
            <text:p>4</text:p>
          </table:table-cell>
          <table:table-cell>
            <text:p>prudence</text:p>
          </table:table-cell>
          <table:table-cell>
            <text:p>['pru:dәns]
n. 审慎</text:p>
          </table:table-cell>
        </table:table-row>
        <table:table-row>
          <table:table-cell>
            <text:p>4</text:p>
          </table:table-cell>
          <table:table-cell>
            <text:p>public</text:p>
          </table:table-cell>
          <table:table-cell>
            <text:p>['pʌblik]
n. 公众, (特定的)人群, 公共场所
adj. 公众的, 公共的, 公立的, 公用的</text:p>
          </table:table-cell>
        </table:table-row>
        <table:table-row>
          <table:table-cell>
            <text:p>4</text:p>
          </table:table-cell>
          <table:table-cell>
            <text:p>pump</text:p>
          </table:table-cell>
          <table:table-cell>
            <text:p>[pʌmp]
n. 泵, 抽水机
vt. (用泵)抽(水), 抽吸</text:p>
          </table:table-cell>
        </table:table-row>
        <table:table-row>
          <table:table-cell>
            <text:p>4</text:p>
          </table:table-cell>
          <table:table-cell>
            <text:p>punishment</text:p>
          </table:table-cell>
          <table:table-cell>
            <text:p>['pʌniʃmәnt]
n. 惩罚, 处罚, 惩处</text:p>
          </table:table-cell>
        </table:table-row>
        <table:table-row>
          <table:table-cell>
            <text:p>4</text:p>
          </table:table-cell>
          <table:table-cell>
            <text:p>pursuing</text:p>
          </table:table-cell>
          <table:table-cell>
            <text:p>~= pursue
[pә'sju:]
vt. 追赶, 追踪, 追击, 继续, 从事</text:p>
          </table:table-cell>
        </table:table-row>
        <table:table-row>
          <table:table-cell>
            <text:p>4</text:p>
          </table:table-cell>
          <table:table-cell>
            <text:p>questions</text:p>
          </table:table-cell>
          <table:table-cell>
            <text:p>~= question
['kwestʃәn]
n. 问题, 疑问, 询问
v. 询问, 审问, 怀疑</text:p>
          </table:table-cell>
        </table:table-row>
        <table:table-row>
          <table:table-cell>
            <text:p>4</text:p>
          </table:table-cell>
          <table:table-cell>
            <text:p>rambling</text:p>
          </table:table-cell>
          <table:table-cell>
            <text:p>['ræmbliŋ]
adj. 漫步的, 散漫的, 流浪性的</text:p>
          </table:table-cell>
        </table:table-row>
        <table:table-row>
          <table:table-cell>
            <text:p>4</text:p>
          </table:table-cell>
          <table:table-cell>
            <text:p>re</text:p>
          </table:table-cell>
          <table:table-cell>
            <text:p>[ri:]
[域] Reunion Island, 尼留汪岛(法属)</text:p>
          </table:table-cell>
        </table:table-row>
        <table:table-row>
          <table:table-cell>
            <text:p>4</text:p>
          </table:table-cell>
          <table:table-cell>
            <text:p>reader</text:p>
          </table:table-cell>
          <table:table-cell>
            <text:p>['ri:dә]
n. 读者, 读物, 读本, 读卡机</text:p>
          </table:table-cell>
        </table:table-row>
        <table:table-row>
          <table:table-cell>
            <text:p>4</text:p>
          </table:table-cell>
          <table:table-cell>
            <text:p>real</text:p>
          </table:table-cell>
          <table:table-cell>
            <text:p>['ri:әl]
adj. 真的, 真实的, 不动产的</text:p>
          </table:table-cell>
        </table:table-row>
        <table:table-row>
          <table:table-cell>
            <text:p>4</text:p>
          </table:table-cell>
          <table:table-cell>
            <text:p>recovery</text:p>
          </table:table-cell>
          <table:table-cell>
            <text:p>[ri'kʌvәri]
n. 恢复, 痊愈, 防御</text:p>
          </table:table-cell>
        </table:table-row>
        <table:table-row>
          <table:table-cell>
            <text:p>4</text:p>
          </table:table-cell>
          <table:table-cell>
            <text:p>red</text:p>
          </table:table-cell>
          <table:table-cell>
            <text:p>[red]
n. 红色, 红衣服, 红颜料, 赤字, 亏空
adj. 红(色)的, 革命的</text:p>
          </table:table-cell>
        </table:table-row>
        <table:table-row>
          <table:table-cell>
            <text:p>4</text:p>
          </table:table-cell>
          <table:table-cell>
            <text:p>regret</text:p>
          </table:table-cell>
          <table:table-cell>
            <text:p>[ri'gret]
n. 遗憾, 悔恨, 抱歉, 歉意
vt. 为...感到遗憾, 后悔, 惋惜, 哀悼, 懊悔
vi. 感到抱歉</text:p>
          </table:table-cell>
        </table:table-row>
        <table:table-row>
          <table:table-cell>
            <text:p>4</text:p>
          </table:table-cell>
          <table:table-cell>
            <text:p>regularly</text:p>
          </table:table-cell>
          <table:table-cell>
            <text:p>['regjulәli]
adv. 有规律地, 有规则地, 整齐地, 匀称地</text:p>
          </table:table-cell>
        </table:table-row>
        <table:table-row>
          <table:table-cell>
            <text:p>4</text:p>
          </table:table-cell>
          <table:table-cell>
            <text:p>rejoiced</text:p>
          </table:table-cell>
          <table:table-cell>
            <text:p>~= rejoice
[ri'dʒɔis]
v. (使)欣喜, (使)高兴, 喜悦</text:p>
          </table:table-cell>
        </table:table-row>
        <table:table-row>
          <table:table-cell>
            <text:p>4</text:p>
          </table:table-cell>
          <table:table-cell>
            <text:p>rescued</text:p>
          </table:table-cell>
          <table:table-cell>
            <text:p>~= rescue
['reskju:]
vt. 援救, 营救
n. 援救, 营救</text:p>
          </table:table-cell>
        </table:table-row>
        <table:table-row>
          <table:table-cell>
            <text:p>4</text:p>
          </table:table-cell>
          <table:table-cell>
            <text:p>resignation</text:p>
          </table:table-cell>
          <table:table-cell>
            <text:p>[ˏrezig'neiʃәn]
n. 辞职, 辞职书, 放弃, 顺从</text:p>
          </table:table-cell>
        </table:table-row>
        <table:table-row>
          <table:table-cell>
            <text:p>4</text:p>
          </table:table-cell>
          <table:table-cell>
            <text:p>resolving</text:p>
          </table:table-cell>
          <table:table-cell>
            <text:p>[ri'zɔlviŋ]
分解(作用)
溶解(作用)
解析过程</text:p>
          </table:table-cell>
        </table:table-row>
        <table:table-row>
          <table:table-cell>
            <text:p>4</text:p>
          </table:table-cell>
          <table:table-cell>
            <text:p>revenge</text:p>
          </table:table-cell>
          <table:table-cell>
            <text:p>[ri'vendʒ]
n. 报仇, 复仇
vt. 替...报仇, 复仇</text:p>
          </table:table-cell>
        </table:table-row>
        <table:table-row>
          <table:table-cell>
            <text:p>4</text:p>
          </table:table-cell>
          <table:table-cell>
            <text:p>rigging</text:p>
          </table:table-cell>
          <table:table-cell>
            <text:p>['rigiŋ]
n. 索具, 绳索, 传动装置, 装备</text:p>
          </table:table-cell>
        </table:table-row>
        <table:table-row>
          <table:table-cell>
            <text:p>4</text:p>
          </table:table-cell>
          <table:table-cell>
            <text:p>rode</text:p>
          </table:table-cell>
          <table:table-cell>
            <text:p>[rәud]
vbl. ride的过去式</text:p>
          </table:table-cell>
        </table:table-row>
        <table:table-row>
          <table:table-cell>
            <text:p>4</text:p>
          </table:table-cell>
          <table:table-cell>
            <text:p>rogue</text:p>
          </table:table-cell>
          <table:table-cell>
            <text:p>[rәug]
n. 流氓, 无赖
vt. 欺诈
vi. 流浪, 耍无赖, 游手好闲</text:p>
          </table:table-cell>
        </table:table-row>
        <table:table-row>
          <table:table-cell>
            <text:p>4</text:p>
          </table:table-cell>
          <table:table-cell>
            <text:p>rolls</text:p>
          </table:table-cell>
          <table:table-cell>
            <text:p>~= roll
[rәul]
adj. 滚动, 滚转, (使)摇摆, (使)摇晃, 卷起, 卷拢
vt. 辗, 轧
n. (一)卷, 卷形物, 摇晃, 摆动, 名单</text:p>
          </table:table-cell>
        </table:table-row>
        <table:table-row>
          <table:table-cell>
            <text:p>4</text:p>
          </table:table-cell>
          <table:table-cell>
            <text:p>rubbed</text:p>
          </table:table-cell>
          <table:table-cell>
            <text:p>v. 擦,搓,摩擦
vbl. 擦,搓,摩擦</text:p>
          </table:table-cell>
        </table:table-row>
        <table:table-row>
          <table:table-cell>
            <text:p>4</text:p>
          </table:table-cell>
          <table:table-cell>
            <text:p>ruined</text:p>
          </table:table-cell>
          <table:table-cell>
            <text:p>['ru(:)ind]
adj. 毁灭的, 荒废的</text:p>
          </table:table-cell>
        </table:table-row>
        <table:table-row>
          <table:table-cell>
            <text:p>4</text:p>
          </table:table-cell>
          <table:table-cell>
            <text:p>runs</text:p>
          </table:table-cell>
          <table:table-cell>
            <text:p>~= run
[rʌn]
n. 跑, 赛跑, 奔跑, 运转, 趋向
vi. 跑, 奔, 逃跑, 竞选, 跑步, 蔓延, 进行, 行驶
vt. 使跑, 参赛, 追究, 使流, 管理, 运行, 开动
adj. 熔化的, 融化的, 浇铸的
vbl. run的过去式和过去分词</text:p>
          </table:table-cell>
        </table:table-row>
        <table:table-row>
          <table:table-cell>
            <text:p>4</text:p>
          </table:table-cell>
          <table:table-cell>
            <text:p>sabbath</text:p>
          </table:table-cell>
          <table:table-cell>
            <text:p>/ˈsæbəθ; `sæbəθ/
n the sabbath [sing] day of the week intended for rest and worship of God (Saturday for Jews and Sunday for Christians) 安息日（犹太教为星期六, 基督教为星期日）
*keep/break the sabbath, ie (not) work or play on the sabbath 守[不守]安息日
* [attrib 作定语] the sabbath day 安息日.</text:p>
          </table:table-cell>
        </table:table-row>
        <table:table-row>
          <table:table-cell>
            <text:p>4</text:p>
          </table:table-cell>
          <table:table-cell>
            <text:p>salvation</text:p>
          </table:table-cell>
          <table:table-cell>
            <text:p>[sæl'veiʃәn]
n. 拯救, 救助</text:p>
          </table:table-cell>
        </table:table-row>
        <table:table-row>
          <table:table-cell>
            <text:p>4</text:p>
          </table:table-cell>
          <table:table-cell>
            <text:p>scissors</text:p>
          </table:table-cell>
          <table:table-cell>
            <text:p>['sizәz]
n. 剪刀</text:p>
          </table:table-cell>
        </table:table-row>
        <table:table-row>
          <table:table-cell>
            <text:p>4</text:p>
          </table:table-cell>
          <table:table-cell>
            <text:p>seasons</text:p>
          </table:table-cell>
          <table:table-cell>
            <text:p>~= season
['si:zn]
n. 季, 季节
v. (使)适应, (使)适用, 调味</text:p>
          </table:table-cell>
        </table:table-row>
        <table:table-row>
          <table:table-cell>
            <text:p>4</text:p>
          </table:table-cell>
          <table:table-cell>
            <text:p>seat</text:p>
          </table:table-cell>
          <table:table-cell>
            <text:p>[si:t]
n. 座, 座位, 所在地, 场所, 席位
vt. 使坐下</text:p>
          </table:table-cell>
        </table:table-row>
        <table:table-row>
          <table:table-cell>
            <text:p>4</text:p>
          </table:table-cell>
          <table:table-cell>
            <text:p>sedate</text:p>
          </table:table-cell>
          <table:table-cell>
            <text:p>[si 'deit]
adj. 安静的, 稳重的
v. 给...服镇静剂</text:p>
          </table:table-cell>
        </table:table-row>
        <table:table-row>
          <table:table-cell>
            <text:p>4</text:p>
          </table:table-cell>
          <table:table-cell>
            <text:p>seized</text:p>
          </table:table-cell>
          <table:table-cell>
            <text:p>~= seize
[si:z]
v. 抓住, 逮住, 夺取
vt. 没收, 查封</text:p>
          </table:table-cell>
        </table:table-row>
        <table:table-row>
          <table:table-cell>
            <text:p>4</text:p>
          </table:table-cell>
          <table:table-cell>
            <text:p>sell</text:p>
          </table:table-cell>
          <table:table-cell>
            <text:p>[sel]
v. 出售, 卖</text:p>
          </table:table-cell>
        </table:table-row>
        <table:table-row>
          <table:table-cell>
            <text:p>4</text:p>
          </table:table-cell>
          <table:table-cell>
            <text:p>separate</text:p>
          </table:table-cell>
          <table:table-cell>
            <text:p>['sepәreit]
adj. 分开的, 分离的, 个别的, 单独的
v. 分开, 隔离, 分散, 分别</text:p>
          </table:table-cell>
        </table:table-row>
        <table:table-row>
          <table:table-cell>
            <text:p>4</text:p>
          </table:table-cell>
          <table:table-cell>
            <text:p>sheep</text:p>
          </table:table-cell>
          <table:table-cell>
            <text:p>[ʃi:p]
n. 羊, 绵羊, 羞答答的人, 胆小鬼, 信徒</text:p>
          </table:table-cell>
        </table:table-row>
        <table:table-row>
          <table:table-cell>
            <text:p>4</text:p>
          </table:table-cell>
          <table:table-cell>
            <text:p>shipwrecked</text:p>
          </table:table-cell>
          <table:table-cell>
            <text:p>~= shipwreck
['ʃiprek]
n. 船只失事, 海难, 遇难</text:p>
          </table:table-cell>
        </table:table-row>
        <table:table-row>
          <table:table-cell>
            <text:p>4</text:p>
          </table:table-cell>
          <table:table-cell>
            <text:p>shirts</text:p>
          </table:table-cell>
          <table:table-cell>
            <text:p>~= shirt
[ʃә:t]
n. 衬衫, 衬衣</text:p>
          </table:table-cell>
        </table:table-row>
        <table:table-row>
          <table:table-cell>
            <text:p>4</text:p>
          </table:table-cell>
          <table:table-cell>
            <text:p>shoal</text:p>
          </table:table-cell>
          <table:table-cell>
            <text:p>[ʃәul]
n. 浅滩, 沙洲, 鱼群, 大量
adj. 水浅的
v. (使)变浅, 驶入(浅水等), (鱼等)群集</text:p>
          </table:table-cell>
        </table:table-row>
        <table:table-row>
          <table:table-cell>
            <text:p>4</text:p>
          </table:table-cell>
          <table:table-cell>
            <text:p>shoulders</text:p>
          </table:table-cell>
          <table:table-cell>
            <text:p>~= shoulder
['ʃәuldә]
n. 肩, 肩部, 侧翼
vt. 肩负, 承当</text:p>
          </table:table-cell>
        </table:table-row>
        <table:table-row>
          <table:table-cell>
            <text:p>4</text:p>
          </table:table-cell>
          <table:table-cell>
            <text:p>showing</text:p>
          </table:table-cell>
          <table:table-cell>
            <text:p>['ʃәuiŋ]
n. 放映</text:p>
          </table:table-cell>
        </table:table-row>
        <table:table-row>
          <table:table-cell>
            <text:p>4</text:p>
          </table:table-cell>
          <table:table-cell>
            <text:p>sickness</text:p>
          </table:table-cell>
          <table:table-cell>
            <text:p>['siknis]
n. 疾病, 呕吐</text:p>
          </table:table-cell>
        </table:table-row>
        <table:table-row>
          <table:table-cell>
            <text:p>4</text:p>
          </table:table-cell>
          <table:table-cell>
            <text:p>sigh</text:p>
          </table:table-cell>
          <table:table-cell>
            <text:p>[sai]
n. 叹息, 叹息声
vi. 叹息, 叹气</text:p>
          </table:table-cell>
        </table:table-row>
        <table:table-row>
          <table:table-cell>
            <text:p>4</text:p>
          </table:table-cell>
          <table:table-cell>
            <text:p>signed</text:p>
          </table:table-cell>
          <table:table-cell>
            <text:p>adj. [计] 有符号的, 有正负之分的</text:p>
          </table:table-cell>
        </table:table-row>
        <table:table-row>
          <table:table-cell>
            <text:p>4</text:p>
          </table:table-cell>
          <table:table-cell>
            <text:p>silent</text:p>
          </table:table-cell>
          <table:table-cell>
            <text:p>['sailәnt]
adj. 寂静的, 沉默的, 无声的, 无记载的</text:p>
          </table:table-cell>
        </table:table-row>
        <table:table-row>
          <table:table-cell>
            <text:p>4</text:p>
          </table:table-cell>
          <table:table-cell>
            <text:p>silver</text:p>
          </table:table-cell>
          <table:table-cell>
            <text:p>['silvә]
n. 银, 银子
vt. 镀银</text:p>
          </table:table-cell>
        </table:table-row>
        <table:table-row>
          <table:table-cell>
            <text:p>4</text:p>
          </table:table-cell>
          <table:table-cell>
            <text:p>sincerity</text:p>
          </table:table-cell>
          <table:table-cell>
            <text:p>[sin'seriti]
n. 诚挚, 真实, 真挚</text:p>
          </table:table-cell>
        </table:table-row>
        <table:table-row>
          <table:table-cell>
            <text:p>4</text:p>
          </table:table-cell>
          <table:table-cell>
            <text:p>site</text:p>
          </table:table-cell>
          <table:table-cell>
            <text:p>[sait]
n. 地点, 场所, 遗址
vt. 定...的地点
n. 站点</text:p>
          </table:table-cell>
        </table:table-row>
        <table:table-row>
          <table:table-cell>
            <text:p>4</text:p>
          </table:table-cell>
          <table:table-cell>
            <text:p>sixty</text:p>
          </table:table-cell>
          <table:table-cell>
            <text:p>['siksti]
num. 六十</text:p>
          </table:table-cell>
        </table:table-row>
        <table:table-row>
          <table:table-cell>
            <text:p>4</text:p>
          </table:table-cell>
          <table:table-cell>
            <text:p>size</text:p>
          </table:table-cell>
          <table:table-cell>
            <text:p>[saiz]
n. 大小, 尺寸, (衣服等)尺码
vt. 依大小排列</text:p>
          </table:table-cell>
        </table:table-row>
        <table:table-row>
          <table:table-cell>
            <text:p>4</text:p>
          </table:table-cell>
          <table:table-cell>
            <text:p>slugs</text:p>
          </table:table-cell>
          <table:table-cell>
            <text:p>[slʌgz]
未燃烧着的燃料
未蒸发的燃料液滴</text:p>
          </table:table-cell>
        </table:table-row>
        <table:table-row>
          <table:table-cell>
            <text:p>4</text:p>
          </table:table-cell>
          <table:table-cell>
            <text:p>snare</text:p>
          </table:table-cell>
          <table:table-cell>
            <text:p>[snєә]
n. 陷井
v. 诱捕</text:p>
          </table:table-cell>
        </table:table-row>
        <table:table-row>
          <table:table-cell>
            <text:p>4</text:p>
          </table:table-cell>
          <table:table-cell>
            <text:p>soever</text:p>
          </table:table-cell>
          <table:table-cell>
            <text:p>[sәu'evә]
adv. 无论, 不论何种</text:p>
          </table:table-cell>
        </table:table-row>
        <table:table-row>
          <table:table-cell>
            <text:p>4</text:p>
          </table:table-cell>
          <table:table-cell>
            <text:p>soft</text:p>
          </table:table-cell>
          <table:table-cell>
            <text:p>[sɔft]
adj. 软的, 柔软的, 温和的, 温柔的, 不含酒精的
n. 软件</text:p>
          </table:table-cell>
        </table:table-row>
        <table:table-row>
          <table:table-cell>
            <text:p>4</text:p>
          </table:table-cell>
          <table:table-cell>
            <text:p>solemn</text:p>
          </table:table-cell>
          <table:table-cell>
            <text:p>['sɔlәm]
adj. 庄严的, 隆重的, 严肃的</text:p>
          </table:table-cell>
        </table:table-row>
        <table:table-row>
          <table:table-cell>
            <text:p>4</text:p>
          </table:table-cell>
          <table:table-cell>
            <text:p>sport</text:p>
          </table:table-cell>
          <table:table-cell>
            <text:p>[spɔ:t]
n. 运动,运动会</text:p>
          </table:table-cell>
        </table:table-row>
        <table:table-row>
          <table:table-cell>
            <text:p>4</text:p>
          </table:table-cell>
          <table:table-cell>
            <text:p>spring</text:p>
          </table:table-cell>
          <table:table-cell>
            <text:p>[spriŋ]
n. 春天, 跃起, 泉, 弹簧, 发条, 弹性, 弹力, 根源
v. 跳, 跃, 跃出, 使跳跃, 使爆炸, 触发</text:p>
          </table:table-cell>
        </table:table-row>
        <table:table-row>
          <table:table-cell>
            <text:p>4</text:p>
          </table:table-cell>
          <table:table-cell>
            <text:p>steep</text:p>
          </table:table-cell>
          <table:table-cell>
            <text:p>[sti:p]
adj. 陡峭的, 险峻的, 急剧升降的, 不合理的
n. 悬崖, 峭壁, 浸渍, 浸渍液
v. 浸, 泡, 沉浸</text:p>
          </table:table-cell>
        </table:table-row>
        <table:table-row>
          <table:table-cell>
            <text:p>4</text:p>
          </table:table-cell>
          <table:table-cell>
            <text:p>steps</text:p>
          </table:table-cell>
          <table:table-cell>
            <text:p>~= step
[step]
n. 脚步, 步幅, 步调, 步伐, 步骤, 措施, 梯级, 台阶
v. 走, 举步, 移步, 踏
产品数据转换规范</text:p>
          </table:table-cell>
        </table:table-row>
        <table:table-row>
          <table:table-cell>
            <text:p>4</text:p>
          </table:table-cell>
          <table:table-cell>
            <text:p>stirred</text:p>
          </table:table-cell>
          <table:table-cell>
            <text:p>~~~= unstirred
[ˏʌn'stә:d]
adj. 没有被搅动(过)的,未受激动的</text:p>
          </table:table-cell>
        </table:table-row>
        <table:table-row>
          <table:table-cell>
            <text:p>4</text:p>
          </table:table-cell>
          <table:table-cell>
            <text:p>stretched</text:p>
          </table:table-cell>
          <table:table-cell>
            <text:p>~= stretch
[stretʃ]
v. 伸展, 伸长
n. 一段时间, 一段路程, 伸展</text:p>
          </table:table-cell>
        </table:table-row>
        <table:table-row>
          <table:table-cell>
            <text:p>4</text:p>
          </table:table-cell>
          <table:table-cell>
            <text:p>stuck</text:p>
          </table:table-cell>
          <table:table-cell>
            <text:p>[stʌk]
vbl. stick的过去式和过去分词</text:p>
          </table:table-cell>
        </table:table-row>
        <table:table-row>
          <table:table-cell>
            <text:p>4</text:p>
          </table:table-cell>
          <table:table-cell>
            <text:p>subjected</text:p>
          </table:table-cell>
          <table:table-cell>
            <text:p>~= subject
['sʌbdʒikt]
n. 题目, 主题, 科目, 学科, 国民, [语法]主语
adj. 受他国统治的, 未独立的, 受制于...的, 受...影响的, 以...为条件的
vt. 使屈从于...,使隶属</text:p>
          </table:table-cell>
        </table:table-row>
        <table:table-row>
          <table:table-cell>
            <text:p>4</text:p>
          </table:table-cell>
          <table:table-cell>
            <text:p>subsistence</text:p>
          </table:table-cell>
          <table:table-cell>
            <text:p>[sʌb'sistәns]
n. 生存, 生活, 留存</text:p>
          </table:table-cell>
        </table:table-row>
        <table:table-row>
          <table:table-cell>
            <text:p>4</text:p>
          </table:table-cell>
          <table:table-cell>
            <text:p>suitable</text:p>
          </table:table-cell>
          <table:table-cell>
            <text:p>['sju:tәbl]
adj. 适当的, 相配的</text:p>
          </table:table-cell>
        </table:table-row>
        <table:table-row>
          <table:table-cell>
            <text:p>4</text:p>
          </table:table-cell>
          <table:table-cell>
            <text:p>summer</text:p>
          </table:table-cell>
          <table:table-cell>
            <text:p>['sʌmә]
n. 夏季
vi. 避暑, 过夏天
adj. 夏季的, 在夏季的</text:p>
          </table:table-cell>
        </table:table-row>
        <table:table-row>
          <table:table-cell>
            <text:p>4</text:p>
          </table:table-cell>
          <table:table-cell>
            <text:p>supposition</text:p>
          </table:table-cell>
          <table:table-cell>
            <text:p>[ˏsʌpә'ziʃәn]
n. 假定, 想象, 推测, 推想</text:p>
          </table:table-cell>
        </table:table-row>
        <table:table-row>
          <table:table-cell>
            <text:p>4</text:p>
          </table:table-cell>
          <table:table-cell>
            <text:p>tedious</text:p>
          </table:table-cell>
          <table:table-cell>
            <text:p>['ti:diәs]
adj. 单调乏味的, 沉闷的, 冗长乏味的</text:p>
          </table:table-cell>
        </table:table-row>
        <table:table-row>
          <table:table-cell>
            <text:p>4</text:p>
          </table:table-cell>
          <table:table-cell>
            <text:p>testimony</text:p>
          </table:table-cell>
          <table:table-cell>
            <text:p>['testimәni]
n. 证词(尤指在法庭所作的), 宣言, 陈述</text:p>
          </table:table-cell>
        </table:table-row>
        <table:table-row>
          <table:table-cell>
            <text:p>4</text:p>
          </table:table-cell>
          <table:table-cell>
            <text:p>thank</text:p>
          </table:table-cell>
          <table:table-cell>
            <text:p>[θæŋk]
vt. 感谢, 用于表示强制的要求, 用将来时</text:p>
          </table:table-cell>
        </table:table-row>
        <table:table-row>
          <table:table-cell>
            <text:p>4</text:p>
          </table:table-cell>
          <table:table-cell>
            <text:p>theirs</text:p>
          </table:table-cell>
          <table:table-cell>
            <text:p>[ðєәz]
pron. 他们的(所有物), 属于他们的(东西)</text:p>
          </table:table-cell>
        </table:table-row>
        <table:table-row>
          <table:table-cell>
            <text:p>4</text:p>
          </table:table-cell>
          <table:table-cell>
            <text:p>thieves</text:p>
          </table:table-cell>
          <table:table-cell>
            <text:p>n. 小偷</text:p>
          </table:table-cell>
        </table:table-row>
        <table:table-row>
          <table:table-cell>
            <text:p>4</text:p>
          </table:table-cell>
          <table:table-cell>
            <text:p>tigers</text:p>
          </table:table-cell>
          <table:table-cell>
            <text:p>~= tiger
['taigә]
n. [动]老虎, 虎, 凶暴的人</text:p>
          </table:table-cell>
        </table:table-row>
        <table:table-row>
          <table:table-cell>
            <text:p>4</text:p>
          </table:table-cell>
          <table:table-cell>
            <text:p>token</text:p>
          </table:table-cell>
          <table:table-cell>
            <text:p>['tәukәn]
n. 表示, 向征, 记号, 代币
adj. 象征的, 表意的</text:p>
          </table:table-cell>
        </table:table-row>
        <table:table-row>
          <table:table-cell>
            <text:p>4</text:p>
          </table:table-cell>
          <table:table-cell>
            <text:p>tolerable</text:p>
          </table:table-cell>
          <table:table-cell>
            <text:p>['tɔlәrәbl]
adj. 可容忍的, 可以的</text:p>
          </table:table-cell>
        </table:table-row>
        <table:table-row>
          <table:table-cell>
            <text:p>4</text:p>
          </table:table-cell>
          <table:table-cell>
            <text:p>tongue</text:p>
          </table:table-cell>
          <table:table-cell>
            <text:p>[tʌŋ]
n. 舌头, 舌状物, 语言, 说话方式, 口语
vt. 舔, 闲谈, 斥责
vi. 吹管乐器</text:p>
          </table:table-cell>
        </table:table-row>
        <table:table-row>
          <table:table-cell>
            <text:p>4</text:p>
          </table:table-cell>
          <table:table-cell>
            <text:p>tour</text:p>
          </table:table-cell>
          <table:table-cell>
            <text:p>[tuә]
n. 旅行, 游历, 旅游
v. 旅行, 游历, 巡回, 漫游</text:p>
          </table:table-cell>
        </table:table-row>
        <table:table-row>
          <table:table-cell>
            <text:p>4</text:p>
          </table:table-cell>
          <table:table-cell>
            <text:p>town</text:p>
          </table:table-cell>
          <table:table-cell>
            <text:p>[taun]
n. 市镇, 城镇</text:p>
          </table:table-cell>
        </table:table-row>
        <table:table-row>
          <table:table-cell>
            <text:p>4</text:p>
          </table:table-cell>
          <table:table-cell>
            <text:p>trap</text:p>
          </table:table-cell>
          <table:table-cell>
            <text:p>[træp]
n. 圈套, 陷阱, 诡计, 活板门, 存水弯, 汽水闸, (双轮)轻便马车
vi. 设圈套, 设陷阱
vt. 诱捕, 诱骗, 计捉, 设陷, 坑害, 使受限制</text:p>
          </table:table-cell>
        </table:table-row>
        <table:table-row>
          <table:table-cell>
            <text:p>4</text:p>
          </table:table-cell>
          <table:table-cell>
            <text:p>treat</text:p>
          </table:table-cell>
          <table:table-cell>
            <text:p>[tri:t]
n. 宴请, 款待, 请客
vt. 视为, 对待, 论述, 治疗, 款待
vi. 交涉, 谈判, 协商, 款待, 作东</text:p>
          </table:table-cell>
        </table:table-row>
        <table:table-row>
          <table:table-cell>
            <text:p>4</text:p>
          </table:table-cell>
          <table:table-cell>
            <text:p>trembled</text:p>
          </table:table-cell>
          <table:table-cell>
            <text:p>~= tremble
['trembl]
n. 战栗, 颤抖
vi. 战栗, 发抖, 震动, (树叶等)摇晃.摇动, 焦虑
vt. 挥动, 用颤抖的声音说出</text:p>
          </table:table-cell>
        </table:table-row>
        <table:table-row>
          <table:table-cell>
            <text:p>4</text:p>
          </table:table-cell>
          <table:table-cell>
            <text:p>trial</text:p>
          </table:table-cell>
          <table:table-cell>
            <text:p>['traiәl]
n. 试验, 考验, 审讯, 审判</text:p>
          </table:table-cell>
        </table:table-row>
        <table:table-row>
          <table:table-cell>
            <text:p>4</text:p>
          </table:table-cell>
          <table:table-cell>
            <text:p>trifles</text:p>
          </table:table-cell>
          <table:table-cell>
            <text:p>~= trifle
['traifl]
n. 琐事, 少量, 蛋糕, 小事
v. 开玩笑, 玩弄, 闭混, 浪费, 嘲弄</text:p>
          </table:table-cell>
        </table:table-row>
        <table:table-row>
          <table:table-cell>
            <text:p>4</text:p>
          </table:table-cell>
          <table:table-cell>
            <text:p>trusted</text:p>
          </table:table-cell>
          <table:table-cell>
            <text:p>~= trust
[trʌst]
vt. 信任, 信赖, 盼望, 希望, 赊卖, 热望, 切望
n. (～ in) 信任, 信赖</text:p>
          </table:table-cell>
        </table:table-row>
        <table:table-row>
          <table:table-cell>
            <text:p>4</text:p>
          </table:table-cell>
          <table:table-cell>
            <text:p>twentieth</text:p>
          </table:table-cell>
          <table:table-cell>
            <text:p>['twentiiθ]
adj. 第二十的, 二十分之一的
n. 第二十(个), 二十分之一, (月)的第二十日</text:p>
          </table:table-cell>
        </table:table-row>
        <table:table-row>
          <table:table-cell>
            <text:p>4</text:p>
          </table:table-cell>
          <table:table-cell>
            <text:p>twigs</text:p>
          </table:table-cell>
          <table:table-cell>
            <text:p>~= twig
[twig]
n. 嫩枝, 小枝, 末梢
v. 注意, 了解</text:p>
          </table:table-cell>
        </table:table-row>
        <table:table-row>
          <table:table-cell>
            <text:p>4</text:p>
          </table:table-cell>
          <table:table-cell>
            <text:p>uncommon</text:p>
          </table:table-cell>
          <table:table-cell>
            <text:p>['ʌn'kɔmәn]
adj. 不凡的, 罕有的, 难得的</text:p>
          </table:table-cell>
        </table:table-row>
        <table:table-row>
          <table:table-cell>
            <text:p>4</text:p>
          </table:table-cell>
          <table:table-cell>
            <text:p>uses</text:p>
          </table:table-cell>
          <table:table-cell>
            <text:p>~= use
[ju:s]
vt. 使用, 利用, 耗费
n. 使用, 利用, 用途, 效用, 使用价值</text:p>
          </table:table-cell>
        </table:table-row>
        <table:table-row>
          <table:table-cell>
            <text:p>4</text:p>
          </table:table-cell>
          <table:table-cell>
            <text:p>valley</text:p>
          </table:table-cell>
          <table:table-cell>
            <text:p>['væli]
n. (山)谷, 流域</text:p>
          </table:table-cell>
        </table:table-row>
        <table:table-row>
          <table:table-cell>
            <text:p>4</text:p>
          </table:table-cell>
          <table:table-cell>
            <text:p>valleys</text:p>
          </table:table-cell>
          <table:table-cell>
            <text:p>~= valley
['væli]
n. (山)谷, 流域</text:p>
          </table:table-cell>
        </table:table-row>
        <table:table-row>
          <table:table-cell>
            <text:p>4</text:p>
          </table:table-cell>
          <table:table-cell>
            <text:p>victim</text:p>
          </table:table-cell>
          <table:table-cell>
            <text:p>['viktim]
n. 受害人, 牺牲者, 牺牲品</text:p>
          </table:table-cell>
        </table:table-row>
        <table:table-row>
          <table:table-cell>
            <text:p>4</text:p>
          </table:table-cell>
          <table:table-cell>
            <text:p>victuals</text:p>
          </table:table-cell>
          <table:table-cell>
            <text:p>n. 食物, 饮料, 食品</text:p>
          </table:table-cell>
        </table:table-row>
        <table:table-row>
          <table:table-cell>
            <text:p>4</text:p>
          </table:table-cell>
          <table:table-cell>
            <text:p>villains</text:p>
          </table:table-cell>
          <table:table-cell>
            <text:p>~= villain
['vilәn]
n. 坏人, 恶根</text:p>
          </table:table-cell>
        </table:table-row>
        <table:table-row>
          <table:table-cell>
            <text:p>4</text:p>
          </table:table-cell>
          <table:table-cell>
            <text:p>visible</text:p>
          </table:table-cell>
          <table:table-cell>
            <text:p>['vizәbl]
adj. 看得见的, 明显的, 显著的
n. 可见物</text:p>
          </table:table-cell>
        </table:table-row>
        <table:table-row>
          <table:table-cell>
            <text:p>4</text:p>
          </table:table-cell>
          <table:table-cell>
            <text:p>wake</text:p>
          </table:table-cell>
          <table:table-cell>
            <text:p>[weik]
vt. 叫醒, 激发
vi. 醒来, 醒着, 警觉, 振奋
n. 醒, 守夜, 尾迹, (人, 车等经过的)痕迹, 守丧</text:p>
          </table:table-cell>
        </table:table-row>
        <table:table-row>
          <table:table-cell>
            <text:p>4</text:p>
          </table:table-cell>
          <table:table-cell>
            <text:p>weigh</text:p>
          </table:table-cell>
          <table:table-cell>
            <text:p>[wei]
vt. 称...重量, 称
vi. 重(若干)</text:p>
          </table:table-cell>
        </table:table-row>
        <table:table-row>
          <table:table-cell>
            <text:p>4</text:p>
          </table:table-cell>
          <table:table-cell>
            <text:p>whereof</text:p>
          </table:table-cell>
          <table:table-cell>
            <text:p>[(h)wєәr'ɔv]
adv. (疑问副词)关于什么, (关系副词)关于那事(人,物), 以什么的</text:p>
          </table:table-cell>
        </table:table-row>
        <table:table-row>
          <table:table-cell>
            <text:p>4</text:p>
          </table:table-cell>
          <table:table-cell>
            <text:p>wishes</text:p>
          </table:table-cell>
          <table:table-cell>
            <text:p>~= wish
[wiʃ]
n. 愿望, 心愿, 请求, 所愿望的事物, 祝愿
v. 希望, 想要, 但愿, 祝贺</text:p>
          </table:table-cell>
        </table:table-row>
        <table:table-row>
          <table:table-cell>
            <text:p>4</text:p>
          </table:table-cell>
          <table:table-cell>
            <text:p>write</text:p>
          </table:table-cell>
          <table:table-cell>
            <text:p>[rait]
vt. 书写, 著述, 写, 写满, 写信给
vi. 写, 写字, 写信, 写作, 作曲</text:p>
          </table:table-cell>
        </table:table-row>
        <table:table-row>
          <table:table-cell>
            <text:p>4</text:p>
          </table:table-cell>
          <table:table-cell>
            <text:p>yard</text:p>
          </table:table-cell>
          <table:table-cell>
            <text:p>[jɑ:d]
n. 院子, 码</text:p>
          </table:table-cell>
        </table:table-row>
        <table:table-row>
          <table:table-cell>
            <text:p>3</text:p>
          </table:table-cell>
          <table:table-cell>
            <text:p>a-jumping</text:p>
          </table:table-cell>
          <table:table-cell>
            <text:p>a jumping</text:p>
          </table:table-cell>
        </table:table-row>
        <table:table-row>
          <table:table-cell>
            <text:p>3</text:p>
          </table:table-cell>
          <table:table-cell>
            <text:p>abode</text:p>
          </table:table-cell>
          <table:table-cell>
            <text:p>[ә'bәud]
n. 住所, 住处</text:p>
          </table:table-cell>
        </table:table-row>
        <table:table-row>
          <table:table-cell>
            <text:p>3</text:p>
          </table:table-cell>
          <table:table-cell>
            <text:p>absent</text:p>
          </table:table-cell>
          <table:table-cell>
            <text:p>['æbsәnt]
adj. 不在的, 缺席的, 缺少的
vt. 缺席</text:p>
          </table:table-cell>
        </table:table-row>
        <table:table-row>
          <table:table-cell>
            <text:p>3</text:p>
          </table:table-cell>
          <table:table-cell>
            <text:p>absolute</text:p>
          </table:table-cell>
          <table:table-cell>
            <text:p>['æbsәlu:t]
adj. 完全的, 绝对的</text:p>
          </table:table-cell>
        </table:table-row>
        <table:table-row>
          <table:table-cell>
            <text:p>3</text:p>
          </table:table-cell>
          <table:table-cell>
            <text:p>acknowledgment</text:p>
          </table:table-cell>
          <table:table-cell>
            <text:p>[әk'nɔlidʒmәnt]
n. 承认,承认书,感谢</text:p>
          </table:table-cell>
        </table:table-row>
        <table:table-row>
          <table:table-cell>
            <text:p>3</text:p>
          </table:table-cell>
          <table:table-cell>
            <text:p>acting</text:p>
          </table:table-cell>
          <table:table-cell>
            <text:p>['æktiŋ]
adj. 代理的, 起作用的, 演戏的</text:p>
          </table:table-cell>
        </table:table-row>
        <table:table-row>
          <table:table-cell>
            <text:p>3</text:p>
          </table:table-cell>
          <table:table-cell>
            <text:p>adjoining</text:p>
          </table:table-cell>
          <table:table-cell>
            <text:p>[ә'dʒɔiniŋ]
adj. 邻接的, 隔壁的</text:p>
          </table:table-cell>
        </table:table-row>
        <table:table-row>
          <table:table-cell>
            <text:p>3</text:p>
          </table:table-cell>
          <table:table-cell>
            <text:p>admired</text:p>
          </table:table-cell>
          <table:table-cell>
            <text:p>~= admire
[әd'maiә]
v. 赞美, 钦佩, 羡慕</text:p>
          </table:table-cell>
        </table:table-row>
        <table:table-row>
          <table:table-cell>
            <text:p>3</text:p>
          </table:table-cell>
          <table:table-cell>
            <text:p>admitted</text:p>
          </table:table-cell>
          <table:table-cell>
            <text:p>[әd'mitid]
adj. 被承认的, 被确认无疑的</text:p>
          </table:table-cell>
        </table:table-row>
        <table:table-row>
          <table:table-cell>
            <text:p>3</text:p>
          </table:table-cell>
          <table:table-cell>
            <text:p>advanced</text:p>
          </table:table-cell>
          <table:table-cell>
            <text:p>[әd'vɑ:nst]
adj. 高级的, 年老的, 先进的</text:p>
          </table:table-cell>
        </table:table-row>
        <table:table-row>
          <table:table-cell>
            <text:p>3</text:p>
          </table:table-cell>
          <table:table-cell>
            <text:p>affect</text:p>
          </table:table-cell>
          <table:table-cell>
            <text:p>[ә'fekt]
vt. 影响, 感动, 侵袭, 假装</text:p>
          </table:table-cell>
        </table:table-row>
        <table:table-row>
          <table:table-cell>
            <text:p>3</text:p>
          </table:table-cell>
          <table:table-cell>
            <text:p>affected</text:p>
          </table:table-cell>
          <table:table-cell>
            <text:p>[ә'fektid]
adj. 受到影响的, 受(疾病)侵袭的, 假装的, 做作的</text:p>
          </table:table-cell>
        </table:table-row>
        <table:table-row>
          <table:table-cell>
            <text:p>3</text:p>
          </table:table-cell>
          <table:table-cell>
            <text:p>afloat</text:p>
          </table:table-cell>
          <table:table-cell>
            <text:p>[ә'flәut]
adj. adv.飘浮的, 在海上的, 传播的</text:p>
          </table:table-cell>
        </table:table-row>
        <table:table-row>
          <table:table-cell>
            <text:p>3</text:p>
          </table:table-cell>
          <table:table-cell>
            <text:p>african</text:p>
          </table:table-cell>
          <table:table-cell>
            <text:p>~= African
['æfrikәn]
n. 非洲人
adj. 非洲的</text:p>
          </table:table-cell>
        </table:table-row>
        <table:table-row>
          <table:table-cell>
            <text:p>3</text:p>
          </table:table-cell>
          <table:table-cell>
            <text:p>agent</text:p>
          </table:table-cell>
          <table:table-cell>
            <text:p>['eidʒәnt]
n. 代理(商)</text:p>
          </table:table-cell>
        </table:table-row>
        <table:table-row>
          <table:table-cell>
            <text:p>3</text:p>
          </table:table-cell>
          <table:table-cell>
            <text:p>agitated</text:p>
          </table:table-cell>
          <table:table-cell>
            <text:p>['ædʒiteitid]
adj. 激动的,表现不安的</text:p>
          </table:table-cell>
        </table:table-row>
        <table:table-row>
          <table:table-cell>
            <text:p>3</text:p>
          </table:table-cell>
          <table:table-cell>
            <text:p>ahead</text:p>
          </table:table-cell>
          <table:table-cell>
            <text:p>[ә'hed]
adj. adv.在前, 向前, 提前, 在前面</text:p>
          </table:table-cell>
        </table:table-row>
        <table:table-row>
          <table:table-cell>
            <text:p>3</text:p>
          </table:table-cell>
          <table:table-cell>
            <text:p>allow</text:p>
          </table:table-cell>
          <table:table-cell>
            <text:p>[ә'lau]
vt. 允许, 承认</text:p>
          </table:table-cell>
        </table:table-row>
        <table:table-row>
          <table:table-cell>
            <text:p>3</text:p>
          </table:table-cell>
          <table:table-cell>
            <text:p>amazement</text:p>
          </table:table-cell>
          <table:table-cell>
            <text:p>[ә'meizmәnt]
n. 惊愕, 惊异</text:p>
          </table:table-cell>
        </table:table-row>
        <table:table-row>
          <table:table-cell>
            <text:p>3</text:p>
          </table:table-cell>
          <table:table-cell>
            <text:p>ankles</text:p>
          </table:table-cell>
          <table:table-cell>
            <text:p>~= ankle
['æŋkl]
n. [解]踝</text:p>
          </table:table-cell>
        </table:table-row>
        <table:table-row>
          <table:table-cell>
            <text:p>3</text:p>
          </table:table-cell>
          <table:table-cell>
            <text:p>answering</text:p>
          </table:table-cell>
          <table:table-cell>
            <text:p>应答的, 答复的</text:p>
          </table:table-cell>
        </table:table-row>
        <table:table-row>
          <table:table-cell>
            <text:p>3</text:p>
          </table:table-cell>
          <table:table-cell>
            <text:p>anxiety</text:p>
          </table:table-cell>
          <table:table-cell>
            <text:p>[æŋg'zaiәti]
n. 忧虑, 焦急, 渴望, 热望</text:p>
          </table:table-cell>
        </table:table-row>
        <table:table-row>
          <table:table-cell>
            <text:p>3</text:p>
          </table:table-cell>
          <table:table-cell>
            <text:p>anybody</text:p>
          </table:table-cell>
          <table:table-cell>
            <text:p>['eniˏbɔdi]
pron. 任何人, 重要人物</text:p>
          </table:table-cell>
        </table:table-row>
        <table:table-row>
          <table:table-cell>
            <text:p>3</text:p>
          </table:table-cell>
          <table:table-cell>
            <text:p>apparent</text:p>
          </table:table-cell>
          <table:table-cell>
            <text:p>[ә'pærәnt]
adj. 显然的, 外观上的</text:p>
          </table:table-cell>
        </table:table-row>
        <table:table-row>
          <table:table-cell>
            <text:p>3</text:p>
          </table:table-cell>
          <table:table-cell>
            <text:p>apt</text:p>
          </table:table-cell>
          <table:table-cell>
            <text:p>[æpt]
adj. 易于...的, 有...倾向的, 灵敏的, 灵巧的, 适当的, 切题的, 敏捷, 倾向是</text:p>
          </table:table-cell>
        </table:table-row>
        <table:table-row>
          <table:table-cell>
            <text:p>3</text:p>
          </table:table-cell>
          <table:table-cell>
            <text:p>arrows</text:p>
          </table:table-cell>
          <table:table-cell>
            <text:p>~= arrow
['ærәu]
n. 箭, 箭头记号</text:p>
          </table:table-cell>
        </table:table-row>
        <table:table-row>
          <table:table-cell>
            <text:p>3</text:p>
          </table:table-cell>
          <table:table-cell>
            <text:p>assure</text:p>
          </table:table-cell>
          <table:table-cell>
            <text:p>[ә'ʃuә]
vt. 断然地说, 确告, 保证, 担保</text:p>
          </table:table-cell>
        </table:table-row>
        <table:table-row>
          <table:table-cell>
            <text:p>3</text:p>
          </table:table-cell>
          <table:table-cell>
            <text:p>attempting</text:p>
          </table:table-cell>
          <table:table-cell>
            <text:p>~= attempt
[ә'tempt]
n. 努力, 尝试, 企图
vt. 尝试, 企图</text:p>
          </table:table-cell>
        </table:table-row>
        <table:table-row>
          <table:table-cell>
            <text:p>3</text:p>
          </table:table-cell>
          <table:table-cell>
            <text:p>aversion</text:p>
          </table:table-cell>
          <table:table-cell>
            <text:p>[ә'vә:ʃәn]
n. 厌恶, 讨厌的事和人</text:p>
          </table:table-cell>
        </table:table-row>
        <table:table-row>
          <table:table-cell>
            <text:p>3</text:p>
          </table:table-cell>
          <table:table-cell>
            <text:p>awaked</text:p>
          </table:table-cell>
          <table:table-cell>
            <text:p>唤醒, 醒悟, 意识到, 奋起, 觉悟, 觉醒, (使)奋发, 唤起, (使)醒</text:p>
          </table:table-cell>
        </table:table-row>
        <table:table-row>
          <table:table-cell>
            <text:p>3</text:p>
          </table:table-cell>
          <table:table-cell>
            <text:p>aware</text:p>
          </table:table-cell>
          <table:table-cell>
            <text:p>[ә'wєә]
adj. 知道的, 明白的, 意识到的</text:p>
          </table:table-cell>
        </table:table-row>
        <table:table-row>
          <table:table-cell>
            <text:p>3</text:p>
          </table:table-cell>
          <table:table-cell>
            <text:p>awhile</text:p>
          </table:table-cell>
          <table:table-cell>
            <text:p>[ә'wail]
adv. 片刻, 一会儿</text:p>
          </table:table-cell>
        </table:table-row>
        <table:table-row>
          <table:table-cell>
            <text:p>3</text:p>
          </table:table-cell>
          <table:table-cell>
            <text:p>baking</text:p>
          </table:table-cell>
          <table:table-cell>
            <text:p>['beikiŋ]
n. 烘焙, 一次烘焙的量</text:p>
          </table:table-cell>
        </table:table-row>
        <table:table-row>
          <table:table-cell>
            <text:p>3</text:p>
          </table:table-cell>
          <table:table-cell>
            <text:p>ball</text:p>
          </table:table-cell>
          <table:table-cell>
            <text:p>[bɔ:l]
n. 球, 球状物, 子弹, 舞会, 尽情地玩</text:p>
          </table:table-cell>
        </table:table-row>
        <table:table-row>
          <table:table-cell>
            <text:p>3</text:p>
          </table:table-cell>
          <table:table-cell>
            <text:p>banished</text:p>
          </table:table-cell>
          <table:table-cell>
            <text:p>~= banish
['bæniʃ]
vt. 流放, 驱逐, 消除</text:p>
          </table:table-cell>
        </table:table-row>
        <table:table-row>
          <table:table-cell>
            <text:p>3</text:p>
          </table:table-cell>
          <table:table-cell>
            <text:p>barbarians</text:p>
          </table:table-cell>
          <table:table-cell>
            <text:p>~= barbarian
[bɑ:'bєәriәn]
n. 粗鲁无礼的人, 野蛮人
adj. 野蛮的, 粗鲁的</text:p>
          </table:table-cell>
        </table:table-row>
        <table:table-row>
          <table:table-cell>
            <text:p>3</text:p>
          </table:table-cell>
          <table:table-cell>
            <text:p>bark</text:p>
          </table:table-cell>
          <table:table-cell>
            <text:p>[bɑ:k]
n. 树皮, 吠声
v. 吠, 咆哮, 剥树皮</text:p>
          </table:table-cell>
        </table:table-row>
        <table:table-row>
          <table:table-cell>
            <text:p>3</text:p>
          </table:table-cell>
          <table:table-cell>
            <text:p>barren</text:p>
          </table:table-cell>
          <table:table-cell>
            <text:p>['bærәn]
adj. 不生育的, 不孕的, 贫瘠的, 没有结果的, 无益的, 单调的, 无聊的, 空洞的
n. 荒地</text:p>
          </table:table-cell>
        </table:table-row>
        <table:table-row>
          <table:table-cell>
            <text:p>3</text:p>
          </table:table-cell>
          <table:table-cell>
            <text:p>beating</text:p>
          </table:table-cell>
          <table:table-cell>
            <text:p>['bi:tiŋ]
v. 挫败
n. 打, 敲打</text:p>
          </table:table-cell>
        </table:table-row>
        <table:table-row>
          <table:table-cell>
            <text:p>3</text:p>
          </table:table-cell>
          <table:table-cell>
            <text:p>beeswax</text:p>
          </table:table-cell>
          <table:table-cell>
            <text:p>['bi:zwæks]
n. 蜂蜡 vt.上蜂蜡</text:p>
          </table:table-cell>
        </table:table-row>
        <table:table-row>
          <table:table-cell>
            <text:p>3</text:p>
          </table:table-cell>
          <table:table-cell>
            <text:p>befall</text:p>
          </table:table-cell>
          <table:table-cell>
            <text:p>[bi'fɔ:l]
v. 降临, 遭遇, 加于</text:p>
          </table:table-cell>
        </table:table-row>
        <table:table-row>
          <table:table-cell>
            <text:p>3</text:p>
          </table:table-cell>
          <table:table-cell>
            <text:p>belong</text:p>
          </table:table-cell>
          <table:table-cell>
            <text:p>[bi'lɔŋ]
vi. 属于, 住</text:p>
          </table:table-cell>
        </table:table-row>
        <table:table-row>
          <table:table-cell>
            <text:p>3</text:p>
          </table:table-cell>
          <table:table-cell>
            <text:p>below</text:p>
          </table:table-cell>
          <table:table-cell>
            <text:p>[bi'lәu]
prep. 在...下面, adv.在下, 在页底</text:p>
          </table:table-cell>
        </table:table-row>
        <table:table-row>
          <table:table-cell>
            <text:p>3</text:p>
          </table:table-cell>
          <table:table-cell>
            <text:p>bend</text:p>
          </table:table-cell>
          <table:table-cell>
            <text:p>[bend]
v. 弯曲, 专心于, 屈服
n. 弯曲</text:p>
          </table:table-cell>
        </table:table-row>
        <table:table-row>
          <table:table-cell>
            <text:p>3</text:p>
          </table:table-cell>
          <table:table-cell>
            <text:p>benefit</text:p>
          </table:table-cell>
          <table:table-cell>
            <text:p>['benifit]
n. 利益, 好处
vt. 有益于, 有助于
vi. 受益</text:p>
          </table:table-cell>
        </table:table-row>
        <table:table-row>
          <table:table-cell>
            <text:p>3</text:p>
          </table:table-cell>
          <table:table-cell>
            <text:p>bent</text:p>
          </table:table-cell>
          <table:table-cell>
            <text:p>[bent]
n. 倾向, 爱好</text:p>
          </table:table-cell>
        </table:table-row>
        <table:table-row>
          <table:table-cell>
            <text:p>3</text:p>
          </table:table-cell>
          <table:table-cell>
            <text:p>bill</text:p>
          </table:table-cell>
          <table:table-cell>
            <text:p>[bil]
n. 帐单, 钞票, 票据, 清单, 议案, 法案, 广告
vt. 用海报宣传, 把...列成表, 给...开帐单</text:p>
          </table:table-cell>
        </table:table-row>
        <table:table-row>
          <table:table-cell>
            <text:p>3</text:p>
          </table:table-cell>
          <table:table-cell>
            <text:p>bills</text:p>
          </table:table-cell>
          <table:table-cell>
            <text:p>~= bill
[bil]
n. 帐单, 钞票, 票据, 清单, 议案, 法案, 广告
vt. 用海报宣传, 把...列成表, 给...开帐单</text:p>
          </table:table-cell>
        </table:table-row>
        <table:table-row>
          <table:table-cell>
            <text:p>3</text:p>
          </table:table-cell>
          <table:table-cell>
            <text:p>bits</text:p>
          </table:table-cell>
          <table:table-cell>
            <text:p>~= bit
*[bit]
n. 少量, 马嚼子, 辅币
vt. 给马上嚼子, 控制
bite的过去式和过去分词
【计】 比特, 二进制数位, 机内测试
【化】 刀片; 刀头; 比特; 位; 二进制位
【医】 钻头
【经】 位, 存储信息容量单位, 钻
相关词组:
  to give sb a bit of one's mind
  quite a bit
  every bit as
  bit by bit
  a bit of...
  a bit of a...
  to do one's bit
  every bit</text:p>
          </table:table-cell>
        </table:table-row>
        <table:table-row>
          <table:table-cell>
            <text:p>3</text:p>
          </table:table-cell>
          <table:table-cell>
            <text:p>boil</text:p>
          </table:table-cell>
          <table:table-cell>
            <text:p>[bɔil]
n. 沸点, 沸腾, 疖子
v. 煮沸, 激动</text:p>
          </table:table-cell>
        </table:table-row>
        <table:table-row>
          <table:table-cell>
            <text:p>3</text:p>
          </table:table-cell>
          <table:table-cell>
            <text:p>boxes</text:p>
          </table:table-cell>
          <table:table-cell>
            <text:p>~= box
[bɔks]
n. 盒子, 箱, 包厢, 岗亭, 一拳
v. 装...入盒中, 打耳光, 拳击</text:p>
          </table:table-cell>
        </table:table-row>
        <table:table-row>
          <table:table-cell>
            <text:p>3</text:p>
          </table:table-cell>
          <table:table-cell>
            <text:p>brandy</text:p>
          </table:table-cell>
          <table:table-cell>
            <text:p>['brændi]
n. 白兰地酒, (夹心)糖果</text:p>
          </table:table-cell>
        </table:table-row>
        <table:table-row>
          <table:table-cell>
            <text:p>3</text:p>
          </table:table-cell>
          <table:table-cell>
            <text:p>breeches</text:p>
          </table:table-cell>
          <table:table-cell>
            <text:p>['britʃiz]
n. 马裤, &lt;口&gt;裤子</text:p>
          </table:table-cell>
        </table:table-row>
        <table:table-row>
          <table:table-cell>
            <text:p>3</text:p>
          </table:table-cell>
          <table:table-cell>
            <text:p>breeze</text:p>
          </table:table-cell>
          <table:table-cell>
            <text:p>[bri:z]
n. 微风, 煤屑, 焦炭渣, 轻而易举的事, 小风波
vi. 吹微风, 逃走</text:p>
          </table:table-cell>
        </table:table-row>
        <table:table-row>
          <table:table-cell>
            <text:p>3</text:p>
          </table:table-cell>
          <table:table-cell>
            <text:p>broiled</text:p>
          </table:table-cell>
          <table:table-cell>
            <text:p>~= broil
[brɔil]
v. 烤(肉), 酷热</text:p>
          </table:table-cell>
        </table:table-row>
        <table:table-row>
          <table:table-cell>
            <text:p>3</text:p>
          </table:table-cell>
          <table:table-cell>
            <text:p>brothers</text:p>
          </table:table-cell>
          <table:table-cell>
            <text:p>~= brother
['brʌðә]
n. 兄弟</text:p>
          </table:table-cell>
        </table:table-row>
        <table:table-row>
          <table:table-cell>
            <text:p>3</text:p>
          </table:table-cell>
          <table:table-cell>
            <text:p>bruised</text:p>
          </table:table-cell>
          <table:table-cell>
            <text:p>~= bruise
[bru:z]
n. 瘀伤, 擦伤
v. 打伤, 撞伤</text:p>
          </table:table-cell>
        </table:table-row>
        <table:table-row>
          <table:table-cell>
            <text:p>3</text:p>
          </table:table-cell>
          <table:table-cell>
            <text:p>busy</text:p>
          </table:table-cell>
          <table:table-cell>
            <text:p>['bizi]
adj. 忙碌的, 热闹的, 临时占用的</text:p>
          </table:table-cell>
        </table:table-row>
        <table:table-row>
          <table:table-cell>
            <text:p>3</text:p>
          </table:table-cell>
          <table:table-cell>
            <text:p>buying</text:p>
          </table:table-cell>
          <table:table-cell>
            <text:p>['baiiŋ]
购买buying power 购买力 buying on a hand-to-mouth basis 随用随买</text:p>
          </table:table-cell>
        </table:table-row>
        <table:table-row>
          <table:table-cell>
            <text:p>3</text:p>
          </table:table-cell>
          <table:table-cell>
            <text:p>calais</text:p>
          </table:table-cell>
          <table:table-cell>
            <text:p>~= Calais
['kælei]
加来(法国北部港市)</text:p>
          </table:table-cell>
        </table:table-row>
        <table:table-row>
          <table:table-cell>
            <text:p>3</text:p>
          </table:table-cell>
          <table:table-cell>
            <text:p>candle</text:p>
          </table:table-cell>
          <table:table-cell>
            <text:p>['kændl]
n. 蜡烛
vt. 对着光检查</text:p>
          </table:table-cell>
        </table:table-row>
        <table:table-row>
          <table:table-cell>
            <text:p>3</text:p>
          </table:table-cell>
          <table:table-cell>
            <text:p>cannon</text:p>
          </table:table-cell>
          <table:table-cell>
            <text:p>['kænәn]
n. 大炮, 加农炮
v. 炮轰</text:p>
          </table:table-cell>
        </table:table-row>
        <table:table-row>
          <table:table-cell>
            <text:p>3</text:p>
          </table:table-cell>
          <table:table-cell>
            <text:p>capful</text:p>
          </table:table-cell>
          <table:table-cell>
            <text:p>['kæpful]
n. 一帽子(一顶帽子所能容纳的量)</text:p>
          </table:table-cell>
        </table:table-row>
        <table:table-row>
          <table:table-cell>
            <text:p>3</text:p>
          </table:table-cell>
          <table:table-cell>
            <text:p>casually</text:p>
          </table:table-cell>
          <table:table-cell>
            <text:p>adv. 偶然地, 随便地, 临时地</text:p>
          </table:table-cell>
        </table:table-row>
        <table:table-row>
          <table:table-cell>
            <text:p>3</text:p>
          </table:table-cell>
          <table:table-cell>
            <text:p>cat</text:p>
          </table:table-cell>
          <table:table-cell>
            <text:p>[kæt]
n. 猫</text:p>
          </table:table-cell>
        </table:table-row>
        <table:table-row>
          <table:table-cell>
            <text:p>3</text:p>
          </table:table-cell>
          <table:table-cell>
            <text:p>cease</text:p>
          </table:table-cell>
          <table:table-cell>
            <text:p>[si:s]
v. 停止, 终了</text:p>
          </table:table-cell>
        </table:table-row>
        <table:table-row>
          <table:table-cell>
            <text:p>3</text:p>
          </table:table-cell>
          <table:table-cell>
            <text:p>charitable</text:p>
          </table:table-cell>
          <table:table-cell>
            <text:p>['tʃæritәbl]
adj. 仁慈的, (为)慈善事业的,宽恕的</text:p>
          </table:table-cell>
        </table:table-row>
        <table:table-row>
          <table:table-cell>
            <text:p>3</text:p>
          </table:table-cell>
          <table:table-cell>
            <text:p>checked</text:p>
          </table:table-cell>
          <table:table-cell>
            <text:p>[tʃekt]
adj. 格子花纹的, 棋盘状的
adj. 选中的</text:p>
          </table:table-cell>
        </table:table-row>
        <table:table-row>
          <table:table-cell>
            <text:p>3</text:p>
          </table:table-cell>
          <table:table-cell>
            <text:p>cheered</text:p>
          </table:table-cell>
          <table:table-cell>
            <text:p>~= cheer
[tʃiә]
n. 愉快, 欢呼
v. (使)快活, (对)欢呼</text:p>
          </table:table-cell>
        </table:table-row>
        <table:table-row>
          <table:table-cell>
            <text:p>3</text:p>
          </table:table-cell>
          <table:table-cell>
            <text:p>chief</text:p>
          </table:table-cell>
          <table:table-cell>
            <text:p>[tʃi:f]
n. 首领, 领袖, 酋长, 长官, 主要部分, 最有价值的部分
adj. 主要的, 首要的, 首席的, 主任的</text:p>
          </table:table-cell>
        </table:table-row>
        <table:table-row>
          <table:table-cell>
            <text:p>3</text:p>
          </table:table-cell>
          <table:table-cell>
            <text:p>chiefly</text:p>
          </table:table-cell>
          <table:table-cell>
            <text:p>['tʃi:fli]
adv. 首要, 主要地</text:p>
          </table:table-cell>
        </table:table-row>
        <table:table-row>
          <table:table-cell>
            <text:p>3</text:p>
          </table:table-cell>
          <table:table-cell>
            <text:p>civil</text:p>
          </table:table-cell>
          <table:table-cell>
            <text:p>['sivl]
adj. 全民的, 市民的, 公民的, 国民的, 民间的.民事的, 根据民法的, 文职的, 有礼貌的</text:p>
          </table:table-cell>
        </table:table-row>
        <table:table-row>
          <table:table-cell>
            <text:p>3</text:p>
          </table:table-cell>
          <table:table-cell>
            <text:p>clapped</text:p>
          </table:table-cell>
          <table:table-cell>
            <text:p>~~~= clapped-out
adj. 精疲力竭的, &lt;英俚&gt;(物)毁环了的破烂的</text:p>
          </table:table-cell>
        </table:table-row>
        <table:table-row>
          <table:table-cell>
            <text:p>3</text:p>
          </table:table-cell>
          <table:table-cell>
            <text:p>clean</text:p>
          </table:table-cell>
          <table:table-cell>
            <text:p>[kli:n]
adj. 清洁的, 干净的, 清白的
v. 打扫, 使干净, 清扫</text:p>
          </table:table-cell>
        </table:table-row>
        <table:table-row>
          <table:table-cell>
            <text:p>3</text:p>
          </table:table-cell>
          <table:table-cell>
            <text:p>climbing</text:p>
          </table:table-cell>
          <table:table-cell>
            <text:p>['klaimiŋ]
adj. 攀登的, 上升的
n. 攀登</text:p>
          </table:table-cell>
        </table:table-row>
        <table:table-row>
          <table:table-cell>
            <text:p>3</text:p>
          </table:table-cell>
          <table:table-cell>
            <text:p>clumsy</text:p>
          </table:table-cell>
          <table:table-cell>
            <text:p>['klʌmzi]
adj. 笨拙的</text:p>
          </table:table-cell>
        </table:table-row>
        <table:table-row>
          <table:table-cell>
            <text:p>3</text:p>
          </table:table-cell>
          <table:table-cell>
            <text:p>coals</text:p>
          </table:table-cell>
          <table:table-cell>
            <text:p>~= coal
[kәul]
n. 煤
v. 加煤</text:p>
          </table:table-cell>
        </table:table-row>
        <table:table-row>
          <table:table-cell>
            <text:p>3</text:p>
          </table:table-cell>
          <table:table-cell>
            <text:p>colonies</text:p>
          </table:table-cell>
          <table:table-cell>
            <text:p>~= colony
['kɔlәni]
n. 殖民地, 侨民, (聚居的)一群同业, 一批同行, (生物)群体</text:p>
          </table:table-cell>
        </table:table-row>
        <table:table-row>
          <table:table-cell>
            <text:p>3</text:p>
          </table:table-cell>
          <table:table-cell>
            <text:p>com</text:p>
          </table:table-cell>
          <table:table-cell>
            <text:p>~= COM
[计] 小型可执行程序的扩展名, 串行通讯端口
[域] Commercial organizations,商业组织,公司
The Component Object Model组件对象模型</text:p>
          </table:table-cell>
        </table:table-row>
        <table:table-row>
          <table:table-cell>
            <text:p>3</text:p>
          </table:table-cell>
          <table:table-cell>
            <text:p>commands</text:p>
          </table:table-cell>
          <table:table-cell>
            <text:p>~= command
[kә'mɑ:nd]
n. 命令, 掌握, 司令部
v. 命令, 指挥, 克制, 支配, 博得, 俯临</text:p>
          </table:table-cell>
        </table:table-row>
        <table:table-row>
          <table:table-cell>
            <text:p>3</text:p>
          </table:table-cell>
          <table:table-cell>
            <text:p>communication</text:p>
          </table:table-cell>
          <table:table-cell>
            <text:p>[kәˏmju:ni'keiʃn]
n. 传达, 信息, 交通, 通讯</text:p>
          </table:table-cell>
        </table:table-row>
        <table:table-row>
          <table:table-cell>
            <text:p>3</text:p>
          </table:table-cell>
          <table:table-cell>
            <text:p>compare</text:p>
          </table:table-cell>
          <table:table-cell>
            <text:p>[kәm'pєә]
v. 比较, 相比, 比喻  n.比较</text:p>
          </table:table-cell>
        </table:table-row>
        <table:table-row>
          <table:table-cell>
            <text:p>3</text:p>
          </table:table-cell>
          <table:table-cell>
            <text:p>comparing</text:p>
          </table:table-cell>
          <table:table-cell>
            <text:p>【计】 比较器</text:p>
          </table:table-cell>
        </table:table-row>
        <table:table-row>
          <table:table-cell>
            <text:p>3</text:p>
          </table:table-cell>
          <table:table-cell>
            <text:p>comrade</text:p>
          </table:table-cell>
          <table:table-cell>
            <text:p>['kɔmrid]
n. 朋友, 同志, 伙伴</text:p>
          </table:table-cell>
        </table:table-row>
        <table:table-row>
          <table:table-cell>
            <text:p>3</text:p>
          </table:table-cell>
          <table:table-cell>
            <text:p>conclude</text:p>
          </table:table-cell>
          <table:table-cell>
            <text:p>[kәn'klu:d]
v. 结束, 终止, 决定, 作出结论
vt. 推断, 断定, 缔结, 议定</text:p>
          </table:table-cell>
        </table:table-row>
        <table:table-row>
          <table:table-cell>
            <text:p>3</text:p>
          </table:table-cell>
          <table:table-cell>
            <text:p>concluding</text:p>
          </table:table-cell>
          <table:table-cell>
            <text:p>[kәn'klu:diŋ]
adj. 结束的</text:p>
          </table:table-cell>
        </table:table-row>
        <table:table-row>
          <table:table-cell>
            <text:p>3</text:p>
          </table:table-cell>
          <table:table-cell>
            <text:p>confined</text:p>
          </table:table-cell>
          <table:table-cell>
            <text:p>[kәn'faind]
adj. 被限制的, 狭窄的, 分娩的</text:p>
          </table:table-cell>
        </table:table-row>
        <table:table-row>
          <table:table-cell>
            <text:p>3</text:p>
          </table:table-cell>
          <table:table-cell>
            <text:p>confinement</text:p>
          </table:table-cell>
          <table:table-cell>
            <text:p>[kәn'fainmәnt]
n. (被)限制, (被)禁闭, 产期, 分娩</text:p>
          </table:table-cell>
        </table:table-row>
        <table:table-row>
          <table:table-cell>
            <text:p>3</text:p>
          </table:table-cell>
          <table:table-cell>
            <text:p>consulted</text:p>
          </table:table-cell>
          <table:table-cell>
            <text:p>~= consult
[kәn'sʌlt]
v. 商量, 商议, 请教, 参考, 考虑</text:p>
          </table:table-cell>
        </table:table-row>
        <table:table-row>
          <table:table-cell>
            <text:p>3</text:p>
          </table:table-cell>
          <table:table-cell>
            <text:p>continual</text:p>
          </table:table-cell>
          <table:table-cell>
            <text:p>[kәn'tinjuәl]
adj. 连续的, 频繁的, 持续不断的</text:p>
          </table:table-cell>
        </table:table-row>
        <table:table-row>
          <table:table-cell>
            <text:p>3</text:p>
          </table:table-cell>
          <table:table-cell>
            <text:p>continue</text:p>
          </table:table-cell>
          <table:table-cell>
            <text:p>[kәn'tinju:]
v. 继续, 连续, 延伸</text:p>
          </table:table-cell>
        </table:table-row>
        <table:table-row>
          <table:table-cell>
            <text:p>3</text:p>
          </table:table-cell>
          <table:table-cell>
            <text:p>convenience</text:p>
          </table:table-cell>
          <table:table-cell>
            <text:p>[kәn'vi:njәns]
n. 便利, 方便, 有益, 有用的, 方便的用具、机械、安排等</text:p>
          </table:table-cell>
        </table:table-row>
        <table:table-row>
          <table:table-cell>
            <text:p>3</text:p>
          </table:table-cell>
          <table:table-cell>
            <text:p>conveniences</text:p>
          </table:table-cell>
          <table:table-cell>
            <text:p>~= convenience
[kәn'vi:njәns]
n. 便利, 方便, 有益, 有用的, 方便的用具、机械、安排等</text:p>
          </table:table-cell>
        </table:table-row>
        <table:table-row>
          <table:table-cell>
            <text:p>3</text:p>
          </table:table-cell>
          <table:table-cell>
            <text:p>convey</text:p>
          </table:table-cell>
          <table:table-cell>
            <text:p>[kәn'vei]
vt. 搬运, 传达, 转让</text:p>
          </table:table-cell>
        </table:table-row>
        <table:table-row>
          <table:table-cell>
            <text:p>3</text:p>
          </table:table-cell>
          <table:table-cell>
            <text:p>conveyed</text:p>
          </table:table-cell>
          <table:table-cell>
            <text:p>~= convey
[kәn'vei]
vt. 搬运, 传达, 转让</text:p>
          </table:table-cell>
        </table:table-row>
        <table:table-row>
          <table:table-cell>
            <text:p>3</text:p>
          </table:table-cell>
          <table:table-cell>
            <text:p>cool</text:p>
          </table:table-cell>
          <table:table-cell>
            <text:p>[ku:l]
n. 凉爽, 凉爽的空气
adj. 凉爽, 冷静的, 无所顾虑的, 淡漠的
v. 使冷, 使镇定</text:p>
          </table:table-cell>
        </table:table-row>
        <table:table-row>
          <table:table-cell>
            <text:p>3</text:p>
          </table:table-cell>
          <table:table-cell>
            <text:p>cooler</text:p>
          </table:table-cell>
          <table:table-cell>
            <text:p>['ku:lә]
n. 冷却器</text:p>
          </table:table-cell>
        </table:table-row>
        <table:table-row>
          <table:table-cell>
            <text:p>3</text:p>
          </table:table-cell>
          <table:table-cell>
            <text:p>creep</text:p>
          </table:table-cell>
          <table:table-cell>
            <text:p>[kri:p]
vi. 爬, 蹑手蹑脚, 蔓延</text:p>
          </table:table-cell>
        </table:table-row>
        <table:table-row>
          <table:table-cell>
            <text:p>3</text:p>
          </table:table-cell>
          <table:table-cell>
            <text:p>cries</text:p>
          </table:table-cell>
          <table:table-cell>
            <text:p>/kraɪz; kraɪz/

1 3rd pers sing pres t of cry1. 
2 pl of cry2.</text:p>
          </table:table-cell>
        </table:table-row>
        <table:table-row>
          <table:table-cell>
            <text:p>3</text:p>
          </table:table-cell>
          <table:table-cell>
            <text:p>crime</text:p>
          </table:table-cell>
          <table:table-cell>
            <text:p>[kraim]
n. 犯罪, 犯罪行为, 罪行, 罪恶</text:p>
          </table:table-cell>
        </table:table-row>
        <table:table-row>
          <table:table-cell>
            <text:p>3</text:p>
          </table:table-cell>
          <table:table-cell>
            <text:p>crossing</text:p>
          </table:table-cell>
          <table:table-cell>
            <text:p>['krɔsiŋ]
v. 横越
n. 横越, 交叉口</text:p>
          </table:table-cell>
        </table:table-row>
        <table:table-row>
          <table:table-cell>
            <text:p>3</text:p>
          </table:table-cell>
          <table:table-cell>
            <text:p>crows</text:p>
          </table:table-cell>
          <table:table-cell>
            <text:p>~= crow
[krәu]
n. 乌鸦, 似乌鸦的鸟, 撬棍
vi. 啼叫, 报晓, (婴孩)格格地笑</text:p>
          </table:table-cell>
        </table:table-row>
        <table:table-row>
          <table:table-cell>
            <text:p>3</text:p>
          </table:table-cell>
          <table:table-cell>
            <text:p>cry</text:p>
          </table:table-cell>
          <table:table-cell>
            <text:p>[krai]
vi. 哭, 流泪
v. 叫, 喊
n. 哭泣, 哭声, 叫喊, 喊声</text:p>
          </table:table-cell>
        </table:table-row>
        <table:table-row>
          <table:table-cell>
            <text:p>3</text:p>
          </table:table-cell>
          <table:table-cell>
            <text:p>curious</text:p>
          </table:table-cell>
          <table:table-cell>
            <text:p>['kjuәriәs]
adj. 好奇的, 求知的, 古怪的, 爱挑剔的</text:p>
          </table:table-cell>
        </table:table-row>
        <table:table-row>
          <table:table-cell>
            <text:p>3</text:p>
          </table:table-cell>
          <table:table-cell>
            <text:p>dam</text:p>
          </table:table-cell>
          <table:table-cell>
            <text:p>[dæm]
n. 水坝, 障碍
v. 控制, 筑坝</text:p>
          </table:table-cell>
        </table:table-row>
        <table:table-row>
          <table:table-cell>
            <text:p>3</text:p>
          </table:table-cell>
          <table:table-cell>
            <text:p>damp</text:p>
          </table:table-cell>
          <table:table-cell>
            <text:p>[dæmp]
n. 湿气
adj. 潮湿的
vt. 使潮湿, 阻尼, 使衰减, 使沮丧, 控制, 抑止</text:p>
          </table:table-cell>
        </table:table-row>
        <table:table-row>
          <table:table-cell>
            <text:p>3</text:p>
          </table:table-cell>
          <table:table-cell>
            <text:p>dancing</text:p>
          </table:table-cell>
          <table:table-cell>
            <text:p>['dɑ:nsiŋ]
n. 舞蹈</text:p>
          </table:table-cell>
        </table:table-row>
        <table:table-row>
          <table:table-cell>
            <text:p>3</text:p>
          </table:table-cell>
          <table:table-cell>
            <text:p>dare</text:p>
          </table:table-cell>
          <table:table-cell>
            <text:p>[dєә]
n. 挑战
vi. 敢, 胆敢
vt. 敢冒, 不惧</text:p>
          </table:table-cell>
        </table:table-row>
        <table:table-row>
          <table:table-cell>
            <text:p>3</text:p>
          </table:table-cell>
          <table:table-cell>
            <text:p>daring</text:p>
          </table:table-cell>
          <table:table-cell>
            <text:p>['dєәriŋ]
adj. 大胆的</text:p>
          </table:table-cell>
        </table:table-row>
        <table:table-row>
          <table:table-cell>
            <text:p>3</text:p>
          </table:table-cell>
          <table:table-cell>
            <text:p>daylight</text:p>
          </table:table-cell>
          <table:table-cell>
            <text:p>['deilait]
n. 日光, 白昼, 白天</text:p>
          </table:table-cell>
        </table:table-row>
        <table:table-row>
          <table:table-cell>
            <text:p>3</text:p>
          </table:table-cell>
          <table:table-cell>
            <text:p>dealt</text:p>
          </table:table-cell>
          <table:table-cell>
            <text:p>[delt]
vbl. deal的过去式和过去分词</text:p>
          </table:table-cell>
        </table:table-row>
        <table:table-row>
          <table:table-cell>
            <text:p>3</text:p>
          </table:table-cell>
          <table:table-cell>
            <text:p>declared</text:p>
          </table:table-cell>
          <table:table-cell>
            <text:p>[di'klєәd]
adj. 公告的, 公然的</text:p>
          </table:table-cell>
        </table:table-row>
        <table:table-row>
          <table:table-cell>
            <text:p>3</text:p>
          </table:table-cell>
          <table:table-cell>
            <text:p>delay</text:p>
          </table:table-cell>
          <table:table-cell>
            <text:p>[di'lei]
v. 耽搁, 延迟, 延期, 迟滞
n. 耽搁, 延迟, 迟滞</text:p>
          </table:table-cell>
        </table:table-row>
        <table:table-row>
          <table:table-cell>
            <text:p>3</text:p>
          </table:table-cell>
          <table:table-cell>
            <text:p>delight</text:p>
          </table:table-cell>
          <table:table-cell>
            <text:p>[di'lait]
n. 快乐, 高兴, 喜悦
v. (使)高兴, (使)欣喜</text:p>
          </table:table-cell>
        </table:table-row>
        <table:table-row>
          <table:table-cell>
            <text:p>3</text:p>
          </table:table-cell>
          <table:table-cell>
            <text:p>deliverances</text:p>
          </table:table-cell>
          <table:table-cell>
            <text:p>~= deliverance
[di'livәrәns]
n. 释放, 意见, 判决</text:p>
          </table:table-cell>
        </table:table-row>
        <table:table-row>
          <table:table-cell>
            <text:p>3</text:p>
          </table:table-cell>
          <table:table-cell>
            <text:p>descend</text:p>
          </table:table-cell>
          <table:table-cell>
            <text:p>[di'send]
vi. 下来, 下降, 遗传(指财产,气质,权利), 突击, 出其不意的拜访
v. 下去</text:p>
          </table:table-cell>
        </table:table-row>
        <table:table-row>
          <table:table-cell>
            <text:p>3</text:p>
          </table:table-cell>
          <table:table-cell>
            <text:p>despatched</text:p>
          </table:table-cell>
          <table:table-cell>
            <text:p>~= despatch
[dis'pætʃ]
v. n.派遣</text:p>
          </table:table-cell>
        </table:table-row>
        <table:table-row>
          <table:table-cell>
            <text:p>3</text:p>
          </table:table-cell>
          <table:table-cell>
            <text:p>destroying</text:p>
          </table:table-cell>
          <table:table-cell>
            <text:p>~= destroy
[dis'trɔi]
vt. 破坏, 毁坏, 消灭
v. 消灭, 摧毁</text:p>
          </table:table-cell>
        </table:table-row>
        <table:table-row>
          <table:table-cell>
            <text:p>3</text:p>
          </table:table-cell>
          <table:table-cell>
            <text:p>determined</text:p>
          </table:table-cell>
          <table:table-cell>
            <text:p>[di'tә:mind]
adj. 坚决的, 决定了的</text:p>
          </table:table-cell>
        </table:table-row>
        <table:table-row>
          <table:table-cell>
            <text:p>3</text:p>
          </table:table-cell>
          <table:table-cell>
            <text:p>devils</text:p>
          </table:table-cell>
          <table:table-cell>
            <text:p>~= devil
['devl]
n. 魔鬼, 恶棍</text:p>
          </table:table-cell>
        </table:table-row>
        <table:table-row>
          <table:table-cell>
            <text:p>3</text:p>
          </table:table-cell>
          <table:table-cell>
            <text:p>dexterous</text:p>
          </table:table-cell>
          <table:table-cell>
            <text:p>['dekstәrәs]
adj. 灵巧的, 惯用右手的</text:p>
          </table:table-cell>
        </table:table-row>
        <table:table-row>
          <table:table-cell>
            <text:p>3</text:p>
          </table:table-cell>
          <table:table-cell>
            <text:p>di</text:p>
          </table:table-cell>
          <table:table-cell>
            <text:p>~= DI
=Data Input 数据输入</text:p>
          </table:table-cell>
        </table:table-row>
        <table:table-row>
          <table:table-cell>
            <text:p>3</text:p>
          </table:table-cell>
          <table:table-cell>
            <text:p>diet</text:p>
          </table:table-cell>
          <table:table-cell>
            <text:p>['daiәt]
n. 通常所吃的食物, 会议</text:p>
          </table:table-cell>
        </table:table-row>
        <table:table-row>
          <table:table-cell>
            <text:p>3</text:p>
          </table:table-cell>
          <table:table-cell>
            <text:p>difference</text:p>
          </table:table-cell>
          <table:table-cell>
            <text:p>['difәrәns]
n. 差异, 差别, 分歧, 争论, [数]差额, 差分
adj. [数]微分的, [机]差动的</text:p>
          </table:table-cell>
        </table:table-row>
        <table:table-row>
          <table:table-cell>
            <text:p>3</text:p>
          </table:table-cell>
          <table:table-cell>
            <text:p>dinner</text:p>
          </table:table-cell>
          <table:table-cell>
            <text:p>['dinә]
n. 正餐, 宴会</text:p>
          </table:table-cell>
        </table:table-row>
        <table:table-row>
          <table:table-cell>
            <text:p>3</text:p>
          </table:table-cell>
          <table:table-cell>
            <text:p>directing</text:p>
          </table:table-cell>
          <table:table-cell>
            <text:p>【经】 指示</text:p>
          </table:table-cell>
        </table:table-row>
        <table:table-row>
          <table:table-cell>
            <text:p>3</text:p>
          </table:table-cell>
          <table:table-cell>
            <text:p>disappointments</text:p>
          </table:table-cell>
          <table:table-cell>
            <text:p>~= disappointment
[ˏdisә'pɔintmәnt]
n. 失望</text:p>
          </table:table-cell>
        </table:table-row>
        <table:table-row>
          <table:table-cell>
            <text:p>3</text:p>
          </table:table-cell>
          <table:table-cell>
            <text:p>disasters</text:p>
          </table:table-cell>
          <table:table-cell>
            <text:p>~= disaster
[di'zɑ:stә]
n. 灾难, 天灾, 灾祸</text:p>
          </table:table-cell>
        </table:table-row>
        <table:table-row>
          <table:table-cell>
            <text:p>3</text:p>
          </table:table-cell>
          <table:table-cell>
            <text:p>discretion</text:p>
          </table:table-cell>
          <table:table-cell>
            <text:p>[dis'kreʃәn]
n. 判断力</text:p>
          </table:table-cell>
        </table:table-row>
        <table:table-row>
          <table:table-cell>
            <text:p>3</text:p>
          </table:table-cell>
          <table:table-cell>
            <text:p>dispute</text:p>
          </table:table-cell>
          <table:table-cell>
            <text:p>[dis'pju:t]
v. 争论, 辩论, 怀疑, 抗拒, 阻止, 争夺(土地,胜利等)
n. 争论, 辩论, 争吵</text:p>
          </table:table-cell>
        </table:table-row>
        <table:table-row>
          <table:table-cell>
            <text:p>3</text:p>
          </table:table-cell>
          <table:table-cell>
            <text:p>distempers</text:p>
          </table:table-cell>
          <table:table-cell>
            <text:p>~= distemper
[dis'tempә]
n. 大瘟热, 不高兴, 病异状
vt. 用胶画颜料画, 使发狂</text:p>
          </table:table-cell>
        </table:table-row>
        <table:table-row>
          <table:table-cell>
            <text:p>3</text:p>
          </table:table-cell>
          <table:table-cell>
            <text:p>distressed</text:p>
          </table:table-cell>
          <table:table-cell>
            <text:p>[di'strest]
adj. 哀伤的</text:p>
          </table:table-cell>
        </table:table-row>
        <table:table-row>
          <table:table-cell>
            <text:p>3</text:p>
          </table:table-cell>
          <table:table-cell>
            <text:p>disturbed</text:p>
          </table:table-cell>
          <table:table-cell>
            <text:p>[dis'tә:bd]
adj. 扰乱的</text:p>
          </table:table-cell>
        </table:table-row>
        <table:table-row>
          <table:table-cell>
            <text:p>3</text:p>
          </table:table-cell>
          <table:table-cell>
            <text:p>divide</text:p>
          </table:table-cell>
          <table:table-cell>
            <text:p>[di'vaid]
v. 分, 划分, 分开, 隔开</text:p>
          </table:table-cell>
        </table:table-row>
        <table:table-row>
          <table:table-cell>
            <text:p>3</text:p>
          </table:table-cell>
          <table:table-cell>
            <text:p>doctrine</text:p>
          </table:table-cell>
          <table:table-cell>
            <text:p>['dɔktrin]
n. 教条, 学说</text:p>
          </table:table-cell>
        </table:table-row>
        <table:table-row>
          <table:table-cell>
            <text:p>3</text:p>
          </table:table-cell>
          <table:table-cell>
            <text:p>dover</text:p>
          </table:table-cell>
          <table:table-cell>
            <text:p>~= dove
[dәuv]
n. 鸽子
vbl. dive 的过去式</text:p>
          </table:table-cell>
        </table:table-row>
        <table:table-row>
          <table:table-cell>
            <text:p>3</text:p>
          </table:table-cell>
          <table:table-cell>
            <text:p>dread</text:p>
          </table:table-cell>
          <table:table-cell>
            <text:p>[dred]
n. 恐惧, 恐怖, 可怕的人(或物), 畏惧
v. 惧怕, 担心</text:p>
          </table:table-cell>
        </table:table-row>
        <table:table-row>
          <table:table-cell>
            <text:p>3</text:p>
          </table:table-cell>
          <table:table-cell>
            <text:p>dub</text:p>
          </table:table-cell>
          <table:table-cell>
            <text:p>[dʌb]
vt. [电影]配音, 轻点, 授予称号, 打击
n. 鼓声, 笨蛋</text:p>
          </table:table-cell>
        </table:table-row>
        <table:table-row>
          <table:table-cell>
            <text:p>3</text:p>
          </table:table-cell>
          <table:table-cell>
            <text:p>duly</text:p>
          </table:table-cell>
          <table:table-cell>
            <text:p>['dju:li]
adv. 适时地</text:p>
          </table:table-cell>
        </table:table-row>
        <table:table-row>
          <table:table-cell>
            <text:p>3</text:p>
          </table:table-cell>
          <table:table-cell>
            <text:p>dutch</text:p>
          </table:table-cell>
          <table:table-cell>
            <text:p>~= Dutch
['dʌtʃ]
n. 荷兰人, 荷兰语
adj. 荷兰的, &lt;俚&gt; 德国的, 条顿民族的</text:p>
          </table:table-cell>
        </table:table-row>
        <table:table-row>
          <table:table-cell>
            <text:p>3</text:p>
          </table:table-cell>
          <table:table-cell>
            <text:p>dwell</text:p>
          </table:table-cell>
          <table:table-cell>
            <text:p>[dwel]
vi. 居住, 踌躇</text:p>
          </table:table-cell>
        </table:table-row>
        <table:table-row>
          <table:table-cell>
            <text:p>3</text:p>
          </table:table-cell>
          <table:table-cell>
            <text:p>eagerness</text:p>
          </table:table-cell>
          <table:table-cell>
            <text:p>['i:gәnis]
n. 热心</text:p>
          </table:table-cell>
        </table:table-row>
        <table:table-row>
          <table:table-cell>
            <text:p>3</text:p>
          </table:table-cell>
          <table:table-cell>
            <text:p>eatee</text:p>
          </table:table-cell>
          <table:table-cell>
            <text:p>~~~= caveatee
[ˏkeiviæ'ti:]
n. 被警告之人</text:p>
          </table:table-cell>
        </table:table-row>
        <table:table-row>
          <table:table-cell>
            <text:p>3</text:p>
          </table:table-cell>
          <table:table-cell>
            <text:p>ebook</text:p>
          </table:table-cell>
          <table:table-cell>
            <text:p>~~~= casebook
['keisbuk]
n. 个案记录簿</text:p>
          </table:table-cell>
        </table:table-row>
        <table:table-row>
          <table:table-cell>
            <text:p>3</text:p>
          </table:table-cell>
          <table:table-cell>
            <text:p>eighty</text:p>
          </table:table-cell>
          <table:table-cell>
            <text:p>['eiti]
num. 八十, 八十个</text:p>
          </table:table-cell>
        </table:table-row>
        <table:table-row>
          <table:table-cell>
            <text:p>3</text:p>
          </table:table-cell>
          <table:table-cell>
            <text:p>embarrassed</text:p>
          </table:table-cell>
          <table:table-cell>
            <text:p>~= embarrass
[im'bærәs]
vt. 使困窘, 使局促不安, 阻碍, 麻烦</text:p>
          </table:table-cell>
        </table:table-row>
        <table:table-row>
          <table:table-cell>
            <text:p>3</text:p>
          </table:table-cell>
          <table:table-cell>
            <text:p>enable</text:p>
          </table:table-cell>
          <table:table-cell>
            <text:p>[i'neibl]
vt. 使能够, 授予权利或方法</text:p>
          </table:table-cell>
        </table:table-row>
        <table:table-row>
          <table:table-cell>
            <text:p>3</text:p>
          </table:table-cell>
          <table:table-cell>
            <text:p>enclosures</text:p>
          </table:table-cell>
          <table:table-cell>
            <text:p>~= enclosure
[in'klәuʒә]
n. 围住, 围栏, 四周有篱笆或围墙的场地</text:p>
          </table:table-cell>
        </table:table-row>
        <table:table-row>
          <table:table-cell>
            <text:p>3</text:p>
          </table:table-cell>
          <table:table-cell>
            <text:p>encouraging</text:p>
          </table:table-cell>
          <table:table-cell>
            <text:p>[in'kʌridʒiŋ]
adj. 奖励的, 可奖励的</text:p>
          </table:table-cell>
        </table:table-row>
        <table:table-row>
          <table:table-cell>
            <text:p>3</text:p>
          </table:table-cell>
          <table:table-cell>
            <text:p>ended</text:p>
          </table:table-cell>
          <table:table-cell>
            <text:p>~= end
[end]
n. 末端, 尽头, 结束, 目标, 限度, 梢, 末端, 死亡
v. 结束, 终结, 终止</text:p>
          </table:table-cell>
        </table:table-row>
        <table:table-row>
          <table:table-cell>
            <text:p>3</text:p>
          </table:table-cell>
          <table:table-cell>
            <text:p>engage</text:p>
          </table:table-cell>
          <table:table-cell>
            <text:p>[in'geidʒ]
vt. 使忙碌, 雇佣, 预定, 使从事于, 使参加
vi. 答应, 从事, 交战, [机]接合, 啮合</text:p>
          </table:table-cell>
        </table:table-row>
        <table:table-row>
          <table:table-cell>
            <text:p>3</text:p>
          </table:table-cell>
          <table:table-cell>
            <text:p>englishmen</text:p>
          </table:table-cell>
          <table:table-cell>
            <text:p>~= Englishmen
n. 英国人</text:p>
          </table:table-cell>
        </table:table-row>
        <table:table-row>
          <table:table-cell>
            <text:p>3</text:p>
          </table:table-cell>
          <table:table-cell>
            <text:p>enjoying</text:p>
          </table:table-cell>
          <table:table-cell>
            <text:p>~= enjoy
[in'dʒɔi]
vt. 享受...的乐趣, 欣赏, 喜爱
v. 满意</text:p>
          </table:table-cell>
        </table:table-row>
        <table:table-row>
          <table:table-cell>
            <text:p>3</text:p>
          </table:table-cell>
          <table:table-cell>
            <text:p>entreaties</text:p>
          </table:table-cell>
          <table:table-cell>
            <text:p>~= entreaty
[in'tri:ti]
n. 恳求, 乞求</text:p>
          </table:table-cell>
        </table:table-row>
        <table:table-row>
          <table:table-cell>
            <text:p>3</text:p>
          </table:table-cell>
          <table:table-cell>
            <text:p>eternal</text:p>
          </table:table-cell>
          <table:table-cell>
            <text:p>[i(:)'tә:nl]
adj. 永恒的, 永远的, 不灭的, 没完没了的</text:p>
          </table:table-cell>
        </table:table-row>
        <table:table-row>
          <table:table-cell>
            <text:p>3</text:p>
          </table:table-cell>
          <table:table-cell>
            <text:p>event</text:p>
          </table:table-cell>
          <table:table-cell>
            <text:p>[i'vent]
n. 事件, 事变, 结果, 活动, 精力, 竞赛</text:p>
          </table:table-cell>
        </table:table-row>
        <table:table-row>
          <table:table-cell>
            <text:p>3</text:p>
          </table:table-cell>
          <table:table-cell>
            <text:p>events</text:p>
          </table:table-cell>
          <table:table-cell>
            <text:p>n. 事件</text:p>
          </table:table-cell>
        </table:table-row>
        <table:table-row>
          <table:table-cell>
            <text:p>3</text:p>
          </table:table-cell>
          <table:table-cell>
            <text:p>examined</text:p>
          </table:table-cell>
          <table:table-cell>
            <text:p>~= examine
[ig'zæmin]
v. 检查, 调查, 考试</text:p>
          </table:table-cell>
        </table:table-row>
        <table:table-row>
          <table:table-cell>
            <text:p>3</text:p>
          </table:table-cell>
          <table:table-cell>
            <text:p>executioner</text:p>
          </table:table-cell>
          <table:table-cell>
            <text:p>[ˏeksi'kju:ʃәnә]
n. 死刑执行人, 刽子手</text:p>
          </table:table-cell>
        </table:table-row>
        <table:table-row>
          <table:table-cell>
            <text:p>3</text:p>
          </table:table-cell>
          <table:table-cell>
            <text:p>exercise</text:p>
          </table:table-cell>
          <table:table-cell>
            <text:p>['eksәsaiz]
n. 练习, 习题, 训练, 锻炼, 演习
v. 训练, 锻炼
vt. 行使, 使担扰</text:p>
          </table:table-cell>
        </table:table-row>
        <table:table-row>
          <table:table-cell>
            <text:p>3</text:p>
          </table:table-cell>
          <table:table-cell>
            <text:p>expense</text:p>
          </table:table-cell>
          <table:table-cell>
            <text:p>[ik'spens]
n. 费用, 代价, 损失, 开支, 费钱之物</text:p>
          </table:table-cell>
        </table:table-row>
        <table:table-row>
          <table:table-cell>
            <text:p>3</text:p>
          </table:table-cell>
          <table:table-cell>
            <text:p>explain</text:p>
          </table:table-cell>
          <table:table-cell>
            <text:p>[iks'plein]
v. 解释, 说明</text:p>
          </table:table-cell>
        </table:table-row>
        <table:table-row>
          <table:table-cell>
            <text:p>3</text:p>
          </table:table-cell>
          <table:table-cell>
            <text:p>expostulated</text:p>
          </table:table-cell>
          <table:table-cell>
            <text:p>~= expostulate
[iks'pɔstjuleit]
vi. 劝诫, 忠告</text:p>
          </table:table-cell>
        </table:table-row>
        <table:table-row>
          <table:table-cell>
            <text:p>3</text:p>
          </table:table-cell>
          <table:table-cell>
            <text:p>extreme</text:p>
          </table:table-cell>
          <table:table-cell>
            <text:p>[iks'tri:m]
adj. 尽头的, 极端的, 极度的, 偏激的, 最后的
n. 极端, 极端的事物</text:p>
          </table:table-cell>
        </table:table-row>
        <table:table-row>
          <table:table-cell>
            <text:p>3</text:p>
          </table:table-cell>
          <table:table-cell>
            <text:p>extremely</text:p>
          </table:table-cell>
          <table:table-cell>
            <text:p>[iks'tri:mli]
adv. 极端地, 非常地</text:p>
          </table:table-cell>
        </table:table-row>
        <table:table-row>
          <table:table-cell>
            <text:p>3</text:p>
          </table:table-cell>
          <table:table-cell>
            <text:p>extremity</text:p>
          </table:table-cell>
          <table:table-cell>
            <text:p>[iks'tremiti]
n. 末端, 极端, 极度, 穷困, 绝境, 临死, 非常手段, 手足</text:p>
          </table:table-cell>
        </table:table-row>
        <table:table-row>
          <table:table-cell>
            <text:p>3</text:p>
          </table:table-cell>
          <table:table-cell>
            <text:p>faithfully</text:p>
          </table:table-cell>
          <table:table-cell>
            <text:p>['feiθfuli]
adv. 忠诚地, 如实地, 切实遵守地</text:p>
          </table:table-cell>
        </table:table-row>
        <table:table-row>
          <table:table-cell>
            <text:p>3</text:p>
          </table:table-cell>
          <table:table-cell>
            <text:p>fatal</text:p>
          </table:table-cell>
          <table:table-cell>
            <text:p>['feitl]
adj. 致命的, 重大的, 命运注定的, 不幸的, 致命的, 毁灭性的</text:p>
          </table:table-cell>
        </table:table-row>
        <table:table-row>
          <table:table-cell>
            <text:p>3</text:p>
          </table:table-cell>
          <table:table-cell>
            <text:p>fatigue</text:p>
          </table:table-cell>
          <table:table-cell>
            <text:p>[fә'ti:g]
n. 疲乏, 疲劳, 累活, [军]杂役
vt. 使疲劳, 使心智衰弱
vi. 疲劳</text:p>
          </table:table-cell>
        </table:table-row>
        <table:table-row>
          <table:table-cell>
            <text:p>3</text:p>
          </table:table-cell>
          <table:table-cell>
            <text:p>fault</text:p>
          </table:table-cell>
          <table:table-cell>
            <text:p>[fɔ:lt]
n. 过错, 缺点, 故障, 毛病
vt. 挑剔
vi. 弄错</text:p>
          </table:table-cell>
        </table:table-row>
        <table:table-row>
          <table:table-cell>
            <text:p>3</text:p>
          </table:table-cell>
          <table:table-cell>
            <text:p>fears</text:p>
          </table:table-cell>
          <table:table-cell>
            <text:p>~= fear
[fiә]
n. 恐怖, 害怕, 担心, 敬畏
v. 害怕, 畏惧, 为...担心, 敬畏(神等)</text:p>
          </table:table-cell>
        </table:table-row>
        <table:table-row>
          <table:table-cell>
            <text:p>3</text:p>
          </table:table-cell>
          <table:table-cell>
            <text:p>february</text:p>
          </table:table-cell>
          <table:table-cell>
            <text:p>~= February
['februәri]
n. 二月(略作Feb)</text:p>
          </table:table-cell>
        </table:table-row>
        <table:table-row>
          <table:table-cell>
            <text:p>3</text:p>
          </table:table-cell>
          <table:table-cell>
            <text:p>felicity</text:p>
          </table:table-cell>
          <table:table-cell>
            <text:p>[fi'lisiti]
n. 幸福, 幸运, 福气, (措辞等)恰当, 巧妙, 幸福, 幸运</text:p>
          </table:table-cell>
        </table:table-row>
        <table:table-row>
          <table:table-cell>
            <text:p>3</text:p>
          </table:table-cell>
          <table:table-cell>
            <text:p>fever</text:p>
          </table:table-cell>
          <table:table-cell>
            <text:p>['fi:vә]
n. 发烧, 发热, 热病, 狂热, 高度兴奋
v. (使)发烧, (使)患热病, (使)狂热</text:p>
          </table:table-cell>
        </table:table-row>
        <table:table-row>
          <table:table-cell>
            <text:p>3</text:p>
          </table:table-cell>
          <table:table-cell>
            <text:p>fidelity</text:p>
          </table:table-cell>
          <table:table-cell>
            <text:p>[fi'deliti]
n. 忠实, 诚实, 忠诚, 保真度, (收音机, 录音设备等的)逼真度, 保真度, 重现精度</text:p>
          </table:table-cell>
        </table:table-row>
        <table:table-row>
          <table:table-cell>
            <text:p>3</text:p>
          </table:table-cell>
          <table:table-cell>
            <text:p>field</text:p>
          </table:table-cell>
          <table:table-cell>
            <text:p>[fi:ld]
n. 原野, 旷野, 领域, (一块)田地, 牧场, 域, 战场, 运动场
vt. 把(谷物等)暴晒于场上, 使上场
vi. 担任场外队员
adj. 田间的, 野生的, 野外的, 田赛的
扫描场</text:p>
          </table:table-cell>
        </table:table-row>
        <table:table-row>
          <table:table-cell>
            <text:p>3</text:p>
          </table:table-cell>
          <table:table-cell>
            <text:p>fingers</text:p>
          </table:table-cell>
          <table:table-cell>
            <text:p>~= finger
['fiŋgә]
n. 手指(尤指大拇指以外的手指), 指状物, 指针
v. 用手指拨弄, 伸出</text:p>
          </table:table-cell>
        </table:table-row>
        <table:table-row>
          <table:table-cell>
            <text:p>3</text:p>
          </table:table-cell>
          <table:table-cell>
            <text:p>finishing</text:p>
          </table:table-cell>
          <table:table-cell>
            <text:p>['finiʃiŋ]
adj. 最后的, 完工的
n. 结尾, 结束, 完成, 修整</text:p>
          </table:table-cell>
        </table:table-row>
        <table:table-row>
          <table:table-cell>
            <text:p>3</text:p>
          </table:table-cell>
          <table:table-cell>
            <text:p>fishing</text:p>
          </table:table-cell>
          <table:table-cell>
            <text:p>['fiʃiŋ]
n. 钓鱼, 捕鱼</text:p>
          </table:table-cell>
        </table:table-row>
        <table:table-row>
          <table:table-cell>
            <text:p>3</text:p>
          </table:table-cell>
          <table:table-cell>
            <text:p>fitting</text:p>
          </table:table-cell>
          <table:table-cell>
            <text:p>['fitiŋ]
adj. 适合的, 相称的, 适宜的
n. 试穿, 试衣, 装配, 装置</text:p>
          </table:table-cell>
        </table:table-row>
        <table:table-row>
          <table:table-cell>
            <text:p>3</text:p>
          </table:table-cell>
          <table:table-cell>
            <text:p>flash</text:p>
          </table:table-cell>
          <table:table-cell>
            <text:p>[flæʃ]
[计]Macromedia 公司开发的动画编辑工具
n. 闪光, 闪现, 一瞬间
vi. 闪光, 闪现, 反射, 使迅速传便
vt. 使闪光, 反射
adj. 闪光的, 火速的</text:p>
          </table:table-cell>
        </table:table-row>
        <table:table-row>
          <table:table-cell>
            <text:p>3</text:p>
          </table:table-cell>
          <table:table-cell>
            <text:p>fond</text:p>
          </table:table-cell>
          <table:table-cell>
            <text:p>[fɔnd]
adj. [只作表语]喜爱的, 多情的, 喜欢的, 宠爱的, 温柔的</text:p>
          </table:table-cell>
        </table:table-row>
        <table:table-row>
          <table:table-cell>
            <text:p>3</text:p>
          </table:table-cell>
          <table:table-cell>
            <text:p>fools</text:p>
          </table:table-cell>
          <table:table-cell>
            <text:p>~= fool
[fu:l]
n. 愚人, 白痴, 莽汉, 受骗者, 奶油拌水果
vt. 愚弄, 欺骗, 浪费
vi. 干傻事, 开玩笑, 游荡
adj. 傻的</text:p>
          </table:table-cell>
        </table:table-row>
        <table:table-row>
          <table:table-cell>
            <text:p>3</text:p>
          </table:table-cell>
          <table:table-cell>
            <text:p>forest</text:p>
          </table:table-cell>
          <table:table-cell>
            <text:p>['fɔrist]
n. 森林, 林木, &lt;英&gt;御猎场
adj. 森林的, 住在森林中的
vt. 植树于</text:p>
          </table:table-cell>
        </table:table-row>
        <table:table-row>
          <table:table-cell>
            <text:p>3</text:p>
          </table:table-cell>
          <table:table-cell>
            <text:p>forsook</text:p>
          </table:table-cell>
          <table:table-cell>
            <text:p>[fә'suk]
vbl. forsake的过去式</text:p>
          </table:table-cell>
        </table:table-row>
        <table:table-row>
          <table:table-cell>
            <text:p>3</text:p>
          </table:table-cell>
          <table:table-cell>
            <text:p>fortunes</text:p>
          </table:table-cell>
          <table:table-cell>
            <text:p>~= fortune
['fɔ:tʃәn]
n. 财富, 运气, 大量财产, 好运, 命运
vt. &lt;古&gt;偶然发生
vt. 给...以大宗财富</text:p>
          </table:table-cell>
        </table:table-row>
        <table:table-row>
          <table:table-cell>
            <text:p>3</text:p>
          </table:table-cell>
          <table:table-cell>
            <text:p>fought</text:p>
          </table:table-cell>
          <table:table-cell>
            <text:p>[fɔ:t]
vbl. fight的过去式和过去分词</text:p>
          </table:table-cell>
        </table:table-row>
        <table:table-row>
          <table:table-cell>
            <text:p>3</text:p>
          </table:table-cell>
          <table:table-cell>
            <text:p>founded</text:p>
          </table:table-cell>
          <table:table-cell>
            <text:p>~= found
[faund]
v. 建立, 创立, 创办, 使有根据, 铸造, 熔制</text:p>
          </table:table-cell>
        </table:table-row>
        <table:table-row>
          <table:table-cell>
            <text:p>3</text:p>
          </table:table-cell>
          <table:table-cell>
            <text:p>fourth</text:p>
          </table:table-cell>
          <table:table-cell>
            <text:p>[fɔ:θ]
num. 第四个</text:p>
          </table:table-cell>
        </table:table-row>
        <table:table-row>
          <table:table-cell>
            <text:p>3</text:p>
          </table:table-cell>
          <table:table-cell>
            <text:p>fowling-piece</text:p>
          </table:table-cell>
          <table:table-cell>
            <text:p>fowling piece</text:p>
          </table:table-cell>
        </table:table-row>
        <table:table-row>
          <table:table-cell>
            <text:p>3</text:p>
          </table:table-cell>
          <table:table-cell>
            <text:p>frame</text:p>
          </table:table-cell>
          <table:table-cell>
            <text:p>[freim]
n. 结构, 体格
vt. 构成, 设计, 制定, 使适合, 陷害
vi. &lt;英方&gt;有成功希望
n. 帧,画面,框架</text:p>
          </table:table-cell>
        </table:table-row>
        <table:table-row>
          <table:table-cell>
            <text:p>3</text:p>
          </table:table-cell>
          <table:table-cell>
            <text:p>friendship</text:p>
          </table:table-cell>
          <table:table-cell>
            <text:p>['frendʃip]
n. 友谊, 友好</text:p>
          </table:table-cell>
        </table:table-row>
        <table:table-row>
          <table:table-cell>
            <text:p>3</text:p>
          </table:table-cell>
          <table:table-cell>
            <text:p>frigate</text:p>
          </table:table-cell>
          <table:table-cell>
            <text:p>['frigit]
n. 三帆快速战舰, 护卫舰</text:p>
          </table:table-cell>
        </table:table-row>
        <table:table-row>
          <table:table-cell>
            <text:p>3</text:p>
          </table:table-cell>
          <table:table-cell>
            <text:p>frog</text:p>
          </table:table-cell>
          <table:table-cell>
            <text:p>[frɔg]
n. 青蛙
vi. 捕蛙</text:p>
          </table:table-cell>
        </table:table-row>
        <table:table-row>
          <table:table-cell>
            <text:p>3</text:p>
          </table:table-cell>
          <table:table-cell>
            <text:p>fruits</text:p>
          </table:table-cell>
          <table:table-cell>
            <text:p>【法】 孽息, 收益, 成果</text:p>
          </table:table-cell>
        </table:table-row>
        <table:table-row>
          <table:table-cell>
            <text:p>3</text:p>
          </table:table-cell>
          <table:table-cell>
            <text:p>fuel</text:p>
          </table:table-cell>
          <table:table-cell>
            <text:p>[fjuәl]
n. 燃料
vt. 加燃料, 供以燃料
vi. 得到燃料</text:p>
          </table:table-cell>
        </table:table-row>
        <table:table-row>
          <table:table-cell>
            <text:p>3</text:p>
          </table:table-cell>
          <table:table-cell>
            <text:p>gained</text:p>
          </table:table-cell>
          <table:table-cell>
            <text:p>v. 得到,增进,获得
vbl. 得到,增进,获利</text:p>
          </table:table-cell>
        </table:table-row>
        <table:table-row>
          <table:table-cell>
            <text:p>3</text:p>
          </table:table-cell>
          <table:table-cell>
            <text:p>gallop</text:p>
          </table:table-cell>
          <table:table-cell>
            <text:p>['gælәp]
n. 疾驰, 飞奔
vi. 飞驰, 急速进行, 急急忙忙地说
vt. 使飞跑, 迅速运输</text:p>
          </table:table-cell>
        </table:table-row>
        <table:table-row>
          <table:table-cell>
            <text:p>3</text:p>
          </table:table-cell>
          <table:table-cell>
            <text:p>gallows</text:p>
          </table:table-cell>
          <table:table-cell>
            <text:p>['gælәuz]
n. 绞架, 绞刑</text:p>
          </table:table-cell>
        </table:table-row>
        <table:table-row>
          <table:table-cell>
            <text:p>3</text:p>
          </table:table-cell>
          <table:table-cell>
            <text:p>garden</text:p>
          </table:table-cell>
          <table:table-cell>
            <text:p>['gɑ:dn]
n. (菜、花)园, 花园</text:p>
          </table:table-cell>
        </table:table-row>
        <table:table-row>
          <table:table-cell>
            <text:p>3</text:p>
          </table:table-cell>
          <table:table-cell>
            <text:p>generous</text:p>
          </table:table-cell>
          <table:table-cell>
            <text:p>['dʒenәrәs]
adj. 慷慨的, 大方的, 有雅量的</text:p>
          </table:table-cell>
        </table:table-row>
        <table:table-row>
          <table:table-cell>
            <text:p>3</text:p>
          </table:table-cell>
          <table:table-cell>
            <text:p>gently</text:p>
          </table:table-cell>
          <table:table-cell>
            <text:p>['dʒentli]
adv. 轻轻地, 逐渐地</text:p>
          </table:table-cell>
        </table:table-row>
        <table:table-row>
          <table:table-cell>
            <text:p>3</text:p>
          </table:table-cell>
          <table:table-cell>
            <text:p>girdle</text:p>
          </table:table-cell>
          <table:table-cell>
            <text:p>['gә:dl]
n. 带, 腰带, 带状物, 浅锅
v. 束, 绕, 包围, 围绕</text:p>
          </table:table-cell>
        </table:table-row>
        <table:table-row>
          <table:table-cell>
            <text:p>3</text:p>
          </table:table-cell>
          <table:table-cell>
            <text:p>global</text:p>
          </table:table-cell>
          <table:table-cell>
            <text:p>['glәubәl]
adj. 球形的, 全球的, 全世界的</text:p>
          </table:table-cell>
        </table:table-row>
        <table:table-row>
          <table:table-cell>
            <text:p>3</text:p>
          </table:table-cell>
          <table:table-cell>
            <text:p>goes</text:p>
          </table:table-cell>
          <table:table-cell>
            <text:p>[gәuz]
vbl. go 的第三人称单数现在式
n. go的复数</text:p>
          </table:table-cell>
        </table:table-row>
        <table:table-row>
          <table:table-cell>
            <text:p>3</text:p>
          </table:table-cell>
          <table:table-cell>
            <text:p>gospel</text:p>
          </table:table-cell>
          <table:table-cell>
            <text:p>['gɔspәl]
n. 福音, &lt;俗&gt;信仰, 真理</text:p>
          </table:table-cell>
        </table:table-row>
        <table:table-row>
          <table:table-cell>
            <text:p>3</text:p>
          </table:table-cell>
          <table:table-cell>
            <text:p>governing</text:p>
          </table:table-cell>
          <table:table-cell>
            <text:p>['gʌvәniŋ]
控制
治理
管理
操纵
调整
调节</text:p>
          </table:table-cell>
        </table:table-row>
        <table:table-row>
          <table:table-cell>
            <text:p>3</text:p>
          </table:table-cell>
          <table:table-cell>
            <text:p>grass</text:p>
          </table:table-cell>
          <table:table-cell>
            <text:p>[grɑ:s]
n. 草</text:p>
          </table:table-cell>
        </table:table-row>
        <table:table-row>
          <table:table-cell>
            <text:p>3</text:p>
          </table:table-cell>
          <table:table-cell>
            <text:p>grey</text:p>
          </table:table-cell>
          <table:table-cell>
            <text:p>[grei]
adj. 灰色的, 灰白的
n. 灰色</text:p>
          </table:table-cell>
        </table:table-row>
        <table:table-row>
          <table:table-cell>
            <text:p>3</text:p>
          </table:table-cell>
          <table:table-cell>
            <text:p>guilty</text:p>
          </table:table-cell>
          <table:table-cell>
            <text:p>['gilti]
adj. 犯罪的, 有罪的, 心虚的</text:p>
          </table:table-cell>
        </table:table-row>
        <table:table-row>
          <table:table-cell>
            <text:p>3</text:p>
          </table:table-cell>
          <table:table-cell>
            <text:p>hacking</text:p>
          </table:table-cell>
          <table:table-cell>
            <text:p>['hækiŋ]
(在窑内或窑车上)码砖, 堆高砌坯</text:p>
          </table:table-cell>
        </table:table-row>
        <table:table-row>
          <table:table-cell>
            <text:p>3</text:p>
          </table:table-cell>
          <table:table-cell>
            <text:p>hallooing</text:p>
          </table:table-cell>
          <table:table-cell>
            <text:p>~= halloo
[hә'lu:]
int. 一种喊声
n. 狩猎时招呼猎犬的喊声
v. 高呼, 喊叫着追赶, 高声招呼喊叫</text:p>
          </table:table-cell>
        </table:table-row>
        <table:table-row>
          <table:table-cell>
            <text:p>3</text:p>
          </table:table-cell>
          <table:table-cell>
            <text:p>handily</text:p>
          </table:table-cell>
          <table:table-cell>
            <text:p>['hændili]
adv. 方便地</text:p>
          </table:table-cell>
        </table:table-row>
        <table:table-row>
          <table:table-cell>
            <text:p>3</text:p>
          </table:table-cell>
          <table:table-cell>
            <text:p>handle</text:p>
          </table:table-cell>
          <table:table-cell>
            <text:p>['hændl]
n. 柄, 把手, 把柄, 口实, 手感
vt. 触摸, 运用, 买卖, 处理, 操作
vi. 搬运, 易于操纵
n. [计]句柄</text:p>
          </table:table-cell>
        </table:table-row>
        <table:table-row>
          <table:table-cell>
            <text:p>3</text:p>
          </table:table-cell>
          <table:table-cell>
            <text:p>handy</text:p>
          </table:table-cell>
          <table:table-cell>
            <text:p>['hændi]
adj. 手边的, 就近的, 唾手可得的, 便利的, 敏捷的, 容易取得的</text:p>
          </table:table-cell>
        </table:table-row>
        <table:table-row>
          <table:table-cell>
            <text:p>3</text:p>
          </table:table-cell>
          <table:table-cell>
            <text:p>hankering</text:p>
          </table:table-cell>
          <table:table-cell>
            <text:p>['hæŋkәriŋ]
n. 渴望</text:p>
          </table:table-cell>
        </table:table-row>
        <table:table-row>
          <table:table-cell>
            <text:p>3</text:p>
          </table:table-cell>
          <table:table-cell>
            <text:p>hast</text:p>
          </table:table-cell>
          <table:table-cell>
            <text:p>[hæst, hәst, әst, st]
vbl. have的第二人称单数现在式</text:p>
          </table:table-cell>
        </table:table-row>
        <table:table-row>
          <table:table-cell>
            <text:p>3</text:p>
          </table:table-cell>
          <table:table-cell>
            <text:p>hawk</text:p>
          </table:table-cell>
          <table:table-cell>
            <text:p>[hɔ:k]
n. 鹰, 掠夺他人的人, 鹰派成员
vi. 放鹰, 像鹰一般地袭击, 清嗓, 咳嗽
vt. 捕捉, 咳出, 兜售, (沿街)叫卖, 散播</text:p>
          </table:table-cell>
        </table:table-row>
        <table:table-row>
          <table:table-cell>
            <text:p>3</text:p>
          </table:table-cell>
          <table:table-cell>
            <text:p>he-goat</text:p>
          </table:table-cell>
          <table:table-cell>
            <text:p>['hi:gәut]
n. [动]雄山羊</text:p>
          </table:table-cell>
        </table:table-row>
        <table:table-row>
          <table:table-cell>
            <text:p>3</text:p>
          </table:table-cell>
          <table:table-cell>
            <text:p>hearth</text:p>
          </table:table-cell>
          <table:table-cell>
            <text:p>[hɑ:θ]
n. 壁炉地面, 炉边, 家庭（生活）, 炉膛</text:p>
          </table:table-cell>
        </table:table-row>
        <table:table-row>
          <table:table-cell>
            <text:p>3</text:p>
          </table:table-cell>
          <table:table-cell>
            <text:p>heir</text:p>
          </table:table-cell>
          <table:table-cell>
            <text:p>[єә]
n. 继承人, 后嗣</text:p>
          </table:table-cell>
        </table:table-row>
        <table:table-row>
          <table:table-cell>
            <text:p>3</text:p>
          </table:table-cell>
          <table:table-cell>
            <text:p>helm</text:p>
          </table:table-cell>
          <table:table-cell>
            <text:p>[helm]
n. 舵</text:p>
          </table:table-cell>
        </table:table-row>
        <table:table-row>
          <table:table-cell>
            <text:p>3</text:p>
          </table:table-cell>
          <table:table-cell>
            <text:p>helped</text:p>
          </table:table-cell>
          <table:table-cell>
            <text:p>~= help
[help]
n. 帮忙, 补救办法, 助手, 治疗, &lt;美&gt;佣工
vt. 帮助, 助长, 接济, 治疗, 款待
vi. 有用, 救命, 招待
[计] 显示命令格式的简短概述</text:p>
          </table:table-cell>
        </table:table-row>
        <table:table-row>
          <table:table-cell>
            <text:p>3</text:p>
          </table:table-cell>
          <table:table-cell>
            <text:p>herd</text:p>
          </table:table-cell>
          <table:table-cell>
            <text:p>[hә:d]
n. 兽群, 牧群
v. 把...赶在一起放牧, 成群</text:p>
          </table:table-cell>
        </table:table-row>
        <table:table-row>
          <table:table-cell>
            <text:p>3</text:p>
          </table:table-cell>
          <table:table-cell>
            <text:p>hewed</text:p>
          </table:table-cell>
          <table:table-cell>
            <text:p>~= hew
[hju:]
v. 砍</text:p>
          </table:table-cell>
        </table:table-row>
        <table:table-row>
          <table:table-cell>
            <text:p>3</text:p>
          </table:table-cell>
          <table:table-cell>
            <text:p>hid</text:p>
          </table:table-cell>
          <table:table-cell>
            <text:p>[hid]
vbl. hide的过去式和过去分词</text:p>
          </table:table-cell>
        </table:table-row>
        <table:table-row>
          <table:table-cell>
            <text:p>3</text:p>
          </table:table-cell>
          <table:table-cell>
            <text:p>hideous</text:p>
          </table:table-cell>
          <table:table-cell>
            <text:p>['hidiәs]
v. 骇人听闻的, 可怕的
adj. 丑恶的</text:p>
          </table:table-cell>
        </table:table-row>
        <table:table-row>
          <table:table-cell>
            <text:p>3</text:p>
          </table:table-cell>
          <table:table-cell>
            <text:p>hint</text:p>
          </table:table-cell>
          <table:table-cell>
            <text:p>[hint]
n. 暗示, 提示, 线索</text:p>
          </table:table-cell>
        </table:table-row>
        <table:table-row>
          <table:table-cell>
            <text:p>3</text:p>
          </table:table-cell>
          <table:table-cell>
            <text:p>hints</text:p>
          </table:table-cell>
          <table:table-cell>
            <text:p>~= hint
[hint]
n. 暗示, 提示, 线索</text:p>
          </table:table-cell>
        </table:table-row>
        <table:table-row>
          <table:table-cell>
            <text:p>3</text:p>
          </table:table-cell>
          <table:table-cell>
            <text:p>hogshead</text:p>
          </table:table-cell>
          <table:table-cell>
            <text:p>['hɔgzhed]
n. 大桶, 液量单位</text:p>
          </table:table-cell>
        </table:table-row>
        <table:table-row>
          <table:table-cell>
            <text:p>3</text:p>
          </table:table-cell>
          <table:table-cell>
            <text:p>honestly</text:p>
          </table:table-cell>
          <table:table-cell>
            <text:p>['ɔnistli]
adv. 真诚地, 公正地</text:p>
          </table:table-cell>
        </table:table-row>
        <table:table-row>
          <table:table-cell>
            <text:p>3</text:p>
          </table:table-cell>
          <table:table-cell>
            <text:p>horn</text:p>
          </table:table-cell>
          <table:table-cell>
            <text:p>[hɔ:n]
n. (牛、羊等的)角, 喇叭, 触角
v. 装角</text:p>
          </table:table-cell>
        </table:table-row>
        <table:table-row>
          <table:table-cell>
            <text:p>3</text:p>
          </table:table-cell>
          <table:table-cell>
            <text:p>horrible</text:p>
          </table:table-cell>
          <table:table-cell>
            <text:p>['hɔrәbl]
adj. 可怕的, 恐怖的, 讨厌的</text:p>
          </table:table-cell>
        </table:table-row>
        <table:table-row>
          <table:table-cell>
            <text:p>3</text:p>
          </table:table-cell>
          <table:table-cell>
            <text:p>howlings</text:p>
          </table:table-cell>
          <table:table-cell>
            <text:p>~= howling
['hauliŋ]
adj. 嚎叫</text:p>
          </table:table-cell>
        </table:table-row>
        <table:table-row>
          <table:table-cell>
            <text:p>3</text:p>
          </table:table-cell>
          <table:table-cell>
            <text:p>hundreds</text:p>
          </table:table-cell>
          <table:table-cell>
            <text:p>n. 数百</text:p>
          </table:table-cell>
        </table:table-row>
        <table:table-row>
          <table:table-cell>
            <text:p>3</text:p>
          </table:table-cell>
          <table:table-cell>
            <text:p>hurricane</text:p>
          </table:table-cell>
          <table:table-cell>
            <text:p>['hʌrikәn, -kin]
n. 飓风, 狂风</text:p>
          </table:table-cell>
        </table:table-row>
        <table:table-row>
          <table:table-cell>
            <text:p>3</text:p>
          </table:table-cell>
          <table:table-cell>
            <text:p>hurries</text:p>
          </table:table-cell>
          <table:table-cell>
            <text:p>~= hurry
['hʌri]
v. (使)赶紧, (使)匆忙, 加速
n. 匆忙, 仓促</text:p>
          </table:table-cell>
        </table:table-row>
        <table:table-row>
          <table:table-cell>
            <text:p>3</text:p>
          </table:table-cell>
          <table:table-cell>
            <text:p>husband</text:p>
          </table:table-cell>
          <table:table-cell>
            <text:p>['hʌzbәnd]
n. 丈夫</text:p>
          </table:table-cell>
        </table:table-row>
        <table:table-row>
          <table:table-cell>
            <text:p>3</text:p>
          </table:table-cell>
          <table:table-cell>
            <text:p>husbandry</text:p>
          </table:table-cell>
          <table:table-cell>
            <text:p>['hʌzbәndri]
n. 管理</text:p>
          </table:table-cell>
        </table:table-row>
        <table:table-row>
          <table:table-cell>
            <text:p>3</text:p>
          </table:table-cell>
          <table:table-cell>
            <text:p>hut</text:p>
          </table:table-cell>
          <table:table-cell>
            <text:p>[hʌt]
n. 小屋, 棚屋</text:p>
          </table:table-cell>
        </table:table-row>
        <table:table-row>
          <table:table-cell>
            <text:p>3</text:p>
          </table:table-cell>
          <table:table-cell>
            <text:p>hutch</text:p>
          </table:table-cell>
          <table:table-cell>
            <text:p>[hʌtʃ]
n. 养小动物的圈栏（尤指兔箱）, 笼, 茅屋, 小舍
vt. 把...装箱</text:p>
          </table:table-cell>
        </table:table-row>
        <table:table-row>
          <table:table-cell>
            <text:p>3</text:p>
          </table:table-cell>
          <table:table-cell>
            <text:p>ideas</text:p>
          </table:table-cell>
          <table:table-cell>
            <text:p>~= idea
[ai'diә]
n. 想法, 念头, 意见, 主意, 思想, 观念, 概念</text:p>
          </table:table-cell>
        </table:table-row>
        <table:table-row>
          <table:table-cell>
            <text:p>3</text:p>
          </table:table-cell>
          <table:table-cell>
            <text:p>impetuosity</text:p>
          </table:table-cell>
          <table:table-cell>
            <text:p>[imˏpetju'ɔsiti]
n. 激烈, 冲动, 性急</text:p>
          </table:table-cell>
        </table:table-row>
        <table:table-row>
          <table:table-cell>
            <text:p>3</text:p>
          </table:table-cell>
          <table:table-cell>
            <text:p>indignation</text:p>
          </table:table-cell>
          <table:table-cell>
            <text:p>[ˏindig'neiʃәn]
n. 愤慨, 义愤</text:p>
          </table:table-cell>
        </table:table-row>
        <table:table-row>
          <table:table-cell>
            <text:p>3</text:p>
          </table:table-cell>
          <table:table-cell>
            <text:p>influence</text:p>
          </table:table-cell>
          <table:table-cell>
            <text:p>['influәns]
n. 影响, 感化, 势力, 有影响的人(或事), (电磁)感应
vt. 影响, 改变</text:p>
          </table:table-cell>
        </table:table-row>
        <table:table-row>
          <table:table-cell>
            <text:p>3</text:p>
          </table:table-cell>
          <table:table-cell>
            <text:p>inlet</text:p>
          </table:table-cell>
          <table:table-cell>
            <text:p>['inlet]
n. 进口, 入口, 水湾, 小港, 插入物</text:p>
          </table:table-cell>
        </table:table-row>
        <table:table-row>
          <table:table-cell>
            <text:p>3</text:p>
          </table:table-cell>
          <table:table-cell>
            <text:p>inquire</text:p>
          </table:table-cell>
          <table:table-cell>
            <text:p>[in'kwaiә]
v. 询问, 问明, 查究</text:p>
          </table:table-cell>
        </table:table-row>
        <table:table-row>
          <table:table-cell>
            <text:p>3</text:p>
          </table:table-cell>
          <table:table-cell>
            <text:p>insomuch</text:p>
          </table:table-cell>
          <table:table-cell>
            <text:p>[ˏinsәu'mʌtʃ]
adv. 由于,就此程度而言</text:p>
          </table:table-cell>
        </table:table-row>
        <table:table-row>
          <table:table-cell>
            <text:p>3</text:p>
          </table:table-cell>
          <table:table-cell>
            <text:p>instruct</text:p>
          </table:table-cell>
          <table:table-cell>
            <text:p>[in'strʌkt]
vt. 教, 教导, 命令, 指示, 通知</text:p>
          </table:table-cell>
        </table:table-row>
        <table:table-row>
          <table:table-cell>
            <text:p>3</text:p>
          </table:table-cell>
          <table:table-cell>
            <text:p>instructions</text:p>
          </table:table-cell>
          <table:table-cell>
            <text:p>~= instruction
[in'strʌkʃәn]
n. 指示, 用法说明(书), 教育, 指导, 指令</text:p>
          </table:table-cell>
        </table:table-row>
        <table:table-row>
          <table:table-cell>
            <text:p>3</text:p>
          </table:table-cell>
          <table:table-cell>
            <text:p>instruments</text:p>
          </table:table-cell>
          <table:table-cell>
            <text:p>~= instrument
['instrumәnt]
n. 工具, 手段, 器械, 器具, 手段</text:p>
          </table:table-cell>
        </table:table-row>
        <table:table-row>
          <table:table-cell>
            <text:p>3</text:p>
          </table:table-cell>
          <table:table-cell>
            <text:p>integrity</text:p>
          </table:table-cell>
          <table:table-cell>
            <text:p>[in'tegriti]
n. 正直, 诚实, 完整, 完全, 完整性</text:p>
          </table:table-cell>
        </table:table-row>
        <table:table-row>
          <table:table-cell>
            <text:p>3</text:p>
          </table:table-cell>
          <table:table-cell>
            <text:p>intelligence</text:p>
          </table:table-cell>
          <table:table-cell>
            <text:p>[in'telidʒәns]
n. 智力, 聪明, 智能</text:p>
          </table:table-cell>
        </table:table-row>
        <table:table-row>
          <table:table-cell>
            <text:p>3</text:p>
          </table:table-cell>
          <table:table-cell>
            <text:p>intent</text:p>
          </table:table-cell>
          <table:table-cell>
            <text:p>[in'tent]
n. 意图, 目的, 意向, [律](犯罪或侵权行为的)故意
adj. 专心的, 决心的, 热心的</text:p>
          </table:table-cell>
        </table:table-row>
        <table:table-row>
          <table:table-cell>
            <text:p>3</text:p>
          </table:table-cell>
          <table:table-cell>
            <text:p>intervals</text:p>
          </table:table-cell>
          <table:table-cell>
            <text:p>~= interval
['intәvәl]
n. 间隔, 距离, 幕间休息
n. 时间间隔</text:p>
          </table:table-cell>
        </table:table-row>
        <table:table-row>
          <table:table-cell>
            <text:p>3</text:p>
          </table:table-cell>
          <table:table-cell>
            <text:p>intervened</text:p>
          </table:table-cell>
          <table:table-cell>
            <text:p>~= intervene
[ˏintә'vi:n]
vi. 干涉, 干预, 插入, 介入, (指时间)介于其间
v. 干涉</text:p>
          </table:table-cell>
        </table:table-row>
        <table:table-row>
          <table:table-cell>
            <text:p>3</text:p>
          </table:table-cell>
          <table:table-cell>
            <text:p>irons</text:p>
          </table:table-cell>
          <table:table-cell>
            <text:p>n. 镣铐
相关词组:
  in irons
  be in irons</text:p>
          </table:table-cell>
        </table:table-row>
        <table:table-row>
          <table:table-cell>
            <text:p>3</text:p>
          </table:table-cell>
          <table:table-cell>
            <text:p>israel</text:p>
          </table:table-cell>
          <table:table-cell>
            <text:p>~= Israel
['izreiәl]
n. [地名] 以色列</text:p>
          </table:table-cell>
        </table:table-row>
        <table:table-row>
          <table:table-cell>
            <text:p>3</text:p>
          </table:table-cell>
          <table:table-cell>
            <text:p>issue</text:p>
          </table:table-cell>
          <table:table-cell>
            <text:p>['isju:]
n. 出版, 发行, (报刊等)期、号, 论点, 问题, 结果, (水, 血等的)流出
vi. 发行, 流出, 造成...结果, 进行辩护, 传下
vt. 使流出, 放出, 发行(钞票等), 发布(命令), 出版(书等)发给
[律]子女, 后嗣</text:p>
          </table:table-cell>
        </table:table-row>
        <table:table-row>
          <table:table-cell>
            <text:p>3</text:p>
          </table:table-cell>
          <table:table-cell>
            <text:p>justify</text:p>
          </table:table-cell>
          <table:table-cell>
            <text:p>['dʒʌstifai]
v. 证明...是正当的</text:p>
          </table:table-cell>
        </table:table-row>
        <table:table-row>
          <table:table-cell>
            <text:p>3</text:p>
          </table:table-cell>
          <table:table-cell>
            <text:p>justly</text:p>
          </table:table-cell>
          <table:table-cell>
            <text:p>['dʒʌstli]
adv. 公正地, 正当地, 应得地</text:p>
          </table:table-cell>
        </table:table-row>
        <table:table-row>
          <table:table-cell>
            <text:p>3</text:p>
          </table:table-cell>
          <table:table-cell>
            <text:p>kingdom</text:p>
          </table:table-cell>
          <table:table-cell>
            <text:p>['kiŋdәm]
n. 王国, [宗]天国, 上帝的统治, 领域</text:p>
          </table:table-cell>
        </table:table-row>
        <table:table-row>
          <table:table-cell>
            <text:p>3</text:p>
          </table:table-cell>
          <table:table-cell>
            <text:p>labored</text:p>
          </table:table-cell>
          <table:table-cell>
            <text:p>['leibәd]
adj. 吃力的, 谨慎的</text:p>
          </table:table-cell>
        </table:table-row>
        <table:table-row>
          <table:table-cell>
            <text:p>3</text:p>
          </table:table-cell>
          <table:table-cell>
            <text:p>laborious</text:p>
          </table:table-cell>
          <table:table-cell>
            <text:p>[lә'bɔ:riәs]
adj. (指工作)艰苦的, 费力的, (指人)勤劳的</text:p>
          </table:table-cell>
        </table:table-row>
        <table:table-row>
          <table:table-cell>
            <text:p>3</text:p>
          </table:table-cell>
          <table:table-cell>
            <text:p>lands</text:p>
          </table:table-cell>
          <table:table-cell>
            <text:p>~= land
[lænd]
n. 陆地, (书面语)国家、国土, 地带, [复数]地产, 田产
vi. 靠岸, 登陆, 登岸, 到达
vt. 使上岸, 使登陆, 使到达, 使处于</text:p>
          </table:table-cell>
        </table:table-row>
        <table:table-row>
          <table:table-cell>
            <text:p>3</text:p>
          </table:table-cell>
          <table:table-cell>
            <text:p>leading</text:p>
          </table:table-cell>
          <table:table-cell>
            <text:p>['li:diŋ]
adj. 领导的, 第一位的, 最主要的</text:p>
          </table:table-cell>
        </table:table-row>
        <table:table-row>
          <table:table-cell>
            <text:p>3</text:p>
          </table:table-cell>
          <table:table-cell>
            <text:p>legs</text:p>
          </table:table-cell>
          <table:table-cell>
            <text:p>n. 木头支架</text:p>
          </table:table-cell>
        </table:table-row>
        <table:table-row>
          <table:table-cell>
            <text:p>3</text:p>
          </table:table-cell>
          <table:table-cell>
            <text:p>li</text:p>
          </table:table-cell>
          <table:table-cell>
            <text:p>[li:]
[域] Liechtenstein , 列支敦士登</text:p>
          </table:table-cell>
        </table:table-row>
        <table:table-row>
          <table:table-cell>
            <text:p>3</text:p>
          </table:table-cell>
          <table:table-cell>
            <text:p>lively</text:p>
          </table:table-cell>
          <table:table-cell>
            <text:p>['laivli]
adj. 活泼的, 活跃的, 栩栩如生的, 真实的</text:p>
          </table:table-cell>
        </table:table-row>
        <table:table-row>
          <table:table-cell>
            <text:p>3</text:p>
          </table:table-cell>
          <table:table-cell>
            <text:p>lodging</text:p>
          </table:table-cell>
          <table:table-cell>
            <text:p>['lɔdʒiŋ]
n. 寄宿处, 寄宿, (通常用复数)出租的房间、住房</text:p>
          </table:table-cell>
        </table:table-row>
        <table:table-row>
          <table:table-cell>
            <text:p>3</text:p>
          </table:table-cell>
          <table:table-cell>
            <text:p>loosened</text:p>
          </table:table-cell>
          <table:table-cell>
            <text:p>~= loosen
['lu:sn]
v. 解开, 放松, 松开</text:p>
          </table:table-cell>
        </table:table-row>
        <table:table-row>
          <table:table-cell>
            <text:p>3</text:p>
          </table:table-cell>
          <table:table-cell>
            <text:p>loving</text:p>
          </table:table-cell>
          <table:table-cell>
            <text:p>['lʌviŋ]
adj. 亲爱的, 钟情的</text:p>
          </table:table-cell>
        </table:table-row>
        <table:table-row>
          <table:table-cell>
            <text:p>3</text:p>
          </table:table-cell>
          <table:table-cell>
            <text:p>lust</text:p>
          </table:table-cell>
          <table:table-cell>
            <text:p>[lʌst]
n. 活力, 繁殖力, 强烈的性欲
vi. 强烈欲望, 渴望, 引起性冲动</text:p>
          </table:table-cell>
        </table:table-row>
        <table:table-row>
          <table:table-cell>
            <text:p>3</text:p>
          </table:table-cell>
          <table:table-cell>
            <text:p>machine</text:p>
          </table:table-cell>
          <table:table-cell>
            <text:p>[mә'ʃi:n]
n. 机器, 机械, 机动车辆, 机构, 设计, 机械般工作的人, (政党的)领导集团, 核心组织
vt. 机器制造, 用车床加工</text:p>
          </table:table-cell>
        </table:table-row>
        <table:table-row>
          <table:table-cell>
            <text:p>3</text:p>
          </table:table-cell>
          <table:table-cell>
            <text:p>married</text:p>
          </table:table-cell>
          <table:table-cell>
            <text:p>['mærid]
adj. 已婚的, 婚姻的</text:p>
          </table:table-cell>
        </table:table-row>
        <table:table-row>
          <table:table-cell>
            <text:p>3</text:p>
          </table:table-cell>
          <table:table-cell>
            <text:p>masts</text:p>
          </table:table-cell>
          <table:table-cell>
            <text:p>~= mast
[mɑ:st]
n. 桅, 桅杆, 柱, 旗杆, 天线竿
vt. 装桅杆于</text:p>
          </table:table-cell>
        </table:table-row>
        <table:table-row>
          <table:table-cell>
            <text:p>3</text:p>
          </table:table-cell>
          <table:table-cell>
            <text:p>memory</text:p>
          </table:table-cell>
          <table:table-cell>
            <text:p>['memәri]
n. 记忆, 记忆力, 回忆, 存储(器), 存储器
存储器,内存</text:p>
          </table:table-cell>
        </table:table-row>
        <table:table-row>
          <table:table-cell>
            <text:p>3</text:p>
          </table:table-cell>
          <table:table-cell>
            <text:p>mend</text:p>
          </table:table-cell>
          <table:table-cell>
            <text:p>[mend]
n. 改进, 改良, 补丁, 修理部分, 好转
vt. 修改, 改进, 加快, 修理, 修补
vi. 好转, 改善, 改正</text:p>
          </table:table-cell>
        </table:table-row>
        <table:table-row>
          <table:table-cell>
            <text:p>3</text:p>
          </table:table-cell>
          <table:table-cell>
            <text:p>mercies</text:p>
          </table:table-cell>
          <table:table-cell>
            <text:p>~= mercy
['mә:si]
n. 仁慈, 宽恕, 怜悯</text:p>
          </table:table-cell>
        </table:table-row>
        <table:table-row>
          <table:table-cell>
            <text:p>3</text:p>
          </table:table-cell>
          <table:table-cell>
            <text:p>merciful</text:p>
          </table:table-cell>
          <table:table-cell>
            <text:p>['mә:siful]
adj. 仁慈的, 慈悲的</text:p>
          </table:table-cell>
        </table:table-row>
        <table:table-row>
          <table:table-cell>
            <text:p>3</text:p>
          </table:table-cell>
          <table:table-cell>
            <text:p>merely</text:p>
          </table:table-cell>
          <table:table-cell>
            <text:p>['miәli]
adv. 仅仅, 只, 不过</text:p>
          </table:table-cell>
        </table:table-row>
        <table:table-row>
          <table:table-cell>
            <text:p>3</text:p>
          </table:table-cell>
          <table:table-cell>
            <text:p>mightily</text:p>
          </table:table-cell>
          <table:table-cell>
            <text:p>['maitili]
adv. 强烈地, 非常地</text:p>
          </table:table-cell>
        </table:table-row>
        <table:table-row>
          <table:table-cell>
            <text:p>3</text:p>
          </table:table-cell>
          <table:table-cell>
            <text:p>mill</text:p>
          </table:table-cell>
          <table:table-cell>
            <text:p>[mil]
n. 压榨机, 磨坊, 磨粉机, 工厂, 制造厂
vt. 碾磨, 磨细, 搅拌, 使乱转, 打
vi. 乱转, 被碾磨</text:p>
          </table:table-cell>
        </table:table-row>
        <table:table-row>
          <table:table-cell>
            <text:p>3</text:p>
          </table:table-cell>
          <table:table-cell>
            <text:p>miracle</text:p>
          </table:table-cell>
          <table:table-cell>
            <text:p>['mirәkl]
n. 奇迹, 奇事</text:p>
          </table:table-cell>
        </table:table-row>
        <table:table-row>
          <table:table-cell>
            <text:p>3</text:p>
          </table:table-cell>
          <table:table-cell>
            <text:p>miraculous</text:p>
          </table:table-cell>
          <table:table-cell>
            <text:p>[mi'rækjulәs]
adj. 奇迹的, 不可思议的</text:p>
          </table:table-cell>
        </table:table-row>
        <table:table-row>
          <table:table-cell>
            <text:p>3</text:p>
          </table:table-cell>
          <table:table-cell>
            <text:p>miraculously</text:p>
          </table:table-cell>
          <table:table-cell>
            <text:p>ad. 超自然, 非凡, 不可思议, 令人惊叹, 象奇迹一样, 奇迹般, 能创造奇迹</text:p>
          </table:table-cell>
        </table:table-row>
        <table:table-row>
          <table:table-cell>
            <text:p>3</text:p>
          </table:table-cell>
          <table:table-cell>
            <text:p>miscarried</text:p>
          </table:table-cell>
          <table:table-cell>
            <text:p>~= miscarry
[mis'kæri]
vi. 失败, 被误送, [医]流产</text:p>
          </table:table-cell>
        </table:table-row>
        <table:table-row>
          <table:table-cell>
            <text:p>3</text:p>
          </table:table-cell>
          <table:table-cell>
            <text:p>mistake</text:p>
          </table:table-cell>
          <table:table-cell>
            <text:p>[mis'teik]
n. 错误, 过失
v. 弄错, 误解, 把...误认为</text:p>
          </table:table-cell>
        </table:table-row>
        <table:table-row>
          <table:table-cell>
            <text:p>3</text:p>
          </table:table-cell>
          <table:table-cell>
            <text:p>mistaken</text:p>
          </table:table-cell>
          <table:table-cell>
            <text:p>[mis'teikәn]
adj. 犯错的, 错误的</text:p>
          </table:table-cell>
        </table:table-row>
        <table:table-row>
          <table:table-cell>
            <text:p>3</text:p>
          </table:table-cell>
          <table:table-cell>
            <text:p>mortar</text:p>
          </table:table-cell>
          <table:table-cell>
            <text:p>['mɔ:tә]
n. 臼, 研钵, 灰泥, 迫击炮
vt. 用灰泥涂抹, 用灰泥结合</text:p>
          </table:table-cell>
        </table:table-row>
        <table:table-row>
          <table:table-cell>
            <text:p>3</text:p>
          </table:table-cell>
          <table:table-cell>
            <text:p>motions</text:p>
          </table:table-cell>
          <table:table-cell>
            <text:p>~= motion
['mәuʃәn]
n. 运动, 动作
v. 运动</text:p>
          </table:table-cell>
        </table:table-row>
        <table:table-row>
          <table:table-cell>
            <text:p>3</text:p>
          </table:table-cell>
          <table:table-cell>
            <text:p>mourn</text:p>
          </table:table-cell>
          <table:table-cell>
            <text:p>[mɔ:n]
v. 哀悼, 忧伤, 服丧</text:p>
          </table:table-cell>
        </table:table-row>
        <table:table-row>
          <table:table-cell>
            <text:p>3</text:p>
          </table:table-cell>
          <table:table-cell>
            <text:p>multitude</text:p>
          </table:table-cell>
          <table:table-cell>
            <text:p>['mʌltitju:d]
n. 多数, 群众</text:p>
          </table:table-cell>
        </table:table-row>
        <table:table-row>
          <table:table-cell>
            <text:p>3</text:p>
          </table:table-cell>
          <table:table-cell>
            <text:p>mused</text:p>
          </table:table-cell>
          <table:table-cell>
            <text:p>~= muse
[mju:z]
v. 沉思
n. [希神] 缪斯女神</text:p>
          </table:table-cell>
        </table:table-row>
        <table:table-row>
          <table:table-cell>
            <text:p>3</text:p>
          </table:table-cell>
          <table:table-cell>
            <text:p>nails</text:p>
          </table:table-cell>
          <table:table-cell>
            <text:p>~= nail
[neil]
n. 指甲, 钉, 钉子
vt. 钉, 将...钉牢</text:p>
          </table:table-cell>
        </table:table-row>
        <table:table-row>
          <table:table-cell>
            <text:p>3</text:p>
          </table:table-cell>
          <table:table-cell>
            <text:p>neck</text:p>
          </table:table-cell>
          <table:table-cell>
            <text:p>[nek]
n. 脖子, 颈, 颈壮物</text:p>
          </table:table-cell>
        </table:table-row>
        <table:table-row>
          <table:table-cell>
            <text:p>3</text:p>
          </table:table-cell>
          <table:table-cell>
            <text:p>neglected</text:p>
          </table:table-cell>
          <table:table-cell>
            <text:p>[ni'glektid]
adj. 被忽视的</text:p>
          </table:table-cell>
        </table:table-row>
        <table:table-row>
          <table:table-cell>
            <text:p>3</text:p>
          </table:table-cell>
          <table:table-cell>
            <text:p>news</text:p>
          </table:table-cell>
          <table:table-cell>
            <text:p>[nju:z]
n. 新闻, 消息</text:p>
          </table:table-cell>
        </table:table-row>
        <table:table-row>
          <table:table-cell>
            <text:p>3</text:p>
          </table:table-cell>
          <table:table-cell>
            <text:p>nights</text:p>
          </table:table-cell>
          <table:table-cell>
            <text:p>[naits]
adv. 夜间(=at night,=by night)</text:p>
          </table:table-cell>
        </table:table-row>
        <table:table-row>
          <table:table-cell>
            <text:p>3</text:p>
          </table:table-cell>
          <table:table-cell>
            <text:p>nimble</text:p>
          </table:table-cell>
          <table:table-cell>
            <text:p>['nimbl]
adj. 敏捷的</text:p>
          </table:table-cell>
        </table:table-row>
        <table:table-row>
          <table:table-cell>
            <text:p>3</text:p>
          </table:table-cell>
          <table:table-cell>
            <text:p>nineteen</text:p>
          </table:table-cell>
          <table:table-cell>
            <text:p>['nain'ti:n]
num. 十九</text:p>
          </table:table-cell>
        </table:table-row>
        <table:table-row>
          <table:table-cell>
            <text:p>3</text:p>
          </table:table-cell>
          <table:table-cell>
            <text:p>notch</text:p>
          </table:table-cell>
          <table:table-cell>
            <text:p>[nɔtʃ]
n. 槽口, 凹口
vt. 刻凹痕, 用刻痕计算, 开槽, 切口, 得分
n. &lt;美语&gt;山间小路, 刻痕, 峡谷</text:p>
          </table:table-cell>
        </table:table-row>
        <table:table-row>
          <table:table-cell>
            <text:p>3</text:p>
          </table:table-cell>
          <table:table-cell>
            <text:p>numbers</text:p>
          </table:table-cell>
          <table:table-cell>
            <text:p>~= number
['nʌmbә]
n. 数, 数字, 数量, 号码, 算术, 诗, 韵律
v. 遍号码, 共计..., 计入, 计算, 算入</text:p>
          </table:table-cell>
        </table:table-row>
        <table:table-row>
          <table:table-cell>
            <text:p>3</text:p>
          </table:table-cell>
          <table:table-cell>
            <text:p>nw</text:p>
          </table:table-cell>
          <table:table-cell>
            <text:p>【电】 十亿分之一瓦</text:p>
          </table:table-cell>
        </table:table-row>
        <table:table-row>
          <table:table-cell>
            <text:p>3</text:p>
          </table:table-cell>
          <table:table-cell>
            <text:p>obligation</text:p>
          </table:table-cell>
          <table:table-cell>
            <text:p>[ˏɔbli'geiʃәn]
n. 义务, 职责, 债务</text:p>
          </table:table-cell>
        </table:table-row>
        <table:table-row>
          <table:table-cell>
            <text:p>3</text:p>
          </table:table-cell>
          <table:table-cell>
            <text:p>oblige</text:p>
          </table:table-cell>
          <table:table-cell>
            <text:p>[ә'blaidʒ]
vt. 迫使, 责成</text:p>
          </table:table-cell>
        </table:table-row>
        <table:table-row>
          <table:table-cell>
            <text:p>3</text:p>
          </table:table-cell>
          <table:table-cell>
            <text:p>observations</text:p>
          </table:table-cell>
          <table:table-cell>
            <text:p>~= observation
[ˏәbzә:'veiʃәn]
n. 观察, 观测, 观察资料(或报告)</text:p>
          </table:table-cell>
        </table:table-row>
        <table:table-row>
          <table:table-cell>
            <text:p>3</text:p>
          </table:table-cell>
          <table:table-cell>
            <text:p>odd</text:p>
          </table:table-cell>
          <table:table-cell>
            <text:p>[ɔd]
adj. 奇数的, 单数的, 单只的, 不成对的, 临时的, 不固定的, 带零头的, 余的</text:p>
          </table:table-cell>
        </table:table-row>
        <table:table-row>
          <table:table-cell>
            <text:p>3</text:p>
          </table:table-cell>
          <table:table-cell>
            <text:p>oftener</text:p>
          </table:table-cell>
          <table:table-cell>
            <text:p>~= often
['ɔ(:)fn, 'ɔ:ftәn]
adv. 常常, 经常</text:p>
          </table:table-cell>
        </table:table-row>
        <table:table-row>
          <table:table-cell>
            <text:p>3</text:p>
          </table:table-cell>
          <table:table-cell>
            <text:p>opportunity</text:p>
          </table:table-cell>
          <table:table-cell>
            <text:p>[ˏɔpә'tju:niti]
n. 机会, 时机</text:p>
          </table:table-cell>
        </table:table-row>
        <table:table-row>
          <table:table-cell>
            <text:p>3</text:p>
          </table:table-cell>
          <table:table-cell>
            <text:p>outer</text:p>
          </table:table-cell>
          <table:table-cell>
            <text:p>['autә]
adj. 外部的, 外面的, 远离中心的
n. (射击)环外命中</text:p>
          </table:table-cell>
        </table:table-row>
        <table:table-row>
          <table:table-cell>
            <text:p>3</text:p>
          </table:table-cell>
          <table:table-cell>
            <text:p>outrageous</text:p>
          </table:table-cell>
          <table:table-cell>
            <text:p>[aut'reidʒәs]
adj. 蛮横的, 残暴的, 无耻的, 可恶的, 令人不可容忍的</text:p>
          </table:table-cell>
        </table:table-row>
        <table:table-row>
          <table:table-cell>
            <text:p>3</text:p>
          </table:table-cell>
          <table:table-cell>
            <text:p>oven</text:p>
          </table:table-cell>
          <table:table-cell>
            <text:p>['ʌvәn]
n. 烤箱, 烤炉, 灶</text:p>
          </table:table-cell>
        </table:table-row>
        <table:table-row>
          <table:table-cell>
            <text:p>3</text:p>
          </table:table-cell>
          <table:table-cell>
            <text:p>overtaken</text:p>
          </table:table-cell>
          <table:table-cell>
            <text:p>vbl. overtake的过去分词</text:p>
          </table:table-cell>
        </table:table-row>
        <table:table-row>
          <table:table-cell>
            <text:p>3</text:p>
          </table:table-cell>
          <table:table-cell>
            <text:p>overwhelmed</text:p>
          </table:table-cell>
          <table:table-cell>
            <text:p>~= overwhelm
['әuvә'welm]
vt. 淹没, 覆没, 受打击, 制服, 压倒</text:p>
          </table:table-cell>
        </table:table-row>
        <table:table-row>
          <table:table-cell>
            <text:p>3</text:p>
          </table:table-cell>
          <table:table-cell>
            <text:p>owe</text:p>
          </table:table-cell>
          <table:table-cell>
            <text:p>[әu]
vt. 欠(债等), 受到...的思想, 感激, 把...归功于
v. 欠,应感激,应该把…归功于(to)
vi. 欠钱</text:p>
          </table:table-cell>
        </table:table-row>
        <table:table-row>
          <table:table-cell>
            <text:p>3</text:p>
          </table:table-cell>
          <table:table-cell>
            <text:p>owned</text:p>
          </table:table-cell>
          <table:table-cell>
            <text:p>~= own
[әun]
adj. 自己的, 特有的, (不用所有格)嫡亲的, 同胞的
vt. 拥有, 自认, 承认
vi. 承认</text:p>
          </table:table-cell>
        </table:table-row>
        <table:table-row>
          <table:table-cell>
            <text:p>3</text:p>
          </table:table-cell>
          <table:table-cell>
            <text:p>paris</text:p>
          </table:table-cell>
          <table:table-cell>
            <text:p>~= Paris
['pæris]
n. 巴黎(法国首都)</text:p>
          </table:table-cell>
        </table:table-row>
        <table:table-row>
          <table:table-cell>
            <text:p>3</text:p>
          </table:table-cell>
          <table:table-cell>
            <text:p>parley</text:p>
          </table:table-cell>
          <table:table-cell>
            <text:p>['pɑ:li]
n. 会谈</text:p>
          </table:table-cell>
        </table:table-row>
        <table:table-row>
          <table:table-cell>
            <text:p>3</text:p>
          </table:table-cell>
          <table:table-cell>
            <text:p>passenger</text:p>
          </table:table-cell>
          <table:table-cell>
            <text:p>['pæsindʒә]
n. 乘客, 旅客</text:p>
          </table:table-cell>
        </table:table-row>
        <table:table-row>
          <table:table-cell>
            <text:p>3</text:p>
          </table:table-cell>
          <table:table-cell>
            <text:p>pause</text:p>
          </table:table-cell>
          <table:table-cell>
            <text:p>[pɔ:z]
n. 中止, 暂停, 休止符
vi. 暂停, 中止, 停顿, 踌躇
n. 暂停
n. DOS命令：暂停批文件处理, 在继续处理之前等待按任一键</text:p>
          </table:table-cell>
        </table:table-row>
        <table:table-row>
          <table:table-cell>
            <text:p>3</text:p>
          </table:table-cell>
          <table:table-cell>
            <text:p>peas</text:p>
          </table:table-cell>
          <table:table-cell>
            <text:p>~= pea
[pi:]
n. 豌豆</text:p>
          </table:table-cell>
        </table:table-row>
        <table:table-row>
          <table:table-cell>
            <text:p>3</text:p>
          </table:table-cell>
          <table:table-cell>
            <text:p>peck</text:p>
          </table:table-cell>
          <table:table-cell>
            <text:p>[pek]
n. 啄痕, 许多, 配克(容量单位,等于2加仑)
vt. 啄食, 扔
vi. 啄, 吹毛求疵, 啄食, 扔石头
v. &lt;口&gt;吃一点点</text:p>
          </table:table-cell>
        </table:table-row>
        <table:table-row>
          <table:table-cell>
            <text:p>3</text:p>
          </table:table-cell>
          <table:table-cell>
            <text:p>perceiving</text:p>
          </table:table-cell>
          <table:table-cell>
            <text:p>~= perceive
[pә'si:v]
vt. 察觉
v. 感知, 感到, 认识到</text:p>
          </table:table-cell>
        </table:table-row>
        <table:table-row>
          <table:table-cell>
            <text:p>3</text:p>
          </table:table-cell>
          <table:table-cell>
            <text:p>performing</text:p>
          </table:table-cell>
          <table:table-cell>
            <text:p>[pә'fɔ:miŋ]
adj. 表演的, 履行的</text:p>
          </table:table-cell>
        </table:table-row>
        <table:table-row>
          <table:table-cell>
            <text:p>3</text:p>
          </table:table-cell>
          <table:table-cell>
            <text:p>perspective</text:p>
          </table:table-cell>
          <table:table-cell>
            <text:p>[pә'spektiv]
n. 透视画法, 透视图, 远景, 前途, 观点, 看法, 观点, 观察</text:p>
          </table:table-cell>
        </table:table-row>
        <table:table-row>
          <table:table-cell>
            <text:p>3</text:p>
          </table:table-cell>
          <table:table-cell>
            <text:p>perspective-glass</text:p>
          </table:table-cell>
          <table:table-cell>
            <text:p>perspective glass</text:p>
          </table:table-cell>
        </table:table-row>
        <table:table-row>
          <table:table-cell>
            <text:p>3</text:p>
          </table:table-cell>
          <table:table-cell>
            <text:p>persuasions</text:p>
          </table:table-cell>
          <table:table-cell>
            <text:p>~= persuasion
[pә(:)'sweiʒәn]
n. 说服, 说服力</text:p>
          </table:table-cell>
        </table:table-row>
        <table:table-row>
          <table:table-cell>
            <text:p>3</text:p>
          </table:table-cell>
          <table:table-cell>
            <text:p>pies</text:p>
          </table:table-cell>
          <table:table-cell>
            <text:p>~= py
[域] Paraguay , 巴拉圭</text:p>
          </table:table-cell>
        </table:table-row>
        <table:table-row>
          <table:table-cell>
            <text:p>3</text:p>
          </table:table-cell>
          <table:table-cell>
            <text:p>pilot</text:p>
          </table:table-cell>
          <table:table-cell>
            <text:p>['pailәt]
n. 飞行员, 领航员, 引水员
vt. 驾驶(飞机等), 领航, 引水
v. 驾驶</text:p>
          </table:table-cell>
        </table:table-row>
        <table:table-row>
          <table:table-cell>
            <text:p>3</text:p>
          </table:table-cell>
          <table:table-cell>
            <text:p>pipe</text:p>
          </table:table-cell>
          <table:table-cell>
            <text:p>[paip]
n. 管, 导管, 烟斗, 管乐器, 笛声
vt. 以管输送, 吹哨子
vi. 吹笛, 尖叫</text:p>
          </table:table-cell>
        </table:table-row>
        <table:table-row>
          <table:table-cell>
            <text:p>3</text:p>
          </table:table-cell>
          <table:table-cell>
            <text:p>pipes</text:p>
          </table:table-cell>
          <table:table-cell>
            <text:p>[paips]
小管(一种通心粉制品)</text:p>
          </table:table-cell>
        </table:table-row>
        <table:table-row>
          <table:table-cell>
            <text:p>3</text:p>
          </table:table-cell>
          <table:table-cell>
            <text:p>pit</text:p>
          </table:table-cell>
          <table:table-cell>
            <text:p>[pit]
n. 深坑, 深渊, 陷阱, （物体或人体表面上的）凹陷, (英国剧场的)正厅后排、正厅后排的观众
vt. 窖藏, 使凹下, 去...之核, 使留疤痕, 使竞争
vi. 起凹点, 凹陷</text:p>
          </table:table-cell>
        </table:table-row>
        <table:table-row>
          <table:table-cell>
            <text:p>3</text:p>
          </table:table-cell>
          <table:table-cell>
            <text:p>plant</text:p>
          </table:table-cell>
          <table:table-cell>
            <text:p>[plɑ:nt]
n. 植物, 庄稼, 工厂, 车间, 设备
vt. 种植, 栽培, 培养, 安置
vi. 种植</text:p>
          </table:table-cell>
        </table:table-row>
        <table:table-row>
          <table:table-cell>
            <text:p>3</text:p>
          </table:table-cell>
          <table:table-cell>
            <text:p>pleases</text:p>
          </table:table-cell>
          <table:table-cell>
            <text:p>~= please
[pli:z]
adj. 满足的
vt. 请
v. 使喜欢, 中...的意, 使满足, 取悦</text:p>
          </table:table-cell>
        </table:table-row>
        <table:table-row>
          <table:table-cell>
            <text:p>3</text:p>
          </table:table-cell>
          <table:table-cell>
            <text:p>plied</text:p>
          </table:table-cell>
          <table:table-cell>
            <text:p>~= ply
[plai]
n. 厚度, 板层, 褶
vt. 不住地使用, 从事, 折, 弯
vi. 辛勤工作, (船、车等)定期地来往</text:p>
          </table:table-cell>
        </table:table-row>
        <table:table-row>
          <table:table-cell>
            <text:p>3</text:p>
          </table:table-cell>
          <table:table-cell>
            <text:p>plundered</text:p>
          </table:table-cell>
          <table:table-cell>
            <text:p>~= plunder
['plʌndә]
v. 抢劫
n. 抢劫, 战利品</text:p>
          </table:table-cell>
        </table:table-row>
        <table:table-row>
          <table:table-cell>
            <text:p>3</text:p>
          </table:table-cell>
          <table:table-cell>
            <text:p>plunged</text:p>
          </table:table-cell>
          <table:table-cell>
            <text:p>~= plunge
[plʌndʒ]
n. 跳进, 投入
vi. 投入, 跳进, 陷入
vt. 使投入, 使插入, 使陷入</text:p>
          </table:table-cell>
        </table:table-row>
        <table:table-row>
          <table:table-cell>
            <text:p>3</text:p>
          </table:table-cell>
          <table:table-cell>
            <text:p>pouring</text:p>
          </table:table-cell>
          <table:table-cell>
            <text:p>['pɔ:riŋ]
传布</text:p>
          </table:table-cell>
        </table:table-row>
        <table:table-row>
          <table:table-cell>
            <text:p>3</text:p>
          </table:table-cell>
          <table:table-cell>
            <text:p>pretended</text:p>
          </table:table-cell>
          <table:table-cell>
            <text:p>[pri'tendid]
adj. 假装的, 虚假的</text:p>
          </table:table-cell>
        </table:table-row>
        <table:table-row>
          <table:table-cell>
            <text:p>3</text:p>
          </table:table-cell>
          <table:table-cell>
            <text:p>prevented</text:p>
          </table:table-cell>
          <table:table-cell>
            <text:p>~= prevent
[pri'vent]
v. 防止, 预防</text:p>
          </table:table-cell>
        </table:table-row>
        <table:table-row>
          <table:table-cell>
            <text:p>3</text:p>
          </table:table-cell>
          <table:table-cell>
            <text:p>prior</text:p>
          </table:table-cell>
          <table:table-cell>
            <text:p>['praiә]
adj. 优先的, 在前的
n. 预先
adv. 在</text:p>
          </table:table-cell>
        </table:table-row>
        <table:table-row>
          <table:table-cell>
            <text:p>3</text:p>
          </table:table-cell>
          <table:table-cell>
            <text:p>prison</text:p>
          </table:table-cell>
          <table:table-cell>
            <text:p>['prizn]
n. 监狱</text:p>
          </table:table-cell>
        </table:table-row>
        <table:table-row>
          <table:table-cell>
            <text:p>3</text:p>
          </table:table-cell>
          <table:table-cell>
            <text:p>prize</text:p>
          </table:table-cell>
          <table:table-cell>
            <text:p>[praiz]
n. 奖赏, 奖金, 奖品, 捕获, 捕获物, 战利品
adj. 得奖的
vt. 珍视, 估价, 捕获, 撬, 撬开</text:p>
          </table:table-cell>
        </table:table-row>
        <table:table-row>
          <table:table-cell>
            <text:p>3</text:p>
          </table:table-cell>
          <table:table-cell>
            <text:p>proof</text:p>
          </table:table-cell>
          <table:table-cell>
            <text:p>[pru:f]
n. 证据, 试验, 考验, [印刷]校样
adj. 不能透入的, 证明用的, 防...的, 有耐力的
vt. 检验, 校对, 使不被穿透</text:p>
          </table:table-cell>
        </table:table-row>
        <table:table-row>
          <table:table-cell>
            <text:p>3</text:p>
          </table:table-cell>
          <table:table-cell>
            <text:p>proportion</text:p>
          </table:table-cell>
          <table:table-cell>
            <text:p>[prә'pɔ:ʃәn]
n. 比例, 均衡, 面积, 部分
vt. 使成比例, 使均衡, 分摊</text:p>
          </table:table-cell>
        </table:table-row>
        <table:table-row>
          <table:table-cell>
            <text:p>3</text:p>
          </table:table-cell>
          <table:table-cell>
            <text:p>prosperous</text:p>
          </table:table-cell>
          <table:table-cell>
            <text:p>['prɔspәrәs]
adj. 繁荣的</text:p>
          </table:table-cell>
        </table:table-row>
        <table:table-row>
          <table:table-cell>
            <text:p>3</text:p>
          </table:table-cell>
          <table:table-cell>
            <text:p>protection</text:p>
          </table:table-cell>
          <table:table-cell>
            <text:p>[prә'tekʃәn]
n. 保护</text:p>
          </table:table-cell>
        </table:table-row>
        <table:table-row>
          <table:table-cell>
            <text:p>3</text:p>
          </table:table-cell>
          <table:table-cell>
            <text:p>published</text:p>
          </table:table-cell>
          <table:table-cell>
            <text:p>~= publish
['pʌbliʃ]
v. 出版, 刊印
vt. 公布, 发表</text:p>
          </table:table-cell>
        </table:table-row>
        <table:table-row>
          <table:table-cell>
            <text:p>3</text:p>
          </table:table-cell>
          <table:table-cell>
            <text:p>pumps</text:p>
          </table:table-cell>
          <table:table-cell>
            <text:p>~= pump
[pʌmp]
n. 泵, 抽水机
vt. (用泵)抽(水), 抽吸</text:p>
          </table:table-cell>
        </table:table-row>
        <table:table-row>
          <table:table-cell>
            <text:p>3</text:p>
          </table:table-cell>
          <table:table-cell>
            <text:p>punch</text:p>
          </table:table-cell>
          <table:table-cell>
            <text:p>[pʌntʃ]
n. 冲压机, 冲床, 打孔机
vt. 冲孔, 打孔</text:p>
          </table:table-cell>
        </table:table-row>
        <table:table-row>
          <table:table-cell>
            <text:p>3</text:p>
          </table:table-cell>
          <table:table-cell>
            <text:p>punctually</text:p>
          </table:table-cell>
          <table:table-cell>
            <text:p>adv. 按时地, 如期地</text:p>
          </table:table-cell>
        </table:table-row>
        <table:table-row>
          <table:table-cell>
            <text:p>3</text:p>
          </table:table-cell>
          <table:table-cell>
            <text:p>punish</text:p>
          </table:table-cell>
          <table:table-cell>
            <text:p>['pʌniʃ]
vt. 惩罚, 处罚</text:p>
          </table:table-cell>
        </table:table-row>
        <table:table-row>
          <table:table-cell>
            <text:p>3</text:p>
          </table:table-cell>
          <table:table-cell>
            <text:p>purely</text:p>
          </table:table-cell>
          <table:table-cell>
            <text:p>['pjuәli]
adv. 纯粹地, 完全地</text:p>
          </table:table-cell>
        </table:table-row>
        <table:table-row>
          <table:table-cell>
            <text:p>3</text:p>
          </table:table-cell>
          <table:table-cell>
            <text:p>quarters</text:p>
          </table:table-cell>
          <table:table-cell>
            <text:p>n. 住处, 岗位</text:p>
          </table:table-cell>
        </table:table-row>
        <table:table-row>
          <table:table-cell>
            <text:p>3</text:p>
          </table:table-cell>
          <table:table-cell>
            <text:p>quick</text:p>
          </table:table-cell>
          <table:table-cell>
            <text:p>[kwik]
adj. 快的, 迅速的, 敏捷的, 急剧的, 活泼的
adv. 快
n. 活人，生物, 要点, 本质, 核心, 感觉敏锐的部位</text:p>
          </table:table-cell>
        </table:table-row>
        <table:table-row>
          <table:table-cell>
            <text:p>3</text:p>
          </table:table-cell>
          <table:table-cell>
            <text:p>quietly</text:p>
          </table:table-cell>
          <table:table-cell>
            <text:p>['kwaiәtli]
adv. 平静地, 静静地, 寂静地</text:p>
          </table:table-cell>
        </table:table-row>
        <table:table-row>
          <table:table-cell>
            <text:p>3</text:p>
          </table:table-cell>
          <table:table-cell>
            <text:p>rage</text:p>
          </table:table-cell>
          <table:table-cell>
            <text:p>[reidʒ]
n. 愤怒, 情绪激动, 狂暴, 精神错乱
vi. 大怒, 狂吹, 风行</text:p>
          </table:table-cell>
        </table:table-row>
        <table:table-row>
          <table:table-cell>
            <text:p>3</text:p>
          </table:table-cell>
          <table:table-cell>
            <text:p>raging</text:p>
          </table:table-cell>
          <table:table-cell>
            <text:p>['reidʒiŋ]
adj. 狂怒的</text:p>
          </table:table-cell>
        </table:table-row>
        <table:table-row>
          <table:table-cell>
            <text:p>3</text:p>
          </table:table-cell>
          <table:table-cell>
            <text:p>raising</text:p>
          </table:table-cell>
          <table:table-cell>
            <text:p>['reiziŋ]
n. 举,提高, 高岗, 高地, 浮雕装饰</text:p>
          </table:table-cell>
        </table:table-row>
        <table:table-row>
          <table:table-cell>
            <text:p>3</text:p>
          </table:table-cell>
          <table:table-cell>
            <text:p>rats</text:p>
          </table:table-cell>
          <table:table-cell>
            <text:p>[ræts]
int. 胡说, 瞎扯</text:p>
          </table:table-cell>
        </table:table-row>
        <table:table-row>
          <table:table-cell>
            <text:p>3</text:p>
          </table:table-cell>
          <table:table-cell>
            <text:p>rd</text:p>
          </table:table-cell>
          <table:table-cell>
            <text:p>~= Rd
abbr. 路；街道 (Road)</text:p>
          </table:table-cell>
        </table:table-row>
        <table:table-row>
          <table:table-cell>
            <text:p>3</text:p>
          </table:table-cell>
          <table:table-cell>
            <text:p>reaching</text:p>
          </table:table-cell>
          <table:table-cell>
            <text:p>~= reach
[ri:tʃ]
n. 延伸, 区域, 河段, 范围, (车子前后轴的)联接杆, 横风行驶
vt. 到达, 达到, 伸出, 影响
vi. 达到, 延伸, 伸出手, 传开</text:p>
          </table:table-cell>
        </table:table-row>
        <table:table-row>
          <table:table-cell>
            <text:p>3</text:p>
          </table:table-cell>
          <table:table-cell>
            <text:p>reaped</text:p>
          </table:table-cell>
          <table:table-cell>
            <text:p>~= reap
[ri:p]
v. 收割, 收获</text:p>
          </table:table-cell>
        </table:table-row>
        <table:table-row>
          <table:table-cell>
            <text:p>3</text:p>
          </table:table-cell>
          <table:table-cell>
            <text:p>reflecting</text:p>
          </table:table-cell>
          <table:table-cell>
            <text:p>[ri'flektiŋ]
adj. 反射的
反映的</text:p>
          </table:table-cell>
        </table:table-row>
        <table:table-row>
          <table:table-cell>
            <text:p>3</text:p>
          </table:table-cell>
          <table:table-cell>
            <text:p>refrain</text:p>
          </table:table-cell>
          <table:table-cell>
            <text:p>[ri'frein]
n. 重复, 叠句, [乐]副歌
vi. 节制, 避免, 制止</text:p>
          </table:table-cell>
        </table:table-row>
        <table:table-row>
          <table:table-cell>
            <text:p>3</text:p>
          </table:table-cell>
          <table:table-cell>
            <text:p>related</text:p>
          </table:table-cell>
          <table:table-cell>
            <text:p>[ri'leitid]
adj. 叙述的, 讲述的, 有关系的</text:p>
          </table:table-cell>
        </table:table-row>
        <table:table-row>
          <table:table-cell>
            <text:p>3</text:p>
          </table:table-cell>
          <table:table-cell>
            <text:p>relieved</text:p>
          </table:table-cell>
          <table:table-cell>
            <text:p>[ri'li:vd]
放心的</text:p>
          </table:table-cell>
        </table:table-row>
        <table:table-row>
          <table:table-cell>
            <text:p>3</text:p>
          </table:table-cell>
          <table:table-cell>
            <text:p>relish</text:p>
          </table:table-cell>
          <table:table-cell>
            <text:p>['reliʃ]
n. 意味</text:p>
          </table:table-cell>
        </table:table-row>
        <table:table-row>
          <table:table-cell>
            <text:p>3</text:p>
          </table:table-cell>
          <table:table-cell>
            <text:p>remembering</text:p>
          </table:table-cell>
          <table:table-cell>
            <text:p>~= remember
[ri'membә]
vt. 回忆起, 铭记, 纪念
vi. 记得</text:p>
          </table:table-cell>
        </table:table-row>
        <table:table-row>
          <table:table-cell>
            <text:p>3</text:p>
          </table:table-cell>
          <table:table-cell>
            <text:p>repeated</text:p>
          </table:table-cell>
          <table:table-cell>
            <text:p>[ri'pi:tid]
adj. 重复的, 再三的</text:p>
          </table:table-cell>
        </table:table-row>
        <table:table-row>
          <table:table-cell>
            <text:p>3</text:p>
          </table:table-cell>
          <table:table-cell>
            <text:p>reposed</text:p>
          </table:table-cell>
          <table:table-cell>
            <text:p>~= repose
[ri'pәuz]
n. 休息, 睡眠, 静止
vt. 使休息, 寄托于
vi. 休息, 长眠, 静卧, 建立于, 座落, 依靠</text:p>
          </table:table-cell>
        </table:table-row>
        <table:table-row>
          <table:table-cell>
            <text:p>3</text:p>
          </table:table-cell>
          <table:table-cell>
            <text:p>reproached</text:p>
          </table:table-cell>
          <table:table-cell>
            <text:p>~= reproach
[ri'prәutʃ]
v. 责备</text:p>
          </table:table-cell>
        </table:table-row>
        <table:table-row>
          <table:table-cell>
            <text:p>3</text:p>
          </table:table-cell>
          <table:table-cell>
            <text:p>reserved</text:p>
          </table:table-cell>
          <table:table-cell>
            <text:p>[ri'zә:vd]
adj. 保留的, 包租的</text:p>
          </table:table-cell>
        </table:table-row>
        <table:table-row>
          <table:table-cell>
            <text:p>3</text:p>
          </table:table-cell>
          <table:table-cell>
            <text:p>revived</text:p>
          </table:table-cell>
          <table:table-cell>
            <text:p>~= revive
[ri'vaiv]
v. (使)苏醒, (使)复兴, (使)复活, (使)再生效, 回想</text:p>
          </table:table-cell>
        </table:table-row>
        <table:table-row>
          <table:table-cell>
            <text:p>3</text:p>
          </table:table-cell>
          <table:table-cell>
            <text:p>ride</text:p>
          </table:table-cell>
          <table:table-cell>
            <text:p>[raid]
v. 骑, 乘
n. 骑, 乘</text:p>
          </table:table-cell>
        </table:table-row>
        <table:table-row>
          <table:table-cell>
            <text:p>3</text:p>
          </table:table-cell>
          <table:table-cell>
            <text:p>ridge</text:p>
          </table:table-cell>
          <table:table-cell>
            <text:p>[ridʒ]
n. 背脊, 山脊, 屋脊, 山脉, 犁垄
v. 起皱, 成脊状延伸, 翻土作垄</text:p>
          </table:table-cell>
        </table:table-row>
        <table:table-row>
          <table:table-cell>
            <text:p>3</text:p>
          </table:table-cell>
          <table:table-cell>
            <text:p>roman</text:p>
          </table:table-cell>
          <table:table-cell>
            <text:p>[rɔmә]
n. 罗马字体</text:p>
          </table:table-cell>
        </table:table-row>
        <table:table-row>
          <table:table-cell>
            <text:p>3</text:p>
          </table:table-cell>
          <table:table-cell>
            <text:p>rough</text:p>
          </table:table-cell>
          <table:table-cell>
            <text:p>[rʌf]
adj. 粗糙的, 粗略的, 大致的, 粗野的, 粗暴的, 粗略叙述的
v. 大体描述
adv. 粗糙地</text:p>
          </table:table-cell>
        </table:table-row>
        <table:table-row>
          <table:table-cell>
            <text:p>3</text:p>
          </table:table-cell>
          <table:table-cell>
            <text:p>rowed</text:p>
          </table:table-cell>
          <table:table-cell>
            <text:p>~= row
[rau]
n. 排, 行
v. 划(船)</text:p>
          </table:table-cell>
        </table:table-row>
        <table:table-row>
          <table:table-cell>
            <text:p>3</text:p>
          </table:table-cell>
          <table:table-cell>
            <text:p>rub</text:p>
          </table:table-cell>
          <table:table-cell>
            <text:p>[rʌb]
v. 擦, 摩擦
rt. (～ along) 和谐相处, (～ off) 擦掉, 擦破, (～ out) 把(记号,笔记,笔迹等)擦掉</text:p>
          </table:table-cell>
        </table:table-row>
        <table:table-row>
          <table:table-cell>
            <text:p>3</text:p>
          </table:table-cell>
          <table:table-cell>
            <text:p>rummaging</text:p>
          </table:table-cell>
          <table:table-cell>
            <text:p>~= rummage
['rʌmidʒ]
v. 到处翻寻, 搜出, 检查
n. 翻箱倒柜的寻找, 检查, 零星杂物</text:p>
          </table:table-cell>
        </table:table-row>
        <table:table-row>
          <table:table-cell>
            <text:p>3</text:p>
          </table:table-cell>
          <table:table-cell>
            <text:p>rushing</text:p>
          </table:table-cell>
          <table:table-cell>
            <text:p>['rʌʃiθ]
adj. 急流的, 旺盛的</text:p>
          </table:table-cell>
        </table:table-row>
        <table:table-row>
          <table:table-cell>
            <text:p>3</text:p>
          </table:table-cell>
          <table:table-cell>
            <text:p>sailors</text:p>
          </table:table-cell>
          <table:table-cell>
            <text:p>~= sailor
['seilә]
n. 海员, 水手, 不大会晕船的人, 船员</text:p>
          </table:table-cell>
        </table:table-row>
        <table:table-row>
          <table:table-cell>
            <text:p>3</text:p>
          </table:table-cell>
          <table:table-cell>
            <text:p>sands</text:p>
          </table:table-cell>
          <table:table-cell>
            <text:p>~= sand
[sænd]
n. 沙, 沙子,沙滩, 沙地
v. 撒沙子</text:p>
          </table:table-cell>
        </table:table-row>
        <table:table-row>
          <table:table-cell>
            <text:p>3</text:p>
          </table:table-cell>
          <table:table-cell>
            <text:p>satisfy</text:p>
          </table:table-cell>
          <table:table-cell>
            <text:p>['sætisfai]
vt. 满足, 使满意, 说服, 使相信
v. 满意, 确保</text:p>
          </table:table-cell>
        </table:table-row>
        <table:table-row>
          <table:table-cell>
            <text:p>3</text:p>
          </table:table-cell>
          <table:table-cell>
            <text:p>saying</text:p>
          </table:table-cell>
          <table:table-cell>
            <text:p>['seiiŋ]
n. 话, 谚语</text:p>
          </table:table-cell>
        </table:table-row>
        <table:table-row>
          <table:table-cell>
            <text:p>3</text:p>
          </table:table-cell>
          <table:table-cell>
            <text:p>scheme</text:p>
          </table:table-cell>
          <table:table-cell>
            <text:p>[ski:m]
n. 安排, 配置, 计划, 阴谋, 方案, 图解, 摘要
v. 计划, 设计, 图谋, 策划</text:p>
          </table:table-cell>
        </table:table-row>
        <table:table-row>
          <table:table-cell>
            <text:p>3</text:p>
          </table:table-cell>
          <table:table-cell>
            <text:p>schemes</text:p>
          </table:table-cell>
          <table:table-cell>
            <text:p>~= scheme
[ski:m]
n. 安排, 配置, 计划, 阴谋, 方案, 图解, 摘要
v. 计划, 设计, 图谋, 策划</text:p>
          </table:table-cell>
        </table:table-row>
        <table:table-row>
          <table:table-cell>
            <text:p>3</text:p>
          </table:table-cell>
          <table:table-cell>
            <text:p>scruple</text:p>
          </table:table-cell>
          <table:table-cell>
            <text:p>['skru:pl]
n. 踌躇, 犹豫, 微量, 吩, 审慎
vi. 踌躇, 有顾忌, 迟疑</text:p>
          </table:table-cell>
        </table:table-row>
        <table:table-row>
          <table:table-cell>
            <text:p>3</text:p>
          </table:table-cell>
          <table:table-cell>
            <text:p>se</text:p>
          </table:table-cell>
          <table:table-cell>
            <text:p>[域] Sweden , 瑞典</text:p>
          </table:table-cell>
        </table:table-row>
        <table:table-row>
          <table:table-cell>
            <text:p>3</text:p>
          </table:table-cell>
          <table:table-cell>
            <text:p>searched</text:p>
          </table:table-cell>
          <table:table-cell>
            <text:p>~= search
[sә:tʃ]
n. 搜寻, 查究
v. 搜索, 搜寻, 探求, 调查</text:p>
          </table:table-cell>
        </table:table-row>
        <table:table-row>
          <table:table-cell>
            <text:p>3</text:p>
          </table:table-cell>
          <table:table-cell>
            <text:p>seem</text:p>
          </table:table-cell>
          <table:table-cell>
            <text:p>[si:m]
vi. 象是, 似乎</text:p>
          </table:table-cell>
        </table:table-row>
        <table:table-row>
          <table:table-cell>
            <text:p>3</text:p>
          </table:table-cell>
          <table:table-cell>
            <text:p>seignior</text:p>
          </table:table-cell>
          <table:table-cell>
            <text:p>['seinjә, 'si:njә]
n. 封建制度的君主, 藩王</text:p>
          </table:table-cell>
        </table:table-row>
        <table:table-row>
          <table:table-cell>
            <text:p>3</text:p>
          </table:table-cell>
          <table:table-cell>
            <text:p>seizing</text:p>
          </table:table-cell>
          <table:table-cell>
            <text:p>['si:ziŋ]
n. 抓, 夺, 捆绑, 扣押</text:p>
          </table:table-cell>
        </table:table-row>
        <table:table-row>
          <table:table-cell>
            <text:p>3</text:p>
          </table:table-cell>
          <table:table-cell>
            <text:p>self</text:p>
          </table:table-cell>
          <table:table-cell>
            <text:p>[self]
n. 自己, 自我, 本性, 本质, 本人, 私心
vt. 使近亲繁殖, [植]使自花授精
vi. [植]自花授精
adj. 同一的</text:p>
          </table:table-cell>
        </table:table-row>
        <table:table-row>
          <table:table-cell>
            <text:p>3</text:p>
          </table:table-cell>
          <table:table-cell>
            <text:p>semicircle</text:p>
          </table:table-cell>
          <table:table-cell>
            <text:p>['semi'sә:kl]
n. 半圆形</text:p>
          </table:table-cell>
        </table:table-row>
        <table:table-row>
          <table:table-cell>
            <text:p>3</text:p>
          </table:table-cell>
          <table:table-cell>
            <text:p>separated</text:p>
          </table:table-cell>
          <table:table-cell>
            <text:p>adj [pred 作表语] ~ (from sb) no longer living together as a married couple (but not necessarily divorced) 分居（未必离婚）
*I'm separated from my wife. 我和妻子分居了.
* We're separated. 我们分居了.</text:p>
          </table:table-cell>
        </table:table-row>
        <table:table-row>
          <table:table-cell>
            <text:p>3</text:p>
          </table:table-cell>
          <table:table-cell>
            <text:p>settling</text:p>
          </table:table-cell>
          <table:table-cell>
            <text:p>['setliŋ]
n. 沉淀物</text:p>
          </table:table-cell>
        </table:table-row>
        <table:table-row>
          <table:table-cell>
            <text:p>3</text:p>
          </table:table-cell>
          <table:table-cell>
            <text:p>severe</text:p>
          </table:table-cell>
          <table:table-cell>
            <text:p>[si'viә]
adj. 严厉的, 严格的, 剧烈的, 严重的, 严峻的</text:p>
          </table:table-cell>
        </table:table-row>
        <table:table-row>
          <table:table-cell>
            <text:p>3</text:p>
          </table:table-cell>
          <table:table-cell>
            <text:p>shalt</text:p>
          </table:table-cell>
          <table:table-cell>
            <text:p>[ʃælt;ʃәlt;ʃilt]
vbl. shall的第二人称单数现在式</text:p>
          </table:table-cell>
        </table:table-row>
        <table:table-row>
          <table:table-cell>
            <text:p>3</text:p>
          </table:table-cell>
          <table:table-cell>
            <text:p>shedding</text:p>
          </table:table-cell>
          <table:table-cell>
            <text:p>['ʃediŋ]
脱落, 蜕落</text:p>
          </table:table-cell>
        </table:table-row>
        <table:table-row>
          <table:table-cell>
            <text:p>3</text:p>
          </table:table-cell>
          <table:table-cell>
            <text:p>shining</text:p>
          </table:table-cell>
          <table:table-cell>
            <text:p>['ʃainiŋ]
adj. 光亮的, 华丽的</text:p>
          </table:table-cell>
        </table:table-row>
        <table:table-row>
          <table:table-cell>
            <text:p>3</text:p>
          </table:table-cell>
          <table:table-cell>
            <text:p>shipwreck</text:p>
          </table:table-cell>
          <table:table-cell>
            <text:p>['ʃiprek]
n. 船只失事, 海难, 遇难</text:p>
          </table:table-cell>
        </table:table-row>
        <table:table-row>
          <table:table-cell>
            <text:p>3</text:p>
          </table:table-cell>
          <table:table-cell>
            <text:p>shocks</text:p>
          </table:table-cell>
          <table:table-cell>
            <text:p>~= shock
[ʃɔk]
n. 打击, 震动, 冲突, 休克, 突击, 禾束堆, 乱蓬的头发
vt. 使震动, 使休克, 使受电击, 震惊得
vi. 震动, 吓人
adj. 蓬乱的, 浓密的</text:p>
          </table:table-cell>
        </table:table-row>
        <table:table-row>
          <table:table-cell>
            <text:p>3</text:p>
          </table:table-cell>
          <table:table-cell>
            <text:p>shooting</text:p>
          </table:table-cell>
          <table:table-cell>
            <text:p>['ʃu:tiŋ]
n. 射击, 发射, 狩猎场</text:p>
          </table:table-cell>
        </table:table-row>
        <table:table-row>
          <table:table-cell>
            <text:p>3</text:p>
          </table:table-cell>
          <table:table-cell>
            <text:p>shores</text:p>
          </table:table-cell>
          <table:table-cell>
            <text:p>~= shore
[ʃɔ:, ʃɔә]
n. 岸, 海滨, 支撑柱
vt. 支撑, 支持</text:p>
          </table:table-cell>
        </table:table-row>
        <table:table-row>
          <table:table-cell>
            <text:p>3</text:p>
          </table:table-cell>
          <table:table-cell>
            <text:p>shun</text:p>
          </table:table-cell>
          <table:table-cell>
            <text:p>[ʃʌn]
vt. 避开, 避免</text:p>
          </table:table-cell>
        </table:table-row>
        <table:table-row>
          <table:table-cell>
            <text:p>3</text:p>
          </table:table-cell>
          <table:table-cell>
            <text:p>simple</text:p>
          </table:table-cell>
          <table:table-cell>
            <text:p>['simpl]
adj. 简单的, 简易的, 朴素的, 简朴的, 天真的, 率直的, 无经验的, 易受骗的</text:p>
          </table:table-cell>
        </table:table-row>
        <table:table-row>
          <table:table-cell>
            <text:p>3</text:p>
          </table:table-cell>
          <table:table-cell>
            <text:p>skill</text:p>
          </table:table-cell>
          <table:table-cell>
            <text:p>[skil]
n. 技能, ,技巧, 熟练, 巧妙</text:p>
          </table:table-cell>
        </table:table-row>
        <table:table-row>
          <table:table-cell>
            <text:p>3</text:p>
          </table:table-cell>
          <table:table-cell>
            <text:p>skulls</text:p>
          </table:table-cell>
          <table:table-cell>
            <text:p>~= skull
[skʌl]
n. 头脑, 头骨</text:p>
          </table:table-cell>
        </table:table-row>
        <table:table-row>
          <table:table-cell>
            <text:p>3</text:p>
          </table:table-cell>
          <table:table-cell>
            <text:p>small-shot</text:p>
          </table:table-cell>
          <table:table-cell>
            <text:p>small shot</text:p>
          </table:table-cell>
        </table:table-row>
        <table:table-row>
          <table:table-cell>
            <text:p>3</text:p>
          </table:table-cell>
          <table:table-cell>
            <text:p>snares</text:p>
          </table:table-cell>
          <table:table-cell>
            <text:p>~= snare
[snєә]
n. 陷井
v. 诱捕</text:p>
          </table:table-cell>
        </table:table-row>
        <table:table-row>
          <table:table-cell>
            <text:p>3</text:p>
          </table:table-cell>
          <table:table-cell>
            <text:p>sold</text:p>
          </table:table-cell>
          <table:table-cell>
            <text:p>[sәuld]
vbl. sell的过去式和过去分词</text:p>
          </table:table-cell>
        </table:table-row>
        <table:table-row>
          <table:table-cell>
            <text:p>3</text:p>
          </table:table-cell>
          <table:table-cell>
            <text:p>somebody</text:p>
          </table:table-cell>
          <table:table-cell>
            <text:p>['sʌmbәdi]
n. 重要人物, 有名气的人
pron. 有人, 某人</text:p>
          </table:table-cell>
        </table:table-row>
        <table:table-row>
          <table:table-cell>
            <text:p>3</text:p>
          </table:table-cell>
          <table:table-cell>
            <text:p>sorrow</text:p>
          </table:table-cell>
          <table:table-cell>
            <text:p>['sɔrәu]
n. 悲哀, 悲痛</text:p>
          </table:table-cell>
        </table:table-row>
        <table:table-row>
          <table:table-cell>
            <text:p>3</text:p>
          </table:table-cell>
          <table:table-cell>
            <text:p>sought</text:p>
          </table:table-cell>
          <table:table-cell>
            <text:p>[sɔ:t]
vbl. seek的过去式和过去分词</text:p>
          </table:table-cell>
        </table:table-row>
        <table:table-row>
          <table:table-cell>
            <text:p>3</text:p>
          </table:table-cell>
          <table:table-cell>
            <text:p>souls</text:p>
          </table:table-cell>
          <table:table-cell>
            <text:p>~= soul
[sәul]
n. 灵魂, 心灵, 精神, 精力</text:p>
          </table:table-cell>
        </table:table-row>
        <table:table-row>
          <table:table-cell>
            <text:p>3</text:p>
          </table:table-cell>
          <table:table-cell>
            <text:p>southern</text:p>
          </table:table-cell>
          <table:table-cell>
            <text:p>['sʌðәn]
adj. 南的, 南方的</text:p>
          </table:table-cell>
        </table:table-row>
        <table:table-row>
          <table:table-cell>
            <text:p>3</text:p>
          </table:table-cell>
          <table:table-cell>
            <text:p>sowing</text:p>
          </table:table-cell>
          <table:table-cell>
            <text:p>['sәuiŋ]
播种</text:p>
          </table:table-cell>
        </table:table-row>
        <table:table-row>
          <table:table-cell>
            <text:p>3</text:p>
          </table:table-cell>
          <table:table-cell>
            <text:p>sown</text:p>
          </table:table-cell>
          <table:table-cell>
            <text:p>[sәun]
vbl. sow的过去分词</text:p>
          </table:table-cell>
        </table:table-row>
        <table:table-row>
          <table:table-cell>
            <text:p>3</text:p>
          </table:table-cell>
          <table:table-cell>
            <text:p>speaking</text:p>
          </table:table-cell>
          <table:table-cell>
            <text:p>['spi:kiŋ]
n. 谈话, 演讲
adj. 讲话的, 适于说的, 象要开口似的</text:p>
          </table:table-cell>
        </table:table-row>
        <table:table-row>
          <table:table-cell>
            <text:p>3</text:p>
          </table:table-cell>
          <table:table-cell>
            <text:p>spoil</text:p>
          </table:table-cell>
          <table:table-cell>
            <text:p>[spɔil]
vt. 损坏, 搞糟, 宠坏, 溺爱
v. 扰乱</text:p>
          </table:table-cell>
        </table:table-row>
        <table:table-row>
          <table:table-cell>
            <text:p>3</text:p>
          </table:table-cell>
          <table:table-cell>
            <text:p>spoken</text:p>
          </table:table-cell>
          <table:table-cell>
            <text:p>['spәukәn]
adj. 口头的, 口语的
vbl. speak的过去分词</text:p>
          </table:table-cell>
        </table:table-row>
        <table:table-row>
          <table:table-cell>
            <text:p>3</text:p>
          </table:table-cell>
          <table:table-cell>
            <text:p>spreading</text:p>
          </table:table-cell>
          <table:table-cell>
            <text:p>['sprediŋ]
v. 撒布</text:p>
          </table:table-cell>
        </table:table-row>
        <table:table-row>
          <table:table-cell>
            <text:p>3</text:p>
          </table:table-cell>
          <table:table-cell>
            <text:p>springs</text:p>
          </table:table-cell>
          <table:table-cell>
            <text:p>~= spring
[spriŋ]
n. 春天, 跃起, 泉, 弹簧, 发条, 弹性, 弹力, 根源
v. 跳, 跃, 跃出, 使跳跃, 使爆炸, 触发</text:p>
          </table:table-cell>
        </table:table-row>
        <table:table-row>
          <table:table-cell>
            <text:p>3</text:p>
          </table:table-cell>
          <table:table-cell>
            <text:p>stars</text:p>
          </table:table-cell>
          <table:table-cell>
            <text:p>~= star
[stɑ:]
n. 星, 恒星, 明星, 名角</text:p>
          </table:table-cell>
        </table:table-row>
        <table:table-row>
          <table:table-cell>
            <text:p>3</text:p>
          </table:table-cell>
          <table:table-cell>
            <text:p>starving</text:p>
          </table:table-cell>
          <table:table-cell>
            <text:p>~= starve
[stɑ:v]
vt. 使饿死
vi. 饿得要死</text:p>
          </table:table-cell>
        </table:table-row>
        <table:table-row>
          <table:table-cell>
            <text:p>3</text:p>
          </table:table-cell>
          <table:table-cell>
            <text:p>stated</text:p>
          </table:table-cell>
          <table:table-cell>
            <text:p>['steitid]
adj. 定期的, 规定的, 一定的</text:p>
          </table:table-cell>
        </table:table-row>
        <table:table-row>
          <table:table-cell>
            <text:p>3</text:p>
          </table:table-cell>
          <table:table-cell>
            <text:p>staved</text:p>
          </table:table-cell>
          <table:table-cell>
            <text:p>stave的过去式和过去分词</text:p>
          </table:table-cell>
        </table:table-row>
        <table:table-row>
          <table:table-cell>
            <text:p>3</text:p>
          </table:table-cell>
          <table:table-cell>
            <text:p>steeped</text:p>
          </table:table-cell>
          <table:table-cell>
            <text:p>~= steep
[sti:p]
adj. 陡峭的, 险峻的, 急剧升降的, 不合理的
n. 悬崖, 峭壁, 浸渍, 浸渍液
v. 浸, 泡, 沉浸</text:p>
          </table:table-cell>
        </table:table-row>
        <table:table-row>
          <table:table-cell>
            <text:p>3</text:p>
          </table:table-cell>
          <table:table-cell>
            <text:p>sticking</text:p>
          </table:table-cell>
          <table:table-cell>
            <text:p>['stikiŋ]
adj. 粘的, 有粘性的</text:p>
          </table:table-cell>
        </table:table-row>
        <table:table-row>
          <table:table-cell>
            <text:p>3</text:p>
          </table:table-cell>
          <table:table-cell>
            <text:p>sticks</text:p>
          </table:table-cell>
          <table:table-cell>
            <text:p>~= stick
[stik]
n. 棍, 棒, 手杖
v. 粘住, 粘贴
vt. 刺, 戳</text:p>
          </table:table-cell>
        </table:table-row>
        <table:table-row>
          <table:table-cell>
            <text:p>3</text:p>
          </table:table-cell>
          <table:table-cell>
            <text:p>stiff</text:p>
          </table:table-cell>
          <table:table-cell>
            <text:p>[stif]
adj. 硬的, 僵直的, 拘谨的, 呆板的, 艰难的, 费劲的, 僵硬的</text:p>
          </table:table-cell>
        </table:table-row>
        <table:table-row>
          <table:table-cell>
            <text:p>3</text:p>
          </table:table-cell>
          <table:table-cell>
            <text:p>stirring</text:p>
          </table:table-cell>
          <table:table-cell>
            <text:p>['stә:riŋ]
adj. 激动人心的, 活跃的, 忙碌的</text:p>
          </table:table-cell>
        </table:table-row>
        <table:table-row>
          <table:table-cell>
            <text:p>3</text:p>
          </table:table-cell>
          <table:table-cell>
            <text:p>stones</text:p>
          </table:table-cell>
          <table:table-cell>
            <text:p>~= stone
[stәun]
n. 石, 石头, 宝石</text:p>
          </table:table-cell>
        </table:table-row>
        <table:table-row>
          <table:table-cell>
            <text:p>3</text:p>
          </table:table-cell>
          <table:table-cell>
            <text:p>stranger</text:p>
          </table:table-cell>
          <table:table-cell>
            <text:p>['streindʒә]
n. 陌生人, 门外汉</text:p>
          </table:table-cell>
        </table:table-row>
        <table:table-row>
          <table:table-cell>
            <text:p>3</text:p>
          </table:table-cell>
          <table:table-cell>
            <text:p>stratagem</text:p>
          </table:table-cell>
          <table:table-cell>
            <text:p>['strætidʒәm]
n. 战略, 计谋</text:p>
          </table:table-cell>
        </table:table-row>
        <table:table-row>
          <table:table-cell>
            <text:p>3</text:p>
          </table:table-cell>
          <table:table-cell>
            <text:p>straw</text:p>
          </table:table-cell>
          <table:table-cell>
            <text:p>[strɔ:]
n. 稻草, 麦杆</text:p>
          </table:table-cell>
        </table:table-row>
        <table:table-row>
          <table:table-cell>
            <text:p>3</text:p>
          </table:table-cell>
          <table:table-cell>
            <text:p>strike</text:p>
          </table:table-cell>
          <table:table-cell>
            <text:p>[straik]
n. 罢工, 打击, 殴打
vt. 打, 撞击, 冲击, 罢工, 打动, 划燃, 到达, 侵袭
vi. 打, 打击, 罢工, 抓, 敲, 搏动, 打动, 穿透</text:p>
          </table:table-cell>
        </table:table-row>
        <table:table-row>
          <table:table-cell>
            <text:p>3</text:p>
          </table:table-cell>
          <table:table-cell>
            <text:p>struggling</text:p>
          </table:table-cell>
          <table:table-cell>
            <text:p>['strʌgliŋ]
adj. 奋斗的, 努力的, 苦斗的</text:p>
          </table:table-cell>
        </table:table-row>
        <table:table-row>
          <table:table-cell>
            <text:p>3</text:p>
          </table:table-cell>
          <table:table-cell>
            <text:p>study</text:p>
          </table:table-cell>
          <table:table-cell>
            <text:p>['stʌdi]
n. 学习, 研究, 学科, 试作, 论文, 求学, 努力, 书房
vt. 学习, 攻读, 研究, 考虑, 计划
vi. 学习, 试图</text:p>
          </table:table-cell>
        </table:table-row>
        <table:table-row>
          <table:table-cell>
            <text:p>3</text:p>
          </table:table-cell>
          <table:table-cell>
            <text:p>stump</text:p>
          </table:table-cell>
          <table:table-cell>
            <text:p>[stʌmp]
n. 树桩, 残余, 烟头
v. 掘去树桩, 砍成树桩, 绊倒, 难住, 截去</text:p>
          </table:table-cell>
        </table:table-row>
        <table:table-row>
          <table:table-cell>
            <text:p>3</text:p>
          </table:table-cell>
          <table:table-cell>
            <text:p>stupefied</text:p>
          </table:table-cell>
          <table:table-cell>
            <text:p>~= stupefy
['stju:pifai]
v. 麻木</text:p>
          </table:table-cell>
        </table:table-row>
        <table:table-row>
          <table:table-cell>
            <text:p>3</text:p>
          </table:table-cell>
          <table:table-cell>
            <text:p>submit</text:p>
          </table:table-cell>
          <table:table-cell>
            <text:p>[sәb'mit]
v. (使)服从, (使)顺从
vt. 提交, 递交</text:p>
          </table:table-cell>
        </table:table-row>
        <table:table-row>
          <table:table-cell>
            <text:p>3</text:p>
          </table:table-cell>
          <table:table-cell>
            <text:p>suffer</text:p>
          </table:table-cell>
          <table:table-cell>
            <text:p>['sʌfә]
vt. 遭受, 经历, 忍受
vi. 受痛苦, 受损害</text:p>
          </table:table-cell>
        </table:table-row>
        <table:table-row>
          <table:table-cell>
            <text:p>3</text:p>
          </table:table-cell>
          <table:table-cell>
            <text:p>suggest</text:p>
          </table:table-cell>
          <table:table-cell>
            <text:p>[sә'dʒest]
vt. 建议, 提出, 使想起, 暗示</text:p>
          </table:table-cell>
        </table:table-row>
        <table:table-row>
          <table:table-cell>
            <text:p>3</text:p>
          </table:table-cell>
          <table:table-cell>
            <text:p>supplies</text:p>
          </table:table-cell>
          <table:table-cell>
            <text:p>n. 供应品, 日用必需品, 生活用品, (储备)物质, 存货, 补给品, 生活费用
【化】 辅助材料
【经】 供给, 物料, 用品</text:p>
          </table:table-cell>
        </table:table-row>
        <table:table-row>
          <table:table-cell>
            <text:p>3</text:p>
          </table:table-cell>
          <table:table-cell>
            <text:p>surface</text:p>
          </table:table-cell>
          <table:table-cell>
            <text:p>['sә:fis]
n. 表面, 外表, 水面
adj. 表面的, 肤浅的</text:p>
          </table:table-cell>
        </table:table-row>
        <table:table-row>
          <table:table-cell>
            <text:p>3</text:p>
          </table:table-cell>
          <table:table-cell>
            <text:p>surround</text:p>
          </table:table-cell>
          <table:table-cell>
            <text:p>[sә'raund]
vt. 包围, 环境
v. 围绕</text:p>
          </table:table-cell>
        </table:table-row>
        <table:table-row>
          <table:table-cell>
            <text:p>3</text:p>
          </table:table-cell>
          <table:table-cell>
            <text:p>survivors</text:p>
          </table:table-cell>
          <table:table-cell>
            <text:p>~= survivor
[sә'vaivә]
n. 生还者, 残存物</text:p>
          </table:table-cell>
        </table:table-row>
        <table:table-row>
          <table:table-cell>
            <text:p>3</text:p>
          </table:table-cell>
          <table:table-cell>
            <text:p>sustenance</text:p>
          </table:table-cell>
          <table:table-cell>
            <text:p>['sʌstinәns]
n. 食物, 生计, (受)支持</text:p>
          </table:table-cell>
        </table:table-row>
        <table:table-row>
          <table:table-cell>
            <text:p>3</text:p>
          </table:table-cell>
          <table:table-cell>
            <text:p>swelled</text:p>
          </table:table-cell>
          <table:table-cell>
            <text:p>swell的过去式和过去分词
相关词组:
  have swelled head
  suffer from swelled head</text:p>
          </table:table-cell>
        </table:table-row>
        <table:table-row>
          <table:table-cell>
            <text:p>3</text:p>
          </table:table-cell>
          <table:table-cell>
            <text:p>teachee</text:p>
          </table:table-cell>
          <table:table-cell>
            <text:p>~~~= headteacher
n. 中小学的校长</text:p>
          </table:table-cell>
        </table:table-row>
        <table:table-row>
          <table:table-cell>
            <text:p>3</text:p>
          </table:table-cell>
          <table:table-cell>
            <text:p>tended</text:p>
          </table:table-cell>
          <table:table-cell>
            <text:p>~= tend
[tend]
vi. 趋向, 往往是
vt. 照管, 护理</text:p>
          </table:table-cell>
        </table:table-row>
        <table:table-row>
          <table:table-cell>
            <text:p>3</text:p>
          </table:table-cell>
          <table:table-cell>
            <text:p>tender</text:p>
          </table:table-cell>
          <table:table-cell>
            <text:p>['tendә]
adj. 嫩的, 温柔的, 软弱的</text:p>
          </table:table-cell>
        </table:table-row>
        <table:table-row>
          <table:table-cell>
            <text:p>3</text:p>
          </table:table-cell>
          <table:table-cell>
            <text:p>testimonies</text:p>
          </table:table-cell>
          <table:table-cell>
            <text:p>~= testimony
['testimәni]
n. 证词(尤指在法庭所作的), 宣言, 陈述</text:p>
          </table:table-cell>
        </table:table-row>
        <table:table-row>
          <table:table-cell>
            <text:p>3</text:p>
          </table:table-cell>
          <table:table-cell>
            <text:p>thatched</text:p>
          </table:table-cell>
          <table:table-cell>
            <text:p>a. 茅草盖的</text:p>
          </table:table-cell>
        </table:table-row>
        <table:table-row>
          <table:table-cell>
            <text:p>3</text:p>
          </table:table-cell>
          <table:table-cell>
            <text:p>thirdly</text:p>
          </table:table-cell>
          <table:table-cell>
            <text:p>['θә:dli]
adv. 第三</text:p>
          </table:table-cell>
        </table:table-row>
        <table:table-row>
          <table:table-cell>
            <text:p>3</text:p>
          </table:table-cell>
          <table:table-cell>
            <text:p>thirst</text:p>
          </table:table-cell>
          <table:table-cell>
            <text:p>[θә:st]
n. 渴, 口渴, (～ for)渴望, 热望</text:p>
          </table:table-cell>
        </table:table-row>
        <table:table-row>
          <table:table-cell>
            <text:p>3</text:p>
          </table:table-cell>
          <table:table-cell>
            <text:p>thrash</text:p>
          </table:table-cell>
          <table:table-cell>
            <text:p>[θræʃ]
vt. 打(谷), (用棍、鞭等)痛打, 打败, 使逆行, 胜过, 使颠簸, 推敲
vi. 打谷, 击, 颠簸, 逆行
n. 打谷, 逆风浪行进</text:p>
          </table:table-cell>
        </table:table-row>
        <table:table-row>
          <table:table-cell>
            <text:p>3</text:p>
          </table:table-cell>
          <table:table-cell>
            <text:p>throwing</text:p>
          </table:table-cell>
          <table:table-cell>
            <text:p>['θrәuiŋ]
n. 投掷运动</text:p>
          </table:table-cell>
        </table:table-row>
        <table:table-row>
          <table:table-cell>
            <text:p>3</text:p>
          </table:table-cell>
          <table:table-cell>
            <text:p>touch</text:p>
          </table:table-cell>
          <table:table-cell>
            <text:p>[tʌtʃ]
n. 触, 触觉, 接触, 联系, 轻触, 碰, 缺点, 格调
vt. 接触, 触摸, 触及, 达到, 涉及, 点缀, 使接触, 感动
vi. 触摸, 接近, 涉及, 提到</text:p>
          </table:table-cell>
        </table:table-row>
        <table:table-row>
          <table:table-cell>
            <text:p>3</text:p>
          </table:table-cell>
          <table:table-cell>
            <text:p>toulouse</text:p>
          </table:table-cell>
          <table:table-cell>
            <text:p>~= Toulouse
[tu:'lu:z]
图卢兹[法国南部城市]</text:p>
          </table:table-cell>
        </table:table-row>
        <table:table-row>
          <table:table-cell>
            <text:p>3</text:p>
          </table:table-cell>
          <table:table-cell>
            <text:p>toys</text:p>
          </table:table-cell>
          <table:table-cell>
            <text:p>~= toy
[tɔi]
n. 玩具</text:p>
          </table:table-cell>
        </table:table-row>
        <table:table-row>
          <table:table-cell>
            <text:p>3</text:p>
          </table:table-cell>
          <table:table-cell>
            <text:p>trading</text:p>
          </table:table-cell>
          <table:table-cell>
            <text:p>['treidiŋ]
n. 贸易</text:p>
          </table:table-cell>
        </table:table-row>
        <table:table-row>
          <table:table-cell>
            <text:p>3</text:p>
          </table:table-cell>
          <table:table-cell>
            <text:p>train</text:p>
          </table:table-cell>
          <table:table-cell>
            <text:p>[trein]
n. 火车, 列车, 行列, 后果, 顺序, 长队, 长袍(裙)拖地的部分, 导火线
vt. 训练, 培养, 瞄准, (园艺)整枝
vi. 锻炼</text:p>
          </table:table-cell>
        </table:table-row>
        <table:table-row>
          <table:table-cell>
            <text:p>3</text:p>
          </table:table-cell>
          <table:table-cell>
            <text:p>trembling</text:p>
          </table:table-cell>
          <table:table-cell>
            <text:p>['trembliŋ]
n. 发抖, 担心, 战栗
adj. 发抖的, 担心的, 战栗的</text:p>
          </table:table-cell>
        </table:table-row>
        <table:table-row>
          <table:table-cell>
            <text:p>3</text:p>
          </table:table-cell>
          <table:table-cell>
            <text:p>troubled</text:p>
          </table:table-cell>
          <table:table-cell>
            <text:p>['trʌbld]
adj. 麻烦的, 杂乱无章的, 不平静的</text:p>
          </table:table-cell>
        </table:table-row>
        <table:table-row>
          <table:table-cell>
            <text:p>3</text:p>
          </table:table-cell>
          <table:table-cell>
            <text:p>troubles</text:p>
          </table:table-cell>
          <table:table-cell>
            <text:p>~= trouble
['trʌbl]
n. 烦恼, 麻烦, 动乱, 纠纷, 疾病, 故障, 问题
vt. (使)烦恼, 麻烦, 打扰, 麻烦自己, 费神, 费心</text:p>
          </table:table-cell>
        </table:table-row>
        <table:table-row>
          <table:table-cell>
            <text:p>3</text:p>
          </table:table-cell>
          <table:table-cell>
            <text:p>turf</text:p>
          </table:table-cell>
          <table:table-cell>
            <text:p>[tә:f]
n. 草根土, 草皮, 泥炭, 跑马场, 赛马
vt. 覆草皮于</text:p>
          </table:table-cell>
        </table:table-row>
        <table:table-row>
          <table:table-cell>
            <text:p>3</text:p>
          </table:table-cell>
          <table:table-cell>
            <text:p>turns</text:p>
          </table:table-cell>
          <table:table-cell>
            <text:p>~= turn
[tә:n]
n. 转动, 旋转, 转变方向, 轮流, 时机, (一)回, 倾向, 癖性
v. (使)转动, 翻转, 扭转, (使)变质, 超过(年龄,数量等), 车(成)</text:p>
          </table:table-cell>
        </table:table-row>
        <table:table-row>
          <table:table-cell>
            <text:p>3</text:p>
          </table:table-cell>
          <table:table-cell>
            <text:p>turtles</text:p>
          </table:table-cell>
          <table:table-cell>
            <text:p>~= turtle
['tә:tl]
n. 海龟</text:p>
          </table:table-cell>
        </table:table-row>
        <table:table-row>
          <table:table-cell>
            <text:p>3</text:p>
          </table:table-cell>
          <table:table-cell>
            <text:p>twenty-six</text:p>
          </table:table-cell>
          <table:table-cell>
            <text:p>twenty six</text:p>
          </table:table-cell>
        </table:table-row>
        <table:table-row>
          <table:table-cell>
            <text:p>3</text:p>
          </table:table-cell>
          <table:table-cell>
            <text:p>unarmed</text:p>
          </table:table-cell>
          <table:table-cell>
            <text:p>['ʌn'ɑ:md]
adj. 徒手的, 非武装的</text:p>
          </table:table-cell>
        </table:table-row>
        <table:table-row>
          <table:table-cell>
            <text:p>3</text:p>
          </table:table-cell>
          <table:table-cell>
            <text:p>unconcerned</text:p>
          </table:table-cell>
          <table:table-cell>
            <text:p>['ʌnkәn'sә:nd]
adj. 不关心的, 无忧虑的, 不相关的</text:p>
          </table:table-cell>
        </table:table-row>
        <table:table-row>
          <table:table-cell>
            <text:p>3</text:p>
          </table:table-cell>
          <table:table-cell>
            <text:p>understanding</text:p>
          </table:table-cell>
          <table:table-cell>
            <text:p>[ˏʌndә'stændiŋ]
n. 谅解, 理解</text:p>
          </table:table-cell>
        </table:table-row>
        <table:table-row>
          <table:table-cell>
            <text:p>3</text:p>
          </table:table-cell>
          <table:table-cell>
            <text:p>undertaking</text:p>
          </table:table-cell>
          <table:table-cell>
            <text:p>[ˏʌndә'teikiŋ]
n. 事业, 企业, 承诺, 保证, 殡仪业</text:p>
          </table:table-cell>
        </table:table-row>
        <table:table-row>
          <table:table-cell>
            <text:p>3</text:p>
          </table:table-cell>
          <table:table-cell>
            <text:p>undiscovered</text:p>
          </table:table-cell>
          <table:table-cell>
            <text:p>['ʌndis'kʌvәd]
adj. 未被发现的, 隐藏的</text:p>
          </table:table-cell>
        </table:table-row>
        <table:table-row>
          <table:table-cell>
            <text:p>3</text:p>
          </table:table-cell>
          <table:table-cell>
            <text:p>undoubted</text:p>
          </table:table-cell>
          <table:table-cell>
            <text:p>['ʌn'dautid]
adj. 无疑的, 确实的</text:p>
          </table:table-cell>
        </table:table-row>
        <table:table-row>
          <table:table-cell>
            <text:p>3</text:p>
          </table:table-cell>
          <table:table-cell>
            <text:p>using</text:p>
          </table:table-cell>
          <table:table-cell>
            <text:p>【计】 使用</text:p>
          </table:table-cell>
        </table:table-row>
        <table:table-row>
          <table:table-cell>
            <text:p>3</text:p>
          </table:table-cell>
          <table:table-cell>
            <text:p>valuable</text:p>
          </table:table-cell>
          <table:table-cell>
            <text:p>['væljuәbl]
adj. 贵重的, 有价值的, 颇有价值的</text:p>
          </table:table-cell>
        </table:table-row>
        <table:table-row>
          <table:table-cell>
            <text:p>3</text:p>
          </table:table-cell>
          <table:table-cell>
            <text:p>vapors</text:p>
          </table:table-cell>
          <table:table-cell>
            <text:p>~= vapor
['veipә]
n. 水汽, 水蒸气, 无实质之物
vi. 蒸发, 自夸
vt. 使蒸发
n. 自夸者</text:p>
          </table:table-cell>
        </table:table-row>
        <table:table-row>
          <table:table-cell>
            <text:p>3</text:p>
          </table:table-cell>
          <table:table-cell>
            <text:p>variety</text:p>
          </table:table-cell>
          <table:table-cell>
            <text:p>[vә'raiәti]
n. 变化, 多样性, 种种, 品种, 种类</text:p>
          </table:table-cell>
        </table:table-row>
        <table:table-row>
          <table:table-cell>
            <text:p>3</text:p>
          </table:table-cell>
          <table:table-cell>
            <text:p>ved</text:p>
          </table:table-cell>
          <table:table-cell>
            <text:p>~= v
[vi:]
n. 字母v, 罗马数字5, V形物</text:p>
          </table:table-cell>
        </table:table-row>
        <table:table-row>
          <table:table-cell>
            <text:p>3</text:p>
          </table:table-cell>
          <table:table-cell>
            <text:p>verde</text:p>
          </table:table-cell>
          <table:table-cell>
            <text:p>~= Verde
[vә:d]
, Cape 佛得角[塞内加尔西部](非洲最西端的岬角)</text:p>
          </table:table-cell>
        </table:table-row>
        <table:table-row>
          <table:table-cell>
            <text:p>3</text:p>
          </table:table-cell>
          <table:table-cell>
            <text:p>victory</text:p>
          </table:table-cell>
          <table:table-cell>
            <text:p>['viktәri]
n. 胜利, 战胜, 克服, [罗神]胜利女神</text:p>
          </table:table-cell>
        </table:table-row>
        <table:table-row>
          <table:table-cell>
            <text:p>3</text:p>
          </table:table-cell>
          <table:table-cell>
            <text:p>viewing</text:p>
          </table:table-cell>
          <table:table-cell>
            <text:p>['vju:iŋ]
注视
检视, 观察</text:p>
          </table:table-cell>
        </table:table-row>
        <table:table-row>
          <table:table-cell>
            <text:p>3</text:p>
          </table:table-cell>
          <table:table-cell>
            <text:p>villainy</text:p>
          </table:table-cell>
          <table:table-cell>
            <text:p>['vilәni]
n. 邪恶, 坏事, 恶行, 罪恶, 道德败坏</text:p>
          </table:table-cell>
        </table:table-row>
        <table:table-row>
          <table:table-cell>
            <text:p>3</text:p>
          </table:table-cell>
          <table:table-cell>
            <text:p>void</text:p>
          </table:table-cell>
          <table:table-cell>
            <text:p>[vɔid]
n. 空间, 空旷, 空虚, 怅惘
adj. 空的, 无人的, 空闲的, 无效的, 无用的, 没有的</text:p>
          </table:table-cell>
        </table:table-row>
        <table:table-row>
          <table:table-cell>
            <text:p>3</text:p>
          </table:table-cell>
          <table:table-cell>
            <text:p>wa</text:p>
          </table:table-cell>
          <table:table-cell>
            <text:p>~= WA
Washington 美国华盛顿州邮递区号</text:p>
          </table:table-cell>
        </table:table-row>
        <table:table-row>
          <table:table-cell>
            <text:p>3</text:p>
          </table:table-cell>
          <table:table-cell>
            <text:p>wandered</text:p>
          </table:table-cell>
          <table:table-cell>
            <text:p>~= wander
['wɔndә]
vi. 漫步, 徘徊, 迷路, 迷失方向, 离题</text:p>
          </table:table-cell>
        </table:table-row>
        <table:table-row>
          <table:table-cell>
            <text:p>3</text:p>
          </table:table-cell>
          <table:table-cell>
            <text:p>wants</text:p>
          </table:table-cell>
          <table:table-cell>
            <text:p>n. 需求, 欲望, 必需品
【经】 消费者的欲望; 希望, 要, 想要</text:p>
          </table:table-cell>
        </table:table-row>
        <table:table-row>
          <table:table-cell>
            <text:p>3</text:p>
          </table:table-cell>
          <table:table-cell>
            <text:p>ware</text:p>
          </table:table-cell>
          <table:table-cell>
            <text:p>[wєә]
n. 陶器, 器皿</text:p>
          </table:table-cell>
        </table:table-row>
        <table:table-row>
          <table:table-cell>
            <text:p>3</text:p>
          </table:table-cell>
          <table:table-cell>
            <text:p>warmly</text:p>
          </table:table-cell>
          <table:table-cell>
            <text:p>['wɔ:mli]
adv. 暖和地, 热烈地, 热心地</text:p>
          </table:table-cell>
        </table:table-row>
        <table:table-row>
          <table:table-cell>
            <text:p>3</text:p>
          </table:table-cell>
          <table:table-cell>
            <text:p>washing</text:p>
          </table:table-cell>
          <table:table-cell>
            <text:p>['wɔʃiŋ]
n. 洗涤, 洗涤物, 冲走的东西
adj. 洗涤用的, 洗涤的</text:p>
          </table:table-cell>
        </table:table-row>
        <table:table-row>
          <table:table-cell>
            <text:p>3</text:p>
          </table:table-cell>
          <table:table-cell>
            <text:p>waste</text:p>
          </table:table-cell>
          <table:table-cell>
            <text:p>[weist]
n. 废物, 浪费, 损耗, 消耗, 地面风化物, 垃圾, 荒地
adj. 废弃的, 荒芜的, 多余的
vt. 浪费, 消耗, 使荒芜
vi. 被浪费, 挥霍钱财, 变消瘦, 被损耗</text:p>
          </table:table-cell>
        </table:table-row>
        <table:table-row>
          <table:table-cell>
            <text:p>3</text:p>
          </table:table-cell>
          <table:table-cell>
            <text:p>wasted</text:p>
          </table:table-cell>
          <table:table-cell>
            <text:p>~= wast
[wɔst; wәst]
vbl. [be的过去式]第二人称单数直说法</text:p>
          </table:table-cell>
        </table:table-row>
        <table:table-row>
          <table:table-cell>
            <text:p>3</text:p>
          </table:table-cell>
          <table:table-cell>
            <text:p>wheelbarrow</text:p>
          </table:table-cell>
          <table:table-cell>
            <text:p>['wi:lbærәu]
n. 独轮手推车, 手推车
vt. 用于推车运送</text:p>
          </table:table-cell>
        </table:table-row>
        <table:table-row>
          <table:table-cell>
            <text:p>3</text:p>
          </table:table-cell>
          <table:table-cell>
            <text:p>wherein</text:p>
          </table:table-cell>
          <table:table-cell>
            <text:p>[(h)wєәr'in]
adv. 在何处, 在其中</text:p>
          </table:table-cell>
        </table:table-row>
        <table:table-row>
          <table:table-cell>
            <text:p>3</text:p>
          </table:table-cell>
          <table:table-cell>
            <text:p>whereupon</text:p>
          </table:table-cell>
          <table:table-cell>
            <text:p>[ˏ(h)wєәrә'pɔn]
adv. 于是, 因此
conj. 在什么上面</text:p>
          </table:table-cell>
        </table:table-row>
        <table:table-row>
          <table:table-cell>
            <text:p>3</text:p>
          </table:table-cell>
          <table:table-cell>
            <text:p>wherever</text:p>
          </table:table-cell>
          <table:table-cell>
            <text:p>[(h)wєәr'evә]
adv. 无论那里, 无论什么情况下</text:p>
          </table:table-cell>
        </table:table-row>
        <table:table-row>
          <table:table-cell>
            <text:p>3</text:p>
          </table:table-cell>
          <table:table-cell>
            <text:p>whiskers</text:p>
          </table:table-cell>
          <table:table-cell>
            <text:p>n. 腮须, 胡须</text:p>
          </table:table-cell>
        </table:table-row>
        <table:table-row>
          <table:table-cell>
            <text:p>3</text:p>
          </table:table-cell>
          <table:table-cell>
            <text:p>whoever</text:p>
          </table:table-cell>
          <table:table-cell>
            <text:p>[hu:'evә(r)]
pron. 任何人, 无论谁</text:p>
          </table:table-cell>
        </table:table-row>
        <table:table-row>
          <table:table-cell>
            <text:p>3</text:p>
          </table:table-cell>
          <table:table-cell>
            <text:p>wine</text:p>
          </table:table-cell>
          <table:table-cell>
            <text:p>[wain]
n. 葡萄酒, 酒</text:p>
          </table:table-cell>
        </table:table-row>
        <table:table-row>
          <table:table-cell>
            <text:p>3</text:p>
          </table:table-cell>
          <table:table-cell>
            <text:p>wits</text:p>
          </table:table-cell>
          <table:table-cell>
            <text:p>~= wit
[wit]
n. 智力, 才智, 智慧</text:p>
          </table:table-cell>
        </table:table-row>
        <table:table-row>
          <table:table-cell>
            <text:p>3</text:p>
          </table:table-cell>
          <table:table-cell>
            <text:p>woman</text:p>
          </table:table-cell>
          <table:table-cell>
            <text:p>['wumәn]
n. 女人, 妇女, 女仆
adj. 女人的, 女性的, 妇女的
vt. 为...配备妇女, 使成女人腔</text:p>
          </table:table-cell>
        </table:table-row>
        <table:table-row>
          <table:table-cell>
            <text:p>3</text:p>
          </table:table-cell>
          <table:table-cell>
            <text:p>won</text:p>
          </table:table-cell>
          <table:table-cell>
            <text:p>[wʌn]
vbl. win的过去式和过去分词</text:p>
          </table:table-cell>
        </table:table-row>
        <table:table-row>
          <table:table-cell>
            <text:p>3</text:p>
          </table:table-cell>
          <table:table-cell>
            <text:p>wondered</text:p>
          </table:table-cell>
          <table:table-cell>
            <text:p>~= wonder
['wʌndә]
n. 奇迹, 惊奇, 惊愕
vt. 对...感到惊讶, 惊奇, 想知道
vi. 惊讶, 怀疑
adj. 非凡的, 奇妙的</text:p>
          </table:table-cell>
        </table:table-row>
        <table:table-row>
          <table:table-cell>
            <text:p>3</text:p>
          </table:table-cell>
          <table:table-cell>
            <text:p>wonders</text:p>
          </table:table-cell>
          <table:table-cell>
            <text:p>~= wonder
['wʌndә]
n. 奇迹, 惊奇, 惊愕
vt. 对...感到惊讶, 惊奇, 想知道
vi. 惊讶, 怀疑
adj. 非凡的, 奇妙的</text:p>
          </table:table-cell>
        </table:table-row>
        <table:table-row>
          <table:table-cell>
            <text:p>3</text:p>
          </table:table-cell>
          <table:table-cell>
            <text:p>woody</text:p>
          </table:table-cell>
          <table:table-cell>
            <text:p>['wudi]
adj. 多树木的, 木本的, 木头般的, 木制的</text:p>
          </table:table-cell>
        </table:table-row>
        <table:table-row>
          <table:table-cell>
            <text:p>3</text:p>
          </table:table-cell>
          <table:table-cell>
            <text:p>worshipped</text:p>
          </table:table-cell>
          <table:table-cell>
            <text:p>~~~= worshipper
礼拜[崇拜, 爱慕]者</text:p>
          </table:table-cell>
        </table:table-row>
        <table:table-row>
          <table:table-cell>
            <text:p>3</text:p>
          </table:table-cell>
          <table:table-cell>
            <text:p>wound</text:p>
          </table:table-cell>
          <table:table-cell>
            <text:p>[wu:nd]
n. 创伤, 伤口
vt. 伤, 伤寒
v. 击伤</text:p>
          </table:table-cell>
        </table:table-row>
        <table:table-row>
          <table:table-cell>
            <text:p>3</text:p>
          </table:table-cell>
          <table:table-cell>
            <text:p>wounds</text:p>
          </table:table-cell>
          <table:table-cell>
            <text:p>~= wound
[wu:nd]
n. 创伤, 伤口
vt. 伤, 伤寒
v. 击伤</text:p>
          </table:table-cell>
        </table:table-row>
        <table:table-row>
          <table:table-cell>
            <text:p>3</text:p>
          </table:table-cell>
          <table:table-cell>
            <text:p>wretched</text:p>
          </table:table-cell>
          <table:table-cell>
            <text:p>['retʃid]
adj. 可怜的, 悲惨的, 肮脏的, 恶劣的</text:p>
          </table:table-cell>
        </table:table-row>
        <table:table-row>
          <table:table-cell>
            <text:p>3</text:p>
          </table:table-cell>
          <table:table-cell>
            <text:p>wringing</text:p>
          </table:table-cell>
          <table:table-cell>
            <text:p>adj. 淋湿的, 湿透的</text:p>
          </table:table-cell>
        </table:table-row>
        <table:table-row>
          <table:table-cell>
            <text:p>3</text:p>
          </table:table-cell>
          <table:table-cell>
            <text:p>yearly</text:p>
          </table:table-cell>
          <table:table-cell>
            <text:p>['jә:li]
adj. 每年的
adv. 每年</text:p>
          </table:table-cell>
        </table:table-row>
        <table:table-row>
          <table:table-cell>
            <text:p>3</text:p>
          </table:table-cell>
          <table:table-cell>
            <text:p>yeast</text:p>
          </table:table-cell>
          <table:table-cell>
            <text:p>[ji:st]
n. 酵母, 发酵粉</text:p>
          </table:table-cell>
        </table:table-row>
        <table:table-row>
          <table:table-cell>
            <text:p>3</text:p>
          </table:table-cell>
          <table:table-cell>
            <text:p>yonder</text:p>
          </table:table-cell>
          <table:table-cell>
            <text:p>['jɔndә]
adj. 更远的, 那边的
adv. 在那边</text:p>
          </table:table-cell>
        </table:table-row>
        <table:table-row>
          <table:table-cell>
            <text:p>2</text:p>
          </table:table-cell>
          <table:table-cell>
            <text:p>a-coming</text:p>
          </table:table-cell>
          <table:table-cell>
            <text:p>a coming</text:p>
          </table:table-cell>
        </table:table-row>
        <table:table-row>
          <table:table-cell>
            <text:p>2</text:p>
          </table:table-cell>
          <table:table-cell>
            <text:p>a-cutting</text:p>
          </table:table-cell>
          <table:table-cell>
            <text:p>a cutting</text:p>
          </table:table-cell>
        </table:table-row>
        <table:table-row>
          <table:table-cell>
            <text:p>2</text:p>
          </table:table-cell>
          <table:table-cell>
            <text:p>abominable</text:p>
          </table:table-cell>
          <table:table-cell>
            <text:p>[ә'bɔminәbl]
adj. 讨厌的, 令人憎恶的</text:p>
          </table:table-cell>
        </table:table-row>
        <table:table-row>
          <table:table-cell>
            <text:p>2</text:p>
          </table:table-cell>
          <table:table-cell>
            <text:p>abraham</text:p>
          </table:table-cell>
          <table:table-cell>
            <text:p>~= Abraham
['eibrәhæm, -hәm]
n. [圣经]亚伯拉罕(相传为希伯来人的始祖)</text:p>
          </table:table-cell>
        </table:table-row>
        <table:table-row>
          <table:table-cell>
            <text:p>2</text:p>
          </table:table-cell>
          <table:table-cell>
            <text:p>accidents</text:p>
          </table:table-cell>
          <table:table-cell>
            <text:p>~= accident
['æksidәnt]
n. 意外事件, 事故</text:p>
          </table:table-cell>
        </table:table-row>
        <table:table-row>
          <table:table-cell>
            <text:p>2</text:p>
          </table:table-cell>
          <table:table-cell>
            <text:p>accomodate</text:p>
          </table:table-cell>
          <table:table-cell>
            <text:p>v. 容纳,留宿,使...适应</text:p>
          </table:table-cell>
        </table:table-row>
        <table:table-row>
          <table:table-cell>
            <text:p>2</text:p>
          </table:table-cell>
          <table:table-cell>
            <text:p>accompanied</text:p>
          </table:table-cell>
          <table:table-cell>
            <text:p>~= accompany
[ә'kʌmpәni]
vt. 陪伴, 伴奏</text:p>
          </table:table-cell>
        </table:table-row>
        <table:table-row>
          <table:table-cell>
            <text:p>2</text:p>
          </table:table-cell>
          <table:table-cell>
            <text:p>acknowledging</text:p>
          </table:table-cell>
          <table:table-cell>
            <text:p>~= acknowledge
[әk'nɔlidʒ]
vt. 承认, 答谢, 报偿</text:p>
          </table:table-cell>
        </table:table-row>
        <table:table-row>
          <table:table-cell>
            <text:p>2</text:p>
          </table:table-cell>
          <table:table-cell>
            <text:p>acres</text:p>
          </table:table-cell>
          <table:table-cell>
            <text:p>~= acre
['eikә]
n. 英亩, 地产, 大片田地</text:p>
          </table:table-cell>
        </table:table-row>
        <table:table-row>
          <table:table-cell>
            <text:p>2</text:p>
          </table:table-cell>
          <table:table-cell>
            <text:p>actions</text:p>
          </table:table-cell>
          <table:table-cell>
            <text:p>~= action
['ækʃәn]
n. 动作, 作用, 战斗, 行动, 举动, 行为, (戏剧或书中)的情节, (某一地区、领域或团体中)最能产生效果、最有趣、最有刺激性的活动
vt. 对...起诉</text:p>
          </table:table-cell>
        </table:table-row>
        <table:table-row>
          <table:table-cell>
            <text:p>2</text:p>
          </table:table-cell>
          <table:table-cell>
            <text:p>actually</text:p>
          </table:table-cell>
          <table:table-cell>
            <text:p>['æktʃuәli]
adv. 实际上, 事实上, 竟然, 居然, 如今</text:p>
          </table:table-cell>
        </table:table-row>
        <table:table-row>
          <table:table-cell>
            <text:p>2</text:p>
          </table:table-cell>
          <table:table-cell>
            <text:p>ad</text:p>
          </table:table-cell>
          <table:table-cell>
            <text:p>[æd]
n. 广告
[域] Andorra , 安道尔
abbr. [军] Air Defense, 防空</text:p>
          </table:table-cell>
        </table:table-row>
        <table:table-row>
          <table:table-cell>
            <text:p>2</text:p>
          </table:table-cell>
          <table:table-cell>
            <text:p>addition</text:p>
          </table:table-cell>
          <table:table-cell>
            <text:p>[ә'diʃәn]
n. 加, 加起来, 增加物, 增加, 加法</text:p>
          </table:table-cell>
        </table:table-row>
        <table:table-row>
          <table:table-cell>
            <text:p>2</text:p>
          </table:table-cell>
          <table:table-cell>
            <text:p>advise</text:p>
          </table:table-cell>
          <table:table-cell>
            <text:p>[әd'vaiz]
vt. 劝告, 忠告, 警告, 建议</text:p>
          </table:table-cell>
        </table:table-row>
        <table:table-row>
          <table:table-cell>
            <text:p>2</text:p>
          </table:table-cell>
          <table:table-cell>
            <text:p>advised</text:p>
          </table:table-cell>
          <table:table-cell>
            <text:p>[әd'vaizd]
adj. 考虑过的, 细想过的</text:p>
          </table:table-cell>
        </table:table-row>
        <table:table-row>
          <table:table-cell>
            <text:p>2</text:p>
          </table:table-cell>
          <table:table-cell>
            <text:p>adze</text:p>
          </table:table-cell>
          <table:table-cell>
            <text:p>n. 扁斧
v. 以扁斧劈</text:p>
          </table:table-cell>
        </table:table-row>
        <table:table-row>
          <table:table-cell>
            <text:p>2</text:p>
          </table:table-cell>
          <table:table-cell>
            <text:p>affectionate</text:p>
          </table:table-cell>
          <table:table-cell>
            <text:p>[ә'fekʃәnit]
adj. 亲爱的, 挚爱的</text:p>
          </table:table-cell>
        </table:table-row>
        <table:table-row>
          <table:table-cell>
            <text:p>2</text:p>
          </table:table-cell>
          <table:table-cell>
            <text:p>affectionately</text:p>
          </table:table-cell>
          <table:table-cell>
            <text:p>[ә'fekʃɚnәth]
adv. 挚爱地, 亲切地</text:p>
          </table:table-cell>
        </table:table-row>
        <table:table-row>
          <table:table-cell>
            <text:p>2</text:p>
          </table:table-cell>
          <table:table-cell>
            <text:p>afflictions</text:p>
          </table:table-cell>
          <table:table-cell>
            <text:p>~= affliction
[ә'flikʃәn]
n. 痛苦, 苦恼</text:p>
          </table:table-cell>
        </table:table-row>
        <table:table-row>
          <table:table-cell>
            <text:p>2</text:p>
          </table:table-cell>
          <table:table-cell>
            <text:p>afforded</text:p>
          </table:table-cell>
          <table:table-cell>
            <text:p>~= afford
[ә'fɔ:d]
vt. 提供, 给予, 供应得起</text:p>
          </table:table-cell>
        </table:table-row>
        <table:table-row>
          <table:table-cell>
            <text:p>2</text:p>
          </table:table-cell>
          <table:table-cell>
            <text:p>affront</text:p>
          </table:table-cell>
          <table:table-cell>
            <text:p>[ә'frʌnt]
n. 公开侮辱, 轻蔑
vt. 公开侮辱, 冒犯, 面对</text:p>
          </table:table-cell>
        </table:table-row>
        <table:table-row>
          <table:table-cell>
            <text:p>2</text:p>
          </table:table-cell>
          <table:table-cell>
            <text:p>ages</text:p>
          </table:table-cell>
          <table:table-cell>
            <text:p>~= age
[eidʒ]
n. 年龄, 成年, 使用年限, 同时期的人, 时代
v. 变老, 上年纪, 成熟</text:p>
          </table:table-cell>
        </table:table-row>
        <table:table-row>
          <table:table-cell>
            <text:p>2</text:p>
          </table:table-cell>
          <table:table-cell>
            <text:p>agoing</text:p>
          </table:table-cell>
          <table:table-cell>
            <text:p>adv. 在动着,在进行中</text:p>
          </table:table-cell>
        </table:table-row>
        <table:table-row>
          <table:table-cell>
            <text:p>2</text:p>
          </table:table-cell>
          <table:table-cell>
            <text:p>agricultural</text:p>
          </table:table-cell>
          <table:table-cell>
            <text:p>[ˏægri'kʌltʃәrәl]
adj. 农业的, 农艺的</text:p>
          </table:table-cell>
        </table:table-row>
        <table:table-row>
          <table:table-cell>
            <text:p>2</text:p>
          </table:table-cell>
          <table:table-cell>
            <text:p>aimed</text:p>
          </table:table-cell>
          <table:table-cell>
            <text:p>~= aim
[eim]
n. 目标, 目的, 瞄准
v. 对...瞄准, 打算</text:p>
          </table:table-cell>
        </table:table-row>
        <table:table-row>
          <table:table-cell>
            <text:p>2</text:p>
          </table:table-cell>
          <table:table-cell>
            <text:p>al</text:p>
          </table:table-cell>
          <table:table-cell>
            <text:p>[域] Albania , 阿尔巴尼亚</text:p>
          </table:table-cell>
        </table:table-row>
        <table:table-row>
          <table:table-cell>
            <text:p>2</text:p>
          </table:table-cell>
          <table:table-cell>
            <text:p>alarm</text:p>
          </table:table-cell>
          <table:table-cell>
            <text:p>[ә'lɑ:m]
n. 警报, 惊慌, 警告器
vt. 恐吓, 警告</text:p>
          </table:table-cell>
        </table:table-row>
        <table:table-row>
          <table:table-cell>
            <text:p>2</text:p>
          </table:table-cell>
          <table:table-cell>
            <text:p>alarmed</text:p>
          </table:table-cell>
          <table:table-cell>
            <text:p>~= alarm
[ә'lɑ:m]
n. 警报, 惊慌, 警告器
vt. 恐吓, 警告</text:p>
          </table:table-cell>
        </table:table-row>
        <table:table-row>
          <table:table-cell>
            <text:p>2</text:p>
          </table:table-cell>
          <table:table-cell>
            <text:p>alteration</text:p>
          </table:table-cell>
          <table:table-cell>
            <text:p>[ˏɔ:ltә'reiʃәn]
n. 变更, 改造</text:p>
          </table:table-cell>
        </table:table-row>
        <table:table-row>
          <table:table-cell>
            <text:p>2</text:p>
          </table:table-cell>
          <table:table-cell>
            <text:p>amazon</text:p>
          </table:table-cell>
          <table:table-cell>
            <text:p>*['æmәzɒn]
n. 亚马孙河
【医】 无乳腺者</text:p>
          </table:table-cell>
        </table:table-row>
        <table:table-row>
          <table:table-cell>
            <text:p>2</text:p>
          </table:table-cell>
          <table:table-cell>
            <text:p>ambition</text:p>
          </table:table-cell>
          <table:table-cell>
            <text:p>[æm'biʃәn]
n. 野心, 雄心</text:p>
          </table:table-cell>
        </table:table-row>
        <table:table-row>
          <table:table-cell>
            <text:p>2</text:p>
          </table:table-cell>
          <table:table-cell>
            <text:p>ambuscade</text:p>
          </table:table-cell>
          <table:table-cell>
            <text:p>[ˏæmbәs'keid]
n. 埋伏, 埋伏处
vt. 埋伏, 伏击</text:p>
          </table:table-cell>
        </table:table-row>
        <table:table-row>
          <table:table-cell>
            <text:p>2</text:p>
          </table:table-cell>
          <table:table-cell>
            <text:p>amounted</text:p>
          </table:table-cell>
          <table:table-cell>
            <text:p>~= amount
[ә'maunt]
n. 数量
vi. (to) 总计, 等于</text:p>
          </table:table-cell>
        </table:table-row>
        <table:table-row>
          <table:table-cell>
            <text:p>2</text:p>
          </table:table-cell>
          <table:table-cell>
            <text:p>amusement</text:p>
          </table:table-cell>
          <table:table-cell>
            <text:p>[ә'mju:zmәnt]
n. 娱乐, 消遣, 娱乐活动</text:p>
          </table:table-cell>
        </table:table-row>
        <table:table-row>
          <table:table-cell>
            <text:p>2</text:p>
          </table:table-cell>
          <table:table-cell>
            <text:p>ance</text:p>
          </table:table-cell>
          <table:table-cell>
            <text:p>~~~= abearance
[ә'bi:rәns]
行动, 行为</text:p>
          </table:table-cell>
        </table:table-row>
        <table:table-row>
          <table:table-cell>
            <text:p>2</text:p>
          </table:table-cell>
          <table:table-cell>
            <text:p>anchors</text:p>
          </table:table-cell>
          <table:table-cell>
            <text:p>~= anchor
['æŋkә]
n. 锚
v. 抛锚, 锚定</text:p>
          </table:table-cell>
        </table:table-row>
        <table:table-row>
          <table:table-cell>
            <text:p>2</text:p>
          </table:table-cell>
          <table:table-cell>
            <text:p>angel</text:p>
          </table:table-cell>
          <table:table-cell>
            <text:p>['eindʒәl]
n. 天使, 完善可爱的人</text:p>
          </table:table-cell>
        </table:table-row>
        <table:table-row>
          <table:table-cell>
            <text:p>2</text:p>
          </table:table-cell>
          <table:table-cell>
            <text:p>angels</text:p>
          </table:table-cell>
          <table:table-cell>
            <text:p>~= angel
['eindʒәl]
n. 天使, 完善可爱的人</text:p>
          </table:table-cell>
        </table:table-row>
        <table:table-row>
          <table:table-cell>
            <text:p>2</text:p>
          </table:table-cell>
          <table:table-cell>
            <text:p>annual</text:p>
          </table:table-cell>
          <table:table-cell>
            <text:p>['ænjuәl]
n. 一年生植物, 年刊, 年鉴
adj. 一年一次的, 每年的, 一年生的</text:p>
          </table:table-cell>
        </table:table-row>
        <table:table-row>
          <table:table-cell>
            <text:p>2</text:p>
          </table:table-cell>
          <table:table-cell>
            <text:p>apace</text:p>
          </table:table-cell>
          <table:table-cell>
            <text:p>[ә'peis]
adv. 快速地, 急速地</text:p>
          </table:table-cell>
        </table:table-row>
        <table:table-row>
          <table:table-cell>
            <text:p>2</text:p>
          </table:table-cell>
          <table:table-cell>
            <text:p>apparently</text:p>
          </table:table-cell>
          <table:table-cell>
            <text:p>[ә'pærәntli]
adv. 显然地</text:p>
          </table:table-cell>
        </table:table-row>
        <table:table-row>
          <table:table-cell>
            <text:p>2</text:p>
          </table:table-cell>
          <table:table-cell>
            <text:p>applying</text:p>
          </table:table-cell>
          <table:table-cell>
            <text:p>~= apply
[ә'plai]
vt. 申请, 应用
vi. 申请, 适用</text:p>
          </table:table-cell>
        </table:table-row>
        <table:table-row>
          <table:table-cell>
            <text:p>2</text:p>
          </table:table-cell>
          <table:table-cell>
            <text:p>appointment</text:p>
          </table:table-cell>
          <table:table-cell>
            <text:p>[ә'pɔintmәnt]
n. 约会, 指定</text:p>
          </table:table-cell>
        </table:table-row>
        <table:table-row>
          <table:table-cell>
            <text:p>2</text:p>
          </table:table-cell>
          <table:table-cell>
            <text:p>apprehended</text:p>
          </table:table-cell>
          <table:table-cell>
            <text:p>~= apprehend
[ˏæpri'hend]
v. 领会理解</text:p>
          </table:table-cell>
        </table:table-row>
        <table:table-row>
          <table:table-cell>
            <text:p>2</text:p>
          </table:table-cell>
          <table:table-cell>
            <text:p>approached</text:p>
          </table:table-cell>
          <table:table-cell>
            <text:p>~= approach
[ә'prәutʃ]
n. 接近, 逼近, 走进, 方法, 步骤, 途径, 通路
vt. 接近, 动手处理
vi. 靠近</text:p>
          </table:table-cell>
        </table:table-row>
        <table:table-row>
          <table:table-cell>
            <text:p>2</text:p>
          </table:table-cell>
          <table:table-cell>
            <text:p>ardent</text:p>
          </table:table-cell>
          <table:table-cell>
            <text:p>['ɑ:dәnt]
adj. 热心的, 热情洋溢的, 激烈的, 燃烧般的</text:p>
          </table:table-cell>
        </table:table-row>
        <table:table-row>
          <table:table-cell>
            <text:p>2</text:p>
          </table:table-cell>
          <table:table-cell>
            <text:p>argued</text:p>
          </table:table-cell>
          <table:table-cell>
            <text:p>~= argue
['ɑ:gju:]
vi. 争论, 辩论
vt. 说服</text:p>
          </table:table-cell>
        </table:table-row>
        <table:table-row>
          <table:table-cell>
            <text:p>2</text:p>
          </table:table-cell>
          <table:table-cell>
            <text:p>arrow</text:p>
          </table:table-cell>
          <table:table-cell>
            <text:p>['ærәu]
n. 箭, 箭头记号</text:p>
          </table:table-cell>
        </table:table-row>
        <table:table-row>
          <table:table-cell>
            <text:p>2</text:p>
          </table:table-cell>
          <table:table-cell>
            <text:p>ashes</text:p>
          </table:table-cell>
          <table:table-cell>
            <text:p>n. 灰烬, 骨灰, 尸体, 文化遗址</text:p>
          </table:table-cell>
        </table:table-row>
        <table:table-row>
          <table:table-cell>
            <text:p>2</text:p>
          </table:table-cell>
          <table:table-cell>
            <text:p>asking</text:p>
          </table:table-cell>
          <table:table-cell>
            <text:p>['ɑ:skiŋ]
n. 问,寻问,请求
vbl. 问,要求</text:p>
          </table:table-cell>
        </table:table-row>
        <table:table-row>
          <table:table-cell>
            <text:p>2</text:p>
          </table:table-cell>
          <table:table-cell>
            <text:p>aspiring</text:p>
          </table:table-cell>
          <table:table-cell>
            <text:p>[әs'paiәriŋ]
adj. 热心的, 积极的, 有抱负的</text:p>
          </table:table-cell>
        </table:table-row>
        <table:table-row>
          <table:table-cell>
            <text:p>2</text:p>
          </table:table-cell>
          <table:table-cell>
            <text:p>assistant</text:p>
          </table:table-cell>
          <table:table-cell>
            <text:p>[ә'sistәnt]
n. 助手, 助教
adj. 辅助的, 助理的</text:p>
          </table:table-cell>
        </table:table-row>
        <table:table-row>
          <table:table-cell>
            <text:p>2</text:p>
          </table:table-cell>
          <table:table-cell>
            <text:p>assisting</text:p>
          </table:table-cell>
          <table:table-cell>
            <text:p>【法】 协助罪</text:p>
          </table:table-cell>
        </table:table-row>
        <table:table-row>
          <table:table-cell>
            <text:p>2</text:p>
          </table:table-cell>
          <table:table-cell>
            <text:p>assurance</text:p>
          </table:table-cell>
          <table:table-cell>
            <text:p>[ә'ʃuәrәns]
n. 确信, 断言, 保证, 担保</text:p>
          </table:table-cell>
        </table:table-row>
        <table:table-row>
          <table:table-cell>
            <text:p>2</text:p>
          </table:table-cell>
          <table:table-cell>
            <text:p>assurances</text:p>
          </table:table-cell>
          <table:table-cell>
            <text:p>~= assurance
[ә'ʃuәrәns]
n. 确信, 断言, 保证, 担保</text:p>
          </table:table-cell>
        </table:table-row>
        <table:table-row>
          <table:table-cell>
            <text:p>2</text:p>
          </table:table-cell>
          <table:table-cell>
            <text:p>assuring</text:p>
          </table:table-cell>
          <table:table-cell>
            <text:p>[ә'ʃuәriŋ]
adj. 保证的, 确信的, 给人信心的</text:p>
          </table:table-cell>
        </table:table-row>
        <table:table-row>
          <table:table-cell>
            <text:p>2</text:p>
          </table:table-cell>
          <table:table-cell>
            <text:p>astle</text:p>
          </table:table-cell>
          <table:table-cell>
            <text:p>~~~= cardcastle
n. 势必倾倒的建筑, 即将失败的计划</text:p>
          </table:table-cell>
        </table:table-row>
        <table:table-row>
          <table:table-cell>
            <text:p>2</text:p>
          </table:table-cell>
          <table:table-cell>
            <text:p>asunder</text:p>
          </table:table-cell>
          <table:table-cell>
            <text:p>[ә'sʌndә(r)]
adv. 分离, 成碎片</text:p>
          </table:table-cell>
        </table:table-row>
        <table:table-row>
          <table:table-cell>
            <text:p>2</text:p>
          </table:table-cell>
          <table:table-cell>
            <text:p>ate</text:p>
          </table:table-cell>
          <table:table-cell>
            <text:p>['ɑ:ti]
vbl. 吃
abbr. [军] Automatic Test Equipment, 自动试验设备</text:p>
          </table:table-cell>
        </table:table-row>
        <table:table-row>
          <table:table-cell>
            <text:p>2</text:p>
          </table:table-cell>
          <table:table-cell>
            <text:p>athwart</text:p>
          </table:table-cell>
          <table:table-cell>
            <text:p>[ә'θwɔ:t]
adv. 横跨着, 斜穿过, 逆, 相反
prep. 横过, 反对, 逆</text:p>
          </table:table-cell>
        </table:table-row>
        <table:table-row>
          <table:table-cell>
            <text:p>2</text:p>
          </table:table-cell>
          <table:table-cell>
            <text:p>attacking</text:p>
          </table:table-cell>
          <table:table-cell>
            <text:p>~= attack
[ә'tæk]
n. 进攻, 攻击, (用语言)抨击, 批评, 疾病发作, 侵袭
vt. 攻击, 抨击, 动手处理(某事)
vi. 攻击</text:p>
          </table:table-cell>
        </table:table-row>
        <table:table-row>
          <table:table-cell>
            <text:p>2</text:p>
          </table:table-cell>
          <table:table-cell>
            <text:p>attempts</text:p>
          </table:table-cell>
          <table:table-cell>
            <text:p>~= attempt
[ә'tempt]
n. 努力, 尝试, 企图
vt. 尝试, 企图</text:p>
          </table:table-cell>
        </table:table-row>
        <table:table-row>
          <table:table-cell>
            <text:p>2</text:p>
          </table:table-cell>
          <table:table-cell>
            <text:p>attending</text:p>
          </table:table-cell>
          <table:table-cell>
            <text:p>[ә'tendiŋ]
adj. (医生)主治的</text:p>
          </table:table-cell>
        </table:table-row>
        <table:table-row>
          <table:table-cell>
            <text:p>2</text:p>
          </table:table-cell>
          <table:table-cell>
            <text:p>attention</text:p>
          </table:table-cell>
          <table:table-cell>
            <text:p>[ә'tenʃәn]
n. 注意, 关心, 关注, 注意力, (口令)立正!</text:p>
          </table:table-cell>
        </table:table-row>
        <table:table-row>
          <table:table-cell>
            <text:p>2</text:p>
          </table:table-cell>
          <table:table-cell>
            <text:p>augustine</text:p>
          </table:table-cell>
          <table:table-cell>
            <text:p>~= Augustine
[ɔ:'gʌstin]
奥古斯丁(①姓氏 ②Saint, 354-430, 罗马帝国基督教思想家
北非希波主教)</text:p>
          </table:table-cell>
        </table:table-row>
        <table:table-row>
          <table:table-cell>
            <text:p>2</text:p>
          </table:table-cell>
          <table:table-cell>
            <text:p>augustino</text:p>
          </table:table-cell>
          <table:table-cell>
            <text:p>~~~= Augustine
[ɔ:'gʌstin]
奥古斯丁(①姓氏 ②Saint, 354-430, 罗马帝国基督教思想家
北非希波主教)</text:p>
          </table:table-cell>
        </table:table-row>
        <table:table-row>
          <table:table-cell>
            <text:p>2</text:p>
          </table:table-cell>
          <table:table-cell>
            <text:p>autumnal</text:p>
          </table:table-cell>
          <table:table-cell>
            <text:p>[ɔ:'tʌmnәl]
adj. 秋的, 秋天的, 已过中年的</text:p>
          </table:table-cell>
        </table:table-row>
        <table:table-row>
          <table:table-cell>
            <text:p>2</text:p>
          </table:table-cell>
          <table:table-cell>
            <text:p>axes</text:p>
          </table:table-cell>
          <table:table-cell>
            <text:p>['æksi:z]
n. 轴</text:p>
          </table:table-cell>
        </table:table-row>
        <table:table-row>
          <table:table-cell>
            <text:p>2</text:p>
          </table:table-cell>
          <table:table-cell>
            <text:p>backward</text:p>
          </table:table-cell>
          <table:table-cell>
            <text:p>['bækwәd]
adv. adj.向后地(的), 相反地(的), 追溯, 退步, 由好变坏</text:p>
          </table:table-cell>
        </table:table-row>
        <table:table-row>
          <table:table-cell>
            <text:p>2</text:p>
          </table:table-cell>
          <table:table-cell>
            <text:p>bait</text:p>
          </table:table-cell>
          <table:table-cell>
            <text:p>[beit]
n. 饵, 诱惑物
vt. 以饵引诱(动物), 把饵装上, 欺负, 折磨
vi. 中途休息</text:p>
          </table:table-cell>
        </table:table-row>
        <table:table-row>
          <table:table-cell>
            <text:p>2</text:p>
          </table:table-cell>
          <table:table-cell>
            <text:p>balance</text:p>
          </table:table-cell>
          <table:table-cell>
            <text:p>['bælәns]
n. 秤, 天平, 平衡, [商] 收支差额, 结余, 余额
v. 平衡, 称, 权衡, 对比, 结算
n. 资产平稳表</text:p>
          </table:table-cell>
        </table:table-row>
        <table:table-row>
          <table:table-cell>
            <text:p>2</text:p>
          </table:table-cell>
          <table:table-cell>
            <text:p>barbary</text:p>
          </table:table-cell>
          <table:table-cell>
            <text:p>~= Barbary
['bɑ:bәri]
n. 北非伊斯兰教地区</text:p>
          </table:table-cell>
        </table:table-row>
        <table:table-row>
          <table:table-cell>
            <text:p>2</text:p>
          </table:table-cell>
          <table:table-cell>
            <text:p>bare</text:p>
          </table:table-cell>
          <table:table-cell>
            <text:p>[bєә]
adj. 赤裸的, 无遮蔽的, 空的
vt. 使赤裸, 露出</text:p>
          </table:table-cell>
        </table:table-row>
        <table:table-row>
          <table:table-cell>
            <text:p>2</text:p>
          </table:table-cell>
          <table:table-cell>
            <text:p>barley-cakes</text:p>
          </table:table-cell>
          <table:table-cell>
            <text:p>barley cakes</text:p>
          </table:table-cell>
        </table:table-row>
        <table:table-row>
          <table:table-cell>
            <text:p>2</text:p>
          </table:table-cell>
          <table:table-cell>
            <text:p>bars</text:p>
          </table:table-cell>
          <table:table-cell>
            <text:p>[bɑ:z]
n. 马上的齿龈</text:p>
          </table:table-cell>
        </table:table-row>
        <table:table-row>
          <table:table-cell>
            <text:p>2</text:p>
          </table:table-cell>
          <table:table-cell>
            <text:p>beads</text:p>
          </table:table-cell>
          <table:table-cell>
            <text:p>~= bead
[bi:d]
n. 珠子, 水珠</text:p>
          </table:table-cell>
        </table:table-row>
        <table:table-row>
          <table:table-cell>
            <text:p>2</text:p>
          </table:table-cell>
          <table:table-cell>
            <text:p>beam</text:p>
          </table:table-cell>
          <table:table-cell>
            <text:p>[bi:m]
n. 梁, 桁条, (光线的)束, 柱, 电波, 横梁
v. 播送</text:p>
          </table:table-cell>
        </table:table-row>
        <table:table-row>
          <table:table-cell>
            <text:p>2</text:p>
          </table:table-cell>
          <table:table-cell>
            <text:p>beard</text:p>
          </table:table-cell>
          <table:table-cell>
            <text:p>[biәd]
n. 胡须</text:p>
          </table:table-cell>
        </table:table-row>
        <table:table-row>
          <table:table-cell>
            <text:p>2</text:p>
          </table:table-cell>
          <table:table-cell>
            <text:p>bedding</text:p>
          </table:table-cell>
          <table:table-cell>
            <text:p>['bediŋ]
n. 被褥, (家畜)草垫, (建筑)基床</text:p>
          </table:table-cell>
        </table:table-row>
        <table:table-row>
          <table:table-cell>
            <text:p>2</text:p>
          </table:table-cell>
          <table:table-cell>
            <text:p>beds</text:p>
          </table:table-cell>
          <table:table-cell>
            <text:p>~= bed
[bed]
n. 床, 基础, 路基, 河底, 海底, 一堆, 一层
vt. 安置, 嵌入, 使睡, 栽种
vi. 上床, 分层</text:p>
          </table:table-cell>
        </table:table-row>
        <table:table-row>
          <table:table-cell>
            <text:p>2</text:p>
          </table:table-cell>
          <table:table-cell>
            <text:p>beer</text:p>
          </table:table-cell>
          <table:table-cell>
            <text:p>[biә]
n. 啤酒</text:p>
          </table:table-cell>
        </table:table-row>
        <table:table-row>
          <table:table-cell>
            <text:p>2</text:p>
          </table:table-cell>
          <table:table-cell>
            <text:p>beg</text:p>
          </table:table-cell>
          <table:table-cell>
            <text:p>[beg]
v. 请求, 乞求</text:p>
          </table:table-cell>
        </table:table-row>
        <table:table-row>
          <table:table-cell>
            <text:p>2</text:p>
          </table:table-cell>
          <table:table-cell>
            <text:p>bestirred</text:p>
          </table:table-cell>
          <table:table-cell>
            <text:p>~~~= unstirred
[ˏʌn'stә:d]
adj. 没有被搅动(过)的,未受激动的</text:p>
          </table:table-cell>
        </table:table-row>
        <table:table-row>
          <table:table-cell>
            <text:p>2</text:p>
          </table:table-cell>
          <table:table-cell>
            <text:p>bethought</text:p>
          </table:table-cell>
          <table:table-cell>
            <text:p>vbl. bethink的过去式和过去分词</text:p>
          </table:table-cell>
        </table:table-row>
        <table:table-row>
          <table:table-cell>
            <text:p>2</text:p>
          </table:table-cell>
          <table:table-cell>
            <text:p>bibles</text:p>
          </table:table-cell>
          <table:table-cell>
            <text:p>~= bible
*['baibl]
n. 圣经</text:p>
          </table:table-cell>
        </table:table-row>
        <table:table-row>
          <table:table-cell>
            <text:p>2</text:p>
          </table:table-cell>
          <table:table-cell>
            <text:p>bidding</text:p>
          </table:table-cell>
          <table:table-cell>
            <text:p>['bidiŋ]
n. 命令, 出价, 邀请</text:p>
          </table:table-cell>
        </table:table-row>
        <table:table-row>
          <table:table-cell>
            <text:p>2</text:p>
          </table:table-cell>
          <table:table-cell>
            <text:p>biscuit-cake</text:p>
          </table:table-cell>
          <table:table-cell>
            <text:p>biscuit cake</text:p>
          </table:table-cell>
        </table:table-row>
        <table:table-row>
          <table:table-cell>
            <text:p>2</text:p>
          </table:table-cell>
          <table:table-cell>
            <text:p>biscuit-cakes</text:p>
          </table:table-cell>
          <table:table-cell>
            <text:p>biscuit cakes</text:p>
          </table:table-cell>
        </table:table-row>
        <table:table-row>
          <table:table-cell>
            <text:p>2</text:p>
          </table:table-cell>
          <table:table-cell>
            <text:p>bitter</text:p>
          </table:table-cell>
          <table:table-cell>
            <text:p>['bitә]
adj. 苦的, 痛苦的, 怀恨的</text:p>
          </table:table-cell>
        </table:table-row>
        <table:table-row>
          <table:table-cell>
            <text:p>2</text:p>
          </table:table-cell>
          <table:table-cell>
            <text:p>blade</text:p>
          </table:table-cell>
          <table:table-cell>
            <text:p>[bleid]
n. 刀刃, 刀片</text:p>
          </table:table-cell>
        </table:table-row>
        <table:table-row>
          <table:table-cell>
            <text:p>2</text:p>
          </table:table-cell>
          <table:table-cell>
            <text:p>blamed</text:p>
          </table:table-cell>
          <table:table-cell>
            <text:p>[bleimd]
adj. 该死的, 混蛋的</text:p>
          </table:table-cell>
        </table:table-row>
        <table:table-row>
          <table:table-cell>
            <text:p>2</text:p>
          </table:table-cell>
          <table:table-cell>
            <text:p>blanket</text:p>
          </table:table-cell>
          <table:table-cell>
            <text:p>['blæŋkit]
n. 毯子
vt. 覆盖</text:p>
          </table:table-cell>
        </table:table-row>
        <table:table-row>
          <table:table-cell>
            <text:p>2</text:p>
          </table:table-cell>
          <table:table-cell>
            <text:p>blast</text:p>
          </table:table-cell>
          <table:table-cell>
            <text:p>[blɑ:st]
n. 一阵(风), 一股(气流), 爆炸, 冲击波
vt. 爆炸, ,毁灭, 使枯萎, 损害</text:p>
          </table:table-cell>
        </table:table-row>
        <table:table-row>
          <table:table-cell>
            <text:p>2</text:p>
          </table:table-cell>
          <table:table-cell>
            <text:p>blazed</text:p>
          </table:table-cell>
          <table:table-cell>
            <text:p>~= blaze
[bleiz]
n. 火焰, 光辉, 情感爆发
vi. 燃烧, 照耀, 激发
vt. 在树皮上刻路标, 公开宣布</text:p>
          </table:table-cell>
        </table:table-row>
        <table:table-row>
          <table:table-cell>
            <text:p>2</text:p>
          </table:table-cell>
          <table:table-cell>
            <text:p>ble</text:p>
          </table:table-cell>
          <table:table-cell>
            <text:p>~= BLE
abbr. Brotherhood of Locomotive Engineers (美国)火车司机兄弟会</text:p>
          </table:table-cell>
        </table:table-row>
        <table:table-row>
          <table:table-cell>
            <text:p>2</text:p>
          </table:table-cell>
          <table:table-cell>
            <text:p>blessings</text:p>
          </table:table-cell>
          <table:table-cell>
            <text:p>~= blessing
['blesiŋ]
n. 祝福</text:p>
          </table:table-cell>
        </table:table-row>
        <table:table-row>
          <table:table-cell>
            <text:p>2</text:p>
          </table:table-cell>
          <table:table-cell>
            <text:p>blinded</text:p>
          </table:table-cell>
          <table:table-cell>
            <text:p>~= blind
[blaind]
adj. 瞎的, 盲目的
vt. 使失明, 缺乏眼光或判断力</text:p>
          </table:table-cell>
        </table:table-row>
        <table:table-row>
          <table:table-cell>
            <text:p>2</text:p>
          </table:table-cell>
          <table:table-cell>
            <text:p>bob</text:p>
          </table:table-cell>
          <table:table-cell>
            <text:p>[bɔb]
v. 上下或来回的动, 剪短(头发)
n. 振动, 短发, 振子锤</text:p>
          </table:table-cell>
        </table:table-row>
        <table:table-row>
          <table:table-cell>
            <text:p>2</text:p>
          </table:table-cell>
          <table:table-cell>
            <text:p>boiled</text:p>
          </table:table-cell>
          <table:table-cell>
            <text:p>[bɔild]
清水罐头(以水或稀盐水作汤汁的罐头)
煮沸的
煮熟的</text:p>
          </table:table-cell>
        </table:table-row>
        <table:table-row>
          <table:table-cell>
            <text:p>2</text:p>
          </table:table-cell>
          <table:table-cell>
            <text:p>bolder</text:p>
          </table:table-cell>
          <table:table-cell>
            <text:p>~= bold
[bәuld]
adj. 大胆的
n. 粗体</text:p>
          </table:table-cell>
        </table:table-row>
        <table:table-row>
          <table:table-cell>
            <text:p>2</text:p>
          </table:table-cell>
          <table:table-cell>
            <text:p>bolts</text:p>
          </table:table-cell>
          <table:table-cell>
            <text:p>[bәults]
[刷]毛边书</text:p>
          </table:table-cell>
        </table:table-row>
        <table:table-row>
          <table:table-cell>
            <text:p>2</text:p>
          </table:table-cell>
          <table:table-cell>
            <text:p>boom</text:p>
          </table:table-cell>
          <table:table-cell>
            <text:p>[bu:m]
n. 繁荣, 隆隆声
v. 发隆隆声, 兴隆, 大事宣传</text:p>
          </table:table-cell>
        </table:table-row>
        <table:table-row>
          <table:table-cell>
            <text:p>2</text:p>
          </table:table-cell>
          <table:table-cell>
            <text:p>bore</text:p>
          </table:table-cell>
          <table:table-cell>
            <text:p>[bɔ:]
n. 令人讨厌的人, 怒潮, 枪膛, 孔
v. 使烦扰, 钻孔
钻孔</text:p>
          </table:table-cell>
        </table:table-row>
        <table:table-row>
          <table:table-cell>
            <text:p>2</text:p>
          </table:table-cell>
          <table:table-cell>
            <text:p>bowels</text:p>
          </table:table-cell>
          <table:table-cell>
            <text:p>n. 肠, 内脏, 内部</text:p>
          </table:table-cell>
        </table:table-row>
        <table:table-row>
          <table:table-cell>
            <text:p>2</text:p>
          </table:table-cell>
          <table:table-cell>
            <text:p>bowl</text:p>
          </table:table-cell>
          <table:table-cell>
            <text:p>[bәul]
n. 碗, 碗状物, 木球
v. 滚, (板球)投球</text:p>
          </table:table-cell>
        </table:table-row>
        <table:table-row>
          <table:table-cell>
            <text:p>2</text:p>
          </table:table-cell>
          <table:table-cell>
            <text:p>brace</text:p>
          </table:table-cell>
          <table:table-cell>
            <text:p>[breis]
n. 支柱, 带子, 振作精神
vt. 支住, 撑牢, 振作起来, 奋起
adj. 曲柄的
v. 支持</text:p>
          </table:table-cell>
        </table:table-row>
        <table:table-row>
          <table:table-cell>
            <text:p>2</text:p>
          </table:table-cell>
          <table:table-cell>
            <text:p>brain</text:p>
          </table:table-cell>
          <table:table-cell>
            <text:p>[brein]
n. 脑, 头脑</text:p>
          </table:table-cell>
        </table:table-row>
        <table:table-row>
          <table:table-cell>
            <text:p>2</text:p>
          </table:table-cell>
          <table:table-cell>
            <text:p>brazilians</text:p>
          </table:table-cell>
          <table:table-cell>
            <text:p>~~~= Brazilian
[brә'ziliәn]
n. 巴西人
adj. 巴西的</text:p>
          </table:table-cell>
        </table:table-row>
        <table:table-row>
          <table:table-cell>
            <text:p>2</text:p>
          </table:table-cell>
          <table:table-cell>
            <text:p>breadth</text:p>
          </table:table-cell>
          <table:table-cell>
            <text:p>[bredθ]
n. 宽度, (布的)幅宽, (船)幅</text:p>
          </table:table-cell>
        </table:table-row>
        <table:table-row>
          <table:table-cell>
            <text:p>2</text:p>
          </table:table-cell>
          <table:table-cell>
            <text:p>breastwork</text:p>
          </table:table-cell>
          <table:table-cell>
            <text:p>['brestwә:k]
n. 赶工做成的防壁</text:p>
          </table:table-cell>
        </table:table-row>
        <table:table-row>
          <table:table-cell>
            <text:p>2</text:p>
          </table:table-cell>
          <table:table-cell>
            <text:p>breeding</text:p>
          </table:table-cell>
          <table:table-cell>
            <text:p>['bri:diŋ]
n. 饲养, 教养</text:p>
          </table:table-cell>
        </table:table-row>
        <table:table-row>
          <table:table-cell>
            <text:p>2</text:p>
          </table:table-cell>
          <table:table-cell>
            <text:p>bridle</text:p>
          </table:table-cell>
          <table:table-cell>
            <text:p>['braidl]
n. 马勒, 缰绳 v.上笼头, 昂首(表傲慢.愤怒等), 抑制(欲望)</text:p>
          </table:table-cell>
        </table:table-row>
        <table:table-row>
          <table:table-cell>
            <text:p>2</text:p>
          </table:table-cell>
          <table:table-cell>
            <text:p>brow</text:p>
          </table:table-cell>
          <table:table-cell>
            <text:p>[brau]
n. 眉毛, 额, (面部)表情</text:p>
          </table:table-cell>
        </table:table-row>
        <table:table-row>
          <table:table-cell>
            <text:p>2</text:p>
          </table:table-cell>
          <table:table-cell>
            <text:p>brutality</text:p>
          </table:table-cell>
          <table:table-cell>
            <text:p>[bru(:)'tæliti]
n. 残忍, 野蛮的行为</text:p>
          </table:table-cell>
        </table:table-row>
        <table:table-row>
          <table:table-cell>
            <text:p>2</text:p>
          </table:table-cell>
          <table:table-cell>
            <text:p>brutes</text:p>
          </table:table-cell>
          <table:table-cell>
            <text:p>~= brute
[bru:t]
adj. 残忍的, 畜生般的
n. 残忍的人, 畜生</text:p>
          </table:table-cell>
        </table:table-row>
        <table:table-row>
          <table:table-cell>
            <text:p>2</text:p>
          </table:table-cell>
          <table:table-cell>
            <text:p>brutish</text:p>
          </table:table-cell>
          <table:table-cell>
            <text:p>['bru:tiʃ]
adj. 如野兽般的, 粗野的</text:p>
          </table:table-cell>
        </table:table-row>
        <table:table-row>
          <table:table-cell>
            <text:p>2</text:p>
          </table:table-cell>
          <table:table-cell>
            <text:p>builds</text:p>
          </table:table-cell>
          <table:table-cell>
            <text:p>~= build
[bild]
v. 建造, 建筑
n. 构造, 体格, 体形</text:p>
          </table:table-cell>
        </table:table-row>
        <table:table-row>
          <table:table-cell>
            <text:p>2</text:p>
          </table:table-cell>
          <table:table-cell>
            <text:p>bunches</text:p>
          </table:table-cell>
          <table:table-cell>
            <text:p>~= bunch
[bʌntʃ]
n. 串, 束v.捆成一束</text:p>
          </table:table-cell>
        </table:table-row>
        <table:table-row>
          <table:table-cell>
            <text:p>2</text:p>
          </table:table-cell>
          <table:table-cell>
            <text:p>buoy</text:p>
          </table:table-cell>
          <table:table-cell>
            <text:p>[bɔi]
n. (湖, 河等中的)浮标, 浮筒, 救生圈
vt. 使浮起, 支撑, 鼓励</text:p>
          </table:table-cell>
        </table:table-row>
        <table:table-row>
          <table:table-cell>
            <text:p>2</text:p>
          </table:table-cell>
          <table:table-cell>
            <text:p>burden</text:p>
          </table:table-cell>
          <table:table-cell>
            <text:p>['bә:dn]
n. 担子, 负担
v. 负担</text:p>
          </table:table-cell>
        </table:table-row>
        <table:table-row>
          <table:table-cell>
            <text:p>2</text:p>
          </table:table-cell>
          <table:table-cell>
            <text:p>burned</text:p>
          </table:table-cell>
          <table:table-cell>
            <text:p>burn的过去式和过去分词
【机】 焦化</text:p>
          </table:table-cell>
        </table:table-row>
        <table:table-row>
          <table:table-cell>
            <text:p>2</text:p>
          </table:table-cell>
          <table:table-cell>
            <text:p>ca</text:p>
          </table:table-cell>
          <table:table-cell>
            <text:p>[域] Canada , 加拿大
美国Computing Associates 公司, 全球著名的最大软件公司之一</text:p>
          </table:table-cell>
        </table:table-row>
        <table:table-row>
          <table:table-cell>
            <text:p>2</text:p>
          </table:table-cell>
          <table:table-cell>
            <text:p>cal</text:p>
          </table:table-cell>
          <table:table-cell>
            <text:p>[kæl]
abbr. 卡，小卡 (small calorie)</text:p>
          </table:table-cell>
        </table:table-row>
        <table:table-row>
          <table:table-cell>
            <text:p>2</text:p>
          </table:table-cell>
          <table:table-cell>
            <text:p>calculate</text:p>
          </table:table-cell>
          <table:table-cell>
            <text:p>['kælkjuleit]
v. 计算, 考虑, 计划, 打算
v. &lt;美&gt;以为, 认为</text:p>
          </table:table-cell>
        </table:table-row>
        <table:table-row>
          <table:table-cell>
            <text:p>2</text:p>
          </table:table-cell>
          <table:table-cell>
            <text:p>calendar</text:p>
          </table:table-cell>
          <table:table-cell>
            <text:p>['kælindә]
n. 日历, 历法</text:p>
          </table:table-cell>
        </table:table-row>
        <table:table-row>
          <table:table-cell>
            <text:p>2</text:p>
          </table:table-cell>
          <table:table-cell>
            <text:p>calenture</text:p>
          </table:table-cell>
          <table:table-cell>
            <text:p>['kælintjuә]
n. 热带地方的热病, 中暑</text:p>
          </table:table-cell>
        </table:table-row>
        <table:table-row>
          <table:table-cell>
            <text:p>2</text:p>
          </table:table-cell>
          <table:table-cell>
            <text:p>calf</text:p>
          </table:table-cell>
          <table:table-cell>
            <text:p>[kɑ:f]
n. 小牛, 小牛皮, 小腿</text:p>
          </table:table-cell>
        </table:table-row>
        <table:table-row>
          <table:table-cell>
            <text:p>2</text:p>
          </table:table-cell>
          <table:table-cell>
            <text:p>calmer</text:p>
          </table:table-cell>
          <table:table-cell>
            <text:p>~= calm
[kɑ:m]
adj. (天气、海洋等)静的, 平静的, 镇静的, 沉着的
v. (使)平静, (使)镇定, 平息</text:p>
          </table:table-cell>
        </table:table-row>
        <table:table-row>
          <table:table-cell>
            <text:p>2</text:p>
          </table:table-cell>
          <table:table-cell>
            <text:p>calmness</text:p>
          </table:table-cell>
          <table:table-cell>
            <text:p>n. 平静, 冷静, 镇静</text:p>
          </table:table-cell>
        </table:table-row>
        <table:table-row>
          <table:table-cell>
            <text:p>2</text:p>
          </table:table-cell>
          <table:table-cell>
            <text:p>canal</text:p>
          </table:table-cell>
          <table:table-cell>
            <text:p>[kә'næl]
n. 运河, 小道, 导管, 槽, 沟渠
vt. 开运河</text:p>
          </table:table-cell>
        </table:table-row>
        <table:table-row>
          <table:table-cell>
            <text:p>2</text:p>
          </table:table-cell>
          <table:table-cell>
            <text:p>canaries</text:p>
          </table:table-cell>
          <table:table-cell>
            <text:p>[kә'nєәris]
特高频噪声</text:p>
          </table:table-cell>
        </table:table-row>
        <table:table-row>
          <table:table-cell>
            <text:p>2</text:p>
          </table:table-cell>
          <table:table-cell>
            <text:p>caribbees</text:p>
          </table:table-cell>
          <table:table-cell>
            <text:p>~~~= Caribbee
['kæribi:]
n. &amp; adj.加勒比人(的)</text:p>
          </table:table-cell>
        </table:table-row>
        <table:table-row>
          <table:table-cell>
            <text:p>2</text:p>
          </table:table-cell>
          <table:table-cell>
            <text:p>carriage</text:p>
          </table:table-cell>
          <table:table-cell>
            <text:p>['kæridʒ]
n. 马车, 客车, 运费, 姿态, （机械）车架</text:p>
          </table:table-cell>
        </table:table-row>
        <table:table-row>
          <table:table-cell>
            <text:p>2</text:p>
          </table:table-cell>
          <table:table-cell>
            <text:p>casting</text:p>
          </table:table-cell>
          <table:table-cell>
            <text:p>['kɑ:stiŋ]
n. 铸件, 铸造</text:p>
          </table:table-cell>
        </table:table-row>
        <table:table-row>
          <table:table-cell>
            <text:p>2</text:p>
          </table:table-cell>
          <table:table-cell>
            <text:p>casual</text:p>
          </table:table-cell>
          <table:table-cell>
            <text:p>['kæʒjuәl]
adj. 偶然的, 不经意的, 临时的</text:p>
          </table:table-cell>
        </table:table-row>
        <table:table-row>
          <table:table-cell>
            <text:p>2</text:p>
          </table:table-cell>
          <table:table-cell>
            <text:p>catholic</text:p>
          </table:table-cell>
          <table:table-cell>
            <text:p>['kæθәlik]
n. 天主教徒
adj. 天主教的</text:p>
          </table:table-cell>
        </table:table-row>
        <table:table-row>
          <table:table-cell>
            <text:p>2</text:p>
          </table:table-cell>
          <table:table-cell>
            <text:p>caves</text:p>
          </table:table-cell>
          <table:table-cell>
            <text:p>~= cave
[keiv]
n. 洞穴, 窑洞
vi. 凹陷, 投降
vt. 挖洞, 使凹陷</text:p>
          </table:table-cell>
        </table:table-row>
        <table:table-row>
          <table:table-cell>
            <text:p>2</text:p>
          </table:table-cell>
          <table:table-cell>
            <text:p>cavity</text:p>
          </table:table-cell>
          <table:table-cell>
            <text:p>['kæviti]
n. 洞, 空穴, [解剖]腔</text:p>
          </table:table-cell>
        </table:table-row>
        <table:table-row>
          <table:table-cell>
            <text:p>2</text:p>
          </table:table-cell>
          <table:table-cell>
            <text:p>cellar</text:p>
          </table:table-cell>
          <table:table-cell>
            <text:p>['selә]
n. 地窖, 地下室, 酒窖, 藏酒量</text:p>
          </table:table-cell>
        </table:table-row>
        <table:table-row>
          <table:table-cell>
            <text:p>2</text:p>
          </table:table-cell>
          <table:table-cell>
            <text:p>ch</text:p>
          </table:table-cell>
          <table:table-cell>
            <text:p>[域] Switzerland , 瑞士</text:p>
          </table:table-cell>
        </table:table-row>
        <table:table-row>
          <table:table-cell>
            <text:p>2</text:p>
          </table:table-cell>
          <table:table-cell>
            <text:p>chance</text:p>
          </table:table-cell>
          <table:table-cell>
            <text:p>[tʃɑ:ns]
n. 机会, 可能性, 偶然性, 运气
v. 碰巧, 偶然发生, 冒...的险adj.偶然的</text:p>
          </table:table-cell>
        </table:table-row>
        <table:table-row>
          <table:table-cell>
            <text:p>2</text:p>
          </table:table-cell>
          <table:table-cell>
            <text:p>channel</text:p>
          </table:table-cell>
          <table:table-cell>
            <text:p>['tʃænl]
n. 海峡, 水道, 沟, 路线
vt. 引导, 开导, 形成河道
信道,频道</text:p>
          </table:table-cell>
        </table:table-row>
        <table:table-row>
          <table:table-cell>
            <text:p>2</text:p>
          </table:table-cell>
          <table:table-cell>
            <text:p>characters</text:p>
          </table:table-cell>
          <table:table-cell>
            <text:p>~= character
['kæriktә]
n. (事物的)特性, 性质, 特征(的总和), (人的)品质, 字符, 性格, 特征, 人物
vt. 写, 刻, 印, 使具有特征</text:p>
          </table:table-cell>
        </table:table-row>
        <table:table-row>
          <table:table-cell>
            <text:p>2</text:p>
          </table:table-cell>
          <table:table-cell>
            <text:p>charcoal</text:p>
          </table:table-cell>
          <table:table-cell>
            <text:p>['tʃɑ:kәul]
n. 木炭</text:p>
          </table:table-cell>
        </table:table-row>
        <table:table-row>
          <table:table-cell>
            <text:p>2</text:p>
          </table:table-cell>
          <table:table-cell>
            <text:p>charged</text:p>
          </table:table-cell>
          <table:table-cell>
            <text:p>[tʃɑ:dʒd]
adj. 充满感情的</text:p>
          </table:table-cell>
        </table:table-row>
        <table:table-row>
          <table:table-cell>
            <text:p>2</text:p>
          </table:table-cell>
          <table:table-cell>
            <text:p>charges</text:p>
          </table:table-cell>
          <table:table-cell>
            <text:p>~= charge
[tʃɑ:dʒ]
n. 负荷, 电荷, 费用, 主管, 掌管, 充电, 充气, 装料
v. 装满, 控诉, 责令, 告诫, 指示, 加罪于, 冲锋, 收费</text:p>
          </table:table-cell>
        </table:table-row>
        <table:table-row>
          <table:table-cell>
            <text:p>2</text:p>
          </table:table-cell>
          <table:table-cell>
            <text:p>charging</text:p>
          </table:table-cell>
          <table:table-cell>
            <text:p>['tʃɑ:dʒiŋ]
n. 装料,炉料</text:p>
          </table:table-cell>
        </table:table-row>
        <table:table-row>
          <table:table-cell>
            <text:p>2</text:p>
          </table:table-cell>
          <table:table-cell>
            <text:p>charity</text:p>
          </table:table-cell>
          <table:table-cell>
            <text:p>['tʃæriti]
n. 慈善, 施舍, 慈善团体</text:p>
          </table:table-cell>
        </table:table-row>
        <table:table-row>
          <table:table-cell>
            <text:p>2</text:p>
          </table:table-cell>
          <table:table-cell>
            <text:p>charming</text:p>
          </table:table-cell>
          <table:table-cell>
            <text:p>['tʃɑ:miŋ]
adj. 迷人的, 娇媚的</text:p>
          </table:table-cell>
        </table:table-row>
        <table:table-row>
          <table:table-cell>
            <text:p>2</text:p>
          </table:table-cell>
          <table:table-cell>
            <text:p>charts</text:p>
          </table:table-cell>
          <table:table-cell>
            <text:p>~= chart
[tʃɑ:t]
n. 海图, 图表
vt. 制图</text:p>
          </table:table-cell>
        </table:table-row>
        <table:table-row>
          <table:table-cell>
            <text:p>2</text:p>
          </table:table-cell>
          <table:table-cell>
            <text:p>checkered</text:p>
          </table:table-cell>
          <table:table-cell>
            <text:p>['tʃekәd]
adj. 多变的</text:p>
          </table:table-cell>
        </table:table-row>
        <table:table-row>
          <table:table-cell>
            <text:p>2</text:p>
          </table:table-cell>
          <table:table-cell>
            <text:p>cheer</text:p>
          </table:table-cell>
          <table:table-cell>
            <text:p>[tʃiә]
n. 愉快, 欢呼
v. (使)快活, (对)欢呼</text:p>
          </table:table-cell>
        </table:table-row>
        <table:table-row>
          <table:table-cell>
            <text:p>2</text:p>
          </table:table-cell>
          <table:table-cell>
            <text:p>choice</text:p>
          </table:table-cell>
          <table:table-cell>
            <text:p>[tʃɔis]
n. 选择, 抉择, 精选品, 选择机会, 选择权
adj. 精选的, 上等的, 挑三拣四的, 可选的, 宠爱的, 爱惜的</text:p>
          </table:table-cell>
        </table:table-row>
        <table:table-row>
          <table:table-cell>
            <text:p>2</text:p>
          </table:table-cell>
          <table:table-cell>
            <text:p>choose</text:p>
          </table:table-cell>
          <table:table-cell>
            <text:p>[tʃu:z]
v. 选择, 选定</text:p>
          </table:table-cell>
        </table:table-row>
        <table:table-row>
          <table:table-cell>
            <text:p>2</text:p>
          </table:table-cell>
          <table:table-cell>
            <text:p>chopping</text:p>
          </table:table-cell>
          <table:table-cell>
            <text:p>['tʃɔpiŋ]
波浪汹涌的, 硕大强健的</text:p>
          </table:table-cell>
        </table:table-row>
        <table:table-row>
          <table:table-cell>
            <text:p>2</text:p>
          </table:table-cell>
          <table:table-cell>
            <text:p>christians</text:p>
          </table:table-cell>
          <table:table-cell>
            <text:p>~~~= antichristian
[ˏænti'kristiәn]
adj. 反对基督的
n. 反对基督的人</text:p>
          </table:table-cell>
        </table:table-row>
        <table:table-row>
          <table:table-cell>
            <text:p>2</text:p>
          </table:table-cell>
          <table:table-cell>
            <text:p>clambered</text:p>
          </table:table-cell>
          <table:table-cell>
            <text:p>~= clamber
['klæmbә]
vi. 爬上, 攀登</text:p>
          </table:table-cell>
        </table:table-row>
        <table:table-row>
          <table:table-cell>
            <text:p>2</text:p>
          </table:table-cell>
          <table:table-cell>
            <text:p>clergy</text:p>
          </table:table-cell>
          <table:table-cell>
            <text:p>['klә:dʒi]
n. (集合称)圣职者, 牧师, 僧侣, 神职人员</text:p>
          </table:table-cell>
        </table:table-row>
        <table:table-row>
          <table:table-cell>
            <text:p>2</text:p>
          </table:table-cell>
          <table:table-cell>
            <text:p>climbed</text:p>
          </table:table-cell>
          <table:table-cell>
            <text:p>~= climb
[klaim]
v. 攀登, 爬
n. 攀登, 爬</text:p>
          </table:table-cell>
        </table:table-row>
        <table:table-row>
          <table:table-cell>
            <text:p>2</text:p>
          </table:table-cell>
          <table:table-cell>
            <text:p>closing</text:p>
          </table:table-cell>
          <table:table-cell>
            <text:p>['klәuziŋ]
n. 结束
adj. 结束的</text:p>
          </table:table-cell>
        </table:table-row>
        <table:table-row>
          <table:table-cell>
            <text:p>2</text:p>
          </table:table-cell>
          <table:table-cell>
            <text:p>cloudy</text:p>
          </table:table-cell>
          <table:table-cell>
            <text:p>['klaudi]
adj. 多云的, 阴天的, 阴沉</text:p>
          </table:table-cell>
        </table:table-row>
        <table:table-row>
          <table:table-cell>
            <text:p>2</text:p>
          </table:table-cell>
          <table:table-cell>
            <text:p>co</text:p>
          </table:table-cell>
          <table:table-cell>
            <text:p>[域] Colombia , 哥伦比亚
abbr. [商]Cash Order,现付票
abbr. [商]Certificate of Origin,货源证书</text:p>
          </table:table-cell>
        </table:table-row>
        <table:table-row>
          <table:table-cell>
            <text:p>2</text:p>
          </table:table-cell>
          <table:table-cell>
            <text:p>coats</text:p>
          </table:table-cell>
          <table:table-cell>
            <text:p>~= coat
[kәut]
n. 外套, (动物的)皮毛, (植物的)表皮, (漆等的)层, 涂层
vt. 涂上, 包上</text:p>
          </table:table-cell>
        </table:table-row>
        <table:table-row>
          <table:table-cell>
            <text:p>2</text:p>
          </table:table-cell>
          <table:table-cell>
            <text:p>cogitations</text:p>
          </table:table-cell>
          <table:table-cell>
            <text:p>~= cogitation
[ˏkɔdʒi'teiʃәn]
n. 沉思, 思考</text:p>
          </table:table-cell>
        </table:table-row>
        <table:table-row>
          <table:table-cell>
            <text:p>2</text:p>
          </table:table-cell>
          <table:table-cell>
            <text:p>collection</text:p>
          </table:table-cell>
          <table:table-cell>
            <text:p>[kә'lekʃәn]
n. 收藏, 征收, 搜集品, 捐款</text:p>
          </table:table-cell>
        </table:table-row>
        <table:table-row>
          <table:table-cell>
            <text:p>2</text:p>
          </table:table-cell>
          <table:table-cell>
            <text:p>colony</text:p>
          </table:table-cell>
          <table:table-cell>
            <text:p>['kɔlәni]
n. 殖民地, 侨民, (聚居的)一群同业, 一批同行, (生物)群体</text:p>
          </table:table-cell>
        </table:table-row>
        <table:table-row>
          <table:table-cell>
            <text:p>2</text:p>
          </table:table-cell>
          <table:table-cell>
            <text:p>comforting</text:p>
          </table:table-cell>
          <table:table-cell>
            <text:p>['kʌmfәtiŋ]
安慰的； 令人鼓舞的</text:p>
          </table:table-cell>
        </table:table-row>
        <table:table-row>
          <table:table-cell>
            <text:p>2</text:p>
          </table:table-cell>
          <table:table-cell>
            <text:p>comparison</text:p>
          </table:table-cell>
          <table:table-cell>
            <text:p>[kәm'pærisn]
n. 比较, 对照, 比喻, 比较关系</text:p>
          </table:table-cell>
        </table:table-row>
        <table:table-row>
          <table:table-cell>
            <text:p>2</text:p>
          </table:table-cell>
          <table:table-cell>
            <text:p>competent</text:p>
          </table:table-cell>
          <table:table-cell>
            <text:p>['kɔmpitәnt]
adj. 有能力的, 胜任的</text:p>
          </table:table-cell>
        </table:table-row>
        <table:table-row>
          <table:table-cell>
            <text:p>2</text:p>
          </table:table-cell>
          <table:table-cell>
            <text:p>complained</text:p>
          </table:table-cell>
          <table:table-cell>
            <text:p>~= complain
[kәm'plein]
v. 抱怨, 悲叹, 控诉</text:p>
          </table:table-cell>
        </table:table-row>
        <table:table-row>
          <table:table-cell>
            <text:p>2</text:p>
          </table:table-cell>
          <table:table-cell>
            <text:p>conceal</text:p>
          </table:table-cell>
          <table:table-cell>
            <text:p>[kәn'si:l]
vt. 隐藏, 隐蔽, 隐瞒
v. 隐蔽</text:p>
          </table:table-cell>
        </table:table-row>
        <table:table-row>
          <table:table-cell>
            <text:p>2</text:p>
          </table:table-cell>
          <table:table-cell>
            <text:p>conceive</text:p>
          </table:table-cell>
          <table:table-cell>
            <text:p>[kәn'si:v]
vt. 构思, 以为, 持有
vi. 怀孕, 考虑, 设想</text:p>
          </table:table-cell>
        </table:table-row>
        <table:table-row>
          <table:table-cell>
            <text:p>2</text:p>
          </table:table-cell>
          <table:table-cell>
            <text:p>concurred</text:p>
          </table:table-cell>
          <table:table-cell>
            <text:p>~~~= concurrence
[kәn'kʌrәns]
n. 同时(或同地)发生, 同时存在, 合作</text:p>
          </table:table-cell>
        </table:table-row>
        <table:table-row>
          <table:table-cell>
            <text:p>2</text:p>
          </table:table-cell>
          <table:table-cell>
            <text:p>conquered</text:p>
          </table:table-cell>
          <table:table-cell>
            <text:p>~= conquer
['kɔŋkә]
vt. 征服, 战胜, 占领, 克服(困难等), 破(坏习惯等)</text:p>
          </table:table-cell>
        </table:table-row>
        <table:table-row>
          <table:table-cell>
            <text:p>2</text:p>
          </table:table-cell>
          <table:table-cell>
            <text:p>consciences</text:p>
          </table:table-cell>
          <table:table-cell>
            <text:p>~= conscience
['kɔnʃәns]
n. 良心, 道德心</text:p>
          </table:table-cell>
        </table:table-row>
        <table:table-row>
          <table:table-cell>
            <text:p>2</text:p>
          </table:table-cell>
          <table:table-cell>
            <text:p>consented</text:p>
          </table:table-cell>
          <table:table-cell>
            <text:p>~= consent
[kәn'sent]
vi. 同意, 赞成, 答应
n. 同意, 赞成, 允诺</text:p>
          </table:table-cell>
        </table:table-row>
        <table:table-row>
          <table:table-cell>
            <text:p>2</text:p>
          </table:table-cell>
          <table:table-cell>
            <text:p>considerations</text:p>
          </table:table-cell>
          <table:table-cell>
            <text:p>~= consideration
[kәnsidә'reiʃәn]
n. 体谅, 考虑, 需要考虑的事项, 报酬</text:p>
          </table:table-cell>
        </table:table-row>
        <table:table-row>
          <table:table-cell>
            <text:p>2</text:p>
          </table:table-cell>
          <table:table-cell>
            <text:p>consolation</text:p>
          </table:table-cell>
          <table:table-cell>
            <text:p>[ˏkɔnsә'leiʃәn]
n. (被)安慰, 起安慰作用的人或事物</text:p>
          </table:table-cell>
        </table:table-row>
        <table:table-row>
          <table:table-cell>
            <text:p>2</text:p>
          </table:table-cell>
          <table:table-cell>
            <text:p>conspiracy</text:p>
          </table:table-cell>
          <table:table-cell>
            <text:p>[kәn'spirәsi]
n. 共谋, 阴谋</text:p>
          </table:table-cell>
        </table:table-row>
        <table:table-row>
          <table:table-cell>
            <text:p>2</text:p>
          </table:table-cell>
          <table:table-cell>
            <text:p>consult</text:p>
          </table:table-cell>
          <table:table-cell>
            <text:p>[kәn'sʌlt]
v. 商量, 商议, 请教, 参考, 考虑</text:p>
          </table:table-cell>
        </table:table-row>
        <table:table-row>
          <table:table-cell>
            <text:p>2</text:p>
          </table:table-cell>
          <table:table-cell>
            <text:p>consultations</text:p>
          </table:table-cell>
          <table:table-cell>
            <text:p>~= consultation
[ˏkɔnsәl'teiʃәn]
n. 请教, 咨询, 磋商, [医]会诊</text:p>
          </table:table-cell>
        </table:table-row>
        <table:table-row>
          <table:table-cell>
            <text:p>2</text:p>
          </table:table-cell>
          <table:table-cell>
            <text:p>contained</text:p>
          </table:table-cell>
          <table:table-cell>
            <text:p>[kәn'teind]
v. 包含
vbl. 包含</text:p>
          </table:table-cell>
        </table:table-row>
        <table:table-row>
          <table:table-cell>
            <text:p>2</text:p>
          </table:table-cell>
          <table:table-cell>
            <text:p>contemplation</text:p>
          </table:table-cell>
          <table:table-cell>
            <text:p>[ˏkɔntem'pleiʃәn]
n. 注视, 沉思, 预期, 企图, 打算</text:p>
          </table:table-cell>
        </table:table-row>
        <table:table-row>
          <table:table-cell>
            <text:p>2</text:p>
          </table:table-cell>
          <table:table-cell>
            <text:p>contracted</text:p>
          </table:table-cell>
          <table:table-cell>
            <text:p>[kәn'træktid]
adj. 收缩了的, 已定约的, 契约的</text:p>
          </table:table-cell>
        </table:table-row>
        <table:table-row>
          <table:table-cell>
            <text:p>2</text:p>
          </table:table-cell>
          <table:table-cell>
            <text:p>contribute</text:p>
          </table:table-cell>
          <table:table-cell>
            <text:p>[kәn'tribju:t]
v. 捐助, 捐献, 贡献, 投稿</text:p>
          </table:table-cell>
        </table:table-row>
        <table:table-row>
          <table:table-cell>
            <text:p>2</text:p>
          </table:table-cell>
          <table:table-cell>
            <text:p>conversing</text:p>
          </table:table-cell>
          <table:table-cell>
            <text:p>~= converse
[kәn'vә:s]
n. 相反的事物, 倒, 逆行
adj. 相反的, 颠倒的
vi. 谈话, 交谈, 认识</text:p>
          </table:table-cell>
        </table:table-row>
        <table:table-row>
          <table:table-cell>
            <text:p>2</text:p>
          </table:table-cell>
          <table:table-cell>
            <text:p>convictions</text:p>
          </table:table-cell>
          <table:table-cell>
            <text:p>~= conviction
[kәn'vikʃәn]
n. 深信, 确信, 定罪, 宣告有罪</text:p>
          </table:table-cell>
        </table:table-row>
        <table:table-row>
          <table:table-cell>
            <text:p>2</text:p>
          </table:table-cell>
          <table:table-cell>
            <text:p>cook</text:p>
          </table:table-cell>
          <table:table-cell>
            <text:p>[kuk]
n. 厨师
v. 烹调, 煮, 伪造</text:p>
          </table:table-cell>
        </table:table-row>
        <table:table-row>
          <table:table-cell>
            <text:p>2</text:p>
          </table:table-cell>
          <table:table-cell>
            <text:p>cooked</text:p>
          </table:table-cell>
          <table:table-cell>
            <text:p>[kukt]
煮［烹］熟的</text:p>
          </table:table-cell>
        </table:table-row>
        <table:table-row>
          <table:table-cell>
            <text:p>2</text:p>
          </table:table-cell>
          <table:table-cell>
            <text:p>copper</text:p>
          </table:table-cell>
          <table:table-cell>
            <text:p>['kɔpә]
n. 铜, 警察</text:p>
          </table:table-cell>
        </table:table-row>
        <table:table-row>
          <table:table-cell>
            <text:p>2</text:p>
          </table:table-cell>
          <table:table-cell>
            <text:p>correspondent</text:p>
          </table:table-cell>
          <table:table-cell>
            <text:p>[ˏkɔris'pɔndәnt]
n. 通讯记者, 通信者</text:p>
          </table:table-cell>
        </table:table-row>
        <table:table-row>
          <table:table-cell>
            <text:p>2</text:p>
          </table:table-cell>
          <table:table-cell>
            <text:p>court</text:p>
          </table:table-cell>
          <table:table-cell>
            <text:p>[kɔ:t]
n. 法院, 庭院, 朝廷, 宫庭, 球场, 奉承, 求爱, 殷勤
vt. 向...献殷勤, 追求, 设法获得(他人的支持等), 博得(喝彩), 招致(失败、危险等)
vi. 求爱</text:p>
          </table:table-cell>
        </table:table-row>
        <table:table-row>
          <table:table-cell>
            <text:p>2</text:p>
          </table:table-cell>
          <table:table-cell>
            <text:p>covet</text:p>
          </table:table-cell>
          <table:table-cell>
            <text:p>['kʌvit]
v. 垂涎, 觊觎</text:p>
          </table:table-cell>
        </table:table-row>
        <table:table-row>
          <table:table-cell>
            <text:p>2</text:p>
          </table:table-cell>
          <table:table-cell>
            <text:p>cr</text:p>
          </table:table-cell>
          <table:table-cell>
            <text:p>[域] Costa Rica , 哥斯达黎加</text:p>
          </table:table-cell>
        </table:table-row>
        <table:table-row>
          <table:table-cell>
            <text:p>2</text:p>
          </table:table-cell>
          <table:table-cell>
            <text:p>crack</text:p>
          </table:table-cell>
          <table:table-cell>
            <text:p>[kræk]
n. 裂缝, 噼啪声
v. (使)破裂, 裂纹, (使)爆裂
adj. 最好的, 高明的</text:p>
          </table:table-cell>
        </table:table-row>
        <table:table-row>
          <table:table-cell>
            <text:p>2</text:p>
          </table:table-cell>
          <table:table-cell>
            <text:p>cracked</text:p>
          </table:table-cell>
          <table:table-cell>
            <text:p>[krækt]
adj. 声音嘶哑的, 破碎的, 破裂的</text:p>
          </table:table-cell>
        </table:table-row>
        <table:table-row>
          <table:table-cell>
            <text:p>2</text:p>
          </table:table-cell>
          <table:table-cell>
            <text:p>created</text:p>
          </table:table-cell>
          <table:table-cell>
            <text:p>adj. 创造的</text:p>
          </table:table-cell>
        </table:table-row>
        <table:table-row>
          <table:table-cell>
            <text:p>2</text:p>
          </table:table-cell>
          <table:table-cell>
            <text:p>creation</text:p>
          </table:table-cell>
          <table:table-cell>
            <text:p>[kri'eiʃәn]
n. 创造, 创作物</text:p>
          </table:table-cell>
        </table:table-row>
        <table:table-row>
          <table:table-cell>
            <text:p>2</text:p>
          </table:table-cell>
          <table:table-cell>
            <text:p>credible</text:p>
          </table:table-cell>
          <table:table-cell>
            <text:p>['kredәbl, -ibl]
adj. 可信的, 可靠的</text:p>
          </table:table-cell>
        </table:table-row>
        <table:table-row>
          <table:table-cell>
            <text:p>2</text:p>
          </table:table-cell>
          <table:table-cell>
            <text:p>crimes</text:p>
          </table:table-cell>
          <table:table-cell>
            <text:p>~= crime
[kraim]
n. 犯罪, 犯罪行为, 罪行, 罪恶</text:p>
          </table:table-cell>
        </table:table-row>
        <table:table-row>
          <table:table-cell>
            <text:p>2</text:p>
          </table:table-cell>
          <table:table-cell>
            <text:p>crowd</text:p>
          </table:table-cell>
          <table:table-cell>
            <text:p>[kraud]
n. 人群, 群众, 一堆(东西), 一伙
v. 群集, 拥挤, 挤满</text:p>
          </table:table-cell>
        </table:table-row>
        <table:table-row>
          <table:table-cell>
            <text:p>2</text:p>
          </table:table-cell>
          <table:table-cell>
            <text:p>crowded</text:p>
          </table:table-cell>
          <table:table-cell>
            <text:p>['kraudid]
adj. 拥挤的, 塞满的</text:p>
          </table:table-cell>
        </table:table-row>
        <table:table-row>
          <table:table-cell>
            <text:p>2</text:p>
          </table:table-cell>
          <table:table-cell>
            <text:p>cruel</text:p>
          </table:table-cell>
          <table:table-cell>
            <text:p>['kruәl]
adj. 残酷的, 悲惨的, 使痛苦的</text:p>
          </table:table-cell>
        </table:table-row>
        <table:table-row>
          <table:table-cell>
            <text:p>2</text:p>
          </table:table-cell>
          <table:table-cell>
            <text:p>crumbling</text:p>
          </table:table-cell>
          <table:table-cell>
            <text:p>~= crumble
['krʌmbl]
v. 弄碎, 粉碎, 崩溃
n. 面包屑</text:p>
          </table:table-cell>
        </table:table-row>
        <table:table-row>
          <table:table-cell>
            <text:p>2</text:p>
          </table:table-cell>
          <table:table-cell>
            <text:p>crushed</text:p>
          </table:table-cell>
          <table:table-cell>
            <text:p>~= crush
[krʌʃ]
vt. 压碎, 碾碎, 压服, 压垮, 粉碎, (使)变形</text:p>
          </table:table-cell>
        </table:table-row>
        <table:table-row>
          <table:table-cell>
            <text:p>2</text:p>
          </table:table-cell>
          <table:table-cell>
            <text:p>curiosity</text:p>
          </table:table-cell>
          <table:table-cell>
            <text:p>[ˏkjuәri'ɔsiti]
n. 好奇心</text:p>
          </table:table-cell>
        </table:table-row>
        <table:table-row>
          <table:table-cell>
            <text:p>2</text:p>
          </table:table-cell>
          <table:table-cell>
            <text:p>cursed</text:p>
          </table:table-cell>
          <table:table-cell>
            <text:p>['kә:sid]
adj. 被诅咒的, 邪恶的</text:p>
          </table:table-cell>
        </table:table-row>
        <table:table-row>
          <table:table-cell>
            <text:p>2</text:p>
          </table:table-cell>
          <table:table-cell>
            <text:p>cutlasses</text:p>
          </table:table-cell>
          <table:table-cell>
            <text:p>~= cutlass
['kʌtlәs]
n. 短剑, 弯刀</text:p>
          </table:table-cell>
        </table:table-row>
        <table:table-row>
          <table:table-cell>
            <text:p>2</text:p>
          </table:table-cell>
          <table:table-cell>
            <text:p>damage</text:p>
          </table:table-cell>
          <table:table-cell>
            <text:p>['dæmidʒ]
n. 损害, 伤害
v. 招致损害
n. [律] (用复数)赔偿金</text:p>
          </table:table-cell>
        </table:table-row>
        <table:table-row>
          <table:table-cell>
            <text:p>2</text:p>
          </table:table-cell>
          <table:table-cell>
            <text:p>dance</text:p>
          </table:table-cell>
          <table:table-cell>
            <text:p>['dɑ:ns]
n. 跳舞, 舞蹈, 舞会, 舞曲, 舞蹈艺术
v. 跳舞, 舞蹈, (旗等)飘扬</text:p>
          </table:table-cell>
        </table:table-row>
        <table:table-row>
          <table:table-cell>
            <text:p>2</text:p>
          </table:table-cell>
          <table:table-cell>
            <text:p>danced</text:p>
          </table:table-cell>
          <table:table-cell>
            <text:p>~= dance
['dɑ:ns]
n. 跳舞, 舞蹈, 舞会, 舞曲, 舞蹈艺术
v. 跳舞, 舞蹈, (旗等)飘扬</text:p>
          </table:table-cell>
        </table:table-row>
        <table:table-row>
          <table:table-cell>
            <text:p>2</text:p>
          </table:table-cell>
          <table:table-cell>
            <text:p>dart</text:p>
          </table:table-cell>
          <table:table-cell>
            <text:p>[dɑ:t]
n. 标枪, 镖, (昆虫的)刺, 飞快的动作
v. 飞奔, 投掷</text:p>
          </table:table-cell>
        </table:table-row>
        <table:table-row>
          <table:table-cell>
            <text:p>2</text:p>
          </table:table-cell>
          <table:table-cell>
            <text:p>darted</text:p>
          </table:table-cell>
          <table:table-cell>
            <text:p>~= dart
[dɑ:t]
n. 标枪, 镖, (昆虫的)刺, 飞快的动作
v. 飞奔, 投掷</text:p>
          </table:table-cell>
        </table:table-row>
        <table:table-row>
          <table:table-cell>
            <text:p>2</text:p>
          </table:table-cell>
          <table:table-cell>
            <text:p>darts</text:p>
          </table:table-cell>
          <table:table-cell>
            <text:p>n. 掷镖游戏</text:p>
          </table:table-cell>
        </table:table-row>
        <table:table-row>
          <table:table-cell>
            <text:p>2</text:p>
          </table:table-cell>
          <table:table-cell>
            <text:p>dashed</text:p>
          </table:table-cell>
          <table:table-cell>
            <text:p>n. 虚线</text:p>
          </table:table-cell>
        </table:table-row>
        <table:table-row>
          <table:table-cell>
            <text:p>2</text:p>
          </table:table-cell>
          <table:table-cell>
            <text:p>dashing</text:p>
          </table:table-cell>
          <table:table-cell>
            <text:p>['dæʃiŋ]
adj. 活跃的, 浮华的</text:p>
          </table:table-cell>
        </table:table-row>
        <table:table-row>
          <table:table-cell>
            <text:p>2</text:p>
          </table:table-cell>
          <table:table-cell>
            <text:p>daytime</text:p>
          </table:table-cell>
          <table:table-cell>
            <text:p>['deitaim]
n. 白天, 日间</text:p>
          </table:table-cell>
        </table:table-row>
        <table:table-row>
          <table:table-cell>
            <text:p>2</text:p>
          </table:table-cell>
          <table:table-cell>
            <text:p>deaf</text:p>
          </table:table-cell>
          <table:table-cell>
            <text:p>[def]
adj. 聋的</text:p>
          </table:table-cell>
        </table:table-row>
        <table:table-row>
          <table:table-cell>
            <text:p>2</text:p>
          </table:table-cell>
          <table:table-cell>
            <text:p>dealings</text:p>
          </table:table-cell>
          <table:table-cell>
            <text:p>n. 来往, 交易, 买卖
【经】 交易</text:p>
          </table:table-cell>
        </table:table-row>
        <table:table-row>
          <table:table-cell>
            <text:p>2</text:p>
          </table:table-cell>
          <table:table-cell>
            <text:p>debate</text:p>
          </table:table-cell>
          <table:table-cell>
            <text:p>[di'beit]
v. 争论, 辩论
n. 争论, 辩论</text:p>
          </table:table-cell>
        </table:table-row>
        <table:table-row>
          <table:table-cell>
            <text:p>2</text:p>
          </table:table-cell>
          <table:table-cell>
            <text:p>debt</text:p>
          </table:table-cell>
          <table:table-cell>
            <text:p>[det]
n. 债务, 罪过</text:p>
          </table:table-cell>
        </table:table-row>
        <table:table-row>
          <table:table-cell>
            <text:p>2</text:p>
          </table:table-cell>
          <table:table-cell>
            <text:p>debtor</text:p>
          </table:table-cell>
          <table:table-cell>
            <text:p>['detә]
n. 债务人</text:p>
          </table:table-cell>
        </table:table-row>
        <table:table-row>
          <table:table-cell>
            <text:p>2</text:p>
          </table:table-cell>
          <table:table-cell>
            <text:p>decay</text:p>
          </table:table-cell>
          <table:table-cell>
            <text:p>[di'kei]
vi. 腐朽, 腐烂, 衰减, 衰退
n. 腐朽, 腐烂, 衰减, 衰退
v. 衰落</text:p>
          </table:table-cell>
        </table:table-row>
        <table:table-row>
          <table:table-cell>
            <text:p>2</text:p>
          </table:table-cell>
          <table:table-cell>
            <text:p>deepest</text:p>
          </table:table-cell>
          <table:table-cell>
            <text:p>~= deep
[di:p]
adj. 深的, 纵深的, 远离中心的, 深奥的, 难懂的, (指人)诡计多端的, 低沉的(声音)
adv. 深入地, 迟
n. 深渊, 深处</text:p>
          </table:table-cell>
        </table:table-row>
        <table:table-row>
          <table:table-cell>
            <text:p>2</text:p>
          </table:table-cell>
          <table:table-cell>
            <text:p>deeply</text:p>
          </table:table-cell>
          <table:table-cell>
            <text:p>['di:pli]
adv. 深深地</text:p>
          </table:table-cell>
        </table:table-row>
        <table:table-row>
          <table:table-cell>
            <text:p>2</text:p>
          </table:table-cell>
          <table:table-cell>
            <text:p>defaced</text:p>
          </table:table-cell>
          <table:table-cell>
            <text:p>~= deface
[di'feis]
vt. 损伤外观, 丑化, 使失面子</text:p>
          </table:table-cell>
        </table:table-row>
        <table:table-row>
          <table:table-cell>
            <text:p>2</text:p>
          </table:table-cell>
          <table:table-cell>
            <text:p>degeneracy</text:p>
          </table:table-cell>
          <table:table-cell>
            <text:p>[di'dʒenәrәsi]
n. 堕落, 退化, 退步</text:p>
          </table:table-cell>
        </table:table-row>
        <table:table-row>
          <table:table-cell>
            <text:p>2</text:p>
          </table:table-cell>
          <table:table-cell>
            <text:p>dejected</text:p>
          </table:table-cell>
          <table:table-cell>
            <text:p>[di'jektid]
adj. 沮丧的, 灰心的</text:p>
          </table:table-cell>
        </table:table-row>
        <table:table-row>
          <table:table-cell>
            <text:p>2</text:p>
          </table:table-cell>
          <table:table-cell>
            <text:p>delightful</text:p>
          </table:table-cell>
          <table:table-cell>
            <text:p>[di'laitful]
adj. 令人愉快的, 可喜的</text:p>
          </table:table-cell>
        </table:table-row>
        <table:table-row>
          <table:table-cell>
            <text:p>2</text:p>
          </table:table-cell>
          <table:table-cell>
            <text:p>deliverer</text:p>
          </table:table-cell>
          <table:table-cell>
            <text:p>[di'livәrә]
n. 递送人</text:p>
          </table:table-cell>
        </table:table-row>
        <table:table-row>
          <table:table-cell>
            <text:p>2</text:p>
          </table:table-cell>
          <table:table-cell>
            <text:p>delivering</text:p>
          </table:table-cell>
          <table:table-cell>
            <text:p>~= deliver
[di'livә]
vt. 递送, 陈述, 释放, 发表(一篇演说等), 交付, 引渡, 瞄准, 给予(打击)</text:p>
          </table:table-cell>
        </table:table-row>
        <table:table-row>
          <table:table-cell>
            <text:p>2</text:p>
          </table:table-cell>
          <table:table-cell>
            <text:p>depending</text:p>
          </table:table-cell>
          <table:table-cell>
            <text:p>【计】 依赖</text:p>
          </table:table-cell>
        </table:table-row>
        <table:table-row>
          <table:table-cell>
            <text:p>2</text:p>
          </table:table-cell>
          <table:table-cell>
            <text:p>deserved</text:p>
          </table:table-cell>
          <table:table-cell>
            <text:p>[di'zә:vd]
adj. 应得的, 当然的</text:p>
          </table:table-cell>
        </table:table-row>
        <table:table-row>
          <table:table-cell>
            <text:p>2</text:p>
          </table:table-cell>
          <table:table-cell>
            <text:p>desirable</text:p>
          </table:table-cell>
          <table:table-cell>
            <text:p>[di'zaiәrәbl]
adj. 值得要的, 合意的, 令人想要的, 悦人心意的</text:p>
          </table:table-cell>
        </table:table-row>
        <table:table-row>
          <table:table-cell>
            <text:p>2</text:p>
          </table:table-cell>
          <table:table-cell>
            <text:p>desiring</text:p>
          </table:table-cell>
          <table:table-cell>
            <text:p>~= desire
[di'zaiә]
vt. 想望, 期望, 希望, 请求(官方丈礼)
n. 愿望, 心愿, 要求
v. 要求</text:p>
          </table:table-cell>
        </table:table-row>
        <table:table-row>
          <table:table-cell>
            <text:p>2</text:p>
          </table:table-cell>
          <table:table-cell>
            <text:p>devise</text:p>
          </table:table-cell>
          <table:table-cell>
            <text:p>[di'vaiz]
vt. 设计, 发明, 图谋, 作出(计划), 想出(办法), 遗赠给
n. 遗赠</text:p>
          </table:table-cell>
        </table:table-row>
        <table:table-row>
          <table:table-cell>
            <text:p>2</text:p>
          </table:table-cell>
          <table:table-cell>
            <text:p>devouring</text:p>
          </table:table-cell>
          <table:table-cell>
            <text:p>~= devour
[di'vauә]
vt. (尤指动物)吞吃, 狼吞虎咽, 挥霍, (火灾等)毁灭, 破坏, 吞没, 贪看, 贪听</text:p>
          </table:table-cell>
        </table:table-row>
        <table:table-row>
          <table:table-cell>
            <text:p>2</text:p>
          </table:table-cell>
          <table:table-cell>
            <text:p>dexterity</text:p>
          </table:table-cell>
          <table:table-cell>
            <text:p>[deks'teriti]
n. 灵巧, 机敏</text:p>
          </table:table-cell>
        </table:table-row>
        <table:table-row>
          <table:table-cell>
            <text:p>2</text:p>
          </table:table-cell>
          <table:table-cell>
            <text:p>diamonds</text:p>
          </table:table-cell>
          <table:table-cell>
            <text:p>【医】 荨麻疹样丹毒</text:p>
          </table:table-cell>
        </table:table-row>
        <table:table-row>
          <table:table-cell>
            <text:p>2</text:p>
          </table:table-cell>
          <table:table-cell>
            <text:p>differing</text:p>
          </table:table-cell>
          <table:table-cell>
            <text:p>~= differ
['difә]
vi. 不一致, 不同</text:p>
          </table:table-cell>
        </table:table-row>
        <table:table-row>
          <table:table-cell>
            <text:p>2</text:p>
          </table:table-cell>
          <table:table-cell>
            <text:p>difficulties</text:p>
          </table:table-cell>
          <table:table-cell>
            <text:p>~= difficulty
['difikәlti]
n. 困难, 难点</text:p>
          </table:table-cell>
        </table:table-row>
        <table:table-row>
          <table:table-cell>
            <text:p>2</text:p>
          </table:table-cell>
          <table:table-cell>
            <text:p>diligence</text:p>
          </table:table-cell>
          <table:table-cell>
            <text:p>['dilidʒәns]
n. 勤奋</text:p>
          </table:table-cell>
        </table:table-row>
        <table:table-row>
          <table:table-cell>
            <text:p>2</text:p>
          </table:table-cell>
          <table:table-cell>
            <text:p>diligent</text:p>
          </table:table-cell>
          <table:table-cell>
            <text:p>['dilidʒәnt]
adj. 勤勉的, 用功的, 细心而继续不断的</text:p>
          </table:table-cell>
        </table:table-row>
        <table:table-row>
          <table:table-cell>
            <text:p>2</text:p>
          </table:table-cell>
          <table:table-cell>
            <text:p>dined</text:p>
          </table:table-cell>
          <table:table-cell>
            <text:p>~= din
[din]
n. 喧嚣
v. 絮絮不休地说, 喧闹</text:p>
          </table:table-cell>
        </table:table-row>
        <table:table-row>
          <table:table-cell>
            <text:p>2</text:p>
          </table:table-cell>
          <table:table-cell>
            <text:p>dip</text:p>
          </table:table-cell>
          <table:table-cell>
            <text:p>[dip]
v. 浸, 蘸, 沾</text:p>
          </table:table-cell>
        </table:table-row>
        <table:table-row>
          <table:table-cell>
            <text:p>2</text:p>
          </table:table-cell>
          <table:table-cell>
            <text:p>dirt</text:p>
          </table:table-cell>
          <table:table-cell>
            <text:p>[dә:t]
n. 污垢, 泥土</text:p>
          </table:table-cell>
        </table:table-row>
        <table:table-row>
          <table:table-cell>
            <text:p>2</text:p>
          </table:table-cell>
          <table:table-cell>
            <text:p>disabled</text:p>
          </table:table-cell>
          <table:table-cell>
            <text:p>[dis'eib(ә)ld]
adj. 伤残的
v. 丧失能力</text:p>
          </table:table-cell>
        </table:table-row>
        <table:table-row>
          <table:table-cell>
            <text:p>2</text:p>
          </table:table-cell>
          <table:table-cell>
            <text:p>disappointment</text:p>
          </table:table-cell>
          <table:table-cell>
            <text:p>[ˏdisә'pɔintmәnt]
n. 失望</text:p>
          </table:table-cell>
        </table:table-row>
        <table:table-row>
          <table:table-cell>
            <text:p>2</text:p>
          </table:table-cell>
          <table:table-cell>
            <text:p>discern</text:p>
          </table:table-cell>
          <table:table-cell>
            <text:p>[di'sә:n]
v. 目睹, 认识, 洞悉, 辨别, 看清楚</text:p>
          </table:table-cell>
        </table:table-row>
        <table:table-row>
          <table:table-cell>
            <text:p>2</text:p>
          </table:table-cell>
          <table:table-cell>
            <text:p>discouragement</text:p>
          </table:table-cell>
          <table:table-cell>
            <text:p>[dis'kʌridʒmәnt]
n. 气馁, 挫折,劝阻</text:p>
          </table:table-cell>
        </table:table-row>
        <table:table-row>
          <table:table-cell>
            <text:p>2</text:p>
          </table:table-cell>
          <table:table-cell>
            <text:p>discoursed</text:p>
          </table:table-cell>
          <table:table-cell>
            <text:p>~= discourse
[dis'kɔ:s, 'diskɔ:s]
n. 演讲, 论述, 论文, 讲道, 谈话, 谈论
vi. 谈论, 演说</text:p>
          </table:table-cell>
        </table:table-row>
        <table:table-row>
          <table:table-cell>
            <text:p>2</text:p>
          </table:table-cell>
          <table:table-cell>
            <text:p>discourses</text:p>
          </table:table-cell>
          <table:table-cell>
            <text:p>~= discourse
[dis'kɔ:s, 'diskɔ:s]
n. 演讲, 论述, 论文, 讲道, 谈话, 谈论
vi. 谈论, 演说</text:p>
          </table:table-cell>
        </table:table-row>
        <table:table-row>
          <table:table-cell>
            <text:p>2</text:p>
          </table:table-cell>
          <table:table-cell>
            <text:p>dish</text:p>
          </table:table-cell>
          <table:table-cell>
            <text:p>[diʃ]
n. 盘, 碟, 盘装菜
v. 提出
碟形卫星天线</text:p>
          </table:table-cell>
        </table:table-row>
        <table:table-row>
          <table:table-cell>
            <text:p>2</text:p>
          </table:table-cell>
          <table:table-cell>
            <text:p>disorder</text:p>
          </table:table-cell>
          <table:table-cell>
            <text:p>[dis'ɔ:dә]
n. 杂乱, 混乱, 无秩序状态
vt. 扰乱, 使失调, 使紊乱</text:p>
          </table:table-cell>
        </table:table-row>
        <table:table-row>
          <table:table-cell>
            <text:p>2</text:p>
          </table:table-cell>
          <table:table-cell>
            <text:p>disputes</text:p>
          </table:table-cell>
          <table:table-cell>
            <text:p>~= dispute
[dis'pju:t]
v. 争论, 辩论, 怀疑, 抗拒, 阻止, 争夺(土地,胜利等)
n. 争论, 辩论, 争吵</text:p>
          </table:table-cell>
        </table:table-row>
        <table:table-row>
          <table:table-cell>
            <text:p>2</text:p>
          </table:table-cell>
          <table:table-cell>
            <text:p>distributed</text:p>
          </table:table-cell>
          <table:table-cell>
            <text:p>[dis'tribju:tid]
adj. 分布式的</text:p>
          </table:table-cell>
        </table:table-row>
        <table:table-row>
          <table:table-cell>
            <text:p>2</text:p>
          </table:table-cell>
          <table:table-cell>
            <text:p>disturb</text:p>
          </table:table-cell>
          <table:table-cell>
            <text:p>[dis'tә:b]
vt. 弄乱, 打乱, 打扰, 扰乱
v. 扰乱</text:p>
          </table:table-cell>
        </table:table-row>
        <table:table-row>
          <table:table-cell>
            <text:p>2</text:p>
          </table:table-cell>
          <table:table-cell>
            <text:p>ditto</text:p>
          </table:table-cell>
          <table:table-cell>
            <text:p>['ditәu]
n. 同上, 同上符号, 很相似的东西
vt. 重复
adv. 与前同地</text:p>
          </table:table-cell>
        </table:table-row>
        <table:table-row>
          <table:table-cell>
            <text:p>2</text:p>
          </table:table-cell>
          <table:table-cell>
            <text:p>diversions</text:p>
          </table:table-cell>
          <table:table-cell>
            <text:p>~= diversion
[dai'vә:ʃәn]
n. 转移, 转换, 牵制, 解闷, 娱乐</text:p>
          </table:table-cell>
        </table:table-row>
        <table:table-row>
          <table:table-cell>
            <text:p>2</text:p>
          </table:table-cell>
          <table:table-cell>
            <text:p>divert</text:p>
          </table:table-cell>
          <table:table-cell>
            <text:p>[di'vә:t]
v. 转移, 转向, 使高兴</text:p>
          </table:table-cell>
        </table:table-row>
        <table:table-row>
          <table:table-cell>
            <text:p>2</text:p>
          </table:table-cell>
          <table:table-cell>
            <text:p>don</text:p>
          </table:table-cell>
          <table:table-cell>
            <text:p>[dɔn]
n. &lt;西&gt;君, 先生(西班牙语冠于男子姓名前), 阁下, (英国剑桥或牛津大学)指导教师
vt. 穿上</text:p>
          </table:table-cell>
        </table:table-row>
        <table:table-row>
          <table:table-cell>
            <text:p>2</text:p>
          </table:table-cell>
          <table:table-cell>
            <text:p>dost</text:p>
          </table:table-cell>
          <table:table-cell>
            <text:p>[dʌst]
v. [古]do的第二人称单数.现在式</text:p>
          </table:table-cell>
        </table:table-row>
        <table:table-row>
          <table:table-cell>
            <text:p>2</text:p>
          </table:table-cell>
          <table:table-cell>
            <text:p>doubling</text:p>
          </table:table-cell>
          <table:table-cell>
            <text:p>['dʌbliŋ]
n. 加倍, 成双</text:p>
          </table:table-cell>
        </table:table-row>
        <table:table-row>
          <table:table-cell>
            <text:p>2</text:p>
          </table:table-cell>
          <table:table-cell>
            <text:p>doubtless</text:p>
          </table:table-cell>
          <table:table-cell>
            <text:p>['dautlis]
adj. 无疑的, 确定的
adv. 无疑地, 确定地, &lt;口&gt;大概、多半</text:p>
          </table:table-cell>
        </table:table-row>
        <table:table-row>
          <table:table-cell>
            <text:p>2</text:p>
          </table:table-cell>
          <table:table-cell>
            <text:p>doubts</text:p>
          </table:table-cell>
          <table:table-cell>
            <text:p>~= doubt
[daut]
n. 怀疑, 疑惑, 疑问
v. 怀疑, 不信, 拿不准, &lt;古&gt;恐怕</text:p>
          </table:table-cell>
        </table:table-row>
        <table:table-row>
          <table:table-cell>
            <text:p>2</text:p>
          </table:table-cell>
          <table:table-cell>
            <text:p>downward</text:p>
          </table:table-cell>
          <table:table-cell>
            <text:p>['daunwәd]
adj. 向下的</text:p>
          </table:table-cell>
        </table:table-row>
        <table:table-row>
          <table:table-cell>
            <text:p>2</text:p>
          </table:table-cell>
          <table:table-cell>
            <text:p>drag</text:p>
          </table:table-cell>
          <table:table-cell>
            <text:p>[dræg]
v. 拖, 拖曳, 缓慢而费力地行动
n. 拖拉</text:p>
          </table:table-cell>
        </table:table-row>
        <table:table-row>
          <table:table-cell>
            <text:p>2</text:p>
          </table:table-cell>
          <table:table-cell>
            <text:p>draught</text:p>
          </table:table-cell>
          <table:table-cell>
            <text:p>[drɑ:ft]
n. 拖, 拉, 一网(鱼), 气流</text:p>
          </table:table-cell>
        </table:table-row>
        <table:table-row>
          <table:table-cell>
            <text:p>2</text:p>
          </table:table-cell>
          <table:table-cell>
            <text:p>drawer</text:p>
          </table:table-cell>
          <table:table-cell>
            <text:p>['drɔ:ә]
n. 抽屉, 画家, 制图员, (用复数)衬裤、内裤</text:p>
          </table:table-cell>
        </table:table-row>
        <table:table-row>
          <table:table-cell>
            <text:p>2</text:p>
          </table:table-cell>
          <table:table-cell>
            <text:p>drawn</text:p>
          </table:table-cell>
          <table:table-cell>
            <text:p>[drɔ:n]
vbl. draw的过去分词
adj. 拔出的</text:p>
          </table:table-cell>
        </table:table-row>
        <table:table-row>
          <table:table-cell>
            <text:p>2</text:p>
          </table:table-cell>
          <table:table-cell>
            <text:p>dressed</text:p>
          </table:table-cell>
          <table:table-cell>
            <text:p>[drest]
(畜、禽、鱼)剥皮[或去毛、鳞]、去内脏及分割加工好的</text:p>
          </table:table-cell>
        </table:table-row>
        <table:table-row>
          <table:table-cell>
            <text:p>2</text:p>
          </table:table-cell>
          <table:table-cell>
            <text:p>drove</text:p>
          </table:table-cell>
          <table:table-cell>
            <text:p>[drәuv]
vbl. drive的过去式
n. 畜群</text:p>
          </table:table-cell>
        </table:table-row>
        <table:table-row>
          <table:table-cell>
            <text:p>2</text:p>
          </table:table-cell>
          <table:table-cell>
            <text:p>drown</text:p>
          </table:table-cell>
          <table:table-cell>
            <text:p>[draun]
v. 溺死, 淹死
vt. 淹没</text:p>
          </table:table-cell>
        </table:table-row>
        <table:table-row>
          <table:table-cell>
            <text:p>2</text:p>
          </table:table-cell>
          <table:table-cell>
            <text:p>drowning</text:p>
          </table:table-cell>
          <table:table-cell>
            <text:p>['drauniŋ]
n. 溺死</text:p>
          </table:table-cell>
        </table:table-row>
        <table:table-row>
          <table:table-cell>
            <text:p>2</text:p>
          </table:table-cell>
          <table:table-cell>
            <text:p>dust</text:p>
          </table:table-cell>
          <table:table-cell>
            <text:p>[dʌst]
n. 灰尘, 尘土, 尘埃
vt. 掸掉...上的灰尘, 撒糖于糕上</text:p>
          </table:table-cell>
        </table:table-row>
        <table:table-row>
          <table:table-cell>
            <text:p>2</text:p>
          </table:table-cell>
          <table:table-cell>
            <text:p>edition</text:p>
          </table:table-cell>
          <table:table-cell>
            <text:p>[i'diʃәn]
n. 版本, 版</text:p>
          </table:table-cell>
        </table:table-row>
        <table:table-row>
          <table:table-cell>
            <text:p>2</text:p>
          </table:table-cell>
          <table:table-cell>
            <text:p>education</text:p>
          </table:table-cell>
          <table:table-cell>
            <text:p>[ˏedju(:)'keiʃәn]
n. 教育, 训导, 训练, 培养, 教育学</text:p>
          </table:table-cell>
        </table:table-row>
        <table:table-row>
          <table:table-cell>
            <text:p>2</text:p>
          </table:table-cell>
          <table:table-cell>
            <text:p>el</text:p>
          </table:table-cell>
          <table:table-cell>
            <text:p>~= EL
[el]
abbr. [军] Elevation, 仰角
n. 与主建筑物成直角的房舍, 高架铁道</text:p>
          </table:table-cell>
        </table:table-row>
        <table:table-row>
          <table:table-cell>
            <text:p>2</text:p>
          </table:table-cell>
          <table:table-cell>
            <text:p>elder</text:p>
          </table:table-cell>
          <table:table-cell>
            <text:p>['eldә(r)]
n. 年长者, 老人, 父辈
adj. 年长的, 资格老的</text:p>
          </table:table-cell>
        </table:table-row>
        <table:table-row>
          <table:table-cell>
            <text:p>2</text:p>
          </table:table-cell>
          <table:table-cell>
            <text:p>eminent</text:p>
          </table:table-cell>
          <table:table-cell>
            <text:p>['eminәnt]
adj. 显赫的, 杰出的, 有名的, 优良的</text:p>
          </table:table-cell>
        </table:table-row>
        <table:table-row>
          <table:table-cell>
            <text:p>2</text:p>
          </table:table-cell>
          <table:table-cell>
            <text:p>employ</text:p>
          </table:table-cell>
          <table:table-cell>
            <text:p>[im'plɔi]
vt. 雇用, 用, 使用
v. 使用
n. 雇用</text:p>
          </table:table-cell>
        </table:table-row>
        <table:table-row>
          <table:table-cell>
            <text:p>2</text:p>
          </table:table-cell>
          <table:table-cell>
            <text:p>emptied</text:p>
          </table:table-cell>
          <table:table-cell>
            <text:p>['emptid]
耗尽的</text:p>
          </table:table-cell>
        </table:table-row>
        <table:table-row>
          <table:table-cell>
            <text:p>2</text:p>
          </table:table-cell>
          <table:table-cell>
            <text:p>enchanted</text:p>
          </table:table-cell>
          <table:table-cell>
            <text:p>/-ɪd; -ɪd/
adj placed under a magic spell 中魔法的
*an enchanted garden, eg in a fairy story 施过魔法的花园（如于童话故事中）.</text:p>
          </table:table-cell>
        </table:table-row>
        <table:table-row>
          <table:table-cell>
            <text:p>2</text:p>
          </table:table-cell>
          <table:table-cell>
            <text:p>enclosing</text:p>
          </table:table-cell>
          <table:table-cell>
            <text:p>~= enclose
[in'klәuz]
vt. 放入封套, 装入, 围绕</text:p>
          </table:table-cell>
        </table:table-row>
        <table:table-row>
          <table:table-cell>
            <text:p>2</text:p>
          </table:table-cell>
          <table:table-cell>
            <text:p>endanger</text:p>
          </table:table-cell>
          <table:table-cell>
            <text:p>[in'deindʒә]
vt. 危及</text:p>
          </table:table-cell>
        </table:table-row>
        <table:table-row>
          <table:table-cell>
            <text:p>2</text:p>
          </table:table-cell>
          <table:table-cell>
            <text:p>ends</text:p>
          </table:table-cell>
          <table:table-cell>
            <text:p>.=condensate 冷凝物［液］</text:p>
          </table:table-cell>
        </table:table-row>
        <table:table-row>
          <table:table-cell>
            <text:p>2</text:p>
          </table:table-cell>
          <table:table-cell>
            <text:p>enjoyment</text:p>
          </table:table-cell>
          <table:table-cell>
            <text:p>[in'dʒɔimәnt]
n. 享乐, 快乐, 享受乐事</text:p>
          </table:table-cell>
        </table:table-row>
        <table:table-row>
          <table:table-cell>
            <text:p>2</text:p>
          </table:table-cell>
          <table:table-cell>
            <text:p>enlarged</text:p>
          </table:table-cell>
          <table:table-cell>
            <text:p>~= enlarge
[in'lɑ:dʒ]
v. 扩大, 放大</text:p>
          </table:table-cell>
        </table:table-row>
        <table:table-row>
          <table:table-cell>
            <text:p>2</text:p>
          </table:table-cell>
          <table:table-cell>
            <text:p>enraged</text:p>
          </table:table-cell>
          <table:table-cell>
            <text:p>~= enrage
[in'reidʒ]
vt. 激怒</text:p>
          </table:table-cell>
        </table:table-row>
        <table:table-row>
          <table:table-cell>
            <text:p>2</text:p>
          </table:table-cell>
          <table:table-cell>
            <text:p>entire</text:p>
          </table:table-cell>
          <table:table-cell>
            <text:p>[in'taiә]
adj. 全部的, 完整的, 整个</text:p>
          </table:table-cell>
        </table:table-row>
        <table:table-row>
          <table:table-cell>
            <text:p>2</text:p>
          </table:table-cell>
          <table:table-cell>
            <text:p>envy</text:p>
          </table:table-cell>
          <table:table-cell>
            <text:p>['envi]
n. vt.羡慕, 嫉妒</text:p>
          </table:table-cell>
        </table:table-row>
        <table:table-row>
          <table:table-cell>
            <text:p>2</text:p>
          </table:table-cell>
          <table:table-cell>
            <text:p>escaping</text:p>
          </table:table-cell>
          <table:table-cell>
            <text:p>~= escape
[is'keip]
n. 逃, 逃亡, 溢出设备, 出口, 逃跑, [植]野生
vi. 逃脱, 避开, 溜走
vt. 逃避, 避免, 被忘掉</text:p>
          </table:table-cell>
        </table:table-row>
        <table:table-row>
          <table:table-cell>
            <text:p>2</text:p>
          </table:table-cell>
          <table:table-cell>
            <text:p>ese</text:p>
          </table:table-cell>
          <table:table-cell>
            <text:p>~= ESE
=East South East 东南东</text:p>
          </table:table-cell>
        </table:table-row>
        <table:table-row>
          <table:table-cell>
            <text:p>2</text:p>
          </table:table-cell>
          <table:table-cell>
            <text:p>everybody</text:p>
          </table:table-cell>
          <table:table-cell>
            <text:p>['evribɔdi, 'evribәdi]
int. 每个人, 人人</text:p>
          </table:table-cell>
        </table:table-row>
        <table:table-row>
          <table:table-cell>
            <text:p>2</text:p>
          </table:table-cell>
          <table:table-cell>
            <text:p>everywhere</text:p>
          </table:table-cell>
          <table:table-cell>
            <text:p>['evrihwєә]
adv. 各处, 到处</text:p>
          </table:table-cell>
        </table:table-row>
        <table:table-row>
          <table:table-cell>
            <text:p>2</text:p>
          </table:table-cell>
          <table:table-cell>
            <text:p>evidence</text:p>
          </table:table-cell>
          <table:table-cell>
            <text:p>['evidәns]
n. 明显, 显著, 明白, 迹象, 根据, [物]证据, 证物</text:p>
          </table:table-cell>
        </table:table-row>
        <table:table-row>
          <table:table-cell>
            <text:p>2</text:p>
          </table:table-cell>
          <table:table-cell>
            <text:p>evident</text:p>
          </table:table-cell>
          <table:table-cell>
            <text:p>['evidәnt]
adj. 明显的, 显然的</text:p>
          </table:table-cell>
        </table:table-row>
        <table:table-row>
          <table:table-cell>
            <text:p>2</text:p>
          </table:table-cell>
          <table:table-cell>
            <text:p>exalted</text:p>
          </table:table-cell>
          <table:table-cell>
            <text:p>[ig'zɔ:ltid]
adj. 尊贵的, 高位的, 兴奋的, 高尚的</text:p>
          </table:table-cell>
        </table:table-row>
        <table:table-row>
          <table:table-cell>
            <text:p>2</text:p>
          </table:table-cell>
          <table:table-cell>
            <text:p>examples</text:p>
          </table:table-cell>
          <table:table-cell>
            <text:p>n. 例子</text:p>
          </table:table-cell>
        </table:table-row>
        <table:table-row>
          <table:table-cell>
            <text:p>2</text:p>
          </table:table-cell>
          <table:table-cell>
            <text:p>excepting</text:p>
          </table:table-cell>
          <table:table-cell>
            <text:p>[ik'septiŋ]
prep. 除...外
conj. 除非, 除...之外</text:p>
          </table:table-cell>
        </table:table-row>
        <table:table-row>
          <table:table-cell>
            <text:p>2</text:p>
          </table:table-cell>
          <table:table-cell>
            <text:p>excursion</text:p>
          </table:table-cell>
          <table:table-cell>
            <text:p>[iks'kә:ʃәn]
n. 远足, 游览, 短程旅行, 远足队, 离题, [物]偏移, 漂移</text:p>
          </table:table-cell>
        </table:table-row>
        <table:table-row>
          <table:table-cell>
            <text:p>2</text:p>
          </table:table-cell>
          <table:table-cell>
            <text:p>execute</text:p>
          </table:table-cell>
          <table:table-cell>
            <text:p>['eksikju:t]
vt. 执行, 实行, 完成, 处死, 制成, [律]经签名盖章等手续使(证书)生效</text:p>
          </table:table-cell>
        </table:table-row>
        <table:table-row>
          <table:table-cell>
            <text:p>2</text:p>
          </table:table-cell>
          <table:table-cell>
            <text:p>experiments</text:p>
          </table:table-cell>
          <table:table-cell>
            <text:p>~= experiment
[iks'perimәnt]
n. 实验, 试验
vi. 进行实验, 做试验</text:p>
          </table:table-cell>
        </table:table-row>
        <table:table-row>
          <table:table-cell>
            <text:p>2</text:p>
          </table:table-cell>
          <table:table-cell>
            <text:p>explained</text:p>
          </table:table-cell>
          <table:table-cell>
            <text:p>~= explain
[iks'plein]
v. 解释, 说明</text:p>
          </table:table-cell>
        </table:table-row>
        <table:table-row>
          <table:table-cell>
            <text:p>2</text:p>
          </table:table-cell>
          <table:table-cell>
            <text:p>expressed</text:p>
          </table:table-cell>
          <table:table-cell>
            <text:p>~= express
[iks'pres]
adj. 急速的, 特殊的, 明确的
n. 快车, 快递, 专使
vt. 表达, 表示
adv. 乘快车, 以快递方式</text:p>
          </table:table-cell>
        </table:table-row>
        <table:table-row>
          <table:table-cell>
            <text:p>2</text:p>
          </table:table-cell>
          <table:table-cell>
            <text:p>expressions</text:p>
          </table:table-cell>
          <table:table-cell>
            <text:p>[数] 表示式,公式</text:p>
          </table:table-cell>
        </table:table-row>
        <table:table-row>
          <table:table-cell>
            <text:p>2</text:p>
          </table:table-cell>
          <table:table-cell>
            <text:p>extravagancies</text:p>
          </table:table-cell>
          <table:table-cell>
            <text:p>~= extravagancy
n. 浪费, 挥霍</text:p>
          </table:table-cell>
        </table:table-row>
        <table:table-row>
          <table:table-cell>
            <text:p>2</text:p>
          </table:table-cell>
          <table:table-cell>
            <text:p>extremities</text:p>
          </table:table-cell>
          <table:table-cell>
            <text:p>~= extremity
[iks'tremiti]
n. 末端, 极端, 极度, 穷困, 绝境, 临死, 非常手段, 手足</text:p>
          </table:table-cell>
        </table:table-row>
        <table:table-row>
          <table:table-cell>
            <text:p>2</text:p>
          </table:table-cell>
          <table:table-cell>
            <text:p>faces</text:p>
          </table:table-cell>
          <table:table-cell>
            <text:p>~= face
[feis]
n. 脸, 面容, 表情, 威信, 正面, 地形, 外观
vt. 面对, 面向, 面临, 承认, 抹盖
vi. 朝, 向</text:p>
          </table:table-cell>
        </table:table-row>
        <table:table-row>
          <table:table-cell>
            <text:p>2</text:p>
          </table:table-cell>
          <table:table-cell>
            <text:p>fact</text:p>
          </table:table-cell>
          <table:table-cell>
            <text:p>[fækt]
n. 事实, 实际, 实情, 真相, (犯罪)行为, 论据</text:p>
          </table:table-cell>
        </table:table-row>
        <table:table-row>
          <table:table-cell>
            <text:p>2</text:p>
          </table:table-cell>
          <table:table-cell>
            <text:p>fainting</text:p>
          </table:table-cell>
          <table:table-cell>
            <text:p>['feintiŋ]
n. 昏晕, 不省人事</text:p>
          </table:table-cell>
        </table:table-row>
        <table:table-row>
          <table:table-cell>
            <text:p>2</text:p>
          </table:table-cell>
          <table:table-cell>
            <text:p>familiarly</text:p>
          </table:table-cell>
          <table:table-cell>
            <text:p>adv. 亲密地, 精通地</text:p>
          </table:table-cell>
        </table:table-row>
        <table:table-row>
          <table:table-cell>
            <text:p>2</text:p>
          </table:table-cell>
          <table:table-cell>
            <text:p>famous</text:p>
          </table:table-cell>
          <table:table-cell>
            <text:p>['feimәs]
adj. 著名的, 出名的, &lt;口&gt;极好的, 令人满意的</text:p>
          </table:table-cell>
        </table:table-row>
        <table:table-row>
          <table:table-cell>
            <text:p>2</text:p>
          </table:table-cell>
          <table:table-cell>
            <text:p>fancying</text:p>
          </table:table-cell>
          <table:table-cell>
            <text:p>~= fancy
['fænsi]
adj. 奇特的, 异样的
vt. 想象, 设想, 认为, 爱好, 自负
n. 爱好, 迷恋, 想象力</text:p>
          </table:table-cell>
        </table:table-row>
        <table:table-row>
          <table:table-cell>
            <text:p>2</text:p>
          </table:table-cell>
          <table:table-cell>
            <text:p>farm</text:p>
          </table:table-cell>
          <table:table-cell>
            <text:p>[fɑ:m]
n. 农场, 农庄, 农田
vt. 耕种
vi. 种田, 务农, 经营农场, 从事畜牧</text:p>
          </table:table-cell>
        </table:table-row>
        <table:table-row>
          <table:table-cell>
            <text:p>2</text:p>
          </table:table-cell>
          <table:table-cell>
            <text:p>fashion</text:p>
          </table:table-cell>
          <table:table-cell>
            <text:p>['fæʃәn]
n. 样子, 方式, 流行, 风尚, 时样
vt. 形成, 造, 作, 把...塑造成, 使适应, 使适合, 改革, 改变</text:p>
          </table:table-cell>
        </table:table-row>
        <table:table-row>
          <table:table-cell>
            <text:p>2</text:p>
          </table:table-cell>
          <table:table-cell>
            <text:p>feeling</text:p>
          </table:table-cell>
          <table:table-cell>
            <text:p>['fi:liŋ]
n. 触觉, 知觉, 感觉, 情绪, 同情
adj. 富于感情的, 富于同情心的, 衷心的, 有同情心的, 有感觉的, 仁慈的</text:p>
          </table:table-cell>
        </table:table-row>
        <table:table-row>
          <table:table-cell>
            <text:p>2</text:p>
          </table:table-cell>
          <table:table-cell>
            <text:p>felled</text:p>
          </table:table-cell>
          <table:table-cell>
            <text:p>~= fell
[fel]
vbl. fall 的过去式
vt. 击倒, 打倒(疾病等), 致于...死地, 砍伐
n. 一季所伐的木材, 兽皮, 羊毛
adj. 凶猛的, 可怕的</text:p>
          </table:table-cell>
        </table:table-row>
        <table:table-row>
          <table:table-cell>
            <text:p>2</text:p>
          </table:table-cell>
          <table:table-cell>
            <text:p>females</text:p>
          </table:table-cell>
          <table:table-cell>
            <text:p>~= female
['fi:meil]
n. 女性, 女人, 雌兽
adj. 女性的, 女子的, 妇女的, 雌的, 柔弱的, (声, 色)柔和的</text:p>
          </table:table-cell>
        </table:table-row>
        <table:table-row>
          <table:table-cell>
            <text:p>2</text:p>
          </table:table-cell>
          <table:table-cell>
            <text:p>fetching</text:p>
          </table:table-cell>
          <table:table-cell>
            <text:p>['fetʃiŋ]
adj. 动人的, 吸引人的, 迷人的</text:p>
          </table:table-cell>
        </table:table-row>
        <table:table-row>
          <table:table-cell>
            <text:p>2</text:p>
          </table:table-cell>
          <table:table-cell>
            <text:p>fields</text:p>
          </table:table-cell>
          <table:table-cell>
            <text:p>~= field
[fi:ld]
n. 原野, 旷野, 领域, (一块)田地, 牧场, 域, 战场, 运动场
vt. 把(谷物等)暴晒于场上, 使上场
vi. 担任场外队员
adj. 田间的, 野生的, 野外的, 田赛的
扫描场</text:p>
          </table:table-cell>
        </table:table-row>
        <table:table-row>
          <table:table-cell>
            <text:p>2</text:p>
          </table:table-cell>
          <table:table-cell>
            <text:p>finds</text:p>
          </table:table-cell>
          <table:table-cell>
            <text:p>~= find
[faind]
vt. 找到, 发现, 感到, 查明, 得到, 认为, 见到...的存在
vi. 裁决
n. 发现
[计] 在文件中查找指定的字符串</text:p>
          </table:table-cell>
        </table:table-row>
        <table:table-row>
          <table:table-cell>
            <text:p>2</text:p>
          </table:table-cell>
          <table:table-cell>
            <text:p>finger</text:p>
          </table:table-cell>
          <table:table-cell>
            <text:p>['fiŋgә]
n. 手指(尤指大拇指以外的手指), 指状物, 指针
v. 用手指拨弄, 伸出</text:p>
          </table:table-cell>
        </table:table-row>
        <table:table-row>
          <table:table-cell>
            <text:p>2</text:p>
          </table:table-cell>
          <table:table-cell>
            <text:p>firebrand</text:p>
          </table:table-cell>
          <table:table-cell>
            <text:p>['faiәbrænd]
n. 火把, 燃烧的木柴, 放火者, 煽动叛乱者</text:p>
          </table:table-cell>
        </table:table-row>
        <table:table-row>
          <table:table-cell>
            <text:p>2</text:p>
          </table:table-cell>
          <table:table-cell>
            <text:p>firewood</text:p>
          </table:table-cell>
          <table:table-cell>
            <text:p>n. 木柴, 柴火</text:p>
          </table:table-cell>
        </table:table-row>
        <table:table-row>
          <table:table-cell>
            <text:p>2</text:p>
          </table:table-cell>
          <table:table-cell>
            <text:p>firings</text:p>
          </table:table-cell>
          <table:table-cell>
            <text:p>~= firing
['faiәriŋ]
n. 开火, 生火, 烧窑, 烘烤</text:p>
          </table:table-cell>
        </table:table-row>
        <table:table-row>
          <table:table-cell>
            <text:p>2</text:p>
          </table:table-cell>
          <table:table-cell>
            <text:p>flame</text:p>
          </table:table-cell>
          <table:table-cell>
            <text:p>[fleim]
n. 火焰, 光辉, 光芒, 热情, 激情</text:p>
          </table:table-cell>
        </table:table-row>
        <table:table-row>
          <table:table-cell>
            <text:p>2</text:p>
          </table:table-cell>
          <table:table-cell>
            <text:p>flanders</text:p>
          </table:table-cell>
          <table:table-cell>
            <text:p>~= Flanders
['flɑ:ndәz]
佛兰德斯(中世纪欧洲一伯爵领地, 包括现比利时的东佛兰德省和西佛兰德省以及法国北部部分地区)</text:p>
          </table:table-cell>
        </table:table-row>
        <table:table-row>
          <table:table-cell>
            <text:p>2</text:p>
          </table:table-cell>
          <table:table-cell>
            <text:p>flay</text:p>
          </table:table-cell>
          <table:table-cell>
            <text:p>[flei]
vt. 剥皮, 去皮, 抢夺, 严厉批评</text:p>
          </table:table-cell>
        </table:table-row>
        <table:table-row>
          <table:table-cell>
            <text:p>2</text:p>
          </table:table-cell>
          <table:table-cell>
            <text:p>fleets</text:p>
          </table:table-cell>
          <table:table-cell>
            <text:p>~= fleet
[fli:t]
n. 舰队(尤指有固定活动地区的舰队), 港湾, 小河
adj. 快速的, 敏捷的, 浅的
adv. 浅
vt. 消磨
vi. 疾驰, 飞逝, 掠过</text:p>
          </table:table-cell>
        </table:table-row>
        <table:table-row>
          <table:table-cell>
            <text:p>2</text:p>
          </table:table-cell>
          <table:table-cell>
            <text:p>floor</text:p>
          </table:table-cell>
          <table:table-cell>
            <text:p>[flɔ:, flɔә]
n. (房间, 走廊等的)地面, 地板, 基底, (室内的)场地, 层, 海底, 议员席
vt. 在...上铺(地板), 击倒, (被困难)难倒</text:p>
          </table:table-cell>
        </table:table-row>
        <table:table-row>
          <table:table-cell>
            <text:p>2</text:p>
          </table:table-cell>
          <table:table-cell>
            <text:p>flour</text:p>
          </table:table-cell>
          <table:table-cell>
            <text:p>['flauә]
n. 面粉</text:p>
          </table:table-cell>
        </table:table-row>
        <table:table-row>
          <table:table-cell>
            <text:p>2</text:p>
          </table:table-cell>
          <table:table-cell>
            <text:p>flourishing</text:p>
          </table:table-cell>
          <table:table-cell>
            <text:p>['flʌriʃiŋ]
adj. 繁茂的, 繁荣的, 欣欣向荣的</text:p>
          </table:table-cell>
        </table:table-row>
        <table:table-row>
          <table:table-cell>
            <text:p>2</text:p>
          </table:table-cell>
          <table:table-cell>
            <text:p>flying</text:p>
          </table:table-cell>
          <table:table-cell>
            <text:p>['flaiiŋ]
adj. 飞扬的, 飞速的
n. 飞行, 飞花</text:p>
          </table:table-cell>
        </table:table-row>
        <table:table-row>
          <table:table-cell>
            <text:p>2</text:p>
          </table:table-cell>
          <table:table-cell>
            <text:p>foam</text:p>
          </table:table-cell>
          <table:table-cell>
            <text:p>[fәum]
n. 泡沫, 水沫, 泡沫材料, 泡沫橡皮, 泡沫塑料
vi. 起泡沫, 冒汗水, 吐白沫
vt. 使起泡沫</text:p>
          </table:table-cell>
        </table:table-row>
        <table:table-row>
          <table:table-cell>
            <text:p>2</text:p>
          </table:table-cell>
          <table:table-cell>
            <text:p>forbear</text:p>
          </table:table-cell>
          <table:table-cell>
            <text:p>[fɔ:'bєә]
v. 忍耐, 克制, 避免
n. 祖先</text:p>
          </table:table-cell>
        </table:table-row>
        <table:table-row>
          <table:table-cell>
            <text:p>2</text:p>
          </table:table-cell>
          <table:table-cell>
            <text:p>forcibly</text:p>
          </table:table-cell>
          <table:table-cell>
            <text:p>['fɔ:sәbәli]
adv. 强制地, 用力, 硬</text:p>
          </table:table-cell>
        </table:table-row>
        <table:table-row>
          <table:table-cell>
            <text:p>2</text:p>
          </table:table-cell>
          <table:table-cell>
            <text:p>foremast</text:p>
          </table:table-cell>
          <table:table-cell>
            <text:p>['fɔ:mɑ:st]
n. 前桅</text:p>
          </table:table-cell>
        </table:table-row>
        <table:table-row>
          <table:table-cell>
            <text:p>2</text:p>
          </table:table-cell>
          <table:table-cell>
            <text:p>formal</text:p>
          </table:table-cell>
          <table:table-cell>
            <text:p>['fɔ:mәl]
adj. 外形的, 正式的, 合礼仪的, 形式的, 整齐匀称的
n. 正式的社交活动</text:p>
          </table:table-cell>
        </table:table-row>
        <table:table-row>
          <table:table-cell>
            <text:p>2</text:p>
          </table:table-cell>
          <table:table-cell>
            <text:p>formidable</text:p>
          </table:table-cell>
          <table:table-cell>
            <text:p>['fɔ:midәbl]
adj. 强大的, 令人敬畏的, 可怕的, 艰难的</text:p>
          </table:table-cell>
        </table:table-row>
        <table:table-row>
          <table:table-cell>
            <text:p>2</text:p>
          </table:table-cell>
          <table:table-cell>
            <text:p>forsaken</text:p>
          </table:table-cell>
          <table:table-cell>
            <text:p>[fә'seikәn]
adj. 被弃的, 孤独的, 被抛弃的</text:p>
          </table:table-cell>
        </table:table-row>
        <table:table-row>
          <table:table-cell>
            <text:p>2</text:p>
          </table:table-cell>
          <table:table-cell>
            <text:p>fortifications</text:p>
          </table:table-cell>
          <table:table-cell>
            <text:p>~= fortification
[ˏfɔ:tifi'keiʃәn]
n. 防御工事, 要塞, 筑城术</text:p>
          </table:table-cell>
        </table:table-row>
        <table:table-row>
          <table:table-cell>
            <text:p>2</text:p>
          </table:table-cell>
          <table:table-cell>
            <text:p>fortified</text:p>
          </table:table-cell>
          <table:table-cell>
            <text:p>adj. 加强的</text:p>
          </table:table-cell>
        </table:table-row>
        <table:table-row>
          <table:table-cell>
            <text:p>2</text:p>
          </table:table-cell>
          <table:table-cell>
            <text:p>forwards</text:p>
          </table:table-cell>
          <table:table-cell>
            <text:p>['fɔ:wәdz]
adv. (=forward)向前方, 继续向前</text:p>
          </table:table-cell>
        </table:table-row>
        <table:table-row>
          <table:table-cell>
            <text:p>2</text:p>
          </table:table-cell>
          <table:table-cell>
            <text:p>foul</text:p>
          </table:table-cell>
          <table:table-cell>
            <text:p>[faul]
adj. 污秽的, 邪恶的, 肮脏的, 淤塞的, 恶劣的
vt. 弄脏, 妨害, 污蔑, 犯规, 淤塞
vi. 腐烂, 犯规, 缠结
n. 犯规, 缠绕
adv. 违反规则地, 不正当地</text:p>
          </table:table-cell>
        </table:table-row>
        <table:table-row>
          <table:table-cell>
            <text:p>2</text:p>
          </table:table-cell>
          <table:table-cell>
            <text:p>france</text:p>
          </table:table-cell>
          <table:table-cell>
            <text:p>~= France
[frɑ:ns]
n. 法国, 法兰西</text:p>
          </table:table-cell>
        </table:table-row>
        <table:table-row>
          <table:table-cell>
            <text:p>2</text:p>
          </table:table-cell>
          <table:table-cell>
            <text:p>freedom</text:p>
          </table:table-cell>
          <table:table-cell>
            <text:p>['fri:dәm]
n. 自由, 自主, 直率, 特权</text:p>
          </table:table-cell>
        </table:table-row>
        <table:table-row>
          <table:table-cell>
            <text:p>2</text:p>
          </table:table-cell>
          <table:table-cell>
            <text:p>frights</text:p>
          </table:table-cell>
          <table:table-cell>
            <text:p>~= fright
[frait]
n. 惊骇, 吃惊</text:p>
          </table:table-cell>
        </table:table-row>
        <table:table-row>
          <table:table-cell>
            <text:p>2</text:p>
          </table:table-cell>
          <table:table-cell>
            <text:p>front</text:p>
          </table:table-cell>
          <table:table-cell>
            <text:p>[frʌnt]
n. 前面, 开头, 前线, (政治上的)阵线, 态度, 外表
vt. 面对, 朝向, 对付
vi. 朝向</text:p>
          </table:table-cell>
        </table:table-row>
        <table:table-row>
          <table:table-cell>
            <text:p>2</text:p>
          </table:table-cell>
          <table:table-cell>
            <text:p>froth</text:p>
          </table:table-cell>
          <table:table-cell>
            <text:p>[frɔθ, frɔ:θ]
n. 泡, 泡沫, 废物
vt. 使生泡沫
vi. 发泡</text:p>
          </table:table-cell>
        </table:table-row>
        <table:table-row>
          <table:table-cell>
            <text:p>2</text:p>
          </table:table-cell>
          <table:table-cell>
            <text:p>frozen</text:p>
          </table:table-cell>
          <table:table-cell>
            <text:p>['frәuzn]
adj. 冻结的, 冷冰的, 冷酷的
vbl. freeze的过去分词</text:p>
          </table:table-cell>
        </table:table-row>
        <table:table-row>
          <table:table-cell>
            <text:p>2</text:p>
          </table:table-cell>
          <table:table-cell>
            <text:p>fruit</text:p>
          </table:table-cell>
          <table:table-cell>
            <text:p>[fru:t]
n. 水果, 果实, 果类, 成果
vi. 结果实</text:p>
          </table:table-cell>
        </table:table-row>
        <table:table-row>
          <table:table-cell>
            <text:p>2</text:p>
          </table:table-cell>
          <table:table-cell>
            <text:p>fusee</text:p>
          </table:table-cell>
          <table:table-cell>
            <text:p>[fju:'zi:]
n. 耐风火柴, 引信</text:p>
          </table:table-cell>
        </table:table-row>
        <table:table-row>
          <table:table-cell>
            <text:p>2</text:p>
          </table:table-cell>
          <table:table-cell>
            <text:p>fusees</text:p>
          </table:table-cell>
          <table:table-cell>
            <text:p>~= fusee
[fju:'zi:]
n. 耐风火柴, 引信</text:p>
          </table:table-cell>
        </table:table-row>
        <table:table-row>
          <table:table-cell>
            <text:p>2</text:p>
          </table:table-cell>
          <table:table-cell>
            <text:p>gallons</text:p>
          </table:table-cell>
          <table:table-cell>
            <text:p>~= gallon
['gælәn]
n. 加仑</text:p>
          </table:table-cell>
        </table:table-row>
        <table:table-row>
          <table:table-cell>
            <text:p>2</text:p>
          </table:table-cell>
          <table:table-cell>
            <text:p>game</text:p>
          </table:table-cell>
          <table:table-cell>
            <text:p>[geim]
n. 比赛, 游戏, 竞赛, [复]运动会, 玩耍, 比分, 比赛规则, 策略
vi. 赌博
adj. 勇敢的, 有胆量的, 关于野味的, 跛的</text:p>
          </table:table-cell>
        </table:table-row>
        <table:table-row>
          <table:table-cell>
            <text:p>2</text:p>
          </table:table-cell>
          <table:table-cell>
            <text:p>gascogn</text:p>
          </table:table-cell>
          <table:table-cell>
            <text:p>~~~= Gascogne
[gɑ:s'kɔnjә]
&lt;法&gt;=Gascony</text:p>
          </table:table-cell>
        </table:table-row>
        <table:table-row>
          <table:table-cell>
            <text:p>2</text:p>
          </table:table-cell>
          <table:table-cell>
            <text:p>gather</text:p>
          </table:table-cell>
          <table:table-cell>
            <text:p>['gæðә]
n. 集合, 聚集
vi. 集合, 聚集, 渐增, 蹙眉, 化脓
vt. 使聚集, 搜集, 积聚, 推断</text:p>
          </table:table-cell>
        </table:table-row>
        <table:table-row>
          <table:table-cell>
            <text:p>2</text:p>
          </table:table-cell>
          <table:table-cell>
            <text:p>gathering</text:p>
          </table:table-cell>
          <table:table-cell>
            <text:p>['gæðәriŋ]
n. 聚集, 收款</text:p>
          </table:table-cell>
        </table:table-row>
        <table:table-row>
          <table:table-cell>
            <text:p>2</text:p>
          </table:table-cell>
          <table:table-cell>
            <text:p>generously</text:p>
          </table:table-cell>
          <table:table-cell>
            <text:p>adv. 宽大地</text:p>
          </table:table-cell>
        </table:table-row>
        <table:table-row>
          <table:table-cell>
            <text:p>2</text:p>
          </table:table-cell>
          <table:table-cell>
            <text:p>gentle</text:p>
          </table:table-cell>
          <table:table-cell>
            <text:p>['dʒentl]
adj. 温和的, 文雅的</text:p>
          </table:table-cell>
        </table:table-row>
        <table:table-row>
          <table:table-cell>
            <text:p>2</text:p>
          </table:table-cell>
          <table:table-cell>
            <text:p>gentlewoman</text:p>
          </table:table-cell>
          <table:table-cell>
            <text:p>['dʒentlwumәn]
n. 贵妇人</text:p>
          </table:table-cell>
        </table:table-row>
        <table:table-row>
          <table:table-cell>
            <text:p>2</text:p>
          </table:table-cell>
          <table:table-cell>
            <text:p>gladly</text:p>
          </table:table-cell>
          <table:table-cell>
            <text:p>adv. 高兴地, 欢喜地, 乐意地</text:p>
          </table:table-cell>
        </table:table-row>
        <table:table-row>
          <table:table-cell>
            <text:p>2</text:p>
          </table:table-cell>
          <table:table-cell>
            <text:p>glazed</text:p>
          </table:table-cell>
          <table:table-cell>
            <text:p>[gleizd]
adj. 光滑的, 像玻璃的</text:p>
          </table:table-cell>
        </table:table-row>
        <table:table-row>
          <table:table-cell>
            <text:p>2</text:p>
          </table:table-cell>
          <table:table-cell>
            <text:p>globalgreyebooks</text:p>
          </table:table-cell>
          <table:table-cell>
            <text:p>~~~= circumglobal
[ˏsә:kәm'glәubɚl]
adj. 围绕地球旋转的,环地的</text:p>
          </table:table-cell>
        </table:table-row>
        <table:table-row>
          <table:table-cell>
            <text:p>2</text:p>
          </table:table-cell>
          <table:table-cell>
            <text:p>glorify</text:p>
          </table:table-cell>
          <table:table-cell>
            <text:p>['glɔ:rifai]
v. 使更壮丽, 赞扬</text:p>
          </table:table-cell>
        </table:table-row>
        <table:table-row>
          <table:table-cell>
            <text:p>2</text:p>
          </table:table-cell>
          <table:table-cell>
            <text:p>governs</text:p>
          </table:table-cell>
          <table:table-cell>
            <text:p>~= govern
['gʌvәn]
v. 统治, 支配, 管理</text:p>
          </table:table-cell>
        </table:table-row>
        <table:table-row>
          <table:table-cell>
            <text:p>2</text:p>
          </table:table-cell>
          <table:table-cell>
            <text:p>gradually</text:p>
          </table:table-cell>
          <table:table-cell>
            <text:p>['grædjuәli]
adv. 逐渐地</text:p>
          </table:table-cell>
        </table:table-row>
        <table:table-row>
          <table:table-cell>
            <text:p>2</text:p>
          </table:table-cell>
          <table:table-cell>
            <text:p>grains</text:p>
          </table:table-cell>
          <table:table-cell>
            <text:p>[greinz]
[pl. ][用作单]双齿[多齿]鱼叉</text:p>
          </table:table-cell>
        </table:table-row>
        <table:table-row>
          <table:table-cell>
            <text:p>2</text:p>
          </table:table-cell>
          <table:table-cell>
            <text:p>grant</text:p>
          </table:table-cell>
          <table:table-cell>
            <text:p>[grɑ:nt]
vt. 同意, 准予, 承认(某事为真)～</text:p>
          </table:table-cell>
        </table:table-row>
        <table:table-row>
          <table:table-cell>
            <text:p>2</text:p>
          </table:table-cell>
          <table:table-cell>
            <text:p>grappling</text:p>
          </table:table-cell>
          <table:table-cell>
            <text:p>['græpliŋ]
=grapnel grappling iron (打捞用的)抓机, 爪钩</text:p>
          </table:table-cell>
        </table:table-row>
        <table:table-row>
          <table:table-cell>
            <text:p>2</text:p>
          </table:table-cell>
          <table:table-cell>
            <text:p>grateful</text:p>
          </table:table-cell>
          <table:table-cell>
            <text:p>['greitful]
adj. 感激的, 感谢的</text:p>
          </table:table-cell>
        </table:table-row>
        <table:table-row>
          <table:table-cell>
            <text:p>2</text:p>
          </table:table-cell>
          <table:table-cell>
            <text:p>gravely</text:p>
          </table:table-cell>
          <table:table-cell>
            <text:p>adv. 严峻地</text:p>
          </table:table-cell>
        </table:table-row>
        <table:table-row>
          <table:table-cell>
            <text:p>2</text:p>
          </table:table-cell>
          <table:table-cell>
            <text:p>grieved</text:p>
          </table:table-cell>
          <table:table-cell>
            <text:p>伤心的</text:p>
          </table:table-cell>
        </table:table-row>
        <table:table-row>
          <table:table-cell>
            <text:p>2</text:p>
          </table:table-cell>
          <table:table-cell>
            <text:p>gross</text:p>
          </table:table-cell>
          <table:table-cell>
            <text:p>[grәus]
adj. 总的, 毛重的
n. 总额</text:p>
          </table:table-cell>
        </table:table-row>
        <table:table-row>
          <table:table-cell>
            <text:p>2</text:p>
          </table:table-cell>
          <table:table-cell>
            <text:p>grounds</text:p>
          </table:table-cell>
          <table:table-cell>
            <text:p>n. 场地, 庭院, 理由, 渣滓, 沉淀物</text:p>
          </table:table-cell>
        </table:table-row>
        <table:table-row>
          <table:table-cell>
            <text:p>2</text:p>
          </table:table-cell>
          <table:table-cell>
            <text:p>growling</text:p>
          </table:table-cell>
          <table:table-cell>
            <text:p>a. 咆哮的, 隆隆响的</text:p>
          </table:table-cell>
        </table:table-row>
        <table:table-row>
          <table:table-cell>
            <text:p>2</text:p>
          </table:table-cell>
          <table:table-cell>
            <text:p>guiana</text:p>
          </table:table-cell>
          <table:table-cell>
            <text:p>~= Guiana
[gai'ænә, gi'ænә]
圭亚那地区</text:p>
          </table:table-cell>
        </table:table-row>
        <table:table-row>
          <table:table-cell>
            <text:p>2</text:p>
          </table:table-cell>
          <table:table-cell>
            <text:p>gusts</text:p>
          </table:table-cell>
          <table:table-cell>
            <text:p>~= gust
[gʌst]
n. 阵风, 一阵狂风, (雨、冰雹、烟、火、声音等的)突然一阵，（感情的）迸发，汹涌</text:p>
          </table:table-cell>
        </table:table-row>
        <table:table-row>
          <table:table-cell>
            <text:p>2</text:p>
          </table:table-cell>
          <table:table-cell>
            <text:p>habit</text:p>
          </table:table-cell>
          <table:table-cell>
            <text:p>['hæbit]
n. 习惯, 习性</text:p>
          </table:table-cell>
        </table:table-row>
        <table:table-row>
          <table:table-cell>
            <text:p>2</text:p>
          </table:table-cell>
          <table:table-cell>
            <text:p>had-been</text:p>
          </table:table-cell>
          <table:table-cell>
            <text:p>had been</text:p>
          </table:table-cell>
        </table:table-row>
        <table:table-row>
          <table:table-cell>
            <text:p>2</text:p>
          </table:table-cell>
          <table:table-cell>
            <text:p>halloo</text:p>
          </table:table-cell>
          <table:table-cell>
            <text:p>[hә'lu:]
int. 一种喊声
n. 狩猎时招呼猎犬的喊声
v. 高呼, 喊叫着追赶, 高声招呼喊叫</text:p>
          </table:table-cell>
        </table:table-row>
        <table:table-row>
          <table:table-cell>
            <text:p>2</text:p>
          </table:table-cell>
          <table:table-cell>
            <text:p>hammer</text:p>
          </table:table-cell>
          <table:table-cell>
            <text:p>['hæmә]
n. 铁锤, 槌, 锤子
v. 锤击, 锤打</text:p>
          </table:table-cell>
        </table:table-row>
        <table:table-row>
          <table:table-cell>
            <text:p>2</text:p>
          </table:table-cell>
          <table:table-cell>
            <text:p>happens</text:p>
          </table:table-cell>
          <table:table-cell>
            <text:p>~= happen
['hæpәn]
vi. 发生, 碰巧, 偶然
v. 发生, 恰巧, 偶然发现</text:p>
          </table:table-cell>
        </table:table-row>
        <table:table-row>
          <table:table-cell>
            <text:p>2</text:p>
          </table:table-cell>
          <table:table-cell>
            <text:p>harassed</text:p>
          </table:table-cell>
          <table:table-cell>
            <text:p>['hærәst,hә'ræst]
adj. 疲倦的, 厌烦的</text:p>
          </table:table-cell>
        </table:table-row>
        <table:table-row>
          <table:table-cell>
            <text:p>2</text:p>
          </table:table-cell>
          <table:table-cell>
            <text:p>hardships</text:p>
          </table:table-cell>
          <table:table-cell>
            <text:p>~= hardship
['hɑ:dˏʃip]
n. 困苦, 艰难, 辛苦</text:p>
          </table:table-cell>
        </table:table-row>
        <table:table-row>
          <table:table-cell>
            <text:p>2</text:p>
          </table:table-cell>
          <table:table-cell>
            <text:p>hardy</text:p>
          </table:table-cell>
          <table:table-cell>
            <text:p>['hɑ:di]
adj. 难的, 艰苦的，勇敢的
adv. 努力地, 辛苦地, 坚硬地</text:p>
          </table:table-cell>
        </table:table-row>
        <table:table-row>
          <table:table-cell>
            <text:p>2</text:p>
          </table:table-cell>
          <table:table-cell>
            <text:p>hares</text:p>
          </table:table-cell>
          <table:table-cell>
            <text:p>~= hare
[hєә]
n. 野兔</text:p>
          </table:table-cell>
        </table:table-row>
        <table:table-row>
          <table:table-cell>
            <text:p>2</text:p>
          </table:table-cell>
          <table:table-cell>
            <text:p>hark</text:p>
          </table:table-cell>
          <table:table-cell>
            <text:p>[hɑ:k]
vi. 听（常用于命令句, 如Hark!听!）</text:p>
          </table:table-cell>
        </table:table-row>
        <table:table-row>
          <table:table-cell>
            <text:p>2</text:p>
          </table:table-cell>
          <table:table-cell>
            <text:p>harrow</text:p>
          </table:table-cell>
          <table:table-cell>
            <text:p>['hærәu]
n. 耙(地), 使精神痛苦
vt. 耙掘, 伤害, 使苦恼
vi. 被耙松</text:p>
          </table:table-cell>
        </table:table-row>
        <table:table-row>
          <table:table-cell>
            <text:p>2</text:p>
          </table:table-cell>
          <table:table-cell>
            <text:p>haul</text:p>
          </table:table-cell>
          <table:table-cell>
            <text:p>[hɔ:l]
n. 用力拖拉, 拖, 拉, 捕获物, 努力得到的结果, (尤指)一网捕获的鱼量, 拖运距离
vi. 拖, 拉, 改变方向, 改变主意
vt. 拖拉, 拖运</text:p>
          </table:table-cell>
        </table:table-row>
        <table:table-row>
          <table:table-cell>
            <text:p>2</text:p>
          </table:table-cell>
          <table:table-cell>
            <text:p>hauling</text:p>
          </table:table-cell>
          <table:table-cell>
            <text:p>~= haul
[hɔ:l]
n. 用力拖拉, 拖, 拉, 捕获物, 努力得到的结果, (尤指)一网捕获的鱼量, 拖运距离
vi. 拖, 拉, 改变方向, 改变主意
vt. 拖拉, 拖运</text:p>
          </table:table-cell>
        </table:table-row>
        <table:table-row>
          <table:table-cell>
            <text:p>2</text:p>
          </table:table-cell>
          <table:table-cell>
            <text:p>haunted</text:p>
          </table:table-cell>
          <table:table-cell>
            <text:p>['hɔ:ntid]
adj. 闹鬼的,鬼魂出没的,受到折磨的</text:p>
          </table:table-cell>
        </table:table-row>
        <table:table-row>
          <table:table-cell>
            <text:p>2</text:p>
          </table:table-cell>
          <table:table-cell>
            <text:p>havana</text:p>
          </table:table-cell>
          <table:table-cell>
            <text:p>n. 哈瓦那雪茄，古巴雪茄烟</text:p>
          </table:table-cell>
        </table:table-row>
        <table:table-row>
          <table:table-cell>
            <text:p>2</text:p>
          </table:table-cell>
          <table:table-cell>
            <text:p>headache</text:p>
          </table:table-cell>
          <table:table-cell>
            <text:p>['hedeik]
n. 头痛, 令人头痛之事</text:p>
          </table:table-cell>
        </table:table-row>
        <table:table-row>
          <table:table-cell>
            <text:p>2</text:p>
          </table:table-cell>
          <table:table-cell>
            <text:p>hearts</text:p>
          </table:table-cell>
          <table:table-cell>
            <text:p>~= heart
[hɑ:t]
n. 心, 心脏, 中心, 心地, 心情, 精神, 宝贝儿, 感情
vt. 把...放在中心</text:p>
          </table:table-cell>
        </table:table-row>
        <table:table-row>
          <table:table-cell>
            <text:p>2</text:p>
          </table:table-cell>
          <table:table-cell>
            <text:p>heaved</text:p>
          </table:table-cell>
          <table:table-cell>
            <text:p>~= heave
[hi:v]
v. 举起
n. 举起</text:p>
          </table:table-cell>
        </table:table-row>
        <table:table-row>
          <table:table-cell>
            <text:p>2</text:p>
          </table:table-cell>
          <table:table-cell>
            <text:p>helping</text:p>
          </table:table-cell>
          <table:table-cell>
            <text:p>['helpiŋ]
n. 帮助, 协助, (食物)一份</text:p>
          </table:table-cell>
        </table:table-row>
        <table:table-row>
          <table:table-cell>
            <text:p>2</text:p>
          </table:table-cell>
          <table:table-cell>
            <text:p>hence</text:p>
          </table:table-cell>
          <table:table-cell>
            <text:p>[hens]
adv. 因此, 从此</text:p>
          </table:table-cell>
        </table:table-row>
        <table:table-row>
          <table:table-cell>
            <text:p>2</text:p>
          </table:table-cell>
          <table:table-cell>
            <text:p>hew</text:p>
          </table:table-cell>
          <table:table-cell>
            <text:p>[hju:]
v. 砍</text:p>
          </table:table-cell>
        </table:table-row>
        <table:table-row>
          <table:table-cell>
            <text:p>2</text:p>
          </table:table-cell>
          <table:table-cell>
            <text:p>hewing</text:p>
          </table:table-cell>
          <table:table-cell>
            <text:p>~= hew
[hju:]
v. 砍</text:p>
          </table:table-cell>
        </table:table-row>
        <table:table-row>
          <table:table-cell>
            <text:p>2</text:p>
          </table:table-cell>
          <table:table-cell>
            <text:p>high-water</text:p>
          </table:table-cell>
          <table:table-cell>
            <text:p>high water</text:p>
          </table:table-cell>
        </table:table-row>
        <table:table-row>
          <table:table-cell>
            <text:p>2</text:p>
          </table:table-cell>
          <table:table-cell>
            <text:p>hinder</text:p>
          </table:table-cell>
          <table:table-cell>
            <text:p>['hindә]
adj. 后面的
v. 阻碍, 打扰</text:p>
          </table:table-cell>
        </table:table-row>
        <table:table-row>
          <table:table-cell>
            <text:p>2</text:p>
          </table:table-cell>
          <table:table-cell>
            <text:p>hitherto</text:p>
          </table:table-cell>
          <table:table-cell>
            <text:p>[ˏhiðә'tu:]
adv. 迄今, 至今</text:p>
          </table:table-cell>
        </table:table-row>
        <table:table-row>
          <table:table-cell>
            <text:p>2</text:p>
          </table:table-cell>
          <table:table-cell>
            <text:p>hoist</text:p>
          </table:table-cell>
          <table:table-cell>
            <text:p>[hɔist]
n. 提升间, 升起</text:p>
          </table:table-cell>
        </table:table-row>
        <table:table-row>
          <table:table-cell>
            <text:p>2</text:p>
          </table:table-cell>
          <table:table-cell>
            <text:p>holy</text:p>
          </table:table-cell>
          <table:table-cell>
            <text:p>['hәuli]
adj. 神圣的, 圣洁的
n. 神圣的东西</text:p>
          </table:table-cell>
        </table:table-row>
        <table:table-row>
          <table:table-cell>
            <text:p>2</text:p>
          </table:table-cell>
          <table:table-cell>
            <text:p>homage</text:p>
          </table:table-cell>
          <table:table-cell>
            <text:p>['hɔmidʒ]
n. 敬意</text:p>
          </table:table-cell>
        </table:table-row>
        <table:table-row>
          <table:table-cell>
            <text:p>2</text:p>
          </table:table-cell>
          <table:table-cell>
            <text:p>homeward</text:p>
          </table:table-cell>
          <table:table-cell>
            <text:p>['hәumwәd]
adj. 在归途上的, 向家的
adv. 在归途上, 向家地</text:p>
          </table:table-cell>
        </table:table-row>
        <table:table-row>
          <table:table-cell>
            <text:p>2</text:p>
          </table:table-cell>
          <table:table-cell>
            <text:p>honor</text:p>
          </table:table-cell>
          <table:table-cell>
            <text:p>['ɔnә]
n. 尊敬, 敬意, 荣誉, 光荣
vt. 尊敬, 给以荣誉</text:p>
          </table:table-cell>
        </table:table-row>
        <table:table-row>
          <table:table-cell>
            <text:p>2</text:p>
          </table:table-cell>
          <table:table-cell>
            <text:p>hopeless</text:p>
          </table:table-cell>
          <table:table-cell>
            <text:p>['hәuplis]
adj. 没有希望的, 绝望的, 不可救药</text:p>
          </table:table-cell>
        </table:table-row>
        <table:table-row>
          <table:table-cell>
            <text:p>2</text:p>
          </table:table-cell>
          <table:table-cell>
            <text:p>hoping</text:p>
          </table:table-cell>
          <table:table-cell>
            <text:p>~= hop
[hɔp]
v. 单脚跳, (鸟, 蛙等)跳跃
n. 蛇麻草</text:p>
          </table:table-cell>
        </table:table-row>
        <table:table-row>
          <table:table-cell>
            <text:p>2</text:p>
          </table:table-cell>
          <table:table-cell>
            <text:p>horrors</text:p>
          </table:table-cell>
          <table:table-cell>
            <text:p>interj (usu joc 通常作戏谑语) used to express fear or dislike 用以表示恐惧或厌恶
*Oh horrors! Not another invitation to tea with Aunt Muriel! 哎哟! 可别再应邀去缪里尔大婶那里参加茶会了!</text:p>
          </table:table-cell>
        </table:table-row>
        <table:table-row>
          <table:table-cell>
            <text:p>2</text:p>
          </table:table-cell>
          <table:table-cell>
            <text:p>howl</text:p>
          </table:table-cell>
          <table:table-cell>
            <text:p>[haul]
v. 嚎叫, 怒吼, 嚎啕大哭, 喝住, 号叫
n. 嚎叫, 怒号, 嚎哭</text:p>
          </table:table-cell>
        </table:table-row>
        <table:table-row>
          <table:table-cell>
            <text:p>2</text:p>
          </table:table-cell>
          <table:table-cell>
            <text:p>huddled</text:p>
          </table:table-cell>
          <table:table-cell>
            <text:p>~= huddle
['hʌdl]
v. 拥挤, 卷缩, 草率从事, 挤作一团
n. 杂乱的一堆, 拥挤</text:p>
          </table:table-cell>
        </table:table-row>
        <table:table-row>
          <table:table-cell>
            <text:p>2</text:p>
          </table:table-cell>
          <table:table-cell>
            <text:p>husbanded</text:p>
          </table:table-cell>
          <table:table-cell>
            <text:p>~= husband
['hʌzbәnd]
n. 丈夫</text:p>
          </table:table-cell>
        </table:table-row>
        <table:table-row>
          <table:table-cell>
            <text:p>2</text:p>
          </table:table-cell>
          <table:table-cell>
            <text:p>husks</text:p>
          </table:table-cell>
          <table:table-cell>
            <text:p>[hʌsks]
茧衣
苎麻壳</text:p>
          </table:table-cell>
        </table:table-row>
        <table:table-row>
          <table:table-cell>
            <text:p>2</text:p>
          </table:table-cell>
          <table:table-cell>
            <text:p>idle</text:p>
          </table:table-cell>
          <table:table-cell>
            <text:p>['aidl]
adj. 空闲的, 懒惰的, 停顿的, 无用的, 无价值的
vi. 不做事, 游手好闲, (机器)空转, 虚度, 闲散, 不作事, 游手好闲, 浪费
vt. 虚度, 使空闲, 使空转</text:p>
          </table:table-cell>
        </table:table-row>
        <table:table-row>
          <table:table-cell>
            <text:p>2</text:p>
          </table:table-cell>
          <table:table-cell>
            <text:p>ignorance</text:p>
          </table:table-cell>
          <table:table-cell>
            <text:p>['ignәrәns]
n. 无知, 不知</text:p>
          </table:table-cell>
        </table:table-row>
        <table:table-row>
          <table:table-cell>
            <text:p>2</text:p>
          </table:table-cell>
          <table:table-cell>
            <text:p>imaginations</text:p>
          </table:table-cell>
          <table:table-cell>
            <text:p>~= imagination
[iˏmædʒi'neiʃәn]
n. 想象, 空想, 想象的事物, 想象力, 听觉</text:p>
          </table:table-cell>
        </table:table-row>
        <table:table-row>
          <table:table-cell>
            <text:p>2</text:p>
          </table:table-cell>
          <table:table-cell>
            <text:p>immediate</text:p>
          </table:table-cell>
          <table:table-cell>
            <text:p>[i'mi:djәt]
adj. 直接的, 紧接的, 紧靠的, 立即的, 知觉的</text:p>
          </table:table-cell>
        </table:table-row>
        <table:table-row>
          <table:table-cell>
            <text:p>2</text:p>
          </table:table-cell>
          <table:table-cell>
            <text:p>imperfect</text:p>
          </table:table-cell>
          <table:table-cell>
            <text:p>[im'pә:fikt]
adj. 有缺点的, 未完成的, 减弱的, [语]未完成时的, 未完成过去时的
n. 未完成体</text:p>
          </table:table-cell>
        </table:table-row>
        <table:table-row>
          <table:table-cell>
            <text:p>2</text:p>
          </table:table-cell>
          <table:table-cell>
            <text:p>impracticable</text:p>
          </table:table-cell>
          <table:table-cell>
            <text:p>[im'præktikәbl]
adj. 不可行的</text:p>
          </table:table-cell>
        </table:table-row>
        <table:table-row>
          <table:table-cell>
            <text:p>2</text:p>
          </table:table-cell>
          <table:table-cell>
            <text:p>impressions</text:p>
          </table:table-cell>
          <table:table-cell>
            <text:p>~= impression
[im'preʃәn]
n. 印象, 感想, 盖印, 压痕</text:p>
          </table:table-cell>
        </table:table-row>
        <table:table-row>
          <table:table-cell>
            <text:p>2</text:p>
          </table:table-cell>
          <table:table-cell>
            <text:p>improper</text:p>
          </table:table-cell>
          <table:table-cell>
            <text:p>[im'prɔpә]
adj. 不适当的, 不合适的, 不正确的, 不合礼仪的, 不适宜</text:p>
          </table:table-cell>
        </table:table-row>
        <table:table-row>
          <table:table-cell>
            <text:p>2</text:p>
          </table:table-cell>
          <table:table-cell>
            <text:p>improvements</text:p>
          </table:table-cell>
          <table:table-cell>
            <text:p>~= improvement
[im'pru:vmәnt]
n. 改进, 进步</text:p>
          </table:table-cell>
        </table:table-row>
        <table:table-row>
          <table:table-cell>
            <text:p>2</text:p>
          </table:table-cell>
          <table:table-cell>
            <text:p>improving</text:p>
          </table:table-cell>
          <table:table-cell>
            <text:p>[im'pru:viŋ]
改进, 改善(质量)
精炼</text:p>
          </table:table-cell>
        </table:table-row>
        <table:table-row>
          <table:table-cell>
            <text:p>2</text:p>
          </table:table-cell>
          <table:table-cell>
            <text:p>inch</text:p>
          </table:table-cell>
          <table:table-cell>
            <text:p>[intʃ]
n. 英寸(=1/12英尺)</text:p>
          </table:table-cell>
        </table:table-row>
        <table:table-row>
          <table:table-cell>
            <text:p>2</text:p>
          </table:table-cell>
          <table:table-cell>
            <text:p>incidents</text:p>
          </table:table-cell>
          <table:table-cell>
            <text:p>~= incident
['insidәnt]
n. 事件, 事变
adj. 附带的, 易于发生的</text:p>
          </table:table-cell>
        </table:table-row>
        <table:table-row>
          <table:table-cell>
            <text:p>2</text:p>
          </table:table-cell>
          <table:table-cell>
            <text:p>inclinations</text:p>
          </table:table-cell>
          <table:table-cell>
            <text:p>~= inclination
[ˏinkli'neiʃәn]
n. 倾斜, 弯曲, 倾度, 倾向, 爱好</text:p>
          </table:table-cell>
        </table:table-row>
        <table:table-row>
          <table:table-cell>
            <text:p>2</text:p>
          </table:table-cell>
          <table:table-cell>
            <text:p>income</text:p>
          </table:table-cell>
          <table:table-cell>
            <text:p>['inkәm]
n. 收入, 收益, 进款, 所得</text:p>
          </table:table-cell>
        </table:table-row>
        <table:table-row>
          <table:table-cell>
            <text:p>2</text:p>
          </table:table-cell>
          <table:table-cell>
            <text:p>inconvenience</text:p>
          </table:table-cell>
          <table:table-cell>
            <text:p>[ˏinkәn'vi:njәns]
n. 麻烦, 不方便之处</text:p>
          </table:table-cell>
        </table:table-row>
        <table:table-row>
          <table:table-cell>
            <text:p>2</text:p>
          </table:table-cell>
          <table:table-cell>
            <text:p>incorrigible</text:p>
          </table:table-cell>
          <table:table-cell>
            <text:p>[in'kɔridʒәbl]
adj. 无药可救的, 不能被纠正的</text:p>
          </table:table-cell>
        </table:table-row>
        <table:table-row>
          <table:table-cell>
            <text:p>2</text:p>
          </table:table-cell>
          <table:table-cell>
            <text:p>indian</text:p>
          </table:table-cell>
          <table:table-cell>
            <text:p>~= Indian
['indjәn]
adj. 印度的, 印度人的, 印第安人的
n. 印度人, 印第安人, 印第安语</text:p>
          </table:table-cell>
        </table:table-row>
        <table:table-row>
          <table:table-cell>
            <text:p>2</text:p>
          </table:table-cell>
          <table:table-cell>
            <text:p>indies</text:p>
          </table:table-cell>
          <table:table-cell>
            <text:p>~= indie
['indi]
adj. [电影业]独立的
n. 独立经营的电影院等</text:p>
          </table:table-cell>
        </table:table-row>
        <table:table-row>
          <table:table-cell>
            <text:p>2</text:p>
          </table:table-cell>
          <table:table-cell>
            <text:p>indraft</text:p>
          </table:table-cell>
          <table:table-cell>
            <text:p>['indrɑ:ft;-dræft]
n. 吸入</text:p>
          </table:table-cell>
        </table:table-row>
        <table:table-row>
          <table:table-cell>
            <text:p>2</text:p>
          </table:table-cell>
          <table:table-cell>
            <text:p>industry</text:p>
          </table:table-cell>
          <table:table-cell>
            <text:p>['indәstri]
n. 工业, 产业, 行业, 勤奋</text:p>
          </table:table-cell>
        </table:table-row>
        <table:table-row>
          <table:table-cell>
            <text:p>2</text:p>
          </table:table-cell>
          <table:table-cell>
            <text:p>inexpressibly</text:p>
          </table:table-cell>
          <table:table-cell>
            <text:p>adv. 到不能用语言表达的程度</text:p>
          </table:table-cell>
        </table:table-row>
        <table:table-row>
          <table:table-cell>
            <text:p>2</text:p>
          </table:table-cell>
          <table:table-cell>
            <text:p>information</text:p>
          </table:table-cell>
          <table:table-cell>
            <text:p>[ˏinfә'meiʃәn]
n. 通知, 报告, 消息, 情报, 知识, 见闻, 资料, 起诉
信息</text:p>
          </table:table-cell>
        </table:table-row>
        <table:table-row>
          <table:table-cell>
            <text:p>2</text:p>
          </table:table-cell>
          <table:table-cell>
            <text:p>informed</text:p>
          </table:table-cell>
          <table:table-cell>
            <text:p>[in'fɔ:md]
adj. 见多识广的</text:p>
          </table:table-cell>
        </table:table-row>
        <table:table-row>
          <table:table-cell>
            <text:p>2</text:p>
          </table:table-cell>
          <table:table-cell>
            <text:p>ingenio</text:p>
          </table:table-cell>
          <table:table-cell>
            <text:p>~~~= ingenious
[in'dʒi:njәs]
adj. 机灵的, 有独创性的, 精制的, 具有创造才能</text:p>
          </table:table-cell>
        </table:table-row>
        <table:table-row>
          <table:table-cell>
            <text:p>2</text:p>
          </table:table-cell>
          <table:table-cell>
            <text:p>inglese</text:p>
          </table:table-cell>
          <table:table-cell>
            <text:p>~~~= singleseater
单座车[飞机]</text:p>
          </table:table-cell>
        </table:table-row>
        <table:table-row>
          <table:table-cell>
            <text:p>2</text:p>
          </table:table-cell>
          <table:table-cell>
            <text:p>inheritance</text:p>
          </table:table-cell>
          <table:table-cell>
            <text:p>[in'heritәns]
n. 遗传, 遗产</text:p>
          </table:table-cell>
        </table:table-row>
        <table:table-row>
          <table:table-cell>
            <text:p>2</text:p>
          </table:table-cell>
          <table:table-cell>
            <text:p>iniquity</text:p>
          </table:table-cell>
          <table:table-cell>
            <text:p>[i'nikwiti]
n. 不公正</text:p>
          </table:table-cell>
        </table:table-row>
        <table:table-row>
          <table:table-cell>
            <text:p>2</text:p>
          </table:table-cell>
          <table:table-cell>
            <text:p>injury</text:p>
          </table:table-cell>
          <table:table-cell>
            <text:p>['indʒәri]
n. 伤害, 侮辱</text:p>
          </table:table-cell>
        </table:table-row>
        <table:table-row>
          <table:table-cell>
            <text:p>2</text:p>
          </table:table-cell>
          <table:table-cell>
            <text:p>innocently</text:p>
          </table:table-cell>
          <table:table-cell>
            <text:p>adv. 无罪地, 纯洁地</text:p>
          </table:table-cell>
        </table:table-row>
        <table:table-row>
          <table:table-cell>
            <text:p>2</text:p>
          </table:table-cell>
          <table:table-cell>
            <text:p>inquiries</text:p>
          </table:table-cell>
          <table:table-cell>
            <text:p>~= inquiry
[in'kwaiәri]
n. 质询, 调查</text:p>
          </table:table-cell>
        </table:table-row>
        <table:table-row>
          <table:table-cell>
            <text:p>2</text:p>
          </table:table-cell>
          <table:table-cell>
            <text:p>inquisition</text:p>
          </table:table-cell>
          <table:table-cell>
            <text:p>[ˏinkwi'ziʃәn]
n. 调查, 探究, 审理, (中世纪天主教审判异教徒)宗教裁判所</text:p>
          </table:table-cell>
        </table:table-row>
        <table:table-row>
          <table:table-cell>
            <text:p>2</text:p>
          </table:table-cell>
          <table:table-cell>
            <text:p>insensibly</text:p>
          </table:table-cell>
          <table:table-cell>
            <text:p>adv. 没有知觉地, 极微地, 徐徐地</text:p>
          </table:table-cell>
        </table:table-row>
        <table:table-row>
          <table:table-cell>
            <text:p>2</text:p>
          </table:table-cell>
          <table:table-cell>
            <text:p>instructed</text:p>
          </table:table-cell>
          <table:table-cell>
            <text:p>a. 受教育的, 得到指示的, 被委派的</text:p>
          </table:table-cell>
        </table:table-row>
        <table:table-row>
          <table:table-cell>
            <text:p>2</text:p>
          </table:table-cell>
          <table:table-cell>
            <text:p>instructor</text:p>
          </table:table-cell>
          <table:table-cell>
            <text:p>[in'strʌktә]
n. 教师, &lt;美&gt;讲师</text:p>
          </table:table-cell>
        </table:table-row>
        <table:table-row>
          <table:table-cell>
            <text:p>2</text:p>
          </table:table-cell>
          <table:table-cell>
            <text:p>intention</text:p>
          </table:table-cell>
          <table:table-cell>
            <text:p>[in'tenʃәn]
n. 意图, 目的</text:p>
          </table:table-cell>
        </table:table-row>
        <table:table-row>
          <table:table-cell>
            <text:p>2</text:p>
          </table:table-cell>
          <table:table-cell>
            <text:p>interred</text:p>
          </table:table-cell>
          <table:table-cell>
            <text:p>~~~= interreduplication
[intә(:)ri:dju:pli'keiʃәn]
间期重组, 间期复制</text:p>
          </table:table-cell>
        </table:table-row>
        <table:table-row>
          <table:table-cell>
            <text:p>2</text:p>
          </table:table-cell>
          <table:table-cell>
            <text:p>inured</text:p>
          </table:table-cell>
          <table:table-cell>
            <text:p>a. 习惯的, 坚强的</text:p>
          </table:table-cell>
        </table:table-row>
        <table:table-row>
          <table:table-cell>
            <text:p>2</text:p>
          </table:table-cell>
          <table:table-cell>
            <text:p>iron-work</text:p>
          </table:table-cell>
          <table:table-cell>
            <text:p>iron work</text:p>
          </table:table-cell>
        </table:table-row>
        <table:table-row>
          <table:table-cell>
            <text:p>2</text:p>
          </table:table-cell>
          <table:table-cell>
            <text:p>jabbed</text:p>
          </table:table-cell>
          <table:table-cell>
            <text:p>~~~= bejabbers
[bi'dʒæbәz]
int. 啊讶, 糟糕(表示惊奇,愤怒等)</text:p>
          </table:table-cell>
        </table:table-row>
        <table:table-row>
          <table:table-cell>
            <text:p>2</text:p>
          </table:table-cell>
          <table:table-cell>
            <text:p>jack</text:p>
          </table:table-cell>
          <table:table-cell>
            <text:p>[dʒæk]
n. (J-)杰克(男子名,也特指各种男性工人), 插孔, 插座, 起重器, 千斤顶, 男人, (船舰上悬挂的)国旗
vt. (用起重器)抬起, 提醒, 增加, 放弃, 提高
adj. 雄的
插座,插孔</text:p>
          </table:table-cell>
        </table:table-row>
        <table:table-row>
          <table:table-cell>
            <text:p>2</text:p>
          </table:table-cell>
          <table:table-cell>
            <text:p>jealousy</text:p>
          </table:table-cell>
          <table:table-cell>
            <text:p>['dʒelәsi]
n. 嫉妒</text:p>
          </table:table-cell>
        </table:table-row>
        <table:table-row>
          <table:table-cell>
            <text:p>2</text:p>
          </table:table-cell>
          <table:table-cell>
            <text:p>job</text:p>
          </table:table-cell>
          <table:table-cell>
            <text:p>[dʒɔb]
n. 工作, 零活, &lt;口&gt;职位, 事情
vi. 做零工, 打杂, 做股票经纪, 假公济私
vt. 代客买卖(股票,货物等), 批发, 承包, 欺骗</text:p>
          </table:table-cell>
        </table:table-row>
        <table:table-row>
          <table:table-cell>
            <text:p>2</text:p>
          </table:table-cell>
          <table:table-cell>
            <text:p>joys</text:p>
          </table:table-cell>
          <table:table-cell>
            <text:p>~= joy
[dʒɔi]
n. 欢乐, 喜悦, 快乐, 乐事, 乐趣
v. 高兴</text:p>
          </table:table-cell>
        </table:table-row>
        <table:table-row>
          <table:table-cell>
            <text:p>2</text:p>
          </table:table-cell>
          <table:table-cell>
            <text:p>juice</text:p>
          </table:table-cell>
          <table:table-cell>
            <text:p>[dʒu:s]
n. (水果)汁, 液</text:p>
          </table:table-cell>
        </table:table-row>
        <table:table-row>
          <table:table-cell>
            <text:p>2</text:p>
          </table:table-cell>
          <table:table-cell>
            <text:p>jumping</text:p>
          </table:table-cell>
          <table:table-cell>
            <text:p>['dʒʌmpiŋ]
adj. 跳跃的</text:p>
          </table:table-cell>
        </table:table-row>
        <table:table-row>
          <table:table-cell>
            <text:p>2</text:p>
          </table:table-cell>
          <table:table-cell>
            <text:p>juncture</text:p>
          </table:table-cell>
          <table:table-cell>
            <text:p>['dʒʌŋktʃә]
n. 接合点</text:p>
          </table:table-cell>
        </table:table-row>
        <table:table-row>
          <table:table-cell>
            <text:p>2</text:p>
          </table:table-cell>
          <table:table-cell>
            <text:p>kettle</text:p>
          </table:table-cell>
          <table:table-cell>
            <text:p>['ketl]
n. 壶, 罐, 釜, 鼓</text:p>
          </table:table-cell>
        </table:table-row>
        <table:table-row>
          <table:table-cell>
            <text:p>2</text:p>
          </table:table-cell>
          <table:table-cell>
            <text:p>kindled</text:p>
          </table:table-cell>
          <table:table-cell>
            <text:p>~= kindle
['kindl]
vt. 点燃, 使着火, 引起, 照亮
vi. 着火, 煽动, 激起, 发亮</text:p>
          </table:table-cell>
        </table:table-row>
        <table:table-row>
          <table:table-cell>
            <text:p>2</text:p>
          </table:table-cell>
          <table:table-cell>
            <text:p>kindly</text:p>
          </table:table-cell>
          <table:table-cell>
            <text:p>['kaindli]
adj. 和善的, 温和的, 好意的, 爽快的
adv. 温和地, 亲切地</text:p>
          </table:table-cell>
        </table:table-row>
        <table:table-row>
          <table:table-cell>
            <text:p>2</text:p>
          </table:table-cell>
          <table:table-cell>
            <text:p>kings</text:p>
          </table:table-cell>
          <table:table-cell>
            <text:p>~= king
[kiŋ]
n. 国王, 君主, (部落的)首领, 纸牌中的K
vt. 立...为王
vi. 做国王, 统治</text:p>
          </table:table-cell>
        </table:table-row>
        <table:table-row>
          <table:table-cell>
            <text:p>2</text:p>
          </table:table-cell>
          <table:table-cell>
            <text:p>kissed</text:p>
          </table:table-cell>
          <table:table-cell>
            <text:p>~= kiss
[kis]
n. 吻, (风, 浪等)拂
vt. 吻, 轻拂
vi. 接吻</text:p>
          </table:table-cell>
        </table:table-row>
        <table:table-row>
          <table:table-cell>
            <text:p>2</text:p>
          </table:table-cell>
          <table:table-cell>
            <text:p>kitchen</text:p>
          </table:table-cell>
          <table:table-cell>
            <text:p>['kitʃin]
n. 厨房, 炊具, 炊事人员</text:p>
          </table:table-cell>
        </table:table-row>
        <table:table-row>
          <table:table-cell>
            <text:p>2</text:p>
          </table:table-cell>
          <table:table-cell>
            <text:p>knee</text:p>
          </table:table-cell>
          <table:table-cell>
            <text:p>[ni:]
n. 膝, 膝盖</text:p>
          </table:table-cell>
        </table:table-row>
        <table:table-row>
          <table:table-cell>
            <text:p>2</text:p>
          </table:table-cell>
          <table:table-cell>
            <text:p>la</text:p>
          </table:table-cell>
          <table:table-cell>
            <text:p>[lɔ:, lɑ:]
[域] Lao People's Republic , 老挝人民共和国</text:p>
          </table:table-cell>
        </table:table-row>
        <table:table-row>
          <table:table-cell>
            <text:p>2</text:p>
          </table:table-cell>
          <table:table-cell>
            <text:p>laboring</text:p>
          </table:table-cell>
          <table:table-cell>
            <text:p>['leibәriŋ]
n. 劳动, 操劳</text:p>
          </table:table-cell>
        </table:table-row>
        <table:table-row>
          <table:table-cell>
            <text:p>2</text:p>
          </table:table-cell>
          <table:table-cell>
            <text:p>labors</text:p>
          </table:table-cell>
          <table:table-cell>
            <text:p>~= labor
['leibә]
n. 劳动, 努力, 工作, 劳工, 分娩, 阵痛
vi. 劳动, 努力争取(for), 苦干
vt. 详细分析, 麻烦</text:p>
          </table:table-cell>
        </table:table-row>
        <table:table-row>
          <table:table-cell>
            <text:p>2</text:p>
          </table:table-cell>
          <table:table-cell>
            <text:p>lame</text:p>
          </table:table-cell>
          <table:table-cell>
            <text:p>[leim]
adj. 跛足的, 僵痛的, 不完全的, 金属薄片, 不知内情的人, (辩解、论据等)无说服力的
vi. 变跛, 瘸行
vt. 使成残废</text:p>
          </table:table-cell>
        </table:table-row>
        <table:table-row>
          <table:table-cell>
            <text:p>2</text:p>
          </table:table-cell>
          <table:table-cell>
            <text:p>lamed</text:p>
          </table:table-cell>
          <table:table-cell>
            <text:p>['lɑ:mid]
n. 希伯莱语第十二个字母</text:p>
          </table:table-cell>
        </table:table-row>
        <table:table-row>
          <table:table-cell>
            <text:p>2</text:p>
          </table:table-cell>
          <table:table-cell>
            <text:p>lamentable</text:p>
          </table:table-cell>
          <table:table-cell>
            <text:p>['læmәntәbl]
adj. 不快的</text:p>
          </table:table-cell>
        </table:table-row>
        <table:table-row>
          <table:table-cell>
            <text:p>2</text:p>
          </table:table-cell>
          <table:table-cell>
            <text:p>lance</text:p>
          </table:table-cell>
          <table:table-cell>
            <text:p>[lɑ:ns]
n. 标枪, 长矛, 矛状器具, 捕鲸枪
v. 切开</text:p>
          </table:table-cell>
        </table:table-row>
        <table:table-row>
          <table:table-cell>
            <text:p>2</text:p>
          </table:table-cell>
          <table:table-cell>
            <text:p>lane</text:p>
          </table:table-cell>
          <table:table-cell>
            <text:p>[lein]
n. （乡间）小路, 巷, 里弄, 狭窄的通道, 航线</text:p>
          </table:table-cell>
        </table:table-row>
        <table:table-row>
          <table:table-cell>
            <text:p>2</text:p>
          </table:table-cell>
          <table:table-cell>
            <text:p>languedoc</text:p>
          </table:table-cell>
          <table:table-cell>
            <text:p>~= Languedoc
[lɔŋgә'dɔk]
n. 郎格多克(古时法国南部一省)</text:p>
          </table:table-cell>
        </table:table-row>
        <table:table-row>
          <table:table-cell>
            <text:p>2</text:p>
          </table:table-cell>
          <table:table-cell>
            <text:p>largest</text:p>
          </table:table-cell>
          <table:table-cell>
            <text:p>adj. 大的,多量的</text:p>
          </table:table-cell>
        </table:table-row>
        <table:table-row>
          <table:table-cell>
            <text:p>2</text:p>
          </table:table-cell>
          <table:table-cell>
            <text:p>lastly</text:p>
          </table:table-cell>
          <table:table-cell>
            <text:p>['lɑ:stli]
adv. 最后, 终于</text:p>
          </table:table-cell>
        </table:table-row>
        <table:table-row>
          <table:table-cell>
            <text:p>2</text:p>
          </table:table-cell>
          <table:table-cell>
            <text:p>lays</text:p>
          </table:table-cell>
          <table:table-cell>
            <text:p>~= lay
[lei]
vt. 放置, 铺设, 产(卵)提出, 平息, 布置
vi. 下蛋, 打赌
n. 位置, 层面, 形势, 短叙事诗
adj. 世俗的, 外行的
vbl. lie的过去式</text:p>
          </table:table-cell>
        </table:table-row>
        <table:table-row>
          <table:table-cell>
            <text:p>2</text:p>
          </table:table-cell>
          <table:table-cell>
            <text:p>le</text:p>
          </table:table-cell>
          <table:table-cell>
            <text:p>~= LE
abbr. Low Explosive 低爆速炸药
abbr. Labor Exchange 务实贸易</text:p>
          </table:table-cell>
        </table:table-row>
        <table:table-row>
          <table:table-cell>
            <text:p>2</text:p>
          </table:table-cell>
          <table:table-cell>
            <text:p>leaf</text:p>
          </table:table-cell>
          <table:table-cell>
            <text:p>[li:f]
n. 叶, 树叶, (书的)一张(两叶), 页
vi. 生叶, 翻书页
vt. 翻...的页</text:p>
          </table:table-cell>
        </table:table-row>
        <table:table-row>
          <table:table-cell>
            <text:p>2</text:p>
          </table:table-cell>
          <table:table-cell>
            <text:p>learning</text:p>
          </table:table-cell>
          <table:table-cell>
            <text:p>['lә:niŋ]
n. 知识, 学问, 学习, 学</text:p>
          </table:table-cell>
        </table:table-row>
        <table:table-row>
          <table:table-cell>
            <text:p>2</text:p>
          </table:table-cell>
          <table:table-cell>
            <text:p>leopard</text:p>
          </table:table-cell>
          <table:table-cell>
            <text:p>['lepәd]
n. 豹, 美洲豹.美洲虎</text:p>
          </table:table-cell>
        </table:table-row>
        <table:table-row>
          <table:table-cell>
            <text:p>2</text:p>
          </table:table-cell>
          <table:table-cell>
            <text:p>leopards</text:p>
          </table:table-cell>
          <table:table-cell>
            <text:p>~= leopard
['lepәd]
n. 豹, 美洲豹.美洲虎</text:p>
          </table:table-cell>
        </table:table-row>
        <table:table-row>
          <table:table-cell>
            <text:p>2</text:p>
          </table:table-cell>
          <table:table-cell>
            <text:p>letting</text:p>
          </table:table-cell>
          <table:table-cell>
            <text:p>['letiŋ]
n. 出租</text:p>
          </table:table-cell>
        </table:table-row>
        <table:table-row>
          <table:table-cell>
            <text:p>2</text:p>
          </table:table-cell>
          <table:table-cell>
            <text:p>level</text:p>
          </table:table-cell>
          <table:table-cell>
            <text:p>['lev(ә)l]
n. 水平, 水平面, 水准, 标准, 级别
adj. 同高的, 平坦的, 齐平的, 水平的
vt. 使...水平, 夷平, 使同等, 瞄准, 对准
vi. 变平, 拉平</text:p>
          </table:table-cell>
        </table:table-row>
        <table:table-row>
          <table:table-cell>
            <text:p>2</text:p>
          </table:table-cell>
          <table:table-cell>
            <text:p>lies</text:p>
          </table:table-cell>
          <table:table-cell>
            <text:p>n. 谎言 
v. 躺卧,说谎</text:p>
          </table:table-cell>
        </table:table-row>
        <table:table-row>
          <table:table-cell>
            <text:p>2</text:p>
          </table:table-cell>
          <table:table-cell>
            <text:p>lifting</text:p>
          </table:table-cell>
          <table:table-cell>
            <text:p>['liftiŋ]
举起, 起重, 上升, 提高</text:p>
          </table:table-cell>
        </table:table-row>
        <table:table-row>
          <table:table-cell>
            <text:p>2</text:p>
          </table:table-cell>
          <table:table-cell>
            <text:p>liquid</text:p>
          </table:table-cell>
          <table:table-cell>
            <text:p>['likwid]
n. 液体, 流体, 流音
adj. 液体的, 清澈的, 透明的, 明亮的, 流动的, 易变的, (财务)易变卖的</text:p>
          </table:table-cell>
        </table:table-row>
        <table:table-row>
          <table:table-cell>
            <text:p>2</text:p>
          </table:table-cell>
          <table:table-cell>
            <text:p>lock</text:p>
          </table:table-cell>
          <table:table-cell>
            <text:p>[lɔk]
n. 锁
v. 锁, 锁上, 锁住</text:p>
          </table:table-cell>
        </table:table-row>
        <table:table-row>
          <table:table-cell>
            <text:p>2</text:p>
          </table:table-cell>
          <table:table-cell>
            <text:p>lockers</text:p>
          </table:table-cell>
          <table:table-cell>
            <text:p>~= locker
['lɔkә]
n. 上锁的人, 有锁的橱柜, 锁扣装置, 有锁的存物柜</text:p>
          </table:table-cell>
        </table:table-row>
        <table:table-row>
          <table:table-cell>
            <text:p>2</text:p>
          </table:table-cell>
          <table:table-cell>
            <text:p>lodged</text:p>
          </table:table-cell>
          <table:table-cell>
            <text:p>~= lodge
[lɔdʒ]
n. 门房, （猎人住的）山林小屋, （游览区的）旅馆, （地方社团的）集会处
vi. 临时住宿, 寄宿（某人家）
vt. 容纳, 寄存, 把...射入, 存放, (向有关当局)提出(声明)</text:p>
          </table:table-cell>
        </table:table-row>
        <table:table-row>
          <table:table-cell>
            <text:p>2</text:p>
          </table:table-cell>
          <table:table-cell>
            <text:p>looks</text:p>
          </table:table-cell>
          <table:table-cell>
            <text:p>n. 美貌
相关词组:
  It looks as if...
  It looks like</text:p>
          </table:table-cell>
        </table:table-row>
        <table:table-row>
          <table:table-cell>
            <text:p>2</text:p>
          </table:table-cell>
          <table:table-cell>
            <text:p>losing</text:p>
          </table:table-cell>
          <table:table-cell>
            <text:p>['lu:ziŋ]
adj. 失败的, 输的
n. 失败, 损失</text:p>
          </table:table-cell>
        </table:table-row>
        <table:table-row>
          <table:table-cell>
            <text:p>2</text:p>
          </table:table-cell>
          <table:table-cell>
            <text:p>lowered</text:p>
          </table:table-cell>
          <table:table-cell>
            <text:p>~= lower
['lәuә]
adj. 较低的, 下级的, 下等的, 下游的
vi. 降低, 跌落, 减弱
vt. 放下, 降下, 减弱, 贬低</text:p>
          </table:table-cell>
        </table:table-row>
        <table:table-row>
          <table:table-cell>
            <text:p>2</text:p>
          </table:table-cell>
          <table:table-cell>
            <text:p>luck</text:p>
          </table:table-cell>
          <table:table-cell>
            <text:p>[lʌk]
n. 运气, 好运, 幸运</text:p>
          </table:table-cell>
        </table:table-row>
        <table:table-row>
          <table:table-cell>
            <text:p>2</text:p>
          </table:table-cell>
          <table:table-cell>
            <text:p>lusty</text:p>
          </table:table-cell>
          <table:table-cell>
            <text:p>['lʌsti]
adj. 健壮的, 精力充沛的</text:p>
          </table:table-cell>
        </table:table-row>
        <table:table-row>
          <table:table-cell>
            <text:p>2</text:p>
          </table:table-cell>
          <table:table-cell>
            <text:p>luxury</text:p>
          </table:table-cell>
          <table:table-cell>
            <text:p>['lʌkʃәri]
n. 奢侈, 华贵</text:p>
          </table:table-cell>
        </table:table-row>
        <table:table-row>
          <table:table-cell>
            <text:p>2</text:p>
          </table:table-cell>
          <table:table-cell>
            <text:p>ma</text:p>
          </table:table-cell>
          <table:table-cell>
            <text:p>[mɑ:]
n. &lt;口&gt;妈
[域] Morocco , 摩洛哥</text:p>
          </table:table-cell>
        </table:table-row>
        <table:table-row>
          <table:table-cell>
            <text:p>2</text:p>
          </table:table-cell>
          <table:table-cell>
            <text:p>mad</text:p>
          </table:table-cell>
          <table:table-cell>
            <text:p>[mæd]
adj. 疯狂的, 愚蠢的, 狂欢的, 非常激动的, 狂热的, 着迷的
n. 狂怒</text:p>
          </table:table-cell>
        </table:table-row>
        <table:table-row>
          <table:table-cell>
            <text:p>2</text:p>
          </table:table-cell>
          <table:table-cell>
            <text:p>male</text:p>
          </table:table-cell>
          <table:table-cell>
            <text:p>[meil]
adj. 男的, 雄的, 男性</text:p>
          </table:table-cell>
        </table:table-row>
        <table:table-row>
          <table:table-cell>
            <text:p>2</text:p>
          </table:table-cell>
          <table:table-cell>
            <text:p>malice</text:p>
          </table:table-cell>
          <table:table-cell>
            <text:p>['mælis]
n. 恶意, 怨恨, 预谋, 蓄意犯罪</text:p>
          </table:table-cell>
        </table:table-row>
        <table:table-row>
          <table:table-cell>
            <text:p>2</text:p>
          </table:table-cell>
          <table:table-cell>
            <text:p>man-of-war</text:p>
          </table:table-cell>
          <table:table-cell>
            <text:p>n. 军舰, [动]僧帽水母</text:p>
          </table:table-cell>
        </table:table-row>
        <table:table-row>
          <table:table-cell>
            <text:p>2</text:p>
          </table:table-cell>
          <table:table-cell>
            <text:p>managing</text:p>
          </table:table-cell>
          <table:table-cell>
            <text:p>['mænidʒiŋ]
adj. 管理的, 节约的</text:p>
          </table:table-cell>
        </table:table-row>
        <table:table-row>
          <table:table-cell>
            <text:p>2</text:p>
          </table:table-cell>
          <table:table-cell>
            <text:p>manor</text:p>
          </table:table-cell>
          <table:table-cell>
            <text:p>['mænә]
n. (封建领主的)领地, 庄园</text:p>
          </table:table-cell>
        </table:table-row>
        <table:table-row>
          <table:table-cell>
            <text:p>2</text:p>
          </table:table-cell>
          <table:table-cell>
            <text:p>maresco</text:p>
          </table:table-cell>
          <table:table-cell>
            <text:p>~~~= adularescence
[ˏædjulә'resәns]
[矿]冰长石光彩</text:p>
          </table:table-cell>
        </table:table-row>
        <table:table-row>
          <table:table-cell>
            <text:p>2</text:p>
          </table:table-cell>
          <table:table-cell>
            <text:p>marks</text:p>
          </table:table-cell>
          <table:table-cell>
            <text:p>~= mark
[mɑ:k]
n. 标志, 分数, 痕迹, 记号
vt. 做标记于, 打分数, 标志
vi. 作记号</text:p>
          </table:table-cell>
        </table:table-row>
        <table:table-row>
          <table:table-cell>
            <text:p>2</text:p>
          </table:table-cell>
          <table:table-cell>
            <text:p>masters</text:p>
          </table:table-cell>
          <table:table-cell>
            <text:p>~= master
['mɑ:stә]
n. 主人, 雇主, (男)教师, 熟练技工, 师傅, 大师, 硕士, &lt;称呼&gt;少爷
adj. 主人的, 熟练的, 高明的, 主要的
vt. 征服, 控制, 精通</text:p>
          </table:table-cell>
        </table:table-row>
        <table:table-row>
          <table:table-cell>
            <text:p>2</text:p>
          </table:table-cell>
          <table:table-cell>
            <text:p>materials</text:p>
          </table:table-cell>
          <table:table-cell>
            <text:p>原料</text:p>
          </table:table-cell>
        </table:table-row>
        <table:table-row>
          <table:table-cell>
            <text:p>2</text:p>
          </table:table-cell>
          <table:table-cell>
            <text:p>mathematics</text:p>
          </table:table-cell>
          <table:table-cell>
            <text:p>[ˏmæθi'mætiks]
n. 数学</text:p>
          </table:table-cell>
        </table:table-row>
        <table:table-row>
          <table:table-cell>
            <text:p>2</text:p>
          </table:table-cell>
          <table:table-cell>
            <text:p>medicine</text:p>
          </table:table-cell>
          <table:table-cell>
            <text:p>['medsin, -disin]
n. 药, 医学, 内科学, 内服药
vt. 给...用药</text:p>
          </table:table-cell>
        </table:table-row>
        <table:table-row>
          <table:table-cell>
            <text:p>2</text:p>
          </table:table-cell>
          <table:table-cell>
            <text:p>memorandum</text:p>
          </table:table-cell>
          <table:table-cell>
            <text:p>[ˏmemә'rændәm]
n. 备忘录, 便笺, 便函, 买卖契约书</text:p>
          </table:table-cell>
        </table:table-row>
        <table:table-row>
          <table:table-cell>
            <text:p>2</text:p>
          </table:table-cell>
          <table:table-cell>
            <text:p>mention</text:p>
          </table:table-cell>
          <table:table-cell>
            <text:p>['menʃәn]
vt. 提及, 说起
n. 提及, 说起
v. 论及, 提及</text:p>
          </table:table-cell>
        </table:table-row>
        <table:table-row>
          <table:table-cell>
            <text:p>2</text:p>
          </table:table-cell>
          <table:table-cell>
            <text:p>mercifully</text:p>
          </table:table-cell>
          <table:table-cell>
            <text:p>adv. 宽厚地, 仁慈地</text:p>
          </table:table-cell>
        </table:table-row>
        <table:table-row>
          <table:table-cell>
            <text:p>2</text:p>
          </table:table-cell>
          <table:table-cell>
            <text:p>methods</text:p>
          </table:table-cell>
          <table:table-cell>
            <text:p>~= method
['meθәd]
n. 方法</text:p>
          </table:table-cell>
        </table:table-row>
        <table:table-row>
          <table:table-cell>
            <text:p>2</text:p>
          </table:table-cell>
          <table:table-cell>
            <text:p>mexico</text:p>
          </table:table-cell>
          <table:table-cell>
            <text:p>~= Mexico
['meksikәu]
n. 墨西哥(拉丁美洲国家)</text:p>
          </table:table-cell>
        </table:table-row>
        <table:table-row>
          <table:table-cell>
            <text:p>2</text:p>
          </table:table-cell>
          <table:table-cell>
            <text:p>midst</text:p>
          </table:table-cell>
          <table:table-cell>
            <text:p>['midst]
n. 中间
prep. 在...中间</text:p>
          </table:table-cell>
        </table:table-row>
        <table:table-row>
          <table:table-cell>
            <text:p>2</text:p>
          </table:table-cell>
          <table:table-cell>
            <text:p>migh</text:p>
          </table:table-cell>
          <table:table-cell>
            <text:p>~~~= almightiness
n. 全能</text:p>
          </table:table-cell>
        </table:table-row>
        <table:table-row>
          <table:table-cell>
            <text:p>2</text:p>
          </table:table-cell>
          <table:table-cell>
            <text:p>milked</text:p>
          </table:table-cell>
          <table:table-cell>
            <text:p>~= milk
[milk]
n. 乳, 牛奶
v. 挤(奶)</text:p>
          </table:table-cell>
        </table:table-row>
        <table:table-row>
          <table:table-cell>
            <text:p>2</text:p>
          </table:table-cell>
          <table:table-cell>
            <text:p>millions</text:p>
          </table:table-cell>
          <table:table-cell>
            <text:p>n. 数百万</text:p>
          </table:table-cell>
        </table:table-row>
        <table:table-row>
          <table:table-cell>
            <text:p>2</text:p>
          </table:table-cell>
          <table:table-cell>
            <text:p>miscarriages</text:p>
          </table:table-cell>
          <table:table-cell>
            <text:p>~= miscarriage
[mis'kæridʒ]
n. 失败, 误送, [医]流产</text:p>
          </table:table-cell>
        </table:table-row>
        <table:table-row>
          <table:table-cell>
            <text:p>2</text:p>
          </table:table-cell>
          <table:table-cell>
            <text:p>miscarry</text:p>
          </table:table-cell>
          <table:table-cell>
            <text:p>[mis'kæri]
vi. 失败, 被误送, [医]流产</text:p>
          </table:table-cell>
        </table:table-row>
        <table:table-row>
          <table:table-cell>
            <text:p>2</text:p>
          </table:table-cell>
          <table:table-cell>
            <text:p>mischief</text:p>
          </table:table-cell>
          <table:table-cell>
            <text:p>['mistʃif]
n. 伤害, 危害, 故障, 恶作剧, 淘气, 调皮的人, 损害</text:p>
          </table:table-cell>
        </table:table-row>
        <table:table-row>
          <table:table-cell>
            <text:p>2</text:p>
          </table:table-cell>
          <table:table-cell>
            <text:p>miss</text:p>
          </table:table-cell>
          <table:table-cell>
            <text:p>[mis]
n. 过错, 避免, 失败, 小姐, 姑娘
vt. 未得到, 未达到, 未听到, 思念, 未觉察, 错过, 遗漏, 逃脱
vi. 失败, 击不中</text:p>
          </table:table-cell>
        </table:table-row>
        <table:table-row>
          <table:table-cell>
            <text:p>2</text:p>
          </table:table-cell>
          <table:table-cell>
            <text:p>missed</text:p>
          </table:table-cell>
          <table:table-cell>
            <text:p>~= miss
[mis]
n. 过错, 避免, 失败, 小姐, 姑娘
vt. 未得到, 未达到, 未听到, 思念, 未觉察, 错过, 遗漏, 逃脱
vi. 失败, 击不中</text:p>
          </table:table-cell>
        </table:table-row>
        <table:table-row>
          <table:table-cell>
            <text:p>2</text:p>
          </table:table-cell>
          <table:table-cell>
            <text:p>moely</text:p>
          </table:table-cell>
          <table:table-cell>
            <text:p>~~~= aerothermoelasticity
[ˏєәrә'θә:mәˏilæs'tisiti]
空气热弹性理论, 气动热弹性力学</text:p>
          </table:table-cell>
        </table:table-row>
        <table:table-row>
          <table:table-cell>
            <text:p>2</text:p>
          </table:table-cell>
          <table:table-cell>
            <text:p>moiety</text:p>
          </table:table-cell>
          <table:table-cell>
            <text:p>['mɔiәti]
n. 二分之一, 一部分, 半族</text:p>
          </table:table-cell>
        </table:table-row>
        <table:table-row>
          <table:table-cell>
            <text:p>2</text:p>
          </table:table-cell>
          <table:table-cell>
            <text:p>moments</text:p>
          </table:table-cell>
          <table:table-cell>
            <text:p>~= moment
['mәumәnt]
adj. 片刻的, 瞬间的, 力矩的
n. 瞬间</text:p>
          </table:table-cell>
        </table:table-row>
        <table:table-row>
          <table:table-cell>
            <text:p>2</text:p>
          </table:table-cell>
          <table:table-cell>
            <text:p>monster</text:p>
          </table:table-cell>
          <table:table-cell>
            <text:p>['mɔnstә]
n. 怪物, 妖怪</text:p>
          </table:table-cell>
        </table:table-row>
        <table:table-row>
          <table:table-cell>
            <text:p>2</text:p>
          </table:table-cell>
          <table:table-cell>
            <text:p>morocco</text:p>
          </table:table-cell>
          <table:table-cell>
            <text:p>/məˈrɒkəʊ; mə`rɑko/
n [U] fine soft leather made from goatskins, or an imitation of this, used for making shoes and covers for books 摩洛哥羊皮革, 仿摩洛哥羊皮革（用以制鞋和封面）.</text:p>
          </table:table-cell>
        </table:table-row>
        <table:table-row>
          <table:table-cell>
            <text:p>2</text:p>
          </table:table-cell>
          <table:table-cell>
            <text:p>morrow</text:p>
          </table:table-cell>
          <table:table-cell>
            <text:p>['mɔrәu]
n. 次日</text:p>
          </table:table-cell>
        </table:table-row>
        <table:table-row>
          <table:table-cell>
            <text:p>2</text:p>
          </table:table-cell>
          <table:table-cell>
            <text:p>mouldy</text:p>
          </table:table-cell>
          <table:table-cell>
            <text:p>['mәuldi]
adj. 发霉的, 腐朽的, 旧式的</text:p>
          </table:table-cell>
        </table:table-row>
        <table:table-row>
          <table:table-cell>
            <text:p>2</text:p>
          </table:table-cell>
          <table:table-cell>
            <text:p>mountain</text:p>
          </table:table-cell>
          <table:table-cell>
            <text:p>['mauntin]
n. 山, 山脉</text:p>
          </table:table-cell>
        </table:table-row>
        <table:table-row>
          <table:table-cell>
            <text:p>2</text:p>
          </table:table-cell>
          <table:table-cell>
            <text:p>mounting</text:p>
          </table:table-cell>
          <table:table-cell>
            <text:p>['mauntiŋ]
n. 装备, 衬托纸, 登上, 乘骑</text:p>
          </table:table-cell>
        </table:table-row>
        <table:table-row>
          <table:table-cell>
            <text:p>2</text:p>
          </table:table-cell>
          <table:table-cell>
            <text:p>moving</text:p>
          </table:table-cell>
          <table:table-cell>
            <text:p>['mu:viŋ]
vbl. 移动</text:p>
          </table:table-cell>
        </table:table-row>
        <table:table-row>
          <table:table-cell>
            <text:p>2</text:p>
          </table:table-cell>
          <table:table-cell>
            <text:p>multiplied</text:p>
          </table:table-cell>
          <table:table-cell>
            <text:p>~= multiply
['mʌltipli]
v. 繁殖, 乘, 增加</text:p>
          </table:table-cell>
        </table:table-row>
        <table:table-row>
          <table:table-cell>
            <text:p>2</text:p>
          </table:table-cell>
          <table:table-cell>
            <text:p>mutineers</text:p>
          </table:table-cell>
          <table:table-cell>
            <text:p>~= mutineer
[ˏmju:ti'niә]
n. 叛徒, 反抗者</text:p>
          </table:table-cell>
        </table:table-row>
        <table:table-row>
          <table:table-cell>
            <text:p>2</text:p>
          </table:table-cell>
          <table:table-cell>
            <text:p>mutinied</text:p>
          </table:table-cell>
          <table:table-cell>
            <text:p>~= mutiny
['mju:tini]
n. 兵变, 反抗
v. 叛变, 造反, 兵变</text:p>
          </table:table-cell>
        </table:table-row>
        <table:table-row>
          <table:table-cell>
            <text:p>2</text:p>
          </table:table-cell>
          <table:table-cell>
            <text:p>mutton</text:p>
          </table:table-cell>
          <table:table-cell>
            <text:p>['mʌtn]
n. 羊肉, &lt;谑&gt;绵羊, &lt;俚&gt;女性生殖器, 性交</text:p>
          </table:table-cell>
        </table:table-row>
        <table:table-row>
          <table:table-cell>
            <text:p>2</text:p>
          </table:table-cell>
          <table:table-cell>
            <text:p>muzzle</text:p>
          </table:table-cell>
          <table:table-cell>
            <text:p>['mʌzl]
n. 动物之鼻口, (动物的)口套, 钳制言论的手段, 枪口, 喷嘴
vt. 戴口络于, 上口罩</text:p>
          </table:table-cell>
        </table:table-row>
        <table:table-row>
          <table:table-cell>
            <text:p>2</text:p>
          </table:table-cell>
          <table:table-cell>
            <text:p>named</text:p>
          </table:table-cell>
          <table:table-cell>
            <text:p>[neimd]
指定的</text:p>
          </table:table-cell>
        </table:table-row>
        <table:table-row>
          <table:table-cell>
            <text:p>2</text:p>
          </table:table-cell>
          <table:table-cell>
            <text:p>narrow</text:p>
          </table:table-cell>
          <table:table-cell>
            <text:p>['nærәu]
n. 狭窄部分, 海峡, 隘路
adj. 狭窄的, 精密的, 严密的, 有限的, 气量小的, 勉强的, 眼光短浅的
vi. 变窄
vt. 使变狭窄, 使缩小</text:p>
          </table:table-cell>
        </table:table-row>
        <table:table-row>
          <table:table-cell>
            <text:p>2</text:p>
          </table:table-cell>
          <table:table-cell>
            <text:p>natives</text:p>
          </table:table-cell>
          <table:table-cell>
            <text:p>~= native
['neitiv]
n. 本地人, 土产, 土人
adj. 本国的, 出生地的, 本地的, 与生俱来的, 天赋的, 土产的, 土著的</text:p>
          </table:table-cell>
        </table:table-row>
        <table:table-row>
          <table:table-cell>
            <text:p>2</text:p>
          </table:table-cell>
          <table:table-cell>
            <text:p>naturalized</text:p>
          </table:table-cell>
          <table:table-cell>
            <text:p>~= naturalize
['nætʃәrәlaiz]
v. 使入国籍, 移植</text:p>
          </table:table-cell>
        </table:table-row>
        <table:table-row>
          <table:table-cell>
            <text:p>2</text:p>
          </table:table-cell>
          <table:table-cell>
            <text:p>nauseous</text:p>
          </table:table-cell>
          <table:table-cell>
            <text:p>['nɔ:sjәs]
adj. 令人作呕的, 厌恶的</text:p>
          </table:table-cell>
        </table:table-row>
        <table:table-row>
          <table:table-cell>
            <text:p>2</text:p>
          </table:table-cell>
          <table:table-cell>
            <text:p>neckcloths</text:p>
          </table:table-cell>
          <table:table-cell>
            <text:p>~= neckcloth
['nekklɔθ, -klɔ:θ]
n. 围巾, 领带</text:p>
          </table:table-cell>
        </table:table-row>
        <table:table-row>
          <table:table-cell>
            <text:p>2</text:p>
          </table:table-cell>
          <table:table-cell>
            <text:p>needful</text:p>
          </table:table-cell>
          <table:table-cell>
            <text:p>['ni:dful]
adj. 必要的, 需要的</text:p>
          </table:table-cell>
        </table:table-row>
        <table:table-row>
          <table:table-cell>
            <text:p>2</text:p>
          </table:table-cell>
          <table:table-cell>
            <text:p>needles</text:p>
          </table:table-cell>
          <table:table-cell>
            <text:p>~= needle
['ni:dl]
n. 针</text:p>
          </table:table-cell>
        </table:table-row>
        <table:table-row>
          <table:table-cell>
            <text:p>2</text:p>
          </table:table-cell>
          <table:table-cell>
            <text:p>neighbors</text:p>
          </table:table-cell>
          <table:table-cell>
            <text:p>~= neighbor
['neibә]
n. &lt;美&gt; 邻居, 邻国</text:p>
          </table:table-cell>
        </table:table-row>
        <table:table-row>
          <table:table-cell>
            <text:p>2</text:p>
          </table:table-cell>
          <table:table-cell>
            <text:p>newly</text:p>
          </table:table-cell>
          <table:table-cell>
            <text:p>['nju:li]
adv. 重新, 最近, 以新的方式</text:p>
          </table:table-cell>
        </table:table-row>
        <table:table-row>
          <table:table-cell>
            <text:p>2</text:p>
          </table:table-cell>
          <table:table-cell>
            <text:p>noises</text:p>
          </table:table-cell>
          <table:table-cell>
            <text:p>n. 噪音</text:p>
          </table:table-cell>
        </table:table-row>
        <table:table-row>
          <table:table-cell>
            <text:p>2</text:p>
          </table:table-cell>
          <table:table-cell>
            <text:p>notary</text:p>
          </table:table-cell>
          <table:table-cell>
            <text:p>['nәutәri]
n. 公证人</text:p>
          </table:table-cell>
        </table:table-row>
        <table:table-row>
          <table:table-cell>
            <text:p>2</text:p>
          </table:table-cell>
          <table:table-cell>
            <text:p>notches</text:p>
          </table:table-cell>
          <table:table-cell>
            <text:p>~= notch
[nɔtʃ]
n. 槽口, 凹口
vt. 刻凹痕, 用刻痕计算, 开槽, 切口, 得分
n. &lt;美语&gt;山间小路, 刻痕, 峡谷</text:p>
          </table:table-cell>
        </table:table-row>
        <table:table-row>
          <table:table-cell>
            <text:p>2</text:p>
          </table:table-cell>
          <table:table-cell>
            <text:p>noted</text:p>
          </table:table-cell>
          <table:table-cell>
            <text:p>['nәutid]
adj. 著名的</text:p>
          </table:table-cell>
        </table:table-row>
        <table:table-row>
          <table:table-cell>
            <text:p>2</text:p>
          </table:table-cell>
          <table:table-cell>
            <text:p>notices</text:p>
          </table:table-cell>
          <table:table-cell>
            <text:p>~= notice
['nәutis]
n. 通知, 布告, 注意
v. 注意到</text:p>
          </table:table-cell>
        </table:table-row>
        <table:table-row>
          <table:table-cell>
            <text:p>2</text:p>
          </table:table-cell>
          <table:table-cell>
            <text:p>nourish</text:p>
          </table:table-cell>
          <table:table-cell>
            <text:p>['nʌriʃ]
vt. 滋养, 使健壮, 怀有(希望,仇恨等)</text:p>
          </table:table-cell>
        </table:table-row>
        <table:table-row>
          <table:table-cell>
            <text:p>2</text:p>
          </table:table-cell>
          <table:table-cell>
            <text:p>nourishing</text:p>
          </table:table-cell>
          <table:table-cell>
            <text:p>['nʌriʃiŋ]
adj. 有营养的, 滋养多的</text:p>
          </table:table-cell>
        </table:table-row>
        <table:table-row>
          <table:table-cell>
            <text:p>2</text:p>
          </table:table-cell>
          <table:table-cell>
            <text:p>nt</text:p>
          </table:table-cell>
          <table:table-cell>
            <text:p>[域] Neutral Zone, 中立区</text:p>
          </table:table-cell>
        </table:table-row>
        <table:table-row>
          <table:table-cell>
            <text:p>2</text:p>
          </table:table-cell>
          <table:table-cell>
            <text:p>numbered</text:p>
          </table:table-cell>
          <table:table-cell>
            <text:p>['nʌmbәd]
adj. 有限的, 时日无多的</text:p>
          </table:table-cell>
        </table:table-row>
        <table:table-row>
          <table:table-cell>
            <text:p>2</text:p>
          </table:table-cell>
          <table:table-cell>
            <text:p>oak</text:p>
          </table:table-cell>
          <table:table-cell>
            <text:p>[әuk]
n. [植]橡树, 橡木
adj. 橡木制的</text:p>
          </table:table-cell>
        </table:table-row>
        <table:table-row>
          <table:table-cell>
            <text:p>2</text:p>
          </table:table-cell>
          <table:table-cell>
            <text:p>oath</text:p>
          </table:table-cell>
          <table:table-cell>
            <text:p>['әuθ]
n. 誓言, 宣誓, 诅咒</text:p>
          </table:table-cell>
        </table:table-row>
        <table:table-row>
          <table:table-cell>
            <text:p>2</text:p>
          </table:table-cell>
          <table:table-cell>
            <text:p>obey</text:p>
          </table:table-cell>
          <table:table-cell>
            <text:p>[ә'bei]
v. 服从, 顺从</text:p>
          </table:table-cell>
        </table:table-row>
        <table:table-row>
          <table:table-cell>
            <text:p>2</text:p>
          </table:table-cell>
          <table:table-cell>
            <text:p>obliging</text:p>
          </table:table-cell>
          <table:table-cell>
            <text:p>[ә'blaidʒiŋ]
adj. 亲切的, 有礼貌的, 愿意帮人忙的</text:p>
          </table:table-cell>
        </table:table-row>
        <table:table-row>
          <table:table-cell>
            <text:p>2</text:p>
          </table:table-cell>
          <table:table-cell>
            <text:p>offence</text:p>
          </table:table-cell>
          <table:table-cell>
            <text:p>[ә'fens]
n. 犯罪, 冒犯, 违反, 罪过, 过错
n. [军] 攻击</text:p>
          </table:table-cell>
        </table:table-row>
        <table:table-row>
          <table:table-cell>
            <text:p>2</text:p>
          </table:table-cell>
          <table:table-cell>
            <text:p>offend</text:p>
          </table:table-cell>
          <table:table-cell>
            <text:p>[ә'fend]
v. 犯罪, 冒犯, 违反, 得罪, 使...不愉快</text:p>
          </table:table-cell>
        </table:table-row>
        <table:table-row>
          <table:table-cell>
            <text:p>2</text:p>
          </table:table-cell>
          <table:table-cell>
            <text:p>officer</text:p>
          </table:table-cell>
          <table:table-cell>
            <text:p>['ɔfisә]
n. 政府官员, 军官, 警官, 船长
vt. 指挥</text:p>
          </table:table-cell>
        </table:table-row>
        <table:table-row>
          <table:table-cell>
            <text:p>2</text:p>
          </table:table-cell>
          <table:table-cell>
            <text:p>offing</text:p>
          </table:table-cell>
          <table:table-cell>
            <text:p>['ɔfiŋ, 'ɔ:f-]
n. 近海(视野范围内的海面)</text:p>
          </table:table-cell>
        </table:table-row>
        <table:table-row>
          <table:table-cell>
            <text:p>2</text:p>
          </table:table-cell>
          <table:table-cell>
            <text:p>oftentimes</text:p>
          </table:table-cell>
          <table:table-cell>
            <text:p>['ɔfәntaimz]
adv. 时常地</text:p>
          </table:table-cell>
        </table:table-row>
        <table:table-row>
          <table:table-cell>
            <text:p>2</text:p>
          </table:table-cell>
          <table:table-cell>
            <text:p>older</text:p>
          </table:table-cell>
          <table:table-cell>
            <text:p>adj. 年长的</text:p>
          </table:table-cell>
        </table:table-row>
        <table:table-row>
          <table:table-cell>
            <text:p>2</text:p>
          </table:table-cell>
          <table:table-cell>
            <text:p>omitted</text:p>
          </table:table-cell>
          <table:table-cell>
            <text:p>~~~= admitted
[әd'mitid]
adj. 被承认的, 被确认无疑的</text:p>
          </table:table-cell>
        </table:table-row>
        <table:table-row>
          <table:table-cell>
            <text:p>2</text:p>
          </table:table-cell>
          <table:table-cell>
            <text:p>omitting</text:p>
          </table:table-cell>
          <table:table-cell>
            <text:p>~~~= unremitting
['ʌnri'mitiŋ]
adj. 不懈的</text:p>
          </table:table-cell>
        </table:table-row>
        <table:table-row>
          <table:table-cell>
            <text:p>2</text:p>
          </table:table-cell>
          <table:table-cell>
            <text:p>omnipotent</text:p>
          </table:table-cell>
          <table:table-cell>
            <text:p>[ɔm'nipәtәnt]
adj. 全能的, 无所不能的</text:p>
          </table:table-cell>
        </table:table-row>
        <table:table-row>
          <table:table-cell>
            <text:p>2</text:p>
          </table:table-cell>
          <table:table-cell>
            <text:p>one-half</text:p>
          </table:table-cell>
          <table:table-cell>
            <text:p>one half</text:p>
          </table:table-cell>
        </table:table-row>
        <table:table-row>
          <table:table-cell>
            <text:p>2</text:p>
          </table:table-cell>
          <table:table-cell>
            <text:p>operation</text:p>
          </table:table-cell>
          <table:table-cell>
            <text:p>[ˏɔpә'reiʃәn]
n. 运转, 操作, 实施, 作用, 业务, 工作, 手术, 军事行动</text:p>
          </table:table-cell>
        </table:table-row>
        <table:table-row>
          <table:table-cell>
            <text:p>2</text:p>
          </table:table-cell>
          <table:table-cell>
            <text:p>oppressed</text:p>
          </table:table-cell>
          <table:table-cell>
            <text:p>adj unjustly or cruelly treated 受压迫的; 受压制的
*an oppressed people, group, class, etc 被压迫的人民、团体、阶级等. </text:p>
          </table:table-cell>
        </table:table-row>
        <table:table-row>
          <table:table-cell>
            <text:p>2</text:p>
          </table:table-cell>
          <table:table-cell>
            <text:p>ordering</text:p>
          </table:table-cell>
          <table:table-cell>
            <text:p>['ɔ:dәriŋ]
排序
分类
调整, 整顿</text:p>
          </table:table-cell>
        </table:table-row>
        <table:table-row>
          <table:table-cell>
            <text:p>2</text:p>
          </table:table-cell>
          <table:table-cell>
            <text:p>ordinarily</text:p>
          </table:table-cell>
          <table:table-cell>
            <text:p>['ɔ:dinәrili]
adv. 普通, 平常</text:p>
          </table:table-cell>
        </table:table-row>
        <table:table-row>
          <table:table-cell>
            <text:p>2</text:p>
          </table:table-cell>
          <table:table-cell>
            <text:p>oroonoko</text:p>
          </table:table-cell>
          <table:table-cell>
            <text:p>~~~= kooroon
['ku:ru:n]
[中]库龙平纹呢</text:p>
          </table:table-cell>
        </table:table-row>
        <table:table-row>
          <table:table-cell>
            <text:p>2</text:p>
          </table:table-cell>
          <table:table-cell>
            <text:p>ot</text:p>
          </table:table-cell>
          <table:table-cell>
            <text:p>~= OT
abbr. [军] Operational Test, 适用性试验
abbr. Old Testament ,&lt;&lt;圣经旧约&gt;&gt;
(=overtime) 加班</text:p>
          </table:table-cell>
        </table:table-row>
        <table:table-row>
          <table:table-cell>
            <text:p>2</text:p>
          </table:table-cell>
          <table:table-cell>
            <text:p>ours</text:p>
          </table:table-cell>
          <table:table-cell>
            <text:p>['auәz]
pron. 我们的</text:p>
          </table:table-cell>
        </table:table-row>
        <table:table-row>
          <table:table-cell>
            <text:p>2</text:p>
          </table:table-cell>
          <table:table-cell>
            <text:p>overcast</text:p>
          </table:table-cell>
          <table:table-cell>
            <text:p>['әuvәkɑ:st]
n. 覆盖, 多云的天
adj. 阴天的, 阴暗的, 愁闷的, 忧郁的
vt. 使阴暗
vi. 阴暗起来</text:p>
          </table:table-cell>
        </table:table-row>
        <table:table-row>
          <table:table-cell>
            <text:p>2</text:p>
          </table:table-cell>
          <table:table-cell>
            <text:p>overruling</text:p>
          </table:table-cell>
          <table:table-cell>
            <text:p>~= overrule
[ˏәuvә'ru:l]
vt. 驳回, 否决, 支配, 制服</text:p>
          </table:table-cell>
        </table:table-row>
        <table:table-row>
          <table:table-cell>
            <text:p>2</text:p>
          </table:table-cell>
          <table:table-cell>
            <text:p>owed</text:p>
          </table:table-cell>
          <table:table-cell>
            <text:p>~= ow
[au]
int. 表示突然疼痛所发出之声</text:p>
          </table:table-cell>
        </table:table-row>
        <table:table-row>
          <table:table-cell>
            <text:p>2</text:p>
          </table:table-cell>
          <table:table-cell>
            <text:p>owners</text:p>
          </table:table-cell>
          <table:table-cell>
            <text:p>~= owner
['әunә]
n. 所有者, 业主</text:p>
          </table:table-cell>
        </table:table-row>
        <table:table-row>
          <table:table-cell>
            <text:p>2</text:p>
          </table:table-cell>
          <table:table-cell>
            <text:p>paddled</text:p>
          </table:table-cell>
          <table:table-cell>
            <text:p>~= paddle
['pædl]
n. 短桨, 划桨, 明轮翼
vi. 划桨, 戏水, 涉水
vt. 用桨划, 搅, 拌</text:p>
          </table:table-cell>
        </table:table-row>
        <table:table-row>
          <table:table-cell>
            <text:p>2</text:p>
          </table:table-cell>
          <table:table-cell>
            <text:p>paddling</text:p>
          </table:table-cell>
          <table:table-cell>
            <text:p>【机】 搅动</text:p>
          </table:table-cell>
        </table:table-row>
        <table:table-row>
          <table:table-cell>
            <text:p>2</text:p>
          </table:table-cell>
          <table:table-cell>
            <text:p>paid</text:p>
          </table:table-cell>
          <table:table-cell>
            <text:p>[peid]
vbl. pay的过去式和过去分词</text:p>
          </table:table-cell>
        </table:table-row>
        <table:table-row>
          <table:table-cell>
            <text:p>2</text:p>
          </table:table-cell>
          <table:table-cell>
            <text:p>painful</text:p>
          </table:table-cell>
          <table:table-cell>
            <text:p>['peinful]
adj. 疼痛的, 使痛苦的</text:p>
          </table:table-cell>
        </table:table-row>
        <table:table-row>
          <table:table-cell>
            <text:p>2</text:p>
          </table:table-cell>
          <table:table-cell>
            <text:p>pan</text:p>
          </table:table-cell>
          <table:table-cell>
            <text:p>[pæn]
n. 平底锅, 盘子, 面板</text:p>
          </table:table-cell>
        </table:table-row>
        <table:table-row>
          <table:table-cell>
            <text:p>2</text:p>
          </table:table-cell>
          <table:table-cell>
            <text:p>papist</text:p>
          </table:table-cell>
          <table:table-cell>
            <text:p>['peipist]
n. 教皇制信奉者, 天主教徒</text:p>
          </table:table-cell>
        </table:table-row>
        <table:table-row>
          <table:table-cell>
            <text:p>2</text:p>
          </table:table-cell>
          <table:table-cell>
            <text:p>pardon</text:p>
          </table:table-cell>
          <table:table-cell>
            <text:p>['pɑ:dn]
vt. 原谅, 宽恕
n. 原谅, 宽恕</text:p>
          </table:table-cell>
        </table:table-row>
        <table:table-row>
          <table:table-cell>
            <text:p>2</text:p>
          </table:table-cell>
          <table:table-cell>
            <text:p>parrots</text:p>
          </table:table-cell>
          <table:table-cell>
            <text:p>~= parrot
['pærәt]
n. 鹦鹉, 学舌者, 机械模仿别人的人
vt. 学舌</text:p>
          </table:table-cell>
        </table:table-row>
        <table:table-row>
          <table:table-cell>
            <text:p>2</text:p>
          </table:table-cell>
          <table:table-cell>
            <text:p>party</text:p>
          </table:table-cell>
          <table:table-cell>
            <text:p>['pɑ:ti]
n. 党, 政党, 随行人员, [律]当事人, 社交会</text:p>
          </table:table-cell>
        </table:table-row>
        <table:table-row>
          <table:table-cell>
            <text:p>2</text:p>
          </table:table-cell>
          <table:table-cell>
            <text:p>passionate</text:p>
          </table:table-cell>
          <table:table-cell>
            <text:p>['pæʃәnit]
adj. 充满热情的</text:p>
          </table:table-cell>
        </table:table-row>
        <table:table-row>
          <table:table-cell>
            <text:p>2</text:p>
          </table:table-cell>
          <table:table-cell>
            <text:p>paste</text:p>
          </table:table-cell>
          <table:table-cell>
            <text:p>[peist]
n. 糊, 面团, 黏土团
vt. 用浆糊粘, 张贴
n. 粘贴</text:p>
          </table:table-cell>
        </table:table-row>
        <table:table-row>
          <table:table-cell>
            <text:p>2</text:p>
          </table:table-cell>
          <table:table-cell>
            <text:p>peeping</text:p>
          </table:table-cell>
          <table:table-cell>
            <text:p>~= peep
[pi:p]
n. 窥看, 隐约看见
vi. 窥视, 偷看</text:p>
          </table:table-cell>
        </table:table-row>
        <table:table-row>
          <table:table-cell>
            <text:p>2</text:p>
          </table:table-cell>
          <table:table-cell>
            <text:p>penitent</text:p>
          </table:table-cell>
          <table:table-cell>
            <text:p>['penitәnt]
adj. 悔过的
n. 悔罪者</text:p>
          </table:table-cell>
        </table:table-row>
        <table:table-row>
          <table:table-cell>
            <text:p>2</text:p>
          </table:table-cell>
          <table:table-cell>
            <text:p>pens</text:p>
          </table:table-cell>
          <table:table-cell>
            <text:p>~= pen
[pen]
n. 钢笔, 围栏, 围圈, 作家
vt. 写, 关入栏中</text:p>
          </table:table-cell>
        </table:table-row>
        <table:table-row>
          <table:table-cell>
            <text:p>2</text:p>
          </table:table-cell>
          <table:table-cell>
            <text:p>perfecting</text:p>
          </table:table-cell>
          <table:table-cell>
            <text:p>n. 完成, 精制, 完善, 改善</text:p>
          </table:table-cell>
        </table:table-row>
        <table:table-row>
          <table:table-cell>
            <text:p>2</text:p>
          </table:table-cell>
          <table:table-cell>
            <text:p>perfectiy</text:p>
          </table:table-cell>
          <table:table-cell>
            <text:p>~~~= imperfectible
[ˏimpә'fektәbl]
adj. 不可能完美的,无法致于完美的</text:p>
          </table:table-cell>
        </table:table-row>
        <table:table-row>
          <table:table-cell>
            <text:p>2</text:p>
          </table:table-cell>
          <table:table-cell>
            <text:p>perform</text:p>
          </table:table-cell>
          <table:table-cell>
            <text:p>[pә'fɔ:m]
vt. 履行, 执行, 表演, 演出
v. 完成任务</text:p>
          </table:table-cell>
        </table:table-row>
        <table:table-row>
          <table:table-cell>
            <text:p>2</text:p>
          </table:table-cell>
          <table:table-cell>
            <text:p>permitted</text:p>
          </table:table-cell>
          <table:table-cell>
            <text:p>~~~= unintermitted
[ˏʌnintә'mitid]
adj. 不间断的
连续的</text:p>
          </table:table-cell>
        </table:table-row>
        <table:table-row>
          <table:table-cell>
            <text:p>2</text:p>
          </table:table-cell>
          <table:table-cell>
            <text:p>pestle</text:p>
          </table:table-cell>
          <table:table-cell>
            <text:p>['pestl]
n. 乳钵, 槌, 杵
v. 用槌磨, 用杵捣</text:p>
          </table:table-cell>
        </table:table-row>
        <table:table-row>
          <table:table-cell>
            <text:p>2</text:p>
          </table:table-cell>
          <table:table-cell>
            <text:p>pick</text:p>
          </table:table-cell>
          <table:table-cell>
            <text:p>[pik]
n. 精选, 掘, 鹤嘴锄
vt. 摘, 掘, 凿, 挑选, 挖, 挑剔
vi. 摘, 掘, 凿, 挖, 挑选
v. 拾取</text:p>
          </table:table-cell>
        </table:table-row>
        <table:table-row>
          <table:table-cell>
            <text:p>2</text:p>
          </table:table-cell>
          <table:table-cell>
            <text:p>pigskins</text:p>
          </table:table-cell>
          <table:table-cell>
            <text:p>~= pigskin
['pigskin]
n. 猪皮, 猪皮革</text:p>
          </table:table-cell>
        </table:table-row>
        <table:table-row>
          <table:table-cell>
            <text:p>2</text:p>
          </table:table-cell>
          <table:table-cell>
            <text:p>pile</text:p>
          </table:table-cell>
          <table:table-cell>
            <text:p>[pail]
n. 堆, 大堆, 高大建筑, &lt;美口&gt;大量钱财, &lt;美&gt;[核]反应堆, [电]电池组
vi. 堆起, 堆积, 积累, 挤
vt. 堆于, 累积, 堆叠, 打桩于, 用桩支撑</text:p>
          </table:table-cell>
        </table:table-row>
        <table:table-row>
          <table:table-cell>
            <text:p>2</text:p>
          </table:table-cell>
          <table:table-cell>
            <text:p>pinnace</text:p>
          </table:table-cell>
          <table:table-cell>
            <text:p>['pinis, -nәs]
n. 装载于舰上的中型艇</text:p>
          </table:table-cell>
        </table:table-row>
        <table:table-row>
          <table:table-cell>
            <text:p>2</text:p>
          </table:table-cell>
          <table:table-cell>
            <text:p>pint</text:p>
          </table:table-cell>
          <table:table-cell>
            <text:p>[paint]
n. 品脱</text:p>
          </table:table-cell>
        </table:table-row>
        <table:table-row>
          <table:table-cell>
            <text:p>2</text:p>
          </table:table-cell>
          <table:table-cell>
            <text:p>pistol-bullets</text:p>
          </table:table-cell>
          <table:table-cell>
            <text:p>pistol bullets</text:p>
          </table:table-cell>
        </table:table-row>
        <table:table-row>
          <table:table-cell>
            <text:p>2</text:p>
          </table:table-cell>
          <table:table-cell>
            <text:p>pits</text:p>
          </table:table-cell>
          <table:table-cell>
            <text:p>~= pit
[pit]
n. 深坑, 深渊, 陷阱, （物体或人体表面上的）凹陷, (英国剧场的)正厅后排、正厅后排的观众
vt. 窖藏, 使凹下, 去...之核, 使留疤痕, 使竞争
vi. 起凹点, 凹陷</text:p>
          </table:table-cell>
        </table:table-row>
        <table:table-row>
          <table:table-cell>
            <text:p>2</text:p>
          </table:table-cell>
          <table:table-cell>
            <text:p>planter</text:p>
          </table:table-cell>
          <table:table-cell>
            <text:p>['plɑ:ntә]
n. 种植者, 耕作者, 种植园主, 殖民者</text:p>
          </table:table-cell>
        </table:table-row>
        <table:table-row>
          <table:table-cell>
            <text:p>2</text:p>
          </table:table-cell>
          <table:table-cell>
            <text:p>plata</text:p>
          </table:table-cell>
          <table:table-cell>
            <text:p>~= Plata
['plɑ:tɑ:]
River=Río de la Plata</text:p>
          </table:table-cell>
        </table:table-row>
        <table:table-row>
          <table:table-cell>
            <text:p>2</text:p>
          </table:table-cell>
          <table:table-cell>
            <text:p>pleasantness</text:p>
          </table:table-cell>
          <table:table-cell>
            <text:p>n [U].</text:p>
          </table:table-cell>
        </table:table-row>
        <table:table-row>
          <table:table-cell>
            <text:p>2</text:p>
          </table:table-cell>
          <table:table-cell>
            <text:p>pleasures</text:p>
          </table:table-cell>
          <table:table-cell>
            <text:p>~= pleasure
['pleʒә]
n. 愉快, 快乐, 乐事, 乐趣, 意志, 愿望</text:p>
          </table:table-cell>
        </table:table-row>
        <table:table-row>
          <table:table-cell>
            <text:p>2</text:p>
          </table:table-cell>
          <table:table-cell>
            <text:p>plentiful</text:p>
          </table:table-cell>
          <table:table-cell>
            <text:p>['plentiful]
adj. 许多的, 大量的, 丰富的, 丰饶的</text:p>
          </table:table-cell>
        </table:table-row>
        <table:table-row>
          <table:table-cell>
            <text:p>2</text:p>
          </table:table-cell>
          <table:table-cell>
            <text:p>plucking</text:p>
          </table:table-cell>
          <table:table-cell>
            <text:p>['plʌkiŋ]
(水果, 茶叶等)采摘</text:p>
          </table:table-cell>
        </table:table-row>
        <table:table-row>
          <table:table-cell>
            <text:p>2</text:p>
          </table:table-cell>
          <table:table-cell>
            <text:p>points</text:p>
          </table:table-cell>
          <table:table-cell>
            <text:p>n. 转轨器, 道岔
【计】 磅
相关词组:
  at all points
  at swords' points
  give points to
  stand on points</text:p>
          </table:table-cell>
        </table:table-row>
        <table:table-row>
          <table:table-cell>
            <text:p>2</text:p>
          </table:table-cell>
          <table:table-cell>
            <text:p>policy</text:p>
          </table:table-cell>
          <table:table-cell>
            <text:p>['pɔlisi]
n. 政策, 方针</text:p>
          </table:table-cell>
        </table:table-row>
        <table:table-row>
          <table:table-cell>
            <text:p>2</text:p>
          </table:table-cell>
          <table:table-cell>
            <text:p>poring</text:p>
          </table:table-cell>
          <table:table-cell>
            <text:p>~= pore
[pɔ:, pɔә]
n. 毛孔, 小孔, 气孔
vi. 熟读, 凝视, 细想, 沉思
vt. 因凝视过度使...疲劳</text:p>
          </table:table-cell>
        </table:table-row>
        <table:table-row>
          <table:table-cell>
            <text:p>2</text:p>
          </table:table-cell>
          <table:table-cell>
            <text:p>pork</text:p>
          </table:table-cell>
          <table:table-cell>
            <text:p>[pɔ:k]
n. 猪肉, &lt;美俚&gt;&lt;粗&gt;与(女子)性交</text:p>
          </table:table-cell>
        </table:table-row>
        <table:table-row>
          <table:table-cell>
            <text:p>2</text:p>
          </table:table-cell>
          <table:table-cell>
            <text:p>portable</text:p>
          </table:table-cell>
          <table:table-cell>
            <text:p>['pɔ:tәbl]
adj. 轻便的, 手提(式)的, 便携式的</text:p>
          </table:table-cell>
        </table:table-row>
        <table:table-row>
          <table:table-cell>
            <text:p>2</text:p>
          </table:table-cell>
          <table:table-cell>
            <text:p>positively</text:p>
          </table:table-cell>
          <table:table-cell>
            <text:p>adv 断然地；肯定地</text:p>
          </table:table-cell>
        </table:table-row>
        <table:table-row>
          <table:table-cell>
            <text:p>2</text:p>
          </table:table-cell>
          <table:table-cell>
            <text:p>possessed</text:p>
          </table:table-cell>
          <table:table-cell>
            <text:p>[pә'zest]
adj. 着魔的, 疯狂的</text:p>
          </table:table-cell>
        </table:table-row>
        <table:table-row>
          <table:table-cell>
            <text:p>2</text:p>
          </table:table-cell>
          <table:table-cell>
            <text:p>postures</text:p>
          </table:table-cell>
          <table:table-cell>
            <text:p>~= posture
['pɔstʃә]
n. (身体的)姿势, 体态, 状态, 情况, 心境, 态度
v. 令取某种姿势, 摆姿势, 作出姿态</text:p>
          </table:table-cell>
        </table:table-row>
        <table:table-row>
          <table:table-cell>
            <text:p>2</text:p>
          </table:table-cell>
          <table:table-cell>
            <text:p>poverty</text:p>
          </table:table-cell>
          <table:table-cell>
            <text:p>['pɔvәti]
n. 贫穷, 贫困, 贫乏, 缺少</text:p>
          </table:table-cell>
        </table:table-row>
        <table:table-row>
          <table:table-cell>
            <text:p>2</text:p>
          </table:table-cell>
          <table:table-cell>
            <text:p>precautions</text:p>
          </table:table-cell>
          <table:table-cell>
            <text:p>~= precaution
[pri'kɔ:ʃәn]
n. 预防, 警惕, 防范</text:p>
          </table:table-cell>
        </table:table-row>
        <table:table-row>
          <table:table-cell>
            <text:p>2</text:p>
          </table:table-cell>
          <table:table-cell>
            <text:p>preposterous</text:p>
          </table:table-cell>
          <table:table-cell>
            <text:p>[pri'pɔstәrәs]
adj. 荒谬的</text:p>
          </table:table-cell>
        </table:table-row>
        <table:table-row>
          <table:table-cell>
            <text:p>2</text:p>
          </table:table-cell>
          <table:table-cell>
            <text:p>press</text:p>
          </table:table-cell>
          <table:table-cell>
            <text:p>[pres]
n. 压, 按, 印刷, 压力, 拥挤, 紧握, 新闻
vt. 压, 压榨, 紧抱, 逼迫
vi. 压, 逼迫, 拥挤, 受压</text:p>
          </table:table-cell>
        </table:table-row>
        <table:table-row>
          <table:table-cell>
            <text:p>2</text:p>
          </table:table-cell>
          <table:table-cell>
            <text:p>pressure</text:p>
          </table:table-cell>
          <table:table-cell>
            <text:p>['preʃә(r)]
n. 压, 压力, 电压, 压迫, 强制, 紧迫</text:p>
          </table:table-cell>
        </table:table-row>
        <table:table-row>
          <table:table-cell>
            <text:p>2</text:p>
          </table:table-cell>
          <table:table-cell>
            <text:p>pretence</text:p>
          </table:table-cell>
          <table:table-cell>
            <text:p>[pri'tens]
n. 伪装</text:p>
          </table:table-cell>
        </table:table-row>
        <table:table-row>
          <table:table-cell>
            <text:p>2</text:p>
          </table:table-cell>
          <table:table-cell>
            <text:p>prevail</text:p>
          </table:table-cell>
          <table:table-cell>
            <text:p>[pri'veil]
vi. 流行, 盛行, 获胜, 成功</text:p>
          </table:table-cell>
        </table:table-row>
        <table:table-row>
          <table:table-cell>
            <text:p>2</text:p>
          </table:table-cell>
          <table:table-cell>
            <text:p>price</text:p>
          </table:table-cell>
          <table:table-cell>
            <text:p>[prais]
n. 价格, 价钱, 代价
vt. 给...定价, 问...的价格, 标明价格</text:p>
          </table:table-cell>
        </table:table-row>
        <table:table-row>
          <table:table-cell>
            <text:p>2</text:p>
          </table:table-cell>
          <table:table-cell>
            <text:p>pride</text:p>
          </table:table-cell>
          <table:table-cell>
            <text:p>[praid]
n. 自豪, 自尊(心), 骄傲, 傲慢
vt. 使自豪, 使自夸</text:p>
          </table:table-cell>
        </table:table-row>
        <table:table-row>
          <table:table-cell>
            <text:p>2</text:p>
          </table:table-cell>
          <table:table-cell>
            <text:p>principally</text:p>
          </table:table-cell>
          <table:table-cell>
            <text:p>['prinsipli]
adv. 主要地</text:p>
          </table:table-cell>
        </table:table-row>
        <table:table-row>
          <table:table-cell>
            <text:p>2</text:p>
          </table:table-cell>
          <table:table-cell>
            <text:p>probability</text:p>
          </table:table-cell>
          <table:table-cell>
            <text:p>[ˏprɔbә'biliti]
n. 可能性, 或然性, 概率</text:p>
          </table:table-cell>
        </table:table-row>
        <table:table-row>
          <table:table-cell>
            <text:p>2</text:p>
          </table:table-cell>
          <table:table-cell>
            <text:p>probably</text:p>
          </table:table-cell>
          <table:table-cell>
            <text:p>['prɔbәb(ә)li]
adv. 大概, 或许</text:p>
          </table:table-cell>
        </table:table-row>
        <table:table-row>
          <table:table-cell>
            <text:p>2</text:p>
          </table:table-cell>
          <table:table-cell>
            <text:p>proceed</text:p>
          </table:table-cell>
          <table:table-cell>
            <text:p>[prә'si:d]
vi. 进行, 继续下去, 发生</text:p>
          </table:table-cell>
        </table:table-row>
        <table:table-row>
          <table:table-cell>
            <text:p>2</text:p>
          </table:table-cell>
          <table:table-cell>
            <text:p>product</text:p>
          </table:table-cell>
          <table:table-cell>
            <text:p>['prɔdәkt]
n. 产品, 产物, 乘积</text:p>
          </table:table-cell>
        </table:table-row>
        <table:table-row>
          <table:table-cell>
            <text:p>2</text:p>
          </table:table-cell>
          <table:table-cell>
            <text:p>productions</text:p>
          </table:table-cell>
          <table:table-cell>
            <text:p>~= production
[prә'dʌkʃәn]
n. 生产, 产品, 作品, (研究)成果</text:p>
          </table:table-cell>
        </table:table-row>
        <table:table-row>
          <table:table-cell>
            <text:p>2</text:p>
          </table:table-cell>
          <table:table-cell>
            <text:p>project</text:p>
          </table:table-cell>
          <table:table-cell>
            <text:p>['prɔdʒekt]
n. 计划, 方案, 事业, 企业, 工程
v. 设计, 计划, 投射, 放映, 射出, 发射(导弹等), 凸出</text:p>
          </table:table-cell>
        </table:table-row>
        <table:table-row>
          <table:table-cell>
            <text:p>2</text:p>
          </table:table-cell>
          <table:table-cell>
            <text:p>projects</text:p>
          </table:table-cell>
          <table:table-cell>
            <text:p>~= project
['prɔdʒekt]
n. 计划, 方案, 事业, 企业, 工程
v. 设计, 计划, 投射, 放映, 射出, 发射(导弹等), 凸出</text:p>
          </table:table-cell>
        </table:table-row>
        <table:table-row>
          <table:table-cell>
            <text:p>2</text:p>
          </table:table-cell>
          <table:table-cell>
            <text:p>promises</text:p>
          </table:table-cell>
          <table:table-cell>
            <text:p>n. 承诺
v. 允诺</text:p>
          </table:table-cell>
        </table:table-row>
        <table:table-row>
          <table:table-cell>
            <text:p>2</text:p>
          </table:table-cell>
          <table:table-cell>
            <text:p>prompting</text:p>
          </table:table-cell>
          <table:table-cell>
            <text:p>['prɔmptiŋ]
n. 促进, 激励, 提示</text:p>
          </table:table-cell>
        </table:table-row>
        <table:table-row>
          <table:table-cell>
            <text:p>2</text:p>
          </table:table-cell>
          <table:table-cell>
            <text:p>property</text:p>
          </table:table-cell>
          <table:table-cell>
            <text:p>['prɔpәti]
n. 财产, 所有物, 所有权, 性质, 特性, (小)道具</text:p>
          </table:table-cell>
        </table:table-row>
        <table:table-row>
          <table:table-cell>
            <text:p>2</text:p>
          </table:table-cell>
          <table:table-cell>
            <text:p>prophetic</text:p>
          </table:table-cell>
          <table:table-cell>
            <text:p>[prә'fetik]
adj. 预言的</text:p>
          </table:table-cell>
        </table:table-row>
        <table:table-row>
          <table:table-cell>
            <text:p>2</text:p>
          </table:table-cell>
          <table:table-cell>
            <text:p>proposals</text:p>
          </table:table-cell>
          <table:table-cell>
            <text:p>~= proposal
[prә'pәuzәl]
n. 提议, 建议</text:p>
          </table:table-cell>
        </table:table-row>
        <table:table-row>
          <table:table-cell>
            <text:p>2</text:p>
          </table:table-cell>
          <table:table-cell>
            <text:p>prospective</text:p>
          </table:table-cell>
          <table:table-cell>
            <text:p>[prәs'pektiv]
adj. 预期的</text:p>
          </table:table-cell>
        </table:table-row>
        <table:table-row>
          <table:table-cell>
            <text:p>2</text:p>
          </table:table-cell>
          <table:table-cell>
            <text:p>protect</text:p>
          </table:table-cell>
          <table:table-cell>
            <text:p>[prә'tekt]
vt. 保护</text:p>
          </table:table-cell>
        </table:table-row>
        <table:table-row>
          <table:table-cell>
            <text:p>2</text:p>
          </table:table-cell>
          <table:table-cell>
            <text:p>provoked</text:p>
          </table:table-cell>
          <table:table-cell>
            <text:p>~= provoke
[prә'vәuk]
vt. 激怒, 挑拨, 煽动, 惹起, 驱使</text:p>
          </table:table-cell>
        </table:table-row>
        <table:table-row>
          <table:table-cell>
            <text:p>2</text:p>
          </table:table-cell>
          <table:table-cell>
            <text:p>ps</text:p>
          </table:table-cell>
          <table:table-cell>
            <text:p>=per second 每秒</text:p>
          </table:table-cell>
        </table:table-row>
        <table:table-row>
          <table:table-cell>
            <text:p>2</text:p>
          </table:table-cell>
          <table:table-cell>
            <text:p>pulls</text:p>
          </table:table-cell>
          <table:table-cell>
            <text:p>~= pull
[pul]
v. 拉, 拖, 拔
n. 拉, 拖, 拉力, 牵引力</text:p>
          </table:table-cell>
        </table:table-row>
        <table:table-row>
          <table:table-cell>
            <text:p>2</text:p>
          </table:table-cell>
          <table:table-cell>
            <text:p>purchase</text:p>
          </table:table-cell>
          <table:table-cell>
            <text:p>['pә:tʃәs]
vt. 买, 购买
n. 买, 购买</text:p>
          </table:table-cell>
        </table:table-row>
        <table:table-row>
          <table:table-cell>
            <text:p>2</text:p>
          </table:table-cell>
          <table:table-cell>
            <text:p>purchased</text:p>
          </table:table-cell>
          <table:table-cell>
            <text:p>~= purchase
['pә:tʃәs]
vt. 买, 购买
n. 买, 购买</text:p>
          </table:table-cell>
        </table:table-row>
        <table:table-row>
          <table:table-cell>
            <text:p>2</text:p>
          </table:table-cell>
          <table:table-cell>
            <text:p>pursuit</text:p>
          </table:table-cell>
          <table:table-cell>
            <text:p>[pә'sju:t]
n. 追击</text:p>
          </table:table-cell>
        </table:table-row>
        <table:table-row>
          <table:table-cell>
            <text:p>2</text:p>
          </table:table-cell>
          <table:table-cell>
            <text:p>pushed</text:p>
          </table:table-cell>
          <table:table-cell>
            <text:p>a. 拮据的, 紧张的, 没空的, 忙</text:p>
          </table:table-cell>
        </table:table-row>
        <table:table-row>
          <table:table-cell>
            <text:p>2</text:p>
          </table:table-cell>
          <table:table-cell>
            <text:p>qualified</text:p>
          </table:table-cell>
          <table:table-cell>
            <text:p>['kwɔlifaid]
adj. 有资格的</text:p>
          </table:table-cell>
        </table:table-row>
        <table:table-row>
          <table:table-cell>
            <text:p>2</text:p>
          </table:table-cell>
          <table:table-cell>
            <text:p>rafters</text:p>
          </table:table-cell>
          <table:table-cell>
            <text:p>~= rafter
['rɑ:ftә]
n. 椽, 筏夫</text:p>
          </table:table-cell>
        </table:table-row>
        <table:table-row>
          <table:table-cell>
            <text:p>2</text:p>
          </table:table-cell>
          <table:table-cell>
            <text:p>rags</text:p>
          </table:table-cell>
          <table:table-cell>
            <text:p>~= rag
[ræg]
n. 抹布, 碎屑, 石板瓦, 破旧衣服, 少量
vt. 揶揄, 戏弄, 欺负
vi. 喧闹</text:p>
          </table:table-cell>
        </table:table-row>
        <table:table-row>
          <table:table-cell>
            <text:p>2</text:p>
          </table:table-cell>
          <table:table-cell>
            <text:p>raining</text:p>
          </table:table-cell>
          <table:table-cell>
            <text:p>【化】 淋降现象</text:p>
          </table:table-cell>
        </table:table-row>
        <table:table-row>
          <table:table-cell>
            <text:p>2</text:p>
          </table:table-cell>
          <table:table-cell>
            <text:p>rambled</text:p>
          </table:table-cell>
          <table:table-cell>
            <text:p>~= ramble
['ræmbl]
v. 漫游
n. 漫游</text:p>
          </table:table-cell>
        </table:table-row>
        <table:table-row>
          <table:table-cell>
            <text:p>2</text:p>
          </table:table-cell>
          <table:table-cell>
            <text:p>rash</text:p>
          </table:table-cell>
          <table:table-cell>
            <text:p>[ræʃ]
adj. 轻率的, 匆忙的, 卤莽的
n. [医]皮疹</text:p>
          </table:table-cell>
        </table:table-row>
        <table:table-row>
          <table:table-cell>
            <text:p>2</text:p>
          </table:table-cell>
          <table:table-cell>
            <text:p>razors</text:p>
          </table:table-cell>
          <table:table-cell>
            <text:p>~= razor
['reizә]
n. 剃刀
vt. 剃</text:p>
          </table:table-cell>
        </table:table-row>
        <table:table-row>
          <table:table-cell>
            <text:p>2</text:p>
          </table:table-cell>
          <table:table-cell>
            <text:p>readiness</text:p>
          </table:table-cell>
          <table:table-cell>
            <text:p>['redinis]
n. 准备就绪</text:p>
          </table:table-cell>
        </table:table-row>
        <table:table-row>
          <table:table-cell>
            <text:p>2</text:p>
          </table:table-cell>
          <table:table-cell>
            <text:p>realised</text:p>
          </table:table-cell>
          <table:table-cell>
            <text:p>~= realise
['riәlaiz,'ri:-]
v. 觉悟, 明白</text:p>
          </table:table-cell>
        </table:table-row>
        <table:table-row>
          <table:table-cell>
            <text:p>2</text:p>
          </table:table-cell>
          <table:table-cell>
            <text:p>rebel</text:p>
          </table:table-cell>
          <table:table-cell>
            <text:p>['rebәl]
n. 造反者, 叛逆者, 反抗者, 叛乱者
adj. 造反的, 叛逆的, 反抗的
v. 造反, 反叛, 反抗, 叛乱</text:p>
          </table:table-cell>
        </table:table-row>
        <table:table-row>
          <table:table-cell>
            <text:p>2</text:p>
          </table:table-cell>
          <table:table-cell>
            <text:p>receiving</text:p>
          </table:table-cell>
          <table:table-cell>
            <text:p>[ri'si:viŋ]
n. 接受
adj. 接受的</text:p>
          </table:table-cell>
        </table:table-row>
        <table:table-row>
          <table:table-cell>
            <text:p>2</text:p>
          </table:table-cell>
          <table:table-cell>
            <text:p>recommend</text:p>
          </table:table-cell>
          <table:table-cell>
            <text:p>[rekә'mend]
vt. 推荐, 介绍, 劝告, 使受欢迎, 托付, 使...受欢迎, 使...可取</text:p>
          </table:table-cell>
        </table:table-row>
        <table:table-row>
          <table:table-cell>
            <text:p>2</text:p>
          </table:table-cell>
          <table:table-cell>
            <text:p>recommended</text:p>
          </table:table-cell>
          <table:table-cell>
            <text:p>被推荐的</text:p>
          </table:table-cell>
        </table:table-row>
        <table:table-row>
          <table:table-cell>
            <text:p>2</text:p>
          </table:table-cell>
          <table:table-cell>
            <text:p>recourse</text:p>
          </table:table-cell>
          <table:table-cell>
            <text:p>[ri'kɔ:s]
n. 求援, 求助, [商][律]追索权</text:p>
          </table:table-cell>
        </table:table-row>
        <table:table-row>
          <table:table-cell>
            <text:p>2</text:p>
          </table:table-cell>
          <table:table-cell>
            <text:p>refreshment</text:p>
          </table:table-cell>
          <table:table-cell>
            <text:p>[ri'freʃmәnt]
n. 点心, 饮料, 精力恢复, 爽快</text:p>
          </table:table-cell>
        </table:table-row>
        <table:table-row>
          <table:table-cell>
            <text:p>2</text:p>
          </table:table-cell>
          <table:table-cell>
            <text:p>refused</text:p>
          </table:table-cell>
          <table:table-cell>
            <text:p>~= refuse
[ri'fju:z]
vt. 拒绝, 谢绝
n. 废物, 垃圾</text:p>
          </table:table-cell>
        </table:table-row>
        <table:table-row>
          <table:table-cell>
            <text:p>2</text:p>
          </table:table-cell>
          <table:table-cell>
            <text:p>regardless</text:p>
          </table:table-cell>
          <table:table-cell>
            <text:p>[ri'gɑ:dlis]
adj. 不管, 不顾, 不注意</text:p>
          </table:table-cell>
        </table:table-row>
        <table:table-row>
          <table:table-cell>
            <text:p>2</text:p>
          </table:table-cell>
          <table:table-cell>
            <text:p>register</text:p>
          </table:table-cell>
          <table:table-cell>
            <text:p>['redʒistә]
n. 记录, 登记簿, 登记, 注册, 寄存器
vt. 记录, 登记, 注册, 提示, 把...挂号
vi. 登记, 注册, 挂号</text:p>
          </table:table-cell>
        </table:table-row>
        <table:table-row>
          <table:table-cell>
            <text:p>2</text:p>
          </table:table-cell>
          <table:table-cell>
            <text:p>regular</text:p>
          </table:table-cell>
          <table:table-cell>
            <text:p>['regjulә]
adj. 规则的, 有秩序的, 经常的, (花)整齐的, 常备军的, 等边的, 合格的, 定期的
n. 正规军, 正式队员
adv. 经常地
n. 正常体</text:p>
          </table:table-cell>
        </table:table-row>
        <table:table-row>
          <table:table-cell>
            <text:p>2</text:p>
          </table:table-cell>
          <table:table-cell>
            <text:p>relating</text:p>
          </table:table-cell>
          <table:table-cell>
            <text:p>vbl. 关联</text:p>
          </table:table-cell>
        </table:table-row>
        <table:table-row>
          <table:table-cell>
            <text:p>2</text:p>
          </table:table-cell>
          <table:table-cell>
            <text:p>released</text:p>
          </table:table-cell>
          <table:table-cell>
            <text:p>~= release
[ri'li:s]
n. 释放, 让渡, 豁免, 发行的书, 释放证书
vt. 释放, 解放, 放弃, 让与, 免除, 发表
n. 版本, 发布</text:p>
          </table:table-cell>
        </table:table-row>
        <table:table-row>
          <table:table-cell>
            <text:p>2</text:p>
          </table:table-cell>
          <table:table-cell>
            <text:p>religions</text:p>
          </table:table-cell>
          <table:table-cell>
            <text:p>~= religion
[ri'lidʒәn]
n. 宗教, 信仰</text:p>
          </table:table-cell>
        </table:table-row>
        <table:table-row>
          <table:table-cell>
            <text:p>2</text:p>
          </table:table-cell>
          <table:table-cell>
            <text:p>remain</text:p>
          </table:table-cell>
          <table:table-cell>
            <text:p>[ri'mein]
vi. 保持, 逗留, 剩余, 残存</text:p>
          </table:table-cell>
        </table:table-row>
        <table:table-row>
          <table:table-cell>
            <text:p>2</text:p>
          </table:table-cell>
          <table:table-cell>
            <text:p>remaining</text:p>
          </table:table-cell>
          <table:table-cell>
            <text:p>【电】 剩余的</text:p>
          </table:table-cell>
        </table:table-row>
        <table:table-row>
          <table:table-cell>
            <text:p>2</text:p>
          </table:table-cell>
          <table:table-cell>
            <text:p>remitted</text:p>
          </table:table-cell>
          <table:table-cell>
            <text:p>~~~= unremitted
[ˏʌnri'mitid]
adj. 未赦免的, 继续不断的</text:p>
          </table:table-cell>
        </table:table-row>
        <table:table-row>
          <table:table-cell>
            <text:p>2</text:p>
          </table:table-cell>
          <table:table-cell>
            <text:p>render</text:p>
          </table:table-cell>
          <table:table-cell>
            <text:p>['rendә]
vt. 呈递, 归还, 着色, 汇报, 致使, 放弃, 表演, 实施
vi. 给予补偿
n. 交纳, 粉刷, 打底</text:p>
          </table:table-cell>
        </table:table-row>
        <table:table-row>
          <table:table-cell>
            <text:p>2</text:p>
          </table:table-cell>
          <table:table-cell>
            <text:p>rendered</text:p>
          </table:table-cell>
          <table:table-cell>
            <text:p>~= render
['rendә]
vt. 呈递, 归还, 着色, 汇报, 致使, 放弃, 表演, 实施
vi. 给予补偿
n. 交纳, 粉刷, 打底</text:p>
          </table:table-cell>
        </table:table-row>
        <table:table-row>
          <table:table-cell>
            <text:p>2</text:p>
          </table:table-cell>
          <table:table-cell>
            <text:p>renewing</text:p>
          </table:table-cell>
          <table:table-cell>
            <text:p>~= renew
[ri'nju:]
vt. 使更新, 使恢复, 重申, 补充, 续借, 复兴
vi. 更新, 重新开始</text:p>
          </table:table-cell>
        </table:table-row>
        <table:table-row>
          <table:table-cell>
            <text:p>2</text:p>
          </table:table-cell>
          <table:table-cell>
            <text:p>repeat</text:p>
          </table:table-cell>
          <table:table-cell>
            <text:p>[ri'pi:t]
n. 重复, 反复
vt. 重做, 复述, 向他人转述, 复制, 使再现
vi. 重复, 留有味道</text:p>
          </table:table-cell>
        </table:table-row>
        <table:table-row>
          <table:table-cell>
            <text:p>2</text:p>
          </table:table-cell>
          <table:table-cell>
            <text:p>replied</text:p>
          </table:table-cell>
          <table:table-cell>
            <text:p>~= reply
[ri'plai]
n. 答复, 报复, 答辩
vi. 答复, 回击, 报复, 答辩
vt. 回答</text:p>
          </table:table-cell>
        </table:table-row>
        <table:table-row>
          <table:table-cell>
            <text:p>2</text:p>
          </table:table-cell>
          <table:table-cell>
            <text:p>repose</text:p>
          </table:table-cell>
          <table:table-cell>
            <text:p>[ri'pәuz]
n. 休息, 睡眠, 静止
vt. 使休息, 寄托于
vi. 休息, 长眠, 静卧, 建立于, 座落, 依靠</text:p>
          </table:table-cell>
        </table:table-row>
        <table:table-row>
          <table:table-cell>
            <text:p>2</text:p>
          </table:table-cell>
          <table:table-cell>
            <text:p>reposing</text:p>
          </table:table-cell>
          <table:table-cell>
            <text:p>~= repose
[ri'pәuz]
n. 休息, 睡眠, 静止
vt. 使休息, 寄托于
vi. 休息, 长眠, 静卧, 建立于, 座落, 依靠</text:p>
          </table:table-cell>
        </table:table-row>
        <table:table-row>
          <table:table-cell>
            <text:p>2</text:p>
          </table:table-cell>
          <table:table-cell>
            <text:p>represented</text:p>
          </table:table-cell>
          <table:table-cell>
            <text:p>~= represent
[ˏri:pri'zent]
vt. 表现, 描绘, 声称, 象征, 扮演, 回忆, 再赠送, 再上演
vi. 提出异议</text:p>
          </table:table-cell>
        </table:table-row>
        <table:table-row>
          <table:table-cell>
            <text:p>2</text:p>
          </table:table-cell>
          <table:table-cell>
            <text:p>reprieve</text:p>
          </table:table-cell>
          <table:table-cell>
            <text:p>[ri'pri:v]
n. 缓刑(尤指缓期执行死刑), 缓刑令, (痛苦, 烦恼等的)暂缓
vt. 暂减, 缓期执行</text:p>
          </table:table-cell>
        </table:table-row>
        <table:table-row>
          <table:table-cell>
            <text:p>2</text:p>
          </table:table-cell>
          <table:table-cell>
            <text:p>require</text:p>
          </table:table-cell>
          <table:table-cell>
            <text:p>[ri'kwaiә]
vt. 需要, 要求, 命令</text:p>
          </table:table-cell>
        </table:table-row>
        <table:table-row>
          <table:table-cell>
            <text:p>2</text:p>
          </table:table-cell>
          <table:table-cell>
            <text:p>rescue</text:p>
          </table:table-cell>
          <table:table-cell>
            <text:p>['reskju:]
vt. 援救, 营救
n. 援救, 营救</text:p>
          </table:table-cell>
        </table:table-row>
        <table:table-row>
          <table:table-cell>
            <text:p>2</text:p>
          </table:table-cell>
          <table:table-cell>
            <text:p>reserving</text:p>
          </table:table-cell>
          <table:table-cell>
            <text:p>~= reserve
[ri'zә:v]
n. 储备(物), 储藏量, 预备队
vt. 储备, 保存, 保留, 预定, 预约</text:p>
          </table:table-cell>
        </table:table-row>
        <table:table-row>
          <table:table-cell>
            <text:p>2</text:p>
          </table:table-cell>
          <table:table-cell>
            <text:p>resigning</text:p>
          </table:table-cell>
          <table:table-cell>
            <text:p>~= resign
[ri'zain]
n. 辞去(职务)
v. 辞去, 辞职</text:p>
          </table:table-cell>
        </table:table-row>
        <table:table-row>
          <table:table-cell>
            <text:p>2</text:p>
          </table:table-cell>
          <table:table-cell>
            <text:p>resisted</text:p>
          </table:table-cell>
          <table:table-cell>
            <text:p>~= resist
[ri'zist]
vt. 抵抗, 反抗, 抗, 忍得住</text:p>
          </table:table-cell>
        </table:table-row>
        <table:table-row>
          <table:table-cell>
            <text:p>2</text:p>
          </table:table-cell>
          <table:table-cell>
            <text:p>respect</text:p>
          </table:table-cell>
          <table:table-cell>
            <text:p>[ris'pekt]
n. 尊敬, 敬重, 注意, 考虑, 尊重, 关系, 有关, 敬意
vt. 尊敬, 尊重, 不防碍</text:p>
          </table:table-cell>
        </table:table-row>
        <table:table-row>
          <table:table-cell>
            <text:p>2</text:p>
          </table:table-cell>
          <table:table-cell>
            <text:p>retire</text:p>
          </table:table-cell>
          <table:table-cell>
            <text:p>[ri'taiә]
vi. 退休, 引退, 退却, 撤退, 就寝</text:p>
          </table:table-cell>
        </table:table-row>
        <table:table-row>
          <table:table-cell>
            <text:p>2</text:p>
          </table:table-cell>
          <table:table-cell>
            <text:p>reward</text:p>
          </table:table-cell>
          <table:table-cell>
            <text:p>[ri'wɔ:d]
n. 报酬, 奖金
vt. 酬劳, 奖赏</text:p>
          </table:table-cell>
        </table:table-row>
        <table:table-row>
          <table:table-cell>
            <text:p>2</text:p>
          </table:table-cell>
          <table:table-cell>
            <text:p>rice-straw</text:p>
          </table:table-cell>
          <table:table-cell>
            <text:p>rice straw</text:p>
          </table:table-cell>
        </table:table-row>
        <table:table-row>
          <table:table-cell>
            <text:p>2</text:p>
          </table:table-cell>
          <table:table-cell>
            <text:p>riches</text:p>
          </table:table-cell>
          <table:table-cell>
            <text:p>['ritʃiz]
n. 财富, 财产</text:p>
          </table:table-cell>
        </table:table-row>
        <table:table-row>
          <table:table-cell>
            <text:p>2</text:p>
          </table:table-cell>
          <table:table-cell>
            <text:p>riday</text:p>
          </table:table-cell>
          <table:table-cell>
            <text:p>~~~= Friday
['fraidi]
n. 星期五</text:p>
          </table:table-cell>
        </table:table-row>
        <table:table-row>
          <table:table-cell>
            <text:p>2</text:p>
          </table:table-cell>
          <table:table-cell>
            <text:p>righteous</text:p>
          </table:table-cell>
          <table:table-cell>
            <text:p>['raitʃәs]
adj. 正直的, 正当的, 正义的</text:p>
          </table:table-cell>
        </table:table-row>
        <table:table-row>
          <table:table-cell>
            <text:p>2</text:p>
          </table:table-cell>
          <table:table-cell>
            <text:p>ring</text:p>
          </table:table-cell>
          <table:table-cell>
            <text:p>[riŋ]
n. 环, 环形物, 环状, 铃声, 声调, 打电话, 拳击场
vt. 包围, 套住, 按铃, 敲钟
vi. 成环形, 响, 鸣, 敲钟, 回响, 按铃</text:p>
          </table:table-cell>
        </table:table-row>
        <table:table-row>
          <table:table-cell>
            <text:p>2</text:p>
          </table:table-cell>
          <table:table-cell>
            <text:p>rio</text:p>
          </table:table-cell>
          <table:table-cell>
            <text:p>~~~= acetarious
[ˏæsi'tєәriәs]
adj. 凉拌用的, 拌生菜食用的</text:p>
          </table:table-cell>
        </table:table-row>
        <table:table-row>
          <table:table-cell>
            <text:p>2</text:p>
          </table:table-cell>
          <table:table-cell>
            <text:p>ripped</text:p>
          </table:table-cell>
          <table:table-cell>
            <text:p>[ript]
adj. &lt;美俚&gt;喝醉的
受毒品麻醉的</text:p>
          </table:table-cell>
        </table:table-row>
        <table:table-row>
          <table:table-cell>
            <text:p>2</text:p>
          </table:table-cell>
          <table:table-cell>
            <text:p>roaring</text:p>
          </table:table-cell>
          <table:table-cell>
            <text:p>['rɔ:riŋ]
n. 咆哮, 呼喊, 怒吼
adj. 咆哮的, 轰鸣的, 喧闹的</text:p>
          </table:table-cell>
        </table:table-row>
        <table:table-row>
          <table:table-cell>
            <text:p>2</text:p>
          </table:table-cell>
          <table:table-cell>
            <text:p>rogues</text:p>
          </table:table-cell>
          <table:table-cell>
            <text:p>~= rogue
[rәug]
n. 流氓, 无赖
vt. 欺诈
vi. 流浪, 耍无赖, 游手好闲</text:p>
          </table:table-cell>
        </table:table-row>
        <table:table-row>
          <table:table-cell>
            <text:p>2</text:p>
          </table:table-cell>
          <table:table-cell>
            <text:p>rolled</text:p>
          </table:table-cell>
          <table:table-cell>
            <text:p>[rәuld]
adj. 包金箔的</text:p>
          </table:table-cell>
        </table:table-row>
        <table:table-row>
          <table:table-cell>
            <text:p>2</text:p>
          </table:table-cell>
          <table:table-cell>
            <text:p>rollers</text:p>
          </table:table-cell>
          <table:table-cell>
            <text:p>~= roller
['rәulә]
n. 滚筒, 辊子</text:p>
          </table:table-cell>
        </table:table-row>
        <table:table-row>
          <table:table-cell>
            <text:p>2</text:p>
          </table:table-cell>
          <table:table-cell>
            <text:p>rolling</text:p>
          </table:table-cell>
          <table:table-cell>
            <text:p>['rәuliŋ]
adj. 旋转的, 转动的, 摇摆的, 起伏的
n. 旋转, 翻滚, 动摇</text:p>
          </table:table-cell>
        </table:table-row>
        <table:table-row>
          <table:table-cell>
            <text:p>2</text:p>
          </table:table-cell>
          <table:table-cell>
            <text:p>rom</text:p>
          </table:table-cell>
          <table:table-cell>
            <text:p>罗姆(米·千克·秒制电导率单位)</text:p>
          </table:table-cell>
        </table:table-row>
        <table:table-row>
          <table:table-cell>
            <text:p>2</text:p>
          </table:table-cell>
          <table:table-cell>
            <text:p>root</text:p>
          </table:table-cell>
          <table:table-cell>
            <text:p>[ru:t]
n. 根, 根部, 根本, 根源
v. (使)生根, (使)扎根, 使立定不动, 坚定不移, 确立</text:p>
          </table:table-cell>
        </table:table-row>
        <table:table-row>
          <table:table-cell>
            <text:p>2</text:p>
          </table:table-cell>
          <table:table-cell>
            <text:p>roots</text:p>
          </table:table-cell>
          <table:table-cell>
            <text:p>n. 乡土感情, 归根之情</text:p>
          </table:table-cell>
        </table:table-row>
        <table:table-row>
          <table:table-cell>
            <text:p>2</text:p>
          </table:table-cell>
          <table:table-cell>
            <text:p>rope-yarn</text:p>
          </table:table-cell>
          <table:table-cell>
            <text:p>rope yarn</text:p>
          </table:table-cell>
        </table:table-row>
        <table:table-row>
          <table:table-cell>
            <text:p>2</text:p>
          </table:table-cell>
          <table:table-cell>
            <text:p>rotten</text:p>
          </table:table-cell>
          <table:table-cell>
            <text:p>['rɔtn]
adj. 腐烂的, 恶臭的, 堕落的, (岩石等)风化的, 虚弱的, 无用的</text:p>
          </table:table-cell>
        </table:table-row>
        <table:table-row>
          <table:table-cell>
            <text:p>2</text:p>
          </table:table-cell>
          <table:table-cell>
            <text:p>roused</text:p>
          </table:table-cell>
          <table:table-cell>
            <text:p>~= rouse
[rauz]
v. 唤醒, 激起, 使振奋, 惊起
n. 觉醒, 奋起</text:p>
          </table:table-cell>
        </table:table-row>
        <table:table-row>
          <table:table-cell>
            <text:p>2</text:p>
          </table:table-cell>
          <table:table-cell>
            <text:p>rover</text:p>
          </table:table-cell>
          <table:table-cell>
            <text:p>['rәuvә]
n. 流浪者, 漫游者</text:p>
          </table:table-cell>
        </table:table-row>
        <table:table-row>
          <table:table-cell>
            <text:p>2</text:p>
          </table:table-cell>
          <table:table-cell>
            <text:p>ruins</text:p>
          </table:table-cell>
          <table:table-cell>
            <text:p>n. 虚墟, 遗迹
相关词组:
  lie in ruins</text:p>
          </table:table-cell>
        </table:table-row>
        <table:table-row>
          <table:table-cell>
            <text:p>2</text:p>
          </table:table-cell>
          <table:table-cell>
            <text:p>rule</text:p>
          </table:table-cell>
          <table:table-cell>
            <text:p>[ru:l]
n. 规则, 惯例, 统治, 章程, 破折号, 准则, 标准, 控制
vt. 规定, 统治, 支配, 裁决
vi. 统治, 管辖, 裁定
n. 规则, 水线</text:p>
          </table:table-cell>
        </table:table-row>
        <table:table-row>
          <table:table-cell>
            <text:p>2</text:p>
          </table:table-cell>
          <table:table-cell>
            <text:p>rules</text:p>
          </table:table-cell>
          <table:table-cell>
            <text:p>~= rule
[ru:l]
n. 规则, 惯例, 统治, 章程, 破折号, 准则, 标准, 控制
vt. 规定, 统治, 支配, 裁决
vi. 统治, 管辖, 裁定
n. 规则, 水线</text:p>
          </table:table-cell>
        </table:table-row>
        <table:table-row>
          <table:table-cell>
            <text:p>2</text:p>
          </table:table-cell>
          <table:table-cell>
            <text:p>runlets</text:p>
          </table:table-cell>
          <table:table-cell>
            <text:p>~= runlet
['rʌnlit]
n. 桶, 小河</text:p>
          </table:table-cell>
        </table:table-row>
        <table:table-row>
          <table:table-cell>
            <text:p>2</text:p>
          </table:table-cell>
          <table:table-cell>
            <text:p>rushes</text:p>
          </table:table-cell>
          <table:table-cell>
            <text:p>(电影)工作样片,毛片</text:p>
          </table:table-cell>
        </table:table-row>
        <table:table-row>
          <table:table-cell>
            <text:p>2</text:p>
          </table:table-cell>
          <table:table-cell>
            <text:p>rusk</text:p>
          </table:table-cell>
          <table:table-cell>
            <text:p>[rʌsk]
n. 甜面包干, 一片甜面包干</text:p>
          </table:table-cell>
        </table:table-row>
        <table:table-row>
          <table:table-cell>
            <text:p>2</text:p>
          </table:table-cell>
          <table:table-cell>
            <text:p>rusty</text:p>
          </table:table-cell>
          <table:table-cell>
            <text:p>['rʌsti]
adj. 生锈的, 迟钝的, 腐蚀了的, 铁锈色的, 生了锈的</text:p>
          </table:table-cell>
        </table:table-row>
        <table:table-row>
          <table:table-cell>
            <text:p>2</text:p>
          </table:table-cell>
          <table:table-cell>
            <text:p>sack</text:p>
          </table:table-cell>
          <table:table-cell>
            <text:p>[sæk]
n. 大袋, 大袋之量, 麻布袋, 短而松的袍装, 布袋装, 洗劫
vt. 解雇, 装入袋, 洗劫, 就寝</text:p>
          </table:table-cell>
        </table:table-row>
        <table:table-row>
          <table:table-cell>
            <text:p>2</text:p>
          </table:table-cell>
          <table:table-cell>
            <text:p>sacrifice</text:p>
          </table:table-cell>
          <table:table-cell>
            <text:p>['sækrifais]
n. 牺牲, 献身, 祭品, 供奉
v. 牺牲, 献出, 献祭, 供奉</text:p>
          </table:table-cell>
        </table:table-row>
        <table:table-row>
          <table:table-cell>
            <text:p>2</text:p>
          </table:table-cell>
          <table:table-cell>
            <text:p>sadly</text:p>
          </table:table-cell>
          <table:table-cell>
            <text:p>['sædli]
adv. 悲痛地, 悲哀地</text:p>
          </table:table-cell>
        </table:table-row>
        <table:table-row>
          <table:table-cell>
            <text:p>2</text:p>
          </table:table-cell>
          <table:table-cell>
            <text:p>sale</text:p>
          </table:table-cell>
          <table:table-cell>
            <text:p>[seil]
n. 出售, 卖出, 贱卖, 廉价出售, 销路, 销售额</text:p>
          </table:table-cell>
        </table:table-row>
        <table:table-row>
          <table:table-cell>
            <text:p>2</text:p>
          </table:table-cell>
          <table:table-cell>
            <text:p>sandy</text:p>
          </table:table-cell>
          <table:table-cell>
            <text:p>['sændi]
adj. 沙的, 含沙的, 沙质</text:p>
          </table:table-cell>
        </table:table-row>
        <table:table-row>
          <table:table-cell>
            <text:p>2</text:p>
          </table:table-cell>
          <table:table-cell>
            <text:p>savanna</text:p>
          </table:table-cell>
          <table:table-cell>
            <text:p>[sә'vænә]
n. 热带(或亚热带)稀树大草原</text:p>
          </table:table-cell>
        </table:table-row>
        <table:table-row>
          <table:table-cell>
            <text:p>2</text:p>
          </table:table-cell>
          <table:table-cell>
            <text:p>savannas</text:p>
          </table:table-cell>
          <table:table-cell>
            <text:p>~= savanna
[sә'vænә]
n. 热带(或亚热带)稀树大草原</text:p>
          </table:table-cell>
        </table:table-row>
        <table:table-row>
          <table:table-cell>
            <text:p>2</text:p>
          </table:table-cell>
          <table:table-cell>
            <text:p>scabbard</text:p>
          </table:table-cell>
          <table:table-cell>
            <text:p>['skæbәd]
n. 鞘
v. 插入鞘中</text:p>
          </table:table-cell>
        </table:table-row>
        <table:table-row>
          <table:table-cell>
            <text:p>2</text:p>
          </table:table-cell>
          <table:table-cell>
            <text:p>scarcely</text:p>
          </table:table-cell>
          <table:table-cell>
            <text:p>['skєәsli]
adv. 几乎不, 简直没有</text:p>
          </table:table-cell>
        </table:table-row>
        <table:table-row>
          <table:table-cell>
            <text:p>2</text:p>
          </table:table-cell>
          <table:table-cell>
            <text:p>scared</text:p>
          </table:table-cell>
          <table:table-cell>
            <text:p>[skєәd]
adj. 恐惧的</text:p>
          </table:table-cell>
        </table:table-row>
        <table:table-row>
          <table:table-cell>
            <text:p>2</text:p>
          </table:table-cell>
          <table:table-cell>
            <text:p>scene</text:p>
          </table:table-cell>
          <table:table-cell>
            <text:p>[si:n]
n. 现场, 场面, 情景, 景色, 发生地点, [戏剧]一场, 布景, 道具布置</text:p>
          </table:table-cell>
        </table:table-row>
        <table:table-row>
          <table:table-cell>
            <text:p>2</text:p>
          </table:table-cell>
          <table:table-cell>
            <text:p>scholar</text:p>
          </table:table-cell>
          <table:table-cell>
            <text:p>['skɔlә]
n. 学者</text:p>
          </table:table-cell>
        </table:table-row>
        <table:table-row>
          <table:table-cell>
            <text:p>2</text:p>
          </table:table-cell>
          <table:table-cell>
            <text:p>scorched</text:p>
          </table:table-cell>
          <table:table-cell>
            <text:p>~= scorch
[skɔ:tʃ]
v. 烧焦, 枯萎
n. 烧焦, 焦痕, 枯黄</text:p>
          </table:table-cell>
        </table:table-row>
        <table:table-row>
          <table:table-cell>
            <text:p>2</text:p>
          </table:table-cell>
          <table:table-cell>
            <text:p>screaming</text:p>
          </table:table-cell>
          <table:table-cell>
            <text:p>['skri:miŋ]
adj. 尖叫的, 令人惊愕的,引人捧腹大笑的</text:p>
          </table:table-cell>
        </table:table-row>
        <table:table-row>
          <table:table-cell>
            <text:p>2</text:p>
          </table:table-cell>
          <table:table-cell>
            <text:p>sea-shore</text:p>
          </table:table-cell>
          <table:table-cell>
            <text:p>n [U] 
1 land next to the sea 海岸; 海滨
*a walk on/along the sea-shore 在海滨散步. 
2 (law 律) area between high and low-water marks 海岸（高潮线与低潮线之间的地带）.</text:p>
          </table:table-cell>
        </table:table-row>
        <table:table-row>
          <table:table-cell>
            <text:p>2</text:p>
          </table:table-cell>
          <table:table-cell>
            <text:p>seafowls</text:p>
          </table:table-cell>
          <table:table-cell>
            <text:p>~= seafowl
['si:faul]
n. (=seabird)海鸟</text:p>
          </table:table-cell>
        </table:table-row>
        <table:table-row>
          <table:table-cell>
            <text:p>2</text:p>
          </table:table-cell>
          <table:table-cell>
            <text:p>seaman</text:p>
          </table:table-cell>
          <table:table-cell>
            <text:p>['si:mәn]
n. 海员, 水手, 水兵</text:p>
          </table:table-cell>
        </table:table-row>
        <table:table-row>
          <table:table-cell>
            <text:p>2</text:p>
          </table:table-cell>
          <table:table-cell>
            <text:p>seashore</text:p>
          </table:table-cell>
          <table:table-cell>
            <text:p>['si:ʃɔ:]
n. 海岸, 海滨</text:p>
          </table:table-cell>
        </table:table-row>
        <table:table-row>
          <table:table-cell>
            <text:p>2</text:p>
          </table:table-cell>
          <table:table-cell>
            <text:p>securing</text:p>
          </table:table-cell>
          <table:table-cell>
            <text:p>~= secure
[si'kjuә]
adj. 安全的, 可靠的, 放心的, 无虑的
v. 保护</text:p>
          </table:table-cell>
        </table:table-row>
        <table:table-row>
          <table:table-cell>
            <text:p>2</text:p>
          </table:table-cell>
          <table:table-cell>
            <text:p>seeking</text:p>
          </table:table-cell>
          <table:table-cell>
            <text:p>【计】 查找, 寻找, 故障检查</text:p>
          </table:table-cell>
        </table:table-row>
        <table:table-row>
          <table:table-cell>
            <text:p>2</text:p>
          </table:table-cell>
          <table:table-cell>
            <text:p>seeming</text:p>
          </table:table-cell>
          <table:table-cell>
            <text:p>['si:miŋ]
adj. 表面上的
n. 外观</text:p>
          </table:table-cell>
        </table:table-row>
        <table:table-row>
          <table:table-cell>
            <text:p>2</text:p>
          </table:table-cell>
          <table:table-cell>
            <text:p>sees</text:p>
          </table:table-cell>
          <table:table-cell>
            <text:p>~= see
[si:]
v. 看, 看见, 了解, 领会, 注意, 留心, 经历, 阅历</text:p>
          </table:table-cell>
        </table:table-row>
        <table:table-row>
          <table:table-cell>
            <text:p>2</text:p>
          </table:table-cell>
          <table:table-cell>
            <text:p>sending</text:p>
          </table:table-cell>
          <table:table-cell>
            <text:p>['sendiŋ]
发送, 派遣
[信]发射</text:p>
          </table:table-cell>
        </table:table-row>
        <table:table-row>
          <table:table-cell>
            <text:p>2</text:p>
          </table:table-cell>
          <table:table-cell>
            <text:p>senseless</text:p>
          </table:table-cell>
          <table:table-cell>
            <text:p>['senslis]
adj. 不省人事的, 无感觉的, 无意识的</text:p>
          </table:table-cell>
        </table:table-row>
        <table:table-row>
          <table:table-cell>
            <text:p>2</text:p>
          </table:table-cell>
          <table:table-cell>
            <text:p>separating</text:p>
          </table:table-cell>
          <table:table-cell>
            <text:p>['sepәreitiŋ]
分开[离, 裂]的</text:p>
          </table:table-cell>
        </table:table-row>
        <table:table-row>
          <table:table-cell>
            <text:p>2</text:p>
          </table:table-cell>
          <table:table-cell>
            <text:p>serene</text:p>
          </table:table-cell>
          <table:table-cell>
            <text:p>[si'ri:n]
adj. 平静的</text:p>
          </table:table-cell>
        </table:table-row>
        <table:table-row>
          <table:table-cell>
            <text:p>2</text:p>
          </table:table-cell>
          <table:table-cell>
            <text:p>series</text:p>
          </table:table-cell>
          <table:table-cell>
            <text:p>['siәri:z]
n. 连续, 系列, 丛书, 级数</text:p>
          </table:table-cell>
        </table:table-row>
        <table:table-row>
          <table:table-cell>
            <text:p>2</text:p>
          </table:table-cell>
          <table:table-cell>
            <text:p>seriousness</text:p>
          </table:table-cell>
          <table:table-cell>
            <text:p>['siәriәsnis]
n. 严肃, 认真</text:p>
          </table:table-cell>
        </table:table-row>
        <table:table-row>
          <table:table-cell>
            <text:p>2</text:p>
          </table:table-cell>
          <table:table-cell>
            <text:p>seventh</text:p>
          </table:table-cell>
          <table:table-cell>
            <text:p>['sevәnθ]
num. 第七</text:p>
          </table:table-cell>
        </table:table-row>
        <table:table-row>
          <table:table-cell>
            <text:p>2</text:p>
          </table:table-cell>
          <table:table-cell>
            <text:p>severely</text:p>
          </table:table-cell>
          <table:table-cell>
            <text:p>[si'viәli]
adv. 严格地, 激烈地</text:p>
          </table:table-cell>
        </table:table-row>
        <table:table-row>
          <table:table-cell>
            <text:p>2</text:p>
          </table:table-cell>
          <table:table-cell>
            <text:p>shapes</text:p>
          </table:table-cell>
          <table:table-cell>
            <text:p>~= shape
[ʃeip]
n. 外形, 形状, 形态, (尤指女子的)体形, 身段, 形式
vt. 制作, 定形, 使成形, 塑造, 使符合
vi. 成形, 形成, 成长</text:p>
          </table:table-cell>
        </table:table-row>
        <table:table-row>
          <table:table-cell>
            <text:p>2</text:p>
          </table:table-cell>
          <table:table-cell>
            <text:p>shared</text:p>
          </table:table-cell>
          <table:table-cell>
            <text:p>~= share
[ʃєә]
n. 共享, 参与, 一份, 部分, 份额, 参股
vt. 分享, 均分, 共有, 分配
vi. 分享
[计] 使DOS支持文件共享和锁定</text:p>
          </table:table-cell>
        </table:table-row>
        <table:table-row>
          <table:table-cell>
            <text:p>2</text:p>
          </table:table-cell>
          <table:table-cell>
            <text:p>sharp</text:p>
          </table:table-cell>
          <table:table-cell>
            <text:p>[ʃɑ:p]
n. 高调, 内行, 利刃, 骗子
adj. 锐利的, 锋利的, 明显的, 强烈的, 刺耳的, 急剧的, 精明的, 敏捷的
adv. 整, 锐利地, 急速地
日本夏普公司</text:p>
          </table:table-cell>
        </table:table-row>
        <table:table-row>
          <table:table-cell>
            <text:p>2</text:p>
          </table:table-cell>
          <table:table-cell>
            <text:p>sharpened</text:p>
          </table:table-cell>
          <table:table-cell>
            <text:p>~= sharpen
['ʃɑ:pәn]
v. 削尖, 磨快, 尖锐</text:p>
          </table:table-cell>
        </table:table-row>
        <table:table-row>
          <table:table-cell>
            <text:p>2</text:p>
          </table:table-cell>
          <table:table-cell>
            <text:p>she-goats</text:p>
          </table:table-cell>
          <table:table-cell>
            <text:p>she goats</text:p>
          </table:table-cell>
        </table:table-row>
        <table:table-row>
          <table:table-cell>
            <text:p>2</text:p>
          </table:table-cell>
          <table:table-cell>
            <text:p>sheet</text:p>
          </table:table-cell>
          <table:table-cell>
            <text:p>[ʃi:t]
n. (一)片, (一)张, 薄片, 被单, 被褥</text:p>
          </table:table-cell>
        </table:table-row>
        <table:table-row>
          <table:table-cell>
            <text:p>2</text:p>
          </table:table-cell>
          <table:table-cell>
            <text:p>shell</text:p>
          </table:table-cell>
          <table:table-cell>
            <text:p>[ʃel]
n. 贝壳, 壳, 外形, 炮弹
vt. 去壳, 脱落, 炮轰
vi. 剥落, 脱壳
[计] 设定命令行解释器的位置</text:p>
          </table:table-cell>
        </table:table-row>
        <table:table-row>
          <table:table-cell>
            <text:p>2</text:p>
          </table:table-cell>
          <table:table-cell>
            <text:p>shelves</text:p>
          </table:table-cell>
          <table:table-cell>
            <text:p>[ʃelvz]
n. 架子</text:p>
          </table:table-cell>
        </table:table-row>
        <table:table-row>
          <table:table-cell>
            <text:p>2</text:p>
          </table:table-cell>
          <table:table-cell>
            <text:p>shipping</text:p>
          </table:table-cell>
          <table:table-cell>
            <text:p>['ʃipiŋ]
n. 海运, 运送, 航行, (总称)运输船只, 船舶吨数, 船只总数</text:p>
          </table:table-cell>
        </table:table-row>
        <table:table-row>
          <table:table-cell>
            <text:p>2</text:p>
          </table:table-cell>
          <table:table-cell>
            <text:p>shivering</text:p>
          </table:table-cell>
          <table:table-cell>
            <text:p>['ʃivәriŋ]
adj. 颤抖的</text:p>
          </table:table-cell>
        </table:table-row>
        <table:table-row>
          <table:table-cell>
            <text:p>2</text:p>
          </table:table-cell>
          <table:table-cell>
            <text:p>shoulder-of-mutton</text:p>
          </table:table-cell>
          <table:table-cell>
            <text:p>shoulder of mutton</text:p>
          </table:table-cell>
        </table:table-row>
        <table:table-row>
          <table:table-cell>
            <text:p>2</text:p>
          </table:table-cell>
          <table:table-cell>
            <text:p>shout</text:p>
          </table:table-cell>
          <table:table-cell>
            <text:p>[ʃaut]
v. 呼喊, 呼叫
n. 呼喊, 呼叫</text:p>
          </table:table-cell>
        </table:table-row>
        <table:table-row>
          <table:table-cell>
            <text:p>2</text:p>
          </table:table-cell>
          <table:table-cell>
            <text:p>shouted</text:p>
          </table:table-cell>
          <table:table-cell>
            <text:p>~= shout
[ʃaut]
v. 呼喊, 呼叫
n. 呼喊, 呼叫</text:p>
          </table:table-cell>
        </table:table-row>
        <table:table-row>
          <table:table-cell>
            <text:p>2</text:p>
          </table:table-cell>
          <table:table-cell>
            <text:p>shut</text:p>
          </table:table-cell>
          <table:table-cell>
            <text:p>[ʃʌt]
v. 关上, 闭上, 关闭</text:p>
          </table:table-cell>
        </table:table-row>
        <table:table-row>
          <table:table-cell>
            <text:p>2</text:p>
          </table:table-cell>
          <table:table-cell>
            <text:p>shy</text:p>
          </table:table-cell>
          <table:table-cell>
            <text:p>[ʃai]
adj. 怕羞的, 畏缩的, 害羞的</text:p>
          </table:table-cell>
        </table:table-row>
        <table:table-row>
          <table:table-cell>
            <text:p>2</text:p>
          </table:table-cell>
          <table:table-cell>
            <text:p>sieves</text:p>
          </table:table-cell>
          <table:table-cell>
            <text:p>~= sieve
[siv]
n. 筛, 滤网, 不会保密的人
v. 筛, 过滤</text:p>
          </table:table-cell>
        </table:table-row>
        <table:table-row>
          <table:table-cell>
            <text:p>2</text:p>
          </table:table-cell>
          <table:table-cell>
            <text:p>singular</text:p>
          </table:table-cell>
          <table:table-cell>
            <text:p>['siŋgjulә]
n. 单数
adj. 单一的, 非凡的, 异常的, 持异议的</text:p>
          </table:table-cell>
        </table:table-row>
        <table:table-row>
          <table:table-cell>
            <text:p>2</text:p>
          </table:table-cell>
          <table:table-cell>
            <text:p>sisters</text:p>
          </table:table-cell>
          <table:table-cell>
            <text:p>~= sister
['sistә]
n. 姐妹, 姐, 女会员, 修女, 妹
vt. 姐妹般对待</text:p>
          </table:table-cell>
        </table:table-row>
        <table:table-row>
          <table:table-cell>
            <text:p>2</text:p>
          </table:table-cell>
          <table:table-cell>
            <text:p>situation</text:p>
          </table:table-cell>
          <table:table-cell>
            <text:p>[ˏsitju'eiʃәn]
n. 情形, 境遇, (建筑物等的)位置</text:p>
          </table:table-cell>
        </table:table-row>
        <table:table-row>
          <table:table-cell>
            <text:p>2</text:p>
          </table:table-cell>
          <table:table-cell>
            <text:p>sixteenth</text:p>
          </table:table-cell>
          <table:table-cell>
            <text:p>['siks'ti:nθ]
num. 第十六, 十六分之一</text:p>
          </table:table-cell>
        </table:table-row>
        <table:table-row>
          <table:table-cell>
            <text:p>2</text:p>
          </table:table-cell>
          <table:table-cell>
            <text:p>sixth</text:p>
          </table:table-cell>
          <table:table-cell>
            <text:p>[siksθ]
num. 第六, 六分之一</text:p>
          </table:table-cell>
        </table:table-row>
        <table:table-row>
          <table:table-cell>
            <text:p>2</text:p>
          </table:table-cell>
          <table:table-cell>
            <text:p>sky</text:p>
          </table:table-cell>
          <table:table-cell>
            <text:p>[skai]
n. 天, 天空</text:p>
          </table:table-cell>
        </table:table-row>
        <table:table-row>
          <table:table-cell>
            <text:p>2</text:p>
          </table:table-cell>
          <table:table-cell>
            <text:p>slaughter</text:p>
          </table:table-cell>
          <table:table-cell>
            <text:p>['slɔ:tә]
n. 屠宰, 残杀, 屠杀
v. 屠宰, 残杀, 屠杀</text:p>
          </table:table-cell>
        </table:table-row>
        <table:table-row>
          <table:table-cell>
            <text:p>2</text:p>
          </table:table-cell>
          <table:table-cell>
            <text:p>sleeping</text:p>
          </table:table-cell>
          <table:table-cell>
            <text:p>['sli:piŋ]
n. 睡眠
adj. 睡着的</text:p>
          </table:table-cell>
        </table:table-row>
        <table:table-row>
          <table:table-cell>
            <text:p>2</text:p>
          </table:table-cell>
          <table:table-cell>
            <text:p>sliding</text:p>
          </table:table-cell>
          <table:table-cell>
            <text:p>['slaidiŋ]
adj. 滑行的, 变化的</text:p>
          </table:table-cell>
        </table:table-row>
        <table:table-row>
          <table:table-cell>
            <text:p>2</text:p>
          </table:table-cell>
          <table:table-cell>
            <text:p>slight</text:p>
          </table:table-cell>
          <table:table-cell>
            <text:p>[slait]
adj. 轻微的, 微小的</text:p>
          </table:table-cell>
        </table:table-row>
        <table:table-row>
          <table:table-cell>
            <text:p>2</text:p>
          </table:table-cell>
          <table:table-cell>
            <text:p>slip</text:p>
          </table:table-cell>
          <table:table-cell>
            <text:p>[slip]
n. 滑倒, 事故, 片, 纸片
vi. 滑动, 滑倒, 失足, 减退
vt. 使滑动, 滑过, 摆脱, 闪开, 塞入
adj. 滑动的, 活络的, 有活结的
abbr. Serial Line Interface Protocol, 串行线路接口协议, 是旧式的协议</text:p>
          </table:table-cell>
        </table:table-row>
        <table:table-row>
          <table:table-cell>
            <text:p>2</text:p>
          </table:table-cell>
          <table:table-cell>
            <text:p>sloping</text:p>
          </table:table-cell>
          <table:table-cell>
            <text:p>['slәupiŋ]
adj. 倾斜的, 有坡度的</text:p>
          </table:table-cell>
        </table:table-row>
        <table:table-row>
          <table:table-cell>
            <text:p>2</text:p>
          </table:table-cell>
          <table:table-cell>
            <text:p>slung</text:p>
          </table:table-cell>
          <table:table-cell>
            <text:p>[slʌŋ]
vbl. sling的过去式及过去分词</text:p>
          </table:table-cell>
        </table:table-row>
        <table:table-row>
          <table:table-cell>
            <text:p>2</text:p>
          </table:table-cell>
          <table:table-cell>
            <text:p>smile</text:p>
          </table:table-cell>
          <table:table-cell>
            <text:p>[smail]
vi. (～ at) 微笑
n. 微笑</text:p>
          </table:table-cell>
        </table:table-row>
        <table:table-row>
          <table:table-cell>
            <text:p>2</text:p>
          </table:table-cell>
          <table:table-cell>
            <text:p>snug</text:p>
          </table:table-cell>
          <table:table-cell>
            <text:p>[snʌg]
adj. 暖和的</text:p>
          </table:table-cell>
        </table:table-row>
        <table:table-row>
          <table:table-cell>
            <text:p>2</text:p>
          </table:table-cell>
          <table:table-cell>
            <text:p>sober</text:p>
          </table:table-cell>
          <table:table-cell>
            <text:p>['sәubә]
adj. 冷静的
v. 镇定</text:p>
          </table:table-cell>
        </table:table-row>
        <table:table-row>
          <table:table-cell>
            <text:p>2</text:p>
          </table:table-cell>
          <table:table-cell>
            <text:p>sociable</text:p>
          </table:table-cell>
          <table:table-cell>
            <text:p>['sәuʃәbl]
adj. 好交际的, 友善的, 增进友谊的, 喜欢群居的</text:p>
          </table:table-cell>
        </table:table-row>
        <table:table-row>
          <table:table-cell>
            <text:p>2</text:p>
          </table:table-cell>
          <table:table-cell>
            <text:p>som</text:p>
          </table:table-cell>
          <table:table-cell>
            <text:p>~= SOM
【计】 报文开始符</text:p>
          </table:table-cell>
        </table:table-row>
        <table:table-row>
          <table:table-cell>
            <text:p>2</text:p>
          </table:table-cell>
          <table:table-cell>
            <text:p>sorely</text:p>
          </table:table-cell>
          <table:table-cell>
            <text:p>['sɔ:li]
adv. 强烈地, 疼痛地, 非常</text:p>
          </table:table-cell>
        </table:table-row>
        <table:table-row>
          <table:table-cell>
            <text:p>2</text:p>
          </table:table-cell>
          <table:table-cell>
            <text:p>sorrows</text:p>
          </table:table-cell>
          <table:table-cell>
            <text:p>~= sorrow
['sɔrәu]
n. 悲哀, 悲痛</text:p>
          </table:table-cell>
        </table:table-row>
        <table:table-row>
          <table:table-cell>
            <text:p>2</text:p>
          </table:table-cell>
          <table:table-cell>
            <text:p>soundly</text:p>
          </table:table-cell>
          <table:table-cell>
            <text:p>['saundli]
adv. 非常好</text:p>
          </table:table-cell>
        </table:table-row>
        <table:table-row>
          <table:table-cell>
            <text:p>2</text:p>
          </table:table-cell>
          <table:table-cell>
            <text:p>southerly</text:p>
          </table:table-cell>
          <table:table-cell>
            <text:p>['sʌðәli]
adj. 在南方的, 向南方的, 来自南方的
adv. 在南方, 向南方, 来自南方
n. 南风</text:p>
          </table:table-cell>
        </table:table-row>
        <table:table-row>
          <table:table-cell>
            <text:p>2</text:p>
          </table:table-cell>
          <table:table-cell>
            <text:p>sovereignty</text:p>
          </table:table-cell>
          <table:table-cell>
            <text:p>['sɔvrinti]
n. 君主, 主权, 主权国家</text:p>
          </table:table-cell>
        </table:table-row>
        <table:table-row>
          <table:table-cell>
            <text:p>2</text:p>
          </table:table-cell>
          <table:table-cell>
            <text:p>space</text:p>
          </table:table-cell>
          <table:table-cell>
            <text:p>[speis]
n. 空间, 间隔, 距离, 空地, 余地, 一段时间
vt. 留间隔, 隔开</text:p>
          </table:table-cell>
        </table:table-row>
        <table:table-row>
          <table:table-cell>
            <text:p>2</text:p>
          </table:table-cell>
          <table:table-cell>
            <text:p>sparing</text:p>
          </table:table-cell>
          <table:table-cell>
            <text:p>['spєәriŋ]
adj. 节俭的, 保守的</text:p>
          </table:table-cell>
        </table:table-row>
        <table:table-row>
          <table:table-cell>
            <text:p>2</text:p>
          </table:table-cell>
          <table:table-cell>
            <text:p>spear</text:p>
          </table:table-cell>
          <table:table-cell>
            <text:p>[spiә]
n. 矛, 枪</text:p>
          </table:table-cell>
        </table:table-row>
        <table:table-row>
          <table:table-cell>
            <text:p>2</text:p>
          </table:table-cell>
          <table:table-cell>
            <text:p>special</text:p>
          </table:table-cell>
          <table:table-cell>
            <text:p>['speʃәl]
n. 特派员, 专车, 专刊
adj. 特别的, 特殊的, 专门的, 专用的</text:p>
          </table:table-cell>
        </table:table-row>
        <table:table-row>
          <table:table-cell>
            <text:p>2</text:p>
          </table:table-cell>
          <table:table-cell>
            <text:p>species</text:p>
          </table:table-cell>
          <table:table-cell>
            <text:p>['spi:ʃiz]
n. 种类, (原)核素
n. [律]式样
n. [宗]圣餐物</text:p>
          </table:table-cell>
        </table:table-row>
        <table:table-row>
          <table:table-cell>
            <text:p>2</text:p>
          </table:table-cell>
          <table:table-cell>
            <text:p>spectacle</text:p>
          </table:table-cell>
          <table:table-cell>
            <text:p>['spektәkl]
n. 观览物, 展览物, 公开展示, 奇观, 景象, 光景, (a pair of ～s)眼镜</text:p>
          </table:table-cell>
        </table:table-row>
        <table:table-row>
          <table:table-cell>
            <text:p>2</text:p>
          </table:table-cell>
          <table:table-cell>
            <text:p>speculations</text:p>
          </table:table-cell>
          <table:table-cell>
            <text:p>~= speculation
[ˏspekju'leiʃәn]
n. 思索, 做投机买卖</text:p>
          </table:table-cell>
        </table:table-row>
        <table:table-row>
          <table:table-cell>
            <text:p>2</text:p>
          </table:table-cell>
          <table:table-cell>
            <text:p>speech</text:p>
          </table:table-cell>
          <table:table-cell>
            <text:p>[spi:tʃ]
n. 演说, 讲话
语音</text:p>
          </table:table-cell>
        </table:table-row>
        <table:table-row>
          <table:table-cell>
            <text:p>2</text:p>
          </table:table-cell>
          <table:table-cell>
            <text:p>speedily</text:p>
          </table:table-cell>
          <table:table-cell>
            <text:p>adv. 赶紧, 快快地</text:p>
          </table:table-cell>
        </table:table-row>
        <table:table-row>
          <table:table-cell>
            <text:p>2</text:p>
          </table:table-cell>
          <table:table-cell>
            <text:p>spend</text:p>
          </table:table-cell>
          <table:table-cell>
            <text:p>[spend]
v. 花费, 消耗, 用尽
vt. 度过, 消磨</text:p>
          </table:table-cell>
        </table:table-row>
        <table:table-row>
          <table:table-cell>
            <text:p>2</text:p>
          </table:table-cell>
          <table:table-cell>
            <text:p>spit</text:p>
          </table:table-cell>
          <table:table-cell>
            <text:p>[spit]
n. 唾液
v. 吐(唾沫), 吐出, 发射, 发出, 喷吐</text:p>
          </table:table-cell>
        </table:table-row>
        <table:table-row>
          <table:table-cell>
            <text:p>2</text:p>
          </table:table-cell>
          <table:table-cell>
            <text:p>split</text:p>
          </table:table-cell>
          <table:table-cell>
            <text:p>[split]
v. 劈开, (使)裂开, 分裂, 分离
n. 裂开, 裂口, 裂痕</text:p>
          </table:table-cell>
        </table:table-row>
        <table:table-row>
          <table:table-cell>
            <text:p>2</text:p>
          </table:table-cell>
          <table:table-cell>
            <text:p>spray</text:p>
          </table:table-cell>
          <table:table-cell>
            <text:p>[sprei]
n. 喷雾, 飞沫
vt. 喷射, 喷溅</text:p>
          </table:table-cell>
        </table:table-row>
        <table:table-row>
          <table:table-cell>
            <text:p>2</text:p>
          </table:table-cell>
          <table:table-cell>
            <text:p>sprung</text:p>
          </table:table-cell>
          <table:table-cell>
            <text:p>[sprʌŋ]
vbl. spring的过去式及过去分词</text:p>
          </table:table-cell>
        </table:table-row>
        <table:table-row>
          <table:table-cell>
            <text:p>2</text:p>
          </table:table-cell>
          <table:table-cell>
            <text:p>sputter</text:p>
          </table:table-cell>
          <table:table-cell>
            <text:p>['spʌtә]
n. 喷溅声, 劈啪声, 急语, 咕哝
vi. 唾沫飞溅, 发劈啪声, 急忙地讲
vt. 喷出, 飞溅出, 气急败坏地说</text:p>
          </table:table-cell>
        </table:table-row>
        <table:table-row>
          <table:table-cell>
            <text:p>2</text:p>
          </table:table-cell>
          <table:table-cell>
            <text:p>stalk</text:p>
          </table:table-cell>
          <table:table-cell>
            <text:p>[stɔ:k]
n. 茎, 柄, 梗, 秆</text:p>
          </table:table-cell>
        </table:table-row>
        <table:table-row>
          <table:table-cell>
            <text:p>2</text:p>
          </table:table-cell>
          <table:table-cell>
            <text:p>starting</text:p>
          </table:table-cell>
          <table:table-cell>
            <text:p>['stɑ:tiŋ]
n. 出发, 开始</text:p>
          </table:table-cell>
        </table:table-row>
        <table:table-row>
          <table:table-cell>
            <text:p>2</text:p>
          </table:table-cell>
          <table:table-cell>
            <text:p>starve</text:p>
          </table:table-cell>
          <table:table-cell>
            <text:p>[stɑ:v]
vt. 使饿死
vi. 饿得要死</text:p>
          </table:table-cell>
        </table:table-row>
        <table:table-row>
          <table:table-cell>
            <text:p>2</text:p>
          </table:table-cell>
          <table:table-cell>
            <text:p>stave</text:p>
          </table:table-cell>
          <table:table-cell>
            <text:p>[steiv]
n. 狭板, 梯级, 棍棒, 诗句
vt. 击穿, 弄破, 避开, 压扁, 延缓
vi. 穿孔, 破碎</text:p>
          </table:table-cell>
        </table:table-row>
        <table:table-row>
          <table:table-cell>
            <text:p>2</text:p>
          </table:table-cell>
          <table:table-cell>
            <text:p>staying</text:p>
          </table:table-cell>
          <table:table-cell>
            <text:p>['steiiŋ]
撑(法)</text:p>
          </table:table-cell>
        </table:table-row>
        <table:table-row>
          <table:table-cell>
            <text:p>2</text:p>
          </table:table-cell>
          <table:table-cell>
            <text:p>steadily</text:p>
          </table:table-cell>
          <table:table-cell>
            <text:p>['stedili]
adv. 稳定地, 有规则地</text:p>
          </table:table-cell>
        </table:table-row>
        <table:table-row>
          <table:table-cell>
            <text:p>2</text:p>
          </table:table-cell>
          <table:table-cell>
            <text:p>steerage</text:p>
          </table:table-cell>
          <table:table-cell>
            <text:p>['stiәridʒ]
n. 最低票价的舱位, 士官的二等室, 操纵, 驾驶, 掌舵</text:p>
          </table:table-cell>
        </table:table-row>
        <table:table-row>
          <table:table-cell>
            <text:p>2</text:p>
          </table:table-cell>
          <table:table-cell>
            <text:p>stepping</text:p>
          </table:table-cell>
          <table:table-cell>
            <text:p>['stepiŋ]
步进, 分级</text:p>
          </table:table-cell>
        </table:table-row>
        <table:table-row>
          <table:table-cell>
            <text:p>2</text:p>
          </table:table-cell>
          <table:table-cell>
            <text:p>stew</text:p>
          </table:table-cell>
          <table:table-cell>
            <text:p>[stju:]
v. 炖, 焖, 受闷热
n. 炖肉(或菜), 闷热, 拥挤, 鱼塘, 人工养蚝场</text:p>
          </table:table-cell>
        </table:table-row>
        <table:table-row>
          <table:table-cell>
            <text:p>2</text:p>
          </table:table-cell>
          <table:table-cell>
            <text:p>stewed</text:p>
          </table:table-cell>
          <table:table-cell>
            <text:p>[stju:d]
adj. 焦虑不安的, 烂醉的</text:p>
          </table:table-cell>
        </table:table-row>
        <table:table-row>
          <table:table-cell>
            <text:p>2</text:p>
          </table:table-cell>
          <table:table-cell>
            <text:p>stockings</text:p>
          </table:table-cell>
          <table:table-cell>
            <text:p>~= stocking
['stɔkiŋ]
n. 长袜</text:p>
          </table:table-cell>
        </table:table-row>
        <table:table-row>
          <table:table-cell>
            <text:p>2</text:p>
          </table:table-cell>
          <table:table-cell>
            <text:p>stooped</text:p>
          </table:table-cell>
          <table:table-cell>
            <text:p>~= stoop
[stu:p]
n. 弯腰, 屈背, 屈服
vi. 弯下, 弯下上身, 屈服, 弯腰, 堕落
vt. 俯曲, 辱没</text:p>
          </table:table-cell>
        </table:table-row>
        <table:table-row>
          <table:table-cell>
            <text:p>2</text:p>
          </table:table-cell>
          <table:table-cell>
            <text:p>stow</text:p>
          </table:table-cell>
          <table:table-cell>
            <text:p>[stәu]
v. 装载</text:p>
          </table:table-cell>
        </table:table-row>
        <table:table-row>
          <table:table-cell>
            <text:p>2</text:p>
          </table:table-cell>
          <table:table-cell>
            <text:p>straight</text:p>
          </table:table-cell>
          <table:table-cell>
            <text:p>[streit]
adj. 直的, 诚实的, 正直的, 率直的, 整齐的
adv. 直, 直接, 一直</text:p>
          </table:table-cell>
        </table:table-row>
        <table:table-row>
          <table:table-cell>
            <text:p>2</text:p>
          </table:table-cell>
          <table:table-cell>
            <text:p>straiten</text:p>
          </table:table-cell>
          <table:table-cell>
            <text:p>['streitn]
vt. 使穷困, 使为难, 限制</text:p>
          </table:table-cell>
        </table:table-row>
        <table:table-row>
          <table:table-cell>
            <text:p>2</text:p>
          </table:table-cell>
          <table:table-cell>
            <text:p>straitened</text:p>
          </table:table-cell>
          <table:table-cell>
            <text:p>adj. 经济上拮据的，贫困的</text:p>
          </table:table-cell>
        </table:table-row>
        <table:table-row>
          <table:table-cell>
            <text:p>2</text:p>
          </table:table-cell>
          <table:table-cell>
            <text:p>strangers</text:p>
          </table:table-cell>
          <table:table-cell>
            <text:p>~= stranger
['streindʒә]
n. 陌生人, 门外汉</text:p>
          </table:table-cell>
        </table:table-row>
        <table:table-row>
          <table:table-cell>
            <text:p>2</text:p>
          </table:table-cell>
          <table:table-cell>
            <text:p>strangled</text:p>
          </table:table-cell>
          <table:table-cell>
            <text:p>~= strangle
['stræŋgl]
v. 扼死</text:p>
          </table:table-cell>
        </table:table-row>
        <table:table-row>
          <table:table-cell>
            <text:p>2</text:p>
          </table:table-cell>
          <table:table-cell>
            <text:p>strengthen</text:p>
          </table:table-cell>
          <table:table-cell>
            <text:p>['streŋθәn]
v. 加强, 巩固</text:p>
          </table:table-cell>
        </table:table-row>
        <table:table-row>
          <table:table-cell>
            <text:p>2</text:p>
          </table:table-cell>
          <table:table-cell>
            <text:p>stress</text:p>
          </table:table-cell>
          <table:table-cell>
            <text:p>[stres]
n. 重压, 逼迫, 压力, 重点, 着重, 强调, 重音
vt. 着重, 强调, 重读</text:p>
          </table:table-cell>
        </table:table-row>
        <table:table-row>
          <table:table-cell>
            <text:p>2</text:p>
          </table:table-cell>
          <table:table-cell>
            <text:p>stretch</text:p>
          </table:table-cell>
          <table:table-cell>
            <text:p>[stretʃ]
v. 伸展, 伸长
n. 一段时间, 一段路程, 伸展</text:p>
          </table:table-cell>
        </table:table-row>
        <table:table-row>
          <table:table-cell>
            <text:p>2</text:p>
          </table:table-cell>
          <table:table-cell>
            <text:p>stretching</text:p>
          </table:table-cell>
          <table:table-cell>
            <text:p>['stretʃiŋ]
伸, 拉伸, 伸长[展], 展宽</text:p>
          </table:table-cell>
        </table:table-row>
        <table:table-row>
          <table:table-cell>
            <text:p>2</text:p>
          </table:table-cell>
          <table:table-cell>
            <text:p>stricken</text:p>
          </table:table-cell>
          <table:table-cell>
            <text:p>['strikәn]
v. (strike的过去分词, 见 strike)
adj. 被打中的, 遭殃的, 患病的</text:p>
          </table:table-cell>
        </table:table-row>
        <table:table-row>
          <table:table-cell>
            <text:p>2</text:p>
          </table:table-cell>
          <table:table-cell>
            <text:p>strict</text:p>
          </table:table-cell>
          <table:table-cell>
            <text:p>[strikt]
adj. (～ with) 严格的, 严厉的, 严谨的, 精确的</text:p>
          </table:table-cell>
        </table:table-row>
        <table:table-row>
          <table:table-cell>
            <text:p>2</text:p>
          </table:table-cell>
          <table:table-cell>
            <text:p>stripped</text:p>
          </table:table-cell>
          <table:table-cell>
            <text:p>(-product) output 剥裂物产额</text:p>
          </table:table-cell>
        </table:table-row>
        <table:table-row>
          <table:table-cell>
            <text:p>2</text:p>
          </table:table-cell>
          <table:table-cell>
            <text:p>stroke</text:p>
          </table:table-cell>
          <table:table-cell>
            <text:p>[strәuk]
n. 击, 敲, 报时的钟声, (网球等)一击, (划船等)一划, (绘画等)一笔, 一次努力, 打击
vt. 抚摸</text:p>
          </table:table-cell>
        </table:table-row>
        <table:table-row>
          <table:table-cell>
            <text:p>2</text:p>
          </table:table-cell>
          <table:table-cell>
            <text:p>strokes</text:p>
          </table:table-cell>
          <table:table-cell>
            <text:p>~= stroke
[strәuk]
n. 击, 敲, 报时的钟声, (网球等)一击, (划船等)一划, (绘画等)一笔, 一次努力, 打击
vt. 抚摸</text:p>
          </table:table-cell>
        </table:table-row>
        <table:table-row>
          <table:table-cell>
            <text:p>2</text:p>
          </table:table-cell>
          <table:table-cell>
            <text:p>studied</text:p>
          </table:table-cell>
          <table:table-cell>
            <text:p>['stʌdid]
adj. 有计划的, 故意的</text:p>
          </table:table-cell>
        </table:table-row>
        <table:table-row>
          <table:table-cell>
            <text:p>2</text:p>
          </table:table-cell>
          <table:table-cell>
            <text:p>stupidity</text:p>
          </table:table-cell>
          <table:table-cell>
            <text:p>[stju(:)'piditi]
n. 愚蠢, 糊涂事</text:p>
          </table:table-cell>
        </table:table-row>
        <table:table-row>
          <table:table-cell>
            <text:p>2</text:p>
          </table:table-cell>
          <table:table-cell>
            <text:p>submission</text:p>
          </table:table-cell>
          <table:table-cell>
            <text:p>[sәb'miʃәn]
n. 屈服, 降服, 服从, 谦恭, 投降</text:p>
          </table:table-cell>
        </table:table-row>
        <table:table-row>
          <table:table-cell>
            <text:p>2</text:p>
          </table:table-cell>
          <table:table-cell>
            <text:p>submitted</text:p>
          </table:table-cell>
          <table:table-cell>
            <text:p>~~~= submittal
[sәb'mitl]
提交[供], 服从, 屈服</text:p>
          </table:table-cell>
        </table:table-row>
        <table:table-row>
          <table:table-cell>
            <text:p>2</text:p>
          </table:table-cell>
          <table:table-cell>
            <text:p>sugar-house</text:p>
          </table:table-cell>
          <table:table-cell>
            <text:p>sugar house</text:p>
          </table:table-cell>
        </table:table-row>
        <table:table-row>
          <table:table-cell>
            <text:p>2</text:p>
          </table:table-cell>
          <table:table-cell>
            <text:p>suit</text:p>
          </table:table-cell>
          <table:table-cell>
            <text:p>[sju:t]
v. 合适, 适合, 相配, 合式, 适宜于
n. 一套衣服</text:p>
          </table:table-cell>
        </table:table-row>
        <table:table-row>
          <table:table-cell>
            <text:p>2</text:p>
          </table:table-cell>
          <table:table-cell>
            <text:p>suited</text:p>
          </table:table-cell>
          <table:table-cell>
            <text:p>['sju:tid]
adj. 适合的, 匹配的</text:p>
          </table:table-cell>
        </table:table-row>
        <table:table-row>
          <table:table-cell>
            <text:p>2</text:p>
          </table:table-cell>
          <table:table-cell>
            <text:p>sum</text:p>
          </table:table-cell>
          <table:table-cell>
            <text:p>[sʌm]
n. 总数, 和, 金额, 算术题</text:p>
          </table:table-cell>
        </table:table-row>
        <table:table-row>
          <table:table-cell>
            <text:p>2</text:p>
          </table:table-cell>
          <table:table-cell>
            <text:p>sung</text:p>
          </table:table-cell>
          <table:table-cell>
            <text:p>[sʌŋ]
vbl. sing的过去分词</text:p>
          </table:table-cell>
        </table:table-row>
        <table:table-row>
          <table:table-cell>
            <text:p>2</text:p>
          </table:table-cell>
          <table:table-cell>
            <text:p>sunset</text:p>
          </table:table-cell>
          <table:table-cell>
            <text:p>['sʌnset]
n. 日落, 晚年</text:p>
          </table:table-cell>
        </table:table-row>
        <table:table-row>
          <table:table-cell>
            <text:p>2</text:p>
          </table:table-cell>
          <table:table-cell>
            <text:p>sup</text:p>
          </table:table-cell>
          <table:table-cell>
            <text:p>[sʌp]
n. 一口
vt. 吸, 进晚餐, 体验
vi. 吃晚饭, 啜饮</text:p>
          </table:table-cell>
        </table:table-row>
        <table:table-row>
          <table:table-cell>
            <text:p>2</text:p>
          </table:table-cell>
          <table:table-cell>
            <text:p>supercargo</text:p>
          </table:table-cell>
          <table:table-cell>
            <text:p>['sju:pәˏkɑ:gәu]
n. (商船上的)押运员, 货物管理员</text:p>
          </table:table-cell>
        </table:table-row>
        <table:table-row>
          <table:table-cell>
            <text:p>2</text:p>
          </table:table-cell>
          <table:table-cell>
            <text:p>superior</text:p>
          </table:table-cell>
          <table:table-cell>
            <text:p>[sju:'piәriә]
n. 长者, 高手, 上级
adj. 较高的, 上级的, 上好的, 出众的, 高傲的</text:p>
          </table:table-cell>
        </table:table-row>
        <table:table-row>
          <table:table-cell>
            <text:p>2</text:p>
          </table:table-cell>
          <table:table-cell>
            <text:p>supper</text:p>
          </table:table-cell>
          <table:table-cell>
            <text:p>['sʌpә]
n. 晚餐</text:p>
          </table:table-cell>
        </table:table-row>
        <table:table-row>
          <table:table-cell>
            <text:p>2</text:p>
          </table:table-cell>
          <table:table-cell>
            <text:p>supplying</text:p>
          </table:table-cell>
          <table:table-cell>
            <text:p>~= supply
[sә'plai]
n. 补给, 供给, 供应品
vt. 补给, 供给, 提供, 补充, 代理
vi. 替代他人职务</text:p>
          </table:table-cell>
        </table:table-row>
        <table:table-row>
          <table:table-cell>
            <text:p>2</text:p>
          </table:table-cell>
          <table:table-cell>
            <text:p>supported</text:p>
          </table:table-cell>
          <table:table-cell>
            <text:p>~= support
[sә'pɔ:t]
vt. 支撑, 扶持, 支持, 支援, 拥护, 维持, 赡养, 忍受
n. 支撑, 支持, 支援, 维持, 赡养, 支持者, 支柱</text:p>
          </table:table-cell>
        </table:table-row>
        <table:table-row>
          <table:table-cell>
            <text:p>2</text:p>
          </table:table-cell>
          <table:table-cell>
            <text:p>supposing</text:p>
          </table:table-cell>
          <table:table-cell>
            <text:p>[sә'pәuziŋ]
n. 假如,去...吧,不妨去...吧</text:p>
          </table:table-cell>
        </table:table-row>
        <table:table-row>
          <table:table-cell>
            <text:p>2</text:p>
          </table:table-cell>
          <table:table-cell>
            <text:p>supreme</text:p>
          </table:table-cell>
          <table:table-cell>
            <text:p>[sju:'pri:m]
adj. 极度的, 极大的, 至高的, 最高的</text:p>
          </table:table-cell>
        </table:table-row>
        <table:table-row>
          <table:table-cell>
            <text:p>2</text:p>
          </table:table-cell>
          <table:table-cell>
            <text:p>survey</text:p>
          </table:table-cell>
          <table:table-cell>
            <text:p>[sә:'vei]
n. 测量, 调查, 俯瞰, 概观, 纵览, 视察
vt. 调查(收入,民意等) 测量, 勘定, 审视, 视察, 俯瞰, 通盘考虑
vi. 测量土地</text:p>
          </table:table-cell>
        </table:table-row>
        <table:table-row>
          <table:table-cell>
            <text:p>2</text:p>
          </table:table-cell>
          <table:table-cell>
            <text:p>surveys</text:p>
          </table:table-cell>
          <table:table-cell>
            <text:p>~= survey
[sә:'vei]
n. 测量, 调查, 俯瞰, 概观, 纵览, 视察
vt. 调查(收入,民意等) 测量, 勘定, 审视, 视察, 俯瞰, 通盘考虑
vi. 测量土地</text:p>
          </table:table-cell>
        </table:table-row>
        <table:table-row>
          <table:table-cell>
            <text:p>2</text:p>
          </table:table-cell>
          <table:table-cell>
            <text:p>suspended</text:p>
          </table:table-cell>
          <table:table-cell>
            <text:p>adj. 1.暂停的，缓期的（宣判） 2.悬浮的</text:p>
          </table:table-cell>
        </table:table-row>
        <table:table-row>
          <table:table-cell>
            <text:p>2</text:p>
          </table:table-cell>
          <table:table-cell>
            <text:p>swan</text:p>
          </table:table-cell>
          <table:table-cell>
            <text:p>[swɔn]
n. 天鹅, 杰出的诗人、歌手, 天鹅座</text:p>
          </table:table-cell>
        </table:table-row>
        <table:table-row>
          <table:table-cell>
            <text:p>2</text:p>
          </table:table-cell>
          <table:table-cell>
            <text:p>sweat</text:p>
          </table:table-cell>
          <table:table-cell>
            <text:p>[swet]
n. 汗
v. (使)出汗</text:p>
          </table:table-cell>
        </table:table-row>
        <table:table-row>
          <table:table-cell>
            <text:p>2</text:p>
          </table:table-cell>
          <table:table-cell>
            <text:p>sweet</text:p>
          </table:table-cell>
          <table:table-cell>
            <text:p>[swi:t]
adj. 甜的, 可受的, 美好的, 芳香的
n. 糖果</text:p>
          </table:table-cell>
        </table:table-row>
        <table:table-row>
          <table:table-cell>
            <text:p>2</text:p>
          </table:table-cell>
          <table:table-cell>
            <text:p>sweetmeats</text:p>
          </table:table-cell>
          <table:table-cell>
            <text:p>~= sweetmeat
['swi:tmi:t]
n. 甜食, 糖果, 蜜饯</text:p>
          </table:table-cell>
        </table:table-row>
        <table:table-row>
          <table:table-cell>
            <text:p>2</text:p>
          </table:table-cell>
          <table:table-cell>
            <text:p>sweetness</text:p>
          </table:table-cell>
          <table:table-cell>
            <text:p>['swi:tnis]
n. 甜蜜, 可爱</text:p>
          </table:table-cell>
        </table:table-row>
        <table:table-row>
          <table:table-cell>
            <text:p>2</text:p>
          </table:table-cell>
          <table:table-cell>
            <text:p>tailor</text:p>
          </table:table-cell>
          <table:table-cell>
            <text:p>['teilә]
n. 裁缝
vt. 剪裁, 缝制(衣服)～, 适应, 适合
v. 制做</text:p>
          </table:table-cell>
        </table:table-row>
        <table:table-row>
          <table:table-cell>
            <text:p>2</text:p>
          </table:table-cell>
          <table:table-cell>
            <text:p>tall</text:p>
          </table:table-cell>
          <table:table-cell>
            <text:p>[tɔ:l]
adj. 高的, 长的, 夸大的
adv. &lt;俚&gt; 夸大地</text:p>
          </table:table-cell>
        </table:table-row>
        <table:table-row>
          <table:table-cell>
            <text:p>2</text:p>
          </table:table-cell>
          <table:table-cell>
            <text:p>tallow</text:p>
          </table:table-cell>
          <table:table-cell>
            <text:p>['tælәu]
n. 牛脂, 动物脂
vt. 涂脂油于</text:p>
          </table:table-cell>
        </table:table-row>
        <table:table-row>
          <table:table-cell>
            <text:p>2</text:p>
          </table:table-cell>
          <table:table-cell>
            <text:p>tames</text:p>
          </table:table-cell>
          <table:table-cell>
            <text:p>~= tame
[teim]
adj. (指动物)驯服的、柔顺的, (指人)没精打彩的、顺从的, 被开垦的, 沉闷的, 乏味的, 平淡的
vt. 驯养, 驯服, 制服, 使变得平淡
vi. 变得驯服</text:p>
          </table:table-cell>
        </table:table-row>
        <table:table-row>
          <table:table-cell>
            <text:p>2</text:p>
          </table:table-cell>
          <table:table-cell>
            <text:p>tarnished</text:p>
          </table:table-cell>
          <table:table-cell>
            <text:p>~= tarnish
['tɑ:niʃ]
v. 失去光泽</text:p>
          </table:table-cell>
        </table:table-row>
        <table:table-row>
          <table:table-cell>
            <text:p>2</text:p>
          </table:table-cell>
          <table:table-cell>
            <text:p>tasted</text:p>
          </table:table-cell>
          <table:table-cell>
            <text:p>~= taste
[teist]
v. 品尝, 辨味, (of)有 ...味道, 领略
vt. 体验, 感到
n. 味道, 味觉</text:p>
          </table:table-cell>
        </table:table-row>
        <table:table-row>
          <table:table-cell>
            <text:p>2</text:p>
          </table:table-cell>
          <table:table-cell>
            <text:p>tasting</text:p>
          </table:table-cell>
          <table:table-cell>
            <text:p>['teistiŋ]
n. 尝味，品尝</text:p>
          </table:table-cell>
        </table:table-row>
        <table:table-row>
          <table:table-cell>
            <text:p>2</text:p>
          </table:table-cell>
          <table:table-cell>
            <text:p>tawny</text:p>
          </table:table-cell>
          <table:table-cell>
            <text:p>['tɔ:ni]
n. 茶色
adj. 茶色的</text:p>
          </table:table-cell>
        </table:table-row>
        <table:table-row>
          <table:table-cell>
            <text:p>2</text:p>
          </table:table-cell>
          <table:table-cell>
            <text:p>teaching</text:p>
          </table:table-cell>
          <table:table-cell>
            <text:p>['ti:tʃiŋ]
n. 教学, [宗]教义, 教导</text:p>
          </table:table-cell>
        </table:table-row>
        <table:table-row>
          <table:table-cell>
            <text:p>2</text:p>
          </table:table-cell>
          <table:table-cell>
            <text:p>tempted</text:p>
          </table:table-cell>
          <table:table-cell>
            <text:p>~= tempt
[tempt]
vt. 诱惑, 引诱, 吸引, 使感兴趣, 考验, 试探</text:p>
          </table:table-cell>
        </table:table-row>
        <table:table-row>
          <table:table-cell>
            <text:p>2</text:p>
          </table:table-cell>
          <table:table-cell>
            <text:p>tend</text:p>
          </table:table-cell>
          <table:table-cell>
            <text:p>[tend]
vi. 趋向, 往往是
vt. 照管, 护理</text:p>
          </table:table-cell>
        </table:table-row>
        <table:table-row>
          <table:table-cell>
            <text:p>2</text:p>
          </table:table-cell>
          <table:table-cell>
            <text:p>terms</text:p>
          </table:table-cell>
          <table:table-cell>
            <text:p>n. 条件, 条款, 费用, 价钱, 关系, 地位, 交谊
【经】 条件
相关词组:
  be on speaking terms
  think in terms of
  bring sb to terms
  eat one's terms
  in terms of
  keep terms with sb
  make terms
  not on any terms
  on friendly terms
  on equal terms
  be on first-name terms with sb
  meet sb on equal terms
  in no uncertain terms
  in plain terms
  not on borrowing terms
  on easy terms
  on one's own terms
  be on good terms with sb
  be on bad terms with sb</text:p>
          </table:table-cell>
        </table:table-row>
        <table:table-row>
          <table:table-cell>
            <text:p>2</text:p>
          </table:table-cell>
          <table:table-cell>
            <text:p>terrors</text:p>
          </table:table-cell>
          <table:table-cell>
            <text:p>~= terror
['terә]
n. 恐怖, 可怕的人, 恐怖时期, 恐怖行动</text:p>
          </table:table-cell>
        </table:table-row>
        <table:table-row>
          <table:table-cell>
            <text:p>2</text:p>
          </table:table-cell>
          <table:table-cell>
            <text:p>testify</text:p>
          </table:table-cell>
          <table:table-cell>
            <text:p>['testifai]
v. 证明, 证实, 作证</text:p>
          </table:table-cell>
        </table:table-row>
        <table:table-row>
          <table:table-cell>
            <text:p>2</text:p>
          </table:table-cell>
          <table:table-cell>
            <text:p>thanked</text:p>
          </table:table-cell>
          <table:table-cell>
            <text:p>~= thank
[θæŋk]
vt. 感谢, 用于表示强制的要求, 用将来时</text:p>
          </table:table-cell>
        </table:table-row>
        <table:table-row>
          <table:table-cell>
            <text:p>2</text:p>
          </table:table-cell>
          <table:table-cell>
            <text:p>thankfully</text:p>
          </table:table-cell>
          <table:table-cell>
            <text:p>adv. 感谢地, 感激地</text:p>
          </table:table-cell>
        </table:table-row>
        <table:table-row>
          <table:table-cell>
            <text:p>2</text:p>
          </table:table-cell>
          <table:table-cell>
            <text:p>the-bye</text:p>
          </table:table-cell>
          <table:table-cell>
            <text:p>the bye</text:p>
          </table:table-cell>
        </table:table-row>
        <table:table-row>
          <table:table-cell>
            <text:p>2</text:p>
          </table:table-cell>
          <table:table-cell>
            <text:p>ther</text:p>
          </table:table-cell>
          <table:table-cell>
            <text:p>~= th
[域] Thailand , 泰国</text:p>
          </table:table-cell>
        </table:table-row>
        <table:table-row>
          <table:table-cell>
            <text:p>2</text:p>
          </table:table-cell>
          <table:table-cell>
            <text:p>thereabout</text:p>
          </table:table-cell>
          <table:table-cell>
            <text:p>['ðєәrәbaut]
adv. 在那附近, 大约</text:p>
          </table:table-cell>
        </table:table-row>
        <table:table-row>
          <table:table-cell>
            <text:p>2</text:p>
          </table:table-cell>
          <table:table-cell>
            <text:p>thickened</text:p>
          </table:table-cell>
          <table:table-cell>
            <text:p>~= thicken
['θikәn]
v. (使)变厚, (使)变粗, (使)变浓</text:p>
          </table:table-cell>
        </table:table-row>
        <table:table-row>
          <table:table-cell>
            <text:p>2</text:p>
          </table:table-cell>
          <table:table-cell>
            <text:p>thicket</text:p>
          </table:table-cell>
          <table:table-cell>
            <text:p>['θikit]
n. 灌木丛</text:p>
          </table:table-cell>
        </table:table-row>
        <table:table-row>
          <table:table-cell>
            <text:p>2</text:p>
          </table:table-cell>
          <table:table-cell>
            <text:p>thin</text:p>
          </table:table-cell>
          <table:table-cell>
            <text:p>[θin]
adj. 薄的, 细的, 瘦的, 稀少的, 稀疏的, (液体、气体)稀薄的, 淡的, 空洞的
vt. 使变薄, 使变细, 使稀少, 使淡
vi. 变薄, 变细, 稀少, 变淡
adv. 薄地, 稀疏地, 微弱地
n. 细小部分</text:p>
          </table:table-cell>
        </table:table-row>
        <table:table-row>
          <table:table-cell>
            <text:p>2</text:p>
          </table:table-cell>
          <table:table-cell>
            <text:p>thirsty</text:p>
          </table:table-cell>
          <table:table-cell>
            <text:p>['θә:sti]
adj. 口渴的, 渴望的, 热望的</text:p>
          </table:table-cell>
        </table:table-row>
        <table:table-row>
          <table:table-cell>
            <text:p>2</text:p>
          </table:table-cell>
          <table:table-cell>
            <text:p>thirty-six</text:p>
          </table:table-cell>
          <table:table-cell>
            <text:p>thirty six</text:p>
          </table:table-cell>
        </table:table-row>
        <table:table-row>
          <table:table-cell>
            <text:p>2</text:p>
          </table:table-cell>
          <table:table-cell>
            <text:p>thread</text:p>
          </table:table-cell>
          <table:table-cell>
            <text:p>[θred]
n. 线, 细丝, 线索, 思路, 螺纹</text:p>
          </table:table-cell>
        </table:table-row>
        <table:table-row>
          <table:table-cell>
            <text:p>2</text:p>
          </table:table-cell>
          <table:table-cell>
            <text:p>thriving</text:p>
          </table:table-cell>
          <table:table-cell>
            <text:p>a. 兴旺的, 旺盛的, 繁荣的</text:p>
          </table:table-cell>
        </table:table-row>
        <table:table-row>
          <table:table-cell>
            <text:p>2</text:p>
          </table:table-cell>
          <table:table-cell>
            <text:p>thyself</text:p>
          </table:table-cell>
          <table:table-cell>
            <text:p>[ðai'self]
pron. 你自己</text:p>
          </table:table-cell>
        </table:table-row>
        <table:table-row>
          <table:table-cell>
            <text:p>2</text:p>
          </table:table-cell>
          <table:table-cell>
            <text:p>tis</text:p>
          </table:table-cell>
          <table:table-cell>
            <text:p>~= ti
[ti:]
n. 〈音〉全音阶的第7音</text:p>
          </table:table-cell>
        </table:table-row>
        <table:table-row>
          <table:table-cell>
            <text:p>2</text:p>
          </table:table-cell>
          <table:table-cell>
            <text:p>title</text:p>
          </table:table-cell>
          <table:table-cell>
            <text:p>['taitl]
n. 头衔, 名称, 标题, 冠军, 资格, 字幕, 权利, 扉页
vt. 赋予头衔, 加标题于
adj. 标题的, 用作书名的</text:p>
          </table:table-cell>
        </table:table-row>
        <table:table-row>
          <table:table-cell>
            <text:p>2</text:p>
          </table:table-cell>
          <table:table-cell>
            <text:p>tittle</text:p>
          </table:table-cell>
          <table:table-cell>
            <text:p>['titl]
n. 一点</text:p>
          </table:table-cell>
        </table:table-row>
        <table:table-row>
          <table:table-cell>
            <text:p>2</text:p>
          </table:table-cell>
          <table:table-cell>
            <text:p>toes</text:p>
          </table:table-cell>
          <table:table-cell>
            <text:p>n. 脚趾</text:p>
          </table:table-cell>
        </table:table-row>
        <table:table-row>
          <table:table-cell>
            <text:p>2</text:p>
          </table:table-cell>
          <table:table-cell>
            <text:p>toil</text:p>
          </table:table-cell>
          <table:table-cell>
            <text:p>[tɔil]
n. 辛苦, 苦工, 网, 罗网, 圈套
vi. 苦干, 跋涉, 费力地做</text:p>
          </table:table-cell>
        </table:table-row>
        <table:table-row>
          <table:table-cell>
            <text:p>2</text:p>
          </table:table-cell>
          <table:table-cell>
            <text:p>tokens</text:p>
          </table:table-cell>
          <table:table-cell>
            <text:p>~= token
['tәukәn]
n. 表示, 向征, 记号, 代币
adj. 象征的, 表意的</text:p>
          </table:table-cell>
        </table:table-row>
        <table:table-row>
          <table:table-cell>
            <text:p>2</text:p>
          </table:table-cell>
          <table:table-cell>
            <text:p>tone</text:p>
          </table:table-cell>
          <table:table-cell>
            <text:p>[tәun]
n. 音调, 音质, 语调, 色调, 状况, 品质, 语气, 气氛
vt. 调和, 增强, 以特殊腔调说, 配合, 定音调
vi. 颜色调和</text:p>
          </table:table-cell>
        </table:table-row>
        <table:table-row>
          <table:table-cell>
            <text:p>2</text:p>
          </table:table-cell>
          <table:table-cell>
            <text:p>topmast</text:p>
          </table:table-cell>
          <table:table-cell>
            <text:p>['tɔpmɑ:st]
n. 中桅</text:p>
          </table:table-cell>
        </table:table-row>
        <table:table-row>
          <table:table-cell>
            <text:p>2</text:p>
          </table:table-cell>
          <table:table-cell>
            <text:p>torn</text:p>
          </table:table-cell>
          <table:table-cell>
            <text:p>[tɔ:n]
vbl. tear的过去分词</text:p>
          </table:table-cell>
        </table:table-row>
        <table:table-row>
          <table:table-cell>
            <text:p>2</text:p>
          </table:table-cell>
          <table:table-cell>
            <text:p>traded</text:p>
          </table:table-cell>
          <table:table-cell>
            <text:p>~= trad
[træd]
adj. 传统的
n. 传统主义</text:p>
          </table:table-cell>
        </table:table-row>
        <table:table-row>
          <table:table-cell>
            <text:p>2</text:p>
          </table:table-cell>
          <table:table-cell>
            <text:p>trader</text:p>
          </table:table-cell>
          <table:table-cell>
            <text:p>['treidә]
n. 商人, 商船</text:p>
          </table:table-cell>
        </table:table-row>
        <table:table-row>
          <table:table-cell>
            <text:p>2</text:p>
          </table:table-cell>
          <table:table-cell>
            <text:p>traffic</text:p>
          </table:table-cell>
          <table:table-cell>
            <text:p>['træfik]
n. 交通, 通行, 运输, 贸易, 交通量, 交易, 交往, 通信量
vi. 交易, 买卖
vt. 在...通行, 用...作交换</text:p>
          </table:table-cell>
        </table:table-row>
        <table:table-row>
          <table:table-cell>
            <text:p>2</text:p>
          </table:table-cell>
          <table:table-cell>
            <text:p>transports</text:p>
          </table:table-cell>
          <table:table-cell>
            <text:p>~= transport
[træns'pɔ:t]
n. 传送器, 运输, 运输机, 激动, 流放犯, 狂喜
vt. 传送, 运输, 流放, 放逐</text:p>
          </table:table-cell>
        </table:table-row>
        <table:table-row>
          <table:table-cell>
            <text:p>2</text:p>
          </table:table-cell>
          <table:table-cell>
            <text:p>traps</text:p>
          </table:table-cell>
          <table:table-cell>
            <text:p>n. 随身携带物，随身行李</text:p>
          </table:table-cell>
        </table:table-row>
        <table:table-row>
          <table:table-cell>
            <text:p>2</text:p>
          </table:table-cell>
          <table:table-cell>
            <text:p>treachery</text:p>
          </table:table-cell>
          <table:table-cell>
            <text:p>['tretʃәri]
n. 背叛, 背信弃义, 变节, 叛逆行为</text:p>
          </table:table-cell>
        </table:table-row>
        <table:table-row>
          <table:table-cell>
            <text:p>2</text:p>
          </table:table-cell>
          <table:table-cell>
            <text:p>tremble</text:p>
          </table:table-cell>
          <table:table-cell>
            <text:p>['trembl]
n. 战栗, 颤抖
vi. 战栗, 发抖, 震动, (树叶等)摇晃.摇动, 焦虑
vt. 挥动, 用颤抖的声音说出</text:p>
          </table:table-cell>
        </table:table-row>
        <table:table-row>
          <table:table-cell>
            <text:p>2</text:p>
          </table:table-cell>
          <table:table-cell>
            <text:p>trimmed</text:p>
          </table:table-cell>
          <table:table-cell>
            <text:p>[trimd]
平衡的
纵倾的</text:p>
          </table:table-cell>
        </table:table-row>
        <table:table-row>
          <table:table-cell>
            <text:p>2</text:p>
          </table:table-cell>
          <table:table-cell>
            <text:p>triumphant</text:p>
          </table:table-cell>
          <table:table-cell>
            <text:p>[trai'ʌmfәnt]
adj. 胜利的, 成功的, 狂欢的, 洋洋得意的</text:p>
          </table:table-cell>
        </table:table-row>
        <table:table-row>
          <table:table-cell>
            <text:p>2</text:p>
          </table:table-cell>
          <table:table-cell>
            <text:p>trod</text:p>
          </table:table-cell>
          <table:table-cell>
            <text:p>[trɔd]
vbl. tread的过去式及过去分词</text:p>
          </table:table-cell>
        </table:table-row>
        <table:table-row>
          <table:table-cell>
            <text:p>2</text:p>
          </table:table-cell>
          <table:table-cell>
            <text:p>troop</text:p>
          </table:table-cell>
          <table:table-cell>
            <text:p>[tru:p]
n. 群, 组, 多数, 军队
vi. 群集, 结队, 成群而行
vt. 把(骑兵)编成骑兵连</text:p>
          </table:table-cell>
        </table:table-row>
        <table:table-row>
          <table:table-cell>
            <text:p>2</text:p>
          </table:table-cell>
          <table:table-cell>
            <text:p>troops</text:p>
          </table:table-cell>
          <table:table-cell>
            <text:p>n. 军队, 装甲部队, 骑兵队, 部队</text:p>
          </table:table-cell>
        </table:table-row>
        <table:table-row>
          <table:table-cell>
            <text:p>2</text:p>
          </table:table-cell>
          <table:table-cell>
            <text:p>truth</text:p>
          </table:table-cell>
          <table:table-cell>
            <text:p>[tru:θ]
n. 事实, 确实, 真理, 原理</text:p>
          </table:table-cell>
        </table:table-row>
        <table:table-row>
          <table:table-cell>
            <text:p>2</text:p>
          </table:table-cell>
          <table:table-cell>
            <text:p>ttle</text:p>
          </table:table-cell>
          <table:table-cell>
            <text:p>~~~= antirattler
['ænti'rætlә]
n. 防震音装置</text:p>
          </table:table-cell>
        </table:table-row>
        <table:table-row>
          <table:table-cell>
            <text:p>2</text:p>
          </table:table-cell>
          <table:table-cell>
            <text:p>turks</text:p>
          </table:table-cell>
          <table:table-cell>
            <text:p>~~~= turksrug
['tә:kˏsrʌg]
裂苞草</text:p>
          </table:table-cell>
        </table:table-row>
        <table:table-row>
          <table:table-cell>
            <text:p>2</text:p>
          </table:table-cell>
          <table:table-cell>
            <text:p>twelfth</text:p>
          </table:table-cell>
          <table:table-cell>
            <text:p>[twelfθ]
num. 第十二</text:p>
          </table:table-cell>
        </table:table-row>
        <table:table-row>
          <table:table-cell>
            <text:p>2</text:p>
          </table:table-cell>
          <table:table-cell>
            <text:p>twenty-third</text:p>
          </table:table-cell>
          <table:table-cell>
            <text:p>twenty third</text:p>
          </table:table-cell>
        </table:table-row>
        <table:table-row>
          <table:table-cell>
            <text:p>2</text:p>
          </table:table-cell>
          <table:table-cell>
            <text:p>two-thirds</text:p>
          </table:table-cell>
          <table:table-cell>
            <text:p>two thirds</text:p>
          </table:table-cell>
        </table:table-row>
        <table:table-row>
          <table:table-cell>
            <text:p>2</text:p>
          </table:table-cell>
          <table:table-cell>
            <text:p>unaccountable</text:p>
          </table:table-cell>
          <table:table-cell>
            <text:p>['ʌnә'kauntәbl]
adj. 无法解释的, 无责任的</text:p>
          </table:table-cell>
        </table:table-row>
        <table:table-row>
          <table:table-cell>
            <text:p>2</text:p>
          </table:table-cell>
          <table:table-cell>
            <text:p>uncomfortably</text:p>
          </table:table-cell>
          <table:table-cell>
            <text:p>adv. 不舒适地, 困难地</text:p>
          </table:table-cell>
        </table:table-row>
        <table:table-row>
          <table:table-cell>
            <text:p>2</text:p>
          </table:table-cell>
          <table:table-cell>
            <text:p>undertaken</text:p>
          </table:table-cell>
          <table:table-cell>
            <text:p>vbl. undertaked的过去分词</text:p>
          </table:table-cell>
        </table:table-row>
        <table:table-row>
          <table:table-cell>
            <text:p>2</text:p>
          </table:table-cell>
          <table:table-cell>
            <text:p>undertakings</text:p>
          </table:table-cell>
          <table:table-cell>
            <text:p>~= undertaking
[ˏʌndә'teikiŋ]
n. 事业, 企业, 承诺, 保证, 殡仪业</text:p>
          </table:table-cell>
        </table:table-row>
        <table:table-row>
          <table:table-cell>
            <text:p>2</text:p>
          </table:table-cell>
          <table:table-cell>
            <text:p>universal</text:p>
          </table:table-cell>
          <table:table-cell>
            <text:p>[ˏju:ni'vә:sәl]
adj. 普遍的, 全体的, 通用的, 宇宙的, 世界的</text:p>
          </table:table-cell>
        </table:table-row>
        <table:table-row>
          <table:table-cell>
            <text:p>2</text:p>
          </table:table-cell>
          <table:table-cell>
            <text:p>unjustly</text:p>
          </table:table-cell>
          <table:table-cell>
            <text:p>adv. 不义地,不法地</text:p>
          </table:table-cell>
        </table:table-row>
        <table:table-row>
          <table:table-cell>
            <text:p>2</text:p>
          </table:table-cell>
          <table:table-cell>
            <text:p>unnatural</text:p>
          </table:table-cell>
          <table:table-cell>
            <text:p>[ʌn'nætʃәrәl]
adj. 不自然的</text:p>
          </table:table-cell>
        </table:table-row>
        <table:table-row>
          <table:table-cell>
            <text:p>2</text:p>
          </table:table-cell>
          <table:table-cell>
            <text:p>unpleasant</text:p>
          </table:table-cell>
          <table:table-cell>
            <text:p>[ʌn'pleznt]
adj. 使人不愉快的, 讨厌的</text:p>
          </table:table-cell>
        </table:table-row>
        <table:table-row>
          <table:table-cell>
            <text:p>2</text:p>
          </table:table-cell>
          <table:table-cell>
            <text:p>unseen</text:p>
          </table:table-cell>
          <table:table-cell>
            <text:p>['ʌn'si:n]
adj. 未见过的, 看不见的, 未经预习的</text:p>
          </table:table-cell>
        </table:table-row>
        <table:table-row>
          <table:table-cell>
            <text:p>2</text:p>
          </table:table-cell>
          <table:table-cell>
            <text:p>unwieldy</text:p>
          </table:table-cell>
          <table:table-cell>
            <text:p>[ʌn'wi:ldi]
adj. 笨拙的, 不实用的, 难处理的, 难使用的, 笨重的</text:p>
          </table:table-cell>
        </table:table-row>
        <table:table-row>
          <table:table-cell>
            <text:p>2</text:p>
          </table:table-cell>
          <table:table-cell>
            <text:p>unwilling</text:p>
          </table:table-cell>
          <table:table-cell>
            <text:p>['ʌn'wiliŋ]
adj. 不愿意的, 勉强的</text:p>
          </table:table-cell>
        </table:table-row>
        <table:table-row>
          <table:table-cell>
            <text:p>2</text:p>
          </table:table-cell>
          <table:table-cell>
            <text:p>upward</text:p>
          </table:table-cell>
          <table:table-cell>
            <text:p>['ʌpwәd]
adj. 向上的, (声调)声高的
adv. 以上</text:p>
          </table:table-cell>
        </table:table-row>
        <table:table-row>
          <table:table-cell>
            <text:p>2</text:p>
          </table:table-cell>
          <table:table-cell>
            <text:p>upwards</text:p>
          </table:table-cell>
          <table:table-cell>
            <text:p>['ʌpwәdz]
adv. 以上, 向上</text:p>
          </table:table-cell>
        </table:table-row>
        <table:table-row>
          <table:table-cell>
            <text:p>2</text:p>
          </table:table-cell>
          <table:table-cell>
            <text:p>utensils</text:p>
          </table:table-cell>
          <table:table-cell>
            <text:p>~= utensil
[ju(:)'tensl]
n. 器具</text:p>
          </table:table-cell>
        </table:table-row>
        <table:table-row>
          <table:table-cell>
            <text:p>2</text:p>
          </table:table-cell>
          <table:table-cell>
            <text:p>vale</text:p>
          </table:table-cell>
          <table:table-cell>
            <text:p>['veili:, 'wɑ:lei]
n. 谷</text:p>
          </table:table-cell>
        </table:table-row>
        <table:table-row>
          <table:table-cell>
            <text:p>2</text:p>
          </table:table-cell>
          <table:table-cell>
            <text:p>various</text:p>
          </table:table-cell>
          <table:table-cell>
            <text:p>['vєәriәs]
adj. 不同的, 各种各样的, 多方面的, 多样的</text:p>
          </table:table-cell>
        </table:table-row>
        <table:table-row>
          <table:table-cell>
            <text:p>2</text:p>
          </table:table-cell>
          <table:table-cell>
            <text:p>vault</text:p>
          </table:table-cell>
          <table:table-cell>
            <text:p>[vɔ:lt]
n. 拱顶</text:p>
          </table:table-cell>
        </table:table-row>
        <table:table-row>
          <table:table-cell>
            <text:p>2</text:p>
          </table:table-cell>
          <table:table-cell>
            <text:p>ve</text:p>
          </table:table-cell>
          <table:table-cell>
            <text:p>[域] Venezuela , 委内瑞拉</text:p>
          </table:table-cell>
        </table:table-row>
        <table:table-row>
          <table:table-cell>
            <text:p>2</text:p>
          </table:table-cell>
          <table:table-cell>
            <text:p>veered</text:p>
          </table:table-cell>
          <table:table-cell>
            <text:p>~= veer
[viә]
vi. 转向, (风向)顺(时针)转
vt. 使转向, 放出(锚)
n. 转向, 方向的转变</text:p>
          </table:table-cell>
        </table:table-row>
        <table:table-row>
          <table:table-cell>
            <text:p>2</text:p>
          </table:table-cell>
          <table:table-cell>
            <text:p>veins</text:p>
          </table:table-cell>
          <table:table-cell>
            <text:p>n. 纹理</text:p>
          </table:table-cell>
        </table:table-row>
        <table:table-row>
          <table:table-cell>
            <text:p>2</text:p>
          </table:table-cell>
          <table:table-cell>
            <text:p>venomous</text:p>
          </table:table-cell>
          <table:table-cell>
            <text:p>['venәmәs]
adj. 有毒的, 分泌毒液的, 有毒腺的, 恶意的, 狠毒的</text:p>
          </table:table-cell>
        </table:table-row>
        <table:table-row>
          <table:table-cell>
            <text:p>2</text:p>
          </table:table-cell>
          <table:table-cell>
            <text:p>vent</text:p>
          </table:table-cell>
          <table:table-cell>
            <text:p>[vent]
n. 通风孔, 出烟孔, 出口, (感情等的)发泄
v. 放出, 排出, 发泄</text:p>
          </table:table-cell>
        </table:table-row>
        <table:table-row>
          <table:table-cell>
            <text:p>2</text:p>
          </table:table-cell>
          <table:table-cell>
            <text:p>vermin</text:p>
          </table:table-cell>
          <table:table-cell>
            <text:p>['vә:min]
n. 害虫, 寄生虫, 害兽, 害鸟, 歹徒</text:p>
          </table:table-cell>
        </table:table-row>
        <table:table-row>
          <table:table-cell>
            <text:p>2</text:p>
          </table:table-cell>
          <table:table-cell>
            <text:p>victual</text:p>
          </table:table-cell>
          <table:table-cell>
            <text:p>['vitl]
n. 食物
vt. 给...供应储备食物
vi. 吃, 贮藏</text:p>
          </table:table-cell>
        </table:table-row>
        <table:table-row>
          <table:table-cell>
            <text:p>2</text:p>
          </table:table-cell>
          <table:table-cell>
            <text:p>victualled</text:p>
          </table:table-cell>
          <table:table-cell>
            <text:p>~~~= victualless
无食物的</text:p>
          </table:table-cell>
        </table:table-row>
        <table:table-row>
          <table:table-cell>
            <text:p>2</text:p>
          </table:table-cell>
          <table:table-cell>
            <text:p>vigilant</text:p>
          </table:table-cell>
          <table:table-cell>
            <text:p>['vidʒilәnt]
adj. 警惕着的, 警醒的</text:p>
          </table:table-cell>
        </table:table-row>
        <table:table-row>
          <table:table-cell>
            <text:p>2</text:p>
          </table:table-cell>
          <table:table-cell>
            <text:p>vigor</text:p>
          </table:table-cell>
          <table:table-cell>
            <text:p>['vigә]
n. 精力, 活力</text:p>
          </table:table-cell>
        </table:table-row>
        <table:table-row>
          <table:table-cell>
            <text:p>2</text:p>
          </table:table-cell>
          <table:table-cell>
            <text:p>village</text:p>
          </table:table-cell>
          <table:table-cell>
            <text:p>['vilidʒ]
n. 乡村, 村庄
adj. 村庄的</text:p>
          </table:table-cell>
        </table:table-row>
        <table:table-row>
          <table:table-cell>
            <text:p>2</text:p>
          </table:table-cell>
          <table:table-cell>
            <text:p>violently</text:p>
          </table:table-cell>
          <table:table-cell>
            <text:p>adv. 猛烈地, 激烈地, 极端地</text:p>
          </table:table-cell>
        </table:table-row>
        <table:table-row>
          <table:table-cell>
            <text:p>2</text:p>
          </table:table-cell>
          <table:table-cell>
            <text:p>virtue</text:p>
          </table:table-cell>
          <table:table-cell>
            <text:p>['vә:tju:]
n. 德行, 美德, 贞操, 优点, 功效, 效力, 英勇</text:p>
          </table:table-cell>
        </table:table-row>
        <table:table-row>
          <table:table-cell>
            <text:p>2</text:p>
          </table:table-cell>
          <table:table-cell>
            <text:p>virtues</text:p>
          </table:table-cell>
          <table:table-cell>
            <text:p>~= virtue
['vә:tju:]
n. 德行, 美德, 贞操, 优点, 功效, 效力, 英勇</text:p>
          </table:table-cell>
        </table:table-row>
        <table:table-row>
          <table:table-cell>
            <text:p>2</text:p>
          </table:table-cell>
          <table:table-cell>
            <text:p>volleys</text:p>
          </table:table-cell>
          <table:table-cell>
            <text:p>~= volley
['vɔli]
n. (箭, 子弹, 枪, 炮等)群射, 齐发, (质问, 咒骂等的)迸发, 网球
vt. 群射, 齐发, 截击
vi. 进行群射, 齐鸣</text:p>
          </table:table-cell>
        </table:table-row>
        <table:table-row>
          <table:table-cell>
            <text:p>2</text:p>
          </table:table-cell>
          <table:table-cell>
            <text:p>vomited</text:p>
          </table:table-cell>
          <table:table-cell>
            <text:p>~= vomit
['vɔmit]
n. 呕吐, 呕吐物, 催吐剂
vi. 呕吐, 大量喷出
vt. 吐出, 呕吐</text:p>
          </table:table-cell>
        </table:table-row>
        <table:table-row>
          <table:table-cell>
            <text:p>2</text:p>
          </table:table-cell>
          <table:table-cell>
            <text:p>vows</text:p>
          </table:table-cell>
          <table:table-cell>
            <text:p>~= vow
[vau]
n. 誓约
v. 宣誓, 立誓, 发誓</text:p>
          </table:table-cell>
        </table:table-row>
        <table:table-row>
          <table:table-cell>
            <text:p>2</text:p>
          </table:table-cell>
          <table:table-cell>
            <text:p>waft</text:p>
          </table:table-cell>
          <table:table-cell>
            <text:p>[wɑ:ft, wɔft]
v. 吹送, 飘荡
n. 飘荡, 信号</text:p>
          </table:table-cell>
        </table:table-row>
        <table:table-row>
          <table:table-cell>
            <text:p>2</text:p>
          </table:table-cell>
          <table:table-cell>
            <text:p>waistcoats</text:p>
          </table:table-cell>
          <table:table-cell>
            <text:p>~= waistcoat
['weistkәut]
n. &lt;英&gt;背心, 马甲</text:p>
          </table:table-cell>
        </table:table-row>
        <table:table-row>
          <table:table-cell>
            <text:p>2</text:p>
          </table:table-cell>
          <table:table-cell>
            <text:p>waiting</text:p>
          </table:table-cell>
          <table:table-cell>
            <text:p>['weitiŋ]
n. 等待, 服侍
adj. 等待的, 服侍的</text:p>
          </table:table-cell>
        </table:table-row>
        <table:table-row>
          <table:table-cell>
            <text:p>2</text:p>
          </table:table-cell>
          <table:table-cell>
            <text:p>walks</text:p>
          </table:table-cell>
          <table:table-cell>
            <text:p>~= walk
[wɔ:k]
vi. 步, 行, 走
n. 步行, 散步, 步, 行道</text:p>
          </table:table-cell>
        </table:table-row>
        <table:table-row>
          <table:table-cell>
            <text:p>2</text:p>
          </table:table-cell>
          <table:table-cell>
            <text:p>warned</text:p>
          </table:table-cell>
          <table:table-cell>
            <text:p>~= warn
[wɔ:n]
vt. 警告, 注意, 通知
vi. 发出警告, 发出预告</text:p>
          </table:table-cell>
        </table:table-row>
        <table:table-row>
          <table:table-cell>
            <text:p>2</text:p>
          </table:table-cell>
          <table:table-cell>
            <text:p>warning</text:p>
          </table:table-cell>
          <table:table-cell>
            <text:p>['wɔ:niŋ]
n. 警告, 预告, 通知, 预兆</text:p>
          </table:table-cell>
        </table:table-row>
        <table:table-row>
          <table:table-cell>
            <text:p>2</text:p>
          </table:table-cell>
          <table:table-cell>
            <text:p>warrant</text:p>
          </table:table-cell>
          <table:table-cell>
            <text:p>['wɔrәnt]
n. 授权, 正当理由, 根据, 证明, 凭证, 委任状, 批准, 许可证
vt. 保证, 辩解, 担保, 批准, 使有正当理由</text:p>
          </table:table-cell>
        </table:table-row>
        <table:table-row>
          <table:table-cell>
            <text:p>2</text:p>
          </table:table-cell>
          <table:table-cell>
            <text:p>washed</text:p>
          </table:table-cell>
          <table:table-cell>
            <text:p>[wɔʃt]
adj. 洗过的</text:p>
          </table:table-cell>
        </table:table-row>
        <table:table-row>
          <table:table-cell>
            <text:p>2</text:p>
          </table:table-cell>
          <table:table-cell>
            <text:p>watching</text:p>
          </table:table-cell>
          <table:table-cell>
            <text:p>['wɔtʃiŋ]
观察
看守
注意
监视</text:p>
          </table:table-cell>
        </table:table-row>
        <table:table-row>
          <table:table-cell>
            <text:p>2</text:p>
          </table:table-cell>
          <table:table-cell>
            <text:p>wearing</text:p>
          </table:table-cell>
          <table:table-cell>
            <text:p>['wєәriŋ]
adj. 穿用的, 使疲惫的, 磨损的, 令人厌倦的</text:p>
          </table:table-cell>
        </table:table-row>
        <table:table-row>
          <table:table-cell>
            <text:p>2</text:p>
          </table:table-cell>
          <table:table-cell>
            <text:p>weep</text:p>
          </table:table-cell>
          <table:table-cell>
            <text:p>[wi:p]
n. 哭, 哭泣, 滴下
vi. 哭泣, 流泪, 哀悼, 滴落
vt. 哭着使...,悲叹, 滴下</text:p>
          </table:table-cell>
        </table:table-row>
        <table:table-row>
          <table:table-cell>
            <text:p>2</text:p>
          </table:table-cell>
          <table:table-cell>
            <text:p>weighed</text:p>
          </table:table-cell>
          <table:table-cell>
            <text:p>~= weigh
[wei]
vt. 称...重量, 称
vi. 重(若干)</text:p>
          </table:table-cell>
        </table:table-row>
        <table:table-row>
          <table:table-cell>
            <text:p>2</text:p>
          </table:table-cell>
          <table:table-cell>
            <text:p>wert</text:p>
          </table:table-cell>
          <table:table-cell>
            <text:p>[wә:t; wәt]
vbl. be第2人称的过去式</text:p>
          </table:table-cell>
        </table:table-row>
        <table:table-row>
          <table:table-cell>
            <text:p>2</text:p>
          </table:table-cell>
          <table:table-cell>
            <text:p>whatsoever</text:p>
          </table:table-cell>
          <table:table-cell>
            <text:p>[wɔtsәu'evә(r)]
pron. 无论什么</text:p>
          </table:table-cell>
        </table:table-row>
        <table:table-row>
          <table:table-cell>
            <text:p>2</text:p>
          </table:table-cell>
          <table:table-cell>
            <text:p>whethe</text:p>
          </table:table-cell>
          <table:table-cell>
            <text:p>~~~= whether
['(h)weðә]
conj. 是否, 不管, 无论</text:p>
          </table:table-cell>
        </table:table-row>
        <table:table-row>
          <table:table-cell>
            <text:p>2</text:p>
          </table:table-cell>
          <table:table-cell>
            <text:p>wide</text:p>
          </table:table-cell>
          <table:table-cell>
            <text:p>[waid]
adj. 宽的, 广阔的, 张大的, 远离目标的
adv. 广阔地, 广大地, 远离目标地</text:p>
          </table:table-cell>
        </table:table-row>
        <table:table-row>
          <table:table-cell>
            <text:p>2</text:p>
          </table:table-cell>
          <table:table-cell>
            <text:p>wife</text:p>
          </table:table-cell>
          <table:table-cell>
            <text:p>[waif]
n. 妻子</text:p>
          </table:table-cell>
        </table:table-row>
        <table:table-row>
          <table:table-cell>
            <text:p>2</text:p>
          </table:table-cell>
          <table:table-cell>
            <text:p>willful</text:p>
          </table:table-cell>
          <table:table-cell>
            <text:p>['wilful]
adj. 任性的, 故意的</text:p>
          </table:table-cell>
        </table:table-row>
        <table:table-row>
          <table:table-cell>
            <text:p>2</text:p>
          </table:table-cell>
          <table:table-cell>
            <text:p>willingly</text:p>
          </table:table-cell>
          <table:table-cell>
            <text:p>adv. 自动地, 欣然地</text:p>
          </table:table-cell>
        </table:table-row>
        <table:table-row>
          <table:table-cell>
            <text:p>2</text:p>
          </table:table-cell>
          <table:table-cell>
            <text:p>winding</text:p>
          </table:table-cell>
          <table:table-cell>
            <text:p>['waindiŋ]
n. 绕, 缠, 绕组, 线圈</text:p>
          </table:table-cell>
        </table:table-row>
        <table:table-row>
          <table:table-cell>
            <text:p>2</text:p>
          </table:table-cell>
          <table:table-cell>
            <text:p>windward</text:p>
          </table:table-cell>
          <table:table-cell>
            <text:p>['windwәd]
adv. 向风, 迎风, 上风
adj. 上风的
n. 上风面</text:p>
          </table:table-cell>
        </table:table-row>
        <table:table-row>
          <table:table-cell>
            <text:p>2</text:p>
          </table:table-cell>
          <table:table-cell>
            <text:p>winterton</text:p>
          </table:table-cell>
          <table:table-cell>
            <text:p>~~~= intertown
[ˏintә(:)'taun]
市际的, 长途的</text:p>
          </table:table-cell>
        </table:table-row>
        <table:table-row>
          <table:table-cell>
            <text:p>2</text:p>
          </table:table-cell>
          <table:table-cell>
            <text:p>wisely</text:p>
          </table:table-cell>
          <table:table-cell>
            <text:p>['waizli]
adv. 聪明地, 精明地</text:p>
          </table:table-cell>
        </table:table-row>
        <table:table-row>
          <table:table-cell>
            <text:p>2</text:p>
          </table:table-cell>
          <table:table-cell>
            <text:p>wit</text:p>
          </table:table-cell>
          <table:table-cell>
            <text:p>[wit]
n. 智力, 才智, 智慧</text:p>
          </table:table-cell>
        </table:table-row>
        <table:table-row>
          <table:table-cell>
            <text:p>2</text:p>
          </table:table-cell>
          <table:table-cell>
            <text:p>withal</text:p>
          </table:table-cell>
          <table:table-cell>
            <text:p>[wi'ðɔ:l]
adv. 此外, 而且, 又, 依然, 对此</text:p>
          </table:table-cell>
        </table:table-row>
        <table:table-row>
          <table:table-cell>
            <text:p>2</text:p>
          </table:table-cell>
          <table:table-cell>
            <text:p>wondering</text:p>
          </table:table-cell>
          <table:table-cell>
            <text:p>['wʌndәriŋ]
adj. 显出(或感到)惊奇, 觉得奇怪, 疑惑的</text:p>
          </table:table-cell>
        </table:table-row>
        <table:table-row>
          <table:table-cell>
            <text:p>2</text:p>
          </table:table-cell>
          <table:table-cell>
            <text:p>workman</text:p>
          </table:table-cell>
          <table:table-cell>
            <text:p>['wә:kmәn]
n. 工人, 工匠, 男工</text:p>
          </table:table-cell>
        </table:table-row>
        <table:table-row>
          <table:table-cell>
            <text:p>2</text:p>
          </table:table-cell>
          <table:table-cell>
            <text:p>worship</text:p>
          </table:table-cell>
          <table:table-cell>
            <text:p>['wә:ʃip]
n. 崇拜, 礼拜, 尊敬
vi. 敬神, 拜神
vt. 崇拜, 尊敬</text:p>
          </table:table-cell>
        </table:table-row>
        <table:table-row>
          <table:table-cell>
            <text:p>2</text:p>
          </table:table-cell>
          <table:table-cell>
            <text:p>wrapped</text:p>
          </table:table-cell>
          <table:table-cell>
            <text:p>[ræpt]
adj. 有包装的,预先包装的</text:p>
          </table:table-cell>
        </table:table-row>
        <table:table-row>
          <table:table-cell>
            <text:p>2</text:p>
          </table:table-cell>
          <table:table-cell>
            <text:p>wrecked</text:p>
          </table:table-cell>
          <table:table-cell>
            <text:p>~= wreck
[rek]
n. 失事船(或飞机), 残骸, (船, 飞机的)失事
vt. 破坏, 拆毁</text:p>
          </table:table-cell>
        </table:table-row>
        <table:table-row>
          <table:table-cell>
            <text:p>2</text:p>
          </table:table-cell>
          <table:table-cell>
            <text:p>wrought</text:p>
          </table:table-cell>
          <table:table-cell>
            <text:p>[rɔ:t]
vbl. work的过去式和过去分词
adj. 做成的, 形成的, 精炼的, [冶](金属)锻造的</text:p>
          </table:table-cell>
        </table:table-row>
        <table:table-row>
          <table:table-cell>
            <text:p>2</text:p>
          </table:table-cell>
          <table:table-cell>
            <text:p>yea</text:p>
          </table:table-cell>
          <table:table-cell>
            <text:p>[jei]
n. 肯定, 赞成</text:p>
          </table:table-cell>
        </table:table-row>
        <table:table-row>
          <table:table-cell>
            <text:p>2</text:p>
          </table:table-cell>
          <table:table-cell>
            <text:p>yelling</text:p>
          </table:table-cell>
          <table:table-cell>
            <text:p>~= yell
[jel]
vi. 大叫, 忍不住笑, 呼喊
vt. 叫着说
n. 叫声, 喊声</text:p>
          </table:table-cell>
        </table:table-row>
        <table:table-row>
          <table:table-cell>
            <text:p>2</text:p>
          </table:table-cell>
          <table:table-cell>
            <text:p>york</text:p>
          </table:table-cell>
          <table:table-cell>
            <text:p>[jɔ:k]
〈板球〉使击球员出局</text:p>
          </table:table-cell>
        </table:table-row>
        <table:table-row>
          <table:table-cell>
            <text:p>2</text:p>
          </table:table-cell>
          <table:table-cell>
            <text:p>youth</text:p>
          </table:table-cell>
          <table:table-cell>
            <text:p>[ju:θ]
n. 青春, 青年时期, 初期, 少年, 青年们</text:p>
          </table:table-cell>
        </table:table-row>
        <table:table-row>
          <table:table-cell>
            <text:p>1</text:p>
          </table:table-cell>
          <table:table-cell>
            <text:p>a-botching</text:p>
          </table:table-cell>
          <table:table-cell>
            <text:p>a botching</text:p>
          </table:table-cell>
        </table:table-row>
        <table:table-row>
          <table:table-cell>
            <text:p>1</text:p>
          </table:table-cell>
          <table:table-cell>
            <text:p>a-laughing</text:p>
          </table:table-cell>
          <table:table-cell>
            <text:p>a laughing</text:p>
          </table:table-cell>
        </table:table-row>
        <table:table-row>
          <table:table-cell>
            <text:p>1</text:p>
          </table:table-cell>
          <table:table-cell>
            <text:p>a-making</text:p>
          </table:table-cell>
          <table:table-cell>
            <text:p>a making</text:p>
          </table:table-cell>
        </table:table-row>
        <table:table-row>
          <table:table-cell>
            <text:p>1</text:p>
          </table:table-cell>
          <table:table-cell>
            <text:p>a-piece</text:p>
          </table:table-cell>
          <table:table-cell>
            <text:p>a piece</text:p>
          </table:table-cell>
        </table:table-row>
        <table:table-row>
          <table:table-cell>
            <text:p>1</text:p>
          </table:table-cell>
          <table:table-cell>
            <text:p>a-tailoring</text:p>
          </table:table-cell>
          <table:table-cell>
            <text:p>a tailoring</text:p>
          </table:table-cell>
        </table:table-row>
        <table:table-row>
          <table:table-cell>
            <text:p>1</text:p>
          </table:table-cell>
          <table:table-cell>
            <text:p>ab</text:p>
          </table:table-cell>
          <table:table-cell>
            <text:p>[æb]
=[化]alabamine
[波斯]水, 河
[拉](=from, away)从, 自</text:p>
          </table:table-cell>
        </table:table-row>
        <table:table-row>
          <table:table-cell>
            <text:p>1</text:p>
          </table:table-cell>
          <table:table-cell>
            <text:p>abandoning</text:p>
          </table:table-cell>
          <table:table-cell>
            <text:p>~= abandon
[ә'bændәn]
vt. 放弃, 遗弃
n. 放任, 狂热</text:p>
          </table:table-cell>
        </table:table-row>
        <table:table-row>
          <table:table-cell>
            <text:p>1</text:p>
          </table:table-cell>
          <table:table-cell>
            <text:p>abatement</text:p>
          </table:table-cell>
          <table:table-cell>
            <text:p>[ә'beitmәnt]
n. 消除</text:p>
          </table:table-cell>
        </table:table-row>
        <table:table-row>
          <table:table-cell>
            <text:p>1</text:p>
          </table:table-cell>
          <table:table-cell>
            <text:p>abating</text:p>
          </table:table-cell>
          <table:table-cell>
            <text:p>~= abate
[ә'beit]
vt. 使(数量、程度等)减少, 减轻, 除去, 缓和, 打折扣
vi. (数量、程度等)减少, 减轻, 失效, 缓和, (法令等)被废除</text:p>
          </table:table-cell>
        </table:table-row>
        <table:table-row>
          <table:table-cell>
            <text:p>1</text:p>
          </table:table-cell>
          <table:table-cell>
            <text:p>abed</text:p>
          </table:table-cell>
          <table:table-cell>
            <text:p>[ә'bed]
adv. 在床上, 卧病在床</text:p>
          </table:table-cell>
        </table:table-row>
        <table:table-row>
          <table:table-cell>
            <text:p>1</text:p>
          </table:table-cell>
          <table:table-cell>
            <text:p>abhor</text:p>
          </table:table-cell>
          <table:table-cell>
            <text:p>[әb'hɔ:]
vt. 憎恶, 痛恨</text:p>
          </table:table-cell>
        </table:table-row>
        <table:table-row>
          <table:table-cell>
            <text:p>1</text:p>
          </table:table-cell>
          <table:table-cell>
            <text:p>abide</text:p>
          </table:table-cell>
          <table:table-cell>
            <text:p>[ә'baid]
vi. 坚持, 遵守
vt. 忍受, 容忍</text:p>
          </table:table-cell>
        </table:table-row>
        <table:table-row>
          <table:table-cell>
            <text:p>1</text:p>
          </table:table-cell>
          <table:table-cell>
            <text:p>abortive</text:p>
          </table:table-cell>
          <table:table-cell>
            <text:p>[ә'bɔ:tiv]
adj. 早产的, 流产的, 失败的
adj. 夭折的,异常终止的,中断的</text:p>
          </table:table-cell>
        </table:table-row>
        <table:table-row>
          <table:table-cell>
            <text:p>1</text:p>
          </table:table-cell>
          <table:table-cell>
            <text:p>abridgment</text:p>
          </table:table-cell>
          <table:table-cell>
            <text:p>[ә'bridʒmәnt]
n. 删节, 节略, 删节本</text:p>
          </table:table-cell>
        </table:table-row>
        <table:table-row>
          <table:table-cell>
            <text:p>1</text:p>
          </table:table-cell>
          <table:table-cell>
            <text:p>abun</text:p>
          </table:table-cell>
          <table:table-cell>
            <text:p>~~~= abundance
[ә'bʌndәns]
n. 丰富, 充裕, 丰富充裕</text:p>
          </table:table-cell>
        </table:table-row>
        <table:table-row>
          <table:table-cell>
            <text:p>1</text:p>
          </table:table-cell>
          <table:table-cell>
            <text:p>abundant</text:p>
          </table:table-cell>
          <table:table-cell>
            <text:p>[ә'bʌndәnt]
adj. 丰富的, 充裕的, 丰富, 盛产, 富于</text:p>
          </table:table-cell>
        </table:table-row>
        <table:table-row>
          <table:table-cell>
            <text:p>1</text:p>
          </table:table-cell>
          <table:table-cell>
            <text:p>abundantly</text:p>
          </table:table-cell>
          <table:table-cell>
            <text:p>adv. 丰富地</text:p>
          </table:table-cell>
        </table:table-row>
        <table:table-row>
          <table:table-cell>
            <text:p>1</text:p>
          </table:table-cell>
          <table:table-cell>
            <text:p>abused</text:p>
          </table:table-cell>
          <table:table-cell>
            <text:p>~= abuse
[ә'bju:z]
n. 滥用, 虐待, 辱骂, 陋习, 弊端
v. 滥用, 虐待, 辱骂</text:p>
          </table:table-cell>
        </table:table-row>
        <table:table-row>
          <table:table-cell>
            <text:p>1</text:p>
          </table:table-cell>
          <table:table-cell>
            <text:p>acceptable</text:p>
          </table:table-cell>
          <table:table-cell>
            <text:p>[әk'septәbl]
adj. 可接受的, 合意的</text:p>
          </table:table-cell>
        </table:table-row>
        <table:table-row>
          <table:table-cell>
            <text:p>1</text:p>
          </table:table-cell>
          <table:table-cell>
            <text:p>access</text:p>
          </table:table-cell>
          <table:table-cell>
            <text:p>['ækses]
n. 通路, 访问, 入门
vt. 存取, 接近</text:p>
          </table:table-cell>
        </table:table-row>
        <table:table-row>
          <table:table-cell>
            <text:p>1</text:p>
          </table:table-cell>
          <table:table-cell>
            <text:p>accidental</text:p>
          </table:table-cell>
          <table:table-cell>
            <text:p>[ˏæksi'dentl]
adj. 意外的, 非主要的, 附属的
n. 非本质属性, 次要方面</text:p>
          </table:table-cell>
        </table:table-row>
        <table:table-row>
          <table:table-cell>
            <text:p>1</text:p>
          </table:table-cell>
          <table:table-cell>
            <text:p>accommodate</text:p>
          </table:table-cell>
          <table:table-cell>
            <text:p>[ә'kɔmәdeit]
vt. 供应, 供给, 使适应, 调节, 和解, 向...提供, 容纳, 调和
vi. 适应</text:p>
          </table:table-cell>
        </table:table-row>
        <table:table-row>
          <table:table-cell>
            <text:p>1</text:p>
          </table:table-cell>
          <table:table-cell>
            <text:p>accommodations</text:p>
          </table:table-cell>
          <table:table-cell>
            <text:p>~= accommodation
[әˏkɔmә'deiʃәn]
n. 住处, 膳宿, (车, 船, 飞机等的)预定铺位, (眼睛等的)适应性调节, (社会集团间的)迁就融合</text:p>
          </table:table-cell>
        </table:table-row>
        <table:table-row>
          <table:table-cell>
            <text:p>1</text:p>
          </table:table-cell>
          <table:table-cell>
            <text:p>accompanying</text:p>
          </table:table-cell>
          <table:table-cell>
            <text:p>adj. 陪伴的, 附随的</text:p>
          </table:table-cell>
        </table:table-row>
        <table:table-row>
          <table:table-cell>
            <text:p>1</text:p>
          </table:table-cell>
          <table:table-cell>
            <text:p>accomplish</text:p>
          </table:table-cell>
          <table:table-cell>
            <text:p>[ә'kɔmpliʃ]
vt. 完成, 达到, 实现</text:p>
          </table:table-cell>
        </table:table-row>
        <table:table-row>
          <table:table-cell>
            <text:p>1</text:p>
          </table:table-cell>
          <table:table-cell>
            <text:p>accomplishing</text:p>
          </table:table-cell>
          <table:table-cell>
            <text:p>~= accomplish
[ә'kɔmpliʃ]
vt. 完成, 达到, 实现</text:p>
          </table:table-cell>
        </table:table-row>
        <table:table-row>
          <table:table-cell>
            <text:p>1</text:p>
          </table:table-cell>
          <table:table-cell>
            <text:p>accounts</text:p>
          </table:table-cell>
          <table:table-cell>
            <text:p>帐目,帐号</text:p>
          </table:table-cell>
        </table:table-row>
        <table:table-row>
          <table:table-cell>
            <text:p>1</text:p>
          </table:table-cell>
          <table:table-cell>
            <text:p>accustomed</text:p>
          </table:table-cell>
          <table:table-cell>
            <text:p>[ә'kʌstәmd]
adj. 通常的, 习惯的, 按照风俗习惯的</text:p>
          </table:table-cell>
        </table:table-row>
        <table:table-row>
          <table:table-cell>
            <text:p>1</text:p>
          </table:table-cell>
          <table:table-cell>
            <text:p>acknowledgments</text:p>
          </table:table-cell>
          <table:table-cell>
            <text:p>~= acknowledgment
[әk'nɔlidʒmәnt]
n. 承认,承认书,感谢</text:p>
          </table:table-cell>
        </table:table-row>
        <table:table-row>
          <table:table-cell>
            <text:p>1</text:p>
          </table:table-cell>
          <table:table-cell>
            <text:p>acquaint</text:p>
          </table:table-cell>
          <table:table-cell>
            <text:p>[ә'kweint]
vt. 使熟知, 通知</text:p>
          </table:table-cell>
        </table:table-row>
        <table:table-row>
          <table:table-cell>
            <text:p>1</text:p>
          </table:table-cell>
          <table:table-cell>
            <text:p>acquaintances</text:p>
          </table:table-cell>
          <table:table-cell>
            <text:p>~= acquaintance
[ә'kweintәns]
n. 相识, 熟人</text:p>
          </table:table-cell>
        </table:table-row>
        <table:table-row>
          <table:table-cell>
            <text:p>1</text:p>
          </table:table-cell>
          <table:table-cell>
            <text:p>acquiesced</text:p>
          </table:table-cell>
          <table:table-cell>
            <text:p>~= acquiesce
[ˏækwi'es]
vi. 默许, 勉强同意</text:p>
          </table:table-cell>
        </table:table-row>
        <table:table-row>
          <table:table-cell>
            <text:p>1</text:p>
          </table:table-cell>
          <table:table-cell>
            <text:p>acre</text:p>
          </table:table-cell>
          <table:table-cell>
            <text:p>['eikә]
n. 英亩, 地产, 大片田地</text:p>
          </table:table-cell>
        </table:table-row>
        <table:table-row>
          <table:table-cell>
            <text:p>1</text:p>
          </table:table-cell>
          <table:table-cell>
            <text:p>adapt</text:p>
          </table:table-cell>
          <table:table-cell>
            <text:p>[ә'dæpt]
vt. 使适应, 改编</text:p>
          </table:table-cell>
        </table:table-row>
        <table:table-row>
          <table:table-cell>
            <text:p>1</text:p>
          </table:table-cell>
          <table:table-cell>
            <text:p>adapted</text:p>
          </table:table-cell>
          <table:table-cell>
            <text:p>adj. 适合的</text:p>
          </table:table-cell>
        </table:table-row>
        <table:table-row>
          <table:table-cell>
            <text:p>1</text:p>
          </table:table-cell>
          <table:table-cell>
            <text:p>additional</text:p>
          </table:table-cell>
          <table:table-cell>
            <text:p>[ә'diʃәnl]
adj. 另外的, 附加的, 额外的</text:p>
          </table:table-cell>
        </table:table-row>
        <table:table-row>
          <table:table-cell>
            <text:p>1</text:p>
          </table:table-cell>
          <table:table-cell>
            <text:p>adhering</text:p>
          </table:table-cell>
          <table:table-cell>
            <text:p>~= adhere
[әd'hiә]
vi. 粘附, 胶着, 坚持
v. 坚持</text:p>
          </table:table-cell>
        </table:table-row>
        <table:table-row>
          <table:table-cell>
            <text:p>1</text:p>
          </table:table-cell>
          <table:table-cell>
            <text:p>administration</text:p>
          </table:table-cell>
          <table:table-cell>
            <text:p>[әdminis'treiʃәn]
n. 管理, 经营, 行政部门</text:p>
          </table:table-cell>
        </table:table-row>
        <table:table-row>
          <table:table-cell>
            <text:p>1</text:p>
          </table:table-cell>
          <table:table-cell>
            <text:p>admirable</text:p>
          </table:table-cell>
          <table:table-cell>
            <text:p>['ædmәrәbl]
adj. 令人倾佩的, 值的赞美的, 绝妙的, 极好的</text:p>
          </table:table-cell>
        </table:table-row>
        <table:table-row>
          <table:table-cell>
            <text:p>1</text:p>
          </table:table-cell>
          <table:table-cell>
            <text:p>admirably</text:p>
          </table:table-cell>
          <table:table-cell>
            <text:p>adv. 极好地, 美好地</text:p>
          </table:table-cell>
        </table:table-row>
        <table:table-row>
          <table:table-cell>
            <text:p>1</text:p>
          </table:table-cell>
          <table:table-cell>
            <text:p>admiration</text:p>
          </table:table-cell>
          <table:table-cell>
            <text:p>[ˏædmә'reiʃәn]
n. 钦佩, 赞美, 羡慕</text:p>
          </table:table-cell>
        </table:table-row>
        <table:table-row>
          <table:table-cell>
            <text:p>1</text:p>
          </table:table-cell>
          <table:table-cell>
            <text:p>admit</text:p>
          </table:table-cell>
          <table:table-cell>
            <text:p>[әd'mit]
v. 容许, 承认, 接纳</text:p>
          </table:table-cell>
        </table:table-row>
        <table:table-row>
          <table:table-cell>
            <text:p>1</text:p>
          </table:table-cell>
          <table:table-cell>
            <text:p>admonition</text:p>
          </table:table-cell>
          <table:table-cell>
            <text:p>[ædmә'niʃәn]
n. 警告</text:p>
          </table:table-cell>
        </table:table-row>
        <table:table-row>
          <table:table-cell>
            <text:p>1</text:p>
          </table:table-cell>
          <table:table-cell>
            <text:p>ado</text:p>
          </table:table-cell>
          <table:table-cell>
            <text:p>[ә'du:]
n. 纷扰, 忙乱
abbr. [军] Advanced Development Objective, 高级发展目标</text:p>
          </table:table-cell>
        </table:table-row>
        <table:table-row>
          <table:table-cell>
            <text:p>1</text:p>
          </table:table-cell>
          <table:table-cell>
            <text:p>adorned</text:p>
          </table:table-cell>
          <table:table-cell>
            <text:p>~= adorn
[ә'dɔ:n]
v. 装饰</text:p>
          </table:table-cell>
        </table:table-row>
        <table:table-row>
          <table:table-cell>
            <text:p>1</text:p>
          </table:table-cell>
          <table:table-cell>
            <text:p>advance</text:p>
          </table:table-cell>
          <table:table-cell>
            <text:p>[әd'vɑ:ns]
n. 前进, 提升, 预付款
v. 前进, 提前, 预付
adj. 前面的, 预先的
预付(款项)</text:p>
          </table:table-cell>
        </table:table-row>
        <table:table-row>
          <table:table-cell>
            <text:p>1</text:p>
          </table:table-cell>
          <table:table-cell>
            <text:p>advancement</text:p>
          </table:table-cell>
          <table:table-cell>
            <text:p>[әd'vɑ:nsmәnt]
n. 前进, 进步</text:p>
          </table:table-cell>
        </table:table-row>
        <table:table-row>
          <table:table-cell>
            <text:p>1</text:p>
          </table:table-cell>
          <table:table-cell>
            <text:p>advantages</text:p>
          </table:table-cell>
          <table:table-cell>
            <text:p>~= advantage
[әd'vɑ:ntidʒ]
n. 优势, 有利条件, 利益</text:p>
          </table:table-cell>
        </table:table-row>
        <table:table-row>
          <table:table-cell>
            <text:p>1</text:p>
          </table:table-cell>
          <table:table-cell>
            <text:p>adventurer</text:p>
          </table:table-cell>
          <table:table-cell>
            <text:p>[әd'ventʃәrә(r)]
n. 冒险家</text:p>
          </table:table-cell>
        </table:table-row>
        <table:table-row>
          <table:table-cell>
            <text:p>1</text:p>
          </table:table-cell>
          <table:table-cell>
            <text:p>adversity</text:p>
          </table:table-cell>
          <table:table-cell>
            <text:p>[әd'vә:siti]
n. 不幸, 灾祸, 逆境</text:p>
          </table:table-cell>
        </table:table-row>
        <table:table-row>
          <table:table-cell>
            <text:p>1</text:p>
          </table:table-cell>
          <table:table-cell>
            <text:p>advisable</text:p>
          </table:table-cell>
          <table:table-cell>
            <text:p>[әd'vaizәbl]
adj. 可取的, 明智的</text:p>
          </table:table-cell>
        </table:table-row>
        <table:table-row>
          <table:table-cell>
            <text:p>1</text:p>
          </table:table-cell>
          <table:table-cell>
            <text:p>affects</text:p>
          </table:table-cell>
          <table:table-cell>
            <text:p>~= affect
[ә'fekt]
vt. 影响, 感动, 侵袭, 假装</text:p>
          </table:table-cell>
        </table:table-row>
        <table:table-row>
          <table:table-cell>
            <text:p>1</text:p>
          </table:table-cell>
          <table:table-cell>
            <text:p>affidavit</text:p>
          </table:table-cell>
          <table:table-cell>
            <text:p>[ˏæfi'deivit]
n. &lt;美&gt;[律]宣誓书, (经陈诉者宣誓在法律上可采作证据的)书面陈述</text:p>
          </table:table-cell>
        </table:table-row>
        <table:table-row>
          <table:table-cell>
            <text:p>1</text:p>
          </table:table-cell>
          <table:table-cell>
            <text:p>affirming</text:p>
          </table:table-cell>
          <table:table-cell>
            <text:p>~= affirm
[ә'fә:m]
v. 断言, 确认, 肯定</text:p>
          </table:table-cell>
        </table:table-row>
        <table:table-row>
          <table:table-cell>
            <text:p>1</text:p>
          </table:table-cell>
          <table:table-cell>
            <text:p>affixed</text:p>
          </table:table-cell>
          <table:table-cell>
            <text:p>~= affix
[ә'fiks]
vt. 使附于, 粘贴
n. [语]词缀</text:p>
          </table:table-cell>
        </table:table-row>
        <table:table-row>
          <table:table-cell>
            <text:p>1</text:p>
          </table:table-cell>
          <table:table-cell>
            <text:p>afflict</text:p>
          </table:table-cell>
          <table:table-cell>
            <text:p>[ә'flikt]
vt. 使痛苦, 折磨</text:p>
          </table:table-cell>
        </table:table-row>
        <table:table-row>
          <table:table-cell>
            <text:p>1</text:p>
          </table:table-cell>
          <table:table-cell>
            <text:p>afflicted</text:p>
          </table:table-cell>
          <table:table-cell>
            <text:p>~= afflict
[ә'flikt]
vt. 使痛苦, 折磨</text:p>
          </table:table-cell>
        </table:table-row>
        <table:table-row>
          <table:table-cell>
            <text:p>1</text:p>
          </table:table-cell>
          <table:table-cell>
            <text:p>afford</text:p>
          </table:table-cell>
          <table:table-cell>
            <text:p>[ә'fɔ:d]
vt. 提供, 给予, 供应得起</text:p>
          </table:table-cell>
        </table:table-row>
        <table:table-row>
          <table:table-cell>
            <text:p>1</text:p>
          </table:table-cell>
          <table:table-cell>
            <text:p>affording</text:p>
          </table:table-cell>
          <table:table-cell>
            <text:p>~= afford
[ә'fɔ:d]
vt. 提供, 给予, 供应得起</text:p>
          </table:table-cell>
        </table:table-row>
        <table:table-row>
          <table:table-cell>
            <text:p>1</text:p>
          </table:table-cell>
          <table:table-cell>
            <text:p>affrighted</text:p>
          </table:table-cell>
          <table:table-cell>
            <text:p>~= affright
[ә'frait]
vt. 惊吓
n. 恐怖</text:p>
          </table:table-cell>
        </table:table-row>
        <table:table-row>
          <table:table-cell>
            <text:p>1</text:p>
          </table:table-cell>
          <table:table-cell>
            <text:p>affronted</text:p>
          </table:table-cell>
          <table:table-cell>
            <text:p>adj. 被侮辱的, 被冒犯的</text:p>
          </table:table-cell>
        </table:table-row>
        <table:table-row>
          <table:table-cell>
            <text:p>1</text:p>
          </table:table-cell>
          <table:table-cell>
            <text:p>afinishing</text:p>
          </table:table-cell>
          <table:table-cell>
            <text:p>~~~= finishing
['finiʃiŋ]
adj. 最后的, 完工的
n. 结尾, 结束, 完成, 修整</text:p>
          </table:table-cell>
        </table:table-row>
        <table:table-row>
          <table:table-cell>
            <text:p>1</text:p>
          </table:table-cell>
          <table:table-cell>
            <text:p>aft</text:p>
          </table:table-cell>
          <table:table-cell>
            <text:p>[ɑ:ft]
adv. 在船尾</text:p>
          </table:table-cell>
        </table:table-row>
        <table:table-row>
          <table:table-cell>
            <text:p>1</text:p>
          </table:table-cell>
          <table:table-cell>
            <text:p>ag</text:p>
          </table:table-cell>
          <table:table-cell>
            <text:p>[æg]
adj. 农业的
[域] Antigua and Barbuda , 安提瓜和巴布达</text:p>
          </table:table-cell>
        </table:table-row>
        <table:table-row>
          <table:table-cell>
            <text:p>1</text:p>
          </table:table-cell>
          <table:table-cell>
            <text:p>agonies</text:p>
          </table:table-cell>
          <table:table-cell>
            <text:p>~= agony
['ægәni]
n. 苦恼, 极大的痛苦</text:p>
          </table:table-cell>
        </table:table-row>
        <table:table-row>
          <table:table-cell>
            <text:p>1</text:p>
          </table:table-cell>
          <table:table-cell>
            <text:p>agony</text:p>
          </table:table-cell>
          <table:table-cell>
            <text:p>['ægәni]
n. 苦恼, 极大的痛苦</text:p>
          </table:table-cell>
        </table:table-row>
        <table:table-row>
          <table:table-cell>
            <text:p>1</text:p>
          </table:table-cell>
          <table:table-cell>
            <text:p>agree</text:p>
          </table:table-cell>
          <table:table-cell>
            <text:p>[ә'gri:]
vi. 同意, 赞成...的意见, 与...一致, 承认, 适合
vt. 同意</text:p>
          </table:table-cell>
        </table:table-row>
        <table:table-row>
          <table:table-cell>
            <text:p>1</text:p>
          </table:table-cell>
          <table:table-cell>
            <text:p>agreeably</text:p>
          </table:table-cell>
          <table:table-cell>
            <text:p>[ә'griәbli]
adv. 愉快地, 欣然</text:p>
          </table:table-cell>
        </table:table-row>
        <table:table-row>
          <table:table-cell>
            <text:p>1</text:p>
          </table:table-cell>
          <table:table-cell>
            <text:p>agreeing</text:p>
          </table:table-cell>
          <table:table-cell>
            <text:p>~= agree
[ә'gri:]
vi. 同意, 赞成...的意见, 与...一致, 承认, 适合
vt. 同意</text:p>
          </table:table-cell>
        </table:table-row>
        <table:table-row>
          <table:table-cell>
            <text:p>1</text:p>
          </table:table-cell>
          <table:table-cell>
            <text:p>agreement</text:p>
          </table:table-cell>
          <table:table-cell>
            <text:p>[ә'gri:mәnt]
n. 同意, 一致, 协定, 协议</text:p>
          </table:table-cell>
        </table:table-row>
        <table:table-row>
          <table:table-cell>
            <text:p>1</text:p>
          </table:table-cell>
          <table:table-cell>
            <text:p>aguish</text:p>
          </table:table-cell>
          <table:table-cell>
            <text:p>['eigju(:)iʃ]
adj. 患疟疾的, 疟疾的, 患了疟疾的, 易患疟疾的</text:p>
          </table:table-cell>
        </table:table-row>
        <table:table-row>
          <table:table-cell>
            <text:p>1</text:p>
          </table:table-cell>
          <table:table-cell>
            <text:p>ain</text:p>
          </table:table-cell>
          <table:table-cell>
            <text:p>[ein]
[英方]自己的</text:p>
          </table:table-cell>
        </table:table-row>
        <table:table-row>
          <table:table-cell>
            <text:p>1</text:p>
          </table:table-cell>
          <table:table-cell>
            <text:p>ainmast</text:p>
          </table:table-cell>
          <table:table-cell>
            <text:p>~~~= mainmast
['meinmɑ:st]
n. 主桅</text:p>
          </table:table-cell>
        </table:table-row>
        <table:table-row>
          <table:table-cell>
            <text:p>1</text:p>
          </table:table-cell>
          <table:table-cell>
            <text:p>ak</text:p>
          </table:table-cell>
          <table:table-cell>
            <text:p>~= AK
美国阿拉斯加邮递区号</text:p>
          </table:table-cell>
        </table:table-row>
        <table:table-row>
          <table:table-cell>
            <text:p>1</text:p>
          </table:table-cell>
          <table:table-cell>
            <text:p>ake</text:p>
          </table:table-cell>
          <table:table-cell>
            <text:p>~~~= ague-cake
n. [医]疟脾(因疾病引起的脾肿大和硬化)</text:p>
          </table:table-cell>
        </table:table-row>
        <table:table-row>
          <table:table-cell>
            <text:p>1</text:p>
          </table:table-cell>
          <table:table-cell>
            <text:p>albeit</text:p>
          </table:table-cell>
          <table:table-cell>
            <text:p>[ɔ:l'bi:it]
conj. 虽然</text:p>
          </table:table-cell>
        </table:table-row>
        <table:table-row>
          <table:table-cell>
            <text:p>1</text:p>
          </table:table-cell>
          <table:table-cell>
            <text:p>alcamies</text:p>
          </table:table-cell>
          <table:table-cell>
            <text:p>~~~= recamier
[ˏreikә'mjei]
n. (设有高头靠、低搁脚板的)贵族式卧榻</text:p>
          </table:table-cell>
        </table:table-row>
        <table:table-row>
          <table:table-cell>
            <text:p>1</text:p>
          </table:table-cell>
          <table:table-cell>
            <text:p>algerines</text:p>
          </table:table-cell>
          <table:table-cell>
            <text:p>~~~= Algerine
[ˏældʒi'ri:n]
adj. 阿尔及利亚的, 阿尔及利亚人的</text:p>
          </table:table-cell>
        </table:table-row>
        <table:table-row>
          <table:table-cell>
            <text:p>1</text:p>
          </table:table-cell>
          <table:table-cell>
            <text:p>alicant</text:p>
          </table:table-cell>
          <table:table-cell>
            <text:p>~~~= Alicante
[æli'kænti]
阿利坎特(西班牙东南部的一个港市)</text:p>
          </table:table-cell>
        </table:table-row>
        <table:table-row>
          <table:table-cell>
            <text:p>1</text:p>
          </table:table-cell>
          <table:table-cell>
            <text:p>alike</text:p>
          </table:table-cell>
          <table:table-cell>
            <text:p>[ә'laik]
adj. 相同的, 相似的
adv. 以同样的方式, 类似于</text:p>
          </table:table-cell>
        </table:table-row>
        <table:table-row>
          <table:table-cell>
            <text:p>1</text:p>
          </table:table-cell>
          <table:table-cell>
            <text:p>allowance</text:p>
          </table:table-cell>
          <table:table-cell>
            <text:p>[ә'lauәns]
n. 津贴, 补助, 宽容, 允许
vt. 定量供应</text:p>
          </table:table-cell>
        </table:table-row>
        <table:table-row>
          <table:table-cell>
            <text:p>1</text:p>
          </table:table-cell>
          <table:table-cell>
            <text:p>allowing</text:p>
          </table:table-cell>
          <table:table-cell>
            <text:p>~= allow
[ә'lau]
vt. 允许, 承认</text:p>
          </table:table-cell>
        </table:table-row>
        <table:table-row>
          <table:table-cell>
            <text:p>1</text:p>
          </table:table-cell>
          <table:table-cell>
            <text:p>allurement</text:p>
          </table:table-cell>
          <table:table-cell>
            <text:p>[ә'ljuәmәnt]
n. 诱惑物，魅力</text:p>
          </table:table-cell>
        </table:table-row>
        <table:table-row>
          <table:table-cell>
            <text:p>1</text:p>
          </table:table-cell>
          <table:table-cell>
            <text:p>alm</text:p>
          </table:table-cell>
          <table:table-cell>
            <text:p>[ɑ:m]
n. 救济品,高山草旬</text:p>
          </table:table-cell>
        </table:table-row>
        <table:table-row>
          <table:table-cell>
            <text:p>1</text:p>
          </table:table-cell>
          <table:table-cell>
            <text:p>aloes</text:p>
          </table:table-cell>
          <table:table-cell>
            <text:p>~= aloe
['ælәu]
n. 芦荟, 芦荟油</text:p>
          </table:table-cell>
        </table:table-row>
        <table:table-row>
          <table:table-cell>
            <text:p>1</text:p>
          </table:table-cell>
          <table:table-cell>
            <text:p>alter</text:p>
          </table:table-cell>
          <table:table-cell>
            <text:p>['ɔ:ltә]
v. 改变</text:p>
          </table:table-cell>
        </table:table-row>
        <table:table-row>
          <table:table-cell>
            <text:p>1</text:p>
          </table:table-cell>
          <table:table-cell>
            <text:p>although</text:p>
          </table:table-cell>
          <table:table-cell>
            <text:p>[ɔ:l'ðәu]
conj. 虽然, 尽管</text:p>
          </table:table-cell>
        </table:table-row>
        <table:table-row>
          <table:table-cell>
            <text:p>1</text:p>
          </table:table-cell>
          <table:table-cell>
            <text:p>ama</text:p>
          </table:table-cell>
          <table:table-cell>
            <text:p>日本女潜水员</text:p>
          </table:table-cell>
        </table:table-row>
        <table:table-row>
          <table:table-cell>
            <text:p>1</text:p>
          </table:table-cell>
          <table:table-cell>
            <text:p>amazing</text:p>
          </table:table-cell>
          <table:table-cell>
            <text:p>[ә'meiziŋ]
adj. 令人惊异的</text:p>
          </table:table-cell>
        </table:table-row>
        <table:table-row>
          <table:table-cell>
            <text:p>1</text:p>
          </table:table-cell>
          <table:table-cell>
            <text:p>ambush</text:p>
          </table:table-cell>
          <table:table-cell>
            <text:p>['æmbuʃ]
n. 埋伏, 伏兵
v. 埋伏</text:p>
          </table:table-cell>
        </table:table-row>
        <table:table-row>
          <table:table-cell>
            <text:p>1</text:p>
          </table:table-cell>
          <table:table-cell>
            <text:p>amendment</text:p>
          </table:table-cell>
          <table:table-cell>
            <text:p>[ә'mendmәnt]
n. 改善, 改正</text:p>
          </table:table-cell>
        </table:table-row>
        <table:table-row>
          <table:table-cell>
            <text:p>1</text:p>
          </table:table-cell>
          <table:table-cell>
            <text:p>amends</text:p>
          </table:table-cell>
          <table:table-cell>
            <text:p>[ә'mendz]
n. (对毁坏, 损坏的)赔偿, 赔礼</text:p>
          </table:table-cell>
        </table:table-row>
        <table:table-row>
          <table:table-cell>
            <text:p>1</text:p>
          </table:table-cell>
          <table:table-cell>
            <text:p>amis</text:p>
          </table:table-cell>
          <table:table-cell>
            <text:p>~= ami
[ɑ:'mi:, ә'mi]
n. &lt;法&gt;男朋友, 爱人</text:p>
          </table:table-cell>
        </table:table-row>
        <table:table-row>
          <table:table-cell>
            <text:p>1</text:p>
          </table:table-cell>
          <table:table-cell>
            <text:p>amiss</text:p>
          </table:table-cell>
          <table:table-cell>
            <text:p>[ә'mis]
adj. 有毛病的, 出差错的
adv. 错误的</text:p>
          </table:table-cell>
        </table:table-row>
        <table:table-row>
          <table:table-cell>
            <text:p>1</text:p>
          </table:table-cell>
          <table:table-cell>
            <text:p>ammunitio</text:p>
          </table:table-cell>
          <table:table-cell>
            <text:p>~~~= ammunition
[ˏæmju'niʃәn]
n. 军火, 弹药</text:p>
          </table:table-cell>
        </table:table-row>
        <table:table-row>
          <table:table-cell>
            <text:p>1</text:p>
          </table:table-cell>
          <table:table-cell>
            <text:p>amongst</text:p>
          </table:table-cell>
          <table:table-cell>
            <text:p>[ә'mʌŋst]
prep. 在...中间, 在...之中</text:p>
          </table:table-cell>
        </table:table-row>
        <table:table-row>
          <table:table-cell>
            <text:p>1</text:p>
          </table:table-cell>
          <table:table-cell>
            <text:p>amount</text:p>
          </table:table-cell>
          <table:table-cell>
            <text:p>[ә'maunt]
n. 数量
vi. (to) 总计, 等于</text:p>
          </table:table-cell>
        </table:table-row>
        <table:table-row>
          <table:table-cell>
            <text:p>1</text:p>
          </table:table-cell>
          <table:table-cell>
            <text:p>amounting</text:p>
          </table:table-cell>
          <table:table-cell>
            <text:p>~= amount
[ә'maunt]
n. 数量
vi. (to) 总计, 等于</text:p>
          </table:table-cell>
        </table:table-row>
        <table:table-row>
          <table:table-cell>
            <text:p>1</text:p>
          </table:table-cell>
          <table:table-cell>
            <text:p>amused</text:p>
          </table:table-cell>
          <table:table-cell>
            <text:p>[ә'mju:zd]
adj. 愉快的, 开心的, 好玩的</text:p>
          </table:table-cell>
        </table:table-row>
        <table:table-row>
          <table:table-cell>
            <text:p>1</text:p>
          </table:table-cell>
          <table:table-cell>
            <text:p>amusements</text:p>
          </table:table-cell>
          <table:table-cell>
            <text:p>~= amusement
[ә'mju:zmәnt]
n. 娱乐, 消遣, 娱乐活动</text:p>
          </table:table-cell>
        </table:table-row>
        <table:table-row>
          <table:table-cell>
            <text:p>1</text:p>
          </table:table-cell>
          <table:table-cell>
            <text:p>anchorage</text:p>
          </table:table-cell>
          <table:table-cell>
            <text:p>['æŋkәridʒ]
n. 停泊地点, 抛锚地点</text:p>
          </table:table-cell>
        </table:table-row>
        <table:table-row>
          <table:table-cell>
            <text:p>1</text:p>
          </table:table-cell>
          <table:table-cell>
            <text:p>anged</text:p>
          </table:table-cell>
          <table:table-cell>
            <text:p>~~~= arranged
vbl. 安排,准备,计划</text:p>
          </table:table-cell>
        </table:table-row>
        <table:table-row>
          <table:table-cell>
            <text:p>1</text:p>
          </table:table-cell>
          <table:table-cell>
            <text:p>anguish</text:p>
          </table:table-cell>
          <table:table-cell>
            <text:p>['æŋgwiʃ]
n. 痛苦, 苦恼
vt. 使极苦闷, 使极痛苦
vi. 感到痛苦</text:p>
          </table:table-cell>
        </table:table-row>
        <table:table-row>
          <table:table-cell>
            <text:p>1</text:p>
          </table:table-cell>
          <table:table-cell>
            <text:p>animal</text:p>
          </table:table-cell>
          <table:table-cell>
            <text:p>['ænimәl]
n. 动物</text:p>
          </table:table-cell>
        </table:table-row>
        <table:table-row>
          <table:table-cell>
            <text:p>1</text:p>
          </table:table-cell>
          <table:table-cell>
            <text:p>animated</text:p>
          </table:table-cell>
          <table:table-cell>
            <text:p>['ænimeitid]
adj. 活生生的, 活泼的, 动的, 愉快的</text:p>
          </table:table-cell>
        </table:table-row>
        <table:table-row>
          <table:table-cell>
            <text:p>1</text:p>
          </table:table-cell>
          <table:table-cell>
            <text:p>ano</text:p>
          </table:table-cell>
          <table:table-cell>
            <text:p>~~~= acetylethanolamine
[ˏæsitiˏleθәnә'læmin]
乙酰基乙醇胺</text:p>
          </table:table-cell>
        </table:table-row>
        <table:table-row>
          <table:table-cell>
            <text:p>1</text:p>
          </table:table-cell>
          <table:table-cell>
            <text:p>answerable</text:p>
          </table:table-cell>
          <table:table-cell>
            <text:p>['ɑ:nsәrәbl]
adj. 有责任的, 应负责的, 可回答的</text:p>
          </table:table-cell>
        </table:table-row>
        <table:table-row>
          <table:table-cell>
            <text:p>1</text:p>
          </table:table-cell>
          <table:table-cell>
            <text:p>answers</text:p>
          </table:table-cell>
          <table:table-cell>
            <text:p>~= answer
['ɑ:nsә]
n. 答案, 回答, 答辩, 抗辩
v. 回答说, 答复说, 符合, 反响, 响应</text:p>
          </table:table-cell>
        </table:table-row>
        <table:table-row>
          <table:table-cell>
            <text:p>1</text:p>
          </table:table-cell>
          <table:table-cell>
            <text:p>anted</text:p>
          </table:table-cell>
          <table:table-cell>
            <text:p>~= ant
[ænt]
n. 蚂蚁</text:p>
          </table:table-cell>
        </table:table-row>
        <table:table-row>
          <table:table-cell>
            <text:p>1</text:p>
          </table:table-cell>
          <table:table-cell>
            <text:p>antic</text:p>
          </table:table-cell>
          <table:table-cell>
            <text:p>['æntik]
n. 丑角, 滑稽动作
adj. 奇特的, 滑稽可笑的</text:p>
          </table:table-cell>
        </table:table-row>
        <table:table-row>
          <table:table-cell>
            <text:p>1</text:p>
          </table:table-cell>
          <table:table-cell>
            <text:p>anticipate</text:p>
          </table:table-cell>
          <table:table-cell>
            <text:p>[æn'tisipeit]
vt. 预期, 期望, 过早使用, 先人一着, 占先
v. 预订, 预见, 可以预料</text:p>
          </table:table-cell>
        </table:table-row>
        <table:table-row>
          <table:table-cell>
            <text:p>1</text:p>
          </table:table-cell>
          <table:table-cell>
            <text:p>anticipated</text:p>
          </table:table-cell>
          <table:table-cell>
            <text:p>预先的
预期的</text:p>
          </table:table-cell>
        </table:table-row>
        <table:table-row>
          <table:table-cell>
            <text:p>1</text:p>
          </table:table-cell>
          <table:table-cell>
            <text:p>anxieties</text:p>
          </table:table-cell>
          <table:table-cell>
            <text:p>~= anxiety
[æŋg'zaiәti]
n. 忧虑, 焦急, 渴望, 热望</text:p>
          </table:table-cell>
        </table:table-row>
        <table:table-row>
          <table:table-cell>
            <text:p>1</text:p>
          </table:table-cell>
          <table:table-cell>
            <text:p>anytime</text:p>
          </table:table-cell>
          <table:table-cell>
            <text:p>['enitaim]
adv. 任何时候, 无论何时</text:p>
          </table:table-cell>
        </table:table-row>
        <table:table-row>
          <table:table-cell>
            <text:p>1</text:p>
          </table:table-cell>
          <table:table-cell>
            <text:p>apartments</text:p>
          </table:table-cell>
          <table:table-cell>
            <text:p>~= apartment
[ә'pɑ:tmәnt]
n. &lt;美&gt;公寓住宅, 单元住宅, 房间</text:p>
          </table:table-cell>
        </table:table-row>
        <table:table-row>
          <table:table-cell>
            <text:p>1</text:p>
          </table:table-cell>
          <table:table-cell>
            <text:p>apparition</text:p>
          </table:table-cell>
          <table:table-cell>
            <text:p>[ˏæpә'riʃәn]
n. 离奇出现的东西, (尤指)鬼怪, 幽灵, 幻影</text:p>
          </table:table-cell>
        </table:table-row>
        <table:table-row>
          <table:table-cell>
            <text:p>1</text:p>
          </table:table-cell>
          <table:table-cell>
            <text:p>apparitions</text:p>
          </table:table-cell>
          <table:table-cell>
            <text:p>~= apparition
[ˏæpә'riʃәn]
n. 离奇出现的东西, (尤指)鬼怪, 幽灵, 幻影</text:p>
          </table:table-cell>
        </table:table-row>
        <table:table-row>
          <table:table-cell>
            <text:p>1</text:p>
          </table:table-cell>
          <table:table-cell>
            <text:p>appe</text:p>
          </table:table-cell>
          <table:table-cell>
            <text:p>~~~= acappella
[ˏɑ:kә'pelә]
[意][音]无伴奏的
有教堂音乐风格的</text:p>
          </table:table-cell>
        </table:table-row>
        <table:table-row>
          <table:table-cell>
            <text:p>1</text:p>
          </table:table-cell>
          <table:table-cell>
            <text:p>appearing</text:p>
          </table:table-cell>
          <table:table-cell>
            <text:p>~= appear
[ә'piә]
vi. 出现, 看来, 似乎, 公开露面, 出版, 发表</text:p>
          </table:table-cell>
        </table:table-row>
        <table:table-row>
          <table:table-cell>
            <text:p>1</text:p>
          </table:table-cell>
          <table:table-cell>
            <text:p>applic</text:p>
          </table:table-cell>
          <table:table-cell>
            <text:p>~~~= applicability
[ˏæplikә'bilәti]
n. 适用性, 适应性</text:p>
          </table:table-cell>
        </table:table-row>
        <table:table-row>
          <table:table-cell>
            <text:p>1</text:p>
          </table:table-cell>
          <table:table-cell>
            <text:p>applications</text:p>
          </table:table-cell>
          <table:table-cell>
            <text:p>[计]应用, 应用软件</text:p>
          </table:table-cell>
        </table:table-row>
        <table:table-row>
          <table:table-cell>
            <text:p>1</text:p>
          </table:table-cell>
          <table:table-cell>
            <text:p>appoint</text:p>
          </table:table-cell>
          <table:table-cell>
            <text:p>[ә'pɔint]
vt. 约定, 指定(时间,地点), 任命, 委任</text:p>
          </table:table-cell>
        </table:table-row>
        <table:table-row>
          <table:table-cell>
            <text:p>1</text:p>
          </table:table-cell>
          <table:table-cell>
            <text:p>appointing</text:p>
          </table:table-cell>
          <table:table-cell>
            <text:p>~= appoint
[ә'pɔint]
vt. 约定, 指定(时间,地点), 任命, 委任</text:p>
          </table:table-cell>
        </table:table-row>
        <table:table-row>
          <table:table-cell>
            <text:p>1</text:p>
          </table:table-cell>
          <table:table-cell>
            <text:p>apprehend</text:p>
          </table:table-cell>
          <table:table-cell>
            <text:p>[ˏæpri'hend]
v. 领会理解</text:p>
          </table:table-cell>
        </table:table-row>
        <table:table-row>
          <table:table-cell>
            <text:p>1</text:p>
          </table:table-cell>
          <table:table-cell>
            <text:p>apprentice</text:p>
          </table:table-cell>
          <table:table-cell>
            <text:p>[ә'prentis]
n. 学徒
v. 当学徒</text:p>
          </table:table-cell>
        </table:table-row>
        <table:table-row>
          <table:table-cell>
            <text:p>1</text:p>
          </table:table-cell>
          <table:table-cell>
            <text:p>approaching</text:p>
          </table:table-cell>
          <table:table-cell>
            <text:p>~= approach
[ә'prәutʃ]
n. 接近, 逼近, 走进, 方法, 步骤, 途径, 通路
vt. 接近, 动手处理
vi. 靠近</text:p>
          </table:table-cell>
        </table:table-row>
        <table:table-row>
          <table:table-cell>
            <text:p>1</text:p>
          </table:table-cell>
          <table:table-cell>
            <text:p>appropriate</text:p>
          </table:table-cell>
          <table:table-cell>
            <text:p>[ә'prәupriit]
adj. 适当的</text:p>
          </table:table-cell>
        </table:table-row>
        <table:table-row>
          <table:table-cell>
            <text:p>1</text:p>
          </table:table-cell>
          <table:table-cell>
            <text:p>appropriated</text:p>
          </table:table-cell>
          <table:table-cell>
            <text:p>【经】 拨款</text:p>
          </table:table-cell>
        </table:table-row>
        <table:table-row>
          <table:table-cell>
            <text:p>1</text:p>
          </table:table-cell>
          <table:table-cell>
            <text:p>apr</text:p>
          </table:table-cell>
          <table:table-cell>
            <text:p>~= Apr
abbr 缩写 = April:
14 Apr
1986  1986年4月14日.</text:p>
          </table:table-cell>
        </table:table-row>
        <table:table-row>
          <table:table-cell>
            <text:p>1</text:p>
          </table:table-cell>
          <table:table-cell>
            <text:p>aptest</text:p>
          </table:table-cell>
          <table:table-cell>
            <text:p>~= apt
[æpt]
adj. 易于...的, 有...倾向的, 灵敏的, 灵巧的, 适当的, 切题的, 敏捷, 倾向是</text:p>
          </table:table-cell>
        </table:table-row>
        <table:table-row>
          <table:table-cell>
            <text:p>1</text:p>
          </table:table-cell>
          <table:table-cell>
            <text:p>ar</text:p>
          </table:table-cell>
          <table:table-cell>
            <text:p>[域] Argentina , 阿根廷
abbr. [军] Army Regulation, 陆军条例</text:p>
          </table:table-cell>
        </table:table-row>
        <table:table-row>
          <table:table-cell>
            <text:p>1</text:p>
          </table:table-cell>
          <table:table-cell>
            <text:p>arable</text:p>
          </table:table-cell>
          <table:table-cell>
            <text:p>['ærәbl]
adj. 可耕的, 适于耕种的</text:p>
          </table:table-cell>
        </table:table-row>
        <table:table-row>
          <table:table-cell>
            <text:p>1</text:p>
          </table:table-cell>
          <table:table-cell>
            <text:p>arance</text:p>
          </table:table-cell>
          <table:table-cell>
            <text:p>~~~= abearance
[ә'bi:rәns]
行动, 行为</text:p>
          </table:table-cell>
        </table:table-row>
        <table:table-row>
          <table:table-cell>
            <text:p>1</text:p>
          </table:table-cell>
          <table:table-cell>
            <text:p>arbitrary</text:p>
          </table:table-cell>
          <table:table-cell>
            <text:p>['ɑ:bitrәri]
adj. 任意的, 武断的, 独裁的, 专断的</text:p>
          </table:table-cell>
        </table:table-row>
        <table:table-row>
          <table:table-cell>
            <text:p>1</text:p>
          </table:table-cell>
          <table:table-cell>
            <text:p>ared</text:p>
          </table:table-cell>
          <table:table-cell>
            <text:p>~= ar
[域] Argentina , 阿根廷
abbr. [军] Army Regulation, 陆军条例</text:p>
          </table:table-cell>
        </table:table-row>
        <table:table-row>
          <table:table-cell>
            <text:p>1</text:p>
          </table:table-cell>
          <table:table-cell>
            <text:p>argue</text:p>
          </table:table-cell>
          <table:table-cell>
            <text:p>['ɑ:gju:]
vi. 争论, 辩论
vt. 说服</text:p>
          </table:table-cell>
        </table:table-row>
        <table:table-row>
          <table:table-cell>
            <text:p>1</text:p>
          </table:table-cell>
          <table:table-cell>
            <text:p>arose</text:p>
          </table:table-cell>
          <table:table-cell>
            <text:p>[ә'rәuz]
vbl. 引发, 激起, 唤起</text:p>
          </table:table-cell>
        </table:table-row>
        <table:table-row>
          <table:table-cell>
            <text:p>1</text:p>
          </table:table-cell>
          <table:table-cell>
            <text:p>aroused</text:p>
          </table:table-cell>
          <table:table-cell>
            <text:p>~= arouse
[ә'rauz]
vt. 唤醒, 唤起, 鼓励, 引起
vi. 睡醒</text:p>
          </table:table-cell>
        </table:table-row>
        <table:table-row>
          <table:table-cell>
            <text:p>1</text:p>
          </table:table-cell>
          <table:table-cell>
            <text:p>arraign</text:p>
          </table:table-cell>
          <table:table-cell>
            <text:p>[ә'rein]
vt. 提问, 传讯, 责难</text:p>
          </table:table-cell>
        </table:table-row>
        <table:table-row>
          <table:table-cell>
            <text:p>1</text:p>
          </table:table-cell>
          <table:table-cell>
            <text:p>arrival</text:p>
          </table:table-cell>
          <table:table-cell>
            <text:p>[ә'raivәl]
n. 到来, 到达, 到达者</text:p>
          </table:table-cell>
        </table:table-row>
        <table:table-row>
          <table:table-cell>
            <text:p>1</text:p>
          </table:table-cell>
          <table:table-cell>
            <text:p>arrive</text:p>
          </table:table-cell>
          <table:table-cell>
            <text:p>[ә'raiv]
vi. 到达, 抵达</text:p>
          </table:table-cell>
        </table:table-row>
        <table:table-row>
          <table:table-cell>
            <text:p>1</text:p>
          </table:table-cell>
          <table:table-cell>
            <text:p>arriving</text:p>
          </table:table-cell>
          <table:table-cell>
            <text:p>~= arrive
[ә'raiv]
vi. 到达, 抵达</text:p>
          </table:table-cell>
        </table:table-row>
        <table:table-row>
          <table:table-cell>
            <text:p>1</text:p>
          </table:table-cell>
          <table:table-cell>
            <text:p>article</text:p>
          </table:table-cell>
          <table:table-cell>
            <text:p>['ɑ:tikl]
n. 文章, 论文, 物品, 商品, 项目, 条款
v. 清楚说出
adj. 表达清晰的</text:p>
          </table:table-cell>
        </table:table-row>
        <table:table-row>
          <table:table-cell>
            <text:p>1</text:p>
          </table:table-cell>
          <table:table-cell>
            <text:p>articulately</text:p>
          </table:table-cell>
          <table:table-cell>
            <text:p>adv. </text:p>
          </table:table-cell>
        </table:table-row>
        <table:table-row>
          <table:table-cell>
            <text:p>1</text:p>
          </table:table-cell>
          <table:table-cell>
            <text:p>artwork</text:p>
          </table:table-cell>
          <table:table-cell>
            <text:p>['ɑ:twә:k]
n. 艺术品, 美术品</text:p>
          </table:table-cell>
        </table:table-row>
        <table:table-row>
          <table:table-cell>
            <text:p>1</text:p>
          </table:table-cell>
          <table:table-cell>
            <text:p>ascribe</text:p>
          </table:table-cell>
          <table:table-cell>
            <text:p>[әs'kraib]
vt. 归因于, 归咎于</text:p>
          </table:table-cell>
        </table:table-row>
        <table:table-row>
          <table:table-cell>
            <text:p>1</text:p>
          </table:table-cell>
          <table:table-cell>
            <text:p>ason</text:p>
          </table:table-cell>
          <table:table-cell>
            <text:p>~~~= aseasonal
[ei'si:zәnәl]
adj. 无季节性的
四季可用的</text:p>
          </table:table-cell>
        </table:table-row>
        <table:table-row>
          <table:table-cell>
            <text:p>1</text:p>
          </table:table-cell>
          <table:table-cell>
            <text:p>aspect</text:p>
          </table:table-cell>
          <table:table-cell>
            <text:p>['æspekt]
n. 样子, 外表, 面貌, (问题等的)方面</text:p>
          </table:table-cell>
        </table:table-row>
        <table:table-row>
          <table:table-cell>
            <text:p>1</text:p>
          </table:table-cell>
          <table:table-cell>
            <text:p>assaulting</text:p>
          </table:table-cell>
          <table:table-cell>
            <text:p>~= assault
[ә'sɔ:lt]
n. 攻击, 袭击
v. 袭击</text:p>
          </table:table-cell>
        </table:table-row>
        <table:table-row>
          <table:table-cell>
            <text:p>1</text:p>
          </table:table-cell>
          <table:table-cell>
            <text:p>assiento</text:p>
          </table:table-cell>
          <table:table-cell>
            <text:p>~~~= ayuntamiento
[әˏjuntә'mjentәu]
&lt;西&gt;n.(西班牙及前西属殖民地的)市议会,市政厅</text:p>
          </table:table-cell>
        </table:table-row>
        <table:table-row>
          <table:table-cell>
            <text:p>1</text:p>
          </table:table-cell>
          <table:table-cell>
            <text:p>assigned</text:p>
          </table:table-cell>
          <table:table-cell>
            <text:p>~= assign
[ә'sain]
vt. 分配, 指派
v. 赋值
[计] 将驱动器符重定向至第二个驱动器符</text:p>
          </table:table-cell>
        </table:table-row>
        <table:table-row>
          <table:table-cell>
            <text:p>1</text:p>
          </table:table-cell>
          <table:table-cell>
            <text:p>assistants</text:p>
          </table:table-cell>
          <table:table-cell>
            <text:p>~= assistant
[ә'sistәnt]
n. 助手, 助教
adj. 辅助的, 助理的</text:p>
          </table:table-cell>
        </table:table-row>
        <table:table-row>
          <table:table-cell>
            <text:p>1</text:p>
          </table:table-cell>
          <table:table-cell>
            <text:p>ast</text:p>
          </table:table-cell>
          <table:table-cell>
            <text:p>~= AST
美国虹志公司，较大的电脑生产厂家。
abbr. [军] Army Staff Target, 陆军参谋部目标</text:p>
          </table:table-cell>
        </table:table-row>
        <table:table-row>
          <table:table-cell>
            <text:p>1</text:p>
          </table:table-cell>
          <table:table-cell>
            <text:p>astern</text:p>
          </table:table-cell>
          <table:table-cell>
            <text:p>[әs'tә:n]
adv. 在船尾, 向船尾</text:p>
          </table:table-cell>
        </table:table-row>
        <table:table-row>
          <table:table-cell>
            <text:p>1</text:p>
          </table:table-cell>
          <table:table-cell>
            <text:p>ation</text:p>
          </table:table-cell>
          <table:table-cell>
            <text:p>~~~= abalienation
[әˏbeiliә'neiʃәn]
精神错乱</text:p>
          </table:table-cell>
        </table:table-row>
        <table:table-row>
          <table:table-cell>
            <text:p>1</text:p>
          </table:table-cell>
          <table:table-cell>
            <text:p>attend</text:p>
          </table:table-cell>
          <table:table-cell>
            <text:p>[ә'tend]
vt. 出席, 参加, 照顾, 护理, 注意
vi. 专心, 留意</text:p>
          </table:table-cell>
        </table:table-row>
        <table:table-row>
          <table:table-cell>
            <text:p>1</text:p>
          </table:table-cell>
          <table:table-cell>
            <text:p>attendance</text:p>
          </table:table-cell>
          <table:table-cell>
            <text:p>[ә'tendәns]
n. 出席, 出席的人数, 伺候, 照料</text:p>
          </table:table-cell>
        </table:table-row>
        <table:table-row>
          <table:table-cell>
            <text:p>1</text:p>
          </table:table-cell>
          <table:table-cell>
            <text:p>attends</text:p>
          </table:table-cell>
          <table:table-cell>
            <text:p>~= attend
[ә'tend]
vt. 出席, 参加, 照顾, 护理, 注意
vi. 专心, 留意</text:p>
          </table:table-cell>
        </table:table-row>
        <table:table-row>
          <table:table-cell>
            <text:p>1</text:p>
          </table:table-cell>
          <table:table-cell>
            <text:p>attentively</text:p>
          </table:table-cell>
          <table:table-cell>
            <text:p>adv. 注意地, 留意地</text:p>
          </table:table-cell>
        </table:table-row>
        <table:table-row>
          <table:table-cell>
            <text:p>1</text:p>
          </table:table-cell>
          <table:table-cell>
            <text:p>attested</text:p>
          </table:table-cell>
          <table:table-cell>
            <text:p>adj. 经检验证明无病的；经检验证明无菌的</text:p>
          </table:table-cell>
        </table:table-row>
        <table:table-row>
          <table:table-cell>
            <text:p>1</text:p>
          </table:table-cell>
          <table:table-cell>
            <text:p>attorney</text:p>
          </table:table-cell>
          <table:table-cell>
            <text:p>[ә'tә:ni]
n. &lt;美&gt;律师, (业务或法律事务上的)代理人</text:p>
          </table:table-cell>
        </table:table-row>
        <table:table-row>
          <table:table-cell>
            <text:p>1</text:p>
          </table:table-cell>
          <table:table-cell>
            <text:p>audibly</text:p>
          </table:table-cell>
          <table:table-cell>
            <text:p>adv. 可听见地</text:p>
          </table:table-cell>
        </table:table-row>
        <table:table-row>
          <table:table-cell>
            <text:p>1</text:p>
          </table:table-cell>
          <table:table-cell>
            <text:p>augustines</text:p>
          </table:table-cell>
          <table:table-cell>
            <text:p>~~~= Augustine
[ɔ:'gʌstin]
奥古斯丁(①姓氏 ②Saint, 354-430, 罗马帝国基督教思想家
北非希波主教)</text:p>
          </table:table-cell>
        </table:table-row>
        <table:table-row>
          <table:table-cell>
            <text:p>1</text:p>
          </table:table-cell>
          <table:table-cell>
            <text:p>authors</text:p>
          </table:table-cell>
          <table:table-cell>
            <text:p>~= author
['ɔ:θә]
n. 作家, 创造者</text:p>
          </table:table-cell>
        </table:table-row>
        <table:table-row>
          <table:table-cell>
            <text:p>1</text:p>
          </table:table-cell>
          <table:table-cell>
            <text:p>ave</text:p>
          </table:table-cell>
          <table:table-cell>
            <text:p>['ɑ:vi]
n. (=avenue)大街, 途径, 林荫大道</text:p>
          </table:table-cell>
        </table:table-row>
        <table:table-row>
          <table:table-cell>
            <text:p>1</text:p>
          </table:table-cell>
          <table:table-cell>
            <text:p>avenous</text:p>
          </table:table-cell>
          <table:table-cell>
            <text:p>~~~= intravenous
[ˏintrә'vi:nәs]
adj. 静脉内的</text:p>
          </table:table-cell>
        </table:table-row>
        <table:table-row>
          <table:table-cell>
            <text:p>1</text:p>
          </table:table-cell>
          <table:table-cell>
            <text:p>avenue</text:p>
          </table:table-cell>
          <table:table-cell>
            <text:p>['ævinju:]
n. 林荫道, 大街, 方法, 途径, 路</text:p>
          </table:table-cell>
        </table:table-row>
        <table:table-row>
          <table:table-cell>
            <text:p>1</text:p>
          </table:table-cell>
          <table:table-cell>
            <text:p>avoiding</text:p>
          </table:table-cell>
          <table:table-cell>
            <text:p>~= avoid
[ә'vɔid]
vt. 避免, 消除</text:p>
          </table:table-cell>
        </table:table-row>
        <table:table-row>
          <table:table-cell>
            <text:p>1</text:p>
          </table:table-cell>
          <table:table-cell>
            <text:p>awe</text:p>
          </table:table-cell>
          <table:table-cell>
            <text:p>[ɔ:]
n. 敬畏
vt. 敬畏</text:p>
          </table:table-cell>
        </table:table-row>
        <table:table-row>
          <table:table-cell>
            <text:p>1</text:p>
          </table:table-cell>
          <table:table-cell>
            <text:p>awkwardly</text:p>
          </table:table-cell>
          <table:table-cell>
            <text:p>adv. 笨拙地, 无技巧地</text:p>
          </table:table-cell>
        </table:table-row>
        <table:table-row>
          <table:table-cell>
            <text:p>1</text:p>
          </table:table-cell>
          <table:table-cell>
            <text:p>awning</text:p>
          </table:table-cell>
          <table:table-cell>
            <text:p>['ɔ:niŋ]
n. 遮阳篷, 雨篷</text:p>
          </table:table-cell>
        </table:table-row>
        <table:table-row>
          <table:table-cell>
            <text:p>1</text:p>
          </table:table-cell>
          <table:table-cell>
            <text:p>axis</text:p>
          </table:table-cell>
          <table:table-cell>
            <text:p>['æksis]
n. 轴</text:p>
          </table:table-cell>
        </table:table-row>
        <table:table-row>
          <table:table-cell>
            <text:p>1</text:p>
          </table:table-cell>
          <table:table-cell>
            <text:p>ayres</text:p>
          </table:table-cell>
          <table:table-cell>
            <text:p>~~~= antipyresis
[ˏæntipai'ri:sis]
退热(疗)法</text:p>
          </table:table-cell>
        </table:table-row>
        <table:table-row>
          <table:table-cell>
            <text:p>1</text:p>
          </table:table-cell>
          <table:table-cell>
            <text:p>backs</text:p>
          </table:table-cell>
          <table:table-cell>
            <text:p>~= back
[bæk]
adj. 后面的, 在后面, 早过去的, 前(欠)的钱
adv. 向后地
n. 背部, 后面
v. 后退, 支持</text:p>
          </table:table-cell>
        </table:table-row>
        <table:table-row>
          <table:table-cell>
            <text:p>1</text:p>
          </table:table-cell>
          <table:table-cell>
            <text:p>backwards</text:p>
          </table:table-cell>
          <table:table-cell>
            <text:p>['bækwәdz]
adv. 向后</text:p>
          </table:table-cell>
        </table:table-row>
        <table:table-row>
          <table:table-cell>
            <text:p>1</text:p>
          </table:table-cell>
          <table:table-cell>
            <text:p>badness</text:p>
          </table:table-cell>
          <table:table-cell>
            <text:p>n. 恶劣状态</text:p>
          </table:table-cell>
        </table:table-row>
        <table:table-row>
          <table:table-cell>
            <text:p>1</text:p>
          </table:table-cell>
          <table:table-cell>
            <text:p>baggage</text:p>
          </table:table-cell>
          <table:table-cell>
            <text:p>['bægidʒ]
n. 行李, [军] 辎重</text:p>
          </table:table-cell>
        </table:table-row>
        <table:table-row>
          <table:table-cell>
            <text:p>1</text:p>
          </table:table-cell>
          <table:table-cell>
            <text:p>baise</text:p>
          </table:table-cell>
          <table:table-cell>
            <text:p>~~~= abaiser
[ә'beisә]
象牙黑</text:p>
          </table:table-cell>
        </table:table-row>
        <table:table-row>
          <table:table-cell>
            <text:p>1</text:p>
          </table:table-cell>
          <table:table-cell>
            <text:p>baize</text:p>
          </table:table-cell>
          <table:table-cell>
            <text:p>[beiz]
n. 厚羊毛毯, 台面呢, 粗呢</text:p>
          </table:table-cell>
        </table:table-row>
        <table:table-row>
          <table:table-cell>
            <text:p>1</text:p>
          </table:table-cell>
          <table:table-cell>
            <text:p>balanced</text:p>
          </table:table-cell>
          <table:table-cell>
            <text:p>['bælәnst]
adj. 平稳的,安定的, 和谐的</text:p>
          </table:table-cell>
        </table:table-row>
        <table:table-row>
          <table:table-cell>
            <text:p>1</text:p>
          </table:table-cell>
          <table:table-cell>
            <text:p>bandage</text:p>
          </table:table-cell>
          <table:table-cell>
            <text:p>['bændidʒ]
n. 绷带</text:p>
          </table:table-cell>
        </table:table-row>
        <table:table-row>
          <table:table-cell>
            <text:p>1</text:p>
          </table:table-cell>
          <table:table-cell>
            <text:p>bands</text:p>
          </table:table-cell>
          <table:table-cell>
            <text:p>['bændz]
n. 法官,牧师或博士服之领饰</text:p>
          </table:table-cell>
        </table:table-row>
        <table:table-row>
          <table:table-cell>
            <text:p>1</text:p>
          </table:table-cell>
          <table:table-cell>
            <text:p>banish</text:p>
          </table:table-cell>
          <table:table-cell>
            <text:p>['bæniʃ]
vt. 流放, 驱逐, 消除</text:p>
          </table:table-cell>
        </table:table-row>
        <table:table-row>
          <table:table-cell>
            <text:p>1</text:p>
          </table:table-cell>
          <table:table-cell>
            <text:p>banquet</text:p>
          </table:table-cell>
          <table:table-cell>
            <text:p>['bæŋkwit]
n. 宴会</text:p>
          </table:table-cell>
        </table:table-row>
        <table:table-row>
          <table:table-cell>
            <text:p>1</text:p>
          </table:table-cell>
          <table:table-cell>
            <text:p>bar</text:p>
          </table:table-cell>
          <table:table-cell>
            <text:p>[bɑ:(r)]
n. 条, 棒(常用作栅栏,扣栓物), 横木, 酒吧间, 栅, 障碍物
vt. 禁止, 阻挡, 妨碍, 把门关住, 除...之外, (Bar)律师业</text:p>
          </table:table-cell>
        </table:table-row>
        <table:table-row>
          <table:table-cell>
            <text:p>1</text:p>
          </table:table-cell>
          <table:table-cell>
            <text:p>barbadoes</text:p>
          </table:table-cell>
          <table:table-cell>
            <text:p>~~~= barbadosnut
[bɑ:'beidәuznʌt]
麻风树</text:p>
          </table:table-cell>
        </table:table-row>
        <table:table-row>
          <table:table-cell>
            <text:p>1</text:p>
          </table:table-cell>
          <table:table-cell>
            <text:p>barbarian</text:p>
          </table:table-cell>
          <table:table-cell>
            <text:p>[bɑ:'bєәriәn]
n. 粗鲁无礼的人, 野蛮人
adj. 野蛮的, 粗鲁的</text:p>
          </table:table-cell>
        </table:table-row>
        <table:table-row>
          <table:table-cell>
            <text:p>1</text:p>
          </table:table-cell>
          <table:table-cell>
            <text:p>barbarities</text:p>
          </table:table-cell>
          <table:table-cell>
            <text:p>~= barbarity
[bɑ:'bæriti]
n. 残暴的行为, 残忍</text:p>
          </table:table-cell>
        </table:table-row>
        <table:table-row>
          <table:table-cell>
            <text:p>1</text:p>
          </table:table-cell>
          <table:table-cell>
            <text:p>barbarously</text:p>
          </table:table-cell>
          <table:table-cell>
            <text:p>adv. 野蛮地, 下流地</text:p>
          </table:table-cell>
        </table:table-row>
        <table:table-row>
          <table:table-cell>
            <text:p>1</text:p>
          </table:table-cell>
          <table:table-cell>
            <text:p>barco</text:p>
          </table:table-cell>
          <table:table-cell>
            <text:p>~~~= adenomyosarcoma
[ˏædinәuˏmaiәsɑ:'kәumә]
腺肌肉瘤</text:p>
          </table:table-cell>
        </table:table-row>
        <table:table-row>
          <table:table-cell>
            <text:p>1</text:p>
          </table:table-cell>
          <table:table-cell>
            <text:p>bares</text:p>
          </table:table-cell>
          <table:table-cell>
            <text:p>~= bare
[bєә]
adj. 赤裸的, 无遮蔽的, 空的
vt. 使赤裸, 露出</text:p>
          </table:table-cell>
        </table:table-row>
        <table:table-row>
          <table:table-cell>
            <text:p>1</text:p>
          </table:table-cell>
          <table:table-cell>
            <text:p>bargain</text:p>
          </table:table-cell>
          <table:table-cell>
            <text:p>['bɑ:gin]
n. 契约, 合同, 成交商品, 便宜货
v. 议价</text:p>
          </table:table-cell>
        </table:table-row>
        <table:table-row>
          <table:table-cell>
            <text:p>1</text:p>
          </table:table-cell>
          <table:table-cell>
            <text:p>barge</text:p>
          </table:table-cell>
          <table:table-cell>
            <text:p>[bɑ:dʒ]
n. 驳船, 游艇
vt. 用船运输
vi. 蹒跚, 闯入</text:p>
          </table:table-cell>
        </table:table-row>
        <table:table-row>
          <table:table-cell>
            <text:p>1</text:p>
          </table:table-cell>
          <table:table-cell>
            <text:p>barking</text:p>
          </table:table-cell>
          <table:table-cell>
            <text:p>['bɑ:kiŋ]
去皮
剥皮</text:p>
          </table:table-cell>
        </table:table-row>
        <table:table-row>
          <table:table-cell>
            <text:p>1</text:p>
          </table:table-cell>
          <table:table-cell>
            <text:p>barley-loaves</text:p>
          </table:table-cell>
          <table:table-cell>
            <text:p>barley loaves</text:p>
          </table:table-cell>
        </table:table-row>
        <table:table-row>
          <table:table-cell>
            <text:p>1</text:p>
          </table:table-cell>
          <table:table-cell>
            <text:p>barns</text:p>
          </table:table-cell>
          <table:table-cell>
            <text:p>~= barn
[bɑ:n]
n. [农]谷仓, 畜棚, 畜舍, 机器房</text:p>
          </table:table-cell>
        </table:table-row>
        <table:table-row>
          <table:table-cell>
            <text:p>1</text:p>
          </table:table-cell>
          <table:table-cell>
            <text:p>barred</text:p>
          </table:table-cell>
          <table:table-cell>
            <text:p>[bɑ:d]
adj. 有木栅的, 隔绝的, 被禁止的</text:p>
          </table:table-cell>
        </table:table-row>
        <table:table-row>
          <table:table-cell>
            <text:p>1</text:p>
          </table:table-cell>
          <table:table-cell>
            <text:p>barrenness</text:p>
          </table:table-cell>
          <table:table-cell>
            <text:p>不育症, 不孕症</text:p>
          </table:table-cell>
        </table:table-row>
        <table:table-row>
          <table:table-cell>
            <text:p>1</text:p>
          </table:table-cell>
          <table:table-cell>
            <text:p>barricaded</text:p>
          </table:table-cell>
          <table:table-cell>
            <text:p>~= barricade
[ˏbæri'keid]
v. 设路障
n. 路障</text:p>
          </table:table-cell>
        </table:table-row>
        <table:table-row>
          <table:table-cell>
            <text:p>1</text:p>
          </table:table-cell>
          <table:table-cell>
            <text:p>barrow</text:p>
          </table:table-cell>
          <table:table-cell>
            <text:p>['bærәu]
n. 手推车</text:p>
          </table:table-cell>
        </table:table-row>
        <table:table-row>
          <table:table-cell>
            <text:p>1</text:p>
          </table:table-cell>
          <table:table-cell>
            <text:p>bathe</text:p>
          </table:table-cell>
          <table:table-cell>
            <text:p>[beið]
v. 沐浴, 洗, (光线)充满
n. 洗澡</text:p>
          </table:table-cell>
        </table:table-row>
        <table:table-row>
          <table:table-cell>
            <text:p>1</text:p>
          </table:table-cell>
          <table:table-cell>
            <text:p>battles</text:p>
          </table:table-cell>
          <table:table-cell>
            <text:p>~= battle
['bætl]
n. 战役(指大规模会战), 战争
vi. 作战, 战斗, 搏斗, 斗争</text:p>
          </table:table-cell>
        </table:table-row>
        <table:table-row>
          <table:table-cell>
            <text:p>1</text:p>
          </table:table-cell>
          <table:table-cell>
            <text:p>bea</text:p>
          </table:table-cell>
          <table:table-cell>
            <text:p>~= Bea
[bi:, biә]
n. 比衣(Beatrice的昵称)(f.)</text:p>
          </table:table-cell>
        </table:table-row>
        <table:table-row>
          <table:table-cell>
            <text:p>1</text:p>
          </table:table-cell>
          <table:table-cell>
            <text:p>beachy</text:p>
          </table:table-cell>
          <table:table-cell>
            <text:p>['bi:tʃi]
adj. 象海滨的, 多沙砾的</text:p>
          </table:table-cell>
        </table:table-row>
        <table:table-row>
          <table:table-cell>
            <text:p>1</text:p>
          </table:table-cell>
          <table:table-cell>
            <text:p>beak</text:p>
          </table:table-cell>
          <table:table-cell>
            <text:p>[bi:k]
n. 鸟嘴, 喙</text:p>
          </table:table-cell>
        </table:table-row>
        <table:table-row>
          <table:table-cell>
            <text:p>1</text:p>
          </table:table-cell>
          <table:table-cell>
            <text:p>beams</text:p>
          </table:table-cell>
          <table:table-cell>
            <text:p>~= beam
[bi:m]
n. 梁, 桁条, (光线的)束, 柱, 电波, 横梁
v. 播送</text:p>
          </table:table-cell>
        </table:table-row>
        <table:table-row>
          <table:table-cell>
            <text:p>1</text:p>
          </table:table-cell>
          <table:table-cell>
            <text:p>beans</text:p>
          </table:table-cell>
          <table:table-cell>
            <text:p>~= bean
[bi:n]
n. 豆, 豆形果实</text:p>
          </table:table-cell>
        </table:table-row>
        <table:table-row>
          <table:table-cell>
            <text:p>1</text:p>
          </table:table-cell>
          <table:table-cell>
            <text:p>bearing</text:p>
          </table:table-cell>
          <table:table-cell>
            <text:p>['bєәriŋ]
n. 轴承, 关系, 方面, 意义, 方向, 方位</text:p>
          </table:table-cell>
        </table:table-row>
        <table:table-row>
          <table:table-cell>
            <text:p>1</text:p>
          </table:table-cell>
          <table:table-cell>
            <text:p>bears</text:p>
          </table:table-cell>
          <table:table-cell>
            <text:p>~= bear
[bєә]
n. 熊
v. 负担, 忍受, 带给, 具有, 挤, 向</text:p>
          </table:table-cell>
        </table:table-row>
        <table:table-row>
          <table:table-cell>
            <text:p>1</text:p>
          </table:table-cell>
          <table:table-cell>
            <text:p>beater</text:p>
          </table:table-cell>
          <table:table-cell>
            <text:p>['bi:tә]
n. 搅拌器</text:p>
          </table:table-cell>
        </table:table-row>
        <table:table-row>
          <table:table-cell>
            <text:p>1</text:p>
          </table:table-cell>
          <table:table-cell>
            <text:p>beautiful</text:p>
          </table:table-cell>
          <table:table-cell>
            <text:p>['bju:tәful, -tiful]
adj. 美丽的, 很好的</text:p>
          </table:table-cell>
        </table:table-row>
        <table:table-row>
          <table:table-cell>
            <text:p>1</text:p>
          </table:table-cell>
          <table:table-cell>
            <text:p>beef</text:p>
          </table:table-cell>
          <table:table-cell>
            <text:p>[bi:f]
n. 牛肉</text:p>
          </table:table-cell>
        </table:table-row>
        <table:table-row>
          <table:table-cell>
            <text:p>1</text:p>
          </table:table-cell>
          <table:table-cell>
            <text:p>befell</text:p>
          </table:table-cell>
          <table:table-cell>
            <text:p>vbl. 降临, 发生, 落到</text:p>
          </table:table-cell>
        </table:table-row>
        <table:table-row>
          <table:table-cell>
            <text:p>1</text:p>
          </table:table-cell>
          <table:table-cell>
            <text:p>begging</text:p>
          </table:table-cell>
          <table:table-cell>
            <text:p>~~~= abegging
[ә'begiŋ]
adj. [一般作表语] [一般作表语] &amp; adv.无人问津的(地)</text:p>
          </table:table-cell>
        </table:table-row>
        <table:table-row>
          <table:table-cell>
            <text:p>1</text:p>
          </table:table-cell>
          <table:table-cell>
            <text:p>behave</text:p>
          </table:table-cell>
          <table:table-cell>
            <text:p>[bi'heiv]
vi. 举动, 举止, 运转
v. 行为表现</text:p>
          </table:table-cell>
        </table:table-row>
        <table:table-row>
          <table:table-cell>
            <text:p>1</text:p>
          </table:table-cell>
          <table:table-cell>
            <text:p>behaved</text:p>
          </table:table-cell>
          <table:table-cell>
            <text:p>~= behave
[bi'heiv]
vi. 举动, 举止, 运转
v. 行为表现</text:p>
          </table:table-cell>
        </table:table-row>
        <table:table-row>
          <table:table-cell>
            <text:p>1</text:p>
          </table:table-cell>
          <table:table-cell>
            <text:p>behold</text:p>
          </table:table-cell>
          <table:table-cell>
            <text:p>[bi'hәuld]
vt. 把...视为
vi. 看</text:p>
          </table:table-cell>
        </table:table-row>
        <table:table-row>
          <table:table-cell>
            <text:p>1</text:p>
          </table:table-cell>
          <table:table-cell>
            <text:p>bein</text:p>
          </table:table-cell>
          <table:table-cell>
            <text:p>~~~= beingless
['bi:iŋlis]
adj. 不存在的</text:p>
          </table:table-cell>
        </table:table-row>
        <table:table-row>
          <table:table-cell>
            <text:p>1</text:p>
          </table:table-cell>
          <table:table-cell>
            <text:p>beind</text:p>
          </table:table-cell>
          <table:table-cell>
            <text:p>~~~= beingless
['bi:iŋlis]
adj. 不存在的</text:p>
          </table:table-cell>
        </table:table-row>
        <table:table-row>
          <table:table-cell>
            <text:p>1</text:p>
          </table:table-cell>
          <table:table-cell>
            <text:p>belly</text:p>
          </table:table-cell>
          <table:table-cell>
            <text:p>['beli]
n. 腹部, 胃
vi. 涨满</text:p>
          </table:table-cell>
        </table:table-row>
        <table:table-row>
          <table:table-cell>
            <text:p>1</text:p>
          </table:table-cell>
          <table:table-cell>
            <text:p>beloved</text:p>
          </table:table-cell>
          <table:table-cell>
            <text:p>[bi'lʌvd, bi'lʌvid]
adj. 心爱的
n. 所爱的人, 爱人</text:p>
          </table:table-cell>
        </table:table-row>
        <table:table-row>
          <table:table-cell>
            <text:p>1</text:p>
          </table:table-cell>
          <table:table-cell>
            <text:p>bemoaning</text:p>
          </table:table-cell>
          <table:table-cell>
            <text:p>~= bemoan
[bi'mәun]
vt. 哀叹</text:p>
          </table:table-cell>
        </table:table-row>
        <table:table-row>
          <table:table-cell>
            <text:p>1</text:p>
          </table:table-cell>
          <table:table-cell>
            <text:p>bending</text:p>
          </table:table-cell>
          <table:table-cell>
            <text:p>['bendiŋ]
弯曲(度), 挠度</text:p>
          </table:table-cell>
        </table:table-row>
        <table:table-row>
          <table:table-cell>
            <text:p>1</text:p>
          </table:table-cell>
          <table:table-cell>
            <text:p>benumbing</text:p>
          </table:table-cell>
          <table:table-cell>
            <text:p>~= benumb
[bi'nʌm]
vt. 使失去感觉, 使迟钝, 使麻木</text:p>
          </table:table-cell>
        </table:table-row>
        <table:table-row>
          <table:table-cell>
            <text:p>1</text:p>
          </table:table-cell>
          <table:table-cell>
            <text:p>beseeching</text:p>
          </table:table-cell>
          <table:table-cell>
            <text:p>adj. 恳求似的</text:p>
          </table:table-cell>
        </table:table-row>
        <table:table-row>
          <table:table-cell>
            <text:p>1</text:p>
          </table:table-cell>
          <table:table-cell>
            <text:p>bestow</text:p>
          </table:table-cell>
          <table:table-cell>
            <text:p>[bi'stәu]
vt. 给予, 安放</text:p>
          </table:table-cell>
        </table:table-row>
        <table:table-row>
          <table:table-cell>
            <text:p>1</text:p>
          </table:table-cell>
          <table:table-cell>
            <text:p>betray</text:p>
          </table:table-cell>
          <table:table-cell>
            <text:p>[bi'trei]
vt. 出卖, 背叛, 泄露(秘密), 露出...迹象</text:p>
          </table:table-cell>
        </table:table-row>
        <table:table-row>
          <table:table-cell>
            <text:p>1</text:p>
          </table:table-cell>
          <table:table-cell>
            <text:p>betwixt</text:p>
          </table:table-cell>
          <table:table-cell>
            <text:p>[bi'twikst]
&lt;古&gt;在其间, 不走极端
prep. 在...之间, 在...中间, 由...到...</text:p>
          </table:table-cell>
        </table:table-row>
        <table:table-row>
          <table:table-cell>
            <text:p>1</text:p>
          </table:table-cell>
          <table:table-cell>
            <text:p>bewitched</text:p>
          </table:table-cell>
          <table:table-cell>
            <text:p>~= bewitch
[bi'witʃ]
vt. 施魔法于, 蛊惑, 迷人</text:p>
          </table:table-cell>
        </table:table-row>
        <table:table-row>
          <table:table-cell>
            <text:p>1</text:p>
          </table:table-cell>
          <table:table-cell>
            <text:p>binding</text:p>
          </table:table-cell>
          <table:table-cell>
            <text:p>['baindiŋ]
n. 装订, 捆绑, 捆绑物, 粘合物</text:p>
          </table:table-cell>
        </table:table-row>
        <table:table-row>
          <table:table-cell>
            <text:p>1</text:p>
          </table:table-cell>
          <table:table-cell>
            <text:p>birds</text:p>
          </table:table-cell>
          <table:table-cell>
            <text:p>~= bird
[bә:d]
n. 鸟, &lt;俚&gt;人
vi. 在野外观察或鉴别鸟类</text:p>
          </table:table-cell>
        </table:table-row>
        <table:table-row>
          <table:table-cell>
            <text:p>1</text:p>
          </table:table-cell>
          <table:table-cell>
            <text:p>biscay</text:p>
          </table:table-cell>
          <table:table-cell>
            <text:p>~= Biscay
['biskei]
,Bay of 比斯开湾(在伊比利亚半岛和法国的布列塔尼半岛之间)</text:p>
          </table:table-cell>
        </table:table-row>
        <table:table-row>
          <table:table-cell>
            <text:p>1</text:p>
          </table:table-cell>
          <table:table-cell>
            <text:p>bitterest</text:p>
          </table:table-cell>
          <table:table-cell>
            <text:p>~= bitter
['bitә]
adj. 苦的, 痛苦的, 怀恨的</text:p>
          </table:table-cell>
        </table:table-row>
        <table:table-row>
          <table:table-cell>
            <text:p>1</text:p>
          </table:table-cell>
          <table:table-cell>
            <text:p>bitterness</text:p>
          </table:table-cell>
          <table:table-cell>
            <text:p>['bitәnis]
n. 苦味, 辛酸, 苦难</text:p>
          </table:table-cell>
        </table:table-row>
        <table:table-row>
          <table:table-cell>
            <text:p>1</text:p>
          </table:table-cell>
          <table:table-cell>
            <text:p>blankets</text:p>
          </table:table-cell>
          <table:table-cell>
            <text:p>~= blanket
['blæŋkit]
n. 毯子
vt. 覆盖</text:p>
          </table:table-cell>
        </table:table-row>
        <table:table-row>
          <table:table-cell>
            <text:p>1</text:p>
          </table:table-cell>
          <table:table-cell>
            <text:p>blaspheme</text:p>
          </table:table-cell>
          <table:table-cell>
            <text:p>[blæs'fi:m]
v. 亵渎, 咒骂, 辱骂</text:p>
          </table:table-cell>
        </table:table-row>
        <table:table-row>
          <table:table-cell>
            <text:p>1</text:p>
          </table:table-cell>
          <table:table-cell>
            <text:p>blasphemed</text:p>
          </table:table-cell>
          <table:table-cell>
            <text:p>~= blaspheme
[blæs'fi:m]
v. 亵渎, 咒骂, 辱骂</text:p>
          </table:table-cell>
        </table:table-row>
        <table:table-row>
          <table:table-cell>
            <text:p>1</text:p>
          </table:table-cell>
          <table:table-cell>
            <text:p>bleating</text:p>
          </table:table-cell>
          <table:table-cell>
            <text:p>~= bleat
[bli:t]
n. 叫声
v. 低声诉说</text:p>
          </table:table-cell>
        </table:table-row>
        <table:table-row>
          <table:table-cell>
            <text:p>1</text:p>
          </table:table-cell>
          <table:table-cell>
            <text:p>bled</text:p>
          </table:table-cell>
          <table:table-cell>
            <text:p>[bled]
vbl. 流血</text:p>
          </table:table-cell>
        </table:table-row>
        <table:table-row>
          <table:table-cell>
            <text:p>1</text:p>
          </table:table-cell>
          <table:table-cell>
            <text:p>bleeding</text:p>
          </table:table-cell>
          <table:table-cell>
            <text:p>['bli:diŋ]
n. 出血, 流血</text:p>
          </table:table-cell>
        </table:table-row>
        <table:table-row>
          <table:table-cell>
            <text:p>1</text:p>
          </table:table-cell>
          <table:table-cell>
            <text:p>blind</text:p>
          </table:table-cell>
          <table:table-cell>
            <text:p>[blaind]
adj. 瞎的, 盲目的
vt. 使失明, 缺乏眼光或判断力</text:p>
          </table:table-cell>
        </table:table-row>
        <table:table-row>
          <table:table-cell>
            <text:p>1</text:p>
          </table:table-cell>
          <table:table-cell>
            <text:p>blindly</text:p>
          </table:table-cell>
          <table:table-cell>
            <text:p>['blaindli]
adv. 盲目地, 摸索地</text:p>
          </table:table-cell>
        </table:table-row>
        <table:table-row>
          <table:table-cell>
            <text:p>1</text:p>
          </table:table-cell>
          <table:table-cell>
            <text:p>blistered</text:p>
          </table:table-cell>
          <table:table-cell>
            <text:p>~= blister
['blistә]
n. 水泡</text:p>
          </table:table-cell>
        </table:table-row>
        <table:table-row>
          <table:table-cell>
            <text:p>1</text:p>
          </table:table-cell>
          <table:table-cell>
            <text:p>block</text:p>
          </table:table-cell>
          <table:table-cell>
            <text:p>[blɔk]
n. 木块, 石块, 块, 街区, 印版, 滑轮, 阻滞, (一)批
vt. 防碍, 阻塞</text:p>
          </table:table-cell>
        </table:table-row>
        <table:table-row>
          <table:table-cell>
            <text:p>1</text:p>
          </table:table-cell>
          <table:table-cell>
            <text:p>blocked</text:p>
          </table:table-cell>
          <table:table-cell>
            <text:p>[blɔkt]
封锁的, 闭塞的, 联锁的</text:p>
          </table:table-cell>
        </table:table-row>
        <table:table-row>
          <table:table-cell>
            <text:p>1</text:p>
          </table:table-cell>
          <table:table-cell>
            <text:p>blood-guiltiness</text:p>
          </table:table-cell>
          <table:table-cell>
            <text:p>blood guiltiness</text:p>
          </table:table-cell>
        </table:table-row>
        <table:table-row>
          <table:table-cell>
            <text:p>1</text:p>
          </table:table-cell>
          <table:table-cell>
            <text:p>bloodshed</text:p>
          </table:table-cell>
          <table:table-cell>
            <text:p>['blʌdʃed]
n. 流血</text:p>
          </table:table-cell>
        </table:table-row>
        <table:table-row>
          <table:table-cell>
            <text:p>1</text:p>
          </table:table-cell>
          <table:table-cell>
            <text:p>blowed</text:p>
          </table:table-cell>
          <table:table-cell>
            <text:p>/bləʊd; blod/

1 [I, Ipr] (often with it as the subject 常与作主语的it连用) (of the wind or a current of air) be moving （指风或气流）吹, 刮, 流动
*It was blowing hard/blowing a gale, ie There was a strong wind. 刮大风[狂风]了.
* A cold wind blew across the river. 河面刮过一股冷风. 
2 [I, Ipr, Tn.pr, Tn.p] send out (a current of air, etc) from the mouth 吹, 呼, 吐（气等）
*You're not blowing hard enough! 你吹得劲儿不够.
* blow on one's food, ie to cool it 向食物吹气（使之变凉）
* blow on one's fingers, ie to warm them 向手指呵气（使之暖和）
* The policeman asked me to blow into a plastic bag, ie in order to breathalyse me. 警察要我吹一下塑料袋（以测定我呼吸中的酒精含量）.
* He drew on his cigarette and blew out a stream of smoke. 他吸了一口香烟, 吐出来一股烟雾. =&gt;illus 见插图. 
3 [I, Ip] be moved by the wind 被风吹动
*hair blowing (about) in the wind 被风吹拂（吹散）的头发. 
4 [Tn] make or shape (sth) by blowing 吹成, 吹出（某物）
*blow smoke rings 吹烟圈
* blow bubbles, eg by blowing onto a film of soapy water 吹泡泡（如用肥皂水吹泡）
* blow glass, ie send a current of air into molten glass 吹玻璃（将气流吹入熔融的玻璃中使之成形）. 
5 [Tn] use (sth) to make a current of air 使用（某物）以产生气流
*blow bellows 拉风箱. 
6 (a) [Ipr, Tn] produce sound from (a brass instrument, whistle, etc) by blowing into it 吹（铜管乐器、笛哨等）
*blow (on) a horn 吹号
* The referee blew his whistle. 裁判鸣笛.
(b) [I] (of an instrument, etc) sound in this way （指乐器等）吹奏出声
*the noise of trumpets blowing 吹喇叭产生的噪音. 
7 [I, Tn] (cause sth to) melt with too strong an electric current （使某物）因电流过强而熔化
*A fuse has blown. 保险丝烧断了.
* I've blown a fuse. 我把保险丝烧断了. 
8 [Tn] break (sth) with explosives 炸坏（某物）
*The safe had been blown by the thieves. 保险箱被窃贼炸开了. 
9 [Tn] (sl 俚) reveal (sth) 显露, 泄露（某事物）
*The spy's cover was blown. 间谍的伪装被揭穿了. 
10 [Tn, Tn.pr] ~ sth (on sth) (infml 口) spend a lot of money (on sth) （在某事物上）花很多钱
*blow
50 on a meal 一顿饭就花</text:p>
          </table:table-cell>
        </table:table-row>
        <table:table-row>
          <table:table-cell>
            <text:p>1</text:p>
          </table:table-cell>
          <table:table-cell>
            <text:p>blue</text:p>
          </table:table-cell>
          <table:table-cell>
            <text:p>[blu:]
n. 蓝色
adj. 蓝色的, 忧郁的, 沮丧的</text:p>
          </table:table-cell>
        </table:table-row>
        <table:table-row>
          <table:table-cell>
            <text:p>1</text:p>
          </table:table-cell>
          <table:table-cell>
            <text:p>boa</text:p>
          </table:table-cell>
          <table:table-cell>
            <text:p>['bәuә]
n. 蟒蛇, 女用毛皮, 围巾</text:p>
          </table:table-cell>
        </table:table-row>
        <table:table-row>
          <table:table-cell>
            <text:p>1</text:p>
          </table:table-cell>
          <table:table-cell>
            <text:p>boi</text:p>
          </table:table-cell>
          <table:table-cell>
            <text:p>~= BOI
【计】 转移输出中断</text:p>
          </table:table-cell>
        </table:table-row>
        <table:table-row>
          <table:table-cell>
            <text:p>1</text:p>
          </table:table-cell>
          <table:table-cell>
            <text:p>boiling</text:p>
          </table:table-cell>
          <table:table-cell>
            <text:p>['bɔiliŋ]
adj. 沸腾的, 激昂的
adv. 沸腾</text:p>
          </table:table-cell>
        </table:table-row>
        <table:table-row>
          <table:table-cell>
            <text:p>1</text:p>
          </table:table-cell>
          <table:table-cell>
            <text:p>boldly</text:p>
          </table:table-cell>
          <table:table-cell>
            <text:p>adv. 大胆地, 显眼地</text:p>
          </table:table-cell>
        </table:table-row>
        <table:table-row>
          <table:table-cell>
            <text:p>1</text:p>
          </table:table-cell>
          <table:table-cell>
            <text:p>bond</text:p>
          </table:table-cell>
          <table:table-cell>
            <text:p>[bɔnd]
n. 结合(物), 粘结(剂), 联结, 公债, 债券, 合同
v. 结合</text:p>
          </table:table-cell>
        </table:table-row>
        <table:table-row>
          <table:table-cell>
            <text:p>1</text:p>
          </table:table-cell>
          <table:table-cell>
            <text:p>bondage</text:p>
          </table:table-cell>
          <table:table-cell>
            <text:p>['bɔndidʒ]
n. 奴役, 束缚</text:p>
          </table:table-cell>
        </table:table-row>
        <table:table-row>
          <table:table-cell>
            <text:p>1</text:p>
          </table:table-cell>
          <table:table-cell>
            <text:p>bone</text:p>
          </table:table-cell>
          <table:table-cell>
            <text:p>[bәun]
n. 骨
v. 剔除</text:p>
          </table:table-cell>
        </table:table-row>
        <table:table-row>
          <table:table-cell>
            <text:p>1</text:p>
          </table:table-cell>
          <table:table-cell>
            <text:p>boots</text:p>
          </table:table-cell>
          <table:table-cell>
            <text:p>[bu:ts]
n. 擦靴人</text:p>
          </table:table-cell>
        </table:table-row>
        <table:table-row>
          <table:table-cell>
            <text:p>1</text:p>
          </table:table-cell>
          <table:table-cell>
            <text:p>booty</text:p>
          </table:table-cell>
          <table:table-cell>
            <text:p>['bu:ti]
n. 战利品, 获得之物</text:p>
          </table:table-cell>
        </table:table-row>
        <table:table-row>
          <table:table-cell>
            <text:p>1</text:p>
          </table:table-cell>
          <table:table-cell>
            <text:p>bosom</text:p>
          </table:table-cell>
          <table:table-cell>
            <text:p>['buzәm]
n. 胸部, 胸, 胸怀, 内心, 内部, 中间, 任何温暖、舒适而熟悉的地方
vt. 怀抱, 隐匿</text:p>
          </table:table-cell>
        </table:table-row>
        <table:table-row>
          <table:table-cell>
            <text:p>1</text:p>
          </table:table-cell>
          <table:table-cell>
            <text:p>bosses</text:p>
          </table:table-cell>
          <table:table-cell>
            <text:p>~= boss
[bɔs]
n. 老板, 上司
vt. 指挥</text:p>
          </table:table-cell>
        </table:table-row>
        <table:table-row>
          <table:table-cell>
            <text:p>1</text:p>
          </table:table-cell>
          <table:table-cell>
            <text:p>botch</text:p>
          </table:table-cell>
          <table:table-cell>
            <text:p>[bɔtʃ]
v. 修补</text:p>
          </table:table-cell>
        </table:table-row>
        <table:table-row>
          <table:table-cell>
            <text:p>1</text:p>
          </table:table-cell>
          <table:table-cell>
            <text:p>bottomless</text:p>
          </table:table-cell>
          <table:table-cell>
            <text:p>['bɔtәmlis]
adj. 无底的, 难解的</text:p>
          </table:table-cell>
        </table:table-row>
        <table:table-row>
          <table:table-cell>
            <text:p>1</text:p>
          </table:table-cell>
          <table:table-cell>
            <text:p>boundless</text:p>
          </table:table-cell>
          <table:table-cell>
            <text:p>['baundlis]
adj. 无限的, 无边无际的</text:p>
          </table:table-cell>
        </table:table-row>
        <table:table-row>
          <table:table-cell>
            <text:p>1</text:p>
          </table:table-cell>
          <table:table-cell>
            <text:p>bounds</text:p>
          </table:table-cell>
          <table:table-cell>
            <text:p>n. 边界, 范围, 限度, 界限
相关词组:
  know no bounds</text:p>
          </table:table-cell>
        </table:table-row>
        <table:table-row>
          <table:table-cell>
            <text:p>1</text:p>
          </table:table-cell>
          <table:table-cell>
            <text:p>bountifully</text:p>
          </table:table-cell>
          <table:table-cell>
            <text:p>adv. 慷慨地</text:p>
          </table:table-cell>
        </table:table-row>
        <table:table-row>
          <table:table-cell>
            <text:p>1</text:p>
          </table:table-cell>
          <table:table-cell>
            <text:p>bows</text:p>
          </table:table-cell>
          <table:table-cell>
            <text:p>~= bow
[bau]
n. 弓, 乐弓, 弓形, 鞠躬, 船首
v. 鞠躬, 弯腰</text:p>
          </table:table-cell>
        </table:table-row>
        <table:table-row>
          <table:table-cell>
            <text:p>1</text:p>
          </table:table-cell>
          <table:table-cell>
            <text:p>bowsprit</text:p>
          </table:table-cell>
          <table:table-cell>
            <text:p>['bәusprit]
n. 船首斜桅</text:p>
          </table:table-cell>
        </table:table-row>
        <table:table-row>
          <table:table-cell>
            <text:p>1</text:p>
          </table:table-cell>
          <table:table-cell>
            <text:p>boys</text:p>
          </table:table-cell>
          <table:table-cell>
            <text:p>~= boy
[bɔi]
n. 男孩, 儿子, 孩子气的人, 男仆</text:p>
          </table:table-cell>
        </table:table-row>
        <table:table-row>
          <table:table-cell>
            <text:p>1</text:p>
          </table:table-cell>
          <table:table-cell>
            <text:p>br</text:p>
          </table:table-cell>
          <table:table-cell>
            <text:p>[域] Brazil , 巴西
abbr. [军] Beam-riding, 波束制导</text:p>
          </table:table-cell>
        </table:table-row>
        <table:table-row>
          <table:table-cell>
            <text:p>1</text:p>
          </table:table-cell>
          <table:table-cell>
            <text:p>bran</text:p>
          </table:table-cell>
          <table:table-cell>
            <text:p>[bræn]
n. 糠, 麸</text:p>
          </table:table-cell>
        </table:table-row>
        <table:table-row>
          <table:table-cell>
            <text:p>1</text:p>
          </table:table-cell>
          <table:table-cell>
            <text:p>branch</text:p>
          </table:table-cell>
          <table:table-cell>
            <text:p>[brɑ:ntʃ]
n. 枝, 分枝, 分部, 分店, (学科)分科, 部门, 支流, 支脉
v. 出现分歧</text:p>
          </table:table-cell>
        </table:table-row>
        <table:table-row>
          <table:table-cell>
            <text:p>1</text:p>
          </table:table-cell>
          <table:table-cell>
            <text:p>brand</text:p>
          </table:table-cell>
          <table:table-cell>
            <text:p>[brænd]
n. 商标, 牌子, 烙印
vt. 打火印, 污辱</text:p>
          </table:table-cell>
        </table:table-row>
        <table:table-row>
          <table:table-cell>
            <text:p>1</text:p>
          </table:table-cell>
          <table:table-cell>
            <text:p>brand-goose</text:p>
          </table:table-cell>
          <table:table-cell>
            <text:p>brand goose</text:p>
          </table:table-cell>
        </table:table-row>
        <table:table-row>
          <table:table-cell>
            <text:p>1</text:p>
          </table:table-cell>
          <table:table-cell>
            <text:p>brass</text:p>
          </table:table-cell>
          <table:table-cell>
            <text:p>[brɑ:s]
n. 黄铜, 黄铜制品, 厚脸皮</text:p>
          </table:table-cell>
        </table:table-row>
        <table:table-row>
          <table:table-cell>
            <text:p>1</text:p>
          </table:table-cell>
          <table:table-cell>
            <text:p>brave</text:p>
          </table:table-cell>
          <table:table-cell>
            <text:p>[breiv]
adj. 勇敢的</text:p>
          </table:table-cell>
        </table:table-row>
        <table:table-row>
          <table:table-cell>
            <text:p>1</text:p>
          </table:table-cell>
          <table:table-cell>
            <text:p>breakfast</text:p>
          </table:table-cell>
          <table:table-cell>
            <text:p>['brekfәst]
n. 早餐
vi. 进早餐</text:p>
          </table:table-cell>
        </table:table-row>
        <table:table-row>
          <table:table-cell>
            <text:p>1</text:p>
          </table:table-cell>
          <table:table-cell>
            <text:p>breaks</text:p>
          </table:table-cell>
          <table:table-cell>
            <text:p>~= break
[breik]
n. 休息, 暂停, 破裂, 突变
v. 打破, 违犯, 折断, 削弱, 超过, 突变</text:p>
          </table:table-cell>
        </table:table-row>
        <table:table-row>
          <table:table-cell>
            <text:p>1</text:p>
          </table:table-cell>
          <table:table-cell>
            <text:p>breathing</text:p>
          </table:table-cell>
          <table:table-cell>
            <text:p>['bri:ðiŋ]
n. 呼吸, 瞬间, 微风
adj. 呼吸的, 逼真的, 短暂的休息</text:p>
          </table:table-cell>
        </table:table-row>
        <table:table-row>
          <table:table-cell>
            <text:p>1</text:p>
          </table:table-cell>
          <table:table-cell>
            <text:p>bremen</text:p>
          </table:table-cell>
          <table:table-cell>
            <text:p>~~~= accoutrement
[ә'ku:tәmәnt]
n. (=accouterment)穿着, 配备</text:p>
          </table:table-cell>
        </table:table-row>
        <table:table-row>
          <table:table-cell>
            <text:p>1</text:p>
          </table:table-cell>
          <table:table-cell>
            <text:p>brew</text:p>
          </table:table-cell>
          <table:table-cell>
            <text:p>[bru:]
v. 酿造, 酝酿</text:p>
          </table:table-cell>
        </table:table-row>
        <table:table-row>
          <table:table-cell>
            <text:p>1</text:p>
          </table:table-cell>
          <table:table-cell>
            <text:p>bricklayers</text:p>
          </table:table-cell>
          <table:table-cell>
            <text:p>~= bricklayer
['brikleiә(r)]
n. 砖匠</text:p>
          </table:table-cell>
        </table:table-row>
        <table:table-row>
          <table:table-cell>
            <text:p>1</text:p>
          </table:table-cell>
          <table:table-cell>
            <text:p>brittle</text:p>
          </table:table-cell>
          <table:table-cell>
            <text:p>['britl]
adj. 易碎的, 脆弱的</text:p>
          </table:table-cell>
        </table:table-row>
        <table:table-row>
          <table:table-cell>
            <text:p>1</text:p>
          </table:table-cell>
          <table:table-cell>
            <text:p>broadcloth</text:p>
          </table:table-cell>
          <table:table-cell>
            <text:p>['brɔ:dklɔθ; (US) 'brɔ:dklɔ:θ]
n. 一种宽幅的细毛织品, 一种精细棉布或人造丝织物</text:p>
          </table:table-cell>
        </table:table-row>
        <table:table-row>
          <table:table-cell>
            <text:p>1</text:p>
          </table:table-cell>
          <table:table-cell>
            <text:p>broadside</text:p>
          </table:table-cell>
          <table:table-cell>
            <text:p>['brɔ:dsaid]
n. 舷侧, 较宽的一面
adj. 全面的
adv. 侧面地</text:p>
          </table:table-cell>
        </table:table-row>
        <table:table-row>
          <table:table-cell>
            <text:p>1</text:p>
          </table:table-cell>
          <table:table-cell>
            <text:p>broadsword</text:p>
          </table:table-cell>
          <table:table-cell>
            <text:p>['brɔ:dsɔ:d]
n. 阔刀, 腰刀</text:p>
          </table:table-cell>
        </table:table-row>
        <table:table-row>
          <table:table-cell>
            <text:p>1</text:p>
          </table:table-cell>
          <table:table-cell>
            <text:p>broadswords</text:p>
          </table:table-cell>
          <table:table-cell>
            <text:p>~= broadsword
['brɔ:dsɔ:d]
n. 阔刀, 腰刀</text:p>
          </table:table-cell>
        </table:table-row>
        <table:table-row>
          <table:table-cell>
            <text:p>1</text:p>
          </table:table-cell>
          <table:table-cell>
            <text:p>brooded</text:p>
          </table:table-cell>
          <table:table-cell>
            <text:p>~= brood
[bru:d]
n. (动物中鸟或家禽的)一窝, (同种或同类的)一伙
vt. 孵, 沉思</text:p>
          </table:table-cell>
        </table:table-row>
        <table:table-row>
          <table:table-cell>
            <text:p>1</text:p>
          </table:table-cell>
          <table:table-cell>
            <text:p>brush-wood</text:p>
          </table:table-cell>
          <table:table-cell>
            <text:p>brush wood</text:p>
          </table:table-cell>
        </table:table-row>
        <table:table-row>
          <table:table-cell>
            <text:p>1</text:p>
          </table:table-cell>
          <table:table-cell>
            <text:p>brushwood</text:p>
          </table:table-cell>
          <table:table-cell>
            <text:p>['brʌʃwud]
n. 矮灌木丛</text:p>
          </table:table-cell>
        </table:table-row>
        <table:table-row>
          <table:table-cell>
            <text:p>1</text:p>
          </table:table-cell>
          <table:table-cell>
            <text:p>brutal</text:p>
          </table:table-cell>
          <table:table-cell>
            <text:p>['bru:tl]
adj. 残忍的, 兽性的</text:p>
          </table:table-cell>
        </table:table-row>
        <table:table-row>
          <table:table-cell>
            <text:p>1</text:p>
          </table:table-cell>
          <table:table-cell>
            <text:p>brute</text:p>
          </table:table-cell>
          <table:table-cell>
            <text:p>[bru:t]
adj. 残忍的, 畜生般的
n. 残忍的人, 畜生</text:p>
          </table:table-cell>
        </table:table-row>
        <table:table-row>
          <table:table-cell>
            <text:p>1</text:p>
          </table:table-cell>
          <table:table-cell>
            <text:p>bserved</text:p>
          </table:table-cell>
          <table:table-cell>
            <text:p>~~~= unobserved
['ʌnәb'sә:vd]
adj. 没有观察到的, 无人遵守的</text:p>
          </table:table-cell>
        </table:table-row>
        <table:table-row>
          <table:table-cell>
            <text:p>1</text:p>
          </table:table-cell>
          <table:table-cell>
            <text:p>bu</text:p>
          </table:table-cell>
          <table:table-cell>
            <text:p>【经】 英斗</text:p>
          </table:table-cell>
        </table:table-row>
        <table:table-row>
          <table:table-cell>
            <text:p>1</text:p>
          </table:table-cell>
          <table:table-cell>
            <text:p>buckles</text:p>
          </table:table-cell>
          <table:table-cell>
            <text:p>~= buckle
['bʌkl]
n. 带扣
v. 扣住, 变弯曲</text:p>
          </table:table-cell>
        </table:table-row>
        <table:table-row>
          <table:table-cell>
            <text:p>1</text:p>
          </table:table-cell>
          <table:table-cell>
            <text:p>buenos</text:p>
          </table:table-cell>
          <table:table-cell>
            <text:p>~~~= bluenose
['blu:nәuz]
n. 清教徒的人物</text:p>
          </table:table-cell>
        </table:table-row>
        <table:table-row>
          <table:table-cell>
            <text:p>1</text:p>
          </table:table-cell>
          <table:table-cell>
            <text:p>builded</text:p>
          </table:table-cell>
          <table:table-cell>
            <text:p>~= build
[bild]
v. 建造, 建筑
n. 构造, 体格, 体形</text:p>
          </table:table-cell>
        </table:table-row>
        <table:table-row>
          <table:table-cell>
            <text:p>1</text:p>
          </table:table-cell>
          <table:table-cell>
            <text:p>bulged</text:p>
          </table:table-cell>
          <table:table-cell>
            <text:p>~= bulge
[bʌldʒ]
n. 凸出部分
v. 凸出, 膨胀</text:p>
          </table:table-cell>
        </table:table-row>
        <table:table-row>
          <table:table-cell>
            <text:p>1</text:p>
          </table:table-cell>
          <table:table-cell>
            <text:p>bungling</text:p>
          </table:table-cell>
          <table:table-cell>
            <text:p>a. 笨拙的, 粗劣的</text:p>
          </table:table-cell>
        </table:table-row>
        <table:table-row>
          <table:table-cell>
            <text:p>1</text:p>
          </table:table-cell>
          <table:table-cell>
            <text:p>burthen</text:p>
          </table:table-cell>
          <table:table-cell>
            <text:p>['bә:ðәn]
n. 负荷,重荷,负担
v. 使负重担,累</text:p>
          </table:table-cell>
        </table:table-row>
        <table:table-row>
          <table:table-cell>
            <text:p>1</text:p>
          </table:table-cell>
          <table:table-cell>
            <text:p>burying</text:p>
          </table:table-cell>
          <table:table-cell>
            <text:p>['beriiŋ]
n. 埋, 埋葬</text:p>
          </table:table-cell>
        </table:table-row>
        <table:table-row>
          <table:table-cell>
            <text:p>1</text:p>
          </table:table-cell>
          <table:table-cell>
            <text:p>bush</text:p>
          </table:table-cell>
          <table:table-cell>
            <text:p>[buʃ]
n. 矮树丛, (机械)衬套</text:p>
          </table:table-cell>
        </table:table-row>
        <table:table-row>
          <table:table-cell>
            <text:p>1</text:p>
          </table:table-cell>
          <table:table-cell>
            <text:p>bushes</text:p>
          </table:table-cell>
          <table:table-cell>
            <text:p>~= bush
[buʃ]
n. 矮树丛, (机械)衬套</text:p>
          </table:table-cell>
        </table:table-row>
        <table:table-row>
          <table:table-cell>
            <text:p>1</text:p>
          </table:table-cell>
          <table:table-cell>
            <text:p>bushy</text:p>
          </table:table-cell>
          <table:table-cell>
            <text:p>['buʃi]
adj. 灌木茂密的, 浓密的</text:p>
          </table:table-cell>
        </table:table-row>
        <table:table-row>
          <table:table-cell>
            <text:p>1</text:p>
          </table:table-cell>
          <table:table-cell>
            <text:p>busied</text:p>
          </table:table-cell>
          <table:table-cell>
            <text:p>~= busy
['bizi]
adj. 忙碌的, 热闹的, 临时占用的</text:p>
          </table:table-cell>
        </table:table-row>
        <table:table-row>
          <table:table-cell>
            <text:p>1</text:p>
          </table:table-cell>
          <table:table-cell>
            <text:p>butcher</text:p>
          </table:table-cell>
          <table:table-cell>
            <text:p>['butʃә]
n. 屠夫, 屠户
vt. 屠宰, 屠杀</text:p>
          </table:table-cell>
        </table:table-row>
        <table:table-row>
          <table:table-cell>
            <text:p>1</text:p>
          </table:table-cell>
          <table:table-cell>
            <text:p>butchers</text:p>
          </table:table-cell>
          <table:table-cell>
            <text:p>~= butcher
['butʃә]
n. 屠夫, 屠户
vt. 屠宰, 屠杀</text:p>
          </table:table-cell>
        </table:table-row>
        <table:table-row>
          <table:table-cell>
            <text:p>1</text:p>
          </table:table-cell>
          <table:table-cell>
            <text:p>butchery</text:p>
          </table:table-cell>
          <table:table-cell>
            <text:p>['butʃәri]
n. 屠场, 肉贩</text:p>
          </table:table-cell>
        </table:table-row>
        <table:table-row>
          <table:table-cell>
            <text:p>1</text:p>
          </table:table-cell>
          <table:table-cell>
            <text:p>butt-end</text:p>
          </table:table-cell>
          <table:table-cell>
            <text:p>butt end</text:p>
          </table:table-cell>
        </table:table-row>
        <table:table-row>
          <table:table-cell>
            <text:p>1</text:p>
          </table:table-cell>
          <table:table-cell>
            <text:p>cadiz</text:p>
          </table:table-cell>
          <table:table-cell>
            <text:p>~~~= Acadia
[ә'keidjә]
n. 阿卡迪亚(1604-1713年法国在北美东南沿海一带的殖民地),美国路易斯安娜州东南部的教区</text:p>
          </table:table-cell>
        </table:table-row>
        <table:table-row>
          <table:table-cell>
            <text:p>1</text:p>
          </table:table-cell>
          <table:table-cell>
            <text:p>cage</text:p>
          </table:table-cell>
          <table:table-cell>
            <text:p>[keidʒ]
n. 笼, 槛, (矿井)贯笼</text:p>
          </table:table-cell>
        </table:table-row>
        <table:table-row>
          <table:table-cell>
            <text:p>1</text:p>
          </table:table-cell>
          <table:table-cell>
            <text:p>caked</text:p>
          </table:table-cell>
          <table:table-cell>
            <text:p>~= cake
[keik]
n. 蛋糕, 饼, 块</text:p>
          </table:table-cell>
        </table:table-row>
        <table:table-row>
          <table:table-cell>
            <text:p>1</text:p>
          </table:table-cell>
          <table:table-cell>
            <text:p>caking</text:p>
          </table:table-cell>
          <table:table-cell>
            <text:p>['keikiŋ]
结团
结块
结炭
粘结</text:p>
          </table:table-cell>
        </table:table-row>
        <table:table-row>
          <table:table-cell>
            <text:p>1</text:p>
          </table:table-cell>
          <table:table-cell>
            <text:p>calamities</text:p>
          </table:table-cell>
          <table:table-cell>
            <text:p>~= calamity
[kә'læmiti]
n. 灾难, 不幸事件</text:p>
          </table:table-cell>
        </table:table-row>
        <table:table-row>
          <table:table-cell>
            <text:p>1</text:p>
          </table:table-cell>
          <table:table-cell>
            <text:p>calculated</text:p>
          </table:table-cell>
          <table:table-cell>
            <text:p>['kælkjuleitid]
adj. 计算出的, 有计划的, 适当的, 适合的</text:p>
          </table:table-cell>
        </table:table-row>
        <table:table-row>
          <table:table-cell>
            <text:p>1</text:p>
          </table:table-cell>
          <table:table-cell>
            <text:p>calculation</text:p>
          </table:table-cell>
          <table:table-cell>
            <text:p>[ˏkælkju'leiʃәn]
n. 计算, 考虑</text:p>
          </table:table-cell>
        </table:table-row>
        <table:table-row>
          <table:table-cell>
            <text:p>1</text:p>
          </table:table-cell>
          <table:table-cell>
            <text:p>calico</text:p>
          </table:table-cell>
          <table:table-cell>
            <text:p>['kælikәu]
n. 印花布, 白棉布</text:p>
          </table:table-cell>
        </table:table-row>
        <table:table-row>
          <table:table-cell>
            <text:p>1</text:p>
          </table:table-cell>
          <table:table-cell>
            <text:p>cam</text:p>
          </table:table-cell>
          <table:table-cell>
            <text:p>[kæm]
n. 凸轮</text:p>
          </table:table-cell>
        </table:table-row>
        <table:table-row>
          <table:table-cell>
            <text:p>1</text:p>
          </table:table-cell>
          <table:table-cell>
            <text:p>camp</text:p>
          </table:table-cell>
          <table:table-cell>
            <text:p>[kæmp]
n. 露营地, 阵营
vi. 露营, 扎营</text:p>
          </table:table-cell>
        </table:table-row>
        <table:table-row>
          <table:table-cell>
            <text:p>1</text:p>
          </table:table-cell>
          <table:table-cell>
            <text:p>canary</text:p>
          </table:table-cell>
          <table:table-cell>
            <text:p>[kә'nєәri]
n. [动]金丝雀, 淡黄色</text:p>
          </table:table-cell>
        </table:table-row>
        <table:table-row>
          <table:table-cell>
            <text:p>1</text:p>
          </table:table-cell>
          <table:table-cell>
            <text:p>cand</text:p>
          </table:table-cell>
          <table:table-cell>
            <text:p>【化】 萤石</text:p>
          </table:table-cell>
        </table:table-row>
        <table:table-row>
          <table:table-cell>
            <text:p>1</text:p>
          </table:table-cell>
          <table:table-cell>
            <text:p>candor</text:p>
          </table:table-cell>
          <table:table-cell>
            <text:p>['kændә]
n. 坦白, 直率</text:p>
          </table:table-cell>
        </table:table-row>
        <table:table-row>
          <table:table-cell>
            <text:p>1</text:p>
          </table:table-cell>
          <table:table-cell>
            <text:p>canes</text:p>
          </table:table-cell>
          <table:table-cell>
            <text:p>~= cane
[kein]
n. 细长的茎, 藤条
vt. 以杖击, 以藤编制</text:p>
          </table:table-cell>
        </table:table-row>
        <table:table-row>
          <table:table-cell>
            <text:p>1</text:p>
          </table:table-cell>
          <table:table-cell>
            <text:p>canst</text:p>
          </table:table-cell>
          <table:table-cell>
            <text:p>[kænst]
&lt;废&gt;为can的第二人称单数现在式</text:p>
          </table:table-cell>
        </table:table-row>
        <table:table-row>
          <table:table-cell>
            <text:p>1</text:p>
          </table:table-cell>
          <table:table-cell>
            <text:p>capacities</text:p>
          </table:table-cell>
          <table:table-cell>
            <text:p>~= capacity
[kә'pæsiti]
n. 容量, 生产量, 容量, 智能, 才能, 能力, 接受力, 地位</text:p>
          </table:table-cell>
        </table:table-row>
        <table:table-row>
          <table:table-cell>
            <text:p>1</text:p>
          </table:table-cell>
          <table:table-cell>
            <text:p>capacity</text:p>
          </table:table-cell>
          <table:table-cell>
            <text:p>[kә'pæsiti]
n. 容量, 生产量, 容量, 智能, 才能, 能力, 接受力, 地位</text:p>
          </table:table-cell>
        </table:table-row>
        <table:table-row>
          <table:table-cell>
            <text:p>1</text:p>
          </table:table-cell>
          <table:table-cell>
            <text:p>capital</text:p>
          </table:table-cell>
          <table:table-cell>
            <text:p>['kæpitәl]
n. 首都, 首府, 大写字母, 资本, 资金, 资产
adj. 首都的, 重要的, 死罪的, 大写的, &lt;口&gt;极好的</text:p>
          </table:table-cell>
        </table:table-row>
        <table:table-row>
          <table:table-cell>
            <text:p>1</text:p>
          </table:table-cell>
          <table:table-cell>
            <text:p>capitulate</text:p>
          </table:table-cell>
          <table:table-cell>
            <text:p>[kә'pitjuleit]
vi. 有条件投降, 认输, 屈服, 让步, 停止抵抗</text:p>
          </table:table-cell>
        </table:table-row>
        <table:table-row>
          <table:table-cell>
            <text:p>1</text:p>
          </table:table-cell>
          <table:table-cell>
            <text:p>capitulated</text:p>
          </table:table-cell>
          <table:table-cell>
            <text:p>~= capitulate
[kә'pitjuleit]
vi. 有条件投降, 认输, 屈服, 让步, 停止抵抗</text:p>
          </table:table-cell>
        </table:table-row>
        <table:table-row>
          <table:table-cell>
            <text:p>1</text:p>
          </table:table-cell>
          <table:table-cell>
            <text:p>captive</text:p>
          </table:table-cell>
          <table:table-cell>
            <text:p>['kæptiv]
n. 俘虏, 被美色或爱情迷住的人
adj. 被俘的, 被迷住的</text:p>
          </table:table-cell>
        </table:table-row>
        <table:table-row>
          <table:table-cell>
            <text:p>1</text:p>
          </table:table-cell>
          <table:table-cell>
            <text:p>caravan</text:p>
          </table:table-cell>
          <table:table-cell>
            <text:p>['kærәvæn]
n. (商队, 游客经过沙漠时为安全起见而结队同行的)沙漠, 旅行队, 大篷车</text:p>
          </table:table-cell>
        </table:table-row>
        <table:table-row>
          <table:table-cell>
            <text:p>1</text:p>
          </table:table-cell>
          <table:table-cell>
            <text:p>carcass</text:p>
          </table:table-cell>
          <table:table-cell>
            <text:p>['kɑ:kәs]
n. (屠宰后)畜体</text:p>
          </table:table-cell>
        </table:table-row>
        <table:table-row>
          <table:table-cell>
            <text:p>1</text:p>
          </table:table-cell>
          <table:table-cell>
            <text:p>careless</text:p>
          </table:table-cell>
          <table:table-cell>
            <text:p>['kєәlis]
adj. 粗心的, 疏忽的</text:p>
          </table:table-cell>
        </table:table-row>
        <table:table-row>
          <table:table-cell>
            <text:p>1</text:p>
          </table:table-cell>
          <table:table-cell>
            <text:p>carelessly</text:p>
          </table:table-cell>
          <table:table-cell>
            <text:p>adv. 不注意地, 粗心地</text:p>
          </table:table-cell>
        </table:table-row>
        <table:table-row>
          <table:table-cell>
            <text:p>1</text:p>
          </table:table-cell>
          <table:table-cell>
            <text:p>cargoes</text:p>
          </table:table-cell>
          <table:table-cell>
            <text:p>~= cargo
['kɑ:gәu]
n. 船货, (车、船、飞机等运输的)货物</text:p>
          </table:table-cell>
        </table:table-row>
        <table:table-row>
          <table:table-cell>
            <text:p>1</text:p>
          </table:table-cell>
          <table:table-cell>
            <text:p>caribbean</text:p>
          </table:table-cell>
          <table:table-cell>
            <text:p>~= Caribbean
[kæri'bi(:)әn]
n. 加勒比海</text:p>
          </table:table-cell>
        </table:table-row>
        <table:table-row>
          <table:table-cell>
            <text:p>1</text:p>
          </table:table-cell>
          <table:table-cell>
            <text:p>caribbeans</text:p>
          </table:table-cell>
          <table:table-cell>
            <text:p>~~~= Afro-Caribbean
adj. 加勒比黑人的</text:p>
          </table:table-cell>
        </table:table-row>
        <table:table-row>
          <table:table-cell>
            <text:p>1</text:p>
          </table:table-cell>
          <table:table-cell>
            <text:p>caribbee</text:p>
          </table:table-cell>
          <table:table-cell>
            <text:p>~= Caribbee
['kæribi:]
n. &amp; adj.加勒比人(的)</text:p>
          </table:table-cell>
        </table:table-row>
        <table:table-row>
          <table:table-cell>
            <text:p>1</text:p>
          </table:table-cell>
          <table:table-cell>
            <text:p>caribs</text:p>
          </table:table-cell>
          <table:table-cell>
            <text:p>~~~= caribe
[kә'ri:bi]
n(南美洲之食人鱼)水虎鱼</text:p>
          </table:table-cell>
        </table:table-row>
        <table:table-row>
          <table:table-cell>
            <text:p>1</text:p>
          </table:table-cell>
          <table:table-cell>
            <text:p>caring</text:p>
          </table:table-cell>
          <table:table-cell>
            <text:p>adj. 人的，人道的
有同情心的</text:p>
          </table:table-cell>
        </table:table-row>
        <table:table-row>
          <table:table-cell>
            <text:p>1</text:p>
          </table:table-cell>
          <table:table-cell>
            <text:p>carr</text:p>
          </table:table-cell>
          <table:table-cell>
            <text:p>~~~= arcarrester
[ɑ:kɑ:'restә]
放电器, 火花熄灭器</text:p>
          </table:table-cell>
        </table:table-row>
        <table:table-row>
          <table:table-cell>
            <text:p>1</text:p>
          </table:table-cell>
          <table:table-cell>
            <text:p>carries</text:p>
          </table:table-cell>
          <table:table-cell>
            <text:p>~= carry
['kæri]
n. 进位, 射程, 运载
vt. 携带, 运送, 支持, 支撑, 传送, 意味
vi. 被携带, 能达到</text:p>
          </table:table-cell>
        </table:table-row>
        <table:table-row>
          <table:table-cell>
            <text:p>1</text:p>
          </table:table-cell>
          <table:table-cell>
            <text:p>carrion</text:p>
          </table:table-cell>
          <table:table-cell>
            <text:p>['kæriәn]
n. 死肉, 腐肉
adj. 腐肉的, 似腐肉的, 吃腐肉的, 腐朽的, 令人作呕的</text:p>
          </table:table-cell>
        </table:table-row>
        <table:table-row>
          <table:table-cell>
            <text:p>1</text:p>
          </table:table-cell>
          <table:table-cell>
            <text:p>carrot</text:p>
          </table:table-cell>
          <table:table-cell>
            <text:p>['kærәt]
n. 胡萝卜</text:p>
          </table:table-cell>
        </table:table-row>
        <table:table-row>
          <table:table-cell>
            <text:p>1</text:p>
          </table:table-cell>
          <table:table-cell>
            <text:p>case-bottles</text:p>
          </table:table-cell>
          <table:table-cell>
            <text:p>case bottles</text:p>
          </table:table-cell>
        </table:table-row>
        <table:table-row>
          <table:table-cell>
            <text:p>1</text:p>
          </table:table-cell>
          <table:table-cell>
            <text:p>cassava</text:p>
          </table:table-cell>
          <table:table-cell>
            <text:p>[kә'sɑ:vә]
n. 木薯</text:p>
          </table:table-cell>
        </table:table-row>
        <table:table-row>
          <table:table-cell>
            <text:p>1</text:p>
          </table:table-cell>
          <table:table-cell>
            <text:p>castile</text:p>
          </table:table-cell>
          <table:table-cell>
            <text:p>[kæ'sti:l]
n. 橄榄香皂(用橄榄油和碱制成的)</text:p>
          </table:table-cell>
        </table:table-row>
        <table:table-row>
          <table:table-cell>
            <text:p>1</text:p>
          </table:table-cell>
          <table:table-cell>
            <text:p>casts</text:p>
          </table:table-cell>
          <table:table-cell>
            <text:p>~= cast
[kɑ:st]
n. 投掷, 铸件, 脱落物, 一瞥, 演员表
v. 投, 抛, 投射, 浇铸, 计算, 派(角色)</text:p>
          </table:table-cell>
        </table:table-row>
        <table:table-row>
          <table:table-cell>
            <text:p>1</text:p>
          </table:table-cell>
          <table:table-cell>
            <text:p>catching</text:p>
          </table:table-cell>
          <table:table-cell>
            <text:p>['kætʃiŋ]
adj. (接触)传染的, 有魅力的, 迷人的</text:p>
          </table:table-cell>
        </table:table-row>
        <table:table-row>
          <table:table-cell>
            <text:p>1</text:p>
          </table:table-cell>
          <table:table-cell>
            <text:p>causing</text:p>
          </table:table-cell>
          <table:table-cell>
            <text:p>~= cause
[kɔ:z]
n. 原因, 导致某事发生的人或事, 动机, 理由, 根据, 目标, 理想, 事业
vt. 引起, 惹起, 使(发生), 促成</text:p>
          </table:table-cell>
        </table:table-row>
        <table:table-row>
          <table:table-cell>
            <text:p>1</text:p>
          </table:table-cell>
          <table:table-cell>
            <text:p>causist</text:p>
          </table:table-cell>
          <table:table-cell>
            <text:p>~~~= anoxycausis
[æˏnɔksi'kɔ:sis]
缺氧燃烧</text:p>
          </table:table-cell>
        </table:table-row>
        <table:table-row>
          <table:table-cell>
            <text:p>1</text:p>
          </table:table-cell>
          <table:table-cell>
            <text:p>cautions</text:p>
          </table:table-cell>
          <table:table-cell>
            <text:p>~= caution
['kɔ:ʃәn]
n. 小心, 谨慎, 警告
vt. 警告</text:p>
          </table:table-cell>
        </table:table-row>
        <table:table-row>
          <table:table-cell>
            <text:p>1</text:p>
          </table:table-cell>
          <table:table-cell>
            <text:p>cav</text:p>
          </table:table-cell>
          <table:table-cell>
            <text:p>~= CAV
=Constant Angular Velocity 恒角速度</text:p>
          </table:table-cell>
        </table:table-row>
        <table:table-row>
          <table:table-cell>
            <text:p>1</text:p>
          </table:table-cell>
          <table:table-cell>
            <text:p>ce</text:p>
          </table:table-cell>
          <table:table-cell>
            <text:p>~= Ce
[化]元素铈(cerium)的符号</text:p>
          </table:table-cell>
        </table:table-row>
        <table:table-row>
          <table:table-cell>
            <text:p>1</text:p>
          </table:table-cell>
          <table:table-cell>
            <text:p>ced</text:p>
          </table:table-cell>
          <table:table-cell>
            <text:p>~= c
abbr. 世纪 (century)
n. 字母C</text:p>
          </table:table-cell>
        </table:table-row>
        <table:table-row>
          <table:table-cell>
            <text:p>1</text:p>
          </table:table-cell>
          <table:table-cell>
            <text:p>cedar</text:p>
          </table:table-cell>
          <table:table-cell>
            <text:p>['si:dә]
n. 雪松</text:p>
          </table:table-cell>
        </table:table-row>
        <table:table-row>
          <table:table-cell>
            <text:p>1</text:p>
          </table:table-cell>
          <table:table-cell>
            <text:p>cedar-tree</text:p>
          </table:table-cell>
          <table:table-cell>
            <text:p>cedar tree</text:p>
          </table:table-cell>
        </table:table-row>
        <table:table-row>
          <table:table-cell>
            <text:p>1</text:p>
          </table:table-cell>
          <table:table-cell>
            <text:p>ceiling</text:p>
          </table:table-cell>
          <table:table-cell>
            <text:p>['si:liŋ]
n. 天花板, 最高限度</text:p>
          </table:table-cell>
        </table:table-row>
        <table:table-row>
          <table:table-cell>
            <text:p>1</text:p>
          </table:table-cell>
          <table:table-cell>
            <text:p>cell</text:p>
          </table:table-cell>
          <table:table-cell>
            <text:p>[sel]
n. 单元, 细胞, 蜂房, (尤指监狱或寺院的)单人房间, 电池</text:p>
          </table:table-cell>
        </table:table-row>
        <table:table-row>
          <table:table-cell>
            <text:p>1</text:p>
          </table:table-cell>
          <table:table-cell>
            <text:p>cer</text:p>
          </table:table-cell>
          <table:table-cell>
            <text:p>~= c
abbr. 世纪 (century)
n. 字母C</text:p>
          </table:table-cell>
        </table:table-row>
        <table:table-row>
          <table:table-cell>
            <text:p>1</text:p>
          </table:table-cell>
          <table:table-cell>
            <text:p>ceremonies</text:p>
          </table:table-cell>
          <table:table-cell>
            <text:p>~= ceremony
['serimәni]
n. 典礼, 仪式, 礼节, 报幕员</text:p>
          </table:table-cell>
        </table:table-row>
        <table:table-row>
          <table:table-cell>
            <text:p>1</text:p>
          </table:table-cell>
          <table:table-cell>
            <text:p>ceremony</text:p>
          </table:table-cell>
          <table:table-cell>
            <text:p>['serimәni]
n. 典礼, 仪式, 礼节, 报幕员</text:p>
          </table:table-cell>
        </table:table-row>
        <table:table-row>
          <table:table-cell>
            <text:p>1</text:p>
          </table:table-cell>
          <table:table-cell>
            <text:p>certainty</text:p>
          </table:table-cell>
          <table:table-cell>
            <text:p>['sә:tәnti]
n. 确定, 确实的事情</text:p>
          </table:table-cell>
        </table:table-row>
        <table:table-row>
          <table:table-cell>
            <text:p>1</text:p>
          </table:table-cell>
          <table:table-cell>
            <text:p>chafed</text:p>
          </table:table-cell>
          <table:table-cell>
            <text:p>~= chafe
[tʃeif]
v. (将皮肤等)擦热, 擦破, 使恼火</text:p>
          </table:table-cell>
        </table:table-row>
        <table:table-row>
          <table:table-cell>
            <text:p>1</text:p>
          </table:table-cell>
          <table:table-cell>
            <text:p>chaff</text:p>
          </table:table-cell>
          <table:table-cell>
            <text:p>[tʃɑ:f]
n. 谷壳, 糠, 愚弄
v. 戏弄, 开玩笑</text:p>
          </table:table-cell>
        </table:table-row>
        <table:table-row>
          <table:table-cell>
            <text:p>1</text:p>
          </table:table-cell>
          <table:table-cell>
            <text:p>chain</text:p>
          </table:table-cell>
          <table:table-cell>
            <text:p>[tʃein]
n. 链(条),镣铐, 一连串, 一系列
vt. 用链条拴住</text:p>
          </table:table-cell>
        </table:table-row>
        <table:table-row>
          <table:table-cell>
            <text:p>1</text:p>
          </table:table-cell>
          <table:table-cell>
            <text:p>chamber</text:p>
          </table:table-cell>
          <table:table-cell>
            <text:p>['tʃeimbә]
n. 室, 房间, 议院, 会所, (枪)膛</text:p>
          </table:table-cell>
        </table:table-row>
        <table:table-row>
          <table:table-cell>
            <text:p>1</text:p>
          </table:table-cell>
          <table:table-cell>
            <text:p>change</text:p>
          </table:table-cell>
          <table:table-cell>
            <text:p>[tʃeindʒ]
n. 改变, 变化, 转变, 找回的零钱, 找头, 辅币
vt. 改变, 变革, 改造, 兑换</text:p>
          </table:table-cell>
        </table:table-row>
        <table:table-row>
          <table:table-cell>
            <text:p>1</text:p>
          </table:table-cell>
          <table:table-cell>
            <text:p>changes</text:p>
          </table:table-cell>
          <table:table-cell>
            <text:p>~= change
[tʃeindʒ]
n. 改变, 变化, 转变, 找回的零钱, 找头, 辅币
vt. 改变, 变革, 改造, 兑换</text:p>
          </table:table-cell>
        </table:table-row>
        <table:table-row>
          <table:table-cell>
            <text:p>1</text:p>
          </table:table-cell>
          <table:table-cell>
            <text:p>chapter</text:p>
          </table:table-cell>
          <table:table-cell>
            <text:p>['tʃæptә]
n. (书籍)章</text:p>
          </table:table-cell>
        </table:table-row>
        <table:table-row>
          <table:table-cell>
            <text:p>1</text:p>
          </table:table-cell>
          <table:table-cell>
            <text:p>chapters</text:p>
          </table:table-cell>
          <table:table-cell>
            <text:p>~= chapter
['tʃæptә]
n. (书籍)章</text:p>
          </table:table-cell>
        </table:table-row>
        <table:table-row>
          <table:table-cell>
            <text:p>1</text:p>
          </table:table-cell>
          <table:table-cell>
            <text:p>charitably</text:p>
          </table:table-cell>
          <table:table-cell>
            <text:p>adv. 慷慨地, 慈善地</text:p>
          </table:table-cell>
        </table:table-row>
        <table:table-row>
          <table:table-cell>
            <text:p>1</text:p>
          </table:table-cell>
          <table:table-cell>
            <text:p>chark</text:p>
          </table:table-cell>
          <table:table-cell>
            <text:p>[tʃɑ:k]
木炭, 焦炭</text:p>
          </table:table-cell>
        </table:table-row>
        <table:table-row>
          <table:table-cell>
            <text:p>1</text:p>
          </table:table-cell>
          <table:table-cell>
            <text:p>charles</text:p>
          </table:table-cell>
          <table:table-cell>
            <text:p>~= Charles
[tʃɑ:lz]
n. (男子名)查尔斯</text:p>
          </table:table-cell>
        </table:table-row>
        <table:table-row>
          <table:table-cell>
            <text:p>1</text:p>
          </table:table-cell>
          <table:table-cell>
            <text:p>chat</text:p>
          </table:table-cell>
          <table:table-cell>
            <text:p>[tʃæt]
v. 聊天
n. 聊天</text:p>
          </table:table-cell>
        </table:table-row>
        <table:table-row>
          <table:table-cell>
            <text:p>1</text:p>
          </table:table-cell>
          <table:table-cell>
            <text:p>cheat</text:p>
          </table:table-cell>
          <table:table-cell>
            <text:p>[tʃi:t]
n. 欺骗, 骗子
v. 欺骗, 骗取</text:p>
          </table:table-cell>
        </table:table-row>
        <table:table-row>
          <table:table-cell>
            <text:p>1</text:p>
          </table:table-cell>
          <table:table-cell>
            <text:p>check</text:p>
          </table:table-cell>
          <table:table-cell>
            <text:p>[tʃek]
n. 阻止, 制止, 控制, 阻止物, 支票, 检讫的记号, 饭馆的帐单
vt. 检查, 制止, 核对, 寄存, 托运
vi. 证明无误, 核对无误, 逐项相符, [象棋]将军</text:p>
          </table:table-cell>
        </table:table-row>
        <table:table-row>
          <table:table-cell>
            <text:p>1</text:p>
          </table:table-cell>
          <table:table-cell>
            <text:p>checker</text:p>
          </table:table-cell>
          <table:table-cell>
            <text:p>['tʃekә]
n. 棋盘上的小方格,, 棋子, 检验员,&lt;美&gt;(帽子,行李等)寄存者</text:p>
          </table:table-cell>
        </table:table-row>
        <table:table-row>
          <table:table-cell>
            <text:p>1</text:p>
          </table:table-cell>
          <table:table-cell>
            <text:p>checker-worker</text:p>
          </table:table-cell>
          <table:table-cell>
            <text:p>checker worker</text:p>
          </table:table-cell>
        </table:table-row>
        <table:table-row>
          <table:table-cell>
            <text:p>1</text:p>
          </table:table-cell>
          <table:table-cell>
            <text:p>cheeses</text:p>
          </table:table-cell>
          <table:table-cell>
            <text:p>~= cheese
[tʃi:z]
n. 干酪, &lt;俚&gt;头等的人或事物</text:p>
          </table:table-cell>
        </table:table-row>
        <table:table-row>
          <table:table-cell>
            <text:p>1</text:p>
          </table:table-cell>
          <table:table-cell>
            <text:p>chew</text:p>
          </table:table-cell>
          <table:table-cell>
            <text:p>[tʃu:]
vt. 咀爵(食物等)
v. 咀嚼, 认真考虑</text:p>
          </table:table-cell>
        </table:table-row>
        <table:table-row>
          <table:table-cell>
            <text:p>1</text:p>
          </table:table-cell>
          <table:table-cell>
            <text:p>chewed</text:p>
          </table:table-cell>
          <table:table-cell>
            <text:p>~= chew
[tʃu:]
vt. 咀爵(食物等)
v. 咀嚼, 认真考虑</text:p>
          </table:table-cell>
        </table:table-row>
        <table:table-row>
          <table:table-cell>
            <text:p>1</text:p>
          </table:table-cell>
          <table:table-cell>
            <text:p>chicken</text:p>
          </table:table-cell>
          <table:table-cell>
            <text:p>['tʃikin]
n. 小鸡, 小鸟, 鸡肉</text:p>
          </table:table-cell>
        </table:table-row>
        <table:table-row>
          <table:table-cell>
            <text:p>1</text:p>
          </table:table-cell>
          <table:table-cell>
            <text:p>chilly</text:p>
          </table:table-cell>
          <table:table-cell>
            <text:p>['tʃili]
adj. 寒冷的</text:p>
          </table:table-cell>
        </table:table-row>
        <table:table-row>
          <table:table-cell>
            <text:p>1</text:p>
          </table:table-cell>
          <table:table-cell>
            <text:p>chimera</text:p>
          </table:table-cell>
          <table:table-cell>
            <text:p>[kai'miәrә]
n. [希神]狮头, 羊身, 蛇尾的吐火怪物, 妖怪, 狂想</text:p>
          </table:table-cell>
        </table:table-row>
        <table:table-row>
          <table:table-cell>
            <text:p>1</text:p>
          </table:table-cell>
          <table:table-cell>
            <text:p>chips</text:p>
          </table:table-cell>
          <table:table-cell>
            <text:p>[tʃips]
筹码
货币
铸币</text:p>
          </table:table-cell>
        </table:table-row>
        <table:table-row>
          <table:table-cell>
            <text:p>1</text:p>
          </table:table-cell>
          <table:table-cell>
            <text:p>chisel</text:p>
          </table:table-cell>
          <table:table-cell>
            <text:p>['tʃizl]
n. 凿子
v. 砍凿</text:p>
          </table:table-cell>
        </table:table-row>
        <table:table-row>
          <table:table-cell>
            <text:p>1</text:p>
          </table:table-cell>
          <table:table-cell>
            <text:p>chocolate</text:p>
          </table:table-cell>
          <table:table-cell>
            <text:p>['tʃɔkәlit]
n. 巧克力, 巧克力色</text:p>
          </table:table-cell>
        </table:table-row>
        <table:table-row>
          <table:table-cell>
            <text:p>1</text:p>
          </table:table-cell>
          <table:table-cell>
            <text:p>choked</text:p>
          </table:table-cell>
          <table:table-cell>
            <text:p>adj [pred 作表语] ~ (about sth) (infml 口) upset; angry 心烦; 愤怒
*He was pretty choked about being dropped from the team. 他因为队里未选用他而耿耿于怀.</text:p>
          </table:table-cell>
        </table:table-row>
        <table:table-row>
          <table:table-cell>
            <text:p>1</text:p>
          </table:table-cell>
          <table:table-cell>
            <text:p>chop</text:p>
          </table:table-cell>
          <table:table-cell>
            <text:p>[tʃɔp]
n. 砍, 排骨, 官印, 商标
vt. 剁碎, 砍, (风浪)突变</text:p>
          </table:table-cell>
        </table:table-row>
        <table:table-row>
          <table:table-cell>
            <text:p>1</text:p>
          </table:table-cell>
          <table:table-cell>
            <text:p>chopped</text:p>
          </table:table-cell>
          <table:table-cell>
            <text:p>~~~= chopper
['tʃɔpә]
n. 断路器</text:p>
          </table:table-cell>
        </table:table-row>
        <table:table-row>
          <table:table-cell>
            <text:p>1</text:p>
          </table:table-cell>
          <table:table-cell>
            <text:p>chosen</text:p>
          </table:table-cell>
          <table:table-cell>
            <text:p>['tʃәuzn]
vbl. choose的过去分词</text:p>
          </table:table-cell>
        </table:table-row>
        <table:table-row>
          <table:table-cell>
            <text:p>1</text:p>
          </table:table-cell>
          <table:table-cell>
            <text:p>christianus</text:p>
          </table:table-cell>
          <table:table-cell>
            <text:p>~~~= antichristian
[ˏænti'kristiәn]
adj. 反对基督的
n. 反对基督的人</text:p>
          </table:table-cell>
        </table:table-row>
        <table:table-row>
          <table:table-cell>
            <text:p>1</text:p>
          </table:table-cell>
          <table:table-cell>
            <text:p>church</text:p>
          </table:table-cell>
          <table:table-cell>
            <text:p>[tʃә:tʃ]
n. 教堂, 礼拜堂, 教会, 教派, [宗]礼拜</text:p>
          </table:table-cell>
        </table:table-row>
        <table:table-row>
          <table:table-cell>
            <text:p>1</text:p>
          </table:table-cell>
          <table:table-cell>
            <text:p>ci</text:p>
          </table:table-cell>
          <table:table-cell>
            <text:p>[域] Ivory Coast, 象牙海岸
abbr. [军] Compression Ignition, 压燃</text:p>
          </table:table-cell>
        </table:table-row>
        <table:table-row>
          <table:table-cell>
            <text:p>1</text:p>
          </table:table-cell>
          <table:table-cell>
            <text:p>circled</text:p>
          </table:table-cell>
          <table:table-cell>
            <text:p>~= circle
['sә:kl]
n. 圆周, 圆形物, 派系, 循环
v. 围, 环绕
盘旋</text:p>
          </table:table-cell>
        </table:table-row>
        <table:table-row>
          <table:table-cell>
            <text:p>1</text:p>
          </table:table-cell>
          <table:table-cell>
            <text:p>circuit</text:p>
          </table:table-cell>
          <table:table-cell>
            <text:p>['sә:kit]
n. 电路, 一圈, 周游, 巡回</text:p>
          </table:table-cell>
        </table:table-row>
        <table:table-row>
          <table:table-cell>
            <text:p>1</text:p>
          </table:table-cell>
          <table:table-cell>
            <text:p>circumference</text:p>
          </table:table-cell>
          <table:table-cell>
            <text:p>[sә'kʌmfәrәns]
n. 圆周, 周围</text:p>
          </table:table-cell>
        </table:table-row>
        <table:table-row>
          <table:table-cell>
            <text:p>1</text:p>
          </table:table-cell>
          <table:table-cell>
            <text:p>circumscribed</text:p>
          </table:table-cell>
          <table:table-cell>
            <text:p>~= circumscribe
['sә:kәmskraib, ˏsә:kәm'skraib]
vt. 在...周围画线, 限制</text:p>
          </table:table-cell>
        </table:table-row>
        <table:table-row>
          <table:table-cell>
            <text:p>1</text:p>
          </table:table-cell>
          <table:table-cell>
            <text:p>circumspect</text:p>
          </table:table-cell>
          <table:table-cell>
            <text:p>['sә:kәmspekt]
adj. 慎重的, 周到的</text:p>
          </table:table-cell>
        </table:table-row>
        <table:table-row>
          <table:table-cell>
            <text:p>1</text:p>
          </table:table-cell>
          <table:table-cell>
            <text:p>circumvent</text:p>
          </table:table-cell>
          <table:table-cell>
            <text:p>[ˏsә:kәm'vent]
vt. 围绕, 包围, 智取</text:p>
          </table:table-cell>
        </table:table-row>
        <table:table-row>
          <table:table-cell>
            <text:p>1</text:p>
          </table:table-cell>
          <table:table-cell>
            <text:p>citron</text:p>
          </table:table-cell>
          <table:table-cell>
            <text:p>['sitrәn]
n. [植]香木缘, 圆佛手柑</text:p>
          </table:table-cell>
        </table:table-row>
        <table:table-row>
          <table:table-cell>
            <text:p>1</text:p>
          </table:table-cell>
          <table:table-cell>
            <text:p>city</text:p>
          </table:table-cell>
          <table:table-cell>
            <text:p>['siti]
n. 城市, 都市, 全体居民, 城邦</text:p>
          </table:table-cell>
        </table:table-row>
        <table:table-row>
          <table:table-cell>
            <text:p>1</text:p>
          </table:table-cell>
          <table:table-cell>
            <text:p>ck</text:p>
          </table:table-cell>
          <table:table-cell>
            <text:p>[域] Cook Islands , 库克群岛</text:p>
          </table:table-cell>
        </table:table-row>
        <table:table-row>
          <table:table-cell>
            <text:p>1</text:p>
          </table:table-cell>
          <table:table-cell>
            <text:p>claimed</text:p>
          </table:table-cell>
          <table:table-cell>
            <text:p>~= claim
[kleim]
n. (根据权利提出)要求, 要求权, 主张, 要求而得到的东西
vt. (根据权利)要求, 认领, 声称, 主张, 需要</text:p>
          </table:table-cell>
        </table:table-row>
        <table:table-row>
          <table:table-cell>
            <text:p>1</text:p>
          </table:table-cell>
          <table:table-cell>
            <text:p>clap</text:p>
          </table:table-cell>
          <table:table-cell>
            <text:p>[klæp]
n. 拍手声, 霹雳声
v. 鼓掌, 轻拍</text:p>
          </table:table-cell>
        </table:table-row>
        <table:table-row>
          <table:table-cell>
            <text:p>1</text:p>
          </table:table-cell>
          <table:table-cell>
            <text:p>clapping</text:p>
          </table:table-cell>
          <table:table-cell>
            <text:p>n. 掌声, 拍手声
【医】 拍打法(按摩的一种手法)</text:p>
          </table:table-cell>
        </table:table-row>
        <table:table-row>
          <table:table-cell>
            <text:p>1</text:p>
          </table:table-cell>
          <table:table-cell>
            <text:p>clause</text:p>
          </table:table-cell>
          <table:table-cell>
            <text:p>[klɔ:z]
n. 子句, 条款</text:p>
          </table:table-cell>
        </table:table-row>
        <table:table-row>
          <table:table-cell>
            <text:p>1</text:p>
          </table:table-cell>
          <table:table-cell>
            <text:p>clearest</text:p>
          </table:table-cell>
          <table:table-cell>
            <text:p>~= clear
[kliә]
adj. 清楚的, 清晰的, 清澈的, 光亮的, 空旷的, 有条理的
adv. 清楚地, 完全地
v. 扫除, 清除, 晴, 跳过, 净得</text:p>
          </table:table-cell>
        </table:table-row>
        <table:table-row>
          <table:table-cell>
            <text:p>1</text:p>
          </table:table-cell>
          <table:table-cell>
            <text:p>clearly</text:p>
          </table:table-cell>
          <table:table-cell>
            <text:p>['kliәli]
adv. 明朗地, 明显地, 无疑地</text:p>
          </table:table-cell>
        </table:table-row>
        <table:table-row>
          <table:table-cell>
            <text:p>1</text:p>
          </table:table-cell>
          <table:table-cell>
            <text:p>clearness</text:p>
          </table:table-cell>
          <table:table-cell>
            <text:p>['kliәnis]
n. 晴朗, 明白</text:p>
          </table:table-cell>
        </table:table-row>
        <table:table-row>
          <table:table-cell>
            <text:p>1</text:p>
          </table:table-cell>
          <table:table-cell>
            <text:p>clerk</text:p>
          </table:table-cell>
          <table:table-cell>
            <text:p>[klɑ:k; klә:k]
n. 职员, 办事员, &lt;美&gt; 店员</text:p>
          </table:table-cell>
        </table:table-row>
        <table:table-row>
          <table:table-cell>
            <text:p>1</text:p>
          </table:table-cell>
          <table:table-cell>
            <text:p>clev</text:p>
          </table:table-cell>
          <table:table-cell>
            <text:p>~~~= cleveite
['kli:vait]
n. [矿]钇铀矿</text:p>
          </table:table-cell>
        </table:table-row>
        <table:table-row>
          <table:table-cell>
            <text:p>1</text:p>
          </table:table-cell>
          <table:table-cell>
            <text:p>cliffs</text:p>
          </table:table-cell>
          <table:table-cell>
            <text:p>~= cliff
[klif]
n. 悬崖, 绝壁</text:p>
          </table:table-cell>
        </table:table-row>
        <table:table-row>
          <table:table-cell>
            <text:p>1</text:p>
          </table:table-cell>
          <table:table-cell>
            <text:p>climates</text:p>
          </table:table-cell>
          <table:table-cell>
            <text:p>~= climate
['klaimit]
n. 气候, 风土, 思潮</text:p>
          </table:table-cell>
        </table:table-row>
        <table:table-row>
          <table:table-cell>
            <text:p>1</text:p>
          </table:table-cell>
          <table:table-cell>
            <text:p>clinch</text:p>
          </table:table-cell>
          <table:table-cell>
            <text:p>[klintʃ]
n. 钉牢, 拥吻
v. 敲弯, 扭住</text:p>
          </table:table-cell>
        </table:table-row>
        <table:table-row>
          <table:table-cell>
            <text:p>1</text:p>
          </table:table-cell>
          <table:table-cell>
            <text:p>cling</text:p>
          </table:table-cell>
          <table:table-cell>
            <text:p>[kliŋ]
vi. 粘紧, 附着, 紧贴, 坚持(意见), 墨守(习惯)</text:p>
          </table:table-cell>
        </table:table-row>
        <table:table-row>
          <table:table-cell>
            <text:p>1</text:p>
          </table:table-cell>
          <table:table-cell>
            <text:p>clings</text:p>
          </table:table-cell>
          <table:table-cell>
            <text:p>~= cling
[kliŋ]
vi. 粘紧, 附着, 紧贴, 坚持(意见), 墨守(习惯)</text:p>
          </table:table-cell>
        </table:table-row>
        <table:table-row>
          <table:table-cell>
            <text:p>1</text:p>
          </table:table-cell>
          <table:table-cell>
            <text:p>closed</text:p>
          </table:table-cell>
          <table:table-cell>
            <text:p>[klәuzd]
adj. 关闭的, 限于少数人的</text:p>
          </table:table-cell>
        </table:table-row>
        <table:table-row>
          <table:table-cell>
            <text:p>1</text:p>
          </table:table-cell>
          <table:table-cell>
            <text:p>cloth</text:p>
          </table:table-cell>
          <table:table-cell>
            <text:p>[klɔ(:)θ]
n. 布, 织物, 衣料</text:p>
          </table:table-cell>
        </table:table-row>
        <table:table-row>
          <table:table-cell>
            <text:p>1</text:p>
          </table:table-cell>
          <table:table-cell>
            <text:p>club</text:p>
          </table:table-cell>
          <table:table-cell>
            <text:p>[klʌb]
n. 俱乐部, 夜总会, 社, 棍棒, (高尔夫球等的)球棒, (扑克牌)梅花
vt. 棍打, 协作, 联合, 把...当棍棒用</text:p>
          </table:table-cell>
        </table:table-row>
        <table:table-row>
          <table:table-cell>
            <text:p>1</text:p>
          </table:table-cell>
          <table:table-cell>
            <text:p>clung</text:p>
          </table:table-cell>
          <table:table-cell>
            <text:p>[klʌŋ]
vbl. cling的过去式及过去分词</text:p>
          </table:table-cell>
        </table:table-row>
        <table:table-row>
          <table:table-cell>
            <text:p>1</text:p>
          </table:table-cell>
          <table:table-cell>
            <text:p>clusters</text:p>
          </table:table-cell>
          <table:table-cell>
            <text:p>~= cluster
['klʌstә]
n. 串, 丛
vi. 丛生, 成群</text:p>
          </table:table-cell>
        </table:table-row>
        <table:table-row>
          <table:table-cell>
            <text:p>1</text:p>
          </table:table-cell>
          <table:table-cell>
            <text:p>coal</text:p>
          </table:table-cell>
          <table:table-cell>
            <text:p>[kәul]
n. 煤
v. 加煤</text:p>
          </table:table-cell>
        </table:table-row>
        <table:table-row>
          <table:table-cell>
            <text:p>1</text:p>
          </table:table-cell>
          <table:table-cell>
            <text:p>coasting</text:p>
          </table:table-cell>
          <table:table-cell>
            <text:p>['kәustiŋ]
n. 沿岸航行, 沿海贸易, 海岸线</text:p>
          </table:table-cell>
        </table:table-row>
        <table:table-row>
          <table:table-cell>
            <text:p>1</text:p>
          </table:table-cell>
          <table:table-cell>
            <text:p>coasts</text:p>
          </table:table-cell>
          <table:table-cell>
            <text:p>~= coast
[kәust]
n. 海岸, 滑坡
v. 沿海岸而行</text:p>
          </table:table-cell>
        </table:table-row>
        <table:table-row>
          <table:table-cell>
            <text:p>1</text:p>
          </table:table-cell>
          <table:table-cell>
            <text:p>cock</text:p>
          </table:table-cell>
          <table:table-cell>
            <text:p>[kɔk]
n. 公鸡, 雄鸟, 头目, (水)龙头, &lt;俚&gt;阴茎
vt. 使耸立, 使竖起, 堆成锥形
vi. 大摇大摆地走, 翘起</text:p>
          </table:table-cell>
        </table:table-row>
        <table:table-row>
          <table:table-cell>
            <text:p>1</text:p>
          </table:table-cell>
          <table:table-cell>
            <text:p>cockpit</text:p>
          </table:table-cell>
          <table:table-cell>
            <text:p>['kɔkpit]
n. 驾驶员座舱, 战场</text:p>
          </table:table-cell>
        </table:table-row>
        <table:table-row>
          <table:table-cell>
            <text:p>1</text:p>
          </table:table-cell>
          <table:table-cell>
            <text:p>cocoa</text:p>
          </table:table-cell>
          <table:table-cell>
            <text:p>['kәukәu]
n. 可可粉, 可可饮料, 可可豆</text:p>
          </table:table-cell>
        </table:table-row>
        <table:table-row>
          <table:table-cell>
            <text:p>1</text:p>
          </table:table-cell>
          <table:table-cell>
            <text:p>coffee</text:p>
          </table:table-cell>
          <table:table-cell>
            <text:p>['kɔfi]
n. 咖啡, 咖啡树, 咖啡茶, 咖啡豆, 咖啡色</text:p>
          </table:table-cell>
        </table:table-row>
        <table:table-row>
          <table:table-cell>
            <text:p>1</text:p>
          </table:table-cell>
          <table:table-cell>
            <text:p>cogitation</text:p>
          </table:table-cell>
          <table:table-cell>
            <text:p>[ˏkɔdʒi'teiʃәn]
n. 沉思, 思考</text:p>
          </table:table-cell>
        </table:table-row>
        <table:table-row>
          <table:table-cell>
            <text:p>1</text:p>
          </table:table-cell>
          <table:table-cell>
            <text:p>cognizance</text:p>
          </table:table-cell>
          <table:table-cell>
            <text:p>['kɔgnizәns]
n. 认识, 审理, 认定</text:p>
          </table:table-cell>
        </table:table-row>
        <table:table-row>
          <table:table-cell>
            <text:p>1</text:p>
          </table:table-cell>
          <table:table-cell>
            <text:p>coin</text:p>
          </table:table-cell>
          <table:table-cell>
            <text:p>[kɔin]
n. 硬币
vt. 铸造(硬币)</text:p>
          </table:table-cell>
        </table:table-row>
        <table:table-row>
          <table:table-cell>
            <text:p>1</text:p>
          </table:table-cell>
          <table:table-cell>
            <text:p>collar</text:p>
          </table:table-cell>
          <table:table-cell>
            <text:p>['kɔlә]
抓住...的领口［头颈］； 给（衣服）上衣领； 使戴项圈</text:p>
          </table:table-cell>
        </table:table-row>
        <table:table-row>
          <table:table-cell>
            <text:p>1</text:p>
          </table:table-cell>
          <table:table-cell>
            <text:p>colliers</text:p>
          </table:table-cell>
          <table:table-cell>
            <text:p>~= collier
['kɔliә]
n. 矿工, 运煤船, 煤船员</text:p>
          </table:table-cell>
        </table:table-row>
        <table:table-row>
          <table:table-cell>
            <text:p>1</text:p>
          </table:table-cell>
          <table:table-cell>
            <text:p>colonel</text:p>
          </table:table-cell>
          <table:table-cell>
            <text:p>['kә:nl]
n. 陆军上校, 团长</text:p>
          </table:table-cell>
        </table:table-row>
        <table:table-row>
          <table:table-cell>
            <text:p>1</text:p>
          </table:table-cell>
          <table:table-cell>
            <text:p>colored</text:p>
          </table:table-cell>
          <table:table-cell>
            <text:p>['kʌlәd]
adj. (指人种)有色的</text:p>
          </table:table-cell>
        </table:table-row>
        <table:table-row>
          <table:table-cell>
            <text:p>1</text:p>
          </table:table-cell>
          <table:table-cell>
            <text:p>colors</text:p>
          </table:table-cell>
          <table:table-cell>
            <text:p>n. 国旗, 旗帜, 船旗, 军旗, 衣帽, 徽章, 绶带
【建】 色料, 颜料, 染料</text:p>
          </table:table-cell>
        </table:table-row>
        <table:table-row>
          <table:table-cell>
            <text:p>1</text:p>
          </table:table-cell>
          <table:table-cell>
            <text:p>comely</text:p>
          </table:table-cell>
          <table:table-cell>
            <text:p>['kʌmli]
adj. 清秀的, 标致的</text:p>
          </table:table-cell>
        </table:table-row>
        <table:table-row>
          <table:table-cell>
            <text:p>1</text:p>
          </table:table-cell>
          <table:table-cell>
            <text:p>comfo</text:p>
          </table:table-cell>
          <table:table-cell>
            <text:p>~~~= coldcomfort
敷衍了事的安慰； 聊以自慰的事</text:p>
          </table:table-cell>
        </table:table-row>
        <table:table-row>
          <table:table-cell>
            <text:p>1</text:p>
          </table:table-cell>
          <table:table-cell>
            <text:p>commend</text:p>
          </table:table-cell>
          <table:table-cell>
            <text:p>[kә'mend]
vt. 称赞, 表扬, 推荐, 委托, 吸引</text:p>
          </table:table-cell>
        </table:table-row>
        <table:table-row>
          <table:table-cell>
            <text:p>1</text:p>
          </table:table-cell>
          <table:table-cell>
            <text:p>commerce</text:p>
          </table:table-cell>
          <table:table-cell>
            <text:p>['kɔmә(:)s]
n. 商业</text:p>
          </table:table-cell>
        </table:table-row>
        <table:table-row>
          <table:table-cell>
            <text:p>1</text:p>
          </table:table-cell>
          <table:table-cell>
            <text:p>commission</text:p>
          </table:table-cell>
          <table:table-cell>
            <text:p>[kә'miʃәn]
n. 委任, 委托, 代办(权), 代理(权), 犯(罪), 佣金
vt. 委任, 任命, 委托, 委托制作, 使服役</text:p>
          </table:table-cell>
        </table:table-row>
        <table:table-row>
          <table:table-cell>
            <text:p>1</text:p>
          </table:table-cell>
          <table:table-cell>
            <text:p>committing</text:p>
          </table:table-cell>
          <table:table-cell>
            <text:p>~~~= committal
[kә'mitl]
n. 委托, 承担义务, 赞助</text:p>
          </table:table-cell>
        </table:table-row>
        <table:table-row>
          <table:table-cell>
            <text:p>1</text:p>
          </table:table-cell>
          <table:table-cell>
            <text:p>commodiously</text:p>
          </table:table-cell>
          <table:table-cell>
            <text:p>adv. 宽阔地, 方便地</text:p>
          </table:table-cell>
        </table:table-row>
        <table:table-row>
          <table:table-cell>
            <text:p>1</text:p>
          </table:table-cell>
          <table:table-cell>
            <text:p>commonly</text:p>
          </table:table-cell>
          <table:table-cell>
            <text:p>['kɔmәnli]
adv. 普通地, 一般地</text:p>
          </table:table-cell>
        </table:table-row>
        <table:table-row>
          <table:table-cell>
            <text:p>1</text:p>
          </table:table-cell>
          <table:table-cell>
            <text:p>communicate</text:p>
          </table:table-cell>
          <table:table-cell>
            <text:p>[kә'mju:nikeit]
v. 沟通, 通信, (房间、道路、花园等)相通, 传达, 感染</text:p>
          </table:table-cell>
        </table:table-row>
        <table:table-row>
          <table:table-cell>
            <text:p>1</text:p>
          </table:table-cell>
          <table:table-cell>
            <text:p>communicated</text:p>
          </table:table-cell>
          <table:table-cell>
            <text:p>~= communicate
[kә'mju:nikeit]
v. 沟通, 通信, (房间、道路、花园等)相通, 传达, 感染</text:p>
          </table:table-cell>
        </table:table-row>
        <table:table-row>
          <table:table-cell>
            <text:p>1</text:p>
          </table:table-cell>
          <table:table-cell>
            <text:p>companies</text:p>
          </table:table-cell>
          <table:table-cell>
            <text:p>~= company
['kʌmpәni]
n. 公司, 陪伴, (一)群, (一)队, (一)伙, 连, 连队</text:p>
          </table:table-cell>
        </table:table-row>
        <table:table-row>
          <table:table-cell>
            <text:p>1</text:p>
          </table:table-cell>
          <table:table-cell>
            <text:p>compasses</text:p>
          </table:table-cell>
          <table:table-cell>
            <text:p>['kʌmpәsis]
n. 圆规</text:p>
          </table:table-cell>
        </table:table-row>
        <table:table-row>
          <table:table-cell>
            <text:p>1</text:p>
          </table:table-cell>
          <table:table-cell>
            <text:p>compassion</text:p>
          </table:table-cell>
          <table:table-cell>
            <text:p>[kәm'pæʃәn]
n. 同情,怜悯</text:p>
          </table:table-cell>
        </table:table-row>
        <table:table-row>
          <table:table-cell>
            <text:p>1</text:p>
          </table:table-cell>
          <table:table-cell>
            <text:p>competitor</text:p>
          </table:table-cell>
          <table:table-cell>
            <text:p>[kәm'petitә]
n. 竞争者</text:p>
          </table:table-cell>
        </table:table-row>
        <table:table-row>
          <table:table-cell>
            <text:p>1</text:p>
          </table:table-cell>
          <table:table-cell>
            <text:p>complainings</text:p>
          </table:table-cell>
          <table:table-cell>
            <text:p>~= complaining
[kәm'pleiniŋ]
adj. 诉苦的, 抱怨的</text:p>
          </table:table-cell>
        </table:table-row>
        <table:table-row>
          <table:table-cell>
            <text:p>1</text:p>
          </table:table-cell>
          <table:table-cell>
            <text:p>complaint</text:p>
          </table:table-cell>
          <table:table-cell>
            <text:p>[kәm'pleint]
n. 诉苦, 抱怨, 牢骚, 委屈, 疾病</text:p>
          </table:table-cell>
        </table:table-row>
        <table:table-row>
          <table:table-cell>
            <text:p>1</text:p>
          </table:table-cell>
          <table:table-cell>
            <text:p>completed</text:p>
          </table:table-cell>
          <table:table-cell>
            <text:p>~= complete
[kәm'pli:t]
adj. 全部的, 完全的, 完成的
vt. 完成, 使完善</text:p>
          </table:table-cell>
        </table:table-row>
        <table:table-row>
          <table:table-cell>
            <text:p>1</text:p>
          </table:table-cell>
          <table:table-cell>
            <text:p>complicated</text:p>
          </table:table-cell>
          <table:table-cell>
            <text:p>['kɔmplikeitid]
adj. 复杂的, 难解的</text:p>
          </table:table-cell>
        </table:table-row>
        <table:table-row>
          <table:table-cell>
            <text:p>1</text:p>
          </table:table-cell>
          <table:table-cell>
            <text:p>complied</text:p>
          </table:table-cell>
          <table:table-cell>
            <text:p>vbl. 遵照</text:p>
          </table:table-cell>
        </table:table-row>
        <table:table-row>
          <table:table-cell>
            <text:p>1</text:p>
          </table:table-cell>
          <table:table-cell>
            <text:p>compliment</text:p>
          </table:table-cell>
          <table:table-cell>
            <text:p>['kɔmplimәnt]
n. 称赞, 恭维, 致意, 问候, 道贺
vt. 称赞, 褒扬, 恭维</text:p>
          </table:table-cell>
        </table:table-row>
        <table:table-row>
          <table:table-cell>
            <text:p>1</text:p>
          </table:table-cell>
          <table:table-cell>
            <text:p>comply</text:p>
          </table:table-cell>
          <table:table-cell>
            <text:p>[kәm'plai]
vi. 顺从, 答应, 遵守</text:p>
          </table:table-cell>
        </table:table-row>
        <table:table-row>
          <table:table-cell>
            <text:p>1</text:p>
          </table:table-cell>
          <table:table-cell>
            <text:p>composure</text:p>
          </table:table-cell>
          <table:table-cell>
            <text:p>[kәm'pәuʒә]
n. 镇静, 沉着</text:p>
          </table:table-cell>
        </table:table-row>
        <table:table-row>
          <table:table-cell>
            <text:p>1</text:p>
          </table:table-cell>
          <table:table-cell>
            <text:p>composures</text:p>
          </table:table-cell>
          <table:table-cell>
            <text:p>~= composure
[kәm'pәuʒә]
n. 镇静, 沉着</text:p>
          </table:table-cell>
        </table:table-row>
        <table:table-row>
          <table:table-cell>
            <text:p>1</text:p>
          </table:table-cell>
          <table:table-cell>
            <text:p>conceits</text:p>
          </table:table-cell>
          <table:table-cell>
            <text:p>~= conceit
[kәn'si:t]
n. 原义：想法, 意见, 自负, 幻想, 狂妄</text:p>
          </table:table-cell>
        </table:table-row>
        <table:table-row>
          <table:table-cell>
            <text:p>1</text:p>
          </table:table-cell>
          <table:table-cell>
            <text:p>conceived</text:p>
          </table:table-cell>
          <table:table-cell>
            <text:p>~= conceive
[kәn'si:v]
vt. 构思, 以为, 持有
vi. 怀孕, 考虑, 设想</text:p>
          </table:table-cell>
        </table:table-row>
        <table:table-row>
          <table:table-cell>
            <text:p>1</text:p>
          </table:table-cell>
          <table:table-cell>
            <text:p>conceptions</text:p>
          </table:table-cell>
          <table:table-cell>
            <text:p>~= conception
[kәn'sepʃәn]
n. 观念, 概念</text:p>
          </table:table-cell>
        </table:table-row>
        <table:table-row>
          <table:table-cell>
            <text:p>1</text:p>
          </table:table-cell>
          <table:table-cell>
            <text:p>conclusions</text:p>
          </table:table-cell>
          <table:table-cell>
            <text:p>~= conclusion
[kәn'klu:ʒәn]
n. 结束, 缔结, 结论</text:p>
          </table:table-cell>
        </table:table-row>
        <table:table-row>
          <table:table-cell>
            <text:p>1</text:p>
          </table:table-cell>
          <table:table-cell>
            <text:p>concurrence</text:p>
          </table:table-cell>
          <table:table-cell>
            <text:p>[kәn'kʌrәns]
n. 同时(或同地)发生, 同时存在, 合作</text:p>
          </table:table-cell>
        </table:table-row>
        <table:table-row>
          <table:table-cell>
            <text:p>1</text:p>
          </table:table-cell>
          <table:table-cell>
            <text:p>condemn</text:p>
          </table:table-cell>
          <table:table-cell>
            <text:p>[kәn'dem]
vt. 判刑, 处刑, 声讨, 谴责</text:p>
          </table:table-cell>
        </table:table-row>
        <table:table-row>
          <table:table-cell>
            <text:p>1</text:p>
          </table:table-cell>
          <table:table-cell>
            <text:p>conference</text:p>
          </table:table-cell>
          <table:table-cell>
            <text:p>['kɔnfәrәns]
n. 会议, 讨论会, 协商会</text:p>
          </table:table-cell>
        </table:table-row>
        <table:table-row>
          <table:table-cell>
            <text:p>1</text:p>
          </table:table-cell>
          <table:table-cell>
            <text:p>confessed</text:p>
          </table:table-cell>
          <table:table-cell>
            <text:p>[kәn'fest]
adj. 公开承认的, 不容怀疑的</text:p>
          </table:table-cell>
        </table:table-row>
        <table:table-row>
          <table:table-cell>
            <text:p>1</text:p>
          </table:table-cell>
          <table:table-cell>
            <text:p>confessing</text:p>
          </table:table-cell>
          <table:table-cell>
            <text:p>~= confess
[kәn'fes]
v. 承认, 坦白, 忏悔</text:p>
          </table:table-cell>
        </table:table-row>
        <table:table-row>
          <table:table-cell>
            <text:p>1</text:p>
          </table:table-cell>
          <table:table-cell>
            <text:p>confidence</text:p>
          </table:table-cell>
          <table:table-cell>
            <text:p>['kɔnfidәns]
n. 信心</text:p>
          </table:table-cell>
        </table:table-row>
        <table:table-row>
          <table:table-cell>
            <text:p>1</text:p>
          </table:table-cell>
          <table:table-cell>
            <text:p>confirmed</text:p>
          </table:table-cell>
          <table:table-cell>
            <text:p>[kәn'fә:md]
adj. 证实的, 惯常的, 慢性的</text:p>
          </table:table-cell>
        </table:table-row>
        <table:table-row>
          <table:table-cell>
            <text:p>1</text:p>
          </table:table-cell>
          <table:table-cell>
            <text:p>confirms</text:p>
          </table:table-cell>
          <table:table-cell>
            <text:p>~= confirm
[kәn'fә:m]
vt. 确定, 批准, 使巩固, 使有效
v. 确认, (基督教中)给...行按手礼</text:p>
          </table:table-cell>
        </table:table-row>
        <table:table-row>
          <table:table-cell>
            <text:p>1</text:p>
          </table:table-cell>
          <table:table-cell>
            <text:p>confound</text:p>
          </table:table-cell>
          <table:table-cell>
            <text:p>[kәn'faund]
vt. 使混淆, 把...搞混, 挫败, 讨厌</text:p>
          </table:table-cell>
        </table:table-row>
        <table:table-row>
          <table:table-cell>
            <text:p>1</text:p>
          </table:table-cell>
          <table:table-cell>
            <text:p>confusions</text:p>
          </table:table-cell>
          <table:table-cell>
            <text:p>~= confusion
[kәn'fju:ʒәn]
n. 混乱, 混淆</text:p>
          </table:table-cell>
        </table:table-row>
        <table:table-row>
          <table:table-cell>
            <text:p>1</text:p>
          </table:table-cell>
          <table:table-cell>
            <text:p>congratulating</text:p>
          </table:table-cell>
          <table:table-cell>
            <text:p>~= congratulate
[kәn'grætjuleit]
vt. 祝贺, 庆贺, 恭喜</text:p>
          </table:table-cell>
        </table:table-row>
        <table:table-row>
          <table:table-cell>
            <text:p>1</text:p>
          </table:table-cell>
          <table:table-cell>
            <text:p>conjectures</text:p>
          </table:table-cell>
          <table:table-cell>
            <text:p>~= conjecture
[kәn'dʒektʃә]
n. v.推测, 臆说, 猜想</text:p>
          </table:table-cell>
        </table:table-row>
        <table:table-row>
          <table:table-cell>
            <text:p>1</text:p>
          </table:table-cell>
          <table:table-cell>
            <text:p>conqueror</text:p>
          </table:table-cell>
          <table:table-cell>
            <text:p>['kɔŋkәrә]
n. 征服者, 胜利者</text:p>
          </table:table-cell>
        </table:table-row>
        <table:table-row>
          <table:table-cell>
            <text:p>1</text:p>
          </table:table-cell>
          <table:table-cell>
            <text:p>consisted</text:p>
          </table:table-cell>
          <table:table-cell>
            <text:p>~= consist
[kәn'sist]
vi. 由...组成, 在于, 一致</text:p>
          </table:table-cell>
        </table:table-row>
        <table:table-row>
          <table:table-cell>
            <text:p>1</text:p>
          </table:table-cell>
          <table:table-cell>
            <text:p>consistent</text:p>
          </table:table-cell>
          <table:table-cell>
            <text:p>[kәn'sistәnt]
adj. 一致的, 调和的, 坚固的, [数、统]相容的</text:p>
          </table:table-cell>
        </table:table-row>
        <table:table-row>
          <table:table-cell>
            <text:p>1</text:p>
          </table:table-cell>
          <table:table-cell>
            <text:p>construe</text:p>
          </table:table-cell>
          <table:table-cell>
            <text:p>[kәn'stru:]
v. 解释, 分析, 直译</text:p>
          </table:table-cell>
        </table:table-row>
        <table:table-row>
          <table:table-cell>
            <text:p>1</text:p>
          </table:table-cell>
          <table:table-cell>
            <text:p>consultation</text:p>
          </table:table-cell>
          <table:table-cell>
            <text:p>[ˏkɔnsәl'teiʃәn]
n. 请教, 咨询, 磋商, [医]会诊</text:p>
          </table:table-cell>
        </table:table-row>
        <table:table-row>
          <table:table-cell>
            <text:p>1</text:p>
          </table:table-cell>
          <table:table-cell>
            <text:p>consume</text:p>
          </table:table-cell>
          <table:table-cell>
            <text:p>[kәn'sju:m]
vt. 消耗, 消费, 消灭, 大吃大喝, 吸引
vi. 消灭, 毁灭</text:p>
          </table:table-cell>
        </table:table-row>
        <table:table-row>
          <table:table-cell>
            <text:p>1</text:p>
          </table:table-cell>
          <table:table-cell>
            <text:p>consuming</text:p>
          </table:table-cell>
          <table:table-cell>
            <text:p>[kәn'sju:miŋ]
adj. 强烈的</text:p>
          </table:table-cell>
        </table:table-row>
        <table:table-row>
          <table:table-cell>
            <text:p>1</text:p>
          </table:table-cell>
          <table:table-cell>
            <text:p>contemplated</text:p>
          </table:table-cell>
          <table:table-cell>
            <text:p>预期的</text:p>
          </table:table-cell>
        </table:table-row>
        <table:table-row>
          <table:table-cell>
            <text:p>1</text:p>
          </table:table-cell>
          <table:table-cell>
            <text:p>contempt</text:p>
          </table:table-cell>
          <table:table-cell>
            <text:p>[kәn'tempt]
n. 轻视, 轻蔑, 耻辱, 不尊敬, [律]藐视法庭(或国会)</text:p>
          </table:table-cell>
        </table:table-row>
        <table:table-row>
          <table:table-cell>
            <text:p>1</text:p>
          </table:table-cell>
          <table:table-cell>
            <text:p>contend</text:p>
          </table:table-cell>
          <table:table-cell>
            <text:p>[kәn'tend]
v. 斗争, 竞争, 主张</text:p>
          </table:table-cell>
        </table:table-row>
        <table:table-row>
          <table:table-cell>
            <text:p>1</text:p>
          </table:table-cell>
          <table:table-cell>
            <text:p>contention</text:p>
          </table:table-cell>
          <table:table-cell>
            <text:p>[kәn'tenʃәn]
n. 争夺, 争论, 争辩, 论点</text:p>
          </table:table-cell>
        </table:table-row>
        <table:table-row>
          <table:table-cell>
            <text:p>1</text:p>
          </table:table-cell>
          <table:table-cell>
            <text:p>contents</text:p>
          </table:table-cell>
          <table:table-cell>
            <text:p>*['kɒntents]
n. 目录
【计】 目录
【经】 目录, 内容</text:p>
          </table:table-cell>
        </table:table-row>
        <table:table-row>
          <table:table-cell>
            <text:p>1</text:p>
          </table:table-cell>
          <table:table-cell>
            <text:p>continuance</text:p>
          </table:table-cell>
          <table:table-cell>
            <text:p>[kәn'tinjuәns]
n. 持续, 继续, 停留</text:p>
          </table:table-cell>
        </table:table-row>
        <table:table-row>
          <table:table-cell>
            <text:p>1</text:p>
          </table:table-cell>
          <table:table-cell>
            <text:p>continues</text:p>
          </table:table-cell>
          <table:table-cell>
            <text:p>~= continue
[kәn'tinju:]
v. 继续, 连续, 延伸</text:p>
          </table:table-cell>
        </table:table-row>
        <table:table-row>
          <table:table-cell>
            <text:p>1</text:p>
          </table:table-cell>
          <table:table-cell>
            <text:p>contract</text:p>
          </table:table-cell>
          <table:table-cell>
            <text:p>['kɔntrækt]
n. 合同, 契约, 婚约
v. 使缩短, 感染, 订约</text:p>
          </table:table-cell>
        </table:table-row>
        <table:table-row>
          <table:table-cell>
            <text:p>1</text:p>
          </table:table-cell>
          <table:table-cell>
            <text:p>contradict</text:p>
          </table:table-cell>
          <table:table-cell>
            <text:p>[kɔntrә'dikt]
vt. 同...矛盾, 同...抵触</text:p>
          </table:table-cell>
        </table:table-row>
        <table:table-row>
          <table:table-cell>
            <text:p>1</text:p>
          </table:table-cell>
          <table:table-cell>
            <text:p>contradiction</text:p>
          </table:table-cell>
          <table:table-cell>
            <text:p>[ˏkɔntrә'dikʃәn]
n. 反驳, 矛盾</text:p>
          </table:table-cell>
        </table:table-row>
        <table:table-row>
          <table:table-cell>
            <text:p>1</text:p>
          </table:table-cell>
          <table:table-cell>
            <text:p>contri</text:p>
          </table:table-cell>
          <table:table-cell>
            <text:p>~~~= contribute
[kәn'tribju:t]
v. 捐助, 捐献, 贡献, 投稿</text:p>
          </table:table-cell>
        </table:table-row>
        <table:table-row>
          <table:table-cell>
            <text:p>1</text:p>
          </table:table-cell>
          <table:table-cell>
            <text:p>contributed</text:p>
          </table:table-cell>
          <table:table-cell>
            <text:p>~= contribute
[kәn'tribju:t]
v. 捐助, 捐献, 贡献, 投稿</text:p>
          </table:table-cell>
        </table:table-row>
        <table:table-row>
          <table:table-cell>
            <text:p>1</text:p>
          </table:table-cell>
          <table:table-cell>
            <text:p>contrive</text:p>
          </table:table-cell>
          <table:table-cell>
            <text:p>[kәn'traiv]
v. 发明, 设计, 图谋</text:p>
          </table:table-cell>
        </table:table-row>
        <table:table-row>
          <table:table-cell>
            <text:p>1</text:p>
          </table:table-cell>
          <table:table-cell>
            <text:p>conveniency</text:p>
          </table:table-cell>
          <table:table-cell>
            <text:p>[kәn'vi:njәnsi]
n. 方便, 便宜</text:p>
          </table:table-cell>
        </table:table-row>
        <table:table-row>
          <table:table-cell>
            <text:p>1</text:p>
          </table:table-cell>
          <table:table-cell>
            <text:p>conversed</text:p>
          </table:table-cell>
          <table:table-cell>
            <text:p>~= converse
[kәn'vә:s]
n. 相反的事物, 倒, 逆行
adj. 相反的, 颠倒的
vi. 谈话, 交谈, 认识</text:p>
          </table:table-cell>
        </table:table-row>
        <table:table-row>
          <table:table-cell>
            <text:p>1</text:p>
          </table:table-cell>
          <table:table-cell>
            <text:p>conversion</text:p>
          </table:table-cell>
          <table:table-cell>
            <text:p>[kәn'vә:ʃәn]
n. 变换, 转化</text:p>
          </table:table-cell>
        </table:table-row>
        <table:table-row>
          <table:table-cell>
            <text:p>1</text:p>
          </table:table-cell>
          <table:table-cell>
            <text:p>convince</text:p>
          </table:table-cell>
          <table:table-cell>
            <text:p>[kәn'vins]
vt. 使确信, 使信服</text:p>
          </table:table-cell>
        </table:table-row>
        <table:table-row>
          <table:table-cell>
            <text:p>1</text:p>
          </table:table-cell>
          <table:table-cell>
            <text:p>convulsions</text:p>
          </table:table-cell>
          <table:table-cell>
            <text:p>n. 抽搐, 哄堂大笑, 社会动乱</text:p>
          </table:table-cell>
        </table:table-row>
        <table:table-row>
          <table:table-cell>
            <text:p>1</text:p>
          </table:table-cell>
          <table:table-cell>
            <text:p>cook-room</text:p>
          </table:table-cell>
          <table:table-cell>
            <text:p>cook room</text:p>
          </table:table-cell>
        </table:table-row>
        <table:table-row>
          <table:table-cell>
            <text:p>1</text:p>
          </table:table-cell>
          <table:table-cell>
            <text:p>cookery</text:p>
          </table:table-cell>
          <table:table-cell>
            <text:p>['kukәri]
n. 烹调术</text:p>
          </table:table-cell>
        </table:table-row>
        <table:table-row>
          <table:table-cell>
            <text:p>1</text:p>
          </table:table-cell>
          <table:table-cell>
            <text:p>cookroom</text:p>
          </table:table-cell>
          <table:table-cell>
            <text:p>['kukrum]
n. 厨房</text:p>
          </table:table-cell>
        </table:table-row>
        <table:table-row>
          <table:table-cell>
            <text:p>1</text:p>
          </table:table-cell>
          <table:table-cell>
            <text:p>cooled</text:p>
          </table:table-cell>
          <table:table-cell>
            <text:p>~= cool
[ku:l]
n. 凉爽, 凉爽的空气
adj. 凉爽, 冷静的, 无所顾虑的, 淡漠的
v. 使冷, 使镇定</text:p>
          </table:table-cell>
        </table:table-row>
        <table:table-row>
          <table:table-cell>
            <text:p>1</text:p>
          </table:table-cell>
          <table:table-cell>
            <text:p>coolest</text:p>
          </table:table-cell>
          <table:table-cell>
            <text:p>~= cool
[ku:l]
n. 凉爽, 凉爽的空气
adj. 凉爽, 冷静的, 无所顾虑的, 淡漠的
v. 使冷, 使镇定</text:p>
          </table:table-cell>
        </table:table-row>
        <table:table-row>
          <table:table-cell>
            <text:p>1</text:p>
          </table:table-cell>
          <table:table-cell>
            <text:p>cooling</text:p>
          </table:table-cell>
          <table:table-cell>
            <text:p>['ku:liŋ]
n. 冷却
adj. 冷却的</text:p>
          </table:table-cell>
        </table:table-row>
        <table:table-row>
          <table:table-cell>
            <text:p>1</text:p>
          </table:table-cell>
          <table:table-cell>
            <text:p>copy</text:p>
          </table:table-cell>
          <table:table-cell>
            <text:p>['kɔpi]
n. 副本, 拷贝, 摹仿, 一册
v. 复印, 复制, 拷贝, 抄袭</text:p>
          </table:table-cell>
        </table:table-row>
        <table:table-row>
          <table:table-cell>
            <text:p>1</text:p>
          </table:table-cell>
          <table:table-cell>
            <text:p>cork</text:p>
          </table:table-cell>
          <table:table-cell>
            <text:p>[kɔ:k]
n. 软木塞, 软木, (用塞子)塞住</text:p>
          </table:table-cell>
        </table:table-row>
        <table:table-row>
          <table:table-cell>
            <text:p>1</text:p>
          </table:table-cell>
          <table:table-cell>
            <text:p>cornfields</text:p>
          </table:table-cell>
          <table:table-cell>
            <text:p>~= cornfield
['kɔ:nfi:ld]
n. &lt;美&gt;玉米田, &lt;英&gt;小麦田</text:p>
          </table:table-cell>
        </table:table-row>
        <table:table-row>
          <table:table-cell>
            <text:p>1</text:p>
          </table:table-cell>
          <table:table-cell>
            <text:p>corpse</text:p>
          </table:table-cell>
          <table:table-cell>
            <text:p>[kɔ:ps]
n. 尸体</text:p>
          </table:table-cell>
        </table:table-row>
        <table:table-row>
          <table:table-cell>
            <text:p>1</text:p>
          </table:table-cell>
          <table:table-cell>
            <text:p>corresponded</text:p>
          </table:table-cell>
          <table:table-cell>
            <text:p>~= correspond
[kɔris'pɔnd]
vi. 符合, 协调, 通信, 相当, 相应</text:p>
          </table:table-cell>
        </table:table-row>
        <table:table-row>
          <table:table-cell>
            <text:p>1</text:p>
          </table:table-cell>
          <table:table-cell>
            <text:p>corruption</text:p>
          </table:table-cell>
          <table:table-cell>
            <text:p>[kә'rʌpʃәn]
n. 腐败, 贪污, 堕落</text:p>
          </table:table-cell>
        </table:table-row>
        <table:table-row>
          <table:table-cell>
            <text:p>1</text:p>
          </table:table-cell>
          <table:table-cell>
            <text:p>couch</text:p>
          </table:table-cell>
          <table:table-cell>
            <text:p>[kautʃ]
n. (文学)床, 睡椅 
v. (用语言)表达</text:p>
          </table:table-cell>
        </table:table-row>
        <table:table-row>
          <table:table-cell>
            <text:p>1</text:p>
          </table:table-cell>
          <table:table-cell>
            <text:p>council</text:p>
          </table:table-cell>
          <table:table-cell>
            <text:p>['kaunsil]
n. 政务会, 理事会, 委员会, 参议会, 讨论会议, 顾问班子, 立法班子</text:p>
          </table:table-cell>
        </table:table-row>
        <table:table-row>
          <table:table-cell>
            <text:p>1</text:p>
          </table:table-cell>
          <table:table-cell>
            <text:p>councillor</text:p>
          </table:table-cell>
          <table:table-cell>
            <text:p>['kaunsilә]
n. 议员, 评议员</text:p>
          </table:table-cell>
        </table:table-row>
        <table:table-row>
          <table:table-cell>
            <text:p>1</text:p>
          </table:table-cell>
          <table:table-cell>
            <text:p>councils</text:p>
          </table:table-cell>
          <table:table-cell>
            <text:p>~= council
['kaunsil]
n. 政务会, 理事会, 委员会, 参议会, 讨论会议, 顾问班子, 立法班子</text:p>
          </table:table-cell>
        </table:table-row>
        <table:table-row>
          <table:table-cell>
            <text:p>1</text:p>
          </table:table-cell>
          <table:table-cell>
            <text:p>counsellor</text:p>
          </table:table-cell>
          <table:table-cell>
            <text:p>['kaunsәlә]
n. 顾问, 律师, 辅导员</text:p>
          </table:table-cell>
        </table:table-row>
        <table:table-row>
          <table:table-cell>
            <text:p>1</text:p>
          </table:table-cell>
          <table:table-cell>
            <text:p>count</text:p>
          </table:table-cell>
          <table:table-cell>
            <text:p>[kaunt]
v. 数, 计算, 计算在内, 认为, 有价值
n. 计数, 计算, 注意, 伯爵</text:p>
          </table:table-cell>
        </table:table-row>
        <table:table-row>
          <table:table-cell>
            <text:p>1</text:p>
          </table:table-cell>
          <table:table-cell>
            <text:p>counter-stream</text:p>
          </table:table-cell>
          <table:table-cell>
            <text:p>counter stream</text:p>
          </table:table-cell>
        </table:table-row>
        <table:table-row>
          <table:table-cell>
            <text:p>1</text:p>
          </table:table-cell>
          <table:table-cell>
            <text:p>countryman</text:p>
          </table:table-cell>
          <table:table-cell>
            <text:p>['kʌntrimәn]
n. 农村人, 同胞</text:p>
          </table:table-cell>
        </table:table-row>
        <table:table-row>
          <table:table-cell>
            <text:p>1</text:p>
          </table:table-cell>
          <table:table-cell>
            <text:p>coup</text:p>
          </table:table-cell>
          <table:table-cell>
            <text:p>[ku:]
n. 砰然而有效的一击, 妙计, 出乎意料的行动, 政变</text:p>
          </table:table-cell>
        </table:table-row>
        <table:table-row>
          <table:table-cell>
            <text:p>1</text:p>
          </table:table-cell>
          <table:table-cell>
            <text:p>courses</text:p>
          </table:table-cell>
          <table:table-cell>
            <text:p>n. 课程,路线</text:p>
          </table:table-cell>
        </table:table-row>
        <table:table-row>
          <table:table-cell>
            <text:p>1</text:p>
          </table:table-cell>
          <table:table-cell>
            <text:p>covenant</text:p>
          </table:table-cell>
          <table:table-cell>
            <text:p>['kʌvinәnt]
n. 契约, 盟约
v. 缔结(盟约), 立约</text:p>
          </table:table-cell>
        </table:table-row>
        <table:table-row>
          <table:table-cell>
            <text:p>1</text:p>
          </table:table-cell>
          <table:table-cell>
            <text:p>covenants</text:p>
          </table:table-cell>
          <table:table-cell>
            <text:p>~= covenant
['kʌvinәnt]
n. 契约, 盟约
v. 缔结(盟约), 立约</text:p>
          </table:table-cell>
        </table:table-row>
        <table:table-row>
          <table:table-cell>
            <text:p>1</text:p>
          </table:table-cell>
          <table:table-cell>
            <text:p>covetous</text:p>
          </table:table-cell>
          <table:table-cell>
            <text:p>['kʌvitәs]
adj. 贪婪的, 妄羡的</text:p>
          </table:table-cell>
        </table:table-row>
        <table:table-row>
          <table:table-cell>
            <text:p>1</text:p>
          </table:table-cell>
          <table:table-cell>
            <text:p>covetousness</text:p>
          </table:table-cell>
          <table:table-cell>
            <text:p>n [U].</text:p>
          </table:table-cell>
        </table:table-row>
        <table:table-row>
          <table:table-cell>
            <text:p>1</text:p>
          </table:table-cell>
          <table:table-cell>
            <text:p>cow</text:p>
          </table:table-cell>
          <table:table-cell>
            <text:p>[kau]
n. 母牛, 大型母兽
vt. 威吓</text:p>
          </table:table-cell>
        </table:table-row>
        <table:table-row>
          <table:table-cell>
            <text:p>1</text:p>
          </table:table-cell>
          <table:table-cell>
            <text:p>cows</text:p>
          </table:table-cell>
          <table:table-cell>
            <text:p>~= cow
[kau]
n. 母牛, 大型母兽
vt. 威吓</text:p>
          </table:table-cell>
        </table:table-row>
        <table:table-row>
          <table:table-cell>
            <text:p>1</text:p>
          </table:table-cell>
          <table:table-cell>
            <text:p>crazy</text:p>
          </table:table-cell>
          <table:table-cell>
            <text:p>['kreizi]
adj. 疯狂的, 狂热的, (指建筑等)不安全的</text:p>
          </table:table-cell>
        </table:table-row>
        <table:table-row>
          <table:table-cell>
            <text:p>1</text:p>
          </table:table-cell>
          <table:table-cell>
            <text:p>crea</text:p>
          </table:table-cell>
          <table:table-cell>
            <text:p>~~~= acreage
['eikәridʒ]
n. 英亩数, 面积</text:p>
          </table:table-cell>
        </table:table-row>
        <table:table-row>
          <table:table-cell>
            <text:p>1</text:p>
          </table:table-cell>
          <table:table-cell>
            <text:p>creator</text:p>
          </table:table-cell>
          <table:table-cell>
            <text:p>[kri:'eitә(r)]
n. [计] 创建者, 创作者</text:p>
          </table:table-cell>
        </table:table-row>
        <table:table-row>
          <table:table-cell>
            <text:p>1</text:p>
          </table:table-cell>
          <table:table-cell>
            <text:p>credit</text:p>
          </table:table-cell>
          <table:table-cell>
            <text:p>['kredit]
n. 信任, 信用, 声望, 荣誉, [财务]贷方, 银行存款
vt. 相信, 信任, 把...归给</text:p>
          </table:table-cell>
        </table:table-row>
        <table:table-row>
          <table:table-cell>
            <text:p>1</text:p>
          </table:table-cell>
          <table:table-cell>
            <text:p>creditor</text:p>
          </table:table-cell>
          <table:table-cell>
            <text:p>['kreditә]
n. 债权人</text:p>
          </table:table-cell>
        </table:table-row>
        <table:table-row>
          <table:table-cell>
            <text:p>1</text:p>
          </table:table-cell>
          <table:table-cell>
            <text:p>cree</text:p>
          </table:table-cell>
          <table:table-cell>
            <text:p>~= Cree
[kri:]
北美印第安人的克里族
克里语</text:p>
          </table:table-cell>
        </table:table-row>
        <table:table-row>
          <table:table-cell>
            <text:p>1</text:p>
          </table:table-cell>
          <table:table-cell>
            <text:p>criminals</text:p>
          </table:table-cell>
          <table:table-cell>
            <text:p>~= criminal
['kriminl]
n. 罪犯, 犯罪者
adj. 犯罪的, 犯法的, 罪恶的</text:p>
          </table:table-cell>
        </table:table-row>
        <table:table-row>
          <table:table-cell>
            <text:p>1</text:p>
          </table:table-cell>
          <table:table-cell>
            <text:p>critically</text:p>
          </table:table-cell>
          <table:table-cell>
            <text:p>['kritikәli]
adv. 批评地, 用钻研眼光地, 精密地, 危急地</text:p>
          </table:table-cell>
        </table:table-row>
        <table:table-row>
          <table:table-cell>
            <text:p>1</text:p>
          </table:table-cell>
          <table:table-cell>
            <text:p>cromer</text:p>
          </table:table-cell>
          <table:table-cell>
            <text:p>~= Cromer
['krәumә(r)]
克罗默(即Baring,Evelyn)</text:p>
          </table:table-cell>
        </table:table-row>
        <table:table-row>
          <table:table-cell>
            <text:p>1</text:p>
          </table:table-cell>
          <table:table-cell>
            <text:p>cross-winds</text:p>
          </table:table-cell>
          <table:table-cell>
            <text:p>~= cross-wind
/ˈkrɒswɪnd;   [US]    ˈkrɔːs-; `krɔsˌwɪnd/
n wind blowing across the direction in which cars, aircraft, etc are travelling 侧风
*Strong cross-winds blew the aircraft off course. 强劲的侧风把飞机吹得偏离了航线.</text:p>
          </table:table-cell>
        </table:table-row>
        <table:table-row>
          <table:table-cell>
            <text:p>1</text:p>
          </table:table-cell>
          <table:table-cell>
            <text:p>crossed</text:p>
          </table:table-cell>
          <table:table-cell>
            <text:p>[krɔst]
adj. 十字的, 划掉的, 交叉的</text:p>
          </table:table-cell>
        </table:table-row>
        <table:table-row>
          <table:table-cell>
            <text:p>1</text:p>
          </table:table-cell>
          <table:table-cell>
            <text:p>crosses</text:p>
          </table:table-cell>
          <table:table-cell>
            <text:p>~= crosse
[krɔs]
n. 长曲棍球的球棒</text:p>
          </table:table-cell>
        </table:table-row>
        <table:table-row>
          <table:table-cell>
            <text:p>1</text:p>
          </table:table-cell>
          <table:table-cell>
            <text:p>crossways</text:p>
          </table:table-cell>
          <table:table-cell>
            <text:p>['krɔsweis; (US) 'krɔ:s-]
adv. (=crosswise)交叉地, 相反地</text:p>
          </table:table-cell>
        </table:table-row>
        <table:table-row>
          <table:table-cell>
            <text:p>1</text:p>
          </table:table-cell>
          <table:table-cell>
            <text:p>cruelties</text:p>
          </table:table-cell>
          <table:table-cell>
            <text:p>~= cruelty
['kru:әlti]
n. 残忍, 残酷</text:p>
          </table:table-cell>
        </table:table-row>
        <table:table-row>
          <table:table-cell>
            <text:p>1</text:p>
          </table:table-cell>
          <table:table-cell>
            <text:p>cruelty</text:p>
          </table:table-cell>
          <table:table-cell>
            <text:p>['kru:әlti]
n. 残忍, 残酷</text:p>
          </table:table-cell>
        </table:table-row>
        <table:table-row>
          <table:table-cell>
            <text:p>1</text:p>
          </table:table-cell>
          <table:table-cell>
            <text:p>cruise</text:p>
          </table:table-cell>
          <table:table-cell>
            <text:p>[kru:z]
vi. 巡游, 巡航
n. 巡游, 巡航</text:p>
          </table:table-cell>
        </table:table-row>
        <table:table-row>
          <table:table-cell>
            <text:p>1</text:p>
          </table:table-cell>
          <table:table-cell>
            <text:p>crusadoes</text:p>
          </table:table-cell>
          <table:table-cell>
            <text:p>~= crusado
[kru:'seidәu]
n. 有十字架花样的银币</text:p>
          </table:table-cell>
        </table:table-row>
        <table:table-row>
          <table:table-cell>
            <text:p>1</text:p>
          </table:table-cell>
          <table:table-cell>
            <text:p>ct</text:p>
          </table:table-cell>
          <table:table-cell>
            <text:p>abbr 缩写 = (pl cts) 
1 carat
*an
18 ct gold ring 一只18克拉的金戒指. 
2 cent:
50 cts  50分钱.</text:p>
          </table:table-cell>
        </table:table-row>
        <table:table-row>
          <table:table-cell>
            <text:p>1</text:p>
          </table:table-cell>
          <table:table-cell>
            <text:p>ction</text:p>
          </table:table-cell>
          <table:table-cell>
            <text:p>~~~= abduction
[æb'dʌkʃәn]
n. 诱拐
n. 诱导</text:p>
          </table:table-cell>
        </table:table-row>
        <table:table-row>
          <table:table-cell>
            <text:p>1</text:p>
          </table:table-cell>
          <table:table-cell>
            <text:p>cultivate</text:p>
          </table:table-cell>
          <table:table-cell>
            <text:p>['kʌltiveit]
vt. 培养, 耕作</text:p>
          </table:table-cell>
        </table:table-row>
        <table:table-row>
          <table:table-cell>
            <text:p>1</text:p>
          </table:table-cell>
          <table:table-cell>
            <text:p>cultivated</text:p>
          </table:table-cell>
          <table:table-cell>
            <text:p>['kʌltiveitid]
adj. 耕耘的, 有教养的, 栽植的</text:p>
          </table:table-cell>
        </table:table-row>
        <table:table-row>
          <table:table-cell>
            <text:p>1</text:p>
          </table:table-cell>
          <table:table-cell>
            <text:p>cultivation</text:p>
          </table:table-cell>
          <table:table-cell>
            <text:p>[ˏkʌlti'veiʃәn]
n. 培养, 教养, 耕作, 中耕</text:p>
          </table:table-cell>
        </table:table-row>
        <table:table-row>
          <table:table-cell>
            <text:p>1</text:p>
          </table:table-cell>
          <table:table-cell>
            <text:p>cunning</text:p>
          </table:table-cell>
          <table:table-cell>
            <text:p>['kʌniŋ]
adj. 狡猾的, 巧妙的, &lt;美&gt;漂亮的, 可爱的
n. 狡猾, 诡诈</text:p>
          </table:table-cell>
        </table:table-row>
        <table:table-row>
          <table:table-cell>
            <text:p>1</text:p>
          </table:table-cell>
          <table:table-cell>
            <text:p>curled</text:p>
          </table:table-cell>
          <table:table-cell>
            <text:p>卷曲的, 卷发状的, 卷缩的</text:p>
          </table:table-cell>
        </table:table-row>
        <table:table-row>
          <table:table-cell>
            <text:p>1</text:p>
          </table:table-cell>
          <table:table-cell>
            <text:p>curlew</text:p>
          </table:table-cell>
          <table:table-cell>
            <text:p>['kә:lu:]
n. 一种鸟</text:p>
          </table:table-cell>
        </table:table-row>
        <table:table-row>
          <table:table-cell>
            <text:p>1</text:p>
          </table:table-cell>
          <table:table-cell>
            <text:p>curlews</text:p>
          </table:table-cell>
          <table:table-cell>
            <text:p>~= curlew
['kә:lu:]
n. 一种鸟</text:p>
          </table:table-cell>
        </table:table-row>
        <table:table-row>
          <table:table-cell>
            <text:p>1</text:p>
          </table:table-cell>
          <table:table-cell>
            <text:p>curr</text:p>
          </table:table-cell>
          <table:table-cell>
            <text:p>[kә:]
vi. (鸽子、猫等)咕咕叫,发咕咕声</text:p>
          </table:table-cell>
        </table:table-row>
        <table:table-row>
          <table:table-cell>
            <text:p>1</text:p>
          </table:table-cell>
          <table:table-cell>
            <text:p>currently</text:p>
          </table:table-cell>
          <table:table-cell>
            <text:p>['kʌrәntli]
adv. 普遍地, 通常地, 现在, 当前</text:p>
          </table:table-cell>
        </table:table-row>
        <table:table-row>
          <table:table-cell>
            <text:p>1</text:p>
          </table:table-cell>
          <table:table-cell>
            <text:p>cuse</text:p>
          </table:table-cell>
          <table:table-cell>
            <text:p>~~~= accuse
[ә'kju:z]
vt. 控告, 谴责, 非难</text:p>
          </table:table-cell>
        </table:table-row>
        <table:table-row>
          <table:table-cell>
            <text:p>1</text:p>
          </table:table-cell>
          <table:table-cell>
            <text:p>cutlass</text:p>
          </table:table-cell>
          <table:table-cell>
            <text:p>['kʌtlәs]
n. 短剑, 弯刀</text:p>
          </table:table-cell>
        </table:table-row>
        <table:table-row>
          <table:table-cell>
            <text:p>1</text:p>
          </table:table-cell>
          <table:table-cell>
            <text:p>cutter</text:p>
          </table:table-cell>
          <table:table-cell>
            <text:p>['kʌtә]
n. 刀具, 切割机</text:p>
          </table:table-cell>
        </table:table-row>
        <table:table-row>
          <table:table-cell>
            <text:p>1</text:p>
          </table:table-cell>
          <table:table-cell>
            <text:p>dagger</text:p>
          </table:table-cell>
          <table:table-cell>
            <text:p>['dægә]
n. 短剑, 匕首
vt. 用剑(或匕首)刺</text:p>
          </table:table-cell>
        </table:table-row>
        <table:table-row>
          <table:table-cell>
            <text:p>1</text:p>
          </table:table-cell>
          <table:table-cell>
            <text:p>dainties</text:p>
          </table:table-cell>
          <table:table-cell>
            <text:p>~= dainty
['deinti]
n. 适口的食物, 美味
adj. 秀丽的, 优美的, 讲究的, 挑剔的, 适口的</text:p>
          </table:table-cell>
        </table:table-row>
        <table:table-row>
          <table:table-cell>
            <text:p>1</text:p>
          </table:table-cell>
          <table:table-cell>
            <text:p>dainty</text:p>
          </table:table-cell>
          <table:table-cell>
            <text:p>['deinti]
n. 适口的食物, 美味
adj. 秀丽的, 优美的, 讲究的, 挑剔的, 适口的</text:p>
          </table:table-cell>
        </table:table-row>
        <table:table-row>
          <table:table-cell>
            <text:p>1</text:p>
          </table:table-cell>
          <table:table-cell>
            <text:p>dairy</text:p>
          </table:table-cell>
          <table:table-cell>
            <text:p>['dєәri]
n. 牛奶场, 奶品场, 售牛奶, 奶油, 鸡蛋等的商店, 奶制品</text:p>
          </table:table-cell>
        </table:table-row>
        <table:table-row>
          <table:table-cell>
            <text:p>1</text:p>
          </table:table-cell>
          <table:table-cell>
            <text:p>daniel</text:p>
          </table:table-cell>
          <table:table-cell>
            <text:p>~= Daniel
['dænjәl]
n. 丹尼尔, 男子名</text:p>
          </table:table-cell>
        </table:table-row>
        <table:table-row>
          <table:table-cell>
            <text:p>1</text:p>
          </table:table-cell>
          <table:table-cell>
            <text:p>darting</text:p>
          </table:table-cell>
          <table:table-cell>
            <text:p>~= dart
[dɑ:t]
n. 标枪, 镖, (昆虫的)刺, 飞快的动作
v. 飞奔, 投掷</text:p>
          </table:table-cell>
        </table:table-row>
        <table:table-row>
          <table:table-cell>
            <text:p>1</text:p>
          </table:table-cell>
          <table:table-cell>
            <text:p>daughter</text:p>
          </table:table-cell>
          <table:table-cell>
            <text:p>['dɔ:tә]
n. 女儿
adj. 女儿的, 如女儿的, 关系如女儿的</text:p>
          </table:table-cell>
        </table:table-row>
        <table:table-row>
          <table:table-cell>
            <text:p>1</text:p>
          </table:table-cell>
          <table:table-cell>
            <text:p>daughters</text:p>
          </table:table-cell>
          <table:table-cell>
            <text:p>~= daughter
['dɔ:tә]
n. 女儿
adj. 女儿的, 如女儿的, 关系如女儿的</text:p>
          </table:table-cell>
        </table:table-row>
        <table:table-row>
          <table:table-cell>
            <text:p>1</text:p>
          </table:table-cell>
          <table:table-cell>
            <text:p>david</text:p>
          </table:table-cell>
          <table:table-cell>
            <text:p>~= David
['deivid]
n. 大卫</text:p>
          </table:table-cell>
        </table:table-row>
        <table:table-row>
          <table:table-cell>
            <text:p>1</text:p>
          </table:table-cell>
          <table:table-cell>
            <text:p>dazzling</text:p>
          </table:table-cell>
          <table:table-cell>
            <text:p>['dæzliŋ]
adj. 眼花缭乱的, 耀眼的</text:p>
          </table:table-cell>
        </table:table-row>
        <table:table-row>
          <table:table-cell>
            <text:p>1</text:p>
          </table:table-cell>
          <table:table-cell>
            <text:p>deamed</text:p>
          </table:table-cell>
          <table:table-cell>
            <text:p>~~~= beamed
[bi:md]
adj. 有梁的, [无线电]定向的</text:p>
          </table:table-cell>
        </table:table-row>
        <table:table-row>
          <table:table-cell>
            <text:p>1</text:p>
          </table:table-cell>
          <table:table-cell>
            <text:p>dear-bought</text:p>
          </table:table-cell>
          <table:table-cell>
            <text:p>dear bought</text:p>
          </table:table-cell>
        </table:table-row>
        <table:table-row>
          <table:table-cell>
            <text:p>1</text:p>
          </table:table-cell>
          <table:table-cell>
            <text:p>debated</text:p>
          </table:table-cell>
          <table:table-cell>
            <text:p>~= debate
[di'beit]
v. 争论, 辩论
n. 争论, 辩论</text:p>
          </table:table-cell>
        </table:table-row>
        <table:table-row>
          <table:table-cell>
            <text:p>1</text:p>
          </table:table-cell>
          <table:table-cell>
            <text:p>decayed</text:p>
          </table:table-cell>
          <table:table-cell>
            <text:p>[di'keid]
adj. 烂了的, 朽了的</text:p>
          </table:table-cell>
        </table:table-row>
        <table:table-row>
          <table:table-cell>
            <text:p>1</text:p>
          </table:table-cell>
          <table:table-cell>
            <text:p>decease</text:p>
          </table:table-cell>
          <table:table-cell>
            <text:p>[di'si:s]
n. vi.死亡</text:p>
          </table:table-cell>
        </table:table-row>
        <table:table-row>
          <table:table-cell>
            <text:p>1</text:p>
          </table:table-cell>
          <table:table-cell>
            <text:p>deceit</text:p>
          </table:table-cell>
          <table:table-cell>
            <text:p>[di'si:t]
n. 欺骗, 谎言</text:p>
          </table:table-cell>
        </table:table-row>
        <table:table-row>
          <table:table-cell>
            <text:p>1</text:p>
          </table:table-cell>
          <table:table-cell>
            <text:p>declined</text:p>
          </table:table-cell>
          <table:table-cell>
            <text:p>~= decline
[di'klain]
vi. 下倾, 下降, 下垂
v. 拒绝, 衰落
n. 下倾, 下降, 下垂, 斜面, 斜坡, 衰败, 衰落</text:p>
          </table:table-cell>
        </table:table-row>
        <table:table-row>
          <table:table-cell>
            <text:p>1</text:p>
          </table:table-cell>
          <table:table-cell>
            <text:p>declivity</text:p>
          </table:table-cell>
          <table:table-cell>
            <text:p>[di'kliviti]
n. 倾斜, 下坡</text:p>
          </table:table-cell>
        </table:table-row>
        <table:table-row>
          <table:table-cell>
            <text:p>1</text:p>
          </table:table-cell>
          <table:table-cell>
            <text:p>decreased</text:p>
          </table:table-cell>
          <table:table-cell>
            <text:p>~= decrease
[di:'kri:s]
n. 减少, 减少之量
v. 减少</text:p>
          </table:table-cell>
        </table:table-row>
        <table:table-row>
          <table:table-cell>
            <text:p>1</text:p>
          </table:table-cell>
          <table:table-cell>
            <text:p>decree</text:p>
          </table:table-cell>
          <table:table-cell>
            <text:p>[di'kri:]
n. 法令, 政令, 教令, 天命, 判决
v. 颁布</text:p>
          </table:table-cell>
        </table:table-row>
        <table:table-row>
          <table:table-cell>
            <text:p>1</text:p>
          </table:table-cell>
          <table:table-cell>
            <text:p>decreed</text:p>
          </table:table-cell>
          <table:table-cell>
            <text:p>~= decree
[di'kri:]
n. 法令, 政令, 教令, 天命, 判决
v. 颁布</text:p>
          </table:table-cell>
        </table:table-row>
        <table:table-row>
          <table:table-cell>
            <text:p>1</text:p>
          </table:table-cell>
          <table:table-cell>
            <text:p>deed</text:p>
          </table:table-cell>
          <table:table-cell>
            <text:p>[di:d]
n. 行为, 事实, 功绩, 实行, 契约
vt. 立契转让(旧产等)</text:p>
          </table:table-cell>
        </table:table-row>
        <table:table-row>
          <table:table-cell>
            <text:p>1</text:p>
          </table:table-cell>
          <table:table-cell>
            <text:p>deepening</text:p>
          </table:table-cell>
          <table:table-cell>
            <text:p>['di:pәniŋ]
加深, 气旋加深</text:p>
          </table:table-cell>
        </table:table-row>
        <table:table-row>
          <table:table-cell>
            <text:p>1</text:p>
          </table:table-cell>
          <table:table-cell>
            <text:p>defeat</text:p>
          </table:table-cell>
          <table:table-cell>
            <text:p>[di'fi:t]
n. 击败, 战胜, 失败
vt. 击败, 战胜, 使失败, 挫折
v. 击败</text:p>
          </table:table-cell>
        </table:table-row>
        <table:table-row>
          <table:table-cell>
            <text:p>1</text:p>
          </table:table-cell>
          <table:table-cell>
            <text:p>defeated</text:p>
          </table:table-cell>
          <table:table-cell>
            <text:p>~= defeat
[di'fi:t]
n. 击败, 战胜, 失败
vt. 击败, 战胜, 使失败, 挫折
v. 击败</text:p>
          </table:table-cell>
        </table:table-row>
        <table:table-row>
          <table:table-cell>
            <text:p>1</text:p>
          </table:table-cell>
          <table:table-cell>
            <text:p>defect</text:p>
          </table:table-cell>
          <table:table-cell>
            <text:p>[di'fekt]
n. 过失, 缺点</text:p>
          </table:table-cell>
        </table:table-row>
        <table:table-row>
          <table:table-cell>
            <text:p>1</text:p>
          </table:table-cell>
          <table:table-cell>
            <text:p>defiance</text:p>
          </table:table-cell>
          <table:table-cell>
            <text:p>[di'faiәns]
n. 挑战, 蔑视, 挑衅</text:p>
          </table:table-cell>
        </table:table-row>
        <table:table-row>
          <table:table-cell>
            <text:p>1</text:p>
          </table:table-cell>
          <table:table-cell>
            <text:p>deficiences</text:p>
          </table:table-cell>
          <table:table-cell>
            <text:p>~~~= deficiency
[di'fiʃәnsi]
n. 缺乏, 不足</text:p>
          </table:table-cell>
        </table:table-row>
        <table:table-row>
          <table:table-cell>
            <text:p>1</text:p>
          </table:table-cell>
          <table:table-cell>
            <text:p>deficient</text:p>
          </table:table-cell>
          <table:table-cell>
            <text:p>[di'fiʃәnt]
adj. 缺乏的, 不足的, 不完善的</text:p>
          </table:table-cell>
        </table:table-row>
        <table:table-row>
          <table:table-cell>
            <text:p>1</text:p>
          </table:table-cell>
          <table:table-cell>
            <text:p>defile</text:p>
          </table:table-cell>
          <table:table-cell>
            <text:p>[di'fail]
v. 染污
n. 隘路</text:p>
          </table:table-cell>
        </table:table-row>
        <table:table-row>
          <table:table-cell>
            <text:p>1</text:p>
          </table:table-cell>
          <table:table-cell>
            <text:p>definitely</text:p>
          </table:table-cell>
          <table:table-cell>
            <text:p>['definitli]
adv. 明确地, 干脆地</text:p>
          </table:table-cell>
        </table:table-row>
        <table:table-row>
          <table:table-cell>
            <text:p>1</text:p>
          </table:table-cell>
          <table:table-cell>
            <text:p>defoe</text:p>
          </table:table-cell>
          <table:table-cell>
            <text:p>~= Defoe
[di'fәu, dә'fәu]
笛福(①姓氏 ②Daniel, 1659?-1731, 英国小说家, 《鲁宾逊飘流记》Robinson Grusoe 的作者)</text:p>
          </table:table-cell>
        </table:table-row>
        <table:table-row>
          <table:table-cell>
            <text:p>1</text:p>
          </table:table-cell>
          <table:table-cell>
            <text:p>dejection</text:p>
          </table:table-cell>
          <table:table-cell>
            <text:p>[di'dʒekʃәn]
n. 沮丧, 粪便</text:p>
          </table:table-cell>
        </table:table-row>
        <table:table-row>
          <table:table-cell>
            <text:p>1</text:p>
          </table:table-cell>
          <table:table-cell>
            <text:p>delayed</text:p>
          </table:table-cell>
          <table:table-cell>
            <text:p>[di'leid]
adj. 延时的，定时的</text:p>
          </table:table-cell>
        </table:table-row>
        <table:table-row>
          <table:table-cell>
            <text:p>1</text:p>
          </table:table-cell>
          <table:table-cell>
            <text:p>delicious</text:p>
          </table:table-cell>
          <table:table-cell>
            <text:p>[di'liʃәs]
adj. 美味的</text:p>
          </table:table-cell>
        </table:table-row>
        <table:table-row>
          <table:table-cell>
            <text:p>1</text:p>
          </table:table-cell>
          <table:table-cell>
            <text:p>delights</text:p>
          </table:table-cell>
          <table:table-cell>
            <text:p>~= delight
[di'lait]
n. 快乐, 高兴, 喜悦
v. (使)高兴, (使)欣喜</text:p>
          </table:table-cell>
        </table:table-row>
        <table:table-row>
          <table:table-cell>
            <text:p>1</text:p>
          </table:table-cell>
          <table:table-cell>
            <text:p>delude</text:p>
          </table:table-cell>
          <table:table-cell>
            <text:p>[di'lu:d]
vt. 迷惑, 蛊惑</text:p>
          </table:table-cell>
        </table:table-row>
        <table:table-row>
          <table:table-cell>
            <text:p>1</text:p>
          </table:table-cell>
          <table:table-cell>
            <text:p>delusion</text:p>
          </table:table-cell>
          <table:table-cell>
            <text:p>[di'lu:ʒәn]
n. 错觉</text:p>
          </table:table-cell>
        </table:table-row>
        <table:table-row>
          <table:table-cell>
            <text:p>1</text:p>
          </table:table-cell>
          <table:table-cell>
            <text:p>demands</text:p>
          </table:table-cell>
          <table:table-cell>
            <text:p>~= demand
[di'mɑ:nd]
n. 要求, 需求(量), 需要
v. 要求, 需要, 要求知道, 查询</text:p>
          </table:table-cell>
        </table:table-row>
        <table:table-row>
          <table:table-cell>
            <text:p>1</text:p>
          </table:table-cell>
          <table:table-cell>
            <text:p>demolish</text:p>
          </table:table-cell>
          <table:table-cell>
            <text:p>[di'mɔliʃ]
vt. 毁坏, 破坏, 推翻, 粉碎</text:p>
          </table:table-cell>
        </table:table-row>
        <table:table-row>
          <table:table-cell>
            <text:p>1</text:p>
          </table:table-cell>
          <table:table-cell>
            <text:p>den</text:p>
          </table:table-cell>
          <table:table-cell>
            <text:p>[den]
n. 兽穴, 洞穴, (舒适的)私室(作学习或办公用)</text:p>
          </table:table-cell>
        </table:table-row>
        <table:table-row>
          <table:table-cell>
            <text:p>1</text:p>
          </table:table-cell>
          <table:table-cell>
            <text:p>dence</text:p>
          </table:table-cell>
          <table:table-cell>
            <text:p>~~~= abscondence
[әb'skɔndәns]
n. 逃亡, 失踪</text:p>
          </table:table-cell>
        </table:table-row>
        <table:table-row>
          <table:table-cell>
            <text:p>1</text:p>
          </table:table-cell>
          <table:table-cell>
            <text:p>deny</text:p>
          </table:table-cell>
          <table:table-cell>
            <text:p>[di'nai]
v. 否认, 拒绝</text:p>
          </table:table-cell>
        </table:table-row>
        <table:table-row>
          <table:table-cell>
            <text:p>1</text:p>
          </table:table-cell>
          <table:table-cell>
            <text:p>deplorable</text:p>
          </table:table-cell>
          <table:table-cell>
            <text:p>[di'plɔ:rәbl]
adj. 可叹的</text:p>
          </table:table-cell>
        </table:table-row>
        <table:table-row>
          <table:table-cell>
            <text:p>1</text:p>
          </table:table-cell>
          <table:table-cell>
            <text:p>deposit</text:p>
          </table:table-cell>
          <table:table-cell>
            <text:p>[di'pɔzit]
n. 堆积物, 沉淀物, 存款, 押金, 保证金, 存放物
vt. 存放, 堆积
vi. 沉淀</text:p>
          </table:table-cell>
        </table:table-row>
        <table:table-row>
          <table:table-cell>
            <text:p>1</text:p>
          </table:table-cell>
          <table:table-cell>
            <text:p>depressed</text:p>
          </table:table-cell>
          <table:table-cell>
            <text:p>[di'prest]
adj. 沮丧的, 降低的</text:p>
          </table:table-cell>
        </table:table-row>
        <table:table-row>
          <table:table-cell>
            <text:p>1</text:p>
          </table:table-cell>
          <table:table-cell>
            <text:p>deprives</text:p>
          </table:table-cell>
          <table:table-cell>
            <text:p>~= deprive
[di'praiv]
vt. 剥夺, 使丧失</text:p>
          </table:table-cell>
        </table:table-row>
        <table:table-row>
          <table:table-cell>
            <text:p>1</text:p>
          </table:table-cell>
          <table:table-cell>
            <text:p>depth</text:p>
          </table:table-cell>
          <table:table-cell>
            <text:p>[depθ]
n. 深, 深度, 深奥, 深刻</text:p>
          </table:table-cell>
        </table:table-row>
        <table:table-row>
          <table:table-cell>
            <text:p>1</text:p>
          </table:table-cell>
          <table:table-cell>
            <text:p>descri</text:p>
          </table:table-cell>
          <table:table-cell>
            <text:p>~~~= describable
[dis'kraibәbl]
adj. 可记述的, 可描写的</text:p>
          </table:table-cell>
        </table:table-row>
        <table:table-row>
          <table:table-cell>
            <text:p>1</text:p>
          </table:table-cell>
          <table:table-cell>
            <text:p>descried</text:p>
          </table:table-cell>
          <table:table-cell>
            <text:p>a. 被看到的, 被发现的, 被注意到的</text:p>
          </table:table-cell>
        </table:table-row>
        <table:table-row>
          <table:table-cell>
            <text:p>1</text:p>
          </table:table-cell>
          <table:table-cell>
            <text:p>descriptio</text:p>
          </table:table-cell>
          <table:table-cell>
            <text:p>~~~= description
[dis'kripʃәn]
n. 描写, 记述, 形容, 种类, 描述</text:p>
          </table:table-cell>
        </table:table-row>
        <table:table-row>
          <table:table-cell>
            <text:p>1</text:p>
          </table:table-cell>
          <table:table-cell>
            <text:p>deserts</text:p>
          </table:table-cell>
          <table:table-cell>
            <text:p>/dɪˈzɜːts; dɪ`zɝts/
n [pl] what one deserves 应得到的事物
*be rewarded/punished according to one's deserts 受到应得的奖赏[惩罚]
* get/meet with one's just deserts 得到应得的奖赏或惩罚.</text:p>
          </table:table-cell>
        </table:table-row>
        <table:table-row>
          <table:table-cell>
            <text:p>1</text:p>
          </table:table-cell>
          <table:table-cell>
            <text:p>desisted</text:p>
          </table:table-cell>
          <table:table-cell>
            <text:p>~= desist
[di'zist]
v. 终止</text:p>
          </table:table-cell>
        </table:table-row>
        <table:table-row>
          <table:table-cell>
            <text:p>1</text:p>
          </table:table-cell>
          <table:table-cell>
            <text:p>desolation</text:p>
          </table:table-cell>
          <table:table-cell>
            <text:p>[ˏdesә'leiʃәn]
n. 荒芜, 荒废, 荒凉, 忧伤, 悲哀</text:p>
          </table:table-cell>
        </table:table-row>
        <table:table-row>
          <table:table-cell>
            <text:p>1</text:p>
          </table:table-cell>
          <table:table-cell>
            <text:p>desperation</text:p>
          </table:table-cell>
          <table:table-cell>
            <text:p>[ˏdespә'reiʃәn]
n. 绝望</text:p>
          </table:table-cell>
        </table:table-row>
        <table:table-row>
          <table:table-cell>
            <text:p>1</text:p>
          </table:table-cell>
          <table:table-cell>
            <text:p>despise</text:p>
          </table:table-cell>
          <table:table-cell>
            <text:p>[dis'paiz]
vt. 轻视</text:p>
          </table:table-cell>
        </table:table-row>
        <table:table-row>
          <table:table-cell>
            <text:p>1</text:p>
          </table:table-cell>
          <table:table-cell>
            <text:p>despising</text:p>
          </table:table-cell>
          <table:table-cell>
            <text:p>~= despise
[dis'paiz]
vt. 轻视</text:p>
          </table:table-cell>
        </table:table-row>
        <table:table-row>
          <table:table-cell>
            <text:p>1</text:p>
          </table:table-cell>
          <table:table-cell>
            <text:p>despondency</text:p>
          </table:table-cell>
          <table:table-cell>
            <text:p>[di'spɔndәnsi]
n. 失去勇气, 失望</text:p>
          </table:table-cell>
        </table:table-row>
        <table:table-row>
          <table:table-cell>
            <text:p>1</text:p>
          </table:table-cell>
          <table:table-cell>
            <text:p>destroyer</text:p>
          </table:table-cell>
          <table:table-cell>
            <text:p>[dis'trɔiә]
n. 破坏者, 起破坏作用的东西, 驱逐舰</text:p>
          </table:table-cell>
        </table:table-row>
        <table:table-row>
          <table:table-cell>
            <text:p>1</text:p>
          </table:table-cell>
          <table:table-cell>
            <text:p>determination</text:p>
          </table:table-cell>
          <table:table-cell>
            <text:p>[di tә:mi'neiʃәn]
n. 决心, 果断</text:p>
          </table:table-cell>
        </table:table-row>
        <table:table-row>
          <table:table-cell>
            <text:p>1</text:p>
          </table:table-cell>
          <table:table-cell>
            <text:p>determining</text:p>
          </table:table-cell>
          <table:table-cell>
            <text:p>vbl. 决定</text:p>
          </table:table-cell>
        </table:table-row>
        <table:table-row>
          <table:table-cell>
            <text:p>1</text:p>
          </table:table-cell>
          <table:table-cell>
            <text:p>detestation</text:p>
          </table:table-cell>
          <table:table-cell>
            <text:p>[diˏtes'teiʃәn]
n. 憎恶, 厌恶的人, 嫌恶</text:p>
          </table:table-cell>
        </table:table-row>
        <table:table-row>
          <table:table-cell>
            <text:p>1</text:p>
          </table:table-cell>
          <table:table-cell>
            <text:p>devices</text:p>
          </table:table-cell>
          <table:table-cell>
            <text:p>~= device
[di'vais]
n. 装置, 设计, 图案, 策略, 发明物, 设备
[计]安装设备驱动程序</text:p>
          </table:table-cell>
        </table:table-row>
        <table:table-row>
          <table:table-cell>
            <text:p>1</text:p>
          </table:table-cell>
          <table:table-cell>
            <text:p>devilish</text:p>
          </table:table-cell>
          <table:table-cell>
            <text:p>['devliʃ]
adj. 如恶魔般的, 精力旺盛的</text:p>
          </table:table-cell>
        </table:table-row>
        <table:table-row>
          <table:table-cell>
            <text:p>1</text:p>
          </table:table-cell>
          <table:table-cell>
            <text:p>devotion</text:p>
          </table:table-cell>
          <table:table-cell>
            <text:p>[di'vәuʃәn]
n. 热爱, 投入</text:p>
          </table:table-cell>
        </table:table-row>
        <table:table-row>
          <table:table-cell>
            <text:p>1</text:p>
          </table:table-cell>
          <table:table-cell>
            <text:p>dexterously</text:p>
          </table:table-cell>
          <table:table-cell>
            <text:p>adv. 巧妙地, 敏捷地</text:p>
          </table:table-cell>
        </table:table-row>
        <table:table-row>
          <table:table-cell>
            <text:p>1</text:p>
          </table:table-cell>
          <table:table-cell>
            <text:p>dextrous</text:p>
          </table:table-cell>
          <table:table-cell>
            <text:p>['dekstrәs]
adj. 机巧的, 巧妙的</text:p>
          </table:table-cell>
        </table:table-row>
        <table:table-row>
          <table:table-cell>
            <text:p>1</text:p>
          </table:table-cell>
          <table:table-cell>
            <text:p>dials</text:p>
          </table:table-cell>
          <table:table-cell>
            <text:p>~= dial
['daiәl]
n. 刻度盘, 钟面, 转盘, (自动电话)拨号盘
v. 拨</text:p>
          </table:table-cell>
        </table:table-row>
        <table:table-row>
          <table:table-cell>
            <text:p>1</text:p>
          </table:table-cell>
          <table:table-cell>
            <text:p>dictate</text:p>
          </table:table-cell>
          <table:table-cell>
            <text:p>[dik'teit]
v. 口述, 口授, 使听写, 指令, 指示, 命令, 规定
n. 指示(指理智,变心)</text:p>
          </table:table-cell>
        </table:table-row>
        <table:table-row>
          <table:table-cell>
            <text:p>1</text:p>
          </table:table-cell>
          <table:table-cell>
            <text:p>dictated</text:p>
          </table:table-cell>
          <table:table-cell>
            <text:p>~= dictate
[dik'teit]
v. 口述, 口授, 使听写, 指令, 指示, 命令, 规定
n. 指示(指理智,变心)</text:p>
          </table:table-cell>
        </table:table-row>
        <table:table-row>
          <table:table-cell>
            <text:p>1</text:p>
          </table:table-cell>
          <table:table-cell>
            <text:p>dies</text:p>
          </table:table-cell>
          <table:table-cell>
            <text:p>['daii:z]
v. 死,去逝</text:p>
          </table:table-cell>
        </table:table-row>
        <table:table-row>
          <table:table-cell>
            <text:p>1</text:p>
          </table:table-cell>
          <table:table-cell>
            <text:p>differed</text:p>
          </table:table-cell>
          <table:table-cell>
            <text:p>~= differ
['difә]
vi. 不一致, 不同</text:p>
          </table:table-cell>
        </table:table-row>
        <table:table-row>
          <table:table-cell>
            <text:p>1</text:p>
          </table:table-cell>
          <table:table-cell>
            <text:p>difficultest</text:p>
          </table:table-cell>
          <table:table-cell>
            <text:p>~= difficult
['difikәlt]
adj. 困难的, 艰难的, (人)难相处的</text:p>
          </table:table-cell>
        </table:table-row>
        <table:table-row>
          <table:table-cell>
            <text:p>1</text:p>
          </table:table-cell>
          <table:table-cell>
            <text:p>digged</text:p>
          </table:table-cell>
          <table:table-cell>
            <text:p>[digd]
&lt;古&gt;dig的过去式</text:p>
          </table:table-cell>
        </table:table-row>
        <table:table-row>
          <table:table-cell>
            <text:p>1</text:p>
          </table:table-cell>
          <table:table-cell>
            <text:p>digger</text:p>
          </table:table-cell>
          <table:table-cell>
            <text:p>['digә]
n. 挖掘者, 掘地兽</text:p>
          </table:table-cell>
        </table:table-row>
        <table:table-row>
          <table:table-cell>
            <text:p>1</text:p>
          </table:table-cell>
          <table:table-cell>
            <text:p>dilemma</text:p>
          </table:table-cell>
          <table:table-cell>
            <text:p>[di'lemәˏ dai-]
n. 进退两难的局面, 困难的选择</text:p>
          </table:table-cell>
        </table:table-row>
        <table:table-row>
          <table:table-cell>
            <text:p>1</text:p>
          </table:table-cell>
          <table:table-cell>
            <text:p>dim</text:p>
          </table:table-cell>
          <table:table-cell>
            <text:p>[dim]
adj. 暗淡的, 模糊的, 无光泽的, 悲观的, 怀疑的
vt. 使暗淡, 使失去光泽
n. &lt;美俚&gt;笨蛋、傻子</text:p>
          </table:table-cell>
        </table:table-row>
        <table:table-row>
          <table:table-cell>
            <text:p>1</text:p>
          </table:table-cell>
          <table:table-cell>
            <text:p>dining-room</text:p>
          </table:table-cell>
          <table:table-cell>
            <text:p>n. 餐厅</text:p>
          </table:table-cell>
        </table:table-row>
        <table:table-row>
          <table:table-cell>
            <text:p>1</text:p>
          </table:table-cell>
          <table:table-cell>
            <text:p>dint</text:p>
          </table:table-cell>
          <table:table-cell>
            <text:p>[dint]
n. 凹痕, 打
vt. 击出凹痕</text:p>
          </table:table-cell>
        </table:table-row>
        <table:table-row>
          <table:table-cell>
            <text:p>1</text:p>
          </table:table-cell>
          <table:table-cell>
            <text:p>dipped</text:p>
          </table:table-cell>
          <table:table-cell>
            <text:p>~~~= undipped
[ˏʌn'dipt]
adj. (汽车前灯或前灯光线)未把远光调为近光的</text:p>
          </table:table-cell>
        </table:table-row>
        <table:table-row>
          <table:table-cell>
            <text:p>1</text:p>
          </table:table-cell>
          <table:table-cell>
            <text:p>directs</text:p>
          </table:table-cell>
          <table:table-cell>
            <text:p>~= direct
[di'rekt, dai'rekt]
adj. 径直的, 直接的, 直系的, 直率的, [天]由西向东运行的, 顺行的
adv. 直接地
vt. 指引, 指示, 指挥, 命令, 导演
vi. 指导, 指挥</text:p>
          </table:table-cell>
        </table:table-row>
        <table:table-row>
          <table:table-cell>
            <text:p>1</text:p>
          </table:table-cell>
          <table:table-cell>
            <text:p>dis</text:p>
          </table:table-cell>
          <table:table-cell>
            <text:p>~= Dis
[dis]
n. 阴间的神, 冥府, 阴间</text:p>
          </table:table-cell>
        </table:table-row>
        <table:table-row>
          <table:table-cell>
            <text:p>1</text:p>
          </table:table-cell>
          <table:table-cell>
            <text:p>disability</text:p>
          </table:table-cell>
          <table:table-cell>
            <text:p>[ˏdisә'biliti]
n. 无力, 无能, 残疾
n. [律] 无能力, 无资格</text:p>
          </table:table-cell>
        </table:table-row>
        <table:table-row>
          <table:table-cell>
            <text:p>1</text:p>
          </table:table-cell>
          <table:table-cell>
            <text:p>disadvantage</text:p>
          </table:table-cell>
          <table:table-cell>
            <text:p>[ˏdisәd'vɑ:ntidʒ]
n. 不利, 不利条件, 缺点, 劣势</text:p>
          </table:table-cell>
        </table:table-row>
        <table:table-row>
          <table:table-cell>
            <text:p>1</text:p>
          </table:table-cell>
          <table:table-cell>
            <text:p>disagree</text:p>
          </table:table-cell>
          <table:table-cell>
            <text:p>[ˏdisә'gri:]
vi. 不一致, 不适宜</text:p>
          </table:table-cell>
        </table:table-row>
        <table:table-row>
          <table:table-cell>
            <text:p>1</text:p>
          </table:table-cell>
          <table:table-cell>
            <text:p>disagreeable</text:p>
          </table:table-cell>
          <table:table-cell>
            <text:p>[ˏdisә'griәbl]
adj. 不愉快的, 不为人喜的, 厌恶的</text:p>
          </table:table-cell>
        </table:table-row>
        <table:table-row>
          <table:table-cell>
            <text:p>1</text:p>
          </table:table-cell>
          <table:table-cell>
            <text:p>disagreed</text:p>
          </table:table-cell>
          <table:table-cell>
            <text:p>~= disagree
[ˏdisә'gri:]
vi. 不一致, 不适宜</text:p>
          </table:table-cell>
        </table:table-row>
        <table:table-row>
          <table:table-cell>
            <text:p>1</text:p>
          </table:table-cell>
          <table:table-cell>
            <text:p>disbursement</text:p>
          </table:table-cell>
          <table:table-cell>
            <text:p>[dis'bә:smәnt]
n. 支付, 支出</text:p>
          </table:table-cell>
        </table:table-row>
        <table:table-row>
          <table:table-cell>
            <text:p>1</text:p>
          </table:table-cell>
          <table:table-cell>
            <text:p>disbursements</text:p>
          </table:table-cell>
          <table:table-cell>
            <text:p>~= disbursement
[dis'bә:smәnt]
n. 支付, 支出</text:p>
          </table:table-cell>
        </table:table-row>
        <table:table-row>
          <table:table-cell>
            <text:p>1</text:p>
          </table:table-cell>
          <table:table-cell>
            <text:p>discharge</text:p>
          </table:table-cell>
          <table:table-cell>
            <text:p>[dis'tʃɑ:dʒ]
vt. 卸下, 放出, 清偿(债务), 履行(义务), 解雇, 开(炮), 放(枪), 射(箭)
vi. 卸货, 流注
n. 卸货, 流出, 放电</text:p>
          </table:table-cell>
        </table:table-row>
        <table:table-row>
          <table:table-cell>
            <text:p>1</text:p>
          </table:table-cell>
          <table:table-cell>
            <text:p>discomforted</text:p>
          </table:table-cell>
          <table:table-cell>
            <text:p>~= discomfort
[dis'kʌmfәt]
n. 不便之处, 不适</text:p>
          </table:table-cell>
        </table:table-row>
        <table:table-row>
          <table:table-cell>
            <text:p>1</text:p>
          </table:table-cell>
          <table:table-cell>
            <text:p>discomposed</text:p>
          </table:table-cell>
          <table:table-cell>
            <text:p>adj. 心乱的, 不安的</text:p>
          </table:table-cell>
        </table:table-row>
        <table:table-row>
          <table:table-cell>
            <text:p>1</text:p>
          </table:table-cell>
          <table:table-cell>
            <text:p>discomposures</text:p>
          </table:table-cell>
          <table:table-cell>
            <text:p>~= discomposure
n. 心乱, 狼狈, 不安</text:p>
          </table:table-cell>
        </table:table-row>
        <table:table-row>
          <table:table-cell>
            <text:p>1</text:p>
          </table:table-cell>
          <table:table-cell>
            <text:p>disconsolate</text:p>
          </table:table-cell>
          <table:table-cell>
            <text:p>[dis'kɔnsәlit]
adj. 孤独的, 郁郁不乐的</text:p>
          </table:table-cell>
        </table:table-row>
        <table:table-row>
          <table:table-cell>
            <text:p>1</text:p>
          </table:table-cell>
          <table:table-cell>
            <text:p>discontented</text:p>
          </table:table-cell>
          <table:table-cell>
            <text:p>['diskәn'tentid]
adj. 不满意的</text:p>
          </table:table-cell>
        </table:table-row>
        <table:table-row>
          <table:table-cell>
            <text:p>1</text:p>
          </table:table-cell>
          <table:table-cell>
            <text:p>discontents</text:p>
          </table:table-cell>
          <table:table-cell>
            <text:p>~= discontent
['diskәn'tent]
n. 不满</text:p>
          </table:table-cell>
        </table:table-row>
        <table:table-row>
          <table:table-cell>
            <text:p>1</text:p>
          </table:table-cell>
          <table:table-cell>
            <text:p>discouraged</text:p>
          </table:table-cell>
          <table:table-cell>
            <text:p>[dis'kʌridʒd]
adj. 气馁的</text:p>
          </table:table-cell>
        </table:table-row>
        <table:table-row>
          <table:table-cell>
            <text:p>1</text:p>
          </table:table-cell>
          <table:table-cell>
            <text:p>discovering</text:p>
          </table:table-cell>
          <table:table-cell>
            <text:p>~= discover
[dis'kʌvә]
vt. 发现, 发觉
v. 发现</text:p>
          </table:table-cell>
        </table:table-row>
        <table:table-row>
          <table:table-cell>
            <text:p>1</text:p>
          </table:table-cell>
          <table:table-cell>
            <text:p>discuss</text:p>
          </table:table-cell>
          <table:table-cell>
            <text:p>[dis'kʌs]
vt. 讨论, 论述</text:p>
          </table:table-cell>
        </table:table-row>
        <table:table-row>
          <table:table-cell>
            <text:p>1</text:p>
          </table:table-cell>
          <table:table-cell>
            <text:p>discussion</text:p>
          </table:table-cell>
          <table:table-cell>
            <text:p>[dis'kʌʃәn]
n. 讨论</text:p>
          </table:table-cell>
        </table:table-row>
        <table:table-row>
          <table:table-cell>
            <text:p>1</text:p>
          </table:table-cell>
          <table:table-cell>
            <text:p>disengaged</text:p>
          </table:table-cell>
          <table:table-cell>
            <text:p>['disin'geidʒd]
adj. 自由的, 闲散的, 空闲的</text:p>
          </table:table-cell>
        </table:table-row>
        <table:table-row>
          <table:table-cell>
            <text:p>1</text:p>
          </table:table-cell>
          <table:table-cell>
            <text:p>dishes</text:p>
          </table:table-cell>
          <table:table-cell>
            <text:p>器皿</text:p>
          </table:table-cell>
        </table:table-row>
        <table:table-row>
          <table:table-cell>
            <text:p>1</text:p>
          </table:table-cell>
          <table:table-cell>
            <text:p>disinterested</text:p>
          </table:table-cell>
          <table:table-cell>
            <text:p>[dis'intristid]
adj. 无私的</text:p>
          </table:table-cell>
        </table:table-row>
        <table:table-row>
          <table:table-cell>
            <text:p>1</text:p>
          </table:table-cell>
          <table:table-cell>
            <text:p>disma</text:p>
          </table:table-cell>
          <table:table-cell>
            <text:p>~~~= dismal
['dizmәl]
adj. 阴沉的, 凄凉的, 暗的
vt. 使人消沉
n. 低落的情绪, 沼泽</text:p>
          </table:table-cell>
        </table:table-row>
        <table:table-row>
          <table:table-cell>
            <text:p>1</text:p>
          </table:table-cell>
          <table:table-cell>
            <text:p>dismallest</text:p>
          </table:table-cell>
          <table:table-cell>
            <text:p>~~~= dismally
adv. 阴暗地, 沉闷地</text:p>
          </table:table-cell>
        </table:table-row>
        <table:table-row>
          <table:table-cell>
            <text:p>1</text:p>
          </table:table-cell>
          <table:table-cell>
            <text:p>dispirited</text:p>
          </table:table-cell>
          <table:table-cell>
            <text:p>[dis'piritid]
adj. 沮丧的</text:p>
          </table:table-cell>
        </table:table-row>
        <table:table-row>
          <table:table-cell>
            <text:p>1</text:p>
          </table:table-cell>
          <table:table-cell>
            <text:p>disposal</text:p>
          </table:table-cell>
          <table:table-cell>
            <text:p>[dis'pәuzәl]
n. 处理, 处置, 布置, 安排, 配置, 支配</text:p>
          </table:table-cell>
        </table:table-row>
        <table:table-row>
          <table:table-cell>
            <text:p>1</text:p>
          </table:table-cell>
          <table:table-cell>
            <text:p>disposes</text:p>
          </table:table-cell>
          <table:table-cell>
            <text:p>~= dispose
[dis'pәuz]
v. 处理, 处置, 部署
vt. 布置, 安排, 除去, 使愿意</text:p>
          </table:table-cell>
        </table:table-row>
        <table:table-row>
          <table:table-cell>
            <text:p>1</text:p>
          </table:table-cell>
          <table:table-cell>
            <text:p>disposing</text:p>
          </table:table-cell>
          <table:table-cell>
            <text:p>~= dispose
[dis'pәuz]
v. 处理, 处置, 部署
vt. 布置, 安排, 除去, 使愿意</text:p>
          </table:table-cell>
        </table:table-row>
        <table:table-row>
          <table:table-cell>
            <text:p>1</text:p>
          </table:table-cell>
          <table:table-cell>
            <text:p>disputed</text:p>
          </table:table-cell>
          <table:table-cell>
            <text:p>v. 争议
vbl. 争议</text:p>
          </table:table-cell>
        </table:table-row>
        <table:table-row>
          <table:table-cell>
            <text:p>1</text:p>
          </table:table-cell>
          <table:table-cell>
            <text:p>disregarded</text:p>
          </table:table-cell>
          <table:table-cell>
            <text:p>~= disregard
[ˏdisri'gɑ:d]
v. 不理漠视
n. 漠视, 忽视</text:p>
          </table:table-cell>
        </table:table-row>
        <table:table-row>
          <table:table-cell>
            <text:p>1</text:p>
          </table:table-cell>
          <table:table-cell>
            <text:p>dissatisfaction</text:p>
          </table:table-cell>
          <table:table-cell>
            <text:p>['disˏsætis'fækʃәn]
n. 不满, 不平, 令人不满的事物</text:p>
          </table:table-cell>
        </table:table-row>
        <table:table-row>
          <table:table-cell>
            <text:p>1</text:p>
          </table:table-cell>
          <table:table-cell>
            <text:p>dissuaded</text:p>
          </table:table-cell>
          <table:table-cell>
            <text:p>~= dissuade
[di'sweid]
vt. 劝阻</text:p>
          </table:table-cell>
        </table:table-row>
        <table:table-row>
          <table:table-cell>
            <text:p>1</text:p>
          </table:table-cell>
          <table:table-cell>
            <text:p>distant</text:p>
          </table:table-cell>
          <table:table-cell>
            <text:p>['distәnt]
adj. 远的, 关系远的(亲戚), 疏远的, 间隔的, 冷漠的</text:p>
          </table:table-cell>
        </table:table-row>
        <table:table-row>
          <table:table-cell>
            <text:p>1</text:p>
          </table:table-cell>
          <table:table-cell>
            <text:p>distinction</text:p>
          </table:table-cell>
          <table:table-cell>
            <text:p>[dis'tiŋkʃәn]
n. 区别, 差别, 级别, 特性, 声望, 显赫</text:p>
          </table:table-cell>
        </table:table-row>
        <table:table-row>
          <table:table-cell>
            <text:p>1</text:p>
          </table:table-cell>
          <table:table-cell>
            <text:p>distinguished</text:p>
          </table:table-cell>
          <table:table-cell>
            <text:p>[dis'tiŋgwiʃt]
adj. 卓著的, 著名的, 高贵的</text:p>
          </table:table-cell>
        </table:table-row>
        <table:table-row>
          <table:table-cell>
            <text:p>1</text:p>
          </table:table-cell>
          <table:table-cell>
            <text:p>distinguishing</text:p>
          </table:table-cell>
          <table:table-cell>
            <text:p>adj. 有区别的</text:p>
          </table:table-cell>
        </table:table-row>
        <table:table-row>
          <table:table-cell>
            <text:p>1</text:p>
          </table:table-cell>
          <table:table-cell>
            <text:p>distract</text:p>
          </table:table-cell>
          <table:table-cell>
            <text:p>[dis'trækt]
v. 转移</text:p>
          </table:table-cell>
        </table:table-row>
        <table:table-row>
          <table:table-cell>
            <text:p>1</text:p>
          </table:table-cell>
          <table:table-cell>
            <text:p>distracted</text:p>
          </table:table-cell>
          <table:table-cell>
            <text:p>[dis'træktid]
adj. 心烦意乱的</text:p>
          </table:table-cell>
        </table:table-row>
        <table:table-row>
          <table:table-cell>
            <text:p>1</text:p>
          </table:table-cell>
          <table:table-cell>
            <text:p>distresses</text:p>
          </table:table-cell>
          <table:table-cell>
            <text:p>~= distress
[dis'tres]
n. 悲痛, 穷困, 不幸, 危难, 忧伤
v. 使悲痛, 使穷困, 使忧伤</text:p>
          </table:table-cell>
        </table:table-row>
        <table:table-row>
          <table:table-cell>
            <text:p>1</text:p>
          </table:table-cell>
          <table:table-cell>
            <text:p>divers</text:p>
          </table:table-cell>
          <table:table-cell>
            <text:p>['daivәz]
种种的</text:p>
          </table:table-cell>
        </table:table-row>
        <table:table-row>
          <table:table-cell>
            <text:p>1</text:p>
          </table:table-cell>
          <table:table-cell>
            <text:p>diverse</text:p>
          </table:table-cell>
          <table:table-cell>
            <text:p>[dai'vә:s]
adj. 不同的, 变化多的</text:p>
          </table:table-cell>
        </table:table-row>
        <table:table-row>
          <table:table-cell>
            <text:p>1</text:p>
          </table:table-cell>
          <table:table-cell>
            <text:p>diverting</text:p>
          </table:table-cell>
          <table:table-cell>
            <text:p>[dai'vә:tiŋ]
adj. 有趣的, 令人快乐的</text:p>
          </table:table-cell>
        </table:table-row>
        <table:table-row>
          <table:table-cell>
            <text:p>1</text:p>
          </table:table-cell>
          <table:table-cell>
            <text:p>dives</text:p>
          </table:table-cell>
          <table:table-cell>
            <text:p>~= dive
[daiv]
vi. 潜水, 跳水, 下潜, 俯冲
n. 潜水, 跳水, 下潜, 俯冲</text:p>
          </table:table-cell>
        </table:table-row>
        <table:table-row>
          <table:table-cell>
            <text:p>1</text:p>
          </table:table-cell>
          <table:table-cell>
            <text:p>dividing</text:p>
          </table:table-cell>
          <table:table-cell>
            <text:p>[di'vaidiŋ]
adj. 区分的, 分划的</text:p>
          </table:table-cell>
        </table:table-row>
        <table:table-row>
          <table:table-cell>
            <text:p>1</text:p>
          </table:table-cell>
          <table:table-cell>
            <text:p>doctor</text:p>
          </table:table-cell>
          <table:table-cell>
            <text:p>['dɔktә]
n. 医生, 博士, [古]学者, &lt;俚&gt;修理师
vt. 授以博士学位, 诊断, 修改, &lt;美&gt;治疗, 搀混(食物、饮料), 修改
vi. 行医</text:p>
          </table:table-cell>
        </table:table-row>
        <table:table-row>
          <table:table-cell>
            <text:p>1</text:p>
          </table:table-cell>
          <table:table-cell>
            <text:p>doctrines</text:p>
          </table:table-cell>
          <table:table-cell>
            <text:p>~= doctrine
['dɔktrin]
n. 教条, 学说</text:p>
          </table:table-cell>
        </table:table-row>
        <table:table-row>
          <table:table-cell>
            <text:p>1</text:p>
          </table:table-cell>
          <table:table-cell>
            <text:p>doings</text:p>
          </table:table-cell>
          <table:table-cell>
            <text:p>n. 行为,活动,社交活动</text:p>
          </table:table-cell>
        </table:table-row>
        <table:table-row>
          <table:table-cell>
            <text:p>1</text:p>
          </table:table-cell>
          <table:table-cell>
            <text:p>dollman</text:p>
          </table:table-cell>
          <table:table-cell>
            <text:p>~~~= rollman
['rәulmәn]
n. 滚轧机操纵者</text:p>
          </table:table-cell>
        </table:table-row>
        <table:table-row>
          <table:table-cell>
            <text:p>1</text:p>
          </table:table-cell>
          <table:table-cell>
            <text:p>dolphin</text:p>
          </table:table-cell>
          <table:table-cell>
            <text:p>['dɔlfin]
n. 海豚</text:p>
          </table:table-cell>
        </table:table-row>
        <table:table-row>
          <table:table-cell>
            <text:p>1</text:p>
          </table:table-cell>
          <table:table-cell>
            <text:p>domestic</text:p>
          </table:table-cell>
          <table:table-cell>
            <text:p>[dә'mestik]
adj. 家庭的, 国内的, 与人共处的, 驯服的</text:p>
          </table:table-cell>
        </table:table-row>
        <table:table-row>
          <table:table-cell>
            <text:p>1</text:p>
          </table:table-cell>
          <table:table-cell>
            <text:p>domestics</text:p>
          </table:table-cell>
          <table:table-cell>
            <text:p>~= domestic
[dә'mestik]
adj. 家庭的, 国内的, 与人共处的, 驯服的</text:p>
          </table:table-cell>
        </table:table-row>
        <table:table-row>
          <table:table-cell>
            <text:p>1</text:p>
          </table:table-cell>
          <table:table-cell>
            <text:p>dominion</text:p>
          </table:table-cell>
          <table:table-cell>
            <text:p>[dә'minjәn]
n. 主权, 领土, 统治权, 支配, 控制</text:p>
          </table:table-cell>
        </table:table-row>
        <table:table-row>
          <table:table-cell>
            <text:p>1</text:p>
          </table:table-cell>
          <table:table-cell>
            <text:p>donation</text:p>
          </table:table-cell>
          <table:table-cell>
            <text:p>[dәu'neiʃәn]
n. 捐赠品, 捐款, 贡献</text:p>
          </table:table-cell>
        </table:table-row>
        <table:table-row>
          <table:table-cell>
            <text:p>1</text:p>
          </table:table-cell>
          <table:table-cell>
            <text:p>doorcase</text:p>
          </table:table-cell>
          <table:table-cell>
            <text:p>['dɔ:keis]
n. (=doorframe) 门框</text:p>
          </table:table-cell>
        </table:table-row>
        <table:table-row>
          <table:table-cell>
            <text:p>1</text:p>
          </table:table-cell>
          <table:table-cell>
            <text:p>dose</text:p>
          </table:table-cell>
          <table:table-cell>
            <text:p>[dәus]
n. 剂量, (一)剂, (一)服
v. (给...)服药</text:p>
          </table:table-cell>
        </table:table-row>
        <table:table-row>
          <table:table-cell>
            <text:p>1</text:p>
          </table:table-cell>
          <table:table-cell>
            <text:p>dosed</text:p>
          </table:table-cell>
          <table:table-cell>
            <text:p>~= dos
磁盘操作系统
【计】 磁盘操作系统; DOS内部命令:该命令用于将DOS核心部分装入高内存区
             且允许其设备驱动程序或常驻程序装入上层内存块
【化】 态密度</text:p>
          </table:table-cell>
        </table:table-row>
        <table:table-row>
          <table:table-cell>
            <text:p>1</text:p>
          </table:table-cell>
          <table:table-cell>
            <text:p>double-loaded</text:p>
          </table:table-cell>
          <table:table-cell>
            <text:p>double loaded</text:p>
          </table:table-cell>
        </table:table-row>
        <table:table-row>
          <table:table-cell>
            <text:p>1</text:p>
          </table:table-cell>
          <table:table-cell>
            <text:p>doubled</text:p>
          </table:table-cell>
          <table:table-cell>
            <text:p>v. 两倍,快步走,加倍努力
vbl. 两倍,快步走,加倍努力</text:p>
          </table:table-cell>
        </table:table-row>
        <table:table-row>
          <table:table-cell>
            <text:p>1</text:p>
          </table:table-cell>
          <table:table-cell>
            <text:p>doubloons</text:p>
          </table:table-cell>
          <table:table-cell>
            <text:p>~= doubloon
[dʌb'lu:n]
n. 从前西班牙金币的名称</text:p>
          </table:table-cell>
        </table:table-row>
        <table:table-row>
          <table:table-cell>
            <text:p>1</text:p>
          </table:table-cell>
          <table:table-cell>
            <text:p>doubted</text:p>
          </table:table-cell>
          <table:table-cell>
            <text:p>~= doubt
[daut]
n. 怀疑, 疑惑, 疑问
v. 怀疑, 不信, 拿不准, &lt;古&gt;恐怕</text:p>
          </table:table-cell>
        </table:table-row>
        <table:table-row>
          <table:table-cell>
            <text:p>1</text:p>
          </table:table-cell>
          <table:table-cell>
            <text:p>doubtful</text:p>
          </table:table-cell>
          <table:table-cell>
            <text:p>['dautful]
adj. 可疑的, 不确的, 疑心的</text:p>
          </table:table-cell>
        </table:table-row>
        <table:table-row>
          <table:table-cell>
            <text:p>1</text:p>
          </table:table-cell>
          <table:table-cell>
            <text:p>downloaded</text:p>
          </table:table-cell>
          <table:table-cell>
            <text:p>~= download
【计】 卸载, 下栽</text:p>
          </table:table-cell>
        </table:table-row>
        <table:table-row>
          <table:table-cell>
            <text:p>1</text:p>
          </table:table-cell>
          <table:table-cell>
            <text:p>dozed</text:p>
          </table:table-cell>
          <table:table-cell>
            <text:p>~= doz
n. 一打, 许多, 十二个</text:p>
          </table:table-cell>
        </table:table-row>
        <table:table-row>
          <table:table-cell>
            <text:p>1</text:p>
          </table:table-cell>
          <table:table-cell>
            <text:p>dozing</text:p>
          </table:table-cell>
          <table:table-cell>
            <text:p>~= doz
n. 一打, 许多, 十二个</text:p>
          </table:table-cell>
        </table:table-row>
        <table:table-row>
          <table:table-cell>
            <text:p>1</text:p>
          </table:table-cell>
          <table:table-cell>
            <text:p>dreading</text:p>
          </table:table-cell>
          <table:table-cell>
            <text:p>~= dread
[dred]
n. 恐惧, 恐怖, 可怕的人(或物), 畏惧
v. 惧怕, 担心</text:p>
          </table:table-cell>
        </table:table-row>
        <table:table-row>
          <table:table-cell>
            <text:p>1</text:p>
          </table:table-cell>
          <table:table-cell>
            <text:p>dreams</text:p>
          </table:table-cell>
          <table:table-cell>
            <text:p>~= dream
[dri:m]
v. 做梦, 梦见, 梦想, 想到
n. 梦, 梦想</text:p>
          </table:table-cell>
        </table:table-row>
        <table:table-row>
          <table:table-cell>
            <text:p>1</text:p>
          </table:table-cell>
          <table:table-cell>
            <text:p>dresser</text:p>
          </table:table-cell>
          <table:table-cell>
            <text:p>['dresә]
n. 梳妆台, 化妆师, 碗柜, (医院)裹伤员</text:p>
          </table:table-cell>
        </table:table-row>
        <table:table-row>
          <table:table-cell>
            <text:p>1</text:p>
          </table:table-cell>
          <table:table-cell>
            <text:p>dressing</text:p>
          </table:table-cell>
          <table:table-cell>
            <text:p>['dresiŋ]
n. 穿衣, 装饰, 敷裹, 敷料, 调味品</text:p>
          </table:table-cell>
        </table:table-row>
        <table:table-row>
          <table:table-cell>
            <text:p>1</text:p>
          </table:table-cell>
          <table:table-cell>
            <text:p>driest</text:p>
          </table:table-cell>
          <table:table-cell>
            <text:p>~= dry
[drai]
adj. 干的, 干燥的, 口渴的
vt. (使)干燥, (使)变干
v. 干燥</text:p>
          </table:table-cell>
        </table:table-row>
        <table:table-row>
          <table:table-cell>
            <text:p>1</text:p>
          </table:table-cell>
          <table:table-cell>
            <text:p>drills</text:p>
          </table:table-cell>
          <table:table-cell>
            <text:p>~= drill
[dril]
n. 钻孔机, 钻子, 播种机, 军事训练, 操练, (反复)练习, 条播机
v. 训练, 钻孔, 条播</text:p>
          </table:table-cell>
        </table:table-row>
        <table:table-row>
          <table:table-cell>
            <text:p>1</text:p>
          </table:table-cell>
          <table:table-cell>
            <text:p>drought</text:p>
          </table:table-cell>
          <table:table-cell>
            <text:p>[draut]
n. 干旱, 缺乏</text:p>
          </table:table-cell>
        </table:table-row>
        <table:table-row>
          <table:table-cell>
            <text:p>1</text:p>
          </table:table-cell>
          <table:table-cell>
            <text:p>drudgery</text:p>
          </table:table-cell>
          <table:table-cell>
            <text:p>['drʌdʒәri]
n. 苦差事, 苦工</text:p>
          </table:table-cell>
        </table:table-row>
        <table:table-row>
          <table:table-cell>
            <text:p>1</text:p>
          </table:table-cell>
          <table:table-cell>
            <text:p>drug</text:p>
          </table:table-cell>
          <table:table-cell>
            <text:p>[drʌg]
n. 药, 麻药, 麻醉药, 滞销货
vi. &lt;俗&gt; 吸毒
vt. 使服毒品, 毒化</text:p>
          </table:table-cell>
        </table:table-row>
        <table:table-row>
          <table:table-cell>
            <text:p>1</text:p>
          </table:table-cell>
          <table:table-cell>
            <text:p>drunk</text:p>
          </table:table-cell>
          <table:table-cell>
            <text:p>[drʌŋk]
adj. 喝醉了的
vbl. drink 的过去分词</text:p>
          </table:table-cell>
        </table:table-row>
        <table:table-row>
          <table:table-cell>
            <text:p>1</text:p>
          </table:table-cell>
          <table:table-cell>
            <text:p>ducats</text:p>
          </table:table-cell>
          <table:table-cell>
            <text:p>~= ducat
['dʌkәt]
n. 从前流通于欧洲各国的钱币达克特, 硬币</text:p>
          </table:table-cell>
        </table:table-row>
        <table:table-row>
          <table:table-cell>
            <text:p>1</text:p>
          </table:table-cell>
          <table:table-cell>
            <text:p>ducks</text:p>
          </table:table-cell>
          <table:table-cell>
            <text:p>~= duck
[dʌk]
n. 鸭子, 急忙蹲下, 闪避, &lt;俚&gt; 人, 家伙
vi. 没入水中, 闪避
vt. 猛按...入水, 躲避</text:p>
          </table:table-cell>
        </table:table-row>
        <table:table-row>
          <table:table-cell>
            <text:p>1</text:p>
          </table:table-cell>
          <table:table-cell>
            <text:p>dumb</text:p>
          </table:table-cell>
          <table:table-cell>
            <text:p>[dʌm]
adj. 哑的, 无说话能力的, 不说话的, 无声音的</text:p>
          </table:table-cell>
        </table:table-row>
        <table:table-row>
          <table:table-cell>
            <text:p>1</text:p>
          </table:table-cell>
          <table:table-cell>
            <text:p>dun</text:p>
          </table:table-cell>
          <table:table-cell>
            <text:p>[dʌn]
n. 催促者, 讨债者, 催债
v. 催讨
adj. 暗褐色的, 微暗的</text:p>
          </table:table-cell>
        </table:table-row>
        <table:table-row>
          <table:table-cell>
            <text:p>1</text:p>
          </table:table-cell>
          <table:table-cell>
            <text:p>dungeons</text:p>
          </table:table-cell>
          <table:table-cell>
            <text:p>~= dungeon
['dʌndʒәn]
n. 地牢</text:p>
          </table:table-cell>
        </table:table-row>
        <table:table-row>
          <table:table-cell>
            <text:p>1</text:p>
          </table:table-cell>
          <table:table-cell>
            <text:p>dunkirk</text:p>
          </table:table-cell>
          <table:table-cell>
            <text:p>~= Dunkirk
['dʌnkә:k, dʌn'k-]
n. 敦克尔克(法国北部港市,1940年英军和部分法军被德军击败后,由此撤往英国)
vi. 狼狈地撤退</text:p>
          </table:table-cell>
        </table:table-row>
        <table:table-row>
          <table:table-cell>
            <text:p>1</text:p>
          </table:table-cell>
          <table:table-cell>
            <text:p>dusk</text:p>
          </table:table-cell>
          <table:table-cell>
            <text:p>[dʌsk]
n. 薄暮, 黄昏</text:p>
          </table:table-cell>
        </table:table-row>
        <table:table-row>
          <table:table-cell>
            <text:p>1</text:p>
          </table:table-cell>
          <table:table-cell>
            <text:p>dusky</text:p>
          </table:table-cell>
          <table:table-cell>
            <text:p>['dʌski]
adj. 微暗的, 朦胧的,忧郁的</text:p>
          </table:table-cell>
        </table:table-row>
        <table:table-row>
          <table:table-cell>
            <text:p>1</text:p>
          </table:table-cell>
          <table:table-cell>
            <text:p>dw</text:p>
          </table:table-cell>
          <table:table-cell>
            <text:p>~= DW
=Developed Width 展开的宽度</text:p>
          </table:table-cell>
        </table:table-row>
        <table:table-row>
          <table:table-cell>
            <text:p>1</text:p>
          </table:table-cell>
          <table:table-cell>
            <text:p>dwelt</text:p>
          </table:table-cell>
          <table:table-cell>
            <text:p>[dwelt]
vbl. dwell的过去式和过去分词</text:p>
          </table:table-cell>
        </table:table-row>
        <table:table-row>
          <table:table-cell>
            <text:p>1</text:p>
          </table:table-cell>
          <table:table-cell>
            <text:p>dyed</text:p>
          </table:table-cell>
          <table:table-cell>
            <text:p>~= dye
[dai]
n. 染料, 染色
vt. 染
v. 染</text:p>
          </table:table-cell>
        </table:table-row>
        <table:table-row>
          <table:table-cell>
            <text:p>1</text:p>
          </table:table-cell>
          <table:table-cell>
            <text:p>eagerly</text:p>
          </table:table-cell>
          <table:table-cell>
            <text:p>adv. 热心地, 急切地</text:p>
          </table:table-cell>
        </table:table-row>
        <table:table-row>
          <table:table-cell>
            <text:p>1</text:p>
          </table:table-cell>
          <table:table-cell>
            <text:p>eague</text:p>
          </table:table-cell>
          <table:table-cell>
            <text:p>~~~= beleague
v. 围攻</text:p>
          </table:table-cell>
        </table:table-row>
        <table:table-row>
          <table:table-cell>
            <text:p>1</text:p>
          </table:table-cell>
          <table:table-cell>
            <text:p>eans</text:p>
          </table:table-cell>
          <table:table-cell>
            <text:p>~= EANS
=Emergency Action Notification System  紧急行动通知系统(美国白宫电传打字电报机网)</text:p>
          </table:table-cell>
        </table:table-row>
        <table:table-row>
          <table:table-cell>
            <text:p>1</text:p>
          </table:table-cell>
          <table:table-cell>
            <text:p>earthern</text:p>
          </table:table-cell>
          <table:table-cell>
            <text:p>~~~= earthed
接[通]地的</text:p>
          </table:table-cell>
        </table:table-row>
        <table:table-row>
          <table:table-cell>
            <text:p>1</text:p>
          </table:table-cell>
          <table:table-cell>
            <text:p>earthquakes</text:p>
          </table:table-cell>
          <table:table-cell>
            <text:p>~= earthquake
['ә:θkweik]
n. 地震, [喻]在震荡, 在变动</text:p>
          </table:table-cell>
        </table:table-row>
        <table:table-row>
          <table:table-cell>
            <text:p>1</text:p>
          </table:table-cell>
          <table:table-cell>
            <text:p>eased</text:p>
          </table:table-cell>
          <table:table-cell>
            <text:p>~= ease
[i:z]
n. 安逸, 安心, 不费力, 悠闲
vt. 使悠闲, 使安心, 减轻, 放松
vi. 减弱, 减轻, 放松, 灵活地移动</text:p>
          </table:table-cell>
        </table:table-row>
        <table:table-row>
          <table:table-cell>
            <text:p>1</text:p>
          </table:table-cell>
          <table:table-cell>
            <text:p>eashore</text:p>
          </table:table-cell>
          <table:table-cell>
            <text:p>~~~= Seashore
['si:ʃɔ:]
西肖尔(姓氏)</text:p>
          </table:table-cell>
        </table:table-row>
        <table:table-row>
          <table:table-cell>
            <text:p>1</text:p>
          </table:table-cell>
          <table:table-cell>
            <text:p>easiness</text:p>
          </table:table-cell>
          <table:table-cell>
            <text:p>['i:zinis]
n. 容易, 温和, 舒适, 从容</text:p>
          </table:table-cell>
        </table:table-row>
        <table:table-row>
          <table:table-cell>
            <text:p>1</text:p>
          </table:table-cell>
          <table:table-cell>
            <text:p>easing</text:p>
          </table:table-cell>
          <table:table-cell>
            <text:p>['i:ziŋ]
松开, 放松</text:p>
          </table:table-cell>
        </table:table-row>
        <table:table-row>
          <table:table-cell>
            <text:p>1</text:p>
          </table:table-cell>
          <table:table-cell>
            <text:p>eastern</text:p>
          </table:table-cell>
          <table:table-cell>
            <text:p>['i:stәn]
adj. 东方的, 东部的</text:p>
          </table:table-cell>
        </table:table-row>
        <table:table-row>
          <table:table-cell>
            <text:p>1</text:p>
          </table:table-cell>
          <table:table-cell>
            <text:p>eastward</text:p>
          </table:table-cell>
          <table:table-cell>
            <text:p>['i:stwәd]
adv. 向东
adj. 向东的, 朝东的</text:p>
          </table:table-cell>
        </table:table-row>
        <table:table-row>
          <table:table-cell>
            <text:p>1</text:p>
          </table:table-cell>
          <table:table-cell>
            <text:p>eaters</text:p>
          </table:table-cell>
          <table:table-cell>
            <text:p>~= eater
['i:tә]
n. 吃的人, [常用以构成复合词]吃...的人, 吃...的动物</text:p>
          </table:table-cell>
        </table:table-row>
        <table:table-row>
          <table:table-cell>
            <text:p>1</text:p>
          </table:table-cell>
          <table:table-cell>
            <text:p>eather</text:p>
          </table:table-cell>
          <table:table-cell>
            <text:p>~= eath
[i:θ, i:ð]
adj. &amp; adv.&lt;苏格兰&gt;容易的(地)</text:p>
          </table:table-cell>
        </table:table-row>
        <table:table-row>
          <table:table-cell>
            <text:p>1</text:p>
          </table:table-cell>
          <table:table-cell>
            <text:p>eature</text:p>
          </table:table-cell>
          <table:table-cell>
            <text:p>~~~= cofeature
['kәuˏfi:tʃә(r)]
n. (随同主要节目演出的)辅助节目</text:p>
          </table:table-cell>
        </table:table-row>
        <table:table-row>
          <table:table-cell>
            <text:p>1</text:p>
          </table:table-cell>
          <table:table-cell>
            <text:p>eatures</text:p>
          </table:table-cell>
          <table:table-cell>
            <text:p>~~~= cofeature
['kәuˏfi:tʃә(r)]
n. (随同主要节目演出的)辅助节目</text:p>
          </table:table-cell>
        </table:table-row>
        <table:table-row>
          <table:table-cell>
            <text:p>1</text:p>
          </table:table-cell>
          <table:table-cell>
            <text:p>ebbing</text:p>
          </table:table-cell>
          <table:table-cell>
            <text:p>~= ebb
[eb]
n. 退, 弱, 退潮, 衰落
vi. 潮退, 衰退</text:p>
          </table:table-cell>
        </table:table-row>
        <table:table-row>
          <table:table-cell>
            <text:p>1</text:p>
          </table:table-cell>
          <table:table-cell>
            <text:p>ebooks</text:p>
          </table:table-cell>
          <table:table-cell>
            <text:p>~~~= bookseller
['bukselә(r)]
n. 书商</text:p>
          </table:table-cell>
        </table:table-row>
        <table:table-row>
          <table:table-cell>
            <text:p>1</text:p>
          </table:table-cell>
          <table:table-cell>
            <text:p>eceived</text:p>
          </table:table-cell>
          <table:table-cell>
            <text:p>~~~= received
[ri'si:vd]
adj. 被一般承认的, 被认为标准的</text:p>
          </table:table-cell>
        </table:table-row>
        <table:table-row>
          <table:table-cell>
            <text:p>1</text:p>
          </table:table-cell>
          <table:table-cell>
            <text:p>echo</text:p>
          </table:table-cell>
          <table:table-cell>
            <text:p>['ekәu]
n. 回声, 回音, 回波
vi. 发回声, 随声附和
vt. 摹仿, 重复, 反射
[计] 禁止(或允许)在屏幕上显示批处理命令行</text:p>
          </table:table-cell>
        </table:table-row>
        <table:table-row>
          <table:table-cell>
            <text:p>1</text:p>
          </table:table-cell>
          <table:table-cell>
            <text:p>echoes</text:p>
          </table:table-cell>
          <table:table-cell>
            <text:p>~= echo
['ekәu]
n. 回声, 回音, 回波
vi. 发回声, 随声附和
vt. 摹仿, 重复, 反射
[计] 禁止(或允许)在屏幕上显示批处理命令行</text:p>
          </table:table-cell>
        </table:table-row>
        <table:table-row>
          <table:table-cell>
            <text:p>1</text:p>
          </table:table-cell>
          <table:table-cell>
            <text:p>ecstacies</text:p>
          </table:table-cell>
          <table:table-cell>
            <text:p>~~~= acies
['eisii:z]
[拉]缘, 边缘
棱角</text:p>
          </table:table-cell>
        </table:table-row>
        <table:table-row>
          <table:table-cell>
            <text:p>1</text:p>
          </table:table-cell>
          <table:table-cell>
            <text:p>edemption</text:p>
          </table:table-cell>
          <table:table-cell>
            <text:p>~~~= redemption
[ri'dempʃәn]
n. 赎回, 偿还, 拯救, 履行</text:p>
          </table:table-cell>
        </table:table-row>
        <table:table-row>
          <table:table-cell>
            <text:p>1</text:p>
          </table:table-cell>
          <table:table-cell>
            <text:p>editions</text:p>
          </table:table-cell>
          <table:table-cell>
            <text:p>~= edition
[i'diʃәn]
n. 版本, 版</text:p>
          </table:table-cell>
        </table:table-row>
        <table:table-row>
          <table:table-cell>
            <text:p>1</text:p>
          </table:table-cell>
          <table:table-cell>
            <text:p>ee</text:p>
          </table:table-cell>
          <table:table-cell>
            <text:p>[域] Estonia , 爱沙尼亚</text:p>
          </table:table-cell>
        </table:table-row>
        <table:table-row>
          <table:table-cell>
            <text:p>1</text:p>
          </table:table-cell>
          <table:table-cell>
            <text:p>efore</text:p>
          </table:table-cell>
          <table:table-cell>
            <text:p>~~~= before
[bi'fɔ:]
adv. 在前, 以前
prep. 在...之前
conj. 在...之前, 与其...宁可</text:p>
          </table:table-cell>
        </table:table-row>
        <table:table-row>
          <table:table-cell>
            <text:p>1</text:p>
          </table:table-cell>
          <table:table-cell>
            <text:p>egress</text:p>
          </table:table-cell>
          <table:table-cell>
            <text:p>['i:gres]
n. 出口, 外出
vi. 外出</text:p>
          </table:table-cell>
        </table:table-row>
        <table:table-row>
          <table:table-cell>
            <text:p>1</text:p>
          </table:table-cell>
          <table:table-cell>
            <text:p>egypt</text:p>
          </table:table-cell>
          <table:table-cell>
            <text:p>~= Egypt
['i:dʒipt]
n. 埃及</text:p>
          </table:table-cell>
        </table:table-row>
        <table:table-row>
          <table:table-cell>
            <text:p>1</text:p>
          </table:table-cell>
          <table:table-cell>
            <text:p>eighth</text:p>
          </table:table-cell>
          <table:table-cell>
            <text:p>[eitθ]
num. 第八</text:p>
          </table:table-cell>
        </table:table-row>
        <table:table-row>
          <table:table-cell>
            <text:p>1</text:p>
          </table:table-cell>
          <table:table-cell>
            <text:p>eing</text:p>
          </table:table-cell>
          <table:table-cell>
            <text:p>~= e
=&gt; E</text:p>
          </table:table-cell>
        </table:table-row>
        <table:table-row>
          <table:table-cell>
            <text:p>1</text:p>
          </table:table-cell>
          <table:table-cell>
            <text:p>ejaculations</text:p>
          </table:table-cell>
          <table:table-cell>
            <text:p>~= ejaculation
[iˏdʒækju'leiʃәn]
n. 突然说出, 射精, 射出</text:p>
          </table:table-cell>
        </table:table-row>
        <table:table-row>
          <table:table-cell>
            <text:p>1</text:p>
          </table:table-cell>
          <table:table-cell>
            <text:p>eked</text:p>
          </table:table-cell>
          <table:table-cell>
            <text:p>~= eke
[i:k]
vt. 补充, 增加</text:p>
          </table:table-cell>
        </table:table-row>
        <table:table-row>
          <table:table-cell>
            <text:p>1</text:p>
          </table:table-cell>
          <table:table-cell>
            <text:p>eldest</text:p>
          </table:table-cell>
          <table:table-cell>
            <text:p>['eldist]
adj. 最年长的, 年事最高的</text:p>
          </table:table-cell>
        </table:table-row>
        <table:table-row>
          <table:table-cell>
            <text:p>1</text:p>
          </table:table-cell>
          <table:table-cell>
            <text:p>elephants</text:p>
          </table:table-cell>
          <table:table-cell>
            <text:p>~= elephant
['elifәnt]
n. 象, 一种纸张的尺寸</text:p>
          </table:table-cell>
        </table:table-row>
        <table:table-row>
          <table:table-cell>
            <text:p>1</text:p>
          </table:table-cell>
          <table:table-cell>
            <text:p>elevated</text:p>
          </table:table-cell>
          <table:table-cell>
            <text:p>['eliveitid]
adj. 提高的, 严肃的, 欢欣的</text:p>
          </table:table-cell>
        </table:table-row>
        <table:table-row>
          <table:table-cell>
            <text:p>1</text:p>
          </table:table-cell>
          <table:table-cell>
            <text:p>eleventh</text:p>
          </table:table-cell>
          <table:table-cell>
            <text:p>[i'levnθ]
n. 第十一</text:p>
          </table:table-cell>
        </table:table-row>
        <table:table-row>
          <table:table-cell>
            <text:p>1</text:p>
          </table:table-cell>
          <table:table-cell>
            <text:p>elijah</text:p>
          </table:table-cell>
          <table:table-cell>
            <text:p>~= Elijah
[i'laidʒә]
n. 以利亚</text:p>
          </table:table-cell>
        </table:table-row>
        <table:table-row>
          <table:table-cell>
            <text:p>1</text:p>
          </table:table-cell>
          <table:table-cell>
            <text:p>elopement</text:p>
          </table:table-cell>
          <table:table-cell>
            <text:p>n. 潜逃, 私奔</text:p>
          </table:table-cell>
        </table:table-row>
        <table:table-row>
          <table:table-cell>
            <text:p>1</text:p>
          </table:table-cell>
          <table:table-cell>
            <text:p>elt</text:p>
          </table:table-cell>
          <table:table-cell>
            <text:p>~= ELT
abbr. English Language Teaching, 英语教育</text:p>
          </table:table-cell>
        </table:table-row>
        <table:table-row>
          <table:table-cell>
            <text:p>1</text:p>
          </table:table-cell>
          <table:table-cell>
            <text:p>em</text:p>
          </table:table-cell>
          <table:table-cell>
            <text:p>[em]
n. [印]全身,行长单位
adj. [印]全身长(或宽)的(印刷符号)</text:p>
          </table:table-cell>
        </table:table-row>
        <table:table-row>
          <table:table-cell>
            <text:p>1</text:p>
          </table:table-cell>
          <table:table-cell>
            <text:p>embark</text:p>
          </table:table-cell>
          <table:table-cell>
            <text:p>[im'bɑ:k]
v. 上船, 上飞机, 着手, 从事, 装于船上, 登上</text:p>
          </table:table-cell>
        </table:table-row>
        <table:table-row>
          <table:table-cell>
            <text:p>1</text:p>
          </table:table-cell>
          <table:table-cell>
            <text:p>embarked</text:p>
          </table:table-cell>
          <table:table-cell>
            <text:p>~= embark
[im'bɑ:k]
v. 上船, 上飞机, 着手, 从事, 装于船上, 登上</text:p>
          </table:table-cell>
        </table:table-row>
        <table:table-row>
          <table:table-cell>
            <text:p>1</text:p>
          </table:table-cell>
          <table:table-cell>
            <text:p>emblem</text:p>
          </table:table-cell>
          <table:table-cell>
            <text:p>['emblәm]
n. 象征, 徽章, 符号, &lt;古&gt;寓意画
vt. 用象征表示</text:p>
          </table:table-cell>
        </table:table-row>
        <table:table-row>
          <table:table-cell>
            <text:p>1</text:p>
          </table:table-cell>
          <table:table-cell>
            <text:p>embodied</text:p>
          </table:table-cell>
          <table:table-cell>
            <text:p>~= embody
[im'bɔdi]
vt. 具体表达, 使具体化, 包含, 收录</text:p>
          </table:table-cell>
        </table:table-row>
        <table:table-row>
          <table:table-cell>
            <text:p>1</text:p>
          </table:table-cell>
          <table:table-cell>
            <text:p>embrace</text:p>
          </table:table-cell>
          <table:table-cell>
            <text:p>[im'breis]
vt. 拥抱, 互相拥抱, 包含, 收买, 信奉
vi. 拥抱
n. 拥抱</text:p>
          </table:table-cell>
        </table:table-row>
        <table:table-row>
          <table:table-cell>
            <text:p>1</text:p>
          </table:table-cell>
          <table:table-cell>
            <text:p>embracing</text:p>
          </table:table-cell>
          <table:table-cell>
            <text:p>~= embrace
[im'breis]
vt. 拥抱, 互相拥抱, 包含, 收买, 信奉
vi. 拥抱
n. 拥抱</text:p>
          </table:table-cell>
        </table:table-row>
        <table:table-row>
          <table:table-cell>
            <text:p>1</text:p>
          </table:table-cell>
          <table:table-cell>
            <text:p>embracings</text:p>
          </table:table-cell>
          <table:table-cell>
            <text:p>~~~= all-embracing
['ɔ:lem'breisiŋ]
adj. 包括一切的</text:p>
          </table:table-cell>
        </table:table-row>
        <table:table-row>
          <table:table-cell>
            <text:p>1</text:p>
          </table:table-cell>
          <table:table-cell>
            <text:p>emper</text:p>
          </table:table-cell>
          <table:table-cell>
            <text:p>~~~= attemper
[ә'tempә]
vt. 令缓和, 调度, 调和</text:p>
          </table:table-cell>
        </table:table-row>
        <table:table-row>
          <table:table-cell>
            <text:p>1</text:p>
          </table:table-cell>
          <table:table-cell>
            <text:p>employments</text:p>
          </table:table-cell>
          <table:table-cell>
            <text:p>~= employment
[im'plɔimәnt]
n. 雇用, 使用, 利用, 工作, 职业</text:p>
          </table:table-cell>
        </table:table-row>
        <table:table-row>
          <table:table-cell>
            <text:p>1</text:p>
          </table:table-cell>
          <table:table-cell>
            <text:p>empowering</text:p>
          </table:table-cell>
          <table:table-cell>
            <text:p>~= empower
[im'pauә]
v. 授权与, 使能够</text:p>
          </table:table-cell>
        </table:table-row>
        <table:table-row>
          <table:table-cell>
            <text:p>1</text:p>
          </table:table-cell>
          <table:table-cell>
            <text:p>en</text:p>
          </table:table-cell>
          <table:table-cell>
            <text:p>[en]
n. N 字, 半方
prep. &lt;法&gt;在, 在...中</text:p>
          </table:table-cell>
        </table:table-row>
        <table:table-row>
          <table:table-cell>
            <text:p>1</text:p>
          </table:table-cell>
          <table:table-cell>
            <text:p>enamored</text:p>
          </table:table-cell>
          <table:table-cell>
            <text:p>[i'næmәd]
adj. 倾心的, 被迷住的</text:p>
          </table:table-cell>
        </table:table-row>
        <table:table-row>
          <table:table-cell>
            <text:p>1</text:p>
          </table:table-cell>
          <table:table-cell>
            <text:p>encampment</text:p>
          </table:table-cell>
          <table:table-cell>
            <text:p>[in'kæmpmәnt]
n. 露营, 宿营, 营地</text:p>
          </table:table-cell>
        </table:table-row>
        <table:table-row>
          <table:table-cell>
            <text:p>1</text:p>
          </table:table-cell>
          <table:table-cell>
            <text:p>encounter</text:p>
          </table:table-cell>
          <table:table-cell>
            <text:p>[in'kauntә]
v. 遭遇, 遇到, 相遇
n. 遭遇, 遭遇战</text:p>
          </table:table-cell>
        </table:table-row>
        <table:table-row>
          <table:table-cell>
            <text:p>1</text:p>
          </table:table-cell>
          <table:table-cell>
            <text:p>encourag</text:p>
          </table:table-cell>
          <table:table-cell>
            <text:p>~~~= encourage
[in'kʌridʒ]
vt. 鼓励, 怂恿
v. 鼓励, 鼓励</text:p>
          </table:table-cell>
        </table:table-row>
        <table:table-row>
          <table:table-cell>
            <text:p>1</text:p>
          </table:table-cell>
          <table:table-cell>
            <text:p>encouragements</text:p>
          </table:table-cell>
          <table:table-cell>
            <text:p>~= encouragement
[in'kʌridʒmәnt]
n. 鼓励, 奖励</text:p>
          </table:table-cell>
        </table:table-row>
        <table:table-row>
          <table:table-cell>
            <text:p>1</text:p>
          </table:table-cell>
          <table:table-cell>
            <text:p>encumbered</text:p>
          </table:table-cell>
          <table:table-cell>
            <text:p>~= encumber
[in'kʌmbә]
v. 阻碍</text:p>
          </table:table-cell>
        </table:table-row>
        <table:table-row>
          <table:table-cell>
            <text:p>1</text:p>
          </table:table-cell>
          <table:table-cell>
            <text:p>endangered</text:p>
          </table:table-cell>
          <table:table-cell>
            <text:p>[in'deindʒәd]
adj. （生命等）有危险的,有灭绝危险的,将要绝种的</text:p>
          </table:table-cell>
        </table:table-row>
        <table:table-row>
          <table:table-cell>
            <text:p>1</text:p>
          </table:table-cell>
          <table:table-cell>
            <text:p>endeavoring</text:p>
          </table:table-cell>
          <table:table-cell>
            <text:p>~= endeavor
[in'devә]
n. 努力, 尽力
vi. 尽力, 努力</text:p>
          </table:table-cell>
        </table:table-row>
        <table:table-row>
          <table:table-cell>
            <text:p>1</text:p>
          </table:table-cell>
          <table:table-cell>
            <text:p>endeavors</text:p>
          </table:table-cell>
          <table:table-cell>
            <text:p>~= endeavor
[in'devә]
n. 努力, 尽力
vi. 尽力, 努力</text:p>
          </table:table-cell>
        </table:table-row>
        <table:table-row>
          <table:table-cell>
            <text:p>1</text:p>
          </table:table-cell>
          <table:table-cell>
            <text:p>ending</text:p>
          </table:table-cell>
          <table:table-cell>
            <text:p>['endiŋ]
n. 结尾, 结局</text:p>
          </table:table-cell>
        </table:table-row>
        <table:table-row>
          <table:table-cell>
            <text:p>1</text:p>
          </table:table-cell>
          <table:table-cell>
            <text:p>ene</text:p>
          </table:table-cell>
          <table:table-cell>
            <text:p>~= ENE
=East-Northeast 东北东</text:p>
          </table:table-cell>
        </table:table-row>
        <table:table-row>
          <table:table-cell>
            <text:p>1</text:p>
          </table:table-cell>
          <table:table-cell>
            <text:p>energy</text:p>
          </table:table-cell>
          <table:table-cell>
            <text:p>['enәdʒi]
n. 精力, 精神, 活力, [物]能量</text:p>
          </table:table-cell>
        </table:table-row>
        <table:table-row>
          <table:table-cell>
            <text:p>1</text:p>
          </table:table-cell>
          <table:table-cell>
            <text:p>engagemen</text:p>
          </table:table-cell>
          <table:table-cell>
            <text:p>~~~= disengagement
['disin'geidʒmәnt]
n. 脱离</text:p>
          </table:table-cell>
        </table:table-row>
        <table:table-row>
          <table:table-cell>
            <text:p>1</text:p>
          </table:table-cell>
          <table:table-cell>
            <text:p>engagement</text:p>
          </table:table-cell>
          <table:table-cell>
            <text:p>[in'geidʒmәnt]
n. 约会, 婚约, 诺言, 交战, 接站, 雇拥, [机]接合</text:p>
          </table:table-cell>
        </table:table-row>
        <table:table-row>
          <table:table-cell>
            <text:p>1</text:p>
          </table:table-cell>
          <table:table-cell>
            <text:p>engaging</text:p>
          </table:table-cell>
          <table:table-cell>
            <text:p>[in'geidʒiŋ]
adj. 动人的, 有魅力的, 迷人的</text:p>
          </table:table-cell>
        </table:table-row>
        <table:table-row>
          <table:table-cell>
            <text:p>1</text:p>
          </table:table-cell>
          <table:table-cell>
            <text:p>engla</text:p>
          </table:table-cell>
          <table:table-cell>
            <text:p>~~~= englacial
[en'gleiʃәl]
adj. [地]冰川内部的</text:p>
          </table:table-cell>
        </table:table-row>
        <table:table-row>
          <table:table-cell>
            <text:p>1</text:p>
          </table:table-cell>
          <table:table-cell>
            <text:p>engrossed</text:p>
          </table:table-cell>
          <table:table-cell>
            <text:p>[in'grәust]
全神贯注的</text:p>
          </table:table-cell>
        </table:table-row>
        <table:table-row>
          <table:table-cell>
            <text:p>1</text:p>
          </table:table-cell>
          <table:table-cell>
            <text:p>enjoining</text:p>
          </table:table-cell>
          <table:table-cell>
            <text:p>~= enjoin
[in'dʒɔin]
vt. 吩咐, 命令, 嘱咐, &lt;主美&gt;禁止</text:p>
          </table:table-cell>
        </table:table-row>
        <table:table-row>
          <table:table-cell>
            <text:p>1</text:p>
          </table:table-cell>
          <table:table-cell>
            <text:p>enjoyments</text:p>
          </table:table-cell>
          <table:table-cell>
            <text:p>~= enjoyment
[in'dʒɔimәnt]
n. 享乐, 快乐, 享受乐事</text:p>
          </table:table-cell>
        </table:table-row>
        <table:table-row>
          <table:table-cell>
            <text:p>1</text:p>
          </table:table-cell>
          <table:table-cell>
            <text:p>enlarge</text:p>
          </table:table-cell>
          <table:table-cell>
            <text:p>[in'lɑ:dʒ]
v. 扩大, 放大</text:p>
          </table:table-cell>
        </table:table-row>
        <table:table-row>
          <table:table-cell>
            <text:p>1</text:p>
          </table:table-cell>
          <table:table-cell>
            <text:p>enlarging</text:p>
          </table:table-cell>
          <table:table-cell>
            <text:p>[in'lɑ:dʒiŋ]
vbl. 扩大</text:p>
          </table:table-cell>
        </table:table-row>
        <table:table-row>
          <table:table-cell>
            <text:p>1</text:p>
          </table:table-cell>
          <table:table-cell>
            <text:p>enlightened</text:p>
          </table:table-cell>
          <table:table-cell>
            <text:p>[in'lait(ә)nd]
v. 启迪
adj. 文明</text:p>
          </table:table-cell>
        </table:table-row>
        <table:table-row>
          <table:table-cell>
            <text:p>1</text:p>
          </table:table-cell>
          <table:table-cell>
            <text:p>enlightening</text:p>
          </table:table-cell>
          <table:table-cell>
            <text:p>a. 有启发作用的, 使人领悟的</text:p>
          </table:table-cell>
        </table:table-row>
        <table:table-row>
          <table:table-cell>
            <text:p>1</text:p>
          </table:table-cell>
          <table:table-cell>
            <text:p>enmity</text:p>
          </table:table-cell>
          <table:table-cell>
            <text:p>['enmiti]
n. 敌意, 憎恨</text:p>
          </table:table-cell>
        </table:table-row>
        <table:table-row>
          <table:table-cell>
            <text:p>1</text:p>
          </table:table-cell>
          <table:table-cell>
            <text:p>enrolled</text:p>
          </table:table-cell>
          <table:table-cell>
            <text:p>~= enroll
[in'rәul]
v. [亦作enrol] 登记, 招收, 使入伍(或入会、入学等), 参加, 成为成员</text:p>
          </table:table-cell>
        </table:table-row>
        <table:table-row>
          <table:table-cell>
            <text:p>1</text:p>
          </table:table-cell>
          <table:table-cell>
            <text:p>ensnared</text:p>
          </table:table-cell>
          <table:table-cell>
            <text:p>~= ensnare
[in'snєә]
v. 诱捕</text:p>
          </table:table-cell>
        </table:table-row>
        <table:table-row>
          <table:table-cell>
            <text:p>1</text:p>
          </table:table-cell>
          <table:table-cell>
            <text:p>ensure</text:p>
          </table:table-cell>
          <table:table-cell>
            <text:p>[in'ʃuә]
vt. 保证, 担保, 使安全, 保证得到
v. 确保, 确保, 保证</text:p>
          </table:table-cell>
        </table:table-row>
        <table:table-row>
          <table:table-cell>
            <text:p>1</text:p>
          </table:table-cell>
          <table:table-cell>
            <text:p>enterprises</text:p>
          </table:table-cell>
          <table:table-cell>
            <text:p>~= enterprise
['entәpraiz]
n. 企业, 事业, 计划, 事业心, 进取心, 干事业</text:p>
          </table:table-cell>
        </table:table-row>
        <table:table-row>
          <table:table-cell>
            <text:p>1</text:p>
          </table:table-cell>
          <table:table-cell>
            <text:p>enterprising</text:p>
          </table:table-cell>
          <table:table-cell>
            <text:p>['entәpraiziŋ]
adj. 有事业心的, 有进取心的, 有魄力的, 有胆量的, 富有进取心</text:p>
          </table:table-cell>
        </table:table-row>
        <table:table-row>
          <table:table-cell>
            <text:p>1</text:p>
          </table:table-cell>
          <table:table-cell>
            <text:p>entertain</text:p>
          </table:table-cell>
          <table:table-cell>
            <text:p>[ˏentә'tein]
vt. 娱乐, 招待, 接受, 怀抱
vi. 款待</text:p>
          </table:table-cell>
        </table:table-row>
        <table:table-row>
          <table:table-cell>
            <text:p>1</text:p>
          </table:table-cell>
          <table:table-cell>
            <text:p>entertainment</text:p>
          </table:table-cell>
          <table:table-cell>
            <text:p>[entә'teinmәnt]
n. 款待, 娱乐, 娱乐表演</text:p>
          </table:table-cell>
        </table:table-row>
        <table:table-row>
          <table:table-cell>
            <text:p>1</text:p>
          </table:table-cell>
          <table:table-cell>
            <text:p>enti</text:p>
          </table:table-cell>
          <table:table-cell>
            <text:p>~~~= above-mentioned
[әˏbʌv'menʃәnd]
adj. 上述的</text:p>
          </table:table-cell>
        </table:table-row>
        <table:table-row>
          <table:table-cell>
            <text:p>1</text:p>
          </table:table-cell>
          <table:table-cell>
            <text:p>entr</text:p>
          </table:table-cell>
          <table:table-cell>
            <text:p>~~~= acentric
[ә'sentrik]
adj. 无中心的, 离心的</text:p>
          </table:table-cell>
        </table:table-row>
        <table:table-row>
          <table:table-cell>
            <text:p>1</text:p>
          </table:table-cell>
          <table:table-cell>
            <text:p>entreaty</text:p>
          </table:table-cell>
          <table:table-cell>
            <text:p>[in'tri:ti]
n. 恳求, 乞求</text:p>
          </table:table-cell>
        </table:table-row>
        <table:table-row>
          <table:table-cell>
            <text:p>1</text:p>
          </table:table-cell>
          <table:table-cell>
            <text:p>ents</text:p>
          </table:table-cell>
          <table:table-cell>
            <text:p>~~~= accomplishments
n. 造诣</text:p>
          </table:table-cell>
        </table:table-row>
        <table:table-row>
          <table:table-cell>
            <text:p>1</text:p>
          </table:table-cell>
          <table:table-cell>
            <text:p>envied</text:p>
          </table:table-cell>
          <table:table-cell>
            <text:p>['envid]
被人妒忌的
被人羡慕的</text:p>
          </table:table-cell>
        </table:table-row>
        <table:table-row>
          <table:table-cell>
            <text:p>1</text:p>
          </table:table-cell>
          <table:table-cell>
            <text:p>environed</text:p>
          </table:table-cell>
          <table:table-cell>
            <text:p>~= environ
[in'vaiәrәn]
vt. 包围, 环绕, (敌意地或保护性的)围住</text:p>
          </table:table-cell>
        </table:table-row>
        <table:table-row>
          <table:table-cell>
            <text:p>1</text:p>
          </table:table-cell>
          <table:table-cell>
            <text:p>equivalent</text:p>
          </table:table-cell>
          <table:table-cell>
            <text:p>[i'kwivәlәnt]
adj. 相等的, 相当的, 同意义的
n. 等价物, 相等物</text:p>
          </table:table-cell>
        </table:table-row>
        <table:table-row>
          <table:table-cell>
            <text:p>1</text:p>
          </table:table-cell>
          <table:table-cell>
            <text:p>er</text:p>
          </table:table-cell>
          <table:table-cell>
            <text:p>[ʌ:, ә:ˏә]
int. 嗯</text:p>
          </table:table-cell>
        </table:table-row>
        <table:table-row>
          <table:table-cell>
            <text:p>1</text:p>
          </table:table-cell>
          <table:table-cell>
            <text:p>erly</text:p>
          </table:table-cell>
          <table:table-cell>
            <text:p>~~~= angerly
愤怒地</text:p>
          </table:table-cell>
        </table:table-row>
        <table:table-row>
          <table:table-cell>
            <text:p>1</text:p>
          </table:table-cell>
          <table:table-cell>
            <text:p>errand</text:p>
          </table:table-cell>
          <table:table-cell>
            <text:p>['erәnd]
n. 差事, 差使, 使命</text:p>
          </table:table-cell>
        </table:table-row>
        <table:table-row>
          <table:table-cell>
            <text:p>1</text:p>
          </table:table-cell>
          <table:table-cell>
            <text:p>ers</text:p>
          </table:table-cell>
          <table:table-cell>
            <text:p>~= er
[ʌ:, ә:ˏә]
int. 嗯</text:p>
          </table:table-cell>
        </table:table-row>
        <table:table-row>
          <table:table-cell>
            <text:p>1</text:p>
          </table:table-cell>
          <table:table-cell>
            <text:p>erwards</text:p>
          </table:table-cell>
          <table:table-cell>
            <text:p>~~~= afterwards
['ɑ:ftәwәdz]
adv. 然后, 后来地</text:p>
          </table:table-cell>
        </table:table-row>
        <table:table-row>
          <table:table-cell>
            <text:p>1</text:p>
          </table:table-cell>
          <table:table-cell>
            <text:p>ery</text:p>
          </table:table-cell>
          <table:table-cell>
            <text:p>~~~= acanthopterygian
['ækәnˏθɔptә'ridʒiәn]
n. 棘鳍类的鱼
adj. 棘鳍类的</text:p>
          </table:table-cell>
        </table:table-row>
        <table:table-row>
          <table:table-cell>
            <text:p>1</text:p>
          </table:table-cell>
          <table:table-cell>
            <text:p>es</text:p>
          </table:table-cell>
          <table:table-cell>
            <text:p>[域] Spain , 西班牙</text:p>
          </table:table-cell>
        </table:table-row>
        <table:table-row>
          <table:table-cell>
            <text:p>1</text:p>
          </table:table-cell>
          <table:table-cell>
            <text:p>espagniole</text:p>
          </table:table-cell>
          <table:table-cell>
            <text:p>~~~= bagnio
['bɑ:njәu]
n. （意大利或土耳其的）澡堂, 监狱, 妓院</text:p>
          </table:table-cell>
        </table:table-row>
        <table:table-row>
          <table:table-cell>
            <text:p>1</text:p>
          </table:table-cell>
          <table:table-cell>
            <text:p>espied</text:p>
          </table:table-cell>
          <table:table-cell>
            <text:p>~= espy
[is'pai]
v. 看到</text:p>
          </table:table-cell>
        </table:table-row>
        <table:table-row>
          <table:table-cell>
            <text:p>1</text:p>
          </table:table-cell>
          <table:table-cell>
            <text:p>essayed</text:p>
          </table:table-cell>
          <table:table-cell>
            <text:p>~= essay
['esei, 'esi]
vt. 企图, 尝试
n. 企图, 散文, 小品文, 随笔, 短文, 评论</text:p>
          </table:table-cell>
        </table:table-row>
        <table:table-row>
          <table:table-cell>
            <text:p>1</text:p>
          </table:table-cell>
          <table:table-cell>
            <text:p>essays</text:p>
          </table:table-cell>
          <table:table-cell>
            <text:p>~= essay
['esei, 'esi]
vt. 企图, 尝试
n. 企图, 散文, 小品文, 随笔, 短文, 评论</text:p>
          </table:table-cell>
        </table:table-row>
        <table:table-row>
          <table:table-cell>
            <text:p>1</text:p>
          </table:table-cell>
          <table:table-cell>
            <text:p>established</text:p>
          </table:table-cell>
          <table:table-cell>
            <text:p>[is'tæbliʃt]
adj. 已制定的, 确定的</text:p>
          </table:table-cell>
        </table:table-row>
        <table:table-row>
          <table:table-cell>
            <text:p>1</text:p>
          </table:table-cell>
          <table:table-cell>
            <text:p>etch</text:p>
          </table:table-cell>
          <table:table-cell>
            <text:p>[etʃ]
v. 蚀刻</text:p>
          </table:table-cell>
        </table:table-row>
        <table:table-row>
          <table:table-cell>
            <text:p>1</text:p>
          </table:table-cell>
          <table:table-cell>
            <text:p>europeans</text:p>
          </table:table-cell>
          <table:table-cell>
            <text:p>~~~= indo-europeanist
['indәuˏjuәrә'pi:әnist]
n. 印欧语系专家</text:p>
          </table:table-cell>
        </table:table-row>
        <table:table-row>
          <table:table-cell>
            <text:p>1</text:p>
          </table:table-cell>
          <table:table-cell>
            <text:p>everal</text:p>
          </table:table-cell>
          <table:table-cell>
            <text:p>~~~= several
['sevәrәl]
adj. 几个, 个别的, 单独的
pron. 几个</text:p>
          </table:table-cell>
        </table:table-row>
        <table:table-row>
          <table:table-cell>
            <text:p>1</text:p>
          </table:table-cell>
          <table:table-cell>
            <text:p>everlasting</text:p>
          </table:table-cell>
          <table:table-cell>
            <text:p>[ˏevә'lɑ:stiŋ]
adj. 永恒的, 持久的, 无止境的, 耐用的</text:p>
          </table:table-cell>
        </table:table-row>
        <table:table-row>
          <table:table-cell>
            <text:p>1</text:p>
          </table:table-cell>
          <table:table-cell>
            <text:p>evils</text:p>
          </table:table-cell>
          <table:table-cell>
            <text:p>~= evil
['i:vl]
adj. 邪恶的, 带来麻烦的, 不幸的, 有害的, 诽谤的
n. 邪恶, 不幸, 罪恶</text:p>
          </table:table-cell>
        </table:table-row>
        <table:table-row>
          <table:table-cell>
            <text:p>1</text:p>
          </table:table-cell>
          <table:table-cell>
            <text:p>ex</text:p>
          </table:table-cell>
          <table:table-cell>
            <text:p>[eks]
prep. 不包括, 无权得到</text:p>
          </table:table-cell>
        </table:table-row>
        <table:table-row>
          <table:table-cell>
            <text:p>1</text:p>
          </table:table-cell>
          <table:table-cell>
            <text:p>examine</text:p>
          </table:table-cell>
          <table:table-cell>
            <text:p>[ig'zæmin]
v. 检查, 调查, 考试</text:p>
          </table:table-cell>
        </table:table-row>
        <table:table-row>
          <table:table-cell>
            <text:p>1</text:p>
          </table:table-cell>
          <table:table-cell>
            <text:p>examining</text:p>
          </table:table-cell>
          <table:table-cell>
            <text:p>【法】 审查的, 审讯的, 考试的</text:p>
          </table:table-cell>
        </table:table-row>
        <table:table-row>
          <table:table-cell>
            <text:p>1</text:p>
          </table:table-cell>
          <table:table-cell>
            <text:p>excellency</text:p>
          </table:table-cell>
          <table:table-cell>
            <text:p>['eksәlәnsi]
n. 阁下, 优点</text:p>
          </table:table-cell>
        </table:table-row>
        <table:table-row>
          <table:table-cell>
            <text:p>1</text:p>
          </table:table-cell>
          <table:table-cell>
            <text:p>excepted</text:p>
          </table:table-cell>
          <table:table-cell>
            <text:p>a. 除...之外</text:p>
          </table:table-cell>
        </table:table-row>
        <table:table-row>
          <table:table-cell>
            <text:p>1</text:p>
          </table:table-cell>
          <table:table-cell>
            <text:p>exception</text:p>
          </table:table-cell>
          <table:table-cell>
            <text:p>[ik'sepʃәn]
n. 除外, 例外, 反对, 异议</text:p>
          </table:table-cell>
        </table:table-row>
        <table:table-row>
          <table:table-cell>
            <text:p>1</text:p>
          </table:table-cell>
          <table:table-cell>
            <text:p>exces</text:p>
          </table:table-cell>
          <table:table-cell>
            <text:p>~~~= excess
[ik'ses, 'ekses]
n. 过度, 剩于, 无节制, 超过, 超额
adj. 过度的, 额外的</text:p>
          </table:table-cell>
        </table:table-row>
        <table:table-row>
          <table:table-cell>
            <text:p>1</text:p>
          </table:table-cell>
          <table:table-cell>
            <text:p>excessively</text:p>
          </table:table-cell>
          <table:table-cell>
            <text:p>[ik'sesivli]
adv. 过分地, 非常地</text:p>
          </table:table-cell>
        </table:table-row>
        <table:table-row>
          <table:table-cell>
            <text:p>1</text:p>
          </table:table-cell>
          <table:table-cell>
            <text:p>exclaiming</text:p>
          </table:table-cell>
          <table:table-cell>
            <text:p>~= exclaim
[iks'kleim]
v. 呼喊, 惊叫, 大声叫</text:p>
          </table:table-cell>
        </table:table-row>
        <table:table-row>
          <table:table-cell>
            <text:p>1</text:p>
          </table:table-cell>
          <table:table-cell>
            <text:p>exclamation</text:p>
          </table:table-cell>
          <table:table-cell>
            <text:p>[ˏeksklә'meiʃәn]
n. 惊呼, 感叹惊叹, 惊叹词</text:p>
          </table:table-cell>
        </table:table-row>
        <table:table-row>
          <table:table-cell>
            <text:p>1</text:p>
          </table:table-cell>
          <table:table-cell>
            <text:p>executioners</text:p>
          </table:table-cell>
          <table:table-cell>
            <text:p>~= executioner
[ˏeksi'kju:ʃәnә]
n. 死刑执行人, 刽子手</text:p>
          </table:table-cell>
        </table:table-row>
        <table:table-row>
          <table:table-cell>
            <text:p>1</text:p>
          </table:table-cell>
          <table:table-cell>
            <text:p>executor</text:p>
          </table:table-cell>
          <table:table-cell>
            <text:p>[ig'zekjutә]
n. 被指定遗嘱执行者, 执行者</text:p>
          </table:table-cell>
        </table:table-row>
        <table:table-row>
          <table:table-cell>
            <text:p>1</text:p>
          </table:table-cell>
          <table:table-cell>
            <text:p>exemplified</text:p>
          </table:table-cell>
          <table:table-cell>
            <text:p>~= exemplify
[ig'zemplifai]
vt. 例证, 例示, 作为...例子</text:p>
          </table:table-cell>
        </table:table-row>
        <table:table-row>
          <table:table-cell>
            <text:p>1</text:p>
          </table:table-cell>
          <table:table-cell>
            <text:p>exercises</text:p>
          </table:table-cell>
          <table:table-cell>
            <text:p>~= exercise
['eksәsaiz]
n. 练习, 习题, 训练, 锻炼, 演习
v. 训练, 锻炼
vt. 行使, 使担扰</text:p>
          </table:table-cell>
        </table:table-row>
        <table:table-row>
          <table:table-cell>
            <text:p>1</text:p>
          </table:table-cell>
          <table:table-cell>
            <text:p>exerted</text:p>
          </table:table-cell>
          <table:table-cell>
            <text:p>[ig'zә:tid]
外露的</text:p>
          </table:table-cell>
        </table:table-row>
        <table:table-row>
          <table:table-cell>
            <text:p>1</text:p>
          </table:table-cell>
          <table:table-cell>
            <text:p>exerting</text:p>
          </table:table-cell>
          <table:table-cell>
            <text:p>~= exert
[ig'zә:t]
vt. 尽(力), 施加(压力等), 努力
v. 发挥, 竭尽全力, 尽</text:p>
          </table:table-cell>
        </table:table-row>
        <table:table-row>
          <table:table-cell>
            <text:p>1</text:p>
          </table:table-cell>
          <table:table-cell>
            <text:p>exhorted</text:p>
          </table:table-cell>
          <table:table-cell>
            <text:p>~= exhort
[ig'zɔ:t]
v. 劝诫, 忠告</text:p>
          </table:table-cell>
        </table:table-row>
        <table:table-row>
          <table:table-cell>
            <text:p>1</text:p>
          </table:table-cell>
          <table:table-cell>
            <text:p>expe</text:p>
          </table:table-cell>
          <table:table-cell>
            <text:p>~~~= all-expense
adj. 包含一切费用的</text:p>
          </table:table-cell>
        </table:table-row>
        <table:table-row>
          <table:table-cell>
            <text:p>1</text:p>
          </table:table-cell>
          <table:table-cell>
            <text:p>expended</text:p>
          </table:table-cell>
          <table:table-cell>
            <text:p>~= expend
[iks'pend]
vt. 花费, 消耗, 支出, [海]把(暂时不用的绳)绕在杆上</text:p>
          </table:table-cell>
        </table:table-row>
        <table:table-row>
          <table:table-cell>
            <text:p>1</text:p>
          </table:table-cell>
          <table:table-cell>
            <text:p>experienced</text:p>
          </table:table-cell>
          <table:table-cell>
            <text:p>[ik'spiәriәnst]
v. 经历
adj. 富有经验的</text:p>
          </table:table-cell>
        </table:table-row>
        <table:table-row>
          <table:table-cell>
            <text:p>1</text:p>
          </table:table-cell>
          <table:table-cell>
            <text:p>expert</text:p>
          </table:table-cell>
          <table:table-cell>
            <text:p>['ekspә:t]
n. 专家, 行家, [军](特等)射手
adj. 老练的, 内行的, 专门的
vt. 在...中当行家, 当专家</text:p>
          </table:table-cell>
        </table:table-row>
        <table:table-row>
          <table:table-cell>
            <text:p>1</text:p>
          </table:table-cell>
          <table:table-cell>
            <text:p>expiring</text:p>
          </table:table-cell>
          <table:table-cell>
            <text:p>~= expire
[iks'paiә, eks-]
v. 期满, 终止, 呼气, 断气, 届满</text:p>
          </table:table-cell>
        </table:table-row>
        <table:table-row>
          <table:table-cell>
            <text:p>1</text:p>
          </table:table-cell>
          <table:table-cell>
            <text:p>expos</text:p>
          </table:table-cell>
          <table:table-cell>
            <text:p>~= expo
['ekspәu]
n. 博览会, 展览会</text:p>
          </table:table-cell>
        </table:table-row>
        <table:table-row>
          <table:table-cell>
            <text:p>1</text:p>
          </table:table-cell>
          <table:table-cell>
            <text:p>expostulate</text:p>
          </table:table-cell>
          <table:table-cell>
            <text:p>[iks'pɔstjuleit]
vi. 劝诫, 忠告</text:p>
          </table:table-cell>
        </table:table-row>
        <table:table-row>
          <table:table-cell>
            <text:p>1</text:p>
          </table:table-cell>
          <table:table-cell>
            <text:p>expostulating</text:p>
          </table:table-cell>
          <table:table-cell>
            <text:p>~= expostulate
[iks'pɔstjuleit]
vi. 劝诫, 忠告</text:p>
          </table:table-cell>
        </table:table-row>
        <table:table-row>
          <table:table-cell>
            <text:p>1</text:p>
          </table:table-cell>
          <table:table-cell>
            <text:p>extending</text:p>
          </table:table-cell>
          <table:table-cell>
            <text:p>~= extend
[iks'tend]
v. 扩充, 延伸, 伸展, 扩大[军]使疏开, 给予, 提供, 演化出的全文, &lt;英&gt;[律]对(地产等)估价</text:p>
          </table:table-cell>
        </table:table-row>
        <table:table-row>
          <table:table-cell>
            <text:p>1</text:p>
          </table:table-cell>
          <table:table-cell>
            <text:p>extent</text:p>
          </table:table-cell>
          <table:table-cell>
            <text:p>[iks'tent]
n. 广度, 宽度, 长度, 范围, 程度, 区域, [律]&lt;英&gt;扣押, &lt;美&gt;临时所有权令</text:p>
          </table:table-cell>
        </table:table-row>
        <table:table-row>
          <table:table-cell>
            <text:p>1</text:p>
          </table:table-cell>
          <table:table-cell>
            <text:p>extinct</text:p>
          </table:table-cell>
          <table:table-cell>
            <text:p>[iks'tiŋkt]
adj. 熄灭的, 灭绝的, 耗尽的
vt. &lt;古&gt;使熄灭</text:p>
          </table:table-cell>
        </table:table-row>
        <table:table-row>
          <table:table-cell>
            <text:p>1</text:p>
          </table:table-cell>
          <table:table-cell>
            <text:p>extorted</text:p>
          </table:table-cell>
          <table:table-cell>
            <text:p>~= extort
[iks'tɔ:t]
v. 敲诈, 逼取, 强取, 勒索</text:p>
          </table:table-cell>
        </table:table-row>
        <table:table-row>
          <table:table-cell>
            <text:p>1</text:p>
          </table:table-cell>
          <table:table-cell>
            <text:p>extraordinarily</text:p>
          </table:table-cell>
          <table:table-cell>
            <text:p>[ik'strɔ:dθnәrili]
adv. 格外地</text:p>
          </table:table-cell>
        </table:table-row>
        <table:table-row>
          <table:table-cell>
            <text:p>1</text:p>
          </table:table-cell>
          <table:table-cell>
            <text:p>extravagance</text:p>
          </table:table-cell>
          <table:table-cell>
            <text:p>[ik'strævәgәns]
n. 奢侈, 铺张, 过度, 放纵的言行</text:p>
          </table:table-cell>
        </table:table-row>
        <table:table-row>
          <table:table-cell>
            <text:p>1</text:p>
          </table:table-cell>
          <table:table-cell>
            <text:p>extravagant</text:p>
          </table:table-cell>
          <table:table-cell>
            <text:p>[iks'trævәgәnt]
adj. 奢侈的, 浪费的, 过分的, 放纵的</text:p>
          </table:table-cell>
        </table:table-row>
        <table:table-row>
          <table:table-cell>
            <text:p>1</text:p>
          </table:table-cell>
          <table:table-cell>
            <text:p>extremes</text:p>
          </table:table-cell>
          <table:table-cell>
            <text:p>~= extreme
[iks'tri:m]
adj. 尽头的, 极端的, 极度的, 偏激的, 最后的
n. 极端, 极端的事物</text:p>
          </table:table-cell>
        </table:table-row>
        <table:table-row>
          <table:table-cell>
            <text:p>1</text:p>
          </table:table-cell>
          <table:table-cell>
            <text:p>faced</text:p>
          </table:table-cell>
          <table:table-cell>
            <text:p>[feist]
[常用以构成复合词]具有...脸型的,有...表面的,有...贴边的, 饰面的, 砌面的, 复面的</text:p>
          </table:table-cell>
        </table:table-row>
        <table:table-row>
          <table:table-cell>
            <text:p>1</text:p>
          </table:table-cell>
          <table:table-cell>
            <text:p>faculties</text:p>
          </table:table-cell>
          <table:table-cell>
            <text:p>~= faculty
['fækәlti]
n. 才能, 本领, 能力, 全体教员, (大学的)系, 科, (授予的)权力</text:p>
          </table:table-cell>
        </table:table-row>
        <table:table-row>
          <table:table-cell>
            <text:p>1</text:p>
          </table:table-cell>
          <table:table-cell>
            <text:p>failing</text:p>
          </table:table-cell>
          <table:table-cell>
            <text:p>['feiliŋ]
n. 失败, 缺点, 弱点, 过失
prep. 如果没有...
adj.失败的</text:p>
          </table:table-cell>
        </table:table-row>
        <table:table-row>
          <table:table-cell>
            <text:p>1</text:p>
          </table:table-cell>
          <table:table-cell>
            <text:p>fainthearted</text:p>
          </table:table-cell>
          <table:table-cell>
            <text:p>adj. 懦弱的, 胆小的, 无精神的</text:p>
          </table:table-cell>
        </table:table-row>
        <table:table-row>
          <table:table-cell>
            <text:p>1</text:p>
          </table:table-cell>
          <table:table-cell>
            <text:p>faithfulness</text:p>
          </table:table-cell>
          <table:table-cell>
            <text:p>n. 忠诚, 正确, 诚实</text:p>
          </table:table-cell>
        </table:table-row>
        <table:table-row>
          <table:table-cell>
            <text:p>1</text:p>
          </table:table-cell>
          <table:table-cell>
            <text:p>famished</text:p>
          </table:table-cell>
          <table:table-cell>
            <text:p>极饥饿的</text:p>
          </table:table-cell>
        </table:table-row>
        <table:table-row>
          <table:table-cell>
            <text:p>1</text:p>
          </table:table-cell>
          <table:table-cell>
            <text:p>fancies</text:p>
          </table:table-cell>
          <table:table-cell>
            <text:p>['fænsis]
花式织物, 花色货品</text:p>
          </table:table-cell>
        </table:table-row>
        <table:table-row>
          <table:table-cell>
            <text:p>1</text:p>
          </table:table-cell>
          <table:table-cell>
            <text:p>fared</text:p>
          </table:table-cell>
          <table:table-cell>
            <text:p>~= far
[fɑ:]
adj. (常用于书面语)远的, 久远的, 遥远的
adv. (表示空间或时间上的距离)远, 很远, 遥远地, 久远地, 甚远地, 很, 很晚地
n. 远处, 远方</text:p>
          </table:table-cell>
        </table:table-row>
        <table:table-row>
          <table:table-cell>
            <text:p>1</text:p>
          </table:table-cell>
          <table:table-cell>
            <text:p>faring</text:p>
          </table:table-cell>
          <table:table-cell>
            <text:p>~= far
[fɑ:]
adj. (常用于书面语)远的, 久远的, 遥远的
adv. (表示空间或时间上的距离)远, 很远, 遥远地, 久远地, 甚远地, 很, 很晚地
n. 远处, 远方</text:p>
          </table:table-cell>
        </table:table-row>
        <table:table-row>
          <table:table-cell>
            <text:p>1</text:p>
          </table:table-cell>
          <table:table-cell>
            <text:p>fashionable</text:p>
          </table:table-cell>
          <table:table-cell>
            <text:p>['fæʃәnәbl]
adj. 流行的, 时髦的</text:p>
          </table:table-cell>
        </table:table-row>
        <table:table-row>
          <table:table-cell>
            <text:p>1</text:p>
          </table:table-cell>
          <table:table-cell>
            <text:p>fasten</text:p>
          </table:table-cell>
          <table:table-cell>
            <text:p>['fɑ:sn]
vt. 扎牢, 扣住, 闩住, 拴紧, 使固定, 系, 集中于, 强加于
vi. 扣紧, 抓住</text:p>
          </table:table-cell>
        </table:table-row>
        <table:table-row>
          <table:table-cell>
            <text:p>1</text:p>
          </table:table-cell>
          <table:table-cell>
            <text:p>fathers</text:p>
          </table:table-cell>
          <table:table-cell>
            <text:p>~= father
['fɑ:ðә]
n. 父亲, 岳父, 公(丈夫的父亲), 祖先, 前辈, 长辈, 神父, 创始者
vt. 当...的父亲, 保护, 创立, 治理, 发明, 培养</text:p>
          </table:table-cell>
        </table:table-row>
        <table:table-row>
          <table:table-cell>
            <text:p>1</text:p>
          </table:table-cell>
          <table:table-cell>
            <text:p>fathoms</text:p>
          </table:table-cell>
          <table:table-cell>
            <text:p>~= fathom
['fæðәm]
n. 长度单位(6英尺)
vt. 测量深度, 看穿, 彻底了解
vi. 测深, 进行探索</text:p>
          </table:table-cell>
        </table:table-row>
        <table:table-row>
          <table:table-cell>
            <text:p>1</text:p>
          </table:table-cell>
          <table:table-cell>
            <text:p>fatted</text:p>
          </table:table-cell>
          <table:table-cell>
            <text:p>adj. 肥胖的</text:p>
          </table:table-cell>
        </table:table-row>
        <table:table-row>
          <table:table-cell>
            <text:p>1</text:p>
          </table:table-cell>
          <table:table-cell>
            <text:p>fatten</text:p>
          </table:table-cell>
          <table:table-cell>
            <text:p>['fætәn]
vi. 长肥, (靠...)发财, 养肥
vt. 养肥, 使肥沃, 使充实, 使肥胖</text:p>
          </table:table-cell>
        </table:table-row>
        <table:table-row>
          <table:table-cell>
            <text:p>1</text:p>
          </table:table-cell>
          <table:table-cell>
            <text:p>favorite</text:p>
          </table:table-cell>
          <table:table-cell>
            <text:p>['feivәrit]
n. 特别喜欢的人(或物), 喜欢的事物, 亲信, 心腹, 幸运儿
adj. 喜爱的, 宠爱的, 中意的</text:p>
          </table:table-cell>
        </table:table-row>
        <table:table-row>
          <table:table-cell>
            <text:p>1</text:p>
          </table:table-cell>
          <table:table-cell>
            <text:p>favorites</text:p>
          </table:table-cell>
          <table:table-cell>
            <text:p>~= favorite
['feivәrit]
n. 特别喜欢的人(或物), 喜欢的事物, 亲信, 心腹, 幸运儿
adj. 喜爱的, 宠爱的, 中意的</text:p>
          </table:table-cell>
        </table:table-row>
        <table:table-row>
          <table:table-cell>
            <text:p>1</text:p>
          </table:table-cell>
          <table:table-cell>
            <text:p>fe</text:p>
          </table:table-cell>
          <table:table-cell>
            <text:p>~= Fe
n. [化]铁(=iron,&lt;拉&gt; =ferrum)</text:p>
          </table:table-cell>
        </table:table-row>
        <table:table-row>
          <table:table-cell>
            <text:p>1</text:p>
          </table:table-cell>
          <table:table-cell>
            <text:p>fearful</text:p>
          </table:table-cell>
          <table:table-cell>
            <text:p>['fiәful]
adj. 可怕的, 吓人的, 恐怕的, 严重的</text:p>
          </table:table-cell>
        </table:table-row>
        <table:table-row>
          <table:table-cell>
            <text:p>1</text:p>
          </table:table-cell>
          <table:table-cell>
            <text:p>fearing</text:p>
          </table:table-cell>
          <table:table-cell>
            <text:p>~= fear
[fiә]
n. 恐怖, 害怕, 担心, 敬畏
v. 害怕, 畏惧, 为...担心, 敬畏(神等)</text:p>
          </table:table-cell>
        </table:table-row>
        <table:table-row>
          <table:table-cell>
            <text:p>1</text:p>
          </table:table-cell>
          <table:table-cell>
            <text:p>feasted</text:p>
          </table:table-cell>
          <table:table-cell>
            <text:p>~= feast
[fi:st]
n. 节日, 盛宴, 筵席, 宴会, 酒席
vt. 盛宴, 款待, 享乐, 请客
vi. 参加宴会, 享受</text:p>
          </table:table-cell>
        </table:table-row>
        <table:table-row>
          <table:table-cell>
            <text:p>1</text:p>
          </table:table-cell>
          <table:table-cell>
            <text:p>feastings</text:p>
          </table:table-cell>
          <table:table-cell>
            <text:p>~~~= beastings
['bi:stiŋz]
n. (=beestings)(母牛生产后的)初乳</text:p>
          </table:table-cell>
        </table:table-row>
        <table:table-row>
          <table:table-cell>
            <text:p>1</text:p>
          </table:table-cell>
          <table:table-cell>
            <text:p>fectly</text:p>
          </table:table-cell>
          <table:table-cell>
            <text:p>~~~= imperfectly
adv. 没完地, 有缺点地</text:p>
          </table:table-cell>
        </table:table-row>
        <table:table-row>
          <table:table-cell>
            <text:p>1</text:p>
          </table:table-cell>
          <table:table-cell>
            <text:p>fellow-creature</text:p>
          </table:table-cell>
          <table:table-cell>
            <text:p>fellow creature</text:p>
          </table:table-cell>
        </table:table-row>
        <table:table-row>
          <table:table-cell>
            <text:p>1</text:p>
          </table:table-cell>
          <table:table-cell>
            <text:p>female</text:p>
          </table:table-cell>
          <table:table-cell>
            <text:p>['fi:meil]
n. 女性, 女人, 雌兽
adj. 女性的, 女子的, 妇女的, 雌的, 柔弱的, (声, 色)柔和的</text:p>
          </table:table-cell>
        </table:table-row>
        <table:table-row>
          <table:table-cell>
            <text:p>1</text:p>
          </table:table-cell>
          <table:table-cell>
            <text:p>fencing</text:p>
          </table:table-cell>
          <table:table-cell>
            <text:p>['fensiŋ]
n. 栅栏, 篱笆, 围墙, 剑术, 辩论, 买卖</text:p>
          </table:table-cell>
        </table:table-row>
        <table:table-row>
          <table:table-cell>
            <text:p>1</text:p>
          </table:table-cell>
          <table:table-cell>
            <text:p>ferment</text:p>
          </table:table-cell>
          <table:table-cell>
            <text:p>['fә:mәnt]
n. 酵素, 发酵, 动乱
v. (使)发酵, (使)激动, (使)动乱</text:p>
          </table:table-cell>
        </table:table-row>
        <table:table-row>
          <table:table-cell>
            <text:p>1</text:p>
          </table:table-cell>
          <table:table-cell>
            <text:p>fernando</text:p>
          </table:table-cell>
          <table:table-cell>
            <text:p>~~~= alternando
[ɔ:ltә'neindәu]
更比定理</text:p>
          </table:table-cell>
        </table:table-row>
        <table:table-row>
          <table:table-cell>
            <text:p>1</text:p>
          </table:table-cell>
          <table:table-cell>
            <text:p>fet</text:p>
          </table:table-cell>
          <table:table-cell>
            <text:p>~= FET
=Far East Time 远东时间</text:p>
          </table:table-cell>
        </table:table-row>
        <table:table-row>
          <table:table-cell>
            <text:p>1</text:p>
          </table:table-cell>
          <table:table-cell>
            <text:p>feverish</text:p>
          </table:table-cell>
          <table:table-cell>
            <text:p>['fi:vәriʃ]
adj. 发烧的, 热病的, 狂热, 兴奋的</text:p>
          </table:table-cell>
        </table:table-row>
        <table:table-row>
          <table:table-cell>
            <text:p>1</text:p>
          </table:table-cell>
          <table:table-cell>
            <text:p>fevers</text:p>
          </table:table-cell>
          <table:table-cell>
            <text:p>~= fever
['fi:vә]
n. 发烧, 发热, 热病, 狂热, 高度兴奋
v. (使)发烧, (使)患热病, (使)狂热</text:p>
          </table:table-cell>
        </table:table-row>
        <table:table-row>
          <table:table-cell>
            <text:p>1</text:p>
          </table:table-cell>
          <table:table-cell>
            <text:p>fewest</text:p>
          </table:table-cell>
          <table:table-cell>
            <text:p>【计】 最少的</text:p>
          </table:table-cell>
        </table:table-row>
        <table:table-row>
          <table:table-cell>
            <text:p>1</text:p>
          </table:table-cell>
          <table:table-cell>
            <text:p>ff</text:p>
          </table:table-cell>
          <table:table-cell>
            <text:p>=file finish 锉光</text:p>
          </table:table-cell>
        </table:table-row>
        <table:table-row>
          <table:table-cell>
            <text:p>1</text:p>
          </table:table-cell>
          <table:table-cell>
            <text:p>fficulty</text:p>
          </table:table-cell>
          <table:table-cell>
            <text:p>~~~= difficulty
['difikәlti]
n. 困难, 难点</text:p>
          </table:table-cell>
        </table:table-row>
        <table:table-row>
          <table:table-cell>
            <text:p>1</text:p>
          </table:table-cell>
          <table:table-cell>
            <text:p>fi</text:p>
          </table:table-cell>
          <table:table-cell>
            <text:p>[fai]
[域] Finland , 芬兰</text:p>
          </table:table-cell>
        </table:table-row>
        <table:table-row>
          <table:table-cell>
            <text:p>1</text:p>
          </table:table-cell>
          <table:table-cell>
            <text:p>fiction</text:p>
          </table:table-cell>
          <table:table-cell>
            <text:p>['fikʃәn]
n. 虚构, 编造, 小说</text:p>
          </table:table-cell>
        </table:table-row>
        <table:table-row>
          <table:table-cell>
            <text:p>1</text:p>
          </table:table-cell>
          <table:table-cell>
            <text:p>fiercest</text:p>
          </table:table-cell>
          <table:table-cell>
            <text:p>~~~= fierce
[fiәs]
adj. 凶猛的, 猛烈的, 热烈的, 暴躁的&lt;美&gt;极讨厌的, 难受的, &lt;英方&gt;精力旺盛的</text:p>
          </table:table-cell>
        </table:table-row>
        <table:table-row>
          <table:table-cell>
            <text:p>1</text:p>
          </table:table-cell>
          <table:table-cell>
            <text:p>fiery</text:p>
          </table:table-cell>
          <table:table-cell>
            <text:p>['faiәri]
adj. 火的, 火焰的, 炽热的, 热烈的, 暴躁的, [眼]炯炯有神的</text:p>
          </table:table-cell>
        </table:table-row>
        <table:table-row>
          <table:table-cell>
            <text:p>1</text:p>
          </table:table-cell>
          <table:table-cell>
            <text:p>fighting</text:p>
          </table:table-cell>
          <table:table-cell>
            <text:p>['faitiŋ]
adj. 好战的,战斗的</text:p>
          </table:table-cell>
        </table:table-row>
        <table:table-row>
          <table:table-cell>
            <text:p>1</text:p>
          </table:table-cell>
          <table:table-cell>
            <text:p>figures</text:p>
          </table:table-cell>
          <table:table-cell>
            <text:p>~= figure
['figә]
n. 外形, 轮廓, 体形, 图形, 画像, 数字, 形状, 身份
vt. 描绘, 塑造, 表示, 象征, 演算, 认为
vi. 出现, 考虑, 出名, 扮演角色</text:p>
          </table:table-cell>
        </table:table-row>
        <table:table-row>
          <table:table-cell>
            <text:p>1</text:p>
          </table:table-cell>
          <table:table-cell>
            <text:p>filial</text:p>
          </table:table-cell>
          <table:table-cell>
            <text:p>['filjәl]
adj. 子女的, 孝顺的, 当做子女的</text:p>
          </table:table-cell>
        </table:table-row>
        <table:table-row>
          <table:table-cell>
            <text:p>1</text:p>
          </table:table-cell>
          <table:table-cell>
            <text:p>filling</text:p>
          </table:table-cell>
          <table:table-cell>
            <text:p>['filiŋ]
n. 填补物, 饼馅, 纬纱, 填充, 供应</text:p>
          </table:table-cell>
        </table:table-row>
        <table:table-row>
          <table:table-cell>
            <text:p>1</text:p>
          </table:table-cell>
          <table:table-cell>
            <text:p>filthy</text:p>
          </table:table-cell>
          <table:table-cell>
            <text:p>['filθi]
adj. 不洁的, 污秽的, 丑恶的</text:p>
          </table:table-cell>
        </table:table-row>
        <table:table-row>
          <table:table-cell>
            <text:p>1</text:p>
          </table:table-cell>
          <table:table-cell>
            <text:p>finish</text:p>
          </table:table-cell>
          <table:table-cell>
            <text:p>['finiʃ]
n. 完成, 结束, 磨光, 末道漆, 完美
vt. 完成, 结束, 用完, 毁掉, 使完美
vi. 结束, 终结, 停止, 终止</text:p>
          </table:table-cell>
        </table:table-row>
        <table:table-row>
          <table:table-cell>
            <text:p>1</text:p>
          </table:table-cell>
          <table:table-cell>
            <text:p>fire-hovel</text:p>
          </table:table-cell>
          <table:table-cell>
            <text:p>fire hovel</text:p>
          </table:table-cell>
        </table:table-row>
        <table:table-row>
          <table:table-cell>
            <text:p>1</text:p>
          </table:table-cell>
          <table:table-cell>
            <text:p>firelock</text:p>
          </table:table-cell>
          <table:table-cell>
            <text:p>['faiәlɔk]
n. 以燧石发火的旧式枪, 明火枪, 燧发枪兵</text:p>
          </table:table-cell>
        </table:table-row>
        <table:table-row>
          <table:table-cell>
            <text:p>1</text:p>
          </table:table-cell>
          <table:table-cell>
            <text:p>firma</text:p>
          </table:table-cell>
          <table:table-cell>
            <text:p>~~~= affirmable
[ә'fә:mәbl]
adj. 可断言的</text:p>
          </table:table-cell>
        </table:table-row>
        <table:table-row>
          <table:table-cell>
            <text:p>1</text:p>
          </table:table-cell>
          <table:table-cell>
            <text:p>firmer</text:p>
          </table:table-cell>
          <table:table-cell>
            <text:p>['fә:mә]
adj. 坚硬的,坚固的</text:p>
          </table:table-cell>
        </table:table-row>
        <table:table-row>
          <table:table-cell>
            <text:p>1</text:p>
          </table:table-cell>
          <table:table-cell>
            <text:p>firmest</text:p>
          </table:table-cell>
          <table:table-cell>
            <text:p>~= firm
[fә:m]
n. 公司, (合伙)商号
adj. 结实的, 坚硬的, 坚定的, 坚固的, 牢固的, 稳固的, 严格的
vt. 使牢固, 使坚定
vi. 变稳固, 变坚实
adv. 稳固地, 坚定地</text:p>
          </table:table-cell>
        </table:table-row>
        <table:table-row>
          <table:table-cell>
            <text:p>1</text:p>
          </table:table-cell>
          <table:table-cell>
            <text:p>firmly</text:p>
          </table:table-cell>
          <table:table-cell>
            <text:p>['fә:mli]
adv. 坚定地, 稳固地</text:p>
          </table:table-cell>
        </table:table-row>
        <table:table-row>
          <table:table-cell>
            <text:p>1</text:p>
          </table:table-cell>
          <table:table-cell>
            <text:p>fiscal</text:p>
          </table:table-cell>
          <table:table-cell>
            <text:p>['fiskәl]
adj. 财政的, 国库的, 会计的, 国库岁入的
n. (苏格兰和欧洲某些国家的)检查官, 印花税票</text:p>
          </table:table-cell>
        </table:table-row>
        <table:table-row>
          <table:table-cell>
            <text:p>1</text:p>
          </table:table-cell>
          <table:table-cell>
            <text:p>fished</text:p>
          </table:table-cell>
          <table:table-cell>
            <text:p>~= fish
[fiʃ]
n. 鱼, 鱼肉, 鱼类, 接合板
vt. 钓, 钓鱼, 查出, 用接合板连接
vi. 捕鱼, 钓鱼, 用钩捞取, 间接探听, 拉摸索寻找</text:p>
          </table:table-cell>
        </table:table-row>
        <table:table-row>
          <table:table-cell>
            <text:p>1</text:p>
          </table:table-cell>
          <table:table-cell>
            <text:p>fitness</text:p>
          </table:table-cell>
          <table:table-cell>
            <text:p>['fitnis]
n. 适当, 适切性</text:p>
          </table:table-cell>
        </table:table-row>
        <table:table-row>
          <table:table-cell>
            <text:p>1</text:p>
          </table:table-cell>
          <table:table-cell>
            <text:p>fits</text:p>
          </table:table-cell>
          <table:table-cell>
            <text:p>~= fit
[fit]
n. 突然发作, 适合, 痉挛, 一阵
adj. 合适的, 恰当的, 健康的, ,准备好的
vt. 适合, 安装, 使合身, 使适应, 使合格
vi. 适合, 符合</text:p>
          </table:table-cell>
        </table:table-row>
        <table:table-row>
          <table:table-cell>
            <text:p>1</text:p>
          </table:table-cell>
          <table:table-cell>
            <text:p>fittest</text:p>
          </table:table-cell>
          <table:table-cell>
            <text:p>adj. 适当的,胜任的</text:p>
          </table:table-cell>
        </table:table-row>
        <table:table-row>
          <table:table-cell>
            <text:p>1</text:p>
          </table:table-cell>
          <table:table-cell>
            <text:p>flaming</text:p>
          </table:table-cell>
          <table:table-cell>
            <text:p>['fleimiŋ]
adj. 燃烧的, 热烈的, 色彩鲜明的, 熊熊的, 灼热的, 火红的, 惊人的</text:p>
          </table:table-cell>
        </table:table-row>
        <table:table-row>
          <table:table-cell>
            <text:p>1</text:p>
          </table:table-cell>
          <table:table-cell>
            <text:p>flap</text:p>
          </table:table-cell>
          <table:table-cell>
            <text:p>[flæp]
n. 拍打, 拍打声, 副翼
v. 拍打, 鼓翼而飞, 飘动, 拉下(帽)的边, 扔, 掷</text:p>
          </table:table-cell>
        </table:table-row>
        <table:table-row>
          <table:table-cell>
            <text:p>1</text:p>
          </table:table-cell>
          <table:table-cell>
            <text:p>flashes</text:p>
          </table:table-cell>
          <table:table-cell>
            <text:p>~= flash
[flæʃ]
[计]Macromedia 公司开发的动画编辑工具
n. 闪光, 闪现, 一瞬间
vi. 闪光, 闪现, 反射, 使迅速传便
vt. 使闪光, 反射
adj. 闪光的, 火速的</text:p>
          </table:table-cell>
        </table:table-row>
        <table:table-row>
          <table:table-cell>
            <text:p>1</text:p>
          </table:table-cell>
          <table:table-cell>
            <text:p>flasks</text:p>
          </table:table-cell>
          <table:table-cell>
            <text:p>~= flask
[flɑ:sk]
n. 瓶, 长颈瓶, 细颈瓶, 烧瓶, 小水瓶</text:p>
          </table:table-cell>
        </table:table-row>
        <table:table-row>
          <table:table-cell>
            <text:p>1</text:p>
          </table:table-cell>
          <table:table-cell>
            <text:p>fles</text:p>
          </table:table-cell>
          <table:table-cell>
            <text:p>~= fl
abbr 缩写 = floor
*Accounts Office 3rd fl 四楼会计室.</text:p>
          </table:table-cell>
        </table:table-row>
        <table:table-row>
          <table:table-cell>
            <text:p>1</text:p>
          </table:table-cell>
          <table:table-cell>
            <text:p>flight</text:p>
          </table:table-cell>
          <table:table-cell>
            <text:p>[flait]
n. 飞行, 逃走, 飞跃, 飞机的航程, 班机, 追逐, 楼梯的一段, 射程
vi. 成群飞行, 迁徙
vt. 射击(飞禽), 使惊飞</text:p>
          </table:table-cell>
        </table:table-row>
        <table:table-row>
          <table:table-cell>
            <text:p>1</text:p>
          </table:table-cell>
          <table:table-cell>
            <text:p>flourish</text:p>
          </table:table-cell>
          <table:table-cell>
            <text:p>['flʌriʃ]
vi. 繁荣, 茂盛, 活跃, 手舞足蹈, 兴旺, 处于旺盛时期
vt. 挥动, 夸耀
n. 茂盛, 兴旺, 华饰, 繁荣</text:p>
          </table:table-cell>
        </table:table-row>
        <table:table-row>
          <table:table-cell>
            <text:p>1</text:p>
          </table:table-cell>
          <table:table-cell>
            <text:p>flowed</text:p>
          </table:table-cell>
          <table:table-cell>
            <text:p>~= flow
[flәu]
n. 流程, 流动, (河水)泛滥, 洋溢
vi. 流动, 涌流, 川流不息, 飘扬
vt. 溢过, 淹没</text:p>
          </table:table-cell>
        </table:table-row>
        <table:table-row>
          <table:table-cell>
            <text:p>1</text:p>
          </table:table-cell>
          <table:table-cell>
            <text:p>flowers</text:p>
          </table:table-cell>
          <table:table-cell>
            <text:p>【医】 花; 升华制成的药物; 月经</text:p>
          </table:table-cell>
        </table:table-row>
        <table:table-row>
          <table:table-cell>
            <text:p>1</text:p>
          </table:table-cell>
          <table:table-cell>
            <text:p>flowing</text:p>
          </table:table-cell>
          <table:table-cell>
            <text:p>['flәuiŋ]
adj. 流动的, 如流的, 平滑的, (文章等)流畅的, 通顺的</text:p>
          </table:table-cell>
        </table:table-row>
        <table:table-row>
          <table:table-cell>
            <text:p>1</text:p>
          </table:table-cell>
          <table:table-cell>
            <text:p>fluently</text:p>
          </table:table-cell>
          <table:table-cell>
            <text:p>adv. 流利地, 通畅地</text:p>
          </table:table-cell>
        </table:table-row>
        <table:table-row>
          <table:table-cell>
            <text:p>1</text:p>
          </table:table-cell>
          <table:table-cell>
            <text:p>flung</text:p>
          </table:table-cell>
          <table:table-cell>
            <text:p>[fl ʌŋ]
v. fling的过去式及过去分词</text:p>
          </table:table-cell>
        </table:table-row>
        <table:table-row>
          <table:table-cell>
            <text:p>1</text:p>
          </table:table-cell>
          <table:table-cell>
            <text:p>fluttered</text:p>
          </table:table-cell>
          <table:table-cell>
            <text:p>~= flutter
['flʌtә]
n. 摆动, 鼓翼, 烦扰
vi. 鼓翼, 飘动, 悸动, 乱跳, 烦扰
vt. 拍(翅), 使焦急</text:p>
          </table:table-cell>
        </table:table-row>
        <table:table-row>
          <table:table-cell>
            <text:p>1</text:p>
          </table:table-cell>
          <table:table-cell>
            <text:p>fluttering</text:p>
          </table:table-cell>
          <table:table-cell>
            <text:p>~= flutter
['flʌtә]
n. 摆动, 鼓翼, 烦扰
vi. 鼓翼, 飘动, 悸动, 乱跳, 烦扰
vt. 拍(翅), 使焦急</text:p>
          </table:table-cell>
        </table:table-row>
        <table:table-row>
          <table:table-cell>
            <text:p>1</text:p>
          </table:table-cell>
          <table:table-cell>
            <text:p>flutterings</text:p>
          </table:table-cell>
          <table:table-cell>
            <text:p>~~~= spluttering
(电弧的)溅射</text:p>
          </table:table-cell>
        </table:table-row>
        <table:table-row>
          <table:table-cell>
            <text:p>1</text:p>
          </table:table-cell>
          <table:table-cell>
            <text:p>fluxes</text:p>
          </table:table-cell>
          <table:table-cell>
            <text:p>~= flux
[flʌks]
n. 涨潮, 变迁, [物]流量, 通量
vi. 熔化, 流出
vt. 使熔融, 用焊剂处理</text:p>
          </table:table-cell>
        </table:table-row>
        <table:table-row>
          <table:table-cell>
            <text:p>1</text:p>
          </table:table-cell>
          <table:table-cell>
            <text:p>fog</text:p>
          </table:table-cell>
          <table:table-cell>
            <text:p>[fɔg]
n. 雾, 烟雾, 尘雾, 迷惑, 苔藓
vi. 被雾笼罩, 变模糊
vt. 使困惑, 以雾笼罩</text:p>
          </table:table-cell>
        </table:table-row>
        <table:table-row>
          <table:table-cell>
            <text:p>1</text:p>
          </table:table-cell>
          <table:table-cell>
            <text:p>fogs</text:p>
          </table:table-cell>
          <table:table-cell>
            <text:p>~= fog
[fɔg]
n. 雾, 烟雾, 尘雾, 迷惑, 苔藓
vi. 被雾笼罩, 变模糊
vt. 使困惑, 以雾笼罩</text:p>
          </table:table-cell>
        </table:table-row>
        <table:table-row>
          <table:table-cell>
            <text:p>1</text:p>
          </table:table-cell>
          <table:table-cell>
            <text:p>fontarabia</text:p>
          </table:table-cell>
          <table:table-cell>
            <text:p>~~~= Bessarabia
[ˏbesә'reibiә]
比萨拉比亚[苏联东南部一地区](曾属罗马尼亚)</text:p>
          </table:table-cell>
        </table:table-row>
        <table:table-row>
          <table:table-cell>
            <text:p>1</text:p>
          </table:table-cell>
          <table:table-cell>
            <text:p>foolishly</text:p>
          </table:table-cell>
          <table:table-cell>
            <text:p>adv. 愚笨地, 无聊地</text:p>
          </table:table-cell>
        </table:table-row>
        <table:table-row>
          <table:table-cell>
            <text:p>1</text:p>
          </table:table-cell>
          <table:table-cell>
            <text:p>footstool</text:p>
          </table:table-cell>
          <table:table-cell>
            <text:p>['futstu:l]
n. 脚凳</text:p>
          </table:table-cell>
        </table:table-row>
        <table:table-row>
          <table:table-cell>
            <text:p>1</text:p>
          </table:table-cell>
          <table:table-cell>
            <text:p>forbid</text:p>
          </table:table-cell>
          <table:table-cell>
            <text:p>[fә'bid]
vt. 禁止, 不许
v. 禁止</text:p>
          </table:table-cell>
        </table:table-row>
        <table:table-row>
          <table:table-cell>
            <text:p>1</text:p>
          </table:table-cell>
          <table:table-cell>
            <text:p>fore</text:p>
          </table:table-cell>
          <table:table-cell>
            <text:p>[fɔ:; fɔә]
adj. 在前部的, 以前的
adv. 在前面, 在船头
n. 前部, 船头
prep. 在前</text:p>
          </table:table-cell>
        </table:table-row>
        <table:table-row>
          <table:table-cell>
            <text:p>1</text:p>
          </table:table-cell>
          <table:table-cell>
            <text:p>fore-chains</text:p>
          </table:table-cell>
          <table:table-cell>
            <text:p>fore chains</text:p>
          </table:table-cell>
        </table:table-row>
        <table:table-row>
          <table:table-cell>
            <text:p>1</text:p>
          </table:table-cell>
          <table:table-cell>
            <text:p>fore-part</text:p>
          </table:table-cell>
          <table:table-cell>
            <text:p>fore part</text:p>
          </table:table-cell>
        </table:table-row>
        <table:table-row>
          <table:table-cell>
            <text:p>1</text:p>
          </table:table-cell>
          <table:table-cell>
            <text:p>forecast</text:p>
          </table:table-cell>
          <table:table-cell>
            <text:p>['fɔ:kɑ:st]
n. 先见, 预见, 预测, 预报
vt. 预想, 预测, 预报, 预兆</text:p>
          </table:table-cell>
        </table:table-row>
        <table:table-row>
          <table:table-cell>
            <text:p>1</text:p>
          </table:table-cell>
          <table:table-cell>
            <text:p>forehead</text:p>
          </table:table-cell>
          <table:table-cell>
            <text:p>['fɔrid, 'fɔ:hed]
n. 前额, (任何事物的)前部</text:p>
          </table:table-cell>
        </table:table-row>
        <table:table-row>
          <table:table-cell>
            <text:p>1</text:p>
          </table:table-cell>
          <table:table-cell>
            <text:p>foreigner</text:p>
          </table:table-cell>
          <table:table-cell>
            <text:p>['fɔrinә]
n. 外国人, 外地人</text:p>
          </table:table-cell>
        </table:table-row>
        <table:table-row>
          <table:table-cell>
            <text:p>1</text:p>
          </table:table-cell>
          <table:table-cell>
            <text:p>foresail</text:p>
          </table:table-cell>
          <table:table-cell>
            <text:p>['fɔ:seil, -sl]
n. 前桅的大帆</text:p>
          </table:table-cell>
        </table:table-row>
        <table:table-row>
          <table:table-cell>
            <text:p>1</text:p>
          </table:table-cell>
          <table:table-cell>
            <text:p>foresee</text:p>
          </table:table-cell>
          <table:table-cell>
            <text:p>[fɔ:'si:]
vt. 预见, 预知</text:p>
          </table:table-cell>
        </table:table-row>
        <table:table-row>
          <table:table-cell>
            <text:p>1</text:p>
          </table:table-cell>
          <table:table-cell>
            <text:p>foreseen</text:p>
          </table:table-cell>
          <table:table-cell>
            <text:p>vbl. foresee的过去分词</text:p>
          </table:table-cell>
        </table:table-row>
        <table:table-row>
          <table:table-cell>
            <text:p>1</text:p>
          </table:table-cell>
          <table:table-cell>
            <text:p>forethought</text:p>
          </table:table-cell>
          <table:table-cell>
            <text:p>['fɔ:θɔ:t]
n. 考虑将来, 谋远, 深虑, 先见
adj. 预先计划好的, 预谋的</text:p>
          </table:table-cell>
        </table:table-row>
        <table:table-row>
          <table:table-cell>
            <text:p>1</text:p>
          </table:table-cell>
          <table:table-cell>
            <text:p>foretop</text:p>
          </table:table-cell>
          <table:table-cell>
            <text:p>['fɔ:tɔp, -tәp]
n. 额发, 前桅楼</text:p>
          </table:table-cell>
        </table:table-row>
        <table:table-row>
          <table:table-cell>
            <text:p>1</text:p>
          </table:table-cell>
          <table:table-cell>
            <text:p>forever</text:p>
          </table:table-cell>
          <table:table-cell>
            <text:p>[fә'revә]
adv. 永远, 永恒, 永久, 常常, 始终</text:p>
          </table:table-cell>
        </table:table-row>
        <table:table-row>
          <table:table-cell>
            <text:p>1</text:p>
          </table:table-cell>
          <table:table-cell>
            <text:p>forfeited</text:p>
          </table:table-cell>
          <table:table-cell>
            <text:p>~= forfeit
['fɔ:fit]
n. (因犯罪.过失.违约等而)丧失的东西, 没收物, 罚款
vt. 没收, 丧失
adj. 丧失了的</text:p>
          </table:table-cell>
        </table:table-row>
        <table:table-row>
          <table:table-cell>
            <text:p>1</text:p>
          </table:table-cell>
          <table:table-cell>
            <text:p>forgetting</text:p>
          </table:table-cell>
          <table:table-cell>
            <text:p>[fә'getiŋ]
遗忘</text:p>
          </table:table-cell>
        </table:table-row>
        <table:table-row>
          <table:table-cell>
            <text:p>1</text:p>
          </table:table-cell>
          <table:table-cell>
            <text:p>forgive</text:p>
          </table:table-cell>
          <table:table-cell>
            <text:p>[fә'giv]
vt. 原谅, 饶恕, 宽免(某人)之债务</text:p>
          </table:table-cell>
        </table:table-row>
        <table:table-row>
          <table:table-cell>
            <text:p>1</text:p>
          </table:table-cell>
          <table:table-cell>
            <text:p>forgotten</text:p>
          </table:table-cell>
          <table:table-cell>
            <text:p>[fә'gɔtn]
vbl. forget的过去分词</text:p>
          </table:table-cell>
        </table:table-row>
        <table:table-row>
          <table:table-cell>
            <text:p>1</text:p>
          </table:table-cell>
          <table:table-cell>
            <text:p>forks</text:p>
          </table:table-cell>
          <table:table-cell>
            <text:p>~= fork
[fɔ:k]
n. 叉, 耙, 叉形物, 餐叉</text:p>
          </table:table-cell>
        </table:table-row>
        <table:table-row>
          <table:table-cell>
            <text:p>1</text:p>
          </table:table-cell>
          <table:table-cell>
            <text:p>formatted</text:p>
          </table:table-cell>
          <table:table-cell>
            <text:p>~~~= unformatted
[ʌn'fɔ:mætid]
无格式的</text:p>
          </table:table-cell>
        </table:table-row>
        <table:table-row>
          <table:table-cell>
            <text:p>1</text:p>
          </table:table-cell>
          <table:table-cell>
            <text:p>formida</text:p>
          </table:table-cell>
          <table:table-cell>
            <text:p>~~~= formidable
['fɔ:midәbl]
adj. 强大的, 令人敬畏的, 可怕的, 艰难的</text:p>
          </table:table-cell>
        </table:table-row>
        <table:table-row>
          <table:table-cell>
            <text:p>1</text:p>
          </table:table-cell>
          <table:table-cell>
            <text:p>forsaking</text:p>
          </table:table-cell>
          <table:table-cell>
            <text:p>~= forsake
[fә'seik]
vt. 放弃, 抛弃</text:p>
          </table:table-cell>
        </table:table-row>
        <table:table-row>
          <table:table-cell>
            <text:p>1</text:p>
          </table:table-cell>
          <table:table-cell>
            <text:p>forsee</text:p>
          </table:table-cell>
          <table:table-cell>
            <text:p>~~~= forseeable
adj. (=foreseeable)可预见到的</text:p>
          </table:table-cell>
        </table:table-row>
        <table:table-row>
          <table:table-cell>
            <text:p>1</text:p>
          </table:table-cell>
          <table:table-cell>
            <text:p>fortif</text:p>
          </table:table-cell>
          <table:table-cell>
            <text:p>~~~= fortifiable
['fɔ:tifaiәbl]
adj. 可以弄巩固的, 宜于设防的</text:p>
          </table:table-cell>
        </table:table-row>
        <table:table-row>
          <table:table-cell>
            <text:p>1</text:p>
          </table:table-cell>
          <table:table-cell>
            <text:p>fortificatio</text:p>
          </table:table-cell>
          <table:table-cell>
            <text:p>~~~= fortification
[ˏfɔ:tifi'keiʃәn]
n. 防御工事, 要塞, 筑城术</text:p>
          </table:table-cell>
        </table:table-row>
        <table:table-row>
          <table:table-cell>
            <text:p>1</text:p>
          </table:table-cell>
          <table:table-cell>
            <text:p>fortify</text:p>
          </table:table-cell>
          <table:table-cell>
            <text:p>['fɔ:tifai]
vt. 设防于, 增强(体力,结构等)使坚强, 增加, (酒)的酒精含量
vi. 筑防御工事</text:p>
          </table:table-cell>
        </table:table-row>
        <table:table-row>
          <table:table-cell>
            <text:p>1</text:p>
          </table:table-cell>
          <table:table-cell>
            <text:p>fortifying</text:p>
          </table:table-cell>
          <table:table-cell>
            <text:p>~= fortify
['fɔ:tifai]
vt. 设防于, 增强(体力,结构等)使坚强, 增加, (酒)的酒精含量
vi. 筑防御工事</text:p>
          </table:table-cell>
        </table:table-row>
        <table:table-row>
          <table:table-cell>
            <text:p>1</text:p>
          </table:table-cell>
          <table:table-cell>
            <text:p>fortress</text:p>
          </table:table-cell>
          <table:table-cell>
            <text:p>['fɔ:tris]
n. 堡垒, 要塞</text:p>
          </table:table-cell>
        </table:table-row>
        <table:table-row>
          <table:table-cell>
            <text:p>1</text:p>
          </table:table-cell>
          <table:table-cell>
            <text:p>fortunate</text:p>
          </table:table-cell>
          <table:table-cell>
            <text:p>['fɔ:tʃәnit]
adj. 幸运的, 幸福的</text:p>
          </table:table-cell>
        </table:table-row>
        <table:table-row>
          <table:table-cell>
            <text:p>1</text:p>
          </table:table-cell>
          <table:table-cell>
            <text:p>forty-five</text:p>
          </table:table-cell>
          <table:table-cell>
            <text:p>n. 四十五口径的手枪, 每分钟四十五次转速的唱片</text:p>
          </table:table-cell>
        </table:table-row>
        <table:table-row>
          <table:table-cell>
            <text:p>1</text:p>
          </table:table-cell>
          <table:table-cell>
            <text:p>foundered</text:p>
          </table:table-cell>
          <table:table-cell>
            <text:p>~= founder
['faundә]
n. 铸工, 翻沙工, 创始人, 奠基人
vt. 使沉没, 使摔倒, 弄跛, 浸水, 破坏
vi. 沉没, 摔到, 变跛, 倒塌, 失败
方正集团, 中国最著名的电子照排系统的生产商</text:p>
          </table:table-cell>
        </table:table-row>
        <table:table-row>
          <table:table-cell>
            <text:p>1</text:p>
          </table:table-cell>
          <table:table-cell>
            <text:p>foundering</text:p>
          </table:table-cell>
          <table:table-cell>
            <text:p>【经】 沉没, 全船沉没</text:p>
          </table:table-cell>
        </table:table-row>
        <table:table-row>
          <table:table-cell>
            <text:p>1</text:p>
          </table:table-cell>
          <table:table-cell>
            <text:p>four-footed</text:p>
          </table:table-cell>
          <table:table-cell>
            <text:p>['fɔ:'utid]
adj. 四足的</text:p>
          </table:table-cell>
        </table:table-row>
        <table:table-row>
          <table:table-cell>
            <text:p>1</text:p>
          </table:table-cell>
          <table:table-cell>
            <text:p>fours</text:p>
          </table:table-cell>
          <table:table-cell>
            <text:p>[fɔ:z]
四人舞</text:p>
          </table:table-cell>
        </table:table-row>
        <table:table-row>
          <table:table-cell>
            <text:p>1</text:p>
          </table:table-cell>
          <table:table-cell>
            <text:p>fourthly</text:p>
          </table:table-cell>
          <table:table-cell>
            <text:p>['fɔ:θli]
adv. 第四(列举条目等时用)</text:p>
          </table:table-cell>
        </table:table-row>
        <table:table-row>
          <table:table-cell>
            <text:p>1</text:p>
          </table:table-cell>
          <table:table-cell>
            <text:p>fox</text:p>
          </table:table-cell>
          <table:table-cell>
            <text:p>[fɔ:ks]
n. 狐狸, 狐皮, 狡猾的人
vi. 奸狡地行动, 变酸
vt. 使变酸, 使生黄斑</text:p>
          </table:table-cell>
        </table:table-row>
        <table:table-row>
          <table:table-cell>
            <text:p>1</text:p>
          </table:table-cell>
          <table:table-cell>
            <text:p>foxes</text:p>
          </table:table-cell>
          <table:table-cell>
            <text:p>~= fox
[fɔ:ks]
n. 狐狸, 狐皮, 狡猾的人
vi. 奸狡地行动, 变酸
vt. 使变酸, 使生黄斑</text:p>
          </table:table-cell>
        </table:table-row>
        <table:table-row>
          <table:table-cell>
            <text:p>1</text:p>
          </table:table-cell>
          <table:table-cell>
            <text:p>framed</text:p>
          </table:table-cell>
          <table:table-cell>
            <text:p>~= frame
[freim]
n. 结构, 体格
vt. 构成, 设计, 制定, 使适合, 陷害
vi. &lt;英方&gt;有成功希望
n. 帧,画面,框架</text:p>
          </table:table-cell>
        </table:table-row>
        <table:table-row>
          <table:table-cell>
            <text:p>1</text:p>
          </table:table-cell>
          <table:table-cell>
            <text:p>frames</text:p>
          </table:table-cell>
          <table:table-cell>
            <text:p>~= frame
[freim]
n. 结构, 体格
vt. 构成, 设计, 制定, 使适合, 陷害
vi. &lt;英方&gt;有成功希望
n. 帧,画面,框架</text:p>
          </table:table-cell>
        </table:table-row>
        <table:table-row>
          <table:table-cell>
            <text:p>1</text:p>
          </table:table-cell>
          <table:table-cell>
            <text:p>fraud</text:p>
          </table:table-cell>
          <table:table-cell>
            <text:p>[frɔ:d]
n. 欺骗, 欺诈行为, 诡计, 骗子, 假货</text:p>
          </table:table-cell>
        </table:table-row>
        <table:table-row>
          <table:table-cell>
            <text:p>1</text:p>
          </table:table-cell>
          <table:table-cell>
            <text:p>frequented</text:p>
          </table:table-cell>
          <table:table-cell>
            <text:p>~= frequent
['fri:kwәnt]
adj. 时常发生的, 频繁的</text:p>
          </table:table-cell>
        </table:table-row>
        <table:table-row>
          <table:table-cell>
            <text:p>1</text:p>
          </table:table-cell>
          <table:table-cell>
            <text:p>fresh-water</text:p>
          </table:table-cell>
          <table:table-cell>
            <text:p>fresh water</text:p>
          </table:table-cell>
        </table:table-row>
        <table:table-row>
          <table:table-cell>
            <text:p>1</text:p>
          </table:table-cell>
          <table:table-cell>
            <text:p>freshening</text:p>
          </table:table-cell>
          <table:table-cell>
            <text:p>淡化(的)</text:p>
          </table:table-cell>
        </table:table-row>
        <table:table-row>
          <table:table-cell>
            <text:p>1</text:p>
          </table:table-cell>
          <table:table-cell>
            <text:p>fronts</text:p>
          </table:table-cell>
          <table:table-cell>
            <text:p>~= front
[frʌnt]
n. 前面, 开头, 前线, (政治上的)阵线, 态度, 外表
vt. 面对, 朝向, 对付
vi. 朝向</text:p>
          </table:table-cell>
        </table:table-row>
        <table:table-row>
          <table:table-cell>
            <text:p>1</text:p>
          </table:table-cell>
          <table:table-cell>
            <text:p>fruitfulness</text:p>
          </table:table-cell>
          <table:table-cell>
            <text:p>/ˈfruːtfəlnɪs;`frutfəlnɪs/
n [U].</text:p>
          </table:table-cell>
        </table:table-row>
        <table:table-row>
          <table:table-cell>
            <text:p>1</text:p>
          </table:table-cell>
          <table:table-cell>
            <text:p>frye</text:p>
          </table:table-cell>
          <table:table-cell>
            <text:p>~= Frye
[frai]
boot(高到小腿肚的)弗赖伊皮靴</text:p>
          </table:table-cell>
        </table:table-row>
        <table:table-row>
          <table:table-cell>
            <text:p>1</text:p>
          </table:table-cell>
          <table:table-cell>
            <text:p>fulfill</text:p>
          </table:table-cell>
          <table:table-cell>
            <text:p>[ful'fil]
vt. 履行, 实现, 完成(计划等)</text:p>
          </table:table-cell>
        </table:table-row>
        <table:table-row>
          <table:table-cell>
            <text:p>1</text:p>
          </table:table-cell>
          <table:table-cell>
            <text:p>fulfilled</text:p>
          </table:table-cell>
          <table:table-cell>
            <text:p>adj satisfied; completely happy 满意的; 满足的; 十分愉快的
*He doesn't feel really fulfilled in his present job. 他对目前的工作并非真正满意.</text:p>
          </table:table-cell>
        </table:table-row>
        <table:table-row>
          <table:table-cell>
            <text:p>1</text:p>
          </table:table-cell>
          <table:table-cell>
            <text:p>fuller</text:p>
          </table:table-cell>
          <table:table-cell>
            <text:p>['fulә]
n. 漂洗工</text:p>
          </table:table-cell>
        </table:table-row>
        <table:table-row>
          <table:table-cell>
            <text:p>1</text:p>
          </table:table-cell>
          <table:table-cell>
            <text:p>fullest</text:p>
          </table:table-cell>
          <table:table-cell>
            <text:p>~= full
[ful]
n. 全部, 完整
adj. 充满的, 完全的, 丰富的, 完美的, 详尽的, 丰满的
adv. 完全地, 整整, 十分
vt. 把衣服缝得宽大</text:p>
          </table:table-cell>
        </table:table-row>
        <table:table-row>
          <table:table-cell>
            <text:p>1</text:p>
          </table:table-cell>
          <table:table-cell>
            <text:p>fund</text:p>
          </table:table-cell>
          <table:table-cell>
            <text:p>[fʌnd]
n. 资金, 基金
v. 支助, 投资</text:p>
          </table:table-cell>
        </table:table-row>
        <table:table-row>
          <table:table-cell>
            <text:p>1</text:p>
          </table:table-cell>
          <table:table-cell>
            <text:p>furbished</text:p>
          </table:table-cell>
          <table:table-cell>
            <text:p>~= furbish
['fә:biʃ]
vt. 擦亮, 恢复, 磨光</text:p>
          </table:table-cell>
        </table:table-row>
        <table:table-row>
          <table:table-cell>
            <text:p>1</text:p>
          </table:table-cell>
          <table:table-cell>
            <text:p>furies</text:p>
          </table:table-cell>
          <table:table-cell>
            <text:p>~= fury
['fjuәri]
n. 狂怒, 狂暴, 激烈, 狂怒的人</text:p>
          </table:table-cell>
        </table:table-row>
        <table:table-row>
          <table:table-cell>
            <text:p>1</text:p>
          </table:table-cell>
          <table:table-cell>
            <text:p>furlong</text:p>
          </table:table-cell>
          <table:table-cell>
            <text:p>['fә:lɔŋ]
n. 浪, 弗隆, 英国长度单位</text:p>
          </table:table-cell>
        </table:table-row>
        <table:table-row>
          <table:table-cell>
            <text:p>1</text:p>
          </table:table-cell>
          <table:table-cell>
            <text:p>furlongs</text:p>
          </table:table-cell>
          <table:table-cell>
            <text:p>~= furlong
['fә:lɔŋ]
n. 浪, 弗隆, 英国长度单位</text:p>
          </table:table-cell>
        </table:table-row>
        <table:table-row>
          <table:table-cell>
            <text:p>1</text:p>
          </table:table-cell>
          <table:table-cell>
            <text:p>furnishing</text:p>
          </table:table-cell>
          <table:table-cell>
            <text:p>['fә:niʃiŋ]
[常用复]家具, 设备, 陈设品, 服饰品</text:p>
          </table:table-cell>
        </table:table-row>
        <table:table-row>
          <table:table-cell>
            <text:p>1</text:p>
          </table:table-cell>
          <table:table-cell>
            <text:p>fuses</text:p>
          </table:table-cell>
          <table:table-cell>
            <text:p>~= fuse
[fju:z]
n. 保险丝, 熔丝
v. 熔合</text:p>
          </table:table-cell>
        </table:table-row>
        <table:table-row>
          <table:table-cell>
            <text:p>1</text:p>
          </table:table-cell>
          <table:table-cell>
            <text:p>fustic</text:p>
          </table:table-cell>
          <table:table-cell>
            <text:p>['fʌstik]
n. 佛堤树, 由该树提炼的黄色染料</text:p>
          </table:table-cell>
        </table:table-row>
        <table:table-row>
          <table:table-cell>
            <text:p>1</text:p>
          </table:table-cell>
          <table:table-cell>
            <text:p>fuzees</text:p>
          </table:table-cell>
          <table:table-cell>
            <text:p>~= fuzee
[fju:'zi:]
n. 耐风火柴, 红色闪光信号</text:p>
          </table:table-cell>
        </table:table-row>
        <table:table-row>
          <table:table-cell>
            <text:p>1</text:p>
          </table:table-cell>
          <table:table-cell>
            <text:p>galled</text:p>
          </table:table-cell>
          <table:table-cell>
            <text:p>~= gall
[gɔ:l]
n. 胆汁, 恶毒, 怨恨, 五倍子, 苦味, 磨伤(尤指马的), 肿痛, 恼怒
vt. 磨伤, 烦恼, 屈辱
vi. 被磨伤</text:p>
          </table:table-cell>
        </table:table-row>
        <table:table-row>
          <table:table-cell>
            <text:p>1</text:p>
          </table:table-cell>
          <table:table-cell>
            <text:p>gallon</text:p>
          </table:table-cell>
          <table:table-cell>
            <text:p>['gælәn]
n. 加仑</text:p>
          </table:table-cell>
        </table:table-row>
        <table:table-row>
          <table:table-cell>
            <text:p>1</text:p>
          </table:table-cell>
          <table:table-cell>
            <text:p>gambia</text:p>
          </table:table-cell>
          <table:table-cell>
            <text:p>~= Gambia
['gæmbiә]
n. 冈比亚(非洲西部沿海一殖民地,1965年独立,首都Bathurst)</text:p>
          </table:table-cell>
        </table:table-row>
        <table:table-row>
          <table:table-cell>
            <text:p>1</text:p>
          </table:table-cell>
          <table:table-cell>
            <text:p>gang</text:p>
          </table:table-cell>
          <table:table-cell>
            <text:p>[gæŋ]
n. (一)伙, (一)群</text:p>
          </table:table-cell>
        </table:table-row>
        <table:table-row>
          <table:table-cell>
            <text:p>1</text:p>
          </table:table-cell>
          <table:table-cell>
            <text:p>garrison</text:p>
          </table:table-cell>
          <table:table-cell>
            <text:p>['gærisn]
n. 卫戍部队, 驻军, 卫戍地, 要塞
v. 守卫, 驻防</text:p>
          </table:table-cell>
        </table:table-row>
        <table:table-row>
          <table:table-cell>
            <text:p>1</text:p>
          </table:table-cell>
          <table:table-cell>
            <text:p>gasp</text:p>
          </table:table-cell>
          <table:table-cell>
            <text:p>[gɑ:sp]
vi. 喘息, 气喘
vt. 气吁吁地说</text:p>
          </table:table-cell>
        </table:table-row>
        <table:table-row>
          <table:table-cell>
            <text:p>1</text:p>
          </table:table-cell>
          <table:table-cell>
            <text:p>gasping</text:p>
          </table:table-cell>
          <table:table-cell>
            <text:p>['gɑ:spiŋ]
adj. 喘气的</text:p>
          </table:table-cell>
        </table:table-row>
        <table:table-row>
          <table:table-cell>
            <text:p>1</text:p>
          </table:table-cell>
          <table:table-cell>
            <text:p>gate</text:p>
          </table:table-cell>
          <table:table-cell>
            <text:p>[geit]
n. 大门</text:p>
          </table:table-cell>
        </table:table-row>
        <table:table-row>
          <table:table-cell>
            <text:p>1</text:p>
          </table:table-cell>
          <table:table-cell>
            <text:p>gates</text:p>
          </table:table-cell>
          <table:table-cell>
            <text:p>~= gate
[geit]
n. 大门</text:p>
          </table:table-cell>
        </table:table-row>
        <table:table-row>
          <table:table-cell>
            <text:p>1</text:p>
          </table:table-cell>
          <table:table-cell>
            <text:p>gazing</text:p>
          </table:table-cell>
          <table:table-cell>
            <text:p>~= gaze
[geiz]
v. 盯, 凝视
n. 凝视</text:p>
          </table:table-cell>
        </table:table-row>
        <table:table-row>
          <table:table-cell>
            <text:p>1</text:p>
          </table:table-cell>
          <table:table-cell>
            <text:p>generalissimo</text:p>
          </table:table-cell>
          <table:table-cell>
            <text:p>[ˏdʒenәrә'lisimәu]
n. 大元帅, 总司令</text:p>
          </table:table-cell>
        </table:table-row>
        <table:table-row>
          <table:table-cell>
            <text:p>1</text:p>
          </table:table-cell>
          <table:table-cell>
            <text:p>genius</text:p>
          </table:table-cell>
          <table:table-cell>
            <text:p>['dʒi:njәs]
n. 天才, 天赋, 天才人物</text:p>
          </table:table-cell>
        </table:table-row>
        <table:table-row>
          <table:table-cell>
            <text:p>1</text:p>
          </table:table-cell>
          <table:table-cell>
            <text:p>germany</text:p>
          </table:table-cell>
          <table:table-cell>
            <text:p>~= Germany
['dʒә:mәni]
n. 德国</text:p>
          </table:table-cell>
        </table:table-row>
        <table:table-row>
          <table:table-cell>
            <text:p>1</text:p>
          </table:table-cell>
          <table:table-cell>
            <text:p>gets</text:p>
          </table:table-cell>
          <table:table-cell>
            <text:p>~= get
[get]
vt. 获得, 变成, 收获, 使得, 挣得, 受到(惩罚,打击等), 染上, 抓住
vi. 到达, 成为, 变得
n. 生殖, 幼兽</text:p>
          </table:table-cell>
        </table:table-row>
        <table:table-row>
          <table:table-cell>
            <text:p>1</text:p>
          </table:table-cell>
          <table:table-cell>
            <text:p>giants</text:p>
          </table:table-cell>
          <table:table-cell>
            <text:p>['dʒaiәnts]
[希神]一个巨人种族(常与天上诸神作战并取胜, 后来雅典娜和宙斯在海格立斯帮助下才将他们战败)</text:p>
          </table:table-cell>
        </table:table-row>
        <table:table-row>
          <table:table-cell>
            <text:p>1</text:p>
          </table:table-cell>
          <table:table-cell>
            <text:p>glazing</text:p>
          </table:table-cell>
          <table:table-cell>
            <text:p>['gleiziŋ]
n. 玻璃装配业, 玻璃窗, 上釉, 上光</text:p>
          </table:table-cell>
        </table:table-row>
        <table:table-row>
          <table:table-cell>
            <text:p>1</text:p>
          </table:table-cell>
          <table:table-cell>
            <text:p>glorified</text:p>
          </table:table-cell>
          <table:table-cell>
            <text:p>adj. 美其名的, 变荣耀的</text:p>
          </table:table-cell>
        </table:table-row>
        <table:table-row>
          <table:table-cell>
            <text:p>1</text:p>
          </table:table-cell>
          <table:table-cell>
            <text:p>glorious</text:p>
          </table:table-cell>
          <table:table-cell>
            <text:p>['glɔ:riәs]
adj. 光荣的, 显赫的</text:p>
          </table:table-cell>
        </table:table-row>
        <table:table-row>
          <table:table-cell>
            <text:p>1</text:p>
          </table:table-cell>
          <table:table-cell>
            <text:p>gloves</text:p>
          </table:table-cell>
          <table:table-cell>
            <text:p>~= glove
[glʌv]
n. 手套
vt. 戴手套</text:p>
          </table:table-cell>
        </table:table-row>
        <table:table-row>
          <table:table-cell>
            <text:p>1</text:p>
          </table:table-cell>
          <table:table-cell>
            <text:p>gnaw</text:p>
          </table:table-cell>
          <table:table-cell>
            <text:p>[nɔ:]
v. 咬, 啃, 啮, 使苦恼, 消耗, 折磨, 侵蚀</text:p>
          </table:table-cell>
        </table:table-row>
        <table:table-row>
          <table:table-cell>
            <text:p>1</text:p>
          </table:table-cell>
          <table:table-cell>
            <text:p>goat-flesh</text:p>
          </table:table-cell>
          <table:table-cell>
            <text:p>goat flesh</text:p>
          </table:table-cell>
        </table:table-row>
        <table:table-row>
          <table:table-cell>
            <text:p>1</text:p>
          </table:table-cell>
          <table:table-cell>
            <text:p>gods</text:p>
          </table:table-cell>
          <table:table-cell>
            <text:p>~= god
[gɔd]
(godded
godding)神化, 把...崇拜为神
上帝</text:p>
          </table:table-cell>
        </table:table-row>
        <table:table-row>
          <table:table-cell>
            <text:p>1</text:p>
          </table:table-cell>
          <table:table-cell>
            <text:p>gold-dust</text:p>
          </table:table-cell>
          <table:table-cell>
            <text:p>n. （金砂矿的）金末，金泥</text:p>
          </table:table-cell>
        </table:table-row>
        <table:table-row>
          <table:table-cell>
            <text:p>1</text:p>
          </table:table-cell>
          <table:table-cell>
            <text:p>gout</text:p>
          </table:table-cell>
          <table:table-cell>
            <text:p>[gu:]
n. &lt;法&gt; 味, 趣味, 嗜好, 一滴, 痛风, 一团</text:p>
          </table:table-cell>
        </table:table-row>
        <table:table-row>
          <table:table-cell>
            <text:p>1</text:p>
          </table:table-cell>
          <table:table-cell>
            <text:p>govern</text:p>
          </table:table-cell>
          <table:table-cell>
            <text:p>['gʌvәn]
v. 统治, 支配, 管理</text:p>
          </table:table-cell>
        </table:table-row>
        <table:table-row>
          <table:table-cell>
            <text:p>1</text:p>
          </table:table-cell>
          <table:table-cell>
            <text:p>governed</text:p>
          </table:table-cell>
          <table:table-cell>
            <text:p>~= govern
['gʌvәn]
v. 统治, 支配, 管理</text:p>
          </table:table-cell>
        </table:table-row>
        <table:table-row>
          <table:table-cell>
            <text:p>1</text:p>
          </table:table-cell>
          <table:table-cell>
            <text:p>grand</text:p>
          </table:table-cell>
          <table:table-cell>
            <text:p>[grænd]
adj. 盛大的, 豪华的, 重大的, 主要的, 极重要的</text:p>
          </table:table-cell>
        </table:table-row>
        <table:table-row>
          <table:table-cell>
            <text:p>1</text:p>
          </table:table-cell>
          <table:table-cell>
            <text:p>granted</text:p>
          </table:table-cell>
          <table:table-cell>
            <text:p>ad. 算是如此, 但是
相关词组:
  granted that...</text:p>
          </table:table-cell>
        </table:table-row>
        <table:table-row>
          <table:table-cell>
            <text:p>1</text:p>
          </table:table-cell>
          <table:table-cell>
            <text:p>grasping</text:p>
          </table:table-cell>
          <table:table-cell>
            <text:p>['grɑ:spiŋ; (US) 'græsppiŋ]
adj. 抓的, 贪婪的, 握的</text:p>
          </table:table-cell>
        </table:table-row>
        <table:table-row>
          <table:table-cell>
            <text:p>1</text:p>
          </table:table-cell>
          <table:table-cell>
            <text:p>gravel</text:p>
          </table:table-cell>
          <table:table-cell>
            <text:p>['grævәl]
n. 砂砾, 砂砾层</text:p>
          </table:table-cell>
        </table:table-row>
        <table:table-row>
          <table:table-cell>
            <text:p>1</text:p>
          </table:table-cell>
          <table:table-cell>
            <text:p>gray</text:p>
          </table:table-cell>
          <table:table-cell>
            <text:p>[grei]
n. 灰色, 暗淡, 灰暗
adj. 灰色的, 灰白的, 老的, 老练的, 阴沉的, &lt;美俚&gt;广告商的, 广告业的 
v. (使)变灰色</text:p>
          </table:table-cell>
        </table:table-row>
        <table:table-row>
          <table:table-cell>
            <text:p>1</text:p>
          </table:table-cell>
          <table:table-cell>
            <text:p>gre</text:p>
          </table:table-cell>
          <table:table-cell>
            <text:p>~= GRE
abbr. Graduate Record Examination,美国研究生入学考试</text:p>
          </table:table-cell>
        </table:table-row>
        <table:table-row>
          <table:table-cell>
            <text:p>1</text:p>
          </table:table-cell>
          <table:table-cell>
            <text:p>gridiron</text:p>
          </table:table-cell>
          <table:table-cell>
            <text:p>['gridˏaiәn]
n. 烤架, 格状物</text:p>
          </table:table-cell>
        </table:table-row>
        <table:table-row>
          <table:table-cell>
            <text:p>1</text:p>
          </table:table-cell>
          <table:table-cell>
            <text:p>griefs</text:p>
          </table:table-cell>
          <table:table-cell>
            <text:p>~= grief
[gri:f]
n. 悲痛, 伤心事, 不幸, 忧伤</text:p>
          </table:table-cell>
        </table:table-row>
        <table:table-row>
          <table:table-cell>
            <text:p>1</text:p>
          </table:table-cell>
          <table:table-cell>
            <text:p>grinding</text:p>
          </table:table-cell>
          <table:table-cell>
            <text:p>['graindiŋ]
adj. 磨的, 磨擦的, 碾的</text:p>
          </table:table-cell>
        </table:table-row>
        <table:table-row>
          <table:table-cell>
            <text:p>1</text:p>
          </table:table-cell>
          <table:table-cell>
            <text:p>griping</text:p>
          </table:table-cell>
          <table:table-cell>
            <text:p>~= grip
[grip]
vt. 紧握, 紧夹
n. 掌握, 控制, 把手
v. 抓住</text:p>
          </table:table-cell>
        </table:table-row>
        <table:table-row>
          <table:table-cell>
            <text:p>1</text:p>
          </table:table-cell>
          <table:table-cell>
            <text:p>groaned</text:p>
          </table:table-cell>
          <table:table-cell>
            <text:p>~= groan
[grәun]
n. 呻吟, 叹息
vi. 呻吟, 受折磨, 受压迫发出嘎吱声
vt. 呻吟着说</text:p>
          </table:table-cell>
        </table:table-row>
        <table:table-row>
          <table:table-cell>
            <text:p>1</text:p>
          </table:table-cell>
          <table:table-cell>
            <text:p>grotto</text:p>
          </table:table-cell>
          <table:table-cell>
            <text:p>['grɔtәu]
n. 洞穴, 岩穴, 人工洞室</text:p>
          </table:table-cell>
        </table:table-row>
        <table:table-row>
          <table:table-cell>
            <text:p>1</text:p>
          </table:table-cell>
          <table:table-cell>
            <text:p>ground-tackle</text:p>
          </table:table-cell>
          <table:table-cell>
            <text:p>ground tackle</text:p>
          </table:table-cell>
        </table:table-row>
        <table:table-row>
          <table:table-cell>
            <text:p>1</text:p>
          </table:table-cell>
          <table:table-cell>
            <text:p>growth</text:p>
          </table:table-cell>
          <table:table-cell>
            <text:p>[grәuθ]
n. 生长, 种植, 栽培, 发育, 等比级数</text:p>
          </table:table-cell>
        </table:table-row>
        <table:table-row>
          <table:table-cell>
            <text:p>1</text:p>
          </table:table-cell>
          <table:table-cell>
            <text:p>groyne</text:p>
          </table:table-cell>
          <table:table-cell>
            <text:p>[grɔin]
n. 防波堤
vt. 筑造防波堤</text:p>
          </table:table-cell>
        </table:table-row>
        <table:table-row>
          <table:table-cell>
            <text:p>1</text:p>
          </table:table-cell>
          <table:table-cell>
            <text:p>grudged</text:p>
          </table:table-cell>
          <table:table-cell>
            <text:p>~= grudge
[grʌdʒ]
v. 不给予</text:p>
          </table:table-cell>
        </table:table-row>
        <table:table-row>
          <table:table-cell>
            <text:p>1</text:p>
          </table:table-cell>
          <table:table-cell>
            <text:p>grudges</text:p>
          </table:table-cell>
          <table:table-cell>
            <text:p>~= grudge
[grʌdʒ]
v. 不给予</text:p>
          </table:table-cell>
        </table:table-row>
        <table:table-row>
          <table:table-cell>
            <text:p>1</text:p>
          </table:table-cell>
          <table:table-cell>
            <text:p>gth</text:p>
          </table:table-cell>
          <table:table-cell>
            <text:p>~~~= daylength
昼长</text:p>
          </table:table-cell>
        </table:table-row>
        <table:table-row>
          <table:table-cell>
            <text:p>1</text:p>
          </table:table-cell>
          <table:table-cell>
            <text:p>gudgeons</text:p>
          </table:table-cell>
          <table:table-cell>
            <text:p>~= gudgeon
['gʌdʒәn]
n. 易骗的人</text:p>
          </table:table-cell>
        </table:table-row>
        <table:table-row>
          <table:table-cell>
            <text:p>1</text:p>
          </table:table-cell>
          <table:table-cell>
            <text:p>guides</text:p>
          </table:table-cell>
          <table:table-cell>
            <text:p>~= guide
[gaid]
n. 领路人, 导游者, 向导, 引导者, 指南
vt. 指导, 支配, 管理, 带领, 操纵
vi. 任向导</text:p>
          </table:table-cell>
        </table:table-row>
        <table:table-row>
          <table:table-cell>
            <text:p>1</text:p>
          </table:table-cell>
          <table:table-cell>
            <text:p>guilt</text:p>
          </table:table-cell>
          <table:table-cell>
            <text:p>[gilt]
n. 罪行, 内疚</text:p>
          </table:table-cell>
        </table:table-row>
        <table:table-row>
          <table:table-cell>
            <text:p>1</text:p>
          </table:table-cell>
          <table:table-cell>
            <text:p>gunnel</text:p>
          </table:table-cell>
          <table:table-cell>
            <text:p>['gʌn(ә)l]
n. 船舷上缘</text:p>
          </table:table-cell>
        </table:table-row>
        <table:table-row>
          <table:table-cell>
            <text:p>1</text:p>
          </table:table-cell>
          <table:table-cell>
            <text:p>gunshot</text:p>
          </table:table-cell>
          <table:table-cell>
            <text:p>['gʌnʃɔt]
n. 火炮的单发, 射击, 炮击, 射程</text:p>
          </table:table-cell>
        </table:table-row>
        <table:table-row>
          <table:table-cell>
            <text:p>1</text:p>
          </table:table-cell>
          <table:table-cell>
            <text:p>habitual</text:p>
          </table:table-cell>
          <table:table-cell>
            <text:p>[hә'bitjuәl]
adj. 习惯的, 惯常的</text:p>
          </table:table-cell>
        </table:table-row>
        <table:table-row>
          <table:table-cell>
            <text:p>1</text:p>
          </table:table-cell>
          <table:table-cell>
            <text:p>hacked</text:p>
          </table:table-cell>
          <table:table-cell>
            <text:p>~= hack
[hæk]
v. 砍
n. 出租</text:p>
          </table:table-cell>
        </table:table-row>
        <table:table-row>
          <table:table-cell>
            <text:p>1</text:p>
          </table:table-cell>
          <table:table-cell>
            <text:p>hail</text:p>
          </table:table-cell>
          <table:table-cell>
            <text:p>[heil]
n. 冰雹, 致敬, 招呼, 一阵
vt. 向...欢呼, 致敬, 招呼, 使象下雹样落下, 猛发
vi. 招呼, 下雹
int. 万岁, 欢迎</text:p>
          </table:table-cell>
        </table:table-row>
        <table:table-row>
          <table:table-cell>
            <text:p>1</text:p>
          </table:table-cell>
          <table:table-cell>
            <text:p>half-pikes</text:p>
          </table:table-cell>
          <table:table-cell>
            <text:p>half pikes</text:p>
          </table:table-cell>
        </table:table-row>
        <table:table-row>
          <table:table-cell>
            <text:p>1</text:p>
          </table:table-cell>
          <table:table-cell>
            <text:p>half-way</text:p>
          </table:table-cell>
          <table:table-cell>
            <text:p>adj, adv 
1 situated between and at an equal distance from two places 位于中途（的）; 半路上（的）
*reach the half-way point 到达中间地点
* meet half-way 半路上相遇. 
2 (idm 习语) a ,half-way `house compromise between opposite attitudes, plans, etc （对立的态度、方案等的）折衷, 妥协. meet sb half-way =&gt; meet1.</text:p>
          </table:table-cell>
        </table:table-row>
        <table:table-row>
          <table:table-cell>
            <text:p>1</text:p>
          </table:table-cell>
          <table:table-cell>
            <text:p>hall</text:p>
          </table:table-cell>
          <table:table-cell>
            <text:p>[hɔ:l]
n. 会堂, 礼堂, 大厅, 走廊, 门厅</text:p>
          </table:table-cell>
        </table:table-row>
        <table:table-row>
          <table:table-cell>
            <text:p>1</text:p>
          </table:table-cell>
          <table:table-cell>
            <text:p>halter</text:p>
          </table:table-cell>
          <table:table-cell>
            <text:p>['hɔ:ltә]
n. 缰绳, （马）笼头</text:p>
          </table:table-cell>
        </table:table-row>
        <table:table-row>
          <table:table-cell>
            <text:p>1</text:p>
          </table:table-cell>
          <table:table-cell>
            <text:p>hammock-bed</text:p>
          </table:table-cell>
          <table:table-cell>
            <text:p>hammock bed</text:p>
          </table:table-cell>
        </table:table-row>
        <table:table-row>
          <table:table-cell>
            <text:p>1</text:p>
          </table:table-cell>
          <table:table-cell>
            <text:p>hamper</text:p>
          </table:table-cell>
          <table:table-cell>
            <text:p>['hæmpә]
v. 妨碍, 牵制</text:p>
          </table:table-cell>
        </table:table-row>
        <table:table-row>
          <table:table-cell>
            <text:p>1</text:p>
          </table:table-cell>
          <table:table-cell>
            <text:p>hand-barrow</text:p>
          </table:table-cell>
          <table:table-cell>
            <text:p>n light two-wheeled barrow （两轮的）手推车.</text:p>
          </table:table-cell>
        </table:table-row>
        <table:table-row>
          <table:table-cell>
            <text:p>1</text:p>
          </table:table-cell>
          <table:table-cell>
            <text:p>hand-mill</text:p>
          </table:table-cell>
          <table:table-cell>
            <text:p>hand mill</text:p>
          </table:table-cell>
        </table:table-row>
        <table:table-row>
          <table:table-cell>
            <text:p>1</text:p>
          </table:table-cell>
          <table:table-cell>
            <text:p>handed</text:p>
          </table:table-cell>
          <table:table-cell>
            <text:p>[' hændid]
adj. 有手的</text:p>
          </table:table-cell>
        </table:table-row>
        <table:table-row>
          <table:table-cell>
            <text:p>1</text:p>
          </table:table-cell>
          <table:table-cell>
            <text:p>handkerchiefs</text:p>
          </table:table-cell>
          <table:table-cell>
            <text:p>~= handkerchief
['hæŋkәtʃi:f]
n. 手帕</text:p>
          </table:table-cell>
        </table:table-row>
        <table:table-row>
          <table:table-cell>
            <text:p>1</text:p>
          </table:table-cell>
          <table:table-cell>
            <text:p>handled</text:p>
          </table:table-cell>
          <table:table-cell>
            <text:p>adj. 有把手的, 有把柄的</text:p>
          </table:table-cell>
        </table:table-row>
        <table:table-row>
          <table:table-cell>
            <text:p>1</text:p>
          </table:table-cell>
          <table:table-cell>
            <text:p>handling</text:p>
          </table:table-cell>
          <table:table-cell>
            <text:p>['hændliŋ]
n. 处理
adj. 操作的</text:p>
          </table:table-cell>
        </table:table-row>
        <table:table-row>
          <table:table-cell>
            <text:p>1</text:p>
          </table:table-cell>
          <table:table-cell>
            <text:p>handmaids</text:p>
          </table:table-cell>
          <table:table-cell>
            <text:p>~= handmaid
['hændmeid]
n. 女佣人, 侍女</text:p>
          </table:table-cell>
        </table:table-row>
        <table:table-row>
          <table:table-cell>
            <text:p>1</text:p>
          </table:table-cell>
          <table:table-cell>
            <text:p>handsomely</text:p>
          </table:table-cell>
          <table:table-cell>
            <text:p>['hænsәmli]
adv. 帅气地, 熟练地</text:p>
          </table:table-cell>
        </table:table-row>
        <table:table-row>
          <table:table-cell>
            <text:p>1</text:p>
          </table:table-cell>
          <table:table-cell>
            <text:p>hanger</text:p>
          </table:table-cell>
          <table:table-cell>
            <text:p>['hæŋә]
n. 绞刑执行者, 衣架</text:p>
          </table:table-cell>
        </table:table-row>
        <table:table-row>
          <table:table-cell>
            <text:p>1</text:p>
          </table:table-cell>
          <table:table-cell>
            <text:p>hangers</text:p>
          </table:table-cell>
          <table:table-cell>
            <text:p>~= hanger
['hæŋә]
n. 绞刑执行者, 衣架</text:p>
          </table:table-cell>
        </table:table-row>
        <table:table-row>
          <table:table-cell>
            <text:p>1</text:p>
          </table:table-cell>
          <table:table-cell>
            <text:p>harden</text:p>
          </table:table-cell>
          <table:table-cell>
            <text:p>['hɑ:dn]
vt. 使变硬, 使坚强, 使冷酷
vi. 变硬, 变冷酷, 涨价</text:p>
          </table:table-cell>
        </table:table-row>
        <table:table-row>
          <table:table-cell>
            <text:p>1</text:p>
          </table:table-cell>
          <table:table-cell>
            <text:p>hardily</text:p>
          </table:table-cell>
          <table:table-cell>
            <text:p>['hɑ:dili]
adv. 耐劳地, 大胆地, 蛮勇地</text:p>
          </table:table-cell>
        </table:table-row>
        <table:table-row>
          <table:table-cell>
            <text:p>1</text:p>
          </table:table-cell>
          <table:table-cell>
            <text:p>harvest-work</text:p>
          </table:table-cell>
          <table:table-cell>
            <text:p>harvest work</text:p>
          </table:table-cell>
        </table:table-row>
        <table:table-row>
          <table:table-cell>
            <text:p>1</text:p>
          </table:table-cell>
          <table:table-cell>
            <text:p>harvesting</text:p>
          </table:table-cell>
          <table:table-cell>
            <text:p>['hɑ:vistiŋ]
v. 收获
n. 收获</text:p>
          </table:table-cell>
        </table:table-row>
        <table:table-row>
          <table:table-cell>
            <text:p>1</text:p>
          </table:table-cell>
          <table:table-cell>
            <text:p>harvests</text:p>
          </table:table-cell>
          <table:table-cell>
            <text:p>~= harvest
['hɑ:vist]
n. 收获, 收成, 结果, 成果
v. 收获, 收割</text:p>
          </table:table-cell>
        </table:table-row>
        <table:table-row>
          <table:table-cell>
            <text:p>1</text:p>
          </table:table-cell>
          <table:table-cell>
            <text:p>hatched</text:p>
          </table:table-cell>
          <table:table-cell>
            <text:p>[计] 阴影线的</text:p>
          </table:table-cell>
        </table:table-row>
        <table:table-row>
          <table:table-cell>
            <text:p>1</text:p>
          </table:table-cell>
          <table:table-cell>
            <text:p>hatches</text:p>
          </table:table-cell>
          <table:table-cell>
            <text:p>n. 出生、订婚、结婚和死亡栏</text:p>
          </table:table-cell>
        </table:table-row>
        <table:table-row>
          <table:table-cell>
            <text:p>1</text:p>
          </table:table-cell>
          <table:table-cell>
            <text:p>hate</text:p>
          </table:table-cell>
          <table:table-cell>
            <text:p>[heit]
vt. 憎恨, 恨, 不愿, 不喜欢
n. 憎恶, 憎恨
v. 憎恨, 讨厌, 不愿</text:p>
          </table:table-cell>
        </table:table-row>
        <table:table-row>
          <table:table-cell>
            <text:p>1</text:p>
          </table:table-cell>
          <table:table-cell>
            <text:p>hats</text:p>
          </table:table-cell>
          <table:table-cell>
            <text:p>~= hat
[hæt]
n. 帽子
vt. 戴帽子</text:p>
          </table:table-cell>
        </table:table-row>
        <table:table-row>
          <table:table-cell>
            <text:p>1</text:p>
          </table:table-cell>
          <table:table-cell>
            <text:p>haunts</text:p>
          </table:table-cell>
          <table:table-cell>
            <text:p>~= haunt
[hɔ:nt]
v. 神鬼出没</text:p>
          </table:table-cell>
        </table:table-row>
        <table:table-row>
          <table:table-cell>
            <text:p>1</text:p>
          </table:table-cell>
          <table:table-cell>
            <text:p>haven</text:p>
          </table:table-cell>
          <table:table-cell>
            <text:p>['heivn]
n. 港口, 避难所</text:p>
          </table:table-cell>
        </table:table-row>
        <table:table-row>
          <table:table-cell>
            <text:p>1</text:p>
          </table:table-cell>
          <table:table-cell>
            <text:p>hawser</text:p>
          </table:table-cell>
          <table:table-cell>
            <text:p>['hɔ:zә]
n. 大缆, 曳船索, 系船索</text:p>
          </table:table-cell>
        </table:table-row>
        <table:table-row>
          <table:table-cell>
            <text:p>1</text:p>
          </table:table-cell>
          <table:table-cell>
            <text:p>hazardous</text:p>
          </table:table-cell>
          <table:table-cell>
            <text:p>['hæzәdәs]
adj. 危险的, 冒险的, 碰运气的</text:p>
          </table:table-cell>
        </table:table-row>
        <table:table-row>
          <table:table-cell>
            <text:p>1</text:p>
          </table:table-cell>
          <table:table-cell>
            <text:p>he-goats</text:p>
          </table:table-cell>
          <table:table-cell>
            <text:p>~= he-goat
['hi:gәut]
n. [动]雄山羊</text:p>
          </table:table-cell>
        </table:table-row>
        <table:table-row>
          <table:table-cell>
            <text:p>1</text:p>
          </table:table-cell>
          <table:table-cell>
            <text:p>hea</text:p>
          </table:table-cell>
          <table:table-cell>
            <text:p>~~~= acidhead
['æsidhed]
n. 吸麦角酸二乙酰胺成瘾者, 嗜用迷幻药者, 瘾君子</text:p>
          </table:table-cell>
        </table:table-row>
        <table:table-row>
          <table:table-cell>
            <text:p>1</text:p>
          </table:table-cell>
          <table:table-cell>
            <text:p>healthy</text:p>
          </table:table-cell>
          <table:table-cell>
            <text:p>['helθi]
adj. 健康的, 健壮的, 有益于健康的</text:p>
          </table:table-cell>
        </table:table-row>
        <table:table-row>
          <table:table-cell>
            <text:p>1</text:p>
          </table:table-cell>
          <table:table-cell>
            <text:p>heaps</text:p>
          </table:table-cell>
          <table:table-cell>
            <text:p>[hi:ps]
adv. 很, 非常地</text:p>
          </table:table-cell>
        </table:table-row>
        <table:table-row>
          <table:table-cell>
            <text:p>1</text:p>
          </table:table-cell>
          <table:table-cell>
            <text:p>hears</text:p>
          </table:table-cell>
          <table:table-cell>
            <text:p>~= hear
[hiә]
vt. 听到, 听说, 听取, 审理, 允许
vi. 听见, 听到</text:p>
          </table:table-cell>
        </table:table-row>
        <table:table-row>
          <table:table-cell>
            <text:p>1</text:p>
          </table:table-cell>
          <table:table-cell>
            <text:p>heartened</text:p>
          </table:table-cell>
          <table:table-cell>
            <text:p>~= hearten
['hɑ:tn]
vt. 鼓励, 激励
vi. 振奋</text:p>
          </table:table-cell>
        </table:table-row>
        <table:table-row>
          <table:table-cell>
            <text:p>1</text:p>
          </table:table-cell>
          <table:table-cell>
            <text:p>heartening</text:p>
          </table:table-cell>
          <table:table-cell>
            <text:p>adj. 令人振奋的，鼓舞人的</text:p>
          </table:table-cell>
        </table:table-row>
        <table:table-row>
          <table:table-cell>
            <text:p>1</text:p>
          </table:table-cell>
          <table:table-cell>
            <text:p>heave</text:p>
          </table:table-cell>
          <table:table-cell>
            <text:p>[hi:v]
v. 举起
n. 举起</text:p>
          </table:table-cell>
        </table:table-row>
        <table:table-row>
          <table:table-cell>
            <text:p>1</text:p>
          </table:table-cell>
          <table:table-cell>
            <text:p>heavenly</text:p>
          </table:table-cell>
          <table:table-cell>
            <text:p>['hevәnli]
adj. 如天堂的, 神圣的, 天空的, 极优美的, 天上的</text:p>
          </table:table-cell>
        </table:table-row>
        <table:table-row>
          <table:table-cell>
            <text:p>1</text:p>
          </table:table-cell>
          <table:table-cell>
            <text:p>heavily</text:p>
          </table:table-cell>
          <table:table-cell>
            <text:p>['hevili]
adv. 很重地, 沉重地</text:p>
          </table:table-cell>
        </table:table-row>
        <table:table-row>
          <table:table-cell>
            <text:p>1</text:p>
          </table:table-cell>
          <table:table-cell>
            <text:p>heavy-hearted</text:p>
          </table:table-cell>
          <table:table-cell>
            <text:p>adj. 心情沉重的</text:p>
          </table:table-cell>
        </table:table-row>
        <table:table-row>
          <table:table-cell>
            <text:p>1</text:p>
          </table:table-cell>
          <table:table-cell>
            <text:p>hedging</text:p>
          </table:table-cell>
          <table:table-cell>
            <text:p>【经】 平衡交易, 套头交易</text:p>
          </table:table-cell>
        </table:table-row>
        <table:table-row>
          <table:table-cell>
            <text:p>1</text:p>
          </table:table-cell>
          <table:table-cell>
            <text:p>heel</text:p>
          </table:table-cell>
          <table:table-cell>
            <text:p>[hi:l]
n. 脚后跟, 踵, 跟部</text:p>
          </table:table-cell>
        </table:table-row>
        <table:table-row>
          <table:table-cell>
            <text:p>1</text:p>
          </table:table-cell>
          <table:table-cell>
            <text:p>heirs</text:p>
          </table:table-cell>
          <table:table-cell>
            <text:p>~= heir
[єә]
n. 继承人, 后嗣</text:p>
          </table:table-cell>
        </table:table-row>
        <table:table-row>
          <table:table-cell>
            <text:p>1</text:p>
          </table:table-cell>
          <table:table-cell>
            <text:p>helpful</text:p>
          </table:table-cell>
          <table:table-cell>
            <text:p>['helpful]
adj. 有帮助的, 有用的, 有益的</text:p>
          </table:table-cell>
        </table:table-row>
        <table:table-row>
          <table:table-cell>
            <text:p>1</text:p>
          </table:table-cell>
          <table:table-cell>
            <text:p>helpless</text:p>
          </table:table-cell>
          <table:table-cell>
            <text:p>['helplis]
adj. 无助的, 无能的, 没用的</text:p>
          </table:table-cell>
        </table:table-row>
        <table:table-row>
          <table:table-cell>
            <text:p>1</text:p>
          </table:table-cell>
          <table:table-cell>
            <text:p>herbage</text:p>
          </table:table-cell>
          <table:table-cell>
            <text:p>['hә:bidʒ]
n. 草本, 草, 草的柔软部分</text:p>
          </table:table-cell>
        </table:table-row>
        <table:table-row>
          <table:table-cell>
            <text:p>1</text:p>
          </table:table-cell>
          <table:table-cell>
            <text:p>hereabouts</text:p>
          </table:table-cell>
          <table:table-cell>
            <text:p>ad. 在这里附近</text:p>
          </table:table-cell>
        </table:table-row>
        <table:table-row>
          <table:table-cell>
            <text:p>1</text:p>
          </table:table-cell>
          <table:table-cell>
            <text:p>hesitation</text:p>
          </table:table-cell>
          <table:table-cell>
            <text:p>[ˏhezi'teiʃәn]
n. 犹豫, 踌躇</text:p>
          </table:table-cell>
        </table:table-row>
        <table:table-row>
          <table:table-cell>
            <text:p>1</text:p>
          </table:table-cell>
          <table:table-cell>
            <text:p>hi</text:p>
          </table:table-cell>
          <table:table-cell>
            <text:p>[hai]
int. 嗨!(引人注意时的喊声,打招呼)</text:p>
          </table:table-cell>
        </table:table-row>
        <table:table-row>
          <table:table-cell>
            <text:p>1</text:p>
          </table:table-cell>
          <table:table-cell>
            <text:p>hich</text:p>
          </table:table-cell>
          <table:table-cell>
            <text:p>~~~= amphichroic
[ˏæmfi'krәuik]
adj. [化]双变色的,两性反应的</text:p>
          </table:table-cell>
        </table:table-row>
        <table:table-row>
          <table:table-cell>
            <text:p>1</text:p>
          </table:table-cell>
          <table:table-cell>
            <text:p>hides</text:p>
          </table:table-cell>
          <table:table-cell>
            <text:p>~= hide
[haid]
n. 兽皮, 皮革
v. 剥...的皮, 痛打, 隐藏, 掩藏, 隐瞒, 掩饰</text:p>
          </table:table-cell>
        </table:table-row>
        <table:table-row>
          <table:table-cell>
            <text:p>1</text:p>
          </table:table-cell>
          <table:table-cell>
            <text:p>hile</text:p>
          </table:table-cell>
          <table:table-cell>
            <text:p>~~~= acidophile
[ә'sidәfail]
n. [医]嗜酸细胞, 嗜酸细菌</text:p>
          </table:table-cell>
        </table:table-row>
        <table:table-row>
          <table:table-cell>
            <text:p>1</text:p>
          </table:table-cell>
          <table:table-cell>
            <text:p>hillock</text:p>
          </table:table-cell>
          <table:table-cell>
            <text:p>['hilәk]
n. 小丘</text:p>
          </table:table-cell>
        </table:table-row>
        <table:table-row>
          <table:table-cell>
            <text:p>1</text:p>
          </table:table-cell>
          <table:table-cell>
            <text:p>him-a</text:p>
          </table:table-cell>
          <table:table-cell>
            <text:p>him a</text:p>
          </table:table-cell>
        </table:table-row>
        <table:table-row>
          <table:table-cell>
            <text:p>1</text:p>
          </table:table-cell>
          <table:table-cell>
            <text:p>hin</text:p>
          </table:table-cell>
          <table:table-cell>
            <text:p>[hin]
n. 赫因(古代希伯来人的液量单位,约相当于1又1/2加仑)</text:p>
          </table:table-cell>
        </table:table-row>
        <table:table-row>
          <table:table-cell>
            <text:p>1</text:p>
          </table:table-cell>
          <table:table-cell>
            <text:p>hind</text:p>
          </table:table-cell>
          <table:table-cell>
            <text:p>[haind]
adj. 后边的, 后面的</text:p>
          </table:table-cell>
        </table:table-row>
        <table:table-row>
          <table:table-cell>
            <text:p>1</text:p>
          </table:table-cell>
          <table:table-cell>
            <text:p>hinder-quarter</text:p>
          </table:table-cell>
          <table:table-cell>
            <text:p>hinder quarter</text:p>
          </table:table-cell>
        </table:table-row>
        <table:table-row>
          <table:table-cell>
            <text:p>1</text:p>
          </table:table-cell>
          <table:table-cell>
            <text:p>hindering</text:p>
          </table:table-cell>
          <table:table-cell>
            <text:p>~= hinder
['hindә]
adj. 后面的
v. 阻碍, 打扰</text:p>
          </table:table-cell>
        </table:table-row>
        <table:table-row>
          <table:table-cell>
            <text:p>1</text:p>
          </table:table-cell>
          <table:table-cell>
            <text:p>historical</text:p>
          </table:table-cell>
          <table:table-cell>
            <text:p>[his'tɔrikәl]
adj. 历史(上)的, 有关历史的</text:p>
          </table:table-cell>
        </table:table-row>
        <table:table-row>
          <table:table-cell>
            <text:p>1</text:p>
          </table:table-cell>
          <table:table-cell>
            <text:p>hits</text:p>
          </table:table-cell>
          <table:table-cell>
            <text:p>[计] 采样数</text:p>
          </table:table-cell>
        </table:table-row>
        <table:table-row>
          <table:table-cell>
            <text:p>1</text:p>
          </table:table-cell>
          <table:table-cell>
            <text:p>hod</text:p>
          </table:table-cell>
          <table:table-cell>
            <text:p>[hɔd]
n. 灰浆桶</text:p>
          </table:table-cell>
        </table:table-row>
        <table:table-row>
          <table:table-cell>
            <text:p>1</text:p>
          </table:table-cell>
          <table:table-cell>
            <text:p>hogs</text:p>
          </table:table-cell>
          <table:table-cell>
            <text:p>~= hog
[hɔg; (US) hɔ:g]
n. 肥(公)猪, 贪婪者
v. (使)拱起</text:p>
          </table:table-cell>
        </table:table-row>
        <table:table-row>
          <table:table-cell>
            <text:p>1</text:p>
          </table:table-cell>
          <table:table-cell>
            <text:p>holesome</text:p>
          </table:table-cell>
          <table:table-cell>
            <text:p>~~~= unwholesome
['ʌn'hәulsәm]
adj. 不健康的</text:p>
          </table:table-cell>
        </table:table-row>
        <table:table-row>
          <table:table-cell>
            <text:p>1</text:p>
          </table:table-cell>
          <table:table-cell>
            <text:p>honorable</text:p>
          </table:table-cell>
          <table:table-cell>
            <text:p>['ɔnәrәbl]
adj. 可敬的, 荣誉的, 光荣的</text:p>
          </table:table-cell>
        </table:table-row>
        <table:table-row>
          <table:table-cell>
            <text:p>1</text:p>
          </table:table-cell>
          <table:table-cell>
            <text:p>honorably</text:p>
          </table:table-cell>
          <table:table-cell>
            <text:p>adv. 值得尊敬地, 体面地</text:p>
          </table:table-cell>
        </table:table-row>
        <table:table-row>
          <table:table-cell>
            <text:p>1</text:p>
          </table:table-cell>
          <table:table-cell>
            <text:p>hook</text:p>
          </table:table-cell>
          <table:table-cell>
            <text:p>[huk]
n. 钩, 吊钩
v. 钩住, 沉迷, 上瘾</text:p>
          </table:table-cell>
        </table:table-row>
        <table:table-row>
          <table:table-cell>
            <text:p>1</text:p>
          </table:table-cell>
          <table:table-cell>
            <text:p>hooks</text:p>
          </table:table-cell>
          <table:table-cell>
            <text:p>~= hook
[huk]
n. 钩, 吊钩
v. 钩住, 沉迷, 上瘾</text:p>
          </table:table-cell>
        </table:table-row>
        <table:table-row>
          <table:table-cell>
            <text:p>1</text:p>
          </table:table-cell>
          <table:table-cell>
            <text:p>hooped</text:p>
          </table:table-cell>
          <table:table-cell>
            <text:p>~= hoop
[hu:p]
n. 箍, 铁环, 戒指, 篮
v. 加箍于, 环绕</text:p>
          </table:table-cell>
        </table:table-row>
        <table:table-row>
          <table:table-cell>
            <text:p>1</text:p>
          </table:table-cell>
          <table:table-cell>
            <text:p>hops</text:p>
          </table:table-cell>
          <table:table-cell>
            <text:p>【医】 忽布, 蛇麻花, 蜱酒花</text:p>
          </table:table-cell>
        </table:table-row>
        <table:table-row>
          <table:table-cell>
            <text:p>1</text:p>
          </table:table-cell>
          <table:table-cell>
            <text:p>horseback</text:p>
          </table:table-cell>
          <table:table-cell>
            <text:p>['hɔ:sbæk]
n. 马背, 隆起的条状地带</text:p>
          </table:table-cell>
        </table:table-row>
        <table:table-row>
          <table:table-cell>
            <text:p>1</text:p>
          </table:table-cell>
          <table:table-cell>
            <text:p>horsemen</text:p>
          </table:table-cell>
          <table:table-cell>
            <text:p>~~~= endorsement
[in'dɔ:smәnt]
n. 背书, 签注(文件), 认可</text:p>
          </table:table-cell>
        </table:table-row>
        <table:table-row>
          <table:table-cell>
            <text:p>1</text:p>
          </table:table-cell>
          <table:table-cell>
            <text:p>hospital</text:p>
          </table:table-cell>
          <table:table-cell>
            <text:p>['hɔspitl]
n. 医院</text:p>
          </table:table-cell>
        </table:table-row>
        <table:table-row>
          <table:table-cell>
            <text:p>1</text:p>
          </table:table-cell>
          <table:table-cell>
            <text:p>hottest</text:p>
          </table:table-cell>
          <table:table-cell>
            <text:p>adj. 热的,热烈的</text:p>
          </table:table-cell>
        </table:table-row>
        <table:table-row>
          <table:table-cell>
            <text:p>1</text:p>
          </table:table-cell>
          <table:table-cell>
            <text:p>house-breed</text:p>
          </table:table-cell>
          <table:table-cell>
            <text:p>house breed</text:p>
          </table:table-cell>
        </table:table-row>
        <table:table-row>
          <table:table-cell>
            <text:p>1</text:p>
          </table:table-cell>
          <table:table-cell>
            <text:p>house-education</text:p>
          </table:table-cell>
          <table:table-cell>
            <text:p>house education</text:p>
          </table:table-cell>
        </table:table-row>
        <table:table-row>
          <table:table-cell>
            <text:p>1</text:p>
          </table:table-cell>
          <table:table-cell>
            <text:p>housed</text:p>
          </table:table-cell>
          <table:table-cell>
            <text:p>~= house
[haus]
n. 房子, 住宅, 库房, 机构, 家庭, 家族, 议院, 剧场
vt. 给...房子住, 收藏, 覆盖
vi. 住, 躲藏(up)</text:p>
          </table:table-cell>
        </table:table-row>
        <table:table-row>
          <table:table-cell>
            <text:p>1</text:p>
          </table:table-cell>
          <table:table-cell>
            <text:p>html</text:p>
          </table:table-cell>
          <table:table-cell>
            <text:p>~= HTML
Hypertext Markup Language, 超文本链接标示语言</text:p>
          </table:table-cell>
        </table:table-row>
        <table:table-row>
          <table:table-cell>
            <text:p>1</text:p>
          </table:table-cell>
          <table:table-cell>
            <text:p>huge</text:p>
          </table:table-cell>
          <table:table-cell>
            <text:p>[hju:dʒ]
adj. 巨大的, 极大的, 无限的</text:p>
          </table:table-cell>
        </table:table-row>
        <table:table-row>
          <table:table-cell>
            <text:p>1</text:p>
          </table:table-cell>
          <table:table-cell>
            <text:p>hugged</text:p>
          </table:table-cell>
          <table:table-cell>
            <text:p>~~~= hiphuggers
['hipˏhʌgәz]
[复]n.裤腰低及臀部的紧身长裤</text:p>
          </table:table-cell>
        </table:table-row>
        <table:table-row>
          <table:table-cell>
            <text:p>1</text:p>
          </table:table-cell>
          <table:table-cell>
            <text:p>humankind</text:p>
          </table:table-cell>
          <table:table-cell>
            <text:p>['hju:mәnkaind]
n. 人类</text:p>
          </table:table-cell>
        </table:table-row>
        <table:table-row>
          <table:table-cell>
            <text:p>1</text:p>
          </table:table-cell>
          <table:table-cell>
            <text:p>humber</text:p>
          </table:table-cell>
          <table:table-cell>
            <text:p>~~~= Northumberland
[nɔ:'θʌmbәlәnd]
诺森伯兰郡[英国英格兰郡名]</text:p>
          </table:table-cell>
        </table:table-row>
        <table:table-row>
          <table:table-cell>
            <text:p>1</text:p>
          </table:table-cell>
          <table:table-cell>
            <text:p>humbly</text:p>
          </table:table-cell>
          <table:table-cell>
            <text:p>adv. 谦恭地</text:p>
          </table:table-cell>
        </table:table-row>
        <table:table-row>
          <table:table-cell>
            <text:p>1</text:p>
          </table:table-cell>
          <table:table-cell>
            <text:p>humiliation</text:p>
          </table:table-cell>
          <table:table-cell>
            <text:p>[hju:ˏmili'eiʃәn]
n. 羞辱, 蒙耻</text:p>
          </table:table-cell>
        </table:table-row>
        <table:table-row>
          <table:table-cell>
            <text:p>1</text:p>
          </table:table-cell>
          <table:table-cell>
            <text:p>humility</text:p>
          </table:table-cell>
          <table:table-cell>
            <text:p>[hju(:)'militi]
n. 谦卑</text:p>
          </table:table-cell>
        </table:table-row>
        <table:table-row>
          <table:table-cell>
            <text:p>1</text:p>
          </table:table-cell>
          <table:table-cell>
            <text:p>humor</text:p>
          </table:table-cell>
          <table:table-cell>
            <text:p>['hju:mә]
n. 幽默, 心情, 诙谐
vt. 迎合, 牵就, 顺应</text:p>
          </table:table-cell>
        </table:table-row>
        <table:table-row>
          <table:table-cell>
            <text:p>1</text:p>
          </table:table-cell>
          <table:table-cell>
            <text:p>hundredfold</text:p>
          </table:table-cell>
          <table:table-cell>
            <text:p>['hʌndrәdfәuld]
adj. 百倍的
adv. 百倍地
n. 百倍, 百重</text:p>
          </table:table-cell>
        </table:table-row>
        <table:table-row>
          <table:table-cell>
            <text:p>1</text:p>
          </table:table-cell>
          <table:table-cell>
            <text:p>hurdles</text:p>
          </table:table-cell>
          <table:table-cell>
            <text:p>~= hurdle
['hә:dl]
n. 篱笆, 栏, 障碍, 跨栏, 活动篱笆
v. 用篱笆围住, 跳过(栏栅), 克服(障碍)</text:p>
          </table:table-cell>
        </table:table-row>
        <table:table-row>
          <table:table-cell>
            <text:p>1</text:p>
          </table:table-cell>
          <table:table-cell>
            <text:p>hurricanes</text:p>
          </table:table-cell>
          <table:table-cell>
            <text:p>~= hurricane
['hʌrikәn, -kin]
n. 飓风, 狂风</text:p>
          </table:table-cell>
        </table:table-row>
        <table:table-row>
          <table:table-cell>
            <text:p>1</text:p>
          </table:table-cell>
          <table:table-cell>
            <text:p>husbands</text:p>
          </table:table-cell>
          <table:table-cell>
            <text:p>~= husband
['hʌzbәnd]
n. 丈夫</text:p>
          </table:table-cell>
        </table:table-row>
        <table:table-row>
          <table:table-cell>
            <text:p>1</text:p>
          </table:table-cell>
          <table:table-cell>
            <text:p>husk</text:p>
          </table:table-cell>
          <table:table-cell>
            <text:p>[hʌsk]
n. （果类或谷物的）外壳(通常用复数), 皮, 无价值之物
vt. 剥...的壳, 削皮</text:p>
          </table:table-cell>
        </table:table-row>
        <table:table-row>
          <table:table-cell>
            <text:p>1</text:p>
          </table:table-cell>
          <table:table-cell>
            <text:p>hypocrite</text:p>
          </table:table-cell>
          <table:table-cell>
            <text:p>['hipәkrit]
n. 伪君子, 伪善者</text:p>
          </table:table-cell>
        </table:table-row>
        <table:table-row>
          <table:table-cell>
            <text:p>1</text:p>
          </table:table-cell>
          <table:table-cell>
            <text:p>i'm</text:p>
          </table:table-cell>
          <table:table-cell>
            <text:p>~= I'm
/aɪm; aɪm/
contracted form 缩约式 I am =&gt; be.</text:p>
          </table:table-cell>
        </table:table-row>
        <table:table-row>
          <table:table-cell>
            <text:p>1</text:p>
          </table:table-cell>
          <table:table-cell>
            <text:p>ible</text:p>
          </table:table-cell>
          <table:table-cell>
            <text:p>~~~= accessible
[әk'sesәbl]
adj. 易接近的, 可到达的, 易受影响的, 可理解的</text:p>
          </table:table-cell>
        </table:table-row>
        <table:table-row>
          <table:table-cell>
            <text:p>1</text:p>
          </table:table-cell>
          <table:table-cell>
            <text:p>ication</text:p>
          </table:table-cell>
          <table:table-cell>
            <text:p>~~~= abdication
[ˏæbdi'keiʃәn]
n. 退位, 让位</text:p>
          </table:table-cell>
        </table:table-row>
        <table:table-row>
          <table:table-cell>
            <text:p>1</text:p>
          </table:table-cell>
          <table:table-cell>
            <text:p>idolaters</text:p>
          </table:table-cell>
          <table:table-cell>
            <text:p>~= idolater
[ai'dɔlәtә]
n. 偶像崇拜者, 崇拜者, 皈依者, 追星族</text:p>
          </table:table-cell>
        </table:table-row>
        <table:table-row>
          <table:table-cell>
            <text:p>1</text:p>
          </table:table-cell>
          <table:table-cell>
            <text:p>idols</text:p>
          </table:table-cell>
          <table:table-cell>
            <text:p>~= idol
['aidl]
n. 偶像, 崇拜物, 幻象, [逻]谬论</text:p>
          </table:table-cell>
        </table:table-row>
        <table:table-row>
          <table:table-cell>
            <text:p>1</text:p>
          </table:table-cell>
          <table:table-cell>
            <text:p>ied</text:p>
          </table:table-cell>
          <table:table-cell>
            <text:p>~= y
[wai]
n. 字母y</text:p>
          </table:table-cell>
        </table:table-row>
        <table:table-row>
          <table:table-cell>
            <text:p>1</text:p>
          </table:table-cell>
          <table:table-cell>
            <text:p>il</text:p>
          </table:table-cell>
          <table:table-cell>
            <text:p>[域] Israel , 以色列</text:p>
          </table:table-cell>
        </table:table-row>
        <table:table-row>
          <table:table-cell>
            <text:p>1</text:p>
          </table:table-cell>
          <table:table-cell>
            <text:p>ill-usage</text:p>
          </table:table-cell>
          <table:table-cell>
            <text:p>n. 虐待, 苛刻</text:p>
          </table:table-cell>
        </table:table-row>
        <table:table-row>
          <table:table-cell>
            <text:p>1</text:p>
          </table:table-cell>
          <table:table-cell>
            <text:p>illness</text:p>
          </table:table-cell>
          <table:table-cell>
            <text:p>['ilnis]
n. 疾病, 生病</text:p>
          </table:table-cell>
        </table:table-row>
        <table:table-row>
          <table:table-cell>
            <text:p>1</text:p>
          </table:table-cell>
          <table:table-cell>
            <text:p>illustrated</text:p>
          </table:table-cell>
          <table:table-cell>
            <text:p>['ilәstreitid]
n. 有插画的报章杂志
adj. 有插图的</text:p>
          </table:table-cell>
        </table:table-row>
        <table:table-row>
          <table:table-cell>
            <text:p>1</text:p>
          </table:table-cell>
          <table:table-cell>
            <text:p>imagining</text:p>
          </table:table-cell>
          <table:table-cell>
            <text:p>~= imagine
[i'mædʒin]
vt. 想象, 设想</text:p>
          </table:table-cell>
        </table:table-row>
        <table:table-row>
          <table:table-cell>
            <text:p>1</text:p>
          </table:table-cell>
          <table:table-cell>
            <text:p>immoderate</text:p>
          </table:table-cell>
          <table:table-cell>
            <text:p>[i'mɔdәrit]
adj. 不适中的</text:p>
          </table:table-cell>
        </table:table-row>
        <table:table-row>
          <table:table-cell>
            <text:p>1</text:p>
          </table:table-cell>
          <table:table-cell>
            <text:p>imparted</text:p>
          </table:table-cell>
          <table:table-cell>
            <text:p>[im'pɑ:tid]
给予的, 授予的</text:p>
          </table:table-cell>
        </table:table-row>
        <table:table-row>
          <table:table-cell>
            <text:p>1</text:p>
          </table:table-cell>
          <table:table-cell>
            <text:p>impartially</text:p>
          </table:table-cell>
          <table:table-cell>
            <text:p>adv. 公平地, 无私地</text:p>
          </table:table-cell>
        </table:table-row>
        <table:table-row>
          <table:table-cell>
            <text:p>1</text:p>
          </table:table-cell>
          <table:table-cell>
            <text:p>impassa</text:p>
          </table:table-cell>
          <table:table-cell>
            <text:p>~~~= impassability
['imˏpɑ:sә'bilәti]
n. 不能通行</text:p>
          </table:table-cell>
        </table:table-row>
        <table:table-row>
          <table:table-cell>
            <text:p>1</text:p>
          </table:table-cell>
          <table:table-cell>
            <text:p>impassable</text:p>
          </table:table-cell>
          <table:table-cell>
            <text:p>[im'pɑ:sәbl]
adj. 不能通行的, 无路可通的</text:p>
          </table:table-cell>
        </table:table-row>
        <table:table-row>
          <table:table-cell>
            <text:p>1</text:p>
          </table:table-cell>
          <table:table-cell>
            <text:p>impending</text:p>
          </table:table-cell>
          <table:table-cell>
            <text:p>[im'pendiŋ]
n. 迫近</text:p>
          </table:table-cell>
        </table:table-row>
        <table:table-row>
          <table:table-cell>
            <text:p>1</text:p>
          </table:table-cell>
          <table:table-cell>
            <text:p>implored</text:p>
          </table:table-cell>
          <table:table-cell>
            <text:p>~= implore
[im'plɔ:]
vt. 恳求, 哀求</text:p>
          </table:table-cell>
        </table:table-row>
        <table:table-row>
          <table:table-cell>
            <text:p>1</text:p>
          </table:table-cell>
          <table:table-cell>
            <text:p>importance</text:p>
          </table:table-cell>
          <table:table-cell>
            <text:p>[im'pɔ:tәns]
n. 重要(性), 重大, 价值, 傲慢</text:p>
          </table:table-cell>
        </table:table-row>
        <table:table-row>
          <table:table-cell>
            <text:p>1</text:p>
          </table:table-cell>
          <table:table-cell>
            <text:p>importunities</text:p>
          </table:table-cell>
          <table:table-cell>
            <text:p>~= importunity
[ˏimpɔ:'tju:nәti]
n. 硬要, 强求</text:p>
          </table:table-cell>
        </table:table-row>
        <table:table-row>
          <table:table-cell>
            <text:p>1</text:p>
          </table:table-cell>
          <table:table-cell>
            <text:p>importunity</text:p>
          </table:table-cell>
          <table:table-cell>
            <text:p>[ˏimpɔ:'tju:nәti]
n. 硬要, 强求</text:p>
          </table:table-cell>
        </table:table-row>
        <table:table-row>
          <table:table-cell>
            <text:p>1</text:p>
          </table:table-cell>
          <table:table-cell>
            <text:p>imposed</text:p>
          </table:table-cell>
          <table:table-cell>
            <text:p>~= impose
[im'pәuz]
vt. 征税, 强加, 以...欺骗
vi. 利用, 欺骗, 施影响</text:p>
          </table:table-cell>
        </table:table-row>
        <table:table-row>
          <table:table-cell>
            <text:p>1</text:p>
          </table:table-cell>
          <table:table-cell>
            <text:p>impossibility</text:p>
          </table:table-cell>
          <table:table-cell>
            <text:p>[imˏpɔsә'bilәti]
n. 不可能之事, 不可能</text:p>
          </table:table-cell>
        </table:table-row>
        <table:table-row>
          <table:table-cell>
            <text:p>1</text:p>
          </table:table-cell>
          <table:table-cell>
            <text:p>imprecations</text:p>
          </table:table-cell>
          <table:table-cell>
            <text:p>~= imprecation
[imprɔ'keiʃ(ә)n]
n. 祈求, 诅咒</text:p>
          </table:table-cell>
        </table:table-row>
        <table:table-row>
          <table:table-cell>
            <text:p>1</text:p>
          </table:table-cell>
          <table:table-cell>
            <text:p>impressed</text:p>
          </table:table-cell>
          <table:table-cell>
            <text:p>~= impress
[im'pres]
vt. 印, 盖印, 留下印象</text:p>
          </table:table-cell>
        </table:table-row>
        <table:table-row>
          <table:table-cell>
            <text:p>1</text:p>
          </table:table-cell>
          <table:table-cell>
            <text:p>impressio</text:p>
          </table:table-cell>
          <table:table-cell>
            <text:p>【医】 压迹</text:p>
          </table:table-cell>
        </table:table-row>
        <table:table-row>
          <table:table-cell>
            <text:p>1</text:p>
          </table:table-cell>
          <table:table-cell>
            <text:p>imprint</text:p>
          </table:table-cell>
          <table:table-cell>
            <text:p>[im'print]
v. 留下烙印</text:p>
          </table:table-cell>
        </table:table-row>
        <table:table-row>
          <table:table-cell>
            <text:p>1</text:p>
          </table:table-cell>
          <table:table-cell>
            <text:p>improbable</text:p>
          </table:table-cell>
          <table:table-cell>
            <text:p>[im'prɔbәbl]
adj. 不可能的</text:p>
          </table:table-cell>
        </table:table-row>
        <table:table-row>
          <table:table-cell>
            <text:p>1</text:p>
          </table:table-cell>
          <table:table-cell>
            <text:p>impulses</text:p>
          </table:table-cell>
          <table:table-cell>
            <text:p>~= impulse
['impʌls]
n. 推动, 刺激, 冲动, 推动力
vt. 推动</text:p>
          </table:table-cell>
        </table:table-row>
        <table:table-row>
          <table:table-cell>
            <text:p>1</text:p>
          </table:table-cell>
          <table:table-cell>
            <text:p>incapable</text:p>
          </table:table-cell>
          <table:table-cell>
            <text:p>[in'keipәbl]
adj. 无能力的, 不能的</text:p>
          </table:table-cell>
        </table:table-row>
        <table:table-row>
          <table:table-cell>
            <text:p>1</text:p>
          </table:table-cell>
          <table:table-cell>
            <text:p>incessant</text:p>
          </table:table-cell>
          <table:table-cell>
            <text:p>[in'sesnt]
adj. 不断的, 不停的</text:p>
          </table:table-cell>
        </table:table-row>
        <table:table-row>
          <table:table-cell>
            <text:p>1</text:p>
          </table:table-cell>
          <table:table-cell>
            <text:p>includes</text:p>
          </table:table-cell>
          <table:table-cell>
            <text:p>~= include
[in' klu:d]
vt. 包括, 包含</text:p>
          </table:table-cell>
        </table:table-row>
        <table:table-row>
          <table:table-cell>
            <text:p>1</text:p>
          </table:table-cell>
          <table:table-cell>
            <text:p>incommoded</text:p>
          </table:table-cell>
          <table:table-cell>
            <text:p>~= incommode
[inkә'mәud]
v. 妨碍</text:p>
          </table:table-cell>
        </table:table-row>
        <table:table-row>
          <table:table-cell>
            <text:p>1</text:p>
          </table:table-cell>
          <table:table-cell>
            <text:p>inconceivable</text:p>
          </table:table-cell>
          <table:table-cell>
            <text:p>[ˏinkәn'si:vәbl]
adj. 不能想像的, 难以相信的</text:p>
          </table:table-cell>
        </table:table-row>
        <table:table-row>
          <table:table-cell>
            <text:p>1</text:p>
          </table:table-cell>
          <table:table-cell>
            <text:p>incongruous</text:p>
          </table:table-cell>
          <table:table-cell>
            <text:p>[in'kɔŋgruәs]
adj. 不调和的, 不适宜的</text:p>
          </table:table-cell>
        </table:table-row>
        <table:table-row>
          <table:table-cell>
            <text:p>1</text:p>
          </table:table-cell>
          <table:table-cell>
            <text:p>inconsistent</text:p>
          </table:table-cell>
          <table:table-cell>
            <text:p>[ˏinkәn'sistәnt]
adj. 不一致的, 不协调的, 矛盾的</text:p>
          </table:table-cell>
        </table:table-row>
        <table:table-row>
          <table:table-cell>
            <text:p>1</text:p>
          </table:table-cell>
          <table:table-cell>
            <text:p>inconveniences</text:p>
          </table:table-cell>
          <table:table-cell>
            <text:p>~= inconvenience
[ˏinkәn'vi:njәns]
n. 麻烦, 不方便之处</text:p>
          </table:table-cell>
        </table:table-row>
        <table:table-row>
          <table:table-cell>
            <text:p>1</text:p>
          </table:table-cell>
          <table:table-cell>
            <text:p>incredible</text:p>
          </table:table-cell>
          <table:table-cell>
            <text:p>[in'kredәbl]
adj. &lt;口&gt;难以置信的</text:p>
          </table:table-cell>
        </table:table-row>
        <table:table-row>
          <table:table-cell>
            <text:p>1</text:p>
          </table:table-cell>
          <table:table-cell>
            <text:p>incumbent</text:p>
          </table:table-cell>
          <table:table-cell>
            <text:p>[in'kʌmbәnt]
adj. 职责所在的, 负有...义务的</text:p>
          </table:table-cell>
        </table:table-row>
        <table:table-row>
          <table:table-cell>
            <text:p>1</text:p>
          </table:table-cell>
          <table:table-cell>
            <text:p>ind</text:p>
          </table:table-cell>
          <table:table-cell>
            <text:p>~= Ind
abbr 缩写 = (politics 政) Independent (candidate) 独立的（候选人）
*Tom Lee (Ind) 汤姆·李（独立候选人）.</text:p>
          </table:table-cell>
        </table:table-row>
        <table:table-row>
          <table:table-cell>
            <text:p>1</text:p>
          </table:table-cell>
          <table:table-cell>
            <text:p>indee</text:p>
          </table:table-cell>
          <table:table-cell>
            <text:p>~~~= indeed
[in'di:d]
adv. 真正地, (加强语气)确实, (表示让步)当然, 甚至, 真的吗?</text:p>
          </table:table-cell>
        </table:table-row>
        <table:table-row>
          <table:table-cell>
            <text:p>1</text:p>
          </table:table-cell>
          <table:table-cell>
            <text:p>indefatigable</text:p>
          </table:table-cell>
          <table:table-cell>
            <text:p>[ˏindi'fætigәbl]
adj. 不知疲倦的</text:p>
          </table:table-cell>
        </table:table-row>
        <table:table-row>
          <table:table-cell>
            <text:p>1</text:p>
          </table:table-cell>
          <table:table-cell>
            <text:p>indefeasibly</text:p>
          </table:table-cell>
          <table:table-cell>
            <text:p>~~~= indefeasible
[ˏindi'fi:zәbl]
adj. 难使无效的, 不能废弃的</text:p>
          </table:table-cell>
        </table:table-row>
        <table:table-row>
          <table:table-cell>
            <text:p>1</text:p>
          </table:table-cell>
          <table:table-cell>
            <text:p>indifferent</text:p>
          </table:table-cell>
          <table:table-cell>
            <text:p>[in'difәrәnt]
adj. 无关紧要的</text:p>
          </table:table-cell>
        </table:table-row>
        <table:table-row>
          <table:table-cell>
            <text:p>1</text:p>
          </table:table-cell>
          <table:table-cell>
            <text:p>indifferently</text:p>
          </table:table-cell>
          <table:table-cell>
            <text:p>adv. 冷淡地, 不关心地</text:p>
          </table:table-cell>
        </table:table-row>
        <table:table-row>
          <table:table-cell>
            <text:p>1</text:p>
          </table:table-cell>
          <table:table-cell>
            <text:p>indigested</text:p>
          </table:table-cell>
          <table:table-cell>
            <text:p>[ˏindi'dʒestid, indai'dʒestid]
adj. 未消化的, 杂乱的</text:p>
          </table:table-cell>
        </table:table-row>
        <table:table-row>
          <table:table-cell>
            <text:p>1</text:p>
          </table:table-cell>
          <table:table-cell>
            <text:p>inestimable</text:p>
          </table:table-cell>
          <table:table-cell>
            <text:p>[in'estimәbl]
adj. 无价的, 无法估计的</text:p>
          </table:table-cell>
        </table:table-row>
        <table:table-row>
          <table:table-cell>
            <text:p>1</text:p>
          </table:table-cell>
          <table:table-cell>
            <text:p>inevitable</text:p>
          </table:table-cell>
          <table:table-cell>
            <text:p>[in'evitәbl]
adj. 不可避免的, 必然的</text:p>
          </table:table-cell>
        </table:table-row>
        <table:table-row>
          <table:table-cell>
            <text:p>1</text:p>
          </table:table-cell>
          <table:table-cell>
            <text:p>inferior</text:p>
          </table:table-cell>
          <table:table-cell>
            <text:p>[in'fiәriә]
adj. 下等的, 下级的, 差的, 次的, 自卑的, 劣等的</text:p>
          </table:table-cell>
        </table:table-row>
        <table:table-row>
          <table:table-cell>
            <text:p>1</text:p>
          </table:table-cell>
          <table:table-cell>
            <text:p>infinitum</text:p>
          </table:table-cell>
          <table:table-cell>
            <text:p>~~~= infinitude
[in'finitju:d]
n. 无限, 无穷数, 无限之物</text:p>
          </table:table-cell>
        </table:table-row>
        <table:table-row>
          <table:table-cell>
            <text:p>1</text:p>
          </table:table-cell>
          <table:table-cell>
            <text:p>infuse</text:p>
          </table:table-cell>
          <table:table-cell>
            <text:p>[in'fju:z]
vt. 灌输, 注入, 沏或泡(茶、药等), 浸渍, 鼓舞
vi. 泡, 注</text:p>
          </table:table-cell>
        </table:table-row>
        <table:table-row>
          <table:table-cell>
            <text:p>1</text:p>
          </table:table-cell>
          <table:table-cell>
            <text:p>ing</text:p>
          </table:table-cell>
          <table:table-cell>
            <text:p>~= e
=&gt; E</text:p>
          </table:table-cell>
        </table:table-row>
        <table:table-row>
          <table:table-cell>
            <text:p>1</text:p>
          </table:table-cell>
          <table:table-cell>
            <text:p>ingeino</text:p>
          </table:table-cell>
          <table:table-cell>
            <text:p>~~~= swingeing
['swiŋdʒiŋ]
adj. 有力的, 巨大的, 激烈的, 猛烈的, 极大的</text:p>
          </table:table-cell>
        </table:table-row>
        <table:table-row>
          <table:table-cell>
            <text:p>1</text:p>
          </table:table-cell>
          <table:table-cell>
            <text:p>ingenuity</text:p>
          </table:table-cell>
          <table:table-cell>
            <text:p>[ˏindʒi'nju:iti]
n. 机灵, 独创性, 精巧, 灵活性</text:p>
          </table:table-cell>
        </table:table-row>
        <table:table-row>
          <table:table-cell>
            <text:p>1</text:p>
          </table:table-cell>
          <table:table-cell>
            <text:p>ingredients</text:p>
          </table:table-cell>
          <table:table-cell>
            <text:p>~= ingredient
[in'gri:diәnt]
n. 成分, 因素</text:p>
          </table:table-cell>
        </table:table-row>
        <table:table-row>
          <table:table-cell>
            <text:p>1</text:p>
          </table:table-cell>
          <table:table-cell>
            <text:p>inherent</text:p>
          </table:table-cell>
          <table:table-cell>
            <text:p>[in'hiәrәnt]
adj. 固有的, 内在的, 与生俱来的</text:p>
          </table:table-cell>
        </table:table-row>
        <table:table-row>
          <table:table-cell>
            <text:p>1</text:p>
          </table:table-cell>
          <table:table-cell>
            <text:p>inhumanity</text:p>
          </table:table-cell>
          <table:table-cell>
            <text:p>[ˏinhju(:)'mæniti]
n. 不人道, 残暴</text:p>
          </table:table-cell>
        </table:table-row>
        <table:table-row>
          <table:table-cell>
            <text:p>1</text:p>
          </table:table-cell>
          <table:table-cell>
            <text:p>injure</text:p>
          </table:table-cell>
          <table:table-cell>
            <text:p>['indʒә]
vt. 损害, 伤害
v. 伤害</text:p>
          </table:table-cell>
        </table:table-row>
        <table:table-row>
          <table:table-cell>
            <text:p>1</text:p>
          </table:table-cell>
          <table:table-cell>
            <text:p>injurious</text:p>
          </table:table-cell>
          <table:table-cell>
            <text:p>[in'dʒuәriәs]
adj. 有害的</text:p>
          </table:table-cell>
        </table:table-row>
        <table:table-row>
          <table:table-cell>
            <text:p>1</text:p>
          </table:table-cell>
          <table:table-cell>
            <text:p>inner</text:p>
          </table:table-cell>
          <table:table-cell>
            <text:p>['inә]
adj. 内部的, 里面的, 内心的
n. 内部</text:p>
          </table:table-cell>
        </table:table-row>
        <table:table-row>
          <table:table-cell>
            <text:p>1</text:p>
          </table:table-cell>
          <table:table-cell>
            <text:p>innermost</text:p>
          </table:table-cell>
          <table:table-cell>
            <text:p>['inәmәust]
adj. 最里面的, 内心的, 秘密的</text:p>
          </table:table-cell>
        </table:table-row>
        <table:table-row>
          <table:table-cell>
            <text:p>1</text:p>
          </table:table-cell>
          <table:table-cell>
            <text:p>innocence</text:p>
          </table:table-cell>
          <table:table-cell>
            <text:p>['inәsns]
n. 清白</text:p>
          </table:table-cell>
        </table:table-row>
        <table:table-row>
          <table:table-cell>
            <text:p>1</text:p>
          </table:table-cell>
          <table:table-cell>
            <text:p>inquiring</text:p>
          </table:table-cell>
          <table:table-cell>
            <text:p>[in'kwaiәriŋ]
adj. 咨询的, 打听的, 爱追根究底的</text:p>
          </table:table-cell>
        </table:table-row>
        <table:table-row>
          <table:table-cell>
            <text:p>1</text:p>
          </table:table-cell>
          <table:table-cell>
            <text:p>insolent</text:p>
          </table:table-cell>
          <table:table-cell>
            <text:p>['insәlәnt]
n. 侮慢无礼的人
adj. 傲慢的, 无礼的, 侮慢的</text:p>
          </table:table-cell>
        </table:table-row>
        <table:table-row>
          <table:table-cell>
            <text:p>1</text:p>
          </table:table-cell>
          <table:table-cell>
            <text:p>inspired</text:p>
          </table:table-cell>
          <table:table-cell>
            <text:p>[in'spaiәd]
adj. 得到灵感的, 有灵感的, 权威人士(或官方)授意的</text:p>
          </table:table-cell>
        </table:table-row>
        <table:table-row>
          <table:table-cell>
            <text:p>1</text:p>
          </table:table-cell>
          <table:table-cell>
            <text:p>instance</text:p>
          </table:table-cell>
          <table:table-cell>
            <text:p>['instәns]
n. 实例, 建议, 要求, 情况, 场合
vt. 举...为例, 获得例证</text:p>
          </table:table-cell>
        </table:table-row>
        <table:table-row>
          <table:table-cell>
            <text:p>1</text:p>
          </table:table-cell>
          <table:table-cell>
            <text:p>instances</text:p>
          </table:table-cell>
          <table:table-cell>
            <text:p>~= instance
['instәns]
n. 实例, 建议, 要求, 情况, 场合
vt. 举...为例, 获得例证</text:p>
          </table:table-cell>
        </table:table-row>
        <table:table-row>
          <table:table-cell>
            <text:p>1</text:p>
          </table:table-cell>
          <table:table-cell>
            <text:p>instantly</text:p>
          </table:table-cell>
          <table:table-cell>
            <text:p>['instәntli]
adv. 立即地, 即刻地</text:p>
          </table:table-cell>
        </table:table-row>
        <table:table-row>
          <table:table-cell>
            <text:p>1</text:p>
          </table:table-cell>
          <table:table-cell>
            <text:p>instructing</text:p>
          </table:table-cell>
          <table:table-cell>
            <text:p>~= instruct
[in'strʌkt]
vt. 教, 教导, 命令, 指示, 通知</text:p>
          </table:table-cell>
        </table:table-row>
        <table:table-row>
          <table:table-cell>
            <text:p>1</text:p>
          </table:table-cell>
          <table:table-cell>
            <text:p>instructors</text:p>
          </table:table-cell>
          <table:table-cell>
            <text:p>~= instructor
[in'strʌktә]
n. 教师, &lt;美&gt;讲师</text:p>
          </table:table-cell>
        </table:table-row>
        <table:table-row>
          <table:table-cell>
            <text:p>1</text:p>
          </table:table-cell>
          <table:table-cell>
            <text:p>insufferable</text:p>
          </table:table-cell>
          <table:table-cell>
            <text:p>[in'sʌfәrәbl]
adj. 难以忍受的</text:p>
          </table:table-cell>
        </table:table-row>
        <table:table-row>
          <table:table-cell>
            <text:p>1</text:p>
          </table:table-cell>
          <table:table-cell>
            <text:p>insufficient</text:p>
          </table:table-cell>
          <table:table-cell>
            <text:p>[ˏinsә'fiʃәnt]
adj. 不足的, 不够的
n. 不足</text:p>
          </table:table-cell>
        </table:table-row>
        <table:table-row>
          <table:table-cell>
            <text:p>1</text:p>
          </table:table-cell>
          <table:table-cell>
            <text:p>insulted</text:p>
          </table:table-cell>
          <table:table-cell>
            <text:p>~= insult
['insʌlt]
n. 侮辱, 凌辱
vt. 侮辱, 凌辱</text:p>
          </table:table-cell>
        </table:table-row>
        <table:table-row>
          <table:table-cell>
            <text:p>1</text:p>
          </table:table-cell>
          <table:table-cell>
            <text:p>insupportable</text:p>
          </table:table-cell>
          <table:table-cell>
            <text:p>[ˏinsә'pɔ:tәbl]
adj. 忍耐不住的, 不能忍受的</text:p>
          </table:table-cell>
        </table:table-row>
        <table:table-row>
          <table:table-cell>
            <text:p>1</text:p>
          </table:table-cell>
          <table:table-cell>
            <text:p>intending</text:p>
          </table:table-cell>
          <table:table-cell>
            <text:p>[in'tendiŋ]
adj. 预计中的,未来的</text:p>
          </table:table-cell>
        </table:table-row>
        <table:table-row>
          <table:table-cell>
            <text:p>1</text:p>
          </table:table-cell>
          <table:table-cell>
            <text:p>intercede</text:p>
          </table:table-cell>
          <table:table-cell>
            <text:p>[ˏintә(:)'si:d]
v. 调解</text:p>
          </table:table-cell>
        </table:table-row>
        <table:table-row>
          <table:table-cell>
            <text:p>1</text:p>
          </table:table-cell>
          <table:table-cell>
            <text:p>intercession</text:p>
          </table:table-cell>
          <table:table-cell>
            <text:p>[ˏintә'seʃәn]
n. 代为求情, 代祷, 调解</text:p>
          </table:table-cell>
        </table:table-row>
        <table:table-row>
          <table:table-cell>
            <text:p>1</text:p>
          </table:table-cell>
          <table:table-cell>
            <text:p>intercessor</text:p>
          </table:table-cell>
          <table:table-cell>
            <text:p>[ˏintә'sesә]
n. 仲裁者, 调解人</text:p>
          </table:table-cell>
        </table:table-row>
        <table:table-row>
          <table:table-cell>
            <text:p>1</text:p>
          </table:table-cell>
          <table:table-cell>
            <text:p>intermeddle</text:p>
          </table:table-cell>
          <table:table-cell>
            <text:p>[ˏintә(:)'medl]
vi. 干涉, 管闲事</text:p>
          </table:table-cell>
        </table:table-row>
        <table:table-row>
          <table:table-cell>
            <text:p>1</text:p>
          </table:table-cell>
          <table:table-cell>
            <text:p>interpreter</text:p>
          </table:table-cell>
          <table:table-cell>
            <text:p>[in'tә:pritә]
n. 解释程序, 解释者, 口译人员, 翻译员, 讲解员, 注释器</text:p>
          </table:table-cell>
        </table:table-row>
        <table:table-row>
          <table:table-cell>
            <text:p>1</text:p>
          </table:table-cell>
          <table:table-cell>
            <text:p>intervene</text:p>
          </table:table-cell>
          <table:table-cell>
            <text:p>[ˏintә'vi:n]
vi. 干涉, 干预, 插入, 介入, (指时间)介于其间
v. 干涉</text:p>
          </table:table-cell>
        </table:table-row>
        <table:table-row>
          <table:table-cell>
            <text:p>1</text:p>
          </table:table-cell>
          <table:table-cell>
            <text:p>intimately</text:p>
          </table:table-cell>
          <table:table-cell>
            <text:p>adv. 密切地</text:p>
          </table:table-cell>
        </table:table-row>
        <table:table-row>
          <table:table-cell>
            <text:p>1</text:p>
          </table:table-cell>
          <table:table-cell>
            <text:p>intimations</text:p>
          </table:table-cell>
          <table:table-cell>
            <text:p>~= intimation
[ˏinti'meiʃәn]
n. 暗示, 正式宣告</text:p>
          </table:table-cell>
        </table:table-row>
        <table:table-row>
          <table:table-cell>
            <text:p>1</text:p>
          </table:table-cell>
          <table:table-cell>
            <text:p>intolerable</text:p>
          </table:table-cell>
          <table:table-cell>
            <text:p>[in'tɔlәrәbl]
adj. 无法忍受的, 难耐的</text:p>
          </table:table-cell>
        </table:table-row>
        <table:table-row>
          <table:table-cell>
            <text:p>1</text:p>
          </table:table-cell>
          <table:table-cell>
            <text:p>intolerably</text:p>
          </table:table-cell>
          <table:table-cell>
            <text:p>adv. 到难耐的程度, 无法忍受的程度</text:p>
          </table:table-cell>
        </table:table-row>
        <table:table-row>
          <table:table-cell>
            <text:p>1</text:p>
          </table:table-cell>
          <table:table-cell>
            <text:p>introduce</text:p>
          </table:table-cell>
          <table:table-cell>
            <text:p>[ˏintrә'dju:s]
vt. 介绍, 传入, 引进, 提出</text:p>
          </table:table-cell>
        </table:table-row>
        <table:table-row>
          <table:table-cell>
            <text:p>1</text:p>
          </table:table-cell>
          <table:table-cell>
            <text:p>introduced</text:p>
          </table:table-cell>
          <table:table-cell>
            <text:p>~= introduce
[ˏintrә'dju:s]
vt. 介绍, 传入, 引进, 提出</text:p>
          </table:table-cell>
        </table:table-row>
        <table:table-row>
          <table:table-cell>
            <text:p>1</text:p>
          </table:table-cell>
          <table:table-cell>
            <text:p>introduces</text:p>
          </table:table-cell>
          <table:table-cell>
            <text:p>~= introduce
[ˏintrә'dju:s]
vt. 介绍, 传入, 引进, 提出</text:p>
          </table:table-cell>
        </table:table-row>
        <table:table-row>
          <table:table-cell>
            <text:p>1</text:p>
          </table:table-cell>
          <table:table-cell>
            <text:p>invade</text:p>
          </table:table-cell>
          <table:table-cell>
            <text:p>[in'veid]
vt. 侵略, 侵袭, 拥挤</text:p>
          </table:table-cell>
        </table:table-row>
        <table:table-row>
          <table:table-cell>
            <text:p>1</text:p>
          </table:table-cell>
          <table:table-cell>
            <text:p>invaded</text:p>
          </table:table-cell>
          <table:table-cell>
            <text:p>~= invade
[in'veid]
vt. 侵略, 侵袭, 拥挤</text:p>
          </table:table-cell>
        </table:table-row>
        <table:table-row>
          <table:table-cell>
            <text:p>1</text:p>
          </table:table-cell>
          <table:table-cell>
            <text:p>inventory</text:p>
          </table:table-cell>
          <table:table-cell>
            <text:p>['invәntri]
n. 详细目录, 存货, 财产清册, 总量</text:p>
          </table:table-cell>
        </table:table-row>
        <table:table-row>
          <table:table-cell>
            <text:p>1</text:p>
          </table:table-cell>
          <table:table-cell>
            <text:p>invincible</text:p>
          </table:table-cell>
          <table:table-cell>
            <text:p>[in'vinsәbl]
adj. 不能征服的, 无敌的</text:p>
          </table:table-cell>
        </table:table-row>
        <table:table-row>
          <table:table-cell>
            <text:p>1</text:p>
          </table:table-cell>
          <table:table-cell>
            <text:p>invited</text:p>
          </table:table-cell>
          <table:table-cell>
            <text:p>v. 邀请,招致,引起
vbl. 邀请,招致,引起</text:p>
          </table:table-cell>
        </table:table-row>
        <table:table-row>
          <table:table-cell>
            <text:p>1</text:p>
          </table:table-cell>
          <table:table-cell>
            <text:p>inviting</text:p>
          </table:table-cell>
          <table:table-cell>
            <text:p>[in'vaitiŋ]
adj. 引人动心的, 有魅力的</text:p>
          </table:table-cell>
        </table:table-row>
        <table:table-row>
          <table:table-cell>
            <text:p>1</text:p>
          </table:table-cell>
          <table:table-cell>
            <text:p>involuntarily</text:p>
          </table:table-cell>
          <table:table-cell>
            <text:p>adv. 不知不觉地, 无心地</text:p>
          </table:table-cell>
        </table:table-row>
        <table:table-row>
          <table:table-cell>
            <text:p>1</text:p>
          </table:table-cell>
          <table:table-cell>
            <text:p>inwardly</text:p>
          </table:table-cell>
          <table:table-cell>
            <text:p>['inwәdli]
adv. 在内部地, 小声地,思想上, 本质上</text:p>
          </table:table-cell>
        </table:table-row>
        <table:table-row>
          <table:table-cell>
            <text:p>1</text:p>
          </table:table-cell>
          <table:table-cell>
            <text:p>inwards</text:p>
          </table:table-cell>
          <table:table-cell>
            <text:p>['inwәdz]
adv. 向内地, 向内部地</text:p>
          </table:table-cell>
        </table:table-row>
        <table:table-row>
          <table:table-cell>
            <text:p>1</text:p>
          </table:table-cell>
          <table:table-cell>
            <text:p>irishman</text:p>
          </table:table-cell>
          <table:table-cell>
            <text:p>~= Irishman
['aiәriʃm(ә)n]
n. 爱尔兰人</text:p>
          </table:table-cell>
        </table:table-row>
        <table:table-row>
          <table:table-cell>
            <text:p>1</text:p>
          </table:table-cell>
          <table:table-cell>
            <text:p>iron-wood</text:p>
          </table:table-cell>
          <table:table-cell>
            <text:p>iron wood</text:p>
          </table:table-cell>
        </table:table-row>
        <table:table-row>
          <table:table-cell>
            <text:p>1</text:p>
          </table:table-cell>
          <table:table-cell>
            <text:p>ironwork</text:p>
          </table:table-cell>
          <table:table-cell>
            <text:p>['aiәnwә:k]
n. 铁制品, 铁制部分</text:p>
          </table:table-cell>
        </table:table-row>
        <table:table-row>
          <table:table-cell>
            <text:p>1</text:p>
          </table:table-cell>
          <table:table-cell>
            <text:p>irrational</text:p>
          </table:table-cell>
          <table:table-cell>
            <text:p>[i'ræʃәnәl]
adj. 无理性的, 失去理性的</text:p>
          </table:table-cell>
        </table:table-row>
        <table:table-row>
          <table:table-cell>
            <text:p>1</text:p>
          </table:table-cell>
          <table:table-cell>
            <text:p>irrecoverably</text:p>
          </table:table-cell>
          <table:table-cell>
            <text:p>/-əblɪ; -əblɪ/
adv.</text:p>
          </table:table-cell>
        </table:table-row>
        <table:table-row>
          <table:table-cell>
            <text:p>1</text:p>
          </table:table-cell>
          <table:table-cell>
            <text:p>irregularly</text:p>
          </table:table-cell>
          <table:table-cell>
            <text:p>adv. 不规则地</text:p>
          </table:table-cell>
        </table:table-row>
        <table:table-row>
          <table:table-cell>
            <text:p>1</text:p>
          </table:table-cell>
          <table:table-cell>
            <text:p>irresistible</text:p>
          </table:table-cell>
          <table:table-cell>
            <text:p>[ˏiri'zistәbl]
adj. 不可抵抗的, 不能压制的</text:p>
          </table:table-cell>
        </table:table-row>
        <table:table-row>
          <table:table-cell>
            <text:p>1</text:p>
          </table:table-cell>
          <table:table-cell>
            <text:p>irresistibly</text:p>
          </table:table-cell>
          <table:table-cell>
            <text:p>adv. 无法抵抗地, 不能压制地</text:p>
          </table:table-cell>
        </table:table-row>
        <table:table-row>
          <table:table-cell>
            <text:p>1</text:p>
          </table:table-cell>
          <table:table-cell>
            <text:p>irresolute</text:p>
          </table:table-cell>
          <table:table-cell>
            <text:p>[i'rezәlju:t]
adj. 犹豫不决的</text:p>
          </table:table-cell>
        </table:table-row>
        <table:table-row>
          <table:table-cell>
            <text:p>1</text:p>
          </table:table-cell>
          <table:table-cell>
            <text:p>irst</text:p>
          </table:table-cell>
          <table:table-cell>
            <text:p>~~~= airstairs
登机梯, 客梯</text:p>
          </table:table-cell>
        </table:table-row>
        <table:table-row>
          <table:table-cell>
            <text:p>1</text:p>
          </table:table-cell>
          <table:table-cell>
            <text:p>ise</text:p>
          </table:table-cell>
          <table:table-cell>
            <text:p>~= Ise
['i:sәi]
伊势[日本本州岛南部城市](临伊势湾)</text:p>
          </table:table-cell>
        </table:table-row>
        <table:table-row>
          <table:table-cell>
            <text:p>1</text:p>
          </table:table-cell>
          <table:table-cell>
            <text:p>iseries</text:p>
          </table:table-cell>
          <table:table-cell>
            <text:p>~~~= Japonaiseries
[ʒapɔnєzri]
[法]日本式艺术品、古玩(总称)</text:p>
          </table:table-cell>
        </table:table-row>
        <table:table-row>
          <table:table-cell>
            <text:p>1</text:p>
          </table:table-cell>
          <table:table-cell>
            <text:p>ishmael</text:p>
          </table:table-cell>
          <table:table-cell>
            <text:p>~= Ishmael
['iʃmeiәl]
n. [圣经]以赛玛利, 被遗弃的人, 社会公敌</text:p>
          </table:table-cell>
        </table:table-row>
        <table:table-row>
          <table:table-cell>
            <text:p>1</text:p>
          </table:table-cell>
          <table:table-cell>
            <text:p>isle</text:p>
          </table:table-cell>
          <table:table-cell>
            <text:p>[ail]
n. 小岛, 岛
vt. 使成为岛屿
vi. 住在岛屿上</text:p>
          </table:table-cell>
        </table:table-row>
        <table:table-row>
          <table:table-cell>
            <text:p>1</text:p>
          </table:table-cell>
          <table:table-cell>
            <text:p>isles</text:p>
          </table:table-cell>
          <table:table-cell>
            <text:p>~= isle
[ail]
n. 小岛, 岛
vt. 使成为岛屿
vi. 住在岛屿上</text:p>
          </table:table-cell>
        </table:table-row>
        <table:table-row>
          <table:table-cell>
            <text:p>1</text:p>
          </table:table-cell>
          <table:table-cell>
            <text:p>isposition</text:p>
          </table:table-cell>
          <table:table-cell>
            <text:p>~~~= disposition
[dispә'ziʃәn]
n. 部署</text:p>
          </table:table-cell>
        </table:table-row>
        <table:table-row>
          <table:table-cell>
            <text:p>1</text:p>
          </table:table-cell>
          <table:table-cell>
            <text:p>issued</text:p>
          </table:table-cell>
          <table:table-cell>
            <text:p>~= issue
['isju:]
n. 出版, 发行, (报刊等)期、号, 论点, 问题, 结果, (水, 血等的)流出
vi. 发行, 流出, 造成...结果, 进行辩护, 传下
vt. 使流出, 放出, 发行(钞票等), 发布(命令), 出版(书等)发给
[律]子女, 后嗣</text:p>
          </table:table-cell>
        </table:table-row>
        <table:table-row>
          <table:table-cell>
            <text:p>1</text:p>
          </table:table-cell>
          <table:table-cell>
            <text:p>italian</text:p>
          </table:table-cell>
          <table:table-cell>
            <text:p>~= Italian
[i'tæljәn]
n. 意大利人, 意大利语
adj. 意大利的, 意大利语的, 意大利文化的</text:p>
          </table:table-cell>
        </table:table-row>
        <table:table-row>
          <table:table-cell>
            <text:p>1</text:p>
          </table:table-cell>
          <table:table-cell>
            <text:p>ith</text:p>
          </table:table-cell>
          <table:table-cell>
            <text:p>~~~= acaustobiolith
[eiˏkɔ:stә'baiәliθ]
非可燃性生物岩</text:p>
          </table:table-cell>
        </table:table-row>
        <table:table-row>
          <table:table-cell>
            <text:p>1</text:p>
          </table:table-cell>
          <table:table-cell>
            <text:p>ithin</text:p>
          </table:table-cell>
          <table:table-cell>
            <text:p>~~~= blacksmithing
锻造</text:p>
          </table:table-cell>
        </table:table-row>
        <table:table-row>
          <table:table-cell>
            <text:p>1</text:p>
          </table:table-cell>
          <table:table-cell>
            <text:p>ivory</text:p>
          </table:table-cell>
          <table:table-cell>
            <text:p>['aivәri]
n. 象牙</text:p>
          </table:table-cell>
        </table:table-row>
        <table:table-row>
          <table:table-cell>
            <text:p>1</text:p>
          </table:table-cell>
          <table:table-cell>
            <text:p>jackets</text:p>
          </table:table-cell>
          <table:table-cell>
            <text:p>~= jacket
['dʒækit]
n. 短上衣, 夹克, (锅炉、水管等的)套, 书籍的封面套纸, 护封, 马铃薯皮
vt. 给...穿夹克, 给...装护套</text:p>
          </table:table-cell>
        </table:table-row>
        <table:table-row>
          <table:table-cell>
            <text:p>1</text:p>
          </table:table-cell>
          <table:table-cell>
            <text:p>jamaica</text:p>
          </table:table-cell>
          <table:table-cell>
            <text:p>n. 牙买加</text:p>
          </table:table-cell>
        </table:table-row>
        <table:table-row>
          <table:table-cell>
            <text:p>1</text:p>
          </table:table-cell>
          <table:table-cell>
            <text:p>jammed</text:p>
          </table:table-cell>
          <table:table-cell>
            <text:p>~~~= crammed
[kræmd]
密经, 密纬
紧挡(织疵)</text:p>
          </table:table-cell>
        </table:table-row>
        <table:table-row>
          <table:table-cell>
            <text:p>1</text:p>
          </table:table-cell>
          <table:table-cell>
            <text:p>jar</text:p>
          </table:table-cell>
          <table:table-cell>
            <text:p>[dʒɑ:]
n. 震动, 刺耳声, 震惊, 争吵, 罐, 广口瓶
vi. 震惊, 冲突, 发刺耳声, 不一致
vt. 震动, 刺激</text:p>
          </table:table-cell>
        </table:table-row>
        <table:table-row>
          <table:table-cell>
            <text:p>1</text:p>
          </table:table-cell>
          <table:table-cell>
            <text:p>jealous</text:p>
          </table:table-cell>
          <table:table-cell>
            <text:p>['dʒelәs]
adj. 妒忌的, 猜疑的, 警惕的, 嫉妒的</text:p>
          </table:table-cell>
        </table:table-row>
        <table:table-row>
          <table:table-cell>
            <text:p>1</text:p>
          </table:table-cell>
          <table:table-cell>
            <text:p>jerkin</text:p>
          </table:table-cell>
          <table:table-cell>
            <text:p>['dʒә:kin]
n. 男用无袖短上衣, 短上衣</text:p>
          </table:table-cell>
        </table:table-row>
        <table:table-row>
          <table:table-cell>
            <text:p>1</text:p>
          </table:table-cell>
          <table:table-cell>
            <text:p>jerusalem</text:p>
          </table:table-cell>
          <table:table-cell>
            <text:p>~= Jerusalem
[dʒe'ru:sәlәm]
n. 耶路撒冷(巴勒斯坦著名古城)</text:p>
          </table:table-cell>
        </table:table-row>
        <table:table-row>
          <table:table-cell>
            <text:p>1</text:p>
          </table:table-cell>
          <table:table-cell>
            <text:p>jest</text:p>
          </table:table-cell>
          <table:table-cell>
            <text:p>[dʒest]
n. 笑话, 俏皮话
vi. 嘲笑, 开玩笑
vt. 嘲笑</text:p>
          </table:table-cell>
        </table:table-row>
        <table:table-row>
          <table:table-cell>
            <text:p>1</text:p>
          </table:table-cell>
          <table:table-cell>
            <text:p>john</text:p>
          </table:table-cell>
          <table:table-cell>
            <text:p>厕所</text:p>
          </table:table-cell>
        </table:table-row>
        <table:table-row>
          <table:table-cell>
            <text:p>1</text:p>
          </table:table-cell>
          <table:table-cell>
            <text:p>joining</text:p>
          </table:table-cell>
          <table:table-cell>
            <text:p>['dʒɔiniŋ]
n. 连接, 接缝,连接物</text:p>
          </table:table-cell>
        </table:table-row>
        <table:table-row>
          <table:table-cell>
            <text:p>1</text:p>
          </table:table-cell>
          <table:table-cell>
            <text:p>joint</text:p>
          </table:table-cell>
          <table:table-cell>
            <text:p>[dʒɔint]
n. 接缝, 接合处, 接合点, 关节, (牛、羊等的腿)大块肉
adj. 共同的, 联合的, 连接的, 合办的
vt. 连接, 接合, 使有接头
vi. 贴合, 生节</text:p>
          </table:table-cell>
        </table:table-row>
        <table:table-row>
          <table:table-cell>
            <text:p>1</text:p>
          </table:table-cell>
          <table:table-cell>
            <text:p>jonah</text:p>
          </table:table-cell>
          <table:table-cell>
            <text:p>*['dʒәunә]
n. 约拿(&lt;&lt;圣经&gt;&gt;中的先知), &lt;&lt;约拿书&gt;&gt;, 带来不幸的人</text:p>
          </table:table-cell>
        </table:table-row>
        <table:table-row>
          <table:table-cell>
            <text:p>1</text:p>
          </table:table-cell>
          <table:table-cell>
            <text:p>jot</text:p>
          </table:table-cell>
          <table:table-cell>
            <text:p>[dʒɔt]
n. 少量, 少额, 稍许
vt. 略记, 摘要记载下来, 草草地记下</text:p>
          </table:table-cell>
        </table:table-row>
        <table:table-row>
          <table:table-cell>
            <text:p>1</text:p>
          </table:table-cell>
          <table:table-cell>
            <text:p>journals</text:p>
          </table:table-cell>
          <table:table-cell>
            <text:p>~= journal
['dʒә:nl]
n. 定期刊物, 杂志, 航海日记, 分类账</text:p>
          </table:table-cell>
        </table:table-row>
        <table:table-row>
          <table:table-cell>
            <text:p>1</text:p>
          </table:table-cell>
          <table:table-cell>
            <text:p>journeys</text:p>
          </table:table-cell>
          <table:table-cell>
            <text:p>~= journey
['dʒә:ni]
n. 旅行, 旅程
v. 旅行</text:p>
          </table:table-cell>
        </table:table-row>
        <table:table-row>
          <table:table-cell>
            <text:p>1</text:p>
          </table:table-cell>
          <table:table-cell>
            <text:p>joyful</text:p>
          </table:table-cell>
          <table:table-cell>
            <text:p>['dʒɔiful]
adj. 快乐的, 兴高彩烈的, 可喜的, 令人欢欣的</text:p>
          </table:table-cell>
        </table:table-row>
        <table:table-row>
          <table:table-cell>
            <text:p>1</text:p>
          </table:table-cell>
          <table:table-cell>
            <text:p>judges</text:p>
          </table:table-cell>
          <table:table-cell>
            <text:p>~= judge
[dʒʌdʒ]
n. 法官, 审判员, 裁判员, 鉴赏家, 鉴定人, (J-)最高的审判者
vt. 审理, 鉴定, 判断, 判决, 断定, 认为
vi. 下判断, 作评价</text:p>
          </table:table-cell>
        </table:table-row>
        <table:table-row>
          <table:table-cell>
            <text:p>1</text:p>
          </table:table-cell>
          <table:table-cell>
            <text:p>judicial</text:p>
          </table:table-cell>
          <table:table-cell>
            <text:p>[dʒu(:)'diʃәl]
adj. 司法的, 法院的, 公正的, 明断的</text:p>
          </table:table-cell>
        </table:table-row>
        <table:table-row>
          <table:table-cell>
            <text:p>1</text:p>
          </table:table-cell>
          <table:table-cell>
            <text:p>jug</text:p>
          </table:table-cell>
          <table:table-cell>
            <text:p>[dʒʌg]
n. 水壶, 监牢, [象声]模仿夜莺的叫声
vt. 放入壶中, 炖, 关押
vi. 模仿夜莺叫</text:p>
          </table:table-cell>
        </table:table-row>
        <table:table-row>
          <table:table-cell>
            <text:p>1</text:p>
          </table:table-cell>
          <table:table-cell>
            <text:p>julie</text:p>
          </table:table-cell>
          <table:table-cell>
            <text:p>~= Julie
n. 朱莉（女子名）</text:p>
          </table:table-cell>
        </table:table-row>
        <table:table-row>
          <table:table-cell>
            <text:p>1</text:p>
          </table:table-cell>
          <table:table-cell>
            <text:p>jump</text:p>
          </table:table-cell>
          <table:table-cell>
            <text:p>[dʒʌmp]
n. 跳跃, 上涨, 惊跳
vt. 跳跃, 跃过, 突升, 使跳跃
vi. 跳跃, 暴涨</text:p>
          </table:table-cell>
        </table:table-row>
        <table:table-row>
          <table:table-cell>
            <text:p>1</text:p>
          </table:table-cell>
          <table:table-cell>
            <text:p>justic</text:p>
          </table:table-cell>
          <table:table-cell>
            <text:p>~~~= injustice
[in'dʒʌstis]
n. 不公平, 不讲道义</text:p>
          </table:table-cell>
        </table:table-row>
        <table:table-row>
          <table:table-cell>
            <text:p>1</text:p>
          </table:table-cell>
          <table:table-cell>
            <text:p>ke</text:p>
          </table:table-cell>
          <table:table-cell>
            <text:p>[域] Kenya , 肯尼亚
abbr. [军] Kinetic Energy, 动能</text:p>
          </table:table-cell>
        </table:table-row>
        <table:table-row>
          <table:table-cell>
            <text:p>1</text:p>
          </table:table-cell>
          <table:table-cell>
            <text:p>keen</text:p>
          </table:table-cell>
          <table:table-cell>
            <text:p>[ki:n]
adj. 锋利的, 敏锐的, 敏捷的, 热心的, 渴望的</text:p>
          </table:table-cell>
        </table:table-row>
        <table:table-row>
          <table:table-cell>
            <text:p>1</text:p>
          </table:table-cell>
          <table:table-cell>
            <text:p>keeps</text:p>
          </table:table-cell>
          <table:table-cell>
            <text:p>~= keep
[ki:p]
n. 保持, 保养, 生计, 监狱, [史]要塞
vt. 保持, 保存, 遵守, 经营, 看守, 拘留, 维持, 记(日记,帐等)
vi. 保持, 继续不断</text:p>
          </table:table-cell>
        </table:table-row>
        <table:table-row>
          <table:table-cell>
            <text:p>1</text:p>
          </table:table-cell>
          <table:table-cell>
            <text:p>kernel</text:p>
          </table:table-cell>
          <table:table-cell>
            <text:p>['kә:nl]
n. (硬壳果)仁, (去壳的)麦粒, 谷粒, (事物、问题的)核心, 要点, 精髓, 内核</text:p>
          </table:table-cell>
        </table:table-row>
        <table:table-row>
          <table:table-cell>
            <text:p>1</text:p>
          </table:table-cell>
          <table:table-cell>
            <text:p>kettles</text:p>
          </table:table-cell>
          <table:table-cell>
            <text:p>~= kettle
['ketl]
n. 壶, 罐, 釜, 鼓</text:p>
          </table:table-cell>
        </table:table-row>
        <table:table-row>
          <table:table-cell>
            <text:p>1</text:p>
          </table:table-cell>
          <table:table-cell>
            <text:p>key</text:p>
          </table:table-cell>
          <table:table-cell>
            <text:p>[ki:]
n. 钥匙, 关键, 解答, (打字机等的)键, 调子, 对译本, (开钟表、发条的)栓, 要害
vt. 调节...的音调, 锁上, 插上栓, 提供线索
vi. 使用钥匙
n. [乐]键, 调, 基调</text:p>
          </table:table-cell>
        </table:table-row>
        <table:table-row>
          <table:table-cell>
            <text:p>1</text:p>
          </table:table-cell>
          <table:table-cell>
            <text:p>kiln</text:p>
          </table:table-cell>
          <table:table-cell>
            <text:p>[kiln, kil]
n. (砖, 石灰等的)窑, 炉, 干燥炉
vt. 烧窑, 在干燥炉干燥</text:p>
          </table:table-cell>
        </table:table-row>
        <table:table-row>
          <table:table-cell>
            <text:p>1</text:p>
          </table:table-cell>
          <table:table-cell>
            <text:p>kinsmen</text:p>
          </table:table-cell>
          <table:table-cell>
            <text:p>~~~= kinsman
['kinzmәn]
n. 男性亲戚, 同族者</text:p>
          </table:table-cell>
        </table:table-row>
        <table:table-row>
          <table:table-cell>
            <text:p>1</text:p>
          </table:table-cell>
          <table:table-cell>
            <text:p>kittens</text:p>
          </table:table-cell>
          <table:table-cell>
            <text:p>~= kitten
['kitn]
n. 小猫, 小动物</text:p>
          </table:table-cell>
        </table:table-row>
        <table:table-row>
          <table:table-cell>
            <text:p>1</text:p>
          </table:table-cell>
          <table:table-cell>
            <text:p>kneed</text:p>
          </table:table-cell>
          <table:table-cell>
            <text:p>[ni:d]
adj. 有膝一般的关节的, 有节的</text:p>
          </table:table-cell>
        </table:table-row>
        <table:table-row>
          <table:table-cell>
            <text:p>1</text:p>
          </table:table-cell>
          <table:table-cell>
            <text:p>kneeling</text:p>
          </table:table-cell>
          <table:table-cell>
            <text:p>~= kneel
[ni:l]
vi. 跪下</text:p>
          </table:table-cell>
        </table:table-row>
        <table:table-row>
          <table:table-cell>
            <text:p>1</text:p>
          </table:table-cell>
          <table:table-cell>
            <text:p>knock</text:p>
          </table:table-cell>
          <table:table-cell>
            <text:p>[nɔk]
v. 敲, 敲打, 敲击, (使)碰撞
n. 敲, 击, 敲打</text:p>
          </table:table-cell>
        </table:table-row>
        <table:table-row>
          <table:table-cell>
            <text:p>1</text:p>
          </table:table-cell>
          <table:table-cell>
            <text:p>knotty</text:p>
          </table:table-cell>
          <table:table-cell>
            <text:p>['nɔti]
adj. (木材等)多结的, 多节的, 多瘤的, 棘手的, 困难多的</text:p>
          </table:table-cell>
        </table:table-row>
        <table:table-row>
          <table:table-cell>
            <text:p>1</text:p>
          </table:table-cell>
          <table:table-cell>
            <text:p>knowest</text:p>
          </table:table-cell>
          <table:table-cell>
            <text:p>~= know
[nәu]
v. 知道, 了解, 认识, 熟悉, 认出, 分辨, 确信</text:p>
          </table:table-cell>
        </table:table-row>
        <table:table-row>
          <table:table-cell>
            <text:p>1</text:p>
          </table:table-cell>
          <table:table-cell>
            <text:p>kreutznear</text:p>
          </table:table-cell>
          <table:table-cell>
            <text:p>~~~= kreutzer
n. (旧时德国和奥地利的)十字硬币(硬币上铸有十字)</text:p>
          </table:table-cell>
        </table:table-row>
        <table:table-row>
          <table:table-cell>
            <text:p>1</text:p>
          </table:table-cell>
          <table:table-cell>
            <text:p>ks</text:p>
          </table:table-cell>
          <table:table-cell>
            <text:p>=knife switch 闸刀开关</text:p>
          </table:table-cell>
        </table:table-row>
        <table:table-row>
          <table:table-cell>
            <text:p>1</text:p>
          </table:table-cell>
          <table:table-cell>
            <text:p>laborers</text:p>
          </table:table-cell>
          <table:table-cell>
            <text:p>~= laborer
['leibәrә]
n. 劳动者（尤指体力劳动者）, 壮工</text:p>
          </table:table-cell>
        </table:table-row>
        <table:table-row>
          <table:table-cell>
            <text:p>1</text:p>
          </table:table-cell>
          <table:table-cell>
            <text:p>laboriousness</text:p>
          </table:table-cell>
          <table:table-cell>
            <text:p>n [U].</text:p>
          </table:table-cell>
        </table:table-row>
        <table:table-row>
          <table:table-cell>
            <text:p>1</text:p>
          </table:table-cell>
          <table:table-cell>
            <text:p>lace</text:p>
          </table:table-cell>
          <table:table-cell>
            <text:p>[leis]
n. 饰带, 花边, 缎带, 鞋带
vt. 扎带子, 扎, 饰以花边
vi. 缚带子</text:p>
          </table:table-cell>
        </table:table-row>
        <table:table-row>
          <table:table-cell>
            <text:p>1</text:p>
          </table:table-cell>
          <table:table-cell>
            <text:p>lamented</text:p>
          </table:table-cell>
          <table:table-cell>
            <text:p>[lә'mentid]
adj. 被哀悼的, 令人遗憾的</text:p>
          </table:table-cell>
        </table:table-row>
        <table:table-row>
          <table:table-cell>
            <text:p>1</text:p>
          </table:table-cell>
          <table:table-cell>
            <text:p>lately</text:p>
          </table:table-cell>
          <table:table-cell>
            <text:p>['leitli]
adv. 近来, 最近</text:p>
          </table:table-cell>
        </table:table-row>
        <table:table-row>
          <table:table-cell>
            <text:p>1</text:p>
          </table:table-cell>
          <table:table-cell>
            <text:p>laths</text:p>
          </table:table-cell>
          <table:table-cell>
            <text:p>~= lath
[lɑ:θ]
n. 木板条, 条板</text:p>
          </table:table-cell>
        </table:table-row>
        <table:table-row>
          <table:table-cell>
            <text:p>1</text:p>
          </table:table-cell>
          <table:table-cell>
            <text:p>latin</text:p>
          </table:table-cell>
          <table:table-cell>
            <text:p>~= Latin
['lætin]
n. 拉丁文, 拉丁语, 拉丁语族的
adj. 拉丁文的, 拉丁语的, 拉丁人的</text:p>
          </table:table-cell>
        </table:table-row>
        <table:table-row>
          <table:table-cell>
            <text:p>1</text:p>
          </table:table-cell>
          <table:table-cell>
            <text:p>launching</text:p>
          </table:table-cell>
          <table:table-cell>
            <text:p>['lɔ:ntʃiŋˏ 'lɑ:ntʃiŋ]
n. 下水</text:p>
          </table:table-cell>
        </table:table-row>
        <table:table-row>
          <table:table-cell>
            <text:p>1</text:p>
          </table:table-cell>
          <table:table-cell>
            <text:p>lawful</text:p>
          </table:table-cell>
          <table:table-cell>
            <text:p>['lɔ:fәl]
adj. 法律许可的, 守法的, 受自然规律支配的</text:p>
          </table:table-cell>
        </table:table-row>
        <table:table-row>
          <table:table-cell>
            <text:p>1</text:p>
          </table:table-cell>
          <table:table-cell>
            <text:p>lawfulness</text:p>
          </table:table-cell>
          <table:table-cell>
            <text:p>法制,合法</text:p>
          </table:table-cell>
        </table:table-row>
        <table:table-row>
          <table:table-cell>
            <text:p>1</text:p>
          </table:table-cell>
          <table:table-cell>
            <text:p>lawgiver</text:p>
          </table:table-cell>
          <table:table-cell>
            <text:p>['lɔ:givә(r)]
n. 立法者</text:p>
          </table:table-cell>
        </table:table-row>
        <table:table-row>
          <table:table-cell>
            <text:p>1</text:p>
          </table:table-cell>
          <table:table-cell>
            <text:p>leadenhall</text:p>
          </table:table-cell>
          <table:table-cell>
            <text:p>~= Leadenhall
['lednhɔ:l]
n. 伦敦肉类市场</text:p>
          </table:table-cell>
        </table:table-row>
        <table:table-row>
          <table:table-cell>
            <text:p>1</text:p>
          </table:table-cell>
          <table:table-cell>
            <text:p>leak</text:p>
          </table:table-cell>
          <table:table-cell>
            <text:p>[li:k]
n. 漏洞, 漏出, 漏出物, 泄漏, &lt;俚&gt;撒尿
vi. 漏, 泄漏
vt. 使渗漏</text:p>
          </table:table-cell>
        </table:table-row>
        <table:table-row>
          <table:table-cell>
            <text:p>1</text:p>
          </table:table-cell>
          <table:table-cell>
            <text:p>leaky</text:p>
          </table:table-cell>
          <table:table-cell>
            <text:p>['li:ki]
adj. 漏的</text:p>
          </table:table-cell>
        </table:table-row>
        <table:table-row>
          <table:table-cell>
            <text:p>1</text:p>
          </table:table-cell>
          <table:table-cell>
            <text:p>learnt</text:p>
          </table:table-cell>
          <table:table-cell>
            <text:p>vbl. learn的过去式和过去分词</text:p>
          </table:table-cell>
        </table:table-row>
        <table:table-row>
          <table:table-cell>
            <text:p>1</text:p>
          </table:table-cell>
          <table:table-cell>
            <text:p>leather</text:p>
          </table:table-cell>
          <table:table-cell>
            <text:p>['leðә]
n. 皮革, 皮革制品</text:p>
          </table:table-cell>
        </table:table-row>
        <table:table-row>
          <table:table-cell>
            <text:p>1</text:p>
          </table:table-cell>
          <table:table-cell>
            <text:p>leaves</text:p>
          </table:table-cell>
          <table:table-cell>
            <text:p>[li:vz]
n. 树叶, 花瓣</text:p>
          </table:table-cell>
        </table:table-row>
        <table:table-row>
          <table:table-cell>
            <text:p>1</text:p>
          </table:table-cell>
          <table:table-cell>
            <text:p>ledge</text:p>
          </table:table-cell>
          <table:table-cell>
            <text:p>[ledʒ]
n. 壁架, 架状突出物, 暗礁, 矿层</text:p>
          </table:table-cell>
        </table:table-row>
        <table:table-row>
          <table:table-cell>
            <text:p>1</text:p>
          </table:table-cell>
          <table:table-cell>
            <text:p>lee</text:p>
          </table:table-cell>
          <table:table-cell>
            <text:p>[li:]
n. 庇萌, 保护, 庇护所, 背风处
adj. 避风的, 背风的, 下风的, 保护的</text:p>
          </table:table-cell>
        </table:table-row>
        <table:table-row>
          <table:table-cell>
            <text:p>1</text:p>
          </table:table-cell>
          <table:table-cell>
            <text:p>leeward</text:p>
          </table:table-cell>
          <table:table-cell>
            <text:p>['li:wәd, 'lu:ed]
adj. 在下风方向的
adv. 向下风
n. 下风</text:p>
          </table:table-cell>
        </table:table-row>
        <table:table-row>
          <table:table-cell>
            <text:p>1</text:p>
          </table:table-cell>
          <table:table-cell>
            <text:p>legitimates</text:p>
          </table:table-cell>
          <table:table-cell>
            <text:p>~= legitimate
[l i'dʒitimit]
adj. 合法的, 合理的, 正统的
v. 合法</text:p>
          </table:table-cell>
        </table:table-row>
        <table:table-row>
          <table:table-cell>
            <text:p>1</text:p>
          </table:table-cell>
          <table:table-cell>
            <text:p>lemon</text:p>
          </table:table-cell>
          <table:table-cell>
            <text:p>['lemәn]
n. 柠檬
adj. 柠檬色的</text:p>
          </table:table-cell>
        </table:table-row>
        <table:table-row>
          <table:table-cell>
            <text:p>1</text:p>
          </table:table-cell>
          <table:table-cell>
            <text:p>lend</text:p>
          </table:table-cell>
          <table:table-cell>
            <text:p>[lend]
v. 借给, 贷(款)</text:p>
          </table:table-cell>
        </table:table-row>
        <table:table-row>
          <table:table-cell>
            <text:p>1</text:p>
          </table:table-cell>
          <table:table-cell>
            <text:p>lending</text:p>
          </table:table-cell>
          <table:table-cell>
            <text:p>['lendiŋ]
n. 出借, 出租, 贷款, 出借物, 出租物</text:p>
          </table:table-cell>
        </table:table-row>
        <table:table-row>
          <table:table-cell>
            <text:p>1</text:p>
          </table:table-cell>
          <table:table-cell>
            <text:p>lengths</text:p>
          </table:table-cell>
          <table:table-cell>
            <text:p>~= length
[l eŋθ]
n. 长度, 长, 时间的长短, [语]音长</text:p>
          </table:table-cell>
        </table:table-row>
        <table:table-row>
          <table:table-cell>
            <text:p>1</text:p>
          </table:table-cell>
          <table:table-cell>
            <text:p>les</text:p>
          </table:table-cell>
          <table:table-cell>
            <text:p>~= l
[el]
n. 字母l</text:p>
          </table:table-cell>
        </table:table-row>
        <table:table-row>
          <table:table-cell>
            <text:p>1</text:p>
          </table:table-cell>
          <table:table-cell>
            <text:p>lessened</text:p>
          </table:table-cell>
          <table:table-cell>
            <text:p>adj. 减少的, 减弱的</text:p>
          </table:table-cell>
        </table:table-row>
        <table:table-row>
          <table:table-cell>
            <text:p>1</text:p>
          </table:table-cell>
          <table:table-cell>
            <text:p>lesser</text:p>
          </table:table-cell>
          <table:table-cell>
            <text:p>['lesә]
adj. 较小的, 更少的, 次要的</text:p>
          </table:table-cell>
        </table:table-row>
        <table:table-row>
          <table:table-cell>
            <text:p>1</text:p>
          </table:table-cell>
          <table:table-cell>
            <text:p>lets</text:p>
          </table:table-cell>
          <table:table-cell>
            <text:p>~= let
[let]
vt. 假设, 出租, 允许, 排放, 让...进入(或通过), 妨碍
vi. 出租, (工程等)被承包
n. 出租屋, 障碍</text:p>
          </table:table-cell>
        </table:table-row>
        <table:table-row>
          <table:table-cell>
            <text:p>1</text:p>
          </table:table-cell>
          <table:table-cell>
            <text:p>levers</text:p>
          </table:table-cell>
          <table:table-cell>
            <text:p>~= lever
['li:vә, 'levә]
n. 杆, 杠杆, 控制杆
v. 抬起</text:p>
          </table:table-cell>
        </table:table-row>
        <table:table-row>
          <table:table-cell>
            <text:p>1</text:p>
          </table:table-cell>
          <table:table-cell>
            <text:p>license</text:p>
          </table:table-cell>
          <table:table-cell>
            <text:p>['laisәns]
n. 许可(证), 执照
vt. 许可, 特许
v. 许可</text:p>
          </table:table-cell>
        </table:table-row>
        <table:table-row>
          <table:table-cell>
            <text:p>1</text:p>
          </table:table-cell>
          <table:table-cell>
            <text:p>lieutenant</text:p>
          </table:table-cell>
          <table:table-cell>
            <text:p>[lef'tenәnt; le'tenәnt; lju:'tenәnt]
n. 陆军中尉, 海军上尉, 副职官员</text:p>
          </table:table-cell>
        </table:table-row>
        <table:table-row>
          <table:table-cell>
            <text:p>1</text:p>
          </table:table-cell>
          <table:table-cell>
            <text:p>lieutenant-colonel</text:p>
          </table:table-cell>
          <table:table-cell>
            <text:p>lieutenant colonel</text:p>
          </table:table-cell>
        </table:table-row>
        <table:table-row>
          <table:table-cell>
            <text:p>1</text:p>
          </table:table-cell>
          <table:table-cell>
            <text:p>lieutenant-general</text:p>
          </table:table-cell>
          <table:table-cell>
            <text:p>lieutenant general</text:p>
          </table:table-cell>
        </table:table-row>
        <table:table-row>
          <table:table-cell>
            <text:p>1</text:p>
          </table:table-cell>
          <table:table-cell>
            <text:p>light-headed</text:p>
          </table:table-cell>
          <table:table-cell>
            <text:p>adj. 头晕的, 轻浮的</text:p>
          </table:table-cell>
        </table:table-row>
        <table:table-row>
          <table:table-cell>
            <text:p>1</text:p>
          </table:table-cell>
          <table:table-cell>
            <text:p>lighted</text:p>
          </table:table-cell>
          <table:table-cell>
            <text:p>light的过去式和过去分词</text:p>
          </table:table-cell>
        </table:table-row>
        <table:table-row>
          <table:table-cell>
            <text:p>1</text:p>
          </table:table-cell>
          <table:table-cell>
            <text:p>lightened</text:p>
          </table:table-cell>
          <table:table-cell>
            <text:p>~= lighten
['laitn]
v. 减轻, (使)轻松, (使)发亮, 照</text:p>
          </table:table-cell>
        </table:table-row>
        <table:table-row>
          <table:table-cell>
            <text:p>1</text:p>
          </table:table-cell>
          <table:table-cell>
            <text:p>lighter</text:p>
          </table:table-cell>
          <table:table-cell>
            <text:p>['laitә]
n. 点火者, 打火机, 驳船
v. 驳运</text:p>
          </table:table-cell>
        </table:table-row>
        <table:table-row>
          <table:table-cell>
            <text:p>1</text:p>
          </table:table-cell>
          <table:table-cell>
            <text:p>lighthouse</text:p>
          </table:table-cell>
          <table:table-cell>
            <text:p>['laithaus]
n. 灯塔</text:p>
          </table:table-cell>
        </table:table-row>
        <table:table-row>
          <table:table-cell>
            <text:p>1</text:p>
          </table:table-cell>
          <table:table-cell>
            <text:p>lightly</text:p>
          </table:table-cell>
          <table:table-cell>
            <text:p>['laitli]
adv. 轻轻地, 轻松地</text:p>
          </table:table-cell>
        </table:table-row>
        <table:table-row>
          <table:table-cell>
            <text:p>1</text:p>
          </table:table-cell>
          <table:table-cell>
            <text:p>lights</text:p>
          </table:table-cell>
          <table:table-cell>
            <text:p>[laits]
n. (供食用的)家畜的肺脏</text:p>
          </table:table-cell>
        </table:table-row>
        <table:table-row>
          <table:table-cell>
            <text:p>1</text:p>
          </table:table-cell>
          <table:table-cell>
            <text:p>likelihood</text:p>
          </table:table-cell>
          <table:table-cell>
            <text:p>['laiklihud]
n. 可能, 可能性</text:p>
          </table:table-cell>
        </table:table-row>
        <table:table-row>
          <table:table-cell>
            <text:p>1</text:p>
          </table:table-cell>
          <table:table-cell>
            <text:p>liking</text:p>
          </table:table-cell>
          <table:table-cell>
            <text:p>['laikiŋ]
n. 爱好, 嗜好</text:p>
          </table:table-cell>
        </table:table-row>
        <table:table-row>
          <table:table-cell>
            <text:p>1</text:p>
          </table:table-cell>
          <table:table-cell>
            <text:p>lime-juice</text:p>
          </table:table-cell>
          <table:table-cell>
            <text:p>n [U] juice of limes used for flavouring or as a drink 酸橙汁（用作调味或饮料）.</text:p>
          </table:table-cell>
        </table:table-row>
        <table:table-row>
          <table:table-cell>
            <text:p>1</text:p>
          </table:table-cell>
          <table:table-cell>
            <text:p>lined</text:p>
          </table:table-cell>
          <table:table-cell>
            <text:p>[laind]
具线纹的</text:p>
          </table:table-cell>
        </table:table-row>
        <table:table-row>
          <table:table-cell>
            <text:p>1</text:p>
          </table:table-cell>
          <table:table-cell>
            <text:p>lip</text:p>
          </table:table-cell>
          <table:table-cell>
            <text:p>[lip]
n. 嘴唇, 唇缘</text:p>
          </table:table-cell>
        </table:table-row>
        <table:table-row>
          <table:table-cell>
            <text:p>1</text:p>
          </table:table-cell>
          <table:table-cell>
            <text:p>lips</text:p>
          </table:table-cell>
          <table:table-cell>
            <text:p>~= lip
[lip]
n. 嘴唇, 唇缘</text:p>
          </table:table-cell>
        </table:table-row>
        <table:table-row>
          <table:table-cell>
            <text:p>1</text:p>
          </table:table-cell>
          <table:table-cell>
            <text:p>liquors</text:p>
          </table:table-cell>
          <table:table-cell>
            <text:p>~= liquor
['likә]
n. 液体, 汁，酒精饮料, [药]溶液
vt. 浸水
vi. 喝酒</text:p>
          </table:table-cell>
        </table:table-row>
        <table:table-row>
          <table:table-cell>
            <text:p>1</text:p>
          </table:table-cell>
          <table:table-cell>
            <text:p>listen</text:p>
          </table:table-cell>
          <table:table-cell>
            <text:p>['lisn]
vi. 听, 听从
v. 听, 收听</text:p>
          </table:table-cell>
        </table:table-row>
        <table:table-row>
          <table:table-cell>
            <text:p>1</text:p>
          </table:table-cell>
          <table:table-cell>
            <text:p>listening</text:p>
          </table:table-cell>
          <table:table-cell>
            <text:p>['lisniŋ]
n. 倾听
adj. 收听的, 注意的</text:p>
          </table:table-cell>
        </table:table-row>
        <table:table-row>
          <table:table-cell>
            <text:p>1</text:p>
          </table:table-cell>
          <table:table-cell>
            <text:p>loadings</text:p>
          </table:table-cell>
          <table:table-cell>
            <text:p>~= loading
['lәudiŋ]
n. 装载, 装填</text:p>
          </table:table-cell>
        </table:table-row>
        <table:table-row>
          <table:table-cell>
            <text:p>1</text:p>
          </table:table-cell>
          <table:table-cell>
            <text:p>loaf</text:p>
          </table:table-cell>
          <table:table-cell>
            <text:p>[lәuf]
n. 一条面包, 块, 游荡
v. 游荡, 虚度光阴</text:p>
          </table:table-cell>
        </table:table-row>
        <table:table-row>
          <table:table-cell>
            <text:p>1</text:p>
          </table:table-cell>
          <table:table-cell>
            <text:p>locked</text:p>
          </table:table-cell>
          <table:table-cell>
            <text:p>[lɔkt]
adj. [计] 锁定的</text:p>
          </table:table-cell>
        </table:table-row>
        <table:table-row>
          <table:table-cell>
            <text:p>1</text:p>
          </table:table-cell>
          <table:table-cell>
            <text:p>locker</text:p>
          </table:table-cell>
          <table:table-cell>
            <text:p>['lɔkә]
n. 上锁的人, 有锁的橱柜, 锁扣装置, 有锁的存物柜</text:p>
          </table:table-cell>
        </table:table-row>
        <table:table-row>
          <table:table-cell>
            <text:p>1</text:p>
          </table:table-cell>
          <table:table-cell>
            <text:p>lockhart</text:p>
          </table:table-cell>
          <table:table-cell>
            <text:p>~= Lockhart
['lɔkәt, 'lɔkhɑ:t]
洛克哈特(姓氏)</text:p>
          </table:table-cell>
        </table:table-row>
        <table:table-row>
          <table:table-cell>
            <text:p>1</text:p>
          </table:table-cell>
          <table:table-cell>
            <text:p>log</text:p>
          </table:table-cell>
          <table:table-cell>
            <text:p>[lɔg]
n. 航行日志, 原木, 园形木材, 园木
v. 把...记入航行日志, 伐木, 把...锯成段</text:p>
          </table:table-cell>
        </table:table-row>
        <table:table-row>
          <table:table-cell>
            <text:p>1</text:p>
          </table:table-cell>
          <table:table-cell>
            <text:p>longboats</text:p>
          </table:table-cell>
          <table:table-cell>
            <text:p>~= longboat
['lɔŋbәut]
n. （旧时） 帆船附载的大艇</text:p>
          </table:table-cell>
        </table:table-row>
        <table:table-row>
          <table:table-cell>
            <text:p>1</text:p>
          </table:table-cell>
          <table:table-cell>
            <text:p>longed</text:p>
          </table:table-cell>
          <table:table-cell>
            <text:p>~= long
[lɔŋ]
adj. 长的, 长期的, 做多头的, 高的
vi. 渴望, 热望
adv. 长期地, 始终
n. 长时间, (市场上)做多头的人, [语音]长音节</text:p>
          </table:table-cell>
        </table:table-row>
        <table:table-row>
          <table:table-cell>
            <text:p>1</text:p>
          </table:table-cell>
          <table:table-cell>
            <text:p>longing</text:p>
          </table:table-cell>
          <table:table-cell>
            <text:p>['lɔŋiŋ]
n. 渴望</text:p>
          </table:table-cell>
        </table:table-row>
        <table:table-row>
          <table:table-cell>
            <text:p>1</text:p>
          </table:table-cell>
          <table:table-cell>
            <text:p>longitude</text:p>
          </table:table-cell>
          <table:table-cell>
            <text:p>['lɔndʒitju:d]
n. 经度, 经线</text:p>
          </table:table-cell>
        </table:table-row>
        <table:table-row>
          <table:table-cell>
            <text:p>1</text:p>
          </table:table-cell>
          <table:table-cell>
            <text:p>longo</text:p>
          </table:table-cell>
          <table:table-cell>
            <text:p>~~~= Wollongong
['wulәngɔŋ, -gɔ:ŋ]
伍伦贡[澳大利亚东南部港市]</text:p>
          </table:table-cell>
        </table:table-row>
        <table:table-row>
          <table:table-cell>
            <text:p>1</text:p>
          </table:table-cell>
          <table:table-cell>
            <text:p>loosing</text:p>
          </table:table-cell>
          <table:table-cell>
            <text:p>['lu:siŋ]
adj. 不稳定的
v. 松弛</text:p>
          </table:table-cell>
        </table:table-row>
        <table:table-row>
          <table:table-cell>
            <text:p>1</text:p>
          </table:table-cell>
          <table:table-cell>
            <text:p>loping</text:p>
          </table:table-cell>
          <table:table-cell>
            <text:p>['lәupiŋ]
脉动(输送石油产品)</text:p>
          </table:table-cell>
        </table:table-row>
        <table:table-row>
          <table:table-cell>
            <text:p>1</text:p>
          </table:table-cell>
          <table:table-cell>
            <text:p>los</text:p>
          </table:table-cell>
          <table:table-cell>
            <text:p>[lɔ:s]
[美口] los Angelse 的简称</text:p>
          </table:table-cell>
        </table:table-row>
        <table:table-row>
          <table:table-cell>
            <text:p>1</text:p>
          </table:table-cell>
          <table:table-cell>
            <text:p>losses</text:p>
          </table:table-cell>
          <table:table-cell>
            <text:p>~= loss
[lɔs]
n. 损失, 遗失, 失败, 输, 浪费, 错过, [军]伤亡, 降低</text:p>
          </table:table-cell>
        </table:table-row>
        <table:table-row>
          <table:table-cell>
            <text:p>1</text:p>
          </table:table-cell>
          <table:table-cell>
            <text:p>loved</text:p>
          </table:table-cell>
          <table:table-cell>
            <text:p>~= love
[lʌv]
n. 爱, 热爱, 爱情, 爱好, 性爱, 情人, 零
vt. 爱, 热爱, 爱好, 爱慕
vi. 爱</text:p>
          </table:table-cell>
        </table:table-row>
        <table:table-row>
          <table:table-cell>
            <text:p>1</text:p>
          </table:table-cell>
          <table:table-cell>
            <text:p>lowest</text:p>
          </table:table-cell>
          <table:table-cell>
            <text:p>['lәuist]
adj. 最低的,最底下的,最小的</text:p>
          </table:table-cell>
        </table:table-row>
        <table:table-row>
          <table:table-cell>
            <text:p>1</text:p>
          </table:table-cell>
          <table:table-cell>
            <text:p>lso</text:p>
          </table:table-cell>
          <table:table-cell>
            <text:p>~= LSO
abbr. 伦敦交响乐团 (London Symphony Orchestra)</text:p>
          </table:table-cell>
        </table:table-row>
        <table:table-row>
          <table:table-cell>
            <text:p>1</text:p>
          </table:table-cell>
          <table:table-cell>
            <text:p>lugged</text:p>
          </table:table-cell>
          <table:table-cell>
            <text:p>~~~= plugged
['plʌgid]
塞紧的</text:p>
          </table:table-cell>
        </table:table-row>
        <table:table-row>
          <table:table-cell>
            <text:p>1</text:p>
          </table:table-cell>
          <table:table-cell>
            <text:p>lustily</text:p>
          </table:table-cell>
          <table:table-cell>
            <text:p>['lʌstili]
adv. 精力充沛地, 强壮地</text:p>
          </table:table-cell>
        </table:table-row>
        <table:table-row>
          <table:table-cell>
            <text:p>1</text:p>
          </table:table-cell>
          <table:table-cell>
            <text:p>lved</text:p>
          </table:table-cell>
          <table:table-cell>
            <text:p>~= lv
[域] Latvia , 拉脱维亚
abbr. [军] Low Voltage, 低压</text:p>
          </table:table-cell>
        </table:table-row>
        <table:table-row>
          <table:table-cell>
            <text:p>1</text:p>
          </table:table-cell>
          <table:table-cell>
            <text:p>ly</text:p>
          </table:table-cell>
          <table:table-cell>
            <text:p>[域] Libya , 利比亚</text:p>
          </table:table-cell>
        </table:table-row>
        <table:table-row>
          <table:table-cell>
            <text:p>1</text:p>
          </table:table-cell>
          <table:table-cell>
            <text:p>maddest</text:p>
          </table:table-cell>
          <table:table-cell>
            <text:p>~~~= gladdest
adj. glad 的最高级</text:p>
          </table:table-cell>
        </table:table-row>
        <table:table-row>
          <table:table-cell>
            <text:p>1</text:p>
          </table:table-cell>
          <table:table-cell>
            <text:p>madeira</text:p>
          </table:table-cell>
          <table:table-cell>
            <text:p>~= Madeira
[mә'diәrә]
n. 大西洋的群岛名, 该地产的白葡萄酒</text:p>
          </table:table-cell>
        </table:table-row>
        <table:table-row>
          <table:table-cell>
            <text:p>1</text:p>
          </table:table-cell>
          <table:table-cell>
            <text:p>madman</text:p>
          </table:table-cell>
          <table:table-cell>
            <text:p>['mædmәn]
n. 疯子, 精神病患者</text:p>
          </table:table-cell>
        </table:table-row>
        <table:table-row>
          <table:table-cell>
            <text:p>1</text:p>
          </table:table-cell>
          <table:table-cell>
            <text:p>madness</text:p>
          </table:table-cell>
          <table:table-cell>
            <text:p>['mædnis]
n. 疯狂, 愚蠢的行为</text:p>
          </table:table-cell>
        </table:table-row>
        <table:table-row>
          <table:table-cell>
            <text:p>1</text:p>
          </table:table-cell>
          <table:table-cell>
            <text:p>magistrates</text:p>
          </table:table-cell>
          <table:table-cell>
            <text:p>~= magistrate
['mædʒistrit, -treit]
n. 文职官员, 地方官员</text:p>
          </table:table-cell>
        </table:table-row>
        <table:table-row>
          <table:table-cell>
            <text:p>1</text:p>
          </table:table-cell>
          <table:table-cell>
            <text:p>mahomet</text:p>
          </table:table-cell>
          <table:table-cell>
            <text:p>~= Mahomet
[mә'hɔmit]
n. 穆罕默德(伊斯兰教创始人)</text:p>
          </table:table-cell>
        </table:table-row>
        <table:table-row>
          <table:table-cell>
            <text:p>1</text:p>
          </table:table-cell>
          <table:table-cell>
            <text:p>mahometan</text:p>
          </table:table-cell>
          <table:table-cell>
            <text:p>~= Mahometan
n. 伊斯兰教徒
adj. 伊斯兰教的</text:p>
          </table:table-cell>
        </table:table-row>
        <table:table-row>
          <table:table-cell>
            <text:p>1</text:p>
          </table:table-cell>
          <table:table-cell>
            <text:p>main-sheet</text:p>
          </table:table-cell>
          <table:table-cell>
            <text:p>main sheet</text:p>
          </table:table-cell>
        </table:table-row>
        <table:table-row>
          <table:table-cell>
            <text:p>1</text:p>
          </table:table-cell>
          <table:table-cell>
            <text:p>mainmast</text:p>
          </table:table-cell>
          <table:table-cell>
            <text:p>['meinmɑ:st]
n. 主桅</text:p>
          </table:table-cell>
        </table:table-row>
        <table:table-row>
          <table:table-cell>
            <text:p>1</text:p>
          </table:table-cell>
          <table:table-cell>
            <text:p>maintain</text:p>
          </table:table-cell>
          <table:table-cell>
            <text:p>[men'tein]
vt. 维持, 维修, 继续, 供养, 主张</text:p>
          </table:table-cell>
        </table:table-row>
        <table:table-row>
          <table:table-cell>
            <text:p>1</text:p>
          </table:table-cell>
          <table:table-cell>
            <text:p>majesty</text:p>
          </table:table-cell>
          <table:table-cell>
            <text:p>['mædʒisti]
n. 最高权威, 王权, 雄伟</text:p>
          </table:table-cell>
        </table:table-row>
        <table:table-row>
          <table:table-cell>
            <text:p>1</text:p>
          </table:table-cell>
          <table:table-cell>
            <text:p>mak</text:p>
          </table:table-cell>
          <table:table-cell>
            <text:p>~= MAK
即MAKE文件，VC4及以前版本使用的工程文件，用来指定如何建立一个工程，VC6把MAK文件转换成DSP文件来处理。</text:p>
          </table:table-cell>
        </table:table-row>
        <table:table-row>
          <table:table-cell>
            <text:p>1</text:p>
          </table:table-cell>
          <table:table-cell>
            <text:p>malefactor</text:p>
          </table:table-cell>
          <table:table-cell>
            <text:p>['mælifæktә]
n. 犯罪分子</text:p>
          </table:table-cell>
        </table:table-row>
        <table:table-row>
          <table:table-cell>
            <text:p>1</text:p>
          </table:table-cell>
          <table:table-cell>
            <text:p>malefactors</text:p>
          </table:table-cell>
          <table:table-cell>
            <text:p>~= malefactor
['mælifæktә]
n. 犯罪分子</text:p>
          </table:table-cell>
        </table:table-row>
        <table:table-row>
          <table:table-cell>
            <text:p>1</text:p>
          </table:table-cell>
          <table:table-cell>
            <text:p>mallet</text:p>
          </table:table-cell>
          <table:table-cell>
            <text:p>['mælit]
n. 槌棒</text:p>
          </table:table-cell>
        </table:table-row>
        <table:table-row>
          <table:table-cell>
            <text:p>1</text:p>
          </table:table-cell>
          <table:table-cell>
            <text:p>malt</text:p>
          </table:table-cell>
          <table:table-cell>
            <text:p>[mɔ:lt]
n. 麦芽</text:p>
          </table:table-cell>
        </table:table-row>
        <table:table-row>
          <table:table-cell>
            <text:p>1</text:p>
          </table:table-cell>
          <table:table-cell>
            <text:p>maneaters</text:p>
          </table:table-cell>
          <table:table-cell>
            <text:p>~~~= cheaters
n. 眼镜</text:p>
          </table:table-cell>
        </table:table-row>
        <table:table-row>
          <table:table-cell>
            <text:p>1</text:p>
          </table:table-cell>
          <table:table-cell>
            <text:p>mang</text:p>
          </table:table-cell>
          <table:table-cell>
            <text:p>~~~= armangite
[ɑ:'mængait]
n. [矿]砷锰矿</text:p>
          </table:table-cell>
        </table:table-row>
        <table:table-row>
          <table:table-cell>
            <text:p>1</text:p>
          </table:table-cell>
          <table:table-cell>
            <text:p>manly</text:p>
          </table:table-cell>
          <table:table-cell>
            <text:p>['mænli]
adj. 男子气概的, 果断的, 雄赳赳
adv. 雄赳赳地</text:p>
          </table:table-cell>
        </table:table-row>
        <table:table-row>
          <table:table-cell>
            <text:p>1</text:p>
          </table:table-cell>
          <table:table-cell>
            <text:p>manned</text:p>
          </table:table-cell>
          <table:table-cell>
            <text:p>['mænd]
adj. 有人驾驶的, 有人操纵的</text:p>
          </table:table-cell>
        </table:table-row>
        <table:table-row>
          <table:table-cell>
            <text:p>1</text:p>
          </table:table-cell>
          <table:table-cell>
            <text:p>manufactures</text:p>
          </table:table-cell>
          <table:table-cell>
            <text:p>~= manufacture
[ˏmænju'fæktʃә]
vt. 制造, 加工
n. 制造, 制造业, 产品</text:p>
          </table:table-cell>
        </table:table-row>
        <table:table-row>
          <table:table-cell>
            <text:p>1</text:p>
          </table:table-cell>
          <table:table-cell>
            <text:p>manured</text:p>
          </table:table-cell>
          <table:table-cell>
            <text:p>~= manure
[mә'njuә]
n. 肥料
v. 施肥于</text:p>
          </table:table-cell>
        </table:table-row>
        <table:table-row>
          <table:table-cell>
            <text:p>1</text:p>
          </table:table-cell>
          <table:table-cell>
            <text:p>marching</text:p>
          </table:table-cell>
          <table:table-cell>
            <text:p>【计】 步进式的</text:p>
          </table:table-cell>
        </table:table-row>
        <table:table-row>
          <table:table-cell>
            <text:p>1</text:p>
          </table:table-cell>
          <table:table-cell>
            <text:p>mare</text:p>
          </table:table-cell>
          <table:table-cell>
            <text:p>['mєәri]
n. 母马, 母驴, 月球或火星等表面阴暗区</text:p>
          </table:table-cell>
        </table:table-row>
        <table:table-row>
          <table:table-cell>
            <text:p>1</text:p>
          </table:table-cell>
          <table:table-cell>
            <text:p>marias</text:p>
          </table:table-cell>
          <table:table-cell>
            <text:p>~= maria
n. mare的复数</text:p>
          </table:table-cell>
        </table:table-row>
        <table:table-row>
          <table:table-cell>
            <text:p>1</text:p>
          </table:table-cell>
          <table:table-cell>
            <text:p>market</text:p>
          </table:table-cell>
          <table:table-cell>
            <text:p>['mɑ:kit]
n. 市场, 销路, 行情
vt. 在市场上交易, 使上市
vi. 在市场上买卖</text:p>
          </table:table-cell>
        </table:table-row>
        <table:table-row>
          <table:table-cell>
            <text:p>1</text:p>
          </table:table-cell>
          <table:table-cell>
            <text:p>marking</text:p>
          </table:table-cell>
          <table:table-cell>
            <text:p>['mɑ:kiŋ]
n. 记号, 斑纹, 作记号, 记分</text:p>
          </table:table-cell>
        </table:table-row>
        <table:table-row>
          <table:table-cell>
            <text:p>1</text:p>
          </table:table-cell>
          <table:table-cell>
            <text:p>marksman</text:p>
          </table:table-cell>
          <table:table-cell>
            <text:p>['mɑ:ksmәn]
n. 射手, 神射手</text:p>
          </table:table-cell>
        </table:table-row>
        <table:table-row>
          <table:table-cell>
            <text:p>1</text:p>
          </table:table-cell>
          <table:table-cell>
            <text:p>martha</text:p>
          </table:table-cell>
          <table:table-cell>
            <text:p>~= Martha
['mɑ:θә]
n. 玛撒, [宗]马大</text:p>
          </table:table-cell>
        </table:table-row>
        <table:table-row>
          <table:table-cell>
            <text:p>1</text:p>
          </table:table-cell>
          <table:table-cell>
            <text:p>martyr</text:p>
          </table:table-cell>
          <table:table-cell>
            <text:p>['mɑ:tә]
n. 烈士, 殉教者
v. 杀害, 折磨</text:p>
          </table:table-cell>
        </table:table-row>
        <table:table-row>
          <table:table-cell>
            <text:p>1</text:p>
          </table:table-cell>
          <table:table-cell>
            <text:p>mathematical</text:p>
          </table:table-cell>
          <table:table-cell>
            <text:p>[ˏmæθi'mætikәl]
adj. 数学的, 精确的</text:p>
          </table:table-cell>
        </table:table-row>
        <table:table-row>
          <table:table-cell>
            <text:p>1</text:p>
          </table:table-cell>
          <table:table-cell>
            <text:p>matters</text:p>
          </table:table-cell>
          <table:table-cell>
            <text:p>~= matter
['mætә]
n. 事件, 问题, 物质, 内容, 实质, 原因, (印刷或书写的)文件, (文章或讲话等的)素材
vi. 有关系, 要紧</text:p>
          </table:table-cell>
        </table:table-row>
        <table:table-row>
          <table:table-cell>
            <text:p>1</text:p>
          </table:table-cell>
          <table:table-cell>
            <text:p>maturely</text:p>
          </table:table-cell>
          <table:table-cell>
            <text:p>adv. 成熟地, 充分地</text:p>
          </table:table-cell>
        </table:table-row>
        <table:table-row>
          <table:table-cell>
            <text:p>1</text:p>
          </table:table-cell>
          <table:table-cell>
            <text:p>mayest</text:p>
          </table:table-cell>
          <table:table-cell>
            <text:p>['meiist, meist]
&lt;古&gt;may的第二人称单数现在时(仅与thou连用)</text:p>
          </table:table-cell>
        </table:table-row>
        <table:table-row>
          <table:table-cell>
            <text:p>1</text:p>
          </table:table-cell>
          <table:table-cell>
            <text:p>meadow</text:p>
          </table:table-cell>
          <table:table-cell>
            <text:p>['medәu]
n. 草地, 牧场</text:p>
          </table:table-cell>
        </table:table-row>
        <table:table-row>
          <table:table-cell>
            <text:p>1</text:p>
          </table:table-cell>
          <table:table-cell>
            <text:p>meadows</text:p>
          </table:table-cell>
          <table:table-cell>
            <text:p>~= meadow
['medәu]
n. 草地, 牧场</text:p>
          </table:table-cell>
        </table:table-row>
        <table:table-row>
          <table:table-cell>
            <text:p>1</text:p>
          </table:table-cell>
          <table:table-cell>
            <text:p>meanders</text:p>
          </table:table-cell>
          <table:table-cell>
            <text:p>~= meander
[mi'ændә]
n. 漫止, 弯曲, 曲流
v. 漫止, 蜿蜒而流</text:p>
          </table:table-cell>
        </table:table-row>
        <table:table-row>
          <table:table-cell>
            <text:p>1</text:p>
          </table:table-cell>
          <table:table-cell>
            <text:p>measured</text:p>
          </table:table-cell>
          <table:table-cell>
            <text:p>['meʒәd]
adj. 标准的, 整齐的, 有规则的</text:p>
          </table:table-cell>
        </table:table-row>
        <table:table-row>
          <table:table-cell>
            <text:p>1</text:p>
          </table:table-cell>
          <table:table-cell>
            <text:p>meddling</text:p>
          </table:table-cell>
          <table:table-cell>
            <text:p>~= meddle
['medl]
v. 管闲事</text:p>
          </table:table-cell>
        </table:table-row>
        <table:table-row>
          <table:table-cell>
            <text:p>1</text:p>
          </table:table-cell>
          <table:table-cell>
            <text:p>mediator</text:p>
          </table:table-cell>
          <table:table-cell>
            <text:p>['mi:dieitә]
n. 调停者, 仲裁人, [宗]中保(指耶稣,《圣经.新约》中称他是上帝和人之间的中保)</text:p>
          </table:table-cell>
        </table:table-row>
        <table:table-row>
          <table:table-cell>
            <text:p>1</text:p>
          </table:table-cell>
          <table:table-cell>
            <text:p>meditated</text:p>
          </table:table-cell>
          <table:table-cell>
            <text:p>~= meditate
['mediteit]
v. 想, 考虑, (尤指宗教上的)沉思, 冥想</text:p>
          </table:table-cell>
        </table:table-row>
        <table:table-row>
          <table:table-cell>
            <text:p>1</text:p>
          </table:table-cell>
          <table:table-cell>
            <text:p>medium</text:p>
          </table:table-cell>
          <table:table-cell>
            <text:p>['mi:djәm]
n. 媒体, 方法, 媒介
adj. 中间的, 中等的, 半生熟的</text:p>
          </table:table-cell>
        </table:table-row>
        <table:table-row>
          <table:table-cell>
            <text:p>1</text:p>
          </table:table-cell>
          <table:table-cell>
            <text:p>melons</text:p>
          </table:table-cell>
          <table:table-cell>
            <text:p>~= melon
['melәn]
n. (各种的)瓜</text:p>
          </table:table-cell>
        </table:table-row>
        <table:table-row>
          <table:table-cell>
            <text:p>1</text:p>
          </table:table-cell>
          <table:table-cell>
            <text:p>melt</text:p>
          </table:table-cell>
          <table:table-cell>
            <text:p>[melt]
v. (使)融化, (使)熔化, 使软化, 使感动</text:p>
          </table:table-cell>
        </table:table-row>
        <table:table-row>
          <table:table-cell>
            <text:p>1</text:p>
          </table:table-cell>
          <table:table-cell>
            <text:p>melted</text:p>
          </table:table-cell>
          <table:table-cell>
            <text:p>melt的过去式和过去分词</text:p>
          </table:table-cell>
        </table:table-row>
        <table:table-row>
          <table:table-cell>
            <text:p>1</text:p>
          </table:table-cell>
          <table:table-cell>
            <text:p>memento</text:p>
          </table:table-cell>
          <table:table-cell>
            <text:p>[me'mentәu]
n. 纪念品</text:p>
          </table:table-cell>
        </table:table-row>
        <table:table-row>
          <table:table-cell>
            <text:p>1</text:p>
          </table:table-cell>
          <table:table-cell>
            <text:p>men-eaters</text:p>
          </table:table-cell>
          <table:table-cell>
            <text:p>men eaters</text:p>
          </table:table-cell>
        </table:table-row>
        <table:table-row>
          <table:table-cell>
            <text:p>1</text:p>
          </table:table-cell>
          <table:table-cell>
            <text:p>mended</text:p>
          </table:table-cell>
          <table:table-cell>
            <text:p>~= mend
[mend]
n. 改进, 改良, 补丁, 修理部分, 好转
vt. 修改, 改进, 加快, 修理, 修补
vi. 好转, 改善, 改正</text:p>
          </table:table-cell>
        </table:table-row>
        <table:table-row>
          <table:table-cell>
            <text:p>1</text:p>
          </table:table-cell>
          <table:table-cell>
            <text:p>merchand</text:p>
          </table:table-cell>
          <table:table-cell>
            <text:p>~~~= merchandise
['mә:tʃәndaiz]
n. 商品, 货物</text:p>
          </table:table-cell>
        </table:table-row>
        <table:table-row>
          <table:table-cell>
            <text:p>1</text:p>
          </table:table-cell>
          <table:table-cell>
            <text:p>meridian</text:p>
          </table:table-cell>
          <table:table-cell>
            <text:p>[mә'ridiәn]
n. 子午线, 正午, 顶点, 全盛时期
adj. 子午线的, 正午的, 顶点的, 全盛时期的</text:p>
          </table:table-cell>
        </table:table-row>
        <table:table-row>
          <table:table-cell>
            <text:p>1</text:p>
          </table:table-cell>
          <table:table-cell>
            <text:p>merriment</text:p>
          </table:table-cell>
          <table:table-cell>
            <text:p>['merimәnt]
n. 欢喜, 嬉戏</text:p>
          </table:table-cell>
        </table:table-row>
        <table:table-row>
          <table:table-cell>
            <text:p>1</text:p>
          </table:table-cell>
          <table:table-cell>
            <text:p>messmate</text:p>
          </table:table-cell>
          <table:table-cell>
            <text:p>['mesmeit]
n. 同餐之友, 同餐桌的伙伴</text:p>
          </table:table-cell>
        </table:table-row>
        <table:table-row>
          <table:table-cell>
            <text:p>1</text:p>
          </table:table-cell>
          <table:table-cell>
            <text:p>messmates</text:p>
          </table:table-cell>
          <table:table-cell>
            <text:p>~= messmate
['mesmeit]
n. 同餐之友, 同餐桌的伙伴</text:p>
          </table:table-cell>
        </table:table-row>
        <table:table-row>
          <table:table-cell>
            <text:p>1</text:p>
          </table:table-cell>
          <table:table-cell>
            <text:p>methought</text:p>
          </table:table-cell>
          <table:table-cell>
            <text:p>[mi'θɔ:t]
vbl. methink的过去式</text:p>
          </table:table-cell>
        </table:table-row>
        <table:table-row>
          <table:table-cell>
            <text:p>1</text:p>
          </table:table-cell>
          <table:table-cell>
            <text:p>middling</text:p>
          </table:table-cell>
          <table:table-cell>
            <text:p>['midliŋ]
adj. 中等的
n. 中级品</text:p>
          </table:table-cell>
        </table:table-row>
        <table:table-row>
          <table:table-cell>
            <text:p>1</text:p>
          </table:table-cell>
          <table:table-cell>
            <text:p>midnight</text:p>
          </table:table-cell>
          <table:table-cell>
            <text:p>['midˏnait]
n. 午夜</text:p>
          </table:table-cell>
        </table:table-row>
        <table:table-row>
          <table:table-cell>
            <text:p>1</text:p>
          </table:table-cell>
          <table:table-cell>
            <text:p>milking</text:p>
          </table:table-cell>
          <table:table-cell>
            <text:p>['milkiŋ]
n. 挤奶, 一次的挤奶量</text:p>
          </table:table-cell>
        </table:table-row>
        <table:table-row>
          <table:table-cell>
            <text:p>1</text:p>
          </table:table-cell>
          <table:table-cell>
            <text:p>minded</text:p>
          </table:table-cell>
          <table:table-cell>
            <text:p>['maindid]
adj. 有...思想的</text:p>
          </table:table-cell>
        </table:table-row>
        <table:table-row>
          <table:table-cell>
            <text:p>1</text:p>
          </table:table-cell>
          <table:table-cell>
            <text:p>miniature</text:p>
          </table:table-cell>
          <table:table-cell>
            <text:p>['minjәtʃә]
n. 缩小的模型, 缩图, 缩影
adj. 微型的, 缩小的</text:p>
          </table:table-cell>
        </table:table-row>
        <table:table-row>
          <table:table-cell>
            <text:p>1</text:p>
          </table:table-cell>
          <table:table-cell>
            <text:p>miracles</text:p>
          </table:table-cell>
          <table:table-cell>
            <text:p>~= miracle
['mirәkl]
n. 奇迹, 奇事</text:p>
          </table:table-cell>
        </table:table-row>
        <table:table-row>
          <table:table-cell>
            <text:p>1</text:p>
          </table:table-cell>
          <table:table-cell>
            <text:p>miraculou</text:p>
          </table:table-cell>
          <table:table-cell>
            <text:p>~~~= miraculous
[mi'rækjulәs]
adj. 奇迹的, 不可思议的</text:p>
          </table:table-cell>
        </table:table-row>
        <table:table-row>
          <table:table-cell>
            <text:p>1</text:p>
          </table:table-cell>
          <table:table-cell>
            <text:p>mirth</text:p>
          </table:table-cell>
          <table:table-cell>
            <text:p>[mә:θ]
n. 欢笑, 高兴</text:p>
          </table:table-cell>
        </table:table-row>
        <table:table-row>
          <table:table-cell>
            <text:p>1</text:p>
          </table:table-cell>
          <table:table-cell>
            <text:p>mischiefs</text:p>
          </table:table-cell>
          <table:table-cell>
            <text:p>~= mischief
['mistʃif]
n. 伤害, 危害, 故障, 恶作剧, 淘气, 调皮的人, 损害</text:p>
          </table:table-cell>
        </table:table-row>
        <table:table-row>
          <table:table-cell>
            <text:p>1</text:p>
          </table:table-cell>
          <table:table-cell>
            <text:p>mischieving</text:p>
          </table:table-cell>
          <table:table-cell>
            <text:p>~~~= mischievous
['mistʃivәs]
adj. 有害的, 恶作剧的, 淘气的, 为害</text:p>
          </table:table-cell>
        </table:table-row>
        <table:table-row>
          <table:table-cell>
            <text:p>1</text:p>
          </table:table-cell>
          <table:table-cell>
            <text:p>miser</text:p>
          </table:table-cell>
          <table:table-cell>
            <text:p>['maizә]
n. 守财奴, 吝啬鬼, (石油工程上用的)凿井机</text:p>
          </table:table-cell>
        </table:table-row>
        <table:table-row>
          <table:table-cell>
            <text:p>1</text:p>
          </table:table-cell>
          <table:table-cell>
            <text:p>miserablest</text:p>
          </table:table-cell>
          <table:table-cell>
            <text:p>~~~= commiserable
[kә'mizәrәbl]
adj. 值得怜悯与同情的</text:p>
          </table:table-cell>
        </table:table-row>
        <table:table-row>
          <table:table-cell>
            <text:p>1</text:p>
          </table:table-cell>
          <table:table-cell>
            <text:p>miserably</text:p>
          </table:table-cell>
          <table:table-cell>
            <text:p>['mizәrәbli]
adv. 悲惨</text:p>
          </table:table-cell>
        </table:table-row>
        <table:table-row>
          <table:table-cell>
            <text:p>1</text:p>
          </table:table-cell>
          <table:table-cell>
            <text:p>misguided</text:p>
          </table:table-cell>
          <table:table-cell>
            <text:p>['mis'gaidid]
adj. 被误导的</text:p>
          </table:table-cell>
        </table:table-row>
        <table:table-row>
          <table:table-cell>
            <text:p>1</text:p>
          </table:table-cell>
          <table:table-cell>
            <text:p>misshapen</text:p>
          </table:table-cell>
          <table:table-cell>
            <text:p>[mis'ʃeipәn]
adj. 奇形怪状的, 畸形的</text:p>
          </table:table-cell>
        </table:table-row>
        <table:table-row>
          <table:table-cell>
            <text:p>1</text:p>
          </table:table-cell>
          <table:table-cell>
            <text:p>misspent</text:p>
          </table:table-cell>
          <table:table-cell>
            <text:p>adj. 浪费的
vbl. misspend的过去式及过去分词</text:p>
          </table:table-cell>
        </table:table-row>
        <table:table-row>
          <table:table-cell>
            <text:p>1</text:p>
          </table:table-cell>
          <table:table-cell>
            <text:p>mistakes</text:p>
          </table:table-cell>
          <table:table-cell>
            <text:p>~= mistake
[mis'teik]
n. 错误, 过失
v. 弄错, 误解, 把...误认为</text:p>
          </table:table-cell>
        </table:table-row>
        <table:table-row>
          <table:table-cell>
            <text:p>1</text:p>
          </table:table-cell>
          <table:table-cell>
            <text:p>mistaking</text:p>
          </table:table-cell>
          <table:table-cell>
            <text:p>~= mistake
[mis'teik]
n. 错误, 过失
v. 弄错, 误解, 把...误认为</text:p>
          </table:table-cell>
        </table:table-row>
        <table:table-row>
          <table:table-cell>
            <text:p>1</text:p>
          </table:table-cell>
          <table:table-cell>
            <text:p>mistrust</text:p>
          </table:table-cell>
          <table:table-cell>
            <text:p>['mis'trʌst]
n. 不信任, 猜疑
v. 不信任, 猜疑</text:p>
          </table:table-cell>
        </table:table-row>
        <table:table-row>
          <table:table-cell>
            <text:p>1</text:p>
          </table:table-cell>
          <table:table-cell>
            <text:p>mizzen</text:p>
          </table:table-cell>
          <table:table-cell>
            <text:p>['mizn]
n. 后桅</text:p>
          </table:table-cell>
        </table:table-row>
        <table:table-row>
          <table:table-cell>
            <text:p>1</text:p>
          </table:table-cell>
          <table:table-cell>
            <text:p>mo</text:p>
          </table:table-cell>
          <table:table-cell>
            <text:p>[mәu]
[域] Macau , 澳门</text:p>
          </table:table-cell>
        </table:table-row>
        <table:table-row>
          <table:table-cell>
            <text:p>1</text:p>
          </table:table-cell>
          <table:table-cell>
            <text:p>moderation</text:p>
          </table:table-cell>
          <table:table-cell>
            <text:p>[ˏmɔdә'reiʃәn]
n. 适度</text:p>
          </table:table-cell>
        </table:table-row>
        <table:table-row>
          <table:table-cell>
            <text:p>1</text:p>
          </table:table-cell>
          <table:table-cell>
            <text:p>modernised</text:p>
          </table:table-cell>
          <table:table-cell>
            <text:p>~= modernise
['mɔdәnaiz]
v. &lt;主英&gt;=modernize</text:p>
          </table:table-cell>
        </table:table-row>
        <table:table-row>
          <table:table-cell>
            <text:p>1</text:p>
          </table:table-cell>
          <table:table-cell>
            <text:p>modestly</text:p>
          </table:table-cell>
          <table:table-cell>
            <text:p>adv. 谨慎地, 适当地</text:p>
          </table:table-cell>
        </table:table-row>
        <table:table-row>
          <table:table-cell>
            <text:p>1</text:p>
          </table:table-cell>
          <table:table-cell>
            <text:p>moister</text:p>
          </table:table-cell>
          <table:table-cell>
            <text:p>~= moist
[mɔist]
adj. 潮湿的
n. 潮湿</text:p>
          </table:table-cell>
        </table:table-row>
        <table:table-row>
          <table:table-cell>
            <text:p>1</text:p>
          </table:table-cell>
          <table:table-cell>
            <text:p>moisture</text:p>
          </table:table-cell>
          <table:table-cell>
            <text:p>['mɔistʃә]
n. 潮湿, 湿气</text:p>
          </table:table-cell>
        </table:table-row>
        <table:table-row>
          <table:table-cell>
            <text:p>1</text:p>
          </table:table-cell>
          <table:table-cell>
            <text:p>molasses</text:p>
          </table:table-cell>
          <table:table-cell>
            <text:p>[mә'læsiz]
n. &lt;美&gt;糖蜜</text:p>
          </table:table-cell>
        </table:table-row>
        <table:table-row>
          <table:table-cell>
            <text:p>1</text:p>
          </table:table-cell>
          <table:table-cell>
            <text:p>monsters</text:p>
          </table:table-cell>
          <table:table-cell>
            <text:p>~= monster
['mɔnstә]
n. 怪物, 妖怪</text:p>
          </table:table-cell>
        </table:table-row>
        <table:table-row>
          <table:table-cell>
            <text:p>1</text:p>
          </table:table-cell>
          <table:table-cell>
            <text:p>monstrously</text:p>
          </table:table-cell>
          <table:table-cell>
            <text:p>adv</text:p>
          </table:table-cell>
        </table:table-row>
        <table:table-row>
          <table:table-cell>
            <text:p>1</text:p>
          </table:table-cell>
          <table:table-cell>
            <text:p>monthly</text:p>
          </table:table-cell>
          <table:table-cell>
            <text:p>['mʌnθli]
adj. 每月的
adv. 每月一次
n. 月刊</text:p>
          </table:table-cell>
        </table:table-row>
        <table:table-row>
          <table:table-cell>
            <text:p>1</text:p>
          </table:table-cell>
          <table:table-cell>
            <text:p>moored</text:p>
          </table:table-cell>
          <table:table-cell>
            <text:p>~= moor
[muә]
n. 沼地, 荒野
v. 停泊, 固定, 系住</text:p>
          </table:table-cell>
        </table:table-row>
        <table:table-row>
          <table:table-cell>
            <text:p>1</text:p>
          </table:table-cell>
          <table:table-cell>
            <text:p>moorish</text:p>
          </table:table-cell>
          <table:table-cell>
            <text:p>['muәriʃ]
沼地的
荒野的
生[住]在沼地的</text:p>
          </table:table-cell>
        </table:table-row>
        <table:table-row>
          <table:table-cell>
            <text:p>1</text:p>
          </table:table-cell>
          <table:table-cell>
            <text:p>mor</text:p>
          </table:table-cell>
          <table:table-cell>
            <text:p>[mɔ:]
n. 粗腐殖质</text:p>
          </table:table-cell>
        </table:table-row>
        <table:table-row>
          <table:table-cell>
            <text:p>1</text:p>
          </table:table-cell>
          <table:table-cell>
            <text:p>mortal</text:p>
          </table:table-cell>
          <table:table-cell>
            <text:p>['mɔ:tl]
n. 凡人, 人类
adj. 必死的, 致命的, 人类的, 临终的
adj. &lt;口&gt;极端的, 非常大(长)的</text:p>
          </table:table-cell>
        </table:table-row>
        <table:table-row>
          <table:table-cell>
            <text:p>1</text:p>
          </table:table-cell>
          <table:table-cell>
            <text:p>mortification</text:p>
          </table:table-cell>
          <table:table-cell>
            <text:p>['mɔ:tifi'keiʃәn]
n. 羞辱, 禁欲, 动物体组织局部的坏死</text:p>
          </table:table-cell>
        </table:table-row>
        <table:table-row>
          <table:table-cell>
            <text:p>1</text:p>
          </table:table-cell>
          <table:table-cell>
            <text:p>mostly</text:p>
          </table:table-cell>
          <table:table-cell>
            <text:p>['mәustli]
adv. 主要地, 大部分, 通常</text:p>
          </table:table-cell>
        </table:table-row>
        <table:table-row>
          <table:table-cell>
            <text:p>1</text:p>
          </table:table-cell>
          <table:table-cell>
            <text:p>mount</text:p>
          </table:table-cell>
          <table:table-cell>
            <text:p>[maunt]
n. 乘用马, 衬纸, 山, 装配
vi. 乘马, 爬上, 增长
vt. 爬上, 使上马, 装上, 设置, 安放, 制作...的标本, 上演</text:p>
          </table:table-cell>
        </table:table-row>
        <table:table-row>
          <table:table-cell>
            <text:p>1</text:p>
          </table:table-cell>
          <table:table-cell>
            <text:p>mountain-like</text:p>
          </table:table-cell>
          <table:table-cell>
            <text:p>mountain like</text:p>
          </table:table-cell>
        </table:table-row>
        <table:table-row>
          <table:table-cell>
            <text:p>1</text:p>
          </table:table-cell>
          <table:table-cell>
            <text:p>mourning</text:p>
          </table:table-cell>
          <table:table-cell>
            <text:p>['mɔ:niŋ]
n. 悲恸, 服丧</text:p>
          </table:table-cell>
        </table:table-row>
        <table:table-row>
          <table:table-cell>
            <text:p>1</text:p>
          </table:table-cell>
          <table:table-cell>
            <text:p>mouthful</text:p>
          </table:table-cell>
          <table:table-cell>
            <text:p>['mauθˏful]
n. 一口, 满口</text:p>
          </table:table-cell>
        </table:table-row>
        <table:table-row>
          <table:table-cell>
            <text:p>1</text:p>
          </table:table-cell>
          <table:table-cell>
            <text:p>mouths</text:p>
          </table:table-cell>
          <table:table-cell>
            <text:p>~= mouth
[mauθ]
n. 口, 嘴</text:p>
          </table:table-cell>
        </table:table-row>
        <table:table-row>
          <table:table-cell>
            <text:p>1</text:p>
          </table:table-cell>
          <table:table-cell>
            <text:p>mow</text:p>
          </table:table-cell>
          <table:table-cell>
            <text:p>[mau]
n. 干草堆, 谷堆
v. 刈, 扫除, 收割庄稼, 扫倒</text:p>
          </table:table-cell>
        </table:table-row>
        <table:table-row>
          <table:table-cell>
            <text:p>1</text:p>
          </table:table-cell>
          <table:table-cell>
            <text:p>mr</text:p>
          </table:table-cell>
          <table:table-cell>
            <text:p>['mistә(r)]
[域] Mauritania , 毛里塔尼亚
abbr. [军] Medium-Range, 中程</text:p>
          </table:table-cell>
        </table:table-row>
        <table:table-row>
          <table:table-cell>
            <text:p>1</text:p>
          </table:table-cell>
          <table:table-cell>
            <text:p>mulatto</text:p>
          </table:table-cell>
          <table:table-cell>
            <text:p>[mju(:)'lætәu]
n. 白黑混血儿
adj. 白黑混血儿的, 黄褐色的</text:p>
          </table:table-cell>
        </table:table-row>
        <table:table-row>
          <table:table-cell>
            <text:p>1</text:p>
          </table:table-cell>
          <table:table-cell>
            <text:p>multiply</text:p>
          </table:table-cell>
          <table:table-cell>
            <text:p>['mʌltipli]
v. 繁殖, 乘, 增加</text:p>
          </table:table-cell>
        </table:table-row>
        <table:table-row>
          <table:table-cell>
            <text:p>1</text:p>
          </table:table-cell>
          <table:table-cell>
            <text:p>muly</text:p>
          </table:table-cell>
          <table:table-cell>
            <text:p>~~~= accumulate
[ә'kju:mjuleit]
v. 积聚, 堆积</text:p>
          </table:table-cell>
        </table:table-row>
        <table:table-row>
          <table:table-cell>
            <text:p>1</text:p>
          </table:table-cell>
          <table:table-cell>
            <text:p>murderer</text:p>
          </table:table-cell>
          <table:table-cell>
            <text:p>['mә:dәrә(r)]
n. 杀人犯, 凶手</text:p>
          </table:table-cell>
        </table:table-row>
        <table:table-row>
          <table:table-cell>
            <text:p>1</text:p>
          </table:table-cell>
          <table:table-cell>
            <text:p>murdering</text:p>
          </table:table-cell>
          <table:table-cell>
            <text:p>~= murder
['mә:dә]
n. 谋杀, 凶杀
vt. 谋杀, 凶杀
v. 谋杀</text:p>
          </table:table-cell>
        </table:table-row>
        <table:table-row>
          <table:table-cell>
            <text:p>1</text:p>
          </table:table-cell>
          <table:table-cell>
            <text:p>murmurings</text:p>
          </table:table-cell>
          <table:table-cell>
            <text:p>~= murmuring
抱怨(的)
喃喃声音(的)</text:p>
          </table:table-cell>
        </table:table-row>
        <table:table-row>
          <table:table-cell>
            <text:p>1</text:p>
          </table:table-cell>
          <table:table-cell>
            <text:p>muses</text:p>
          </table:table-cell>
          <table:table-cell>
            <text:p>~= muse
[mju:z]
v. 沉思
n. [希神] 缪斯女神</text:p>
          </table:table-cell>
        </table:table-row>
        <table:table-row>
          <table:table-cell>
            <text:p>1</text:p>
          </table:table-cell>
          <table:table-cell>
            <text:p>musket-ball</text:p>
          </table:table-cell>
          <table:table-cell>
            <text:p>musket ball</text:p>
          </table:table-cell>
        </table:table-row>
        <table:table-row>
          <table:table-cell>
            <text:p>1</text:p>
          </table:table-cell>
          <table:table-cell>
            <text:p>musketbore</text:p>
          </table:table-cell>
          <table:table-cell>
            <text:p>~~~= musket
['mʌskit]
n. 步枪</text:p>
          </table:table-cell>
        </table:table-row>
        <table:table-row>
          <table:table-cell>
            <text:p>1</text:p>
          </table:table-cell>
          <table:table-cell>
            <text:p>muslin</text:p>
          </table:table-cell>
          <table:table-cell>
            <text:p>['mʌzlin]
n. 一种薄细的棉布, [总称]女性</text:p>
          </table:table-cell>
        </table:table-row>
        <table:table-row>
          <table:table-cell>
            <text:p>1</text:p>
          </table:table-cell>
          <table:table-cell>
            <text:p>mustachios</text:p>
          </table:table-cell>
          <table:table-cell>
            <text:p>~= mustachio
[mәs'tɑ:ʃiәu]
n. [动] (=mustache)髭</text:p>
          </table:table-cell>
        </table:table-row>
        <table:table-row>
          <table:table-cell>
            <text:p>1</text:p>
          </table:table-cell>
          <table:table-cell>
            <text:p>mustered</text:p>
          </table:table-cell>
          <table:table-cell>
            <text:p>~= muster
['mʌstә]
n. 集合, 阅, 样品, 清单, 一群
v. 集合, 召集, 征召, 鼓起(勇气等), 集聚</text:p>
          </table:table-cell>
        </table:table-row>
        <table:table-row>
          <table:table-cell>
            <text:p>1</text:p>
          </table:table-cell>
          <table:table-cell>
            <text:p>mutually</text:p>
          </table:table-cell>
          <table:table-cell>
            <text:p>['mju:tʃuәli, -tjuәli]
adv. 互相地, 互助</text:p>
          </table:table-cell>
        </table:table-row>
        <table:table-row>
          <table:table-cell>
            <text:p>1</text:p>
          </table:table-cell>
          <table:table-cell>
            <text:p>mystery</text:p>
          </table:table-cell>
          <table:table-cell>
            <text:p>['mistәri]
n. 神秘, 神秘的事物</text:p>
          </table:table-cell>
        </table:table-row>
        <table:table-row>
          <table:table-cell>
            <text:p>1</text:p>
          </table:table-cell>
          <table:table-cell>
            <text:p>nail</text:p>
          </table:table-cell>
          <table:table-cell>
            <text:p>[neil]
n. 指甲, 钉, 钉子
vt. 钉, 将...钉牢</text:p>
          </table:table-cell>
        </table:table-row>
        <table:table-row>
          <table:table-cell>
            <text:p>1</text:p>
          </table:table-cell>
          <table:table-cell>
            <text:p>naming</text:p>
          </table:table-cell>
          <table:table-cell>
            <text:p>n. 命名</text:p>
          </table:table-cell>
        </table:table-row>
        <table:table-row>
          <table:table-cell>
            <text:p>1</text:p>
          </table:table-cell>
          <table:table-cell>
            <text:p>narrowed</text:p>
          </table:table-cell>
          <table:table-cell>
            <text:p>~= narrow
['nærәu]
n. 狭窄部分, 海峡, 隘路
adj. 狭窄的, 精密的, 严密的, 有限的, 气量小的, 勉强的, 眼光短浅的
vi. 变窄
vt. 使变狭窄, 使缩小</text:p>
          </table:table-cell>
        </table:table-row>
        <table:table-row>
          <table:table-cell>
            <text:p>1</text:p>
          </table:table-cell>
          <table:table-cell>
            <text:p>nasty</text:p>
          </table:table-cell>
          <table:table-cell>
            <text:p>['næsti]
adj. 污秽的, 肮脏的, 令人厌恶的, 淫秽的, 下流的, 凶相的, 威胁的</text:p>
          </table:table-cell>
        </table:table-row>
        <table:table-row>
          <table:table-cell>
            <text:p>1</text:p>
          </table:table-cell>
          <table:table-cell>
            <text:p>native</text:p>
          </table:table-cell>
          <table:table-cell>
            <text:p>['neitiv]
n. 本地人, 土产, 土人
adj. 本国的, 出生地的, 本地的, 与生俱来的, 天赋的, 土产的, 土著的</text:p>
          </table:table-cell>
        </table:table-row>
        <table:table-row>
          <table:table-cell>
            <text:p>1</text:p>
          </table:table-cell>
          <table:table-cell>
            <text:p>naturalists</text:p>
          </table:table-cell>
          <table:table-cell>
            <text:p>~= naturalist
['nætʃәrәlist]
n. 自然主义者, 博物学者</text:p>
          </table:table-cell>
        </table:table-row>
        <table:table-row>
          <table:table-cell>
            <text:p>1</text:p>
          </table:table-cell>
          <table:table-cell>
            <text:p>naturalization</text:p>
          </table:table-cell>
          <table:table-cell>
            <text:p>[nætʃәrәlai'zeiʃәn]
n. 移入, 移植</text:p>
          </table:table-cell>
        </table:table-row>
        <table:table-row>
          <table:table-cell>
            <text:p>1</text:p>
          </table:table-cell>
          <table:table-cell>
            <text:p>nauseate</text:p>
          </table:table-cell>
          <table:table-cell>
            <text:p>['nɔ:sieit]
vi. 作呕, 产生恶感, 厌恶
vt. 使厌恶, 使恶心, 使作呕</text:p>
          </table:table-cell>
        </table:table-row>
        <table:table-row>
          <table:table-cell>
            <text:p>1</text:p>
          </table:table-cell>
          <table:table-cell>
            <text:p>navarre</text:p>
          </table:table-cell>
          <table:table-cell>
            <text:p>~= Navarre
[nә'vɑ:(r)]
n. 纳瓦拉(中世纪时期的位于西班牙东北部和法国西南部的王国)</text:p>
          </table:table-cell>
        </table:table-row>
        <table:table-row>
          <table:table-cell>
            <text:p>1</text:p>
          </table:table-cell>
          <table:table-cell>
            <text:p>nd</text:p>
          </table:table-cell>
          <table:table-cell>
            <text:p>~= Nd
n. [化] 钕(一种化学元素)</text:p>
          </table:table-cell>
        </table:table-row>
        <table:table-row>
          <table:table-cell>
            <text:p>1</text:p>
          </table:table-cell>
          <table:table-cell>
            <text:p>necessari</text:p>
          </table:table-cell>
          <table:table-cell>
            <text:p>~~~= necessarian
[nesi'sєәriәn]
adj. (=necessitarian)[哲]必然论(认为任何事物均有其产生和变化的原因,都是合乎规律发展的必然结果的)</text:p>
          </table:table-cell>
        </table:table-row>
        <table:table-row>
          <table:table-cell>
            <text:p>1</text:p>
          </table:table-cell>
          <table:table-cell>
            <text:p>necessitated</text:p>
          </table:table-cell>
          <table:table-cell>
            <text:p>~= necessitate
[ni'sesiteit]
v. 成为必要</text:p>
          </table:table-cell>
        </table:table-row>
        <table:table-row>
          <table:table-cell>
            <text:p>1</text:p>
          </table:table-cell>
          <table:table-cell>
            <text:p>necessities</text:p>
          </table:table-cell>
          <table:table-cell>
            <text:p>~= necessity
[ni'sesiti]
n. 必要性, 需要,必需品</text:p>
          </table:table-cell>
        </table:table-row>
        <table:table-row>
          <table:table-cell>
            <text:p>1</text:p>
          </table:table-cell>
          <table:table-cell>
            <text:p>neck-cloths</text:p>
          </table:table-cell>
          <table:table-cell>
            <text:p>neck cloths</text:p>
          </table:table-cell>
        </table:table-row>
        <table:table-row>
          <table:table-cell>
            <text:p>1</text:p>
          </table:table-cell>
          <table:table-cell>
            <text:p>needless</text:p>
          </table:table-cell>
          <table:table-cell>
            <text:p>['ni:dlis]
adj. 不需要的, 不必要的</text:p>
          </table:table-cell>
        </table:table-row>
        <table:table-row>
          <table:table-cell>
            <text:p>1</text:p>
          </table:table-cell>
          <table:table-cell>
            <text:p>neer</text:p>
          </table:table-cell>
          <table:table-cell>
            <text:p>/neə(r); nɛr/
adv (arch 古) never 永不; 决不; 从未.</text:p>
          </table:table-cell>
        </table:table-row>
        <table:table-row>
          <table:table-cell>
            <text:p>1</text:p>
          </table:table-cell>
          <table:table-cell>
            <text:p>negative</text:p>
          </table:table-cell>
          <table:table-cell>
            <text:p>['negәtiv]
n. 否定, 负数, 底片
adj. 否定的, 消极的, 负的, 阴性的
vt. 否定, 拒绝(接受)</text:p>
          </table:table-cell>
        </table:table-row>
        <table:table-row>
          <table:table-cell>
            <text:p>1</text:p>
          </table:table-cell>
          <table:table-cell>
            <text:p>negro</text:p>
          </table:table-cell>
          <table:table-cell>
            <text:p>*['ni:grәu]
n. 黑人
a. 黑人的</text:p>
          </table:table-cell>
        </table:table-row>
        <table:table-row>
          <table:table-cell>
            <text:p>1</text:p>
          </table:table-cell>
          <table:table-cell>
            <text:p>nephew</text:p>
          </table:table-cell>
          <table:table-cell>
            <text:p>['nevju(:), 'nefju(:)]
n. 侄子, 外甥</text:p>
          </table:table-cell>
        </table:table-row>
        <table:table-row>
          <table:table-cell>
            <text:p>1</text:p>
          </table:table-cell>
          <table:table-cell>
            <text:p>nephews</text:p>
          </table:table-cell>
          <table:table-cell>
            <text:p>~= nephew
['nevju(:), 'nefju(:)]
n. 侄子, 外甥</text:p>
          </table:table-cell>
        </table:table-row>
        <table:table-row>
          <table:table-cell>
            <text:p>1</text:p>
          </table:table-cell>
          <table:table-cell>
            <text:p>ner</text:p>
          </table:table-cell>
          <table:table-cell>
            <text:p>~= n
[en]
n. 字母n</text:p>
          </table:table-cell>
        </table:table-row>
        <table:table-row>
          <table:table-cell>
            <text:p>1</text:p>
          </table:table-cell>
          <table:table-cell>
            <text:p>nerves</text:p>
          </table:table-cell>
          <table:table-cell>
            <text:p>n. 神经质, 神经紧张
相关词组:
  have iron nerves
  be all nerves
  get on sb's nerves</text:p>
          </table:table-cell>
        </table:table-row>
        <table:table-row>
          <table:table-cell>
            <text:p>1</text:p>
          </table:table-cell>
          <table:table-cell>
            <text:p>ness</text:p>
          </table:table-cell>
          <table:table-cell>
            <text:p>[nes]
n. 海角</text:p>
          </table:table-cell>
        </table:table-row>
        <table:table-row>
          <table:table-cell>
            <text:p>1</text:p>
          </table:table-cell>
          <table:table-cell>
            <text:p>nests</text:p>
          </table:table-cell>
          <table:table-cell>
            <text:p>~= nest
[nest]
n. 巢, 窝, 休息所, 隐匿处, 舒适的地方, (可以一个套一个的)一套器具
vi. 筑巢, 找鸟巢
vt. 造巢, 使套入</text:p>
          </table:table-cell>
        </table:table-row>
        <table:table-row>
          <table:table-cell>
            <text:p>1</text:p>
          </table:table-cell>
          <table:table-cell>
            <text:p>neve</text:p>
          </table:table-cell>
          <table:table-cell>
            <text:p>n. [地]粒雪, 冰原</text:p>
          </table:table-cell>
        </table:table-row>
        <table:table-row>
          <table:table-cell>
            <text:p>1</text:p>
          </table:table-cell>
          <table:table-cell>
            <text:p>nevermore</text:p>
          </table:table-cell>
          <table:table-cell>
            <text:p>['nevә'mɔ:]
adv. 决不再</text:p>
          </table:table-cell>
        </table:table-row>
        <table:table-row>
          <table:table-cell>
            <text:p>1</text:p>
          </table:table-cell>
          <table:table-cell>
            <text:p>new-gained</text:p>
          </table:table-cell>
          <table:table-cell>
            <text:p>new gained</text:p>
          </table:table-cell>
        </table:table-row>
        <table:table-row>
          <table:table-cell>
            <text:p>1</text:p>
          </table:table-cell>
          <table:table-cell>
            <text:p>newc</text:p>
          </table:table-cell>
          <table:table-cell>
            <text:p>~~~= newcoined
(名词等)新造的</text:p>
          </table:table-cell>
        </table:table-row>
        <table:table-row>
          <table:table-cell>
            <text:p>1</text:p>
          </table:table-cell>
          <table:table-cell>
            <text:p>ney</text:p>
          </table:table-cell>
          <table:table-cell>
            <text:p>~~~= Alderney
['ɔ:ldәni]
n. 奥尔德尼乳牛(原产于英国海峡群岛的奥尔德尼岛)</text:p>
          </table:table-cell>
        </table:table-row>
        <table:table-row>
          <table:table-cell>
            <text:p>1</text:p>
          </table:table-cell>
          <table:table-cell>
            <text:p>ng</text:p>
          </table:table-cell>
          <table:table-cell>
            <text:p>[域] Nigeria , 尼日利亚</text:p>
          </table:table-cell>
        </table:table-row>
        <table:table-row>
          <table:table-cell>
            <text:p>1</text:p>
          </table:table-cell>
          <table:table-cell>
            <text:p>nicaragua</text:p>
          </table:table-cell>
          <table:table-cell>
            <text:p>~= Nicaragua
[ˏnikә'rɑ:gwә, ˏnikә'rægjuә]
n. [国名] 尼加拉瓜</text:p>
          </table:table-cell>
        </table:table-row>
        <table:table-row>
          <table:table-cell>
            <text:p>1</text:p>
          </table:table-cell>
          <table:table-cell>
            <text:p>nice</text:p>
          </table:table-cell>
          <table:table-cell>
            <text:p>[nais]
adj. 美好的, 和蔼的, 正派的, 细微的, 挑剔的, 精密的, 拘泥的</text:p>
          </table:table-cell>
        </table:table-row>
        <table:table-row>
          <table:table-cell>
            <text:p>1</text:p>
          </table:table-cell>
          <table:table-cell>
            <text:p>nicest</text:p>
          </table:table-cell>
          <table:table-cell>
            <text:p>~~~= icestone
天然的冰晶石</text:p>
          </table:table-cell>
        </table:table-row>
        <table:table-row>
          <table:table-cell>
            <text:p>1</text:p>
          </table:table-cell>
          <table:table-cell>
            <text:p>niceties</text:p>
          </table:table-cell>
          <table:table-cell>
            <text:p>~= nicety
['naisiti]
n. 美好, 准确, 精密, 纤细</text:p>
          </table:table-cell>
        </table:table-row>
        <table:table-row>
          <table:table-cell>
            <text:p>1</text:p>
          </table:table-cell>
          <table:table-cell>
            <text:p>nimbly</text:p>
          </table:table-cell>
          <table:table-cell>
            <text:p>adv. 敏捷地, 机敏地</text:p>
          </table:table-cell>
        </table:table-row>
        <table:table-row>
          <table:table-cell>
            <text:p>1</text:p>
          </table:table-cell>
          <table:table-cell>
            <text:p>nne</text:p>
          </table:table-cell>
          <table:table-cell>
            <text:p>~= NNE
abbr. 北东北(north-north-east)</text:p>
          </table:table-cell>
        </table:table-row>
        <table:table-row>
          <table:table-cell>
            <text:p>1</text:p>
          </table:table-cell>
          <table:table-cell>
            <text:p>nnw</text:p>
          </table:table-cell>
          <table:table-cell>
            <text:p>~= NNW
abbr. 北西北(north-north-west)</text:p>
          </table:table-cell>
        </table:table-row>
        <table:table-row>
          <table:table-cell>
            <text:p>1</text:p>
          </table:table-cell>
          <table:table-cell>
            <text:p>nois</text:p>
          </table:table-cell>
          <table:table-cell>
            <text:p>~~~= antinoise
['ænti'nɔiz]
adj. 抗噪音的</text:p>
          </table:table-cell>
        </table:table-row>
        <table:table-row>
          <table:table-cell>
            <text:p>1</text:p>
          </table:table-cell>
          <table:table-cell>
            <text:p>noronha</text:p>
          </table:table-cell>
          <table:table-cell>
            <text:p>~~~= ironhanded
['aiәn'hændid]
adj. 铁腕的, 严厉的</text:p>
          </table:table-cell>
        </table:table-row>
        <table:table-row>
          <table:table-cell>
            <text:p>1</text:p>
          </table:table-cell>
          <table:table-cell>
            <text:p>north-east</text:p>
          </table:table-cell>
          <table:table-cell>
            <text:p>n. 东北方</text:p>
          </table:table-cell>
        </table:table-row>
        <table:table-row>
          <table:table-cell>
            <text:p>1</text:p>
          </table:table-cell>
          <table:table-cell>
            <text:p>northeast</text:p>
          </table:table-cell>
          <table:table-cell>
            <text:p>['nɔ:θ'i:st]
n. 东北
adj. 东北的</text:p>
          </table:table-cell>
        </table:table-row>
        <table:table-row>
          <table:table-cell>
            <text:p>1</text:p>
          </table:table-cell>
          <table:table-cell>
            <text:p>norward</text:p>
          </table:table-cell>
          <table:table-cell>
            <text:p>['nɔ:wәd]
n. 北方, 北部
adj. 向北的</text:p>
          </table:table-cell>
        </table:table-row>
        <table:table-row>
          <table:table-cell>
            <text:p>1</text:p>
          </table:table-cell>
          <table:table-cell>
            <text:p>notorious</text:p>
          </table:table-cell>
          <table:table-cell>
            <text:p>[nәu'tɔ:riәs]
adj. 声名狼籍的</text:p>
          </table:table-cell>
        </table:table-row>
        <table:table-row>
          <table:table-cell>
            <text:p>1</text:p>
          </table:table-cell>
          <table:table-cell>
            <text:p>nourished</text:p>
          </table:table-cell>
          <table:table-cell>
            <text:p>~= nourish
['nʌriʃ]
vt. 滋养, 使健壮, 怀有(希望,仇恨等)</text:p>
          </table:table-cell>
        </table:table-row>
        <table:table-row>
          <table:table-cell>
            <text:p>1</text:p>
          </table:table-cell>
          <table:table-cell>
            <text:p>nowhere</text:p>
          </table:table-cell>
          <table:table-cell>
            <text:p>['nәuhwєә]
adv. 无处, 到处都无</text:p>
          </table:table-cell>
        </table:table-row>
        <table:table-row>
          <table:table-cell>
            <text:p>1</text:p>
          </table:table-cell>
          <table:table-cell>
            <text:p>nstant</text:p>
          </table:table-cell>
          <table:table-cell>
            <text:p>~~~= acidityconstant
酸度常数</text:p>
          </table:table-cell>
        </table:table-row>
        <table:table-row>
          <table:table-cell>
            <text:p>1</text:p>
          </table:table-cell>
          <table:table-cell>
            <text:p>ntered</text:p>
          </table:table-cell>
          <table:table-cell>
            <text:p>~~~= centered
adj. 有圆心的, 居中的</text:p>
          </table:table-cell>
        </table:table-row>
        <table:table-row>
          <table:table-cell>
            <text:p>1</text:p>
          </table:table-cell>
          <table:table-cell>
            <text:p>nto</text:p>
          </table:table-cell>
          <table:table-cell>
            <text:p>~= NTO
[计] 网络终端选项</text:p>
          </table:table-cell>
        </table:table-row>
        <table:table-row>
          <table:table-cell>
            <text:p>1</text:p>
          </table:table-cell>
          <table:table-cell>
            <text:p>ntraries</text:p>
          </table:table-cell>
          <table:table-cell>
            <text:p>~~~= contrariety
[ˏkɔntrә'raiәti]
n. 反对, 矛盾, 相反物</text:p>
          </table:table-cell>
        </table:table-row>
        <table:table-row>
          <table:table-cell>
            <text:p>1</text:p>
          </table:table-cell>
          <table:table-cell>
            <text:p>numbed</text:p>
          </table:table-cell>
          <table:table-cell>
            <text:p>~= numb
[nʌm]
adj. 麻木的
v. 失去知觉</text:p>
          </table:table-cell>
        </table:table-row>
        <table:table-row>
          <table:table-cell>
            <text:p>1</text:p>
          </table:table-cell>
          <table:table-cell>
            <text:p>nurse</text:p>
          </table:table-cell>
          <table:table-cell>
            <text:p>[nә:s]
n. 护士, 保姆
vt. 护理, 看护
v. 照料</text:p>
          </table:table-cell>
        </table:table-row>
        <table:table-row>
          <table:table-cell>
            <text:p>1</text:p>
          </table:table-cell>
          <table:table-cell>
            <text:p>nursing</text:p>
          </table:table-cell>
          <table:table-cell>
            <text:p>['nә:siŋ]
n. 看护, 养育</text:p>
          </table:table-cell>
        </table:table-row>
        <table:table-row>
          <table:table-cell>
            <text:p>1</text:p>
          </table:table-cell>
          <table:table-cell>
            <text:p>oakum</text:p>
          </table:table-cell>
          <table:table-cell>
            <text:p>['әukәm]
n. 麻絮, 填絮(用于填塞船缝)</text:p>
          </table:table-cell>
        </table:table-row>
        <table:table-row>
          <table:table-cell>
            <text:p>1</text:p>
          </table:table-cell>
          <table:table-cell>
            <text:p>oatmeal</text:p>
          </table:table-cell>
          <table:table-cell>
            <text:p>['әutmi:l]
n. (燕)麦片, (燕)麦粥</text:p>
          </table:table-cell>
        </table:table-row>
        <table:table-row>
          <table:table-cell>
            <text:p>1</text:p>
          </table:table-cell>
          <table:table-cell>
            <text:p>obedience</text:p>
          </table:table-cell>
          <table:table-cell>
            <text:p>[ә'bi:djәns, -diәns]
n. 服众, 顺从</text:p>
          </table:table-cell>
        </table:table-row>
        <table:table-row>
          <table:table-cell>
            <text:p>1</text:p>
          </table:table-cell>
          <table:table-cell>
            <text:p>obedient</text:p>
          </table:table-cell>
          <table:table-cell>
            <text:p>[ә'bi:djәnt, -diәnt]
adj. 服从的, 孝顺的</text:p>
          </table:table-cell>
        </table:table-row>
        <table:table-row>
          <table:table-cell>
            <text:p>1</text:p>
          </table:table-cell>
          <table:table-cell>
            <text:p>obeyed</text:p>
          </table:table-cell>
          <table:table-cell>
            <text:p>~= obey
[ә'bei]
v. 服从, 顺从</text:p>
          </table:table-cell>
        </table:table-row>
        <table:table-row>
          <table:table-cell>
            <text:p>1</text:p>
          </table:table-cell>
          <table:table-cell>
            <text:p>objection</text:p>
          </table:table-cell>
          <table:table-cell>
            <text:p>[әb'dʒekʃәn]
n. 异议, 缺陷, 妨碍, 拒绝之理由</text:p>
          </table:table-cell>
        </table:table-row>
        <table:table-row>
          <table:table-cell>
            <text:p>1</text:p>
          </table:table-cell>
          <table:table-cell>
            <text:p>objects</text:p>
          </table:table-cell>
          <table:table-cell>
            <text:p>~= object
['ɔbdʒikt]
n. 物体, 目标, 宾语, 对象
vi. 反对, 拒绝, 抗议
vt. 提出...来反对</text:p>
          </table:table-cell>
        </table:table-row>
        <table:table-row>
          <table:table-cell>
            <text:p>1</text:p>
          </table:table-cell>
          <table:table-cell>
            <text:p>obligations</text:p>
          </table:table-cell>
          <table:table-cell>
            <text:p>~= obligation
[ˏɔbli'geiʃәn]
n. 义务, 职责, 债务</text:p>
          </table:table-cell>
        </table:table-row>
        <table:table-row>
          <table:table-cell>
            <text:p>1</text:p>
          </table:table-cell>
          <table:table-cell>
            <text:p>obliges</text:p>
          </table:table-cell>
          <table:table-cell>
            <text:p>~= oblige
[ә'blaidʒ]
vt. 迫使, 责成</text:p>
          </table:table-cell>
        </table:table-row>
        <table:table-row>
          <table:table-cell>
            <text:p>1</text:p>
          </table:table-cell>
          <table:table-cell>
            <text:p>obser</text:p>
          </table:table-cell>
          <table:table-cell>
            <text:p>~~~= inobservance
[ˏinәb'zә:vәns]
n. 忽视</text:p>
          </table:table-cell>
        </table:table-row>
        <table:table-row>
          <table:table-cell>
            <text:p>1</text:p>
          </table:table-cell>
          <table:table-cell>
            <text:p>observer</text:p>
          </table:table-cell>
          <table:table-cell>
            <text:p>[әb'zә:vә]
n. 观测者, 观察员, 遵守者</text:p>
          </table:table-cell>
        </table:table-row>
        <table:table-row>
          <table:table-cell>
            <text:p>1</text:p>
          </table:table-cell>
          <table:table-cell>
            <text:p>obstinacy</text:p>
          </table:table-cell>
          <table:table-cell>
            <text:p>['ɔbstinәsi]
n. 固执</text:p>
          </table:table-cell>
        </table:table-row>
        <table:table-row>
          <table:table-cell>
            <text:p>1</text:p>
          </table:table-cell>
          <table:table-cell>
            <text:p>obstinate</text:p>
          </table:table-cell>
          <table:table-cell>
            <text:p>['ɔbstinit]
adj. 倔强的, 顽固的</text:p>
          </table:table-cell>
        </table:table-row>
        <table:table-row>
          <table:table-cell>
            <text:p>1</text:p>
          </table:table-cell>
          <table:table-cell>
            <text:p>obstinately</text:p>
          </table:table-cell>
          <table:table-cell>
            <text:p>adv.</text:p>
          </table:table-cell>
        </table:table-row>
        <table:table-row>
          <table:table-cell>
            <text:p>1</text:p>
          </table:table-cell>
          <table:table-cell>
            <text:p>obstruction</text:p>
          </table:table-cell>
          <table:table-cell>
            <text:p>[әb'strʌkʃәn]
n. 阻塞, 妨碍, 障碍物</text:p>
          </table:table-cell>
        </table:table-row>
        <table:table-row>
          <table:table-cell>
            <text:p>1</text:p>
          </table:table-cell>
          <table:table-cell>
            <text:p>obtain</text:p>
          </table:table-cell>
          <table:table-cell>
            <text:p>[әb'tein]
vt. 获得, 得到</text:p>
          </table:table-cell>
        </table:table-row>
        <table:table-row>
          <table:table-cell>
            <text:p>1</text:p>
          </table:table-cell>
          <table:table-cell>
            <text:p>obtained</text:p>
          </table:table-cell>
          <table:table-cell>
            <text:p>v. 获得
vbl. 获得</text:p>
          </table:table-cell>
        </table:table-row>
        <table:table-row>
          <table:table-cell>
            <text:p>1</text:p>
          </table:table-cell>
          <table:table-cell>
            <text:p>obtaining</text:p>
          </table:table-cell>
          <table:table-cell>
            <text:p>【法】 获得, 得到</text:p>
          </table:table-cell>
        </table:table-row>
        <table:table-row>
          <table:table-cell>
            <text:p>1</text:p>
          </table:table-cell>
          <table:table-cell>
            <text:p>od</text:p>
          </table:table-cell>
          <table:table-cell>
            <text:p>[ɔd]
n. 自然力</text:p>
          </table:table-cell>
        </table:table-row>
        <table:table-row>
          <table:table-cell>
            <text:p>1</text:p>
          </table:table-cell>
          <table:table-cell>
            <text:p>odds</text:p>
          </table:table-cell>
          <table:table-cell>
            <text:p>[ɔdz]
n. 可能的机会, 成败的可能性, 优势, 不均, 不平等, 几率, 差别</text:p>
          </table:table-cell>
        </table:table-row>
        <table:table-row>
          <table:table-cell>
            <text:p>1</text:p>
          </table:table-cell>
          <table:table-cell>
            <text:p>of-mutton</text:p>
          </table:table-cell>
          <table:table-cell>
            <text:p>of mutton</text:p>
          </table:table-cell>
        </table:table-row>
        <table:table-row>
          <table:table-cell>
            <text:p>1</text:p>
          </table:table-cell>
          <table:table-cell>
            <text:p>of-war</text:p>
          </table:table-cell>
          <table:table-cell>
            <text:p>of war</text:p>
          </table:table-cell>
        </table:table-row>
        <table:table-row>
          <table:table-cell>
            <text:p>1</text:p>
          </table:table-cell>
          <table:table-cell>
            <text:p>offended</text:p>
          </table:table-cell>
          <table:table-cell>
            <text:p>~= offend
[ә'fend]
v. 犯罪, 冒犯, 违反, 得罪, 使...不愉快</text:p>
          </table:table-cell>
        </table:table-row>
        <table:table-row>
          <table:table-cell>
            <text:p>1</text:p>
          </table:table-cell>
          <table:table-cell>
            <text:p>offenders</text:p>
          </table:table-cell>
          <table:table-cell>
            <text:p>~= offender
[ә'fendә]
n. 罪犯, 冒犯者</text:p>
          </table:table-cell>
        </table:table-row>
        <table:table-row>
          <table:table-cell>
            <text:p>1</text:p>
          </table:table-cell>
          <table:table-cell>
            <text:p>offensive</text:p>
          </table:table-cell>
          <table:table-cell>
            <text:p>[ә'fensiv]
adj. 讨厌的, 无礼的, 攻击性的
n. 进攻, 攻势</text:p>
          </table:table-cell>
        </table:table-row>
        <table:table-row>
          <table:table-cell>
            <text:p>1</text:p>
          </table:table-cell>
          <table:table-cell>
            <text:p>offering</text:p>
          </table:table-cell>
          <table:table-cell>
            <text:p>['ɔfәriŋ]
n. 提供, 奉献物, 献礼, 祭品</text:p>
          </table:table-cell>
        </table:table-row>
        <table:table-row>
          <table:table-cell>
            <text:p>1</text:p>
          </table:table-cell>
          <table:table-cell>
            <text:p>offers</text:p>
          </table:table-cell>
          <table:table-cell>
            <text:p>~= offer
['ɔfә]
n. 出价, 提议, 意图
vt. 提供, 出价, 贡献, 使出现, 企图, 演出
vi. (机会、时机等)出现, 献祭, 提议</text:p>
          </table:table-cell>
        </table:table-row>
        <table:table-row>
          <table:table-cell>
            <text:p>1</text:p>
          </table:table-cell>
          <table:table-cell>
            <text:p>office</text:p>
          </table:table-cell>
          <table:table-cell>
            <text:p>['ɔfis]
n. 办公室, 办事处, 事务所, &lt;英&gt;政府机关, 部, 公职, 职责, 帮助</text:p>
          </table:table-cell>
        </table:table-row>
        <table:table-row>
          <table:table-cell>
            <text:p>1</text:p>
          </table:table-cell>
          <table:table-cell>
            <text:p>officers</text:p>
          </table:table-cell>
          <table:table-cell>
            <text:p>~= officer
['ɔfisә]
n. 政府官员, 军官, 警官, 船长
vt. 指挥</text:p>
          </table:table-cell>
        </table:table-row>
        <table:table-row>
          <table:table-cell>
            <text:p>1</text:p>
          </table:table-cell>
          <table:table-cell>
            <text:p>officious</text:p>
          </table:table-cell>
          <table:table-cell>
            <text:p>[ә'fiʃәs, ɔ'f-]
adj. 多管闲事的, 非官方的, 非正式的</text:p>
          </table:table-cell>
        </table:table-row>
        <table:table-row>
          <table:table-cell>
            <text:p>1</text:p>
          </table:table-cell>
          <table:table-cell>
            <text:p>oldest</text:p>
          </table:table-cell>
          <table:table-cell>
            <text:p>~= old
[әuld]
adj. 年老的, 老的, ...岁的, 陈旧的, 古老的</text:p>
          </table:table-cell>
        </table:table-row>
        <table:table-row>
          <table:table-cell>
            <text:p>1</text:p>
          </table:table-cell>
          <table:table-cell>
            <text:p>olive</text:p>
          </table:table-cell>
          <table:table-cell>
            <text:p>['ɔliv]
n. 橄榄树, 橄榄叶, 橄榄枝, 橄榄色</text:p>
          </table:table-cell>
        </table:table-row>
        <table:table-row>
          <table:table-cell>
            <text:p>1</text:p>
          </table:table-cell>
          <table:table-cell>
            <text:p>omised</text:p>
          </table:table-cell>
          <table:table-cell>
            <text:p>~~~= anatomise
[ә'nætәmaiz]
v. 解剖, 解析</text:p>
          </table:table-cell>
        </table:table-row>
        <table:table-row>
          <table:table-cell>
            <text:p>1</text:p>
          </table:table-cell>
          <table:table-cell>
            <text:p>omnipotence</text:p>
          </table:table-cell>
          <table:table-cell>
            <text:p>[ɔm'nipәtәns]
n. 全能, 万能, 无限威力</text:p>
          </table:table-cell>
        </table:table-row>
        <table:table-row>
          <table:table-cell>
            <text:p>1</text:p>
          </table:table-cell>
          <table:table-cell>
            <text:p>one-third</text:p>
          </table:table-cell>
          <table:table-cell>
            <text:p>one third</text:p>
          </table:table-cell>
        </table:table-row>
        <table:table-row>
          <table:table-cell>
            <text:p>1</text:p>
          </table:table-cell>
          <table:table-cell>
            <text:p>onward</text:p>
          </table:table-cell>
          <table:table-cell>
            <text:p>['ɔnwәd]
adj. 向前的
adv. 向前, 在前面</text:p>
          </table:table-cell>
        </table:table-row>
        <table:table-row>
          <table:table-cell>
            <text:p>1</text:p>
          </table:table-cell>
          <table:table-cell>
            <text:p>onwards</text:p>
          </table:table-cell>
          <table:table-cell>
            <text:p>['ɔnwә:dz]
adv. 向前地, 在先地</text:p>
          </table:table-cell>
        </table:table-row>
        <table:table-row>
          <table:table-cell>
            <text:p>1</text:p>
          </table:table-cell>
          <table:table-cell>
            <text:p>oowokakee</text:p>
          </table:table-cell>
          <table:table-cell>
            <text:p>~~~= akee
[ә'ki:]
n. 一种热带树</text:p>
          </table:table-cell>
        </table:table-row>
        <table:table-row>
          <table:table-cell>
            <text:p>1</text:p>
          </table:table-cell>
          <table:table-cell>
            <text:p>oozy</text:p>
          </table:table-cell>
          <table:table-cell>
            <text:p>['u:zi]
adj. 软泥的</text:p>
          </table:table-cell>
        </table:table-row>
        <table:table-row>
          <table:table-cell>
            <text:p>1</text:p>
          </table:table-cell>
          <table:table-cell>
            <text:p>ope</text:p>
          </table:table-cell>
          <table:table-cell>
            <text:p>[әup]
v. 开放, 自由进出</text:p>
          </table:table-cell>
        </table:table-row>
        <table:table-row>
          <table:table-cell>
            <text:p>1</text:p>
          </table:table-cell>
          <table:table-cell>
            <text:p>open-kneed</text:p>
          </table:table-cell>
          <table:table-cell>
            <text:p>open kneed</text:p>
          </table:table-cell>
        </table:table-row>
        <table:table-row>
          <table:table-cell>
            <text:p>1</text:p>
          </table:table-cell>
          <table:table-cell>
            <text:p>open-mouthed</text:p>
          </table:table-cell>
          <table:table-cell>
            <text:p>adj. 目瞪口呆的，惊愕得张大嘴的</text:p>
          </table:table-cell>
        </table:table-row>
        <table:table-row>
          <table:table-cell>
            <text:p>1</text:p>
          </table:table-cell>
          <table:table-cell>
            <text:p>openly</text:p>
          </table:table-cell>
          <table:table-cell>
            <text:p>['әupәnli]
adv. 不隐瞒地, 公然地</text:p>
          </table:table-cell>
        </table:table-row>
        <table:table-row>
          <table:table-cell>
            <text:p>1</text:p>
          </table:table-cell>
          <table:table-cell>
            <text:p>openness</text:p>
          </table:table-cell>
          <table:table-cell>
            <text:p>['әupɚnnis]
n. 宽阔, 公开</text:p>
          </table:table-cell>
        </table:table-row>
        <table:table-row>
          <table:table-cell>
            <text:p>1</text:p>
          </table:table-cell>
          <table:table-cell>
            <text:p>operations</text:p>
          </table:table-cell>
          <table:table-cell>
            <text:p>~= operation
[ˏɔpә'reiʃәn]
n. 运转, 操作, 实施, 作用, 业务, 工作, 手术, 军事行动</text:p>
          </table:table-cell>
        </table:table-row>
        <table:table-row>
          <table:table-cell>
            <text:p>1</text:p>
          </table:table-cell>
          <table:table-cell>
            <text:p>opportunities</text:p>
          </table:table-cell>
          <table:table-cell>
            <text:p>~= opportunity
[ˏɔpә'tju:niti]
n. 机会, 时机</text:p>
          </table:table-cell>
        </table:table-row>
        <table:table-row>
          <table:table-cell>
            <text:p>1</text:p>
          </table:table-cell>
          <table:table-cell>
            <text:p>opposed</text:p>
          </table:table-cell>
          <table:table-cell>
            <text:p>[ә'pәuzd]
adj. 反对的, 敌对的</text:p>
          </table:table-cell>
        </table:table-row>
        <table:table-row>
          <table:table-cell>
            <text:p>1</text:p>
          </table:table-cell>
          <table:table-cell>
            <text:p>opposite</text:p>
          </table:table-cell>
          <table:table-cell>
            <text:p>['ɔpәzit]
adj. 相对的, 对面的, 对立的, 相反的, 对等的, 对应的
n. 相反的事物</text:p>
          </table:table-cell>
        </table:table-row>
        <table:table-row>
          <table:table-cell>
            <text:p>1</text:p>
          </table:table-cell>
          <table:table-cell>
            <text:p>opposition</text:p>
          </table:table-cell>
          <table:table-cell>
            <text:p>[ɔpә'ziʃәn]
n. 反对, 敌对, 相反, 反对派, [天]冲, [逻]对当法</text:p>
          </table:table-cell>
        </table:table-row>
        <table:table-row>
          <table:table-cell>
            <text:p>1</text:p>
          </table:table-cell>
          <table:table-cell>
            <text:p>optics</text:p>
          </table:table-cell>
          <table:table-cell>
            <text:p>['ɔptiks]
n. 光学</text:p>
          </table:table-cell>
        </table:table-row>
        <table:table-row>
          <table:table-cell>
            <text:p>1</text:p>
          </table:table-cell>
          <table:table-cell>
            <text:p>orange</text:p>
          </table:table-cell>
          <table:table-cell>
            <text:p>['ɔrindʒ]
n. 柑, 桔, 橙, 橙色</text:p>
          </table:table-cell>
        </table:table-row>
        <table:table-row>
          <table:table-cell>
            <text:p>1</text:p>
          </table:table-cell>
          <table:table-cell>
            <text:p>oremast</text:p>
          </table:table-cell>
          <table:table-cell>
            <text:p>~~~= foremast
['fɔ:mɑ:st]
n. 前桅</text:p>
          </table:table-cell>
        </table:table-row>
        <table:table-row>
          <table:table-cell>
            <text:p>1</text:p>
          </table:table-cell>
          <table:table-cell>
            <text:p>orinoco</text:p>
          </table:table-cell>
          <table:table-cell>
            <text:p>~= Orinoco
[ˏɔri'nәukәu]
奥里诺科河[南美洲北部]</text:p>
          </table:table-cell>
        </table:table-row>
        <table:table-row>
          <table:table-cell>
            <text:p>1</text:p>
          </table:table-cell>
          <table:table-cell>
            <text:p>osier</text:p>
          </table:table-cell>
          <table:table-cell>
            <text:p>['әuʒә]
n. 柳树, 柳条
adj. 柳条做的</text:p>
          </table:table-cell>
        </table:table-row>
        <table:table-row>
          <table:table-cell>
            <text:p>1</text:p>
          </table:table-cell>
          <table:table-cell>
            <text:p>osiers</text:p>
          </table:table-cell>
          <table:table-cell>
            <text:p>~= osier
['әuʒә]
n. 柳树, 柳条
adj. 柳条做的</text:p>
          </table:table-cell>
        </table:table-row>
        <table:table-row>
          <table:table-cell>
            <text:p>1</text:p>
          </table:table-cell>
          <table:table-cell>
            <text:p>ost</text:p>
          </table:table-cell>
          <table:table-cell>
            <text:p>~= OST
abbr. Office of Science and Technology (美国)科学技术局</text:p>
          </table:table-cell>
        </table:table-row>
        <table:table-row>
          <table:table-cell>
            <text:p>1</text:p>
          </table:table-cell>
          <table:table-cell>
            <text:p>othe</text:p>
          </table:table-cell>
          <table:table-cell>
            <text:p>~~~= acidotheca
[ˏæsidәu'θi:kә]
产卵器鞘(蛹)</text:p>
          </table:table-cell>
        </table:table-row>
        <table:table-row>
          <table:table-cell>
            <text:p>1</text:p>
          </table:table-cell>
          <table:table-cell>
            <text:p>ould</text:p>
          </table:table-cell>
          <table:table-cell>
            <text:p>~~~= boulder
['bәuldә]
n. 大石头, 漂石</text:p>
          </table:table-cell>
        </table:table-row>
        <table:table-row>
          <table:table-cell>
            <text:p>1</text:p>
          </table:table-cell>
          <table:table-cell>
            <text:p>ounces</text:p>
          </table:table-cell>
          <table:table-cell>
            <text:p>~= ounce
[auns]
n. 盎司, 少量, [动]雪豹</text:p>
          </table:table-cell>
        </table:table-row>
        <table:table-row>
          <table:table-cell>
            <text:p>1</text:p>
          </table:table-cell>
          <table:table-cell>
            <text:p>out-branches</text:p>
          </table:table-cell>
          <table:table-cell>
            <text:p>out branches</text:p>
          </table:table-cell>
        </table:table-row>
        <table:table-row>
          <table:table-cell>
            <text:p>1</text:p>
          </table:table-cell>
          <table:table-cell>
            <text:p>oute</text:p>
          </table:table-cell>
          <table:table-cell>
            <text:p>~~~= abdominouterotomy
[æbˏdɔminɔˏju:tә'rɔtәmi]
剖腹[腹式]子宫切除术</text:p>
          </table:table-cell>
        </table:table-row>
        <table:table-row>
          <table:table-cell>
            <text:p>1</text:p>
          </table:table-cell>
          <table:table-cell>
            <text:p>outermost</text:p>
          </table:table-cell>
          <table:table-cell>
            <text:p>['autәmәust]
adj. 最外面的, 最远的</text:p>
          </table:table-cell>
        </table:table-row>
        <table:table-row>
          <table:table-cell>
            <text:p>1</text:p>
          </table:table-cell>
          <table:table-cell>
            <text:p>outmost</text:p>
          </table:table-cell>
          <table:table-cell>
            <text:p>['autmәust]
adj. 最外面的, 最远的</text:p>
          </table:table-cell>
        </table:table-row>
        <table:table-row>
          <table:table-cell>
            <text:p>1</text:p>
          </table:table-cell>
          <table:table-cell>
            <text:p>outright</text:p>
          </table:table-cell>
          <table:table-cell>
            <text:p>['aut'rait]
adj. 直率的, 彻底的, 完全的
adv. 直率地, 痛快地, 立刻地, 全部地</text:p>
          </table:table-cell>
        </table:table-row>
        <table:table-row>
          <table:table-cell>
            <text:p>1</text:p>
          </table:table-cell>
          <table:table-cell>
            <text:p>outstripped</text:p>
          </table:table-cell>
          <table:table-cell>
            <text:p>~~~= outstrip
[aut'strip]
v. 超过</text:p>
          </table:table-cell>
        </table:table-row>
        <table:table-row>
          <table:table-cell>
            <text:p>1</text:p>
          </table:table-cell>
          <table:table-cell>
            <text:p>outward</text:p>
          </table:table-cell>
          <table:table-cell>
            <text:p>['autwәd]
adj. 外面的, 外表的, 公开的, 向外的, 外出的
adv. 向外, 在外, 表面上n.外表, 周围世界</text:p>
          </table:table-cell>
        </table:table-row>
        <table:table-row>
          <table:table-cell>
            <text:p>1</text:p>
          </table:table-cell>
          <table:table-cell>
            <text:p>ove</text:p>
          </table:table-cell>
          <table:table-cell>
            <text:p>~~~= A-lovel
&lt;英&gt;英语学校里某一课程结束时举行的高深考试,高深级考试及格</text:p>
          </table:table-cell>
        </table:table-row>
        <table:table-row>
          <table:table-cell>
            <text:p>1</text:p>
          </table:table-cell>
          <table:table-cell>
            <text:p>over-night</text:p>
          </table:table-cell>
          <table:table-cell>
            <text:p>over night</text:p>
          </table:table-cell>
        </table:table-row>
        <table:table-row>
          <table:table-cell>
            <text:p>1</text:p>
          </table:table-cell>
          <table:table-cell>
            <text:p>over-violent</text:p>
          </table:table-cell>
          <table:table-cell>
            <text:p>over violent</text:p>
          </table:table-cell>
        </table:table-row>
        <table:table-row>
          <table:table-cell>
            <text:p>1</text:p>
          </table:table-cell>
          <table:table-cell>
            <text:p>over-whelmed</text:p>
          </table:table-cell>
          <table:table-cell>
            <text:p>over whelmed</text:p>
          </table:table-cell>
        </table:table-row>
        <table:table-row>
          <table:table-cell>
            <text:p>1</text:p>
          </table:table-cell>
          <table:table-cell>
            <text:p>overbeat</text:p>
          </table:table-cell>
          <table:table-cell>
            <text:p>~~~= overbear
[ˏәuvә'bєә]
v. 压服</text:p>
          </table:table-cell>
        </table:table-row>
        <table:table-row>
          <table:table-cell>
            <text:p>1</text:p>
          </table:table-cell>
          <table:table-cell>
            <text:p>overflowed</text:p>
          </table:table-cell>
          <table:table-cell>
            <text:p>~= overflow
['әuvә'flәu]
n. 溢出, 超值, 泛滥, 充满, 洋溢
v. (使)泛滥, (使)溢出, (使)充溢</text:p>
          </table:table-cell>
        </table:table-row>
        <table:table-row>
          <table:table-cell>
            <text:p>1</text:p>
          </table:table-cell>
          <table:table-cell>
            <text:p>overjoyed</text:p>
          </table:table-cell>
          <table:table-cell>
            <text:p>[әuvә'dʒɔid]
adj. 狂喜的, 极端高兴的</text:p>
          </table:table-cell>
        </table:table-row>
        <table:table-row>
          <table:table-cell>
            <text:p>1</text:p>
          </table:table-cell>
          <table:table-cell>
            <text:p>overladen</text:p>
          </table:table-cell>
          <table:table-cell>
            <text:p>['әuvә'leidn]
adj. 装载过多的, 过分的</text:p>
          </table:table-cell>
        </table:table-row>
        <table:table-row>
          <table:table-cell>
            <text:p>1</text:p>
          </table:table-cell>
          <table:table-cell>
            <text:p>overlook</text:p>
          </table:table-cell>
          <table:table-cell>
            <text:p>[ˏәuvә'luk]
vt. 俯瞰, 耸出, 远眺, 没注意到
n. 眺望, 俯瞰中的景色</text:p>
          </table:table-cell>
        </table:table-row>
        <table:table-row>
          <table:table-cell>
            <text:p>1</text:p>
          </table:table-cell>
          <table:table-cell>
            <text:p>overlooked</text:p>
          </table:table-cell>
          <table:table-cell>
            <text:p>~= overlook
[ˏәuvә'luk]
vt. 俯瞰, 耸出, 远眺, 没注意到
n. 眺望, 俯瞰中的景色</text:p>
          </table:table-cell>
        </table:table-row>
        <table:table-row>
          <table:table-cell>
            <text:p>1</text:p>
          </table:table-cell>
          <table:table-cell>
            <text:p>overpowered</text:p>
          </table:table-cell>
          <table:table-cell>
            <text:p>~= overpower
[ˏәuvә'pauә]
vt. 制服, 压倒, 供给...过强的力量</text:p>
          </table:table-cell>
        </table:table-row>
        <table:table-row>
          <table:table-cell>
            <text:p>1</text:p>
          </table:table-cell>
          <table:table-cell>
            <text:p>overrule</text:p>
          </table:table-cell>
          <table:table-cell>
            <text:p>[ˏәuvә'ru:l]
vt. 驳回, 否决, 支配, 制服</text:p>
          </table:table-cell>
        </table:table-row>
        <table:table-row>
          <table:table-cell>
            <text:p>1</text:p>
          </table:table-cell>
          <table:table-cell>
            <text:p>overrun</text:p>
          </table:table-cell>
          <table:table-cell>
            <text:p>[ˏәuvә'rʌn]
n. 泛滥成灾, 超出限度
vt. 蹂躏, 超过, 泛滥
vi. 泛滥, 蔓延</text:p>
          </table:table-cell>
        </table:table-row>
        <table:table-row>
          <table:table-cell>
            <text:p>1</text:p>
          </table:table-cell>
          <table:table-cell>
            <text:p>oversee</text:p>
          </table:table-cell>
          <table:table-cell>
            <text:p>['әuvә'si:]
v. 俯瞰, 监视, 检查, 视察</text:p>
          </table:table-cell>
        </table:table-row>
        <table:table-row>
          <table:table-cell>
            <text:p>1</text:p>
          </table:table-cell>
          <table:table-cell>
            <text:p>overtakes</text:p>
          </table:table-cell>
          <table:table-cell>
            <text:p>~= overtake
['әuvә'teik]
vt. 赶上, 追上, (暴风雨、麻烦等)突然来袭, 压倒</text:p>
          </table:table-cell>
        </table:table-row>
        <table:table-row>
          <table:table-cell>
            <text:p>1</text:p>
          </table:table-cell>
          <table:table-cell>
            <text:p>overthrown</text:p>
          </table:table-cell>
          <table:table-cell>
            <text:p>vbl. overthrow的过去分词</text:p>
          </table:table-cell>
        </table:table-row>
        <table:table-row>
          <table:table-cell>
            <text:p>1</text:p>
          </table:table-cell>
          <table:table-cell>
            <text:p>overtop</text:p>
          </table:table-cell>
          <table:table-cell>
            <text:p>['әuvә'tɔp]
vt. 高出, 高耸...之上</text:p>
          </table:table-cell>
        </table:table-row>
        <table:table-row>
          <table:table-cell>
            <text:p>1</text:p>
          </table:table-cell>
          <table:table-cell>
            <text:p>overturned</text:p>
          </table:table-cell>
          <table:table-cell>
            <text:p>~= overturn
[ˏәuvә'tә:n]
n. 倾覆, 破灭, 革命
vt. 推翻, 颠倒
vi. 翻倒
n. 翻转, 毁灭</text:p>
          </table:table-cell>
        </table:table-row>
        <table:table-row>
          <table:table-cell>
            <text:p>1</text:p>
          </table:table-cell>
          <table:table-cell>
            <text:p>overwhelm</text:p>
          </table:table-cell>
          <table:table-cell>
            <text:p>['әuvә'welm]
vt. 淹没, 覆没, 受打击, 制服, 压倒</text:p>
          </table:table-cell>
        </table:table-row>
        <table:table-row>
          <table:table-cell>
            <text:p>1</text:p>
          </table:table-cell>
          <table:table-cell>
            <text:p>owever</text:p>
          </table:table-cell>
          <table:table-cell>
            <text:p>~~~= however
[hau'evә]
adv. 无论如何, 可是, 仍然, 究竟
conj. 不管用何种方法, 然而, 可是</text:p>
          </table:table-cell>
        </table:table-row>
        <table:table-row>
          <table:table-cell>
            <text:p>1</text:p>
          </table:table-cell>
          <table:table-cell>
            <text:p>owing</text:p>
          </table:table-cell>
          <table:table-cell>
            <text:p>['әuiŋ]
adj. (～ to) 由于, 该付的, 未付的, 应归功于</text:p>
          </table:table-cell>
        </table:table-row>
        <table:table-row>
          <table:table-cell>
            <text:p>1</text:p>
          </table:table-cell>
          <table:table-cell>
            <text:p>owner</text:p>
          </table:table-cell>
          <table:table-cell>
            <text:p>['әunә]
n. 所有者, 业主</text:p>
          </table:table-cell>
        </table:table-row>
        <table:table-row>
          <table:table-cell>
            <text:p>1</text:p>
          </table:table-cell>
          <table:table-cell>
            <text:p>ox</text:p>
          </table:table-cell>
          <table:table-cell>
            <text:p>[ɔks]
n. 牛, 公牛</text:p>
          </table:table-cell>
        </table:table-row>
        <table:table-row>
          <table:table-cell>
            <text:p>1</text:p>
          </table:table-cell>
          <table:table-cell>
            <text:p>paces</text:p>
          </table:table-cell>
          <table:table-cell>
            <text:p>~= pace
[peis]
n. (一)步, 速度, 步调, 步法, 步态
vi. 踱步, 缓慢的走
vt. 用步测, 踱步于, (马)溜花蹄</text:p>
          </table:table-cell>
        </table:table-row>
        <table:table-row>
          <table:table-cell>
            <text:p>1</text:p>
          </table:table-cell>
          <table:table-cell>
            <text:p>pack</text:p>
          </table:table-cell>
          <table:table-cell>
            <text:p>[pæk]
n. 包裹, &lt;贬&gt;一群, 一副, 背包, 包装
vt. 包装, 捆扎, 塞满, 压紧, 挑选
vi. 包装货物, 挤, 群集, 被包装
背包</text:p>
          </table:table-cell>
        </table:table-row>
        <table:table-row>
          <table:table-cell>
            <text:p>1</text:p>
          </table:table-cell>
          <table:table-cell>
            <text:p>packed</text:p>
          </table:table-cell>
          <table:table-cell>
            <text:p>[常用来构成复合词]充满...的, 塞满了...的</text:p>
          </table:table-cell>
        </table:table-row>
        <table:table-row>
          <table:table-cell>
            <text:p>1</text:p>
          </table:table-cell>
          <table:table-cell>
            <text:p>packet</text:p>
          </table:table-cell>
          <table:table-cell>
            <text:p>['pækit]
n. 小包裹, 小捆
v. 包装
信息包</text:p>
          </table:table-cell>
        </table:table-row>
        <table:table-row>
          <table:table-cell>
            <text:p>1</text:p>
          </table:table-cell>
          <table:table-cell>
            <text:p>paddlers</text:p>
          </table:table-cell>
          <table:table-cell>
            <text:p>~= paddler
涉水者, 涉泥浆者</text:p>
          </table:table-cell>
        </table:table-row>
        <table:table-row>
          <table:table-cell>
            <text:p>1</text:p>
          </table:table-cell>
          <table:table-cell>
            <text:p>padre</text:p>
          </table:table-cell>
          <table:table-cell>
            <text:p>['pɑ:dri]
n. 教士, &lt;俚&gt;随军牧师</text:p>
          </table:table-cell>
        </table:table-row>
        <table:table-row>
          <table:table-cell>
            <text:p>1</text:p>
          </table:table-cell>
          <table:table-cell>
            <text:p>pagan</text:p>
          </table:table-cell>
          <table:table-cell>
            <text:p>['peigәn]
n. 异教徒
adj. 异教的</text:p>
          </table:table-cell>
        </table:table-row>
        <table:table-row>
          <table:table-cell>
            <text:p>1</text:p>
          </table:table-cell>
          <table:table-cell>
            <text:p>pagans</text:p>
          </table:table-cell>
          <table:table-cell>
            <text:p>~= pagan
['peigәn]
n. 异教徒
adj. 异教的</text:p>
          </table:table-cell>
        </table:table-row>
        <table:table-row>
          <table:table-cell>
            <text:p>1</text:p>
          </table:table-cell>
          <table:table-cell>
            <text:p>painstaking</text:p>
          </table:table-cell>
          <table:table-cell>
            <text:p>['peinsteikiŋ]
n. 苦干, 辛苦
adj. 辛苦的, 辛勤的, 艰苦的</text:p>
          </table:table-cell>
        </table:table-row>
        <table:table-row>
          <table:table-cell>
            <text:p>1</text:p>
          </table:table-cell>
          <table:table-cell>
            <text:p>painted</text:p>
          </table:table-cell>
          <table:table-cell>
            <text:p>['peintid]
adj. 描画的, 着色的</text:p>
          </table:table-cell>
        </table:table-row>
        <table:table-row>
          <table:table-cell>
            <text:p>1</text:p>
          </table:table-cell>
          <table:table-cell>
            <text:p>palms</text:p>
          </table:table-cell>
          <table:table-cell>
            <text:p>~= palm
[pɑ:m]
n. 手掌, 棕榈, (象征胜利的)棕榈叶
vt. 与...握手, 藏...于掌中, 蒙混</text:p>
          </table:table-cell>
        </table:table-row>
        <table:table-row>
          <table:table-cell>
            <text:p>1</text:p>
          </table:table-cell>
          <table:table-cell>
            <text:p>papers</text:p>
          </table:table-cell>
          <table:table-cell>
            <text:p>n. 文件, 官方文件
【法】 票证, 证券, 纸币
相关词组:
  send in one's papers</text:p>
          </table:table-cell>
        </table:table-row>
        <table:table-row>
          <table:table-cell>
            <text:p>1</text:p>
          </table:table-cell>
          <table:table-cell>
            <text:p>parable</text:p>
          </table:table-cell>
          <table:table-cell>
            <text:p>['pærәbl]
n. 寓言, 比喻</text:p>
          </table:table-cell>
        </table:table-row>
        <table:table-row>
          <table:table-cell>
            <text:p>1</text:p>
          </table:table-cell>
          <table:table-cell>
            <text:p>parc</text:p>
          </table:table-cell>
          <table:table-cell>
            <text:p>~= PARC
abbr. Palo Alto Research Center
(施乐公司)帕洛阿尔托研究中心</text:p>
          </table:table-cell>
        </table:table-row>
        <table:table-row>
          <table:table-cell>
            <text:p>1</text:p>
          </table:table-cell>
          <table:table-cell>
            <text:p>parched</text:p>
          </table:table-cell>
          <table:table-cell>
            <text:p>[pɑ:tʃt]
adj. 炎热的</text:p>
          </table:table-cell>
        </table:table-row>
        <table:table-row>
          <table:table-cell>
            <text:p>1</text:p>
          </table:table-cell>
          <table:table-cell>
            <text:p>pardoned</text:p>
          </table:table-cell>
          <table:table-cell>
            <text:p>~= pardon
['pɑ:dn]
vt. 原谅, 宽恕
n. 原谅, 宽恕</text:p>
          </table:table-cell>
        </table:table-row>
        <table:table-row>
          <table:table-cell>
            <text:p>1</text:p>
          </table:table-cell>
          <table:table-cell>
            <text:p>parleyed</text:p>
          </table:table-cell>
          <table:table-cell>
            <text:p>~= parley
['pɑ:li]
n. 会谈</text:p>
          </table:table-cell>
        </table:table-row>
        <table:table-row>
          <table:table-cell>
            <text:p>1</text:p>
          </table:table-cell>
          <table:table-cell>
            <text:p>parleying</text:p>
          </table:table-cell>
          <table:table-cell>
            <text:p>~= parley
['pɑ:li]
n. 会谈</text:p>
          </table:table-cell>
        </table:table-row>
        <table:table-row>
          <table:table-cell>
            <text:p>1</text:p>
          </table:table-cell>
          <table:table-cell>
            <text:p>parties</text:p>
          </table:table-cell>
          <table:table-cell>
            <text:p>~= party
['pɑ:ti]
n. 党, 政党, 随行人员, [律]当事人, 社交会</text:p>
          </table:table-cell>
        </table:table-row>
        <table:table-row>
          <table:table-cell>
            <text:p>1</text:p>
          </table:table-cell>
          <table:table-cell>
            <text:p>parting</text:p>
          </table:table-cell>
          <table:table-cell>
            <text:p>['pɑ:tiŋ]
n. 分别, 分歧处, (头发的)分缝
adj. 离别的, 逝去的</text:p>
          </table:table-cell>
        </table:table-row>
        <table:table-row>
          <table:table-cell>
            <text:p>1</text:p>
          </table:table-cell>
          <table:table-cell>
            <text:p>partitions</text:p>
          </table:table-cell>
          <table:table-cell>
            <text:p>~= partition
[pɑ:'tiʃәn]
n. 分割, 划分, 瓜分, 分开, 隔离物
vt. 区分, 隔开, 分割</text:p>
          </table:table-cell>
        </table:table-row>
        <table:table-row>
          <table:table-cell>
            <text:p>1</text:p>
          </table:table-cell>
          <table:table-cell>
            <text:p>partners</text:p>
          </table:table-cell>
          <table:table-cell>
            <text:p>~= partner
['pɑ:tnә]
n. 合伙人, 股东, 舞伴, 伴侣
vt. 与...合伙, 组成一对
vi. 做伙伴, 当助手</text:p>
          </table:table-cell>
        </table:table-row>
        <table:table-row>
          <table:table-cell>
            <text:p>1</text:p>
          </table:table-cell>
          <table:table-cell>
            <text:p>passes</text:p>
          </table:table-cell>
          <table:table-cell>
            <text:p>~= passe
adj. 已过盛年的, 凋谢的</text:p>
          </table:table-cell>
        </table:table-row>
        <table:table-row>
          <table:table-cell>
            <text:p>1</text:p>
          </table:table-cell>
          <table:table-cell>
            <text:p>passing</text:p>
          </table:table-cell>
          <table:table-cell>
            <text:p>['pɑ:siŋ]
n. 经过, 通过, 消逝(死)
adj. 经过的, 短暂的, 偶然的, 及格的</text:p>
          </table:table-cell>
        </table:table-row>
        <table:table-row>
          <table:table-cell>
            <text:p>1</text:p>
          </table:table-cell>
          <table:table-cell>
            <text:p>passionately</text:p>
          </table:table-cell>
          <table:table-cell>
            <text:p>adv
(a) in a passionate(1a) way （指性爱）强烈地
*He loved her passionately. 他热烈地爱着她.
(b) (used before adjs 用于形容词之前) intensely; very 非常; 极度地
*She is passionately fond of tennis.她热爱网球.
* He is passionately opposed to racial discrimination. 他极端反对种族歧视.</text:p>
          </table:table-cell>
        </table:table-row>
        <table:table-row>
          <table:table-cell>
            <text:p>1</text:p>
          </table:table-cell>
          <table:table-cell>
            <text:p>pastry</text:p>
          </table:table-cell>
          <table:table-cell>
            <text:p>['peistri]
n. 面粉糕饼, 馅饼皮</text:p>
          </table:table-cell>
        </table:table-row>
        <table:table-row>
          <table:table-cell>
            <text:p>1</text:p>
          </table:table-cell>
          <table:table-cell>
            <text:p>paved</text:p>
          </table:table-cell>
          <table:table-cell>
            <text:p>~= pav
[pæv]
n. &lt;澳口&gt; = pavlova</text:p>
          </table:table-cell>
        </table:table-row>
        <table:table-row>
          <table:table-cell>
            <text:p>1</text:p>
          </table:table-cell>
          <table:table-cell>
            <text:p>paying</text:p>
          </table:table-cell>
          <table:table-cell>
            <text:p>['peiiŋ]
adj. 支付的, 有利的
n. 付, 支付</text:p>
          </table:table-cell>
        </table:table-row>
        <table:table-row>
          <table:table-cell>
            <text:p>1</text:p>
          </table:table-cell>
          <table:table-cell>
            <text:p>payment</text:p>
          </table:table-cell>
          <table:table-cell>
            <text:p>['peimәnt]
n. 付款, 支付, 报酬, 偿还, 报应, 惩罚</text:p>
          </table:table-cell>
        </table:table-row>
        <table:table-row>
          <table:table-cell>
            <text:p>1</text:p>
          </table:table-cell>
          <table:table-cell>
            <text:p>pecially</text:p>
          </table:table-cell>
          <table:table-cell>
            <text:p>~~~= especially
[is'peʃәli]
adv. 特别, 尤其</text:p>
          </table:table-cell>
        </table:table-row>
        <table:table-row>
          <table:table-cell>
            <text:p>1</text:p>
          </table:table-cell>
          <table:table-cell>
            <text:p>peck-loaf</text:p>
          </table:table-cell>
          <table:table-cell>
            <text:p>peck loaf</text:p>
          </table:table-cell>
        </table:table-row>
        <table:table-row>
          <table:table-cell>
            <text:p>1</text:p>
          </table:table-cell>
          <table:table-cell>
            <text:p>peep</text:p>
          </table:table-cell>
          <table:table-cell>
            <text:p>[pi:p]
n. 窥看, 隐约看见
vi. 窥视, 偷看</text:p>
          </table:table-cell>
        </table:table-row>
        <table:table-row>
          <table:table-cell>
            <text:p>1</text:p>
          </table:table-cell>
          <table:table-cell>
            <text:p>peering</text:p>
          </table:table-cell>
          <table:table-cell>
            <text:p>~= peer
[piә]
n. 同等的人, 贵族
vi. 凝视, 窥视
vt. 与...同等, 封为贵族</text:p>
          </table:table-cell>
        </table:table-row>
        <table:table-row>
          <table:table-cell>
            <text:p>1</text:p>
          </table:table-cell>
          <table:table-cell>
            <text:p>pendants</text:p>
          </table:table-cell>
          <table:table-cell>
            <text:p>~= pendant
['pendәnt]
n. 垂饰, 下垂物</text:p>
          </table:table-cell>
        </table:table-row>
        <table:table-row>
          <table:table-cell>
            <text:p>1</text:p>
          </table:table-cell>
          <table:table-cell>
            <text:p>penetrated</text:p>
          </table:table-cell>
          <table:table-cell>
            <text:p>~= penetrate
['penitreit]
vt. 穿透, 渗透, 看穿, 洞察
vi. 刺入, 看穿, 渗透, 弥漫</text:p>
          </table:table-cell>
        </table:table-row>
        <table:table-row>
          <table:table-cell>
            <text:p>1</text:p>
          </table:table-cell>
          <table:table-cell>
            <text:p>penguins</text:p>
          </table:table-cell>
          <table:table-cell>
            <text:p>~= penguin
['peŋgwin]
n. 企鹅</text:p>
          </table:table-cell>
        </table:table-row>
        <table:table-row>
          <table:table-cell>
            <text:p>1</text:p>
          </table:table-cell>
          <table:table-cell>
            <text:p>penitence</text:p>
          </table:table-cell>
          <table:table-cell>
            <text:p>['penitәns]
n. 悔罪</text:p>
          </table:table-cell>
        </table:table-row>
        <table:table-row>
          <table:table-cell>
            <text:p>1</text:p>
          </table:table-cell>
          <table:table-cell>
            <text:p>penitents</text:p>
          </table:table-cell>
          <table:table-cell>
            <text:p>~= penitent
['penitәnt]
adj. 悔过的
n. 悔罪者</text:p>
          </table:table-cell>
        </table:table-row>
        <table:table-row>
          <table:table-cell>
            <text:p>1</text:p>
          </table:table-cell>
          <table:table-cell>
            <text:p>penned</text:p>
          </table:table-cell>
          <table:table-cell>
            <text:p>~~~= genned-up
adj. 博识的，博闻的</text:p>
          </table:table-cell>
        </table:table-row>
        <table:table-row>
          <table:table-cell>
            <text:p>1</text:p>
          </table:table-cell>
          <table:table-cell>
            <text:p>penny</text:p>
          </table:table-cell>
          <table:table-cell>
            <text:p>['peni]
n. 便士, &lt;美&gt; 分</text:p>
          </table:table-cell>
        </table:table-row>
        <table:table-row>
          <table:table-cell>
            <text:p>1</text:p>
          </table:table-cell>
          <table:table-cell>
            <text:p>pent-house</text:p>
          </table:table-cell>
          <table:table-cell>
            <text:p>pent house</text:p>
          </table:table-cell>
        </table:table-row>
        <table:table-row>
          <table:table-cell>
            <text:p>1</text:p>
          </table:table-cell>
          <table:table-cell>
            <text:p>peopled</text:p>
          </table:table-cell>
          <table:table-cell>
            <text:p>~= people
['pi:pl]
n. 人, 人们, 民族, 人类, 公民
vt. 使住（满）人</text:p>
          </table:table-cell>
        </table:table-row>
        <table:table-row>
          <table:table-cell>
            <text:p>1</text:p>
          </table:table-cell>
          <table:table-cell>
            <text:p>per</text:p>
          </table:table-cell>
          <table:table-cell>
            <text:p>[pә:, pә]
prep. 每, 每一, 由, 经</text:p>
          </table:table-cell>
        </table:table-row>
        <table:table-row>
          <table:table-cell>
            <text:p>1</text:p>
          </table:table-cell>
          <table:table-cell>
            <text:p>perha</text:p>
          </table:table-cell>
          <table:table-cell>
            <text:p>~~~= hyperhaline
[ˏhaipәhælain]
高盐的</text:p>
          </table:table-cell>
        </table:table-row>
        <table:table-row>
          <table:table-cell>
            <text:p>1</text:p>
          </table:table-cell>
          <table:table-cell>
            <text:p>periaguas</text:p>
          </table:table-cell>
          <table:table-cell>
            <text:p>~~~= anti-imperialism
[ˏæntiim'piәriәhzәm]
n. 反对帝国主义</text:p>
          </table:table-cell>
        </table:table-row>
        <table:table-row>
          <table:table-cell>
            <text:p>1</text:p>
          </table:table-cell>
          <table:table-cell>
            <text:p>permission</text:p>
          </table:table-cell>
          <table:table-cell>
            <text:p>[pә(:)'miʃәn]
n. 许可, 允许</text:p>
          </table:table-cell>
        </table:table-row>
        <table:table-row>
          <table:table-cell>
            <text:p>1</text:p>
          </table:table-cell>
          <table:table-cell>
            <text:p>pernicious</text:p>
          </table:table-cell>
          <table:table-cell>
            <text:p>[pә:'niʃәs]
adj. 有害的</text:p>
          </table:table-cell>
        </table:table-row>
        <table:table-row>
          <table:table-cell>
            <text:p>1</text:p>
          </table:table-cell>
          <table:table-cell>
            <text:p>perplexing</text:p>
          </table:table-cell>
          <table:table-cell>
            <text:p>[pә'pleksiŋ]
adj. 复杂的, 令人困惑的</text:p>
          </table:table-cell>
        </table:table-row>
        <table:table-row>
          <table:table-cell>
            <text:p>1</text:p>
          </table:table-cell>
          <table:table-cell>
            <text:p>perplexities</text:p>
          </table:table-cell>
          <table:table-cell>
            <text:p>~= perplexity
[pә'pleksiti]
n. 困惑混乱</text:p>
          </table:table-cell>
        </table:table-row>
        <table:table-row>
          <table:table-cell>
            <text:p>1</text:p>
          </table:table-cell>
          <table:table-cell>
            <text:p>perplexity</text:p>
          </table:table-cell>
          <table:table-cell>
            <text:p>[pә'pleksiti]
n. 困惑混乱</text:p>
          </table:table-cell>
        </table:table-row>
        <table:table-row>
          <table:table-cell>
            <text:p>1</text:p>
          </table:table-cell>
          <table:table-cell>
            <text:p>perserving</text:p>
          </table:table-cell>
          <table:table-cell>
            <text:p>~~~= superserviceable
[ˏsju:pә'sә:visәbl]
adj. 过分殷勤的,急于帮忙的,极肯帮忙的</text:p>
          </table:table-cell>
        </table:table-row>
        <table:table-row>
          <table:table-cell>
            <text:p>1</text:p>
          </table:table-cell>
          <table:table-cell>
            <text:p>persist</text:p>
          </table:table-cell>
          <table:table-cell>
            <text:p>[pә(:)'sist]
vi. 坚持, 持续</text:p>
          </table:table-cell>
        </table:table-row>
        <table:table-row>
          <table:table-cell>
            <text:p>1</text:p>
          </table:table-cell>
          <table:table-cell>
            <text:p>perspectives</text:p>
          </table:table-cell>
          <table:table-cell>
            <text:p>~= perspective
[pә'spektiv]
n. 透视画法, 透视图, 远景, 前途, 观点, 看法, 观点, 观察</text:p>
          </table:table-cell>
        </table:table-row>
        <table:table-row>
          <table:table-cell>
            <text:p>1</text:p>
          </table:table-cell>
          <table:table-cell>
            <text:p>perturbation</text:p>
          </table:table-cell>
          <table:table-cell>
            <text:p>[ˏpә:tә:'beiʃәn]
n. 动摇, 混乱</text:p>
          </table:table-cell>
        </table:table-row>
        <table:table-row>
          <table:table-cell>
            <text:p>1</text:p>
          </table:table-cell>
          <table:table-cell>
            <text:p>peru</text:p>
          </table:table-cell>
          <table:table-cell>
            <text:p>~= Peru
[pә'ru:, pi'ru:]
n. 秘鲁</text:p>
          </table:table-cell>
        </table:table-row>
        <table:table-row>
          <table:table-cell>
            <text:p>1</text:p>
          </table:table-cell>
          <table:table-cell>
            <text:p>pestered</text:p>
          </table:table-cell>
          <table:table-cell>
            <text:p>~= pester
['pestә]
vt. 使烦恼, 纠缠</text:p>
          </table:table-cell>
        </table:table-row>
        <table:table-row>
          <table:table-cell>
            <text:p>1</text:p>
          </table:table-cell>
          <table:table-cell>
            <text:p>philistines</text:p>
          </table:table-cell>
          <table:table-cell>
            <text:p>~= philistine
n. 庸人, 门外汉, 仇敌, 俗气的人
a. 俗气的, 无教养的</text:p>
          </table:table-cell>
        </table:table-row>
        <table:table-row>
          <table:table-cell>
            <text:p>1</text:p>
          </table:table-cell>
          <table:table-cell>
            <text:p>physic</text:p>
          </table:table-cell>
          <table:table-cell>
            <text:p>['fizik]
n. 医学, 医术, 泻药
vt. 给...服药, 治愈</text:p>
          </table:table-cell>
        </table:table-row>
        <table:table-row>
          <table:table-cell>
            <text:p>1</text:p>
          </table:table-cell>
          <table:table-cell>
            <text:p>physical</text:p>
          </table:table-cell>
          <table:table-cell>
            <text:p>['fizikәl]
adj. 身体的, 物质的, 自然的, 物理的
n. 体格检查</text:p>
          </table:table-cell>
        </table:table-row>
        <table:table-row>
          <table:table-cell>
            <text:p>1</text:p>
          </table:table-cell>
          <table:table-cell>
            <text:p>physician</text:p>
          </table:table-cell>
          <table:table-cell>
            <text:p>[fi'ziʃәn]
n. 医师, 内科医师</text:p>
          </table:table-cell>
        </table:table-row>
        <table:table-row>
          <table:table-cell>
            <text:p>1</text:p>
          </table:table-cell>
          <table:table-cell>
            <text:p>pick-axe</text:p>
          </table:table-cell>
          <table:table-cell>
            <text:p>pick axe</text:p>
          </table:table-cell>
        </table:table-row>
        <table:table-row>
          <table:table-cell>
            <text:p>1</text:p>
          </table:table-cell>
          <table:table-cell>
            <text:p>picked</text:p>
          </table:table-cell>
          <table:table-cell>
            <text:p>[pikt]
adj. 精选的, 摘下的</text:p>
          </table:table-cell>
        </table:table-row>
        <table:table-row>
          <table:table-cell>
            <text:p>1</text:p>
          </table:table-cell>
          <table:table-cell>
            <text:p>picking</text:p>
          </table:table-cell>
          <table:table-cell>
            <text:p>['pikiŋ]
v. 采摘</text:p>
          </table:table-cell>
        </table:table-row>
        <table:table-row>
          <table:table-cell>
            <text:p>1</text:p>
          </table:table-cell>
          <table:table-cell>
            <text:p>pickled</text:p>
          </table:table-cell>
          <table:table-cell>
            <text:p>['pikld]
adj. 烂醉如泥的, 盐渍的</text:p>
          </table:table-cell>
        </table:table-row>
        <table:table-row>
          <table:table-cell>
            <text:p>1</text:p>
          </table:table-cell>
          <table:table-cell>
            <text:p>pico</text:p>
          </table:table-cell>
          <table:table-cell>
            <text:p>【计】 微微</text:p>
          </table:table-cell>
        </table:table-row>
        <table:table-row>
          <table:table-cell>
            <text:p>1</text:p>
          </table:table-cell>
          <table:table-cell>
            <text:p>piec</text:p>
          </table:table-cell>
          <table:table-cell>
            <text:p>~= PIEC
=Programmed lntegrated Control Equipment 积分程控设备</text:p>
          </table:table-cell>
        </table:table-row>
        <table:table-row>
          <table:table-cell>
            <text:p>1</text:p>
          </table:table-cell>
          <table:table-cell>
            <text:p>pigeon</text:p>
          </table:table-cell>
          <table:table-cell>
            <text:p>['pidʒin]
n. 鸽子</text:p>
          </table:table-cell>
        </table:table-row>
        <table:table-row>
          <table:table-cell>
            <text:p>1</text:p>
          </table:table-cell>
          <table:table-cell>
            <text:p>piled</text:p>
          </table:table-cell>
          <table:table-cell>
            <text:p>adj. 有细毛的</text:p>
          </table:table-cell>
        </table:table-row>
        <table:table-row>
          <table:table-cell>
            <text:p>1</text:p>
          </table:table-cell>
          <table:table-cell>
            <text:p>pilots</text:p>
          </table:table-cell>
          <table:table-cell>
            <text:p>~= pilot
['pailәt]
n. 飞行员, 领航员, 引水员
vt. 驾驶(飞机等), 领航, 引水
v. 驾驶</text:p>
          </table:table-cell>
        </table:table-row>
        <table:table-row>
          <table:table-cell>
            <text:p>1</text:p>
          </table:table-cell>
          <table:table-cell>
            <text:p>pins</text:p>
          </table:table-cell>
          <table:table-cell>
            <text:p>[pinz]
插脚, (烧陶瓷用)烧针</text:p>
          </table:table-cell>
        </table:table-row>
        <table:table-row>
          <table:table-cell>
            <text:p>1</text:p>
          </table:table-cell>
          <table:table-cell>
            <text:p>pints</text:p>
          </table:table-cell>
          <table:table-cell>
            <text:p>~= pint
[paint]
n. 品脱</text:p>
          </table:table-cell>
        </table:table-row>
        <table:table-row>
          <table:table-cell>
            <text:p>1</text:p>
          </table:table-cell>
          <table:table-cell>
            <text:p>pipkins</text:p>
          </table:table-cell>
          <table:table-cell>
            <text:p>~= pipkin
['pipkin]
n. 小瓦罐, 小汲桶</text:p>
          </table:table-cell>
        </table:table-row>
        <table:table-row>
          <table:table-cell>
            <text:p>1</text:p>
          </table:table-cell>
          <table:table-cell>
            <text:p>pirate</text:p>
          </table:table-cell>
          <table:table-cell>
            <text:p>['paiәrit]
n. 海盗, 盗印者, 盗版者, 侵犯专利权者
vt. 盗印, 盗版, 掠夺, 翻印
vi. 做海盗</text:p>
          </table:table-cell>
        </table:table-row>
        <table:table-row>
          <table:table-cell>
            <text:p>1</text:p>
          </table:table-cell>
          <table:table-cell>
            <text:p>pirates</text:p>
          </table:table-cell>
          <table:table-cell>
            <text:p>~= pirate
['paiәrit]
n. 海盗, 盗印者, 盗版者, 侵犯专利权者
vt. 盗印, 盗版, 掠夺, 翻印
vi. 做海盗</text:p>
          </table:table-cell>
        </table:table-row>
        <table:table-row>
          <table:table-cell>
            <text:p>1</text:p>
          </table:table-cell>
          <table:table-cell>
            <text:p>pitchers</text:p>
          </table:table-cell>
          <table:table-cell>
            <text:p>~= pitcher
['pitʃә]
n. (带柄和倾口的)大水罐, (棒球)投手</text:p>
          </table:table-cell>
        </table:table-row>
        <table:table-row>
          <table:table-cell>
            <text:p>1</text:p>
          </table:table-cell>
          <table:table-cell>
            <text:p>piteous</text:p>
          </table:table-cell>
          <table:table-cell>
            <text:p>['pitiәs]
adj. 哀怨的, 可怜的</text:p>
          </table:table-cell>
        </table:table-row>
        <table:table-row>
          <table:table-cell>
            <text:p>1</text:p>
          </table:table-cell>
          <table:table-cell>
            <text:p>piteously</text:p>
          </table:table-cell>
          <table:table-cell>
            <text:p>adv. 可怜地, 慈悲地</text:p>
          </table:table-cell>
        </table:table-row>
        <table:table-row>
          <table:table-cell>
            <text:p>1</text:p>
          </table:table-cell>
          <table:table-cell>
            <text:p>pitfall</text:p>
          </table:table-cell>
          <table:table-cell>
            <text:p>['pitfɔ:l]
n. 缺陷</text:p>
          </table:table-cell>
        </table:table-row>
        <table:table-row>
          <table:table-cell>
            <text:p>1</text:p>
          </table:table-cell>
          <table:table-cell>
            <text:p>plac</text:p>
          </table:table-cell>
          <table:table-cell>
            <text:p>~~~= absolutedisplacement
绝对位移</text:p>
          </table:table-cell>
        </table:table-row>
        <table:table-row>
          <table:table-cell>
            <text:p>1</text:p>
          </table:table-cell>
          <table:table-cell>
            <text:p>plague</text:p>
          </table:table-cell>
          <table:table-cell>
            <text:p>[pleig]
n. 瘟疫, 麻烦, 苦恼, 灾祸
vt. 折磨, 使苦恼, 使得灾祸</text:p>
          </table:table-cell>
        </table:table-row>
        <table:table-row>
          <table:table-cell>
            <text:p>1</text:p>
          </table:table-cell>
          <table:table-cell>
            <text:p>plain-dealing</text:p>
          </table:table-cell>
          <table:table-cell>
            <text:p>plain dealing</text:p>
          </table:table-cell>
        </table:table-row>
        <table:table-row>
          <table:table-cell>
            <text:p>1</text:p>
          </table:table-cell>
          <table:table-cell>
            <text:p>plainer</text:p>
          </table:table-cell>
          <table:table-cell>
            <text:p>['pleinә]
[方]=complainer</text:p>
          </table:table-cell>
        </table:table-row>
        <table:table-row>
          <table:table-cell>
            <text:p>1</text:p>
          </table:table-cell>
          <table:table-cell>
            <text:p>plan</text:p>
          </table:table-cell>
          <table:table-cell>
            <text:p>[plæn]
n. 计划, 设计图, 平面图
vt. 计划, 设计</text:p>
          </table:table-cell>
        </table:table-row>
        <table:table-row>
          <table:table-cell>
            <text:p>1</text:p>
          </table:table-cell>
          <table:table-cell>
            <text:p>play</text:p>
          </table:table-cell>
          <table:table-cell>
            <text:p>[plei]
n. 游戏, 比赛, 运动, 赌博, 剧本
v. 玩, 扮演, 播放, 进行比赛
v. 播放</text:p>
          </table:table-cell>
        </table:table-row>
        <table:table-row>
          <table:table-cell>
            <text:p>1</text:p>
          </table:table-cell>
          <table:table-cell>
            <text:p>played</text:p>
          </table:table-cell>
          <table:table-cell>
            <text:p>~= play
[plei]
n. 游戏, 比赛, 运动, 赌博, 剧本
v. 玩, 扮演, 播放, 进行比赛
v. 播放</text:p>
          </table:table-cell>
        </table:table-row>
        <table:table-row>
          <table:table-cell>
            <text:p>1</text:p>
          </table:table-cell>
          <table:table-cell>
            <text:p>pleas</text:p>
          </table:table-cell>
          <table:table-cell>
            <text:p>~= plea
[pli:]
n. 恳求, 请求, 辩解, 藉口</text:p>
          </table:table-cell>
        </table:table-row>
        <table:table-row>
          <table:table-cell>
            <text:p>1</text:p>
          </table:table-cell>
          <table:table-cell>
            <text:p>pleasantest</text:p>
          </table:table-cell>
          <table:table-cell>
            <text:p>~= pleasant
['plezәnt]
adj. 令人愉快的, 舒适的</text:p>
          </table:table-cell>
        </table:table-row>
        <table:table-row>
          <table:table-cell>
            <text:p>1</text:p>
          </table:table-cell>
          <table:table-cell>
            <text:p>plough</text:p>
          </table:table-cell>
          <table:table-cell>
            <text:p>[plau]
n. 犁
v. 耕, 犁, 犁耕, 费力穿过, 艰苦前进, 在考试中淘汰</text:p>
          </table:table-cell>
        </table:table-row>
        <table:table-row>
          <table:table-cell>
            <text:p>1</text:p>
          </table:table-cell>
          <table:table-cell>
            <text:p>plump</text:p>
          </table:table-cell>
          <table:table-cell>
            <text:p>[plʌmp]
adj. 圆胖的, 丰满的, 鼓起的
vt. 突然放下, 使丰满, 使鼓起
vi. 变丰满, 鼓起
adv. 使发胖（或鼓起）的东西, 鼓鳃物, 沉重（或突然）坠落, 沉重地, 突然地, 坦白地
n. 扑通声</text:p>
          </table:table-cell>
        </table:table-row>
        <table:table-row>
          <table:table-cell>
            <text:p>1</text:p>
          </table:table-cell>
          <table:table-cell>
            <text:p>plunder</text:p>
          </table:table-cell>
          <table:table-cell>
            <text:p>['plʌndә]
v. 抢劫
n. 抢劫, 战利品</text:p>
          </table:table-cell>
        </table:table-row>
        <table:table-row>
          <table:table-cell>
            <text:p>1</text:p>
          </table:table-cell>
          <table:table-cell>
            <text:p>plunging</text:p>
          </table:table-cell>
          <table:table-cell>
            <text:p>['plʌndʒiŋ]
adj. 跳进的, 突进的</text:p>
          </table:table-cell>
        </table:table-row>
        <table:table-row>
          <table:table-cell>
            <text:p>1</text:p>
          </table:table-cell>
          <table:table-cell>
            <text:p>pockets</text:p>
          </table:table-cell>
          <table:table-cell>
            <text:p>~= pocket
['pɔkit]
n. 衣袋, 口袋, 钱, 财
vt. 装...在口袋里, 隐藏(感情), 据为己有, 击...入袋
adj. 袖珍的, 小型的</text:p>
          </table:table-cell>
        </table:table-row>
        <table:table-row>
          <table:table-cell>
            <text:p>1</text:p>
          </table:table-cell>
          <table:table-cell>
            <text:p>poisonous</text:p>
          </table:table-cell>
          <table:table-cell>
            <text:p>['pɔiznәs]
adj. 有毒的</text:p>
          </table:table-cell>
        </table:table-row>
        <table:table-row>
          <table:table-cell>
            <text:p>1</text:p>
          </table:table-cell>
          <table:table-cell>
            <text:p>pole</text:p>
          </table:table-cell>
          <table:table-cell>
            <text:p>[pәul]
n. 棒, 柱, 杆, 竿, 极, 磁极, 电极
vt. 用竿支撑, 用棒推
vi. 撑篙</text:p>
          </table:table-cell>
        </table:table-row>
        <table:table-row>
          <table:table-cell>
            <text:p>1</text:p>
          </table:table-cell>
          <table:table-cell>
            <text:p>politics</text:p>
          </table:table-cell>
          <table:table-cell>
            <text:p>['pɔlitiks]
n. 政治, 政治学, 政纲, 政见</text:p>
          </table:table-cell>
        </table:table-row>
        <table:table-row>
          <table:table-cell>
            <text:p>1</text:p>
          </table:table-cell>
          <table:table-cell>
            <text:p>poorer</text:p>
          </table:table-cell>
          <table:table-cell>
            <text:p>~= poor
[puә]
adj. 贫穷的, 可怜的, 乏味的, 卑鄙的</text:p>
          </table:table-cell>
        </table:table-row>
        <table:table-row>
          <table:table-cell>
            <text:p>1</text:p>
          </table:table-cell>
          <table:table-cell>
            <text:p>popish</text:p>
          </table:table-cell>
          <table:table-cell>
            <text:p>['pәupiʃ]
adj. &lt;贬&gt;天主教的, 教皇制度的</text:p>
          </table:table-cell>
        </table:table-row>
        <table:table-row>
          <table:table-cell>
            <text:p>1</text:p>
          </table:table-cell>
          <table:table-cell>
            <text:p>pored</text:p>
          </table:table-cell>
          <table:table-cell>
            <text:p>a. 有孔的</text:p>
          </table:table-cell>
        </table:table-row>
        <table:table-row>
          <table:table-cell>
            <text:p>1</text:p>
          </table:table-cell>
          <table:table-cell>
            <text:p>positive</text:p>
          </table:table-cell>
          <table:table-cell>
            <text:p>['pɔzәtiv]
adj. 肯定的, 实际的, 积极的, 绝对的, 确实的
adj. [数]正的
adj. [电]阳的
adj. [语法] 原级的</text:p>
          </table:table-cell>
        </table:table-row>
        <table:table-row>
          <table:table-cell>
            <text:p>1</text:p>
          </table:table-cell>
          <table:table-cell>
            <text:p>possessing</text:p>
          </table:table-cell>
          <table:table-cell>
            <text:p>~= possess
[pә'zes]
vt. 占有, 拥有, 持有, 摆布, 支配</text:p>
          </table:table-cell>
        </table:table-row>
        <table:table-row>
          <table:table-cell>
            <text:p>1</text:p>
          </table:table-cell>
          <table:table-cell>
            <text:p>potter</text:p>
          </table:table-cell>
          <table:table-cell>
            <text:p>['pɔtә]
n. 陶工, 制陶工人</text:p>
          </table:table-cell>
        </table:table-row>
        <table:table-row>
          <table:table-cell>
            <text:p>1</text:p>
          </table:table-cell>
          <table:table-cell>
            <text:p>potters</text:p>
          </table:table-cell>
          <table:table-cell>
            <text:p>~= potter
['pɔtә]
n. 陶工, 制陶工人</text:p>
          </table:table-cell>
        </table:table-row>
        <table:table-row>
          <table:table-cell>
            <text:p>1</text:p>
          </table:table-cell>
          <table:table-cell>
            <text:p>pouches</text:p>
          </table:table-cell>
          <table:table-cell>
            <text:p>~= pouch
[pautʃ]
n. 小袋, 烟草袋, 钱袋, 育儿袋
vt. 把...装入袋中, 使成袋状
vi. 成袋状</text:p>
          </table:table-cell>
        </table:table-row>
        <table:table-row>
          <table:table-cell>
            <text:p>1</text:p>
          </table:table-cell>
          <table:table-cell>
            <text:p>poultry</text:p>
          </table:table-cell>
          <table:table-cell>
            <text:p>['pәultri]
n. 家禽</text:p>
          </table:table-cell>
        </table:table-row>
        <table:table-row>
          <table:table-cell>
            <text:p>1</text:p>
          </table:table-cell>
          <table:table-cell>
            <text:p>poured</text:p>
          </table:table-cell>
          <table:table-cell>
            <text:p>~= pour
[pɔ:, pɔә]
v. 灌注, 倾泻, 涌入, 流, 倾盆大雨</text:p>
          </table:table-cell>
        </table:table-row>
        <table:table-row>
          <table:table-cell>
            <text:p>1</text:p>
          </table:table-cell>
          <table:table-cell>
            <text:p>powder-horn</text:p>
          </table:table-cell>
          <table:table-cell>
            <text:p>powder horn</text:p>
          </table:table-cell>
        </table:table-row>
        <table:table-row>
          <table:table-cell>
            <text:p>1</text:p>
          </table:table-cell>
          <table:table-cell>
            <text:p>powder-horns</text:p>
          </table:table-cell>
          <table:table-cell>
            <text:p>powder horns</text:p>
          </table:table-cell>
        </table:table-row>
        <table:table-row>
          <table:table-cell>
            <text:p>1</text:p>
          </table:table-cell>
          <table:table-cell>
            <text:p>powderhorn</text:p>
          </table:table-cell>
          <table:table-cell>
            <text:p>~~~= underhorn
【医】 下角(侧脑室)</text:p>
          </table:table-cell>
        </table:table-row>
        <table:table-row>
          <table:table-cell>
            <text:p>1</text:p>
          </table:table-cell>
          <table:table-cell>
            <text:p>powerful</text:p>
          </table:table-cell>
          <table:table-cell>
            <text:p>['pauәful]
adj. 强大的, 有力的</text:p>
          </table:table-cell>
        </table:table-row>
        <table:table-row>
          <table:table-cell>
            <text:p>1</text:p>
          </table:table-cell>
          <table:table-cell>
            <text:p>ppy</text:p>
          </table:table-cell>
          <table:table-cell>
            <text:p>~~~= bluppy
['blʌpi]
n. 黑人"雅皮士",城市职业界黑人</text:p>
          </table:table-cell>
        </table:table-row>
        <table:table-row>
          <table:table-cell>
            <text:p>1</text:p>
          </table:table-cell>
          <table:table-cell>
            <text:p>pr</text:p>
          </table:table-cell>
          <table:table-cell>
            <text:p>[域] Puerto Rico , 波多黎各</text:p>
          </table:table-cell>
        </table:table-row>
        <table:table-row>
          <table:table-cell>
            <text:p>1</text:p>
          </table:table-cell>
          <table:table-cell>
            <text:p>practicable</text:p>
          </table:table-cell>
          <table:table-cell>
            <text:p>['præktikәbl]
adj. 能实行的, 行得通的, 可以实行的</text:p>
          </table:table-cell>
        </table:table-row>
        <table:table-row>
          <table:table-cell>
            <text:p>1</text:p>
          </table:table-cell>
          <table:table-cell>
            <text:p>practices</text:p>
          </table:table-cell>
          <table:table-cell>
            <text:p>~= practice
['præktis]
n. 实行, 实践, 实际, 惯例, 习惯, 练习, 实习, 开业</text:p>
          </table:table-cell>
        </table:table-row>
        <table:table-row>
          <table:table-cell>
            <text:p>1</text:p>
          </table:table-cell>
          <table:table-cell>
            <text:p>practise</text:p>
          </table:table-cell>
          <table:table-cell>
            <text:p>['præktis]
v. 练习, 实习, 实践, 实行, 操持(专业等), 竭力想, 利用(某人之轻信等), 实施</text:p>
          </table:table-cell>
        </table:table-row>
        <table:table-row>
          <table:table-cell>
            <text:p>1</text:p>
          </table:table-cell>
          <table:table-cell>
            <text:p>practised</text:p>
          </table:table-cell>
          <table:table-cell>
            <text:p>['præktist]
adj. &lt;美&gt;熟练的, 老练的</text:p>
          </table:table-cell>
        </table:table-row>
        <table:table-row>
          <table:table-cell>
            <text:p>1</text:p>
          </table:table-cell>
          <table:table-cell>
            <text:p>praise</text:p>
          </table:table-cell>
          <table:table-cell>
            <text:p>[preiz]
vt. 赞扬, 歌颂, 称赞
n. 赞扬, 赞美的话, 赞美, 荣耀, 称赞</text:p>
          </table:table-cell>
        </table:table-row>
        <table:table-row>
          <table:table-cell>
            <text:p>1</text:p>
          </table:table-cell>
          <table:table-cell>
            <text:p>prayer-books</text:p>
          </table:table-cell>
          <table:table-cell>
            <text:p>~= prayer-book
n
(a) book containing prayers, for use in church, etc （教堂等使用的）祈祷书.
(b) the `Prayer Book (also the ,Book of ,Common `Prayer) prayer-book used in Anglican services （圣公会的）祈祷书, 公祷书.</text:p>
          </table:table-cell>
        </table:table-row>
        <table:table-row>
          <table:table-cell>
            <text:p>1</text:p>
          </table:table-cell>
          <table:table-cell>
            <text:p>pre</text:p>
          </table:table-cell>
          <table:table-cell>
            <text:p>~= PRE
abbr. Petroleum Refining Engineer炼油工程师</text:p>
          </table:table-cell>
        </table:table-row>
        <table:table-row>
          <table:table-cell>
            <text:p>1</text:p>
          </table:table-cell>
          <table:table-cell>
            <text:p>preached</text:p>
          </table:table-cell>
          <table:table-cell>
            <text:p>~= preach
[pri:tʃ]
v. 鼓吹</text:p>
          </table:table-cell>
        </table:table-row>
        <table:table-row>
          <table:table-cell>
            <text:p>1</text:p>
          </table:table-cell>
          <table:table-cell>
            <text:p>precaution</text:p>
          </table:table-cell>
          <table:table-cell>
            <text:p>[pri'kɔ:ʃәn]
n. 预防, 警惕, 防范</text:p>
          </table:table-cell>
        </table:table-row>
        <table:table-row>
          <table:table-cell>
            <text:p>1</text:p>
          </table:table-cell>
          <table:table-cell>
            <text:p>precious</text:p>
          </table:table-cell>
          <table:table-cell>
            <text:p>['preʃәs]
adj. 宝贵的, 贵重的, 珍爱的, 过于精致的, 珍爱的</text:p>
          </table:table-cell>
        </table:table-row>
        <table:table-row>
          <table:table-cell>
            <text:p>1</text:p>
          </table:table-cell>
          <table:table-cell>
            <text:p>precipice</text:p>
          </table:table-cell>
          <table:table-cell>
            <text:p>['presipis]
n. 悬崖</text:p>
          </table:table-cell>
        </table:table-row>
        <table:table-row>
          <table:table-cell>
            <text:p>1</text:p>
          </table:table-cell>
          <table:table-cell>
            <text:p>precipices</text:p>
          </table:table-cell>
          <table:table-cell>
            <text:p>~= precipice
['presipis]
n. 悬崖</text:p>
          </table:table-cell>
        </table:table-row>
        <table:table-row>
          <table:table-cell>
            <text:p>1</text:p>
          </table:table-cell>
          <table:table-cell>
            <text:p>precipitate</text:p>
          </table:table-cell>
          <table:table-cell>
            <text:p>[pri'sipiteit]
n. 沉淀物
vt. 猛抛, 使陷入, 促成, 使沉淀
vi. 猛地落下
adj. 突如其来的, 陡然下降(或下落)的, 贸然轻率的</text:p>
          </table:table-cell>
        </table:table-row>
        <table:table-row>
          <table:table-cell>
            <text:p>1</text:p>
          </table:table-cell>
          <table:table-cell>
            <text:p>prediction</text:p>
          </table:table-cell>
          <table:table-cell>
            <text:p>[pri'dikʃәn]
n. 预言, 预报</text:p>
          </table:table-cell>
        </table:table-row>
        <table:table-row>
          <table:table-cell>
            <text:p>1</text:p>
          </table:table-cell>
          <table:table-cell>
            <text:p>prejudice</text:p>
          </table:table-cell>
          <table:table-cell>
            <text:p>['predʒudis]
n. 偏见, 成见, 损害, 侵害
v. 损害</text:p>
          </table:table-cell>
        </table:table-row>
        <table:table-row>
          <table:table-cell>
            <text:p>1</text:p>
          </table:table-cell>
          <table:table-cell>
            <text:p>premeditate</text:p>
          </table:table-cell>
          <table:table-cell>
            <text:p>[pri(:)'mediteit]
v. 预谋, 预先考虑</text:p>
          </table:table-cell>
        </table:table-row>
        <table:table-row>
          <table:table-cell>
            <text:p>1</text:p>
          </table:table-cell>
          <table:table-cell>
            <text:p>preparation</text:p>
          </table:table-cell>
          <table:table-cell>
            <text:p>[ˏprepә'reiʃәn]
n. 准备, 预备</text:p>
          </table:table-cell>
        </table:table-row>
        <table:table-row>
          <table:table-cell>
            <text:p>1</text:p>
          </table:table-cell>
          <table:table-cell>
            <text:p>prepossessed</text:p>
          </table:table-cell>
          <table:table-cell>
            <text:p>~= prepossess
[ˏpri:pә'zes]
vt. 使先具有</text:p>
          </table:table-cell>
        </table:table-row>
        <table:table-row>
          <table:table-cell>
            <text:p>1</text:p>
          </table:table-cell>
          <table:table-cell>
            <text:p>preserver</text:p>
          </table:table-cell>
          <table:table-cell>
            <text:p>[pri'zә:vә(r)]
n. 保护者, 保存者</text:p>
          </table:table-cell>
        </table:table-row>
        <table:table-row>
          <table:table-cell>
            <text:p>1</text:p>
          </table:table-cell>
          <table:table-cell>
            <text:p>preserving</text:p>
          </table:table-cell>
          <table:table-cell>
            <text:p>vbl. 保存,保留</text:p>
          </table:table-cell>
        </table:table-row>
        <table:table-row>
          <table:table-cell>
            <text:p>1</text:p>
          </table:table-cell>
          <table:table-cell>
            <text:p>pressings</text:p>
          </table:table-cell>
          <table:table-cell>
            <text:p>~= pressing
['presiŋ]
adj. 紧迫的
v. 挤压</text:p>
          </table:table-cell>
        </table:table-row>
        <table:table-row>
          <table:table-cell>
            <text:p>1</text:p>
          </table:table-cell>
          <table:table-cell>
            <text:p>presume</text:p>
          </table:table-cell>
          <table:table-cell>
            <text:p>[pri'zju:m]
vt. 假定, 假设, 认为</text:p>
          </table:table-cell>
        </table:table-row>
        <table:table-row>
          <table:table-cell>
            <text:p>1</text:p>
          </table:table-cell>
          <table:table-cell>
            <text:p>prevailing</text:p>
          </table:table-cell>
          <table:table-cell>
            <text:p>[pri'veiliŋ]
adj. 占优势的, 主要的, 流行的</text:p>
          </table:table-cell>
        </table:table-row>
        <table:table-row>
          <table:table-cell>
            <text:p>1</text:p>
          </table:table-cell>
          <table:table-cell>
            <text:p>priest-craft</text:p>
          </table:table-cell>
          <table:table-cell>
            <text:p>priest craft</text:p>
          </table:table-cell>
        </table:table-row>
        <table:table-row>
          <table:table-cell>
            <text:p>1</text:p>
          </table:table-cell>
          <table:table-cell>
            <text:p>priests</text:p>
          </table:table-cell>
          <table:table-cell>
            <text:p>~= priest
[pri:st]
n. 牧师</text:p>
          </table:table-cell>
        </table:table-row>
        <table:table-row>
          <table:table-cell>
            <text:p>1</text:p>
          </table:table-cell>
          <table:table-cell>
            <text:p>prime</text:p>
          </table:table-cell>
          <table:table-cell>
            <text:p>[praim]
n. 最初, 青春, 精华
adj. 主要的, 最初的, 有青春活力的, 最好的, 第一流的, 根本的, [数]素数的
v. 预先准备好, &lt;口&gt;让人吃(喝)足, 灌注, 填装</text:p>
          </table:table-cell>
        </table:table-row>
        <table:table-row>
          <table:table-cell>
            <text:p>1</text:p>
          </table:table-cell>
          <table:table-cell>
            <text:p>primitive</text:p>
          </table:table-cell>
          <table:table-cell>
            <text:p>['primitiv]
adj. 原始的, 远古的, 粗糙的, 简单的</text:p>
          </table:table-cell>
        </table:table-row>
        <table:table-row>
          <table:table-cell>
            <text:p>1</text:p>
          </table:table-cell>
          <table:table-cell>
            <text:p>princes</text:p>
          </table:table-cell>
          <table:table-cell>
            <text:p>~= prince
[prins]
n. 王子</text:p>
          </table:table-cell>
        </table:table-row>
        <table:table-row>
          <table:table-cell>
            <text:p>1</text:p>
          </table:table-cell>
          <table:table-cell>
            <text:p>principle</text:p>
          </table:table-cell>
          <table:table-cell>
            <text:p>['prinsәpl]
n. 法则, 原则, 原理</text:p>
          </table:table-cell>
        </table:table-row>
        <table:table-row>
          <table:table-cell>
            <text:p>1</text:p>
          </table:table-cell>
          <table:table-cell>
            <text:p>priso</text:p>
          </table:table-cell>
          <table:table-cell>
            <text:p>~~~= disimprison
[disim'prizәn]
v. 释放,使出狱</text:p>
          </table:table-cell>
        </table:table-row>
        <table:table-row>
          <table:table-cell>
            <text:p>1</text:p>
          </table:table-cell>
          <table:table-cell>
            <text:p>prisons</text:p>
          </table:table-cell>
          <table:table-cell>
            <text:p>~= prison
['prizn]
n. 监狱</text:p>
          </table:table-cell>
        </table:table-row>
        <table:table-row>
          <table:table-cell>
            <text:p>1</text:p>
          </table:table-cell>
          <table:table-cell>
            <text:p>privately</text:p>
          </table:table-cell>
          <table:table-cell>
            <text:p>adv. 私下地, 秘密地</text:p>
          </table:table-cell>
        </table:table-row>
        <table:table-row>
          <table:table-cell>
            <text:p>1</text:p>
          </table:table-cell>
          <table:table-cell>
            <text:p>privy</text:p>
          </table:table-cell>
          <table:table-cell>
            <text:p>['privi]
adj. 个人的
n. 有利害关系的人</text:p>
          </table:table-cell>
        </table:table-row>
        <table:table-row>
          <table:table-cell>
            <text:p>1</text:p>
          </table:table-cell>
          <table:table-cell>
            <text:p>proceeded</text:p>
          </table:table-cell>
          <table:table-cell>
            <text:p>~= proceed
[prә'si:d]
vi. 进行, 继续下去, 发生</text:p>
          </table:table-cell>
        </table:table-row>
        <table:table-row>
          <table:table-cell>
            <text:p>1</text:p>
          </table:table-cell>
          <table:table-cell>
            <text:p>proceedings</text:p>
          </table:table-cell>
          <table:table-cell>
            <text:p>n. 诉讼, 事项, 行径, 事件, 活动, 项目, 会议录, 记录汇编, 活动记录</text:p>
          </table:table-cell>
        </table:table-row>
        <table:table-row>
          <table:table-cell>
            <text:p>1</text:p>
          </table:table-cell>
          <table:table-cell>
            <text:p>procurator</text:p>
          </table:table-cell>
          <table:table-cell>
            <text:p>['prɔkjuәreitә]
n. 代理人</text:p>
          </table:table-cell>
        </table:table-row>
        <table:table-row>
          <table:table-cell>
            <text:p>1</text:p>
          </table:table-cell>
          <table:table-cell>
            <text:p>procure</text:p>
          </table:table-cell>
          <table:table-cell>
            <text:p>[prә'kjuә]
v. 获得, 取得</text:p>
          </table:table-cell>
        </table:table-row>
        <table:table-row>
          <table:table-cell>
            <text:p>1</text:p>
          </table:table-cell>
          <table:table-cell>
            <text:p>procured</text:p>
          </table:table-cell>
          <table:table-cell>
            <text:p>~= procure
[prә'kjuә]
v. 获得, 取得</text:p>
          </table:table-cell>
        </table:table-row>
        <table:table-row>
          <table:table-cell>
            <text:p>1</text:p>
          </table:table-cell>
          <table:table-cell>
            <text:p>procuring</text:p>
          </table:table-cell>
          <table:table-cell>
            <text:p>~= procure
[prә'kjuә]
v. 获得, 取得</text:p>
          </table:table-cell>
        </table:table-row>
        <table:table-row>
          <table:table-cell>
            <text:p>1</text:p>
          </table:table-cell>
          <table:table-cell>
            <text:p>prodigal</text:p>
          </table:table-cell>
          <table:table-cell>
            <text:p>['prɔdigәl]
adj. 浪费的
n. 浪子</text:p>
          </table:table-cell>
        </table:table-row>
        <table:table-row>
          <table:table-cell>
            <text:p>1</text:p>
          </table:table-cell>
          <table:table-cell>
            <text:p>prodigy</text:p>
          </table:table-cell>
          <table:table-cell>
            <text:p>['prɔdidʒi]
n. 惊人的事物, 天才(特指神童), 奇观, 奇事</text:p>
          </table:table-cell>
        </table:table-row>
        <table:table-row>
          <table:table-cell>
            <text:p>1</text:p>
          </table:table-cell>
          <table:table-cell>
            <text:p>producing</text:p>
          </table:table-cell>
          <table:table-cell>
            <text:p>n. 生产的</text:p>
          </table:table-cell>
        </table:table-row>
        <table:table-row>
          <table:table-cell>
            <text:p>1</text:p>
          </table:table-cell>
          <table:table-cell>
            <text:p>production</text:p>
          </table:table-cell>
          <table:table-cell>
            <text:p>[prә'dʌkʃәn]
n. 生产, 产品, 作品, (研究)成果</text:p>
          </table:table-cell>
        </table:table-row>
        <table:table-row>
          <table:table-cell>
            <text:p>1</text:p>
          </table:table-cell>
          <table:table-cell>
            <text:p>profane</text:p>
          </table:table-cell>
          <table:table-cell>
            <text:p>[prә'fein]
adj. 亵渎的
v. 亵渎</text:p>
          </table:table-cell>
        </table:table-row>
        <table:table-row>
          <table:table-cell>
            <text:p>1</text:p>
          </table:table-cell>
          <table:table-cell>
            <text:p>professed</text:p>
          </table:table-cell>
          <table:table-cell>
            <text:p>[prә'fest]
adj. 公开声称的, 伪称的, 已立誓信教的</text:p>
          </table:table-cell>
        </table:table-row>
        <table:table-row>
          <table:table-cell>
            <text:p>1</text:p>
          </table:table-cell>
          <table:table-cell>
            <text:p>profitable</text:p>
          </table:table-cell>
          <table:table-cell>
            <text:p>adj. 有利可图的</text:p>
          </table:table-cell>
        </table:table-row>
        <table:table-row>
          <table:table-cell>
            <text:p>1</text:p>
          </table:table-cell>
          <table:table-cell>
            <text:p>promiscuously</text:p>
          </table:table-cell>
          <table:table-cell>
            <text:p>adv. 杂乱地, 混杂地</text:p>
          </table:table-cell>
        </table:table-row>
        <table:table-row>
          <table:table-cell>
            <text:p>1</text:p>
          </table:table-cell>
          <table:table-cell>
            <text:p>prop</text:p>
          </table:table-cell>
          <table:table-cell>
            <text:p>[prɔp]
n. 支持者, 倚靠人, 道具, 螺旋桨
vt. 支撑, 维持</text:p>
          </table:table-cell>
        </table:table-row>
        <table:table-row>
          <table:table-cell>
            <text:p>1</text:p>
          </table:table-cell>
          <table:table-cell>
            <text:p>propension</text:p>
          </table:table-cell>
          <table:table-cell>
            <text:p>~~~= propensity
[prә'pensiti]
n. 倾向</text:p>
          </table:table-cell>
        </table:table-row>
        <table:table-row>
          <table:table-cell>
            <text:p>1</text:p>
          </table:table-cell>
          <table:table-cell>
            <text:p>properly</text:p>
          </table:table-cell>
          <table:table-cell>
            <text:p>['prɔpәli]
adv. 适当地, 完全地</text:p>
          </table:table-cell>
        </table:table-row>
        <table:table-row>
          <table:table-cell>
            <text:p>1</text:p>
          </table:table-cell>
          <table:table-cell>
            <text:p>properties</text:p>
          </table:table-cell>
          <table:table-cell>
            <text:p>道具</text:p>
          </table:table-cell>
        </table:table-row>
        <table:table-row>
          <table:table-cell>
            <text:p>1</text:p>
          </table:table-cell>
          <table:table-cell>
            <text:p>prospects</text:p>
          </table:table-cell>
          <table:table-cell>
            <text:p>~= prospect
['prɔspekt]
n. 景色, 前景, 前途, 期望
vi. 寻找, 勘探</text:p>
          </table:table-cell>
        </table:table-row>
        <table:table-row>
          <table:table-cell>
            <text:p>1</text:p>
          </table:table-cell>
          <table:table-cell>
            <text:p>prosper</text:p>
          </table:table-cell>
          <table:table-cell>
            <text:p>['prɔspә]
v. 成功, 兴隆, 昌盛, (指上帝)使成功, 使昌隆, 繁荣</text:p>
          </table:table-cell>
        </table:table-row>
        <table:table-row>
          <table:table-cell>
            <text:p>1</text:p>
          </table:table-cell>
          <table:table-cell>
            <text:p>prosperity</text:p>
          </table:table-cell>
          <table:table-cell>
            <text:p>[prɔs'periti]
n. 繁荣</text:p>
          </table:table-cell>
        </table:table-row>
        <table:table-row>
          <table:table-cell>
            <text:p>1</text:p>
          </table:table-cell>
          <table:table-cell>
            <text:p>prostrating</text:p>
          </table:table-cell>
          <table:table-cell>
            <text:p>~= prostrate
[prɔs'treit]
adj. 降伏的, 沮丧的, 衰竭的, 俯卧的
vt. 弄倒, 使屈服</text:p>
          </table:table-cell>
        </table:table-row>
        <table:table-row>
          <table:table-cell>
            <text:p>1</text:p>
          </table:table-cell>
          <table:table-cell>
            <text:p>protestant</text:p>
          </table:table-cell>
          <table:table-cell>
            <text:p>~= Protestant
['prɔtistәnt]
n. 新教, 新教徒
adj. 新教的, 新教徒的</text:p>
          </table:table-cell>
        </table:table-row>
        <table:table-row>
          <table:table-cell>
            <text:p>1</text:p>
          </table:table-cell>
          <table:table-cell>
            <text:p>protestations</text:p>
          </table:table-cell>
          <table:table-cell>
            <text:p>~= protestation
[ˏprәutes'teiʃәn]
n. 明言</text:p>
          </table:table-cell>
        </table:table-row>
        <table:table-row>
          <table:table-cell>
            <text:p>1</text:p>
          </table:table-cell>
          <table:table-cell>
            <text:p>protesting</text:p>
          </table:table-cell>
          <table:table-cell>
            <text:p>~= protest
[prә'test]
n. 主张, 断言, 抗议
v. 主张, 断言抗议, 拒付</text:p>
          </table:table-cell>
        </table:table-row>
        <table:table-row>
          <table:table-cell>
            <text:p>1</text:p>
          </table:table-cell>
          <table:table-cell>
            <text:p>prove</text:p>
          </table:table-cell>
          <table:table-cell>
            <text:p>[pru:v]
vt. 证明, 证实, 检验, 考验
vi. 原来(是), 证明(是)</text:p>
          </table:table-cell>
        </table:table-row>
        <table:table-row>
          <table:table-cell>
            <text:p>1</text:p>
          </table:table-cell>
          <table:table-cell>
            <text:p>provedidore</text:p>
          </table:table-cell>
          <table:table-cell>
            <text:p>~~~= approved
[ә'pru:vd]
adj. 经核准的, 被认可的</text:p>
          </table:table-cell>
        </table:table-row>
        <table:table-row>
          <table:table-cell>
            <text:p>1</text:p>
          </table:table-cell>
          <table:table-cell>
            <text:p>provi</text:p>
          </table:table-cell>
          <table:table-cell>
            <text:p>~~~= approving
[ә'pru:viŋ]
adj. 满意的</text:p>
          </table:table-cell>
        </table:table-row>
        <table:table-row>
          <table:table-cell>
            <text:p>1</text:p>
          </table:table-cell>
          <table:table-cell>
            <text:p>providential</text:p>
          </table:table-cell>
          <table:table-cell>
            <text:p>[prɔvi'denʃәl]
adj. 幸运的</text:p>
          </table:table-cell>
        </table:table-row>
        <table:table-row>
          <table:table-cell>
            <text:p>1</text:p>
          </table:table-cell>
          <table:table-cell>
            <text:p>providentially</text:p>
          </table:table-cell>
          <table:table-cell>
            <text:p>照天意, 靠天佑</text:p>
          </table:table-cell>
        </table:table-row>
        <table:table-row>
          <table:table-cell>
            <text:p>1</text:p>
          </table:table-cell>
          <table:table-cell>
            <text:p>provinces</text:p>
          </table:table-cell>
          <table:table-cell>
            <text:p>n. 外省, 边远地区, 乡间</text:p>
          </table:table-cell>
        </table:table-row>
        <table:table-row>
          <table:table-cell>
            <text:p>1</text:p>
          </table:table-cell>
          <table:table-cell>
            <text:p>proving</text:p>
          </table:table-cell>
          <table:table-cell>
            <text:p>['pru:viŋ]
校对</text:p>
          </table:table-cell>
        </table:table-row>
        <table:table-row>
          <table:table-cell>
            <text:p>1</text:p>
          </table:table-cell>
          <table:table-cell>
            <text:p>prudential</text:p>
          </table:table-cell>
          <table:table-cell>
            <text:p>[pru(:)'denʃәl]
adj. 谨慎的</text:p>
          </table:table-cell>
        </table:table-row>
        <table:table-row>
          <table:table-cell>
            <text:p>1</text:p>
          </table:table-cell>
          <table:table-cell>
            <text:p>pruned</text:p>
          </table:table-cell>
          <table:table-cell>
            <text:p>~= prune
[pru:n]
v. 剪除</text:p>
          </table:table-cell>
        </table:table-row>
        <table:table-row>
          <table:table-cell>
            <text:p>1</text:p>
          </table:table-cell>
          <table:table-cell>
            <text:p>ptain</text:p>
          </table:table-cell>
          <table:table-cell>
            <text:p>~~~= captain
['kæptin]
n. 队长, 首领, 船长, 机长, (空军, 海军)上校, (陆军)上尉
v. 指挥, 统帅</text:p>
          </table:table-cell>
        </table:table-row>
        <table:table-row>
          <table:table-cell>
            <text:p>1</text:p>
          </table:table-cell>
          <table:table-cell>
            <text:p>publicly</text:p>
          </table:table-cell>
          <table:table-cell>
            <text:p>['pʌblikli]
adv. 公然地, 舆论上</text:p>
          </table:table-cell>
        </table:table-row>
        <table:table-row>
          <table:table-cell>
            <text:p>1</text:p>
          </table:table-cell>
          <table:table-cell>
            <text:p>puddings</text:p>
          </table:table-cell>
          <table:table-cell>
            <text:p>~= pudding
['pudiŋ]
n. 布丁(一种以面粉,牛奶,鸡蛋等为基料的糊壮甜食)</text:p>
          </table:table-cell>
        </table:table-row>
        <table:table-row>
          <table:table-cell>
            <text:p>1</text:p>
          </table:table-cell>
          <table:table-cell>
            <text:p>pulse</text:p>
          </table:table-cell>
          <table:table-cell>
            <text:p>[pʌls]
n. 脉搏, 脉冲</text:p>
          </table:table-cell>
        </table:table-row>
        <table:table-row>
          <table:table-cell>
            <text:p>1</text:p>
          </table:table-cell>
          <table:table-cell>
            <text:p>pumping</text:p>
          </table:table-cell>
          <table:table-cell>
            <text:p>['pʌmpiŋ]
抽吸[动、水、空]
泵唧[送]
汲取
充[打]气, 泵作用</text:p>
          </table:table-cell>
        </table:table-row>
        <table:table-row>
          <table:table-cell>
            <text:p>1</text:p>
          </table:table-cell>
          <table:table-cell>
            <text:p>punished</text:p>
          </table:table-cell>
          <table:table-cell>
            <text:p>~= punish
['pʌniʃ]
vt. 惩罚, 处罚</text:p>
          </table:table-cell>
        </table:table-row>
        <table:table-row>
          <table:table-cell>
            <text:p>1</text:p>
          </table:table-cell>
          <table:table-cell>
            <text:p>punishments</text:p>
          </table:table-cell>
          <table:table-cell>
            <text:p>~= punishment
['pʌniʃmәnt]
n. 惩罚, 处罚, 惩处</text:p>
          </table:table-cell>
        </table:table-row>
        <table:table-row>
          <table:table-cell>
            <text:p>1</text:p>
          </table:table-cell>
          <table:table-cell>
            <text:p>pure</text:p>
          </table:table-cell>
          <table:table-cell>
            <text:p>[pjuә]
adj. 纯的, 纯粹的, 纯净的, 无垢的, 纯洁的, 完美的, 抽象的</text:p>
          </table:table-cell>
        </table:table-row>
        <table:table-row>
          <table:table-cell>
            <text:p>1</text:p>
          </table:table-cell>
          <table:table-cell>
            <text:p>purposely</text:p>
          </table:table-cell>
          <table:table-cell>
            <text:p>['pә:pәsli]
adv. 故意地</text:p>
          </table:table-cell>
        </table:table-row>
        <table:table-row>
          <table:table-cell>
            <text:p>1</text:p>
          </table:table-cell>
          <table:table-cell>
            <text:p>pursuers</text:p>
          </table:table-cell>
          <table:table-cell>
            <text:p>~= pursuer
[pә'sju:ә(r)]
n. 追随者, 追求者, 研究者</text:p>
          </table:table-cell>
        </table:table-row>
        <table:table-row>
          <table:table-cell>
            <text:p>1</text:p>
          </table:table-cell>
          <table:table-cell>
            <text:p>pushing</text:p>
          </table:table-cell>
          <table:table-cell>
            <text:p>['puʃiŋ]
adj. 有进取心的, 有冲劲的, 急切的</text:p>
          </table:table-cell>
        </table:table-row>
        <table:table-row>
          <table:table-cell>
            <text:p>1</text:p>
          </table:table-cell>
          <table:table-cell>
            <text:p>puts</text:p>
          </table:table-cell>
          <table:table-cell>
            <text:p>~= put
[pʌt]
vt. 放, 摆, 安置, 表达, 迫使, 移动, 提出, 赋予
vi. 出发, 航行, 发芽, 击
n. 掷, 投击, 笨蛋, 怪人
vbl. put的过去式和过去分词
adj. 固定不动的</text:p>
          </table:table-cell>
        </table:table-row>
        <table:table-row>
          <table:table-cell>
            <text:p>1</text:p>
          </table:table-cell>
          <table:table-cell>
            <text:p>puzzled</text:p>
          </table:table-cell>
          <table:table-cell>
            <text:p>a. 困惑的, 迷惑的</text:p>
          </table:table-cell>
        </table:table-row>
        <table:table-row>
          <table:table-cell>
            <text:p>1</text:p>
          </table:table-cell>
          <table:table-cell>
            <text:p>pyrenean</text:p>
          </table:table-cell>
          <table:table-cell>
            <text:p>~= Pyrenean
[ˏpirә'ni:әn]
adj. 比利牛斯山脉(西班牙同法国的天然国界)</text:p>
          </table:table-cell>
        </table:table-row>
        <table:table-row>
          <table:table-cell>
            <text:p>1</text:p>
          </table:table-cell>
          <table:table-cell>
            <text:p>qualities</text:p>
          </table:table-cell>
          <table:table-cell>
            <text:p>~= quality
['kwɔliti]
n. 质量, 品质, 性质</text:p>
          </table:table-cell>
        </table:table-row>
        <table:table-row>
          <table:table-cell>
            <text:p>1</text:p>
          </table:table-cell>
          <table:table-cell>
            <text:p>quality</text:p>
          </table:table-cell>
          <table:table-cell>
            <text:p>['kwɔliti]
n. 质量, 品质, 性质</text:p>
          </table:table-cell>
        </table:table-row>
        <table:table-row>
          <table:table-cell>
            <text:p>1</text:p>
          </table:table-cell>
          <table:table-cell>
            <text:p>quandary</text:p>
          </table:table-cell>
          <table:table-cell>
            <text:p>['kwɔndәri]
n. 困惑, 窘境, 进退两难</text:p>
          </table:table-cell>
        </table:table-row>
        <table:table-row>
          <table:table-cell>
            <text:p>1</text:p>
          </table:table-cell>
          <table:table-cell>
            <text:p>quarrel</text:p>
          </table:table-cell>
          <table:table-cell>
            <text:p>['kwɔrәl]
n. 吵架, 反目, 怨言, 争吵的原因
vi. 吵架, 争论, 挑剔</text:p>
          </table:table-cell>
        </table:table-row>
        <table:table-row>
          <table:table-cell>
            <text:p>1</text:p>
          </table:table-cell>
          <table:table-cell>
            <text:p>quarter-deck</text:p>
          </table:table-cell>
          <table:table-cell>
            <text:p>n. 后甲板, [总称]高级船员或军官
v. 来回走动</text:p>
          </table:table-cell>
        </table:table-row>
        <table:table-row>
          <table:table-cell>
            <text:p>1</text:p>
          </table:table-cell>
          <table:table-cell>
            <text:p>quarts</text:p>
          </table:table-cell>
          <table:table-cell>
            <text:p>~= quart
[kɑ:t]
n. 夸脱(容量单位)</text:p>
          </table:table-cell>
        </table:table-row>
        <table:table-row>
          <table:table-cell>
            <text:p>1</text:p>
          </table:table-cell>
          <table:table-cell>
            <text:p>quench</text:p>
          </table:table-cell>
          <table:table-cell>
            <text:p>[kwentʃ]
vt. 结束, 熄灭，淬火
vi. 熄灭, 平息</text:p>
          </table:table-cell>
        </table:table-row>
        <table:table-row>
          <table:table-cell>
            <text:p>1</text:p>
          </table:table-cell>
          <table:table-cell>
            <text:p>questioned</text:p>
          </table:table-cell>
          <table:table-cell>
            <text:p>~= question
['kwestʃәn]
n. 问题, 疑问, 询问
v. 询问, 审问, 怀疑</text:p>
          </table:table-cell>
        </table:table-row>
        <table:table-row>
          <table:table-cell>
            <text:p>1</text:p>
          </table:table-cell>
          <table:table-cell>
            <text:p>quicksand</text:p>
          </table:table-cell>
          <table:table-cell>
            <text:p>['kwiksænd]
n. 流沙, 敏捷, 危险而捉摸不定的事物</text:p>
          </table:table-cell>
        </table:table-row>
        <table:table-row>
          <table:table-cell>
            <text:p>1</text:p>
          </table:table-cell>
          <table:table-cell>
            <text:p>quieted</text:p>
          </table:table-cell>
          <table:table-cell>
            <text:p>~= quiet
['kwaiәt]
adj. 静止的, 宁静的, 从容的
n. 安静, 闲适
vi. 平静下来
vt. 使平静, 使安心, 减轻(疑虑、恐惧等)</text:p>
          </table:table-cell>
        </table:table-row>
        <table:table-row>
          <table:table-cell>
            <text:p>1</text:p>
          </table:table-cell>
          <table:table-cell>
            <text:p>quietness</text:p>
          </table:table-cell>
          <table:table-cell>
            <text:p>n. 平静, 寂静</text:p>
          </table:table-cell>
        </table:table-row>
        <table:table-row>
          <table:table-cell>
            <text:p>1</text:p>
          </table:table-cell>
          <table:table-cell>
            <text:p>quit</text:p>
          </table:table-cell>
          <table:table-cell>
            <text:p>[kwit]
vi. 离开, 辞职, 停止
vt. 离开, 放弃, 解除, 停止</text:p>
          </table:table-cell>
        </table:table-row>
        <table:table-row>
          <table:table-cell>
            <text:p>1</text:p>
          </table:table-cell>
          <table:table-cell>
            <text:p>quitting</text:p>
          </table:table-cell>
          <table:table-cell>
            <text:p>【经】 书面收据</text:p>
          </table:table-cell>
        </table:table-row>
        <table:table-row>
          <table:table-cell>
            <text:p>1</text:p>
          </table:table-cell>
          <table:table-cell>
            <text:p>quity</text:p>
          </table:table-cell>
          <table:table-cell>
            <text:p>~~~= ambiquity
n. 含糊性,不定性,多义性</text:p>
          </table:table-cell>
        </table:table-row>
        <table:table-row>
          <table:table-cell>
            <text:p>1</text:p>
          </table:table-cell>
          <table:table-cell>
            <text:p>race</text:p>
          </table:table-cell>
          <table:table-cell>
            <text:p>[reis]
n. 种族, 种族气质, 种族特征, 赛跑, 急流, 姜根
vi. 赛跑, 疾走
vt. 与...赛跑, 使空转</text:p>
          </table:table-cell>
        </table:table-row>
        <table:table-row>
          <table:table-cell>
            <text:p>1</text:p>
          </table:table-cell>
          <table:table-cell>
            <text:p>rack</text:p>
          </table:table-cell>
          <table:table-cell>
            <text:p>[ræk]
n. 架, 行李架, 拷问台, 小步跑, 烧酒, 破坏
vt. 放在架上, 在架上制作, 折磨, 加以拷问, 使痛苦, 榨取
vi. 在饲草架装满干草, 变形, (云)随风飘, (马)小步跑</text:p>
          </table:table-cell>
        </table:table-row>
        <table:table-row>
          <table:table-cell>
            <text:p>1</text:p>
          </table:table-cell>
          <table:table-cell>
            <text:p>racked</text:p>
          </table:table-cell>
          <table:table-cell>
            <text:p>~= rack
[ræk]
n. 架, 行李架, 拷问台, 小步跑, 烧酒, 破坏
vt. 放在架上, 在架上制作, 折磨, 加以拷问, 使痛苦, 榨取
vi. 在饲草架装满干草, 变形, (云)随风飘, (马)小步跑</text:p>
          </table:table-cell>
        </table:table-row>
        <table:table-row>
          <table:table-cell>
            <text:p>1</text:p>
          </table:table-cell>
          <table:table-cell>
            <text:p>rake</text:p>
          </table:table-cell>
          <table:table-cell>
            <text:p>[reik]
n. 耙子, 斜度, 向船尾的倾斜, 放荡者
v. 搜索, 掠过, 用耙子耙, (使)倾斜</text:p>
          </table:table-cell>
        </table:table-row>
        <table:table-row>
          <table:table-cell>
            <text:p>1</text:p>
          </table:table-cell>
          <table:table-cell>
            <text:p>ramble</text:p>
          </table:table-cell>
          <table:table-cell>
            <text:p>['ræmbl]
v. 漫游
n. 漫游</text:p>
          </table:table-cell>
        </table:table-row>
        <table:table-row>
          <table:table-cell>
            <text:p>1</text:p>
          </table:table-cell>
          <table:table-cell>
            <text:p>ramblings</text:p>
          </table:table-cell>
          <table:table-cell>
            <text:p>~= rambling
['ræmbliŋ]
adj. 漫步的, 散漫的, 流浪性的</text:p>
          </table:table-cell>
        </table:table-row>
        <table:table-row>
          <table:table-cell>
            <text:p>1</text:p>
          </table:table-cell>
          <table:table-cell>
            <text:p>ranging</text:p>
          </table:table-cell>
          <table:table-cell>
            <text:p>['reindʒiŋ]
n. 距离修正, 广泛搜索</text:p>
          </table:table-cell>
        </table:table-row>
        <table:table-row>
          <table:table-cell>
            <text:p>1</text:p>
          </table:table-cell>
          <table:table-cell>
            <text:p>rank</text:p>
          </table:table-cell>
          <table:table-cell>
            <text:p>[ræŋk]
n. 等级, 横列, 阶级
adj. 繁茂的, 恶臭的, 讨厌的, 下流的
vt. 排列, 归类于, 把...分等
vi. 列为, 列队
n. [数] 秩</text:p>
          </table:table-cell>
        </table:table-row>
        <table:table-row>
          <table:table-cell>
            <text:p>1</text:p>
          </table:table-cell>
          <table:table-cell>
            <text:p>rankling</text:p>
          </table:table-cell>
          <table:table-cell>
            <text:p>~= rankle
['ræŋkl]
vi. 溃烂, 发炎, 怨恨
vt. 激怒</text:p>
          </table:table-cell>
        </table:table-row>
        <table:table-row>
          <table:table-cell>
            <text:p>1</text:p>
          </table:table-cell>
          <table:table-cell>
            <text:p>rapid</text:p>
          </table:table-cell>
          <table:table-cell>
            <text:p>['ræpid]
adj. 迅速的, 飞快的, 险峻的
n. 急流, 高速交通工具, 高速交通网</text:p>
          </table:table-cell>
        </table:table-row>
        <table:table-row>
          <table:table-cell>
            <text:p>1</text:p>
          </table:table-cell>
          <table:table-cell>
            <text:p>rapidness</text:p>
          </table:table-cell>
          <table:table-cell>
            <text:p>n. 快,迅速</text:p>
          </table:table-cell>
        </table:table-row>
        <table:table-row>
          <table:table-cell>
            <text:p>1</text:p>
          </table:table-cell>
          <table:table-cell>
            <text:p>rare</text:p>
          </table:table-cell>
          <table:table-cell>
            <text:p>[rєә]
adj. 稀罕的, 杰出的, 珍贵的, (肉类)半熟的
adv. 非常</text:p>
          </table:table-cell>
        </table:table-row>
        <table:table-row>
          <table:table-cell>
            <text:p>1</text:p>
          </table:table-cell>
          <table:table-cell>
            <text:p>rationally</text:p>
          </table:table-cell>
          <table:table-cell>
            <text:p>adv. 讲道理地, 理性地</text:p>
          </table:table-cell>
        </table:table-row>
        <table:table-row>
          <table:table-cell>
            <text:p>1</text:p>
          </table:table-cell>
          <table:table-cell>
            <text:p>ravens</text:p>
          </table:table-cell>
          <table:table-cell>
            <text:p>['rævәnz]
低质煤</text:p>
          </table:table-cell>
        </table:table-row>
        <table:table-row>
          <table:table-cell>
            <text:p>1</text:p>
          </table:table-cell>
          <table:table-cell>
            <text:p>rcumstances</text:p>
          </table:table-cell>
          <table:table-cell>
            <text:p>~~~= circumstances
【法】 事件, 事项, 详细情节</text:p>
          </table:table-cell>
        </table:table-row>
        <table:table-row>
          <table:table-cell>
            <text:p>1</text:p>
          </table:table-cell>
          <table:table-cell>
            <text:p>re-hot</text:p>
          </table:table-cell>
          <table:table-cell>
            <text:p>re hot</text:p>
          </table:table-cell>
        </table:table-row>
        <table:table-row>
          <table:table-cell>
            <text:p>1</text:p>
          </table:table-cell>
          <table:table-cell>
            <text:p>reaches</text:p>
          </table:table-cell>
          <table:table-cell>
            <text:p>~= reach
[ri:tʃ]
n. 延伸, 区域, 河段, 范围, (车子前后轴的)联接杆, 横风行驶
vt. 到达, 达到, 伸出, 影响
vi. 达到, 延伸, 伸出手, 传开</text:p>
          </table:table-cell>
        </table:table-row>
        <table:table-row>
          <table:table-cell>
            <text:p>1</text:p>
          </table:table-cell>
          <table:table-cell>
            <text:p>ready-mounted</text:p>
          </table:table-cell>
          <table:table-cell>
            <text:p>ready mounted</text:p>
          </table:table-cell>
        </table:table-row>
        <table:table-row>
          <table:table-cell>
            <text:p>1</text:p>
          </table:table-cell>
          <table:table-cell>
            <text:p>realizing</text:p>
          </table:table-cell>
          <table:table-cell>
            <text:p>['riәlaiziŋ,'ri:-]
adj. 明确无误的, 清晰生动地</text:p>
          </table:table-cell>
        </table:table-row>
        <table:table-row>
          <table:table-cell>
            <text:p>1</text:p>
          </table:table-cell>
          <table:table-cell>
            <text:p>reap</text:p>
          </table:table-cell>
          <table:table-cell>
            <text:p>[ri:p]
v. 收割, 收获</text:p>
          </table:table-cell>
        </table:table-row>
        <table:table-row>
          <table:table-cell>
            <text:p>1</text:p>
          </table:table-cell>
          <table:table-cell>
            <text:p>rear</text:p>
          </table:table-cell>
          <table:table-cell>
            <text:p>[riә]
n. 后面, 背后, 后方, 屁股
adj. 后面的, 背面的, 后方的
vt. 培养, 饲养, 举起, 树立, 栽种
vi. 高耸, 暴跳, 用后腿站起</text:p>
          </table:table-cell>
        </table:table-row>
        <table:table-row>
          <table:table-cell>
            <text:p>1</text:p>
          </table:table-cell>
          <table:table-cell>
            <text:p>reasoning</text:p>
          </table:table-cell>
          <table:table-cell>
            <text:p>['ri:zәniŋ]
n. 推理, 评理, 论证
adj. 推理的</text:p>
          </table:table-cell>
        </table:table-row>
        <table:table-row>
          <table:table-cell>
            <text:p>1</text:p>
          </table:table-cell>
          <table:table-cell>
            <text:p>reasonings</text:p>
          </table:table-cell>
          <table:table-cell>
            <text:p>~= reasoning
['ri:zәniŋ]
n. 推理, 评理, 论证
adj. 推理的</text:p>
          </table:table-cell>
        </table:table-row>
        <table:table-row>
          <table:table-cell>
            <text:p>1</text:p>
          </table:table-cell>
          <table:table-cell>
            <text:p>reassume</text:p>
          </table:table-cell>
          <table:table-cell>
            <text:p>['riә'sju:m]
v. 再假定</text:p>
          </table:table-cell>
        </table:table-row>
        <table:table-row>
          <table:table-cell>
            <text:p>1</text:p>
          </table:table-cell>
          <table:table-cell>
            <text:p>rebelled</text:p>
          </table:table-cell>
          <table:table-cell>
            <text:p>v. 反叛,造反
vbl. 反叛,造反</text:p>
          </table:table-cell>
        </table:table-row>
        <table:table-row>
          <table:table-cell>
            <text:p>1</text:p>
          </table:table-cell>
          <table:table-cell>
            <text:p>rebellion</text:p>
          </table:table-cell>
          <table:table-cell>
            <text:p>[ri'beljәn]
n. 谋反, 叛乱, 反抗, 不服从</text:p>
          </table:table-cell>
        </table:table-row>
        <table:table-row>
          <table:table-cell>
            <text:p>1</text:p>
          </table:table-cell>
          <table:table-cell>
            <text:p>rebellious</text:p>
          </table:table-cell>
          <table:table-cell>
            <text:p>[ri'beljәs]
adj. 造反的, 反叛的, 反抗的, 难于对付的</text:p>
          </table:table-cell>
        </table:table-row>
        <table:table-row>
          <table:table-cell>
            <text:p>1</text:p>
          </table:table-cell>
          <table:table-cell>
            <text:p>rebels</text:p>
          </table:table-cell>
          <table:table-cell>
            <text:p>~= rebel
['rebәl]
n. 造反者, 叛逆者, 反抗者, 叛乱者
adj. 造反的, 叛逆的, 反抗的
v. 造反, 反叛, 反抗, 叛乱</text:p>
          </table:table-cell>
        </table:table-row>
        <table:table-row>
          <table:table-cell>
            <text:p>1</text:p>
          </table:table-cell>
          <table:table-cell>
            <text:p>receipt</text:p>
          </table:table-cell>
          <table:table-cell>
            <text:p>[ri'si:t]
n. 收条, 收据, 收到
v. 收到</text:p>
          </table:table-cell>
        </table:table-row>
        <table:table-row>
          <table:table-cell>
            <text:p>1</text:p>
          </table:table-cell>
          <table:table-cell>
            <text:p>receiver</text:p>
          </table:table-cell>
          <table:table-cell>
            <text:p>[ri'si:vә]
n. 接受者, 接收器, 收信机</text:p>
          </table:table-cell>
        </table:table-row>
        <table:table-row>
          <table:table-cell>
            <text:p>1</text:p>
          </table:table-cell>
          <table:table-cell>
            <text:p>receivers</text:p>
          </table:table-cell>
          <table:table-cell>
            <text:p>~= receiver
[ri'si:vә]
n. 接受者, 接收器, 收信机</text:p>
          </table:table-cell>
        </table:table-row>
        <table:table-row>
          <table:table-cell>
            <text:p>1</text:p>
          </table:table-cell>
          <table:table-cell>
            <text:p>reckon</text:p>
          </table:table-cell>
          <table:table-cell>
            <text:p>['rekәn]
vt. 计算, 总计, 估计, 猜想
vi. 数, 计算, 估计, 依赖, 料想</text:p>
          </table:table-cell>
        </table:table-row>
        <table:table-row>
          <table:table-cell>
            <text:p>1</text:p>
          </table:table-cell>
          <table:table-cell>
            <text:p>recommendation</text:p>
          </table:table-cell>
          <table:table-cell>
            <text:p>[ˏrekәmen'deiʃәn]
n. 推荐, 介绍(信), 劝告, 建议</text:p>
          </table:table-cell>
        </table:table-row>
        <table:table-row>
          <table:table-cell>
            <text:p>1</text:p>
          </table:table-cell>
          <table:table-cell>
            <text:p>recommending</text:p>
          </table:table-cell>
          <table:table-cell>
            <text:p>~= recommend
[rekә'mend]
vt. 推荐, 介绍, 劝告, 使受欢迎, 托付, 使...受欢迎, 使...可取</text:p>
          </table:table-cell>
        </table:table-row>
        <table:table-row>
          <table:table-cell>
            <text:p>1</text:p>
          </table:table-cell>
          <table:table-cell>
            <text:p>recompense</text:p>
          </table:table-cell>
          <table:table-cell>
            <text:p>['rekәmpәns]
v. 报偿
n. 报偿</text:p>
          </table:table-cell>
        </table:table-row>
        <table:table-row>
          <table:table-cell>
            <text:p>1</text:p>
          </table:table-cell>
          <table:table-cell>
            <text:p>reconcile</text:p>
          </table:table-cell>
          <table:table-cell>
            <text:p>['rekәnsail]
vt. 使和解, 使和谐, 使顺从</text:p>
          </table:table-cell>
        </table:table-row>
        <table:table-row>
          <table:table-cell>
            <text:p>1</text:p>
          </table:table-cell>
          <table:table-cell>
            <text:p>reconciling</text:p>
          </table:table-cell>
          <table:table-cell>
            <text:p>~= reconcile
['rekәnsail]
vt. 使和解, 使和谐, 使顺从</text:p>
          </table:table-cell>
        </table:table-row>
        <table:table-row>
          <table:table-cell>
            <text:p>1</text:p>
          </table:table-cell>
          <table:table-cell>
            <text:p>recove</text:p>
          </table:table-cell>
          <table:table-cell>
            <text:p>~~~= irrecoverable
[ˏiri'kʌvәrәbl]
adj. 无可挽救的</text:p>
          </table:table-cell>
        </table:table-row>
        <table:table-row>
          <table:table-cell>
            <text:p>1</text:p>
          </table:table-cell>
          <table:table-cell>
            <text:p>recrossing</text:p>
          </table:table-cell>
          <table:table-cell>
            <text:p>~= recross
['ri:krɔ(:)s]
v. 再越过, 再穿过</text:p>
          </table:table-cell>
        </table:table-row>
        <table:table-row>
          <table:table-cell>
            <text:p>1</text:p>
          </table:table-cell>
          <table:table-cell>
            <text:p>redeem</text:p>
          </table:table-cell>
          <table:table-cell>
            <text:p>[ri'di:m]
vt. 赎回, 挽回, 恢复, 补偿, 兑换</text:p>
          </table:table-cell>
        </table:table-row>
        <table:table-row>
          <table:table-cell>
            <text:p>1</text:p>
          </table:table-cell>
          <table:table-cell>
            <text:p>redeemer</text:p>
          </table:table-cell>
          <table:table-cell>
            <text:p>[ri'di:mә(r)]
n. 买回者, 赎身者, 救世主</text:p>
          </table:table-cell>
        </table:table-row>
        <table:table-row>
          <table:table-cell>
            <text:p>1</text:p>
          </table:table-cell>
          <table:table-cell>
            <text:p>redoubled</text:p>
          </table:table-cell>
          <table:table-cell>
            <text:p>~= redouble
[ri'dʌbl]
n. 再加倍
v. 加倍, 加强</text:p>
          </table:table-cell>
        </table:table-row>
        <table:table-row>
          <table:table-cell>
            <text:p>1</text:p>
          </table:table-cell>
          <table:table-cell>
            <text:p>reduce</text:p>
          </table:table-cell>
          <table:table-cell>
            <text:p>[ri'dju:s]
vt. 减少, 缩小, 简化, 还原</text:p>
          </table:table-cell>
        </table:table-row>
        <table:table-row>
          <table:table-cell>
            <text:p>1</text:p>
          </table:table-cell>
          <table:table-cell>
            <text:p>reducing</text:p>
          </table:table-cell>
          <table:table-cell>
            <text:p>[ri'dju:siŋ]
n. 减轻体重法</text:p>
          </table:table-cell>
        </table:table-row>
        <table:table-row>
          <table:table-cell>
            <text:p>1</text:p>
          </table:table-cell>
          <table:table-cell>
            <text:p>reeds</text:p>
          </table:table-cell>
          <table:table-cell>
            <text:p>~= reed
[ri:d]
n. 芦苇, 芦笛, 簧片, 管乐器</text:p>
          </table:table-cell>
        </table:table-row>
        <table:table-row>
          <table:table-cell>
            <text:p>1</text:p>
          </table:table-cell>
          <table:table-cell>
            <text:p>refitted</text:p>
          </table:table-cell>
          <table:table-cell>
            <text:p>~~~= fitted
['fitid]
adj. 合身的, 按实物尺寸做的</text:p>
          </table:table-cell>
        </table:table-row>
        <table:table-row>
          <table:table-cell>
            <text:p>1</text:p>
          </table:table-cell>
          <table:table-cell>
            <text:p>reflux</text:p>
          </table:table-cell>
          <table:table-cell>
            <text:p>['ri:flʌks]
n. 逆流, 退潮</text:p>
          </table:table-cell>
        </table:table-row>
        <table:table-row>
          <table:table-cell>
            <text:p>1</text:p>
          </table:table-cell>
          <table:table-cell>
            <text:p>reformation</text:p>
          </table:table-cell>
          <table:table-cell>
            <text:p>[ˏrefә'meiʃәn]
n. 改革, 革新</text:p>
          </table:table-cell>
        </table:table-row>
        <table:table-row>
          <table:table-cell>
            <text:p>1</text:p>
          </table:table-cell>
          <table:table-cell>
            <text:p>refractory</text:p>
          </table:table-cell>
          <table:table-cell>
            <text:p>[ri'fræktәri]
adj. 难控制的, 难熔的</text:p>
          </table:table-cell>
        </table:table-row>
        <table:table-row>
          <table:table-cell>
            <text:p>1</text:p>
          </table:table-cell>
          <table:table-cell>
            <text:p>refresh</text:p>
          </table:table-cell>
          <table:table-cell>
            <text:p>[ri'freʃ]
v. (使)精神振作, (使)精力恢复, 更新</text:p>
          </table:table-cell>
        </table:table-row>
        <table:table-row>
          <table:table-cell>
            <text:p>1</text:p>
          </table:table-cell>
          <table:table-cell>
            <text:p>refuge</text:p>
          </table:table-cell>
          <table:table-cell>
            <text:p>['refju:dʒ]
n. 庇护, 避难, 避难所</text:p>
          </table:table-cell>
        </table:table-row>
        <table:table-row>
          <table:table-cell>
            <text:p>1</text:p>
          </table:table-cell>
          <table:table-cell>
            <text:p>refund</text:p>
          </table:table-cell>
          <table:table-cell>
            <text:p>[ri:'fʌnd]
v. 退还, 偿还
n. 归还, 偿还额, 退款</text:p>
          </table:table-cell>
        </table:table-row>
        <table:table-row>
          <table:table-cell>
            <text:p>1</text:p>
          </table:table-cell>
          <table:table-cell>
            <text:p>refunded</text:p>
          </table:table-cell>
          <table:table-cell>
            <text:p>~= refund
[ri:'fʌnd]
v. 退还, 偿还
n. 归还, 偿还额, 退款</text:p>
          </table:table-cell>
        </table:table-row>
        <table:table-row>
          <table:table-cell>
            <text:p>1</text:p>
          </table:table-cell>
          <table:table-cell>
            <text:p>regale</text:p>
          </table:table-cell>
          <table:table-cell>
            <text:p>[ri'geil]
v. 享受</text:p>
          </table:table-cell>
        </table:table-row>
        <table:table-row>
          <table:table-cell>
            <text:p>1</text:p>
          </table:table-cell>
          <table:table-cell>
            <text:p>regiment</text:p>
          </table:table-cell>
          <table:table-cell>
            <text:p>['redʒimәnt]
n. 团, 大群
v. 把...编组, 把...编成团, 管辖</text:p>
          </table:table-cell>
        </table:table-row>
        <table:table-row>
          <table:table-cell>
            <text:p>1</text:p>
          </table:table-cell>
          <table:table-cell>
            <text:p>registered</text:p>
          </table:table-cell>
          <table:table-cell>
            <text:p>['redʒistәd]
adj. 已注册的, 已登记的, 记名的</text:p>
          </table:table-cell>
        </table:table-row>
        <table:table-row>
          <table:table-cell>
            <text:p>1</text:p>
          </table:table-cell>
          <table:table-cell>
            <text:p>regress</text:p>
          </table:table-cell>
          <table:table-cell>
            <text:p>['ri:gres]
v. 复原, 逆行,使倒退
n. 退回,回归, 归复权</text:p>
          </table:table-cell>
        </table:table-row>
        <table:table-row>
          <table:table-cell>
            <text:p>1</text:p>
          </table:table-cell>
          <table:table-cell>
            <text:p>regulated</text:p>
          </table:table-cell>
          <table:table-cell>
            <text:p>~= regulate
['regjuleit]
vt. 管制, 控制, 调节, 校准</text:p>
          </table:table-cell>
        </table:table-row>
        <table:table-row>
          <table:table-cell>
            <text:p>1</text:p>
          </table:table-cell>
          <table:table-cell>
            <text:p>reign</text:p>
          </table:table-cell>
          <table:table-cell>
            <text:p>[rein]
vi. 统治, 支配, 盛行, 占优势
n. 统治, 统治时期, 支配</text:p>
          </table:table-cell>
        </table:table-row>
        <table:table-row>
          <table:table-cell>
            <text:p>1</text:p>
          </table:table-cell>
          <table:table-cell>
            <text:p>rejected</text:p>
          </table:table-cell>
          <table:table-cell>
            <text:p>~= reject
[ri'dʒekt]
n. 被拒之人, 被弃之物, 不合格品, 落选者, 不及格者
vt. 拒绝, 抵制, 否决, 呕出, 驳回, 丢弃</text:p>
          </table:table-cell>
        </table:table-row>
        <table:table-row>
          <table:table-cell>
            <text:p>1</text:p>
          </table:table-cell>
          <table:table-cell>
            <text:p>rejoice</text:p>
          </table:table-cell>
          <table:table-cell>
            <text:p>[ri'dʒɔis]
v. (使)欣喜, (使)高兴, 喜悦</text:p>
          </table:table-cell>
        </table:table-row>
        <table:table-row>
          <table:table-cell>
            <text:p>1</text:p>
          </table:table-cell>
          <table:table-cell>
            <text:p>relate</text:p>
          </table:table-cell>
          <table:table-cell>
            <text:p>[ri'leit]
vt. 叙述, 讲, 使联系, 发生关系</text:p>
          </table:table-cell>
        </table:table-row>
        <table:table-row>
          <table:table-cell>
            <text:p>1</text:p>
          </table:table-cell>
          <table:table-cell>
            <text:p>relation</text:p>
          </table:table-cell>
          <table:table-cell>
            <text:p>[ri'leiʃәn]
n. 关系, 联系, 叙述, 故事, 亲戚</text:p>
          </table:table-cell>
        </table:table-row>
        <table:table-row>
          <table:table-cell>
            <text:p>1</text:p>
          </table:table-cell>
          <table:table-cell>
            <text:p>release</text:p>
          </table:table-cell>
          <table:table-cell>
            <text:p>[ri'li:s]
n. 释放, 让渡, 豁免, 发行的书, 释放证书
vt. 释放, 解放, 放弃, 让与, 免除, 发表
n. 版本, 发布</text:p>
          </table:table-cell>
        </table:table-row>
        <table:table-row>
          <table:table-cell>
            <text:p>1</text:p>
          </table:table-cell>
          <table:table-cell>
            <text:p>relics</text:p>
          </table:table-cell>
          <table:table-cell>
            <text:p>崩溃</text:p>
          </table:table-cell>
        </table:table-row>
        <table:table-row>
          <table:table-cell>
            <text:p>1</text:p>
          </table:table-cell>
          <table:table-cell>
            <text:p>reluctance</text:p>
          </table:table-cell>
          <table:table-cell>
            <text:p>[ri'lʌktәns]
n. 不愿, 勉强</text:p>
          </table:table-cell>
        </table:table-row>
        <table:table-row>
          <table:table-cell>
            <text:p>1</text:p>
          </table:table-cell>
          <table:table-cell>
            <text:p>reluctancy</text:p>
          </table:table-cell>
          <table:table-cell>
            <text:p>[ri'lʌktәnsi]
n. 嫌恶, 不愿</text:p>
          </table:table-cell>
        </table:table-row>
        <table:table-row>
          <table:table-cell>
            <text:p>1</text:p>
          </table:table-cell>
          <table:table-cell>
            <text:p>remains</text:p>
          </table:table-cell>
          <table:table-cell>
            <text:p>[ri'meins]
n. 残余, 遗迹, 遗体</text:p>
          </table:table-cell>
        </table:table-row>
        <table:table-row>
          <table:table-cell>
            <text:p>1</text:p>
          </table:table-cell>
          <table:table-cell>
            <text:p>remembered</text:p>
          </table:table-cell>
          <table:table-cell>
            <text:p>~= remember
[ri'membә]
vt. 回忆起, 铭记, 纪念
vi. 记得</text:p>
          </table:table-cell>
        </table:table-row>
        <table:table-row>
          <table:table-cell>
            <text:p>1</text:p>
          </table:table-cell>
          <table:table-cell>
            <text:p>remission</text:p>
          </table:table-cell>
          <table:table-cell>
            <text:p>[ri'miʃәn]
n. 免除</text:p>
          </table:table-cell>
        </table:table-row>
        <table:table-row>
          <table:table-cell>
            <text:p>1</text:p>
          </table:table-cell>
          <table:table-cell>
            <text:p>remorse</text:p>
          </table:table-cell>
          <table:table-cell>
            <text:p>[ri'mɔ:s]
n. 懊悔, 自责, 同情, 怜悯</text:p>
          </table:table-cell>
        </table:table-row>
        <table:table-row>
          <table:table-cell>
            <text:p>1</text:p>
          </table:table-cell>
          <table:table-cell>
            <text:p>remotest</text:p>
          </table:table-cell>
          <table:table-cell>
            <text:p>~~~= remote
[ri'mәut]
adj. 遥远的, 偏僻的, 细微的</text:p>
          </table:table-cell>
        </table:table-row>
        <table:table-row>
          <table:table-cell>
            <text:p>1</text:p>
          </table:table-cell>
          <table:table-cell>
            <text:p>renew</text:p>
          </table:table-cell>
          <table:table-cell>
            <text:p>[ri'nju:]
vt. 使更新, 使恢复, 重申, 补充, 续借, 复兴
vi. 更新, 重新开始</text:p>
          </table:table-cell>
        </table:table-row>
        <table:table-row>
          <table:table-cell>
            <text:p>1</text:p>
          </table:table-cell>
          <table:table-cell>
            <text:p>rent-charge</text:p>
          </table:table-cell>
          <table:table-cell>
            <text:p>rent charge</text:p>
          </table:table-cell>
        </table:table-row>
        <table:table-row>
          <table:table-cell>
            <text:p>1</text:p>
          </table:table-cell>
          <table:table-cell>
            <text:p>repass</text:p>
          </table:table-cell>
          <table:table-cell>
            <text:p>['ri:'pɑ:s]
v. 再经过, 再通过</text:p>
          </table:table-cell>
        </table:table-row>
        <table:table-row>
          <table:table-cell>
            <text:p>1</text:p>
          </table:table-cell>
          <table:table-cell>
            <text:p>repassed</text:p>
          </table:table-cell>
          <table:table-cell>
            <text:p>~= repass
['ri:'pɑ:s]
v. 再经过, 再通过</text:p>
          </table:table-cell>
        </table:table-row>
        <table:table-row>
          <table:table-cell>
            <text:p>1</text:p>
          </table:table-cell>
          <table:table-cell>
            <text:p>repeating</text:p>
          </table:table-cell>
          <table:table-cell>
            <text:p>[ri'pi:tiŋ]
adj. 反复的, 重复的</text:p>
          </table:table-cell>
        </table:table-row>
        <table:table-row>
          <table:table-cell>
            <text:p>1</text:p>
          </table:table-cell>
          <table:table-cell>
            <text:p>repenting</text:p>
          </table:table-cell>
          <table:table-cell>
            <text:p>~= repent
[ri'pent]
v. 后悔, 悔改, 忏悔, 悔悟</text:p>
          </table:table-cell>
        </table:table-row>
        <table:table-row>
          <table:table-cell>
            <text:p>1</text:p>
          </table:table-cell>
          <table:table-cell>
            <text:p>repine</text:p>
          </table:table-cell>
          <table:table-cell>
            <text:p>[ri'pain]
v. 抱怨</text:p>
          </table:table-cell>
        </table:table-row>
        <table:table-row>
          <table:table-cell>
            <text:p>1</text:p>
          </table:table-cell>
          <table:table-cell>
            <text:p>repined</text:p>
          </table:table-cell>
          <table:table-cell>
            <text:p>~= repine
[ri'pain]
v. 抱怨</text:p>
          </table:table-cell>
        </table:table-row>
        <table:table-row>
          <table:table-cell>
            <text:p>1</text:p>
          </table:table-cell>
          <table:table-cell>
            <text:p>repining</text:p>
          </table:table-cell>
          <table:table-cell>
            <text:p>~= repine
[ri'pain]
v. 抱怨</text:p>
          </table:table-cell>
        </table:table-row>
        <table:table-row>
          <table:table-cell>
            <text:p>1</text:p>
          </table:table-cell>
          <table:table-cell>
            <text:p>report</text:p>
          </table:table-cell>
          <table:table-cell>
            <text:p>[ri'pɔ:t]
n. 报告, 传说, 谣言, 声誉, 名声, 爆炸声
v. 报导, 汇报, 报到, 告发</text:p>
          </table:table-cell>
        </table:table-row>
        <table:table-row>
          <table:table-cell>
            <text:p>1</text:p>
          </table:table-cell>
          <table:table-cell>
            <text:p>reported</text:p>
          </table:table-cell>
          <table:table-cell>
            <text:p>[ri'pɔ:tid]
据报告的
据报导的
据传闻的</text:p>
          </table:table-cell>
        </table:table-row>
        <table:table-row>
          <table:table-cell>
            <text:p>1</text:p>
          </table:table-cell>
          <table:table-cell>
            <text:p>representing</text:p>
          </table:table-cell>
          <table:table-cell>
            <text:p>~= represent
[ˏri:pri'zent]
vt. 表现, 描绘, 声称, 象征, 扮演, 回忆, 再赠送, 再上演
vi. 提出异议</text:p>
          </table:table-cell>
        </table:table-row>
        <table:table-row>
          <table:table-cell>
            <text:p>1</text:p>
          </table:table-cell>
          <table:table-cell>
            <text:p>reproach</text:p>
          </table:table-cell>
          <table:table-cell>
            <text:p>[ri'prәutʃ]
v. 责备</text:p>
          </table:table-cell>
        </table:table-row>
        <table:table-row>
          <table:table-cell>
            <text:p>1</text:p>
          </table:table-cell>
          <table:table-cell>
            <text:p>reproaches</text:p>
          </table:table-cell>
          <table:table-cell>
            <text:p>~= reproach
[ri'prәutʃ]
v. 责备</text:p>
          </table:table-cell>
        </table:table-row>
        <table:table-row>
          <table:table-cell>
            <text:p>1</text:p>
          </table:table-cell>
          <table:table-cell>
            <text:p>reproaching</text:p>
          </table:table-cell>
          <table:table-cell>
            <text:p>~= reproach
[ri'prәutʃ]
v. 责备</text:p>
          </table:table-cell>
        </table:table-row>
        <table:table-row>
          <table:table-cell>
            <text:p>1</text:p>
          </table:table-cell>
          <table:table-cell>
            <text:p>reproof</text:p>
          </table:table-cell>
          <table:table-cell>
            <text:p>[ri'pru:f]
n. 谴责, 非难</text:p>
          </table:table-cell>
        </table:table-row>
        <table:table-row>
          <table:table-cell>
            <text:p>1</text:p>
          </table:table-cell>
          <table:table-cell>
            <text:p>reprove</text:p>
          </table:table-cell>
          <table:table-cell>
            <text:p>[ri'pru:v]
v. 责备</text:p>
          </table:table-cell>
        </table:table-row>
        <table:table-row>
          <table:table-cell>
            <text:p>1</text:p>
          </table:table-cell>
          <table:table-cell>
            <text:p>reproved</text:p>
          </table:table-cell>
          <table:table-cell>
            <text:p>~= reprove
[ri'pru:v]
v. 责备</text:p>
          </table:table-cell>
        </table:table-row>
        <table:table-row>
          <table:table-cell>
            <text:p>1</text:p>
          </table:table-cell>
          <table:table-cell>
            <text:p>reproving</text:p>
          </table:table-cell>
          <table:table-cell>
            <text:p>a. 责骂, 谴责, 指摘, 不赞成, 非难, 指责</text:p>
          </table:table-cell>
        </table:table-row>
        <table:table-row>
          <table:table-cell>
            <text:p>1</text:p>
          </table:table-cell>
          <table:table-cell>
            <text:p>repulse</text:p>
          </table:table-cell>
          <table:table-cell>
            <text:p>[ri'pʌls]
v. 拒绝, 排斥, 反驳, 击退, 憎恶
n. 拒斥, 击退, 严拒</text:p>
          </table:table-cell>
        </table:table-row>
        <table:table-row>
          <table:table-cell>
            <text:p>1</text:p>
          </table:table-cell>
          <table:table-cell>
            <text:p>request</text:p>
          </table:table-cell>
          <table:table-cell>
            <text:p>[ri'kwest]
vt. 请求, 要求
n. 请求, 要求, 邀请</text:p>
          </table:table-cell>
        </table:table-row>
        <table:table-row>
          <table:table-cell>
            <text:p>1</text:p>
          </table:table-cell>
          <table:table-cell>
            <text:p>requisite</text:p>
          </table:table-cell>
          <table:table-cell>
            <text:p>['rekwizit]
adj. 需要的, 必不可少的, 必备的
n. 必需品</text:p>
          </table:table-cell>
        </table:table-row>
        <table:table-row>
          <table:table-cell>
            <text:p>1</text:p>
          </table:table-cell>
          <table:table-cell>
            <text:p>requital</text:p>
          </table:table-cell>
          <table:table-cell>
            <text:p>[ri'kwaitl]
n. 偿还</text:p>
          </table:table-cell>
        </table:table-row>
        <table:table-row>
          <table:table-cell>
            <text:p>1</text:p>
          </table:table-cell>
          <table:table-cell>
            <text:p>requited</text:p>
          </table:table-cell>
          <table:table-cell>
            <text:p>~= requite
[ri'kwait]
vt. 报答, 酬谢</text:p>
          </table:table-cell>
        </table:table-row>
        <table:table-row>
          <table:table-cell>
            <text:p>1</text:p>
          </table:table-cell>
          <table:table-cell>
            <text:p>resembling</text:p>
          </table:table-cell>
          <table:table-cell>
            <text:p>~= resemble
[ri'zembl]
vt. 象, 类似</text:p>
          </table:table-cell>
        </table:table-row>
        <table:table-row>
          <table:table-cell>
            <text:p>1</text:p>
          </table:table-cell>
          <table:table-cell>
            <text:p>resentments</text:p>
          </table:table-cell>
          <table:table-cell>
            <text:p>~= resentment
[ri'zentmәnt]
n. 怨恨, 愤恨</text:p>
          </table:table-cell>
        </table:table-row>
        <table:table-row>
          <table:table-cell>
            <text:p>1</text:p>
          </table:table-cell>
          <table:table-cell>
            <text:p>reserv</text:p>
          </table:table-cell>
          <table:table-cell>
            <text:p>~~~= cryopreservation
[ˏkraiәˏprezә'veiʃәn]
n. (医学、工业等领域的)低温贮藏</text:p>
          </table:table-cell>
        </table:table-row>
        <table:table-row>
          <table:table-cell>
            <text:p>1</text:p>
          </table:table-cell>
          <table:table-cell>
            <text:p>reserve</text:p>
          </table:table-cell>
          <table:table-cell>
            <text:p>[ri'zә:v]
n. 储备(物), 储藏量, 预备队
vt. 储备, 保存, 保留, 预定, 预约</text:p>
          </table:table-cell>
        </table:table-row>
        <table:table-row>
          <table:table-cell>
            <text:p>1</text:p>
          </table:table-cell>
          <table:table-cell>
            <text:p>resign</text:p>
          </table:table-cell>
          <table:table-cell>
            <text:p>[ri'zain]
n. 辞去(职务)
v. 辞去, 辞职</text:p>
          </table:table-cell>
        </table:table-row>
        <table:table-row>
          <table:table-cell>
            <text:p>1</text:p>
          </table:table-cell>
          <table:table-cell>
            <text:p>reso</text:p>
          </table:table-cell>
          <table:table-cell>
            <text:p>~~~= acetonoresorcin
[ˏæsitәunәuri'zɔ:sin]
丙酮雷琐辛</text:p>
          </table:table-cell>
        </table:table-row>
        <table:table-row>
          <table:table-cell>
            <text:p>1</text:p>
          </table:table-cell>
          <table:table-cell>
            <text:p>respectively</text:p>
          </table:table-cell>
          <table:table-cell>
            <text:p>[ri'spektivli]
adv. 分别地, 各个地</text:p>
          </table:table-cell>
        </table:table-row>
        <table:table-row>
          <table:table-cell>
            <text:p>1</text:p>
          </table:table-cell>
          <table:table-cell>
            <text:p>rested</text:p>
          </table:table-cell>
          <table:table-cell>
            <text:p>~= rest
[rest]
n. 休息, 静止, 支持物, 台, 架, [音]休止符, 其余, 其他
vi. 休息, 睡眠, 静止, 依靠, 搁在, 保持(状态), 取决于
vt. 使休息, 使静止, 睡眠, 依靠, 搁在</text:p>
          </table:table-cell>
        </table:table-row>
        <table:table-row>
          <table:table-cell>
            <text:p>1</text:p>
          </table:table-cell>
          <table:table-cell>
            <text:p>resting</text:p>
          </table:table-cell>
          <table:table-cell>
            <text:p>['restiŋ]
adj. 静止的, 不动的, 休眠的</text:p>
          </table:table-cell>
        </table:table-row>
        <table:table-row>
          <table:table-cell>
            <text:p>1</text:p>
          </table:table-cell>
          <table:table-cell>
            <text:p>restrain</text:p>
          </table:table-cell>
          <table:table-cell>
            <text:p>[ris'trein]
vt. 抑制, 制止</text:p>
          </table:table-cell>
        </table:table-row>
        <table:table-row>
          <table:table-cell>
            <text:p>1</text:p>
          </table:table-cell>
          <table:table-cell>
            <text:p>retribution</text:p>
          </table:table-cell>
          <table:table-cell>
            <text:p>[ˏretri'bju:ʃәn]
n. 报偿</text:p>
          </table:table-cell>
        </table:table-row>
        <table:table-row>
          <table:table-cell>
            <text:p>1</text:p>
          </table:table-cell>
          <table:table-cell>
            <text:p>retur</text:p>
          </table:table-cell>
          <table:table-cell>
            <text:p>~~~= foreturn
['fɔ:ˏtә:n]
前绕匝</text:p>
          </table:table-cell>
        </table:table-row>
        <table:table-row>
          <table:table-cell>
            <text:p>1</text:p>
          </table:table-cell>
          <table:table-cell>
            <text:p>reveal</text:p>
          </table:table-cell>
          <table:table-cell>
            <text:p>[ri'vi:l]
vt. 展现, 显示, 揭示, 暴露</text:p>
          </table:table-cell>
        </table:table-row>
        <table:table-row>
          <table:table-cell>
            <text:p>1</text:p>
          </table:table-cell>
          <table:table-cell>
            <text:p>revelatio</text:p>
          </table:table-cell>
          <table:table-cell>
            <text:p>~~~= revelation
[ˏrevi'leiʃәn]
n. 显示, 揭露, 被揭露的事, 新发现, 启示, 揭示</text:p>
          </table:table-cell>
        </table:table-row>
        <table:table-row>
          <table:table-cell>
            <text:p>1</text:p>
          </table:table-cell>
          <table:table-cell>
            <text:p>revelation</text:p>
          </table:table-cell>
          <table:table-cell>
            <text:p>[ˏrevi'leiʃәn]
n. 显示, 揭露, 被揭露的事, 新发现, 启示, 揭示</text:p>
          </table:table-cell>
        </table:table-row>
        <table:table-row>
          <table:table-cell>
            <text:p>1</text:p>
          </table:table-cell>
          <table:table-cell>
            <text:p>revenue</text:p>
          </table:table-cell>
          <table:table-cell>
            <text:p>['revinju:]
n. 收入, 国家的收入, 税收</text:p>
          </table:table-cell>
        </table:table-row>
        <table:table-row>
          <table:table-cell>
            <text:p>1</text:p>
          </table:table-cell>
          <table:table-cell>
            <text:p>revive</text:p>
          </table:table-cell>
          <table:table-cell>
            <text:p>[ri'vaiv]
v. (使)苏醒, (使)复兴, (使)复活, (使)再生效, 回想</text:p>
          </table:table-cell>
        </table:table-row>
        <table:table-row>
          <table:table-cell>
            <text:p>1</text:p>
          </table:table-cell>
          <table:table-cell>
            <text:p>rewarded</text:p>
          </table:table-cell>
          <table:table-cell>
            <text:p>~= reward
[ri'wɔ:d]
n. 报酬, 奖金
vt. 酬劳, 奖赏</text:p>
          </table:table-cell>
        </table:table-row>
        <table:table-row>
          <table:table-cell>
            <text:p>1</text:p>
          </table:table-cell>
          <table:table-cell>
            <text:p>rible</text:p>
          </table:table-cell>
          <table:table-cell>
            <text:p>~~~= driblet
['driblit]
n. 少许, 微量</text:p>
          </table:table-cell>
        </table:table-row>
        <table:table-row>
          <table:table-cell>
            <text:p>1</text:p>
          </table:table-cell>
          <table:table-cell>
            <text:p>richer</text:p>
          </table:table-cell>
          <table:table-cell>
            <text:p>adj. 更富有的</text:p>
          </table:table-cell>
        </table:table-row>
        <table:table-row>
          <table:table-cell>
            <text:p>1</text:p>
          </table:table-cell>
          <table:table-cell>
            <text:p>richness</text:p>
          </table:table-cell>
          <table:table-cell>
            <text:p>n. 丰富, 浓烈, 富裕, 富饶, 华美</text:p>
          </table:table-cell>
        </table:table-row>
        <table:table-row>
          <table:table-cell>
            <text:p>1</text:p>
          </table:table-cell>
          <table:table-cell>
            <text:p>ridiculous</text:p>
          </table:table-cell>
          <table:table-cell>
            <text:p>[ri'dikjulәs]
adj. 荒谬的, 可笑的</text:p>
          </table:table-cell>
        </table:table-row>
        <table:table-row>
          <table:table-cell>
            <text:p>1</text:p>
          </table:table-cell>
          <table:table-cell>
            <text:p>riding</text:p>
          </table:table-cell>
          <table:table-cell>
            <text:p>['raidiŋ]
n. 马术,骑术</text:p>
          </table:table-cell>
        </table:table-row>
        <table:table-row>
          <table:table-cell>
            <text:p>1</text:p>
          </table:table-cell>
          <table:table-cell>
            <text:p>riends</text:p>
          </table:table-cell>
          <table:table-cell>
            <text:p>~~~= friendship
['frendʃip]
n. 友谊, 友好</text:p>
          </table:table-cell>
        </table:table-row>
        <table:table-row>
          <table:table-cell>
            <text:p>1</text:p>
          </table:table-cell>
          <table:table-cell>
            <text:p>rightly</text:p>
          </table:table-cell>
          <table:table-cell>
            <text:p>['raitli]
adv. 端正地, 正当地, 正确地, 公正地, 恰当地</text:p>
          </table:table-cell>
        </table:table-row>
        <table:table-row>
          <table:table-cell>
            <text:p>1</text:p>
          </table:table-cell>
          <table:table-cell>
            <text:p>riginal</text:p>
          </table:table-cell>
          <table:table-cell>
            <text:p>~~~= aboriginal
[ˏæbә'ridʒәnәl]
adj. 土著的, 原来的
n. 土著居民</text:p>
          </table:table-cell>
        </table:table-row>
        <table:table-row>
          <table:table-cell>
            <text:p>1</text:p>
          </table:table-cell>
          <table:table-cell>
            <text:p>ringleader</text:p>
          </table:table-cell>
          <table:table-cell>
            <text:p>['riŋli:dә(r)]
n. 魁首, 头目</text:p>
          </table:table-cell>
        </table:table-row>
        <table:table-row>
          <table:table-cell>
            <text:p>1</text:p>
          </table:table-cell>
          <table:table-cell>
            <text:p>ripe</text:p>
          </table:table-cell>
          <table:table-cell>
            <text:p>[raip]
adj. 熟的, 成熟的, 时机成熟的
v. 成熟</text:p>
          </table:table-cell>
        </table:table-row>
        <table:table-row>
          <table:table-cell>
            <text:p>1</text:p>
          </table:table-cell>
          <table:table-cell>
            <text:p>ripen</text:p>
          </table:table-cell>
          <table:table-cell>
            <text:p>['raipәn]
vt. 使成熟
vi. 成熟</text:p>
          </table:table-cell>
        </table:table-row>
        <table:table-row>
          <table:table-cell>
            <text:p>1</text:p>
          </table:table-cell>
          <table:table-cell>
            <text:p>rippling</text:p>
          </table:table-cell>
          <table:table-cell>
            <text:p>['ripliŋ]
adj. 起涟漪的, 潺潺流水般声音的</text:p>
          </table:table-cell>
        </table:table-row>
        <table:table-row>
          <table:table-cell>
            <text:p>1</text:p>
          </table:table-cell>
          <table:table-cell>
            <text:p>risks</text:p>
          </table:table-cell>
          <table:table-cell>
            <text:p>~= risk
[risk]
vt. 冒...的危险
n. 冒险, 风险</text:p>
          </table:table-cell>
        </table:table-row>
        <table:table-row>
          <table:table-cell>
            <text:p>1</text:p>
          </table:table-cell>
          <table:table-cell>
            <text:p>rites</text:p>
          </table:table-cell>
          <table:table-cell>
            <text:p>~= rite
[rait]
n. 仪式, 典礼, 习俗, 惯例, 礼拜式, 教派</text:p>
          </table:table-cell>
        </table:table-row>
        <table:table-row>
          <table:table-cell>
            <text:p>1</text:p>
          </table:table-cell>
          <table:table-cell>
            <text:p>rivals</text:p>
          </table:table-cell>
          <table:table-cell>
            <text:p>~= rival
['raivәl]
n. 竞争者, 对手
v. 竞争, 对抗, 相匹敌</text:p>
          </table:table-cell>
        </table:table-row>
        <table:table-row>
          <table:table-cell>
            <text:p>1</text:p>
          </table:table-cell>
          <table:table-cell>
            <text:p>rivers</text:p>
          </table:table-cell>
          <table:table-cell>
            <text:p>~= river
['rivә]
n. 河, 江</text:p>
          </table:table-cell>
        </table:table-row>
        <table:table-row>
          <table:table-cell>
            <text:p>1</text:p>
          </table:table-cell>
          <table:table-cell>
            <text:p>rivulet</text:p>
          </table:table-cell>
          <table:table-cell>
            <text:p>['rivjulit]
n. 小河, 小溪, 溪流</text:p>
          </table:table-cell>
        </table:table-row>
        <table:table-row>
          <table:table-cell>
            <text:p>1</text:p>
          </table:table-cell>
          <table:table-cell>
            <text:p>roar</text:p>
          </table:table-cell>
          <table:table-cell>
            <text:p>[rɔ:]
n. 吼叫, 怒号
vi. 吼叫, 怒号
v. 滚动, 咆哮</text:p>
          </table:table-cell>
        </table:table-row>
        <table:table-row>
          <table:table-cell>
            <text:p>1</text:p>
          </table:table-cell>
          <table:table-cell>
            <text:p>roarings</text:p>
          </table:table-cell>
          <table:table-cell>
            <text:p>~= roaring
['rɔ:riŋ]
n. 咆哮, 呼喊, 怒吼
adj. 咆哮的, 轰鸣的, 喧闹的</text:p>
          </table:table-cell>
        </table:table-row>
        <table:table-row>
          <table:table-cell>
            <text:p>1</text:p>
          </table:table-cell>
          <table:table-cell>
            <text:p>roasted</text:p>
          </table:table-cell>
          <table:table-cell>
            <text:p>~= roast
[rәust]
v. 烤, 烘, 烘烤, 暴露于某种热力下以得温暖</text:p>
          </table:table-cell>
        </table:table-row>
        <table:table-row>
          <table:table-cell>
            <text:p>1</text:p>
          </table:table-cell>
          <table:table-cell>
            <text:p>roasting</text:p>
          </table:table-cell>
          <table:table-cell>
            <text:p>['rәustiŋ]
adv. 非常(热)地
adj. 烤肉用的
v. 煅烧, 焙烧</text:p>
          </table:table-cell>
        </table:table-row>
        <table:table-row>
          <table:table-cell>
            <text:p>1</text:p>
          </table:table-cell>
          <table:table-cell>
            <text:p>rob</text:p>
          </table:table-cell>
          <table:table-cell>
            <text:p>[rɔb]
v. 抢夺, 抢掠, 剥夺</text:p>
          </table:table-cell>
        </table:table-row>
        <table:table-row>
          <table:table-cell>
            <text:p>1</text:p>
          </table:table-cell>
          <table:table-cell>
            <text:p>robberies</text:p>
          </table:table-cell>
          <table:table-cell>
            <text:p>~= robbery
['rɔbәri]
n. 抢掠, 抢夺</text:p>
          </table:table-cell>
        </table:table-row>
        <table:table-row>
          <table:table-cell>
            <text:p>1</text:p>
          </table:table-cell>
          <table:table-cell>
            <text:p>roc</text:p>
          </table:table-cell>
          <table:table-cell>
            <text:p>[rɔk]
n. 巨鸟, 大鹏
abbr. [军] Required Operational Capability, 要求工作能力</text:p>
          </table:table-cell>
        </table:table-row>
        <table:table-row>
          <table:table-cell>
            <text:p>1</text:p>
          </table:table-cell>
          <table:table-cell>
            <text:p>rochelle</text:p>
          </table:table-cell>
          <table:table-cell>
            <text:p>~= Rochelle
[rәu'ʃel]
n. 罗谢尔(f.)</text:p>
          </table:table-cell>
        </table:table-row>
        <table:table-row>
          <table:table-cell>
            <text:p>1</text:p>
          </table:table-cell>
          <table:table-cell>
            <text:p>rooting</text:p>
          </table:table-cell>
          <table:table-cell>
            <text:p>['ru:tiŋ]
adj. 生根的
v. 使固定</text:p>
          </table:table-cell>
        </table:table-row>
        <table:table-row>
          <table:table-cell>
            <text:p>1</text:p>
          </table:table-cell>
          <table:table-cell>
            <text:p>rope-twine</text:p>
          </table:table-cell>
          <table:table-cell>
            <text:p>rope twine</text:p>
          </table:table-cell>
        </table:table-row>
        <table:table-row>
          <table:table-cell>
            <text:p>1</text:p>
          </table:table-cell>
          <table:table-cell>
            <text:p>roper</text:p>
          </table:table-cell>
          <table:table-cell>
            <text:p>['rәupә(r)]
n. 制绳者, &lt;美&gt;用索套捕牲口的牧人,诱人进入赌场者</text:p>
          </table:table-cell>
        </table:table-row>
        <table:table-row>
          <table:table-cell>
            <text:p>1</text:p>
          </table:table-cell>
          <table:table-cell>
            <text:p>ropes</text:p>
          </table:table-cell>
          <table:table-cell>
            <text:p>~= rope
[rәup]
n. 绳, 索, 绳索
v. 围起</text:p>
          </table:table-cell>
        </table:table-row>
        <table:table-row>
          <table:table-cell>
            <text:p>1</text:p>
          </table:table-cell>
          <table:table-cell>
            <text:p>rot</text:p>
          </table:table-cell>
          <table:table-cell>
            <text:p>[rɔt]
v. (使)腐烂, (使)腐败
n. 腐烂, 腐败</text:p>
          </table:table-cell>
        </table:table-row>
        <table:table-row>
          <table:table-cell>
            <text:p>1</text:p>
          </table:table-cell>
          <table:table-cell>
            <text:p>roughness</text:p>
          </table:table-cell>
          <table:table-cell>
            <text:p>['rʌfnis]
n. 粗糙, 粗暴, 未加工, 粗糙程度</text:p>
          </table:table-cell>
        </table:table-row>
        <table:table-row>
          <table:table-cell>
            <text:p>1</text:p>
          </table:table-cell>
          <table:table-cell>
            <text:p>round-house</text:p>
          </table:table-cell>
          <table:table-cell>
            <text:p>round house</text:p>
          </table:table-cell>
        </table:table-row>
        <table:table-row>
          <table:table-cell>
            <text:p>1</text:p>
          </table:table-cell>
          <table:table-cell>
            <text:p>rounded</text:p>
          </table:table-cell>
          <table:table-cell>
            <text:p>['raundid]
adj. 全面的, 圆形的</text:p>
          </table:table-cell>
        </table:table-row>
        <table:table-row>
          <table:table-cell>
            <text:p>1</text:p>
          </table:table-cell>
          <table:table-cell>
            <text:p>rousing</text:p>
          </table:table-cell>
          <table:table-cell>
            <text:p>['rauziŋ]
adj. 鼓舞人的, 活跃的, 非凡的</text:p>
          </table:table-cell>
        </table:table-row>
        <table:table-row>
          <table:table-cell>
            <text:p>1</text:p>
          </table:table-cell>
          <table:table-cell>
            <text:p>royals</text:p>
          </table:table-cell>
          <table:table-cell>
            <text:p>~= royal
['rɔiәl]
adj. 王室的, 皇家的, 第一流的, 高贵的</text:p>
          </table:table-cell>
        </table:table-row>
        <table:table-row>
          <table:table-cell>
            <text:p>1</text:p>
          </table:table-cell>
          <table:table-cell>
            <text:p>rried</text:p>
          </table:table-cell>
          <table:table-cell>
            <text:p>~~~= berried
['berid]
adj. 浆果的, 浆果状的, 有卵的</text:p>
          </table:table-cell>
        </table:table-row>
        <table:table-row>
          <table:table-cell>
            <text:p>1</text:p>
          </table:table-cell>
          <table:table-cell>
            <text:p>rs</text:p>
          </table:table-cell>
          <table:table-cell>
            <text:p>~= r
[ɑ:(r)]
n. 字母r</text:p>
          </table:table-cell>
        </table:table-row>
        <table:table-row>
          <table:table-cell>
            <text:p>1</text:p>
          </table:table-cell>
          <table:table-cell>
            <text:p>rset</text:p>
          </table:table-cell>
          <table:table-cell>
            <text:p>~~~= corset
['kɔ:sit]
n. 束腹, 妇女的胸衣</text:p>
          </table:table-cell>
        </table:table-row>
        <table:table-row>
          <table:table-cell>
            <text:p>1</text:p>
          </table:table-cell>
          <table:table-cell>
            <text:p>rtable</text:p>
          </table:table-cell>
          <table:table-cell>
            <text:p>~~~= avertable
[ә'vә:tәbl]
adj. 可避开的, 可防止的(亦作avertible)</text:p>
          </table:table-cell>
        </table:table-row>
        <table:table-row>
          <table:table-cell>
            <text:p>1</text:p>
          </table:table-cell>
          <table:table-cell>
            <text:p>rude</text:p>
          </table:table-cell>
          <table:table-cell>
            <text:p>[ru:d]
adj. 粗鲁的, 无礼的, 猛烈的, 残暴的, 粗鲁无礼的</text:p>
          </table:table-cell>
        </table:table-row>
        <table:table-row>
          <table:table-cell>
            <text:p>1</text:p>
          </table:table-cell>
          <table:table-cell>
            <text:p>rummaged</text:p>
          </table:table-cell>
          <table:table-cell>
            <text:p>~= rummage
['rʌmidʒ]
v. 到处翻寻, 搜出, 检查
n. 翻箱倒柜的寻找, 检查, 零星杂物</text:p>
          </table:table-cell>
        </table:table-row>
        <table:table-row>
          <table:table-cell>
            <text:p>1</text:p>
          </table:table-cell>
          <table:table-cell>
            <text:p>runlet</text:p>
          </table:table-cell>
          <table:table-cell>
            <text:p>['rʌnlit]
n. 桶, 小河</text:p>
          </table:table-cell>
        </table:table-row>
        <table:table-row>
          <table:table-cell>
            <text:p>1</text:p>
          </table:table-cell>
          <table:table-cell>
            <text:p>rush</text:p>
          </table:table-cell>
          <table:table-cell>
            <text:p>[rʌʃ]
n. 匆促, 冲进, 急流, 灯芯草
vi. 冲, 奔, 闯, 赶紧, 涌现
vt. 使冲, 匆忙地做, 突袭, 飞跃, 用 灯芯草做
adj. 急需的</text:p>
          </table:table-cell>
        </table:table-row>
        <table:table-row>
          <table:table-cell>
            <text:p>1</text:p>
          </table:table-cell>
          <table:table-cell>
            <text:p>sa</text:p>
          </table:table-cell>
          <table:table-cell>
            <text:p>[域] Saudi Arabia , 沙特阿拉伯</text:p>
          </table:table-cell>
        </table:table-row>
        <table:table-row>
          <table:table-cell>
            <text:p>1</text:p>
          </table:table-cell>
          <table:table-cell>
            <text:p>sacks</text:p>
          </table:table-cell>
          <table:table-cell>
            <text:p>~= sack
[sæk]
n. 大袋, 大袋之量, 麻布袋, 短而松的袍装, 布袋装, 洗劫
vt. 解雇, 装入袋, 洗劫, 就寝</text:p>
          </table:table-cell>
        </table:table-row>
        <table:table-row>
          <table:table-cell>
            <text:p>1</text:p>
          </table:table-cell>
          <table:table-cell>
            <text:p>sacraments</text:p>
          </table:table-cell>
          <table:table-cell>
            <text:p>~= sacrament
['sækrәmәnt]
n. [基督教] 圣礼, (the sacrament) 基督教圣餐
adj. 沉默的
v. 用土覆盖, 立誓</text:p>
          </table:table-cell>
        </table:table-row>
        <table:table-row>
          <table:table-cell>
            <text:p>1</text:p>
          </table:table-cell>
          <table:table-cell>
            <text:p>sacrificed</text:p>
          </table:table-cell>
          <table:table-cell>
            <text:p>~= sacrifice
['sækrifais]
n. 牺牲, 献身, 祭品, 供奉
v. 牺牲, 献出, 献祭, 供奉</text:p>
          </table:table-cell>
        </table:table-row>
        <table:table-row>
          <table:table-cell>
            <text:p>1</text:p>
          </table:table-cell>
          <table:table-cell>
            <text:p>sacrificing</text:p>
          </table:table-cell>
          <table:table-cell>
            <text:p>~= sacrifice
['sækrifais]
n. 牺牲, 献身, 祭品, 供奉
v. 牺牲, 献出, 献祭, 供奉</text:p>
          </table:table-cell>
        </table:table-row>
        <table:table-row>
          <table:table-cell>
            <text:p>1</text:p>
          </table:table-cell>
          <table:table-cell>
            <text:p>saddle</text:p>
          </table:table-cell>
          <table:table-cell>
            <text:p>['sædl]
n. 鞍, 鞍状物
v. 承受</text:p>
          </table:table-cell>
        </table:table-row>
        <table:table-row>
          <table:table-cell>
            <text:p>1</text:p>
          </table:table-cell>
          <table:table-cell>
            <text:p>saf</text:p>
          </table:table-cell>
          <table:table-cell>
            <text:p>~= SAF
=Secretary of the Air Force 空军部长[美]</text:p>
          </table:table-cell>
        </table:table-row>
        <table:table-row>
          <table:table-cell>
            <text:p>1</text:p>
          </table:table-cell>
          <table:table-cell>
            <text:p>safely</text:p>
          </table:table-cell>
          <table:table-cell>
            <text:p>['seifli]
adv. 安全地, 确实地</text:p>
          </table:table-cell>
        </table:table-row>
        <table:table-row>
          <table:table-cell>
            <text:p>1</text:p>
          </table:table-cell>
          <table:table-cell>
            <text:p>sagacious</text:p>
          </table:table-cell>
          <table:table-cell>
            <text:p>[sә'geiʃәs]
adj. 有洞察力的, 有远见的, 精明的, 敏锐的</text:p>
          </table:table-cell>
        </table:table-row>
        <table:table-row>
          <table:table-cell>
            <text:p>1</text:p>
          </table:table-cell>
          <table:table-cell>
            <text:p>sailing</text:p>
          </table:table-cell>
          <table:table-cell>
            <text:p>['seiliŋ]
v. 航行
adj. 航行的</text:p>
          </table:table-cell>
        </table:table-row>
        <table:table-row>
          <table:table-cell>
            <text:p>1</text:p>
          </table:table-cell>
          <table:table-cell>
            <text:p>saints</text:p>
          </table:table-cell>
          <table:table-cell>
            <text:p>~= saint
[seint, sәnt]
n. 圣人, 道德崇高的人, 圣徒
adj. 神圣
v. 成为圣徒</text:p>
          </table:table-cell>
        </table:table-row>
        <table:table-row>
          <table:table-cell>
            <text:p>1</text:p>
          </table:table-cell>
          <table:table-cell>
            <text:p>sallied</text:p>
          </table:table-cell>
          <table:table-cell>
            <text:p>~= sally
['sæli]
n. 突围, (感情等)迸发, 俏皮话, 远足
v. 突围, 出发</text:p>
          </table:table-cell>
        </table:table-row>
        <table:table-row>
          <table:table-cell>
            <text:p>1</text:p>
          </table:table-cell>
          <table:table-cell>
            <text:p>sallows</text:p>
          </table:table-cell>
          <table:table-cell>
            <text:p>~= sallow
['sælәu]
adj. 菜色
v. 变成菜色</text:p>
          </table:table-cell>
        </table:table-row>
        <table:table-row>
          <table:table-cell>
            <text:p>1</text:p>
          </table:table-cell>
          <table:table-cell>
            <text:p>sally</text:p>
          </table:table-cell>
          <table:table-cell>
            <text:p>['sæli]
n. 突围, (感情等)迸发, 俏皮话, 远足
v. 突围, 出发</text:p>
          </table:table-cell>
        </table:table-row>
        <table:table-row>
          <table:table-cell>
            <text:p>1</text:p>
          </table:table-cell>
          <table:table-cell>
            <text:p>salvador</text:p>
          </table:table-cell>
          <table:table-cell>
            <text:p>~= Salvador
['sælvәdɔ:]
n. 萨尔瓦多(巴西港市)</text:p>
          </table:table-cell>
        </table:table-row>
        <table:table-row>
          <table:table-cell>
            <text:p>1</text:p>
          </table:table-cell>
          <table:table-cell>
            <text:p>sanctifier</text:p>
          </table:table-cell>
          <table:table-cell>
            <text:p>['sæŋktifaiә(r)]
n. 净化者, 认可者, 批准者</text:p>
          </table:table-cell>
        </table:table-row>
        <table:table-row>
          <table:table-cell>
            <text:p>1</text:p>
          </table:table-cell>
          <table:table-cell>
            <text:p>santos</text:p>
          </table:table-cell>
          <table:table-cell>
            <text:p>['sɑ:ntu:s]
一种巴西咖啡</text:p>
          </table:table-cell>
        </table:table-row>
        <table:table-row>
          <table:table-cell>
            <text:p>1</text:p>
          </table:table-cell>
          <table:table-cell>
            <text:p>satan</text:p>
          </table:table-cell>
          <table:table-cell>
            <text:p>~= Satan
['seitәn]
n. 撒旦, 魔鬼</text:p>
          </table:table-cell>
        </table:table-row>
        <table:table-row>
          <table:table-cell>
            <text:p>1</text:p>
          </table:table-cell>
          <table:table-cell>
            <text:p>satisfa</text:p>
          </table:table-cell>
          <table:table-cell>
            <text:p>~~~= dissatisfaction
['disˏsætis'fækʃәn]
n. 不满, 不平, 令人不满的事物</text:p>
          </table:table-cell>
        </table:table-row>
        <table:table-row>
          <table:table-cell>
            <text:p>1</text:p>
          </table:table-cell>
          <table:table-cell>
            <text:p>satisfactory</text:p>
          </table:table-cell>
          <table:table-cell>
            <text:p>[ˏsætis'fæktәri]
adj. 满意的, 赎罪的</text:p>
          </table:table-cell>
        </table:table-row>
        <table:table-row>
          <table:table-cell>
            <text:p>1</text:p>
          </table:table-cell>
          <table:table-cell>
            <text:p>saul</text:p>
          </table:table-cell>
          <table:table-cell>
            <text:p>[sɔ:l]
婆罗双树</text:p>
          </table:table-cell>
        </table:table-row>
        <table:table-row>
          <table:table-cell>
            <text:p>1</text:p>
          </table:table-cell>
          <table:table-cell>
            <text:p>savingly</text:p>
          </table:table-cell>
          <table:table-cell>
            <text:p>~~~= approvingly
adv. 赞许地, 满意地</text:p>
          </table:table-cell>
        </table:table-row>
        <table:table-row>
          <table:table-cell>
            <text:p>1</text:p>
          </table:table-cell>
          <table:table-cell>
            <text:p>savory</text:p>
          </table:table-cell>
          <table:table-cell>
            <text:p>['seivәri]
adj. 风味极佳的, 可口的, 味美的
n. 使人开胃的菜肴</text:p>
          </table:table-cell>
        </table:table-row>
        <table:table-row>
          <table:table-cell>
            <text:p>1</text:p>
          </table:table-cell>
          <table:table-cell>
            <text:p>saw-pit</text:p>
          </table:table-cell>
          <table:table-cell>
            <text:p>saw pit</text:p>
          </table:table-cell>
        </table:table-row>
        <table:table-row>
          <table:table-cell>
            <text:p>1</text:p>
          </table:table-cell>
          <table:table-cell>
            <text:p>saws</text:p>
          </table:table-cell>
          <table:table-cell>
            <text:p>~= saw
[sɔ:]
n. 锯
v. 锯
vbl. see的过去式</text:p>
          </table:table-cell>
        </table:table-row>
        <table:table-row>
          <table:table-cell>
            <text:p>1</text:p>
          </table:table-cell>
          <table:table-cell>
            <text:p>sawyers</text:p>
          </table:table-cell>
          <table:table-cell>
            <text:p>~= sawyer
['sɔ:jә]
n. 锯木匠, 漂流水中的树木, [昆]显赫天牛(其幼虫钻木为穴)</text:p>
          </table:table-cell>
        </table:table-row>
        <table:table-row>
          <table:table-cell>
            <text:p>1</text:p>
          </table:table-cell>
          <table:table-cell>
            <text:p>sayest</text:p>
          </table:table-cell>
          <table:table-cell>
            <text:p>['seiist]
v. say的第二人称,单数(古)</text:p>
          </table:table-cell>
        </table:table-row>
        <table:table-row>
          <table:table-cell>
            <text:p>1</text:p>
          </table:table-cell>
          <table:table-cell>
            <text:p>scarcity</text:p>
          </table:table-cell>
          <table:table-cell>
            <text:p>['skєәsiti]
n. 缺乏, 不足</text:p>
          </table:table-cell>
        </table:table-row>
        <table:table-row>
          <table:table-cell>
            <text:p>1</text:p>
          </table:table-cell>
          <table:table-cell>
            <text:p>scare-crows</text:p>
          </table:table-cell>
          <table:table-cell>
            <text:p>scare crows</text:p>
          </table:table-cell>
        </table:table-row>
        <table:table-row>
          <table:table-cell>
            <text:p>1</text:p>
          </table:table-cell>
          <table:table-cell>
            <text:p>scattered</text:p>
          </table:table-cell>
          <table:table-cell>
            <text:p>['skætәd]
adj. 离散的，分散的</text:p>
          </table:table-cell>
        </table:table-row>
        <table:table-row>
          <table:table-cell>
            <text:p>1</text:p>
          </table:table-cell>
          <table:table-cell>
            <text:p>scattering</text:p>
          </table:table-cell>
          <table:table-cell>
            <text:p>['skætәriŋ]
n. 散射</text:p>
          </table:table-cell>
        </table:table-row>
        <table:table-row>
          <table:table-cell>
            <text:p>1</text:p>
          </table:table-cell>
          <table:table-cell>
            <text:p>school</text:p>
          </table:table-cell>
          <table:table-cell>
            <text:p>[sku:l]
n. 学校, 学院, 学习, 授课, 求学, 全体学生, 学派
vt. 锻炼, 教育</text:p>
          </table:table-cell>
        </table:table-row>
        <table:table-row>
          <table:table-cell>
            <text:p>1</text:p>
          </table:table-cell>
          <table:table-cell>
            <text:p>score</text:p>
          </table:table-cell>
          <table:table-cell>
            <text:p>[skɔ:, skɔә]
n. 得分, 乐谱, 抓痕, 二十, 终点线, 刻痕, 帐目, 起跑线
vt. 把...记下, 刻划, 划线, 获得, 评价
vi. 记分, 刻痕, 得分</text:p>
          </table:table-cell>
        </table:table-row>
        <table:table-row>
          <table:table-cell>
            <text:p>1</text:p>
          </table:table-cell>
          <table:table-cell>
            <text:p>scots</text:p>
          </table:table-cell>
          <table:table-cell>
            <text:p>~= scot
[skɔt]
n. 分摊财政负担, 估定的款项, 税赋, 苏格兰人</text:p>
          </table:table-cell>
        </table:table-row>
        <table:table-row>
          <table:table-cell>
            <text:p>1</text:p>
          </table:table-cell>
          <table:table-cell>
            <text:p>scotsman</text:p>
          </table:table-cell>
          <table:table-cell>
            <text:p>~= Scotsman
['skɔtsmәn]
n. 苏格兰人，苏格兰男人</text:p>
          </table:table-cell>
        </table:table-row>
        <table:table-row>
          <table:table-cell>
            <text:p>1</text:p>
          </table:table-cell>
          <table:table-cell>
            <text:p>scout</text:p>
          </table:table-cell>
          <table:table-cell>
            <text:p>[skaut]
n. 侦察, 搜索, 侦察员, 侦察机
vi. 守候, 侦察, 巡视, 嘲笑
vt. 侦察, 跟踪, 觅得, 监视, 轻蔑地拒绝(建议,意见等)</text:p>
          </table:table-cell>
        </table:table-row>
        <table:table-row>
          <table:table-cell>
            <text:p>1</text:p>
          </table:table-cell>
          <table:table-cell>
            <text:p>scrambles</text:p>
          </table:table-cell>
          <table:table-cell>
            <text:p>~= scramble
['skræmbl]
n. 爬行, 攀缘, 抢夺, 混乱
vi. 攀缘, 杂乱蔓延, 争夺, 拼凑, 匆忙
vt. 攀登, 搅乱, 使混杂</text:p>
          </table:table-cell>
        </table:table-row>
        <table:table-row>
          <table:table-cell>
            <text:p>1</text:p>
          </table:table-cell>
          <table:table-cell>
            <text:p>scraped</text:p>
          </table:table-cell>
          <table:table-cell>
            <text:p>~= scrap
[skræp]
n. 小片, 废料, 剪下来的图片, 文章, 残余物, 废料, 打架
vt. 扔弃, 敲碎, 拆毁
vi. 互相殴打
adj. 零碎的, 废弃的</text:p>
          </table:table-cell>
        </table:table-row>
        <table:table-row>
          <table:table-cell>
            <text:p>1</text:p>
          </table:table-cell>
          <table:table-cell>
            <text:p>scratch</text:p>
          </table:table-cell>
          <table:table-cell>
            <text:p>[skrætʃ]
n. 乱写, 刮擦声, 抓痕, 擦伤
vt. 乱涂, 勾抹掉, 擦, 刮, 搔, 抓, 挖出
vi. 发刮擦声, 搔, 抓
adj. 打草稿用的, 凑合的</text:p>
          </table:table-cell>
        </table:table-row>
        <table:table-row>
          <table:table-cell>
            <text:p>1</text:p>
          </table:table-cell>
          <table:table-cell>
            <text:p>screw</text:p>
          </table:table-cell>
          <table:table-cell>
            <text:p>[skru:]
n. 螺丝钉, 螺旋, 螺杆, 螺孔, 螺旋桨, 吝啬鬼
vt. 调节, 旋, 加强, 压榨, 强迫, 鼓舞
vi. 转动, 旋, 拧</text:p>
          </table:table-cell>
        </table:table-row>
        <table:table-row>
          <table:table-cell>
            <text:p>1</text:p>
          </table:table-cell>
          <table:table-cell>
            <text:p>scripture-knowledge</text:p>
          </table:table-cell>
          <table:table-cell>
            <text:p>scripture knowledge</text:p>
          </table:table-cell>
        </table:table-row>
        <table:table-row>
          <table:table-cell>
            <text:p>1</text:p>
          </table:table-cell>
          <table:table-cell>
            <text:p>scriptures</text:p>
          </table:table-cell>
          <table:table-cell>
            <text:p>~= scripture
['skriptʃә]
n. 手稿, 文件, [Scripture] 基督教(圣经), 经文</text:p>
          </table:table-cell>
        </table:table-row>
        <table:table-row>
          <table:table-cell>
            <text:p>1</text:p>
          </table:table-cell>
          <table:table-cell>
            <text:p>scrupled</text:p>
          </table:table-cell>
          <table:table-cell>
            <text:p>~= scruple
['skru:pl]
n. 踌躇, 犹豫, 微量, 吩, 审慎
vi. 踌躇, 有顾忌, 迟疑</text:p>
          </table:table-cell>
        </table:table-row>
        <table:table-row>
          <table:table-cell>
            <text:p>1</text:p>
          </table:table-cell>
          <table:table-cell>
            <text:p>scudding</text:p>
          </table:table-cell>
          <table:table-cell>
            <text:p>['skʌdiŋ]
刮面</text:p>
          </table:table-cell>
        </table:table-row>
        <table:table-row>
          <table:table-cell>
            <text:p>1</text:p>
          </table:table-cell>
          <table:table-cell>
            <text:p>scuttle</text:p>
          </table:table-cell>
          <table:table-cell>
            <text:p>['skʌtl]
n. 天窗, 舱室小孔, 煤桶, 急速逃走
vi. 急促地跑, 急忙撤退
vt. 凿沉, 毁坏, 毁坏</text:p>
          </table:table-cell>
        </table:table-row>
        <table:table-row>
          <table:table-cell>
            <text:p>1</text:p>
          </table:table-cell>
          <table:table-cell>
            <text:p>scythe</text:p>
          </table:table-cell>
          <table:table-cell>
            <text:p>[saið]
n. 长柄镰刀, 镰(古兵器)
vt. 用镰割</text:p>
          </table:table-cell>
        </table:table-row>
        <table:table-row>
          <table:table-cell>
            <text:p>1</text:p>
          </table:table-cell>
          <table:table-cell>
            <text:p>sea-bedding</text:p>
          </table:table-cell>
          <table:table-cell>
            <text:p>sea bedding</text:p>
          </table:table-cell>
        </table:table-row>
        <table:table-row>
          <table:table-cell>
            <text:p>1</text:p>
          </table:table-cell>
          <table:table-cell>
            <text:p>sea-coast</text:p>
          </table:table-cell>
          <table:table-cell>
            <text:p>sea coast</text:p>
          </table:table-cell>
        </table:table-row>
        <table:table-row>
          <table:table-cell>
            <text:p>1</text:p>
          </table:table-cell>
          <table:table-cell>
            <text:p>sea-fowl</text:p>
          </table:table-cell>
          <table:table-cell>
            <text:p>sea fowl</text:p>
          </table:table-cell>
        </table:table-row>
        <table:table-row>
          <table:table-cell>
            <text:p>1</text:p>
          </table:table-cell>
          <table:table-cell>
            <text:p>sea-room</text:p>
          </table:table-cell>
          <table:table-cell>
            <text:p>sea room</text:p>
          </table:table-cell>
        </table:table-row>
        <table:table-row>
          <table:table-cell>
            <text:p>1</text:p>
          </table:table-cell>
          <table:table-cell>
            <text:p>sea-sick</text:p>
          </table:table-cell>
          <table:table-cell>
            <text:p>sea sick</text:p>
          </table:table-cell>
        </table:table-row>
        <table:table-row>
          <table:table-cell>
            <text:p>1</text:p>
          </table:table-cell>
          <table:table-cell>
            <text:p>seals</text:p>
          </table:table-cell>
          <table:table-cell>
            <text:p>~= seal
[si:l]
n. 封铅, 封条, 印, 图章, 密封
vt. 封, 密封
n. 海豹, 海豹毛皮</text:p>
          </table:table-cell>
        </table:table-row>
        <table:table-row>
          <table:table-cell>
            <text:p>1</text:p>
          </table:table-cell>
          <table:table-cell>
            <text:p>seam</text:p>
          </table:table-cell>
          <table:table-cell>
            <text:p>[si:m]
n. 接缝, 线缝, 缝合线, 衔接口, 伤疤, 层
vt. 缝合, 接合, 焊合, 使留下伤痕
vi. 裂开, 发生裂痕</text:p>
          </table:table-cell>
        </table:table-row>
        <table:table-row>
          <table:table-cell>
            <text:p>1</text:p>
          </table:table-cell>
          <table:table-cell>
            <text:p>seas</text:p>
          </table:table-cell>
          <table:table-cell>
            <text:p>~= sea
[si:]
n. 海洋, 大浪, 大量, 许多</text:p>
          </table:table-cell>
        </table:table-row>
        <table:table-row>
          <table:table-cell>
            <text:p>1</text:p>
          </table:table-cell>
          <table:table-cell>
            <text:p>seated</text:p>
          </table:table-cell>
          <table:table-cell>
            <text:p>adj. 就座的, 固定的</text:p>
          </table:table-cell>
        </table:table-row>
        <table:table-row>
          <table:table-cell>
            <text:p>1</text:p>
          </table:table-cell>
          <table:table-cell>
            <text:p>seaward</text:p>
          </table:table-cell>
          <table:table-cell>
            <text:p>['si:wәd]
adj. 朝海的, 海那一边的
adv. 向海, 向海那一边</text:p>
          </table:table-cell>
        </table:table-row>
        <table:table-row>
          <table:table-cell>
            <text:p>1</text:p>
          </table:table-cell>
          <table:table-cell>
            <text:p>seconded</text:p>
          </table:table-cell>
          <table:table-cell>
            <text:p>~= second
['sekәnd]
n. 秒, 片刻, 第二者, 第二人, 助手, 次货, 二等品
adj. 另一个, 又一个
num. 第二
vt. 赞成, 支持</text:p>
          </table:table-cell>
        </table:table-row>
        <table:table-row>
          <table:table-cell>
            <text:p>1</text:p>
          </table:table-cell>
          <table:table-cell>
            <text:p>seconds</text:p>
          </table:table-cell>
          <table:table-cell>
            <text:p>~= second
['sekәnd]
n. 秒, 片刻, 第二者, 第二人, 助手, 次货, 二等品
adj. 另一个, 又一个
num. 第二
vt. 赞成, 支持</text:p>
          </table:table-cell>
        </table:table-row>
        <table:table-row>
          <table:table-cell>
            <text:p>1</text:p>
          </table:table-cell>
          <table:table-cell>
            <text:p>secrecy</text:p>
          </table:table-cell>
          <table:table-cell>
            <text:p>['si:krisi]
n. 秘密, 保密</text:p>
          </table:table-cell>
        </table:table-row>
        <table:table-row>
          <table:table-cell>
            <text:p>1</text:p>
          </table:table-cell>
          <table:table-cell>
            <text:p>securely</text:p>
          </table:table-cell>
          <table:table-cell>
            <text:p>[si'kjuәli]
adv. 安心地, 安全地</text:p>
          </table:table-cell>
        </table:table-row>
        <table:table-row>
          <table:table-cell>
            <text:p>1</text:p>
          </table:table-cell>
          <table:table-cell>
            <text:p>sedately</text:p>
          </table:table-cell>
          <table:table-cell>
            <text:p>adv. 镇静地, 安详地</text:p>
          </table:table-cell>
        </table:table-row>
        <table:table-row>
          <table:table-cell>
            <text:p>1</text:p>
          </table:table-cell>
          <table:table-cell>
            <text:p>seed-time</text:p>
          </table:table-cell>
          <table:table-cell>
            <text:p>seed time</text:p>
          </table:table-cell>
        </table:table-row>
        <table:table-row>
          <table:table-cell>
            <text:p>1</text:p>
          </table:table-cell>
          <table:table-cell>
            <text:p>seedcorn</text:p>
          </table:table-cell>
          <table:table-cell>
            <text:p>['si:dkɔ:n]
n. &lt;英&gt;谷种,&lt;美&gt;玉米种</text:p>
          </table:table-cell>
        </table:table-row>
        <table:table-row>
          <table:table-cell>
            <text:p>1</text:p>
          </table:table-cell>
          <table:table-cell>
            <text:p>seeds</text:p>
          </table:table-cell>
          <table:table-cell>
            <text:p>~= seed
[si:d]
n. 种子, 萌芽, 原由, 根据, 子孙, 精液
vt. 播种, 结实, 成熟, 去...籽
vi. 结实, 播种</text:p>
          </table:table-cell>
        </table:table-row>
        <table:table-row>
          <table:table-cell>
            <text:p>1</text:p>
          </table:table-cell>
          <table:table-cell>
            <text:p>seize</text:p>
          </table:table-cell>
          <table:table-cell>
            <text:p>[si:z]
v. 抓住, 逮住, 夺取
vt. 没收, 查封</text:p>
          </table:table-cell>
        </table:table-row>
        <table:table-row>
          <table:table-cell>
            <text:p>1</text:p>
          </table:table-cell>
          <table:table-cell>
            <text:p>selling</text:p>
          </table:table-cell>
          <table:table-cell>
            <text:p>['seliŋ]
n. 贩卖, 出售</text:p>
          </table:table-cell>
        </table:table-row>
        <table:table-row>
          <table:table-cell>
            <text:p>1</text:p>
          </table:table-cell>
          <table:table-cell>
            <text:p>semi-diameter</text:p>
          </table:table-cell>
          <table:table-cell>
            <text:p>semi diameter</text:p>
          </table:table-cell>
        </table:table-row>
        <table:table-row>
          <table:table-cell>
            <text:p>1</text:p>
          </table:table-cell>
          <table:table-cell>
            <text:p>senegal</text:p>
          </table:table-cell>
          <table:table-cell>
            <text:p>[ˏseni'gɔ:l]
远志树脂</text:p>
          </table:table-cell>
        </table:table-row>
        <table:table-row>
          <table:table-cell>
            <text:p>1</text:p>
          </table:table-cell>
          <table:table-cell>
            <text:p>senses</text:p>
          </table:table-cell>
          <table:table-cell>
            <text:p>n. 五官的感觉, 知觉, 理性, 理智
相关词组:
  come to one's senses
  out of one's senses
  frighten sb out of his senses
  in all senses
  bring sb to his senses</text:p>
          </table:table-cell>
        </table:table-row>
        <table:table-row>
          <table:table-cell>
            <text:p>1</text:p>
          </table:table-cell>
          <table:table-cell>
            <text:p>sentenced</text:p>
          </table:table-cell>
          <table:table-cell>
            <text:p>~= sentence
['sentәns]
n. 句子, 判决, 宣判, 文句
vt. 宜判, 判决</text:p>
          </table:table-cell>
        </table:table-row>
        <table:table-row>
          <table:table-cell>
            <text:p>1</text:p>
          </table:table-cell>
          <table:table-cell>
            <text:p>sentiments</text:p>
          </table:table-cell>
          <table:table-cell>
            <text:p>~= sentiment
['sentimәnt]
n. 情操, 情感, 情绪, 观点, 多愁善感, 感情</text:p>
          </table:table-cell>
        </table:table-row>
        <table:table-row>
          <table:table-cell>
            <text:p>1</text:p>
          </table:table-cell>
          <table:table-cell>
            <text:p>sentinel</text:p>
          </table:table-cell>
          <table:table-cell>
            <text:p>['sentinl]
n. 哨兵</text:p>
          </table:table-cell>
        </table:table-row>
        <table:table-row>
          <table:table-cell>
            <text:p>1</text:p>
          </table:table-cell>
          <table:table-cell>
            <text:p>sequel</text:p>
          </table:table-cell>
          <table:table-cell>
            <text:p>['si:kwәl]
n. 结局</text:p>
          </table:table-cell>
        </table:table-row>
        <table:table-row>
          <table:table-cell>
            <text:p>1</text:p>
          </table:table-cell>
          <table:table-cell>
            <text:p>serviceable</text:p>
          </table:table-cell>
          <table:table-cell>
            <text:p>['sә:visәbl]
adj. 有用的, 耐用的</text:p>
          </table:table-cell>
        </table:table-row>
        <table:table-row>
          <table:table-cell>
            <text:p>1</text:p>
          </table:table-cell>
          <table:table-cell>
            <text:p>services</text:p>
          </table:table-cell>
          <table:table-cell>
            <text:p>~= service
['sә:vis]
n. 服务, 服务性工作, 服役, 仪式
vt. 保养, 维修
adj. (军队)服现役的, 服务性的, 仆人的, 耐用的</text:p>
          </table:table-cell>
        </table:table-row>
        <table:table-row>
          <table:table-cell>
            <text:p>1</text:p>
          </table:table-cell>
          <table:table-cell>
            <text:p>servitude</text:p>
          </table:table-cell>
          <table:table-cell>
            <text:p>['sә:vitju:d]
n. 奴隶状态, 惩役, 地役权, 使用权</text:p>
          </table:table-cell>
        </table:table-row>
        <table:table-row>
          <table:table-cell>
            <text:p>1</text:p>
          </table:table-cell>
          <table:table-cell>
            <text:p>severest</text:p>
          </table:table-cell>
          <table:table-cell>
            <text:p>~= sever
['sevә]
v. 切断</text:p>
          </table:table-cell>
        </table:table-row>
        <table:table-row>
          <table:table-cell>
            <text:p>1</text:p>
          </table:table-cell>
          <table:table-cell>
            <text:p>sha</text:p>
          </table:table-cell>
          <table:table-cell>
            <text:p>~= SHA
[ʃɔ:]
abbr. sidereal hour angle[天]恒星时角 
int. =shah</text:p>
          </table:table-cell>
        </table:table-row>
        <table:table-row>
          <table:table-cell>
            <text:p>1</text:p>
          </table:table-cell>
          <table:table-cell>
            <text:p>shake</text:p>
          </table:table-cell>
          <table:table-cell>
            <text:p>[ʃeik]
v. 摇动, 摇, 颤抖, 震动
n. 摇动, 摇, 颤抖, 震动</text:p>
          </table:table-cell>
        </table:table-row>
        <table:table-row>
          <table:table-cell>
            <text:p>1</text:p>
          </table:table-cell>
          <table:table-cell>
            <text:p>shakee</text:p>
          </table:table-cell>
          <table:table-cell>
            <text:p>~~~= ashake
adj. 摇动的</text:p>
          </table:table-cell>
        </table:table-row>
        <table:table-row>
          <table:table-cell>
            <text:p>1</text:p>
          </table:table-cell>
          <table:table-cell>
            <text:p>shaken</text:p>
          </table:table-cell>
          <table:table-cell>
            <text:p>['ʃeikәn]
vbl. shake的过去分词</text:p>
          </table:table-cell>
        </table:table-row>
        <table:table-row>
          <table:table-cell>
            <text:p>1</text:p>
          </table:table-cell>
          <table:table-cell>
            <text:p>shame</text:p>
          </table:table-cell>
          <table:table-cell>
            <text:p>[ʃeim]
n. 羞耻, 羞愧, 可耻的人(或事物)</text:p>
          </table:table-cell>
        </table:table-row>
        <table:table-row>
          <table:table-cell>
            <text:p>1</text:p>
          </table:table-cell>
          <table:table-cell>
            <text:p>shap</text:p>
          </table:table-cell>
          <table:table-cell>
            <text:p>~~~= autoshape
['ɔ:tәuʃeip]
vi. [心]自我形成(在行为心理学中指不经正常条件反射模式而对刺激发生反应)</text:p>
          </table:table-cell>
        </table:table-row>
        <table:table-row>
          <table:table-cell>
            <text:p>1</text:p>
          </table:table-cell>
          <table:table-cell>
            <text:p>shapable</text:p>
          </table:table-cell>
          <table:table-cell>
            <text:p>['ʃeipәbl]
adj. 可成形的, 样子好的</text:p>
          </table:table-cell>
        </table:table-row>
        <table:table-row>
          <table:table-cell>
            <text:p>1</text:p>
          </table:table-cell>
          <table:table-cell>
            <text:p>shaped</text:p>
          </table:table-cell>
          <table:table-cell>
            <text:p>[ʃeipt]
vbl. 成形,发展</text:p>
          </table:table-cell>
        </table:table-row>
        <table:table-row>
          <table:table-cell>
            <text:p>1</text:p>
          </table:table-cell>
          <table:table-cell>
            <text:p>sharpness</text:p>
          </table:table-cell>
          <table:table-cell>
            <text:p>['ʃɑ:pnis]
n. 锐利</text:p>
          </table:table-cell>
        </table:table-row>
        <table:table-row>
          <table:table-cell>
            <text:p>1</text:p>
          </table:table-cell>
          <table:table-cell>
            <text:p>shed</text:p>
          </table:table-cell>
          <table:table-cell>
            <text:p>[ʃed]
vt. 流出, 发散, 散发, 脱落, 脱皮, 摆脱
n. 分水岭, 棚, 小屋, 工棚, 货棚
v. 把...放入棚内, 流下</text:p>
          </table:table-cell>
        </table:table-row>
        <table:table-row>
          <table:table-cell>
            <text:p>1</text:p>
          </table:table-cell>
          <table:table-cell>
            <text:p>sheer</text:p>
          </table:table-cell>
          <table:table-cell>
            <text:p>[ʃiә]
adj. 全然的, 纯粹的, 绝对的, 彻底的, 透明的, 峻峭的
vi. 避开, 躲避, 偏航
vt. 使避开, 使偏航
adv. 完全, 全然, 峻峭
n. 偏航</text:p>
          </table:table-cell>
        </table:table-row>
        <table:table-row>
          <table:table-cell>
            <text:p>1</text:p>
          </table:table-cell>
          <table:table-cell>
            <text:p>sheet-lead</text:p>
          </table:table-cell>
          <table:table-cell>
            <text:p>sheet lead</text:p>
          </table:table-cell>
        </table:table-row>
        <table:table-row>
          <table:table-cell>
            <text:p>1</text:p>
          </table:table-cell>
          <table:table-cell>
            <text:p>shelf</text:p>
          </table:table-cell>
          <table:table-cell>
            <text:p>[ʃelf]
n. 架子, 搁板</text:p>
          </table:table-cell>
        </table:table-row>
        <table:table-row>
          <table:table-cell>
            <text:p>1</text:p>
          </table:table-cell>
          <table:table-cell>
            <text:p>shells</text:p>
          </table:table-cell>
          <table:table-cell>
            <text:p>~= shell
[ʃel]
n. 贝壳, 壳, 外形, 炮弹
vt. 去壳, 脱落, 炮轰
vi. 剥落, 脱壳
[计] 设定命令行解释器的位置</text:p>
          </table:table-cell>
        </table:table-row>
        <table:table-row>
          <table:table-cell>
            <text:p>1</text:p>
          </table:table-cell>
          <table:table-cell>
            <text:p>sheltered</text:p>
          </table:table-cell>
          <table:table-cell>
            <text:p>adj. 受保护的；受庇护的</text:p>
          </table:table-cell>
        </table:table-row>
        <table:table-row>
          <table:table-cell>
            <text:p>1</text:p>
          </table:table-cell>
          <table:table-cell>
            <text:p>shifting</text:p>
          </table:table-cell>
          <table:table-cell>
            <text:p>['ʃiftiŋ]
n. 狡猾</text:p>
          </table:table-cell>
        </table:table-row>
        <table:table-row>
          <table:table-cell>
            <text:p>1</text:p>
          </table:table-cell>
          <table:table-cell>
            <text:p>ship-loading</text:p>
          </table:table-cell>
          <table:table-cell>
            <text:p>ship loading</text:p>
          </table:table-cell>
        </table:table-row>
        <table:table-row>
          <table:table-cell>
            <text:p>1</text:p>
          </table:table-cell>
          <table:table-cell>
            <text:p>shipwright</text:p>
          </table:table-cell>
          <table:table-cell>
            <text:p>['ʃiprait]
n. 造船工人, 造船木匠</text:p>
          </table:table-cell>
        </table:table-row>
        <table:table-row>
          <table:table-cell>
            <text:p>1</text:p>
          </table:table-cell>
          <table:table-cell>
            <text:p>sho</text:p>
          </table:table-cell>
          <table:table-cell>
            <text:p>[ʃәu]
[南美、方]=sure</text:p>
          </table:table-cell>
        </table:table-row>
        <table:table-row>
          <table:table-cell>
            <text:p>1</text:p>
          </table:table-cell>
          <table:table-cell>
            <text:p>shock</text:p>
          </table:table-cell>
          <table:table-cell>
            <text:p>[ʃɔk]
n. 打击, 震动, 冲突, 休克, 突击, 禾束堆, 乱蓬的头发
vt. 使震动, 使休克, 使受电击, 震惊得
vi. 震动, 吓人
adj. 蓬乱的, 浓密的</text:p>
          </table:table-cell>
        </table:table-row>
        <table:table-row>
          <table:table-cell>
            <text:p>1</text:p>
          </table:table-cell>
          <table:table-cell>
            <text:p>shocked</text:p>
          </table:table-cell>
          <table:table-cell>
            <text:p>[ʃɔkt]
adj. 震惊的,震撼的</text:p>
          </table:table-cell>
        </table:table-row>
        <table:table-row>
          <table:table-cell>
            <text:p>1</text:p>
          </table:table-cell>
          <table:table-cell>
            <text:p>shod</text:p>
          </table:table-cell>
          <table:table-cell>
            <text:p>[ʃɔd]
v. shoe的过去式及过去分词
adj. 穿着鞋的</text:p>
          </table:table-cell>
        </table:table-row>
        <table:table-row>
          <table:table-cell>
            <text:p>1</text:p>
          </table:table-cell>
          <table:table-cell>
            <text:p>shoots</text:p>
          </table:table-cell>
          <table:table-cell>
            <text:p>~= shoot
[ʃu:t]
n. 射击, 发射, 摄影, 急流
vt. 射击, 投射, 伸出, 拍摄, 用完, 挥出, 给...注射, 使爆炸
vi. 射出, 射击, 发出, 发芽, 射门, 拍电影</text:p>
          </table:table-cell>
        </table:table-row>
        <table:table-row>
          <table:table-cell>
            <text:p>1</text:p>
          </table:table-cell>
          <table:table-cell>
            <text:p>shorten</text:p>
          </table:table-cell>
          <table:table-cell>
            <text:p>['ʃɔ:tn]
v. 缩短, (使)变短</text:p>
          </table:table-cell>
        </table:table-row>
        <table:table-row>
          <table:table-cell>
            <text:p>1</text:p>
          </table:table-cell>
          <table:table-cell>
            <text:p>shortened</text:p>
          </table:table-cell>
          <table:table-cell>
            <text:p>~= shorten
['ʃɔ:tn]
v. 缩短, (使)变短</text:p>
          </table:table-cell>
        </table:table-row>
        <table:table-row>
          <table:table-cell>
            <text:p>1</text:p>
          </table:table-cell>
          <table:table-cell>
            <text:p>shorter</text:p>
          </table:table-cell>
          <table:table-cell>
            <text:p>~= short
[ʃɔ:t]
n. 简略, 短路, 短裤
adj. 短的, 矮的, 不足的, 不够的, (智力等)弱的, 浅薄的, 松脆的, 简短
adv. 突然, 缺乏, 不足</text:p>
          </table:table-cell>
        </table:table-row>
        <table:table-row>
          <table:table-cell>
            <text:p>1</text:p>
          </table:table-cell>
          <table:table-cell>
            <text:p>shots</text:p>
          </table:table-cell>
          <table:table-cell>
            <text:p>~= shot
[ʃɔt]
n. 开枪, 射击, 子弹, 炮弹</text:p>
          </table:table-cell>
        </table:table-row>
        <table:table-row>
          <table:table-cell>
            <text:p>1</text:p>
          </table:table-cell>
          <table:table-cell>
            <text:p>shoulder-of</text:p>
          </table:table-cell>
          <table:table-cell>
            <text:p>shoulder of</text:p>
          </table:table-cell>
        </table:table-row>
        <table:table-row>
          <table:table-cell>
            <text:p>1</text:p>
          </table:table-cell>
          <table:table-cell>
            <text:p>shouts</text:p>
          </table:table-cell>
          <table:table-cell>
            <text:p>~= shout
[ʃaut]
v. 呼喊, 呼叫
n. 呼喊, 呼叫</text:p>
          </table:table-cell>
        </table:table-row>
        <table:table-row>
          <table:table-cell>
            <text:p>1</text:p>
          </table:table-cell>
          <table:table-cell>
            <text:p>shown</text:p>
          </table:table-cell>
          <table:table-cell>
            <text:p>[ʃәun]
vbl. show的过去分词</text:p>
          </table:table-cell>
        </table:table-row>
        <table:table-row>
          <table:table-cell>
            <text:p>1</text:p>
          </table:table-cell>
          <table:table-cell>
            <text:p>shrink</text:p>
          </table:table-cell>
          <table:table-cell>
            <text:p>[ʃriŋk]
v. 收缩, (使)皱缩, 缩短</text:p>
          </table:table-cell>
        </table:table-row>
        <table:table-row>
          <table:table-cell>
            <text:p>1</text:p>
          </table:table-cell>
          <table:table-cell>
            <text:p>shrubs</text:p>
          </table:table-cell>
          <table:table-cell>
            <text:p>~= shrub
[ʃrʌb]
n. 灌木, 灌木丛</text:p>
          </table:table-cell>
        </table:table-row>
        <table:table-row>
          <table:table-cell>
            <text:p>1</text:p>
          </table:table-cell>
          <table:table-cell>
            <text:p>shuffling</text:p>
          </table:table-cell>
          <table:table-cell>
            <text:p>【法】 支唔的, 含混的, 可疑的:躲躲闪闪的</text:p>
          </table:table-cell>
        </table:table-row>
        <table:table-row>
          <table:table-cell>
            <text:p>1</text:p>
          </table:table-cell>
          <table:table-cell>
            <text:p>sickle</text:p>
          </table:table-cell>
          <table:table-cell>
            <text:p>['sikl]
n. 镰刀</text:p>
          </table:table-cell>
        </table:table-row>
        <table:table-row>
          <table:table-cell>
            <text:p>1</text:p>
          </table:table-cell>
          <table:table-cell>
            <text:p>sicklied</text:p>
          </table:table-cell>
          <table:table-cell>
            <text:p>~= sickly
['sikli]
adj. 有病的, 苍白的, 惨淡的, 疾病流行的, 令人作呕的, 多病的</text:p>
          </table:table-cell>
        </table:table-row>
        <table:table-row>
          <table:table-cell>
            <text:p>1</text:p>
          </table:table-cell>
          <table:table-cell>
            <text:p>sideways</text:p>
          </table:table-cell>
          <table:table-cell>
            <text:p>['saidweiz]
adv. 向一旁, 向侧面地, 斜地里
adj. 一旁的, 向侧面的</text:p>
          </table:table-cell>
        </table:table-row>
        <table:table-row>
          <table:table-cell>
            <text:p>1</text:p>
          </table:table-cell>
          <table:table-cell>
            <text:p>sieve</text:p>
          </table:table-cell>
          <table:table-cell>
            <text:p>[siv]
n. 筛, 滤网, 不会保密的人
v. 筛, 过滤</text:p>
          </table:table-cell>
        </table:table-row>
        <table:table-row>
          <table:table-cell>
            <text:p>1</text:p>
          </table:table-cell>
          <table:table-cell>
            <text:p>sifting</text:p>
          </table:table-cell>
          <table:table-cell>
            <text:p>['siftiŋ]
筛
过滤</text:p>
          </table:table-cell>
        </table:table-row>
        <table:table-row>
          <table:table-cell>
            <text:p>1</text:p>
          </table:table-cell>
          <table:table-cell>
            <text:p>signified</text:p>
          </table:table-cell>
          <table:table-cell>
            <text:p>~= signify
['signifai]
vt. 表示, 意味
vi. 要紧, 有重要性
v. 颇为重要, 表示</text:p>
          </table:table-cell>
        </table:table-row>
        <table:table-row>
          <table:table-cell>
            <text:p>1</text:p>
          </table:table-cell>
          <table:table-cell>
            <text:p>silence</text:p>
          </table:table-cell>
          <table:table-cell>
            <text:p>['sailәns]
n. 静, 寂静, 沉默, 静默
vt. 使沉默, 使安静
v. 压制</text:p>
          </table:table-cell>
        </table:table-row>
        <table:table-row>
          <table:table-cell>
            <text:p>1</text:p>
          </table:table-cell>
          <table:table-cell>
            <text:p>silently</text:p>
          </table:table-cell>
          <table:table-cell>
            <text:p>adv. 默默地, 静静地</text:p>
          </table:table-cell>
        </table:table-row>
        <table:table-row>
          <table:table-cell>
            <text:p>1</text:p>
          </table:table-cell>
          <table:table-cell>
            <text:p>silks</text:p>
          </table:table-cell>
          <table:table-cell>
            <text:p>~= silk
[silk]
n. 丝绸</text:p>
          </table:table-cell>
        </table:table-row>
        <table:table-row>
          <table:table-cell>
            <text:p>1</text:p>
          </table:table-cell>
          <table:table-cell>
            <text:p>similitude</text:p>
          </table:table-cell>
          <table:table-cell>
            <text:p>[si'militju:d]
n. 相似, 外表</text:p>
          </table:table-cell>
        </table:table-row>
        <table:table-row>
          <table:table-cell>
            <text:p>1</text:p>
          </table:table-cell>
          <table:table-cell>
            <text:p>simplicity</text:p>
          </table:table-cell>
          <table:table-cell>
            <text:p>[sim'plisiti]
n. 简单, 简易, 朴素, 直率</text:p>
          </table:table-cell>
        </table:table-row>
        <table:table-row>
          <table:table-cell>
            <text:p>1</text:p>
          </table:table-cell>
          <table:table-cell>
            <text:p>sinking</text:p>
          </table:table-cell>
          <table:table-cell>
            <text:p>['siŋkiŋ]
n. 沉没</text:p>
          </table:table-cell>
        </table:table-row>
        <table:table-row>
          <table:table-cell>
            <text:p>1</text:p>
          </table:table-cell>
          <table:table-cell>
            <text:p>sinned</text:p>
          </table:table-cell>
          <table:table-cell>
            <text:p>~~~= bearskinned
['beәskind]
adj. (英国禁卫军等)戴熊皮高帽的</text:p>
          </table:table-cell>
        </table:table-row>
        <table:table-row>
          <table:table-cell>
            <text:p>1</text:p>
          </table:table-cell>
          <table:table-cell>
            <text:p>sinning</text:p>
          </table:table-cell>
          <table:table-cell>
            <text:p>~~~= beginning
[bi'giniŋ]
n. 开始</text:p>
          </table:table-cell>
        </table:table-row>
        <table:table-row>
          <table:table-cell>
            <text:p>1</text:p>
          </table:table-cell>
          <table:table-cell>
            <text:p>sip</text:p>
          </table:table-cell>
          <table:table-cell>
            <text:p>[sip]
v. 吸吮</text:p>
          </table:table-cell>
        </table:table-row>
        <table:table-row>
          <table:table-cell>
            <text:p>1</text:p>
          </table:table-cell>
          <table:table-cell>
            <text:p>sits</text:p>
          </table:table-cell>
          <table:table-cell>
            <text:p>~= sit
[sit]
v. (使)就座, (使)坐</text:p>
          </table:table-cell>
        </table:table-row>
        <table:table-row>
          <table:table-cell>
            <text:p>1</text:p>
          </table:table-cell>
          <table:table-cell>
            <text:p>situate</text:p>
          </table:table-cell>
          <table:table-cell>
            <text:p>['sitjueit]
vt. 使位于, 使处于</text:p>
          </table:table-cell>
        </table:table-row>
        <table:table-row>
          <table:table-cell>
            <text:p>1</text:p>
          </table:table-cell>
          <table:table-cell>
            <text:p>sive</text:p>
          </table:table-cell>
          <table:table-cell>
            <text:p>~~~= abrasive
[ә'breisiv]
n. 研磨剂
adj. 研磨的</text:p>
          </table:table-cell>
        </table:table-row>
        <table:table-row>
          <table:table-cell>
            <text:p>1</text:p>
          </table:table-cell>
          <table:table-cell>
            <text:p>sixpenny-worth</text:p>
          </table:table-cell>
          <table:table-cell>
            <text:p>sixpenny worth</text:p>
          </table:table-cell>
        </table:table-row>
        <table:table-row>
          <table:table-cell>
            <text:p>1</text:p>
          </table:table-cell>
          <table:table-cell>
            <text:p>sixty-five</text:p>
          </table:table-cell>
          <table:table-cell>
            <text:p>sixty five</text:p>
          </table:table-cell>
        </table:table-row>
        <table:table-row>
          <table:table-cell>
            <text:p>1</text:p>
          </table:table-cell>
          <table:table-cell>
            <text:p>skipper</text:p>
          </table:table-cell>
          <table:table-cell>
            <text:p>['skipә]
n. 船长</text:p>
          </table:table-cell>
        </table:table-row>
        <table:table-row>
          <table:table-cell>
            <text:p>1</text:p>
          </table:table-cell>
          <table:table-cell>
            <text:p>skirt</text:p>
          </table:table-cell>
          <table:table-cell>
            <text:p>[skә:t]
n. 裙子
v. 环绕</text:p>
          </table:table-cell>
        </table:table-row>
        <table:table-row>
          <table:table-cell>
            <text:p>1</text:p>
          </table:table-cell>
          <table:table-cell>
            <text:p>slacked</text:p>
          </table:table-cell>
          <table:table-cell>
            <text:p>~= slack
[slæk]
n. 松弛, 静止, 淡季, 闲散, 家常裤
adj. 松弛的, 不流畅的, 疏忽的, 软弱的, 漏水的, 呆滞的, 懒散的
adv. 马虎地, 缓慢地
vt. 使松弛, 使缓慢, 马虎从事
vi. 松懈, 减弱, 松驰</text:p>
          </table:table-cell>
        </table:table-row>
        <table:table-row>
          <table:table-cell>
            <text:p>1</text:p>
          </table:table-cell>
          <table:table-cell>
            <text:p>slacker</text:p>
          </table:table-cell>
          <table:table-cell>
            <text:p>['slækә(r)]
n. 懒鬼</text:p>
          </table:table-cell>
        </table:table-row>
        <table:table-row>
          <table:table-cell>
            <text:p>1</text:p>
          </table:table-cell>
          <table:table-cell>
            <text:p>slander</text:p>
          </table:table-cell>
          <table:table-cell>
            <text:p>['slɑ:ndә]
n. 诽谤
v. 诽谤</text:p>
          </table:table-cell>
        </table:table-row>
        <table:table-row>
          <table:table-cell>
            <text:p>1</text:p>
          </table:table-cell>
          <table:table-cell>
            <text:p>slanting</text:p>
          </table:table-cell>
          <table:table-cell>
            <text:p>['slɑ:ntiŋ]
倾斜地</text:p>
          </table:table-cell>
        </table:table-row>
        <table:table-row>
          <table:table-cell>
            <text:p>1</text:p>
          </table:table-cell>
          <table:table-cell>
            <text:p>sleeves</text:p>
          </table:table-cell>
          <table:table-cell>
            <text:p>~= sleeve
[sli:v]
n. 袖子</text:p>
          </table:table-cell>
        </table:table-row>
        <table:table-row>
          <table:table-cell>
            <text:p>1</text:p>
          </table:table-cell>
          <table:table-cell>
            <text:p>slender</text:p>
          </table:table-cell>
          <table:table-cell>
            <text:p>['slendә]
adj. 苗条的, 微薄的, 微弱的</text:p>
          </table:table-cell>
        </table:table-row>
        <table:table-row>
          <table:table-cell>
            <text:p>1</text:p>
          </table:table-cell>
          <table:table-cell>
            <text:p>slightly</text:p>
          </table:table-cell>
          <table:table-cell>
            <text:p>['slaitli]
adv. 些微地, 苗条地</text:p>
          </table:table-cell>
        </table:table-row>
        <table:table-row>
          <table:table-cell>
            <text:p>1</text:p>
          </table:table-cell>
          <table:table-cell>
            <text:p>slipped</text:p>
          </table:table-cell>
          <table:table-cell>
            <text:p>~~~= blobber-lipped
['blɔbәlipt]
adj. 嘴唇厚而突出的blobberlipped
['blɔbәˏlipt]
adj. 嘴唇肥厚的</text:p>
          </table:table-cell>
        </table:table-row>
        <table:table-row>
          <table:table-cell>
            <text:p>1</text:p>
          </table:table-cell>
          <table:table-cell>
            <text:p>slow</text:p>
          </table:table-cell>
          <table:table-cell>
            <text:p>[slәu]
adj. 慢的, 迟钝的, 不活跃的, 缓慢的
v. (～ down)(使)慢下来, (使)减速, 减缓
adv. 缓慢</text:p>
          </table:table-cell>
        </table:table-row>
        <table:table-row>
          <table:table-cell>
            <text:p>1</text:p>
          </table:table-cell>
          <table:table-cell>
            <text:p>slowly</text:p>
          </table:table-cell>
          <table:table-cell>
            <text:p>['slәuli]
adv. 慢慢地, 迟缓地</text:p>
          </table:table-cell>
        </table:table-row>
        <table:table-row>
          <table:table-cell>
            <text:p>1</text:p>
          </table:table-cell>
          <table:table-cell>
            <text:p>sluice</text:p>
          </table:table-cell>
          <table:table-cell>
            <text:p>[slu:s]
n. 水闸, 泄水
v. 开闸放水, 流出, 冲洗, 奔泻</text:p>
          </table:table-cell>
        </table:table-row>
        <table:table-row>
          <table:table-cell>
            <text:p>1</text:p>
          </table:table-cell>
          <table:table-cell>
            <text:p>slumbered</text:p>
          </table:table-cell>
          <table:table-cell>
            <text:p>~= slumber
['slʌmbә]
n. 睡眠
v. 睡眠</text:p>
          </table:table-cell>
        </table:table-row>
        <table:table-row>
          <table:table-cell>
            <text:p>1</text:p>
          </table:table-cell>
          <table:table-cell>
            <text:p>small-arms</text:p>
          </table:table-cell>
          <table:table-cell>
            <text:p>small arms</text:p>
          </table:table-cell>
        </table:table-row>
        <table:table-row>
          <table:table-cell>
            <text:p>1</text:p>
          </table:table-cell>
          <table:table-cell>
            <text:p>smallest</text:p>
          </table:table-cell>
          <table:table-cell>
            <text:p>~= small
[smɔ:l]
adj. 小的, 少的</text:p>
          </table:table-cell>
        </table:table-row>
        <table:table-row>
          <table:table-cell>
            <text:p>1</text:p>
          </table:table-cell>
          <table:table-cell>
            <text:p>smallness</text:p>
          </table:table-cell>
          <table:table-cell>
            <text:p>n. 小, 少, 贫乏, 小气</text:p>
          </table:table-cell>
        </table:table-row>
        <table:table-row>
          <table:table-cell>
            <text:p>1</text:p>
          </table:table-cell>
          <table:table-cell>
            <text:p>smell</text:p>
          </table:table-cell>
          <table:table-cell>
            <text:p>[smel]
n. 气味, 臭味, 嗅觉
v. 嗅, 闻到, 散发(...的)气味, 有(...的)气味</text:p>
          </table:table-cell>
        </table:table-row>
        <table:table-row>
          <table:table-cell>
            <text:p>1</text:p>
          </table:table-cell>
          <table:table-cell>
            <text:p>smelled</text:p>
          </table:table-cell>
          <table:table-cell>
            <text:p>smell的过去式和过去分词</text:p>
          </table:table-cell>
        </table:table-row>
        <table:table-row>
          <table:table-cell>
            <text:p>1</text:p>
          </table:table-cell>
          <table:table-cell>
            <text:p>smelt</text:p>
          </table:table-cell>
          <table:table-cell>
            <text:p>[smelt]
n. [鱼]胡瓜鱼
vbl. smell的过去式和过去分词
vt. 精炼, 冶炼</text:p>
          </table:table-cell>
        </table:table-row>
        <table:table-row>
          <table:table-cell>
            <text:p>1</text:p>
          </table:table-cell>
          <table:table-cell>
            <text:p>smiling</text:p>
          </table:table-cell>
          <table:table-cell>
            <text:p>['smailiŋ]
adj. 微笑的, 晴朗美好的</text:p>
          </table:table-cell>
        </table:table-row>
        <table:table-row>
          <table:table-cell>
            <text:p>1</text:p>
          </table:table-cell>
          <table:table-cell>
            <text:p>smoothly</text:p>
          </table:table-cell>
          <table:table-cell>
            <text:p>['smu:ðli]
adv. 平稳地</text:p>
          </table:table-cell>
        </table:table-row>
        <table:table-row>
          <table:table-cell>
            <text:p>1</text:p>
          </table:table-cell>
          <table:table-cell>
            <text:p>smoothness</text:p>
          </table:table-cell>
          <table:table-cell>
            <text:p>['smu:ðnis]
n. 平滑, 柔滑, 光滑, 平坦</text:p>
          </table:table-cell>
        </table:table-row>
        <table:table-row>
          <table:table-cell>
            <text:p>1</text:p>
          </table:table-cell>
          <table:table-cell>
            <text:p>snapping</text:p>
          </table:table-cell>
          <table:table-cell>
            <text:p>ad. 显著地, 强烈地, 非常地</text:p>
          </table:table-cell>
        </table:table-row>
        <table:table-row>
          <table:table-cell>
            <text:p>1</text:p>
          </table:table-cell>
          <table:table-cell>
            <text:p>snowed</text:p>
          </table:table-cell>
          <table:table-cell>
            <text:p>~= snow
[snәu]
n. 雪
vi. 下雪</text:p>
          </table:table-cell>
        </table:table-row>
        <table:table-row>
          <table:table-cell>
            <text:p>1</text:p>
          </table:table-cell>
          <table:table-cell>
            <text:p>snowing</text:p>
          </table:table-cell>
          <table:table-cell>
            <text:p>~= snow
[snәu]
n. 雪
vi. 下雪</text:p>
          </table:table-cell>
        </table:table-row>
        <table:table-row>
          <table:table-cell>
            <text:p>1</text:p>
          </table:table-cell>
          <table:table-cell>
            <text:p>snows</text:p>
          </table:table-cell>
          <table:table-cell>
            <text:p>~= snow
[snәu]
n. 雪
vi. 下雪</text:p>
          </table:table-cell>
        </table:table-row>
        <table:table-row>
          <table:table-cell>
            <text:p>1</text:p>
          </table:table-cell>
          <table:table-cell>
            <text:p>sociably</text:p>
          </table:table-cell>
          <table:table-cell>
            <text:p>adv. 和蔼可亲地, 善于应酬地</text:p>
          </table:table-cell>
        </table:table-row>
        <table:table-row>
          <table:table-cell>
            <text:p>1</text:p>
          </table:table-cell>
          <table:table-cell>
            <text:p>softness</text:p>
          </table:table-cell>
          <table:table-cell>
            <text:p>['sɔftnis]
n. 柔和, 温柔</text:p>
          </table:table-cell>
        </table:table-row>
        <table:table-row>
          <table:table-cell>
            <text:p>1</text:p>
          </table:table-cell>
          <table:table-cell>
            <text:p>solaced</text:p>
          </table:table-cell>
          <table:table-cell>
            <text:p>~= solace
['sɔlәs]
n. 安慰
v. 安慰</text:p>
          </table:table-cell>
        </table:table-row>
        <table:table-row>
          <table:table-cell>
            <text:p>1</text:p>
          </table:table-cell>
          <table:table-cell>
            <text:p>sole</text:p>
          </table:table-cell>
          <table:table-cell>
            <text:p>[sәul]
adj. 单独的, 唯一的
n. 脚底, 鞋底, 基础
v. 换鞋底</text:p>
          </table:table-cell>
        </table:table-row>
        <table:table-row>
          <table:table-cell>
            <text:p>1</text:p>
          </table:table-cell>
          <table:table-cell>
            <text:p>solemnly</text:p>
          </table:table-cell>
          <table:table-cell>
            <text:p>adv. 严肃地, 庄严地</text:p>
          </table:table-cell>
        </table:table-row>
        <table:table-row>
          <table:table-cell>
            <text:p>1</text:p>
          </table:table-cell>
          <table:table-cell>
            <text:p>solid</text:p>
          </table:table-cell>
          <table:table-cell>
            <text:p>['sɔlid]
n. 固体, 立体
adj. 固体的, 实心的, 坚固的, 结实的, 立体的, 可靠的, 一致的, 纯粹的</text:p>
          </table:table-cell>
        </table:table-row>
        <table:table-row>
          <table:table-cell>
            <text:p>1</text:p>
          </table:table-cell>
          <table:table-cell>
            <text:p>solitaire</text:p>
          </table:table-cell>
          <table:table-cell>
            <text:p>[ˏsɔli'tєә]
n. 单人纸牌戏, 单人跳棋, 单粒宝石</text:p>
          </table:table-cell>
        </table:table-row>
        <table:table-row>
          <table:table-cell>
            <text:p>1</text:p>
          </table:table-cell>
          <table:table-cell>
            <text:p>solitariness</text:p>
          </table:table-cell>
          <table:table-cell>
            <text:p>~~~= involuntariness
[in'vɔlәntәrinis]
无意识或不自觉的性质或状态</text:p>
          </table:table-cell>
        </table:table-row>
        <table:table-row>
          <table:table-cell>
            <text:p>1</text:p>
          </table:table-cell>
          <table:table-cell>
            <text:p>solitude</text:p>
          </table:table-cell>
          <table:table-cell>
            <text:p>['sɔlitju:d]
n. 孤独</text:p>
          </table:table-cell>
        </table:table-row>
        <table:table-row>
          <table:table-cell>
            <text:p>1</text:p>
          </table:table-cell>
          <table:table-cell>
            <text:p>solomon</text:p>
          </table:table-cell>
          <table:table-cell>
            <text:p>~= Solomon
['sɔlәmәn]
n. 所罗门(?-932BC,以色列国王,在位期间,发展贸易,以武力维持其统治,使犹太达到鼎盛,以智慧著称), 聪明人</text:p>
          </table:table-cell>
        </table:table-row>
        <table:table-row>
          <table:table-cell>
            <text:p>1</text:p>
          </table:table-cell>
          <table:table-cell>
            <text:p>solstice</text:p>
          </table:table-cell>
          <table:table-cell>
            <text:p>['sɔlstis]
n. [天]至, 至日, 至点</text:p>
          </table:table-cell>
        </table:table-row>
        <table:table-row>
          <table:table-cell>
            <text:p>1</text:p>
          </table:table-cell>
          <table:table-cell>
            <text:p>solver</text:p>
          </table:table-cell>
          <table:table-cell>
            <text:p>['sɔlvә]
解决者</text:p>
          </table:table-cell>
        </table:table-row>
        <table:table-row>
          <table:table-cell>
            <text:p>1</text:p>
          </table:table-cell>
          <table:table-cell>
            <text:p>someone</text:p>
          </table:table-cell>
          <table:table-cell>
            <text:p>['sʌmwʌn]
pron. 有人, 某人</text:p>
          </table:table-cell>
        </table:table-row>
        <table:table-row>
          <table:table-cell>
            <text:p>1</text:p>
          </table:table-cell>
          <table:table-cell>
            <text:p>sometime</text:p>
          </table:table-cell>
          <table:table-cell>
            <text:p>['sʌmtaim]
adv. 在某一时候, 曾经, 有一天</text:p>
          </table:table-cell>
        </table:table-row>
        <table:table-row>
          <table:table-cell>
            <text:p>1</text:p>
          </table:table-cell>
          <table:table-cell>
            <text:p>somewhat</text:p>
          </table:table-cell>
          <table:table-cell>
            <text:p>['sʌm(h)wɔt]
adv. 稍微, 有点, 有些</text:p>
          </table:table-cell>
        </table:table-row>
        <table:table-row>
          <table:table-cell>
            <text:p>1</text:p>
          </table:table-cell>
          <table:table-cell>
            <text:p>somewhere</text:p>
          </table:table-cell>
          <table:table-cell>
            <text:p>['sʌm(h)wєә]
adv. 某处, 在某处</text:p>
          </table:table-cell>
        </table:table-row>
        <table:table-row>
          <table:table-cell>
            <text:p>1</text:p>
          </table:table-cell>
          <table:table-cell>
            <text:p>sons</text:p>
          </table:table-cell>
          <table:table-cell>
            <text:p>~= son
[sʌn]
n. 儿子, 女婿, (长者对年轻男子的称呼)孩子</text:p>
          </table:table-cell>
        </table:table-row>
        <table:table-row>
          <table:table-cell>
            <text:p>1</text:p>
          </table:table-cell>
          <table:table-cell>
            <text:p>sop</text:p>
          </table:table-cell>
          <table:table-cell>
            <text:p>[sɔp]
n. 面包片
v. 浸</text:p>
          </table:table-cell>
        </table:table-row>
        <table:table-row>
          <table:table-cell>
            <text:p>1</text:p>
          </table:table-cell>
          <table:table-cell>
            <text:p>sore</text:p>
          </table:table-cell>
          <table:table-cell>
            <text:p>[sɔ, sɔә]
adj. 疼痛的, 痛心的, 剧烈的
n. 痛的地方, 痛处</text:p>
          </table:table-cell>
        </table:table-row>
        <table:table-row>
          <table:table-cell>
            <text:p>1</text:p>
          </table:table-cell>
          <table:table-cell>
            <text:p>south-east</text:p>
          </table:table-cell>
          <table:table-cell>
            <text:p>south east</text:p>
          </table:table-cell>
        </table:table-row>
        <table:table-row>
          <table:table-cell>
            <text:p>1</text:p>
          </table:table-cell>
          <table:table-cell>
            <text:p>south-southeast</text:p>
          </table:table-cell>
          <table:table-cell>
            <text:p>['sauθsauθ'i:st]
n. 南东南
adj. 南东南的, 向南东南的</text:p>
          </table:table-cell>
        </table:table-row>
        <table:table-row>
          <table:table-cell>
            <text:p>1</text:p>
          </table:table-cell>
          <table:table-cell>
            <text:p>southernmost</text:p>
          </table:table-cell>
          <table:table-cell>
            <text:p>['sʌð(ә)nmәust]
adj. 最南的</text:p>
          </table:table-cell>
        </table:table-row>
        <table:table-row>
          <table:table-cell>
            <text:p>1</text:p>
          </table:table-cell>
          <table:table-cell>
            <text:p>southwardly</text:p>
          </table:table-cell>
          <table:table-cell>
            <text:p>['sauθwәdli]
adj. 向南的, 来自南方的
adv. 往南地</text:p>
          </table:table-cell>
        </table:table-row>
        <table:table-row>
          <table:table-cell>
            <text:p>1</text:p>
          </table:table-cell>
          <table:table-cell>
            <text:p>southwest</text:p>
          </table:table-cell>
          <table:table-cell>
            <text:p>['sauθ'west]
n. 西南方
adj. 西南的, 向西南方的</text:p>
          </table:table-cell>
        </table:table-row>
        <table:table-row>
          <table:table-cell>
            <text:p>1</text:p>
          </table:table-cell>
          <table:table-cell>
            <text:p>sovereignity</text:p>
          </table:table-cell>
          <table:table-cell>
            <text:p>~~~= cosovereignty
['kәu'sɔvrәnti]
n. 共同主权</text:p>
          </table:table-cell>
        </table:table-row>
        <table:table-row>
          <table:table-cell>
            <text:p>1</text:p>
          </table:table-cell>
          <table:table-cell>
            <text:p>spacious</text:p>
          </table:table-cell>
          <table:table-cell>
            <text:p>['speiʃәs]
adj. 广大的, 大规模的</text:p>
          </table:table-cell>
        </table:table-row>
        <table:table-row>
          <table:table-cell>
            <text:p>1</text:p>
          </table:table-cell>
          <table:table-cell>
            <text:p>spake</text:p>
          </table:table-cell>
          <table:table-cell>
            <text:p>[speik]
vbl. speak的过去式</text:p>
          </table:table-cell>
        </table:table-row>
        <table:table-row>
          <table:table-cell>
            <text:p>1</text:p>
          </table:table-cell>
          <table:table-cell>
            <text:p>sparkled</text:p>
          </table:table-cell>
          <table:table-cell>
            <text:p>~= sparkle
['spɑ:kl]
v. 发火花, (使)闪耀, (香槟酒等)发泡, 用眼神表达, 发光闪烁
n. 火花, 闪光, 光彩, 活力, 发泡</text:p>
          </table:table-cell>
        </table:table-row>
        <table:table-row>
          <table:table-cell>
            <text:p>1</text:p>
          </table:table-cell>
          <table:table-cell>
            <text:p>sparkling</text:p>
          </table:table-cell>
          <table:table-cell>
            <text:p>adj. 闪烁的, 闪闪发光的, 发泡的</text:p>
          </table:table-cell>
        </table:table-row>
        <table:table-row>
          <table:table-cell>
            <text:p>1</text:p>
          </table:table-cell>
          <table:table-cell>
            <text:p>spars</text:p>
          </table:table-cell>
          <table:table-cell>
            <text:p>~= spar
[spɑ:]
n. 晶石, 园材(如桅,桁等), 争论, 争吵</text:p>
          </table:table-cell>
        </table:table-row>
        <table:table-row>
          <table:table-cell>
            <text:p>1</text:p>
          </table:table-cell>
          <table:table-cell>
            <text:p>spe</text:p>
          </table:table-cell>
          <table:table-cell>
            <text:p>~~~= acraspedote
[ei'kræspәˏdәut]
无缘水母部的</text:p>
          </table:table-cell>
        </table:table-row>
        <table:table-row>
          <table:table-cell>
            <text:p>1</text:p>
          </table:table-cell>
          <table:table-cell>
            <text:p>speakee</text:p>
          </table:table-cell>
          <table:table-cell>
            <text:p>~~~= lipspeaker
['lipˏspi:kә(r)]
n. ( 善于通过嘴唇动作与聋哑人交流的) 唇谈者</text:p>
          </table:table-cell>
        </table:table-row>
        <table:table-row>
          <table:table-cell>
            <text:p>1</text:p>
          </table:table-cell>
          <table:table-cell>
            <text:p>spectre</text:p>
          </table:table-cell>
          <table:table-cell>
            <text:p>n. 鬼性</text:p>
          </table:table-cell>
        </table:table-row>
        <table:table-row>
          <table:table-cell>
            <text:p>1</text:p>
          </table:table-cell>
          <table:table-cell>
            <text:p>spectre-like</text:p>
          </table:table-cell>
          <table:table-cell>
            <text:p>spectre like</text:p>
          </table:table-cell>
        </table:table-row>
        <table:table-row>
          <table:table-cell>
            <text:p>1</text:p>
          </table:table-cell>
          <table:table-cell>
            <text:p>spending</text:p>
          </table:table-cell>
          <table:table-cell>
            <text:p>['spendiŋ]
n. 开销,花费</text:p>
          </table:table-cell>
        </table:table-row>
        <table:table-row>
          <table:table-cell>
            <text:p>1</text:p>
          </table:table-cell>
          <table:table-cell>
            <text:p>spice</text:p>
          </table:table-cell>
          <table:table-cell>
            <text:p>[spais]
n. 香料, 调味品, 趣味, 意味, 情趣</text:p>
          </table:table-cell>
        </table:table-row>
        <table:table-row>
          <table:table-cell>
            <text:p>1</text:p>
          </table:table-cell>
          <table:table-cell>
            <text:p>spies</text:p>
          </table:table-cell>
          <table:table-cell>
            <text:p>~= spy
[spai]
n. 特工人员, 间谍, 侦探, 探员, 秘密侦察他人行动者
v. 侦察, 侦察, 发现</text:p>
          </table:table-cell>
        </table:table-row>
        <table:table-row>
          <table:table-cell>
            <text:p>1</text:p>
          </table:table-cell>
          <table:table-cell>
            <text:p>spikes</text:p>
          </table:table-cell>
          <table:table-cell>
            <text:p>~= spike
[spaik]
n. 穗, 长钉, 钉鞋, 女高跟鞋, 道钉
v. 用大钉钉, 用长而尖之物刺, 阻止, 穿刺</text:p>
          </table:table-cell>
        </table:table-row>
        <table:table-row>
          <table:table-cell>
            <text:p>1</text:p>
          </table:table-cell>
          <table:table-cell>
            <text:p>spin</text:p>
          </table:table-cell>
          <table:table-cell>
            <text:p>[spin]
v. 旋转, 纺, 纺纱
n. 旋转</text:p>
          </table:table-cell>
        </table:table-row>
        <table:table-row>
          <table:table-cell>
            <text:p>1</text:p>
          </table:table-cell>
          <table:table-cell>
            <text:p>spindle</text:p>
          </table:table-cell>
          <table:table-cell>
            <text:p>['spindl]
n. 锭子, 纺锤, 细长的人(或物), 轴, 杆, 心轴
v. 长得细长, 装锭子于
adj. 锭子的, 锭子似的</text:p>
          </table:table-cell>
        </table:table-row>
        <table:table-row>
          <table:table-cell>
            <text:p>1</text:p>
          </table:table-cell>
          <table:table-cell>
            <text:p>spite</text:p>
          </table:table-cell>
          <table:table-cell>
            <text:p>[spait]
n. (in ～ of)不顾, 不管, 敌意
v. 困扰</text:p>
          </table:table-cell>
        </table:table-row>
        <table:table-row>
          <table:table-cell>
            <text:p>1</text:p>
          </table:table-cell>
          <table:table-cell>
            <text:p>splintered</text:p>
          </table:table-cell>
          <table:table-cell>
            <text:p>~= splinter
['splintә]
n. 裂片, 尖片, 小事, 碎片
v. 裂成碎片, 分裂</text:p>
          </table:table-cell>
        </table:table-row>
        <table:table-row>
          <table:table-cell>
            <text:p>1</text:p>
          </table:table-cell>
          <table:table-cell>
            <text:p>spoiling</text:p>
          </table:table-cell>
          <table:table-cell>
            <text:p>变[损]坏</text:p>
          </table:table-cell>
        </table:table-row>
        <table:table-row>
          <table:table-cell>
            <text:p>1</text:p>
          </table:table-cell>
          <table:table-cell>
            <text:p>spoilt</text:p>
          </table:table-cell>
          <table:table-cell>
            <text:p>vbl. spoil的过去式及过去分词</text:p>
          </table:table-cell>
        </table:table-row>
        <table:table-row>
          <table:table-cell>
            <text:p>1</text:p>
          </table:table-cell>
          <table:table-cell>
            <text:p>spotted</text:p>
          </table:table-cell>
          <table:table-cell>
            <text:p>['spɔtid]
adj. 有斑点的, 弄污的, 斑纹的</text:p>
          </table:table-cell>
        </table:table-row>
        <table:table-row>
          <table:table-cell>
            <text:p>1</text:p>
          </table:table-cell>
          <table:table-cell>
            <text:p>sprang</text:p>
          </table:table-cell>
          <table:table-cell>
            <text:p>[spræŋ]
vbl. spring的过去式</text:p>
          </table:table-cell>
        </table:table-row>
        <table:table-row>
          <table:table-cell>
            <text:p>1</text:p>
          </table:table-cell>
          <table:table-cell>
            <text:p>springing</text:p>
          </table:table-cell>
          <table:table-cell>
            <text:p>['spriŋiŋ]
弹动, 弹跳, 弹回</text:p>
          </table:table-cell>
        </table:table-row>
        <table:table-row>
          <table:table-cell>
            <text:p>1</text:p>
          </table:table-cell>
          <table:table-cell>
            <text:p>sprit</text:p>
          </table:table-cell>
          <table:table-cell>
            <text:p>[sprit]
n. [海]斜撑帆杆</text:p>
          </table:table-cell>
        </table:table-row>
        <table:table-row>
          <table:table-cell>
            <text:p>1</text:p>
          </table:table-cell>
          <table:table-cell>
            <text:p>sprit-sail</text:p>
          </table:table-cell>
          <table:table-cell>
            <text:p>sprit sail</text:p>
          </table:table-cell>
        </table:table-row>
        <table:table-row>
          <table:table-cell>
            <text:p>1</text:p>
          </table:table-cell>
          <table:table-cell>
            <text:p>spritsail</text:p>
          </table:table-cell>
          <table:table-cell>
            <text:p>['sprits(ә)l]
n. 斜杠帆</text:p>
          </table:table-cell>
        </table:table-row>
        <table:table-row>
          <table:table-cell>
            <text:p>1</text:p>
          </table:table-cell>
          <table:table-cell>
            <text:p>spur</text:p>
          </table:table-cell>
          <table:table-cell>
            <text:p>[spә:]
n. 踢马剌, 剌激物, (鸟, 虫等的)距, 刺激
v. 鞭策, 刺激, 疾驰, 驱策</text:p>
          </table:table-cell>
        </table:table-row>
        <table:table-row>
          <table:table-cell>
            <text:p>1</text:p>
          </table:table-cell>
          <table:table-cell>
            <text:p>spy</text:p>
          </table:table-cell>
          <table:table-cell>
            <text:p>[spai]
n. 特工人员, 间谍, 侦探, 探员, 秘密侦察他人行动者
v. 侦察, 侦察, 发现</text:p>
          </table:table-cell>
        </table:table-row>
        <table:table-row>
          <table:table-cell>
            <text:p>1</text:p>
          </table:table-cell>
          <table:table-cell>
            <text:p>squab</text:p>
          </table:table-cell>
          <table:table-cell>
            <text:p>[skwɔb]
adj. 刚孵出的, 羽毛未丰的, 矮胖的
n. 雏鸟, 矮胖子
adv. 沉重地</text:p>
          </table:table-cell>
        </table:table-row>
        <table:table-row>
          <table:table-cell>
            <text:p>1</text:p>
          </table:table-cell>
          <table:table-cell>
            <text:p>squall</text:p>
          </table:table-cell>
          <table:table-cell>
            <text:p>[skwɔ:l]
n. 暴风, 暴风雪, 嚎啕
vi. 狂风吹袭, 嚎啕, 哇哇地叫嚷
vt. 尖声叫着</text:p>
          </table:table-cell>
        </table:table-row>
        <table:table-row>
          <table:table-cell>
            <text:p>1</text:p>
          </table:table-cell>
          <table:table-cell>
            <text:p>squares</text:p>
          </table:table-cell>
          <table:table-cell>
            <text:p>~= square
[skwєә]
n. 正方形, 广场, 平方, 直角尺
adj. 正方形的, 四方的, 直角的, 正直的, 公平的, 结清的, 平方的, 彻底的
adv. 成直角地, 正直地, 公平地, 坚定地
v. 使成方形, 弄平, 使直, 与...一致, 符合, 自乘, 结算</text:p>
          </table:table-cell>
        </table:table-row>
        <table:table-row>
          <table:table-cell>
            <text:p>1</text:p>
          </table:table-cell>
          <table:table-cell>
            <text:p>squaring</text:p>
          </table:table-cell>
          <table:table-cell>
            <text:p>['skwєәriŋ]
(纤维束) 扯平测长法</text:p>
          </table:table-cell>
        </table:table-row>
        <table:table-row>
          <table:table-cell>
            <text:p>1</text:p>
          </table:table-cell>
          <table:table-cell>
            <text:p>sse</text:p>
          </table:table-cell>
          <table:table-cell>
            <text:p>~= SSE
abbr. 南东南(south-south-east)</text:p>
          </table:table-cell>
        </table:table-row>
        <table:table-row>
          <table:table-cell>
            <text:p>1</text:p>
          </table:table-cell>
          <table:table-cell>
            <text:p>ssed</text:p>
          </table:table-cell>
          <table:table-cell>
            <text:p>~= ss
=scilicet (=namely)[拉]即, 就是说</text:p>
          </table:table-cell>
        </table:table-row>
        <table:table-row>
          <table:table-cell>
            <text:p>1</text:p>
          </table:table-cell>
          <table:table-cell>
            <text:p>stages</text:p>
          </table:table-cell>
          <table:table-cell>
            <text:p>~= stage
[steidʒ]
n. 舞台, 戏剧, 活动场所, 发展的进程, 阶段或时期, 驿站
vt. 上演, 筹备, 举行</text:p>
          </table:table-cell>
        </table:table-row>
        <table:table-row>
          <table:table-cell>
            <text:p>1</text:p>
          </table:table-cell>
          <table:table-cell>
            <text:p>staining</text:p>
          </table:table-cell>
          <table:table-cell>
            <text:p>['steiniŋ]
着色</text:p>
          </table:table-cell>
        </table:table-row>
        <table:table-row>
          <table:table-cell>
            <text:p>1</text:p>
          </table:table-cell>
          <table:table-cell>
            <text:p>stake</text:p>
          </table:table-cell>
          <table:table-cell>
            <text:p>[steik]
n. 树桩</text:p>
          </table:table-cell>
        </table:table-row>
        <table:table-row>
          <table:table-cell>
            <text:p>1</text:p>
          </table:table-cell>
          <table:table-cell>
            <text:p>staked</text:p>
          </table:table-cell>
          <table:table-cell>
            <text:p>~= stake
[steik]
n. 树桩</text:p>
          </table:table-cell>
        </table:table-row>
        <table:table-row>
          <table:table-cell>
            <text:p>1</text:p>
          </table:table-cell>
          <table:table-cell>
            <text:p>stamp</text:p>
          </table:table-cell>
          <table:table-cell>
            <text:p>[stæmp]
n. 邮票, 印花, 印, 图章, 标志, 印记, 跺脚, 顿足
v. 跺(脚), 顿(足), 压印</text:p>
          </table:table-cell>
        </table:table-row>
        <table:table-row>
          <table:table-cell>
            <text:p>1</text:p>
          </table:table-cell>
          <table:table-cell>
            <text:p>standard</text:p>
          </table:table-cell>
          <table:table-cell>
            <text:p>['stændәd]
n. 旗, 军旗, 标准, 规格, 本位
adj. 标准的, 权威, 第一流的</text:p>
          </table:table-cell>
        </table:table-row>
        <table:table-row>
          <table:table-cell>
            <text:p>1</text:p>
          </table:table-cell>
          <table:table-cell>
            <text:p>stands</text:p>
          </table:table-cell>
          <table:table-cell>
            <text:p>~= stand
[stænd]
n. 停止, 抵抗的状态, 立场, 立足点, 看台, 架子, 台
v. 站, 立, 站起, (使)竖立, (使)位于, 维持不变, 持久, 经受</text:p>
          </table:table-cell>
        </table:table-row>
        <table:table-row>
          <table:table-cell>
            <text:p>1</text:p>
          </table:table-cell>
          <table:table-cell>
            <text:p>staring</text:p>
          </table:table-cell>
          <table:table-cell>
            <text:p>['stєәriŋ]
adj. 目不转睛的, 凝视的, 显眼的, (毛发)竖立的</text:p>
          </table:table-cell>
        </table:table-row>
        <table:table-row>
          <table:table-cell>
            <text:p>1</text:p>
          </table:table-cell>
          <table:table-cell>
            <text:p>startled</text:p>
          </table:table-cell>
          <table:table-cell>
            <text:p>v. 震惊
vbl. 震惊</text:p>
          </table:table-cell>
        </table:table-row>
        <table:table-row>
          <table:table-cell>
            <text:p>1</text:p>
          </table:table-cell>
          <table:table-cell>
            <text:p>state-room</text:p>
          </table:table-cell>
          <table:table-cell>
            <text:p>state room</text:p>
          </table:table-cell>
        </table:table-row>
        <table:table-row>
          <table:table-cell>
            <text:p>1</text:p>
          </table:table-cell>
          <table:table-cell>
            <text:p>statesman</text:p>
          </table:table-cell>
          <table:table-cell>
            <text:p>['steitsmәn]
n. 政治家</text:p>
          </table:table-cell>
        </table:table-row>
        <table:table-row>
          <table:table-cell>
            <text:p>1</text:p>
          </table:table-cell>
          <table:table-cell>
            <text:p>stating</text:p>
          </table:table-cell>
          <table:table-cell>
            <text:p>~= stat
[stæt]
斯达(放射性强度单位, 等于3.64×10的-7次方居里)</text:p>
          </table:table-cell>
        </table:table-row>
        <table:table-row>
          <table:table-cell>
            <text:p>1</text:p>
          </table:table-cell>
          <table:table-cell>
            <text:p>staves</text:p>
          </table:table-cell>
          <table:table-cell>
            <text:p>['steivz]
杖, 棍</text:p>
          </table:table-cell>
        </table:table-row>
        <table:table-row>
          <table:table-cell>
            <text:p>1</text:p>
          </table:table-cell>
          <table:table-cell>
            <text:p>steady</text:p>
          </table:table-cell>
          <table:table-cell>
            <text:p>['stedi]
adj. 稳固的, 稳定的, 坚定的, 扎实的, 坚定不移的
v. (使)稳定, (使)稳固</text:p>
          </table:table-cell>
        </table:table-row>
        <table:table-row>
          <table:table-cell>
            <text:p>1</text:p>
          </table:table-cell>
          <table:table-cell>
            <text:p>steering</text:p>
          </table:table-cell>
          <table:table-cell>
            <text:p>['stiәriŋ]
n. 操纵, 掌舵, 指导</text:p>
          </table:table-cell>
        </table:table-row>
        <table:table-row>
          <table:table-cell>
            <text:p>1</text:p>
          </table:table-cell>
          <table:table-cell>
            <text:p>stewing</text:p>
          </table:table-cell>
          <table:table-cell>
            <text:p>['stju:iŋ]
蒸煮</text:p>
          </table:table-cell>
        </table:table-row>
        <table:table-row>
          <table:table-cell>
            <text:p>1</text:p>
          </table:table-cell>
          <table:table-cell>
            <text:p>stitching</text:p>
          </table:table-cell>
          <table:table-cell>
            <text:p>['stitʃiŋ]
用U字钉钉箱, 缝纫</text:p>
          </table:table-cell>
        </table:table-row>
        <table:table-row>
          <table:table-cell>
            <text:p>1</text:p>
          </table:table-cell>
          <table:table-cell>
            <text:p>sto</text:p>
          </table:table-cell>
          <table:table-cell>
            <text:p>~= STO
【计】 段表起始地址, 通过隐蔽求安全
【化】 斯莱特型轨道</text:p>
          </table:table-cell>
        </table:table-row>
        <table:table-row>
          <table:table-cell>
            <text:p>1</text:p>
          </table:table-cell>
          <table:table-cell>
            <text:p>stock-still</text:p>
          </table:table-cell>
          <table:table-cell>
            <text:p>adj. 静止的</text:p>
          </table:table-cell>
        </table:table-row>
        <table:table-row>
          <table:table-cell>
            <text:p>1</text:p>
          </table:table-cell>
          <table:table-cell>
            <text:p>stocked</text:p>
          </table:table-cell>
          <table:table-cell>
            <text:p>~= stock
[stɔk]
n. 树干, 库存, 股票, 股份, 托盘, 祖先, 血统, 原料
adj. 股票的, 普通的, 常备的, 存货的, 繁殖用的
vt. 装把手于, 进货, 备有, 放牧
vi. 出新芽, 采购</text:p>
          </table:table-cell>
        </table:table-row>
        <table:table-row>
          <table:table-cell>
            <text:p>1</text:p>
          </table:table-cell>
          <table:table-cell>
            <text:p>stocking</text:p>
          </table:table-cell>
          <table:table-cell>
            <text:p>['stɔkiŋ]
n. 长袜</text:p>
          </table:table-cell>
        </table:table-row>
        <table:table-row>
          <table:table-cell>
            <text:p>1</text:p>
          </table:table-cell>
          <table:table-cell>
            <text:p>stoic</text:p>
          </table:table-cell>
          <table:table-cell>
            <text:p>n. 高度自制者；坚忍克己之人</text:p>
          </table:table-cell>
        </table:table-row>
        <table:table-row>
          <table:table-cell>
            <text:p>1</text:p>
          </table:table-cell>
          <table:table-cell>
            <text:p>storehouse</text:p>
          </table:table-cell>
          <table:table-cell>
            <text:p>['stɔ:haus]
n. 仓库</text:p>
          </table:table-cell>
        </table:table-row>
        <table:table-row>
          <table:table-cell>
            <text:p>1</text:p>
          </table:table-cell>
          <table:table-cell>
            <text:p>stories</text:p>
          </table:table-cell>
          <table:table-cell>
            <text:p>~= story
['stɔ:ri]
n. 故事, 小说, 传说, 事迹, 经历, 假话, 谎话</text:p>
          </table:table-cell>
        </table:table-row>
        <table:table-row>
          <table:table-cell>
            <text:p>1</text:p>
          </table:table-cell>
          <table:table-cell>
            <text:p>stout</text:p>
          </table:table-cell>
          <table:table-cell>
            <text:p>[staut]
adj. 结实的, 勇敢坚定的, 激烈的, 矮胖的, 顽强的
n. 矮胖子, 烈性啤酒</text:p>
          </table:table-cell>
        </table:table-row>
        <table:table-row>
          <table:table-cell>
            <text:p>1</text:p>
          </table:table-cell>
          <table:table-cell>
            <text:p>strait</text:p>
          </table:table-cell>
          <table:table-cell>
            <text:p>[streit]
adj. 艰难的, 苦恼的, 窘迫的
n. 地峡, [straits] 海峡</text:p>
          </table:table-cell>
        </table:table-row>
        <table:table-row>
          <table:table-cell>
            <text:p>1</text:p>
          </table:table-cell>
          <table:table-cell>
            <text:p>straits</text:p>
          </table:table-cell>
          <table:table-cell>
            <text:p>n. [谓语用单数]海峡, 困难, 窘迫
相关词组:
  fall into hopeless straits
  in financial straits</text:p>
          </table:table-cell>
        </table:table-row>
        <table:table-row>
          <table:table-cell>
            <text:p>1</text:p>
          </table:table-cell>
          <table:table-cell>
            <text:p>stranded</text:p>
          </table:table-cell>
          <table:table-cell>
            <text:p>adj. 束手无策的；进退两难的</text:p>
          </table:table-cell>
        </table:table-row>
        <table:table-row>
          <table:table-cell>
            <text:p>1</text:p>
          </table:table-cell>
          <table:table-cell>
            <text:p>strangest</text:p>
          </table:table-cell>
          <table:table-cell>
            <text:p>~~~= estrange
[is'treindʒ]
v. 疏远</text:p>
          </table:table-cell>
        </table:table-row>
        <table:table-row>
          <table:table-cell>
            <text:p>1</text:p>
          </table:table-cell>
          <table:table-cell>
            <text:p>strangling</text:p>
          </table:table-cell>
          <table:table-cell>
            <text:p>~= strangle
['stræŋgl]
v. 扼死</text:p>
          </table:table-cell>
        </table:table-row>
        <table:table-row>
          <table:table-cell>
            <text:p>1</text:p>
          </table:table-cell>
          <table:table-cell>
            <text:p>stratagems</text:p>
          </table:table-cell>
          <table:table-cell>
            <text:p>~= stratagem
['strætidʒәm]
n. 战略, 计谋</text:p>
          </table:table-cell>
        </table:table-row>
        <table:table-row>
          <table:table-cell>
            <text:p>1</text:p>
          </table:table-cell>
          <table:table-cell>
            <text:p>stren</text:p>
          </table:table-cell>
          <table:table-cell>
            <text:p>~~~= barystrentianite
[ˏbæri'strentiәnait]
碳酸钡铋矿</text:p>
          </table:table-cell>
        </table:table-row>
        <table:table-row>
          <table:table-cell>
            <text:p>1</text:p>
          </table:table-cell>
          <table:table-cell>
            <text:p>strides</text:p>
          </table:table-cell>
          <table:table-cell>
            <text:p>~= stride
[straid]
v. 大步走(过), 跨过, 大步行走
n. 步幅</text:p>
          </table:table-cell>
        </table:table-row>
        <table:table-row>
          <table:table-cell>
            <text:p>1</text:p>
          </table:table-cell>
          <table:table-cell>
            <text:p>strife</text:p>
          </table:table-cell>
          <table:table-cell>
            <text:p>[straif]
n. 斗争, 冲突, 竞争</text:p>
          </table:table-cell>
        </table:table-row>
        <table:table-row>
          <table:table-cell>
            <text:p>1</text:p>
          </table:table-cell>
          <table:table-cell>
            <text:p>strings</text:p>
          </table:table-cell>
          <table:table-cell>
            <text:p>n. 附带条件, 弦乐部分, 弦乐器
相关词组:
  have two strings to one's bow
  pull the strings</text:p>
          </table:table-cell>
        </table:table-row>
        <table:table-row>
          <table:table-cell>
            <text:p>1</text:p>
          </table:table-cell>
          <table:table-cell>
            <text:p>strive</text:p>
          </table:table-cell>
          <table:table-cell>
            <text:p>[straiv]
v. 努力, 奋斗, 力争, 斗争</text:p>
          </table:table-cell>
        </table:table-row>
        <table:table-row>
          <table:table-cell>
            <text:p>1</text:p>
          </table:table-cell>
          <table:table-cell>
            <text:p>strolled</text:p>
          </table:table-cell>
          <table:table-cell>
            <text:p>~= stroll
[strәul]
n. 漫步, 闲逛, 四处流浪
v. 闲逛, 漫步, 跋涉于</text:p>
          </table:table-cell>
        </table:table-row>
        <table:table-row>
          <table:table-cell>
            <text:p>1</text:p>
          </table:table-cell>
          <table:table-cell>
            <text:p>strongest</text:p>
          </table:table-cell>
          <table:table-cell>
            <text:p>~= strong
[strɔŋ]
adj. 强, 强壮的, 坚固的, 浓的, 强烈的, 强大的, 强的, 强硬的</text:p>
          </table:table-cell>
        </table:table-row>
        <table:table-row>
          <table:table-cell>
            <text:p>1</text:p>
          </table:table-cell>
          <table:table-cell>
            <text:p>strongly</text:p>
          </table:table-cell>
          <table:table-cell>
            <text:p>['strɔŋli]
adv. 强有力的, 坚固地, 坚强地, 激烈地</text:p>
          </table:table-cell>
        </table:table-row>
        <table:table-row>
          <table:table-cell>
            <text:p>1</text:p>
          </table:table-cell>
          <table:table-cell>
            <text:p>stru</text:p>
          </table:table-cell>
          <table:table-cell>
            <text:p>~~~= abstruse
[æb'stru:s]
adj. 奥妙的, 深奥的</text:p>
          </table:table-cell>
        </table:table-row>
        <table:table-row>
          <table:table-cell>
            <text:p>1</text:p>
          </table:table-cell>
          <table:table-cell>
            <text:p>struggle</text:p>
          </table:table-cell>
          <table:table-cell>
            <text:p>['strʌgl]
n. 竞争, 努力, 奋斗
vi. 努力, 奋斗, 挣扎
vt. 尽力使得, 使劲移动</text:p>
          </table:table-cell>
        </table:table-row>
        <table:table-row>
          <table:table-cell>
            <text:p>1</text:p>
          </table:table-cell>
          <table:table-cell>
            <text:p>struggled</text:p>
          </table:table-cell>
          <table:table-cell>
            <text:p>~= struggle
['strʌgl]
n. 竞争, 努力, 奋斗
vi. 努力, 奋斗, 挣扎
vt. 尽力使得, 使劲移动</text:p>
          </table:table-cell>
        </table:table-row>
        <table:table-row>
          <table:table-cell>
            <text:p>1</text:p>
          </table:table-cell>
          <table:table-cell>
            <text:p>struggles</text:p>
          </table:table-cell>
          <table:table-cell>
            <text:p>~= struggle
['strʌgl]
n. 竞争, 努力, 奋斗
vi. 努力, 奋斗, 挣扎
vt. 尽力使得, 使劲移动</text:p>
          </table:table-cell>
        </table:table-row>
        <table:table-row>
          <table:table-cell>
            <text:p>1</text:p>
          </table:table-cell>
          <table:table-cell>
            <text:p>studying</text:p>
          </table:table-cell>
          <table:table-cell>
            <text:p>~= study
['stʌdi]
n. 学习, 研究, 学科, 试作, 论文, 求学, 努力, 书房
vt. 学习, 攻读, 研究, 考虑, 计划
vi. 学习, 试图</text:p>
          </table:table-cell>
        </table:table-row>
        <table:table-row>
          <table:table-cell>
            <text:p>1</text:p>
          </table:table-cell>
          <table:table-cell>
            <text:p>stuffed</text:p>
          </table:table-cell>
          <table:table-cell>
            <text:p>塞满了的
已经喂饱了的</text:p>
          </table:table-cell>
        </table:table-row>
        <table:table-row>
          <table:table-cell>
            <text:p>1</text:p>
          </table:table-cell>
          <table:table-cell>
            <text:p>stuffs</text:p>
          </table:table-cell>
          <table:table-cell>
            <text:p>~= stuff
[stʌf]
n. 原料, 材料, 素材资料
vt. 塞满, 填满, 填充</text:p>
          </table:table-cell>
        </table:table-row>
        <table:table-row>
          <table:table-cell>
            <text:p>1</text:p>
          </table:table-cell>
          <table:table-cell>
            <text:p>stunned</text:p>
          </table:table-cell>
          <table:table-cell>
            <text:p>~~~= stunner
['stʌnә]
n. 把人打昏的人, 绝妙的东西, 出色的人</text:p>
          </table:table-cell>
        </table:table-row>
        <table:table-row>
          <table:table-cell>
            <text:p>1</text:p>
          </table:table-cell>
          <table:table-cell>
            <text:p>stupid</text:p>
          </table:table-cell>
          <table:table-cell>
            <text:p>['stju:pid]
adj. 愚蠢的, 麻木的, 乏味的</text:p>
          </table:table-cell>
        </table:table-row>
        <table:table-row>
          <table:table-cell>
            <text:p>1</text:p>
          </table:table-cell>
          <table:table-cell>
            <text:p>subjection</text:p>
          </table:table-cell>
          <table:table-cell>
            <text:p>[sәb'dʒekʃәn]
n. 征服</text:p>
          </table:table-cell>
        </table:table-row>
        <table:table-row>
          <table:table-cell>
            <text:p>1</text:p>
          </table:table-cell>
          <table:table-cell>
            <text:p>sublunary</text:p>
          </table:table-cell>
          <table:table-cell>
            <text:p>['sʌb'lu:nәri]
adj. 月下的, 地上的</text:p>
          </table:table-cell>
        </table:table-row>
        <table:table-row>
          <table:table-cell>
            <text:p>1</text:p>
          </table:table-cell>
          <table:table-cell>
            <text:p>subordinate</text:p>
          </table:table-cell>
          <table:table-cell>
            <text:p>[sә'bɔ:dinit]
adj. 次要的, 从属的, 下级的
n. 下属
v. 服从</text:p>
          </table:table-cell>
        </table:table-row>
        <table:table-row>
          <table:table-cell>
            <text:p>1</text:p>
          </table:table-cell>
          <table:table-cell>
            <text:p>subsequent</text:p>
          </table:table-cell>
          <table:table-cell>
            <text:p>['sʌbsikwәnt]
adj. 后来的, 并发的</text:p>
          </table:table-cell>
        </table:table-row>
        <table:table-row>
          <table:table-cell>
            <text:p>1</text:p>
          </table:table-cell>
          <table:table-cell>
            <text:p>subsisting</text:p>
          </table:table-cell>
          <table:table-cell>
            <text:p>【法】 维持生活的, 存在的, 继续存在的</text:p>
          </table:table-cell>
        </table:table-row>
        <table:table-row>
          <table:table-cell>
            <text:p>1</text:p>
          </table:table-cell>
          <table:table-cell>
            <text:p>substance</text:p>
          </table:table-cell>
          <table:table-cell>
            <text:p>['sʌbstәns]
n. 物质, 实质, 主旨</text:p>
          </table:table-cell>
        </table:table-row>
        <table:table-row>
          <table:table-cell>
            <text:p>1</text:p>
          </table:table-cell>
          <table:table-cell>
            <text:p>subtilty</text:p>
          </table:table-cell>
          <table:table-cell>
            <text:p>['sʌbtɚlti]
n. 狡诈, 微妙</text:p>
          </table:table-cell>
        </table:table-row>
        <table:table-row>
          <table:table-cell>
            <text:p>1</text:p>
          </table:table-cell>
          <table:table-cell>
            <text:p>subtle</text:p>
          </table:table-cell>
          <table:table-cell>
            <text:p>['sʌtl]
adj. 狡猾的, 敏感的, 微妙的, 精细的, 稀薄的</text:p>
          </table:table-cell>
        </table:table-row>
        <table:table-row>
          <table:table-cell>
            <text:p>1</text:p>
          </table:table-cell>
          <table:table-cell>
            <text:p>suc</text:p>
          </table:table-cell>
          <table:table-cell>
            <text:p>~~~= bloodsucker
[:blʌdsʌkә(r)]
n. 吸血生物, 水蛭, 剥削者</text:p>
          </table:table-cell>
        </table:table-row>
        <table:table-row>
          <table:table-cell>
            <text:p>1</text:p>
          </table:table-cell>
          <table:table-cell>
            <text:p>succades</text:p>
          </table:table-cell>
          <table:table-cell>
            <text:p>[sә'keidz]
[pl.]蜜饯糖果</text:p>
          </table:table-cell>
        </table:table-row>
        <table:table-row>
          <table:table-cell>
            <text:p>1</text:p>
          </table:table-cell>
          <table:table-cell>
            <text:p>successful</text:p>
          </table:table-cell>
          <table:table-cell>
            <text:p>[sәk'sesful]
adj. 成功的</text:p>
          </table:table-cell>
        </table:table-row>
        <table:table-row>
          <table:table-cell>
            <text:p>1</text:p>
          </table:table-cell>
          <table:table-cell>
            <text:p>successors</text:p>
          </table:table-cell>
          <table:table-cell>
            <text:p>~= successor
[sәk'sesә]
n. 继承者, 接任者, 后续的事物</text:p>
          </table:table-cell>
        </table:table-row>
        <table:table-row>
          <table:table-cell>
            <text:p>1</text:p>
          </table:table-cell>
          <table:table-cell>
            <text:p>suck</text:p>
          </table:table-cell>
          <table:table-cell>
            <text:p>[sʌk]
v. 吸, 吮, 吸取</text:p>
          </table:table-cell>
        </table:table-row>
        <table:table-row>
          <table:table-cell>
            <text:p>1</text:p>
          </table:table-cell>
          <table:table-cell>
            <text:p>suddenly</text:p>
          </table:table-cell>
          <table:table-cell>
            <text:p>['sʌdәnli]
adv. 突然地</text:p>
          </table:table-cell>
        </table:table-row>
        <table:table-row>
          <table:table-cell>
            <text:p>1</text:p>
          </table:table-cell>
          <table:table-cell>
            <text:p>suffering</text:p>
          </table:table-cell>
          <table:table-cell>
            <text:p>['sʌfәriŋ]
n. 苦楚, 受难
adj. 受苦的, 患病的</text:p>
          </table:table-cell>
        </table:table-row>
        <table:table-row>
          <table:table-cell>
            <text:p>1</text:p>
          </table:table-cell>
          <table:table-cell>
            <text:p>sufferings</text:p>
          </table:table-cell>
          <table:table-cell>
            <text:p>~= suffering
['sʌfәriŋ]
n. 苦楚, 受难
adj. 受苦的, 患病的</text:p>
          </table:table-cell>
        </table:table-row>
        <table:table-row>
          <table:table-cell>
            <text:p>1</text:p>
          </table:table-cell>
          <table:table-cell>
            <text:p>sufficie</text:p>
          </table:table-cell>
          <table:table-cell>
            <text:p>~~~= insufficience
[ˏinsә'fiʃәns]
n. &lt;罕&gt;=insufficiency</text:p>
          </table:table-cell>
        </table:table-row>
        <table:table-row>
          <table:table-cell>
            <text:p>1</text:p>
          </table:table-cell>
          <table:table-cell>
            <text:p>suffocation</text:p>
          </table:table-cell>
          <table:table-cell>
            <text:p>[ˏsʌfә'keiʃɚn]
n. 窒息</text:p>
          </table:table-cell>
        </table:table-row>
        <table:table-row>
          <table:table-cell>
            <text:p>1</text:p>
          </table:table-cell>
          <table:table-cell>
            <text:p>sugar-canes</text:p>
          </table:table-cell>
          <table:table-cell>
            <text:p>~= sugar-cane
n [U] tall tropical grass from which sugar is made 甘蔗.</text:p>
          </table:table-cell>
        </table:table-row>
        <table:table-row>
          <table:table-cell>
            <text:p>1</text:p>
          </table:table-cell>
          <table:table-cell>
            <text:p>suggested</text:p>
          </table:table-cell>
          <table:table-cell>
            <text:p>暗示的</text:p>
          </table:table-cell>
        </table:table-row>
        <table:table-row>
          <table:table-cell>
            <text:p>1</text:p>
          </table:table-cell>
          <table:table-cell>
            <text:p>suggesting</text:p>
          </table:table-cell>
          <table:table-cell>
            <text:p>~= suggest
[sә'dʒest]
vt. 建议, 提出, 使想起, 暗示</text:p>
          </table:table-cell>
        </table:table-row>
        <table:table-row>
          <table:table-cell>
            <text:p>1</text:p>
          </table:table-cell>
          <table:table-cell>
            <text:p>sullenness</text:p>
          </table:table-cell>
          <table:table-cell>
            <text:p>sullen指“因心情不佳或发脾气而沉默不语、闷闷不乐的”</text:p>
          </table:table-cell>
        </table:table-row>
        <table:table-row>
          <table:table-cell>
            <text:p>1</text:p>
          </table:table-cell>
          <table:table-cell>
            <text:p>summon</text:p>
          </table:table-cell>
          <table:table-cell>
            <text:p>['sʌmәn]
v. 召集, 召唤, 号召, 鼓起, 振作</text:p>
          </table:table-cell>
        </table:table-row>
        <table:table-row>
          <table:table-cell>
            <text:p>1</text:p>
          </table:table-cell>
          <table:table-cell>
            <text:p>sunday</text:p>
          </table:table-cell>
          <table:table-cell>
            <text:p>~= Sunday
['sʌndi]
n. 星期日</text:p>
          </table:table-cell>
        </table:table-row>
        <table:table-row>
          <table:table-cell>
            <text:p>1</text:p>
          </table:table-cell>
          <table:table-cell>
            <text:p>sundays</text:p>
          </table:table-cell>
          <table:table-cell>
            <text:p>~= Sundays
['sʌndiz, -deiz]
adv. 于每星期日</text:p>
          </table:table-cell>
        </table:table-row>
        <table:table-row>
          <table:table-cell>
            <text:p>1</text:p>
          </table:table-cell>
          <table:table-cell>
            <text:p>superstitiously</text:p>
          </table:table-cell>
          <table:table-cell>
            <text:p>adv. 被邪教所支配</text:p>
          </table:table-cell>
        </table:table-row>
        <table:table-row>
          <table:table-cell>
            <text:p>1</text:p>
          </table:table-cell>
          <table:table-cell>
            <text:p>supped</text:p>
          </table:table-cell>
          <table:table-cell>
            <text:p>~~~= suppedania
[ˏsʌpi'deiniә]
足底贴用药</text:p>
          </table:table-cell>
        </table:table-row>
        <table:table-row>
          <table:table-cell>
            <text:p>1</text:p>
          </table:table-cell>
          <table:table-cell>
            <text:p>supplied</text:p>
          </table:table-cell>
          <table:table-cell>
            <text:p>~= supply
[sә'plai]
n. 补给, 供给, 供应品
vt. 补给, 供给, 提供, 补充, 代理
vi. 替代他人职务</text:p>
          </table:table-cell>
        </table:table-row>
        <table:table-row>
          <table:table-cell>
            <text:p>1</text:p>
          </table:table-cell>
          <table:table-cell>
            <text:p>supporting</text:p>
          </table:table-cell>
          <table:table-cell>
            <text:p>[sә'pɔ:tiŋ]
支持的, 支撑的</text:p>
          </table:table-cell>
        </table:table-row>
        <table:table-row>
          <table:table-cell>
            <text:p>1</text:p>
          </table:table-cell>
          <table:table-cell>
            <text:p>surf</text:p>
          </table:table-cell>
          <table:table-cell>
            <text:p>[sә:f]
n. 海浪, 拍岸浪
vi. 作冲浪运动
vt. 在激浪上驾(船), 在...冲浪</text:p>
          </table:table-cell>
        </table:table-row>
        <table:table-row>
          <table:table-cell>
            <text:p>1</text:p>
          </table:table-cell>
          <table:table-cell>
            <text:p>surge</text:p>
          </table:table-cell>
          <table:table-cell>
            <text:p>[sә:dʒ]
n. 巨涌, 汹涌, 澎湃
vi. 汹涌, 澎湃, 振荡, 滑脱, 放松
vt. 使汹涌奔腾, 急放</text:p>
          </table:table-cell>
        </table:table-row>
        <table:table-row>
          <table:table-cell>
            <text:p>1</text:p>
          </table:table-cell>
          <table:table-cell>
            <text:p>surgeon</text:p>
          </table:table-cell>
          <table:table-cell>
            <text:p>['sә:dʒәn]
n. 外科医生</text:p>
          </table:table-cell>
        </table:table-row>
        <table:table-row>
          <table:table-cell>
            <text:p>1</text:p>
          </table:table-cell>
          <table:table-cell>
            <text:p>surly</text:p>
          </table:table-cell>
          <table:table-cell>
            <text:p>['sә:li]
adj. 粗暴的, 乖戾的, 阴沉的, 无礼的, 板面孔的</text:p>
          </table:table-cell>
        </table:table-row>
        <table:table-row>
          <table:table-cell>
            <text:p>1</text:p>
          </table:table-cell>
          <table:table-cell>
            <text:p>surmount</text:p>
          </table:table-cell>
          <table:table-cell>
            <text:p>[sә:'maunt]
vt. 战胜, 超越, 克服, 在...顶上</text:p>
          </table:table-cell>
        </table:table-row>
        <table:table-row>
          <table:table-cell>
            <text:p>1</text:p>
          </table:table-cell>
          <table:table-cell>
            <text:p>surp</text:p>
          </table:table-cell>
          <table:table-cell>
            <text:p>~~~= restrictedsurplus
限制公积金</text:p>
          </table:table-cell>
        </table:table-row>
        <table:table-row>
          <table:table-cell>
            <text:p>1</text:p>
          </table:table-cell>
          <table:table-cell>
            <text:p>surpreme</text:p>
          </table:table-cell>
          <table:table-cell>
            <text:p>~~~= copremesis
[kɔ'premisis]
呕粪， 吐粪</text:p>
          </table:table-cell>
        </table:table-row>
        <table:table-row>
          <table:table-cell>
            <text:p>1</text:p>
          </table:table-cell>
          <table:table-cell>
            <text:p>surprisingly</text:p>
          </table:table-cell>
          <table:table-cell>
            <text:p>adv. 令人惊讶地</text:p>
          </table:table-cell>
        </table:table-row>
        <table:table-row>
          <table:table-cell>
            <text:p>1</text:p>
          </table:table-cell>
          <table:table-cell>
            <text:p>surveying</text:p>
          </table:table-cell>
          <table:table-cell>
            <text:p>[sә'veiiŋ]
n. 测量</text:p>
          </table:table-cell>
        </table:table-row>
        <table:table-row>
          <table:table-cell>
            <text:p>1</text:p>
          </table:table-cell>
          <table:table-cell>
            <text:p>suspect</text:p>
          </table:table-cell>
          <table:table-cell>
            <text:p>[sәs'pekt]
n. 嫌疑犯
adj. 令人怀疑的, 不可信的, 可疑的
v. 怀疑, 猜想, 对...有所觉察</text:p>
          </table:table-cell>
        </table:table-row>
        <table:table-row>
          <table:table-cell>
            <text:p>1</text:p>
          </table:table-cell>
          <table:table-cell>
            <text:p>suspected</text:p>
          </table:table-cell>
          <table:table-cell>
            <text:p>~= suspect
[sәs'pekt]
n. 嫌疑犯
adj. 令人怀疑的, 不可信的, 可疑的
v. 怀疑, 猜想, 对...有所觉察</text:p>
          </table:table-cell>
        </table:table-row>
        <table:table-row>
          <table:table-cell>
            <text:p>1</text:p>
          </table:table-cell>
          <table:table-cell>
            <text:p>suspicion</text:p>
          </table:table-cell>
          <table:table-cell>
            <text:p>[sәs'piʃәn]
n. 猜疑, 怀疑</text:p>
          </table:table-cell>
        </table:table-row>
        <table:table-row>
          <table:table-cell>
            <text:p>1</text:p>
          </table:table-cell>
          <table:table-cell>
            <text:p>sw</text:p>
          </table:table-cell>
          <table:table-cell>
            <text:p>~= SW
southwest 西南
southwestern 向西南的</text:p>
          </table:table-cell>
        </table:table-row>
        <table:table-row>
          <table:table-cell>
            <text:p>1</text:p>
          </table:table-cell>
          <table:table-cell>
            <text:p>swallow</text:p>
          </table:table-cell>
          <table:table-cell>
            <text:p>['swɔlәu]
n. [鸟]燕子, 吞咽, 喉
vt. 咽, 淹没, 吞没, 取消, 忍受, 轻信, 压制, 耗尽
vi. 吞下, 咽下</text:p>
          </table:table-cell>
        </table:table-row>
        <table:table-row>
          <table:table-cell>
            <text:p>1</text:p>
          </table:table-cell>
          <table:table-cell>
            <text:p>swan-shot</text:p>
          </table:table-cell>
          <table:table-cell>
            <text:p>swan shot</text:p>
          </table:table-cell>
        </table:table-row>
        <table:table-row>
          <table:table-cell>
            <text:p>1</text:p>
          </table:table-cell>
          <table:table-cell>
            <text:p>swearing</text:p>
          </table:table-cell>
          <table:table-cell>
            <text:p>发誓</text:p>
          </table:table-cell>
        </table:table-row>
        <table:table-row>
          <table:table-cell>
            <text:p>1</text:p>
          </table:table-cell>
          <table:table-cell>
            <text:p>sweats</text:p>
          </table:table-cell>
          <table:table-cell>
            <text:p>[swets]
汗油(石蜡发汗所得的油)</text:p>
          </table:table-cell>
        </table:table-row>
        <table:table-row>
          <table:table-cell>
            <text:p>1</text:p>
          </table:table-cell>
          <table:table-cell>
            <text:p>sweeping</text:p>
          </table:table-cell>
          <table:table-cell>
            <text:p>['swi:piŋ]
n. 扫除, 垃圾
adj. 扫荡的, 彻底的, 广泛的, 规模大的</text:p>
          </table:table-cell>
        </table:table-row>
        <table:table-row>
          <table:table-cell>
            <text:p>1</text:p>
          </table:table-cell>
          <table:table-cell>
            <text:p>sweeten</text:p>
          </table:table-cell>
          <table:table-cell>
            <text:p>['swi:tn]
v. (使) 变甜, 加糖</text:p>
          </table:table-cell>
        </table:table-row>
        <table:table-row>
          <table:table-cell>
            <text:p>1</text:p>
          </table:table-cell>
          <table:table-cell>
            <text:p>sweets</text:p>
          </table:table-cell>
          <table:table-cell>
            <text:p>[swi:ts]
糖果</text:p>
          </table:table-cell>
        </table:table-row>
        <table:table-row>
          <table:table-cell>
            <text:p>1</text:p>
          </table:table-cell>
          <table:table-cell>
            <text:p>swell</text:p>
          </table:table-cell>
          <table:table-cell>
            <text:p>[swel]
v. (使)膨胀, 增大</text:p>
          </table:table-cell>
        </table:table-row>
        <table:table-row>
          <table:table-cell>
            <text:p>1</text:p>
          </table:table-cell>
          <table:table-cell>
            <text:p>swelling</text:p>
          </table:table-cell>
          <table:table-cell>
            <text:p>['sweliŋ]
n. 河水猛涨,涨水</text:p>
          </table:table-cell>
        </table:table-row>
        <table:table-row>
          <table:table-cell>
            <text:p>1</text:p>
          </table:table-cell>
          <table:table-cell>
            <text:p>swiftest</text:p>
          </table:table-cell>
          <table:table-cell>
            <text:p>~= swift
[swift]
n. [鸟]雨燕, (梳棉机等的)大滚筒
adj. 迅速的, 快的, 敏捷的, 立刻的
adv. 迅速地, 敏捷地</text:p>
          </table:table-cell>
        </table:table-row>
        <table:table-row>
          <table:table-cell>
            <text:p>1</text:p>
          </table:table-cell>
          <table:table-cell>
            <text:p>swimmer</text:p>
          </table:table-cell>
          <table:table-cell>
            <text:p>['swimә(r)]
n. 游泳者</text:p>
          </table:table-cell>
        </table:table-row>
        <table:table-row>
          <table:table-cell>
            <text:p>1</text:p>
          </table:table-cell>
          <table:table-cell>
            <text:p>swing</text:p>
          </table:table-cell>
          <table:table-cell>
            <text:p>[swiŋ]
v. 摇摆, 摆动, 回转, 旋转
n. 秋千, 摇摆, 摆动</text:p>
          </table:table-cell>
        </table:table-row>
        <table:table-row>
          <table:table-cell>
            <text:p>1</text:p>
          </table:table-cell>
          <table:table-cell>
            <text:p>swoon</text:p>
          </table:table-cell>
          <table:table-cell>
            <text:p>[swu:n]
vi. 昏晕, 惊讶, 酣睡
n. 狂喜, 陶醉</text:p>
          </table:table-cell>
        </table:table-row>
        <table:table-row>
          <table:table-cell>
            <text:p>1</text:p>
          </table:table-cell>
          <table:table-cell>
            <text:p>swore</text:p>
          </table:table-cell>
          <table:table-cell>
            <text:p>[swɔ:, swɔә]
vbl. swear的过去式</text:p>
          </table:table-cell>
        </table:table-row>
        <table:table-row>
          <table:table-cell>
            <text:p>1</text:p>
          </table:table-cell>
          <table:table-cell>
            <text:p>ta</text:p>
          </table:table-cell>
          <table:table-cell>
            <text:p>[tɑ:]
int. 谢谢</text:p>
          </table:table-cell>
        </table:table-row>
        <table:table-row>
          <table:table-cell>
            <text:p>1</text:p>
          </table:table-cell>
          <table:table-cell>
            <text:p>tab</text:p>
          </table:table-cell>
          <table:table-cell>
            <text:p>[tæb]
n. 制表, 标号, TAB键, 标签, 制表符, 小报, 帐单, 短小突出部
vt. 在...饰以小垂片, 认出
vi. &lt;俚&gt;行走</text:p>
          </table:table-cell>
        </table:table-row>
        <table:table-row>
          <table:table-cell>
            <text:p>1</text:p>
          </table:table-cell>
          <table:table-cell>
            <text:p>tackle</text:p>
          </table:table-cell>
          <table:table-cell>
            <text:p>['tækl]
n. 工具, 复滑车, 滑车, 辘轱, 用具, 装备, 扭倒
vt. 固定, 应付(难事等), 处理, 解决, 抓住
vi. 捉住, 扭住, 扭倒</text:p>
          </table:table-cell>
        </table:table-row>
        <table:table-row>
          <table:table-cell>
            <text:p>1</text:p>
          </table:table-cell>
          <table:table-cell>
            <text:p>tail</text:p>
          </table:table-cell>
          <table:table-cell>
            <text:p>[teil]
n. 尾部, 尾巴, 尾状物, 后部, (常用复数)(硬币)反面辫子, 踪迹, 排的长队, 限定继承权
adj. 在后面的, 从后面而来的, 限定继承的, 尾部的, 后面来的, 后部的
vt. 为...装尾, 附于其后, 尾随, 跟踪, 使搭牢, 监视, 使架住
vi. 成为散乱的行列, 跟踪, 嵌入, 船尾搁浅</text:p>
          </table:table-cell>
        </table:table-row>
        <table:table-row>
          <table:table-cell>
            <text:p>1</text:p>
          </table:table-cell>
          <table:table-cell>
            <text:p>tainly</text:p>
          </table:table-cell>
          <table:table-cell>
            <text:p>~~~= certainly
['sә:tәnli]
adv. 的确, (口语)当然, 行</text:p>
          </table:table-cell>
        </table:table-row>
        <table:table-row>
          <table:table-cell>
            <text:p>1</text:p>
          </table:table-cell>
          <table:table-cell>
            <text:p>tale</text:p>
          </table:table-cell>
          <table:table-cell>
            <text:p>[teil]
n. 故事, 坏话, 流言蜚语, 谣言, 叙述, 传说</text:p>
          </table:table-cell>
        </table:table-row>
        <table:table-row>
          <table:table-cell>
            <text:p>1</text:p>
          </table:table-cell>
          <table:table-cell>
            <text:p>talons</text:p>
          </table:table-cell>
          <table:table-cell>
            <text:p>~= talon
['tælәn]
n. 爪, 魔爪</text:p>
          </table:table-cell>
        </table:table-row>
        <table:table-row>
          <table:table-cell>
            <text:p>1</text:p>
          </table:table-cell>
          <table:table-cell>
            <text:p>tarpaulin</text:p>
          </table:table-cell>
          <table:table-cell>
            <text:p>[tɑ:'pɔlin]
n. 防水油布</text:p>
          </table:table-cell>
        </table:table-row>
        <table:table-row>
          <table:table-cell>
            <text:p>1</text:p>
          </table:table-cell>
          <table:table-cell>
            <text:p>tarshish</text:p>
          </table:table-cell>
          <table:table-cell>
            <text:p>~~~= starship
恒星飞船</text:p>
          </table:table-cell>
        </table:table-row>
        <table:table-row>
          <table:table-cell>
            <text:p>1</text:p>
          </table:table-cell>
          <table:table-cell>
            <text:p>task</text:p>
          </table:table-cell>
          <table:table-cell>
            <text:p>[tɑ:sk]
n. 任务, 作业
v. 分派任务</text:p>
          </table:table-cell>
        </table:table-row>
        <table:table-row>
          <table:table-cell>
            <text:p>1</text:p>
          </table:table-cell>
          <table:table-cell>
            <text:p>te</text:p>
          </table:table-cell>
          <table:table-cell>
            <text:p>n. 〈音〉全音节的第七音</text:p>
          </table:table-cell>
        </table:table-row>
        <table:table-row>
          <table:table-cell>
            <text:p>1</text:p>
          </table:table-cell>
          <table:table-cell>
            <text:p>teacher</text:p>
          </table:table-cell>
          <table:table-cell>
            <text:p>['ti:tʃә]
n. 教师</text:p>
          </table:table-cell>
        </table:table-row>
        <table:table-row>
          <table:table-cell>
            <text:p>1</text:p>
          </table:table-cell>
          <table:table-cell>
            <text:p>tediousness</text:p>
          </table:table-cell>
          <table:table-cell>
            <text:p>n. 沉闷</text:p>
          </table:table-cell>
        </table:table-row>
        <table:table-row>
          <table:table-cell>
            <text:p>1</text:p>
          </table:table-cell>
          <table:table-cell>
            <text:p>telli</text:p>
          </table:table-cell>
          <table:table-cell>
            <text:p>~~~= Actellic
[æk'telik]
虫螨磷</text:p>
          </table:table-cell>
        </table:table-row>
        <table:table-row>
          <table:table-cell>
            <text:p>1</text:p>
          </table:table-cell>
          <table:table-cell>
            <text:p>tells</text:p>
          </table:table-cell>
          <table:table-cell>
            <text:p>~= tell
[tel]
vt. 告诉, 说, 吩咐, 断定, 知道
vi. 讲述, 泄密, 告发, 表明, 作证
n. &lt;方&gt;讲的事, 传闻</text:p>
          </table:table-cell>
        </table:table-row>
        <table:table-row>
          <table:table-cell>
            <text:p>1</text:p>
          </table:table-cell>
          <table:table-cell>
            <text:p>temperance</text:p>
          </table:table-cell>
          <table:table-cell>
            <text:p>['tempәrәns]
n. 节欲, 戒酒, 禁酒, (气候等的)温和</text:p>
          </table:table-cell>
        </table:table-row>
        <table:table-row>
          <table:table-cell>
            <text:p>1</text:p>
          </table:table-cell>
          <table:table-cell>
            <text:p>tempests</text:p>
          </table:table-cell>
          <table:table-cell>
            <text:p>~= tempest
['tempist]
n. 暴风雨, 骚乱, 动乱
vt. 使狂怒, 扰乱, 使激动
vi. 起大风暴, 小题大作</text:p>
          </table:table-cell>
        </table:table-row>
        <table:table-row>
          <table:table-cell>
            <text:p>1</text:p>
          </table:table-cell>
          <table:table-cell>
            <text:p>temple</text:p>
          </table:table-cell>
          <table:table-cell>
            <text:p>['templ]
n. 庙, 寺, 神殿, 教堂, 礼拜堂, 太阳穴, 鬓角</text:p>
          </table:table-cell>
        </table:table-row>
        <table:table-row>
          <table:table-cell>
            <text:p>1</text:p>
          </table:table-cell>
          <table:table-cell>
            <text:p>tempt</text:p>
          </table:table-cell>
          <table:table-cell>
            <text:p>[tempt]
vt. 诱惑, 引诱, 吸引, 使感兴趣, 考验, 试探</text:p>
          </table:table-cell>
        </table:table-row>
        <table:table-row>
          <table:table-cell>
            <text:p>1</text:p>
          </table:table-cell>
          <table:table-cell>
            <text:p>temptation</text:p>
          </table:table-cell>
          <table:table-cell>
            <text:p>[temp'teiʃәn]
n. 诱惑, 诱惑物</text:p>
          </table:table-cell>
        </table:table-row>
        <table:table-row>
          <table:table-cell>
            <text:p>1</text:p>
          </table:table-cell>
          <table:table-cell>
            <text:p>temptations</text:p>
          </table:table-cell>
          <table:table-cell>
            <text:p>~= temptation
[temp'teiʃәn]
n. 诱惑, 诱惑物</text:p>
          </table:table-cell>
        </table:table-row>
        <table:table-row>
          <table:table-cell>
            <text:p>1</text:p>
          </table:table-cell>
          <table:table-cell>
            <text:p>tempters</text:p>
          </table:table-cell>
          <table:table-cell>
            <text:p>~= tempter
['temptә(r)]
n. 诱惑者, 诱惑物,撒旦</text:p>
          </table:table-cell>
        </table:table-row>
        <table:table-row>
          <table:table-cell>
            <text:p>1</text:p>
          </table:table-cell>
          <table:table-cell>
            <text:p>tempting</text:p>
          </table:table-cell>
          <table:table-cell>
            <text:p>['temptiŋ]
adj. 诱惑人的</text:p>
          </table:table-cell>
        </table:table-row>
        <table:table-row>
          <table:table-cell>
            <text:p>1</text:p>
          </table:table-cell>
          <table:table-cell>
            <text:p>tendency</text:p>
          </table:table-cell>
          <table:table-cell>
            <text:p>['tendәnsi]
n. 趋向, 倾向</text:p>
          </table:table-cell>
        </table:table-row>
        <table:table-row>
          <table:table-cell>
            <text:p>1</text:p>
          </table:table-cell>
          <table:table-cell>
            <text:p>tenderness</text:p>
          </table:table-cell>
          <table:table-cell>
            <text:p>n. 嫩, 亲切, 柔和, 敏感, 棘手</text:p>
          </table:table-cell>
        </table:table-row>
        <table:table-row>
          <table:table-cell>
            <text:p>1</text:p>
          </table:table-cell>
          <table:table-cell>
            <text:p>tending</text:p>
          </table:table-cell>
          <table:table-cell>
            <text:p>田间管理</text:p>
          </table:table-cell>
        </table:table-row>
        <table:table-row>
          <table:table-cell>
            <text:p>1</text:p>
          </table:table-cell>
          <table:table-cell>
            <text:p>teneriffe</text:p>
          </table:table-cell>
          <table:table-cell>
            <text:p>~~~= bigeneric
[ˏbaidʒi'nerik]
adj. [生]两属的, 属间杂交的</text:p>
          </table:table-cell>
        </table:table-row>
        <table:table-row>
          <table:table-cell>
            <text:p>1</text:p>
          </table:table-cell>
          <table:table-cell>
            <text:p>tenfold</text:p>
          </table:table-cell>
          <table:table-cell>
            <text:p>['tenfәuld]
adj. 十倍的
adv. 成十倍
n. 十倍</text:p>
          </table:table-cell>
        </table:table-row>
        <table:table-row>
          <table:table-cell>
            <text:p>1</text:p>
          </table:table-cell>
          <table:table-cell>
            <text:p>ter</text:p>
          </table:table-cell>
          <table:table-cell>
            <text:p>[tә:]
n. =terr 
adv. [医]三次</text:p>
          </table:table-cell>
        </table:table-row>
        <table:table-row>
          <table:table-cell>
            <text:p>1</text:p>
          </table:table-cell>
          <table:table-cell>
            <text:p>terr</text:p>
          </table:table-cell>
          <table:table-cell>
            <text:p>[tә:(r),teә(r)]
n. 恐怖分子(罗得西亚白人称黑人民族主义游击队员的用语)</text:p>
          </table:table-cell>
        </table:table-row>
        <table:table-row>
          <table:table-cell>
            <text:p>1</text:p>
          </table:table-cell>
          <table:table-cell>
            <text:p>terra</text:p>
          </table:table-cell>
          <table:table-cell>
            <text:p>['terә]
n. 地
土地</text:p>
          </table:table-cell>
        </table:table-row>
        <table:table-row>
          <table:table-cell>
            <text:p>1</text:p>
          </table:table-cell>
          <table:table-cell>
            <text:p>terrace</text:p>
          </table:table-cell>
          <table:table-cell>
            <text:p>['terәs]
n. 梯田的一层, 梯田, 房屋之平顶, 露台, 阳台, 倾斜的平地 
adj. (女服)叠层式的
vt. 使成梯形地, 使有平台屋顶</text:p>
          </table:table-cell>
        </table:table-row>
        <table:table-row>
          <table:table-cell>
            <text:p>1</text:p>
          </table:table-cell>
          <table:table-cell>
            <text:p>terrifying</text:p>
          </table:table-cell>
          <table:table-cell>
            <text:p>极大的, 可怕的</text:p>
          </table:table-cell>
        </table:table-row>
        <table:table-row>
          <table:table-cell>
            <text:p>1</text:p>
          </table:table-cell>
          <table:table-cell>
            <text:p>testament</text:p>
          </table:table-cell>
          <table:table-cell>
            <text:p>['testәmәnt]
n. 遗嘱</text:p>
          </table:table-cell>
        </table:table-row>
        <table:table-row>
          <table:table-cell>
            <text:p>1</text:p>
          </table:table-cell>
          <table:table-cell>
            <text:p>tethered</text:p>
          </table:table-cell>
          <table:table-cell>
            <text:p>~= tether
['teðә]
n. 范围</text:p>
          </table:table-cell>
        </table:table-row>
        <table:table-row>
          <table:table-cell>
            <text:p>1</text:p>
          </table:table-cell>
          <table:table-cell>
            <text:p>thatch</text:p>
          </table:table-cell>
          <table:table-cell>
            <text:p>[θætʃ]
n. 盖屋的材料, 茅草屋顶, 浓密的头发
vt. 用茅草覆盖屋顶</text:p>
          </table:table-cell>
        </table:table-row>
        <table:table-row>
          <table:table-cell>
            <text:p>1</text:p>
          </table:table-cell>
          <table:table-cell>
            <text:p>thes</text:p>
          </table:table-cell>
          <table:table-cell>
            <text:p>~= the
[ði:, ði; ðә, ð]
art. 那</text:p>
          </table:table-cell>
        </table:table-row>
        <table:table-row>
          <table:table-cell>
            <text:p>1</text:p>
          </table:table-cell>
          <table:table-cell>
            <text:p>thi</text:p>
          </table:table-cell>
          <table:table-cell>
            <text:p>~= THI
=Temperature Humidity Index 温度湿度指数</text:p>
          </table:table-cell>
        </table:table-row>
        <table:table-row>
          <table:table-cell>
            <text:p>1</text:p>
          </table:table-cell>
          <table:table-cell>
            <text:p>thicker</text:p>
          </table:table-cell>
          <table:table-cell>
            <text:p>~= thick
[θik]
adj. 厚的, 粗的, 稠的, 浓的
n. 最拥挤部份, 活动最多部份, 事物的粗大浓密部份</text:p>
          </table:table-cell>
        </table:table-row>
        <table:table-row>
          <table:table-cell>
            <text:p>1</text:p>
          </table:table-cell>
          <table:table-cell>
            <text:p>thickets</text:p>
          </table:table-cell>
          <table:table-cell>
            <text:p>~= thicket
['θikit]
n. 灌木丛</text:p>
          </table:table-cell>
        </table:table-row>
        <table:table-row>
          <table:table-cell>
            <text:p>1</text:p>
          </table:table-cell>
          <table:table-cell>
            <text:p>thickness</text:p>
          </table:table-cell>
          <table:table-cell>
            <text:p>['θiknis]
n. 厚度, 浓度, 稠密, (一)层, 混浊</text:p>
          </table:table-cell>
        </table:table-row>
        <table:table-row>
          <table:table-cell>
            <text:p>1</text:p>
          </table:table-cell>
          <table:table-cell>
            <text:p>thirteen</text:p>
          </table:table-cell>
          <table:table-cell>
            <text:p>['θә:'ti:n]
num. 十三</text:p>
          </table:table-cell>
        </table:table-row>
        <table:table-row>
          <table:table-cell>
            <text:p>1</text:p>
          </table:table-cell>
          <table:table-cell>
            <text:p>thirty-five</text:p>
          </table:table-cell>
          <table:table-cell>
            <text:p>thirty five</text:p>
          </table:table-cell>
        </table:table-row>
        <table:table-row>
          <table:table-cell>
            <text:p>1</text:p>
          </table:table-cell>
          <table:table-cell>
            <text:p>tho</text:p>
          </table:table-cell>
          <table:table-cell>
            <text:p>[ðәu]
adv. (=though)可是, 不过</text:p>
          </table:table-cell>
        </table:table-row>
        <table:table-row>
          <table:table-cell>
            <text:p>1</text:p>
          </table:table-cell>
          <table:table-cell>
            <text:p>thongs</text:p>
          </table:table-cell>
          <table:table-cell>
            <text:p>~= thong
[θɔŋ]
n. 皮带</text:p>
          </table:table-cell>
        </table:table-row>
        <table:table-row>
          <table:table-cell>
            <text:p>1</text:p>
          </table:table-cell>
          <table:table-cell>
            <text:p>thorny</text:p>
          </table:table-cell>
          <table:table-cell>
            <text:p>['θɔ:ni]
adj. 多刺的, 痛苦的</text:p>
          </table:table-cell>
        </table:table-row>
        <table:table-row>
          <table:table-cell>
            <text:p>1</text:p>
          </table:table-cell>
          <table:table-cell>
            <text:p>thorough</text:p>
          </table:table-cell>
          <table:table-cell>
            <text:p>['θʌrә]
adj. 十分的, 彻底的</text:p>
          </table:table-cell>
        </table:table-row>
        <table:table-row>
          <table:table-cell>
            <text:p>1</text:p>
          </table:table-cell>
          <table:table-cell>
            <text:p>thoroughly</text:p>
          </table:table-cell>
          <table:table-cell>
            <text:p>['θʌrәli]
adv. 十分地, 彻底地</text:p>
          </table:table-cell>
        </table:table-row>
        <table:table-row>
          <table:table-cell>
            <text:p>1</text:p>
          </table:table-cell>
          <table:table-cell>
            <text:p>thoughtless</text:p>
          </table:table-cell>
          <table:table-cell>
            <text:p>['θɔ:tlis]
adj. 欠考虑的</text:p>
          </table:table-cell>
        </table:table-row>
        <table:table-row>
          <table:table-cell>
            <text:p>1</text:p>
          </table:table-cell>
          <table:table-cell>
            <text:p>thousands</text:p>
          </table:table-cell>
          <table:table-cell>
            <text:p>n. 数千</text:p>
          </table:table-cell>
        </table:table-row>
        <table:table-row>
          <table:table-cell>
            <text:p>1</text:p>
          </table:table-cell>
          <table:table-cell>
            <text:p>thrashed</text:p>
          </table:table-cell>
          <table:table-cell>
            <text:p>~= thrash
[θræʃ]
vt. 打(谷), (用棍、鞭等)痛打, 打败, 使逆行, 胜过, 使颠簸, 推敲
vi. 打谷, 击, 颠簸, 逆行
n. 打谷, 逆风浪行进</text:p>
          </table:table-cell>
        </table:table-row>
        <table:table-row>
          <table:table-cell>
            <text:p>1</text:p>
          </table:table-cell>
          <table:table-cell>
            <text:p>threaten</text:p>
          </table:table-cell>
          <table:table-cell>
            <text:p>['θretn]
vt. 恐吓, 威胁, 预示(危险), 似有发生或来临的可能, 可能来临</text:p>
          </table:table-cell>
        </table:table-row>
        <table:table-row>
          <table:table-cell>
            <text:p>1</text:p>
          </table:table-cell>
          <table:table-cell>
            <text:p>three-score</text:p>
          </table:table-cell>
          <table:table-cell>
            <text:p>three score</text:p>
          </table:table-cell>
        </table:table-row>
        <table:table-row>
          <table:table-cell>
            <text:p>1</text:p>
          </table:table-cell>
          <table:table-cell>
            <text:p>thrice</text:p>
          </table:table-cell>
          <table:table-cell>
            <text:p>[θrais]
adv. 三次</text:p>
          </table:table-cell>
        </table:table-row>
        <table:table-row>
          <table:table-cell>
            <text:p>1</text:p>
          </table:table-cell>
          <table:table-cell>
            <text:p>thrive</text:p>
          </table:table-cell>
          <table:table-cell>
            <text:p>[θraiv]
v. 兴旺, 繁荣, 茁壮成长, 旺盛</text:p>
          </table:table-cell>
        </table:table-row>
        <table:table-row>
          <table:table-cell>
            <text:p>1</text:p>
          </table:table-cell>
          <table:table-cell>
            <text:p>throne</text:p>
          </table:table-cell>
          <table:table-cell>
            <text:p>[θrәun]
n. 王座, 君主</text:p>
          </table:table-cell>
        </table:table-row>
        <table:table-row>
          <table:table-cell>
            <text:p>1</text:p>
          </table:table-cell>
          <table:table-cell>
            <text:p>throughfare</text:p>
          </table:table-cell>
          <table:table-cell>
            <text:p>~~~= thoroughfare
['θʌrәfєә]
n. 通路, 大道</text:p>
          </table:table-cell>
        </table:table-row>
        <table:table-row>
          <table:table-cell>
            <text:p>1</text:p>
          </table:table-cell>
          <table:table-cell>
            <text:p>throughout</text:p>
          </table:table-cell>
          <table:table-cell>
            <text:p>[θru(:)'aut]
prep. 遍及, 贯穿
adv. 到处, 始终, 全部</text:p>
          </table:table-cell>
        </table:table-row>
        <table:table-row>
          <table:table-cell>
            <text:p>1</text:p>
          </table:table-cell>
          <table:table-cell>
            <text:p>throve</text:p>
          </table:table-cell>
          <table:table-cell>
            <text:p>[θrәuv]
vbl. thrive的过去式</text:p>
          </table:table-cell>
        </table:table-row>
        <table:table-row>
          <table:table-cell>
            <text:p>1</text:p>
          </table:table-cell>
          <table:table-cell>
            <text:p>throws</text:p>
          </table:table-cell>
          <table:table-cell>
            <text:p>~= throw
[θrәu]
n. 投, 掷
v. 扔, 抛, (指马)把骑者摔在地上, 使苦恼, 惊忧, 投掷</text:p>
          </table:table-cell>
        </table:table-row>
        <table:table-row>
          <table:table-cell>
            <text:p>1</text:p>
          </table:table-cell>
          <table:table-cell>
            <text:p>thrusting</text:p>
          </table:table-cell>
          <table:table-cell>
            <text:p>['θrʌstiŋ]
n. (猛)推, 插, 挤
adj. 有强大推进力的</text:p>
          </table:table-cell>
        </table:table-row>
        <table:table-row>
          <table:table-cell>
            <text:p>1</text:p>
          </table:table-cell>
          <table:table-cell>
            <text:p>thumb</text:p>
          </table:table-cell>
          <table:table-cell>
            <text:p>[θʌm]
n. 拇指
vt. 以拇指拨弄, 笨拙处理, 弄坏, 翻阅, 作搭车手势
vi. 用拇指翻书页</text:p>
          </table:table-cell>
        </table:table-row>
        <table:table-row>
          <table:table-cell>
            <text:p>1</text:p>
          </table:table-cell>
          <table:table-cell>
            <text:p>thunder-struck</text:p>
          </table:table-cell>
          <table:table-cell>
            <text:p>thunder struck</text:p>
          </table:table-cell>
        </table:table-row>
        <table:table-row>
          <table:table-cell>
            <text:p>1</text:p>
          </table:table-cell>
          <table:table-cell>
            <text:p>thundered</text:p>
          </table:table-cell>
          <table:table-cell>
            <text:p>~= thunder
['θʌndә]
n. 雷, 雷声, 轰隆声
vi. 打雷, 雷鸣</text:p>
          </table:table-cell>
        </table:table-row>
        <table:table-row>
          <table:table-cell>
            <text:p>1</text:p>
          </table:table-cell>
          <table:table-cell>
            <text:p>thy</text:p>
          </table:table-cell>
          <table:table-cell>
            <text:p>[ðai]
pron. &lt;古&gt;(thou的所有格)你的</text:p>
          </table:table-cell>
        </table:table-row>
        <table:table-row>
          <table:table-cell>
            <text:p>1</text:p>
          </table:table-cell>
          <table:table-cell>
            <text:p>ticklish</text:p>
          </table:table-cell>
          <table:table-cell>
            <text:p>['tikliʃ]
adj. 易痒的, 不稳定的, 难对付的, 忌讳的</text:p>
          </table:table-cell>
        </table:table-row>
        <table:table-row>
          <table:table-cell>
            <text:p>1</text:p>
          </table:table-cell>
          <table:table-cell>
            <text:p>tided</text:p>
          </table:table-cell>
          <table:table-cell>
            <text:p>~= tide
[taid]
n. 潮, 潮汐, 潮流, 趋势</text:p>
          </table:table-cell>
        </table:table-row>
        <table:table-row>
          <table:table-cell>
            <text:p>1</text:p>
          </table:table-cell>
          <table:table-cell>
            <text:p>tides</text:p>
          </table:table-cell>
          <table:table-cell>
            <text:p>~= tide
[taid]
n. 潮, 潮汐, 潮流, 趋势</text:p>
          </table:table-cell>
        </table:table-row>
        <table:table-row>
          <table:table-cell>
            <text:p>1</text:p>
          </table:table-cell>
          <table:table-cell>
            <text:p>tidings</text:p>
          </table:table-cell>
          <table:table-cell>
            <text:p>['taidiŋz]
n. 消息</text:p>
          </table:table-cell>
        </table:table-row>
        <table:table-row>
          <table:table-cell>
            <text:p>1</text:p>
          </table:table-cell>
          <table:table-cell>
            <text:p>tile</text:p>
          </table:table-cell>
          <table:table-cell>
            <text:p>[tail]
n. 瓦片, 瓷砖</text:p>
          </table:table-cell>
        </table:table-row>
        <table:table-row>
          <table:table-cell>
            <text:p>1</text:p>
          </table:table-cell>
          <table:table-cell>
            <text:p>tiles</text:p>
          </table:table-cell>
          <table:table-cell>
            <text:p>~= tile
[tail]
n. 瓦片, 瓷砖</text:p>
          </table:table-cell>
        </table:table-row>
        <table:table-row>
          <table:table-cell>
            <text:p>1</text:p>
          </table:table-cell>
          <table:table-cell>
            <text:p>tinderbox</text:p>
          </table:table-cell>
          <table:table-cell>
            <text:p>n. 火绒箱, 易燃物, 潜伏着暴乱或战争危险的人</text:p>
          </table:table-cell>
        </table:table-row>
        <table:table-row>
          <table:table-cell>
            <text:p>1</text:p>
          </table:table-cell>
          <table:table-cell>
            <text:p>tipped</text:p>
          </table:table-cell>
          <table:table-cell>
            <text:p>~~~= atom-tipped
adj. 装原子弹头的</text:p>
          </table:table-cell>
        </table:table-row>
        <table:table-row>
          <table:table-cell>
            <text:p>1</text:p>
          </table:table-cell>
          <table:table-cell>
            <text:p>tobacco-pipe</text:p>
          </table:table-cell>
          <table:table-cell>
            <text:p>tobacco pipe</text:p>
          </table:table-cell>
        </table:table-row>
        <table:table-row>
          <table:table-cell>
            <text:p>1</text:p>
          </table:table-cell>
          <table:table-cell>
            <text:p>tobacco-pipes</text:p>
          </table:table-cell>
          <table:table-cell>
            <text:p>tobacco pipes</text:p>
          </table:table-cell>
        </table:table-row>
        <table:table-row>
          <table:table-cell>
            <text:p>1</text:p>
          </table:table-cell>
          <table:table-cell>
            <text:p>todos</text:p>
          </table:table-cell>
          <table:table-cell>
            <text:p>~~~= photodosimeter
[ˏfәutәudәu'simitә]
光电测量计</text:p>
          </table:table-cell>
        </table:table-row>
        <table:table-row>
          <table:table-cell>
            <text:p>1</text:p>
          </table:table-cell>
          <table:table-cell>
            <text:p>tolerably</text:p>
          </table:table-cell>
          <table:table-cell>
            <text:p>['tɔlәrәb(ә)li]
adv. 可容忍地, 可宽恕地</text:p>
          </table:table-cell>
        </table:table-row>
        <table:table-row>
          <table:table-cell>
            <text:p>1</text:p>
          </table:table-cell>
          <table:table-cell>
            <text:p>tomorrow</text:p>
          </table:table-cell>
          <table:table-cell>
            <text:p>[tә'mɔrәu, tu'mɔrәu]
adv. 明天见
n. 明天, 未来</text:p>
          </table:table-cell>
        </table:table-row>
        <table:table-row>
          <table:table-cell>
            <text:p>1</text:p>
          </table:table-cell>
          <table:table-cell>
            <text:p>tongs</text:p>
          </table:table-cell>
          <table:table-cell>
            <text:p>[tɔŋz]
n. 钳子, 夹具</text:p>
          </table:table-cell>
        </table:table-row>
        <table:table-row>
          <table:table-cell>
            <text:p>1</text:p>
          </table:table-cell>
          <table:table-cell>
            <text:p>tons</text:p>
          </table:table-cell>
          <table:table-cell>
            <text:p>~= ton
[tʌn]
n. 吨, 大量, 许多</text:p>
          </table:table-cell>
        </table:table-row>
        <table:table-row>
          <table:table-cell>
            <text:p>1</text:p>
          </table:table-cell>
          <table:table-cell>
            <text:p>tool</text:p>
          </table:table-cell>
          <table:table-cell>
            <text:p>[tu:l]
n. 工具, 用具, 爪牙, 走狗, 手段
vt. 用工具加工, 使用设备
vi. 使用工具</text:p>
          </table:table-cell>
        </table:table-row>
        <table:table-row>
          <table:table-cell>
            <text:p>1</text:p>
          </table:table-cell>
          <table:table-cell>
            <text:p>topmasts</text:p>
          </table:table-cell>
          <table:table-cell>
            <text:p>~= topmast
['tɔpmɑ:st]
n. 中桅</text:p>
          </table:table-cell>
        </table:table-row>
        <table:table-row>
          <table:table-cell>
            <text:p>1</text:p>
          </table:table-cell>
          <table:table-cell>
            <text:p>torbay</text:p>
          </table:table-cell>
          <table:table-cell>
            <text:p>~~~= torbane
['tɔ:bein]
块煤</text:p>
          </table:table-cell>
        </table:table-row>
        <table:table-row>
          <table:table-cell>
            <text:p>1</text:p>
          </table:table-cell>
          <table:table-cell>
            <text:p>torm</text:p>
          </table:table-cell>
          <table:table-cell>
            <text:p>~~~= apotorma
[ˏæpә'tɔ:mә]
(pl. apotormaae)唇根前突(金龟子幼虫)</text:p>
          </table:table-cell>
        </table:table-row>
        <table:table-row>
          <table:table-cell>
            <text:p>1</text:p>
          </table:table-cell>
          <table:table-cell>
            <text:p>tornado</text:p>
          </table:table-cell>
          <table:table-cell>
            <text:p>[tɔ:'neidәu]
n. 旋风, 龙卷风, 大雷雨, 具有巨大破坏性的人(或事物)
[军] (“狂风”) 英国、德国、意大利三国合作研制的双座双发超音速变后掠翼战斗机</text:p>
          </table:table-cell>
        </table:table-row>
        <table:table-row>
          <table:table-cell>
            <text:p>1</text:p>
          </table:table-cell>
          <table:table-cell>
            <text:p>toss</text:p>
          </table:table-cell>
          <table:table-cell>
            <text:p>[tɔs]
v. 投, 掷</text:p>
          </table:table-cell>
        </table:table-row>
        <table:table-row>
          <table:table-cell>
            <text:p>1</text:p>
          </table:table-cell>
          <table:table-cell>
            <text:p>totally</text:p>
          </table:table-cell>
          <table:table-cell>
            <text:p>['tɔt(ә)li]
adv. 完全地, 整全地</text:p>
          </table:table-cell>
        </table:table-row>
        <table:table-row>
          <table:table-cell>
            <text:p>1</text:p>
          </table:table-cell>
          <table:table-cell>
            <text:p>totter</text:p>
          </table:table-cell>
          <table:table-cell>
            <text:p>['tɔtә]
vi. 蹒跚, 踉跄, 动摇, 摇摇欲坠
n. 蹒跚的步子</text:p>
          </table:table-cell>
        </table:table-row>
        <table:table-row>
          <table:table-cell>
            <text:p>1</text:p>
          </table:table-cell>
          <table:table-cell>
            <text:p>tough</text:p>
          </table:table-cell>
          <table:table-cell>
            <text:p>[tʌf]
n. 恶棍
adj. 强硬的, 艰苦的, 坚强的, 坚韧的, 强壮的, 吃苦耐劳的, 凶恶的, 粗暴的
adv. &lt;口&gt;强硬地, 顽强地
vt. &lt;美口&gt;忍受, 耐, 坚持</text:p>
          </table:table-cell>
        </table:table-row>
        <table:table-row>
          <table:table-cell>
            <text:p>1</text:p>
          </table:table-cell>
          <table:table-cell>
            <text:p>tours</text:p>
          </table:table-cell>
          <table:table-cell>
            <text:p>~= tour
[tuә]
n. 旅行, 游历, 旅游
v. 旅行, 游历, 巡回, 漫游</text:p>
          </table:table-cell>
        </table:table-row>
        <table:table-row>
          <table:table-cell>
            <text:p>1</text:p>
          </table:table-cell>
          <table:table-cell>
            <text:p>towns</text:p>
          </table:table-cell>
          <table:table-cell>
            <text:p>~= town
[taun]
n. 市镇, 城镇</text:p>
          </table:table-cell>
        </table:table-row>
        <table:table-row>
          <table:table-cell>
            <text:p>1</text:p>
          </table:table-cell>
          <table:table-cell>
            <text:p>tr</text:p>
          </table:table-cell>
          <table:table-cell>
            <text:p>[域] Turkey , 土耳其</text:p>
          </table:table-cell>
        </table:table-row>
        <table:table-row>
          <table:table-cell>
            <text:p>1</text:p>
          </table:table-cell>
          <table:table-cell>
            <text:p>tractable</text:p>
          </table:table-cell>
          <table:table-cell>
            <text:p>['træktәbl]
adj. 易驾驭的, 驯良的, 易管教的, 易处理的</text:p>
          </table:table-cell>
        </table:table-row>
        <table:table-row>
          <table:table-cell>
            <text:p>1</text:p>
          </table:table-cell>
          <table:table-cell>
            <text:p>trades</text:p>
          </table:table-cell>
          <table:table-cell>
            <text:p>~= trade
[treid]
n. 贸易, 商业, 交易, 生意, 职业, 行业, [气]信风, 顾客
vi. 交易, 买卖, 经商, 对换, 购物
vt. 用...进行交换</text:p>
          </table:table-cell>
        </table:table-row>
        <table:table-row>
          <table:table-cell>
            <text:p>1</text:p>
          </table:table-cell>
          <table:table-cell>
            <text:p>trampled</text:p>
          </table:table-cell>
          <table:table-cell>
            <text:p>~= trample
['træmpl]
n. 踩踏, 蹂躏
v. 践踏, 踩坏, 轻视</text:p>
          </table:table-cell>
        </table:table-row>
        <table:table-row>
          <table:table-cell>
            <text:p>1</text:p>
          </table:table-cell>
          <table:table-cell>
            <text:p>tranquillity</text:p>
          </table:table-cell>
          <table:table-cell>
            <text:p>~~~= Tranquillityite
[træŋ'kwilitiait,træn-]
n. [矿]静海石(美国阿波罗号宇航员从月球带回的一种岩石)</text:p>
          </table:table-cell>
        </table:table-row>
        <table:table-row>
          <table:table-cell>
            <text:p>1</text:p>
          </table:table-cell>
          <table:table-cell>
            <text:p>transaction</text:p>
          </table:table-cell>
          <table:table-cell>
            <text:p>[træn'zækʃәn]
n. 办理, 处理, 会报, 学报, 交易, 事务, 处理事务</text:p>
          </table:table-cell>
        </table:table-row>
        <table:table-row>
          <table:table-cell>
            <text:p>1</text:p>
          </table:table-cell>
          <table:table-cell>
            <text:p>trap-door</text:p>
          </table:table-cell>
          <table:table-cell>
            <text:p>trap door</text:p>
          </table:table-cell>
        </table:table-row>
        <table:table-row>
          <table:table-cell>
            <text:p>1</text:p>
          </table:table-cell>
          <table:table-cell>
            <text:p>travelers</text:p>
          </table:table-cell>
          <table:table-cell>
            <text:p>~= traveler
['trævlә]
旅行者,旅游者</text:p>
          </table:table-cell>
        </table:table-row>
        <table:table-row>
          <table:table-cell>
            <text:p>1</text:p>
          </table:table-cell>
          <table:table-cell>
            <text:p>travellers</text:p>
          </table:table-cell>
          <table:table-cell>
            <text:p>~= traveller
['trævlә]
n. 旅行者</text:p>
          </table:table-cell>
        </table:table-row>
        <table:table-row>
          <table:table-cell>
            <text:p>1</text:p>
          </table:table-cell>
          <table:table-cell>
            <text:p>travelling</text:p>
          </table:table-cell>
          <table:table-cell>
            <text:p>['trævliŋ]
vbl. 旅行</text:p>
          </table:table-cell>
        </table:table-row>
        <table:table-row>
          <table:table-cell>
            <text:p>1</text:p>
          </table:table-cell>
          <table:table-cell>
            <text:p>travels</text:p>
          </table:table-cell>
          <table:table-cell>
            <text:p>n. 旅途, (非正式)旅行笔记, 游记
相关词组:
  travels in the blue</text:p>
          </table:table-cell>
        </table:table-row>
        <table:table-row>
          <table:table-cell>
            <text:p>1</text:p>
          </table:table-cell>
          <table:table-cell>
            <text:p>traversing</text:p>
          </table:table-cell>
          <table:table-cell>
            <text:p>vbl. 穿越,通过</text:p>
          </table:table-cell>
        </table:table-row>
        <table:table-row>
          <table:table-cell>
            <text:p>1</text:p>
          </table:table-cell>
          <table:table-cell>
            <text:p>tread</text:p>
          </table:table-cell>
          <table:table-cell>
            <text:p>[tred]
n. 踏, 步态, 梯级, 踏板, 轮胎面, 交尾, 鞋底
vi. 踏, 行走, 踩碎, 践踏, 交尾
vt. 踩, 踏, 践踏, 跳</text:p>
          </table:table-cell>
        </table:table-row>
        <table:table-row>
          <table:table-cell>
            <text:p>1</text:p>
          </table:table-cell>
          <table:table-cell>
            <text:p>treasure</text:p>
          </table:table-cell>
          <table:table-cell>
            <text:p>['treʒә]
n. 财宝, 财富, 珍品, 财产
vt. 珍爱, 珍惜, 储藏, 珍藏</text:p>
          </table:table-cell>
        </table:table-row>
        <table:table-row>
          <table:table-cell>
            <text:p>1</text:p>
          </table:table-cell>
          <table:table-cell>
            <text:p>treatment</text:p>
          </table:table-cell>
          <table:table-cell>
            <text:p>['tri:tmәnt]
n. 待遇, 对待, 处理, 治疗</text:p>
          </table:table-cell>
        </table:table-row>
        <table:table-row>
          <table:table-cell>
            <text:p>1</text:p>
          </table:table-cell>
          <table:table-cell>
            <text:p>trembles</text:p>
          </table:table-cell>
          <table:table-cell>
            <text:p>~= tremble
['trembl]
n. 战栗, 颤抖
vi. 战栗, 发抖, 震动, (树叶等)摇晃.摇动, 焦虑
vt. 挥动, 用颤抖的声音说出</text:p>
          </table:table-cell>
        </table:table-row>
        <table:table-row>
          <table:table-cell>
            <text:p>1</text:p>
          </table:table-cell>
          <table:table-cell>
            <text:p>triangle</text:p>
          </table:table-cell>
          <table:table-cell>
            <text:p>['traiæŋgl]
n. [数]三角形, 三人一组, 三角关系</text:p>
          </table:table-cell>
        </table:table-row>
        <table:table-row>
          <table:table-cell>
            <text:p>1</text:p>
          </table:table-cell>
          <table:table-cell>
            <text:p>trice</text:p>
          </table:table-cell>
          <table:table-cell>
            <text:p>[trais]
n. 一刹那</text:p>
          </table:table-cell>
        </table:table-row>
        <table:table-row>
          <table:table-cell>
            <text:p>1</text:p>
          </table:table-cell>
          <table:table-cell>
            <text:p>trick</text:p>
          </table:table-cell>
          <table:table-cell>
            <text:p>[trik]
n. 诡计, 骗局, 恶作剧, 窍门, 诀窍
vt. 欺骗, 哄骗</text:p>
          </table:table-cell>
        </table:table-row>
        <table:table-row>
          <table:table-cell>
            <text:p>1</text:p>
          </table:table-cell>
          <table:table-cell>
            <text:p>trifle</text:p>
          </table:table-cell>
          <table:table-cell>
            <text:p>['traifl]
n. 琐事, 少量, 蛋糕, 小事
v. 开玩笑, 玩弄, 闭混, 浪费, 嘲弄</text:p>
          </table:table-cell>
        </table:table-row>
        <table:table-row>
          <table:table-cell>
            <text:p>1</text:p>
          </table:table-cell>
          <table:table-cell>
            <text:p>trinidad</text:p>
          </table:table-cell>
          <table:table-cell>
            <text:p>~= Trinidad
['trinidæd, ˏtri:ni:'ðɑ:ð]
特立尼达岛</text:p>
          </table:table-cell>
        </table:table-row>
        <table:table-row>
          <table:table-cell>
            <text:p>1</text:p>
          </table:table-cell>
          <table:table-cell>
            <text:p>triumph</text:p>
          </table:table-cell>
          <table:table-cell>
            <text:p>['traiәmf]
n. 胜利, 成功
v. 获得胜利</text:p>
          </table:table-cell>
        </table:table-row>
        <table:table-row>
          <table:table-cell>
            <text:p>1</text:p>
          </table:table-cell>
          <table:table-cell>
            <text:p>trot</text:p>
          </table:table-cell>
          <table:table-cell>
            <text:p>[trɔt]
v. (使)小跑, (使)快步走, 骑马小跑, 疾走
n. 小跑, 骑马, 疾走, 忙碌</text:p>
          </table:table-cell>
        </table:table-row>
        <table:table-row>
          <table:table-cell>
            <text:p>1</text:p>
          </table:table-cell>
          <table:table-cell>
            <text:p>troublesome</text:p>
          </table:table-cell>
          <table:table-cell>
            <text:p>['trʌblsәm]
adj. 麻烦的, 讨厌的, 棘手的</text:p>
          </table:table-cell>
        </table:table-row>
        <table:table-row>
          <table:table-cell>
            <text:p>1</text:p>
          </table:table-cell>
          <table:table-cell>
            <text:p>trough</text:p>
          </table:table-cell>
          <table:table-cell>
            <text:p>['trɔ:f]
n. 槽, 水槽, 饲料槽, 木钵</text:p>
          </table:table-cell>
        </table:table-row>
        <table:table-row>
          <table:table-cell>
            <text:p>1</text:p>
          </table:table-cell>
          <table:table-cell>
            <text:p>truce</text:p>
          </table:table-cell>
          <table:table-cell>
            <text:p>[tru:s]
n. 休战, 休战协定, 休止</text:p>
          </table:table-cell>
        </table:table-row>
        <table:table-row>
          <table:table-cell>
            <text:p>1</text:p>
          </table:table-cell>
          <table:table-cell>
            <text:p>truncheon</text:p>
          </table:table-cell>
          <table:table-cell>
            <text:p>['trʌntʃәn]
n. (粗短的)棍子, 警棍, 权杖, 职杖
vt. 用警棍打</text:p>
          </table:table-cell>
        </table:table-row>
        <table:table-row>
          <table:table-cell>
            <text:p>1</text:p>
          </table:table-cell>
          <table:table-cell>
            <text:p>trunk</text:p>
          </table:table-cell>
          <table:table-cell>
            <text:p>[trʌŋk]
n. 干线, 树干, 躯干, 箱子, 主干, 象鼻
vt. 把...放入旅行箱内
adj. 树干的, 躯干的, 干线的, 箱形的</text:p>
          </table:table-cell>
        </table:table-row>
        <table:table-row>
          <table:table-cell>
            <text:p>1</text:p>
          </table:table-cell>
          <table:table-cell>
            <text:p>trusty</text:p>
          </table:table-cell>
          <table:table-cell>
            <text:p>['trʌsti]
adj. 可信赖</text:p>
          </table:table-cell>
        </table:table-row>
        <table:table-row>
          <table:table-cell>
            <text:p>1</text:p>
          </table:table-cell>
          <table:table-cell>
            <text:p>tumbling</text:p>
          </table:table-cell>
          <table:table-cell>
            <text:p>['tʌmbliŋ]
n. 摔跤, 翻跟头, 翻筋斗
adj. 歪斜状的</text:p>
          </table:table-cell>
        </table:table-row>
        <table:table-row>
          <table:table-cell>
            <text:p>1</text:p>
          </table:table-cell>
          <table:table-cell>
            <text:p>tures</text:p>
          </table:table-cell>
          <table:table-cell>
            <text:p>~~~= adventuresome
[әd'ventʃәsәm]
adj. 冒险性的</text:p>
          </table:table-cell>
        </table:table-row>
        <table:table-row>
          <table:table-cell>
            <text:p>1</text:p>
          </table:table-cell>
          <table:table-cell>
            <text:p>turfs</text:p>
          </table:table-cell>
          <table:table-cell>
            <text:p>~= turf
[tә:f]
n. 草根土, 草皮, 泥炭, 跑马场, 赛马
vt. 覆草皮于</text:p>
          </table:table-cell>
        </table:table-row>
        <table:table-row>
          <table:table-cell>
            <text:p>1</text:p>
          </table:table-cell>
          <table:table-cell>
            <text:p>turkish</text:p>
          </table:table-cell>
          <table:table-cell>
            <text:p>~= Turkish
['tә:kiʃ]
n. 土耳其语
adj. 土耳其的, 土耳其人的, 土耳其语的, 突厥诸语言的</text:p>
          </table:table-cell>
        </table:table-row>
        <table:table-row>
          <table:table-cell>
            <text:p>1</text:p>
          </table:table-cell>
          <table:table-cell>
            <text:p>turnip</text:p>
          </table:table-cell>
          <table:table-cell>
            <text:p>['tә:nip]
n. [植]芜箐, 芜箐甘蓝</text:p>
          </table:table-cell>
        </table:table-row>
        <table:table-row>
          <table:table-cell>
            <text:p>1</text:p>
          </table:table-cell>
          <table:table-cell>
            <text:p>twenty-one</text:p>
          </table:table-cell>
          <table:table-cell>
            <text:p>n. 二十一, 二十一个所成之一组</text:p>
          </table:table-cell>
        </table:table-row>
        <table:table-row>
          <table:table-cell>
            <text:p>1</text:p>
          </table:table-cell>
          <table:table-cell>
            <text:p>twenty-seven</text:p>
          </table:table-cell>
          <table:table-cell>
            <text:p>twenty seven</text:p>
          </table:table-cell>
        </table:table-row>
        <table:table-row>
          <table:table-cell>
            <text:p>1</text:p>
          </table:table-cell>
          <table:table-cell>
            <text:p>twenty-two</text:p>
          </table:table-cell>
          <table:table-cell>
            <text:p>twenty two</text:p>
          </table:table-cell>
        </table:table-row>
        <table:table-row>
          <table:table-cell>
            <text:p>1</text:p>
          </table:table-cell>
          <table:table-cell>
            <text:p>twi</text:p>
          </table:table-cell>
          <table:table-cell>
            <text:p>~= Twi
[tʃwi:]
契维语(属于克瓦kwa 语支, 主要在加纳通用)</text:p>
          </table:table-cell>
        </table:table-row>
        <table:table-row>
          <table:table-cell>
            <text:p>1</text:p>
          </table:table-cell>
          <table:table-cell>
            <text:p>twine</text:p>
          </table:table-cell>
          <table:table-cell>
            <text:p>[twain]
n. 合股线, 细绳, 麻线, 搓
v. 搓, 织, 编饰, (使)缠绕</text:p>
          </table:table-cell>
        </table:table-row>
        <table:table-row>
          <table:table-cell>
            <text:p>1</text:p>
          </table:table-cell>
          <table:table-cell>
            <text:p>twinkled</text:p>
          </table:table-cell>
          <table:table-cell>
            <text:p>~= twinkle
['twiŋkl]
v. 闪烁, 闪耀, (使)闪光
n. 闪烁, 发光, 牛眼</text:p>
          </table:table-cell>
        </table:table-row>
        <table:table-row>
          <table:table-cell>
            <text:p>1</text:p>
          </table:table-cell>
          <table:table-cell>
            <text:p>twist</text:p>
          </table:table-cell>
          <table:table-cell>
            <text:p>[twist]
n. 一扭, 扭曲, 盘旋, 曲折, 歪曲, 手法, 螺旋状
vt. 拧, 扭曲, 绞, 搓, 捻, 使苦恼, 使转动, 编织
vi. 扭弯, 扭曲, 缠绕, 扭动, 呈螺旋形</text:p>
          </table:table-cell>
        </table:table-row>
        <table:table-row>
          <table:table-cell>
            <text:p>1</text:p>
          </table:table-cell>
          <table:table-cell>
            <text:p>twisted</text:p>
          </table:table-cell>
          <table:table-cell>
            <text:p>~= twist
[twist]
n. 一扭, 扭曲, 盘旋, 曲折, 歪曲, 手法, 螺旋状
vt. 拧, 扭曲, 绞, 搓, 捻, 使苦恼, 使转动, 编织
vi. 扭弯, 扭曲, 缠绕, 扭动, 呈螺旋形</text:p>
          </table:table-cell>
        </table:table-row>
        <table:table-row>
          <table:table-cell>
            <text:p>1</text:p>
          </table:table-cell>
          <table:table-cell>
            <text:p>two-legged</text:p>
          </table:table-cell>
          <table:table-cell>
            <text:p>a. 有两条腿的</text:p>
          </table:table-cell>
        </table:table-row>
        <table:table-row>
          <table:table-cell>
            <text:p>1</text:p>
          </table:table-cell>
          <table:table-cell>
            <text:p>twofold</text:p>
          </table:table-cell>
          <table:table-cell>
            <text:p>['tu:fәuld]
adj. 两部分的, 双重的
adv. 两部分地, 双重地</text:p>
          </table:table-cell>
        </table:table-row>
        <table:table-row>
          <table:table-cell>
            <text:p>1</text:p>
          </table:table-cell>
          <table:table-cell>
            <text:p>uld</text:p>
          </table:table-cell>
          <table:table-cell>
            <text:p>~= ULD
=Ultrasonic Leak Detector 超声探漏器</text:p>
          </table:table-cell>
        </table:table-row>
        <table:table-row>
          <table:table-cell>
            <text:p>1</text:p>
          </table:table-cell>
          <table:table-cell>
            <text:p>unable</text:p>
          </table:table-cell>
          <table:table-cell>
            <text:p>['ʌn'eibl]
adj. 不能的, 不会的</text:p>
          </table:table-cell>
        </table:table-row>
        <table:table-row>
          <table:table-cell>
            <text:p>1</text:p>
          </table:table-cell>
          <table:table-cell>
            <text:p>unavoidable</text:p>
          </table:table-cell>
          <table:table-cell>
            <text:p>['ʌnә'vɔidәbl]
adj. 不能避免的, 不可避免的, 不能取消的</text:p>
          </table:table-cell>
        </table:table-row>
        <table:table-row>
          <table:table-cell>
            <text:p>1</text:p>
          </table:table-cell>
          <table:table-cell>
            <text:p>unbound</text:p>
          </table:table-cell>
          <table:table-cell>
            <text:p>['ʌn'baund]
adj. 已自由的, 未装订的
vbl. unbind的过去式和过去分词</text:p>
          </table:table-cell>
        </table:table-row>
        <table:table-row>
          <table:table-cell>
            <text:p>1</text:p>
          </table:table-cell>
          <table:table-cell>
            <text:p>uncertain</text:p>
          </table:table-cell>
          <table:table-cell>
            <text:p>[ʌn'sә:tn]
adj. 无常的, 不确定的, 不可预测的, 靠不住的</text:p>
          </table:table-cell>
        </table:table-row>
        <table:table-row>
          <table:table-cell>
            <text:p>1</text:p>
          </table:table-cell>
          <table:table-cell>
            <text:p>uncharged</text:p>
          </table:table-cell>
          <table:table-cell>
            <text:p>['ʌn'tʃɑ:dʒd]
没有负荷的, 无(负)载的</text:p>
          </table:table-cell>
        </table:table-row>
        <table:table-row>
          <table:table-cell>
            <text:p>1</text:p>
          </table:table-cell>
          <table:table-cell>
            <text:p>uncoined</text:p>
          </table:table-cell>
          <table:table-cell>
            <text:p>a. 非铸造的, 非捏造的, 天然的</text:p>
          </table:table-cell>
        </table:table-row>
        <table:table-row>
          <table:table-cell>
            <text:p>1</text:p>
          </table:table-cell>
          <table:table-cell>
            <text:p>uncouth</text:p>
          </table:table-cell>
          <table:table-cell>
            <text:p>[ʌn'ku:θ]
adj. 笨拙的, 粗俗的, 不舒适的</text:p>
          </table:table-cell>
        </table:table-row>
        <table:table-row>
          <table:table-cell>
            <text:p>1</text:p>
          </table:table-cell>
          <table:table-cell>
            <text:p>uncured</text:p>
          </table:table-cell>
          <table:table-cell>
            <text:p>vt. 未治愈的</text:p>
          </table:table-cell>
        </table:table-row>
        <table:table-row>
          <table:table-cell>
            <text:p>1</text:p>
          </table:table-cell>
          <table:table-cell>
            <text:p>undermine</text:p>
          </table:table-cell>
          <table:table-cell>
            <text:p>[ˏʌndә'main]
v. 破坏</text:p>
          </table:table-cell>
        </table:table-row>
        <table:table-row>
          <table:table-cell>
            <text:p>1</text:p>
          </table:table-cell>
          <table:table-cell>
            <text:p>undermost</text:p>
          </table:table-cell>
          <table:table-cell>
            <text:p>['ʌndәmәust]
adj. 最下的, 最低的
adv. 最低地, 最下地</text:p>
          </table:table-cell>
        </table:table-row>
        <table:table-row>
          <table:table-cell>
            <text:p>1</text:p>
          </table:table-cell>
          <table:table-cell>
            <text:p>underwood</text:p>
          </table:table-cell>
          <table:table-cell>
            <text:p>['ʌndәwud]
n. 树林下的草丛, 丛林, 下木</text:p>
          </table:table-cell>
        </table:table-row>
        <table:table-row>
          <table:table-cell>
            <text:p>1</text:p>
          </table:table-cell>
          <table:table-cell>
            <text:p>undisposed</text:p>
          </table:table-cell>
          <table:table-cell>
            <text:p>['ʌndis'pәuzd]
adj. 无倾向的.未分配的</text:p>
          </table:table-cell>
        </table:table-row>
        <table:table-row>
          <table:table-cell>
            <text:p>1</text:p>
          </table:table-cell>
          <table:table-cell>
            <text:p>undly</text:p>
          </table:table-cell>
          <table:table-cell>
            <text:p>~~~= jocundly
adv. 愉快地, 快活地</text:p>
          </table:table-cell>
        </table:table-row>
        <table:table-row>
          <table:table-cell>
            <text:p>1</text:p>
          </table:table-cell>
          <table:table-cell>
            <text:p>uneasinesses</text:p>
          </table:table-cell>
          <table:table-cell>
            <text:p>~= uneasiness
n. 不安</text:p>
          </table:table-cell>
        </table:table-row>
        <table:table-row>
          <table:table-cell>
            <text:p>1</text:p>
          </table:table-cell>
          <table:table-cell>
            <text:p>unembodied</text:p>
          </table:table-cell>
          <table:table-cell>
            <text:p>~~~= disembodied
[disim'bɔdid]
adj. 无实质的, 无实体的</text:p>
          </table:table-cell>
        </table:table-row>
        <table:table-row>
          <table:table-cell>
            <text:p>1</text:p>
          </table:table-cell>
          <table:table-cell>
            <text:p>uneven</text:p>
          </table:table-cell>
          <table:table-cell>
            <text:p>['ʌni:vәn]
adj. 不平坦的, 不平均的, 不均匀的, 奇数的</text:p>
          </table:table-cell>
        </table:table-row>
        <table:table-row>
          <table:table-cell>
            <text:p>1</text:p>
          </table:table-cell>
          <table:table-cell>
            <text:p>unexpected</text:p>
          </table:table-cell>
          <table:table-cell>
            <text:p>['ʌniks'pektid]
adj. 想不到的, 意外的, 未预料到</text:p>
          </table:table-cell>
        </table:table-row>
        <table:table-row>
          <table:table-cell>
            <text:p>1</text:p>
          </table:table-cell>
          <table:table-cell>
            <text:p>unexpectedly</text:p>
          </table:table-cell>
          <table:table-cell>
            <text:p>adv. 出乎意料地, 想不到地</text:p>
          </table:table-cell>
        </table:table-row>
        <table:table-row>
          <table:table-cell>
            <text:p>1</text:p>
          </table:table-cell>
          <table:table-cell>
            <text:p>unfaithful</text:p>
          </table:table-cell>
          <table:table-cell>
            <text:p>['ʌn'feiθful]
adj. 不诚实的, 不忠实的, 不准确的</text:p>
          </table:table-cell>
        </table:table-row>
        <table:table-row>
          <table:table-cell>
            <text:p>1</text:p>
          </table:table-cell>
          <table:table-cell>
            <text:p>unfeigned</text:p>
          </table:table-cell>
          <table:table-cell>
            <text:p>[ʌn'feind]
adj. 真实的</text:p>
          </table:table-cell>
        </table:table-row>
        <table:table-row>
          <table:table-cell>
            <text:p>1</text:p>
          </table:table-cell>
          <table:table-cell>
            <text:p>unforeseen</text:p>
          </table:table-cell>
          <table:table-cell>
            <text:p>['ʌnfɔ:'si:n]
adj. 无法预料的</text:p>
          </table:table-cell>
        </table:table-row>
        <table:table-row>
          <table:table-cell>
            <text:p>1</text:p>
          </table:table-cell>
          <table:table-cell>
            <text:p>unforseen</text:p>
          </table:table-cell>
          <table:table-cell>
            <text:p>~~~= forseeable
adj. (=foreseeable)可预见到的</text:p>
          </table:table-cell>
        </table:table-row>
        <table:table-row>
          <table:table-cell>
            <text:p>1</text:p>
          </table:table-cell>
          <table:table-cell>
            <text:p>ung</text:p>
          </table:table-cell>
          <table:table-cell>
            <text:p>~~~= Abgrenzung
['ʌpgrentsuŋ]
&lt;德&gt; n.(主张将民主德国与联邦德国永久分离的) 分立政策</text:p>
          </table:table-cell>
        </table:table-row>
        <table:table-row>
          <table:table-cell>
            <text:p>1</text:p>
          </table:table-cell>
          <table:table-cell>
            <text:p>unhabitable</text:p>
          </table:table-cell>
          <table:table-cell>
            <text:p>~~~= inhabitable
[in'hæbitәb(ә)l]
adj. 适于居住的, 可居住的</text:p>
          </table:table-cell>
        </table:table-row>
        <table:table-row>
          <table:table-cell>
            <text:p>1</text:p>
          </table:table-cell>
          <table:table-cell>
            <text:p>unhappiest</text:p>
          </table:table-cell>
          <table:table-cell>
            <text:p>~= unhappy
[ʌn'hæpi]
adj. 不幸的, 不快乐的, 不适当的</text:p>
          </table:table-cell>
        </table:table-row>
        <table:table-row>
          <table:table-cell>
            <text:p>1</text:p>
          </table:table-cell>
          <table:table-cell>
            <text:p>uninhibited</text:p>
          </table:table-cell>
          <table:table-cell>
            <text:p>['ʌnin'hibitid]
放荡不羁的, 不受抑制的(尤指言行不受社会或心理约束), 不受禁止的</text:p>
          </table:table-cell>
        </table:table-row>
        <table:table-row>
          <table:table-cell>
            <text:p>1</text:p>
          </table:table-cell>
          <table:table-cell>
            <text:p>uninterrupted</text:p>
          </table:table-cell>
          <table:table-cell>
            <text:p>['ʌnintә'rʌptid]
adj. 不停的, 连续的, 未受干扰的, 不间断的</text:p>
          </table:table-cell>
        </table:table-row>
        <table:table-row>
          <table:table-cell>
            <text:p>1</text:p>
          </table:table-cell>
          <table:table-cell>
            <text:p>united</text:p>
          </table:table-cell>
          <table:table-cell>
            <text:p>[ju'naitid]
adj. 联合的, 团结的, 一致的</text:p>
          </table:table-cell>
        </table:table-row>
        <table:table-row>
          <table:table-cell>
            <text:p>1</text:p>
          </table:table-cell>
          <table:table-cell>
            <text:p>unjustifiable</text:p>
          </table:table-cell>
          <table:table-cell>
            <text:p>[ʌn'dʒʌstifaiәbl]
adj. 不合道理的, 无法辩护的, 不能分辩的</text:p>
          </table:table-cell>
        </table:table-row>
        <table:table-row>
          <table:table-cell>
            <text:p>1</text:p>
          </table:table-cell>
          <table:table-cell>
            <text:p>unkindly</text:p>
          </table:table-cell>
          <table:table-cell>
            <text:p>[ʌn'kaindli]
adv. 不亲切地,不近人情地</text:p>
          </table:table-cell>
        </table:table-row>
        <table:table-row>
          <table:table-cell>
            <text:p>1</text:p>
          </table:table-cell>
          <table:table-cell>
            <text:p>unknown</text:p>
          </table:table-cell>
          <table:table-cell>
            <text:p>['ʌn'nәun]
adj. 不知道的, 未知的
n. 不知名的</text:p>
          </table:table-cell>
        </table:table-row>
        <table:table-row>
          <table:table-cell>
            <text:p>1</text:p>
          </table:table-cell>
          <table:table-cell>
            <text:p>unlikely</text:p>
          </table:table-cell>
          <table:table-cell>
            <text:p>[ʌn'laikli]
adj. 未必的, 不太可能的, 靠不住的</text:p>
          </table:table-cell>
        </table:table-row>
        <table:table-row>
          <table:table-cell>
            <text:p>1</text:p>
          </table:table-cell>
          <table:table-cell>
            <text:p>unlucky</text:p>
          </table:table-cell>
          <table:table-cell>
            <text:p>[ʌn'lʌki]
adj. 不幸的, 不吉利的, 不祥的, 使人感到不足</text:p>
          </table:table-cell>
        </table:table-row>
        <table:table-row>
          <table:table-cell>
            <text:p>1</text:p>
          </table:table-cell>
          <table:table-cell>
            <text:p>unpassable</text:p>
          </table:table-cell>
          <table:table-cell>
            <text:p>~~~= compassable
['kʌmpәsәbl]
adj. 可绕的, 可完成的, 可达成的</text:p>
          </table:table-cell>
        </table:table-row>
        <table:table-row>
          <table:table-cell>
            <text:p>1</text:p>
          </table:table-cell>
          <table:table-cell>
            <text:p>unpunished</text:p>
          </table:table-cell>
          <table:table-cell>
            <text:p>['ʌn'pʌniʃt]
adj. 未受惩罚的</text:p>
          </table:table-cell>
        </table:table-row>
        <table:table-row>
          <table:table-cell>
            <text:p>1</text:p>
          </table:table-cell>
          <table:table-cell>
            <text:p>unqualified</text:p>
          </table:table-cell>
          <table:table-cell>
            <text:p>['ʌn'kwɔlifaid]
adj. 不合格的, 无资格的, 没限制的, 绝对的</text:p>
          </table:table-cell>
        </table:table-row>
        <table:table-row>
          <table:table-cell>
            <text:p>1</text:p>
          </table:table-cell>
          <table:table-cell>
            <text:p>unquestioned</text:p>
          </table:table-cell>
          <table:table-cell>
            <text:p>[ʌn'kwestʃәnd]
adj. 不成为问题的, 无疑问的</text:p>
          </table:table-cell>
        </table:table-row>
        <table:table-row>
          <table:table-cell>
            <text:p>1</text:p>
          </table:table-cell>
          <table:table-cell>
            <text:p>unquiet</text:p>
          </table:table-cell>
          <table:table-cell>
            <text:p>['ʌn'kwaiәt]
adj. 动荡的</text:p>
          </table:table-cell>
        </table:table-row>
        <table:table-row>
          <table:table-cell>
            <text:p>1</text:p>
          </table:table-cell>
          <table:table-cell>
            <text:p>unspeakable</text:p>
          </table:table-cell>
          <table:table-cell>
            <text:p>[ʌn'spi:kәbl]
adj. 无法形容的,不能以言语表达的,可怕的,坏透了的</text:p>
          </table:table-cell>
        </table:table-row>
        <table:table-row>
          <table:table-cell>
            <text:p>1</text:p>
          </table:table-cell>
          <table:table-cell>
            <text:p>unspoiled</text:p>
          </table:table-cell>
          <table:table-cell>
            <text:p>[ʌn'spɔild]
adj. 未损坏的, 未宠坏的</text:p>
          </table:table-cell>
        </table:table-row>
        <table:table-row>
          <table:table-cell>
            <text:p>1</text:p>
          </table:table-cell>
          <table:table-cell>
            <text:p>unspotted</text:p>
          </table:table-cell>
          <table:table-cell>
            <text:p>['ʌn'spɔtid]
adj. 清白的</text:p>
          </table:table-cell>
        </table:table-row>
        <table:table-row>
          <table:table-cell>
            <text:p>1</text:p>
          </table:table-cell>
          <table:table-cell>
            <text:p>unthankful</text:p>
          </table:table-cell>
          <table:table-cell>
            <text:p>['ʌn'θæŋkful]
adj. 不感谢的, 不感恩的, 不知感谢的, 使人不愉快的</text:p>
          </table:table-cell>
        </table:table-row>
        <table:table-row>
          <table:table-cell>
            <text:p>1</text:p>
          </table:table-cell>
          <table:table-cell>
            <text:p>unthinking</text:p>
          </table:table-cell>
          <table:table-cell>
            <text:p>['ʌn'θiŋkiŋ]
adj. 无思想的, 不留心的, 未加思虑的</text:p>
          </table:table-cell>
        </table:table-row>
        <table:table-row>
          <table:table-cell>
            <text:p>1</text:p>
          </table:table-cell>
          <table:table-cell>
            <text:p>untie</text:p>
          </table:table-cell>
          <table:table-cell>
            <text:p>['ʌn'tai]
vt. 解开, 解放, 解决
vi. 松开, 解开</text:p>
          </table:table-cell>
        </table:table-row>
        <table:table-row>
          <table:table-cell>
            <text:p>1</text:p>
          </table:table-cell>
          <table:table-cell>
            <text:p>until</text:p>
          </table:table-cell>
          <table:table-cell>
            <text:p>[әn'til, ʌn'til]
prep. 到...为止, 在...以前
conj. 到...为止, 在...以前, 直到...才</text:p>
          </table:table-cell>
        </table:table-row>
        <table:table-row>
          <table:table-cell>
            <text:p>1</text:p>
          </table:table-cell>
          <table:table-cell>
            <text:p>untouched</text:p>
          </table:table-cell>
          <table:table-cell>
            <text:p>['ʌn'tʌtʃt]
adj. 未触及的, 未改变的, 不受感动的, 无与伦比的</text:p>
          </table:table-cell>
        </table:table-row>
        <table:table-row>
          <table:table-cell>
            <text:p>1</text:p>
          </table:table-cell>
          <table:table-cell>
            <text:p>uphill</text:p>
          </table:table-cell>
          <table:table-cell>
            <text:p>['ʌp'hil]
n. 登高, 上升
adj. 上坡的, 向上的
adv. 上坡地, 向上地</text:p>
          </table:table-cell>
        </table:table-row>
        <table:table-row>
          <table:table-cell>
            <text:p>1</text:p>
          </table:table-cell>
          <table:table-cell>
            <text:p>uppermost</text:p>
          </table:table-cell>
          <table:table-cell>
            <text:p>['ʌpәmәust]
adj. 至上的, 最高的, 最主要的
adv. 在最上, 最初, 首先</text:p>
          </table:table-cell>
        </table:table-row>
        <table:table-row>
          <table:table-cell>
            <text:p>1</text:p>
          </table:table-cell>
          <table:table-cell>
            <text:p>urge</text:p>
          </table:table-cell>
          <table:table-cell>
            <text:p>[ә:dʒ]
vt. 催促, 力劝
n. 强烈欲望, 迫切要求
v. 促进</text:p>
          </table:table-cell>
        </table:table-row>
        <table:table-row>
          <table:table-cell>
            <text:p>1</text:p>
          </table:table-cell>
          <table:table-cell>
            <text:p>urgent</text:p>
          </table:table-cell>
          <table:table-cell>
            <text:p>['ә:dʒәnt]
adj. 急迫的, 紧急的</text:p>
          </table:table-cell>
        </table:table-row>
        <table:table-row>
          <table:table-cell>
            <text:p>1</text:p>
          </table:table-cell>
          <table:table-cell>
            <text:p>urprise</text:p>
          </table:table-cell>
          <table:table-cell>
            <text:p>~~~= surprise
[sә'praiz]
n. 惊奇, 诧异, 惊人之事, 奇袭
vt. 使惊奇, 奇袭
adj. 令人惊讶的</text:p>
          </table:table-cell>
        </table:table-row>
        <table:table-row>
          <table:table-cell>
            <text:p>1</text:p>
          </table:table-cell>
          <table:table-cell>
            <text:p>usefulness</text:p>
          </table:table-cell>
          <table:table-cell>
            <text:p>['ju:sfulnis]
n. 有用, 有效性</text:p>
          </table:table-cell>
        </table:table-row>
        <table:table-row>
          <table:table-cell>
            <text:p>1</text:p>
          </table:table-cell>
          <table:table-cell>
            <text:p>vacant</text:p>
          </table:table-cell>
          <table:table-cell>
            <text:p>['veikәnt]
adj. 空的, 空白的, 空灵的, 头脑空虚的, 神情茫然的, 空闲的, 空缺的</text:p>
          </table:table-cell>
        </table:table-row>
        <table:table-row>
          <table:table-cell>
            <text:p>1</text:p>
          </table:table-cell>
          <table:table-cell>
            <text:p>vanished</text:p>
          </table:table-cell>
          <table:table-cell>
            <text:p>~= vanish
['væniʃ]
vi. 消失, 突然不见, [数]成为零
n. [语]弱化音</text:p>
          </table:table-cell>
        </table:table-row>
        <table:table-row>
          <table:table-cell>
            <text:p>1</text:p>
          </table:table-cell>
          <table:table-cell>
            <text:p>vastly</text:p>
          </table:table-cell>
          <table:table-cell>
            <text:p>['vɑ:stli]
adv. 广大地, 许多, 巨额地</text:p>
          </table:table-cell>
        </table:table-row>
        <table:table-row>
          <table:table-cell>
            <text:p>1</text:p>
          </table:table-cell>
          <table:table-cell>
            <text:p>veneration</text:p>
          </table:table-cell>
          <table:table-cell>
            <text:p>[ˏvenә'reiʃәn]
n. 尊敬, 崇拜</text:p>
          </table:table-cell>
        </table:table-row>
        <table:table-row>
          <table:table-cell>
            <text:p>1</text:p>
          </table:table-cell>
          <table:table-cell>
            <text:p>vengeance</text:p>
          </table:table-cell>
          <table:table-cell>
            <text:p>['vendʒәns]
n. 复仇, 报仇</text:p>
          </table:table-cell>
        </table:table-row>
        <table:table-row>
          <table:table-cell>
            <text:p>1</text:p>
          </table:table-cell>
          <table:table-cell>
            <text:p>ventures</text:p>
          </table:table-cell>
          <table:table-cell>
            <text:p>~= venture
['ventʃә]
n. 冒险, 投机, 风险
v. 冒险, 冒昧, 斗胆, 胆敢(谦语)</text:p>
          </table:table-cell>
        </table:table-row>
        <table:table-row>
          <table:table-cell>
            <text:p>1</text:p>
          </table:table-cell>
          <table:table-cell>
            <text:p>venturous</text:p>
          </table:table-cell>
          <table:table-cell>
            <text:p>['ventʃәrәs]
adj. 好冒险的, 大胆的</text:p>
          </table:table-cell>
        </table:table-row>
        <table:table-row>
          <table:table-cell>
            <text:p>1</text:p>
          </table:table-cell>
          <table:table-cell>
            <text:p>ver</text:p>
          </table:table-cell>
          <table:table-cell>
            <text:p>[vә:]
[计]DOS命令：显示DOS版本号</text:p>
          </table:table-cell>
        </table:table-row>
        <table:table-row>
          <table:table-cell>
            <text:p>1</text:p>
          </table:table-cell>
          <table:table-cell>
            <text:p>verd</text:p>
          </table:table-cell>
          <table:table-cell>
            <text:p>~~~= biliverdin
[ˏbili'vә:dn]
n. [生化]胆绿素</text:p>
          </table:table-cell>
        </table:table-row>
        <table:table-row>
          <table:table-cell>
            <text:p>1</text:p>
          </table:table-cell>
          <table:table-cell>
            <text:p>verdure</text:p>
          </table:table-cell>
          <table:table-cell>
            <text:p>['vә:dʒә, -djә]
n. 新鲜</text:p>
          </table:table-cell>
        </table:table-row>
        <table:table-row>
          <table:table-cell>
            <text:p>1</text:p>
          </table:table-cell>
          <table:table-cell>
            <text:p>vernal</text:p>
          </table:table-cell>
          <table:table-cell>
            <text:p>['vә:nl]
adj. 春天的, 春天发生的, 和煦的, 青春的</text:p>
          </table:table-cell>
        </table:table-row>
        <table:table-row>
          <table:table-cell>
            <text:p>1</text:p>
          </table:table-cell>
          <table:table-cell>
            <text:p>vess</text:p>
          </table:table-cell>
          <table:table-cell>
            <text:p>~~~= bathyvessel
['bæθiˏvesәl]
深海潜水器[船]</text:p>
          </table:table-cell>
        </table:table-row>
        <table:table-row>
          <table:table-cell>
            <text:p>1</text:p>
          </table:table-cell>
          <table:table-cell>
            <text:p>vestiges</text:p>
          </table:table-cell>
          <table:table-cell>
            <text:p>~= vestige
['vestidʒ]
n. 遗迹, 痕迹, 残余, 丝毫, [生]退化的器官</text:p>
          </table:table-cell>
        </table:table-row>
        <table:table-row>
          <table:table-cell>
            <text:p>1</text:p>
          </table:table-cell>
          <table:table-cell>
            <text:p>vesting</text:p>
          </table:table-cell>
          <table:table-cell>
            <text:p>['vestiŋ]
(雇工)保留退休金的权利</text:p>
          </table:table-cell>
        </table:table-row>
        <table:table-row>
          <table:table-cell>
            <text:p>1</text:p>
          </table:table-cell>
          <table:table-cell>
            <text:p>vice</text:p>
          </table:table-cell>
          <table:table-cell>
            <text:p>[vais]
n. 恶习, 恶行, 坏脾气, 罪恶, 堕落, 老虎钳, 缺点, 缺陷
vt. 钳住
prep. 代替</text:p>
          </table:table-cell>
        </table:table-row>
        <table:table-row>
          <table:table-cell>
            <text:p>1</text:p>
          </table:table-cell>
          <table:table-cell>
            <text:p>vicious</text:p>
          </table:table-cell>
          <table:table-cell>
            <text:p>['viʃәs]
adj. 恶的, 不道德的, 恶意的, 刻毒的, 堕落的, 品性不端的, 有错误的</text:p>
          </table:table-cell>
        </table:table-row>
        <table:table-row>
          <table:table-cell>
            <text:p>1</text:p>
          </table:table-cell>
          <table:table-cell>
            <text:p>vicissitudes</text:p>
          </table:table-cell>
          <table:table-cell>
            <text:p>n. 兴衰；枯荣；变迁</text:p>
          </table:table-cell>
        </table:table-row>
        <table:table-row>
          <table:table-cell>
            <text:p>1</text:p>
          </table:table-cell>
          <table:table-cell>
            <text:p>victors</text:p>
          </table:table-cell>
          <table:table-cell>
            <text:p>~= victor
['viktә]
n. 胜利者
adj. 胜利者的</text:p>
          </table:table-cell>
        </table:table-row>
        <table:table-row>
          <table:table-cell>
            <text:p>1</text:p>
          </table:table-cell>
          <table:table-cell>
            <text:p>viewed</text:p>
          </table:table-cell>
          <table:table-cell>
            <text:p>~= view
[vju:]
n. 景色, 风景, 观点, 见解, 观察, 观看, 意见, 认为
vt. 观察, 观看</text:p>
          </table:table-cell>
        </table:table-row>
        <table:table-row>
          <table:table-cell>
            <text:p>1</text:p>
          </table:table-cell>
          <table:table-cell>
            <text:p>vigorously</text:p>
          </table:table-cell>
          <table:table-cell>
            <text:p>adv. 精神旺盛地</text:p>
          </table:table-cell>
        </table:table-row>
        <table:table-row>
          <table:table-cell>
            <text:p>1</text:p>
          </table:table-cell>
          <table:table-cell>
            <text:p>villages</text:p>
          </table:table-cell>
          <table:table-cell>
            <text:p>~= village
['vilidʒ]
n. 乡村, 村庄
adj. 村庄的</text:p>
          </table:table-cell>
        </table:table-row>
        <table:table-row>
          <table:table-cell>
            <text:p>1</text:p>
          </table:table-cell>
          <table:table-cell>
            <text:p>villainous</text:p>
          </table:table-cell>
          <table:table-cell>
            <text:p>['vilә nәs]
adj. 坏人似的, 恶棍的, 恶毒的, 缺德的, 罪恶的, 腐化堕落的</text:p>
          </table:table-cell>
        </table:table-row>
        <table:table-row>
          <table:table-cell>
            <text:p>1</text:p>
          </table:table-cell>
          <table:table-cell>
            <text:p>vindictive</text:p>
          </table:table-cell>
          <table:table-cell>
            <text:p>[vin'diktiv]
adj. 报复性的</text:p>
          </table:table-cell>
        </table:table-row>
        <table:table-row>
          <table:table-cell>
            <text:p>1</text:p>
          </table:table-cell>
          <table:table-cell>
            <text:p>vines</text:p>
          </table:table-cell>
          <table:table-cell>
            <text:p>~= vine
[vain]
n. 葡萄树, 蔓生植物(如甜瓜), 攀缘植物(如豌豆,蛇麻草), 藤, 蔓</text:p>
          </table:table-cell>
        </table:table-row>
        <table:table-row>
          <table:table-cell>
            <text:p>1</text:p>
          </table:table-cell>
          <table:table-cell>
            <text:p>virgin</text:p>
          </table:table-cell>
          <table:table-cell>
            <text:p>['vә:dʒin]
n. 处女, (晚近用法)处男
adj. 处女的, 童贞的, 纯洁的, 洁白无瑕疵的, 未被玷污的, 原始的, 处于原耒状态的, 未采伐过的森林
美国著名游戏软件公司</text:p>
          </table:table-cell>
        </table:table-row>
        <table:table-row>
          <table:table-cell>
            <text:p>1</text:p>
          </table:table-cell>
          <table:table-cell>
            <text:p>virginians</text:p>
          </table:table-cell>
          <table:table-cell>
            <text:p>~~~= virginiamycin
[vә:dʒiniә'maisin]
n. [微]维及霉素, 威里霉素</text:p>
          </table:table-cell>
        </table:table-row>
        <table:table-row>
          <table:table-cell>
            <text:p>1</text:p>
          </table:table-cell>
          <table:table-cell>
            <text:p>visibly</text:p>
          </table:table-cell>
          <table:table-cell>
            <text:p>['vizib(ә)li]
adv. 显然</text:p>
          </table:table-cell>
        </table:table-row>
        <table:table-row>
          <table:table-cell>
            <text:p>1</text:p>
          </table:table-cell>
          <table:table-cell>
            <text:p>vision</text:p>
          </table:table-cell>
          <table:table-cell>
            <text:p>['viʒәn]
n. 视力, 视觉, 先见之明, 眼力, 想象力, 幻想, 幻影, 景象
vt. 梦见, 想象, 显示</text:p>
          </table:table-cell>
        </table:table-row>
        <table:table-row>
          <table:table-cell>
            <text:p>1</text:p>
          </table:table-cell>
          <table:table-cell>
            <text:p>visited</text:p>
          </table:table-cell>
          <table:table-cell>
            <text:p>~= visit
['vizit]
n. 拜访, 访问, 游览, 参观, (作客)逗留, 视察, 调查
vt. 拜访, 访问, 参观, 视察, 降临
vi. 访问, 参观, 闲谈</text:p>
          </table:table-cell>
        </table:table-row>
        <table:table-row>
          <table:table-cell>
            <text:p>1</text:p>
          </table:table-cell>
          <table:table-cell>
            <text:p>visitor</text:p>
          </table:table-cell>
          <table:table-cell>
            <text:p>['vizitә]
n. 访问者, 来宾, 游客</text:p>
          </table:table-cell>
        </table:table-row>
        <table:table-row>
          <table:table-cell>
            <text:p>1</text:p>
          </table:table-cell>
          <table:table-cell>
            <text:p>visits</text:p>
          </table:table-cell>
          <table:table-cell>
            <text:p>~= visit
['vizit]
n. 拜访, 访问, 游览, 参观, (作客)逗留, 视察, 调查
vt. 拜访, 访问, 参观, 视察, 降临
vi. 访问, 参观, 闲谈</text:p>
          </table:table-cell>
        </table:table-row>
        <table:table-row>
          <table:table-cell>
            <text:p>1</text:p>
          </table:table-cell>
          <table:table-cell>
            <text:p>vitiated</text:p>
          </table:table-cell>
          <table:table-cell>
            <text:p>~= vitiate
['viʃieit]
v. 损害</text:p>
          </table:table-cell>
        </table:table-row>
        <table:table-row>
          <table:table-cell>
            <text:p>1</text:p>
          </table:table-cell>
          <table:table-cell>
            <text:p>vivacity</text:p>
          </table:table-cell>
          <table:table-cell>
            <text:p>[vi'væsiti, vai-]
n. 活泼</text:p>
          </table:table-cell>
        </table:table-row>
        <table:table-row>
          <table:table-cell>
            <text:p>1</text:p>
          </table:table-cell>
          <table:table-cell>
            <text:p>volume</text:p>
          </table:table-cell>
          <table:table-cell>
            <text:p>['vɔlju:m; (US) -jәm]
n. 卷, 册, 体积, 量, 大量, 音量</text:p>
          </table:table-cell>
        </table:table-row>
        <table:table-row>
          <table:table-cell>
            <text:p>1</text:p>
          </table:table-cell>
          <table:table-cell>
            <text:p>vomit</text:p>
          </table:table-cell>
          <table:table-cell>
            <text:p>['vɔmit]
n. 呕吐, 呕吐物, 催吐剂
vi. 呕吐, 大量喷出
vt. 吐出, 呕吐</text:p>
          </table:table-cell>
        </table:table-row>
        <table:table-row>
          <table:table-cell>
            <text:p>1</text:p>
          </table:table-cell>
          <table:table-cell>
            <text:p>voracious</text:p>
          </table:table-cell>
          <table:table-cell>
            <text:p>[vә'reiʃәs]
adj. 狼吞虎咽的, 贪婪的</text:p>
          </table:table-cell>
        </table:table-row>
        <table:table-row>
          <table:table-cell>
            <text:p>1</text:p>
          </table:table-cell>
          <table:table-cell>
            <text:p>vulgarly</text:p>
          </table:table-cell>
          <table:table-cell>
            <text:p>adv. 通俗地, 普通地,庸俗地</text:p>
          </table:table-cell>
        </table:table-row>
        <table:table-row>
          <table:table-cell>
            <text:p>1</text:p>
          </table:table-cell>
          <table:table-cell>
            <text:p>waded</text:p>
          </table:table-cell>
          <table:table-cell>
            <text:p>~= wad
[wɔd]
n. 块状软物, 填料
vt. 把...卷为一卷, 填塞, 以软物衬填</text:p>
          </table:table-cell>
        </table:table-row>
        <table:table-row>
          <table:table-cell>
            <text:p>1</text:p>
          </table:table-cell>
          <table:table-cell>
            <text:p>wafted</text:p>
          </table:table-cell>
          <table:table-cell>
            <text:p>~= waft
[wɑ:ft, wɔft]
v. 吹送, 飘荡
n. 飘荡, 信号</text:p>
          </table:table-cell>
        </table:table-row>
        <table:table-row>
          <table:table-cell>
            <text:p>1</text:p>
          </table:table-cell>
          <table:table-cell>
            <text:p>waive</text:p>
          </table:table-cell>
          <table:table-cell>
            <text:p>[weiv]
v. 放弃</text:p>
          </table:table-cell>
        </table:table-row>
        <table:table-row>
          <table:table-cell>
            <text:p>1</text:p>
          </table:table-cell>
          <table:table-cell>
            <text:p>waken</text:p>
          </table:table-cell>
          <table:table-cell>
            <text:p>['weikәn]
vi. 醒来
vt. 唤醒</text:p>
          </table:table-cell>
        </table:table-row>
        <table:table-row>
          <table:table-cell>
            <text:p>1</text:p>
          </table:table-cell>
          <table:table-cell>
            <text:p>wakened</text:p>
          </table:table-cell>
          <table:table-cell>
            <text:p>~= waken
['weikәn]
vi. 醒来
vt. 唤醒</text:p>
          </table:table-cell>
        </table:table-row>
        <table:table-row>
          <table:table-cell>
            <text:p>1</text:p>
          </table:table-cell>
          <table:table-cell>
            <text:p>wallowed</text:p>
          </table:table-cell>
          <table:table-cell>
            <text:p>~= wallow
['wɔlәu]
vi. 打滚, &lt;喻&gt;沉迷, 颠簸
n. 打滚, 泥坑, 堕落</text:p>
          </table:table-cell>
        </table:table-row>
        <table:table-row>
          <table:table-cell>
            <text:p>1</text:p>
          </table:table-cell>
          <table:table-cell>
            <text:p>wallowing</text:p>
          </table:table-cell>
          <table:table-cell>
            <text:p>~= wallow
['wɔlәu]
vi. 打滚, &lt;喻&gt;沉迷, 颠簸
n. 打滚, 泥坑, 堕落</text:p>
          </table:table-cell>
        </table:table-row>
        <table:table-row>
          <table:table-cell>
            <text:p>1</text:p>
          </table:table-cell>
          <table:table-cell>
            <text:p>walls</text:p>
          </table:table-cell>
          <table:table-cell>
            <text:p>~= wall
[wɔ:l]
n. 墙壁, 围墙, 似墙之物
adj. 墙壁的
vt. 围以墙</text:p>
          </table:table-cell>
        </table:table-row>
        <table:table-row>
          <table:table-cell>
            <text:p>1</text:p>
          </table:table-cell>
          <table:table-cell>
            <text:p>warehouse</text:p>
          </table:table-cell>
          <table:table-cell>
            <text:p>['wєәhaus]
n. 仓库, 货栈, 大商店
vt. 贮入仓库, &lt;俚&gt;[经]以他人名义购进(股票)</text:p>
          </table:table-cell>
        </table:table-row>
        <table:table-row>
          <table:table-cell>
            <text:p>1</text:p>
          </table:table-cell>
          <table:table-cell>
            <text:p>wariness</text:p>
          </table:table-cell>
          <table:table-cell>
            <text:p>['weәrinis]
n. 谨慎, 注意, 小心</text:p>
          </table:table-cell>
        </table:table-row>
        <table:table-row>
          <table:table-cell>
            <text:p>1</text:p>
          </table:table-cell>
          <table:table-cell>
            <text:p>warmth</text:p>
          </table:table-cell>
          <table:table-cell>
            <text:p>[wɔ:mθ]
n. 暖和, 温暖, 热心, 热情</text:p>
          </table:table-cell>
        </table:table-row>
        <table:table-row>
          <table:table-cell>
            <text:p>1</text:p>
          </table:table-cell>
          <table:table-cell>
            <text:p>warn</text:p>
          </table:table-cell>
          <table:table-cell>
            <text:p>[wɔ:n]
vt. 警告, 注意, 通知
vi. 发出警告, 发出预告</text:p>
          </table:table-cell>
        </table:table-row>
        <table:table-row>
          <table:table-cell>
            <text:p>1</text:p>
          </table:table-cell>
          <table:table-cell>
            <text:p>wars</text:p>
          </table:table-cell>
          <table:table-cell>
            <text:p>~= war
[wɔ:]
n. 战争
vi. 作战, 打仗</text:p>
          </table:table-cell>
        </table:table-row>
        <table:table-row>
          <table:table-cell>
            <text:p>1</text:p>
          </table:table-cell>
          <table:table-cell>
            <text:p>watch-coats</text:p>
          </table:table-cell>
          <table:table-cell>
            <text:p>watch coats</text:p>
          </table:table-cell>
        </table:table-row>
        <table:table-row>
          <table:table-cell>
            <text:p>1</text:p>
          </table:table-cell>
          <table:table-cell>
            <text:p>watchin</text:p>
          </table:table-cell>
          <table:table-cell>
            <text:p>~~~= baby-watching
n. (=baby-sit)临时保姆</text:p>
          </table:table-cell>
        </table:table-row>
        <table:table-row>
          <table:table-cell>
            <text:p>1</text:p>
          </table:table-cell>
          <table:table-cell>
            <text:p>wax</text:p>
          </table:table-cell>
          <table:table-cell>
            <text:p>[wæks]
n. 蜡, 蜡状物, 增加, 月亮由亏转盈
vi. 变大, 增大, 月亮渐满
vt. 上蜡于</text:p>
          </table:table-cell>
        </table:table-row>
        <table:table-row>
          <table:table-cell>
            <text:p>1</text:p>
          </table:table-cell>
          <table:table-cell>
            <text:p>weakening</text:p>
          </table:table-cell>
          <table:table-cell>
            <text:p>弱化</text:p>
          </table:table-cell>
        </table:table-row>
        <table:table-row>
          <table:table-cell>
            <text:p>1</text:p>
          </table:table-cell>
          <table:table-cell>
            <text:p>weaker</text:p>
          </table:table-cell>
          <table:table-cell>
            <text:p>【经】 下跌</text:p>
          </table:table-cell>
        </table:table-row>
        <table:table-row>
          <table:table-cell>
            <text:p>1</text:p>
          </table:table-cell>
          <table:table-cell>
            <text:p>weakness</text:p>
          </table:table-cell>
          <table:table-cell>
            <text:p>['wi:knis]
n. 虚弱, 软弱, 弱点, 缺点</text:p>
          </table:table-cell>
        </table:table-row>
        <table:table-row>
          <table:table-cell>
            <text:p>1</text:p>
          </table:table-cell>
          <table:table-cell>
            <text:p>wealthy</text:p>
          </table:table-cell>
          <table:table-cell>
            <text:p>['welθi]
adj. 富有的, 丰裕的, 充分的
n. 富人, 有钱人</text:p>
          </table:table-cell>
        </table:table-row>
        <table:table-row>
          <table:table-cell>
            <text:p>1</text:p>
          </table:table-cell>
          <table:table-cell>
            <text:p>weave</text:p>
          </table:table-cell>
          <table:table-cell>
            <text:p>[wi:v]
n. 编法, 织法, 编织
vt. 编织, 组合, 编排, 使迂回前进
vi. 纺织, 迂回行进, 摇晃
n. 织法, 织物</text:p>
          </table:table-cell>
        </table:table-row>
        <table:table-row>
          <table:table-cell>
            <text:p>1</text:p>
          </table:table-cell>
          <table:table-cell>
            <text:p>website</text:p>
          </table:table-cell>
          <table:table-cell>
            <text:p>~= Website
WWW（环球网）的站点</text:p>
          </table:table-cell>
        </table:table-row>
        <table:table-row>
          <table:table-cell>
            <text:p>1</text:p>
          </table:table-cell>
          <table:table-cell>
            <text:p>wedges</text:p>
          </table:table-cell>
          <table:table-cell>
            <text:p>~= wedge
[wedʒ]
n. 楔
vt. 楔入, 楔进</text:p>
          </table:table-cell>
        </table:table-row>
        <table:table-row>
          <table:table-cell>
            <text:p>1</text:p>
          </table:table-cell>
          <table:table-cell>
            <text:p>weekly</text:p>
          </table:table-cell>
          <table:table-cell>
            <text:p>['wi:kli]
adj. 每星期的, 一周的
adv. 每周一次
n. 周刊, 周报</text:p>
          </table:table-cell>
        </table:table-row>
        <table:table-row>
          <table:table-cell>
            <text:p>1</text:p>
          </table:table-cell>
          <table:table-cell>
            <text:p>weeping</text:p>
          </table:table-cell>
          <table:table-cell>
            <text:p>['wi:piŋ]
n. 哭泣,落泪
adj. 下雨的, 垂枝的,哭泣的</text:p>
          </table:table-cell>
        </table:table-row>
        <table:table-row>
          <table:table-cell>
            <text:p>1</text:p>
          </table:table-cell>
          <table:table-cell>
            <text:p>weighty</text:p>
          </table:table-cell>
          <table:table-cell>
            <text:p>['weiti]
adj. 重的</text:p>
          </table:table-cell>
        </table:table-row>
        <table:table-row>
          <table:table-cell>
            <text:p>1</text:p>
          </table:table-cell>
          <table:table-cell>
            <text:p>wells</text:p>
          </table:table-cell>
          <table:table-cell>
            <text:p>~= well
[wel]
adj. 健康的, 良好的, 适当的
adv. 好, 满意地, 充分地, 彻底地, 有理地, 适当地, 夸奖地
n. 井
vi. 涌出</text:p>
          </table:table-cell>
        </table:table-row>
        <table:table-row>
          <table:table-cell>
            <text:p>1</text:p>
          </table:table-cell>
          <table:table-cell>
            <text:p>wenty</text:p>
          </table:table-cell>
          <table:table-cell>
            <text:p>~~~= ten-twenty-thirty
['ten'twenti'θә:ti]
n. 闹剧表演</text:p>
          </table:table-cell>
        </table:table-row>
        <table:table-row>
          <table:table-cell>
            <text:p>1</text:p>
          </table:table-cell>
          <table:table-cell>
            <text:p>western</text:p>
          </table:table-cell>
          <table:table-cell>
            <text:p>['westәn]
adj. 西的, 西方的, 来自西方的人, 有西方特征的</text:p>
          </table:table-cell>
        </table:table-row>
        <table:table-row>
          <table:table-cell>
            <text:p>1</text:p>
          </table:table-cell>
          <table:table-cell>
            <text:p>wheat</text:p>
          </table:table-cell>
          <table:table-cell>
            <text:p>[wi:t, hw-]
n. 小麦, 小麦色, 淡黄色, 朴实的人</text:p>
          </table:table-cell>
        </table:table-row>
        <table:table-row>
          <table:table-cell>
            <text:p>1</text:p>
          </table:table-cell>
          <table:table-cell>
            <text:p>whelming</text:p>
          </table:table-cell>
          <table:table-cell>
            <text:p>~= whelm
[(h)welm]
v. 淹没</text:p>
          </table:table-cell>
        </table:table-row>
        <table:table-row>
          <table:table-cell>
            <text:p>1</text:p>
          </table:table-cell>
          <table:table-cell>
            <text:p>whereabouts</text:p>
          </table:table-cell>
          <table:table-cell>
            <text:p>['(h)wєәrә'bauts]
n. 下落, 行踪, 所在之处
adv. 在何处
n. (用作单或复)行踪, 下落, 所在</text:p>
          </table:table-cell>
        </table:table-row>
        <table:table-row>
          <table:table-cell>
            <text:p>1</text:p>
          </table:table-cell>
          <table:table-cell>
            <text:p>whereby</text:p>
          </table:table-cell>
          <table:table-cell>
            <text:p>[(h)wєә'bai]
adv. 凭什么, 为何</text:p>
          </table:table-cell>
        </table:table-row>
        <table:table-row>
          <table:table-cell>
            <text:p>1</text:p>
          </table:table-cell>
          <table:table-cell>
            <text:p>whi</text:p>
          </table:table-cell>
          <table:table-cell>
            <text:p>~~~= antiwhipability
[ˏæntiˏwipә'biliti]
(轴承的)稳定性</text:p>
          </table:table-cell>
        </table:table-row>
        <table:table-row>
          <table:table-cell>
            <text:p>1</text:p>
          </table:table-cell>
          <table:table-cell>
            <text:p>which-they</text:p>
          </table:table-cell>
          <table:table-cell>
            <text:p>which they</text:p>
          </table:table-cell>
        </table:table-row>
        <table:table-row>
          <table:table-cell>
            <text:p>1</text:p>
          </table:table-cell>
          <table:table-cell>
            <text:p>whiles</text:p>
          </table:table-cell>
          <table:table-cell>
            <text:p>[hwailz]
adv. 有时候, 其间</text:p>
          </table:table-cell>
        </table:table-row>
        <table:table-row>
          <table:table-cell>
            <text:p>1</text:p>
          </table:table-cell>
          <table:table-cell>
            <text:p>whimsical</text:p>
          </table:table-cell>
          <table:table-cell>
            <text:p>['(h)wimzikәl]
adj. 反复无常的, 古怪的</text:p>
          </table:table-cell>
        </table:table-row>
        <table:table-row>
          <table:table-cell>
            <text:p>1</text:p>
          </table:table-cell>
          <table:table-cell>
            <text:p>whimsies</text:p>
          </table:table-cell>
          <table:table-cell>
            <text:p>~= whimsy
['(h)wimzi]
n. 怪念头, 奇想, 任意</text:p>
          </table:table-cell>
        </table:table-row>
        <table:table-row>
          <table:table-cell>
            <text:p>1</text:p>
          </table:table-cell>
          <table:table-cell>
            <text:p>whipped</text:p>
          </table:table-cell>
          <table:table-cell>
            <text:p>受到鞭打的</text:p>
          </table:table-cell>
        </table:table-row>
        <table:table-row>
          <table:table-cell>
            <text:p>1</text:p>
          </table:table-cell>
          <table:table-cell>
            <text:p>whirled</text:p>
          </table:table-cell>
          <table:table-cell>
            <text:p>~= whirl
[(h)wә:l]
v. (使)旋转, 急动, 急走
n. 旋转, —连串快速的活动</text:p>
          </table:table-cell>
        </table:table-row>
        <table:table-row>
          <table:table-cell>
            <text:p>1</text:p>
          </table:table-cell>
          <table:table-cell>
            <text:p>whistling</text:p>
          </table:table-cell>
          <table:table-cell>
            <text:p>['(h)wisliŋ]
吹笛, 吹口哨
啸声</text:p>
          </table:table-cell>
        </table:table-row>
        <table:table-row>
          <table:table-cell>
            <text:p>1</text:p>
          </table:table-cell>
          <table:table-cell>
            <text:p>wi</text:p>
          </table:table-cell>
          <table:table-cell>
            <text:p>~= WI
Wisconsin 美国威斯康星州邮递区号</text:p>
          </table:table-cell>
        </table:table-row>
        <table:table-row>
          <table:table-cell>
            <text:p>1</text:p>
          </table:table-cell>
          <table:table-cell>
            <text:p>wick</text:p>
          </table:table-cell>
          <table:table-cell>
            <text:p>[wik]
n. 蜡烛心, 灯芯, 油绳
vt. 通过毛细作用带走</text:p>
          </table:table-cell>
        </table:table-row>
        <table:table-row>
          <table:table-cell>
            <text:p>1</text:p>
          </table:table-cell>
          <table:table-cell>
            <text:p>wickedly</text:p>
          </table:table-cell>
          <table:table-cell>
            <text:p>adv. 坏透地, 不愉快地,顽皮地</text:p>
          </table:table-cell>
        </table:table-row>
        <table:table-row>
          <table:table-cell>
            <text:p>1</text:p>
          </table:table-cell>
          <table:table-cell>
            <text:p>wicker-working</text:p>
          </table:table-cell>
          <table:table-cell>
            <text:p>wicker working</text:p>
          </table:table-cell>
        </table:table-row>
        <table:table-row>
          <table:table-cell>
            <text:p>1</text:p>
          </table:table-cell>
          <table:table-cell>
            <text:p>wickerware</text:p>
          </table:table-cell>
          <table:table-cell>
            <text:p>~~~= wickerwork
['wikәwә:k]
n. 枝编工艺</text:p>
          </table:table-cell>
        </table:table-row>
        <table:table-row>
          <table:table-cell>
            <text:p>1</text:p>
          </table:table-cell>
          <table:table-cell>
            <text:p>widening</text:p>
          </table:table-cell>
          <table:table-cell>
            <text:p>['waidniŋ]
加宽, 扩展</text:p>
          </table:table-cell>
        </table:table-row>
        <table:table-row>
          <table:table-cell>
            <text:p>1</text:p>
          </table:table-cell>
          <table:table-cell>
            <text:p>wil</text:p>
          </table:table-cell>
          <table:table-cell>
            <text:p>~~~= afwillite
['æfwilait]
柱硅钙石, 水合硅酸钙</text:p>
          </table:table-cell>
        </table:table-row>
        <table:table-row>
          <table:table-cell>
            <text:p>1</text:p>
          </table:table-cell>
          <table:table-cell>
            <text:p>wild-fire</text:p>
          </table:table-cell>
          <table:table-cell>
            <text:p>wild fire</text:p>
          </table:table-cell>
        </table:table-row>
        <table:table-row>
          <table:table-cell>
            <text:p>1</text:p>
          </table:table-cell>
          <table:table-cell>
            <text:p>wildcat</text:p>
          </table:table-cell>
          <table:table-cell>
            <text:p>['waildkæt]
n. 野猫, 莽撞的人
adj. 鲁莽的, 不可靠的
vt. 盲目钻探
vi. 盲目开掘油井, 从事非法商业活动</text:p>
          </table:table-cell>
        </table:table-row>
        <table:table-row>
          <table:table-cell>
            <text:p>1</text:p>
          </table:table-cell>
          <table:table-cell>
            <text:p>wildly</text:p>
          </table:table-cell>
          <table:table-cell>
            <text:p>adv. 野生地, 野蛮地</text:p>
          </table:table-cell>
        </table:table-row>
        <table:table-row>
          <table:table-cell>
            <text:p>1</text:p>
          </table:table-cell>
          <table:table-cell>
            <text:p>willingness</text:p>
          </table:table-cell>
          <table:table-cell>
            <text:p>n. 自动自发,积极肯干</text:p>
          </table:table-cell>
        </table:table-row>
        <table:table-row>
          <table:table-cell>
            <text:p>1</text:p>
          </table:table-cell>
          <table:table-cell>
            <text:p>willow</text:p>
          </table:table-cell>
          <table:table-cell>
            <text:p>['wilәu]
n. 柳树, 柳木制品
adj. 柳木制的</text:p>
          </table:table-cell>
        </table:table-row>
        <table:table-row>
          <table:table-cell>
            <text:p>1</text:p>
          </table:table-cell>
          <table:table-cell>
            <text:p>willows</text:p>
          </table:table-cell>
          <table:table-cell>
            <text:p>~= willow
['wilәu]
n. 柳树, 柳木制品
adj. 柳木制的</text:p>
          </table:table-cell>
        </table:table-row>
        <table:table-row>
          <table:table-cell>
            <text:p>1</text:p>
          </table:table-cell>
          <table:table-cell>
            <text:p>wills</text:p>
          </table:table-cell>
          <table:table-cell>
            <text:p>~= will
[wil, wәl, әl, l]
n. 意志, 决心, 意向, 遗嘱
v. aux.将, 愿意, 必须</text:p>
          </table:table-cell>
        </table:table-row>
        <table:table-row>
          <table:table-cell>
            <text:p>1</text:p>
          </table:table-cell>
          <table:table-cell>
            <text:p>wing</text:p>
          </table:table-cell>
          <table:table-cell>
            <text:p>[wiŋ]
n. 翅, 翅膀, 翼, 飞翔, 机翼, 派别
vt. 装以翼, 飞过, 使飞, 空运, 增加...速度
vi. 飞, 飞行</text:p>
          </table:table-cell>
        </table:table-row>
        <table:table-row>
          <table:table-cell>
            <text:p>1</text:p>
          </table:table-cell>
          <table:table-cell>
            <text:p>wings</text:p>
          </table:table-cell>
          <table:table-cell>
            <text:p>n. 飞行章, 女童军戴的一种翼形章</text:p>
          </table:table-cell>
        </table:table-row>
        <table:table-row>
          <table:table-cell>
            <text:p>1</text:p>
          </table:table-cell>
          <table:table-cell>
            <text:p>wink</text:p>
          </table:table-cell>
          <table:table-cell>
            <text:p>[wiŋk]
n. 眨眼, 使眼色, 瞬间, (星光等的)闪烁
vi. 眨眼, 使眼色, 闪烁, 打信号, 假装不见, 终止, 熄灭
vt. 眨(眼)</text:p>
          </table:table-cell>
        </table:table-row>
        <table:table-row>
          <table:table-cell>
            <text:p>1</text:p>
          </table:table-cell>
          <table:table-cell>
            <text:p>wipe</text:p>
          </table:table-cell>
          <table:table-cell>
            <text:p>[waip]
v. 擦, 揩, 擦去</text:p>
          </table:table-cell>
        </table:table-row>
        <table:table-row>
          <table:table-cell>
            <text:p>1</text:p>
          </table:table-cell>
          <table:table-cell>
            <text:p>wire</text:p>
          </table:table-cell>
          <table:table-cell>
            <text:p>['waiә]
n. 金属丝, 电线, 电报, 电信, 铁丝网
vt. 用金属丝卷起, 拍电报
vi. 打电报
adj. 金属丝制的</text:p>
          </table:table-cell>
        </table:table-row>
        <table:table-row>
          <table:table-cell>
            <text:p>1</text:p>
          </table:table-cell>
          <table:table-cell>
            <text:p>wisdom</text:p>
          </table:table-cell>
          <table:table-cell>
            <text:p>['wizdәm]
n. 智慧, 明智的行为, 学识, 名言, 贤人, 至理名言</text:p>
          </table:table-cell>
        </table:table-row>
        <table:table-row>
          <table:table-cell>
            <text:p>1</text:p>
          </table:table-cell>
          <table:table-cell>
            <text:p>wiser</text:p>
          </table:table-cell>
          <table:table-cell>
            <text:p>adj. 聪明的,贤明的</text:p>
          </table:table-cell>
        </table:table-row>
        <table:table-row>
          <table:table-cell>
            <text:p>1</text:p>
          </table:table-cell>
          <table:table-cell>
            <text:p>wishing</text:p>
          </table:table-cell>
          <table:table-cell>
            <text:p>['wiʃiŋ]
愿望 wishing</text:p>
          </table:table-cell>
        </table:table-row>
        <table:table-row>
          <table:table-cell>
            <text:p>1</text:p>
          </table:table-cell>
          <table:table-cell>
            <text:p>wishings</text:p>
          </table:table-cell>
          <table:table-cell>
            <text:p>~= wishing
['wiʃiŋ]
愿望 wishing</text:p>
          </table:table-cell>
        </table:table-row>
        <table:table-row>
          <table:table-cell>
            <text:p>1</text:p>
          </table:table-cell>
          <table:table-cell>
            <text:p>withheld</text:p>
          </table:table-cell>
          <table:table-cell>
            <text:p>[wið'held]
vbl. withhold过去式及过去分词</text:p>
          </table:table-cell>
        </table:table-row>
        <table:table-row>
          <table:table-cell>
            <text:p>1</text:p>
          </table:table-cell>
          <table:table-cell>
            <text:p>withstanding</text:p>
          </table:table-cell>
          <table:table-cell>
            <text:p>~= withstand
[wið'stænd]
vt. 抵挡, 经受住</text:p>
          </table:table-cell>
        </table:table-row>
        <table:table-row>
          <table:table-cell>
            <text:p>1</text:p>
          </table:table-cell>
          <table:table-cell>
            <text:p>withstood</text:p>
          </table:table-cell>
          <table:table-cell>
            <text:p>withstand的过去式和过去分词</text:p>
          </table:table-cell>
        </table:table-row>
        <table:table-row>
          <table:table-cell>
            <text:p>1</text:p>
          </table:table-cell>
          <table:table-cell>
            <text:p>witness</text:p>
          </table:table-cell>
          <table:table-cell>
            <text:p>['witnis]
n. [律]证人, 目击者, 证据, 证明, 证词
vt. 目击, 为...作证, 证明, 表明
vi. 作证, 成为证据</text:p>
          </table:table-cell>
        </table:table-row>
        <table:table-row>
          <table:table-cell>
            <text:p>1</text:p>
          </table:table-cell>
          <table:table-cell>
            <text:p>wives</text:p>
          </table:table-cell>
          <table:table-cell>
            <text:p>[waivz]
妇人</text:p>
          </table:table-cell>
        </table:table-row>
        <table:table-row>
          <table:table-cell>
            <text:p>1</text:p>
          </table:table-cell>
          <table:table-cell>
            <text:p>wont</text:p>
          </table:table-cell>
          <table:table-cell>
            <text:p>[wәunt]
n. 习惯, 惯常活动
adj. 惯于, 常常
vi. 习惯
vt. 使习惯于</text:p>
          </table:table-cell>
        </table:table-row>
        <table:table-row>
          <table:table-cell>
            <text:p>1</text:p>
          </table:table-cell>
          <table:table-cell>
            <text:p>wool</text:p>
          </table:table-cell>
          <table:table-cell>
            <text:p>[wul]
n. 羊毛, 毛织品, 毛线, 绒线, 毛料衣物</text:p>
          </table:table-cell>
        </table:table-row>
        <table:table-row>
          <table:table-cell>
            <text:p>1</text:p>
          </table:table-cell>
          <table:table-cell>
            <text:p>workers</text:p>
          </table:table-cell>
          <table:table-cell>
            <text:p>~= worker
['wә:kә]
n. 工人</text:p>
          </table:table-cell>
        </table:table-row>
        <table:table-row>
          <table:table-cell>
            <text:p>1</text:p>
          </table:table-cell>
          <table:table-cell>
            <text:p>workmen</text:p>
          </table:table-cell>
          <table:table-cell>
            <text:p>工人, 工匠, 工作者, 体力劳动者</text:p>
          </table:table-cell>
        </table:table-row>
        <table:table-row>
          <table:table-cell>
            <text:p>1</text:p>
          </table:table-cell>
          <table:table-cell>
            <text:p>worthy</text:p>
          </table:table-cell>
          <table:table-cell>
            <text:p>['wә:ði]
n. 杰出人物, 知名人士
adj. 有价值的, 应...的, 可敬的, 值得的, 相称的</text:p>
          </table:table-cell>
        </table:table-row>
        <table:table-row>
          <table:table-cell>
            <text:p>1</text:p>
          </table:table-cell>
          <table:table-cell>
            <text:p>wouldest</text:p>
          </table:table-cell>
          <table:table-cell>
            <text:p>~= would
[wud, wәd, әd, d]
v. aux.will的过去式, 将, 愿意</text:p>
          </table:table-cell>
        </table:table-row>
        <table:table-row>
          <table:table-cell>
            <text:p>1</text:p>
          </table:table-cell>
          <table:table-cell>
            <text:p>wounding</text:p>
          </table:table-cell>
          <table:table-cell>
            <text:p>【法】 伤害</text:p>
          </table:table-cell>
        </table:table-row>
        <table:table-row>
          <table:table-cell>
            <text:p>1</text:p>
          </table:table-cell>
          <table:table-cell>
            <text:p>wranglings</text:p>
          </table:table-cell>
          <table:table-cell>
            <text:p>~~~= angling
['æŋgliŋ]
n. 钓鱼, 钓鱼术</text:p>
          </table:table-cell>
        </table:table-row>
        <table:table-row>
          <table:table-cell>
            <text:p>1</text:p>
          </table:table-cell>
          <table:table-cell>
            <text:p>wrapping</text:p>
          </table:table-cell>
          <table:table-cell>
            <text:p>['ræpiŋ]
n. 包装纸, 包装材料
adj. 包装用的</text:p>
          </table:table-cell>
        </table:table-row>
        <table:table-row>
          <table:table-cell>
            <text:p>1</text:p>
          </table:table-cell>
          <table:table-cell>
            <text:p>wrapt</text:p>
          </table:table-cell>
          <table:table-cell>
            <text:p>[ræpt]
vbl. wrap的过去式及过去分词</text:p>
          </table:table-cell>
        </table:table-row>
        <table:table-row>
          <table:table-cell>
            <text:p>1</text:p>
          </table:table-cell>
          <table:table-cell>
            <text:p>wrench</text:p>
          </table:table-cell>
          <table:table-cell>
            <text:p>[rentʃ]
n. 扳钳, 扳手, 猛扭, 痛苦, 扭伤, 歪曲
vt. 猛扭, 使扭伤, 曲解, 抢, 折磨
vi. 猛扭, 绞痛</text:p>
          </table:table-cell>
        </table:table-row>
        <table:table-row>
          <table:table-cell>
            <text:p>1</text:p>
          </table:table-cell>
          <table:table-cell>
            <text:p>wrenched</text:p>
          </table:table-cell>
          <table:table-cell>
            <text:p>~= wrench
[rentʃ]
n. 扳钳, 扳手, 猛扭, 痛苦, 扭伤, 歪曲
vt. 猛扭, 使扭伤, 曲解, 抢, 折磨
vi. 猛扭, 绞痛</text:p>
          </table:table-cell>
        </table:table-row>
        <table:table-row>
          <table:table-cell>
            <text:p>1</text:p>
          </table:table-cell>
          <table:table-cell>
            <text:p>wretchedly</text:p>
          </table:table-cell>
          <table:table-cell>
            <text:p>adv. 可怜地, 鄙劣地</text:p>
          </table:table-cell>
        </table:table-row>
        <table:table-row>
          <table:table-cell>
            <text:p>1</text:p>
          </table:table-cell>
          <table:table-cell>
            <text:p>wring</text:p>
          </table:table-cell>
          <table:table-cell>
            <text:p>[riŋ]
v. 绞, 扭, 榨取, 强求, 折磨, 扭绞
n. 绞, 挤, 榨, 扭动</text:p>
          </table:table-cell>
        </table:table-row>
        <table:table-row>
          <table:table-cell>
            <text:p>1</text:p>
          </table:table-cell>
          <table:table-cell>
            <text:p>writ</text:p>
          </table:table-cell>
          <table:table-cell>
            <text:p>[rit]
n. 文书, 正式文件, 书面命令</text:p>
          </table:table-cell>
        </table:table-row>
        <table:table-row>
          <table:table-cell>
            <text:p>1</text:p>
          </table:table-cell>
          <table:table-cell>
            <text:p>writings</text:p>
          </table:table-cell>
          <table:table-cell>
            <text:p>~= writing
['raitiŋ]
n. 笔迹, 作品, 著述</text:p>
          </table:table-cell>
        </table:table-row>
        <table:table-row>
          <table:table-cell>
            <text:p>1</text:p>
          </table:table-cell>
          <table:table-cell>
            <text:p>wronged</text:p>
          </table:table-cell>
          <table:table-cell>
            <text:p>~= wrong
[rɔŋ]
adj. 错误的, 不正当的, 道德不好的, 失常的
adv. 错误地
n. 坏事, 错误, 不公正</text:p>
          </table:table-cell>
        </table:table-row>
        <table:table-row>
          <table:table-cell>
            <text:p>1</text:p>
          </table:table-cell>
          <table:table-cell>
            <text:p>wrongs</text:p>
          </table:table-cell>
          <table:table-cell>
            <text:p>~= wrong
[rɔŋ]
adj. 错误的, 不正当的, 道德不好的, 失常的
adv. 错误地
n. 坏事, 错误, 不公正</text:p>
          </table:table-cell>
        </table:table-row>
        <table:table-row>
          <table:table-cell>
            <text:p>1</text:p>
          </table:table-cell>
          <table:table-cell>
            <text:p>wrung</text:p>
          </table:table-cell>
          <table:table-cell>
            <text:p>[r ʌŋ]
vbl. wring过去式及过去分词</text:p>
          </table:table-cell>
        </table:table-row>
        <table:table-row>
          <table:table-cell>
            <text:p>1</text:p>
          </table:table-cell>
          <table:table-cell>
            <text:p>wsw</text:p>
          </table:table-cell>
          <table:table-cell>
            <text:p>~= WSW
=West-South West 西-西南</text:p>
          </table:table-cell>
        </table:table-row>
        <table:table-row>
          <table:table-cell>
            <text:p>1</text:p>
          </table:table-cell>
          <table:table-cell>
            <text:p>yard-arm</text:p>
          </table:table-cell>
          <table:table-cell>
            <text:p>桁端</text:p>
          </table:table-cell>
        </table:table-row>
        <table:table-row>
          <table:table-cell>
            <text:p>1</text:p>
          </table:table-cell>
          <table:table-cell>
            <text:p>yardarm</text:p>
          </table:table-cell>
          <table:table-cell>
            <text:p>['jɑ:dɑ:m]
n. [航海] 桁端, 横杆端</text:p>
          </table:table-cell>
        </table:table-row>
        <table:table-row>
          <table:table-cell>
            <text:p>1</text:p>
          </table:table-cell>
          <table:table-cell>
            <text:p>yearling</text:p>
          </table:table-cell>
          <table:table-cell>
            <text:p>['jә:liŋ]
n. 一岁家畜</text:p>
          </table:table-cell>
        </table:table-row>
        <table:table-row>
          <table:table-cell>
            <text:p>1</text:p>
          </table:table-cell>
          <table:table-cell>
            <text:p>yell</text:p>
          </table:table-cell>
          <table:table-cell>
            <text:p>[jel]
vi. 大叫, 忍不住笑, 呼喊
vt. 叫着说
n. 叫声, 喊声</text:p>
          </table:table-cell>
        </table:table-row>
        <table:table-row>
          <table:table-cell>
            <text:p>1</text:p>
          </table:table-cell>
          <table:table-cell>
            <text:p>yellings</text:p>
          </table:table-cell>
          <table:table-cell>
            <text:p>~~~= Bellingshausen
['beliŋzˏhauzɚn]
Sea别林斯高晋海</text:p>
          </table:table-cell>
        </table:table-row>
        <table:table-row>
          <table:table-cell>
            <text:p>1</text:p>
          </table:table-cell>
          <table:table-cell>
            <text:p>yellow</text:p>
          </table:table-cell>
          <table:table-cell>
            <text:p>['jelәu]
n. 黄色
adj. 黄色的</text:p>
          </table:table-cell>
        </table:table-row>
        <table:table-row>
          <table:table-cell>
            <text:p>1</text:p>
          </table:table-cell>
          <table:table-cell>
            <text:p>yelped</text:p>
          </table:table-cell>
          <table:table-cell>
            <text:p>~= yelp
[jelp]
v. 狗吠, (因痛而)叫喊, 叫喊着说</text:p>
          </table:table-cell>
        </table:table-row>
        <table:table-row>
          <table:table-cell>
            <text:p>1</text:p>
          </table:table-cell>
          <table:table-cell>
            <text:p>yo</text:p>
          </table:table-cell>
          <table:table-cell>
            <text:p>[jәu]
int. 唷(水手拉绳时一道发出的叫声)</text:p>
          </table:table-cell>
        </table:table-row>
        <table:table-row>
          <table:table-cell>
            <text:p>1</text:p>
          </table:table-cell>
          <table:table-cell>
            <text:p>yorkshire</text:p>
          </table:table-cell>
          <table:table-cell>
            <text:p>~= Yorkshire
['jɔ:kʃә]
n. 约克郡,约克夏(英国英格兰原郡名)</text:p>
          </table:table-cell>
        </table:table-row>
        <table:table-row>
          <table:table-cell>
            <text:p>1</text:p>
          </table:table-cell>
          <table:table-cell>
            <text:p>you'll</text:p>
          </table:table-cell>
          <table:table-cell>
            <text:p>/juːl; jul/
contracted form 缩约式 you will =&gt; will1.</text:p>
          </table:table-cell>
        </table:table-row>
        <table:table-row>
          <table:table-cell>
            <text:p>1</text:p>
          </table:table-cell>
          <table:table-cell>
            <text:p>yourn</text:p>
          </table:table-cell>
          <table:table-cell>
            <text:p>~~~= adjourn
[ә'dʒә:n]
vi. 延期, 休会, 换另一 个地方
vt. 使中止, 推迟</text:p>
          </table:table-cell>
        </table:table-row>
        <table:table-row>
          <table:table-cell>
            <text:p>1</text:p>
          </table:table-cell>
          <table:table-cell>
            <text:p>yours</text:p>
          </table:table-cell>
          <table:table-cell>
            <text:p>[jɔ:z, juәz]
pron. 你的, 你们的</text:p>
          </table:table-cell>
        </table:table-row>
        <table:table-row>
          <table:table-cell>
            <text:p>1</text:p>
          </table:table-cell>
          <table:table-cell>
            <text:p>yourself</text:p>
          </table:table-cell>
          <table:table-cell>
            <text:p>[jɔ:'self, juә-, jә-]
pron. 你自己</text:p>
          </table:table-cell>
        </table:table-row>
        <table:table-row>
          <table:table-cell>
            <text:p>1</text:p>
          </table:table-cell>
          <table:table-cell>
            <text:p>ything</text:p>
          </table:table-cell>
          <table:table-cell>
            <text:p>~~~= anything
['eniθiŋ]
pron. 任何事</text:p>
          </table:table-cell>
        </table:table-row>
        <table:table-row>
          <table:table-cell>
            <text:p>1</text:p>
          </table:table-cell>
          <table:table-cell>
            <text:p>zee</text:p>
          </table:table-cell>
          <table:table-cell>
            <text:p>[zi:]
n. Z字母</text:p>
          </table:table-cell>
        </table:table-row>
        <table:table-row>
          <table:table-cell>
            <text:p>1</text:p>
          </table:table-cell>
          <table:table-cell>
            <text:p>zenith</text:p>
          </table:table-cell>
          <table:table-cell>
            <text:p>['zeniθ]
n. 顶点, 顶峰, 天顶, 最高点</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